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9"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1"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4"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5" style:family="table-cell" style:data-style-name="ND-5">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6" style:family="table-cell" style:data-style-name="ND-6">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8"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2pt" fo:color="#000000" fo:font-family="Calibri"/>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96pt" style:use-optimal-column-width="true"/>
    </style:style>
    <style:style style:name="ACOL-2" style:family="table-column"/>
    <style:style style:name="ACOL-3" style:family="table-column">
      <style:table-column-properties style:column-width="69pt" style:use-optimal-column-width="true"/>
    </style:style>
    <style:style style:name="ACOL-4" style:family="table-column">
      <style:table-column-properties style:column-width="70.5pt" style:use-optimal-column-width="true"/>
    </style:style>
    <style:style style:name="ACOL-5" style:family="table-column">
      <style:table-column-properties style:column-width="102.8pt" style:use-optimal-column-width="true"/>
    </style:style>
    <style:style style:name="ACOL-6" style:family="table-column">
      <style:table-column-properties style:column-width="111pt" style:use-optimal-column-width="true"/>
    </style:style>
    <style:style style:name="ACOL-7" style:family="table-column">
      <style:table-column-properties style:column-width="102.75pt" style:use-optimal-column-width="true"/>
    </style:style>
    <style:style style:name="ACOL-8" style:family="table-column">
      <style:table-column-properties style:column-width="63pt" style:use-optimal-column-width="false"/>
    </style:style>
    <style:style style:name="ACOL-9" style:family="table-column">
      <style:table-column-properties style:column-width="45.75pt" style:use-optimal-column-width="false"/>
    </style:style>
    <style:style style:name="ACOL-10" style:family="table-column">
      <style:table-column-properties style:column-width="108.75pt" style:use-optimal-column-width="true"/>
    </style:style>
    <style:style style:name="ACOL-11" style:family="table-column">
      <style:table-column-properties style:column-width="81pt" style:use-optimal-column-width="false"/>
    </style:style>
    <style:style style:name="ACOL-12" style:family="table-column">
      <style:table-column-properties style:column-width="96.75pt" style:use-optimal-column-width="true"/>
    </style:style>
    <style:style style:name="ACOL-13" style:family="table-column">
      <style:table-column-properties style:column-width="56.87pt" style:use-optimal-column-width="true"/>
    </style:style>
    <style:style style:name="ACOL-14" style:family="table-column">
      <style:table-column-properties style:column-width="57.75pt" style:use-optimal-column-width="true"/>
    </style:style>
    <style:style style:name="AROW-1" style:family="table-row">
      <style:table-row-properties style:row-height="13.5pt" style:use-optimal-row-height="true"/>
    </style:style>
    <style:style style:name="AROW-2" style:family="table-row"/>
    <style:style style:name="AROW-3" style:family="table-row">
      <style:table-row-properties style:row-height="13.2pt" style:use-optimal-row-height="true"/>
    </style:style>
    <style:style style:name="AROW-4" style:family="table-row">
      <style:table-row-properties style:row-height="16pt" style:use-optimal-row-height="true"/>
    </style:style>
    <style:style style:name="AROW-5" style:family="table-row">
      <style:table-row-properties style:row-height="15.75pt" style:use-optimal-row-height="tru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instructions" table:style-name="ta-0" table:print="true">
        <office:forms form:automatic-focus="false" form:apply-design-mode="false">
          <form:form/>
        </office:forms>
        <table:table-column table:style-name="ACOL-1"/>
        <table:table-column table:style-name="ACOL-0"/>
        <table:table-column table:style-name="ACOL-0" table:number-columns-repeated="254"/>
        <table:table-row table:style-name="AROW-1">
          <table:table-cell table:style-name="ACE-0" office:value-type="string">
            <text:p>Region</text:p>
          </table:table-cell>
          <table:table-cell table:style-name="ACE-0" office:value-type="string">
            <text:p>unique region name (often a city or a geographical feature)</text:p>
          </table:table-cell>
          <table:table-cell table:number-columns-repeated="254" table:style-name="ACE-0"/>
        </table:table-row>
        <table:table-row table:style-name="AROW-1">
          <table:table-cell table:style-name="ACE-0" office:value-type="string">
            <text:p>Dating_Method</text:p>
          </table:table-cell>
          <table:table-cell table:style-name="ACE-0" office:value-type="string">
            <text:p>dating method: radiocarbon, OSL, U/Th, etc</text:p>
          </table:table-cell>
          <table:table-cell table:number-columns-repeated="254" table:style-name="ACE-0"/>
        </table:table-row>
        <table:table-row table:style-name="AROW-1">
          <table:table-cell table:style-name="ACE-0" office:value-type="string">
            <text:p>LAB_ID</text:p>
          </table:table-cell>
          <table:table-cell table:style-name="ACE-0" office:value-type="string">
            <text:p>laboratory id, make sure that it is unique! Also, it should not have any spaces or special characters (underscores and dashes are ok)</text:p>
          </table:table-cell>
          <table:table-cell table:number-columns-repeated="254" table:style-name="ACE-0"/>
        </table:table-row>
        <table:table-row table:style-name="AROW-1">
          <table:table-cell table:style-name="ACE-1" office:value-type="string">
            <text:p>Latitude</text:p>
          </table:table-cell>
          <table:table-cell table:style-name="ACE-0" office:value-type="string">
            <text:p>latitude of the data point, please round to three decimal points</text:p>
          </table:table-cell>
          <table:table-cell table:number-columns-repeated="254" table:style-name="ACE-0"/>
        </table:table-row>
        <table:table-row table:style-name="AROW-1">
          <table:table-cell table:style-name="ACE-1" office:value-type="string">
            <text:p>Longitude</text:p>
          </table:table-cell>
          <table:table-cell table:style-name="ACE-0" office:value-type="string">
            <text:p>longitude of the data point, please round to three decimal points</text:p>
          </table:table-cell>
          <table:table-cell table:number-columns-repeated="254" table:style-name="ACE-0"/>
        </table:table-row>
        <table:table-row table:style-name="AROW-1">
          <table:table-cell table:style-name="ACE-0" office:value-type="string">
            <text:p>age</text:p>
          </table:table-cell>
          <table:table-cell table:style-name="ACE-0" office:value-type="string">
            <text:p>the age of the indicator. For radiocarbon, it should be the normalized age (i.e. Make sure that the age is normalized to -25 permille before entering)</text:p>
          </table:table-cell>
          <table:table-cell table:number-columns-repeated="254" table:style-name="ACE-0"/>
        </table:table-row>
        <table:table-row table:style-name="AROW-1">
          <table:table-cell table:style-name="ACE-0" office:value-type="string">
            <text:p>error</text:p>
          </table:table-cell>
          <table:table-cell table:style-name="ACE-0" office:value-type="string">
            <text:p>1-sigma uncertainty on the age</text:p>
          </table:table-cell>
          <table:table-cell table:number-columns-repeated="254" table:style-name="ACE-0"/>
        </table:table-row>
        <table:table-row table:style-name="AROW-1">
          <table:table-cell table:style-name="ACE-0" office:value-type="string">
            <text:p>Material</text:p>
          </table:table-cell>
          <table:table-cell table:style-name="ACE-0" office:value-type="string">
            <text:p>Give a description of what is dated. This is just for reference, it is not read in by the programs. Again, avoid special characters.</text:p>
          </table:table-cell>
          <table:table-cell table:number-columns-repeated="254" table:style-name="ACE-0"/>
        </table:table-row>
        <table:table-row table:style-name="AROW-1">
          <table:table-cell table:style-name="ACE-0" office:value-type="string">
            <text:p>Curve</text:p>
          </table:table-cell>
          <table:table-cell table:style-name="ACE-0" office:value-type="string">
            <text:p>The calibration curve used for calibrating, marine, terrestrial (for northern hemisphere), terrestrial_sh (for southern hemisphere). It is also possible to have mixed ages, see the calibrate.sh file in the calibrate folder. Use corr_terrestrial and corr_terrestrial_sh for making a correction to terrestrial dates.</text:p>
          </table:table-cell>
          <table:table-cell table:number-columns-repeated="254" table:style-name="ACE-0"/>
        </table:table-row>
        <table:table-row table:style-name="AROW-1">
          <table:table-cell table:style-name="ACE-0" office:value-type="string">
            <text:p>Reservoir_age</text:p>
          </table:table-cell>
          <table:table-cell table:style-name="ACE-0" office:value-type="string">
            <text:p>reservoir age</text:p>
          </table:table-cell>
          <table:table-cell table:number-columns-repeated="254" table:style-name="ACE-0"/>
        </table:table-row>
        <table:table-row table:style-name="AROW-1">
          <table:table-cell table:style-name="ACE-0" office:value-type="string">
            <text:p>Reservoir_error</text:p>
          </table:table-cell>
          <table:table-cell table:style-name="ACE-0" office:value-type="string">
            <text:p>reservoir age uncertainty (1-sigma)</text:p>
          </table:table-cell>
          <table:table-cell table:number-columns-repeated="254" table:style-name="ACE-0"/>
        </table:table-row>
        <table:table-row table:style-name="AROW-1">
          <table:table-cell table:style-name="ACE-0" office:value-type="string">
            <text:p>type</text:p>
          </table:table-cell>
          <table:table-cell table:style-name="ACE-0" office:value-type="string">
            <text:p>sea level indicator type, -1 for marine limiting, 0 for index point, 1 for terrestrial limiting</text:p>
          </table:table-cell>
          <table:table-cell table:number-columns-repeated="254" table:style-name="ACE-0"/>
        </table:table-row>
        <table:table-row table:style-name="AROW-1">
          <table:table-cell table:style-name="ACE-0" office:value-type="string">
            <text:p>RSL</text:p>
          </table:table-cell>
          <table:table-cell table:style-name="ACE-0" office:value-type="string">
            <text:p>elevation of the sea level indicator</text:p>
          </table:table-cell>
          <table:table-cell table:number-columns-repeated="254" table:style-name="ACE-0"/>
        </table:table-row>
        <table:table-row table:style-name="AROW-1">
          <table:table-cell table:style-name="ACE-0" office:value-type="string">
            <text:p>RSL_2sigma_upper</text:p>
          </table:table-cell>
          <table:table-cell table:style-name="ACE-0" office:value-type="string">
            <text:p>upper limit of the uncertainty on the sea level indicator, if it is statistically derived, then use 2-sigma</text:p>
          </table:table-cell>
          <table:table-cell table:number-columns-repeated="254" table:style-name="ACE-0"/>
        </table:table-row>
        <table:table-row table:style-name="AROW-1">
          <table:table-cell table:style-name="ACE-0" office:value-type="string">
            <text:p>RSL_2sigma_lower</text:p>
          </table:table-cell>
          <table:table-cell table:style-name="ACE-0" office:value-type="string">
            <text:p>lower limit of the uncertainty on the sea level indicator, if it is statistically derived, then use 2-sigma</text:p>
          </table:table-cell>
          <table:table-cell table:number-columns-repeated="254" table:style-name="ACE-0"/>
        </table:table-row>
        <table:table-row table:style-name="AROW-1">
          <table:table-cell table:style-name="ACE-0" office:value-type="string">
            <text:p>Reference</text:p>
          </table:table-cell>
          <table:table-cell table:style-name="ACE-0" office:value-type="string">
            <text:p>Literature reference</text:p>
          </table:table-cell>
          <table:table-cell table:number-columns-repeated="254" table:style-name="ACE-0"/>
        </table:table-row>
        <table:table-row table:style-name="AROW-0">
          <table:table-cell table:number-columns-repeated="256"/>
        </table:table-row>
        <table:table-row table:style-name="AROW-1">
          <table:table-cell table:style-name="ACE-0" office:value-type="string">
            <text:p>you can also add any other fields you want after the reference, so add as much info as you need!</text:p>
          </table:table-cell>
          <table:table-cell table:number-columns-repeated="255" table:style-name="ACE-0"/>
        </table:table-row>
        <table:table-row table:style-name="AROW-0" table:number-rows-repeated="65518">
          <table:table-cell table:number-columns-repeated="256"/>
        </table:table-row>
        <table:named-expressions>
          <table:named-expression table:name="Sheet_Title" table:expression="of:=&quot;instructions&quot;" table:base-cell-address="$'instructions'.$A$1"/>
          <table:named-expression table:name="Print_Area" table:expression="of:=#REF!" table:base-cell-address="$'instructions'.$A$1"/>
        </table:named-expressions>
        <gnm:selections gnm:cursor-col="1" gnm:cursor-row="9">
          <gnm:selection gnm:start-col="1" gnm:start-row="9" gnm:end-col="1" gnm:end-row="9"/>
        </gnm:selections>
      </table:table>
      <table:table table:name="sea_level" table:style-name="ta-1" table:print="true">
        <office:forms form:automatic-focus="false" form:apply-design-mode="false">
          <form:form/>
        </office:forms>
        <table:table-column table:default-cell-style-name="ACE-3" table:style-name="ACOL-0" table:number-columns-repeated="2"/>
        <table:table-column table:default-cell-style-name="ACE-3" table:style-name="ACOL-3"/>
        <table:table-column table:default-cell-style-name="ACE-3" table:style-name="ACOL-4"/>
        <table:table-column table:default-cell-style-name="ACE-3" table:style-name="ACOL-5"/>
        <table:table-column table:default-cell-style-name="ACE-3" table:style-name="ACOL-6"/>
        <table:table-column table:default-cell-style-name="ACE-3" table:style-name="ACOL-7"/>
        <table:table-column table:default-cell-style-name="ACE-3" table:style-name="ACOL-0" table:number-columns-repeated="5"/>
        <table:table-column table:default-cell-style-name="ACE-3" table:style-name="ACOL-8"/>
        <table:table-column table:default-cell-style-name="ACE-3" table:style-name="ACOL-9"/>
        <table:table-column table:default-cell-style-name="ACE-3" table:style-name="ACOL-10"/>
        <table:table-column table:default-cell-style-name="ACE-3" table:style-name="ACOL-0" table:number-columns-repeated="4"/>
        <table:table-column table:default-cell-style-name="ACE-3" table:style-name="ACOL-11"/>
        <table:table-column table:default-cell-style-name="ACE-3" table:style-name="ACOL-0" table:number-columns-repeated="3"/>
        <table:table-column table:default-cell-style-name="ACE-3" table:style-name="ACOL-12"/>
        <table:table-column table:default-cell-style-name="ACE-3" table:style-name="ACOL-5"/>
        <table:table-column table:default-cell-style-name="ACE-3" table:style-name="ACOL-0" table:number-columns-repeated="6"/>
        <table:table-column table:default-cell-style-name="ACE-3" table:style-name="ACOL-0" table:number-columns-repeated="225"/>
        <table:table-row table:style-name="AROW-1">
          <table:table-cell table:style-name="ACE-3" office:value-type="string">
            <text:p>Region</text:p>
          </table:table-cell>
          <table:table-cell table:style-name="ACE-3" office:value-type="string">
            <text:p>Dating_Method</text:p>
          </table:table-cell>
          <table:table-cell table:style-name="ACE-3" office:value-type="string">
            <text:p>LAB_ID</text:p>
          </table:table-cell>
          <table:table-cell table:style-name="ACE-5" office:value-type="string">
            <text:p>Latitude</text:p>
          </table:table-cell>
          <table:table-cell table:style-name="ACE-5" office:value-type="string">
            <text:p>Longitude</text:p>
          </table:table-cell>
          <table:table-cell table:style-name="ACE-3" office:value-type="string">
            <text:p>age</text:p>
          </table:table-cell>
          <table:table-cell table:style-name="ACE-3" office:value-type="string">
            <text:p>error</text:p>
          </table:table-cell>
          <table:table-cell table:style-name="ACE-3" office:value-type="string">
            <text:p>Material</text:p>
          </table:table-cell>
          <table:table-cell table:style-name="ACE-3" office:value-type="string">
            <text:p>Curve</text:p>
          </table:table-cell>
          <table:table-cell table:style-name="ACE-3" office:value-type="string">
            <text:p>Reservoir_age</text:p>
          </table:table-cell>
          <table:table-cell table:style-name="ACE-3" office:value-type="string">
            <text:p>Reservoir_error</text:p>
          </table:table-cell>
          <table:table-cell table:style-name="ACE-3" office:value-type="string">
            <text:p>type</text:p>
          </table:table-cell>
          <table:table-cell table:style-name="ACE-3" office:value-type="string">
            <text:p>RSL</text:p>
          </table:table-cell>
          <table:table-cell table:style-name="ACE-3" office:value-type="string">
            <text:p>RSL_2sigma_upper</text:p>
          </table:table-cell>
          <table:table-cell table:style-name="ACE-3" office:value-type="string">
            <text:p>RSL_2sigma_lower</text:p>
          </table:table-cell>
          <table:table-cell table:style-name="ACE-3" office:value-type="string">
            <text:p>Reference</text:p>
          </table:table-cell>
          <table:table-cell table:style-name="ACE-3" office:value-type="string">
            <text:p>description</text:p>
          </table:table-cell>
          <table:table-cell table:style-name="ACE-3" office:value-type="string">
            <text:p>original_order</text:p>
          </table:table-cell>
          <table:table-cell table:style-name="ACE-3" office:value-type="string">
            <text:p>unformated_reference</text:p>
          </table:table-cell>
          <table:table-cell table:style-name="ACE-3" office:value-type="string">
            <text:p>lat</text:p>
          </table:table-cell>
          <table:table-cell table:style-name="ACE-3" office:value-type="string">
            <text:p>minutes</text:p>
          </table:table-cell>
          <table:table-cell table:style-name="ACE-3" office:value-type="string">
            <text:p>long</text:p>
          </table:table-cell>
          <table:table-cell table:style-name="ACE-3" office:value-type="string">
            <text:p>minutes</text:p>
          </table:table-cell>
          <table:table-cell table:style-name="ACE-3"/>
          <table:table-cell table:style-name="ACE-3" office:value-type="string">
            <text:p>uncorrected age</text:p>
          </table:table-cell>
          <table:table-cell table:style-name="ACE-3" office:value-type="string">
            <text:p>uncorrected error</text:p>
          </table:table-cell>
          <table:table-cell table:style-name="ACE-3" office:value-type="string">
            <text:p>d13C</text:p>
          </table:table-cell>
          <table:table-cell table:style-name="ACE-3" office:value-type="string">
            <text:p>error</text:p>
          </table:table-cell>
          <table:table-cell table:style-name="ACE-3"/>
          <table:table-cell table:style-name="ACE-3" office:value-type="string">
            <text:p>normalized age</text:p>
          </table:table-cell>
          <table:table-cell table:style-name="ACE-3" office:value-type="string">
            <text:p>normalized error</text:p>
          </table:table-cell>
          <table:table-cell table:number-columns-repeated="225" table:style-name="ACE-3"/>
        </table:table-row>
        <table:table-row table:style-name="AROW-1">
          <table:table-cell table:style-name="ACE-3"/>
          <table:table-cell table:style-name="ACE-3" office:value-type="string">
            <text:p>radiocarbon</text:p>
          </table:table-cell>
          <table:table-cell table:style-name="ACE-3" office:value-type="string">
            <text:p>Poz-20099</text:p>
          </table:table-cell>
          <table:table-cell table:style-name="ACE-3" office:value-type="float" office:value="45.942999999999998">
            <text:p>45.943</text:p>
          </table:table-cell>
          <table:table-cell table:style-name="ACE-3" office:value-type="float" office:value="-1.1399999999999999">
            <text:p>−1.14</text:p>
          </table:table-cell>
          <table:table-cell table:style-name="ACE-6" office:value-type="float" office:value="8030">
            <text:p>8030</text:p>
          </table:table-cell>
          <table:table-cell table:style-name="ACE-6" office:value-type="float" office:value="50">
            <text:p>50</text:p>
          </table:table-cell>
          <table:table-cell table:style-name="ACE-3" office:value-type="string">
            <text:p>Scrobicularia plana </text:p>
          </table:table-cell>
          <table:table-cell table:number-columns-repeated="3" table:style-name="ACE-3"/>
          <table:table-cell table:style-name="ACE-3" office:value-type="float" office:value="-1">
            <text:p>−1</text:p>
          </table:table-cell>
          <table:table-cell table:style-name="ACE-3" office:value-type="float" office:value="-11.1">
            <text:p>−11.1</text:p>
          </table:table-cell>
          <table:table-cell table:style-name="ACE-7" office:value-type="float" office:value="2.6000000000000001">
            <text:p>2.6</text:p>
          </table:table-cell>
          <table:table-cell table:style-name="ACE-7" office:value-type="float" office:value="2.6000000000000001">
            <text:p>2.6</text:p>
          </table:table-cell>
          <table:table-cell table:style-name="ACE-3" office:value-type="string">
            <text:p>AllardEtal2008,StephanGoslin2014</text:p>
          </table:table-cell>
          <table:table-cell table:style-name="ACE-3"/>
          <table:table-cell table:style-name="ACE-8" office:value-type="float" office:value="176">
            <text:p>176</text:p>
          </table:table-cell>
          <table:table-cell table:style-name="ACE-8" office:value-type="string">
            <text:p>Allard et al. 2008; Stéphan and Goslin 2014 (as in García-Artola et al. 2018)</text:p>
          </table:table-cell>
          <table:table-cell table:number-columns-repeated="7" table:style-name="ACE-3"/>
          <table:table-cell table:number-columns-repeated="2" table:style-name="ACE-7"/>
          <table:table-cell table:style-name="ACE-9"/>
          <table:table-cell table:number-columns-repeated="2" table:style-name="ACE-4"/>
          <table:table-cell table:number-columns-repeated="225" table:style-name="ACE-3"/>
        </table:table-row>
        <table:table-row table:style-name="AROW-1">
          <table:table-cell table:style-name="ACE-3"/>
          <table:table-cell table:style-name="ACE-3" office:value-type="string">
            <text:p>radiocarbon</text:p>
          </table:table-cell>
          <table:table-cell table:style-name="ACE-3" office:value-type="string">
            <text:p>Poz-20100</text:p>
          </table:table-cell>
          <table:table-cell table:style-name="ACE-3" office:value-type="float" office:value="45.942999999999998">
            <text:p>45.943</text:p>
          </table:table-cell>
          <table:table-cell table:style-name="ACE-3" office:value-type="float" office:value="-1.1399999999999999">
            <text:p>−1.14</text:p>
          </table:table-cell>
          <table:table-cell table:style-name="ACE-3" office:value-type="float" office:value="7610">
            <text:p>7610</text:p>
          </table:table-cell>
          <table:table-cell table:style-name="ACE-3" office:value-type="float" office:value="40">
            <text:p>40</text:p>
          </table:table-cell>
          <table:table-cell table:style-name="ACE-3" office:value-type="string">
            <text:p>Loripes lacteus</text:p>
          </table:table-cell>
          <table:table-cell table:number-columns-repeated="3" table:style-name="ACE-3"/>
          <table:table-cell table:style-name="ACE-3" office:value-type="float" office:value="-1">
            <text:p>−1</text:p>
          </table:table-cell>
          <table:table-cell table:style-name="ACE-3" office:value-type="float" office:value="-9.5">
            <text:p>−9.5</text:p>
          </table:table-cell>
          <table:table-cell table:style-name="ACE-3" office:value-type="float" office:value="2.6000000000000001">
            <text:p>2.6</text:p>
          </table:table-cell>
          <table:table-cell table:style-name="ACE-3" office:value-type="float" office:value="2.6000000000000001">
            <text:p>2.6</text:p>
          </table:table-cell>
          <table:table-cell table:style-name="ACE-3" office:value-type="string">
            <text:p>AllardEtal2008,StephanGoslin2014</text:p>
          </table:table-cell>
          <table:table-cell table:style-name="ACE-3"/>
          <table:table-cell table:style-name="ACE-8" office:value-type="float" office:value="177">
            <text:p>177</text:p>
          </table:table-cell>
          <table:table-cell table:style-name="ACE-8" office:value-type="string">
            <text:p>Allard et al. 2008; Stéphan and Goslin 2014 (as in García-Artola et al. 2018)</text:p>
          </table:table-cell>
          <table:table-cell table:number-columns-repeated="237" table:style-name="ACE-3"/>
        </table:table-row>
        <table:table-row table:style-name="AROW-3">
          <table:table-cell table:style-name="ACE-3"/>
          <table:table-cell table:style-name="ACE-3" office:value-type="string">
            <text:p>radiocarbon</text:p>
          </table:table-cell>
          <table:table-cell table:style-name="ACE-3" office:value-type="string">
            <text:p>Beta-177709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3280">
            <text:p>3280</text:p>
          </table:table-cell>
          <table:table-cell table:style-name="ACE-3" office:value-type="float" office:value="117">
            <text:p>117</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
            <text:p>−3</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4">
            <text:p>254</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0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4150">
            <text:p>415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3.8999999999999999">
            <text:p>−3.9</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5">
            <text:p>255</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2</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5290">
            <text:p>5290</text:p>
          </table:table-cell>
          <table:table-cell table:style-name="ACE-3" office:value-type="float" office:value="70">
            <text:p>7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5.5">
            <text:p>−5.5</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6">
            <text:p>256</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3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6570">
            <text:p>657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7.0999999999999996">
            <text:p>−7.1</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7">
            <text:p>257</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11 </text:p>
          </table:table-cell>
          <table:table-cell table:style-name="ACE-3" office:value-type="float" office:value="43.518000000000001">
            <text:p>43.518</text:p>
          </table:table-cell>
          <table:table-cell table:style-name="ACE-3" office:value-type="float" office:value="-6.0759999999999996">
            <text:p>−6.076</text:p>
          </table:table-cell>
          <table:table-cell table:style-name="ACE-3" office:value-type="float" office:value="7410">
            <text:p>741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0.1">
            <text:p>−10.1</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AlonsoMillanPagesValcarlos2010</text:p>
          </table:table-cell>
          <table:table-cell table:style-name="ACE-3"/>
          <table:table-cell table:style-name="ACE-8" office:value-type="float" office:value="258">
            <text:p>258</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7 </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1230">
            <text:p>1230</text:p>
          </table:table-cell>
          <table:table-cell table:style-name="ACE-3" office:value-type="float" office:value="70">
            <text:p>7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1.3999999999999999">
            <text:p>−1.4</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59">
            <text:p>259</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8</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5040">
            <text:p>504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1.8">
            <text:p>−1.8</text:p>
          </table:table-cell>
          <table:table-cell table:style-name="ACE-3" office:value-type="float" office:value="1.8999999999999999">
            <text:p>1.9</text:p>
          </table:table-cell>
          <table:table-cell table:style-name="ACE-3" office:value-type="float" office:value="1.8999999999999999">
            <text:p>1.9</text:p>
          </table:table-cell>
          <table:table-cell table:style-name="ACE-3" office:value-type="string">
            <text:p>AlonsoMillanPagesValcarlos2010</text:p>
          </table:table-cell>
          <table:table-cell table:style-name="ACE-3"/>
          <table:table-cell table:style-name="ACE-8" office:value-type="float" office:value="261">
            <text:p>261</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8390 </text:p>
          </table:table-cell>
          <table:table-cell table:style-name="ACE-3" office:value-type="float" office:value="43.293999999999997">
            <text:p>43.294</text:p>
          </table:table-cell>
          <table:table-cell table:style-name="ACE-3" office:value-type="float" office:value="-8.6669999999999998">
            <text:p>−8.667</text:p>
          </table:table-cell>
          <table:table-cell table:style-name="ACE-3" office:value-type="float" office:value="1550">
            <text:p>155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3">
            <text:p>263</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8392 </text:p>
          </table:table-cell>
          <table:table-cell table:style-name="ACE-3" office:value-type="float" office:value="43.293999999999997">
            <text:p>43.294</text:p>
          </table:table-cell>
          <table:table-cell table:style-name="ACE-3" office:value-type="float" office:value="-8.6669999999999998">
            <text:p>−8.667</text:p>
          </table:table-cell>
          <table:table-cell table:style-name="ACE-3" office:value-type="float" office:value="4090">
            <text:p>409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3.2000000000000002">
            <text:p>−3.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4">
            <text:p>264</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8808 </text:p>
          </table:table-cell>
          <table:table-cell table:style-name="ACE-3" office:value-type="float" office:value="43.280000000000001">
            <text:p>43.28</text:p>
          </table:table-cell>
          <table:table-cell table:style-name="ACE-3" office:value-type="float" office:value="-8.2219999999999995">
            <text:p>−8.222</text:p>
          </table:table-cell>
          <table:table-cell table:style-name="ACE-3" office:value-type="float" office:value="2000">
            <text:p>200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65">
            <text:p>265</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5867 </text:p>
          </table:table-cell>
          <table:table-cell table:style-name="ACE-3" office:value-type="float" office:value="43.280000000000001">
            <text:p>43.28</text:p>
          </table:table-cell>
          <table:table-cell table:style-name="ACE-3" office:value-type="float" office:value="-8.2219999999999995">
            <text:p>−8.222</text:p>
          </table:table-cell>
          <table:table-cell table:style-name="ACE-3" office:value-type="float" office:value="6090">
            <text:p>6090</text:p>
          </table:table-cell>
          <table:table-cell table:style-name="ACE-3" office:value-type="float" office:value="60">
            <text:p>6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4.0999999999999996">
            <text:p>−4.1</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66">
            <text:p>266</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77708 </text:p>
          </table:table-cell>
          <table:table-cell table:style-name="ACE-3" office:value-type="float" office:value="43.656999999999996">
            <text:p>43.657</text:p>
          </table:table-cell>
          <table:table-cell table:style-name="ACE-3" office:value-type="float" office:value="-8.0510000000000002">
            <text:p>−8.051</text:p>
          </table:table-cell>
          <table:table-cell table:style-name="ACE-3" office:value-type="float" office:value="6090">
            <text:p>609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7999999999999998">
            <text:p>−4.8</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7">
            <text:p>267</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8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1500">
            <text:p>150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0.59999999999999998">
            <text:p>0.6</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8">
            <text:p>268</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7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2940">
            <text:p>294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69">
            <text:p>269</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6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3940">
            <text:p>394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2000000000000002">
            <text:p>−3.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70">
            <text:p>270</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9214 </text:p>
          </table:table-cell>
          <table:table-cell table:style-name="ACE-3" office:value-type="float" office:value="43.359000000000002">
            <text:p>43.359</text:p>
          </table:table-cell>
          <table:table-cell table:style-name="ACE-3" office:value-type="float" office:value="-8.2070000000000007">
            <text:p>−8.207</text:p>
          </table:table-cell>
          <table:table-cell table:style-name="ACE-3" office:value-type="float" office:value="7560">
            <text:p>756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9.5">
            <text:p>−9.5</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71">
            <text:p>271</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5869 </text:p>
          </table:table-cell>
          <table:table-cell table:style-name="ACE-3" office:value-type="float" office:value="43.686999999999998">
            <text:p>43.687</text:p>
          </table:table-cell>
          <table:table-cell table:style-name="ACE-3" office:value-type="float" office:value="-7.8579999999999997">
            <text:p>−7.858</text:p>
          </table:table-cell>
          <table:table-cell table:style-name="ACE-3" office:value-type="float" office:value="960">
            <text:p>96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2.1000000000000001">
            <text:p>2.1</text:p>
          </table:table-cell>
          <table:table-cell table:style-name="ACE-3" office:value-type="float" office:value="2.1000000000000001">
            <text:p>2.1</text:p>
          </table:table-cell>
          <table:table-cell table:style-name="ACE-3" office:value-type="string">
            <text:p>AlonsoMillanPagesValcarlos2010</text:p>
          </table:table-cell>
          <table:table-cell table:style-name="ACE-3"/>
          <table:table-cell table:style-name="ACE-8" office:value-type="float" office:value="272">
            <text:p>272</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8819 </text:p>
          </table:table-cell>
          <table:table-cell table:style-name="ACE-3" office:value-type="float" office:value="43.362000000000002">
            <text:p>43.362</text:p>
          </table:table-cell>
          <table:table-cell table:style-name="ACE-3" office:value-type="float" office:value="-8.3889999999999993">
            <text:p>−8.389</text:p>
          </table:table-cell>
          <table:table-cell table:style-name="ACE-3" office:value-type="float" office:value="9390">
            <text:p>939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6.200000000000003">
            <text:p>−36.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73">
            <text:p>273</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8818 </text:p>
          </table:table-cell>
          <table:table-cell table:style-name="ACE-3" office:value-type="float" office:value="43.362000000000002">
            <text:p>43.362</text:p>
          </table:table-cell>
          <table:table-cell table:style-name="ACE-3" office:value-type="float" office:value="-8.3889999999999993">
            <text:p>−8.389</text:p>
          </table:table-cell>
          <table:table-cell table:style-name="ACE-3" office:value-type="float" office:value="9550">
            <text:p>955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8.200000000000003">
            <text:p>−38.2</text:p>
          </table:table-cell>
          <table:table-cell table:style-name="ACE-3" office:value-type="float" office:value="1.8">
            <text:p>1.8</text:p>
          </table:table-cell>
          <table:table-cell table:style-name="ACE-3" office:value-type="float" office:value="1.8">
            <text:p>1.8</text:p>
          </table:table-cell>
          <table:table-cell table:style-name="ACE-3" office:value-type="string">
            <text:p>AlonsoMillanPagesValcarlos2010</text:p>
          </table:table-cell>
          <table:table-cell table:style-name="ACE-3"/>
          <table:table-cell table:style-name="ACE-8" office:value-type="float" office:value="274">
            <text:p>274</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5 </text:p>
          </table:table-cell>
          <table:table-cell table:style-name="ACE-3" office:value-type="float" office:value="43.659999999999997">
            <text:p>43.66</text:p>
          </table:table-cell>
          <table:table-cell table:style-name="ACE-3" office:value-type="float" office:value="-7.6029999999999998">
            <text:p>−7.603</text:p>
          </table:table-cell>
          <table:table-cell table:style-name="ACE-3" office:value-type="float" office:value="8610">
            <text:p>8610</text:p>
          </table:table-cell>
          <table:table-cell table:style-name="ACE-3" office:value-type="float" office:value="60">
            <text:p>6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1.699999999999999">
            <text:p>−21.7</text:p>
          </table:table-cell>
          <table:table-cell table:style-name="ACE-3" office:value-type="float" office:value="2.2999999999999998">
            <text:p>2.3</text:p>
          </table:table-cell>
          <table:table-cell table:style-name="ACE-3" office:value-type="float" office:value="2.2999999999999998">
            <text:p>2.3</text:p>
          </table:table-cell>
          <table:table-cell table:style-name="ACE-3" office:value-type="string">
            <text:p>AlonsoMillanPagesValcarlos2010</text:p>
          </table:table-cell>
          <table:table-cell table:style-name="ACE-3"/>
          <table:table-cell table:style-name="ACE-8" office:value-type="float" office:value="275">
            <text:p>275</text:p>
          </table:table-cell>
          <table:table-cell table:style-name="ACE-8" office:value-type="string">
            <text:p>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11961</text:p>
          </table:table-cell>
          <table:table-cell table:style-name="ACE-3" office:value-type="float" office:value="38.515000000000001">
            <text:p>38.515</text:p>
          </table:table-cell>
          <table:table-cell table:style-name="ACE-3" office:value-type="float" office:value="-9.1693999999999996">
            <text:p>−9.1694</text:p>
          </table:table-cell>
          <table:table-cell table:style-name="ACE-3" office:value-type="float" office:value="1630">
            <text:p>163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1.5">
            <text:p>1.5</text:p>
          </table:table-cell>
          <table:table-cell table:style-name="ACE-3" office:value-type="float" office:value="1.5">
            <text:p>1.5</text:p>
          </table:table-cell>
          <table:table-cell table:style-name="ACE-3" office:value-type="string">
            <text:p>BaoEtal1999,AldayEtal2013</text:p>
          </table:table-cell>
          <table:table-cell table:style-name="ACE-3"/>
          <table:table-cell table:style-name="ACE-8" office:value-type="float" office:value="311">
            <text:p>311</text:p>
          </table:table-cell>
          <table:table-cell table:style-name="ACE-8" office:value-type="string">
            <text:p>Bao et al. 1999; Alday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50.173999999999999">
            <text:p>50.174</text:p>
          </table:table-cell>
          <table:table-cell table:style-name="ACE-3" office:value-type="float" office:value="1.542">
            <text:p>1.542</text:p>
          </table:table-cell>
          <table:table-cell table:style-name="ACE-3" office:value-type="float" office:value="7540">
            <text:p>7540</text:p>
          </table:table-cell>
          <table:table-cell table:style-name="ACE-3" office:value-type="float" office:value="198">
            <text:p>19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1">
            <text:p>−11</text:p>
          </table:table-cell>
          <table:table-cell table:style-name="ACE-3" office:value-type="float" office:value="4.2000000000000002">
            <text:p>4.2</text:p>
          </table:table-cell>
          <table:table-cell table:style-name="ACE-3" office:value-type="float" office:value="4.2000000000000002">
            <text:p>4.2</text:p>
          </table:table-cell>
          <table:table-cell table:number-columns-repeated="2" table:style-name="ACE-3"/>
          <table:table-cell table:style-name="ACE-8" office:value-type="float" office:value="32">
            <text:p>32</text:p>
          </table:table-cell>
          <table:table-cell table:style-name="ACE-8" office:value-type="string">
            <text:p>Beun and Broquet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20264</text:p>
          </table:table-cell>
          <table:table-cell table:style-name="ACE-3" office:value-type="float" office:value="48.624000000000002">
            <text:p>48.624</text:p>
          </table:table-cell>
          <table:table-cell table:style-name="ACE-3" office:value-type="float" office:value="-1.8500000000000001">
            <text:p>−1.85</text:p>
          </table:table-cell>
          <table:table-cell table:style-name="ACE-3" office:value-type="float" office:value="1410">
            <text:p>1410</text:p>
          </table:table-cell>
          <table:table-cell table:style-name="ACE-3" office:value-type="float" office:value="30">
            <text:p>30</text:p>
          </table:table-cell>
          <table:table-cell table:style-name="ACE-3" office:value-type="string">
            <text:p>Cardium, Hydrobia, Donax juvenile shells</text:p>
          </table:table-cell>
          <table:table-cell table:number-columns-repeated="3" table:style-name="ACE-3"/>
          <table:table-cell table:style-name="ACE-3" office:value-type="float" office:value="-1">
            <text:p>−1</text:p>
          </table:table-cell>
          <table:table-cell table:style-name="ACE-3" office:value-type="float" office:value="-1.8999999999999999">
            <text:p>−1.9</text:p>
          </table:table-cell>
          <table:table-cell table:style-name="ACE-3" office:value-type="float" office:value="5.7000000000000002">
            <text:p>5.7</text:p>
          </table:table-cell>
          <table:table-cell table:style-name="ACE-3" office:value-type="float" office:value="5.7000000000000002">
            <text:p>5.7</text:p>
          </table:table-cell>
          <table:table-cell table:number-columns-repeated="2" table:style-name="ACE-3"/>
          <table:table-cell table:style-name="ACE-8" office:value-type="float" office:value="78">
            <text:p>78</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14592</text:p>
          </table:table-cell>
          <table:table-cell table:style-name="ACE-3" office:value-type="float" office:value="48.651000000000003">
            <text:p>48.651</text:p>
          </table:table-cell>
          <table:table-cell table:style-name="ACE-3" office:value-type="float" office:value="-1.861">
            <text:p>−1.861</text:p>
          </table:table-cell>
          <table:table-cell table:style-name="ACE-3" office:value-type="float" office:value="5445">
            <text:p>5445</text:p>
          </table:table-cell>
          <table:table-cell table:style-name="ACE-3" office:value-type="float" office:value="35">
            <text:p>35</text:p>
          </table:table-cell>
          <table:table-cell table:style-name="ACE-3" office:value-type="string">
            <text:p>Hydrobia and Donax juvenile shell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5.7000000000000002">
            <text:p>5.7</text:p>
          </table:table-cell>
          <table:table-cell table:style-name="ACE-3" office:value-type="float" office:value="5.7000000000000002">
            <text:p>5.7</text:p>
          </table:table-cell>
          <table:table-cell table:number-columns-repeated="2" table:style-name="ACE-3"/>
          <table:table-cell table:style-name="ACE-8" office:value-type="float" office:value="79">
            <text:p>79</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14593</text:p>
          </table:table-cell>
          <table:table-cell table:style-name="ACE-3" office:value-type="float" office:value="48.651000000000003">
            <text:p>48.651</text:p>
          </table:table-cell>
          <table:table-cell table:style-name="ACE-3" office:value-type="float" office:value="-1.861">
            <text:p>−1.861</text:p>
          </table:table-cell>
          <table:table-cell table:style-name="ACE-3" office:value-type="float" office:value="6140">
            <text:p>6140</text:p>
          </table:table-cell>
          <table:table-cell table:style-name="ACE-3" office:value-type="float" office:value="40">
            <text:p>40</text:p>
          </table:table-cell>
          <table:table-cell table:style-name="ACE-3" office:value-type="string">
            <text:p>Hydrobia and Donax juvenile shells</text:p>
          </table:table-cell>
          <table:table-cell table:number-columns-repeated="3" table:style-name="ACE-3"/>
          <table:table-cell table:style-name="ACE-3" office:value-type="float" office:value="-1">
            <text:p>−1</text:p>
          </table:table-cell>
          <table:table-cell table:style-name="ACE-3" office:value-type="float" office:value="-9.5999999999999996">
            <text:p>−9.6</text:p>
          </table:table-cell>
          <table:table-cell table:style-name="ACE-3" office:value-type="float" office:value="5.7000000000000002">
            <text:p>5.7</text:p>
          </table:table-cell>
          <table:table-cell table:style-name="ACE-3" office:value-type="float" office:value="5.7000000000000002">
            <text:p>5.7</text:p>
          </table:table-cell>
          <table:table-cell table:number-columns-repeated="2" table:style-name="ACE-3"/>
          <table:table-cell table:style-name="ACE-8" office:value-type="float" office:value="80">
            <text:p>80</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14752</text:p>
          </table:table-cell>
          <table:table-cell table:style-name="ACE-3" office:value-type="float" office:value="48.634999999999998">
            <text:p>48.635</text:p>
          </table:table-cell>
          <table:table-cell table:style-name="ACE-3" office:value-type="float" office:value="-1.359">
            <text:p>−1.359</text:p>
          </table:table-cell>
          <table:table-cell table:style-name="ACE-3" office:value-type="float" office:value="5020">
            <text:p>502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3">
            <text:p>3</text:p>
          </table:table-cell>
          <table:table-cell table:style-name="ACE-3" office:value-type="float" office:value="5.7000000000000002">
            <text:p>5.7</text:p>
          </table:table-cell>
          <table:table-cell table:style-name="ACE-3" office:value-type="float" office:value="5.7000000000000002">
            <text:p>5.7</text:p>
          </table:table-cell>
          <table:table-cell table:number-columns-repeated="2" table:style-name="ACE-3"/>
          <table:table-cell table:style-name="ACE-8" office:value-type="float" office:value="81">
            <text:p>81</text:p>
          </table:table-cell>
          <table:table-cell table:style-name="ACE-8" office:value-type="string">
            <text:p>Billeaud 200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1043</text:p>
          </table:table-cell>
          <table:table-cell table:style-name="ACE-3" office:value-type="float" office:value="46.024000000000001">
            <text:p>46.024</text:p>
          </table:table-cell>
          <table:table-cell table:style-name="ACE-3" office:value-type="float" office:value="-0.89200000000000002">
            <text:p>−0.892</text:p>
          </table:table-cell>
          <table:table-cell table:style-name="ACE-3" office:value-type="float" office:value="8140">
            <text:p>8140</text:p>
          </table:table-cell>
          <table:table-cell table:style-name="ACE-3" office:value-type="float" office:value="345">
            <text:p>345</text:p>
          </table:table-cell>
          <table:table-cell table:style-name="ACE-3" office:value-type="string">
            <text:p>peat with wood fragments</text:p>
          </table:table-cell>
          <table:table-cell table:number-columns-repeated="3" table:style-name="ACE-3"/>
          <table:table-cell table:style-name="ACE-3" office:value-type="float" office:value="1">
            <text:p>1</text:p>
          </table:table-cell>
          <table:table-cell table:style-name="ACE-3" office:value-type="float" office:value="-13.1">
            <text:p>−13.1</text:p>
          </table:table-cell>
          <table:table-cell table:style-name="ACE-3" office:value-type="float" office:value="2.6000000000000001">
            <text:p>2.6</text:p>
          </table:table-cell>
          <table:table-cell table:style-name="ACE-3" office:value-type="float" office:value="2.6000000000000001">
            <text:p>2.6</text:p>
          </table:table-cell>
          <table:table-cell table:number-columns-repeated="2" table:style-name="ACE-3"/>
          <table:table-cell table:style-name="ACE-8" office:value-type="float" office:value="182">
            <text:p>182</text:p>
          </table:table-cell>
          <table:table-cell table:style-name="ACE-8" office:value-type="string">
            <text:p>Bourgueil 1995; Bourgueil 200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3</text:p>
          </table:table-cell>
          <table:table-cell table:style-name="ACE-3" office:value-type="float" office:value="43.323999999999998">
            <text:p>43.324</text:p>
          </table:table-cell>
          <table:table-cell table:style-name="ACE-3" office:value-type="float" office:value="-2.996">
            <text:p>−2.996</text:p>
          </table:table-cell>
          <table:table-cell table:style-name="ACE-3" office:value-type="float" office:value="8005">
            <text:p>800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11.4">
            <text:p>−11.4</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02">
            <text:p>202</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4</text:p>
          </table:table-cell>
          <table:table-cell table:style-name="ACE-3" office:value-type="float" office:value="43.323999999999998">
            <text:p>43.324</text:p>
          </table:table-cell>
          <table:table-cell table:style-name="ACE-3" office:value-type="float" office:value="-2.996">
            <text:p>−2.996</text:p>
          </table:table-cell>
          <table:table-cell table:style-name="ACE-3" office:value-type="float" office:value="7765">
            <text:p>776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12.4">
            <text:p>−12.4</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03">
            <text:p>203</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2</text:p>
          </table:table-cell>
          <table:table-cell table:style-name="ACE-3" office:value-type="float" office:value="43.308">
            <text:p>43.308</text:p>
          </table:table-cell>
          <table:table-cell table:style-name="ACE-3" office:value-type="float" office:value="-2.9740000000000002">
            <text:p>−2.974</text:p>
          </table:table-cell>
          <table:table-cell table:style-name="ACE-3" office:value-type="float" office:value="6515">
            <text:p>651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7.5999999999999996">
            <text:p>−7.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04">
            <text:p>204</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26386</text:p>
          </table:table-cell>
          <table:table-cell table:style-name="ACE-3" office:value-type="float" office:value="43.308">
            <text:p>43.308</text:p>
          </table:table-cell>
          <table:table-cell table:style-name="ACE-3" office:value-type="float" office:value="-2.9740000000000002">
            <text:p>−2.974</text:p>
          </table:table-cell>
          <table:table-cell table:style-name="ACE-3" office:value-type="float" office:value="7545">
            <text:p>7545</text:p>
          </table:table-cell>
          <table:table-cell table:style-name="ACE-3" office:value-type="float" office:value="65">
            <text:p>65</text:p>
          </table:table-cell>
          <table:table-cell table:style-name="ACE-3" office:value-type="string">
            <text:p>Ammonia tepida</text:p>
          </table:table-cell>
          <table:table-cell table:number-columns-repeated="3" table:style-name="ACE-3"/>
          <table:table-cell table:style-name="ACE-3" office:value-type="float" office:value="-1">
            <text:p>−1</text:p>
          </table:table-cell>
          <table:table-cell table:style-name="ACE-3" office:value-type="float" office:value="-8.0999999999999996">
            <text:p>−8.1</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05">
            <text:p>205</text:p>
          </table:table-cell>
          <table:table-cell table:style-name="ACE-8" office:value-type="string">
            <text:p>Cearreta 1998; Cearreta and Murray 2000;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4</text:p>
          </table:table-cell>
          <table:table-cell table:style-name="ACE-3" office:value-type="float" office:value="43.270000000000003">
            <text:p>43.27</text:p>
          </table:table-cell>
          <table:table-cell table:style-name="ACE-3" office:value-type="float" office:value="-2.9369999999999998">
            <text:p>−2.937</text:p>
          </table:table-cell>
          <table:table-cell table:style-name="ACE-3" office:value-type="float" office:value="7930">
            <text:p>793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1">
            <text:p>−11</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92">
            <text:p>192</text:p>
          </table:table-cell>
          <table:table-cell table:style-name="ACE-8" office:value-type="string">
            <text:p>Cearreta 1998; 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5</text:p>
          </table:table-cell>
          <table:table-cell table:style-name="ACE-3" office:value-type="float" office:value="43.270000000000003">
            <text:p>43.27</text:p>
          </table:table-cell>
          <table:table-cell table:style-name="ACE-3" office:value-type="float" office:value="-2.9369999999999998">
            <text:p>−2.937</text:p>
          </table:table-cell>
          <table:table-cell table:style-name="ACE-3" office:value-type="float" office:value="7460">
            <text:p>746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8.5">
            <text:p>−8.5</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193">
            <text:p>193</text:p>
          </table:table-cell>
          <table:table-cell table:style-name="ACE-8" office:value-type="string">
            <text:p>Cearreta 1998; 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8475</text:p>
          </table:table-cell>
          <table:table-cell table:style-name="ACE-3" office:value-type="float" office:value="43.320999999999998">
            <text:p>43.321</text:p>
          </table:table-cell>
          <table:table-cell table:style-name="ACE-3" office:value-type="float" office:value="-2.6749999999999998">
            <text:p>−2.675</text:p>
          </table:table-cell>
          <table:table-cell table:style-name="ACE-3" office:value-type="float" office:value="4940">
            <text:p>494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1">
            <text:p>−1</text:p>
          </table:table-cell>
          <table:table-cell table:style-name="ACE-3" office:value-type="float" office:value="-5.7999999999999998">
            <text:p>−5.8</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25">
            <text:p>225</text:p>
          </table:table-cell>
          <table:table-cell table:style-name="ACE-8" office:value-type="string">
            <text:p>Cearreta et al. 2006;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8472</text:p>
          </table:table-cell>
          <table:table-cell table:style-name="ACE-3" office:value-type="float" office:value="43.320999999999998">
            <text:p>43.321</text:p>
          </table:table-cell>
          <table:table-cell table:style-name="ACE-3" office:value-type="float" office:value="-2.6749999999999998">
            <text:p>−2.675</text:p>
          </table:table-cell>
          <table:table-cell table:style-name="ACE-3" office:value-type="float" office:value="2010">
            <text:p>201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26">
            <text:p>226</text:p>
          </table:table-cell>
          <table:table-cell table:style-name="ACE-8" office:value-type="string">
            <text:p>Cearreta et al. 2006;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8474</text:p>
          </table:table-cell>
          <table:table-cell table:style-name="ACE-3" office:value-type="float" office:value="43.320999999999998">
            <text:p>43.321</text:p>
          </table:table-cell>
          <table:table-cell table:style-name="ACE-3" office:value-type="float" office:value="-2.6749999999999998">
            <text:p>−2.675</text:p>
          </table:table-cell>
          <table:table-cell table:style-name="ACE-3" office:value-type="float" office:value="3930">
            <text:p>393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4">
            <text:p>−4</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27">
            <text:p>227</text:p>
          </table:table-cell>
          <table:table-cell table:style-name="ACE-8" office:value-type="string">
            <text:p>Cearreta et al. 2006;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35316</text:p>
          </table:table-cell>
          <table:table-cell table:style-name="ACE-3" office:value-type="float" office:value="45.905000000000001">
            <text:p>45.905</text:p>
          </table:table-cell>
          <table:table-cell table:style-name="ACE-3" office:value-type="float" office:value="-1.2949999999999999">
            <text:p>−1.295</text:p>
          </table:table-cell>
          <table:table-cell table:style-name="ACE-3" office:value-type="float" office:value="4140">
            <text:p>414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2.6000000000000001">
            <text:p>2.6</text:p>
          </table:table-cell>
          <table:table-cell table:style-name="ACE-3" office:value-type="float" office:value="2.6000000000000001">
            <text:p>2.6</text:p>
          </table:table-cell>
          <table:table-cell table:number-columns-repeated="2" table:style-name="ACE-3"/>
          <table:table-cell table:style-name="ACE-8" office:value-type="float" office:value="179">
            <text:p>179</text:p>
          </table:table-cell>
          <table:table-cell table:style-name="ACE-8" office:value-type="string">
            <text:p>Clavé et al. 200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39286</text:p>
          </table:table-cell>
          <table:table-cell table:style-name="ACE-3" office:value-type="float" office:value="45.905000000000001">
            <text:p>45.905</text:p>
          </table:table-cell>
          <table:table-cell table:style-name="ACE-3" office:value-type="float" office:value="-1.2949999999999999">
            <text:p>−1.295</text:p>
          </table:table-cell>
          <table:table-cell table:style-name="ACE-3" office:value-type="float" office:value="3080">
            <text:p>3080</text:p>
          </table:table-cell>
          <table:table-cell table:style-name="ACE-3" office:value-type="float" office:value="40">
            <text:p>40</text:p>
          </table:table-cell>
          <table:table-cell table:style-name="ACE-3" office:value-type="string">
            <text:p>shells</text:p>
          </table:table-cell>
          <table:table-cell table:number-columns-repeated="3" table:style-name="ACE-3"/>
          <table:table-cell table:style-name="ACE-3" office:value-type="float" office:value="0">
            <text:p>0</text:p>
          </table:table-cell>
          <table:table-cell table:style-name="ACE-3" office:value-type="float" office:value="-0.59999999999999998">
            <text:p>−0.6</text:p>
          </table:table-cell>
          <table:table-cell table:style-name="ACE-3" office:value-type="float" office:value="2.2999999999999998">
            <text:p>2.3</text:p>
          </table:table-cell>
          <table:table-cell table:style-name="ACE-3" office:value-type="float" office:value="2.2999999999999998">
            <text:p>2.3</text:p>
          </table:table-cell>
          <table:table-cell table:number-columns-repeated="2" table:style-name="ACE-3"/>
          <table:table-cell table:style-name="ACE-8" office:value-type="float" office:value="180">
            <text:p>180</text:p>
          </table:table-cell>
          <table:table-cell table:style-name="ACE-8" office:value-type="string">
            <text:p>Clavé et al. 200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2.200000000000003">
            <text:p>42.2</text:p>
          </table:table-cell>
          <table:table-cell table:style-name="ACE-3" office:value-type="float" office:value="-8.9000000000000004">
            <text:p>−8.9</text:p>
          </table:table-cell>
          <table:table-cell table:style-name="ACE-3" office:value-type="float" office:value="5205">
            <text:p>5205</text:p>
          </table:table-cell>
          <table:table-cell table:style-name="ACE-3" office:value-type="float" office:value="114">
            <text:p>11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2">
            <text:p>−1.2</text:p>
          </table:table-cell>
          <table:table-cell table:style-name="ACE-3" office:value-type="float" office:value="0.10000000000000001">
            <text:p>0.1</text:p>
          </table:table-cell>
          <table:table-cell table:style-name="ACE-3" office:value-type="float" office:value="0.10000000000000001">
            <text:p>0.1</text:p>
          </table:table-cell>
          <table:table-cell table:number-columns-repeated="2" table:style-name="ACE-3"/>
          <table:table-cell table:style-name="ACE-8" office:value-type="float" office:value="277">
            <text:p>277</text:p>
          </table:table-cell>
          <table:table-cell table:style-name="ACE-8" office:value-type="string">
            <text:p>Costas et al. 2009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2.200000000000003">
            <text:p>42.2</text:p>
          </table:table-cell>
          <table:table-cell table:style-name="ACE-3" office:value-type="float" office:value="-8.9000000000000004">
            <text:p>−8.9</text:p>
          </table:table-cell>
          <table:table-cell table:style-name="ACE-3" office:value-type="float" office:value="6910">
            <text:p>6910</text:p>
          </table:table-cell>
          <table:table-cell table:style-name="ACE-3" office:value-type="float" office:value="104">
            <text:p>10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4.2000000000000002">
            <text:p>−4.2</text:p>
          </table:table-cell>
          <table:table-cell table:style-name="ACE-3" office:value-type="float" office:value="0.10000000000000001">
            <text:p>0.1</text:p>
          </table:table-cell>
          <table:table-cell table:style-name="ACE-3" office:value-type="float" office:value="0.10000000000000001">
            <text:p>0.1</text:p>
          </table:table-cell>
          <table:table-cell table:number-columns-repeated="2" table:style-name="ACE-3"/>
          <table:table-cell table:style-name="ACE-8" office:value-type="float" office:value="278">
            <text:p>278</text:p>
          </table:table-cell>
          <table:table-cell table:style-name="ACE-8" office:value-type="string">
            <text:p>Costas et al. 2009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Tua-7366</text:p>
          </table:table-cell>
          <table:table-cell table:style-name="ACE-3" office:value-type="float" office:value="40.219999999999999">
            <text:p>40.22</text:p>
          </table:table-cell>
          <table:table-cell table:style-name="ACE-3" office:value-type="float" office:value="-8.8900000000000006">
            <text:p>−8.89</text:p>
          </table:table-cell>
          <table:table-cell table:style-name="ACE-3" office:value-type="float" office:value="4045">
            <text:p>4045</text:p>
          </table:table-cell>
          <table:table-cell table:style-name="ACE-3" office:value-type="float" office:value="35">
            <text:p>35</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1.1000000000000001">
            <text:p>−1.1</text:p>
          </table:table-cell>
          <table:table-cell table:style-name="ACE-3" office:value-type="float" office:value="1.6000000000000001">
            <text:p>1.6</text:p>
          </table:table-cell>
          <table:table-cell table:style-name="ACE-3" office:value-type="float" office:value="1.6000000000000001">
            <text:p>1.6</text:p>
          </table:table-cell>
          <table:table-cell table:number-columns-repeated="2" table:style-name="ACE-3"/>
          <table:table-cell table:style-name="ACE-8" office:value-type="float" office:value="293">
            <text:p>293</text:p>
          </table:table-cell>
          <table:table-cell table:style-name="ACE-8" office:value-type="string">
            <text:p>Danielsen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Tua-7365</text:p>
          </table:table-cell>
          <table:table-cell table:style-name="ACE-3" office:value-type="float" office:value="40.219999999999999">
            <text:p>40.22</text:p>
          </table:table-cell>
          <table:table-cell table:style-name="ACE-3" office:value-type="float" office:value="-8.8900000000000006">
            <text:p>−8.89</text:p>
          </table:table-cell>
          <table:table-cell table:style-name="ACE-3" office:value-type="float" office:value="4145">
            <text:p>4145</text:p>
          </table:table-cell>
          <table:table-cell table:style-name="ACE-3" office:value-type="float" office:value="35">
            <text:p>35</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6000000000000001">
            <text:p>1.6</text:p>
          </table:table-cell>
          <table:table-cell table:style-name="ACE-3" office:value-type="float" office:value="1.6000000000000001">
            <text:p>1.6</text:p>
          </table:table-cell>
          <table:table-cell table:number-columns-repeated="2" table:style-name="ACE-3"/>
          <table:table-cell table:style-name="ACE-8" office:value-type="float" office:value="294">
            <text:p>294</text:p>
          </table:table-cell>
          <table:table-cell table:style-name="ACE-8" office:value-type="string">
            <text:p>Danielsen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6696</text:p>
          </table:table-cell>
          <table:table-cell table:style-name="ACE-3" office:value-type="float" office:value="49.478999999999999">
            <text:p>49.479</text:p>
          </table:table-cell>
          <table:table-cell table:style-name="ACE-3" office:value-type="float" office:value="0.017000000000000001">
            <text:p>0.017</text:p>
          </table:table-cell>
          <table:table-cell table:style-name="ACE-3" office:value-type="float" office:value="8020">
            <text:p>8020</text:p>
          </table:table-cell>
          <table:table-cell table:style-name="ACE-3" office:value-type="float" office:value="112">
            <text:p>11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0.199999999999999">
            <text:p>−20.2</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33">
            <text:p>33</text:p>
          </table:table-cell>
          <table:table-cell table:style-name="ACE-8" office:value-type="string">
            <text:p>Delsinne 200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8930">
            <text:p>893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20.600000000000001">
            <text:p>−20.6</text:p>
          </table:table-cell>
          <table:table-cell table:style-name="ACE-3" office:value-type="float" office:value="1.3">
            <text:p>1.3</text:p>
          </table:table-cell>
          <table:table-cell table:style-name="ACE-3" office:value-type="float" office:value="1.3">
            <text:p>1.3</text:p>
          </table:table-cell>
          <table:table-cell table:number-columns-repeated="2" table:style-name="ACE-3"/>
          <table:table-cell table:style-name="ACE-8" office:value-type="float" office:value="291">
            <text:p>291</text:p>
          </table:table-cell>
          <table:table-cell table:style-name="ACE-8" office:value-type="string">
            <text:p>Drago et al. 200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9230">
            <text:p>923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22.699999999999999">
            <text:p>−22.7</text:p>
          </table:table-cell>
          <table:table-cell table:style-name="ACE-3" office:value-type="float" office:value="1.3">
            <text:p>1.3</text:p>
          </table:table-cell>
          <table:table-cell table:style-name="ACE-3" office:value-type="float" office:value="1.3">
            <text:p>1.3</text:p>
          </table:table-cell>
          <table:table-cell table:number-columns-repeated="2" table:style-name="ACE-3"/>
          <table:table-cell table:style-name="ACE-8" office:value-type="float" office:value="292">
            <text:p>292</text:p>
          </table:table-cell>
          <table:table-cell table:style-name="ACE-8" office:value-type="string">
            <text:p>Drago et al. 200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12</text:p>
          </table:table-cell>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1580">
            <text:p>158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1.3999999999999999">
            <text:p>1.4</text:p>
          </table:table-cell>
          <table:table-cell table:style-name="ACE-3" office:value-type="float" office:value="1.3999999999999999">
            <text:p>1.4</text:p>
          </table:table-cell>
          <table:table-cell table:number-columns-repeated="2" table:style-name="ACE-3"/>
          <table:table-cell table:style-name="ACE-8" office:value-type="float" office:value="289">
            <text:p>289</text:p>
          </table:table-cell>
          <table:table-cell table:style-name="ACE-8" office:value-type="string">
            <text:p>Drago et al. 2004; Naughton et al. 2007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14</text:p>
          </table:table-cell>
          <table:table-cell table:style-name="ACE-3" office:value-type="float" office:value="41.137999999999998">
            <text:p>41.138</text:p>
          </table:table-cell>
          <table:table-cell table:style-name="ACE-3" office:value-type="float" office:value="-8.6609999999999996">
            <text:p>−8.661</text:p>
          </table:table-cell>
          <table:table-cell table:style-name="ACE-3" office:value-type="float" office:value="9490">
            <text:p>949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13.9">
            <text:p>−13.9</text:p>
          </table:table-cell>
          <table:table-cell table:style-name="ACE-3" office:value-type="float" office:value="1.3">
            <text:p>1.3</text:p>
          </table:table-cell>
          <table:table-cell table:style-name="ACE-3" office:value-type="float" office:value="1.3">
            <text:p>1.3</text:p>
          </table:table-cell>
          <table:table-cell table:number-columns-repeated="2" table:style-name="ACE-3"/>
          <table:table-cell table:style-name="ACE-8" office:value-type="float" office:value="290">
            <text:p>290</text:p>
          </table:table-cell>
          <table:table-cell table:style-name="ACE-8" office:value-type="string">
            <text:p>Drago et al. 2004; Naughton et al. 2007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69</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360">
            <text:p>836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6.100000000000001">
            <text:p>−16.1</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17">
            <text:p>217</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70</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070">
            <text:p>807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7">
            <text:p>−17</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18">
            <text:p>218</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71</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360">
            <text:p>836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7.899999999999999">
            <text:p>−17.9</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19">
            <text:p>219</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10172</text:p>
          </table:table-cell>
          <table:table-cell table:style-name="ACE-3" office:value-type="float" office:value="43.290999999999997">
            <text:p>43.291</text:p>
          </table:table-cell>
          <table:table-cell table:style-name="ACE-3" office:value-type="float" office:value="-2.359">
            <text:p>−2.359</text:p>
          </table:table-cell>
          <table:table-cell table:style-name="ACE-3" office:value-type="float" office:value="8320">
            <text:p>832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8.800000000000001">
            <text:p>−18.8</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20">
            <text:p>220</text:p>
          </table:table-cell>
          <table:table-cell table:style-name="ACE-8" office:value-type="string">
            <text:p>El bani Altuna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6</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743">
            <text:p>743</text:p>
          </table:table-cell>
          <table:table-cell table:style-name="ACE-3" office:value-type="float" office:value="152">
            <text:p>15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3.6000000000000001">
            <text:p>3.6</text:p>
          </table:table-cell>
          <table:table-cell table:style-name="ACE-3" office:value-type="float" office:value="3.6000000000000001">
            <text:p>3.6</text:p>
          </table:table-cell>
          <table:table-cell table:number-columns-repeated="2" table:style-name="ACE-3"/>
          <table:table-cell table:style-name="ACE-8" office:value-type="float" office:value="45">
            <text:p>45</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7</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633">
            <text:p>633</text:p>
          </table:table-cell>
          <table:table-cell table:style-name="ACE-3" office:value-type="float" office:value="152">
            <text:p>15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3.6000000000000001">
            <text:p>3.6</text:p>
          </table:table-cell>
          <table:table-cell table:style-name="ACE-3" office:value-type="float" office:value="3.6000000000000001">
            <text:p>3.6</text:p>
          </table:table-cell>
          <table:table-cell table:number-columns-repeated="2" table:style-name="ACE-3"/>
          <table:table-cell table:style-name="ACE-8" office:value-type="float" office:value="46">
            <text:p>46</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8</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2733">
            <text:p>2733</text:p>
          </table:table-cell>
          <table:table-cell table:style-name="ACE-3" office:value-type="float" office:value="162">
            <text:p>16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3.6000000000000001">
            <text:p>3.6</text:p>
          </table:table-cell>
          <table:table-cell table:style-name="ACE-3" office:value-type="float" office:value="3.6000000000000001">
            <text:p>3.6</text:p>
          </table:table-cell>
          <table:table-cell table:number-columns-repeated="2" table:style-name="ACE-3"/>
          <table:table-cell table:style-name="ACE-8" office:value-type="float" office:value="47">
            <text:p>47</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179</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3433">
            <text:p>3433</text:p>
          </table:table-cell>
          <table:table-cell table:style-name="ACE-3" office:value-type="float" office:value="176">
            <text:p>17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3.6000000000000001">
            <text:p>3.6</text:p>
          </table:table-cell>
          <table:table-cell table:style-name="ACE-3" office:value-type="float" office:value="3.6000000000000001">
            <text:p>3.6</text:p>
          </table:table-cell>
          <table:table-cell table:number-columns-repeated="2" table:style-name="ACE-3"/>
          <table:table-cell table:style-name="ACE-8" office:value-type="float" office:value="48">
            <text:p>48</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013</text:p>
          </table:table-cell>
          <table:table-cell table:style-name="ACE-3" office:value-type="float" office:value="49.344000000000001">
            <text:p>49.344</text:p>
          </table:table-cell>
          <table:table-cell table:style-name="ACE-3" office:value-type="float" office:value="-0.57999999999999996">
            <text:p>−0.58</text:p>
          </table:table-cell>
          <table:table-cell table:style-name="ACE-3" office:value-type="float" office:value="3983">
            <text:p>3983</text:p>
          </table:table-cell>
          <table:table-cell table:style-name="ACE-3" office:value-type="float" office:value="184">
            <text:p>184</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3.6000000000000001">
            <text:p>3.6</text:p>
          </table:table-cell>
          <table:table-cell table:style-name="ACE-3" office:value-type="float" office:value="3.6000000000000001">
            <text:p>3.6</text:p>
          </table:table-cell>
          <table:table-cell table:number-columns-repeated="2" table:style-name="ACE-3"/>
          <table:table-cell table:style-name="ACE-8" office:value-type="float" office:value="49">
            <text:p>49</text:p>
          </table:table-cell>
          <table:table-cell table:style-name="ACE-8" office:value-type="string">
            <text:p>Elhaï and Larsonneur 1969; Larsonneur 197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396</text:p>
          </table:table-cell>
          <table:table-cell table:style-name="ACE-3" office:value-type="float" office:value="50.457000000000001">
            <text:p>50.457</text:p>
          </table:table-cell>
          <table:table-cell table:style-name="ACE-3" office:value-type="float" office:value="1.5920000000000001">
            <text:p>1.592</text:p>
          </table:table-cell>
          <table:table-cell table:style-name="ACE-3" office:value-type="float" office:value="7183">
            <text:p>7183</text:p>
          </table:table-cell>
          <table:table-cell table:style-name="ACE-3" office:value-type="float" office:value="323">
            <text:p>323</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9.0999999999999996">
            <text:p>−9.1</text:p>
          </table:table-cell>
          <table:table-cell table:style-name="ACE-3" office:value-type="float" office:value="4.2000000000000002">
            <text:p>4.2</text:p>
          </table:table-cell>
          <table:table-cell table:style-name="ACE-3" office:value-type="float" office:value="4.2000000000000002">
            <text:p>4.2</text:p>
          </table:table-cell>
          <table:table-cell table:number-columns-repeated="2" table:style-name="ACE-3"/>
          <table:table-cell table:style-name="ACE-8" office:value-type="float" office:value="25">
            <text:p>25</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398</text:p>
          </table:table-cell>
          <table:table-cell table:style-name="ACE-3" office:value-type="float" office:value="50.389000000000003">
            <text:p>50.389</text:p>
          </table:table-cell>
          <table:table-cell table:style-name="ACE-3" office:value-type="float" office:value="1.591">
            <text:p>1.591</text:p>
          </table:table-cell>
          <table:table-cell table:style-name="ACE-3" office:value-type="float" office:value="6233">
            <text:p>6233</text:p>
          </table:table-cell>
          <table:table-cell table:style-name="ACE-3" office:value-type="float" office:value="323">
            <text:p>323</text:p>
          </table:table-cell>
          <table:table-cell table:style-name="ACE-3" office:value-type="string">
            <text:p>peaty clay</text:p>
          </table:table-cell>
          <table:table-cell table:number-columns-repeated="3" table:style-name="ACE-3"/>
          <table:table-cell table:style-name="ACE-3" office:value-type="float" office:value="1">
            <text:p>1</text:p>
          </table:table-cell>
          <table:table-cell table:style-name="ACE-3" office:value-type="float" office:value="-3.1000000000000001">
            <text:p>−3.1</text:p>
          </table:table-cell>
          <table:table-cell table:style-name="ACE-3" office:value-type="float" office:value="4.2000000000000002">
            <text:p>4.2</text:p>
          </table:table-cell>
          <table:table-cell table:style-name="ACE-3" office:value-type="float" office:value="4.2000000000000002">
            <text:p>4.2</text:p>
          </table:table-cell>
          <table:table-cell table:number-columns-repeated="2" table:style-name="ACE-3"/>
          <table:table-cell table:style-name="ACE-8" office:value-type="float" office:value="26">
            <text:p>26</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399</text:p>
          </table:table-cell>
          <table:table-cell table:style-name="ACE-3" office:value-type="float" office:value="50.389000000000003">
            <text:p>50.389</text:p>
          </table:table-cell>
          <table:table-cell table:style-name="ACE-3" office:value-type="float" office:value="1.591">
            <text:p>1.591</text:p>
          </table:table-cell>
          <table:table-cell table:style-name="ACE-3" office:value-type="float" office:value="3783">
            <text:p>3783</text:p>
          </table:table-cell>
          <table:table-cell table:style-name="ACE-3" office:value-type="float" office:value="233">
            <text:p>233</text:p>
          </table:table-cell>
          <table:table-cell table:style-name="ACE-3" office:value-type="string">
            <text:p>peaty clay</text:p>
          </table:table-cell>
          <table:table-cell table:number-columns-repeated="3" table:style-name="ACE-3"/>
          <table:table-cell table:style-name="ACE-3" office:value-type="float" office:value="1">
            <text:p>1</text:p>
          </table:table-cell>
          <table:table-cell table:style-name="ACE-3" office:value-type="float" office:value="0.90000000000000002">
            <text:p>0.9</text:p>
          </table:table-cell>
          <table:table-cell table:style-name="ACE-3" office:value-type="float" office:value="4.2000000000000002">
            <text:p>4.2</text:p>
          </table:table-cell>
          <table:table-cell table:style-name="ACE-3" office:value-type="float" office:value="4.2000000000000002">
            <text:p>4.2</text:p>
          </table:table-cell>
          <table:table-cell table:number-columns-repeated="2" table:style-name="ACE-3"/>
          <table:table-cell table:style-name="ACE-8" office:value-type="float" office:value="27">
            <text:p>27</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63b</text:p>
          </table:table-cell>
          <table:table-cell table:style-name="ACE-3" office:value-type="float" office:value="50.338999999999999">
            <text:p>50.339</text:p>
          </table:table-cell>
          <table:table-cell table:style-name="ACE-3" office:value-type="float" office:value="1.5780000000000001">
            <text:p>1.578</text:p>
          </table:table-cell>
          <table:table-cell table:style-name="ACE-3" office:value-type="float" office:value="8013">
            <text:p>8013</text:p>
          </table:table-cell>
          <table:table-cell table:style-name="ACE-3" office:value-type="float" office:value="224">
            <text:p>22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7.100000000000001">
            <text:p>−17.1</text:p>
          </table:table-cell>
          <table:table-cell table:style-name="ACE-3" office:value-type="float" office:value="4.2000000000000002">
            <text:p>4.2</text:p>
          </table:table-cell>
          <table:table-cell table:style-name="ACE-3" office:value-type="float" office:value="4.2000000000000002">
            <text:p>4.2</text:p>
          </table:table-cell>
          <table:table-cell table:number-columns-repeated="2" table:style-name="ACE-3"/>
          <table:table-cell table:style-name="ACE-8" office:value-type="float" office:value="28">
            <text:p>28</text:p>
          </table:table-cell>
          <table:table-cell table:style-name="ACE-8" office:value-type="string">
            <text:p>Etienne and Robert 1965 in Delibrias et al. 196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418</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3670">
            <text:p>3670</text:p>
          </table:table-cell>
          <table:table-cell table:style-name="ACE-3" office:value-type="float" office:value="112">
            <text:p>11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1000000000000001">
            <text:p>−1.1</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41">
            <text:p>41</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383</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7375">
            <text:p>7375</text:p>
          </table:table-cell>
          <table:table-cell table:style-name="ACE-3" office:value-type="float" office:value="119">
            <text:p>11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0.800000000000001">
            <text:p>−10.8</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42">
            <text:p>42</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385</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5605">
            <text:p>5605</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5.5999999999999996">
            <text:p>−5.6</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43">
            <text:p>43</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2421</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900">
            <text:p>690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9.8000000000000007">
            <text:p>−9.8</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44">
            <text:p>44</text:p>
          </table:table-cell>
          <table:table-cell table:style-name="ACE-8" office:value-type="string">
            <text:p>Frouin et al. 2007; Fr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679</text:p>
          </table:table-cell>
          <table:table-cell table:style-name="ACE-3" office:value-type="float" office:value="45.905000000000001">
            <text:p>45.905</text:p>
          </table:table-cell>
          <table:table-cell table:style-name="ACE-3" office:value-type="float" office:value="-1.2949999999999999">
            <text:p>−1.295</text:p>
          </table:table-cell>
          <table:table-cell table:style-name="ACE-3" office:value-type="float" office:value="4953">
            <text:p>4953</text:p>
          </table:table-cell>
          <table:table-cell table:style-name="ACE-3" office:value-type="float" office:value="162">
            <text:p>162</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6000000000000001">
            <text:p>−1.6</text:p>
          </table:table-cell>
          <table:table-cell table:style-name="ACE-3" office:value-type="float" office:value="2.2000000000000002">
            <text:p>2.2</text:p>
          </table:table-cell>
          <table:table-cell table:style-name="ACE-3" office:value-type="float" office:value="2.2000000000000002">
            <text:p>2.2</text:p>
          </table:table-cell>
          <table:table-cell table:number-columns-repeated="2" table:style-name="ACE-3"/>
          <table:table-cell table:style-name="ACE-8" office:value-type="float" office:value="181">
            <text:p>181</text:p>
          </table:table-cell>
          <table:table-cell table:style-name="ACE-8" office:value-type="string">
            <text:p>Gabet 197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2</text:p>
          </table:table-cell>
          <table:table-cell table:style-name="ACE-3" office:value-type="float" office:value="50.826000000000001">
            <text:p>50.826</text:p>
          </table:table-cell>
          <table:table-cell table:style-name="ACE-3" office:value-type="float" office:value="2.2050000000000001">
            <text:p>2.205</text:p>
          </table:table-cell>
          <table:table-cell table:style-name="ACE-3" office:value-type="float" office:value="6920">
            <text:p>692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2.6">
            <text:p>−12.6</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3">
            <text:p>13</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1</text:p>
          </table:table-cell>
          <table:table-cell table:style-name="ACE-3" office:value-type="float" office:value="50.826000000000001">
            <text:p>50.826</text:p>
          </table:table-cell>
          <table:table-cell table:style-name="ACE-3" office:value-type="float" office:value="2.2050000000000001">
            <text:p>2.205</text:p>
          </table:table-cell>
          <table:table-cell table:style-name="ACE-3" office:value-type="float" office:value="6710">
            <text:p>6710</text:p>
          </table:table-cell>
          <table:table-cell table:style-name="ACE-3" office:value-type="float" office:value="117">
            <text:p>117</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2.199999999999999">
            <text:p>−12.2</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4">
            <text:p>14</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0</text:p>
          </table:table-cell>
          <table:table-cell table:style-name="ACE-3" office:value-type="float" office:value="50.826000000000001">
            <text:p>50.826</text:p>
          </table:table-cell>
          <table:table-cell table:style-name="ACE-3" office:value-type="float" office:value="2.2050000000000001">
            <text:p>2.205</text:p>
          </table:table-cell>
          <table:table-cell table:style-name="ACE-3" office:value-type="float" office:value="6570">
            <text:p>6570</text:p>
          </table:table-cell>
          <table:table-cell table:style-name="ACE-3" office:value-type="float" office:value="117">
            <text:p>117</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1.800000000000001">
            <text:p>−11.8</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5">
            <text:p>15</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6499</text:p>
          </table:table-cell>
          <table:table-cell table:style-name="ACE-3" office:value-type="float" office:value="50.823">
            <text:p>50.823</text:p>
          </table:table-cell>
          <table:table-cell table:style-name="ACE-3" office:value-type="float" office:value="2.206">
            <text:p>2.206</text:p>
          </table:table-cell>
          <table:table-cell table:style-name="ACE-3" office:value-type="float" office:value="9250">
            <text:p>9250</text:p>
          </table:table-cell>
          <table:table-cell table:style-name="ACE-3" office:value-type="float" office:value="135">
            <text:p>135</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22.100000000000001">
            <text:p>−22.1</text:p>
          </table:table-cell>
          <table:table-cell table:style-name="ACE-3" office:value-type="float" office:value="3.2999999999999998">
            <text:p>3.3</text:p>
          </table:table-cell>
          <table:table-cell table:style-name="ACE-3" office:value-type="float" office:value="3.2999999999999998">
            <text:p>3.3</text:p>
          </table:table-cell>
          <table:table-cell table:number-columns-repeated="2" table:style-name="ACE-3"/>
          <table:table-cell table:style-name="ACE-8" office:value-type="float" office:value="16">
            <text:p>16</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61061</text:p>
          </table:table-cell>
          <table:table-cell table:style-name="ACE-3" office:value-type="float" office:value="50.787999999999997">
            <text:p>50.788</text:p>
          </table:table-cell>
          <table:table-cell table:style-name="ACE-3" office:value-type="float" office:value="2.2480000000000002">
            <text:p>2.248</text:p>
          </table:table-cell>
          <table:table-cell table:style-name="ACE-3" office:value-type="float" office:value="7740">
            <text:p>7740</text:p>
          </table:table-cell>
          <table:table-cell table:style-name="ACE-3" office:value-type="float" office:value="149">
            <text:p>14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7.699999999999999">
            <text:p>−17.7</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7">
            <text:p>17</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Hv-24812</text:p>
          </table:table-cell>
          <table:table-cell table:style-name="ACE-3" office:value-type="float" office:value="50.787999999999997">
            <text:p>50.788</text:p>
          </table:table-cell>
          <table:table-cell table:style-name="ACE-3" office:value-type="float" office:value="2.2480000000000002">
            <text:p>2.248</text:p>
          </table:table-cell>
          <table:table-cell table:style-name="ACE-3" office:value-type="float" office:value="7150">
            <text:p>7150</text:p>
          </table:table-cell>
          <table:table-cell table:style-name="ACE-3" office:value-type="float" office:value="135">
            <text:p>135</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5.800000000000001">
            <text:p>−15.8</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8">
            <text:p>18</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Hv-24815</text:p>
          </table:table-cell>
          <table:table-cell table:style-name="ACE-3" office:value-type="float" office:value="50.787999999999997">
            <text:p>50.788</text:p>
          </table:table-cell>
          <table:table-cell table:style-name="ACE-3" office:value-type="float" office:value="2.2480000000000002">
            <text:p>2.248</text:p>
          </table:table-cell>
          <table:table-cell table:style-name="ACE-3" office:value-type="float" office:value="2510">
            <text:p>2510</text:p>
          </table:table-cell>
          <table:table-cell table:style-name="ACE-3" office:value-type="float" office:value="135">
            <text:p>135</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9">
            <text:p>19</text:p>
          </table:table-cell>
          <table:table-cell table:style-name="ACE-8" office:value-type="string">
            <text:p>Gandouin et al. 2007; Gandouin et al.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49 </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2610">
            <text:p>261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2.2999999999999998">
            <text:p>2.3</text:p>
          </table:table-cell>
          <table:table-cell table:style-name="ACE-3" office:value-type="float" office:value="2.2999999999999998">
            <text:p>2.3</text:p>
          </table:table-cell>
          <table:table-cell table:number-columns-repeated="2" table:style-name="ACE-3"/>
          <table:table-cell table:style-name="ACE-8" office:value-type="float" office:value="260">
            <text:p>260</text:p>
          </table:table-cell>
          <table:table-cell table:style-name="ACE-8" office:value-type="string">
            <text:p>García Antón et al. 2006; 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54350</text:p>
          </table:table-cell>
          <table:table-cell table:style-name="ACE-3" office:value-type="float" office:value="43.488">
            <text:p>43.488</text:p>
          </table:table-cell>
          <table:table-cell table:style-name="ACE-3" office:value-type="float" office:value="-5.4409999999999998">
            <text:p>−5.441</text:p>
          </table:table-cell>
          <table:table-cell table:style-name="ACE-3" office:value-type="float" office:value="6130">
            <text:p>6130</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1">
            <text:p>−1</text:p>
          </table:table-cell>
          <table:table-cell table:style-name="ACE-3" office:value-type="float" office:value="-2.2000000000000002">
            <text:p>−2.2</text:p>
          </table:table-cell>
          <table:table-cell table:style-name="ACE-3" office:value-type="float" office:value="1.8999999999999999">
            <text:p>1.9</text:p>
          </table:table-cell>
          <table:table-cell table:style-name="ACE-3" office:value-type="float" office:value="1.8999999999999999">
            <text:p>1.9</text:p>
          </table:table-cell>
          <table:table-cell table:number-columns-repeated="2" table:style-name="ACE-3"/>
          <table:table-cell table:style-name="ACE-8" office:value-type="float" office:value="262">
            <text:p>262</text:p>
          </table:table-cell>
          <table:table-cell table:style-name="ACE-8" office:value-type="string">
            <text:p>García Antón et al. 2006; Alonso and Pagés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1</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1670">
            <text:p>167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1000000000000001">
            <text:p>−2.1</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47">
            <text:p>247</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4517</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1740">
            <text:p>174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2000000000000002">
            <text:p>−2.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48">
            <text:p>248</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43996</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2890">
            <text:p>289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6000000000000001">
            <text:p>−2.6</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49">
            <text:p>249</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3</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3720">
            <text:p>372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
            <text:p>−3</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0">
            <text:p>250</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4</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3910">
            <text:p>391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1000000000000001">
            <text:p>−3.1</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1">
            <text:p>251</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63065</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3990">
            <text:p>3990</text:p>
          </table:table-cell>
          <table:table-cell table:style-name="ACE-3" office:value-type="float" office:value="30">
            <text:p>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2000000000000002">
            <text:p>−3.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2">
            <text:p>252</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443995</text:p>
          </table:table-cell>
          <table:table-cell table:style-name="ACE-3" office:value-type="float" office:value="43.363999999999997">
            <text:p>43.364</text:p>
          </table:table-cell>
          <table:table-cell table:style-name="ACE-3" office:value-type="float" office:value="-2.673">
            <text:p>−2.673</text:p>
          </table:table-cell>
          <table:table-cell table:style-name="ACE-3" office:value-type="float" office:value="4310">
            <text:p>431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2999999999999998">
            <text:p>−3.3</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53">
            <text:p>253</text:p>
          </table:table-cell>
          <table:table-cell table:style-name="ACE-8" office:value-type="string">
            <text:p>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11481</text:p>
          </table:table-cell>
          <table:table-cell table:style-name="ACE-3" office:value-type="float" office:value="47.502000000000002">
            <text:p>47.502</text:p>
          </table:table-cell>
          <table:table-cell table:style-name="ACE-3" office:value-type="float" office:value="-3.1219999999999999">
            <text:p>−3.122</text:p>
          </table:table-cell>
          <table:table-cell table:style-name="ACE-3" office:value-type="float" office:value="1190">
            <text:p>1190</text:p>
          </table:table-cell>
          <table:table-cell table:style-name="ACE-3" office:value-type="float" office:value="112">
            <text:p>112</text:p>
          </table:table-cell>
          <table:table-cell table:style-name="ACE-3" office:value-type="string">
            <text:p>clayey peat</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1.3999999999999999">
            <text:p>1.4</text:p>
          </table:table-cell>
          <table:table-cell table:style-name="ACE-3" office:value-type="float" office:value="1.3999999999999999">
            <text:p>1.4</text:p>
          </table:table-cell>
          <table:table-cell table:number-columns-repeated="2" table:style-name="ACE-3"/>
          <table:table-cell table:style-name="ACE-8" office:value-type="float" office:value="125">
            <text:p>125</text:p>
          </table:table-cell>
          <table:table-cell table:style-name="ACE-8" office:value-type="string">
            <text:p>Gaudin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5617</text:p>
          </table:table-cell>
          <table:table-cell table:style-name="ACE-3" office:value-type="float" office:value="47.502000000000002">
            <text:p>47.502</text:p>
          </table:table-cell>
          <table:table-cell table:style-name="ACE-3" office:value-type="float" office:value="-3.1219999999999999">
            <text:p>−3.122</text:p>
          </table:table-cell>
          <table:table-cell table:style-name="ACE-3" office:value-type="float" office:value="2810">
            <text:p>2810</text:p>
          </table:table-cell>
          <table:table-cell table:style-name="ACE-3" office:value-type="float" office:value="108">
            <text:p>108</text:p>
          </table:table-cell>
          <table:table-cell table:style-name="ACE-3" office:value-type="string">
            <text:p>clayey peat</text:p>
          </table:table-cell>
          <table:table-cell table:number-columns-repeated="3" table:style-name="ACE-3"/>
          <table:table-cell table:style-name="ACE-3" office:value-type="float" office:value="0">
            <text:p>0</text:p>
          </table:table-cell>
          <table:table-cell table:style-name="ACE-3" office:value-type="float" office:value="-0.59999999999999998">
            <text:p>−0.6</text:p>
          </table:table-cell>
          <table:table-cell table:style-name="ACE-3" office:value-type="float" office:value="1.3999999999999999">
            <text:p>1.4</text:p>
          </table:table-cell>
          <table:table-cell table:style-name="ACE-3" office:value-type="float" office:value="1.3999999999999999">
            <text:p>1.4</text:p>
          </table:table-cell>
          <table:table-cell table:number-columns-repeated="2" table:style-name="ACE-3"/>
          <table:table-cell table:style-name="ACE-8" office:value-type="float" office:value="126">
            <text:p>126</text:p>
          </table:table-cell>
          <table:table-cell table:style-name="ACE-8" office:value-type="string">
            <text:p>Gaudin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11482</text:p>
          </table:table-cell>
          <table:table-cell table:style-name="ACE-3" office:value-type="float" office:value="47.502000000000002">
            <text:p>47.502</text:p>
          </table:table-cell>
          <table:table-cell table:style-name="ACE-3" office:value-type="float" office:value="-3.1219999999999999">
            <text:p>−3.122</text:p>
          </table:table-cell>
          <table:table-cell table:style-name="ACE-3" office:value-type="float" office:value="3570">
            <text:p>3570</text:p>
          </table:table-cell>
          <table:table-cell table:style-name="ACE-3" office:value-type="float" office:value="106">
            <text:p>106</text:p>
          </table:table-cell>
          <table:table-cell table:style-name="ACE-3" office:value-type="string">
            <text:p>clayey peat</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1.3999999999999999">
            <text:p>1.4</text:p>
          </table:table-cell>
          <table:table-cell table:style-name="ACE-3" office:value-type="float" office:value="1.3999999999999999">
            <text:p>1.4</text:p>
          </table:table-cell>
          <table:table-cell table:number-columns-repeated="2" table:style-name="ACE-3"/>
          <table:table-cell table:style-name="ACE-8" office:value-type="float" office:value="127">
            <text:p>127</text:p>
          </table:table-cell>
          <table:table-cell table:style-name="ACE-8" office:value-type="string">
            <text:p>Gaudin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61</text:p>
          </table:table-cell>
          <table:table-cell table:style-name="ACE-3" office:value-type="float" office:value="48.637999999999998">
            <text:p>48.638</text:p>
          </table:table-cell>
          <table:table-cell table:style-name="ACE-3" office:value-type="float" office:value="-4.4500000000000002">
            <text:p>−4.45</text:p>
          </table:table-cell>
          <table:table-cell table:style-name="ACE-3" office:value-type="float" office:value="4309">
            <text:p>4309</text:p>
          </table:table-cell>
          <table:table-cell table:style-name="ACE-3" office:value-type="float" office:value="107">
            <text:p>107</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0999999999999996">
            <text:p>−5.1</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103">
            <text:p>103</text:p>
          </table:table-cell>
          <table:table-cell table:style-name="ACE-8" office:value-type="string">
            <text:p>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60</text:p>
          </table:table-cell>
          <table:table-cell table:style-name="ACE-3" office:value-type="float" office:value="48.640000000000001">
            <text:p>48.64</text:p>
          </table:table-cell>
          <table:table-cell table:style-name="ACE-3" office:value-type="float" office:value="-4.4500000000000002">
            <text:p>−4.45</text:p>
          </table:table-cell>
          <table:table-cell table:style-name="ACE-3" office:value-type="float" office:value="6033">
            <text:p>6033</text:p>
          </table:table-cell>
          <table:table-cell table:style-name="ACE-3" office:value-type="float" office:value="104">
            <text:p>104</text:p>
          </table:table-cell>
          <table:table-cell table:style-name="ACE-3" office:value-type="string">
            <text:p>brackish peat</text:p>
          </table:table-cell>
          <table:table-cell table:number-columns-repeated="3" table:style-name="ACE-3"/>
          <table:table-cell table:style-name="ACE-3" office:value-type="float" office:value="0">
            <text:p>0</text:p>
          </table:table-cell>
          <table:table-cell table:style-name="ACE-3" office:value-type="float" office:value="-7.5">
            <text:p>−7.5</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104">
            <text:p>104</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58</text:p>
          </table:table-cell>
          <table:table-cell table:style-name="ACE-3" office:value-type="float" office:value="48.603999999999999">
            <text:p>48.604</text:p>
          </table:table-cell>
          <table:table-cell table:style-name="ACE-3" office:value-type="float" office:value="-4.6200000000000001">
            <text:p>−4.62</text:p>
          </table:table-cell>
          <table:table-cell table:style-name="ACE-3" office:value-type="float" office:value="6001">
            <text:p>6001</text:p>
          </table:table-cell>
          <table:table-cell table:style-name="ACE-3" office:value-type="float" office:value="104">
            <text:p>104</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7.2999999999999998">
            <text:p>−7.3</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105">
            <text:p>105</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SacA-26811</text:p>
          </table:table-cell>
          <table:table-cell table:style-name="ACE-3" office:value-type="float" office:value="48.354999999999997">
            <text:p>48.355</text:p>
          </table:table-cell>
          <table:table-cell table:style-name="ACE-3" office:value-type="float" office:value="-4.6799999999999997">
            <text:p>−4.68</text:p>
          </table:table-cell>
          <table:table-cell table:style-name="ACE-3" office:value-type="float" office:value="6015">
            <text:p>6015</text:p>
          </table:table-cell>
          <table:table-cell table:style-name="ACE-3" office:value-type="float" office:value="50">
            <text:p>50</text:p>
          </table:table-cell>
          <table:table-cell table:style-name="ACE-3" office:value-type="string">
            <text:p>peat (plant remains)</text:p>
          </table:table-cell>
          <table:table-cell table:number-columns-repeated="3" table:style-name="ACE-3"/>
          <table:table-cell table:style-name="ACE-3" office:value-type="float" office:value="1">
            <text:p>1</text:p>
          </table:table-cell>
          <table:table-cell table:style-name="ACE-3" office:value-type="float" office:value="-2.7999999999999998">
            <text:p>−2.8</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06">
            <text:p>106</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5390</text:p>
          </table:table-cell>
          <table:table-cell table:style-name="ACE-3" office:value-type="float" office:value="47.790999999999997">
            <text:p>47.791</text:p>
          </table:table-cell>
          <table:table-cell table:style-name="ACE-3" office:value-type="float" office:value="-4.2619999999999996">
            <text:p>−4.262</text:p>
          </table:table-cell>
          <table:table-cell table:style-name="ACE-3" office:value-type="float" office:value="4340">
            <text:p>4340</text:p>
          </table:table-cell>
          <table:table-cell table:style-name="ACE-3" office:value-type="float" office:value="40">
            <text:p>40</text:p>
          </table:table-cell>
          <table:table-cell table:style-name="ACE-3" office:value-type="string">
            <text:p>silty mud (roots remains)</text:p>
          </table:table-cell>
          <table:table-cell table:number-columns-repeated="3" table:style-name="ACE-3"/>
          <table:table-cell table:style-name="ACE-3" office:value-type="float" office:value="1">
            <text:p>1</text:p>
          </table:table-cell>
          <table:table-cell table:style-name="ACE-3" office:value-type="float" office:value="-1.5">
            <text:p>−1.5</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07">
            <text:p>107</text:p>
          </table:table-cell>
          <table:table-cell table:style-name="ACE-8" office:value-type="string">
            <text:p>Goslin et al. 2013; Stéphan and Goslin 2014; 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2854</text:p>
          </table:table-cell>
          <table:table-cell table:style-name="ACE-3" office:value-type="float" office:value="47.865000000000002">
            <text:p>47.865</text:p>
          </table:table-cell>
          <table:table-cell table:style-name="ACE-3" office:value-type="float" office:value="-4.1269999999999998">
            <text:p>−4.127</text:p>
          </table:table-cell>
          <table:table-cell table:style-name="ACE-3" office:value-type="float" office:value="4800">
            <text:p>4800</text:p>
          </table:table-cell>
          <table:table-cell table:style-name="ACE-3" office:value-type="float" office:value="108">
            <text:p>108</text:p>
          </table:table-cell>
          <table:table-cell table:style-name="ACE-3" office:value-type="string">
            <text:p>black peat</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1.3999999999999999">
            <text:p>1.4</text:p>
          </table:table-cell>
          <table:table-cell table:style-name="ACE-3" office:value-type="float" office:value="1.3999999999999999">
            <text:p>1.4</text:p>
          </table:table-cell>
          <table:table-cell table:number-columns-repeated="2" table:style-name="ACE-3"/>
          <table:table-cell table:style-name="ACE-8" office:value-type="float" office:value="117">
            <text:p>117</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2851</text:p>
          </table:table-cell>
          <table:table-cell table:style-name="ACE-3" office:value-type="float" office:value="47.863999999999997">
            <text:p>47.864</text:p>
          </table:table-cell>
          <table:table-cell table:style-name="ACE-3" office:value-type="float" office:value="-4.1310000000000002">
            <text:p>−4.131</text:p>
          </table:table-cell>
          <table:table-cell table:style-name="ACE-3" office:value-type="float" office:value="5990">
            <text:p>599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6.2999999999999998">
            <text:p>−6.3</text:p>
          </table:table-cell>
          <table:table-cell table:style-name="ACE-3" office:value-type="float" office:value="1.3999999999999999">
            <text:p>1.4</text:p>
          </table:table-cell>
          <table:table-cell table:style-name="ACE-3" office:value-type="float" office:value="1.3999999999999999">
            <text:p>1.4</text:p>
          </table:table-cell>
          <table:table-cell table:number-columns-repeated="2" table:style-name="ACE-3"/>
          <table:table-cell table:style-name="ACE-8" office:value-type="float" office:value="118">
            <text:p>118</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2861</text:p>
          </table:table-cell>
          <table:table-cell table:style-name="ACE-3" office:value-type="float" office:value="48.354999999999997">
            <text:p>48.355</text:p>
          </table:table-cell>
          <table:table-cell table:style-name="ACE-3" office:value-type="float" office:value="-4.6799999999999997">
            <text:p>−4.68</text:p>
          </table:table-cell>
          <table:table-cell table:style-name="ACE-3" office:value-type="float" office:value="6150">
            <text:p>6150</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3.7000000000000002">
            <text:p>−3.7</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19">
            <text:p>119</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8807</text:p>
          </table:table-cell>
          <table:table-cell table:style-name="ACE-3" office:value-type="float" office:value="47.759">
            <text:p>47.759</text:p>
          </table:table-cell>
          <table:table-cell table:style-name="ACE-3" office:value-type="float" office:value="-3.5070000000000001">
            <text:p>−3.507</text:p>
          </table:table-cell>
          <table:table-cell table:style-name="ACE-3" office:value-type="float" office:value="970">
            <text:p>970</text:p>
          </table:table-cell>
          <table:table-cell table:style-name="ACE-3" office:value-type="float" office:value="30">
            <text:p>30</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20">
            <text:p>120</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9806</text:p>
          </table:table-cell>
          <table:table-cell table:style-name="ACE-3" office:value-type="float" office:value="47.762">
            <text:p>47.762</text:p>
          </table:table-cell>
          <table:table-cell table:style-name="ACE-3" office:value-type="float" office:value="-3.5030000000000001">
            <text:p>−3.503</text:p>
          </table:table-cell>
          <table:table-cell table:style-name="ACE-3" office:value-type="float" office:value="4395">
            <text:p>4395</text:p>
          </table:table-cell>
          <table:table-cell table:style-name="ACE-3" office:value-type="float" office:value="35">
            <text:p>35</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2.2000000000000002">
            <text:p>−2.2</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21">
            <text:p>121</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8773</text:p>
          </table:table-cell>
          <table:table-cell table:style-name="ACE-3" office:value-type="float" office:value="47.759">
            <text:p>47.759</text:p>
          </table:table-cell>
          <table:table-cell table:style-name="ACE-3" office:value-type="float" office:value="-3.5070000000000001">
            <text:p>−3.507</text:p>
          </table:table-cell>
          <table:table-cell table:style-name="ACE-3" office:value-type="float" office:value="5910">
            <text:p>5910</text:p>
          </table:table-cell>
          <table:table-cell table:style-name="ACE-3" office:value-type="float" office:value="40">
            <text:p>40</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5.7999999999999998">
            <text:p>−5.8</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22">
            <text:p>122</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7039</text:p>
          </table:table-cell>
          <table:table-cell table:style-name="ACE-3" office:value-type="float" office:value="47.762">
            <text:p>47.762</text:p>
          </table:table-cell>
          <table:table-cell table:style-name="ACE-3" office:value-type="float" office:value="-3.5030000000000001">
            <text:p>−3.503</text:p>
          </table:table-cell>
          <table:table-cell table:style-name="ACE-3" office:value-type="float" office:value="6650">
            <text:p>665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8.1999999999999993">
            <text:p>−8.2</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23">
            <text:p>123</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oz-49808</text:p>
          </table:table-cell>
          <table:table-cell table:style-name="ACE-3" office:value-type="float" office:value="47.759">
            <text:p>47.759</text:p>
          </table:table-cell>
          <table:table-cell table:style-name="ACE-3" office:value-type="float" office:value="-3.5070000000000001">
            <text:p>−3.507</text:p>
          </table:table-cell>
          <table:table-cell table:style-name="ACE-3" office:value-type="float" office:value="7090">
            <text:p>7090</text:p>
          </table:table-cell>
          <table:table-cell table:style-name="ACE-3" office:value-type="float" office:value="40">
            <text:p>40</text:p>
          </table:table-cell>
          <table:table-cell table:style-name="ACE-3" office:value-type="string">
            <text:p>plant fragments</text:p>
          </table:table-cell>
          <table:table-cell table:number-columns-repeated="3" table:style-name="ACE-3"/>
          <table:table-cell table:style-name="ACE-3" office:value-type="float" office:value="-1">
            <text:p>−1</text:p>
          </table:table-cell>
          <table:table-cell table:style-name="ACE-3" office:value-type="float" office:value="-8.5999999999999996">
            <text:p>−8.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24">
            <text:p>124</text:p>
          </table:table-cell>
          <table:table-cell table:style-name="ACE-8" office:value-type="string">
            <text:p>Gosli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0</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6130">
            <text:p>613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7.7000000000000002">
            <text:p>−7.7</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16">
            <text:p>216</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3</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2560">
            <text:p>256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2.3999999999999999">
            <text:p>−2.4</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232">
            <text:p>232</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2</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560">
            <text:p>7560</text:p>
          </table:table-cell>
          <table:table-cell table:style-name="ACE-3" office:value-type="float" office:value="50">
            <text:p>5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5999999999999996">
            <text:p>−9.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33">
            <text:p>233</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3</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530">
            <text:p>753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0.199999999999999">
            <text:p>−10.2</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34">
            <text:p>234</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5</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860">
            <text:p>786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1.4">
            <text:p>−11.4</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35">
            <text:p>235</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6</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900">
            <text:p>79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2.1">
            <text:p>−12.1</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36">
            <text:p>236</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4</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3100">
            <text:p>3100</text:p>
          </table:table-cell>
          <table:table-cell table:style-name="ACE-3" office:value-type="float" office:value="30">
            <text:p>30</text:p>
          </table:table-cell>
          <table:table-cell table:style-name="ACE-3" office:value-type="string">
            <text:p>shell</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237">
            <text:p>237</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5</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180">
            <text:p>618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2000000000000002">
            <text:p>−4.2</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38">
            <text:p>238</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6</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440">
            <text:p>644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7999999999999998">
            <text:p>−4.8</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39">
            <text:p>239</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7</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640">
            <text:p>664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5.4000000000000004">
            <text:p>−5.4</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40">
            <text:p>240</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8</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120">
            <text:p>612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41">
            <text:p>241</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79</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720">
            <text:p>672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7.2000000000000002">
            <text:p>−7.2</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42">
            <text:p>242</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0</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6960">
            <text:p>696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7.7999999999999998">
            <text:p>−7.8</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43">
            <text:p>243</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317481</text:p>
          </table:table-cell>
          <table:table-cell table:style-name="ACE-3" office:value-type="float" office:value="43.337000000000003">
            <text:p>43.337</text:p>
          </table:table-cell>
          <table:table-cell table:style-name="ACE-3" office:value-type="float" office:value="-2.6669999999999998">
            <text:p>−2.667</text:p>
          </table:table-cell>
          <table:table-cell table:style-name="ACE-3" office:value-type="float" office:value="7480">
            <text:p>748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
            <text:p>−9</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44">
            <text:p>244</text:p>
          </table:table-cell>
          <table:table-cell table:style-name="ACE-8" office:value-type="string">
            <text:p>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151">
            <text:p>3151</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090">
            <text:p>6090</text:p>
          </table:table-cell>
          <table:table-cell table:style-name="ACE-3" office:value-type="float" office:value="184">
            <text:p>18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7.2000000000000002">
            <text:p>−7.2</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36">
            <text:p>36</text:p>
          </table:table-cell>
          <table:table-cell table:style-name="ACE-8" office:value-type="string">
            <text:p>Huault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146">
            <text:p>3146</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5445">
            <text:p>5445</text:p>
          </table:table-cell>
          <table:table-cell table:style-name="ACE-3" office:value-type="float" office:value="184">
            <text:p>18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6.5">
            <text:p>−6.5</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37">
            <text:p>37</text:p>
          </table:table-cell>
          <table:table-cell table:style-name="ACE-8" office:value-type="string">
            <text:p>Huault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568">
            <text:p>3568</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3900">
            <text:p>3900</text:p>
          </table:table-cell>
          <table:table-cell table:style-name="ACE-3" office:value-type="float" office:value="244">
            <text:p>24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38">
            <text:p>38</text:p>
          </table:table-cell>
          <table:table-cell table:style-name="ACE-8" office:value-type="string">
            <text:p>Huault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float" office:value="3494">
            <text:p>3494</text:p>
          </table:table-cell>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100">
            <text:p>6100</text:p>
          </table:table-cell>
          <table:table-cell table:style-name="ACE-3" office:value-type="float" office:value="172">
            <text:p>17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8.8000000000000007">
            <text:p>−8.8</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39">
            <text:p>39</text:p>
          </table:table-cell>
          <table:table-cell table:style-name="ACE-8" office:value-type="string">
            <text:p>Huault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9.408999999999999">
            <text:p>49.409</text:p>
          </table:table-cell>
          <table:table-cell table:style-name="ACE-3" office:value-type="float" office:value="0.51200000000000001">
            <text:p>0.512</text:p>
          </table:table-cell>
          <table:table-cell table:style-name="ACE-3" office:value-type="float" office:value="6555">
            <text:p>6555</text:p>
          </table:table-cell>
          <table:table-cell table:style-name="ACE-3" office:value-type="float" office:value="172">
            <text:p>17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1">
            <text:p>−11</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40">
            <text:p>40</text:p>
          </table:table-cell>
          <table:table-cell table:style-name="ACE-8" office:value-type="string">
            <text:p>Huault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422</text:p>
          </table:table-cell>
          <table:table-cell table:style-name="ACE-3" office:value-type="float" office:value="46.542000000000002">
            <text:p>46.542</text:p>
          </table:table-cell>
          <table:table-cell table:style-name="ACE-3" office:value-type="float" office:value="-1.8080000000000001">
            <text:p>−1.808</text:p>
          </table:table-cell>
          <table:table-cell table:style-name="ACE-3" office:value-type="float" office:value="1765">
            <text:p>1765</text:p>
          </table:table-cell>
          <table:table-cell table:style-name="ACE-3" office:value-type="float" office:value="160">
            <text:p>160</text:p>
          </table:table-cell>
          <table:table-cell table:style-name="ACE-3" office:value-type="string">
            <text:p>blue mud</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41">
            <text:p>141</text:p>
          </table:table-cell>
          <table:table-cell table:style-name="ACE-8" office:value-type="string">
            <text:p>Joly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423</text:p>
          </table:table-cell>
          <table:table-cell table:style-name="ACE-3" office:value-type="float" office:value="46.542000000000002">
            <text:p>46.542</text:p>
          </table:table-cell>
          <table:table-cell table:style-name="ACE-3" office:value-type="float" office:value="-1.8080000000000001">
            <text:p>−1.808</text:p>
          </table:table-cell>
          <table:table-cell table:style-name="ACE-3" office:value-type="float" office:value="2000">
            <text:p>2000</text:p>
          </table:table-cell>
          <table:table-cell table:style-name="ACE-3" office:value-type="float" office:value="138">
            <text:p>138</text:p>
          </table:table-cell>
          <table:table-cell table:style-name="ACE-3" office:value-type="string">
            <text:p>blue mud</text:p>
          </table:table-cell>
          <table:table-cell table:number-columns-repeated="3" table:style-name="ACE-3"/>
          <table:table-cell table:style-name="ACE-3" office:value-type="float" office:value="0">
            <text:p>0</text:p>
          </table:table-cell>
          <table:table-cell table:style-name="ACE-3" office:value-type="float" office:value="0">
            <text:p>0</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42">
            <text:p>142</text:p>
          </table:table-cell>
          <table:table-cell table:style-name="ACE-8" office:value-type="string">
            <text:p>Joly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3350</text:p>
          </table:table-cell>
          <table:table-cell table:style-name="ACE-3" office:value-type="float" office:value="46.542000000000002">
            <text:p>46.542</text:p>
          </table:table-cell>
          <table:table-cell table:style-name="ACE-3" office:value-type="float" office:value="-1.8080000000000001">
            <text:p>−1.808</text:p>
          </table:table-cell>
          <table:table-cell table:style-name="ACE-3" office:value-type="float" office:value="3510">
            <text:p>3510</text:p>
          </table:table-cell>
          <table:table-cell table:style-name="ACE-3" office:value-type="float" office:value="164">
            <text:p>164</text:p>
          </table:table-cell>
          <table:table-cell table:style-name="ACE-3" office:value-type="string">
            <text:p>peaty mud</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43">
            <text:p>143</text:p>
          </table:table-cell>
          <table:table-cell table:style-name="ACE-8" office:value-type="string">
            <text:p>Joly 2004;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370">
            <text:p>370</text:p>
          </table:table-cell>
          <table:table-cell table:style-name="ACE-3" office:value-type="float" office:value="131">
            <text:p>131</text:p>
          </table:table-cell>
          <table:table-cell table:style-name="ACE-3" office:value-type="string">
            <text:p>green-blue mud</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44">
            <text:p>144</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038</text:p>
          </table:table-cell>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1665">
            <text:p>1665</text:p>
          </table:table-cell>
          <table:table-cell table:style-name="ACE-3" office:value-type="float" office:value="193">
            <text:p>193</text:p>
          </table:table-cell>
          <table:table-cell table:style-name="ACE-3" office:value-type="string">
            <text:p>green-blue mud</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45">
            <text:p>145</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539</text:p>
          </table:table-cell>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2690">
            <text:p>2690</text:p>
          </table:table-cell>
          <table:table-cell table:style-name="ACE-3" office:value-type="float" office:value="202">
            <text:p>202</text:p>
          </table:table-cell>
          <table:table-cell table:style-name="ACE-3" office:value-type="string">
            <text:p>green-blue mud</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46">
            <text:p>146</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871</text:p>
          </table:table-cell>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3465">
            <text:p>3465</text:p>
          </table:table-cell>
          <table:table-cell table:style-name="ACE-3" office:value-type="float" office:value="176">
            <text:p>176</text:p>
          </table:table-cell>
          <table:table-cell table:style-name="ACE-3" office:value-type="string">
            <text:p>black mud</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47">
            <text:p>147</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5540">
            <text:p>5540</text:p>
          </table:table-cell>
          <table:table-cell table:style-name="ACE-3" office:value-type="float" office:value="164">
            <text:p>164</text:p>
          </table:table-cell>
          <table:table-cell table:style-name="ACE-3" office:value-type="string">
            <text:p>black mud</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48">
            <text:p>148</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6.548999999999999">
            <text:p>46.549</text:p>
          </table:table-cell>
          <table:table-cell table:style-name="ACE-3" office:value-type="float" office:value="-1.7629999999999999">
            <text:p>−1.763</text:p>
          </table:table-cell>
          <table:table-cell table:style-name="ACE-3" office:value-type="float" office:value="5235">
            <text:p>5235</text:p>
          </table:table-cell>
          <table:table-cell table:style-name="ACE-3" office:value-type="float" office:value="189">
            <text:p>189</text:p>
          </table:table-cell>
          <table:table-cell table:style-name="ACE-3" office:value-type="string">
            <text:p>black mud</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49">
            <text:p>149</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380</text:p>
          </table:table-cell>
          <table:table-cell table:style-name="ACE-3" office:value-type="float" office:value="46.545000000000002">
            <text:p>46.545</text:p>
          </table:table-cell>
          <table:table-cell table:style-name="ACE-3" office:value-type="float" office:value="-1.8300000000000001">
            <text:p>−1.83</text:p>
          </table:table-cell>
          <table:table-cell table:style-name="ACE-3" office:value-type="float" office:value="4335">
            <text:p>4335</text:p>
          </table:table-cell>
          <table:table-cell table:style-name="ACE-3" office:value-type="float" office:value="128">
            <text:p>128</text:p>
          </table:table-cell>
          <table:table-cell table:style-name="ACE-3" office:value-type="string">
            <text:p>peaty mud</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50">
            <text:p>150</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3</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4055">
            <text:p>4055</text:p>
          </table:table-cell>
          <table:table-cell table:style-name="ACE-3" office:value-type="float" office:value="197">
            <text:p>197</text:p>
          </table:table-cell>
          <table:table-cell table:style-name="ACE-3" office:value-type="string">
            <text:p>blue organic mud</text:p>
          </table:table-cell>
          <table:table-cell table:number-columns-repeated="3" table:style-name="ACE-3"/>
          <table:table-cell table:style-name="ACE-3" office:value-type="float" office:value="0">
            <text:p>0</text:p>
          </table:table-cell>
          <table:table-cell table:style-name="ACE-3" office:value-type="float" office:value="-0.10000000000000001">
            <text:p>−0.1</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51">
            <text:p>151</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2</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4480">
            <text:p>4480</text:p>
          </table:table-cell>
          <table:table-cell table:style-name="ACE-3" office:value-type="float" office:value="122">
            <text:p>122</text:p>
          </table:table-cell>
          <table:table-cell table:style-name="ACE-3" office:value-type="string">
            <text:p>blue organic mud</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52">
            <text:p>152</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1</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4795">
            <text:p>4795</text:p>
          </table:table-cell>
          <table:table-cell table:style-name="ACE-3" office:value-type="float" office:value="108">
            <text:p>10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1.8999999999999999">
            <text:p>−1.9</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53">
            <text:p>153</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3</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6225">
            <text:p>6225</text:p>
          </table:table-cell>
          <table:table-cell table:style-name="ACE-3" office:value-type="float" office:value="176">
            <text:p>176</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54">
            <text:p>154</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64</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035">
            <text:p>7035</text:p>
          </table:table-cell>
          <table:table-cell table:style-name="ACE-3" office:value-type="float" office:value="176">
            <text:p>176</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5.5">
            <text:p>−5.5</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55">
            <text:p>155</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373</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105">
            <text:p>7105</text:p>
          </table:table-cell>
          <table:table-cell table:style-name="ACE-3" office:value-type="float" office:value="141">
            <text:p>141</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6.9000000000000004">
            <text:p>−6.9</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56">
            <text:p>156</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374</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650">
            <text:p>7650</text:p>
          </table:table-cell>
          <table:table-cell table:style-name="ACE-3" office:value-type="float" office:value="160">
            <text:p>160</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10">
            <text:p>−10</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57">
            <text:p>157</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878</text:p>
          </table:table-cell>
          <table:table-cell table:style-name="ACE-3" office:value-type="float" office:value="46.610999999999997">
            <text:p>46.611</text:p>
          </table:table-cell>
          <table:table-cell table:style-name="ACE-3" office:value-type="float" office:value="-1.843">
            <text:p>−1.843</text:p>
          </table:table-cell>
          <table:table-cell table:style-name="ACE-3" office:value-type="float" office:value="7815">
            <text:p>7815</text:p>
          </table:table-cell>
          <table:table-cell table:style-name="ACE-3" office:value-type="float" office:value="168">
            <text:p>16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0.5">
            <text:p>−10.5</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58">
            <text:p>158</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5</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265">
            <text:p>265</text:p>
          </table:table-cell>
          <table:table-cell table:style-name="ACE-3" office:value-type="float" office:value="141">
            <text:p>141</text:p>
          </table:table-cell>
          <table:table-cell table:style-name="ACE-3" office:value-type="string">
            <text:p>oxidized grey mud</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59">
            <text:p>159</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240</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3470">
            <text:p>3470</text:p>
          </table:table-cell>
          <table:table-cell table:style-name="ACE-3" office:value-type="float" office:value="112">
            <text:p>112</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2.1000000000000001">
            <text:p>−2.1</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0">
            <text:p>160</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6</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5335">
            <text:p>5335</text:p>
          </table:table-cell>
          <table:table-cell table:style-name="ACE-3" office:value-type="float" office:value="184">
            <text:p>184</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2.2000000000000002">
            <text:p>−2.2</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1">
            <text:p>161</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7</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5685">
            <text:p>5685</text:p>
          </table:table-cell>
          <table:table-cell table:style-name="ACE-3" office:value-type="float" office:value="156">
            <text:p>156</text:p>
          </table:table-cell>
          <table:table-cell table:style-name="ACE-3" office:value-type="string">
            <text:p>grey organic mud with sand</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2">
            <text:p>162</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241</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6170">
            <text:p>6170</text:p>
          </table:table-cell>
          <table:table-cell table:style-name="ACE-3" office:value-type="float" office:value="119">
            <text:p>119</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5">
            <text:p>−5</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3">
            <text:p>163</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708</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7335">
            <text:p>7335</text:p>
          </table:table-cell>
          <table:table-cell table:style-name="ACE-3" office:value-type="float" office:value="164">
            <text:p>164</text:p>
          </table:table-cell>
          <table:table-cell table:style-name="ACE-3" office:value-type="string">
            <text:p>grey-blue organic mud</text:p>
          </table:table-cell>
          <table:table-cell table:number-columns-repeated="3" table:style-name="ACE-3"/>
          <table:table-cell table:style-name="ACE-3" office:value-type="float" office:value="0">
            <text:p>0</text:p>
          </table:table-cell>
          <table:table-cell table:style-name="ACE-3" office:value-type="float" office:value="-6.0999999999999996">
            <text:p>−6.1</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4">
            <text:p>164</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1242</text:p>
          </table:table-cell>
          <table:table-cell table:style-name="ACE-3" office:value-type="float" office:value="46.661999999999999">
            <text:p>46.662</text:p>
          </table:table-cell>
          <table:table-cell table:style-name="ACE-3" office:value-type="float" office:value="-1.889">
            <text:p>−1.889</text:p>
          </table:table-cell>
          <table:table-cell table:style-name="ACE-3" office:value-type="float" office:value="8055">
            <text:p>8055</text:p>
          </table:table-cell>
          <table:table-cell table:style-name="ACE-3" office:value-type="float" office:value="168">
            <text:p>168</text:p>
          </table:table-cell>
          <table:table-cell table:style-name="ACE-3" office:value-type="string">
            <text:p>grey organic clay</text:p>
          </table:table-cell>
          <table:table-cell table:number-columns-repeated="3" table:style-name="ACE-3"/>
          <table:table-cell table:style-name="ACE-3" office:value-type="float" office:value="0">
            <text:p>0</text:p>
          </table:table-cell>
          <table:table-cell table:style-name="ACE-3" office:value-type="float" office:value="-9.1999999999999993">
            <text:p>−9.2</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5">
            <text:p>165</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58</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5530">
            <text:p>5530</text:p>
          </table:table-cell>
          <table:table-cell table:style-name="ACE-3" office:value-type="float" office:value="168">
            <text:p>16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2.8999999999999999">
            <text:p>−2.9</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6">
            <text:p>166</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3373</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5485">
            <text:p>5485</text:p>
          </table:table-cell>
          <table:table-cell table:style-name="ACE-3" office:value-type="float" office:value="128">
            <text:p>12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7">
            <text:p>167</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15485</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6010">
            <text:p>6010</text:p>
          </table:table-cell>
          <table:table-cell table:style-name="ACE-3" office:value-type="float" office:value="108">
            <text:p>108</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3.8999999999999999">
            <text:p>−3.9</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8">
            <text:p>168</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2959</text:p>
          </table:table-cell>
          <table:table-cell table:style-name="ACE-3" office:value-type="float" office:value="46.662999999999997">
            <text:p>46.663</text:p>
          </table:table-cell>
          <table:table-cell table:style-name="ACE-3" office:value-type="float" office:value="-1.9159999999999999">
            <text:p>−1.916</text:p>
          </table:table-cell>
          <table:table-cell table:style-name="ACE-3" office:value-type="float" office:value="6115">
            <text:p>6115</text:p>
          </table:table-cell>
          <table:table-cell table:style-name="ACE-3" office:value-type="float" office:value="152">
            <text:p>152</text:p>
          </table:table-cell>
          <table:table-cell table:style-name="ACE-3" office:value-type="string">
            <text:p>grey organic mud</text:p>
          </table:table-cell>
          <table:table-cell table:number-columns-repeated="3" table:style-name="ACE-3"/>
          <table:table-cell table:style-name="ACE-3" office:value-type="float" office:value="0">
            <text:p>0</text:p>
          </table:table-cell>
          <table:table-cell table:style-name="ACE-3" office:value-type="float" office:value="-4.4000000000000004">
            <text:p>−4.4</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69">
            <text:p>169</text:p>
          </table:table-cell>
          <table:table-cell table:style-name="ACE-8" office:value-type="string">
            <text:p>Joly and Visset 200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4888</text:p>
          </table:table-cell>
          <table:table-cell table:style-name="ACE-3" office:value-type="float" office:value="50.264000000000003">
            <text:p>50.264</text:p>
          </table:table-cell>
          <table:table-cell table:style-name="ACE-3" office:value-type="float" office:value="1.663">
            <text:p>1.663</text:p>
          </table:table-cell>
          <table:table-cell table:style-name="ACE-3" office:value-type="float" office:value="2910">
            <text:p>2910</text:p>
          </table:table-cell>
          <table:table-cell table:style-name="ACE-3" office:value-type="float" office:value="166">
            <text:p>16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1000000000000001">
            <text:p>−3.1</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29">
            <text:p>29</text:p>
          </table:table-cell>
          <table:table-cell table:style-name="ACE-8" office:value-type="string">
            <text:p>Lefèvre et al. 1980; Ters et al.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4889</text:p>
          </table:table-cell>
          <table:table-cell table:style-name="ACE-3" office:value-type="float" office:value="50.264000000000003">
            <text:p>50.264</text:p>
          </table:table-cell>
          <table:table-cell table:style-name="ACE-3" office:value-type="float" office:value="1.663">
            <text:p>1.663</text:p>
          </table:table-cell>
          <table:table-cell table:style-name="ACE-3" office:value-type="float" office:value="4650">
            <text:p>4650</text:p>
          </table:table-cell>
          <table:table-cell table:style-name="ACE-3" office:value-type="float" office:value="172">
            <text:p>17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5">
            <text:p>−3.5</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30">
            <text:p>30</text:p>
          </table:table-cell>
          <table:table-cell table:style-name="ACE-8" office:value-type="string">
            <text:p>Lefèvre et al. 1980; Ters et al.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4886</text:p>
          </table:table-cell>
          <table:table-cell table:style-name="ACE-3" office:value-type="float" office:value="50.264000000000003">
            <text:p>50.264</text:p>
          </table:table-cell>
          <table:table-cell table:style-name="ACE-3" office:value-type="float" office:value="1.663">
            <text:p>1.663</text:p>
          </table:table-cell>
          <table:table-cell table:style-name="ACE-3" office:value-type="float" office:value="7620">
            <text:p>7620</text:p>
          </table:table-cell>
          <table:table-cell table:style-name="ACE-3" office:value-type="float" office:value="198">
            <text:p>19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9.0999999999999996">
            <text:p>−9.1</text:p>
          </table:table-cell>
          <table:table-cell table:style-name="ACE-3" office:value-type="float" office:value="4.2000000000000002">
            <text:p>4.2</text:p>
          </table:table-cell>
          <table:table-cell table:style-name="ACE-3" office:value-type="float" office:value="4.2000000000000002">
            <text:p>4.2</text:p>
          </table:table-cell>
          <table:table-cell table:number-columns-repeated="2" table:style-name="ACE-3"/>
          <table:table-cell table:style-name="ACE-8" office:value-type="float" office:value="31">
            <text:p>31</text:p>
          </table:table-cell>
          <table:table-cell table:style-name="ACE-8" office:value-type="string">
            <text:p>Lefèvre et al. 1980; Ters et al. 198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36</text:p>
          </table:table-cell>
          <table:table-cell table:style-name="ACE-3" office:value-type="float" office:value="43.320999999999998">
            <text:p>43.321</text:p>
          </table:table-cell>
          <table:table-cell table:style-name="ACE-3" office:value-type="float" office:value="-2.9940000000000002">
            <text:p>−2.994</text:p>
          </table:table-cell>
          <table:table-cell table:style-name="ACE-3" office:value-type="float" office:value="5150">
            <text:p>515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5">
            <text:p>−6.5</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194">
            <text:p>194</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2</text:p>
          </table:table-cell>
          <table:table-cell table:style-name="ACE-3" office:value-type="float" office:value="43.317">
            <text:p>43.317</text:p>
          </table:table-cell>
          <table:table-cell table:style-name="ACE-3" office:value-type="float" office:value="-3.004">
            <text:p>−3.004</text:p>
          </table:table-cell>
          <table:table-cell table:style-name="ACE-3" office:value-type="float" office:value="3540">
            <text:p>354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0999999999999996">
            <text:p>−4.1</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195">
            <text:p>195</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1</text:p>
          </table:table-cell>
          <table:table-cell table:style-name="ACE-3" office:value-type="float" office:value="43.317">
            <text:p>43.317</text:p>
          </table:table-cell>
          <table:table-cell table:style-name="ACE-3" office:value-type="float" office:value="-3.004">
            <text:p>−3.004</text:p>
          </table:table-cell>
          <table:table-cell table:style-name="ACE-3" office:value-type="float" office:value="3970">
            <text:p>3970</text:p>
          </table:table-cell>
          <table:table-cell table:style-name="ACE-3" office:value-type="float" office:value="80">
            <text:p>8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0999999999999996">
            <text:p>−6.1</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196">
            <text:p>196</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6</text:p>
          </table:table-cell>
          <table:table-cell table:style-name="ACE-3" office:value-type="float" office:value="43.311999999999998">
            <text:p>43.312</text:p>
          </table:table-cell>
          <table:table-cell table:style-name="ACE-3" office:value-type="float" office:value="-2.992">
            <text:p>−2.992</text:p>
          </table:table-cell>
          <table:table-cell table:style-name="ACE-3" office:value-type="float" office:value="4430">
            <text:p>4430</text:p>
          </table:table-cell>
          <table:table-cell table:style-name="ACE-3" office:value-type="float" office:value="90">
            <text:p>9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9000000000000004">
            <text:p>−6.9</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197">
            <text:p>197</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45</text:p>
          </table:table-cell>
          <table:table-cell table:style-name="ACE-3" office:value-type="float" office:value="43.313000000000002">
            <text:p>43.313</text:p>
          </table:table-cell>
          <table:table-cell table:style-name="ACE-3" office:value-type="float" office:value="-2.9889999999999999">
            <text:p>−2.989</text:p>
          </table:table-cell>
          <table:table-cell table:style-name="ACE-3" office:value-type="float" office:value="2000">
            <text:p>2000</text:p>
          </table:table-cell>
          <table:table-cell table:style-name="ACE-3" office:value-type="float" office:value="60">
            <text:p>6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4.5">
            <text:p>−4.5</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198">
            <text:p>198</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2</text:p>
          </table:table-cell>
          <table:table-cell table:style-name="ACE-3" office:value-type="float" office:value="43.302999999999997">
            <text:p>43.303</text:p>
          </table:table-cell>
          <table:table-cell table:style-name="ACE-3" office:value-type="float" office:value="-2.9729999999999999">
            <text:p>−2.973</text:p>
          </table:table-cell>
          <table:table-cell table:style-name="ACE-3" office:value-type="float" office:value="4900">
            <text:p>4900</text:p>
          </table:table-cell>
          <table:table-cell table:style-name="ACE-3" office:value-type="float" office:value="120">
            <text:p>12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6.5999999999999996">
            <text:p>−6.6</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199">
            <text:p>199</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3</text:p>
          </table:table-cell>
          <table:table-cell table:style-name="ACE-3" office:value-type="float" office:value="43.302999999999997">
            <text:p>43.303</text:p>
          </table:table-cell>
          <table:table-cell table:style-name="ACE-3" office:value-type="float" office:value="-2.9729999999999999">
            <text:p>−2.973</text:p>
          </table:table-cell>
          <table:table-cell table:style-name="ACE-3" office:value-type="float" office:value="4860">
            <text:p>4860</text:p>
          </table:table-cell>
          <table:table-cell table:style-name="ACE-3" office:value-type="float" office:value="60">
            <text:p>6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5.5999999999999996">
            <text:p>−5.6</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200">
            <text:p>200</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27950</text:p>
          </table:table-cell>
          <table:table-cell table:style-name="ACE-3" office:value-type="float" office:value="43.307000000000002">
            <text:p>43.307</text:p>
          </table:table-cell>
          <table:table-cell table:style-name="ACE-3" office:value-type="float" office:value="-2.9740000000000002">
            <text:p>−2.974</text:p>
          </table:table-cell>
          <table:table-cell table:style-name="ACE-3" office:value-type="float" office:value="2060">
            <text:p>206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5.0999999999999996">
            <text:p>−5.1</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01">
            <text:p>201</text:p>
          </table:table-cell>
          <table:table-cell table:style-name="ACE-8" office:value-type="string">
            <text:p>Leorri and Cearreta 2004;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0</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5320">
            <text:p>5320</text:p>
          </table:table-cell>
          <table:table-cell table:style-name="ACE-3" office:value-type="float" office:value="60">
            <text:p>6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7.2000000000000002">
            <text:p>−7.2</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221">
            <text:p>221</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1</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7530">
            <text:p>7530</text:p>
          </table:table-cell>
          <table:table-cell table:style-name="ACE-3" office:value-type="float" office:value="70">
            <text:p>7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5.5">
            <text:p>−15.5</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222">
            <text:p>222</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2</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7800">
            <text:p>78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5.6">
            <text:p>−15.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23">
            <text:p>223</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29143</text:p>
          </table:table-cell>
          <table:table-cell table:style-name="ACE-3" office:value-type="float" office:value="43.366999999999997">
            <text:p>43.367</text:p>
          </table:table-cell>
          <table:table-cell table:style-name="ACE-3" office:value-type="float" office:value="-2.6749999999999998">
            <text:p>−2.675</text:p>
          </table:table-cell>
          <table:table-cell table:style-name="ACE-3" office:value-type="float" office:value="8360">
            <text:p>8360</text:p>
          </table:table-cell>
          <table:table-cell table:style-name="ACE-3" office:value-type="float" office:value="50">
            <text:p>5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20.399999999999999">
            <text:p>−20.4</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24">
            <text:p>224</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76</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680">
            <text:p>768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1999999999999993">
            <text:p>−9.2</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28">
            <text:p>228</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77</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810">
            <text:p>781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9.5">
            <text:p>−9.5</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29">
            <text:p>229</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80</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700">
            <text:p>77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1.199999999999999">
            <text:p>−11.2</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30">
            <text:p>230</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2379</text:p>
          </table:table-cell>
          <table:table-cell table:style-name="ACE-3" office:value-type="float" office:value="43.371000000000002">
            <text:p>43.371</text:p>
          </table:table-cell>
          <table:table-cell table:style-name="ACE-3" office:value-type="float" office:value="-2.6829999999999998">
            <text:p>−2.683</text:p>
          </table:table-cell>
          <table:table-cell table:style-name="ACE-3" office:value-type="float" office:value="7850">
            <text:p>785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12">
            <text:p>−12</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31">
            <text:p>231</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608</text:p>
          </table:table-cell>
          <table:table-cell table:style-name="ACE-3" office:value-type="float" office:value="43.314999999999998">
            <text:p>43.315</text:p>
          </table:table-cell>
          <table:table-cell table:style-name="ACE-3" office:value-type="float" office:value="-2.6749999999999998">
            <text:p>−2.675</text:p>
          </table:table-cell>
          <table:table-cell table:style-name="ACE-3" office:value-type="float" office:value="2870">
            <text:p>2870</text:p>
          </table:table-cell>
          <table:table-cell table:style-name="ACE-3" office:value-type="float" office:value="60">
            <text:p>6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45">
            <text:p>245</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609</text:p>
          </table:table-cell>
          <table:table-cell table:style-name="ACE-3" office:value-type="float" office:value="43.314999999999998">
            <text:p>43.315</text:p>
          </table:table-cell>
          <table:table-cell table:style-name="ACE-3" office:value-type="float" office:value="-2.6749999999999998">
            <text:p>−2.675</text:p>
          </table:table-cell>
          <table:table-cell table:style-name="ACE-3" office:value-type="float" office:value="6600">
            <text:p>6600</text:p>
          </table:table-cell>
          <table:table-cell table:style-name="ACE-3" office:value-type="float" office:value="40">
            <text:p>4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3.6000000000000001">
            <text:p>−3.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46">
            <text:p>246</text:p>
          </table:table-cell>
          <table:table-cell table:style-name="ACE-8" office:value-type="string">
            <text:p>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58</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5920">
            <text:p>5920</text:p>
          </table:table-cell>
          <table:table-cell table:style-name="ACE-3" office:value-type="float" office:value="40">
            <text:p>4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4.4000000000000004">
            <text:p>−4.4</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06">
            <text:p>206</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59</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6600">
            <text:p>660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5.9000000000000004">
            <text:p>−5.9</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07">
            <text:p>207</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3</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7970">
            <text:p>797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16.800000000000001">
            <text:p>−16.8</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08">
            <text:p>208</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4</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170">
            <text:p>8170</text:p>
          </table:table-cell>
          <table:table-cell table:style-name="ACE-3" office:value-type="float" office:value="50">
            <text:p>5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18.5">
            <text:p>−18.5</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09">
            <text:p>209</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5</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370">
            <text:p>8370</text:p>
          </table:table-cell>
          <table:table-cell table:style-name="ACE-3" office:value-type="float" office:value="50">
            <text:p>50</text:p>
          </table:table-cell>
          <table:table-cell table:style-name="ACE-3" office:value-type="string">
            <text:p>shell</text:p>
          </table:table-cell>
          <table:table-cell table:number-columns-repeated="3" table:style-name="ACE-3"/>
          <table:table-cell table:style-name="ACE-3" office:value-type="float" office:value="-1">
            <text:p>−1</text:p>
          </table:table-cell>
          <table:table-cell table:style-name="ACE-3" office:value-type="float" office:value="-20.300000000000001">
            <text:p>−20.3</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10">
            <text:p>210</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6</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330">
            <text:p>833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0.800000000000001">
            <text:p>−20.8</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11">
            <text:p>211</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7</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410">
            <text:p>841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1.600000000000001">
            <text:p>−21.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12">
            <text:p>212</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8</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740">
            <text:p>874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4.399999999999999">
            <text:p>−24.4</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13">
            <text:p>213</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70</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790">
            <text:p>8790</text:p>
          </table:table-cell>
          <table:table-cell table:style-name="ACE-3" office:value-type="float" office:value="60">
            <text:p>6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5.100000000000001">
            <text:p>−25.1</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14">
            <text:p>214</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57969</text:p>
          </table:table-cell>
          <table:table-cell table:style-name="ACE-3" office:value-type="float" office:value="43.292999999999999">
            <text:p>43.293</text:p>
          </table:table-cell>
          <table:table-cell table:style-name="ACE-3" office:value-type="float" office:value="-2.3650000000000002">
            <text:p>−2.365</text:p>
          </table:table-cell>
          <table:table-cell table:style-name="ACE-3" office:value-type="float" office:value="8870">
            <text:p>8870</text:p>
          </table:table-cell>
          <table:table-cell table:style-name="ACE-3" office:value-type="float" office:value="80">
            <text:p>80</text:p>
          </table:table-cell>
          <table:table-cell table:style-name="ACE-3" office:value-type="string">
            <text:p>organic matter (leaves)</text:p>
          </table:table-cell>
          <table:table-cell table:number-columns-repeated="3" table:style-name="ACE-3"/>
          <table:table-cell table:style-name="ACE-3" office:value-type="float" office:value="1">
            <text:p>1</text:p>
          </table:table-cell>
          <table:table-cell table:style-name="ACE-3" office:value-type="float" office:value="-24.899999999999999">
            <text:p>−24.9</text:p>
          </table:table-cell>
          <table:table-cell table:style-name="ACE-3" office:value-type="float" office:value="0.29999999999999999">
            <text:p>0.3</text:p>
          </table:table-cell>
          <table:table-cell table:style-name="ACE-3" office:value-type="float" office:value="0.29999999999999999">
            <text:p>0.3</text:p>
          </table:table-cell>
          <table:table-cell table:number-columns-repeated="2" table:style-name="ACE-3"/>
          <table:table-cell table:style-name="ACE-8" office:value-type="float" office:value="215">
            <text:p>215</text:p>
          </table:table-cell>
          <table:table-cell table:style-name="ACE-8" office:value-type="string">
            <text:p>Leorri et al. 2012; Hernández Martín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6457</text:p>
          </table:table-cell>
          <table:table-cell table:style-name="ACE-3" office:value-type="float" office:value="49.186999999999998">
            <text:p>49.187</text:p>
          </table:table-cell>
          <table:table-cell table:style-name="ACE-3" office:value-type="float" office:value="-0.17299999999999999">
            <text:p>−0.173</text:p>
          </table:table-cell>
          <table:table-cell table:style-name="ACE-3" office:value-type="float" office:value="2219">
            <text:p>2219</text:p>
          </table:table-cell>
          <table:table-cell table:style-name="ACE-3" office:value-type="float" office:value="113">
            <text:p>113</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50">
            <text:p>50</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6461</text:p>
          </table:table-cell>
          <table:table-cell table:style-name="ACE-3" office:value-type="float" office:value="49.186999999999998">
            <text:p>49.187</text:p>
          </table:table-cell>
          <table:table-cell table:style-name="ACE-3" office:value-type="float" office:value="-0.17299999999999999">
            <text:p>−0.173</text:p>
          </table:table-cell>
          <table:table-cell table:style-name="ACE-3" office:value-type="float" office:value="2265">
            <text:p>2265</text:p>
          </table:table-cell>
          <table:table-cell table:style-name="ACE-3" office:value-type="float" office:value="113">
            <text:p>113</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
            <text:p>−2</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51">
            <text:p>51</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7598</text:p>
          </table:table-cell>
          <table:table-cell table:style-name="ACE-3" office:value-type="float" office:value="49.186999999999998">
            <text:p>49.187</text:p>
          </table:table-cell>
          <table:table-cell table:style-name="ACE-3" office:value-type="float" office:value="-0.17299999999999999">
            <text:p>−0.173</text:p>
          </table:table-cell>
          <table:table-cell table:style-name="ACE-3" office:value-type="float" office:value="2268">
            <text:p>2268</text:p>
          </table:table-cell>
          <table:table-cell table:style-name="ACE-3" office:value-type="float" office:value="110">
            <text:p>110</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999999999999999">
            <text:p>−1.9</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52">
            <text:p>52</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7825</text:p>
          </table:table-cell>
          <table:table-cell table:style-name="ACE-3" office:value-type="float" office:value="49.243000000000002">
            <text:p>49.243</text:p>
          </table:table-cell>
          <table:table-cell table:style-name="ACE-3" office:value-type="float" office:value="-0.158">
            <text:p>−0.158</text:p>
          </table:table-cell>
          <table:table-cell table:style-name="ACE-3" office:value-type="float" office:value="2541">
            <text:p>2541</text:p>
          </table:table-cell>
          <table:table-cell table:style-name="ACE-3" office:value-type="float" office:value="110">
            <text:p>110</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53">
            <text:p>53</text:p>
          </table:table-cell>
          <table:table-cell table:style-name="ACE-8" office:value-type="string">
            <text:p>Lespez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39.100000000000001">
            <text:p>39.1</text:p>
          </table:table-cell>
          <table:table-cell table:style-name="ACE-3" office:value-type="float" office:value="-9.3000000000000007">
            <text:p>−9.3</text:p>
          </table:table-cell>
          <table:table-cell table:style-name="ACE-3" office:value-type="float" office:value="5463">
            <text:p>5463</text:p>
          </table:table-cell>
          <table:table-cell table:style-name="ACE-3" office:value-type="float" office:value="87">
            <text:p>87</text:p>
          </table:table-cell>
          <table:table-cell table:style-name="ACE-3" office:value-type="string">
            <text:p>terrestrial plant material</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1.5">
            <text:p>1.5</text:p>
          </table:table-cell>
          <table:table-cell table:style-name="ACE-3" office:value-type="float" office:value="1.5">
            <text:p>1.5</text:p>
          </table:table-cell>
          <table:table-cell table:number-columns-repeated="2" table:style-name="ACE-3"/>
          <table:table-cell table:style-name="ACE-8" office:value-type="float" office:value="312">
            <text:p>312</text:p>
          </table:table-cell>
          <table:table-cell table:style-name="ACE-8" office:value-type="string">
            <text:p>Lord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39.100000000000001">
            <text:p>39.1</text:p>
          </table:table-cell>
          <table:table-cell table:style-name="ACE-3" office:value-type="float" office:value="-9.3000000000000007">
            <text:p>−9.3</text:p>
          </table:table-cell>
          <table:table-cell table:style-name="ACE-3" office:value-type="float" office:value="5568">
            <text:p>5568</text:p>
          </table:table-cell>
          <table:table-cell table:style-name="ACE-3" office:value-type="float" office:value="79">
            <text:p>79</text:p>
          </table:table-cell>
          <table:table-cell table:style-name="ACE-3" office:value-type="string">
            <text:p>terrestrial plant material</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1.5">
            <text:p>1.5</text:p>
          </table:table-cell>
          <table:table-cell table:style-name="ACE-3" office:value-type="float" office:value="1.5">
            <text:p>1.5</text:p>
          </table:table-cell>
          <table:table-cell table:number-columns-repeated="2" table:style-name="ACE-3"/>
          <table:table-cell table:style-name="ACE-8" office:value-type="float" office:value="313">
            <text:p>313</text:p>
          </table:table-cell>
          <table:table-cell table:style-name="ACE-8" office:value-type="string">
            <text:p>Lord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1635</text:p>
          </table:table-cell>
          <table:table-cell table:style-name="ACE-3" office:value-type="float" office:value="41.875999999999998">
            <text:p>41.876</text:p>
          </table:table-cell>
          <table:table-cell table:style-name="ACE-3" office:value-type="float" office:value="-8.8249999999999993">
            <text:p>−8.825</text:p>
          </table:table-cell>
          <table:table-cell table:style-name="ACE-3" office:value-type="float" office:value="2360">
            <text:p>236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1000000000000001">
            <text:p>1.1</text:p>
          </table:table-cell>
          <table:table-cell table:style-name="ACE-3" office:value-type="float" office:value="1.1000000000000001">
            <text:p>1.1</text:p>
          </table:table-cell>
          <table:table-cell table:number-columns-repeated="2" table:style-name="ACE-3"/>
          <table:table-cell table:style-name="ACE-8" office:value-type="float" office:value="279">
            <text:p>279</text:p>
          </table:table-cell>
          <table:table-cell table:style-name="ACE-8" office:value-type="string">
            <text:p>Moreno and Fatela 200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1636</text:p>
          </table:table-cell>
          <table:table-cell table:style-name="ACE-3" office:value-type="float" office:value="41.875999999999998">
            <text:p>41.876</text:p>
          </table:table-cell>
          <table:table-cell table:style-name="ACE-3" office:value-type="float" office:value="-8.8249999999999993">
            <text:p>−8.825</text:p>
          </table:table-cell>
          <table:table-cell table:style-name="ACE-3" office:value-type="float" office:value="5740">
            <text:p>574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5.4000000000000004">
            <text:p>−5.4</text:p>
          </table:table-cell>
          <table:table-cell table:style-name="ACE-3" office:value-type="float" office:value="0.40000000000000002">
            <text:p>0.4</text:p>
          </table:table-cell>
          <table:table-cell table:style-name="ACE-3" office:value-type="float" office:value="0.40000000000000002">
            <text:p>0.4</text:p>
          </table:table-cell>
          <table:table-cell table:number-columns-repeated="2" table:style-name="ACE-3"/>
          <table:table-cell table:style-name="ACE-8" office:value-type="float" office:value="280">
            <text:p>280</text:p>
          </table:table-cell>
          <table:table-cell table:style-name="ACE-8" office:value-type="string">
            <text:p>Moreno and Fatela 200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81637</text:p>
          </table:table-cell>
          <table:table-cell table:style-name="ACE-3" office:value-type="float" office:value="41.875999999999998">
            <text:p>41.876</text:p>
          </table:table-cell>
          <table:table-cell table:style-name="ACE-3" office:value-type="float" office:value="-8.8249999999999993">
            <text:p>−8.825</text:p>
          </table:table-cell>
          <table:table-cell table:style-name="ACE-3" office:value-type="float" office:value="6710">
            <text:p>671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6.7000000000000002">
            <text:p>−6.7</text:p>
          </table:table-cell>
          <table:table-cell table:style-name="ACE-3" office:value-type="float" office:value="0.40000000000000002">
            <text:p>0.4</text:p>
          </table:table-cell>
          <table:table-cell table:style-name="ACE-3" office:value-type="float" office:value="0.40000000000000002">
            <text:p>0.4</text:p>
          </table:table-cell>
          <table:table-cell table:number-columns-repeated="2" table:style-name="ACE-3"/>
          <table:table-cell table:style-name="ACE-8" office:value-type="float" office:value="281">
            <text:p>281</text:p>
          </table:table-cell>
          <table:table-cell table:style-name="ACE-8" office:value-type="string">
            <text:p>Moreno and Fatela 200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380">
            <text:p>380</text:p>
          </table:table-cell>
          <table:table-cell table:style-name="ACE-3" office:value-type="float" office:value="104">
            <text:p>10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2">
            <text:p>282</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650">
            <text:p>650</text:p>
          </table:table-cell>
          <table:table-cell table:style-name="ACE-3" office:value-type="float" office:value="106">
            <text:p>106</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3">
            <text:p>283</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010">
            <text:p>1010</text:p>
          </table:table-cell>
          <table:table-cell table:style-name="ACE-3" office:value-type="float" office:value="112">
            <text:p>11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4">
            <text:p>284</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030">
            <text:p>1030</text:p>
          </table:table-cell>
          <table:table-cell table:style-name="ACE-3" office:value-type="float" office:value="106">
            <text:p>106</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5">
            <text:p>285</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570">
            <text:p>1570</text:p>
          </table:table-cell>
          <table:table-cell table:style-name="ACE-3" office:value-type="float" office:value="108">
            <text:p>10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59999999999999998">
            <text:p>−0.6</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6">
            <text:p>286</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876944440000003">
            <text:p>41.87694444</text:p>
          </table:table-cell>
          <table:table-cell table:style-name="ACE-3" office:value-type="float" office:value="-8.8244444439999992">
            <text:p>−8.824444444</text:p>
          </table:table-cell>
          <table:table-cell table:style-name="ACE-3" office:value-type="float" office:value="1760">
            <text:p>1760</text:p>
          </table:table-cell>
          <table:table-cell table:style-name="ACE-3" office:value-type="float" office:value="104">
            <text:p>10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0.59999999999999998">
            <text:p>0.6</text:p>
          </table:table-cell>
          <table:table-cell table:style-name="ACE-3" office:value-type="float" office:value="0.59999999999999998">
            <text:p>0.6</text:p>
          </table:table-cell>
          <table:table-cell table:number-columns-repeated="2" table:style-name="ACE-3"/>
          <table:table-cell table:style-name="ACE-8" office:value-type="float" office:value="287">
            <text:p>287</text:p>
          </table:table-cell>
          <table:table-cell table:style-name="ACE-8" office:value-type="string">
            <text:p>Moreno et al.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11</text:p>
          </table:table-cell>
          <table:table-cell table:style-name="ACE-3" office:value-type="float" office:value="48.667999999999999">
            <text:p>48.668</text:p>
          </table:table-cell>
          <table:table-cell table:style-name="ACE-3" office:value-type="float" office:value="-4.2190000000000003">
            <text:p>−4.219</text:p>
          </table:table-cell>
          <table:table-cell table:style-name="ACE-3" office:value-type="float" office:value="4153">
            <text:p>4153</text:p>
          </table:table-cell>
          <table:table-cell table:style-name="ACE-3" office:value-type="float" office:value="154">
            <text:p>154</text:p>
          </table:table-cell>
          <table:table-cell table:style-name="ACE-3" office:value-type="string">
            <text:p>wood and charred wood</text:p>
          </table:table-cell>
          <table:table-cell table:number-columns-repeated="3" table:style-name="ACE-3"/>
          <table:table-cell table:style-name="ACE-3" office:value-type="float" office:value="1">
            <text:p>1</text:p>
          </table:table-cell>
          <table:table-cell table:style-name="ACE-3" office:value-type="float" office:value="2">
            <text:p>2</text:p>
          </table:table-cell>
          <table:table-cell table:style-name="ACE-3" office:value-type="float" office:value="3.3999999999999999">
            <text:p>3.4</text:p>
          </table:table-cell>
          <table:table-cell table:style-name="ACE-3" office:value-type="float" office:value="3.3999999999999999">
            <text:p>3.4</text:p>
          </table:table-cell>
          <table:table-cell table:number-columns-repeated="2" table:style-name="ACE-3"/>
          <table:table-cell table:style-name="ACE-8" office:value-type="float" office:value="108">
            <text:p>108</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66</text:p>
          </table:table-cell>
          <table:table-cell table:style-name="ACE-3" office:value-type="float" office:value="48.573999999999998">
            <text:p>48.574</text:p>
          </table:table-cell>
          <table:table-cell table:style-name="ACE-3" office:value-type="float" office:value="-4.6959999999999997">
            <text:p>−4.696</text:p>
          </table:table-cell>
          <table:table-cell table:style-name="ACE-3" office:value-type="float" office:value="5803">
            <text:p>5803</text:p>
          </table:table-cell>
          <table:table-cell table:style-name="ACE-3" office:value-type="float" office:value="191">
            <text:p>19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6.9000000000000004">
            <text:p>−6.9</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109">
            <text:p>109</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816</text:p>
          </table:table-cell>
          <table:table-cell table:style-name="ACE-3" office:value-type="float" office:value="48.518000000000001">
            <text:p>48.518</text:p>
          </table:table-cell>
          <table:table-cell table:style-name="ACE-3" office:value-type="float" office:value="-4.7670000000000003">
            <text:p>−4.767</text:p>
          </table:table-cell>
          <table:table-cell table:style-name="ACE-3" office:value-type="float" office:value="4003">
            <text:p>4003</text:p>
          </table:table-cell>
          <table:table-cell table:style-name="ACE-3" office:value-type="float" office:value="172">
            <text:p>172</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3.2999999999999998">
            <text:p>3.3</text:p>
          </table:table-cell>
          <table:table-cell table:style-name="ACE-3" office:value-type="float" office:value="3.2999999999999998">
            <text:p>3.3</text:p>
          </table:table-cell>
          <table:table-cell table:number-columns-repeated="2" table:style-name="ACE-3"/>
          <table:table-cell table:style-name="ACE-8" office:value-type="float" office:value="110">
            <text:p>110</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14</text:p>
          </table:table-cell>
          <table:table-cell table:style-name="ACE-3" office:value-type="float" office:value="48.424999999999997">
            <text:p>48.425</text:p>
          </table:table-cell>
          <table:table-cell table:style-name="ACE-3" office:value-type="float" office:value="-4.7889999999999997">
            <text:p>−4.789</text:p>
          </table:table-cell>
          <table:table-cell table:style-name="ACE-3" office:value-type="float" office:value="3693">
            <text:p>3693</text:p>
          </table:table-cell>
          <table:table-cell table:style-name="ACE-3" office:value-type="float" office:value="165">
            <text:p>165</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11">
            <text:p>111</text:p>
          </table:table-cell>
          <table:table-cell table:style-name="ACE-8" office:value-type="string">
            <text:p>Morzadec-Kerfourn 1969; Leorri et al. 2012; Goslin et al.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85</text:p>
          </table:table-cell>
          <table:table-cell table:style-name="ACE-3" office:value-type="float" office:value="51.005000000000003">
            <text:p>51.005</text:p>
          </table:table-cell>
          <table:table-cell table:style-name="ACE-3" office:value-type="float" office:value="2.464">
            <text:p>2.464</text:p>
          </table:table-cell>
          <table:table-cell table:style-name="ACE-3" office:value-type="float" office:value="4908">
            <text:p>4908</text:p>
          </table:table-cell>
          <table:table-cell table:style-name="ACE-3" office:value-type="float" office:value="53">
            <text:p>53</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2.6000000000000001">
            <text:p>−2.6</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
            <text:p>1</text:p>
          </table:table-cell>
          <table:table-cell table:style-name="ACE-8" office:value-type="string">
            <text:p>Mrani-Alaoui and Anthony 2011; Stéphan and Goslin 2014 (as in García-Artola et al. 2018)</text:p>
          </table:table-cell>
          <table:table-cell table:number-columns-repeated="9" table:style-name="ACE-3"/>
          <table:table-cell table:style-name="ACE-3" table:formula="of:=(EXP([.Y199]/-8033))*0.97499999999999998^2/(1+[.AA199]/1000)^2" office:value-type="float" office:value="0.95062499999999994">
            <text:p>0.95062</text:p>
          </table:table-cell>
          <table:table-cell table:style-name="ACE-3" table:formula="of:=ROUND(-8033*LN([.AC199]);0)" office:value-type="float" office:value="407">
            <text:p>407</text:p>
          </table:table-cell>
          <table:table-cell table:style-name="ACE-3" table:formula="of:=ROUND(SQRT([.Z199]^2+(16.065999999999999*[.AB199])^2))" office:value-type="float" office:value="0">
            <text:p>0</text:p>
          </table:table-cell>
          <table:table-cell table:number-columns-repeated="225" table:style-name="ACE-3"/>
        </table:table-row>
        <table:table-row table:style-name="AROW-1">
          <table:table-cell table:style-name="ACE-3"/>
          <table:table-cell table:style-name="ACE-3" office:value-type="string">
            <text:p>radiocarbon</text:p>
          </table:table-cell>
          <table:table-cell table:style-name="ACE-3" office:value-type="string">
            <text:p>KIA-19487</text:p>
          </table:table-cell>
          <table:table-cell table:style-name="ACE-3" office:value-type="float" office:value="50.954999999999998">
            <text:p>50.955</text:p>
          </table:table-cell>
          <table:table-cell table:style-name="ACE-3" office:value-type="float" office:value="2.375">
            <text:p>2.375</text:p>
          </table:table-cell>
          <table:table-cell table:style-name="ACE-3" office:value-type="float" office:value="1903">
            <text:p>1903</text:p>
          </table:table-cell>
          <table:table-cell table:style-name="ACE-3" office:value-type="float" office:value="47">
            <text:p>47</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0.59999999999999998">
            <text:p>0.6</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2">
            <text:p>2</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86</text:p>
          </table:table-cell>
          <table:table-cell table:style-name="ACE-3" office:value-type="float" office:value="50.954999999999998">
            <text:p>50.955</text:p>
          </table:table-cell>
          <table:table-cell table:style-name="ACE-3" office:value-type="float" office:value="2.375">
            <text:p>2.375</text:p>
          </table:table-cell>
          <table:table-cell table:style-name="ACE-3" office:value-type="float" office:value="3918">
            <text:p>3918</text:p>
          </table:table-cell>
          <table:table-cell table:style-name="ACE-3" office:value-type="float" office:value="50">
            <text:p>50</text:p>
          </table:table-cell>
          <table:table-cell table:style-name="ACE-3" office:value-type="string">
            <text:p>Scrobicularia plana</text:p>
          </table:table-cell>
          <table:table-cell table:number-columns-repeated="3" table:style-name="ACE-3"/>
          <table:table-cell table:style-name="ACE-3" office:value-type="float" office:value="-1">
            <text:p>−1</text:p>
          </table:table-cell>
          <table:table-cell table:style-name="ACE-3" office:value-type="float" office:value="-0.5">
            <text:p>−0.5</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3">
            <text:p>3</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93</text:p>
          </table:table-cell>
          <table:table-cell table:style-name="ACE-3" office:value-type="float" office:value="51.054000000000002">
            <text:p>51.054</text:p>
          </table:table-cell>
          <table:table-cell table:style-name="ACE-3" office:value-type="float" office:value="2.5350000000000001">
            <text:p>2.535</text:p>
          </table:table-cell>
          <table:table-cell table:style-name="ACE-3" office:value-type="float" office:value="3418">
            <text:p>3418</text:p>
          </table:table-cell>
          <table:table-cell table:style-name="ACE-3" office:value-type="float" office:value="50">
            <text:p>50</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0.69999999999999996">
            <text:p>−0.7</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4">
            <text:p>4</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98</text:p>
          </table:table-cell>
          <table:table-cell table:style-name="ACE-3" office:value-type="float" office:value="51.054000000000002">
            <text:p>51.054</text:p>
          </table:table-cell>
          <table:table-cell table:style-name="ACE-3" office:value-type="float" office:value="2.5350000000000001">
            <text:p>2.535</text:p>
          </table:table-cell>
          <table:table-cell table:style-name="ACE-3" office:value-type="float" office:value="3308">
            <text:p>3308</text:p>
          </table:table-cell>
          <table:table-cell table:style-name="ACE-3" office:value-type="float" office:value="50">
            <text:p>50</text:p>
          </table:table-cell>
          <table:table-cell table:style-name="ACE-3" office:value-type="string">
            <text:p>Scrobicularia plana</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5">
            <text:p>5</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502</text:p>
          </table:table-cell>
          <table:table-cell table:style-name="ACE-3" office:value-type="float" office:value="51.009999999999998">
            <text:p>51.01</text:p>
          </table:table-cell>
          <table:table-cell table:style-name="ACE-3" office:value-type="float" office:value="2.5059999999999998">
            <text:p>2.506</text:p>
          </table:table-cell>
          <table:table-cell table:style-name="ACE-3" office:value-type="float" office:value="4628">
            <text:p>4628</text:p>
          </table:table-cell>
          <table:table-cell table:style-name="ACE-3" office:value-type="float" office:value="50">
            <text:p>50</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1.6000000000000001">
            <text:p>−1.6</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6">
            <text:p>6</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KIA-19488</text:p>
          </table:table-cell>
          <table:table-cell table:style-name="ACE-3" office:value-type="float" office:value="50.993000000000002">
            <text:p>50.993</text:p>
          </table:table-cell>
          <table:table-cell table:style-name="ACE-3" office:value-type="float" office:value="2.411">
            <text:p>2.411</text:p>
          </table:table-cell>
          <table:table-cell table:style-name="ACE-3" office:value-type="float" office:value="1683">
            <text:p>1683</text:p>
          </table:table-cell>
          <table:table-cell table:style-name="ACE-3" office:value-type="float" office:value="25">
            <text:p>25</text:p>
          </table:table-cell>
          <table:table-cell table:style-name="ACE-3" office:value-type="string">
            <text:p>Cerastoderma edule</text:p>
          </table:table-cell>
          <table:table-cell table:number-columns-repeated="3" table:style-name="ACE-3"/>
          <table:table-cell table:style-name="ACE-3" office:value-type="float" office:value="-1">
            <text:p>−1</text:p>
          </table:table-cell>
          <table:table-cell table:style-name="ACE-3" office:value-type="float" office:value="0.10000000000000001">
            <text:p>0.1</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7">
            <text:p>7</text:p>
          </table:table-cell>
          <table:table-cell table:style-name="ACE-8" office:value-type="string">
            <text:p>Mrani-Alaoui and Anthony 201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v-758</text:p>
          </table:table-cell>
          <table:table-cell table:style-name="ACE-3" office:value-type="float" office:value="50.558999999999997">
            <text:p>50.559</text:p>
          </table:table-cell>
          <table:table-cell table:style-name="ACE-3" office:value-type="float" office:value="1.5880000000000001">
            <text:p>1.588</text:p>
          </table:table-cell>
          <table:table-cell table:style-name="ACE-3" office:value-type="float" office:value="2600">
            <text:p>2600</text:p>
          </table:table-cell>
          <table:table-cell table:style-name="ACE-3" office:value-type="float" office:value="152">
            <text:p>152</text:p>
          </table:table-cell>
          <table:table-cell table:style-name="ACE-3" office:value-type="string">
            <text:p>organic conten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24">
            <text:p>24</text:p>
          </table:table-cell>
          <table:table-cell table:style-name="ACE-8" office:value-type="string">
            <text:p>Munaut and Gilot 1977;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7.923999999999999">
            <text:p>47.924</text:p>
          </table:table-cell>
          <table:table-cell table:style-name="ACE-3" office:value-type="float" office:value="-4.383">
            <text:p>−4.383</text:p>
          </table:table-cell>
          <table:table-cell table:style-name="ACE-3" office:value-type="float" office:value="2420">
            <text:p>2420</text:p>
          </table:table-cell>
          <table:table-cell table:style-name="ACE-3" office:value-type="float" office:value="128">
            <text:p>128</text:p>
          </table:table-cell>
          <table:table-cell table:style-name="ACE-3" office:value-type="string">
            <text:p>Phragmites pea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2.2000000000000002">
            <text:p>2.2</text:p>
          </table:table-cell>
          <table:table-cell table:style-name="ACE-3" office:value-type="float" office:value="2.2000000000000002">
            <text:p>2.2</text:p>
          </table:table-cell>
          <table:table-cell table:number-columns-repeated="2" table:style-name="ACE-3"/>
          <table:table-cell table:style-name="ACE-8" office:value-type="float" office:value="85">
            <text:p>85</text:p>
          </table:table-cell>
          <table:table-cell table:style-name="ACE-8" office:value-type="string">
            <text:p>Regnauld 199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8.695">
            <text:p>48.695</text:p>
          </table:table-cell>
          <table:table-cell table:style-name="ACE-3" office:value-type="float" office:value="-1.877">
            <text:p>−1.877</text:p>
          </table:table-cell>
          <table:table-cell table:style-name="ACE-3" office:value-type="float" office:value="7310">
            <text:p>7310</text:p>
          </table:table-cell>
          <table:table-cell table:style-name="ACE-3" office:value-type="float" office:value="128">
            <text:p>128</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9.0999999999999996">
            <text:p>−9.1</text:p>
          </table:table-cell>
          <table:table-cell table:style-name="ACE-3" office:value-type="float" office:value="5.4000000000000004">
            <text:p>5.4</text:p>
          </table:table-cell>
          <table:table-cell table:style-name="ACE-3" office:value-type="float" office:value="5.4000000000000004">
            <text:p>5.4</text:p>
          </table:table-cell>
          <table:table-cell table:number-columns-repeated="2" table:style-name="ACE-3"/>
          <table:table-cell table:style-name="ACE-8" office:value-type="float" office:value="82">
            <text:p>82</text:p>
          </table:table-cell>
          <table:table-cell table:style-name="ACE-8" office:value-type="string">
            <text:p>Regnauld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8.695">
            <text:p>48.695</text:p>
          </table:table-cell>
          <table:table-cell table:style-name="ACE-3" office:value-type="float" office:value="-1.877">
            <text:p>−1.877</text:p>
          </table:table-cell>
          <table:table-cell table:style-name="ACE-3" office:value-type="float" office:value="2630">
            <text:p>2630</text:p>
          </table:table-cell>
          <table:table-cell table:style-name="ACE-3" office:value-type="float" office:value="164">
            <text:p>164</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5">
            <text:p>1.5</text:p>
          </table:table-cell>
          <table:table-cell table:style-name="ACE-3" office:value-type="float" office:value="5.4000000000000004">
            <text:p>5.4</text:p>
          </table:table-cell>
          <table:table-cell table:style-name="ACE-3" office:value-type="float" office:value="5.4000000000000004">
            <text:p>5.4</text:p>
          </table:table-cell>
          <table:table-cell table:number-columns-repeated="2" table:style-name="ACE-3"/>
          <table:table-cell table:style-name="ACE-8" office:value-type="float" office:value="83">
            <text:p>83</text:p>
          </table:table-cell>
          <table:table-cell table:style-name="ACE-8" office:value-type="string">
            <text:p>Regnauld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8.695">
            <text:p>48.695</text:p>
          </table:table-cell>
          <table:table-cell table:style-name="ACE-3" office:value-type="float" office:value="-1.877">
            <text:p>−1.877</text:p>
          </table:table-cell>
          <table:table-cell table:style-name="ACE-3" office:value-type="float" office:value="4020">
            <text:p>4020</text:p>
          </table:table-cell>
          <table:table-cell table:style-name="ACE-3" office:value-type="float" office:value="197">
            <text:p>197</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1.5">
            <text:p>1.5</text:p>
          </table:table-cell>
          <table:table-cell table:style-name="ACE-3" office:value-type="float" office:value="5.4000000000000004">
            <text:p>5.4</text:p>
          </table:table-cell>
          <table:table-cell table:style-name="ACE-3" office:value-type="float" office:value="5.4000000000000004">
            <text:p>5.4</text:p>
          </table:table-cell>
          <table:table-cell table:number-columns-repeated="2" table:style-name="ACE-3"/>
          <table:table-cell table:style-name="ACE-8" office:value-type="float" office:value="84">
            <text:p>84</text:p>
          </table:table-cell>
          <table:table-cell table:style-name="ACE-8" office:value-type="string">
            <text:p>Regnauld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table:table-cell table:style-name="ACE-3" office:value-type="float" office:value="41.600000000000001">
            <text:p>41.6</text:p>
          </table:table-cell>
          <table:table-cell table:style-name="ACE-3" office:value-type="float" office:value="-8.8000000000000007">
            <text:p>−8.8</text:p>
          </table:table-cell>
          <table:table-cell table:style-name="ACE-3" office:value-type="float" office:value="5880">
            <text:p>5880</text:p>
          </table:table-cell>
          <table:table-cell table:style-name="ACE-3" office:value-type="float" office:value="128">
            <text:p>128</text:p>
          </table:table-cell>
          <table:table-cell table:style-name="ACE-3" office:value-type="string">
            <text:p>organic bulk</text:p>
          </table:table-cell>
          <table:table-cell table:number-columns-repeated="3" table:style-name="ACE-3"/>
          <table:table-cell table:style-name="ACE-3" office:value-type="float" office:value="1">
            <text:p>1</text:p>
          </table:table-cell>
          <table:table-cell table:style-name="ACE-3" office:value-type="float" office:value="-1">
            <text:p>−1</text:p>
          </table:table-cell>
          <table:table-cell table:style-name="ACE-3" office:value-type="float" office:value="1.3999999999999999">
            <text:p>1.4</text:p>
          </table:table-cell>
          <table:table-cell table:style-name="ACE-3" office:value-type="float" office:value="1.3999999999999999">
            <text:p>1.4</text:p>
          </table:table-cell>
          <table:table-cell table:number-columns-repeated="2" table:style-name="ACE-3"/>
          <table:table-cell table:style-name="ACE-8" office:value-type="float" office:value="288">
            <text:p>288</text:p>
          </table:table-cell>
          <table:table-cell table:style-name="ACE-8" office:value-type="string">
            <text:p>Ribeiro et al. 2011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ICEN-930</text:p>
          </table:table-cell>
          <table:table-cell table:style-name="ACE-3" office:value-type="float" office:value="43.399999999999999">
            <text:p>43.4</text:p>
          </table:table-cell>
          <table:table-cell table:style-name="ACE-3" office:value-type="float" office:value="-8.1999999999999993">
            <text:p>−8.2</text:p>
          </table:table-cell>
          <table:table-cell table:style-name="ACE-3" office:value-type="float" office:value="4350">
            <text:p>4350</text:p>
          </table:table-cell>
          <table:table-cell table:style-name="ACE-3" office:value-type="float" office:value="135">
            <text:p>135</text:p>
          </table:table-cell>
          <table:table-cell table:number-columns-repeated="4" table:style-name="ACE-3"/>
          <table:table-cell table:style-name="ACE-3" office:value-type="float" office:value="1">
            <text:p>1</text:p>
          </table:table-cell>
          <table:table-cell table:style-name="ACE-3" office:value-type="float" office:value="-0.69999999999999996">
            <text:p>−0.7</text:p>
          </table:table-cell>
          <table:table-cell table:style-name="ACE-3" office:value-type="float" office:value="1.8">
            <text:p>1.8</text:p>
          </table:table-cell>
          <table:table-cell table:style-name="ACE-3" office:value-type="float" office:value="1.8">
            <text:p>1.8</text:p>
          </table:table-cell>
          <table:table-cell table:number-columns-repeated="2" table:style-name="ACE-3"/>
          <table:table-cell table:style-name="ACE-8" office:value-type="float" office:value="276">
            <text:p>276</text:p>
          </table:table-cell>
          <table:table-cell table:style-name="ACE-8" office:value-type="string">
            <text:p>Santos Fidalgo and Vidal Romani 2010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50</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5486">
            <text:p>5486</text:p>
          </table:table-cell>
          <table:table-cell table:style-name="ACE-3" office:value-type="float" office:value="57">
            <text:p>57</text:p>
          </table:table-cell>
          <table:table-cell table:style-name="ACE-3" office:value-type="string">
            <text:p>charcoal/charred material</text:p>
          </table:table-cell>
          <table:table-cell table:number-columns-repeated="3" table:style-name="ACE-3"/>
          <table:table-cell table:style-name="ACE-3" office:value-type="float" office:value="0">
            <text:p>0</text:p>
          </table:table-cell>
          <table:table-cell table:style-name="ACE-3" office:value-type="float" office:value="-2">
            <text:p>−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35">
            <text:p>335</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9834</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5468">
            <text:p>5468</text:p>
          </table:table-cell>
          <table:table-cell table:style-name="ACE-3" office:value-type="float" office:value="75">
            <text:p>75</text:p>
          </table:table-cell>
          <table:table-cell table:style-name="ACE-3" office:value-type="string">
            <text:p>charcoal/charred material</text:p>
          </table:table-cell>
          <table:table-cell table:number-columns-repeated="3" table:style-name="ACE-3"/>
          <table:table-cell table:style-name="ACE-3" office:value-type="float" office:value="0">
            <text:p>0</text:p>
          </table:table-cell>
          <table:table-cell table:style-name="ACE-3" office:value-type="float" office:value="-2">
            <text:p>−2</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36">
            <text:p>336</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51</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5587">
            <text:p>5587</text:p>
          </table:table-cell>
          <table:table-cell table:style-name="ACE-3" office:value-type="float" office:value="48">
            <text:p>48</text:p>
          </table:table-cell>
          <table:table-cell table:style-name="ACE-3" office:value-type="string">
            <text:p>charcoal/charred material</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37">
            <text:p>337</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5056</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6210">
            <text:p>6210</text:p>
          </table:table-cell>
          <table:table-cell table:style-name="ACE-3" office:value-type="float" office:value="40">
            <text:p>40</text:p>
          </table:table-cell>
          <table:table-cell table:style-name="ACE-3" office:value-type="string">
            <text:p>charcoal/charred material</text:p>
          </table:table-cell>
          <table:table-cell table:number-columns-repeated="3" table:style-name="ACE-3"/>
          <table:table-cell table:style-name="ACE-3" office:value-type="float" office:value="-1">
            <text:p>−1</text:p>
          </table:table-cell>
          <table:table-cell table:style-name="ACE-3" office:value-type="float" office:value="-5">
            <text:p>−5</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338">
            <text:p>338</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5057</text:p>
          </table:table-cell>
          <table:table-cell table:style-name="ACE-3" office:value-type="float" office:value="37.057360000000003">
            <text:p>37.05736</text:p>
          </table:table-cell>
          <table:table-cell table:style-name="ACE-3" office:value-type="float" office:value="-8.0747699999999991">
            <text:p>−8.07477</text:p>
          </table:table-cell>
          <table:table-cell table:style-name="ACE-3" office:value-type="float" office:value="7300">
            <text:p>7300</text:p>
          </table:table-cell>
          <table:table-cell table:style-name="ACE-3" office:value-type="float" office:value="40">
            <text:p>40</text:p>
          </table:table-cell>
          <table:table-cell table:style-name="ACE-3" office:value-type="string">
            <text:p>charcoal/terrestrial plant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339">
            <text:p>339</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47</text:p>
          </table:table-cell>
          <table:table-cell table:style-name="ACE-3" office:value-type="float" office:value="37.084800000000001">
            <text:p>37.0848</text:p>
          </table:table-cell>
          <table:table-cell table:style-name="ACE-3" office:value-type="float" office:value="-8.1369600000000002">
            <text:p>−8.13696</text:p>
          </table:table-cell>
          <table:table-cell table:style-name="ACE-3" office:value-type="float" office:value="2979">
            <text:p>2979</text:p>
          </table:table-cell>
          <table:table-cell table:style-name="ACE-3" office:value-type="float" office:value="42">
            <text:p>42</text:p>
          </table:table-cell>
          <table:table-cell table:style-name="ACE-3" office:value-type="string">
            <text:p>charcoal</text:p>
          </table:table-cell>
          <table:table-cell table:number-columns-repeated="3" table:style-name="ACE-3"/>
          <table:table-cell table:style-name="ACE-3" office:value-type="float" office:value="-1">
            <text:p>−1</text:p>
          </table:table-cell>
          <table:table-cell table:style-name="ACE-3" office:value-type="float" office:value="-0.29999999999999999">
            <text:p>−0.3</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340">
            <text:p>340</text:p>
          </table:table-cell>
          <table:table-cell table:style-name="ACE-8" office:value-type="string">
            <text:p>Schneider et al. 2010; Trog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Pa-1893</text:p>
          </table:table-cell>
          <table:table-cell table:style-name="ACE-3" office:value-type="float" office:value="49.472000000000001">
            <text:p>49.472</text:p>
          </table:table-cell>
          <table:table-cell table:style-name="ACE-3" office:value-type="float" office:value="0.878">
            <text:p>0.878</text:p>
          </table:table-cell>
          <table:table-cell table:style-name="ACE-3" office:value-type="float" office:value="1060">
            <text:p>106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3.8999999999999999">
            <text:p>3.9</text:p>
          </table:table-cell>
          <table:table-cell table:style-name="ACE-3" office:value-type="float" office:value="3.8999999999999999">
            <text:p>3.9</text:p>
          </table:table-cell>
          <table:table-cell table:number-columns-repeated="2" table:style-name="ACE-3"/>
          <table:table-cell table:style-name="ACE-8" office:value-type="float" office:value="34">
            <text:p>34</text:p>
          </table:table-cell>
          <table:table-cell table:style-name="ACE-8" office:value-type="string">
            <text:p>Sebag 2002; Frouin et al. 201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v-1938</text:p>
          </table:table-cell>
          <table:table-cell table:style-name="ACE-3" office:value-type="float" office:value="50.841000000000001">
            <text:p>50.841</text:p>
          </table:table-cell>
          <table:table-cell table:style-name="ACE-3" office:value-type="float" office:value="2.2149999999999999">
            <text:p>2.215</text:p>
          </table:table-cell>
          <table:table-cell table:style-name="ACE-3" office:value-type="float" office:value="8380">
            <text:p>8380</text:p>
          </table:table-cell>
          <table:table-cell table:style-name="ACE-3" office:value-type="float" office:value="156">
            <text:p>156</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21.100000000000001">
            <text:p>−21.1</text:p>
          </table:table-cell>
          <table:table-cell table:style-name="ACE-3" office:value-type="float" office:value="3.2999999999999998">
            <text:p>3.3</text:p>
          </table:table-cell>
          <table:table-cell table:style-name="ACE-3" office:value-type="float" office:value="3.2999999999999998">
            <text:p>3.3</text:p>
          </table:table-cell>
          <table:table-cell table:number-columns-repeated="2" table:style-name="ACE-3"/>
          <table:table-cell table:style-name="ACE-8" office:value-type="float" office:value="12">
            <text:p>12</text:p>
          </table:table-cell>
          <table:table-cell table:style-name="ACE-8" office:value-type="string">
            <text:p>Sommé et al. 199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7 </text:p>
          </table:table-cell>
          <table:table-cell table:style-name="ACE-3" office:value-type="float" office:value="48.360999999999997">
            <text:p>48.361</text:p>
          </table:table-cell>
          <table:table-cell table:style-name="ACE-3" office:value-type="float" office:value="-4.5529999999999999">
            <text:p>−4.553</text:p>
          </table:table-cell>
          <table:table-cell table:style-name="ACE-3" office:value-type="float" office:value="3101">
            <text:p>3101</text:p>
          </table:table-cell>
          <table:table-cell table:style-name="ACE-3" office:value-type="float" office:value="109">
            <text:p>10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7000000000000002">
            <text:p>−2.7</text:p>
          </table:table-cell>
          <table:table-cell table:style-name="ACE-3" office:value-type="float" office:value="1.8999999999999999">
            <text:p>1.9</text:p>
          </table:table-cell>
          <table:table-cell table:style-name="ACE-3" office:value-type="float" office:value="1.8999999999999999">
            <text:p>1.9</text:p>
          </table:table-cell>
          <table:table-cell table:number-columns-repeated="2" table:style-name="ACE-3"/>
          <table:table-cell table:style-name="ACE-8" office:value-type="float" office:value="112">
            <text:p>112</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8 </text:p>
          </table:table-cell>
          <table:table-cell table:style-name="ACE-3" office:value-type="float" office:value="48.360999999999997">
            <text:p>48.361</text:p>
          </table:table-cell>
          <table:table-cell table:style-name="ACE-3" office:value-type="float" office:value="-4.5529999999999999">
            <text:p>−4.553</text:p>
          </table:table-cell>
          <table:table-cell table:style-name="ACE-3" office:value-type="float" office:value="3597">
            <text:p>3597</text:p>
          </table:table-cell>
          <table:table-cell table:style-name="ACE-3" office:value-type="float" office:value="109">
            <text:p>10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7999999999999998">
            <text:p>−3.8</text:p>
          </table:table-cell>
          <table:table-cell table:style-name="ACE-3" office:value-type="float" office:value="1.8999999999999999">
            <text:p>1.9</text:p>
          </table:table-cell>
          <table:table-cell table:style-name="ACE-3" office:value-type="float" office:value="1.8999999999999999">
            <text:p>1.9</text:p>
          </table:table-cell>
          <table:table-cell table:number-columns-repeated="2" table:style-name="ACE-3"/>
          <table:table-cell table:style-name="ACE-8" office:value-type="float" office:value="113">
            <text:p>113</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61 </text:p>
          </table:table-cell>
          <table:table-cell table:style-name="ACE-3" office:value-type="float" office:value="48.360999999999997">
            <text:p>48.361</text:p>
          </table:table-cell>
          <table:table-cell table:style-name="ACE-3" office:value-type="float" office:value="-4.5529999999999999">
            <text:p>−4.553</text:p>
          </table:table-cell>
          <table:table-cell table:style-name="ACE-3" office:value-type="float" office:value="5575">
            <text:p>5575</text:p>
          </table:table-cell>
          <table:table-cell table:style-name="ACE-3" office:value-type="float" office:value="109">
            <text:p>109</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3.1000000000000001">
            <text:p>−3.1</text:p>
          </table:table-cell>
          <table:table-cell table:style-name="ACE-3" office:value-type="float" office:value="0.10000000000000001">
            <text:p>0.1</text:p>
          </table:table-cell>
          <table:table-cell table:style-name="ACE-3" office:value-type="float" office:value="0.10000000000000001">
            <text:p>0.1</text:p>
          </table:table-cell>
          <table:table-cell table:number-columns-repeated="2" table:style-name="ACE-3"/>
          <table:table-cell table:style-name="ACE-8" office:value-type="float" office:value="114">
            <text:p>114</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76</text:p>
          </table:table-cell>
          <table:table-cell table:style-name="ACE-3" office:value-type="float" office:value="47.527000000000001">
            <text:p>47.527</text:p>
          </table:table-cell>
          <table:table-cell table:style-name="ACE-3" office:value-type="float" office:value="-2.5139999999999998">
            <text:p>−2.514</text:p>
          </table:table-cell>
          <table:table-cell table:style-name="ACE-3" office:value-type="float" office:value="6298">
            <text:p>6298</text:p>
          </table:table-cell>
          <table:table-cell table:style-name="ACE-3" office:value-type="float" office:value="65">
            <text:p>65</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7.0999999999999996">
            <text:p>−7.1</text:p>
          </table:table-cell>
          <table:table-cell table:style-name="ACE-3" office:value-type="float" office:value="2.5">
            <text:p>2.5</text:p>
          </table:table-cell>
          <table:table-cell table:style-name="ACE-3" office:value-type="float" office:value="2.5">
            <text:p>2.5</text:p>
          </table:table-cell>
          <table:table-cell table:number-columns-repeated="2" table:style-name="ACE-3"/>
          <table:table-cell table:style-name="ACE-8" office:value-type="float" office:value="138">
            <text:p>138</text:p>
          </table:table-cell>
          <table:table-cell table:style-name="ACE-8" office:value-type="string">
            <text:p>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8871</text:p>
          </table:table-cell>
          <table:table-cell table:style-name="ACE-3" office:value-type="float" office:value="48.286000000000001">
            <text:p>48.286</text:p>
          </table:table-cell>
          <table:table-cell table:style-name="ACE-3" office:value-type="float" office:value="-4.3380000000000001">
            <text:p>−4.338</text:p>
          </table:table-cell>
          <table:table-cell table:style-name="ACE-3" office:value-type="float" office:value="1075">
            <text:p>1075</text:p>
          </table:table-cell>
          <table:table-cell table:style-name="ACE-3" office:value-type="float" office:value="40">
            <text:p>40</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1.8999999999999999">
            <text:p>1.9</text:p>
          </table:table-cell>
          <table:table-cell table:style-name="ACE-3" office:value-type="float" office:value="1.8999999999999999">
            <text:p>1.9</text:p>
          </table:table-cell>
          <table:table-cell table:number-columns-repeated="2" table:style-name="ACE-3"/>
          <table:table-cell table:style-name="ACE-8" office:value-type="float" office:value="115">
            <text:p>115</text:p>
          </table:table-cell>
          <table:table-cell table:style-name="ACE-8" office:value-type="string">
            <text:p>Stéphan and Laforge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8870</text:p>
          </table:table-cell>
          <table:table-cell table:style-name="ACE-3" office:value-type="float" office:value="48.286000000000001">
            <text:p>48.286</text:p>
          </table:table-cell>
          <table:table-cell table:style-name="ACE-3" office:value-type="float" office:value="-4.3380000000000001">
            <text:p>−4.338</text:p>
          </table:table-cell>
          <table:table-cell table:style-name="ACE-3" office:value-type="float" office:value="950">
            <text:p>950</text:p>
          </table:table-cell>
          <table:table-cell table:style-name="ACE-3" office:value-type="float" office:value="25">
            <text:p>25</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1.8999999999999999">
            <text:p>1.9</text:p>
          </table:table-cell>
          <table:table-cell table:style-name="ACE-3" office:value-type="float" office:value="1.8999999999999999">
            <text:p>1.9</text:p>
          </table:table-cell>
          <table:table-cell table:number-columns-repeated="2" table:style-name="ACE-3"/>
          <table:table-cell table:style-name="ACE-8" office:value-type="float" office:value="116">
            <text:p>116</text:p>
          </table:table-cell>
          <table:table-cell table:style-name="ACE-8" office:value-type="string">
            <text:p>Stéphan and Laforge 201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78</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3500">
            <text:p>350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86">
            <text:p>86</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79</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4280">
            <text:p>428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2999999999999998">
            <text:p>−4.3</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87">
            <text:p>87</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0</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4640">
            <text:p>464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9000000000000004">
            <text:p>−4.9</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88">
            <text:p>88</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1</text:p>
          </table:table-cell>
          <table:table-cell table:style-name="ACE-3" office:value-type="float" office:value="48.347000000000001">
            <text:p>48.347</text:p>
          </table:table-cell>
          <table:table-cell table:style-name="ACE-3" office:value-type="float" office:value="-4.383">
            <text:p>−4.383</text:p>
          </table:table-cell>
          <table:table-cell table:style-name="ACE-3" office:value-type="float" office:value="4775">
            <text:p>4775</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5.2000000000000002">
            <text:p>−5.2</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89">
            <text:p>89</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2</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940">
            <text:p>940</text:p>
          </table:table-cell>
          <table:table-cell table:style-name="ACE-3" office:value-type="float" office:value="56">
            <text:p>56</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0">
            <text:p>90</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3</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3690">
            <text:p>369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5">
            <text:p>−3.5</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1">
            <text:p>91</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4</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4230">
            <text:p>423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3.7999999999999998">
            <text:p>−3.8</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2">
            <text:p>92</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5</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4440">
            <text:p>4440</text:p>
          </table:table-cell>
          <table:table-cell table:style-name="ACE-3" office:value-type="float" office:value="60">
            <text:p>6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7999999999999998">
            <text:p>−4.8</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3">
            <text:p>93</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0686</text:p>
          </table:table-cell>
          <table:table-cell table:style-name="ACE-3" office:value-type="float" office:value="48.308">
            <text:p>48.308</text:p>
          </table:table-cell>
          <table:table-cell table:style-name="ACE-3" office:value-type="float" office:value="-4.258">
            <text:p>−4.258</text:p>
          </table:table-cell>
          <table:table-cell table:style-name="ACE-3" office:value-type="float" office:value="5450">
            <text:p>545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5.0999999999999996">
            <text:p>−5.1</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4">
            <text:p>94</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3</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1081">
            <text:p>1081</text:p>
          </table:table-cell>
          <table:table-cell table:style-name="ACE-3" office:value-type="float" office:value="56">
            <text:p>56</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90000000000000002">
            <text:p>−0.9</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5">
            <text:p>95</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49</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436">
            <text:p>436</text:p>
          </table:table-cell>
          <table:table-cell table:style-name="ACE-3" office:value-type="float" office:value="55">
            <text:p>55</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6">
            <text:p>96</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0</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1686">
            <text:p>1686</text:p>
          </table:table-cell>
          <table:table-cell table:style-name="ACE-3" office:value-type="float" office:value="56">
            <text:p>56</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3999999999999999">
            <text:p>−1.4</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97">
            <text:p>97</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1</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2340">
            <text:p>2340</text:p>
          </table:table-cell>
          <table:table-cell table:style-name="ACE-3" office:value-type="float" office:value="54">
            <text:p>54</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1000000000000001">
            <text:p>1.1</text:p>
          </table:table-cell>
          <table:table-cell table:style-name="ACE-3" office:value-type="float" office:value="1.1000000000000001">
            <text:p>1.1</text:p>
          </table:table-cell>
          <table:table-cell table:number-columns-repeated="2" table:style-name="ACE-3"/>
          <table:table-cell table:style-name="ACE-8" office:value-type="float" office:value="98">
            <text:p>98</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752</text:p>
          </table:table-cell>
          <table:table-cell table:style-name="ACE-3" office:value-type="float" office:value="48.287999999999997">
            <text:p>48.288</text:p>
          </table:table-cell>
          <table:table-cell table:style-name="ACE-3" office:value-type="float" office:value="-4.2389999999999999">
            <text:p>−4.239</text:p>
          </table:table-cell>
          <table:table-cell table:style-name="ACE-3" office:value-type="float" office:value="2716">
            <text:p>2716</text:p>
          </table:table-cell>
          <table:table-cell table:style-name="ACE-3" office:value-type="float" office:value="55">
            <text:p>55</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1.7">
            <text:p>−1.7</text:p>
          </table:table-cell>
          <table:table-cell table:style-name="ACE-3" office:value-type="float" office:value="1.1000000000000001">
            <text:p>1.1</text:p>
          </table:table-cell>
          <table:table-cell table:style-name="ACE-3" office:value-type="float" office:value="1.1000000000000001">
            <text:p>1.1</text:p>
          </table:table-cell>
          <table:table-cell table:number-columns-repeated="2" table:style-name="ACE-3"/>
          <table:table-cell table:style-name="ACE-8" office:value-type="float" office:value="99">
            <text:p>99</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681</text:p>
          </table:table-cell>
          <table:table-cell table:style-name="ACE-3" office:value-type="float" office:value="48.637">
            <text:p>48.637</text:p>
          </table:table-cell>
          <table:table-cell table:style-name="ACE-3" office:value-type="float" office:value="-4.4000000000000004">
            <text:p>−4.4</text:p>
          </table:table-cell>
          <table:table-cell table:style-name="ACE-3" office:value-type="float" office:value="431">
            <text:p>431</text:p>
          </table:table-cell>
          <table:table-cell table:style-name="ACE-3" office:value-type="float" office:value="28">
            <text:p>28</text:p>
          </table:table-cell>
          <table:table-cell table:style-name="ACE-3" office:value-type="string">
            <text:p>Detrital plant material</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100">
            <text:p>100</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686</text:p>
          </table:table-cell>
          <table:table-cell table:style-name="ACE-3" office:value-type="float" office:value="48.637">
            <text:p>48.637</text:p>
          </table:table-cell>
          <table:table-cell table:style-name="ACE-3" office:value-type="float" office:value="-4.4000000000000004">
            <text:p>−4.4</text:p>
          </table:table-cell>
          <table:table-cell table:style-name="ACE-3" office:value-type="float" office:value="5563">
            <text:p>5563</text:p>
          </table:table-cell>
          <table:table-cell table:style-name="ACE-3" office:value-type="float" office:value="31">
            <text:p>31</text:p>
          </table:table-cell>
          <table:table-cell table:style-name="ACE-3" office:value-type="string">
            <text:p>Detrital Phragmites</text:p>
          </table:table-cell>
          <table:table-cell table:number-columns-repeated="3" table:style-name="ACE-3"/>
          <table:table-cell table:style-name="ACE-3" office:value-type="float" office:value="0">
            <text:p>0</text:p>
          </table:table-cell>
          <table:table-cell table:style-name="ACE-3" office:value-type="float" office:value="-5.7999999999999998">
            <text:p>−5.8</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101">
            <text:p>101</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BA-15459</text:p>
          </table:table-cell>
          <table:table-cell table:style-name="ACE-3" office:value-type="float" office:value="48.637">
            <text:p>48.637</text:p>
          </table:table-cell>
          <table:table-cell table:style-name="ACE-3" office:value-type="float" office:value="-4.4000000000000004">
            <text:p>−4.4</text:p>
          </table:table-cell>
          <table:table-cell table:style-name="ACE-3" office:value-type="float" office:value="4054">
            <text:p>4054</text:p>
          </table:table-cell>
          <table:table-cell table:style-name="ACE-3" office:value-type="float" office:value="32">
            <text:p>32</text:p>
          </table:table-cell>
          <table:table-cell table:style-name="ACE-3" office:value-type="string">
            <text:p>Detrital Phragmites</text:p>
          </table:table-cell>
          <table:table-cell table:number-columns-repeated="3" table:style-name="ACE-3"/>
          <table:table-cell table:style-name="ACE-3" office:value-type="float" office:value="0">
            <text:p>0</text:p>
          </table:table-cell>
          <table:table-cell table:style-name="ACE-3" office:value-type="float" office:value="-4.5999999999999996">
            <text:p>−4.6</text:p>
          </table:table-cell>
          <table:table-cell table:style-name="ACE-3" office:value-type="float" office:value="0.80000000000000004">
            <text:p>0.8</text:p>
          </table:table-cell>
          <table:table-cell table:style-name="ACE-3" office:value-type="float" office:value="0.80000000000000004">
            <text:p>0.8</text:p>
          </table:table-cell>
          <table:table-cell table:number-columns-repeated="2" table:style-name="ACE-3"/>
          <table:table-cell table:style-name="ACE-8" office:value-type="float" office:value="102">
            <text:p>102</text:p>
          </table:table-cell>
          <table:table-cell table:style-name="ACE-8" office:value-type="string">
            <text:p>Stéphan et al. 2015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Q-2083</text:p>
          </table:table-cell>
          <table:table-cell table:style-name="ACE-3" office:value-type="float" office:value="45.271999999999998">
            <text:p>45.272</text:p>
          </table:table-cell>
          <table:table-cell table:style-name="ACE-3" office:value-type="float" office:value="-0.81100000000000005">
            <text:p>−0.811</text:p>
          </table:table-cell>
          <table:table-cell table:style-name="ACE-3" office:value-type="float" office:value="6210">
            <text:p>6210</text:p>
          </table:table-cell>
          <table:table-cell table:style-name="ACE-3" office:value-type="float" office:value="128">
            <text:p>12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5">
            <text:p>−3.5</text:p>
          </table:table-cell>
          <table:table-cell table:style-name="ACE-3" office:value-type="float" office:value="2.8999999999999999">
            <text:p>2.9</text:p>
          </table:table-cell>
          <table:table-cell table:style-name="ACE-3" office:value-type="float" office:value="2.8999999999999999">
            <text:p>2.9</text:p>
          </table:table-cell>
          <table:table-cell table:number-columns-repeated="2" table:style-name="ACE-3"/>
          <table:table-cell table:style-name="ACE-8" office:value-type="float" office:value="188">
            <text:p>188</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Q-2085</text:p>
          </table:table-cell>
          <table:table-cell table:style-name="ACE-3" office:value-type="float" office:value="45.279000000000003">
            <text:p>45.279</text:p>
          </table:table-cell>
          <table:table-cell table:style-name="ACE-3" office:value-type="float" office:value="-0.84699999999999998">
            <text:p>−0.847</text:p>
          </table:table-cell>
          <table:table-cell table:style-name="ACE-3" office:value-type="float" office:value="5893">
            <text:p>5893</text:p>
          </table:table-cell>
          <table:table-cell table:style-name="ACE-3" office:value-type="float" office:value="181">
            <text:p>18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2.8999999999999999">
            <text:p>2.9</text:p>
          </table:table-cell>
          <table:table-cell table:style-name="ACE-3" office:value-type="float" office:value="2.8999999999999999">
            <text:p>2.9</text:p>
          </table:table-cell>
          <table:table-cell table:number-columns-repeated="2" table:style-name="ACE-3"/>
          <table:table-cell table:style-name="ACE-8" office:value-type="float" office:value="189">
            <text:p>189</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95389</text:p>
          </table:table-cell>
          <table:table-cell table:style-name="ACE-3" office:value-type="float" office:value="45.280999999999999">
            <text:p>45.281</text:p>
          </table:table-cell>
          <table:table-cell table:style-name="ACE-3" office:value-type="float" office:value="-0.85199999999999998">
            <text:p>−0.852</text:p>
          </table:table-cell>
          <table:table-cell table:style-name="ACE-3" office:value-type="float" office:value="5730">
            <text:p>5730</text:p>
          </table:table-cell>
          <table:table-cell table:style-name="ACE-3" office:value-type="float" office:value="128">
            <text:p>12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
            <text:p>−3</text:p>
          </table:table-cell>
          <table:table-cell table:style-name="ACE-3" office:value-type="float" office:value="2.8999999999999999">
            <text:p>2.9</text:p>
          </table:table-cell>
          <table:table-cell table:style-name="ACE-3" office:value-type="float" office:value="2.8999999999999999">
            <text:p>2.9</text:p>
          </table:table-cell>
          <table:table-cell table:number-columns-repeated="2" table:style-name="ACE-3"/>
          <table:table-cell table:style-name="ACE-8" office:value-type="float" office:value="190">
            <text:p>190</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95390</text:p>
          </table:table-cell>
          <table:table-cell table:style-name="ACE-3" office:value-type="float" office:value="45.280999999999999">
            <text:p>45.281</text:p>
          </table:table-cell>
          <table:table-cell table:style-name="ACE-3" office:value-type="float" office:value="-0.85199999999999998">
            <text:p>−0.852</text:p>
          </table:table-cell>
          <table:table-cell table:style-name="ACE-3" office:value-type="float" office:value="6430">
            <text:p>6430</text:p>
          </table:table-cell>
          <table:table-cell table:style-name="ACE-3" office:value-type="float" office:value="141">
            <text:p>141</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5.2000000000000002">
            <text:p>−5.2</text:p>
          </table:table-cell>
          <table:table-cell table:style-name="ACE-3" office:value-type="float" office:value="2.8999999999999999">
            <text:p>2.9</text:p>
          </table:table-cell>
          <table:table-cell table:style-name="ACE-3" office:value-type="float" office:value="2.8999999999999999">
            <text:p>2.9</text:p>
          </table:table-cell>
          <table:table-cell table:number-columns-repeated="2" table:style-name="ACE-3"/>
          <table:table-cell table:style-name="ACE-8" office:value-type="float" office:value="191">
            <text:p>191</text:p>
          </table:table-cell>
          <table:table-cell table:style-name="ACE-8" office:value-type="string">
            <text:p>Tastet et al. 2000a;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3</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4640">
            <text:p>4640</text:p>
          </table:table-cell>
          <table:table-cell table:style-name="ACE-3" office:value-type="float" office:value="100">
            <text:p>10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5">
            <text:p>−2.5</text:p>
          </table:table-cell>
          <table:table-cell table:style-name="ACE-3" office:value-type="float" office:value="2.2000000000000002">
            <text:p>2.2</text:p>
          </table:table-cell>
          <table:table-cell table:style-name="ACE-3" office:value-type="float" office:value="2.2000000000000002">
            <text:p>2.2</text:p>
          </table:table-cell>
          <table:table-cell table:number-columns-repeated="2" table:style-name="ACE-3"/>
          <table:table-cell table:style-name="ACE-8" office:value-type="float" office:value="186">
            <text:p>186</text:p>
          </table:table-cell>
          <table:table-cell table:style-name="ACE-8" office:value-type="string">
            <text:p>Tastet et al. 2000b;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6</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6130">
            <text:p>6130</text:p>
          </table:table-cell>
          <table:table-cell table:style-name="ACE-3" office:value-type="float" office:value="130">
            <text:p>13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2.2999999999999998">
            <text:p>2.3</text:p>
          </table:table-cell>
          <table:table-cell table:style-name="ACE-3" office:value-type="float" office:value="2.2999999999999998">
            <text:p>2.3</text:p>
          </table:table-cell>
          <table:table-cell table:number-columns-repeated="2" table:style-name="ACE-3"/>
          <table:table-cell table:style-name="ACE-8" office:value-type="float" office:value="187">
            <text:p>187</text:p>
          </table:table-cell>
          <table:table-cell table:style-name="ACE-8" office:value-type="string">
            <text:p>Tastet et al. 2000b;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67</text:p>
          </table:table-cell>
          <table:table-cell table:style-name="ACE-3" office:value-type="float" office:value="37.082999999999998">
            <text:p>37.083</text:p>
          </table:table-cell>
          <table:table-cell table:style-name="ACE-3" office:value-type="float" office:value="-8.1319999999999997">
            <text:p>−8.132</text:p>
          </table:table-cell>
          <table:table-cell table:style-name="ACE-3" office:value-type="float" office:value="3550">
            <text:p>355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1">
            <text:p>321</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8135</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1520">
            <text:p>152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90000000000000002">
            <text:p>0.9</text:p>
          </table:table-cell>
          <table:table-cell table:style-name="ACE-3" office:value-type="float" office:value="0.90000000000000002">
            <text:p>0.9</text:p>
          </table:table-cell>
          <table:table-cell table:number-columns-repeated="2" table:style-name="ACE-3"/>
          <table:table-cell table:style-name="ACE-8" office:value-type="float" office:value="322">
            <text:p>322</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4554</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2220">
            <text:p>2220</text:p>
          </table:table-cell>
          <table:table-cell table:style-name="ACE-3" office:value-type="float" office:value="40">
            <text:p>40</text:p>
          </table:table-cell>
          <table:table-cell table:style-name="ACE-3" office:value-type="string">
            <text:p>C. edule</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90000000000000002">
            <text:p>0.9</text:p>
          </table:table-cell>
          <table:table-cell table:style-name="ACE-3" office:value-type="float" office:value="0.90000000000000002">
            <text:p>0.9</text:p>
          </table:table-cell>
          <table:table-cell table:number-columns-repeated="2" table:style-name="ACE-3"/>
          <table:table-cell table:style-name="ACE-8" office:value-type="float" office:value="323">
            <text:p>323</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317</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3260">
            <text:p>326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0.90000000000000002">
            <text:p>0.9</text:p>
          </table:table-cell>
          <table:table-cell table:style-name="ACE-3" office:value-type="float" office:value="0.90000000000000002">
            <text:p>0.9</text:p>
          </table:table-cell>
          <table:table-cell table:number-columns-repeated="2" table:style-name="ACE-3"/>
          <table:table-cell table:style-name="ACE-8" office:value-type="float" office:value="324">
            <text:p>324</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8136</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5320">
            <text:p>532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1.2">
            <text:p>−1.2</text:p>
          </table:table-cell>
          <table:table-cell table:style-name="ACE-3" office:value-type="float" office:value="0.90000000000000002">
            <text:p>0.9</text:p>
          </table:table-cell>
          <table:table-cell table:style-name="ACE-3" office:value-type="float" office:value="0.90000000000000002">
            <text:p>0.9</text:p>
          </table:table-cell>
          <table:table-cell table:number-columns-repeated="2" table:style-name="ACE-3"/>
          <table:table-cell table:style-name="ACE-8" office:value-type="float" office:value="325">
            <text:p>325</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69</text:p>
          </table:table-cell>
          <table:table-cell table:style-name="ACE-3" office:value-type="float" office:value="37.060000000000002">
            <text:p>37.06</text:p>
          </table:table-cell>
          <table:table-cell table:style-name="ACE-3" office:value-type="float" office:value="-8.0830000000000002">
            <text:p>−8.083</text:p>
          </table:table-cell>
          <table:table-cell table:style-name="ACE-3" office:value-type="float" office:value="6480">
            <text:p>648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2.3999999999999999">
            <text:p>−2.4</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6">
            <text:p>326</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70</text:p>
          </table:table-cell>
          <table:table-cell table:style-name="ACE-3" office:value-type="float" office:value="37.060000000000002">
            <text:p>37.06</text:p>
          </table:table-cell>
          <table:table-cell table:style-name="ACE-3" office:value-type="float" office:value="-8.0830000000000002">
            <text:p>−8.083</text:p>
          </table:table-cell>
          <table:table-cell table:style-name="ACE-3" office:value-type="float" office:value="6730">
            <text:p>673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0">
            <text:p>0</text:p>
          </table:table-cell>
          <table:table-cell table:style-name="ACE-3" office:value-type="float" office:value="-3.6000000000000001">
            <text:p>−3.6</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7">
            <text:p>327</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72</text:p>
          </table:table-cell>
          <table:table-cell table:style-name="ACE-3" office:value-type="float" office:value="37.060000000000002">
            <text:p>37.06</text:p>
          </table:table-cell>
          <table:table-cell table:style-name="ACE-3" office:value-type="float" office:value="-8.0830000000000002">
            <text:p>−8.083</text:p>
          </table:table-cell>
          <table:table-cell table:style-name="ACE-3" office:value-type="float" office:value="6760">
            <text:p>676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0">
            <text:p>0</text:p>
          </table:table-cell>
          <table:table-cell table:style-name="ACE-3" office:value-type="float" office:value="-4.5">
            <text:p>−4.5</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8">
            <text:p>328</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472</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6690">
            <text:p>6690</text:p>
          </table:table-cell>
          <table:table-cell table:style-name="ACE-3" office:value-type="float" office:value="40">
            <text:p>40</text:p>
          </table:table-cell>
          <table:table-cell table:style-name="ACE-3" office:value-type="string">
            <text:p>R. decussata</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29">
            <text:p>329</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5971</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6920">
            <text:p>692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1">
            <text:p>−1</text:p>
          </table:table-cell>
          <table:table-cell table:style-name="ACE-3" office:value-type="float" office:value="-7.2999999999999998">
            <text:p>−7.3</text:p>
          </table:table-cell>
          <table:table-cell table:style-name="ACE-3" office:value-type="float" office:value="1.5">
            <text:p>1.5</text:p>
          </table:table-cell>
          <table:table-cell table:style-name="ACE-3" office:value-type="float" office:value="1.5">
            <text:p>1.5</text:p>
          </table:table-cell>
          <table:table-cell table:number-columns-repeated="2" table:style-name="ACE-3"/>
          <table:table-cell table:style-name="ACE-8" office:value-type="float" office:value="330">
            <text:p>330</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6238</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7380">
            <text:p>7380</text:p>
          </table:table-cell>
          <table:table-cell table:style-name="ACE-3" office:value-type="float" office:value="40">
            <text:p>40</text:p>
          </table:table-cell>
          <table:table-cell table:style-name="ACE-3" office:value-type="string">
            <text:p>G. fragilis</text:p>
          </table:table-cell>
          <table:table-cell table:number-columns-repeated="3" table:style-name="ACE-3"/>
          <table:table-cell table:style-name="ACE-3" office:value-type="float" office:value="0">
            <text:p>0</text:p>
          </table:table-cell>
          <table:table-cell table:style-name="ACE-3" office:value-type="float" office:value="-7.5">
            <text:p>−7.5</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31">
            <text:p>331</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0318</text:p>
          </table:table-cell>
          <table:table-cell table:style-name="ACE-3" office:value-type="float" office:value="37.055999999999997">
            <text:p>37.056</text:p>
          </table:table-cell>
          <table:table-cell table:style-name="ACE-3" office:value-type="float" office:value="-8.0760000000000005">
            <text:p>−8.076</text:p>
          </table:table-cell>
          <table:table-cell table:style-name="ACE-3" office:value-type="float" office:value="7810">
            <text:p>7810</text:p>
          </table:table-cell>
          <table:table-cell table:style-name="ACE-3" office:value-type="float" office:value="50">
            <text:p>50</text:p>
          </table:table-cell>
          <table:table-cell table:style-name="ACE-3" office:value-type="string">
            <text:p>C. glaucum</text:p>
          </table:table-cell>
          <table:table-cell table:number-columns-repeated="3" table:style-name="ACE-3"/>
          <table:table-cell table:style-name="ACE-3" office:value-type="float" office:value="-1">
            <text:p>−1</text:p>
          </table:table-cell>
          <table:table-cell table:style-name="ACE-3" office:value-type="float" office:value="-11">
            <text:p>−11</text:p>
          </table:table-cell>
          <table:table-cell table:style-name="ACE-3" office:value-type="float" office:value="1.5">
            <text:p>1.5</text:p>
          </table:table-cell>
          <table:table-cell table:style-name="ACE-3" office:value-type="float" office:value="1.5">
            <text:p>1.5</text:p>
          </table:table-cell>
          <table:table-cell table:number-columns-repeated="2" table:style-name="ACE-3"/>
          <table:table-cell table:style-name="ACE-8" office:value-type="float" office:value="332">
            <text:p>332</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04558</text:p>
          </table:table-cell>
          <table:table-cell table:style-name="ACE-3" office:value-type="float" office:value="37.082999999999998">
            <text:p>37.083</text:p>
          </table:table-cell>
          <table:table-cell table:style-name="ACE-3" office:value-type="float" office:value="-8.1319999999999997">
            <text:p>−8.132</text:p>
          </table:table-cell>
          <table:table-cell table:style-name="ACE-3" office:value-type="float" office:value="8070">
            <text:p>8070</text:p>
          </table:table-cell>
          <table:table-cell table:style-name="ACE-3" office:value-type="float" office:value="50">
            <text:p>5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10.699999999999999">
            <text:p>−10.7</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33">
            <text:p>333</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196239</text:p>
          </table:table-cell>
          <table:table-cell table:style-name="ACE-3" office:value-type="float" office:value="37.082999999999998">
            <text:p>37.083</text:p>
          </table:table-cell>
          <table:table-cell table:style-name="ACE-3" office:value-type="float" office:value="-8.1319999999999997">
            <text:p>−8.132</text:p>
          </table:table-cell>
          <table:table-cell table:style-name="ACE-3" office:value-type="float" office:value="8040">
            <text:p>8040</text:p>
          </table:table-cell>
          <table:table-cell table:style-name="ACE-3" office:value-type="float" office:value="40">
            <text:p>40</text:p>
          </table:table-cell>
          <table:table-cell table:style-name="ACE-3" office:value-type="string">
            <text:p>S. plana</text:p>
          </table:table-cell>
          <table:table-cell table:number-columns-repeated="3" table:style-name="ACE-3"/>
          <table:table-cell table:style-name="ACE-3" office:value-type="float" office:value="0">
            <text:p>0</text:p>
          </table:table-cell>
          <table:table-cell table:style-name="ACE-3" office:value-type="float" office:value="-12.199999999999999">
            <text:p>−12.2</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34">
            <text:p>334</text:p>
          </table:table-cell>
          <table:table-cell table:style-name="ACE-8" office:value-type="string">
            <text:p>Teixeira et al. 2005;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108</text:p>
          </table:table-cell>
          <table:table-cell table:style-name="ACE-3" office:value-type="float" office:value="46.595999999999997">
            <text:p>46.596</text:p>
          </table:table-cell>
          <table:table-cell table:style-name="ACE-3" office:value-type="float" office:value="-1.841">
            <text:p>−1.841</text:p>
          </table:table-cell>
          <table:table-cell table:style-name="ACE-3" office:value-type="float" office:value="4503">
            <text:p>4503</text:p>
          </table:table-cell>
          <table:table-cell table:style-name="ACE-3" office:value-type="float" office:value="136">
            <text:p>136</text:p>
          </table:table-cell>
          <table:table-cell table:style-name="ACE-3" office:value-type="string">
            <text:p>Cardium edule</text:p>
          </table:table-cell>
          <table:table-cell table:number-columns-repeated="3" table:style-name="ACE-3"/>
          <table:table-cell table:style-name="ACE-3" office:value-type="float" office:value="0">
            <text:p>0</text:p>
          </table:table-cell>
          <table:table-cell table:style-name="ACE-3" office:value-type="float" office:value="-2.7999999999999998">
            <text:p>−2.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70">
            <text:p>170</text:p>
          </table:table-cell>
          <table:table-cell table:style-name="ACE-8" office:value-type="string">
            <text:p>Ters 1973;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525</text:p>
          </table:table-cell>
          <table:table-cell table:style-name="ACE-3" office:value-type="float" office:value="46.595999999999997">
            <text:p>46.596</text:p>
          </table:table-cell>
          <table:table-cell table:style-name="ACE-3" office:value-type="float" office:value="-1.841">
            <text:p>−1.841</text:p>
          </table:table-cell>
          <table:table-cell table:style-name="ACE-3" office:value-type="float" office:value="5933">
            <text:p>5933</text:p>
          </table:table-cell>
          <table:table-cell table:style-name="ACE-3" office:value-type="float" office:value="184">
            <text:p>184</text:p>
          </table:table-cell>
          <table:table-cell table:style-name="ACE-3" office:value-type="string">
            <text:p>brackish clay</text:p>
          </table:table-cell>
          <table:table-cell table:number-columns-repeated="3" table:style-name="ACE-3"/>
          <table:table-cell table:style-name="ACE-3" office:value-type="float" office:value="0">
            <text:p>0</text:p>
          </table:table-cell>
          <table:table-cell table:style-name="ACE-3" office:value-type="float" office:value="-4.7999999999999998">
            <text:p>−4.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71">
            <text:p>171</text:p>
          </table:table-cell>
          <table:table-cell table:style-name="ACE-8" office:value-type="string">
            <text:p>Ters 1973;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109</text:p>
          </table:table-cell>
          <table:table-cell table:style-name="ACE-3" office:value-type="float" office:value="46.595999999999997">
            <text:p>46.596</text:p>
          </table:table-cell>
          <table:table-cell table:style-name="ACE-3" office:value-type="float" office:value="-1.841">
            <text:p>−1.841</text:p>
          </table:table-cell>
          <table:table-cell table:style-name="ACE-3" office:value-type="float" office:value="5023">
            <text:p>5023</text:p>
          </table:table-cell>
          <table:table-cell table:style-name="ACE-3" office:value-type="float" office:value="136">
            <text:p>136</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2.7999999999999998">
            <text:p>−2.8</text:p>
          </table:table-cell>
          <table:table-cell table:style-name="ACE-3" office:value-type="float" office:value="3.2000000000000002">
            <text:p>3.2</text:p>
          </table:table-cell>
          <table:table-cell table:style-name="ACE-3" office:value-type="float" office:value="3.2000000000000002">
            <text:p>3.2</text:p>
          </table:table-cell>
          <table:table-cell table:number-columns-repeated="2" table:style-name="ACE-3"/>
          <table:table-cell table:style-name="ACE-8" office:value-type="float" office:value="172">
            <text:p>172</text:p>
          </table:table-cell>
          <table:table-cell table:style-name="ACE-8" office:value-type="string">
            <text:p>Ters 1973;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402</text:p>
          </table:table-cell>
          <table:table-cell table:style-name="ACE-3" office:value-type="float" office:value="49.469999999999999">
            <text:p>49.47</text:p>
          </table:table-cell>
          <table:table-cell table:style-name="ACE-3" office:value-type="float" office:value="0.156">
            <text:p>0.156</text:p>
          </table:table-cell>
          <table:table-cell table:style-name="ACE-3" office:value-type="float" office:value="8503">
            <text:p>8503</text:p>
          </table:table-cell>
          <table:table-cell table:style-name="ACE-3" office:value-type="float" office:value="207">
            <text:p>207</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22.300000000000001">
            <text:p>−22.3</text:p>
          </table:table-cell>
          <table:table-cell table:style-name="ACE-3" office:value-type="float" office:value="3.3999999999999999">
            <text:p>3.4</text:p>
          </table:table-cell>
          <table:table-cell table:style-name="ACE-3" office:value-type="float" office:value="3.3999999999999999">
            <text:p>3.4</text:p>
          </table:table-cell>
          <table:table-cell table:number-columns-repeated="2" table:style-name="ACE-3"/>
          <table:table-cell table:style-name="ACE-8" office:value-type="float" office:value="35">
            <text:p>35</text:p>
          </table:table-cell>
          <table:table-cell table:style-name="ACE-8" office:value-type="string">
            <text:p>Ters 197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2129</text:p>
          </table:table-cell>
          <table:table-cell table:style-name="ACE-3" office:value-type="float" office:value="45.844999999999999">
            <text:p>45.845</text:p>
          </table:table-cell>
          <table:table-cell table:style-name="ACE-3" office:value-type="float" office:value="-1.0620000000000001">
            <text:p>−1.062</text:p>
          </table:table-cell>
          <table:table-cell table:style-name="ACE-3" office:value-type="float" office:value="643">
            <text:p>643</text:p>
          </table:table-cell>
          <table:table-cell table:style-name="ACE-3" office:value-type="float" office:value="111">
            <text:p>111</text:p>
          </table:table-cell>
          <table:table-cell table:style-name="ACE-3" office:value-type="string">
            <text:p>wood</text:p>
          </table:table-cell>
          <table:table-cell table:number-columns-repeated="3" table:style-name="ACE-3"/>
          <table:table-cell table:style-name="ACE-3" office:value-type="float" office:value="0">
            <text:p>0</text:p>
          </table:table-cell>
          <table:table-cell table:style-name="ACE-3" office:value-type="float" office:value="0.5">
            <text:p>0.5</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78">
            <text:p>178</text:p>
          </table:table-cell>
          <table:table-cell table:style-name="ACE-8" office:value-type="string">
            <text:p>Ters 1973;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294</text:p>
          </table:table-cell>
          <table:table-cell table:style-name="ACE-3" office:value-type="float" office:value="50.561999999999998">
            <text:p>50.562</text:p>
          </table:table-cell>
          <table:table-cell table:style-name="ACE-3" office:value-type="float" office:value="1.589">
            <text:p>1.589</text:p>
          </table:table-cell>
          <table:table-cell table:style-name="ACE-3" office:value-type="float" office:value="2133">
            <text:p>2133</text:p>
          </table:table-cell>
          <table:table-cell table:style-name="ACE-3" office:value-type="float" office:value="127">
            <text:p>127</text:p>
          </table:table-cell>
          <table:table-cell table:style-name="ACE-3" office:value-type="string">
            <text:p>charcoal in peaty sand</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21">
            <text:p>21</text:p>
          </table:table-cell>
          <table:table-cell table:style-name="ACE-8" office:value-type="string">
            <text:p>Ters 198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295</text:p>
          </table:table-cell>
          <table:table-cell table:style-name="ACE-3" office:value-type="float" office:value="50.561999999999998">
            <text:p>50.562</text:p>
          </table:table-cell>
          <table:table-cell table:style-name="ACE-3" office:value-type="float" office:value="1.589">
            <text:p>1.589</text:p>
          </table:table-cell>
          <table:table-cell table:style-name="ACE-3" office:value-type="float" office:value="3213">
            <text:p>3213</text:p>
          </table:table-cell>
          <table:table-cell table:style-name="ACE-3" office:value-type="float" office:value="154">
            <text:p>154</text:p>
          </table:table-cell>
          <table:table-cell table:style-name="ACE-3" office:value-type="string">
            <text:p>wood in gray clay</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4.7999999999999998">
            <text:p>4.8</text:p>
          </table:table-cell>
          <table:table-cell table:style-name="ACE-3" office:value-type="float" office:value="4.7999999999999998">
            <text:p>4.8</text:p>
          </table:table-cell>
          <table:table-cell table:number-columns-repeated="2" table:style-name="ACE-3"/>
          <table:table-cell table:style-name="ACE-8" office:value-type="float" office:value="22">
            <text:p>22</text:p>
          </table:table-cell>
          <table:table-cell table:style-name="ACE-8" office:value-type="string">
            <text:p>Ters 198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1639</text:p>
          </table:table-cell>
          <table:table-cell table:style-name="ACE-3" office:value-type="float" office:value="50.561999999999998">
            <text:p>50.562</text:p>
          </table:table-cell>
          <table:table-cell table:style-name="ACE-3" office:value-type="float" office:value="1.589">
            <text:p>1.589</text:p>
          </table:table-cell>
          <table:table-cell table:style-name="ACE-3" office:value-type="float" office:value="2993">
            <text:p>2993</text:p>
          </table:table-cell>
          <table:table-cell table:style-name="ACE-3" office:value-type="float" office:value="145">
            <text:p>145</text:p>
          </table:table-cell>
          <table:table-cell table:style-name="ACE-3" office:value-type="string">
            <text:p>Scrobicularia plana</text:p>
          </table:table-cell>
          <table:table-cell table:number-columns-repeated="3" table:style-name="ACE-3"/>
          <table:table-cell table:style-name="ACE-3" office:value-type="float" office:value="-1">
            <text:p>−1</text:p>
          </table:table-cell>
          <table:table-cell table:style-name="ACE-3" office:value-type="float" office:value="-0.80000000000000004">
            <text:p>−0.8</text:p>
          </table:table-cell>
          <table:table-cell table:style-name="ACE-3" office:value-type="float" office:value="4.2000000000000002">
            <text:p>4.2</text:p>
          </table:table-cell>
          <table:table-cell table:style-name="ACE-3" office:value-type="float" office:value="4.2000000000000002">
            <text:p>4.2</text:p>
          </table:table-cell>
          <table:table-cell table:number-columns-repeated="2" table:style-name="ACE-3"/>
          <table:table-cell table:style-name="ACE-8" office:value-type="float" office:value="23">
            <text:p>23</text:p>
          </table:table-cell>
          <table:table-cell table:style-name="ACE-8" office:value-type="string">
            <text:p>Ters 198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3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3130">
            <text:p>313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4">
            <text:p>314</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4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3040">
            <text:p>304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20000000000000001">
            <text:p>0.2</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5">
            <text:p>315</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5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3720">
            <text:p>372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
            <text:p>0</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6">
            <text:p>316</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Erl-11846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4660">
            <text:p>4660</text:p>
          </table:table-cell>
          <table:table-cell table:style-name="ACE-3" office:value-type="float" office:value="43">
            <text:p>43</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7">
            <text:p>317</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6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4840">
            <text:p>484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80000000000000004">
            <text:p>−0.8</text:p>
          </table:table-cell>
          <table:table-cell table:style-name="ACE-3" office:value-type="float" office:value="1">
            <text:p>1</text:p>
          </table:table-cell>
          <table:table-cell table:style-name="ACE-3" office:value-type="float" office:value="1">
            <text:p>1</text:p>
          </table:table-cell>
          <table:table-cell table:number-columns-repeated="2" table:style-name="ACE-3"/>
          <table:table-cell table:style-name="ACE-8" office:value-type="float" office:value="318">
            <text:p>318</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48349 </text:p>
          </table:table-cell>
          <table:table-cell table:style-name="ACE-3" office:value-type="float" office:value="37.151359999999997">
            <text:p>37.15136</text:p>
          </table:table-cell>
          <table:table-cell table:style-name="ACE-3" office:value-type="float" office:value="-8.5943900000000006">
            <text:p>−8.59439</text:p>
          </table:table-cell>
          <table:table-cell table:style-name="ACE-3" office:value-type="float" office:value="6530">
            <text:p>6530</text:p>
          </table:table-cell>
          <table:table-cell table:style-name="ACE-3" office:value-type="float" office:value="112">
            <text:p>112</text:p>
          </table:table-cell>
          <table:table-cell table:style-name="ACE-3" office:value-type="string">
            <text:p>organic matter (bulk)</text:p>
          </table:table-cell>
          <table:table-cell table:number-columns-repeated="3" table:style-name="ACE-3"/>
          <table:table-cell table:style-name="ACE-3" office:value-type="float" office:value="1">
            <text:p>1</text:p>
          </table:table-cell>
          <table:table-cell table:style-name="ACE-3" office:value-type="float" office:value="-4.5999999999999996">
            <text:p>−4.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319">
            <text:p>319</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eta-277501 </text:p>
          </table:table-cell>
          <table:table-cell table:style-name="ACE-3" office:value-type="float" office:value="37.109499999999997">
            <text:p>37.1095</text:p>
          </table:table-cell>
          <table:table-cell table:style-name="ACE-3" office:value-type="float" office:value="-8.3446200000000008">
            <text:p>−8.34462</text:p>
          </table:table-cell>
          <table:table-cell table:style-name="ACE-3" office:value-type="float" office:value="2760">
            <text:p>2760</text:p>
          </table:table-cell>
          <table:table-cell table:style-name="ACE-3" office:value-type="float" office:value="40">
            <text:p>40</text:p>
          </table:table-cell>
          <table:table-cell table:style-name="ACE-3" office:value-type="string">
            <text:p>charcoal</text:p>
          </table:table-cell>
          <table:table-cell table:number-columns-repeated="3" table:style-name="ACE-3"/>
          <table:table-cell table:style-name="ACE-3" office:value-type="float" office:value="0">
            <text:p>0</text:p>
          </table:table-cell>
          <table:table-cell table:style-name="ACE-3" office:value-type="float" office:value="0.29999999999999999">
            <text:p>0.3</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20">
            <text:p>320</text:p>
          </table:table-cell>
          <table:table-cell table:style-name="ACE-8" office:value-type="string">
            <text:p>Trog et al. 2013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38</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625">
            <text:p>6625</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8.6999999999999993">
            <text:p>−8.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4">
            <text:p>54</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0</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800">
            <text:p>5800</text:p>
          </table:table-cell>
          <table:table-cell table:style-name="ACE-3" office:value-type="float" office:value="110">
            <text:p>110</text:p>
          </table:table-cell>
          <table:table-cell table:style-name="ACE-3" office:value-type="string">
            <text:p>reed peat and peaty jyttja</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6">
            <text:p>56</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1</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450">
            <text:p>5450</text:p>
          </table:table-cell>
          <table:table-cell table:style-name="ACE-3" office:value-type="float" office:value="106">
            <text:p>106</text:p>
          </table:table-cell>
          <table:table-cell table:style-name="ACE-3" office:value-type="string">
            <text:p>amorphous peat</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7">
            <text:p>57</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2</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075">
            <text:p>6075</text:p>
          </table:table-cell>
          <table:table-cell table:style-name="ACE-3" office:value-type="float" office:value="110">
            <text:p>110</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5999999999999996">
            <text:p>−5.6</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8">
            <text:p>58</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3</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820">
            <text:p>5820</text:p>
          </table:table-cell>
          <table:table-cell table:style-name="ACE-3" office:value-type="float" office:value="108">
            <text:p>108</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2999999999999998">
            <text:p>−5.3</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9">
            <text:p>59</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4</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425">
            <text:p>5425</text:p>
          </table:table-cell>
          <table:table-cell table:style-name="ACE-3" office:value-type="float" office:value="108">
            <text:p>108</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0999999999999996">
            <text:p>−5.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0">
            <text:p>60</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5</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540">
            <text:p>6540</text:p>
          </table:table-cell>
          <table:table-cell table:style-name="ACE-3" office:value-type="float" office:value="122">
            <text:p>122</text:p>
          </table:table-cell>
          <table:table-cell table:style-name="ACE-3" office:value-type="string">
            <text:p>peaty jyttja and reed remains</text:p>
          </table:table-cell>
          <table:table-cell table:number-columns-repeated="3" table:style-name="ACE-3"/>
          <table:table-cell table:style-name="ACE-3" office:value-type="float" office:value="0">
            <text:p>0</text:p>
          </table:table-cell>
          <table:table-cell table:style-name="ACE-3" office:value-type="float" office:value="-9">
            <text:p>−9</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1">
            <text:p>61</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6</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295">
            <text:p>5295</text:p>
          </table:table-cell>
          <table:table-cell table:style-name="ACE-3" office:value-type="float" office:value="106">
            <text:p>106</text:p>
          </table:table-cell>
          <table:table-cell table:style-name="ACE-3" office:value-type="string">
            <text:p>oxidized reed peat</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2">
            <text:p>62</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7</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835">
            <text:p>4835</text:p>
          </table:table-cell>
          <table:table-cell table:style-name="ACE-3" office:value-type="float" office:value="106">
            <text:p>106</text:p>
          </table:table-cell>
          <table:table-cell table:style-name="ACE-3" office:value-type="string">
            <text:p>reed peat and leaf remains</text:p>
          </table:table-cell>
          <table:table-cell table:number-columns-repeated="3" table:style-name="ACE-3"/>
          <table:table-cell table:style-name="ACE-3" office:value-type="float" office:value="0">
            <text:p>0</text:p>
          </table:table-cell>
          <table:table-cell table:style-name="ACE-3" office:value-type="float" office:value="-4.4000000000000004">
            <text:p>−4.4</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3">
            <text:p>63</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8</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2820">
            <text:p>2820</text:p>
          </table:table-cell>
          <table:table-cell table:style-name="ACE-3" office:value-type="float" office:value="104">
            <text:p>104</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0">
            <text:p>0</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4">
            <text:p>64</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49</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6070">
            <text:p>6070</text:p>
          </table:table-cell>
          <table:table-cell table:style-name="ACE-3" office:value-type="float" office:value="110">
            <text:p>110</text:p>
          </table:table-cell>
          <table:table-cell table:style-name="ACE-3" office:value-type="string">
            <text:p>peaty clay and reed remains</text:p>
          </table:table-cell>
          <table:table-cell table:number-columns-repeated="3" table:style-name="ACE-3"/>
          <table:table-cell table:style-name="ACE-3" office:value-type="float" office:value="0">
            <text:p>0</text:p>
          </table:table-cell>
          <table:table-cell table:style-name="ACE-3" office:value-type="float" office:value="-5.7000000000000002">
            <text:p>−5.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5">
            <text:p>65</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0</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365">
            <text:p>5365</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4.4000000000000004">
            <text:p>−4.4</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6">
            <text:p>66</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1</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730">
            <text:p>4730</text:p>
          </table:table-cell>
          <table:table-cell table:style-name="ACE-3" office:value-type="float" office:value="117">
            <text:p>117</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3.2000000000000002">
            <text:p>−3.2</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7">
            <text:p>67</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2</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385">
            <text:p>4385</text:p>
          </table:table-cell>
          <table:table-cell table:style-name="ACE-3" office:value-type="float" office:value="108">
            <text:p>108</text:p>
          </table:table-cell>
          <table:table-cell table:style-name="ACE-3" office:value-type="string">
            <text:p>humic clay and vegetation remains</text:p>
          </table:table-cell>
          <table:table-cell table:number-columns-repeated="3" table:style-name="ACE-3"/>
          <table:table-cell table:style-name="ACE-3" office:value-type="float" office:value="0">
            <text:p>0</text:p>
          </table:table-cell>
          <table:table-cell table:style-name="ACE-3" office:value-type="float" office:value="-3.1000000000000001">
            <text:p>−3.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8">
            <text:p>68</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3</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340">
            <text:p>4340</text:p>
          </table:table-cell>
          <table:table-cell table:style-name="ACE-3" office:value-type="float" office:value="106">
            <text:p>106</text:p>
          </table:table-cell>
          <table:table-cell table:style-name="ACE-3" office:value-type="string">
            <text:p>oxidized reed peat and wood remains</text:p>
          </table:table-cell>
          <table:table-cell table:number-columns-repeated="3" table:style-name="ACE-3"/>
          <table:table-cell table:style-name="ACE-3" office:value-type="float" office:value="0">
            <text:p>0</text:p>
          </table:table-cell>
          <table:table-cell table:style-name="ACE-3" office:value-type="float" office:value="-2.8999999999999999">
            <text:p>−2.9</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69">
            <text:p>69</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4</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535">
            <text:p>5535</text:p>
          </table:table-cell>
          <table:table-cell table:style-name="ACE-3" office:value-type="float" office:value="104">
            <text:p>104</text:p>
          </table:table-cell>
          <table:table-cell table:style-name="ACE-3" office:value-type="string">
            <text:p>oxidized reed peat</text:p>
          </table:table-cell>
          <table:table-cell table:number-columns-repeated="3" table:style-name="ACE-3"/>
          <table:table-cell table:style-name="ACE-3" office:value-type="float" office:value="0">
            <text:p>0</text:p>
          </table:table-cell>
          <table:table-cell table:style-name="ACE-3" office:value-type="float" office:value="-4.2999999999999998">
            <text:p>−4.3</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0">
            <text:p>70</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5</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030">
            <text:p>5030</text:p>
          </table:table-cell>
          <table:table-cell table:style-name="ACE-3" office:value-type="float" office:value="106">
            <text:p>106</text:p>
          </table:table-cell>
          <table:table-cell table:style-name="ACE-3" office:value-type="string">
            <text:p>oxidized peat</text:p>
          </table:table-cell>
          <table:table-cell table:number-columns-repeated="3" table:style-name="ACE-3"/>
          <table:table-cell table:style-name="ACE-3" office:value-type="float" office:value="0">
            <text:p>0</text:p>
          </table:table-cell>
          <table:table-cell table:style-name="ACE-3" office:value-type="float" office:value="-4.0999999999999996">
            <text:p>−4.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1">
            <text:p>71</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6</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870">
            <text:p>4870</text:p>
          </table:table-cell>
          <table:table-cell table:style-name="ACE-3" office:value-type="float" office:value="106">
            <text:p>106</text:p>
          </table:table-cell>
          <table:table-cell table:style-name="ACE-3" office:value-type="string">
            <text:p>oxidized peat</text:p>
          </table:table-cell>
          <table:table-cell table:number-columns-repeated="3" table:style-name="ACE-3"/>
          <table:table-cell table:style-name="ACE-3" office:value-type="float" office:value="0">
            <text:p>0</text:p>
          </table:table-cell>
          <table:table-cell table:style-name="ACE-3" office:value-type="float" office:value="-4.5">
            <text:p>−4.5</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2">
            <text:p>72</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7</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430">
            <text:p>4430</text:p>
          </table:table-cell>
          <table:table-cell table:style-name="ACE-3" office:value-type="float" office:value="106">
            <text:p>106</text:p>
          </table:table-cell>
          <table:table-cell table:style-name="ACE-3" office:value-type="string">
            <text:p>oxidized peat</text:p>
          </table:table-cell>
          <table:table-cell table:number-columns-repeated="3" table:style-name="ACE-3"/>
          <table:table-cell table:style-name="ACE-3" office:value-type="float" office:value="0">
            <text:p>0</text:p>
          </table:table-cell>
          <table:table-cell table:style-name="ACE-3" office:value-type="float" office:value="-4.0999999999999996">
            <text:p>−4.1</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3">
            <text:p>73</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8</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725">
            <text:p>5725</text:p>
          </table:table-cell>
          <table:table-cell table:style-name="ACE-3" office:value-type="float" office:value="108">
            <text:p>108</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6.5">
            <text:p>−6.5</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4">
            <text:p>74</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59</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760">
            <text:p>5760</text:p>
          </table:table-cell>
          <table:table-cell table:style-name="ACE-3" office:value-type="float" office:value="117">
            <text:p>117</text:p>
          </table:table-cell>
          <table:table-cell table:style-name="ACE-3" office:value-type="string">
            <text:p>peaty clay</text:p>
          </table:table-cell>
          <table:table-cell table:number-columns-repeated="3" table:style-name="ACE-3"/>
          <table:table-cell table:style-name="ACE-3" office:value-type="float" office:value="0">
            <text:p>0</text:p>
          </table:table-cell>
          <table:table-cell table:style-name="ACE-3" office:value-type="float" office:value="-4.7000000000000002">
            <text:p>−4.7</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5">
            <text:p>75</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60</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305">
            <text:p>5305</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4.2000000000000002">
            <text:p>−4.2</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6">
            <text:p>76</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61</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4960">
            <text:p>4960</text:p>
          </table:table-cell>
          <table:table-cell table:style-name="ACE-3" office:value-type="float" office:value="106">
            <text:p>106</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3.8999999999999999">
            <text:p>−3.9</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77">
            <text:p>77</text:p>
          </table:table-cell>
          <table:table-cell table:style-name="ACE-8" office:value-type="string">
            <text:p>Van de Plassche 1991; Leorri et al. 201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4139</text:p>
          </table:table-cell>
          <table:table-cell table:style-name="ACE-3" office:value-type="float" office:value="48.600999999999999">
            <text:p>48.601</text:p>
          </table:table-cell>
          <table:table-cell table:style-name="ACE-3" office:value-type="float" office:value="-1.7929999999999999">
            <text:p>−1.793</text:p>
          </table:table-cell>
          <table:table-cell table:style-name="ACE-3" office:value-type="float" office:value="5980">
            <text:p>5980</text:p>
          </table:table-cell>
          <table:table-cell table:style-name="ACE-3" office:value-type="float" office:value="117">
            <text:p>117</text:p>
          </table:table-cell>
          <table:table-cell table:style-name="ACE-3" office:value-type="string">
            <text:p>reed peat</text:p>
          </table:table-cell>
          <table:table-cell table:number-columns-repeated="3" table:style-name="ACE-3"/>
          <table:table-cell table:style-name="ACE-3" office:value-type="float" office:value="0">
            <text:p>0</text:p>
          </table:table-cell>
          <table:table-cell table:style-name="ACE-3" office:value-type="float" office:value="-5.2999999999999998">
            <text:p>−5.3</text:p>
          </table:table-cell>
          <table:table-cell table:style-name="ACE-3" office:value-type="float" office:value="5.9000000000000004">
            <text:p>5.9</text:p>
          </table:table-cell>
          <table:table-cell table:style-name="ACE-3" office:value-type="float" office:value="5.9000000000000004">
            <text:p>5.9</text:p>
          </table:table-cell>
          <table:table-cell table:number-columns-repeated="2" table:style-name="ACE-3"/>
          <table:table-cell table:style-name="ACE-8" office:value-type="float" office:value="55">
            <text:p>55</text:p>
          </table:table-cell>
          <table:table-cell table:style-name="ACE-8" office:value-type="string">
            <text:p>Van de Plassche 1991;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8979</text:p>
          </table:table-cell>
          <table:table-cell table:style-name="ACE-3" office:value-type="float" office:value="39.109999999999999">
            <text:p>39.11</text:p>
          </table:table-cell>
          <table:table-cell table:style-name="ACE-3" office:value-type="float" office:value="-8.6790000000000003">
            <text:p>−8.679</text:p>
          </table:table-cell>
          <table:table-cell table:style-name="ACE-3" office:value-type="float" office:value="6626">
            <text:p>6626</text:p>
          </table:table-cell>
          <table:table-cell table:style-name="ACE-3" office:value-type="float" office:value="44">
            <text:p>44</text:p>
          </table:table-cell>
          <table:table-cell table:style-name="ACE-3" office:value-type="string">
            <text:p>selected plant fragments</text:p>
          </table:table-cell>
          <table:table-cell table:number-columns-repeated="3" table:style-name="ACE-3"/>
          <table:table-cell table:style-name="ACE-3" office:value-type="float" office:value="0">
            <text:p>0</text:p>
          </table:table-cell>
          <table:table-cell table:style-name="ACE-3" office:value-type="float" office:value="-2.3999999999999999">
            <text:p>−2.4</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06">
            <text:p>306</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8978</text:p>
          </table:table-cell>
          <table:table-cell table:style-name="ACE-3" office:value-type="float" office:value="39.109999999999999">
            <text:p>39.11</text:p>
          </table:table-cell>
          <table:table-cell table:style-name="ACE-3" office:value-type="float" office:value="-8.6790000000000003">
            <text:p>−8.679</text:p>
          </table:table-cell>
          <table:table-cell table:style-name="ACE-3" office:value-type="float" office:value="7318">
            <text:p>7318</text:p>
          </table:table-cell>
          <table:table-cell table:style-name="ACE-3" office:value-type="float" office:value="44">
            <text:p>44</text:p>
          </table:table-cell>
          <table:table-cell table:style-name="ACE-3" office:value-type="string">
            <text:p>selected plant and wood fragments</text:p>
          </table:table-cell>
          <table:table-cell table:number-columns-repeated="3" table:style-name="ACE-3"/>
          <table:table-cell table:style-name="ACE-3" office:value-type="float" office:value="0">
            <text:p>0</text:p>
          </table:table-cell>
          <table:table-cell table:style-name="ACE-3" office:value-type="float" office:value="-6.5999999999999996">
            <text:p>−6.6</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07">
            <text:p>307</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9816</text:p>
          </table:table-cell>
          <table:table-cell table:style-name="ACE-3" office:value-type="float" office:value="39.107999999999997">
            <text:p>39.108</text:p>
          </table:table-cell>
          <table:table-cell table:style-name="ACE-3" office:value-type="float" office:value="-8.6959999999999997">
            <text:p>−8.696</text:p>
          </table:table-cell>
          <table:table-cell table:style-name="ACE-3" office:value-type="float" office:value="7668">
            <text:p>7668</text:p>
          </table:table-cell>
          <table:table-cell table:style-name="ACE-3" office:value-type="float" office:value="49">
            <text:p>49</text:p>
          </table:table-cell>
          <table:table-cell table:style-name="ACE-3" office:value-type="string">
            <text:p>Scrobicularia plana shell fragments</text:p>
          </table:table-cell>
          <table:table-cell table:number-columns-repeated="3" table:style-name="ACE-3"/>
          <table:table-cell table:style-name="ACE-3" office:value-type="float" office:value="-1">
            <text:p>−1</text:p>
          </table:table-cell>
          <table:table-cell table:style-name="ACE-3" office:value-type="float" office:value="-7.0999999999999996">
            <text:p>−7.1</text:p>
          </table:table-cell>
          <table:table-cell table:style-name="ACE-3" office:value-type="float" office:value="1.6000000000000001">
            <text:p>1.6</text:p>
          </table:table-cell>
          <table:table-cell table:style-name="ACE-3" office:value-type="float" office:value="1.6000000000000001">
            <text:p>1.6</text:p>
          </table:table-cell>
          <table:table-cell table:number-columns-repeated="2" table:style-name="ACE-3"/>
          <table:table-cell table:style-name="ACE-8" office:value-type="float" office:value="308">
            <text:p>308</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A-48977</text:p>
          </table:table-cell>
          <table:table-cell table:style-name="ACE-3" office:value-type="float" office:value="39.107999999999997">
            <text:p>39.108</text:p>
          </table:table-cell>
          <table:table-cell table:style-name="ACE-3" office:value-type="float" office:value="-8.6959999999999997">
            <text:p>−8.696</text:p>
          </table:table-cell>
          <table:table-cell table:style-name="ACE-3" office:value-type="float" office:value="7263">
            <text:p>7263</text:p>
          </table:table-cell>
          <table:table-cell table:style-name="ACE-3" office:value-type="float" office:value="46">
            <text:p>46</text:p>
          </table:table-cell>
          <table:table-cell table:style-name="ACE-3" office:value-type="string">
            <text:p>selected plant fragments</text:p>
          </table:table-cell>
          <table:table-cell table:number-columns-repeated="3" table:style-name="ACE-3"/>
          <table:table-cell table:style-name="ACE-3" office:value-type="float" office:value="0">
            <text:p>0</text:p>
          </table:table-cell>
          <table:table-cell table:style-name="ACE-3" office:value-type="float" office:value="-7.7000000000000002">
            <text:p>−7.7</text:p>
          </table:table-cell>
          <table:table-cell table:style-name="ACE-3" office:value-type="float" office:value="1.7">
            <text:p>1.7</text:p>
          </table:table-cell>
          <table:table-cell table:style-name="ACE-3" office:value-type="float" office:value="1.7">
            <text:p>1.7</text:p>
          </table:table-cell>
          <table:table-cell table:number-columns-repeated="2" table:style-name="ACE-3"/>
          <table:table-cell table:style-name="ACE-8" office:value-type="float" office:value="310">
            <text:p>310</text:p>
          </table:table-cell>
          <table:table-cell table:style-name="ACE-8" office:value-type="string">
            <text:p>Van der Schriek et al. 2007; Van der Schriek et al. 2008; 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164</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3370">
            <text:p>337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1000000000000001">
            <text:p>−2.1</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8">
            <text:p>8</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312</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3785">
            <text:p>3785</text:p>
          </table:table-cell>
          <table:table-cell table:style-name="ACE-3" office:value-type="float" office:value="108">
            <text:p>108</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2999999999999998">
            <text:p>−2.3</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9">
            <text:p>9</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311</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4425">
            <text:p>4425</text:p>
          </table:table-cell>
          <table:table-cell table:style-name="ACE-3" office:value-type="float" office:value="117">
            <text:p>117</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2.8999999999999999">
            <text:p>−2.9</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0">
            <text:p>10</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7310</text:p>
          </table:table-cell>
          <table:table-cell table:style-name="ACE-3" office:value-type="float" office:value="50.890000000000001">
            <text:p>50.89</text:p>
          </table:table-cell>
          <table:table-cell table:style-name="ACE-3" office:value-type="float" office:value="1.8720000000000001">
            <text:p>1.872</text:p>
          </table:table-cell>
          <table:table-cell table:style-name="ACE-3" office:value-type="float" office:value="4980">
            <text:p>4980</text:p>
          </table:table-cell>
          <table:table-cell table:style-name="ACE-3" office:value-type="float" office:value="106">
            <text:p>106</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3.2999999999999998">
            <text:p>−3.3</text:p>
          </table:table-cell>
          <table:table-cell table:style-name="ACE-3" office:value-type="float" office:value="3.7999999999999998">
            <text:p>3.8</text:p>
          </table:table-cell>
          <table:table-cell table:style-name="ACE-3" office:value-type="float" office:value="3.7999999999999998">
            <text:p>3.8</text:p>
          </table:table-cell>
          <table:table-cell table:number-columns-repeated="2" table:style-name="ACE-3"/>
          <table:table-cell table:style-name="ACE-8" office:value-type="float" office:value="11">
            <text:p>11</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N-10097</text:p>
          </table:table-cell>
          <table:table-cell table:style-name="ACE-3" office:value-type="float" office:value="50.764000000000003">
            <text:p>50.764</text:p>
          </table:table-cell>
          <table:table-cell table:style-name="ACE-3" office:value-type="float" office:value="2.2690000000000001">
            <text:p>2.269</text:p>
          </table:table-cell>
          <table:table-cell table:style-name="ACE-3" office:value-type="float" office:value="2000">
            <text:p>2000</text:p>
          </table:table-cell>
          <table:table-cell table:style-name="ACE-3" office:value-type="float" office:value="104">
            <text:p>104</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8">
            <text:p>−1.8</text:p>
          </table:table-cell>
          <table:table-cell table:style-name="ACE-3" office:value-type="float" office:value="3.2999999999999998">
            <text:p>3.3</text:p>
          </table:table-cell>
          <table:table-cell table:style-name="ACE-3" office:value-type="float" office:value="3.2999999999999998">
            <text:p>3.3</text:p>
          </table:table-cell>
          <table:table-cell table:number-columns-repeated="2" table:style-name="ACE-3"/>
          <table:table-cell table:style-name="ACE-8" office:value-type="float" office:value="20">
            <text:p>20</text:p>
          </table:table-cell>
          <table:table-cell table:style-name="ACE-8" office:value-type="string">
            <text:p>Van der Woude and Roeleveld 198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27234</text:p>
          </table:table-cell>
          <table:table-cell table:style-name="ACE-3" office:value-type="float" office:value="39.225999999999999">
            <text:p>39.226</text:p>
          </table:table-cell>
          <table:table-cell table:style-name="ACE-3" office:value-type="float" office:value="-8.6310000000000002">
            <text:p>−8.631</text:p>
          </table:table-cell>
          <table:table-cell table:style-name="ACE-3" office:value-type="float" office:value="5530">
            <text:p>5530</text:p>
          </table:table-cell>
          <table:table-cell table:style-name="ACE-3" office:value-type="float" office:value="110">
            <text:p>110</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0.90000000000000002">
            <text:p>−0.9</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295">
            <text:p>295</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1005</text:p>
          </table:table-cell>
          <table:table-cell table:style-name="ACE-3" office:value-type="float" office:value="39.304000000000002">
            <text:p>39.304</text:p>
          </table:table-cell>
          <table:table-cell table:style-name="ACE-3" office:value-type="float" office:value="-8.5020000000000007">
            <text:p>−8.502</text:p>
          </table:table-cell>
          <table:table-cell table:style-name="ACE-3" office:value-type="float" office:value="6500">
            <text:p>6500</text:p>
          </table:table-cell>
          <table:table-cell table:style-name="ACE-3" office:value-type="float" office:value="50">
            <text:p>50</text:p>
          </table:table-cell>
          <table:table-cell table:style-name="ACE-3" office:value-type="string">
            <text:p>freshwater terrestrial botanical macrofossils</text:p>
          </table:table-cell>
          <table:table-cell table:number-columns-repeated="3" table:style-name="ACE-3"/>
          <table:table-cell table:style-name="ACE-3" office:value-type="float" office:value="-1">
            <text:p>−1</text:p>
          </table:table-cell>
          <table:table-cell table:style-name="ACE-3" office:value-type="float" office:value="-2.6000000000000001">
            <text:p>−2.6</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96">
            <text:p>296</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0961</text:p>
          </table:table-cell>
          <table:table-cell table:style-name="ACE-3" office:value-type="float" office:value="39.304000000000002">
            <text:p>39.304</text:p>
          </table:table-cell>
          <table:table-cell table:style-name="ACE-3" office:value-type="float" office:value="-8.5020000000000007">
            <text:p>−8.502</text:p>
          </table:table-cell>
          <table:table-cell table:style-name="ACE-3" office:value-type="float" office:value="6360">
            <text:p>6360</text:p>
          </table:table-cell>
          <table:table-cell table:style-name="ACE-3" office:value-type="float" office:value="45">
            <text:p>45</text:p>
          </table:table-cell>
          <table:table-cell table:style-name="ACE-3" office:value-type="string">
            <text:p>freshwater terrestrial botanical macrofossils</text:p>
          </table:table-cell>
          <table:table-cell table:number-columns-repeated="3" table:style-name="ACE-3"/>
          <table:table-cell table:style-name="ACE-3" office:value-type="float" office:value="-1">
            <text:p>−1</text:p>
          </table:table-cell>
          <table:table-cell table:style-name="ACE-3" office:value-type="float" office:value="-3.5">
            <text:p>−3.5</text:p>
          </table:table-cell>
          <table:table-cell table:style-name="ACE-3" office:value-type="float" office:value="0.20000000000000001">
            <text:p>0.2</text:p>
          </table:table-cell>
          <table:table-cell table:style-name="ACE-3" office:value-type="float" office:value="0.20000000000000001">
            <text:p>0.2</text:p>
          </table:table-cell>
          <table:table-cell table:number-columns-repeated="2" table:style-name="ACE-3"/>
          <table:table-cell table:style-name="ACE-8" office:value-type="float" office:value="297">
            <text:p>297</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655</text:p>
          </table:table-cell>
          <table:table-cell table:style-name="ACE-3" office:value-type="float" office:value="39.259999999999998">
            <text:p>39.26</text:p>
          </table:table-cell>
          <table:table-cell table:style-name="ACE-3" office:value-type="float" office:value="-8.4800000000000004">
            <text:p>−8.48</text:p>
          </table:table-cell>
          <table:table-cell table:style-name="ACE-3" office:value-type="float" office:value="6265">
            <text:p>6265</text:p>
          </table:table-cell>
          <table:table-cell table:style-name="ACE-3" office:value-type="float" office:value="35">
            <text:p>35</text:p>
          </table:table-cell>
          <table:table-cell table:style-name="ACE-3" office:value-type="string">
            <text:p>undifferentiated plant remains</text:p>
          </table:table-cell>
          <table:table-cell table:number-columns-repeated="3" table:style-name="ACE-3"/>
          <table:table-cell table:style-name="ACE-3" office:value-type="float" office:value="-1">
            <text:p>−1</text:p>
          </table:table-cell>
          <table:table-cell table:style-name="ACE-3" office:value-type="float" office:value="-2.7000000000000002">
            <text:p>−2.7</text:p>
          </table:table-cell>
          <table:table-cell table:style-name="ACE-3" office:value-type="float" office:value="0.10000000000000001">
            <text:p>0.1</text:p>
          </table:table-cell>
          <table:table-cell table:style-name="ACE-3" office:value-type="float" office:value="0.10000000000000001">
            <text:p>0.1</text:p>
          </table:table-cell>
          <table:table-cell table:number-columns-repeated="2" table:style-name="ACE-3"/>
          <table:table-cell table:style-name="ACE-8" office:value-type="float" office:value="298">
            <text:p>298</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584</text:p>
          </table:table-cell>
          <table:table-cell table:style-name="ACE-3" office:value-type="float" office:value="39.267000000000003">
            <text:p>39.267</text:p>
          </table:table-cell>
          <table:table-cell table:style-name="ACE-3" office:value-type="float" office:value="-8.6400000000000006">
            <text:p>−8.64</text:p>
          </table:table-cell>
          <table:table-cell table:style-name="ACE-3" office:value-type="float" office:value="8030">
            <text:p>8030</text:p>
          </table:table-cell>
          <table:table-cell table:style-name="ACE-3" office:value-type="float" office:value="40">
            <text:p>40</text:p>
          </table:table-cell>
          <table:table-cell table:style-name="ACE-3" office:value-type="string">
            <text:p>Iris pseudacorus seed</text:p>
          </table:table-cell>
          <table:table-cell table:number-columns-repeated="3" table:style-name="ACE-3"/>
          <table:table-cell table:style-name="ACE-3" office:value-type="float" office:value="0">
            <text:p>0</text:p>
          </table:table-cell>
          <table:table-cell table:style-name="ACE-3" office:value-type="float" office:value="-13.1">
            <text:p>−13.1</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299">
            <text:p>299</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651</text:p>
          </table:table-cell>
          <table:table-cell table:style-name="ACE-3" office:value-type="float" office:value="39.149000000000001">
            <text:p>39.149</text:p>
          </table:table-cell>
          <table:table-cell table:style-name="ACE-3" office:value-type="float" office:value="-8.6989999999999998">
            <text:p>−8.699</text:p>
          </table:table-cell>
          <table:table-cell table:style-name="ACE-3" office:value-type="float" office:value="6165">
            <text:p>6165</text:p>
          </table:table-cell>
          <table:table-cell table:style-name="ACE-3" office:value-type="float" office:value="35">
            <text:p>35</text:p>
          </table:table-cell>
          <table:table-cell table:style-name="ACE-3" office:value-type="string">
            <text:p>oxidized 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1.8999999999999999">
            <text:p>−1.9</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0">
            <text:p>300</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2654</text:p>
          </table:table-cell>
          <table:table-cell table:style-name="ACE-3" office:value-type="float" office:value="39.149000000000001">
            <text:p>39.149</text:p>
          </table:table-cell>
          <table:table-cell table:style-name="ACE-3" office:value-type="float" office:value="-8.6989999999999998">
            <text:p>−8.699</text:p>
          </table:table-cell>
          <table:table-cell table:style-name="ACE-3" office:value-type="float" office:value="7440">
            <text:p>7440</text:p>
          </table:table-cell>
          <table:table-cell table:style-name="ACE-3" office:value-type="float" office:value="40">
            <text:p>4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7.4000000000000004">
            <text:p>−7.4</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01">
            <text:p>301</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0615</text:p>
          </table:table-cell>
          <table:table-cell table:style-name="ACE-3" office:value-type="float" office:value="39.387">
            <text:p>39.387</text:p>
          </table:table-cell>
          <table:table-cell table:style-name="ACE-3" office:value-type="float" office:value="-8.5310000000000006">
            <text:p>−8.531</text:p>
          </table:table-cell>
          <table:table-cell table:style-name="ACE-3" office:value-type="float" office:value="5790">
            <text:p>5790</text:p>
          </table:table-cell>
          <table:table-cell table:style-name="ACE-3" office:value-type="float" office:value="40">
            <text:p>4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0.40000000000000002">
            <text:p>−0.4</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02">
            <text:p>302</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rA-31004</text:p>
          </table:table-cell>
          <table:table-cell table:style-name="ACE-3" office:value-type="float" office:value="39.387">
            <text:p>39.387</text:p>
          </table:table-cell>
          <table:table-cell table:style-name="ACE-3" office:value-type="float" office:value="-8.5310000000000006">
            <text:p>−8.531</text:p>
          </table:table-cell>
          <table:table-cell table:style-name="ACE-3" office:value-type="float" office:value="5900">
            <text:p>5900</text:p>
          </table:table-cell>
          <table:table-cell table:style-name="ACE-3" office:value-type="float" office:value="45">
            <text:p>45</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0.69999999999999996">
            <text:p>−0.7</text:p>
          </table:table-cell>
          <table:table-cell table:style-name="ACE-3" office:value-type="float" office:value="0.5">
            <text:p>0.5</text:p>
          </table:table-cell>
          <table:table-cell table:style-name="ACE-3" office:value-type="float" office:value="0.5">
            <text:p>0.5</text:p>
          </table:table-cell>
          <table:table-cell table:number-columns-repeated="2" table:style-name="ACE-3"/>
          <table:table-cell table:style-name="ACE-8" office:value-type="float" office:value="303">
            <text:p>303</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tC-14911</text:p>
          </table:table-cell>
          <table:table-cell table:style-name="ACE-3" office:value-type="float" office:value="39.159999999999997">
            <text:p>39.16</text:p>
          </table:table-cell>
          <table:table-cell table:style-name="ACE-3" office:value-type="float" office:value="-8.7300000000000004">
            <text:p>−8.73</text:p>
          </table:table-cell>
          <table:table-cell table:style-name="ACE-3" office:value-type="float" office:value="8880">
            <text:p>8880</text:p>
          </table:table-cell>
          <table:table-cell table:style-name="ACE-3" office:value-type="float" office:value="60">
            <text:p>6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22">
            <text:p>−22</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4">
            <text:p>304</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tC-1983</text:p>
          </table:table-cell>
          <table:table-cell table:style-name="ACE-3" office:value-type="float" office:value="39.231999999999999">
            <text:p>39.232</text:p>
          </table:table-cell>
          <table:table-cell table:style-name="ACE-3" office:value-type="float" office:value="-8.5760000000000005">
            <text:p>−8.576</text:p>
          </table:table-cell>
          <table:table-cell table:style-name="ACE-3" office:value-type="float" office:value="6040">
            <text:p>6040</text:p>
          </table:table-cell>
          <table:table-cell table:style-name="ACE-3" office:value-type="float" office:value="112">
            <text:p>112</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6000000000000001">
            <text:p>−1.6</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5">
            <text:p>305</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UtC-14907</text:p>
          </table:table-cell>
          <table:table-cell table:style-name="ACE-3" office:value-type="float" office:value="38.941000000000003">
            <text:p>38.941</text:p>
          </table:table-cell>
          <table:table-cell table:style-name="ACE-3" office:value-type="float" office:value="-8.9369999999999994">
            <text:p>−8.937</text:p>
          </table:table-cell>
          <table:table-cell table:style-name="ACE-3" office:value-type="float" office:value="9990">
            <text:p>9990</text:p>
          </table:table-cell>
          <table:table-cell table:style-name="ACE-3" office:value-type="float" office:value="70">
            <text:p>70</text:p>
          </table:table-cell>
          <table:table-cell table:style-name="ACE-3" office:value-type="string">
            <text:p>freshwater terrestrial botanical macrofossils</text:p>
          </table:table-cell>
          <table:table-cell table:number-columns-repeated="3" table:style-name="ACE-3"/>
          <table:table-cell table:style-name="ACE-3" office:value-type="float" office:value="0">
            <text:p>0</text:p>
          </table:table-cell>
          <table:table-cell table:style-name="ACE-3" office:value-type="float" office:value="-36.700000000000003">
            <text:p>−36.7</text:p>
          </table:table-cell>
          <table:table-cell table:style-name="ACE-3" office:value-type="float" office:value="1.2">
            <text:p>1.2</text:p>
          </table:table-cell>
          <table:table-cell table:style-name="ACE-3" office:value-type="float" office:value="1.2">
            <text:p>1.2</text:p>
          </table:table-cell>
          <table:table-cell table:number-columns-repeated="2" table:style-name="ACE-3"/>
          <table:table-cell table:style-name="ACE-8" office:value-type="float" office:value="309">
            <text:p>309</text:p>
          </table:table-cell>
          <table:table-cell table:style-name="ACE-8" office:value-type="string">
            <text:p>Vis et al. 2008; Leorri et al. 2012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Ny-683</text:p>
          </table:table-cell>
          <table:table-cell table:style-name="ACE-3" office:value-type="float" office:value="47.377000000000002">
            <text:p>47.377</text:p>
          </table:table-cell>
          <table:table-cell table:style-name="ACE-3" office:value-type="float" office:value="-2.1669999999999998">
            <text:p>−2.167</text:p>
          </table:table-cell>
          <table:table-cell table:style-name="ACE-3" office:value-type="float" office:value="4575">
            <text:p>4575</text:p>
          </table:table-cell>
          <table:table-cell table:style-name="ACE-3" office:value-type="float" office:value="143">
            <text:p>143</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2.7999999999999998">
            <text:p>−2.8</text:p>
          </table:table-cell>
          <table:table-cell table:style-name="ACE-3" office:value-type="float" office:value="3">
            <text:p>3</text:p>
          </table:table-cell>
          <table:table-cell table:style-name="ACE-3" office:value-type="float" office:value="3">
            <text:p>3</text:p>
          </table:table-cell>
          <table:table-cell table:number-columns-repeated="2" table:style-name="ACE-3"/>
          <table:table-cell table:style-name="ACE-8" office:value-type="float" office:value="139">
            <text:p>139</text:p>
          </table:table-cell>
          <table:table-cell table:style-name="ACE-8" office:value-type="string">
            <text:p>Visset 198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Ny-677</text:p>
          </table:table-cell>
          <table:table-cell table:style-name="ACE-3" office:value-type="float" office:value="47.377000000000002">
            <text:p>47.377</text:p>
          </table:table-cell>
          <table:table-cell table:style-name="ACE-3" office:value-type="float" office:value="-2.1669999999999998">
            <text:p>−2.167</text:p>
          </table:table-cell>
          <table:table-cell table:style-name="ACE-3" office:value-type="float" office:value="1240">
            <text:p>1240</text:p>
          </table:table-cell>
          <table:table-cell table:style-name="ACE-3" office:value-type="float" office:value="126">
            <text:p>126</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3">
            <text:p>−1.3</text:p>
          </table:table-cell>
          <table:table-cell table:style-name="ACE-3" office:value-type="float" office:value="3">
            <text:p>3</text:p>
          </table:table-cell>
          <table:table-cell table:style-name="ACE-3" office:value-type="float" office:value="3">
            <text:p>3</text:p>
          </table:table-cell>
          <table:table-cell table:number-columns-repeated="2" table:style-name="ACE-3"/>
          <table:table-cell table:style-name="ACE-8" office:value-type="float" office:value="140">
            <text:p>140</text:p>
          </table:table-cell>
          <table:table-cell table:style-name="ACE-8" office:value-type="string">
            <text:p>Visset 1982;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0</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4895">
            <text:p>4895</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3.3999999999999999">
            <text:p>−3.4</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1">
            <text:p>131</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2</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5590">
            <text:p>5590</text:p>
          </table:table-cell>
          <table:table-cell table:style-name="ACE-3" office:value-type="float" office:value="135">
            <text:p>135</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4.5999999999999996">
            <text:p>−4.6</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2">
            <text:p>132</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29</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5700">
            <text:p>5700</text:p>
          </table:table-cell>
          <table:table-cell table:style-name="ACE-3" office:value-type="float" office:value="152">
            <text:p>15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5.2000000000000002">
            <text:p>−5.2</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3">
            <text:p>133</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1</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5700">
            <text:p>5700</text:p>
          </table:table-cell>
          <table:table-cell table:style-name="ACE-3" office:value-type="float" office:value="128">
            <text:p>128</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6">
            <text:p>−6</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4">
            <text:p>134</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9833</text:p>
          </table:table-cell>
          <table:table-cell table:style-name="ACE-3" office:value-type="float" office:value="47.508000000000003">
            <text:p>47.508</text:p>
          </table:table-cell>
          <table:table-cell table:style-name="ACE-3" office:value-type="float" office:value="-2.7320000000000002">
            <text:p>−2.732</text:p>
          </table:table-cell>
          <table:table-cell table:style-name="ACE-3" office:value-type="float" office:value="6600">
            <text:p>6600</text:p>
          </table:table-cell>
          <table:table-cell table:style-name="ACE-3" office:value-type="float" office:value="131">
            <text:p>131</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6.7000000000000002">
            <text:p>−6.7</text:p>
          </table:table-cell>
          <table:table-cell table:style-name="ACE-3" office:value-type="float" office:value="2.7999999999999998">
            <text:p>2.8</text:p>
          </table:table-cell>
          <table:table-cell table:style-name="ACE-3" office:value-type="float" office:value="2.7999999999999998">
            <text:p>2.8</text:p>
          </table:table-cell>
          <table:table-cell table:number-columns-repeated="2" table:style-name="ACE-3"/>
          <table:table-cell table:style-name="ACE-8" office:value-type="float" office:value="135">
            <text:p>135</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0101</text:p>
          </table:table-cell>
          <table:table-cell table:style-name="ACE-3" office:value-type="float" office:value="47.637">
            <text:p>47.637</text:p>
          </table:table-cell>
          <table:table-cell table:style-name="ACE-3" office:value-type="float" office:value="-3.206">
            <text:p>−3.206</text:p>
          </table:table-cell>
          <table:table-cell table:style-name="ACE-3" office:value-type="float" office:value="2535">
            <text:p>2535</text:p>
          </table:table-cell>
          <table:table-cell table:style-name="ACE-3" office:value-type="float" office:value="119">
            <text:p>119</text:p>
          </table:table-cell>
          <table:table-cell table:style-name="ACE-3" office:value-type="string">
            <text:p>peat</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2.8999999999999999">
            <text:p>2.9</text:p>
          </table:table-cell>
          <table:table-cell table:style-name="ACE-3" office:value-type="float" office:value="2.2000000000000002">
            <text:p>2.2</text:p>
          </table:table-cell>
          <table:table-cell table:number-columns-repeated="2" table:style-name="ACE-3"/>
          <table:table-cell table:style-name="ACE-8" office:value-type="float" office:value="136">
            <text:p>136</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10104</text:p>
          </table:table-cell>
          <table:table-cell table:style-name="ACE-3" office:value-type="float" office:value="47.637">
            <text:p>47.637</text:p>
          </table:table-cell>
          <table:table-cell table:style-name="ACE-3" office:value-type="float" office:value="-3.206">
            <text:p>−3.206</text:p>
          </table:table-cell>
          <table:table-cell table:style-name="ACE-3" office:value-type="float" office:value="3905">
            <text:p>3905</text:p>
          </table:table-cell>
          <table:table-cell table:style-name="ACE-3" office:value-type="float" office:value="122">
            <text:p>122</text:p>
          </table:table-cell>
          <table:table-cell table:style-name="ACE-3" office:value-type="string">
            <text:p>peat</text:p>
          </table:table-cell>
          <table:table-cell table:number-columns-repeated="3" table:style-name="ACE-3"/>
          <table:table-cell table:style-name="ACE-3" office:value-type="float" office:value="1">
            <text:p>1</text:p>
          </table:table-cell>
          <table:table-cell table:style-name="ACE-3" office:value-type="float" office:value="-0.5">
            <text:p>−0.5</text:p>
          </table:table-cell>
          <table:table-cell table:style-name="ACE-3" office:value-type="float" office:value="2.1000000000000001">
            <text:p>2.1</text:p>
          </table:table-cell>
          <table:table-cell table:style-name="ACE-3" office:value-type="float" office:value="2.1000000000000001">
            <text:p>2.1</text:p>
          </table:table-cell>
          <table:table-cell table:number-columns-repeated="2" table:style-name="ACE-3"/>
          <table:table-cell table:style-name="ACE-8" office:value-type="float" office:value="137">
            <text:p>137</text:p>
          </table:table-cell>
          <table:table-cell table:style-name="ACE-8" office:value-type="string">
            <text:p>Visset and Bernard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370</text:p>
          </table:table-cell>
          <table:table-cell table:style-name="ACE-3" office:value-type="float" office:value="46.450000000000003">
            <text:p>46.45</text:p>
          </table:table-cell>
          <table:table-cell table:style-name="ACE-3" office:value-type="float" office:value="-0.84399999999999997">
            <text:p>−0.844</text:p>
          </table:table-cell>
          <table:table-cell table:style-name="ACE-3" office:value-type="float" office:value="5200">
            <text:p>5200</text:p>
          </table:table-cell>
          <table:table-cell table:style-name="ACE-3" office:value-type="float" office:value="122">
            <text:p>122</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2.7000000000000002">
            <text:p>−2.7</text:p>
          </table:table-cell>
          <table:table-cell table:style-name="ACE-3" office:value-type="float" office:value="3">
            <text:p>3</text:p>
          </table:table-cell>
          <table:table-cell table:style-name="ACE-3" office:value-type="float" office:value="3">
            <text:p>3</text:p>
          </table:table-cell>
          <table:table-cell table:number-columns-repeated="2" table:style-name="ACE-3"/>
          <table:table-cell table:style-name="ACE-8" office:value-type="float" office:value="173">
            <text:p>173</text:p>
          </table:table-cell>
          <table:table-cell table:style-name="ACE-8" office:value-type="string">
            <text:p>Visset et al. 1989;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981</text:p>
          </table:table-cell>
          <table:table-cell table:style-name="ACE-3" office:value-type="float" office:value="46.378">
            <text:p>46.378</text:p>
          </table:table-cell>
          <table:table-cell table:style-name="ACE-3" office:value-type="float" office:value="-0.75">
            <text:p>−0.75</text:p>
          </table:table-cell>
          <table:table-cell table:style-name="ACE-3" office:value-type="float" office:value="6830">
            <text:p>6830</text:p>
          </table:table-cell>
          <table:table-cell table:style-name="ACE-3" office:value-type="float" office:value="120">
            <text:p>120</text:p>
          </table:table-cell>
          <table:table-cell table:style-name="ACE-3" office:value-type="string">
            <text:p>shells</text:p>
          </table:table-cell>
          <table:table-cell table:number-columns-repeated="3" table:style-name="ACE-3"/>
          <table:table-cell table:style-name="ACE-3" office:value-type="float" office:value="-1">
            <text:p>−1</text:p>
          </table:table-cell>
          <table:table-cell table:style-name="ACE-3" office:value-type="float" office:value="-7.5">
            <text:p>−7.5</text:p>
          </table:table-cell>
          <table:table-cell table:style-name="ACE-3" office:value-type="float" office:value="2.6000000000000001">
            <text:p>2.6</text:p>
          </table:table-cell>
          <table:table-cell table:style-name="ACE-3" office:value-type="float" office:value="2.6000000000000001">
            <text:p>2.6</text:p>
          </table:table-cell>
          <table:table-cell table:number-columns-repeated="2" table:style-name="ACE-3"/>
          <table:table-cell table:style-name="ACE-8" office:value-type="float" office:value="174">
            <text:p>174</text:p>
          </table:table-cell>
          <table:table-cell table:style-name="ACE-8" office:value-type="string">
            <text:p>Visset et al. 199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Gif-7980</text:p>
          </table:table-cell>
          <table:table-cell table:style-name="ACE-3" office:value-type="float" office:value="46.378">
            <text:p>46.378</text:p>
          </table:table-cell>
          <table:table-cell table:style-name="ACE-3" office:value-type="float" office:value="-0.75">
            <text:p>−0.75</text:p>
          </table:table-cell>
          <table:table-cell table:style-name="ACE-3" office:value-type="float" office:value="6010">
            <text:p>6010</text:p>
          </table:table-cell>
          <table:table-cell table:style-name="ACE-3" office:value-type="float" office:value="110">
            <text:p>110</text:p>
          </table:table-cell>
          <table:table-cell table:style-name="ACE-3" office:value-type="string">
            <text:p>shells</text:p>
          </table:table-cell>
          <table:table-cell table:number-columns-repeated="3" table:style-name="ACE-3"/>
          <table:table-cell table:style-name="ACE-3" office:value-type="float" office:value="-1">
            <text:p>−1</text:p>
          </table:table-cell>
          <table:table-cell table:style-name="ACE-3" office:value-type="float" office:value="-6.0999999999999996">
            <text:p>−6.1</text:p>
          </table:table-cell>
          <table:table-cell table:style-name="ACE-3" office:value-type="float" office:value="2.6000000000000001">
            <text:p>2.6</text:p>
          </table:table-cell>
          <table:table-cell table:style-name="ACE-3" office:value-type="float" office:value="2.6000000000000001">
            <text:p>2.6</text:p>
          </table:table-cell>
          <table:table-cell table:number-columns-repeated="2" table:style-name="ACE-3"/>
          <table:table-cell table:style-name="ACE-8" office:value-type="float" office:value="175">
            <text:p>175</text:p>
          </table:table-cell>
          <table:table-cell table:style-name="ACE-8" office:value-type="string">
            <text:p>Visset et al. 1990;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6001</text:p>
          </table:table-cell>
          <table:table-cell table:style-name="ACE-3" office:value-type="float" office:value="47.587000000000003">
            <text:p>47.587</text:p>
          </table:table-cell>
          <table:table-cell table:style-name="ACE-3" office:value-type="float" office:value="-3.052">
            <text:p>−3.052</text:p>
          </table:table-cell>
          <table:table-cell table:style-name="ACE-3" office:value-type="float" office:value="2905">
            <text:p>2905</text:p>
          </table:table-cell>
          <table:table-cell table:style-name="ACE-3" office:value-type="float" office:value="114">
            <text:p>114</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
            <text:p>−1</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28">
            <text:p>128</text:p>
          </table:table-cell>
          <table:table-cell table:style-name="ACE-8" office:value-type="string">
            <text:p>Visset et al. 199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Ly-6002</text:p>
          </table:table-cell>
          <table:table-cell table:style-name="ACE-3" office:value-type="float" office:value="47.587000000000003">
            <text:p>47.587</text:p>
          </table:table-cell>
          <table:table-cell table:style-name="ACE-3" office:value-type="float" office:value="-3.052">
            <text:p>−3.052</text:p>
          </table:table-cell>
          <table:table-cell table:style-name="ACE-3" office:value-type="float" office:value="3155">
            <text:p>3155</text:p>
          </table:table-cell>
          <table:table-cell table:style-name="ACE-3" office:value-type="float" office:value="131">
            <text:p>131</text:p>
          </table:table-cell>
          <table:table-cell table:style-name="ACE-3" office:value-type="string">
            <text:p>organic sediment</text:p>
          </table:table-cell>
          <table:table-cell table:number-columns-repeated="3" table:style-name="ACE-3"/>
          <table:table-cell table:style-name="ACE-3" office:value-type="float" office:value="0">
            <text:p>0</text:p>
          </table:table-cell>
          <table:table-cell table:style-name="ACE-3" office:value-type="float" office:value="-1.5">
            <text:p>−1.5</text:p>
          </table:table-cell>
          <table:table-cell table:style-name="ACE-3" office:value-type="float" office:value="2.7000000000000002">
            <text:p>2.7</text:p>
          </table:table-cell>
          <table:table-cell table:style-name="ACE-3" office:value-type="float" office:value="2.7000000000000002">
            <text:p>2.7</text:p>
          </table:table-cell>
          <table:table-cell table:number-columns-repeated="2" table:style-name="ACE-3"/>
          <table:table-cell table:style-name="ACE-8" office:value-type="float" office:value="129">
            <text:p>129</text:p>
          </table:table-cell>
          <table:table-cell table:style-name="ACE-8" office:value-type="string">
            <text:p>Visset et al. 1995;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A-7978</text:p>
          </table:table-cell>
          <table:table-cell table:style-name="ACE-3" office:value-type="float" office:value="47.554000000000002">
            <text:p>47.554</text:p>
          </table:table-cell>
          <table:table-cell table:style-name="ACE-3" office:value-type="float" office:value="-2.9319999999999999">
            <text:p>−2.932</text:p>
          </table:table-cell>
          <table:table-cell table:style-name="ACE-3" office:value-type="float" office:value="6165">
            <text:p>6165</text:p>
          </table:table-cell>
          <table:table-cell table:style-name="ACE-3" office:value-type="float" office:value="128">
            <text:p>128</text:p>
          </table:table-cell>
          <table:table-cell table:style-name="ACE-3" office:value-type="string">
            <text:p>organic sediment</text:p>
          </table:table-cell>
          <table:table-cell table:number-columns-repeated="3" table:style-name="ACE-3"/>
          <table:table-cell table:style-name="ACE-3" office:value-type="float" office:value="1">
            <text:p>1</text:p>
          </table:table-cell>
          <table:table-cell table:style-name="ACE-3" office:value-type="float" office:value="-3.6000000000000001">
            <text:p>−3.6</text:p>
          </table:table-cell>
          <table:table-cell table:style-name="ACE-3" office:value-type="float" office:value="2.2000000000000002">
            <text:p>2.2</text:p>
          </table:table-cell>
          <table:table-cell table:style-name="ACE-3" office:value-type="float" office:value="2.2000000000000002">
            <text:p>2.2</text:p>
          </table:table-cell>
          <table:table-cell table:number-columns-repeated="2" table:style-name="ACE-3"/>
          <table:table-cell table:style-name="ACE-8" office:value-type="float" office:value="130">
            <text:p>130</text:p>
          </table:table-cell>
          <table:table-cell table:style-name="ACE-8" office:value-type="string">
            <text:p>Visset et al. 199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5</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2840">
            <text:p>2840</text:p>
          </table:table-cell>
          <table:table-cell table:style-name="ACE-3" office:value-type="float" office:value="70">
            <text:p>70</text:p>
          </table:table-cell>
          <table:table-cell table:style-name="ACE-3" office:value-type="string">
            <text:p>plant debris</text:p>
          </table:table-cell>
          <table:table-cell table:number-columns-repeated="3" table:style-name="ACE-3"/>
          <table:table-cell table:style-name="ACE-3" office:value-type="float" office:value="0">
            <text:p>0</text:p>
          </table:table-cell>
          <table:table-cell table:style-name="ACE-3" office:value-type="float" office:value="-1.1000000000000001">
            <text:p>−1.1</text:p>
          </table:table-cell>
          <table:table-cell table:style-name="ACE-3" office:value-type="float" office:value="2.5">
            <text:p>2.5</text:p>
          </table:table-cell>
          <table:table-cell table:style-name="ACE-3" office:value-type="float" office:value="2.5">
            <text:p>2.5</text:p>
          </table:table-cell>
          <table:table-cell table:number-columns-repeated="2" table:style-name="ACE-3"/>
          <table:table-cell table:style-name="ACE-8" office:value-type="float" office:value="183">
            <text:p>183</text:p>
          </table:table-cell>
          <table:table-cell table:style-name="ACE-8" office:value-type="string">
            <text:p>Wang et al.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7</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5560">
            <text:p>5560</text:p>
          </table:table-cell>
          <table:table-cell table:style-name="ACE-3" office:value-type="float" office:value="190">
            <text:p>190</text:p>
          </table:table-cell>
          <table:table-cell table:style-name="ACE-3" office:value-type="string">
            <text:p>shell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2.1000000000000001">
            <text:p>2.1</text:p>
          </table:table-cell>
          <table:table-cell table:style-name="ACE-3" office:value-type="float" office:value="2.1000000000000001">
            <text:p>2.1</text:p>
          </table:table-cell>
          <table:table-cell table:number-columns-repeated="2" table:style-name="ACE-3"/>
          <table:table-cell table:style-name="ACE-8" office:value-type="float" office:value="184">
            <text:p>184</text:p>
          </table:table-cell>
          <table:table-cell table:style-name="ACE-8" office:value-type="string">
            <text:p>Wang et al. 2006; Stéphan and Goslin 2014 (as in García-Artola et al. 2018)</text:p>
          </table:table-cell>
          <table:table-cell table:number-columns-repeated="237" table:style-name="ACE-3"/>
        </table:table-row>
        <table:table-row table:style-name="AROW-1">
          <table:table-cell table:style-name="ACE-3"/>
          <table:table-cell table:style-name="ACE-3" office:value-type="string">
            <text:p>radiocarbon</text:p>
          </table:table-cell>
          <table:table-cell table:style-name="ACE-3" office:value-type="string">
            <text:p>BA-95084</text:p>
          </table:table-cell>
          <table:table-cell table:style-name="ACE-3" office:value-type="float" office:value="45.518000000000001">
            <text:p>45.518</text:p>
          </table:table-cell>
          <table:table-cell table:style-name="ACE-3" office:value-type="float" office:value="-0.85399999999999998">
            <text:p>−0.854</text:p>
          </table:table-cell>
          <table:table-cell table:style-name="ACE-3" office:value-type="float" office:value="5480">
            <text:p>5480</text:p>
          </table:table-cell>
          <table:table-cell table:style-name="ACE-3" office:value-type="float" office:value="100">
            <text:p>100</text:p>
          </table:table-cell>
          <table:table-cell table:style-name="ACE-3" office:value-type="string">
            <text:p>plant debris</text:p>
          </table:table-cell>
          <table:table-cell table:number-columns-repeated="3" table:style-name="ACE-3"/>
          <table:table-cell table:style-name="ACE-3" office:value-type="float" office:value="-1">
            <text:p>−1</text:p>
          </table:table-cell>
          <table:table-cell table:style-name="ACE-3" office:value-type="float" office:value="-6">
            <text:p>−6</text:p>
          </table:table-cell>
          <table:table-cell table:style-name="ACE-3" office:value-type="float" office:value="2.1000000000000001">
            <text:p>2.1</text:p>
          </table:table-cell>
          <table:table-cell table:style-name="ACE-3" office:value-type="float" office:value="2.1000000000000001">
            <text:p>2.1</text:p>
          </table:table-cell>
          <table:table-cell table:number-columns-repeated="2" table:style-name="ACE-3"/>
          <table:table-cell table:style-name="ACE-8" office:value-type="float" office:value="185">
            <text:p>185</text:p>
          </table:table-cell>
          <table:table-cell table:style-name="ACE-8" office:value-type="string">
            <text:p>Wang et al. 2006; Stéphan and Goslin 2014 (as in García-Artola et al. 2018)</text:p>
          </table:table-cell>
          <table:table-cell table:number-columns-repeated="237" table:style-name="ACE-3"/>
        </table:table-row>
        <table:table-row table:style-name="AROW-0" table:number-rows-repeated="65195">
          <table:table-cell table:number-columns-repeated="256"/>
        </table:table-row>
        <table:named-expressions>
          <table:named-expression table:name="Sheet_Title" table:expression="of:=&quot;sea_level&quot;" table:base-cell-address="$'sea_level'.$A$1"/>
          <table:named-expression table:name="Print_Area" table:expression="of:=#REF!" table:base-cell-address="$'sea_level'.$A$1"/>
        </table:named-expressions>
        <gnm:selections gnm:cursor-col="15" gnm:cursor-row="24">
          <gnm:selection gnm:start-col="15" gnm:start-row="24" gnm:end-col="15" gnm:end-row="24"/>
        </gnm:selections>
      </table:table>
      <table:table table:name="holsea_form" table:style-name="ta-2" table:print="true">
        <office:forms form:automatic-focus="false" form:apply-design-mode="false">
          <form:form/>
        </office:forms>
        <table:table-column table:default-cell-style-name="ACE-12" table:style-name="ACOL-13"/>
        <table:table-column table:default-cell-style-name="ACE-12" table:style-name="ACOL-0"/>
        <table:table-column table:default-cell-style-name="ACE-12" table:style-name="ACOL-13" table:number-columns-repeated="8"/>
        <table:table-column table:default-cell-style-name="ACE-12" table:style-name="ACOL-0" table:number-columns-repeated="4"/>
        <table:table-column table:default-cell-style-name="ACE-12" table:style-name="ACOL-13" table:number-columns-repeated="23"/>
        <table:table-column table:default-cell-style-name="ACE-12" table:style-name="ACOL-0" table:number-columns-repeated="219"/>
        <table:table-row table:style-name="AROW-1">
          <table:table-cell table:style-name="ACE-10" office:value-type="string">
            <text:p>Unique sample ID</text:p>
          </table:table-cell>
          <table:table-cell table:style-name="ACE-10" office:value-type="string">
            <text:p>original order</text:p>
          </table:table-cell>
          <table:table-cell table:style-name="ACE-10" office:value-type="string">
            <text:p>Reference</text:p>
          </table:table-cell>
          <table:table-cell table:style-name="ACE-10" office:value-type="string">
            <text:p>Region code</text:p>
          </table:table-cell>
          <table:table-cell table:style-name="ACE-10" office:value-type="string">
            <text:p>Sub-region</text:p>
          </table:table-cell>
          <table:table-cell table:style-name="ACE-13" office:value-type="string">
            <text:p>Latitude</text:p>
          </table:table-cell>
          <table:table-cell table:style-name="ACE-13" office:value-type="string">
            <text:p>Longitude</text:p>
          </table:table-cell>
          <table:table-cell table:style-name="ACE-10" office:value-type="string">
            <text:p>Dating method</text:p>
          </table:table-cell>
          <table:table-cell table:style-name="ACE-10" office:value-type="string">
            <text:p>Corrected age <text:s text:c="6"/>(14C a BP)</text:p>
          </table:table-cell>
          <table:table-cell table:style-name="ACE-10" office:value-type="string">
            <text:p>Corrected age uncertainty (14C a)</text:p>
          </table:table-cell>
          <table:table-cell table:style-name="ACE-12" office:value-type="string">
            <text:p>age</text:p>
          </table:table-cell>
          <table:table-cell table:style-name="ACE-12" office:value-type="string">
            <text:p>error</text:p>
          </table:table-cell>
          <table:table-cell table:style-name="ACE-12" office:value-type="string">
            <text:p>Material</text:p>
          </table:table-cell>
          <table:table-cell table:style-name="ACE-12" office:value-type="string">
            <text:p>Curve</text:p>
          </table:table-cell>
          <table:table-cell table:style-name="ACE-10" office:value-type="string">
            <text:p>Age <text:s text:c="18"/>(cal a BP)</text:p>
          </table:table-cell>
          <table:table-cell table:style-name="ACE-10" office:value-type="string">
            <text:p>Age 2σ Uncertainty + <text:s text:c="13"/>(cal a)</text:p>
          </table:table-cell>
          <table:table-cell table:style-name="ACE-10" office:value-type="string">
            <text:p>Age 2σ Uncertainty - <text:s text:c="13"/>(cal a)</text:p>
          </table:table-cell>
          <table:table-cell table:style-name="ACE-10" office:value-type="string">
            <text:p>Sample depth/overburden thickness (m)</text:p>
          </table:table-cell>
          <table:table-cell table:style-name="ACE-10" office:value-type="string">
            <text:p>Depth to consolidated substrate <text:s text:c="2"/>(m)</text:p>
          </table:table-cell>
          <table:table-cell table:style-name="ACE-10" office:value-type="string">
            <text:p>Sample elevation (m MSL)</text:p>
          </table:table-cell>
          <table:table-cell table:style-name="ACE-10" office:value-type="string">
            <text:p>Sample elevation uncertainty + (m)</text:p>
          </table:table-cell>
          <table:table-cell table:style-name="ACE-10" office:value-type="string">
            <text:p>Sample elevation uncertainty - (m)</text:p>
          </table:table-cell>
          <table:table-cell table:style-name="ACE-10" office:value-type="string">
            <text:p>Type</text:p>
          </table:table-cell>
          <table:table-cell table:style-name="ACE-10" office:value-type="string">
            <text:p>Primary indicator type</text:p>
          </table:table-cell>
          <table:table-cell table:style-name="ACE-10" office:value-type="string">
            <text:p>Secondary indicator type</text:p>
          </table:table-cell>
          <table:table-cell table:style-name="ACE-10" office:value-type="string">
            <text:p>Supporting evidence</text:p>
          </table:table-cell>
          <table:table-cell table:style-name="ACE-10" office:value-type="string">
            <text:p>Sample indicative meaning </text:p>
          </table:table-cell>
          <table:table-cell table:style-name="ACE-10" office:value-type="string">
            <text:p>RSL (m)</text:p>
          </table:table-cell>
          <table:table-cell table:style-name="ACE-10" office:value-type="string">
            <text:p>RSL 2σ Uncertainty + (m)</text:p>
          </table:table-cell>
          <table:table-cell table:style-name="ACE-10" office:value-type="string">
            <text:p>RSL 2σ Uncertainty - (m)</text:p>
          </table:table-cell>
          <table:table-cell table:style-name="ACE-10" office:value-type="string">
            <text:p>Corrected RSL <text:s text:c="6"/>(m)</text:p>
          </table:table-cell>
          <table:table-cell table:style-name="ACE-10" office:value-type="string">
            <text:p>Corrected RSL error + (m)</text:p>
          </table:table-cell>
          <table:table-cell table:style-name="ACE-10" office:value-type="string">
            <text:p>Corrected RSL error - (m)</text:p>
          </table:table-cell>
          <table:table-cell table:style-name="ACE-10" office:value-type="string">
            <text:p>Correction type </text:p>
          </table:table-cell>
          <table:table-cell table:style-name="ACE-10" office:value-type="string">
            <text:p>Reject</text:p>
          </table:table-cell>
          <table:table-cell table:style-name="ACE-10" office:value-type="string">
            <text:p>Why reject?</text:p>
          </table:table-cell>
          <table:table-cell table:style-name="ACE-10" office:value-type="string">
            <text:p>Notes</text:p>
          </table:table-cell>
          <table:table-cell table:number-columns-repeated="219" table:style-name="ACE-12"/>
        </table:table-row>
        <table:table-row table:style-name="AROW-4">
          <table:table-cell table:style-name="ACE-10" office:value-type="string">
            <text:p>FR 001</text:p>
          </table:table-cell>
          <table:table-cell table:style-name="ACE-10" office:value-type="float" office:value="1">
            <text:p>1</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05000000000003">
            <text:p>51.01</text:p>
          </table:table-cell>
          <table:table-cell table:style-name="ACE-14" office:value-type="float" office:value="2.464">
            <text:p>2.46</text:p>
          </table:table-cell>
          <table:table-cell table:style-name="ACE-10" office:value-type="float" office:value="1">
            <text:p>1</text:p>
          </table:table-cell>
          <table:table-cell table:style-name="ACE-11" office:value-type="float" office:value="4908">
            <text:p>4908</text:p>
          </table:table-cell>
          <table:table-cell table:style-name="ACE-11" office:value-type="float" office:value="53">
            <text:p>53</text:p>
          </table:table-cell>
          <table:table-cell table:number-columns-repeated="4" table:style-name="ACE-11"/>
          <table:table-cell table:style-name="ACE-11" office:value-type="float" office:value="5231">
            <text:p>5231</text:p>
          </table:table-cell>
          <table:table-cell table:style-name="ACE-11" office:value-type="float" office:value="210">
            <text:p>210</text:p>
          </table:table-cell>
          <table:table-cell table:style-name="ACE-11" office:value-type="float" office:value="220">
            <text:p>220</text:p>
          </table:table-cell>
          <table:table-cell table:style-name="ACE-16" office:value-type="float" office:value="3.1000000000000001">
            <text:p>3.10</text:p>
          </table:table-cell>
          <table:table-cell table:style-name="ACE-16" office:value-type="string">
            <text:p>nd</text:p>
          </table:table-cell>
          <table:table-cell table:style-name="ACE-16" office:value-type="float" office:value="-2.5470000000000002">
            <text:p>−2.55</text:p>
          </table:table-cell>
          <table:table-cell table:style-name="ACE-16" office:value-type="float" office:value="2.7296092437030341">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5945">
            <text:p>−2.59</text:p>
          </table:table-cell>
          <table:table-cell table:style-name="ACE-14" office:value-type="float" office:value="2.7296092437030341">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3000000000000007">
            <text:p>8.3</text:p>
          </table:table-cell>
          <table:table-cell table:number-columns-repeated="219" table:style-name="ACE-12"/>
        </table:table-row>
        <table:table-row table:style-name="AROW-4">
          <table:table-cell table:style-name="ACE-10" office:value-type="string">
            <text:p>FR 002</text:p>
          </table:table-cell>
          <table:table-cell table:style-name="ACE-10" office:value-type="float" office:value="2">
            <text:p>2</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954999999999998">
            <text:p>50.95</text:p>
          </table:table-cell>
          <table:table-cell table:style-name="ACE-14" office:value-type="float" office:value="2.375">
            <text:p>2.38</text:p>
          </table:table-cell>
          <table:table-cell table:style-name="ACE-10" office:value-type="float" office:value="1">
            <text:p>1</text:p>
          </table:table-cell>
          <table:table-cell table:style-name="ACE-11" office:value-type="float" office:value="1903">
            <text:p>1903</text:p>
          </table:table-cell>
          <table:table-cell table:style-name="ACE-11" office:value-type="float" office:value="47">
            <text:p>47</text:p>
          </table:table-cell>
          <table:table-cell table:number-columns-repeated="4" table:style-name="ACE-11"/>
          <table:table-cell table:style-name="ACE-11" office:value-type="float" office:value="1458">
            <text:p>1458</text:p>
          </table:table-cell>
          <table:table-cell table:style-name="ACE-11" office:value-type="float" office:value="153">
            <text:p>153</text:p>
          </table:table-cell>
          <table:table-cell table:style-name="ACE-11" office:value-type="float" office:value="158">
            <text:p>158</text:p>
          </table:table-cell>
          <table:table-cell table:style-name="ACE-16" office:value-type="float" office:value="1.8">
            <text:p>1.80</text:p>
          </table:table-cell>
          <table:table-cell table:style-name="ACE-16" office:value-type="string">
            <text:p>nd</text:p>
          </table:table-cell>
          <table:table-cell table:style-name="ACE-16" office:value-type="float" office:value="0.6529999999999998">
            <text:p>0.65</text:p>
          </table:table-cell>
          <table:table-cell table:style-name="ACE-16" office:value-type="float" office:value="2.7296242336244969">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60550000000000015">
            <text:p>0.61</text:p>
          </table:table-cell>
          <table:table-cell table:style-name="ACE-14" office:value-type="float" office:value="2.7296242336244969">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FR 003</text:p>
          </table:table-cell>
          <table:table-cell table:style-name="ACE-10" office:value-type="float" office:value="3">
            <text:p>3</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954999999999998">
            <text:p>50.95</text:p>
          </table:table-cell>
          <table:table-cell table:style-name="ACE-14" office:value-type="float" office:value="2.375">
            <text:p>2.38</text:p>
          </table:table-cell>
          <table:table-cell table:style-name="ACE-10" office:value-type="float" office:value="1">
            <text:p>1</text:p>
          </table:table-cell>
          <table:table-cell table:style-name="ACE-11" office:value-type="float" office:value="3918">
            <text:p>3918</text:p>
          </table:table-cell>
          <table:table-cell table:style-name="ACE-11" office:value-type="float" office:value="50">
            <text:p>50</text:p>
          </table:table-cell>
          <table:table-cell table:number-columns-repeated="4" table:style-name="ACE-11"/>
          <table:table-cell table:style-name="ACE-11" office:value-type="float" office:value="3911">
            <text:p>3911</text:p>
          </table:table-cell>
          <table:table-cell table:style-name="ACE-11" office:value-type="float" office:value="200">
            <text:p>200</text:p>
          </table:table-cell>
          <table:table-cell table:style-name="ACE-11" office:value-type="float" office:value="212">
            <text:p>212</text:p>
          </table:table-cell>
          <table:table-cell table:style-name="ACE-16" office:value-type="float" office:value="3.2999999999999998">
            <text:p>3.30</text:p>
          </table:table-cell>
          <table:table-cell table:style-name="ACE-16" office:value-type="string">
            <text:p>nd</text:p>
          </table:table-cell>
          <table:table-cell table:style-name="ACE-16" office:value-type="float" office:value="-0.44700000000000017">
            <text:p>−0.45</text:p>
          </table:table-cell>
          <table:table-cell table:style-name="ACE-16" office:value-type="float" office:value="2.7296083475373933">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49449999999999983">
            <text:p>−0.49</text:p>
          </table:table-cell>
          <table:table-cell table:style-name="ACE-14" office:value-type="float" office:value="2.7296083475373933">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FR 004</text:p>
          </table:table-cell>
          <table:table-cell table:style-name="ACE-10" office:value-type="float" office:value="4">
            <text:p>4</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54000000000002">
            <text:p>51.05</text:p>
          </table:table-cell>
          <table:table-cell table:style-name="ACE-14" office:value-type="float" office:value="2.5350000000000001">
            <text:p>2.54</text:p>
          </table:table-cell>
          <table:table-cell table:style-name="ACE-10" office:value-type="float" office:value="1">
            <text:p>1</text:p>
          </table:table-cell>
          <table:table-cell table:style-name="ACE-11" office:value-type="float" office:value="3418">
            <text:p>3418</text:p>
          </table:table-cell>
          <table:table-cell table:style-name="ACE-11" office:value-type="float" office:value="50">
            <text:p>50</text:p>
          </table:table-cell>
          <table:table-cell table:number-columns-repeated="4" table:style-name="ACE-11"/>
          <table:table-cell table:style-name="ACE-11" office:value-type="float" office:value="3291">
            <text:p>3291</text:p>
          </table:table-cell>
          <table:table-cell table:style-name="ACE-11" office:value-type="float" office:value="173">
            <text:p>173</text:p>
          </table:table-cell>
          <table:table-cell table:style-name="ACE-11" office:value-type="float" office:value="191">
            <text:p>191</text:p>
          </table:table-cell>
          <table:table-cell table:style-name="ACE-16" office:value-type="float" office:value="2.2000000000000002">
            <text:p>2.20</text:p>
          </table:table-cell>
          <table:table-cell table:style-name="ACE-16" office:value-type="string">
            <text:p>nd</text:p>
          </table:table-cell>
          <table:table-cell table:style-name="ACE-16" office:value-type="float" office:value="-0.64700000000000013">
            <text:p>−0.65</text:p>
          </table:table-cell>
          <table:table-cell table:style-name="ACE-16" office:value-type="float" office:value="2.7296167578303181">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69449999999999978">
            <text:p>−0.69</text:p>
          </table:table-cell>
          <table:table-cell table:style-name="ACE-14" office:value-type="float" office:value="2.7296167578303181">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699999999999999">
            <text:p>11.7</text:p>
          </table:table-cell>
          <table:table-cell table:number-columns-repeated="219" table:style-name="ACE-12"/>
        </table:table-row>
        <table:table-row table:style-name="AROW-4">
          <table:table-cell table:style-name="ACE-10" office:value-type="string">
            <text:p>FR 005</text:p>
          </table:table-cell>
          <table:table-cell table:style-name="ACE-10" office:value-type="float" office:value="5">
            <text:p>5</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54000000000002">
            <text:p>51.05</text:p>
          </table:table-cell>
          <table:table-cell table:style-name="ACE-14" office:value-type="float" office:value="2.5350000000000001">
            <text:p>2.54</text:p>
          </table:table-cell>
          <table:table-cell table:style-name="ACE-10" office:value-type="float" office:value="1">
            <text:p>1</text:p>
          </table:table-cell>
          <table:table-cell table:style-name="ACE-11" office:value-type="float" office:value="3308">
            <text:p>3308</text:p>
          </table:table-cell>
          <table:table-cell table:style-name="ACE-11" office:value-type="float" office:value="50">
            <text:p>50</text:p>
          </table:table-cell>
          <table:table-cell table:number-columns-repeated="4" table:style-name="ACE-11"/>
          <table:table-cell table:style-name="ACE-11" office:value-type="float" office:value="3157">
            <text:p>3157</text:p>
          </table:table-cell>
          <table:table-cell table:style-name="ACE-11" office:value-type="float" office:value="185">
            <text:p>185</text:p>
          </table:table-cell>
          <table:table-cell table:style-name="ACE-11" office:value-type="float" office:value="200">
            <text:p>200</text:p>
          </table:table-cell>
          <table:table-cell table:style-name="ACE-16" office:value-type="float" office:value="2">
            <text:p>2.00</text:p>
          </table:table-cell>
          <table:table-cell table:style-name="ACE-16" office:value-type="string">
            <text:p>nd</text:p>
          </table:table-cell>
          <table:table-cell table:style-name="ACE-16" office:value-type="float" office:value="-0.74700000000000011">
            <text:p>−0.75</text:p>
          </table:table-cell>
          <table:table-cell table:style-name="ACE-16" office:value-type="float" office:value="2.7296199369142946">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79449999999999976">
            <text:p>−0.79</text:p>
          </table:table-cell>
          <table:table-cell table:style-name="ACE-14" office:value-type="float" office:value="2.7296199369142946">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699999999999999">
            <text:p>11.7</text:p>
          </table:table-cell>
          <table:table-cell table:number-columns-repeated="219" table:style-name="ACE-12"/>
        </table:table-row>
        <table:table-row table:style-name="AROW-4">
          <table:table-cell table:style-name="ACE-10" office:value-type="string">
            <text:p>FR 006</text:p>
          </table:table-cell>
          <table:table-cell table:style-name="ACE-10" office:value-type="float" office:value="6">
            <text:p>6</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1.009999999999998">
            <text:p>51.01</text:p>
          </table:table-cell>
          <table:table-cell table:style-name="ACE-14" office:value-type="float" office:value="2.5059999999999998">
            <text:p>2.51</text:p>
          </table:table-cell>
          <table:table-cell table:style-name="ACE-10" office:value-type="float" office:value="1">
            <text:p>1</text:p>
          </table:table-cell>
          <table:table-cell table:style-name="ACE-11" office:value-type="float" office:value="4628">
            <text:p>4628</text:p>
          </table:table-cell>
          <table:table-cell table:style-name="ACE-11" office:value-type="float" office:value="50">
            <text:p>50</text:p>
          </table:table-cell>
          <table:table-cell table:number-columns-repeated="4" table:style-name="ACE-11"/>
          <table:table-cell table:style-name="ACE-11" office:value-type="float" office:value="4864">
            <text:p>4864</text:p>
          </table:table-cell>
          <table:table-cell table:style-name="ACE-11" office:value-type="float" office:value="193">
            <text:p>193</text:p>
          </table:table-cell>
          <table:table-cell table:style-name="ACE-11" office:value-type="float" office:value="230">
            <text:p>230</text:p>
          </table:table-cell>
          <table:table-cell table:style-name="ACE-16" office:value-type="string">
            <text:p>nd</text:p>
          </table:table-cell>
          <table:table-cell table:style-name="ACE-16" office:value-type="string">
            <text:p>nd</text:p>
          </table:table-cell>
          <table:table-cell table:style-name="ACE-16" office:value-type="float" office:value="-1.5470000000000002">
            <text:p>−1.55</text:p>
          </table:table-cell>
          <table:table-cell table:style-name="ACE-16" office:value-type="float" office:value="2.7296016192843964">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5944999999999998">
            <text:p>−1.59</text:p>
          </table:table-cell>
          <table:table-cell table:style-name="ACE-14" office:value-type="float" office:value="2.7296016192843964">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6">
            <text:p>10.6</text:p>
          </table:table-cell>
          <table:table-cell table:number-columns-repeated="219" table:style-name="ACE-12"/>
        </table:table-row>
        <table:table-row table:style-name="AROW-4">
          <table:table-cell table:style-name="ACE-10" office:value-type="string">
            <text:p>FR 007</text:p>
          </table:table-cell>
          <table:table-cell table:style-name="ACE-10" office:value-type="float" office:value="7">
            <text:p>7</text:p>
          </table:table-cell>
          <table:table-cell table:style-name="ACE-10" office:value-type="string">
            <text:p>Mrani-Alaoui and Anthony 2011;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993000000000002">
            <text:p>50.99</text:p>
          </table:table-cell>
          <table:table-cell table:style-name="ACE-14" office:value-type="float" office:value="2.411">
            <text:p>2.41</text:p>
          </table:table-cell>
          <table:table-cell table:style-name="ACE-10" office:value-type="float" office:value="1">
            <text:p>1</text:p>
          </table:table-cell>
          <table:table-cell table:style-name="ACE-11" office:value-type="float" office:value="1683">
            <text:p>1683</text:p>
          </table:table-cell>
          <table:table-cell table:style-name="ACE-11" office:value-type="float" office:value="25">
            <text:p>25</text:p>
          </table:table-cell>
          <table:table-cell table:number-columns-repeated="4" table:style-name="ACE-11"/>
          <table:table-cell table:style-name="ACE-11" office:value-type="float" office:value="1246">
            <text:p>1246</text:p>
          </table:table-cell>
          <table:table-cell table:style-name="ACE-11" office:value-type="float" office:value="111">
            <text:p>111</text:p>
          </table:table-cell>
          <table:table-cell table:style-name="ACE-11" office:value-type="float" office:value="122">
            <text:p>122</text:p>
          </table:table-cell>
          <table:table-cell table:style-name="ACE-16" office:value-type="string">
            <text:p>nd</text:p>
          </table:table-cell>
          <table:table-cell table:style-name="ACE-16" office:value-type="string">
            <text:p>nd</text:p>
          </table:table-cell>
          <table:table-cell table:style-name="ACE-16" office:value-type="float" office:value="0.1529999999999998">
            <text:p>0.15</text:p>
          </table:table-cell>
          <table:table-cell table:style-name="ACE-16" office:value-type="float" office:value="2.7296016192843964">
            <text:p>2.73</text:p>
          </table:table-cell>
          <table:table-cell table:style-name="ACE-16" office:value-type="float" office:value="2.7296016192843964">
            <text:p>2.7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10550000000000015">
            <text:p>0.11</text:p>
          </table:table-cell>
          <table:table-cell table:style-name="ACE-14" office:value-type="float" office:value="2.7296016192843964">
            <text:p>2.73</text:p>
          </table:table-cell>
          <table:table-cell table:style-name="ACE-14" office:value-type="float" office:value="2.7296016192843964">
            <text:p>2.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7000000000000002">
            <text:p>6.7</text:p>
          </table:table-cell>
          <table:table-cell table:number-columns-repeated="219" table:style-name="ACE-12"/>
        </table:table-row>
        <table:table-row table:style-name="AROW-4">
          <table:table-cell table:style-name="ACE-10" office:value-type="string">
            <text:p>FR 008</text:p>
          </table:table-cell>
          <table:table-cell table:style-name="ACE-10" office:value-type="float" office:value="8">
            <text:p>8</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3370">
            <text:p>3370</text:p>
          </table:table-cell>
          <table:table-cell table:style-name="ACE-11" office:value-type="float" office:value="105.94810050208545">
            <text:p>106</text:p>
          </table:table-cell>
          <table:table-cell table:number-columns-repeated="4" table:style-name="ACE-11"/>
          <table:table-cell table:style-name="ACE-11" office:value-type="float" office:value="3621">
            <text:p>3621</text:p>
          </table:table-cell>
          <table:table-cell table:style-name="ACE-11" office:value-type="float" office:value="251">
            <text:p>251</text:p>
          </table:table-cell>
          <table:table-cell table:style-name="ACE-11" office:value-type="float" office:value="239">
            <text:p>239</text:p>
          </table:table-cell>
          <table:table-cell table:style-name="ACE-16" office:value-type="float" office:value="1.1000000000000001">
            <text:p>1.10</text:p>
          </table:table-cell>
          <table:table-cell table:style-name="ACE-16" office:value-type="string">
            <text:p>nd</text:p>
          </table:table-cell>
          <table:table-cell table:style-name="ACE-16" office:value-type="float" office:value="-0.17500000000000016">
            <text:p>−0.18</text:p>
          </table:table-cell>
          <table:table-cell table:style-name="ACE-16" office:value-type="float" office:value="3.2600507018315521">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1149999999999998">
            <text:p>−2.11</text:p>
          </table:table-cell>
          <table:table-cell table:style-name="ACE-14" office:value-type="float" office:value="3.7834284159360534">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09</text:p>
          </table:table-cell>
          <table:table-cell table:style-name="ACE-10" office:value-type="float" office:value="9">
            <text:p>9</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3785">
            <text:p>3785</text:p>
          </table:table-cell>
          <table:table-cell table:style-name="ACE-11" office:value-type="float" office:value="107.70329614269008">
            <text:p>108</text:p>
          </table:table-cell>
          <table:table-cell table:number-columns-repeated="4" table:style-name="ACE-11"/>
          <table:table-cell table:style-name="ACE-11" office:value-type="float" office:value="4172">
            <text:p>4172</text:p>
          </table:table-cell>
          <table:table-cell table:style-name="ACE-11" office:value-type="float" office:value="325">
            <text:p>325</text:p>
          </table:table-cell>
          <table:table-cell table:style-name="ACE-11" office:value-type="float" office:value="303">
            <text:p>303</text:p>
          </table:table-cell>
          <table:table-cell table:style-name="ACE-16" office:value-type="float" office:value="1.3">
            <text:p>1.30</text:p>
          </table:table-cell>
          <table:table-cell table:style-name="ACE-16" office:value-type="string">
            <text:p>nd</text:p>
          </table:table-cell>
          <table:table-cell table:style-name="ACE-16" office:value-type="float" office:value="-0.37500000000000017">
            <text:p>−0.38</text:p>
          </table:table-cell>
          <table:table-cell table:style-name="ACE-16" office:value-type="float" office:value="3.2600363013915246">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3149999999999995">
            <text:p>−2.31</text:p>
          </table:table-cell>
          <table:table-cell table:style-name="ACE-14" office:value-type="float" office:value="3.7834160075770851">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10</text:p>
          </table:table-cell>
          <table:table-cell table:style-name="ACE-10" office:value-type="float" office:value="10">
            <text:p>10</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4425">
            <text:p>4425</text:p>
          </table:table-cell>
          <table:table-cell table:style-name="ACE-11" office:value-type="float" office:value="116.61903789690601">
            <text:p>117</text:p>
          </table:table-cell>
          <table:table-cell table:number-columns-repeated="4" table:style-name="ACE-11"/>
          <table:table-cell table:style-name="ACE-11" office:value-type="float" office:value="5063">
            <text:p>5063</text:p>
          </table:table-cell>
          <table:table-cell table:style-name="ACE-11" office:value-type="float" office:value="384">
            <text:p>384</text:p>
          </table:table-cell>
          <table:table-cell table:style-name="ACE-11" office:value-type="float" office:value="337">
            <text:p>337</text:p>
          </table:table-cell>
          <table:table-cell table:style-name="ACE-16" office:value-type="float" office:value="1.8999999999999999">
            <text:p>1.90</text:p>
          </table:table-cell>
          <table:table-cell table:style-name="ACE-16" office:value-type="string">
            <text:p>nd</text:p>
          </table:table-cell>
          <table:table-cell table:style-name="ACE-16" office:value-type="float" office:value="-0.9750000000000002">
            <text:p>−0.98</text:p>
          </table:table-cell>
          <table:table-cell table:style-name="ACE-16" office:value-type="float" office:value="3.2600169943305661">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9149999999999996">
            <text:p>−2.91</text:p>
          </table:table-cell>
          <table:table-cell table:style-name="ACE-14" office:value-type="float" office:value="3.783399371375443">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11</text:p>
          </table:table-cell>
          <table:table-cell table:style-name="ACE-10" office:value-type="float" office:value="11">
            <text:p>11</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90000000000001">
            <text:p>50.89</text:p>
          </table:table-cell>
          <table:table-cell table:style-name="ACE-14" office:value-type="float" office:value="1.8720000000000001">
            <text:p>1.87</text:p>
          </table:table-cell>
          <table:table-cell table:style-name="ACE-10" office:value-type="float" office:value="1">
            <text:p>1</text:p>
          </table:table-cell>
          <table:table-cell table:style-name="ACE-11" office:value-type="float" office:value="4980">
            <text:p>4980</text:p>
          </table:table-cell>
          <table:table-cell table:style-name="ACE-11" office:value-type="float" office:value="105.94810050208545">
            <text:p>106</text:p>
          </table:table-cell>
          <table:table-cell table:number-columns-repeated="4" table:style-name="ACE-11"/>
          <table:table-cell table:style-name="ACE-11" office:value-type="float" office:value="5731">
            <text:p>5731</text:p>
          </table:table-cell>
          <table:table-cell table:style-name="ACE-11" office:value-type="float" office:value="205">
            <text:p>205</text:p>
          </table:table-cell>
          <table:table-cell table:style-name="ACE-11" office:value-type="float" office:value="252">
            <text:p>252</text:p>
          </table:table-cell>
          <table:table-cell table:style-name="ACE-16" office:value-type="float" office:value="2.2999999999999998">
            <text:p>2.30</text:p>
          </table:table-cell>
          <table:table-cell table:style-name="ACE-16" office:value-type="string">
            <text:p>nd</text:p>
          </table:table-cell>
          <table:table-cell table:style-name="ACE-16" office:value-type="float" office:value="-1.3750000000000002">
            <text:p>−1.38</text:p>
          </table:table-cell>
          <table:table-cell table:style-name="ACE-16" office:value-type="float" office:value="3.2600115972748824">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3149999999999995">
            <text:p>−3.31</text:p>
          </table:table-cell>
          <table:table-cell table:style-name="ACE-14" office:value-type="float" office:value="3.7833947209307581">
            <text:p>3.78</text:p>
          </table:table-cell>
          <table:table-cell table:style-name="ACE-14" office:value-type="float" office:value="3.7833847279915904">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6999999999999993">
            <text:p>8.7</text:p>
          </table:table-cell>
          <table:table-cell table:number-columns-repeated="219" table:style-name="ACE-12"/>
        </table:table-row>
        <table:table-row table:style-name="AROW-4">
          <table:table-cell table:style-name="ACE-10" office:value-type="string">
            <text:p>FR 012</text:p>
          </table:table-cell>
          <table:table-cell table:style-name="ACE-10" office:value-type="float" office:value="12">
            <text:p>12</text:p>
          </table:table-cell>
          <table:table-cell table:style-name="ACE-10" office:value-type="string">
            <text:p>Sommé et al. 1992;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41000000000001">
            <text:p>50.84</text:p>
          </table:table-cell>
          <table:table-cell table:style-name="ACE-14" office:value-type="float" office:value="2.2149999999999999">
            <text:p>2.21</text:p>
          </table:table-cell>
          <table:table-cell table:style-name="ACE-10" office:value-type="float" office:value="1">
            <text:p>1</text:p>
          </table:table-cell>
          <table:table-cell table:style-name="ACE-11" office:value-type="float" office:value="8380">
            <text:p>8380</text:p>
          </table:table-cell>
          <table:table-cell table:style-name="ACE-11" office:value-type="float" office:value="156.20499351813308">
            <text:p>156</text:p>
          </table:table-cell>
          <table:table-cell table:number-columns-repeated="4" table:style-name="ACE-11"/>
          <table:table-cell table:style-name="ACE-11" office:value-type="float" office:value="9343">
            <text:p>9343</text:p>
          </table:table-cell>
          <table:table-cell table:style-name="ACE-11" office:value-type="float" office:value="350">
            <text:p>350</text:p>
          </table:table-cell>
          <table:table-cell table:style-name="ACE-11" office:value-type="float" office:value="350">
            <text:p>350</text:p>
          </table:table-cell>
          <table:table-cell table:style-name="ACE-16" office:value-type="float" office:value="21.5">
            <text:p>21.50</text:p>
          </table:table-cell>
          <table:table-cell table:style-name="ACE-16" office:value-type="string">
            <text:p>nd</text:p>
          </table:table-cell>
          <table:table-cell table:style-name="ACE-16" office:value-type="float" office:value="-21.074999999999999">
            <text:p>−21.07</text:p>
          </table:table-cell>
          <table:table-cell table:style-name="ACE-16" office:value-type="float" office:value="3.2630661754449006">
            <text:p>3.26</text:p>
          </table:table-cell>
          <table:table-cell table:style-name="ACE-16" office:value-type="float" office:value="3.2630660428498839">
            <text:p>3.2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1.094999999999999">
            <text:p>−21.09</text:p>
          </table:table-cell>
          <table:table-cell table:style-name="ACE-14" office:value-type="float" office:value="3.2630661754449006">
            <text:p>3.26</text:p>
          </table:table-cell>
          <table:table-cell table:style-name="ACE-14" office:value-type="float" office:value="3.2630660428498839">
            <text:p>3.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300000000000001">
            <text:p>28.3</text:p>
          </table:table-cell>
          <table:table-cell table:number-columns-repeated="219" table:style-name="ACE-12"/>
        </table:table-row>
        <table:table-row table:style-name="AROW-4">
          <table:table-cell table:style-name="ACE-10" office:value-type="string">
            <text:p>FR 013</text:p>
          </table:table-cell>
          <table:table-cell table:style-name="ACE-10" office:value-type="float" office:value="13">
            <text:p>13</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6000000000001">
            <text:p>50.83</text:p>
          </table:table-cell>
          <table:table-cell table:style-name="ACE-14" office:value-type="float" office:value="2.2050000000000001">
            <text:p>2.21</text:p>
          </table:table-cell>
          <table:table-cell table:style-name="ACE-10" office:value-type="float" office:value="1">
            <text:p>1</text:p>
          </table:table-cell>
          <table:table-cell table:style-name="ACE-11" office:value-type="float" office:value="6920">
            <text:p>6920</text:p>
          </table:table-cell>
          <table:table-cell table:style-name="ACE-11" office:value-type="float" office:value="141.42135623730951">
            <text:p>141</text:p>
          </table:table-cell>
          <table:table-cell table:number-columns-repeated="4" table:style-name="ACE-11"/>
          <table:table-cell table:style-name="ACE-11" office:value-type="float" office:value="7766">
            <text:p>7766</text:p>
          </table:table-cell>
          <table:table-cell table:style-name="ACE-11" office:value-type="float" office:value="243">
            <text:p>243</text:p>
          </table:table-cell>
          <table:table-cell table:style-name="ACE-11" office:value-type="float" office:value="254">
            <text:p>254</text:p>
          </table:table-cell>
          <table:table-cell table:style-name="ACE-16" office:value-type="float" office:value="12.06">
            <text:p>12.06</text:p>
          </table:table-cell>
          <table:table-cell table:style-name="ACE-16" office:value-type="string">
            <text:p>nd</text:p>
          </table:table-cell>
          <table:table-cell table:style-name="ACE-16" office:value-type="float" office:value="-10.635000000000002">
            <text:p>−10.64</text:p>
          </table:table-cell>
          <table:table-cell table:style-name="ACE-16" office:value-type="float" office:value="3.2534793299185032">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575000000000001">
            <text:p>−12.58</text:p>
          </table:table-cell>
          <table:table-cell table:style-name="ACE-14" office:value-type="float" office:value="3.7777675616965838">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600000000000001">
            <text:p>28.6</text:p>
          </table:table-cell>
          <table:table-cell table:number-columns-repeated="219" table:style-name="ACE-12"/>
        </table:table-row>
        <table:table-row table:style-name="AROW-4">
          <table:table-cell table:style-name="ACE-10" office:value-type="string">
            <text:p>FR 014</text:p>
          </table:table-cell>
          <table:table-cell table:style-name="ACE-10" office:value-type="float" office:value="14">
            <text:p>14</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6000000000001">
            <text:p>50.83</text:p>
          </table:table-cell>
          <table:table-cell table:style-name="ACE-14" office:value-type="float" office:value="2.2050000000000001">
            <text:p>2.21</text:p>
          </table:table-cell>
          <table:table-cell table:style-name="ACE-10" office:value-type="float" office:value="1">
            <text:p>1</text:p>
          </table:table-cell>
          <table:table-cell table:style-name="ACE-11" office:value-type="float" office:value="6710">
            <text:p>6710</text:p>
          </table:table-cell>
          <table:table-cell table:style-name="ACE-11" office:value-type="float" office:value="116.61903789690601">
            <text:p>117</text:p>
          </table:table-cell>
          <table:table-cell table:number-columns-repeated="4" table:style-name="ACE-11"/>
          <table:table-cell table:style-name="ACE-11" office:value-type="float" office:value="7579">
            <text:p>7579</text:p>
          </table:table-cell>
          <table:table-cell table:style-name="ACE-11" office:value-type="float" office:value="244">
            <text:p>244</text:p>
          </table:table-cell>
          <table:table-cell table:style-name="ACE-11" office:value-type="float" office:value="239">
            <text:p>239</text:p>
          </table:table-cell>
          <table:table-cell table:style-name="ACE-16" office:value-type="float" office:value="11.65">
            <text:p>11.65</text:p>
          </table:table-cell>
          <table:table-cell table:style-name="ACE-16" office:value-type="string">
            <text:p>nd</text:p>
          </table:table-cell>
          <table:table-cell table:style-name="ACE-16" office:value-type="float" office:value="-10.225000000000001">
            <text:p>−10.23</text:p>
          </table:table-cell>
          <table:table-cell table:style-name="ACE-16" office:value-type="float" office:value="3.2534793601911844">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165000000000001">
            <text:p>−12.17</text:p>
          </table:table-cell>
          <table:table-cell table:style-name="ACE-14" office:value-type="float" office:value="3.7777675877679449">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600000000000001">
            <text:p>28.6</text:p>
          </table:table-cell>
          <table:table-cell table:number-columns-repeated="219" table:style-name="ACE-12"/>
        </table:table-row>
        <table:table-row table:style-name="AROW-4">
          <table:table-cell table:style-name="ACE-10" office:value-type="string">
            <text:p>FR 015</text:p>
          </table:table-cell>
          <table:table-cell table:style-name="ACE-10" office:value-type="float" office:value="15">
            <text:p>15</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6000000000001">
            <text:p>50.83</text:p>
          </table:table-cell>
          <table:table-cell table:style-name="ACE-14" office:value-type="float" office:value="2.2050000000000001">
            <text:p>2.21</text:p>
          </table:table-cell>
          <table:table-cell table:style-name="ACE-10" office:value-type="float" office:value="1">
            <text:p>1</text:p>
          </table:table-cell>
          <table:table-cell table:style-name="ACE-11" office:value-type="float" office:value="6570">
            <text:p>6570</text:p>
          </table:table-cell>
          <table:table-cell table:style-name="ACE-11" office:value-type="float" office:value="116.61903789690601">
            <text:p>117</text:p>
          </table:table-cell>
          <table:table-cell table:number-columns-repeated="4" table:style-name="ACE-11"/>
          <table:table-cell table:style-name="ACE-11" office:value-type="float" office:value="7470">
            <text:p>7470</text:p>
          </table:table-cell>
          <table:table-cell table:style-name="ACE-11" office:value-type="float" office:value="185">
            <text:p>185</text:p>
          </table:table-cell>
          <table:table-cell table:style-name="ACE-11" office:value-type="float" office:value="203">
            <text:p>203</text:p>
          </table:table-cell>
          <table:table-cell table:style-name="ACE-16" office:value-type="float" office:value="11.300000000000001">
            <text:p>11.30</text:p>
          </table:table-cell>
          <table:table-cell table:style-name="ACE-16" office:value-type="string">
            <text:p>nd</text:p>
          </table:table-cell>
          <table:table-cell table:style-name="ACE-16" office:value-type="float" office:value="-9.875">
            <text:p>−9.88</text:p>
          </table:table-cell>
          <table:table-cell table:style-name="ACE-16" office:value-type="float" office:value="3.2537214282397828">
            <text:p>3.25</text:p>
          </table:table-cell>
          <table:table-cell table:style-name="ACE-16" office:value-type="float" office:value="3.2537209468545396">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1.815">
            <text:p>−11.81</text:p>
          </table:table-cell>
          <table:table-cell table:style-name="ACE-14" office:value-type="float" office:value="3.7779760629981145">
            <text:p>3.78</text:p>
          </table:table-cell>
          <table:table-cell table:style-name="ACE-14" office:value-type="float" office:value="3.7779756484127849">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600000000000001">
            <text:p>28.6</text:p>
          </table:table-cell>
          <table:table-cell table:number-columns-repeated="219" table:style-name="ACE-12"/>
        </table:table-row>
        <table:table-row table:style-name="AROW-4">
          <table:table-cell table:style-name="ACE-10" office:value-type="string">
            <text:p>FR 016</text:p>
          </table:table-cell>
          <table:table-cell table:style-name="ACE-10" office:value-type="float" office:value="16">
            <text:p>16</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823">
            <text:p>50.82</text:p>
          </table:table-cell>
          <table:table-cell table:style-name="ACE-14" office:value-type="float" office:value="2.206">
            <text:p>2.21</text:p>
          </table:table-cell>
          <table:table-cell table:style-name="ACE-10" office:value-type="float" office:value="1">
            <text:p>1</text:p>
          </table:table-cell>
          <table:table-cell table:style-name="ACE-11" office:value-type="float" office:value="9250">
            <text:p>9250</text:p>
          </table:table-cell>
          <table:table-cell table:style-name="ACE-11" office:value-type="float" office:value="134.53624047073711">
            <text:p>135</text:p>
          </table:table-cell>
          <table:table-cell table:number-columns-repeated="4" table:style-name="ACE-11"/>
          <table:table-cell table:style-name="ACE-11" office:value-type="float" office:value="10447">
            <text:p>10447</text:p>
          </table:table-cell>
          <table:table-cell table:style-name="ACE-11" office:value-type="float" office:value="616">
            <text:p>616</text:p>
          </table:table-cell>
          <table:table-cell table:style-name="ACE-11" office:value-type="float" office:value="276">
            <text:p>276</text:p>
          </table:table-cell>
          <table:table-cell table:style-name="ACE-16" office:value-type="float" office:value="23.5">
            <text:p>23.50</text:p>
          </table:table-cell>
          <table:table-cell table:style-name="ACE-16" office:value-type="string">
            <text:p>nd</text:p>
          </table:table-cell>
          <table:table-cell table:style-name="ACE-16" office:value-type="float" office:value="-22.074999999999999">
            <text:p>−22.07</text:p>
          </table:table-cell>
          <table:table-cell table:style-name="ACE-16" office:value-type="float" office:value="3.2504039324843368">
            <text:p>3.25</text:p>
          </table:table-cell>
          <table:table-cell table:style-name="ACE-16" office:value-type="float" office:value="3.2504038210659303">
            <text:p>3.25</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2.094999999999999">
            <text:p>−22.09</text:p>
          </table:table-cell>
          <table:table-cell table:style-name="ACE-14" office:value-type="float" office:value="3.2504039324843368">
            <text:p>3.25</text:p>
          </table:table-cell>
          <table:table-cell table:style-name="ACE-14" office:value-type="float" office:value="3.2504038210659303">
            <text:p>3.2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800000000000001">
            <text:p>28.8</text:p>
          </table:table-cell>
          <table:table-cell table:number-columns-repeated="219" table:style-name="ACE-12"/>
        </table:table-row>
        <table:table-row table:style-name="AROW-4">
          <table:table-cell table:style-name="ACE-10" office:value-type="string">
            <text:p>FR 017</text:p>
          </table:table-cell>
          <table:table-cell table:style-name="ACE-10" office:value-type="float" office:value="17">
            <text:p>17</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87999999999997">
            <text:p>50.79</text:p>
          </table:table-cell>
          <table:table-cell table:style-name="ACE-14" office:value-type="float" office:value="2.2480000000000002">
            <text:p>2.25</text:p>
          </table:table-cell>
          <table:table-cell table:style-name="ACE-10" office:value-type="float" office:value="1">
            <text:p>1</text:p>
          </table:table-cell>
          <table:table-cell table:style-name="ACE-11" office:value-type="float" office:value="7740">
            <text:p>7740</text:p>
          </table:table-cell>
          <table:table-cell table:style-name="ACE-11" office:value-type="float" office:value="148.66068747318505">
            <text:p>149</text:p>
          </table:table-cell>
          <table:table-cell table:number-columns-repeated="4" table:style-name="ACE-11"/>
          <table:table-cell table:style-name="ACE-11" office:value-type="float" office:value="8562">
            <text:p>8562</text:p>
          </table:table-cell>
          <table:table-cell table:style-name="ACE-11" office:value-type="float" office:value="434">
            <text:p>434</text:p>
          </table:table-cell>
          <table:table-cell table:style-name="ACE-11" office:value-type="float" office:value="343">
            <text:p>343</text:p>
          </table:table-cell>
          <table:table-cell table:style-name="ACE-16" office:value-type="float" office:value="17.23">
            <text:p>17.23</text:p>
          </table:table-cell>
          <table:table-cell table:style-name="ACE-16" office:value-type="string">
            <text:p>nd</text:p>
          </table:table-cell>
          <table:table-cell table:style-name="ACE-16" office:value-type="float" office:value="-15.805">
            <text:p>−15.80</text:p>
          </table:table-cell>
          <table:table-cell table:style-name="ACE-16" office:value-type="float" office:value="3.2534791143294512">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7.744999999999997">
            <text:p>−17.74</text:p>
          </table:table-cell>
          <table:table-cell table:style-name="ACE-14" office:value-type="float" office:value="3.7777673760275325">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600000000000001">
            <text:p>33.6</text:p>
          </table:table-cell>
          <table:table-cell table:number-columns-repeated="219" table:style-name="ACE-12"/>
        </table:table-row>
        <table:table-row table:style-name="AROW-4">
          <table:table-cell table:style-name="ACE-10" office:value-type="string">
            <text:p>FR 018</text:p>
          </table:table-cell>
          <table:table-cell table:style-name="ACE-10" office:value-type="float" office:value="18">
            <text:p>18</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87999999999997">
            <text:p>50.79</text:p>
          </table:table-cell>
          <table:table-cell table:style-name="ACE-14" office:value-type="float" office:value="2.2480000000000002">
            <text:p>2.25</text:p>
          </table:table-cell>
          <table:table-cell table:style-name="ACE-10" office:value-type="float" office:value="1">
            <text:p>1</text:p>
          </table:table-cell>
          <table:table-cell table:style-name="ACE-11" office:value-type="float" office:value="7150">
            <text:p>7150</text:p>
          </table:table-cell>
          <table:table-cell table:style-name="ACE-11" office:value-type="float" office:value="134.53624047073711">
            <text:p>135</text:p>
          </table:table-cell>
          <table:table-cell table:number-columns-repeated="4" table:style-name="ACE-11"/>
          <table:table-cell table:style-name="ACE-11" office:value-type="float" office:value="7975">
            <text:p>7975</text:p>
          </table:table-cell>
          <table:table-cell table:style-name="ACE-11" office:value-type="float" office:value="316">
            <text:p>316</text:p>
          </table:table-cell>
          <table:table-cell table:style-name="ACE-11" office:value-type="float" office:value="291">
            <text:p>291</text:p>
          </table:table-cell>
          <table:table-cell table:style-name="ACE-16" office:value-type="float" office:value="15.300000000000001">
            <text:p>15.30</text:p>
          </table:table-cell>
          <table:table-cell table:style-name="ACE-16" office:value-type="string">
            <text:p>nd</text:p>
          </table:table-cell>
          <table:table-cell table:style-name="ACE-16" office:value-type="float" office:value="-13.875">
            <text:p>−13.88</text:p>
          </table:table-cell>
          <table:table-cell table:style-name="ACE-16" office:value-type="float" office:value="3.2534791698648542">
            <text:p>3.25</text:p>
          </table:table-cell>
          <table:table-cell table:style-name="ACE-16" office:value-type="float" office:value="3.2534789072621941">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5.815">
            <text:p>−15.81</text:p>
          </table:table-cell>
          <table:table-cell table:style-name="ACE-14" office:value-type="float" office:value="3.7777674238555896">
            <text:p>3.78</text:p>
          </table:table-cell>
          <table:table-cell table:style-name="ACE-14" office:value-type="float" office:value="3.7777671976976031">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600000000000001">
            <text:p>33.6</text:p>
          </table:table-cell>
          <table:table-cell table:number-columns-repeated="219" table:style-name="ACE-12"/>
        </table:table-row>
        <table:table-row table:style-name="AROW-4">
          <table:table-cell table:style-name="ACE-10" office:value-type="string">
            <text:p>FR 019</text:p>
          </table:table-cell>
          <table:table-cell table:style-name="ACE-10" office:value-type="float" office:value="19">
            <text:p>19</text:p>
          </table:table-cell>
          <table:table-cell table:style-name="ACE-10" office:value-type="string">
            <text:p>Gandouin et al. 2007; Gandouin et al. 2009;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87999999999997">
            <text:p>50.79</text:p>
          </table:table-cell>
          <table:table-cell table:style-name="ACE-14" office:value-type="float" office:value="2.2480000000000002">
            <text:p>2.25</text:p>
          </table:table-cell>
          <table:table-cell table:style-name="ACE-10" office:value-type="float" office:value="1">
            <text:p>1</text:p>
          </table:table-cell>
          <table:table-cell table:style-name="ACE-11" office:value-type="float" office:value="2510">
            <text:p>2510</text:p>
          </table:table-cell>
          <table:table-cell table:style-name="ACE-11" office:value-type="float" office:value="134.53624047073711">
            <text:p>135</text:p>
          </table:table-cell>
          <table:table-cell table:number-columns-repeated="4" table:style-name="ACE-11"/>
          <table:table-cell table:style-name="ACE-11" office:value-type="float" office:value="2573">
            <text:p>2573</text:p>
          </table:table-cell>
          <table:table-cell table:style-name="ACE-11" office:value-type="float" office:value="303">
            <text:p>303</text:p>
          </table:table-cell>
          <table:table-cell table:style-name="ACE-11" office:value-type="float" office:value="388">
            <text:p>388</text:p>
          </table:table-cell>
          <table:table-cell table:style-name="ACE-16" office:value-type="float" office:value="0.77500000000000002">
            <text:p>0.78</text:p>
          </table:table-cell>
          <table:table-cell table:style-name="ACE-16" office:value-type="string">
            <text:p>nd</text:p>
          </table:table-cell>
          <table:table-cell table:style-name="ACE-16" office:value-type="float" office:value="0.6549999999999998">
            <text:p>0.65</text:p>
          </table:table-cell>
          <table:table-cell table:style-name="ACE-16" office:value-type="float" office:value="3.2536119886896238">
            <text:p>3.25</text:p>
          </table:table-cell>
          <table:table-cell table:style-name="ACE-16" office:value-type="float" office:value="3.2535096434465967">
            <text:p>3.2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849999999999997">
            <text:p>−1.28</text:p>
          </table:table-cell>
          <table:table-cell table:style-name="ACE-14" office:value-type="float" office:value="3.7778818103462219">
            <text:p>3.78</text:p>
          </table:table-cell>
          <table:table-cell table:style-name="ACE-14" office:value-type="float" office:value="3.7777936682672335">
            <text:p>3.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600000000000001">
            <text:p>33.6</text:p>
          </table:table-cell>
          <table:table-cell table:number-columns-repeated="219" table:style-name="ACE-12"/>
        </table:table-row>
        <table:table-row table:style-name="AROW-4">
          <table:table-cell table:style-name="ACE-10" office:value-type="string">
            <text:p>FR 020</text:p>
          </table:table-cell>
          <table:table-cell table:style-name="ACE-10" office:value-type="float" office:value="20">
            <text:p>20</text:p>
          </table:table-cell>
          <table:table-cell table:style-name="ACE-10" office:value-type="string">
            <text:p>Van der Woude and Roeleveld 1985; Stéphan and Goslin 2014 (as in García-Artola et al. 2018)</text:p>
          </table:table-cell>
          <table:table-cell table:style-name="ACE-10" office:value-type="float" office:value="4">
            <text:p>4</text:p>
          </table:table-cell>
          <table:table-cell table:style-name="ACE-10" office:value-type="string">
            <text:p>1 French Flanders coastal plain, France</text:p>
          </table:table-cell>
          <table:table-cell table:style-name="ACE-14" office:value-type="float" office:value="50.764000000000003">
            <text:p>50.76</text:p>
          </table:table-cell>
          <table:table-cell table:style-name="ACE-14" office:value-type="float" office:value="2.2690000000000001">
            <text:p>2.27</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104.4030650891055">
            <text:p>104</text:p>
          </table:table-cell>
          <table:table-cell table:number-columns-repeated="4" table:style-name="ACE-11"/>
          <table:table-cell table:style-name="ACE-11" office:value-type="float" office:value="1964">
            <text:p>1964</text:p>
          </table:table-cell>
          <table:table-cell table:style-name="ACE-11" office:value-type="float" office:value="339">
            <text:p>339</text:p>
          </table:table-cell>
          <table:table-cell table:style-name="ACE-11" office:value-type="float" office:value="255">
            <text:p>255</text:p>
          </table:table-cell>
          <table:table-cell table:style-name="ACE-16" office:value-type="float" office:value="1">
            <text:p>1.00</text:p>
          </table:table-cell>
          <table:table-cell table:style-name="ACE-16" office:value-type="string">
            <text:p>nd</text:p>
          </table:table-cell>
          <table:table-cell table:style-name="ACE-16" office:value-type="float" office:value="1.4249999999999998">
            <text:p>1.42</text:p>
          </table:table-cell>
          <table:table-cell table:style-name="ACE-16" office:value-type="float" office:value="3.2600613491159947">
            <text:p>3.26</text:p>
          </table:table-cell>
          <table:table-cell table:style-name="ACE-16" office:value-type="float" office:value="3.2599999999999998">
            <text:p>3.26</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1.8274999999999997">
            <text:p>−1.83</text:p>
          </table:table-cell>
          <table:table-cell table:style-name="ACE-14" office:value-type="float" office:value="3.3161809736502619">
            <text:p>3.32</text:p>
          </table:table-cell>
          <table:table-cell table:style-name="ACE-14" office:value-type="float" office:value="3.3161206627624393">
            <text:p>3.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6.299999999999997">
            <text:p>36.3</text:p>
          </table:table-cell>
          <table:table-cell table:number-columns-repeated="219" table:style-name="ACE-12"/>
        </table:table-row>
        <table:table-row table:style-name="AROW-4">
          <table:table-cell table:style-name="ACE-10" office:value-type="string">
            <text:p>FR 021</text:p>
          </table:table-cell>
          <table:table-cell table:style-name="ACE-10" office:value-type="float" office:value="21">
            <text:p>21</text:p>
          </table:table-cell>
          <table:table-cell table:style-name="ACE-10" office:value-type="string">
            <text:p>Ters 1986;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61999999999998">
            <text:p>50.56</text:p>
          </table:table-cell>
          <table:table-cell table:style-name="ACE-14" office:value-type="float" office:value="1.589">
            <text:p>1.59</text:p>
          </table:table-cell>
          <table:table-cell table:style-name="ACE-10" office:value-type="float" office:value="1">
            <text:p>1</text:p>
          </table:table-cell>
          <table:table-cell table:style-name="ACE-11" office:value-type="float" office:value="2132.9897446510558">
            <text:p>2133</text:p>
          </table:table-cell>
          <table:table-cell table:style-name="ACE-11" office:value-type="float" office:value="127.39647442531523">
            <text:p>127</text:p>
          </table:table-cell>
          <table:table-cell table:number-columns-repeated="4" table:style-name="ACE-11"/>
          <table:table-cell table:style-name="ACE-11" office:value-type="float" office:value="2122">
            <text:p>2122</text:p>
          </table:table-cell>
          <table:table-cell table:style-name="ACE-11" office:value-type="float" office:value="305">
            <text:p>305</text:p>
          </table:table-cell>
          <table:table-cell table:style-name="ACE-11" office:value-type="float" office:value="306">
            <text:p>306</text:p>
          </table:table-cell>
          <table:table-cell table:style-name="ACE-16" office:value-type="float" office:value="3">
            <text:p>3.00</text:p>
          </table:table-cell>
          <table:table-cell table:style-name="ACE-16" office:value-type="string">
            <text:p>nd</text:p>
          </table:table-cell>
          <table:table-cell table:style-name="ACE-16" office:value-type="float" office:value="2.2450000000000001">
            <text:p>2.25</text:p>
          </table:table-cell>
          <table:table-cell table:style-name="ACE-16" office:value-type="float" office:value="4.1578413202579592">
            <text:p>4.16</text:p>
          </table:table-cell>
          <table:table-cell table:style-name="ACE-16" office:value-type="float" office:value="4.1578359756007695">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0.26250000000000018">
            <text:p>−0.26</text:p>
          </table:table-cell>
          <table:table-cell table:style-name="ACE-14" office:value-type="float" office:value="4.8171257710842941">
            <text:p>4.82</text:p>
          </table:table-cell>
          <table:table-cell table:style-name="ACE-14" office:value-type="float" office:value="4.8171211579116422">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022</text:p>
          </table:table-cell>
          <table:table-cell table:style-name="ACE-10" office:value-type="float" office:value="22">
            <text:p>22</text:p>
          </table:table-cell>
          <table:table-cell table:style-name="ACE-10" office:value-type="string">
            <text:p>Ters 1986;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61999999999998">
            <text:p>50.56</text:p>
          </table:table-cell>
          <table:table-cell table:style-name="ACE-14" office:value-type="float" office:value="1.589">
            <text:p>1.59</text:p>
          </table:table-cell>
          <table:table-cell table:style-name="ACE-10" office:value-type="float" office:value="1">
            <text:p>1</text:p>
          </table:table-cell>
          <table:table-cell table:style-name="ACE-11" office:value-type="float" office:value="3212.9897446510558">
            <text:p>3213</text:p>
          </table:table-cell>
          <table:table-cell table:style-name="ACE-11" office:value-type="float" office:value="154.04499893213023">
            <text:p>154</text:p>
          </table:table-cell>
          <table:table-cell table:number-columns-repeated="4" table:style-name="ACE-11"/>
          <table:table-cell table:style-name="ACE-11" office:value-type="float" office:value="3434">
            <text:p>3434</text:p>
          </table:table-cell>
          <table:table-cell table:style-name="ACE-11" office:value-type="float" office:value="398">
            <text:p>398</text:p>
          </table:table-cell>
          <table:table-cell table:style-name="ACE-11" office:value-type="float" office:value="426">
            <text:p>426</text:p>
          </table:table-cell>
          <table:table-cell table:style-name="ACE-16" office:value-type="float" office:value="4.5999999999999996">
            <text:p>4.60</text:p>
          </table:table-cell>
          <table:table-cell table:style-name="ACE-16" office:value-type="string">
            <text:p>nd</text:p>
          </table:table-cell>
          <table:table-cell table:style-name="ACE-16" office:value-type="float" office:value="0.74500000000000011">
            <text:p>0.75</text:p>
          </table:table-cell>
          <table:table-cell table:style-name="ACE-16" office:value-type="float" office:value="4.1578382488489956">
            <text:p>4.16</text:p>
          </table:table-cell>
          <table:table-cell table:style-name="ACE-16" office:value-type="float" office:value="4.1578359756007695">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7625000000000002">
            <text:p>−1.76</text:p>
          </table:table-cell>
          <table:table-cell table:style-name="ACE-14" office:value-type="float" office:value="4.8171231200366558">
            <text:p>4.82</text:p>
          </table:table-cell>
          <table:table-cell table:style-name="ACE-14" office:value-type="float" office:value="4.8171211579116422">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023</text:p>
          </table:table-cell>
          <table:table-cell table:style-name="ACE-10" office:value-type="float" office:value="23">
            <text:p>23</text:p>
          </table:table-cell>
          <table:table-cell table:style-name="ACE-10" office:value-type="string">
            <text:p>Ters 1986;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61999999999998">
            <text:p>50.56</text:p>
          </table:table-cell>
          <table:table-cell table:style-name="ACE-14" office:value-type="float" office:value="1.589">
            <text:p>1.59</text:p>
          </table:table-cell>
          <table:table-cell table:style-name="ACE-10" office:value-type="float" office:value="1">
            <text:p>1</text:p>
          </table:table-cell>
          <table:table-cell table:style-name="ACE-11" office:value-type="float" office:value="2993.244096924398">
            <text:p>2993</text:p>
          </table:table-cell>
          <table:table-cell table:style-name="ACE-11" office:value-type="float" office:value="145.01676349994852">
            <text:p>145</text:p>
          </table:table-cell>
          <table:table-cell table:number-columns-repeated="4" table:style-name="ACE-11"/>
          <table:table-cell table:style-name="ACE-11" office:value-type="float" office:value="2777">
            <text:p>2777</text:p>
          </table:table-cell>
          <table:table-cell table:style-name="ACE-11" office:value-type="float" office:value="368">
            <text:p>368</text:p>
          </table:table-cell>
          <table:table-cell table:style-name="ACE-11" office:value-type="float" office:value="420">
            <text:p>420</text:p>
          </table:table-cell>
          <table:table-cell table:style-name="ACE-16" office:value-type="float" office:value="6">
            <text:p>6.00</text:p>
          </table:table-cell>
          <table:table-cell table:style-name="ACE-16" office:value-type="string">
            <text:p>nd</text:p>
          </table:table-cell>
          <table:table-cell table:style-name="ACE-16" office:value-type="float" office:value="-0.75499999999999989">
            <text:p>−0.75</text:p>
          </table:table-cell>
          <table:table-cell table:style-name="ACE-16" office:value-type="float" office:value="4.1578373117657108">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82999999999999963">
            <text:p>−0.83</text:p>
          </table:table-cell>
          <table:table-cell table:style-name="ACE-14" office:value-type="float" office:value="4.1578373117657108">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024</text:p>
          </table:table-cell>
          <table:table-cell table:style-name="ACE-10" office:value-type="float" office:value="24">
            <text:p>24</text:p>
          </table:table-cell>
          <table:table-cell table:style-name="ACE-10" office:value-type="string">
            <text:p>Munaut and Gilot 1977;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558999999999997">
            <text:p>50.56</text:p>
          </table:table-cell>
          <table:table-cell table:style-name="ACE-14" office:value-type="float" office:value="1.5880000000000001">
            <text:p>1.59</text:p>
          </table:table-cell>
          <table:table-cell table:style-name="ACE-10" office:value-type="float" office:value="1">
            <text:p>1</text:p>
          </table:table-cell>
          <table:table-cell table:style-name="ACE-11" office:value-type="float" office:value="2600">
            <text:p>2600</text:p>
          </table:table-cell>
          <table:table-cell table:style-name="ACE-11" office:value-type="float" office:value="151.84956650795115">
            <text:p>152</text:p>
          </table:table-cell>
          <table:table-cell table:number-columns-repeated="4" table:style-name="ACE-11"/>
          <table:table-cell table:style-name="ACE-11" office:value-type="float" office:value="2671">
            <text:p>2671</text:p>
          </table:table-cell>
          <table:table-cell table:style-name="ACE-11" office:value-type="float" office:value="392">
            <text:p>392</text:p>
          </table:table-cell>
          <table:table-cell table:style-name="ACE-11" office:value-type="float" office:value="336">
            <text:p>336</text:p>
          </table:table-cell>
          <table:table-cell table:style-name="ACE-16" office:value-type="float" office:value="10">
            <text:p>10.00</text:p>
          </table:table-cell>
          <table:table-cell table:style-name="ACE-16" office:value-type="string">
            <text:p>nd</text:p>
          </table:table-cell>
          <table:table-cell table:style-name="ACE-16" office:value-type="float" office:value="1.2450000000000001">
            <text:p>1.25</text:p>
          </table:table-cell>
          <table:table-cell table:style-name="ACE-16" office:value-type="float" office:value="4.1602408584119264">
            <text:p>4.16</text:p>
          </table:table-cell>
          <table:table-cell table:style-name="ACE-16" office:value-type="float" office:value="4.1602403776705028">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625000000000002">
            <text:p>−1.26</text:p>
          </table:table-cell>
          <table:table-cell table:style-name="ACE-14" office:value-type="float" office:value="4.8191970544894724">
            <text:p>4.82</text:p>
          </table:table-cell>
          <table:table-cell table:style-name="ACE-14" office:value-type="float" office:value="4.8191966394825609">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025</text:p>
          </table:table-cell>
          <table:table-cell table:style-name="ACE-10" office:value-type="float" office:value="25">
            <text:p>25</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457000000000001">
            <text:p>50.46</text:p>
          </table:table-cell>
          <table:table-cell table:style-name="ACE-14" office:value-type="float" office:value="1.5920000000000001">
            <text:p>1.59</text:p>
          </table:table-cell>
          <table:table-cell table:style-name="ACE-10" office:value-type="float" office:value="1">
            <text:p>1</text:p>
          </table:table-cell>
          <table:table-cell table:style-name="ACE-11" office:value-type="float" office:value="7182.9897446510558">
            <text:p>7183</text:p>
          </table:table-cell>
          <table:table-cell table:style-name="ACE-11" office:value-type="float" office:value="322.69158913117025">
            <text:p>323</text:p>
          </table:table-cell>
          <table:table-cell table:number-columns-repeated="4" table:style-name="ACE-11"/>
          <table:table-cell table:style-name="ACE-11" office:value-type="float" office:value="8020">
            <text:p>8020</text:p>
          </table:table-cell>
          <table:table-cell table:style-name="ACE-11" office:value-type="float" office:value="670">
            <text:p>670</text:p>
          </table:table-cell>
          <table:table-cell table:style-name="ACE-11" office:value-type="float" office:value="600">
            <text:p>600</text:p>
          </table:table-cell>
          <table:table-cell table:style-name="ACE-16" office:value-type="float" office:value="19">
            <text:p>19.00</text:p>
          </table:table-cell>
          <table:table-cell table:style-name="ACE-16" office:value-type="string">
            <text:p>nd</text:p>
          </table:table-cell>
          <table:table-cell table:style-name="ACE-16" office:value-type="float" office:value="-8.995000000000001">
            <text:p>−9.00</text:p>
          </table:table-cell>
          <table:table-cell table:style-name="ACE-16" office:value-type="float" office:value="4.157836108847154">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9.0700000000000003">
            <text:p>−9.07</text:p>
          </table:table-cell>
          <table:table-cell table:style-name="ACE-14" office:value-type="float" office:value="4.157836108847154">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5">
            <text:p>6.5</text:p>
          </table:table-cell>
          <table:table-cell table:number-columns-repeated="219" table:style-name="ACE-12"/>
        </table:table-row>
        <table:table-row table:style-name="AROW-4">
          <table:table-cell table:style-name="ACE-10" office:value-type="string">
            <text:p>FR 026</text:p>
          </table:table-cell>
          <table:table-cell table:style-name="ACE-10" office:value-type="float" office:value="26">
            <text:p>26</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389000000000003">
            <text:p>50.39</text:p>
          </table:table-cell>
          <table:table-cell table:style-name="ACE-14" office:value-type="float" office:value="1.591">
            <text:p>1.59</text:p>
          </table:table-cell>
          <table:table-cell table:style-name="ACE-10" office:value-type="float" office:value="1">
            <text:p>1</text:p>
          </table:table-cell>
          <table:table-cell table:style-name="ACE-11" office:value-type="float" office:value="6232.9897446510558">
            <text:p>6233</text:p>
          </table:table-cell>
          <table:table-cell table:style-name="ACE-11" office:value-type="float" office:value="322.69158913117025">
            <text:p>323</text:p>
          </table:table-cell>
          <table:table-cell table:number-columns-repeated="4" table:style-name="ACE-11"/>
          <table:table-cell table:style-name="ACE-11" office:value-type="float" office:value="7084">
            <text:p>7084</text:p>
          </table:table-cell>
          <table:table-cell table:style-name="ACE-11" office:value-type="float" office:value="603">
            <text:p>603</text:p>
          </table:table-cell>
          <table:table-cell table:style-name="ACE-11" office:value-type="float" office:value="731">
            <text:p>731</text:p>
          </table:table-cell>
          <table:table-cell table:style-name="ACE-16" office:value-type="float" office:value="8.4000000000000004">
            <text:p>8.40</text:p>
          </table:table-cell>
          <table:table-cell table:style-name="ACE-16" office:value-type="string">
            <text:p>nd</text:p>
          </table:table-cell>
          <table:table-cell table:style-name="ACE-16" office:value-type="float" office:value="-2.9950000000000001">
            <text:p>−3.00</text:p>
          </table:table-cell>
          <table:table-cell table:style-name="ACE-16" office:value-type="float" office:value="4.1578366573176302">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3.0699999999999998">
            <text:p>−3.07</text:p>
          </table:table-cell>
          <table:table-cell table:style-name="ACE-14" office:value-type="float" office:value="4.1578366573176302">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4.199999999999999">
            <text:p>14.2</text:p>
          </table:table-cell>
          <table:table-cell table:number-columns-repeated="219" table:style-name="ACE-12"/>
        </table:table-row>
        <table:table-row table:style-name="AROW-4">
          <table:table-cell table:style-name="ACE-10" office:value-type="string">
            <text:p>FR 027</text:p>
          </table:table-cell>
          <table:table-cell table:style-name="ACE-10" office:value-type="float" office:value="27">
            <text:p>27</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389000000000003">
            <text:p>50.39</text:p>
          </table:table-cell>
          <table:table-cell table:style-name="ACE-14" office:value-type="float" office:value="1.591">
            <text:p>1.59</text:p>
          </table:table-cell>
          <table:table-cell table:style-name="ACE-10" office:value-type="float" office:value="1">
            <text:p>1</text:p>
          </table:table-cell>
          <table:table-cell table:style-name="ACE-11" office:value-type="float" office:value="3782.9897446510563">
            <text:p>3783</text:p>
          </table:table-cell>
          <table:table-cell table:style-name="ACE-11" office:value-type="float" office:value="232.65825086594285">
            <text:p>233</text:p>
          </table:table-cell>
          <table:table-cell table:number-columns-repeated="4" table:style-name="ACE-11"/>
          <table:table-cell table:style-name="ACE-11" office:value-type="float" office:value="4175">
            <text:p>4175</text:p>
          </table:table-cell>
          <table:table-cell table:style-name="ACE-11" office:value-type="float" office:value="650">
            <text:p>650</text:p>
          </table:table-cell>
          <table:table-cell table:style-name="ACE-11" office:value-type="float" office:value="580">
            <text:p>580</text:p>
          </table:table-cell>
          <table:table-cell table:style-name="ACE-16" office:value-type="float" office:value="4.5">
            <text:p>4.50</text:p>
          </table:table-cell>
          <table:table-cell table:style-name="ACE-16" office:value-type="string">
            <text:p>nd</text:p>
          </table:table-cell>
          <table:table-cell table:style-name="ACE-16" office:value-type="float" office:value="1.0050000000000001">
            <text:p>1.01</text:p>
          </table:table-cell>
          <table:table-cell table:style-name="ACE-16" office:value-type="float" office:value="4.1578383510048136">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93000000000000038">
            <text:p>0.93</text:p>
          </table:table-cell>
          <table:table-cell table:style-name="ACE-14" office:value-type="float" office:value="4.1578383510048136">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4.199999999999999">
            <text:p>14.2</text:p>
          </table:table-cell>
          <table:table-cell table:number-columns-repeated="219" table:style-name="ACE-12"/>
        </table:table-row>
        <table:table-row table:style-name="AROW-4">
          <table:table-cell table:style-name="ACE-10" office:value-type="string">
            <text:p>FR 028</text:p>
          </table:table-cell>
          <table:table-cell table:style-name="ACE-10" office:value-type="float" office:value="28">
            <text:p>28</text:p>
          </table:table-cell>
          <table:table-cell table:style-name="ACE-10" office:value-type="string">
            <text:p>Etienne and Robert 1965 in Delibrias et al. 1969;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338999999999999">
            <text:p>50.34</text:p>
          </table:table-cell>
          <table:table-cell table:style-name="ACE-14" office:value-type="float" office:value="1.5780000000000001">
            <text:p>1.58</text:p>
          </table:table-cell>
          <table:table-cell table:style-name="ACE-10" office:value-type="float" office:value="1">
            <text:p>1</text:p>
          </table:table-cell>
          <table:table-cell table:style-name="ACE-11" office:value-type="float" office:value="8012.9897446510549">
            <text:p>8013</text:p>
          </table:table-cell>
          <table:table-cell table:style-name="ACE-11" office:value-type="float" office:value="224.12019475272638">
            <text:p>224</text:p>
          </table:table-cell>
          <table:table-cell table:number-columns-repeated="4" table:style-name="ACE-11"/>
          <table:table-cell table:style-name="ACE-11" office:value-type="float" office:value="8900">
            <text:p>8900</text:p>
          </table:table-cell>
          <table:table-cell table:style-name="ACE-11" office:value-type="float" office:value="536">
            <text:p>536</text:p>
          </table:table-cell>
          <table:table-cell table:style-name="ACE-11" office:value-type="float" office:value="484">
            <text:p>484</text:p>
          </table:table-cell>
          <table:table-cell table:style-name="ACE-16" office:value-type="float" office:value="22">
            <text:p>22.00</text:p>
          </table:table-cell>
          <table:table-cell table:style-name="ACE-16" office:value-type="string">
            <text:p>nd</text:p>
          </table:table-cell>
          <table:table-cell table:style-name="ACE-16" office:value-type="float" office:value="-16.994999999999997">
            <text:p>−16.99</text:p>
          </table:table-cell>
          <table:table-cell table:style-name="ACE-16" office:value-type="float" office:value="4.157836074984953">
            <text:p>4.16</text:p>
          </table:table-cell>
          <table:table-cell table:style-name="ACE-16" office:value-type="float" office:value="4.1578359756007695">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7.069999999999997">
            <text:p>−17.07</text:p>
          </table:table-cell>
          <table:table-cell table:style-name="ACE-14" office:value-type="float" office:value="4.157836074984953">
            <text:p>4.16</text:p>
          </table:table-cell>
          <table:table-cell table:style-name="ACE-14" office:value-type="float" office:value="4.1578359756007695">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99999999999999">
            <text:p>19.7</text:p>
          </table:table-cell>
          <table:table-cell table:number-columns-repeated="219" table:style-name="ACE-12"/>
        </table:table-row>
        <table:table-row table:style-name="AROW-4">
          <table:table-cell table:style-name="ACE-10" office:value-type="string">
            <text:p>FR 029</text:p>
          </table:table-cell>
          <table:table-cell table:style-name="ACE-10" office:value-type="float" office:value="29">
            <text:p>29</text:p>
          </table:table-cell>
          <table:table-cell table:style-name="ACE-10" office:value-type="string">
            <text:p>Lefèvre et al. 1980; Ters et al.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264000000000003">
            <text:p>50.26</text:p>
          </table:table-cell>
          <table:table-cell table:style-name="ACE-14" office:value-type="float" office:value="1.663">
            <text:p>1.66</text:p>
          </table:table-cell>
          <table:table-cell table:style-name="ACE-10" office:value-type="float" office:value="1">
            <text:p>1</text:p>
          </table:table-cell>
          <table:table-cell table:style-name="ACE-11" office:value-type="float" office:value="2910">
            <text:p>2910</text:p>
          </table:table-cell>
          <table:table-cell table:style-name="ACE-11" office:value-type="float" office:value="166.00690000313995">
            <text:p>166</text:p>
          </table:table-cell>
          <table:table-cell table:number-columns-repeated="4" table:style-name="ACE-11"/>
          <table:table-cell table:style-name="ACE-11" office:value-type="float" office:value="3071">
            <text:p>3071</text:p>
          </table:table-cell>
          <table:table-cell table:style-name="ACE-11" office:value-type="float" office:value="386">
            <text:p>386</text:p>
          </table:table-cell>
          <table:table-cell table:style-name="ACE-11" office:value-type="float" office:value="331">
            <text:p>331</text:p>
          </table:table-cell>
          <table:table-cell table:style-name="ACE-16" office:value-type="float" office:value="4.0999999999999996">
            <text:p>4.10</text:p>
          </table:table-cell>
          <table:table-cell table:style-name="ACE-16" office:value-type="string">
            <text:p>nd</text:p>
          </table:table-cell>
          <table:table-cell table:style-name="ACE-16" office:value-type="float" office:value="-0.60499999999999987">
            <text:p>−0.60</text:p>
          </table:table-cell>
          <table:table-cell table:style-name="ACE-16" office:value-type="float" office:value="4.1539287181365916">
            <text:p>4.15</text:p>
          </table:table-cell>
          <table:table-cell table:style-name="ACE-16" office:value-type="float" office:value="4.1539258539362498">
            <text:p>4.1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1125000000000003">
            <text:p>−3.11</text:p>
          </table:table-cell>
          <table:table-cell table:style-name="ACE-14" office:value-type="float" office:value="4.8137490633974584">
            <text:p>4.81</text:p>
          </table:table-cell>
          <table:table-cell table:style-name="ACE-14" office:value-type="float" office:value="4.8137465917931328">
            <text:p>4.8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5">
            <text:p>28.5</text:p>
          </table:table-cell>
          <table:table-cell table:number-columns-repeated="219" table:style-name="ACE-12"/>
        </table:table-row>
        <table:table-row table:style-name="AROW-4">
          <table:table-cell table:style-name="ACE-10" office:value-type="string">
            <text:p>FR 030</text:p>
          </table:table-cell>
          <table:table-cell table:style-name="ACE-10" office:value-type="float" office:value="30">
            <text:p>30</text:p>
          </table:table-cell>
          <table:table-cell table:style-name="ACE-10" office:value-type="string">
            <text:p>Lefèvre et al. 1980; Ters et al.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264000000000003">
            <text:p>50.26</text:p>
          </table:table-cell>
          <table:table-cell table:style-name="ACE-14" office:value-type="float" office:value="1.663">
            <text:p>1.66</text:p>
          </table:table-cell>
          <table:table-cell table:style-name="ACE-10" office:value-type="float" office:value="1">
            <text:p>1</text:p>
          </table:table-cell>
          <table:table-cell table:style-name="ACE-11" office:value-type="float" office:value="4650">
            <text:p>4650</text:p>
          </table:table-cell>
          <table:table-cell table:style-name="ACE-11" office:value-type="float" office:value="171.63417739090485">
            <text:p>172</text:p>
          </table:table-cell>
          <table:table-cell table:number-columns-repeated="4" table:style-name="ACE-11"/>
          <table:table-cell table:style-name="ACE-11" office:value-type="float" office:value="5336">
            <text:p>5336</text:p>
          </table:table-cell>
          <table:table-cell table:style-name="ACE-11" office:value-type="float" office:value="374">
            <text:p>374</text:p>
          </table:table-cell>
          <table:table-cell table:style-name="ACE-11" office:value-type="float" office:value="474">
            <text:p>474</text:p>
          </table:table-cell>
          <table:table-cell table:style-name="ACE-16" office:value-type="float" office:value="4.5">
            <text:p>4.50</text:p>
          </table:table-cell>
          <table:table-cell table:style-name="ACE-16" office:value-type="string">
            <text:p>nd</text:p>
          </table:table-cell>
          <table:table-cell table:style-name="ACE-16" office:value-type="float" office:value="-0.95499999999999985">
            <text:p>−0.95</text:p>
          </table:table-cell>
          <table:table-cell table:style-name="ACE-16" office:value-type="float" office:value="4.1575377031467102">
            <text:p>4.16</text:p>
          </table:table-cell>
          <table:table-cell table:style-name="ACE-16" office:value-type="float" office:value="4.1575353275708915">
            <text:p>4.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4625000000000004">
            <text:p>−3.46</text:p>
          </table:table-cell>
          <table:table-cell table:style-name="ACE-14" office:value-type="float" office:value="4.816863710246162">
            <text:p>4.82</text:p>
          </table:table-cell>
          <table:table-cell table:style-name="ACE-14" office:value-type="float" office:value="4.8168616598362055">
            <text:p>4.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5">
            <text:p>28.5</text:p>
          </table:table-cell>
          <table:table-cell table:number-columns-repeated="219" table:style-name="ACE-12"/>
        </table:table-row>
        <table:table-row table:style-name="AROW-4">
          <table:table-cell table:style-name="ACE-10" office:value-type="string">
            <text:p>FR 031</text:p>
          </table:table-cell>
          <table:table-cell table:style-name="ACE-10" office:value-type="float" office:value="31">
            <text:p>31</text:p>
          </table:table-cell>
          <table:table-cell table:style-name="ACE-10" office:value-type="string">
            <text:p>Lefèvre et al. 1980; Ters et al.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264000000000003">
            <text:p>50.26</text:p>
          </table:table-cell>
          <table:table-cell table:style-name="ACE-14" office:value-type="float" office:value="1.663">
            <text:p>1.66</text:p>
          </table:table-cell>
          <table:table-cell table:style-name="ACE-10" office:value-type="float" office:value="1">
            <text:p>1</text:p>
          </table:table-cell>
          <table:table-cell table:style-name="ACE-11" office:value-type="float" office:value="7620">
            <text:p>7620</text:p>
          </table:table-cell>
          <table:table-cell table:style-name="ACE-11" office:value-type="float" office:value="197.63170506943661">
            <text:p>198</text:p>
          </table:table-cell>
          <table:table-cell table:number-columns-repeated="4" table:style-name="ACE-11"/>
          <table:table-cell table:style-name="ACE-11" office:value-type="float" office:value="8441">
            <text:p>8441</text:p>
          </table:table-cell>
          <table:table-cell table:style-name="ACE-11" office:value-type="float" office:value="536">
            <text:p>536</text:p>
          </table:table-cell>
          <table:table-cell table:style-name="ACE-11" office:value-type="float" office:value="412">
            <text:p>412</text:p>
          </table:table-cell>
          <table:table-cell table:style-name="ACE-16" office:value-type="float" office:value="12.574999999999999">
            <text:p>12.57</text:p>
          </table:table-cell>
          <table:table-cell table:style-name="ACE-16" office:value-type="string">
            <text:p>nd</text:p>
          </table:table-cell>
          <table:table-cell table:style-name="ACE-16" office:value-type="float" office:value="-9.0549999999999997">
            <text:p>−9.05</text:p>
          </table:table-cell>
          <table:table-cell table:style-name="ACE-16" office:value-type="float" office:value="4.1564080080707049">
            <text:p>4.16</text:p>
          </table:table-cell>
          <table:table-cell table:style-name="ACE-16" office:value-type="float" office:value="4.1564077037749803">
            <text:p>4.1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9.129999999999999">
            <text:p>−9.13</text:p>
          </table:table-cell>
          <table:table-cell table:style-name="ACE-14" office:value-type="float" office:value="4.1564080080707049">
            <text:p>4.16</text:p>
          </table:table-cell>
          <table:table-cell table:style-name="ACE-14" office:value-type="float" office:value="4.1564077037749803">
            <text:p>4.1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5">
            <text:p>28.5</text:p>
          </table:table-cell>
          <table:table-cell table:number-columns-repeated="219" table:style-name="ACE-12"/>
        </table:table-row>
        <table:table-row table:style-name="AROW-4">
          <table:table-cell table:style-name="ACE-10" office:value-type="string">
            <text:p>FR 032</text:p>
          </table:table-cell>
          <table:table-cell table:style-name="ACE-10" office:value-type="float" office:value="32">
            <text:p>32</text:p>
          </table:table-cell>
          <table:table-cell table:style-name="ACE-10" office:value-type="string">
            <text:p>Beun and Broquet 1980; Stéphan and Goslin 2014 (as in García-Artola et al. 2018)</text:p>
          </table:table-cell>
          <table:table-cell table:style-name="ACE-10" office:value-type="float" office:value="4">
            <text:p>4</text:p>
          </table:table-cell>
          <table:table-cell table:style-name="ACE-10" office:value-type="string">
            <text:p>1 Picardy coastal plain, France</text:p>
          </table:table-cell>
          <table:table-cell table:style-name="ACE-14" office:value-type="float" office:value="50.173999999999999">
            <text:p>50.17</text:p>
          </table:table-cell>
          <table:table-cell table:style-name="ACE-14" office:value-type="float" office:value="1.542">
            <text:p>1.54</text:p>
          </table:table-cell>
          <table:table-cell table:style-name="ACE-10" office:value-type="float" office:value="1">
            <text:p>1</text:p>
          </table:table-cell>
          <table:table-cell table:style-name="ACE-11" office:value-type="float" office:value="7540">
            <text:p>7540</text:p>
          </table:table-cell>
          <table:table-cell table:style-name="ACE-11" office:value-type="float" office:value="197.63170506943661">
            <text:p>198</text:p>
          </table:table-cell>
          <table:table-cell table:number-columns-repeated="4" table:style-name="ACE-11"/>
          <table:table-cell table:style-name="ACE-11" office:value-type="float" office:value="8348">
            <text:p>8348</text:p>
          </table:table-cell>
          <table:table-cell table:style-name="ACE-11" office:value-type="float" office:value="603">
            <text:p>603</text:p>
          </table:table-cell>
          <table:table-cell table:style-name="ACE-11" office:value-type="float" office:value="398">
            <text:p>398</text:p>
          </table:table-cell>
          <table:table-cell table:style-name="ACE-16" office:value-type="float" office:value="14.125">
            <text:p>14.13</text:p>
          </table:table-cell>
          <table:table-cell table:style-name="ACE-16" office:value-type="string">
            <text:p>nd</text:p>
          </table:table-cell>
          <table:table-cell table:style-name="ACE-16" office:value-type="float" office:value="-10.879999999999999">
            <text:p>−10.88</text:p>
          </table:table-cell>
          <table:table-cell table:style-name="ACE-16" office:value-type="float" office:value="4.1546031103891883">
            <text:p>4.15</text:p>
          </table:table-cell>
          <table:table-cell table:style-name="ACE-16" office:value-type="float" office:value="4.1546028691079497">
            <text:p>4.15</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0.954999999999998">
            <text:p>−10.95</text:p>
          </table:table-cell>
          <table:table-cell table:style-name="ACE-14" office:value-type="float" office:value="4.1546031103891883">
            <text:p>4.15</text:p>
          </table:table-cell>
          <table:table-cell table:style-name="ACE-14" office:value-type="float" office:value="4.1546028691079497">
            <text:p>4.1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7.899999999999999">
            <text:p>37.9</text:p>
          </table:table-cell>
          <table:table-cell table:number-columns-repeated="219" table:style-name="ACE-12"/>
        </table:table-row>
        <table:table-row table:style-name="AROW-4">
          <table:table-cell table:style-name="ACE-10" office:value-type="string">
            <text:p>FR 033</text:p>
          </table:table-cell>
          <table:table-cell table:style-name="ACE-10" office:value-type="float" office:value="33">
            <text:p>33</text:p>
          </table:table-cell>
          <table:table-cell table:style-name="ACE-10" office:value-type="string">
            <text:p>Delsinne 200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78999999999999">
            <text:p>49.48</text:p>
          </table:table-cell>
          <table:table-cell table:style-name="ACE-14" office:value-type="float" office:value="0.017000000000000001">
            <text:p>0.02</text:p>
          </table:table-cell>
          <table:table-cell table:style-name="ACE-10" office:value-type="float" office:value="1">
            <text:p>1</text:p>
          </table:table-cell>
          <table:table-cell table:style-name="ACE-11" office:value-type="float" office:value="8020">
            <text:p>8020</text:p>
          </table:table-cell>
          <table:table-cell table:style-name="ACE-11" office:value-type="float" office:value="111.80339887498948">
            <text:p>112</text:p>
          </table:table-cell>
          <table:table-cell table:number-columns-repeated="4" table:style-name="ACE-11"/>
          <table:table-cell table:style-name="ACE-11" office:value-type="float" office:value="8880">
            <text:p>8880</text:p>
          </table:table-cell>
          <table:table-cell table:style-name="ACE-11" office:value-type="float" office:value="370">
            <text:p>370</text:p>
          </table:table-cell>
          <table:table-cell table:style-name="ACE-11" office:value-type="float" office:value="289">
            <text:p>289</text:p>
          </table:table-cell>
          <table:table-cell table:style-name="ACE-16" office:value-type="float" office:value="1.6000000000000001">
            <text:p>1.60</text:p>
          </table:table-cell>
          <table:table-cell table:style-name="ACE-16" office:value-type="string">
            <text:p>nd</text:p>
          </table:table-cell>
          <table:table-cell table:style-name="ACE-16" office:value-type="float" office:value="-18.562000000000001">
            <text:p>−18.56</text:p>
          </table:table-cell>
          <table:table-cell table:style-name="ACE-16" office:value-type="float" office:value="3.3787395948785397">
            <text:p>3.38</text:p>
          </table:table-cell>
          <table:table-cell table:style-name="ACE-16" office:value-type="float" office:value="3.378716472271682">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0.244500000000002">
            <text:p>−20.24</text:p>
          </table:table-cell>
          <table:table-cell table:style-name="ACE-14" office:value-type="float" office:value="3.8849308230649355">
            <text:p>3.88</text:p>
          </table:table-cell>
          <table:table-cell table:style-name="ACE-14" office:value-type="float" office:value="3.8849107132597012">
            <text:p>3.8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9000000000000004">
            <text:p>6.9</text:p>
          </table:table-cell>
          <table:table-cell table:number-columns-repeated="219" table:style-name="ACE-12"/>
        </table:table-row>
        <table:table-row table:style-name="AROW-4">
          <table:table-cell table:style-name="ACE-10" office:value-type="string">
            <text:p>FR 034</text:p>
          </table:table-cell>
          <table:table-cell table:style-name="ACE-10" office:value-type="float" office:value="34">
            <text:p>34</text:p>
          </table:table-cell>
          <table:table-cell table:style-name="ACE-10" office:value-type="string">
            <text:p>Sebag 2002; Frouin et al. 2010;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72000000000001">
            <text:p>49.47</text:p>
          </table:table-cell>
          <table:table-cell table:style-name="ACE-14" office:value-type="float" office:value="0.878">
            <text:p>0.88</text:p>
          </table:table-cell>
          <table:table-cell table:style-name="ACE-10" office:value-type="float" office:value="1">
            <text:p>1</text:p>
          </table:table-cell>
          <table:table-cell table:style-name="ACE-11" office:value-type="float" office:value="1060">
            <text:p>1060</text:p>
          </table:table-cell>
          <table:table-cell table:style-name="ACE-11" office:value-type="float" office:value="141.42135623730951">
            <text:p>141</text:p>
          </table:table-cell>
          <table:table-cell table:number-columns-repeated="4" table:style-name="ACE-11"/>
          <table:table-cell table:style-name="ACE-11" office:value-type="float" office:value="986">
            <text:p>986</text:p>
          </table:table-cell>
          <table:table-cell table:style-name="ACE-11" office:value-type="float" office:value="285">
            <text:p>285</text:p>
          </table:table-cell>
          <table:table-cell table:style-name="ACE-11" office:value-type="float" office:value="258">
            <text:p>258</text:p>
          </table:table-cell>
          <table:table-cell table:style-name="ACE-16" office:value-type="float" office:value="0.46999999999999997">
            <text:p>0.47</text:p>
          </table:table-cell>
          <table:table-cell table:style-name="ACE-16" office:value-type="string">
            <text:p>nd</text:p>
          </table:table-cell>
          <table:table-cell table:style-name="ACE-16" office:value-type="float" office:value="2.948">
            <text:p>2.95</text:p>
          </table:table-cell>
          <table:table-cell table:style-name="ACE-16" office:value-type="float" office:value="3.3878512030645518">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654999999999996">
            <text:p>1.27</text:p>
          </table:table-cell>
          <table:table-cell table:style-name="ACE-14" office:value-type="float" office:value="3.8928578222311088">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
            <text:p>56.0</text:p>
          </table:table-cell>
          <table:table-cell table:number-columns-repeated="219" table:style-name="ACE-12"/>
        </table:table-row>
        <table:table-row table:style-name="AROW-4">
          <table:table-cell table:style-name="ACE-10" office:value-type="string">
            <text:p>FR 035</text:p>
          </table:table-cell>
          <table:table-cell table:style-name="ACE-10" office:value-type="float" office:value="35">
            <text:p>35</text:p>
          </table:table-cell>
          <table:table-cell table:style-name="ACE-10" office:value-type="string">
            <text:p>Ters 1973;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69999999999999">
            <text:p>49.47</text:p>
          </table:table-cell>
          <table:table-cell table:style-name="ACE-14" office:value-type="float" office:value="0.156">
            <text:p>0.16</text:p>
          </table:table-cell>
          <table:table-cell table:style-name="ACE-10" office:value-type="float" office:value="1">
            <text:p>1</text:p>
          </table:table-cell>
          <table:table-cell table:style-name="ACE-11" office:value-type="float" office:value="8502.9897446510549">
            <text:p>8503</text:p>
          </table:table-cell>
          <table:table-cell table:style-name="ACE-11" office:value-type="float" office:value="207.43640397962938">
            <text:p>207</text:p>
          </table:table-cell>
          <table:table-cell table:number-columns-repeated="4" table:style-name="ACE-11"/>
          <table:table-cell table:style-name="ACE-11" office:value-type="float" office:value="9503">
            <text:p>9503</text:p>
          </table:table-cell>
          <table:table-cell table:style-name="ACE-11" office:value-type="float" office:value="649">
            <text:p>649</text:p>
          </table:table-cell>
          <table:table-cell table:style-name="ACE-11" office:value-type="float" office:value="489">
            <text:p>489</text:p>
          </table:table-cell>
          <table:table-cell table:style-name="ACE-16" office:value-type="float" office:value="27">
            <text:p>27.00</text:p>
          </table:table-cell>
          <table:table-cell table:style-name="ACE-16" office:value-type="string">
            <text:p>nd</text:p>
          </table:table-cell>
          <table:table-cell table:style-name="ACE-16" office:value-type="float" office:value="-22.582000000000001">
            <text:p>−22.58</text:p>
          </table:table-cell>
          <table:table-cell table:style-name="ACE-16" office:value-type="float" office:value="3.3842762222810427">
            <text:p>3.38</text:p>
          </table:table-cell>
          <table:table-cell table:style-name="ACE-16" office:value-type="float" office:value="3.3842761412154299">
            <text:p>3.3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2.347000000000001">
            <text:p>−22.35</text:p>
          </table:table-cell>
          <table:table-cell table:style-name="ACE-14" office:value-type="float" office:value="3.3842762222810427">
            <text:p>3.38</text:p>
          </table:table-cell>
          <table:table-cell table:style-name="ACE-14" office:value-type="float" office:value="3.3842761412154299">
            <text:p>3.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
            <text:p>4.0</text:p>
          </table:table-cell>
          <table:table-cell table:number-columns-repeated="219" table:style-name="ACE-12"/>
        </table:table-row>
        <table:table-row table:style-name="AROW-4">
          <table:table-cell table:style-name="ACE-10" office:value-type="string">
            <text:p>FR 036</text:p>
          </table:table-cell>
          <table:table-cell table:style-name="ACE-10" office:value-type="float" office:value="36">
            <text:p>36</text:p>
          </table:table-cell>
          <table:table-cell table:style-name="ACE-10" office:value-type="string">
            <text:p>Huault 1980;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090">
            <text:p>6090</text:p>
          </table:table-cell>
          <table:table-cell table:style-name="ACE-11" office:value-type="float" office:value="184.00622502690663">
            <text:p>184</text:p>
          </table:table-cell>
          <table:table-cell table:number-columns-repeated="4" table:style-name="ACE-11"/>
          <table:table-cell table:style-name="ACE-11" office:value-type="float" office:value="6962">
            <text:p>6962</text:p>
          </table:table-cell>
          <table:table-cell table:style-name="ACE-11" office:value-type="float" office:value="452">
            <text:p>452</text:p>
          </table:table-cell>
          <table:table-cell table:style-name="ACE-11" office:value-type="float" office:value="430">
            <text:p>430</text:p>
          </table:table-cell>
          <table:table-cell table:style-name="ACE-16" office:value-type="float" office:value="7.9500000000000002">
            <text:p>7.95</text:p>
          </table:table-cell>
          <table:table-cell table:style-name="ACE-16" office:value-type="string">
            <text:p>nd</text:p>
          </table:table-cell>
          <table:table-cell table:style-name="ACE-16" office:value-type="float" office:value="-5.532">
            <text:p>−5.53</text:p>
          </table:table-cell>
          <table:table-cell table:style-name="ACE-16" office:value-type="float" office:value="3.3787174088496323">
            <text:p>3.38</text:p>
          </table:table-cell>
          <table:table-cell table:style-name="ACE-16" office:value-type="float" office:value="3.378716472271682">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7.2145000000000001">
            <text:p>−7.21</text:p>
          </table:table-cell>
          <table:table-cell table:style-name="ACE-14" office:value-type="float" office:value="3.8849115278038924">
            <text:p>3.88</text:p>
          </table:table-cell>
          <table:table-cell table:style-name="ACE-14" office:value-type="float" office:value="3.8849107132597012">
            <text:p>3.8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37</text:p>
          </table:table-cell>
          <table:table-cell table:style-name="ACE-10" office:value-type="float" office:value="37">
            <text:p>37</text:p>
          </table:table-cell>
          <table:table-cell table:style-name="ACE-10" office:value-type="string">
            <text:p>Huault 1980;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5445">
            <text:p>5445</text:p>
          </table:table-cell>
          <table:table-cell table:style-name="ACE-11" office:value-type="float" office:value="184.00622502690663">
            <text:p>184</text:p>
          </table:table-cell>
          <table:table-cell table:number-columns-repeated="4" table:style-name="ACE-11"/>
          <table:table-cell table:style-name="ACE-11" office:value-type="float" office:value="6222">
            <text:p>6222</text:p>
          </table:table-cell>
          <table:table-cell table:style-name="ACE-11" office:value-type="float" office:value="428">
            <text:p>428</text:p>
          </table:table-cell>
          <table:table-cell table:style-name="ACE-11" office:value-type="float" office:value="461">
            <text:p>461</text:p>
          </table:table-cell>
          <table:table-cell table:style-name="ACE-16" office:value-type="float" office:value="7.25">
            <text:p>7.25</text:p>
          </table:table-cell>
          <table:table-cell table:style-name="ACE-16" office:value-type="string">
            <text:p>nd</text:p>
          </table:table-cell>
          <table:table-cell table:style-name="ACE-16" office:value-type="float" office:value="-4.8319999999999999">
            <text:p>−4.83</text:p>
          </table:table-cell>
          <table:table-cell table:style-name="ACE-16" office:value-type="float" office:value="3.3787175984370328">
            <text:p>3.38</text:p>
          </table:table-cell>
          <table:table-cell table:style-name="ACE-16" office:value-type="float" office:value="3.378716472271682">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5145">
            <text:p>−6.51</text:p>
          </table:table-cell>
          <table:table-cell table:style-name="ACE-14" office:value-type="float" office:value="3.8849116926885365">
            <text:p>3.88</text:p>
          </table:table-cell>
          <table:table-cell table:style-name="ACE-14" office:value-type="float" office:value="3.8849107132597012">
            <text:p>3.8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38</text:p>
          </table:table-cell>
          <table:table-cell table:style-name="ACE-10" office:value-type="float" office:value="38">
            <text:p>38</text:p>
          </table:table-cell>
          <table:table-cell table:style-name="ACE-10" office:value-type="string">
            <text:p>Huault 198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3900">
            <text:p>3900</text:p>
          </table:table-cell>
          <table:table-cell table:style-name="ACE-11" office:value-type="float" office:value="243.84070793994303">
            <text:p>244</text:p>
          </table:table-cell>
          <table:table-cell table:number-columns-repeated="4" table:style-name="ACE-11"/>
          <table:table-cell table:style-name="ACE-11" office:value-type="float" office:value="4330">
            <text:p>4330</text:p>
          </table:table-cell>
          <table:table-cell table:style-name="ACE-11" office:value-type="float" office:value="634">
            <text:p>634</text:p>
          </table:table-cell>
          <table:table-cell table:style-name="ACE-11" office:value-type="float" office:value="687">
            <text:p>687</text:p>
          </table:table-cell>
          <table:table-cell table:style-name="ACE-16" office:value-type="float" office:value="1.8999999999999999">
            <text:p>1.90</text:p>
          </table:table-cell>
          <table:table-cell table:style-name="ACE-16" office:value-type="string">
            <text:p>nd</text:p>
          </table:table-cell>
          <table:table-cell table:style-name="ACE-16" office:value-type="float" office:value="0.018000000000000127">
            <text:p>0.02</text:p>
          </table:table-cell>
          <table:table-cell table:style-name="ACE-16" office:value-type="float" office:value="3.379842570789962">
            <text:p>3.38</text:p>
          </table:table-cell>
          <table:table-cell table:style-name="ACE-16" office:value-type="float" office:value="3.3798261789624626">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6645000000000003">
            <text:p>−1.66</text:p>
          </table:table-cell>
          <table:table-cell table:style-name="ACE-14" office:value-type="float" office:value="3.8858901236813295">
            <text:p>3.89</text:p>
          </table:table-cell>
          <table:table-cell table:style-name="ACE-14" office:value-type="float" office:value="3.8858758665196707">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39</text:p>
          </table:table-cell>
          <table:table-cell table:style-name="ACE-10" office:value-type="float" office:value="39">
            <text:p>39</text:p>
          </table:table-cell>
          <table:table-cell table:style-name="ACE-10" office:value-type="string">
            <text:p>Huault 198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100">
            <text:p>6100</text:p>
          </table:table-cell>
          <table:table-cell table:style-name="ACE-11" office:value-type="float" office:value="171.63417739090485">
            <text:p>172</text:p>
          </table:table-cell>
          <table:table-cell table:number-columns-repeated="4" table:style-name="ACE-11"/>
          <table:table-cell table:style-name="ACE-11" office:value-type="float" office:value="6975">
            <text:p>6975</text:p>
          </table:table-cell>
          <table:table-cell table:style-name="ACE-11" office:value-type="float" office:value="438">
            <text:p>438</text:p>
          </table:table-cell>
          <table:table-cell table:style-name="ACE-11" office:value-type="float" office:value="413">
            <text:p>413</text:p>
          </table:table-cell>
          <table:table-cell table:style-name="ACE-16" office:value-type="float" office:value="9">
            <text:p>9.00</text:p>
          </table:table-cell>
          <table:table-cell table:style-name="ACE-16" office:value-type="string">
            <text:p>nd</text:p>
          </table:table-cell>
          <table:table-cell table:style-name="ACE-16" office:value-type="float" office:value="-7.0819999999999999">
            <text:p>−7.08</text:p>
          </table:table-cell>
          <table:table-cell table:style-name="ACE-16" office:value-type="float" office:value="3.3798269095135041">
            <text:p>3.38</text:p>
          </table:table-cell>
          <table:table-cell table:style-name="ACE-16" office:value-type="float" office:value="3.3798261789624626">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8.7645">
            <text:p>−8.76</text:p>
          </table:table-cell>
          <table:table-cell table:style-name="ACE-14" office:value-type="float" office:value="3.885876501932557">
            <text:p>3.89</text:p>
          </table:table-cell>
          <table:table-cell table:style-name="ACE-14" office:value-type="float" office:value="3.8858758665196707">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0</text:p>
          </table:table-cell>
          <table:table-cell table:style-name="ACE-10" office:value-type="float" office:value="40">
            <text:p>40</text:p>
          </table:table-cell>
          <table:table-cell table:style-name="ACE-10" office:value-type="string">
            <text:p>Huault 1985;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555">
            <text:p>6555</text:p>
          </table:table-cell>
          <table:table-cell table:style-name="ACE-11" office:value-type="float" office:value="171.63417739090485">
            <text:p>172</text:p>
          </table:table-cell>
          <table:table-cell table:number-columns-repeated="4" table:style-name="ACE-11"/>
          <table:table-cell table:style-name="ACE-11" office:value-type="float" office:value="7447">
            <text:p>7447</text:p>
          </table:table-cell>
          <table:table-cell table:style-name="ACE-11" office:value-type="float" office:value="309">
            <text:p>309</text:p>
          </table:table-cell>
          <table:table-cell table:style-name="ACE-11" office:value-type="float" office:value="420">
            <text:p>420</text:p>
          </table:table-cell>
          <table:table-cell table:style-name="ACE-16" office:value-type="float" office:value="11.199999999999999">
            <text:p>11.20</text:p>
          </table:table-cell>
          <table:table-cell table:style-name="ACE-16" office:value-type="string">
            <text:p>nd</text:p>
          </table:table-cell>
          <table:table-cell table:style-name="ACE-16" office:value-type="float" office:value="-9.282">
            <text:p>−9.28</text:p>
          </table:table-cell>
          <table:table-cell table:style-name="ACE-16" office:value-type="float" office:value="3.3816753523624219">
            <text:p>3.38</text:p>
          </table:table-cell>
          <table:table-cell table:style-name="ACE-16" office:value-type="float" office:value="3.3816748808837316">
            <text:p>3.3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0.964500000000001">
            <text:p>−10.96</text:p>
          </table:table-cell>
          <table:table-cell table:style-name="ACE-14" office:value-type="float" office:value="3.8874843329299105">
            <text:p>3.89</text:p>
          </table:table-cell>
          <table:table-cell table:style-name="ACE-14" office:value-type="float" office:value="3.8874839227963376">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1</text:p>
          </table:table-cell>
          <table:table-cell table:style-name="ACE-10" office:value-type="float" office:value="41">
            <text:p>41</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3670">
            <text:p>3670</text:p>
          </table:table-cell>
          <table:table-cell table:style-name="ACE-11" office:value-type="float" office:value="111.80339887498948">
            <text:p>112</text:p>
          </table:table-cell>
          <table:table-cell table:number-columns-repeated="4" table:style-name="ACE-11"/>
          <table:table-cell table:style-name="ACE-11" office:value-type="float" office:value="4010">
            <text:p>4010</text:p>
          </table:table-cell>
          <table:table-cell table:style-name="ACE-11" office:value-type="float" office:value="387">
            <text:p>387</text:p>
          </table:table-cell>
          <table:table-cell table:style-name="ACE-11" office:value-type="float" office:value="314">
            <text:p>314</text:p>
          </table:table-cell>
          <table:table-cell table:style-name="ACE-16" office:value-type="float" office:value="2.1000000000000001">
            <text:p>2.10</text:p>
          </table:table-cell>
          <table:table-cell table:style-name="ACE-16" office:value-type="string">
            <text:p>nd</text:p>
          </table:table-cell>
          <table:table-cell table:style-name="ACE-16" office:value-type="float" office:value="0.6180000000000001">
            <text:p>0.62</text:p>
          </table:table-cell>
          <table:table-cell table:style-name="ACE-16" office:value-type="float" office:value="3.3875973348300779">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0645000000000002">
            <text:p>−1.06</text:p>
          </table:table-cell>
          <table:table-cell table:style-name="ACE-14" office:value-type="float" office:value="3.8926368894295607">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2</text:p>
          </table:table-cell>
          <table:table-cell table:style-name="ACE-10" office:value-type="float" office:value="42">
            <text:p>42</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7375">
            <text:p>7375</text:p>
          </table:table-cell>
          <table:table-cell table:style-name="ACE-11" office:value-type="float" office:value="119.26860441876563">
            <text:p>119</text:p>
          </table:table-cell>
          <table:table-cell table:number-columns-repeated="4" table:style-name="ACE-11"/>
          <table:table-cell table:style-name="ACE-11" office:value-type="float" office:value="8194">
            <text:p>8194</text:p>
          </table:table-cell>
          <table:table-cell table:style-name="ACE-11" office:value-type="float" office:value="197">
            <text:p>197</text:p>
          </table:table-cell>
          <table:table-cell table:style-name="ACE-11" office:value-type="float" office:value="220">
            <text:p>220</text:p>
          </table:table-cell>
          <table:table-cell table:style-name="ACE-16" office:value-type="float" office:value="11.800000000000001">
            <text:p>11.80</text:p>
          </table:table-cell>
          <table:table-cell table:style-name="ACE-16" office:value-type="string">
            <text:p>nd</text:p>
          </table:table-cell>
          <table:table-cell table:style-name="ACE-16" office:value-type="float" office:value="-9.0820000000000007">
            <text:p>−9.08</text:p>
          </table:table-cell>
          <table:table-cell table:style-name="ACE-16" office:value-type="float" office:value="3.3875843713091074">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0.764500000000002">
            <text:p>−10.76</text:p>
          </table:table-cell>
          <table:table-cell table:style-name="ACE-14" office:value-type="float" office:value="3.8926256078304937">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3</text:p>
          </table:table-cell>
          <table:table-cell table:style-name="ACE-10" office:value-type="float" office:value="43">
            <text:p>43</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5605">
            <text:p>5605</text:p>
          </table:table-cell>
          <table:table-cell table:style-name="ACE-11" office:value-type="float" office:value="105.94810050208545">
            <text:p>106</text:p>
          </table:table-cell>
          <table:table-cell table:number-columns-repeated="4" table:style-name="ACE-11"/>
          <table:table-cell table:style-name="ACE-11" office:value-type="float" office:value="6402">
            <text:p>6402</text:p>
          </table:table-cell>
          <table:table-cell table:style-name="ACE-11" office:value-type="float" office:value="243">
            <text:p>243</text:p>
          </table:table-cell>
          <table:table-cell table:style-name="ACE-11" office:value-type="float" office:value="195">
            <text:p>195</text:p>
          </table:table-cell>
          <table:table-cell table:style-name="ACE-16" office:value-type="float" office:value="5.2999999999999998">
            <text:p>5.30</text:p>
          </table:table-cell>
          <table:table-cell table:style-name="ACE-16" office:value-type="string">
            <text:p>nd</text:p>
          </table:table-cell>
          <table:table-cell table:style-name="ACE-16" office:value-type="float" office:value="-3.8819999999999997">
            <text:p>−3.88</text:p>
          </table:table-cell>
          <table:table-cell table:style-name="ACE-16" office:value-type="float" office:value="3.3875860490831875">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5.5644999999999998">
            <text:p>−5.56</text:p>
          </table:table-cell>
          <table:table-cell table:style-name="ACE-14" office:value-type="float" office:value="3.8926270679250847">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4</text:p>
          </table:table-cell>
          <table:table-cell table:style-name="ACE-10" office:value-type="float" office:value="44">
            <text:p>44</text:p>
          </table:table-cell>
          <table:table-cell table:style-name="ACE-10" office:value-type="string">
            <text:p>Frouin et al. 2007; Frouin et al. 2009; Stéphan and Goslin 2014 (as in García-Artola et al. 2018)</text:p>
          </table:table-cell>
          <table:table-cell table:style-name="ACE-10" office:value-type="float" office:value="4">
            <text:p>4</text:p>
          </table:table-cell>
          <table:table-cell table:style-name="ACE-10" office:value-type="string">
            <text:p>2 Seine estuary, France</text:p>
          </table:table-cell>
          <table:table-cell table:style-name="ACE-14" office:value-type="float" office:value="49.408999999999999">
            <text:p>49.41</text:p>
          </table:table-cell>
          <table:table-cell table:style-name="ACE-14" office:value-type="float" office:value="0.51200000000000001">
            <text:p>0.51</text:p>
          </table:table-cell>
          <table:table-cell table:style-name="ACE-10" office:value-type="float" office:value="1">
            <text:p>1</text:p>
          </table:table-cell>
          <table:table-cell table:style-name="ACE-11" office:value-type="float" office:value="6900">
            <text:p>6900</text:p>
          </table:table-cell>
          <table:table-cell table:style-name="ACE-11" office:value-type="float" office:value="105.94810050208545">
            <text:p>106</text:p>
          </table:table-cell>
          <table:table-cell table:number-columns-repeated="4" table:style-name="ACE-11"/>
          <table:table-cell table:style-name="ACE-11" office:value-type="float" office:value="7747">
            <text:p>7747</text:p>
          </table:table-cell>
          <table:table-cell table:style-name="ACE-11" office:value-type="float" office:value="190">
            <text:p>190</text:p>
          </table:table-cell>
          <table:table-cell table:style-name="ACE-11" office:value-type="float" office:value="168">
            <text:p>168</text:p>
          </table:table-cell>
          <table:table-cell table:style-name="ACE-16" office:value-type="float" office:value="9.5">
            <text:p>9.50</text:p>
          </table:table-cell>
          <table:table-cell table:style-name="ACE-16" office:value-type="string">
            <text:p>nd</text:p>
          </table:table-cell>
          <table:table-cell table:style-name="ACE-16" office:value-type="float" office:value="-8.0820000000000007">
            <text:p>−8.08</text:p>
          </table:table-cell>
          <table:table-cell table:style-name="ACE-16" office:value-type="float" office:value="3.3875846014724065">
            <text:p>3.39</text:p>
          </table:table-cell>
          <table:table-cell table:style-name="ACE-16" office:value-type="float" office:value="3.3875839472993139">
            <text:p>3.3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9.7645000000000017">
            <text:p>−9.76</text:p>
          </table:table-cell>
          <table:table-cell table:style-name="ACE-14" office:value-type="float" office:value="3.8926258081316991">
            <text:p>3.89</text:p>
          </table:table-cell>
          <table:table-cell table:style-name="ACE-14" office:value-type="float" office:value="3.8926252388330425">
            <text:p>3.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FR 045</text:p>
          </table:table-cell>
          <table:table-cell table:style-name="ACE-10" office:value-type="float" office:value="45">
            <text:p>45</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742.98974465105493">
            <text:p>743</text:p>
          </table:table-cell>
          <table:table-cell table:style-name="ACE-11" office:value-type="float" office:value="152.16721623266952">
            <text:p>152</text:p>
          </table:table-cell>
          <table:table-cell table:number-columns-repeated="4" table:style-name="ACE-11"/>
          <table:table-cell table:style-name="ACE-11" office:value-type="float" office:value="707">
            <text:p>707</text:p>
          </table:table-cell>
          <table:table-cell table:style-name="ACE-11" office:value-type="float" office:value="262">
            <text:p>262</text:p>
          </table:table-cell>
          <table:table-cell table:style-name="ACE-11" office:value-type="float" office:value="210">
            <text:p>210</text:p>
          </table:table-cell>
          <table:table-cell table:style-name="ACE-16" office:value-type="string">
            <text:p>nd</text:p>
          </table:table-cell>
          <table:table-cell table:style-name="ACE-16" office:value-type="string">
            <text:p>nd</text:p>
          </table:table-cell>
          <table:table-cell table:style-name="ACE-16" office:value-type="float" office:value="2.4500000000000002">
            <text:p>2.4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77249999999999996">
            <text:p>0.77</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6</text:p>
          </table:table-cell>
          <table:table-cell table:style-name="ACE-10" office:value-type="float" office:value="46">
            <text:p>46</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632.98974465105493">
            <text:p>633</text:p>
          </table:table-cell>
          <table:table-cell table:style-name="ACE-11" office:value-type="float" office:value="152.16721623266952">
            <text:p>152</text:p>
          </table:table-cell>
          <table:table-cell table:number-columns-repeated="4" table:style-name="ACE-11"/>
          <table:table-cell table:style-name="ACE-11" office:value-type="float" office:value="615">
            <text:p>615</text:p>
          </table:table-cell>
          <table:table-cell table:style-name="ACE-11" office:value-type="float" office:value="293">
            <text:p>293</text:p>
          </table:table-cell>
          <table:table-cell table:style-name="ACE-11" office:value-type="float" office:value="297">
            <text:p>297</text:p>
          </table:table-cell>
          <table:table-cell table:style-name="ACE-16" office:value-type="string">
            <text:p>nd</text:p>
          </table:table-cell>
          <table:table-cell table:style-name="ACE-16" office:value-type="string">
            <text:p>nd</text:p>
          </table:table-cell>
          <table:table-cell table:style-name="ACE-16" office:value-type="float" office:value="2.1500000000000004">
            <text:p>2.1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47250000000000014">
            <text:p>0.47</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7</text:p>
          </table:table-cell>
          <table:table-cell table:style-name="ACE-10" office:value-type="float" office:value="47">
            <text:p>47</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2732.9897446510549">
            <text:p>2733</text:p>
          </table:table-cell>
          <table:table-cell table:style-name="ACE-11" office:value-type="float" office:value="161.95635738062276">
            <text:p>162</text:p>
          </table:table-cell>
          <table:table-cell table:number-columns-repeated="4" table:style-name="ACE-11"/>
          <table:table-cell table:style-name="ACE-11" office:value-type="float" office:value="2865">
            <text:p>2865</text:p>
          </table:table-cell>
          <table:table-cell table:style-name="ACE-11" office:value-type="float" office:value="451">
            <text:p>451</text:p>
          </table:table-cell>
          <table:table-cell table:style-name="ACE-11" office:value-type="float" office:value="486">
            <text:p>486</text:p>
          </table:table-cell>
          <table:table-cell table:style-name="ACE-16" office:value-type="string">
            <text:p>nd</text:p>
          </table:table-cell>
          <table:table-cell table:style-name="ACE-16" office:value-type="string">
            <text:p>nd</text:p>
          </table:table-cell>
          <table:table-cell table:style-name="ACE-16" office:value-type="float" office:value="1.8500000000000005">
            <text:p>1.8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17250000000000032">
            <text:p>0.17</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8</text:p>
          </table:table-cell>
          <table:table-cell table:style-name="ACE-10" office:value-type="float" office:value="48">
            <text:p>48</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3432.9897446510549">
            <text:p>3433</text:p>
          </table:table-cell>
          <table:table-cell table:style-name="ACE-11" office:value-type="float" office:value="176.15294972267708">
            <text:p>176</text:p>
          </table:table-cell>
          <table:table-cell table:number-columns-repeated="4" table:style-name="ACE-11"/>
          <table:table-cell table:style-name="ACE-11" office:value-type="float" office:value="3709">
            <text:p>3709</text:p>
          </table:table-cell>
          <table:table-cell table:style-name="ACE-11" office:value-type="float" office:value="513">
            <text:p>513</text:p>
          </table:table-cell>
          <table:table-cell table:style-name="ACE-11" office:value-type="float" office:value="458">
            <text:p>458</text:p>
          </table:table-cell>
          <table:table-cell table:style-name="ACE-16" office:value-type="string">
            <text:p>nd</text:p>
          </table:table-cell>
          <table:table-cell table:style-name="ACE-16" office:value-type="string">
            <text:p>nd</text:p>
          </table:table-cell>
          <table:table-cell table:style-name="ACE-16" office:value-type="float" office:value="1.5500000000000003">
            <text:p>1.5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12749999999999995">
            <text:p>−0.13</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49</text:p>
          </table:table-cell>
          <table:table-cell table:style-name="ACE-10" office:value-type="float" office:value="49">
            <text:p>49</text:p>
          </table:table-cell>
          <table:table-cell table:style-name="ACE-10" office:value-type="string">
            <text:p>Elhaï and Larsonneur 1969; Larsonneur 1971;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344000000000001">
            <text:p>49.34</text:p>
          </table:table-cell>
          <table:table-cell table:style-name="ACE-14" office:value-type="float" office:value="-0.57999999999999996">
            <text:p>−0.58</text:p>
          </table:table-cell>
          <table:table-cell table:style-name="ACE-10" office:value-type="float" office:value="1">
            <text:p>1</text:p>
          </table:table-cell>
          <table:table-cell table:style-name="ACE-11" office:value-type="float" office:value="3982.9897446510549">
            <text:p>3983</text:p>
          </table:table-cell>
          <table:table-cell table:style-name="ACE-11" office:value-type="float" office:value="183.65691300901253">
            <text:p>184</text:p>
          </table:table-cell>
          <table:table-cell table:number-columns-repeated="4" table:style-name="ACE-11"/>
          <table:table-cell table:style-name="ACE-11" office:value-type="float" office:value="4447">
            <text:p>4447</text:p>
          </table:table-cell>
          <table:table-cell table:style-name="ACE-11" office:value-type="float" office:value="428">
            <text:p>428</text:p>
          </table:table-cell>
          <table:table-cell table:style-name="ACE-11" office:value-type="float" office:value="549">
            <text:p>549</text:p>
          </table:table-cell>
          <table:table-cell table:style-name="ACE-16" office:value-type="string">
            <text:p>nd</text:p>
          </table:table-cell>
          <table:table-cell table:style-name="ACE-16" office:value-type="string">
            <text:p>nd</text:p>
          </table:table-cell>
          <table:table-cell table:style-name="ACE-16" office:value-type="float" office:value="1.45">
            <text:p>1.45</text:p>
          </table:table-cell>
          <table:table-cell table:style-name="ACE-16" office:value-type="float" office:value="3.1634790974495157">
            <text:p>3.16</text:p>
          </table:table-cell>
          <table:table-cell table:style-name="ACE-16" office:value-type="float" office:value="3.1634790974495157">
            <text:p>3.16</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22750000000000026">
            <text:p>−0.23</text:p>
          </table:table-cell>
          <table:table-cell table:style-name="ACE-14" office:value-type="float" office:value="3.6311026217941018">
            <text:p>3.63</text:p>
          </table:table-cell>
          <table:table-cell table:style-name="ACE-14" office:value-type="float" office:value="3.6311026217941018">
            <text:p>3.6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050</text:p>
          </table:table-cell>
          <table:table-cell table:style-name="ACE-10" office:value-type="float" office:value="50">
            <text:p>50</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186999999999998">
            <text:p>49.19</text:p>
          </table:table-cell>
          <table:table-cell table:style-name="ACE-14" office:value-type="float" office:value="-0.17299999999999999">
            <text:p>−0.17</text:p>
          </table:table-cell>
          <table:table-cell table:style-name="ACE-10" office:value-type="float" office:value="1">
            <text:p>1</text:p>
          </table:table-cell>
          <table:table-cell table:style-name="ACE-11" office:value-type="float" office:value="2219">
            <text:p>2219</text:p>
          </table:table-cell>
          <table:table-cell table:style-name="ACE-11" office:value-type="float" office:value="112.71202242884297">
            <text:p>113</text:p>
          </table:table-cell>
          <table:table-cell table:number-columns-repeated="4" table:style-name="ACE-11"/>
          <table:table-cell table:style-name="ACE-11" office:value-type="float" office:value="2217">
            <text:p>2217</text:p>
          </table:table-cell>
          <table:table-cell table:style-name="ACE-11" office:value-type="float" office:value="462">
            <text:p>462</text:p>
          </table:table-cell>
          <table:table-cell table:style-name="ACE-11" office:value-type="float" office:value="313">
            <text:p>313</text:p>
          </table:table-cell>
          <table:table-cell table:style-name="ACE-16" office:value-type="float" office:value="1.6800000000000002">
            <text:p>1.68</text:p>
          </table:table-cell>
          <table:table-cell table:style-name="ACE-16" office:value-type="string">
            <text:p>nd</text:p>
          </table:table-cell>
          <table:table-cell table:style-name="ACE-16" office:value-type="float" office:value="-0.12999999999999984">
            <text:p>−0.13</text:p>
          </table:table-cell>
          <table:table-cell table:style-name="ACE-16" office:value-type="float" office:value="0.20824678474350827">
            <text:p>0.21</text:p>
          </table:table-cell>
          <table:table-cell table:style-name="ACE-16" office:value-type="float" office:value="0.20790622886291793">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7849999999999997">
            <text:p>−1.78</text:p>
          </table:table-cell>
          <table:table-cell table:style-name="ACE-14" office:value-type="float" office:value="1.8467787423933619">
            <text:p>1.85</text:p>
          </table:table-cell>
          <table:table-cell table:style-name="ACE-14" office:value-type="float" office:value="1.8467403715736541">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199999999999999">
            <text:p>12.2</text:p>
          </table:table-cell>
          <table:table-cell table:number-columns-repeated="219" table:style-name="ACE-12"/>
        </table:table-row>
        <table:table-row table:style-name="AROW-4">
          <table:table-cell table:style-name="ACE-10" office:value-type="string">
            <text:p>FR 051</text:p>
          </table:table-cell>
          <table:table-cell table:style-name="ACE-10" office:value-type="float" office:value="51">
            <text:p>51</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186999999999998">
            <text:p>49.19</text:p>
          </table:table-cell>
          <table:table-cell table:style-name="ACE-14" office:value-type="float" office:value="-0.17299999999999999">
            <text:p>−0.17</text:p>
          </table:table-cell>
          <table:table-cell table:style-name="ACE-10" office:value-type="float" office:value="1">
            <text:p>1</text:p>
          </table:table-cell>
          <table:table-cell table:style-name="ACE-11" office:value-type="float" office:value="2265">
            <text:p>2265</text:p>
          </table:table-cell>
          <table:table-cell table:style-name="ACE-11" office:value-type="float" office:value="112.71202242884297">
            <text:p>113</text:p>
          </table:table-cell>
          <table:table-cell table:number-columns-repeated="4" table:style-name="ACE-11"/>
          <table:table-cell table:style-name="ACE-11" office:value-type="float" office:value="2268">
            <text:p>2268</text:p>
          </table:table-cell>
          <table:table-cell table:style-name="ACE-11" office:value-type="float" office:value="432">
            <text:p>432</text:p>
          </table:table-cell>
          <table:table-cell table:style-name="ACE-11" office:value-type="float" office:value="276">
            <text:p>276</text:p>
          </table:table-cell>
          <table:table-cell table:style-name="ACE-16" office:value-type="float" office:value="2.29">
            <text:p>2.29</text:p>
          </table:table-cell>
          <table:table-cell table:style-name="ACE-16" office:value-type="string">
            <text:p>nd</text:p>
          </table:table-cell>
          <table:table-cell table:style-name="ACE-16" office:value-type="float" office:value="-0.33999999999999986">
            <text:p>−0.34</text:p>
          </table:table-cell>
          <table:table-cell table:style-name="ACE-16" office:value-type="float" office:value="0.20754825028437629">
            <text:p>0.21</text:p>
          </table:table-cell>
          <table:table-cell table:style-name="ACE-16" office:value-type="float" office:value="0.20736441353327723">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9949999999999997">
            <text:p>−1.99</text:p>
          </table:table-cell>
          <table:table-cell table:style-name="ACE-14" office:value-type="float" office:value="1.8467001045638418">
            <text:p>1.85</text:p>
          </table:table-cell>
          <table:table-cell table:style-name="ACE-14" office:value-type="float" office:value="1.8466794524226446">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199999999999999">
            <text:p>12.2</text:p>
          </table:table-cell>
          <table:table-cell table:number-columns-repeated="219" table:style-name="ACE-12"/>
        </table:table-row>
        <table:table-row table:style-name="AROW-4">
          <table:table-cell table:style-name="ACE-10" office:value-type="string">
            <text:p>FR 052</text:p>
          </table:table-cell>
          <table:table-cell table:style-name="ACE-10" office:value-type="float" office:value="52">
            <text:p>52</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186999999999998">
            <text:p>49.19</text:p>
          </table:table-cell>
          <table:table-cell table:style-name="ACE-14" office:value-type="float" office:value="-0.17299999999999999">
            <text:p>−0.17</text:p>
          </table:table-cell>
          <table:table-cell table:style-name="ACE-10" office:value-type="float" office:value="1">
            <text:p>1</text:p>
          </table:table-cell>
          <table:table-cell table:style-name="ACE-11" office:value-type="float" office:value="2268">
            <text:p>2268</text:p>
          </table:table-cell>
          <table:table-cell table:style-name="ACE-11" office:value-type="float" office:value="109.65856099730654">
            <text:p>110</text:p>
          </table:table-cell>
          <table:table-cell table:number-columns-repeated="4" table:style-name="ACE-11"/>
          <table:table-cell table:style-name="ACE-11" office:value-type="float" office:value="2271">
            <text:p>2271</text:p>
          </table:table-cell>
          <table:table-cell table:style-name="ACE-11" office:value-type="float" office:value="428">
            <text:p>428</text:p>
          </table:table-cell>
          <table:table-cell table:style-name="ACE-11" office:value-type="float" office:value="276">
            <text:p>276</text:p>
          </table:table-cell>
          <table:table-cell table:style-name="ACE-16" office:value-type="float" office:value="1.8199999999999998">
            <text:p>1.82</text:p>
          </table:table-cell>
          <table:table-cell table:style-name="ACE-16" office:value-type="string">
            <text:p>nd</text:p>
          </table:table-cell>
          <table:table-cell table:style-name="ACE-16" office:value-type="float" office:value="-0.21999999999999981">
            <text:p>−0.22</text:p>
          </table:table-cell>
          <table:table-cell table:style-name="ACE-16" office:value-type="float" office:value="0.20693177224031259">
            <text:p>0.21</text:p>
          </table:table-cell>
          <table:table-cell table:style-name="ACE-16" office:value-type="float" office:value="0.20663978319771825">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8749999999999996">
            <text:p>−1.87</text:p>
          </table:table-cell>
          <table:table-cell table:style-name="ACE-14" office:value-type="float" office:value="1.8466309209916623">
            <text:p>1.85</text:p>
          </table:table-cell>
          <table:table-cell table:style-name="ACE-14" office:value-type="float" office:value="1.846598223761736">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199999999999999">
            <text:p>12.2</text:p>
          </table:table-cell>
          <table:table-cell table:number-columns-repeated="219" table:style-name="ACE-12"/>
        </table:table-row>
        <table:table-row table:style-name="AROW-4">
          <table:table-cell table:style-name="ACE-10" office:value-type="string">
            <text:p>FR 053</text:p>
          </table:table-cell>
          <table:table-cell table:style-name="ACE-10" office:value-type="float" office:value="53">
            <text:p>53</text:p>
          </table:table-cell>
          <table:table-cell table:style-name="ACE-10" office:value-type="string">
            <text:p>Lespez et al. 2010; Stéphan and Goslin 2014 (as in García-Artola et al. 2018)</text:p>
          </table:table-cell>
          <table:table-cell table:style-name="ACE-10" office:value-type="float" office:value="4">
            <text:p>4</text:p>
          </table:table-cell>
          <table:table-cell table:style-name="ACE-10" office:value-type="string">
            <text:p>2 Coast of Calvados and Cotentin, France</text:p>
          </table:table-cell>
          <table:table-cell table:style-name="ACE-14" office:value-type="float" office:value="49.243000000000002">
            <text:p>49.24</text:p>
          </table:table-cell>
          <table:table-cell table:style-name="ACE-14" office:value-type="float" office:value="-0.158">
            <text:p>−0.16</text:p>
          </table:table-cell>
          <table:table-cell table:style-name="ACE-10" office:value-type="float" office:value="1">
            <text:p>1</text:p>
          </table:table-cell>
          <table:table-cell table:style-name="ACE-11" office:value-type="float" office:value="2541">
            <text:p>2541</text:p>
          </table:table-cell>
          <table:table-cell table:style-name="ACE-11" office:value-type="float" office:value="110.4943437466371">
            <text:p>110</text:p>
          </table:table-cell>
          <table:table-cell table:number-columns-repeated="4" table:style-name="ACE-11"/>
          <table:table-cell table:style-name="ACE-11" office:value-type="float" office:value="2594">
            <text:p>2594</text:p>
          </table:table-cell>
          <table:table-cell table:style-name="ACE-11" office:value-type="float" office:value="250">
            <text:p>250</text:p>
          </table:table-cell>
          <table:table-cell table:style-name="ACE-11" office:value-type="float" office:value="244">
            <text:p>244</text:p>
          </table:table-cell>
          <table:table-cell table:style-name="ACE-16" office:value-type="float" office:value="1.8599999999999999">
            <text:p>1.86</text:p>
          </table:table-cell>
          <table:table-cell table:style-name="ACE-16" office:value-type="string">
            <text:p>nd</text:p>
          </table:table-cell>
          <table:table-cell table:style-name="ACE-16" office:value-type="float" office:value="0.090000000000000191">
            <text:p>0.09</text:p>
          </table:table-cell>
          <table:table-cell table:style-name="ACE-16" office:value-type="float" office:value="0.20691935700394293">
            <text:p>0.21</text:p>
          </table:table-cell>
          <table:table-cell table:style-name="ACE-16" office:value-type="float" office:value="0.20663978319771825">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5649999999999995">
            <text:p>−1.56</text:p>
          </table:table-cell>
          <table:table-cell table:style-name="ACE-14" office:value-type="float" office:value="1.8466295297928395">
            <text:p>1.85</text:p>
          </table:table-cell>
          <table:table-cell table:style-name="ACE-14" office:value-type="float" office:value="1.846598223761736">
            <text:p>1.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0999999999999996">
            <text:p>8.1</text:p>
          </table:table-cell>
          <table:table-cell table:number-columns-repeated="219" table:style-name="ACE-12"/>
        </table:table-row>
        <table:table-row table:style-name="AROW-4">
          <table:table-cell table:style-name="ACE-10" office:value-type="string">
            <text:p>FR 054</text:p>
          </table:table-cell>
          <table:table-cell table:style-name="ACE-10" office:value-type="float" office:value="54">
            <text:p>54</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625">
            <text:p>6625</text:p>
          </table:table-cell>
          <table:table-cell table:style-name="ACE-11" office:value-type="float" office:value="105.94810050208545">
            <text:p>106</text:p>
          </table:table-cell>
          <table:table-cell table:number-columns-repeated="4" table:style-name="ACE-11"/>
          <table:table-cell table:style-name="ACE-11" office:value-type="float" office:value="7513">
            <text:p>7513</text:p>
          </table:table-cell>
          <table:table-cell table:style-name="ACE-11" office:value-type="float" office:value="158">
            <text:p>158</text:p>
          </table:table-cell>
          <table:table-cell table:style-name="ACE-11" office:value-type="float" office:value="189">
            <text:p>189</text:p>
          </table:table-cell>
          <table:table-cell table:style-name="ACE-16" office:value-type="string">
            <text:p>nd</text:p>
          </table:table-cell>
          <table:table-cell table:style-name="ACE-16" office:value-type="string">
            <text:p>nd</text:p>
          </table:table-cell>
          <table:table-cell table:style-name="ACE-16" office:value-type="float" office:value="-2.8560000000000003">
            <text:p>−2.86</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8.6534999999999993">
            <text:p>−8.6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5</text:p>
          </table:table-cell>
          <table:table-cell table:style-name="ACE-10" office:value-type="float" office:value="55">
            <text:p>55</text:p>
          </table:table-cell>
          <table:table-cell table:style-name="ACE-10" office:value-type="string">
            <text:p>Van de Plassche 1991;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980">
            <text:p>5980</text:p>
          </table:table-cell>
          <table:table-cell table:style-name="ACE-11" office:value-type="float" office:value="116.61903789690601">
            <text:p>117</text:p>
          </table:table-cell>
          <table:table-cell table:number-columns-repeated="4" table:style-name="ACE-11"/>
          <table:table-cell table:style-name="ACE-11" office:value-type="float" office:value="6829">
            <text:p>6829</text:p>
          </table:table-cell>
          <table:table-cell table:style-name="ACE-11" office:value-type="float" office:value="331">
            <text:p>331</text:p>
          </table:table-cell>
          <table:table-cell table:style-name="ACE-11" office:value-type="float" office:value="278">
            <text:p>278</text:p>
          </table:table-cell>
          <table:table-cell table:style-name="ACE-16" office:value-type="string">
            <text:p>nd</text:p>
          </table:table-cell>
          <table:table-cell table:style-name="ACE-16" office:value-type="string">
            <text:p>nd</text:p>
          </table:table-cell>
          <table:table-cell table:style-name="ACE-16" office:value-type="float" office:value="0.49400000000000005">
            <text:p>0.49</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3034999999999997">
            <text:p>−5.3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6</text:p>
          </table:table-cell>
          <table:table-cell table:style-name="ACE-10" office:value-type="float" office:value="56">
            <text:p>56</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800">
            <text:p>5800</text:p>
          </table:table-cell>
          <table:table-cell table:style-name="ACE-11" office:value-type="float" office:value="109.65856099730654">
            <text:p>110</text:p>
          </table:table-cell>
          <table:table-cell table:number-columns-repeated="4" table:style-name="ACE-11"/>
          <table:table-cell table:style-name="ACE-11" office:value-type="float" office:value="6604">
            <text:p>6604</text:p>
          </table:table-cell>
          <table:table-cell table:style-name="ACE-11" office:value-type="float" office:value="278">
            <text:p>278</text:p>
          </table:table-cell>
          <table:table-cell table:style-name="ACE-11" office:value-type="float" office:value="280">
            <text:p>280</text:p>
          </table:table-cell>
          <table:table-cell table:style-name="ACE-16" office:value-type="string">
            <text:p>nd</text:p>
          </table:table-cell>
          <table:table-cell table:style-name="ACE-16" office:value-type="string">
            <text:p>nd</text:p>
          </table:table-cell>
          <table:table-cell table:style-name="ACE-16" office:value-type="float" office:value="1.0690000000000002">
            <text:p>1.07</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7284999999999995">
            <text:p>−4.73</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7</text:p>
          </table:table-cell>
          <table:table-cell table:style-name="ACE-10" office:value-type="float" office:value="57">
            <text:p>57</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450">
            <text:p>5450</text:p>
          </table:table-cell>
          <table:table-cell table:style-name="ACE-11" office:value-type="float" office:value="105.94810050208545">
            <text:p>106</text:p>
          </table:table-cell>
          <table:table-cell table:number-columns-repeated="4" table:style-name="ACE-11"/>
          <table:table-cell table:style-name="ACE-11" office:value-type="float" office:value="6232">
            <text:p>6232</text:p>
          </table:table-cell>
          <table:table-cell table:style-name="ACE-11" office:value-type="float" office:value="210">
            <text:p>210</text:p>
          </table:table-cell>
          <table:table-cell table:style-name="ACE-11" office:value-type="float" office:value="281">
            <text:p>281</text:p>
          </table:table-cell>
          <table:table-cell table:style-name="ACE-16" office:value-type="string">
            <text:p>nd</text:p>
          </table:table-cell>
          <table:table-cell table:style-name="ACE-16" office:value-type="string">
            <text:p>nd</text:p>
          </table:table-cell>
          <table:table-cell table:style-name="ACE-16" office:value-type="float" office:value="1.6140000000000001">
            <text:p>1.61</text:p>
          </table:table-cell>
          <table:table-cell table:style-name="ACE-16" office:value-type="float" office:value="5.7019908803855524">
            <text:p>5.70</text:p>
          </table:table-cell>
          <table:table-cell table:style-name="ACE-16" office:value-type="float" office:value="5.7019908803855524">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1834999999999996">
            <text:p>−4.18</text:p>
          </table:table-cell>
          <table:table-cell table:style-name="ACE-14" office:value-type="float" office:value="5.901754506076986">
            <text:p>5.90</text:p>
          </table:table-cell>
          <table:table-cell table:style-name="ACE-14" office:value-type="float" office:value="5.901754506076986">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8</text:p>
          </table:table-cell>
          <table:table-cell table:style-name="ACE-10" office:value-type="float" office:value="58">
            <text:p>58</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075">
            <text:p>6075</text:p>
          </table:table-cell>
          <table:table-cell table:style-name="ACE-11" office:value-type="float" office:value="109.65856099730654">
            <text:p>110</text:p>
          </table:table-cell>
          <table:table-cell table:number-columns-repeated="4" table:style-name="ACE-11"/>
          <table:table-cell table:style-name="ACE-11" office:value-type="float" office:value="6948">
            <text:p>6948</text:p>
          </table:table-cell>
          <table:table-cell table:style-name="ACE-11" office:value-type="float" office:value="292">
            <text:p>292</text:p>
          </table:table-cell>
          <table:table-cell table:style-name="ACE-11" office:value-type="float" office:value="272">
            <text:p>272</text:p>
          </table:table-cell>
          <table:table-cell table:style-name="ACE-16" office:value-type="string">
            <text:p>nd</text:p>
          </table:table-cell>
          <table:table-cell table:style-name="ACE-16" office:value-type="string">
            <text:p>nd</text:p>
          </table:table-cell>
          <table:table-cell table:style-name="ACE-16" office:value-type="float" office:value="0.24400000000000005">
            <text:p>0.24</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5534999999999997">
            <text:p>−5.5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59</text:p>
          </table:table-cell>
          <table:table-cell table:style-name="ACE-10" office:value-type="float" office:value="59">
            <text:p>59</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820">
            <text:p>5820</text:p>
          </table:table-cell>
          <table:table-cell table:style-name="ACE-11" office:value-type="float" office:value="107.70329614269008">
            <text:p>108</text:p>
          </table:table-cell>
          <table:table-cell table:number-columns-repeated="4" table:style-name="ACE-11"/>
          <table:table-cell table:style-name="ACE-11" office:value-type="float" office:value="6626">
            <text:p>6626</text:p>
          </table:table-cell>
          <table:table-cell table:style-name="ACE-11" office:value-type="float" office:value="269">
            <text:p>269</text:p>
          </table:table-cell>
          <table:table-cell table:style-name="ACE-11" office:value-type="float" office:value="267">
            <text:p>267</text:p>
          </table:table-cell>
          <table:table-cell table:style-name="ACE-16" office:value-type="string">
            <text:p>nd</text:p>
          </table:table-cell>
          <table:table-cell table:style-name="ACE-16" office:value-type="string">
            <text:p>nd</text:p>
          </table:table-cell>
          <table:table-cell table:style-name="ACE-16" office:value-type="float" office:value="0.46400000000000002">
            <text:p>0.46</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333499999999999">
            <text:p>−5.33</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0</text:p>
          </table:table-cell>
          <table:table-cell table:style-name="ACE-10" office:value-type="float" office:value="60">
            <text:p>60</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425">
            <text:p>5425</text:p>
          </table:table-cell>
          <table:table-cell table:style-name="ACE-11" office:value-type="float" office:value="107.70329614269008">
            <text:p>108</text:p>
          </table:table-cell>
          <table:table-cell table:number-columns-repeated="4" table:style-name="ACE-11"/>
          <table:table-cell table:style-name="ACE-11" office:value-type="float" office:value="6206">
            <text:p>6206</text:p>
          </table:table-cell>
          <table:table-cell table:style-name="ACE-11" office:value-type="float" office:value="202">
            <text:p>202</text:p>
          </table:table-cell>
          <table:table-cell table:style-name="ACE-11" office:value-type="float" office:value="264">
            <text:p>264</text:p>
          </table:table-cell>
          <table:table-cell table:style-name="ACE-16" office:value-type="string">
            <text:p>nd</text:p>
          </table:table-cell>
          <table:table-cell table:style-name="ACE-16" office:value-type="string">
            <text:p>nd</text:p>
          </table:table-cell>
          <table:table-cell table:style-name="ACE-16" office:value-type="float" office:value="0.72900000000000009">
            <text:p>0.73</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0684999999999993">
            <text:p>−5.07</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1</text:p>
          </table:table-cell>
          <table:table-cell table:style-name="ACE-10" office:value-type="float" office:value="61">
            <text:p>61</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540">
            <text:p>6540</text:p>
          </table:table-cell>
          <table:table-cell table:style-name="ACE-11" office:value-type="float" office:value="122.06555615733703">
            <text:p>122</text:p>
          </table:table-cell>
          <table:table-cell table:number-columns-repeated="4" table:style-name="ACE-11"/>
          <table:table-cell table:style-name="ACE-11" office:value-type="float" office:value="7444">
            <text:p>7444</text:p>
          </table:table-cell>
          <table:table-cell table:style-name="ACE-11" office:value-type="float" office:value="214">
            <text:p>214</text:p>
          </table:table-cell>
          <table:table-cell table:style-name="ACE-11" office:value-type="float" office:value="260">
            <text:p>260</text:p>
          </table:table-cell>
          <table:table-cell table:style-name="ACE-16" office:value-type="string">
            <text:p>nd</text:p>
          </table:table-cell>
          <table:table-cell table:style-name="ACE-16" office:value-type="string">
            <text:p>nd</text:p>
          </table:table-cell>
          <table:table-cell table:style-name="ACE-16" office:value-type="float" office:value="-3.1660000000000004">
            <text:p>−3.17</text:p>
          </table:table-cell>
          <table:table-cell table:style-name="ACE-16" office:value-type="float" office:value="5.7020610308904978">
            <text:p>5.70</text:p>
          </table:table-cell>
          <table:table-cell table:style-name="ACE-16" office:value-type="float" office:value="5.7020610308904978">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8.9634999999999998">
            <text:p>−8.96</text:p>
          </table:table-cell>
          <table:table-cell table:style-name="ACE-14" office:value-type="float" office:value="5.9018222821430335">
            <text:p>5.90</text:p>
          </table:table-cell>
          <table:table-cell table:style-name="ACE-14" office:value-type="float" office:value="5.901822282143033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2</text:p>
          </table:table-cell>
          <table:table-cell table:style-name="ACE-10" office:value-type="float" office:value="62">
            <text:p>62</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295">
            <text:p>5295</text:p>
          </table:table-cell>
          <table:table-cell table:style-name="ACE-11" office:value-type="float" office:value="105.94810050208545">
            <text:p>106</text:p>
          </table:table-cell>
          <table:table-cell table:number-columns-repeated="4" table:style-name="ACE-11"/>
          <table:table-cell table:style-name="ACE-11" office:value-type="float" office:value="6082">
            <text:p>6082</text:p>
          </table:table-cell>
          <table:table-cell table:style-name="ACE-11" office:value-type="float" office:value="216">
            <text:p>216</text:p>
          </table:table-cell>
          <table:table-cell table:style-name="ACE-11" office:value-type="float" office:value="313">
            <text:p>313</text:p>
          </table:table-cell>
          <table:table-cell table:style-name="ACE-16" office:value-type="string">
            <text:p>nd</text:p>
          </table:table-cell>
          <table:table-cell table:style-name="ACE-16" office:value-type="string">
            <text:p>nd</text:p>
          </table:table-cell>
          <table:table-cell table:style-name="ACE-16" office:value-type="float" office:value="1.119">
            <text:p>1.12</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6784999999999997">
            <text:p>−4.68</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3</text:p>
          </table:table-cell>
          <table:table-cell table:style-name="ACE-10" office:value-type="float" office:value="63">
            <text:p>63</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835">
            <text:p>4835</text:p>
          </table:table-cell>
          <table:table-cell table:style-name="ACE-11" office:value-type="float" office:value="105.94810050208545">
            <text:p>106</text:p>
          </table:table-cell>
          <table:table-cell table:number-columns-repeated="4" table:style-name="ACE-11"/>
          <table:table-cell table:style-name="ACE-11" office:value-type="float" office:value="5561">
            <text:p>5561</text:p>
          </table:table-cell>
          <table:table-cell table:style-name="ACE-11" office:value-type="float" office:value="314">
            <text:p>314</text:p>
          </table:table-cell>
          <table:table-cell table:style-name="ACE-11" office:value-type="float" office:value="244">
            <text:p>244</text:p>
          </table:table-cell>
          <table:table-cell table:style-name="ACE-16" office:value-type="string">
            <text:p>nd</text:p>
          </table:table-cell>
          <table:table-cell table:style-name="ACE-16" office:value-type="string">
            <text:p>nd</text:p>
          </table:table-cell>
          <table:table-cell table:style-name="ACE-16" office:value-type="float" office:value="1.4240000000000002">
            <text:p>1.42</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3734999999999991">
            <text:p>−4.37</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4</text:p>
          </table:table-cell>
          <table:table-cell table:style-name="ACE-10" office:value-type="float" office:value="64">
            <text:p>64</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2820">
            <text:p>2820</text:p>
          </table:table-cell>
          <table:table-cell table:style-name="ACE-11" office:value-type="float" office:value="104.4030650891055">
            <text:p>104</text:p>
          </table:table-cell>
          <table:table-cell table:number-columns-repeated="4" table:style-name="ACE-11"/>
          <table:table-cell table:style-name="ACE-11" office:value-type="float" office:value="2952">
            <text:p>2952</text:p>
          </table:table-cell>
          <table:table-cell table:style-name="ACE-11" office:value-type="float" office:value="257">
            <text:p>257</text:p>
          </table:table-cell>
          <table:table-cell table:style-name="ACE-11" office:value-type="float" office:value="201">
            <text:p>201</text:p>
          </table:table-cell>
          <table:table-cell table:style-name="ACE-16" office:value-type="string">
            <text:p>nd</text:p>
          </table:table-cell>
          <table:table-cell table:style-name="ACE-16" office:value-type="string">
            <text:p>nd</text:p>
          </table:table-cell>
          <table:table-cell table:style-name="ACE-16" office:value-type="float" office:value="5.8289999999999997">
            <text:p>5.83</text:p>
          </table:table-cell>
          <table:table-cell table:style-name="ACE-16" office:value-type="float" office:value="5.7020369167517675">
            <text:p>5.70</text:p>
          </table:table-cell>
          <table:table-cell table:style-name="ACE-16" office:value-type="float" office:value="5.702036916751767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0.031500000000000306">
            <text:p>0.03</text:p>
          </table:table-cell>
          <table:table-cell table:style-name="ACE-14" office:value-type="float" office:value="5.9017989842081207">
            <text:p>5.90</text:p>
          </table:table-cell>
          <table:table-cell table:style-name="ACE-14" office:value-type="float" office:value="5.9017989842081207">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5</text:p>
          </table:table-cell>
          <table:table-cell table:style-name="ACE-10" office:value-type="float" office:value="65">
            <text:p>65</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6070">
            <text:p>6070</text:p>
          </table:table-cell>
          <table:table-cell table:style-name="ACE-11" office:value-type="float" office:value="109.65856099730654">
            <text:p>110</text:p>
          </table:table-cell>
          <table:table-cell table:number-columns-repeated="4" table:style-name="ACE-11"/>
          <table:table-cell table:style-name="ACE-11" office:value-type="float" office:value="6941">
            <text:p>6941</text:p>
          </table:table-cell>
          <table:table-cell table:style-name="ACE-11" office:value-type="float" office:value="299">
            <text:p>299</text:p>
          </table:table-cell>
          <table:table-cell table:style-name="ACE-11" office:value-type="float" office:value="268">
            <text:p>268</text:p>
          </table:table-cell>
          <table:table-cell table:style-name="ACE-16" office:value-type="string">
            <text:p>nd</text:p>
          </table:table-cell>
          <table:table-cell table:style-name="ACE-16" office:value-type="string">
            <text:p>nd</text:p>
          </table:table-cell>
          <table:table-cell table:style-name="ACE-16" office:value-type="float" office:value="0.11400000000000005">
            <text:p>0.11</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6834999999999996">
            <text:p>−5.68</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6</text:p>
          </table:table-cell>
          <table:table-cell table:style-name="ACE-10" office:value-type="float" office:value="66">
            <text:p>66</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365">
            <text:p>5365</text:p>
          </table:table-cell>
          <table:table-cell table:style-name="ACE-11" office:value-type="float" office:value="105.94810050208545">
            <text:p>106</text:p>
          </table:table-cell>
          <table:table-cell table:number-columns-repeated="4" table:style-name="ACE-11"/>
          <table:table-cell table:style-name="ACE-11" office:value-type="float" office:value="6139">
            <text:p>6139</text:p>
          </table:table-cell>
          <table:table-cell table:style-name="ACE-11" office:value-type="float" office:value="252">
            <text:p>252</text:p>
          </table:table-cell>
          <table:table-cell table:style-name="ACE-11" office:value-type="float" office:value="223">
            <text:p>223</text:p>
          </table:table-cell>
          <table:table-cell table:style-name="ACE-16" office:value-type="string">
            <text:p>nd</text:p>
          </table:table-cell>
          <table:table-cell table:style-name="ACE-16" office:value-type="string">
            <text:p>nd</text:p>
          </table:table-cell>
          <table:table-cell table:style-name="ACE-16" office:value-type="float" office:value="1.389">
            <text:p>1.39</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4084999999999992">
            <text:p>−4.41</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7</text:p>
          </table:table-cell>
          <table:table-cell table:style-name="ACE-10" office:value-type="float" office:value="67">
            <text:p>67</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730">
            <text:p>4730</text:p>
          </table:table-cell>
          <table:table-cell table:style-name="ACE-11" office:value-type="float" office:value="116.61903789690601">
            <text:p>117</text:p>
          </table:table-cell>
          <table:table-cell table:number-columns-repeated="4" table:style-name="ACE-11"/>
          <table:table-cell table:style-name="ACE-11" office:value-type="float" office:value="5452">
            <text:p>5452</text:p>
          </table:table-cell>
          <table:table-cell table:style-name="ACE-11" office:value-type="float" office:value="260">
            <text:p>260</text:p>
          </table:table-cell>
          <table:table-cell table:style-name="ACE-11" office:value-type="float" office:value="398">
            <text:p>398</text:p>
          </table:table-cell>
          <table:table-cell table:style-name="ACE-16" office:value-type="string">
            <text:p>nd</text:p>
          </table:table-cell>
          <table:table-cell table:style-name="ACE-16" office:value-type="string">
            <text:p>nd</text:p>
          </table:table-cell>
          <table:table-cell table:style-name="ACE-16" office:value-type="float" office:value="2.6389999999999998">
            <text:p>2.64</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3.1584999999999996">
            <text:p>−3.16</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8</text:p>
          </table:table-cell>
          <table:table-cell table:style-name="ACE-10" office:value-type="float" office:value="68">
            <text:p>68</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385">
            <text:p>4385</text:p>
          </table:table-cell>
          <table:table-cell table:style-name="ACE-11" office:value-type="float" office:value="107.70329614269008">
            <text:p>108</text:p>
          </table:table-cell>
          <table:table-cell table:number-columns-repeated="4" table:style-name="ACE-11"/>
          <table:table-cell table:style-name="ACE-11" office:value-type="float" office:value="5012">
            <text:p>5012</text:p>
          </table:table-cell>
          <table:table-cell table:style-name="ACE-11" office:value-type="float" office:value="304">
            <text:p>304</text:p>
          </table:table-cell>
          <table:table-cell table:style-name="ACE-11" office:value-type="float" office:value="359">
            <text:p>359</text:p>
          </table:table-cell>
          <table:table-cell table:style-name="ACE-16" office:value-type="string">
            <text:p>nd</text:p>
          </table:table-cell>
          <table:table-cell table:style-name="ACE-16" office:value-type="string">
            <text:p>nd</text:p>
          </table:table-cell>
          <table:table-cell table:style-name="ACE-16" office:value-type="float" office:value="2.7289999999999996">
            <text:p>2.73</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3.0684999999999998">
            <text:p>−3.07</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69</text:p>
          </table:table-cell>
          <table:table-cell table:style-name="ACE-10" office:value-type="float" office:value="69">
            <text:p>69</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340">
            <text:p>4340</text:p>
          </table:table-cell>
          <table:table-cell table:style-name="ACE-11" office:value-type="float" office:value="105.94810050208545">
            <text:p>106</text:p>
          </table:table-cell>
          <table:table-cell table:number-columns-repeated="4" table:style-name="ACE-11"/>
          <table:table-cell table:style-name="ACE-11" office:value-type="float" office:value="4950">
            <text:p>4950</text:p>
          </table:table-cell>
          <table:table-cell table:style-name="ACE-11" office:value-type="float" office:value="347">
            <text:p>347</text:p>
          </table:table-cell>
          <table:table-cell table:style-name="ACE-11" office:value-type="float" office:value="324">
            <text:p>324</text:p>
          </table:table-cell>
          <table:table-cell table:style-name="ACE-16" office:value-type="string">
            <text:p>nd</text:p>
          </table:table-cell>
          <table:table-cell table:style-name="ACE-16" office:value-type="string">
            <text:p>nd</text:p>
          </table:table-cell>
          <table:table-cell table:style-name="ACE-16" office:value-type="float" office:value="2.9089999999999998">
            <text:p>2.91</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2.8884999999999996">
            <text:p>−2.89</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0</text:p>
          </table:table-cell>
          <table:table-cell table:style-name="ACE-10" office:value-type="float" office:value="70">
            <text:p>70</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535">
            <text:p>5535</text:p>
          </table:table-cell>
          <table:table-cell table:style-name="ACE-11" office:value-type="float" office:value="104.4030650891055">
            <text:p>104</text:p>
          </table:table-cell>
          <table:table-cell table:number-columns-repeated="4" table:style-name="ACE-11"/>
          <table:table-cell table:style-name="ACE-11" office:value-type="float" office:value="6336">
            <text:p>6336</text:p>
          </table:table-cell>
          <table:table-cell table:style-name="ACE-11" office:value-type="float" office:value="226">
            <text:p>226</text:p>
          </table:table-cell>
          <table:table-cell table:style-name="ACE-11" office:value-type="float" office:value="321">
            <text:p>321</text:p>
          </table:table-cell>
          <table:table-cell table:style-name="ACE-16" office:value-type="string">
            <text:p>nd</text:p>
          </table:table-cell>
          <table:table-cell table:style-name="ACE-16" office:value-type="string">
            <text:p>nd</text:p>
          </table:table-cell>
          <table:table-cell table:style-name="ACE-16" office:value-type="float" office:value="1.494">
            <text:p>1.49</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3034999999999997">
            <text:p>−4.3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1</text:p>
          </table:table-cell>
          <table:table-cell table:style-name="ACE-10" office:value-type="float" office:value="71">
            <text:p>71</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030">
            <text:p>5030</text:p>
          </table:table-cell>
          <table:table-cell table:style-name="ACE-11" office:value-type="float" office:value="105.94810050208545">
            <text:p>106</text:p>
          </table:table-cell>
          <table:table-cell table:number-columns-repeated="4" table:style-name="ACE-11"/>
          <table:table-cell table:style-name="ACE-11" office:value-type="float" office:value="5779">
            <text:p>5779</text:p>
          </table:table-cell>
          <table:table-cell table:style-name="ACE-11" office:value-type="float" office:value="211">
            <text:p>211</text:p>
          </table:table-cell>
          <table:table-cell table:style-name="ACE-11" office:value-type="float" office:value="192">
            <text:p>192</text:p>
          </table:table-cell>
          <table:table-cell table:style-name="ACE-16" office:value-type="string">
            <text:p>nd</text:p>
          </table:table-cell>
          <table:table-cell table:style-name="ACE-16" office:value-type="string">
            <text:p>nd</text:p>
          </table:table-cell>
          <table:table-cell table:style-name="ACE-16" office:value-type="float" office:value="1.7340000000000002">
            <text:p>1.73</text:p>
          </table:table-cell>
          <table:table-cell table:style-name="ACE-16" office:value-type="float" office:value="5.7019908803855524">
            <text:p>5.70</text:p>
          </table:table-cell>
          <table:table-cell table:style-name="ACE-16" office:value-type="float" office:value="5.7019908803855524">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0634999999999994">
            <text:p>−4.06</text:p>
          </table:table-cell>
          <table:table-cell table:style-name="ACE-14" office:value-type="float" office:value="5.901754506076986">
            <text:p>5.90</text:p>
          </table:table-cell>
          <table:table-cell table:style-name="ACE-14" office:value-type="float" office:value="5.901754506076986">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2</text:p>
          </table:table-cell>
          <table:table-cell table:style-name="ACE-10" office:value-type="float" office:value="72">
            <text:p>72</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870">
            <text:p>4870</text:p>
          </table:table-cell>
          <table:table-cell table:style-name="ACE-11" office:value-type="float" office:value="105.94810050208545">
            <text:p>106</text:p>
          </table:table-cell>
          <table:table-cell table:number-columns-repeated="4" table:style-name="ACE-11"/>
          <table:table-cell table:style-name="ACE-11" office:value-type="float" office:value="5612">
            <text:p>5612</text:p>
          </table:table-cell>
          <table:table-cell table:style-name="ACE-11" office:value-type="float" office:value="279">
            <text:p>279</text:p>
          </table:table-cell>
          <table:table-cell table:style-name="ACE-11" office:value-type="float" office:value="287">
            <text:p>287</text:p>
          </table:table-cell>
          <table:table-cell table:style-name="ACE-16" office:value-type="string">
            <text:p>nd</text:p>
          </table:table-cell>
          <table:table-cell table:style-name="ACE-16" office:value-type="string">
            <text:p>nd</text:p>
          </table:table-cell>
          <table:table-cell table:style-name="ACE-16" office:value-type="float" office:value="1.3440000000000001">
            <text:p>1.34</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4534999999999991">
            <text:p>−4.4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3</text:p>
          </table:table-cell>
          <table:table-cell table:style-name="ACE-10" office:value-type="float" office:value="73">
            <text:p>73</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430">
            <text:p>4430</text:p>
          </table:table-cell>
          <table:table-cell table:style-name="ACE-11" office:value-type="float" office:value="105.94810050208545">
            <text:p>106</text:p>
          </table:table-cell>
          <table:table-cell table:number-columns-repeated="4" table:style-name="ACE-11"/>
          <table:table-cell table:style-name="ACE-11" office:value-type="float" office:value="5067">
            <text:p>5067</text:p>
          </table:table-cell>
          <table:table-cell table:style-name="ACE-11" office:value-type="float" office:value="369">
            <text:p>369</text:p>
          </table:table-cell>
          <table:table-cell table:style-name="ACE-11" office:value-type="float" office:value="237">
            <text:p>237</text:p>
          </table:table-cell>
          <table:table-cell table:style-name="ACE-16" office:value-type="string">
            <text:p>nd</text:p>
          </table:table-cell>
          <table:table-cell table:style-name="ACE-16" office:value-type="string">
            <text:p>nd</text:p>
          </table:table-cell>
          <table:table-cell table:style-name="ACE-16" office:value-type="float" office:value="1.7089999999999999">
            <text:p>1.71</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0884999999999998">
            <text:p>−4.09</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4</text:p>
          </table:table-cell>
          <table:table-cell table:style-name="ACE-10" office:value-type="float" office:value="74">
            <text:p>74</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725">
            <text:p>5725</text:p>
          </table:table-cell>
          <table:table-cell table:style-name="ACE-11" office:value-type="float" office:value="107.70329614269008">
            <text:p>108</text:p>
          </table:table-cell>
          <table:table-cell table:number-columns-repeated="4" table:style-name="ACE-11"/>
          <table:table-cell table:style-name="ACE-11" office:value-type="float" office:value="6527">
            <text:p>6527</text:p>
          </table:table-cell>
          <table:table-cell table:style-name="ACE-11" office:value-type="float" office:value="216">
            <text:p>216</text:p>
          </table:table-cell>
          <table:table-cell table:style-name="ACE-11" office:value-type="float" office:value="225">
            <text:p>225</text:p>
          </table:table-cell>
          <table:table-cell table:style-name="ACE-16" office:value-type="string">
            <text:p>nd</text:p>
          </table:table-cell>
          <table:table-cell table:style-name="ACE-16" office:value-type="string">
            <text:p>nd</text:p>
          </table:table-cell>
          <table:table-cell table:style-name="ACE-16" office:value-type="float" office:value="-0.70599999999999996">
            <text:p>−0.71</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6.5034999999999989">
            <text:p>−6.5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5</text:p>
          </table:table-cell>
          <table:table-cell table:style-name="ACE-10" office:value-type="float" office:value="75">
            <text:p>75</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760">
            <text:p>5760</text:p>
          </table:table-cell>
          <table:table-cell table:style-name="ACE-11" office:value-type="float" office:value="116.61903789690601">
            <text:p>117</text:p>
          </table:table-cell>
          <table:table-cell table:number-columns-repeated="4" table:style-name="ACE-11"/>
          <table:table-cell table:style-name="ACE-11" office:value-type="float" office:value="6564">
            <text:p>6564</text:p>
          </table:table-cell>
          <table:table-cell table:style-name="ACE-11" office:value-type="float" office:value="266">
            <text:p>266</text:p>
          </table:table-cell>
          <table:table-cell table:style-name="ACE-11" office:value-type="float" office:value="259">
            <text:p>259</text:p>
          </table:table-cell>
          <table:table-cell table:style-name="ACE-16" office:value-type="string">
            <text:p>nd</text:p>
          </table:table-cell>
          <table:table-cell table:style-name="ACE-16" office:value-type="string">
            <text:p>nd</text:p>
          </table:table-cell>
          <table:table-cell table:style-name="ACE-16" office:value-type="float" office:value="1.0690000000000002">
            <text:p>1.07</text:p>
          </table:table-cell>
          <table:table-cell table:style-name="ACE-16" office:value-type="float" office:value="5.7020018414588405">
            <text:p>5.70</text:p>
          </table:table-cell>
          <table:table-cell table:style-name="ACE-16" office:value-type="float" office:value="5.702001841458840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3">
            <text:p>13</text:p>
          </table:table-cell>
          <table:table-cell table:style-name="ACE-10" office:value-type="string">
            <text:p>HAT-MHW</text:p>
          </table:table-cell>
          <table:table-cell table:style-name="ACE-14" office:value-type="float" office:value="-4.7284999999999995">
            <text:p>−4.73</text:p>
          </table:table-cell>
          <table:table-cell table:style-name="ACE-14" office:value-type="float" office:value="5.9017650961386119">
            <text:p>5.90</text:p>
          </table:table-cell>
          <table:table-cell table:style-name="ACE-14" office:value-type="float" office:value="5.9017650961386119">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6</text:p>
          </table:table-cell>
          <table:table-cell table:style-name="ACE-10" office:value-type="float" office:value="76">
            <text:p>76</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5305">
            <text:p>5305</text:p>
          </table:table-cell>
          <table:table-cell table:style-name="ACE-11" office:value-type="float" office:value="105.94810050208545">
            <text:p>106</text:p>
          </table:table-cell>
          <table:table-cell table:number-columns-repeated="4" table:style-name="ACE-11"/>
          <table:table-cell table:style-name="ACE-11" office:value-type="float" office:value="6090">
            <text:p>6090</text:p>
          </table:table-cell>
          <table:table-cell table:style-name="ACE-11" office:value-type="float" office:value="213">
            <text:p>213</text:p>
          </table:table-cell>
          <table:table-cell table:style-name="ACE-11" office:value-type="float" office:value="317">
            <text:p>317</text:p>
          </table:table-cell>
          <table:table-cell table:style-name="ACE-16" office:value-type="string">
            <text:p>nd</text:p>
          </table:table-cell>
          <table:table-cell table:style-name="ACE-16" office:value-type="string">
            <text:p>nd</text:p>
          </table:table-cell>
          <table:table-cell table:style-name="ACE-16" office:value-type="float" office:value="1.6439999999999999">
            <text:p>1.64</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1534999999999993">
            <text:p>−4.15</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7</text:p>
          </table:table-cell>
          <table:table-cell table:style-name="ACE-10" office:value-type="float" office:value="77">
            <text:p>77</text:p>
          </table:table-cell>
          <table:table-cell table:style-name="ACE-10" office:value-type="string">
            <text:p>Van de Plassche 1991; Leorri et al. 2012;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00999999999999">
            <text:p>48.60</text:p>
          </table:table-cell>
          <table:table-cell table:style-name="ACE-14" office:value-type="float" office:value="-1.7929999999999999">
            <text:p>−1.79</text:p>
          </table:table-cell>
          <table:table-cell table:style-name="ACE-10" office:value-type="float" office:value="1">
            <text:p>1</text:p>
          </table:table-cell>
          <table:table-cell table:style-name="ACE-11" office:value-type="float" office:value="4960">
            <text:p>4960</text:p>
          </table:table-cell>
          <table:table-cell table:style-name="ACE-11" office:value-type="float" office:value="105.94810050208545">
            <text:p>106</text:p>
          </table:table-cell>
          <table:table-cell table:number-columns-repeated="4" table:style-name="ACE-11"/>
          <table:table-cell table:style-name="ACE-11" office:value-type="float" office:value="5712">
            <text:p>5712</text:p>
          </table:table-cell>
          <table:table-cell table:style-name="ACE-11" office:value-type="float" office:value="212">
            <text:p>212</text:p>
          </table:table-cell>
          <table:table-cell table:style-name="ACE-11" office:value-type="float" office:value="238">
            <text:p>238</text:p>
          </table:table-cell>
          <table:table-cell table:style-name="ACE-16" office:value-type="string">
            <text:p>nd</text:p>
          </table:table-cell>
          <table:table-cell table:style-name="ACE-16" office:value-type="string">
            <text:p>nd</text:p>
          </table:table-cell>
          <table:table-cell table:style-name="ACE-16" office:value-type="float" office:value="1.8939999999999999">
            <text:p>1.89</text:p>
          </table:table-cell>
          <table:table-cell table:style-name="ACE-16" office:value-type="float" office:value="5.702017186926045">
            <text:p>5.70</text:p>
          </table:table-cell>
          <table:table-cell table:style-name="ACE-16" office:value-type="float" office:value="5.702017186926045">
            <text:p>5.7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3.9034999999999993">
            <text:p>−3.90</text:p>
          </table:table-cell>
          <table:table-cell table:style-name="ACE-14" office:value-type="float" office:value="5.901779922192965">
            <text:p>5.90</text:p>
          </table:table-cell>
          <table:table-cell table:style-name="ACE-14" office:value-type="float" office:value="5.901779922192965">
            <text:p>5.9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4000000000000004">
            <text:p>8.4</text:p>
          </table:table-cell>
          <table:table-cell table:number-columns-repeated="219" table:style-name="ACE-12"/>
        </table:table-row>
        <table:table-row table:style-name="AROW-4">
          <table:table-cell table:style-name="ACE-10" office:value-type="string">
            <text:p>FR 078</text:p>
          </table:table-cell>
          <table:table-cell table:style-name="ACE-10" office:value-type="float" office:value="78">
            <text:p>78</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24000000000002">
            <text:p>48.62</text:p>
          </table:table-cell>
          <table:table-cell table:style-name="ACE-14" office:value-type="float" office:value="-1.8500000000000001">
            <text:p>−1.85</text:p>
          </table:table-cell>
          <table:table-cell table:style-name="ACE-10" office:value-type="float" office:value="1">
            <text:p>1</text:p>
          </table:table-cell>
          <table:table-cell table:style-name="ACE-11" office:value-type="float" office:value="1410">
            <text:p>1410</text:p>
          </table:table-cell>
          <table:table-cell table:style-name="ACE-11" office:value-type="float" office:value="30">
            <text:p>30</text:p>
          </table:table-cell>
          <table:table-cell table:number-columns-repeated="4" table:style-name="ACE-11"/>
          <table:table-cell table:style-name="ACE-11" office:value-type="float" office:value="968">
            <text:p>968</text:p>
          </table:table-cell>
          <table:table-cell table:style-name="ACE-11" office:value-type="float" office:value="149">
            <text:p>149</text:p>
          </table:table-cell>
          <table:table-cell table:style-name="ACE-11" office:value-type="float" office:value="144">
            <text:p>144</text:p>
          </table:table-cell>
          <table:table-cell table:style-name="ACE-16" office:value-type="float" office:value="0.33000000000000002">
            <text:p>0.33</text:p>
          </table:table-cell>
          <table:table-cell table:style-name="ACE-16" office:value-type="string">
            <text:p>nd</text:p>
          </table:table-cell>
          <table:table-cell table:style-name="ACE-16" office:value-type="float" office:value="-1.8559999999999999">
            <text:p>−1.86</text:p>
          </table:table-cell>
          <table:table-cell table:style-name="ACE-16" office:value-type="float" office:value="5.702523397109581">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9434999999999998">
            <text:p>−1.94</text:p>
          </table:table-cell>
          <table:table-cell table:style-name="ACE-14" office:value-type="float" office:value="5.702523397109581">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7000000000000002">
            <text:p>4.7</text:p>
          </table:table-cell>
          <table:table-cell table:number-columns-repeated="219" table:style-name="ACE-12"/>
        </table:table-row>
        <table:table-row table:style-name="AROW-4">
          <table:table-cell table:style-name="ACE-10" office:value-type="string">
            <text:p>FR 079</text:p>
          </table:table-cell>
          <table:table-cell table:style-name="ACE-10" office:value-type="float" office:value="79">
            <text:p>79</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51000000000003">
            <text:p>48.65</text:p>
          </table:table-cell>
          <table:table-cell table:style-name="ACE-14" office:value-type="float" office:value="-1.861">
            <text:p>−1.86</text:p>
          </table:table-cell>
          <table:table-cell table:style-name="ACE-10" office:value-type="float" office:value="1">
            <text:p>1</text:p>
          </table:table-cell>
          <table:table-cell table:style-name="ACE-11" office:value-type="float" office:value="5445">
            <text:p>5445</text:p>
          </table:table-cell>
          <table:table-cell table:style-name="ACE-11" office:value-type="float" office:value="35">
            <text:p>35</text:p>
          </table:table-cell>
          <table:table-cell table:number-columns-repeated="4" table:style-name="ACE-11"/>
          <table:table-cell table:style-name="ACE-11" office:value-type="float" office:value="5821">
            <text:p>5821</text:p>
          </table:table-cell>
          <table:table-cell table:style-name="ACE-11" office:value-type="float" office:value="133">
            <text:p>133</text:p>
          </table:table-cell>
          <table:table-cell table:style-name="ACE-11" office:value-type="float" office:value="158">
            <text:p>158</text:p>
          </table:table-cell>
          <table:table-cell table:style-name="ACE-16" office:value-type="float" office:value="3">
            <text:p>3.00</text:p>
          </table:table-cell>
          <table:table-cell table:style-name="ACE-16" office:value-type="string">
            <text:p>nd</text:p>
          </table:table-cell>
          <table:table-cell table:style-name="ACE-16" office:value-type="float" office:value="-5.9260000000000002">
            <text:p>−5.93</text:p>
          </table:table-cell>
          <table:table-cell table:style-name="ACE-16" office:value-type="float" office:value="5.7022052264404213">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135000000000005">
            <text:p>−6.01</text:p>
          </table:table-cell>
          <table:table-cell table:style-name="ACE-14" office:value-type="float" office:value="5.7022052264404213">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080</text:p>
          </table:table-cell>
          <table:table-cell table:style-name="ACE-10" office:value-type="float" office:value="80">
            <text:p>80</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51000000000003">
            <text:p>48.65</text:p>
          </table:table-cell>
          <table:table-cell table:style-name="ACE-14" office:value-type="float" office:value="-1.861">
            <text:p>−1.86</text:p>
          </table:table-cell>
          <table:table-cell table:style-name="ACE-10" office:value-type="float" office:value="1">
            <text:p>1</text:p>
          </table:table-cell>
          <table:table-cell table:style-name="ACE-11" office:value-type="float" office:value="6140">
            <text:p>6140</text:p>
          </table:table-cell>
          <table:table-cell table:style-name="ACE-11" office:value-type="float" office:value="40">
            <text:p>40</text:p>
          </table:table-cell>
          <table:table-cell table:number-columns-repeated="4" table:style-name="ACE-11"/>
          <table:table-cell table:style-name="ACE-11" office:value-type="float" office:value="6578">
            <text:p>6578</text:p>
          </table:table-cell>
          <table:table-cell table:style-name="ACE-11" office:value-type="float" office:value="153">
            <text:p>153</text:p>
          </table:table-cell>
          <table:table-cell table:style-name="ACE-11" office:value-type="float" office:value="157">
            <text:p>157</text:p>
          </table:table-cell>
          <table:table-cell table:style-name="ACE-16" office:value-type="float" office:value="6.6500000000000004">
            <text:p>6.65</text:p>
          </table:table-cell>
          <table:table-cell table:style-name="ACE-16" office:value-type="string">
            <text:p>nd</text:p>
          </table:table-cell>
          <table:table-cell table:style-name="ACE-16" office:value-type="float" office:value="-9.5259999999999998">
            <text:p>−9.53</text:p>
          </table:table-cell>
          <table:table-cell table:style-name="ACE-16" office:value-type="float" office:value="5.7022021224408839">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6135000000000002">
            <text:p>−9.61</text:p>
          </table:table-cell>
          <table:table-cell table:style-name="ACE-14" office:value-type="float" office:value="5.7022021224408839">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081</text:p>
          </table:table-cell>
          <table:table-cell table:style-name="ACE-10" office:value-type="float" office:value="81">
            <text:p>81</text:p>
          </table:table-cell>
          <table:table-cell table:style-name="ACE-10" office:value-type="string">
            <text:p>Billeaud 2007;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34999999999998">
            <text:p>48.63</text:p>
          </table:table-cell>
          <table:table-cell table:style-name="ACE-14" office:value-type="float" office:value="-1.359">
            <text:p>−1.36</text:p>
          </table:table-cell>
          <table:table-cell table:style-name="ACE-10" office:value-type="float" office:value="1">
            <text:p>1</text:p>
          </table:table-cell>
          <table:table-cell table:style-name="ACE-11" office:value-type="float" office:value="5020">
            <text:p>5020</text:p>
          </table:table-cell>
          <table:table-cell table:style-name="ACE-11" office:value-type="float" office:value="105.94810050208545">
            <text:p>106</text:p>
          </table:table-cell>
          <table:table-cell table:number-columns-repeated="4" table:style-name="ACE-11"/>
          <table:table-cell table:style-name="ACE-11" office:value-type="float" office:value="5769">
            <text:p>5769</text:p>
          </table:table-cell>
          <table:table-cell table:style-name="ACE-11" office:value-type="float" office:value="221">
            <text:p>221</text:p>
          </table:table-cell>
          <table:table-cell table:style-name="ACE-11" office:value-type="float" office:value="185">
            <text:p>185</text:p>
          </table:table-cell>
          <table:table-cell table:style-name="ACE-16" office:value-type="float" office:value="4.6500000000000004">
            <text:p>4.65</text:p>
          </table:table-cell>
          <table:table-cell table:style-name="ACE-16" office:value-type="string">
            <text:p>nd</text:p>
          </table:table-cell>
          <table:table-cell table:style-name="ACE-16" office:value-type="float" office:value="3.0499999999999998">
            <text:p>3.05</text:p>
          </table:table-cell>
          <table:table-cell table:style-name="ACE-16" office:value-type="float" office:value="5.7022029514257451">
            <text:p>5.70</text:p>
          </table:table-cell>
          <table:table-cell table:style-name="ACE-16" office:value-type="float" office:value="5.7022013293113396">
            <text:p>5.70</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9624999999999999">
            <text:p>2.96</text:p>
          </table:table-cell>
          <table:table-cell table:style-name="ACE-14" office:value-type="float" office:value="5.7022029514257451">
            <text:p>5.70</text:p>
          </table:table-cell>
          <table:table-cell table:style-name="ACE-14" office:value-type="float" office:value="5.7022013293113396">
            <text:p>5.7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199999999999999">
            <text:p>11.2</text:p>
          </table:table-cell>
          <table:table-cell table:number-columns-repeated="219" table:style-name="ACE-12"/>
        </table:table-row>
        <table:table-row table:style-name="AROW-4">
          <table:table-cell table:style-name="ACE-10" office:value-type="string">
            <text:p>FR 082</text:p>
          </table:table-cell>
          <table:table-cell table:style-name="ACE-10" office:value-type="float" office:value="82">
            <text:p>82</text:p>
          </table:table-cell>
          <table:table-cell table:style-name="ACE-10" office:value-type="string">
            <text:p>Regnauld et al. 1996;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95">
            <text:p>48.70</text:p>
          </table:table-cell>
          <table:table-cell table:style-name="ACE-14" office:value-type="float" office:value="-1.877">
            <text:p>−1.88</text:p>
          </table:table-cell>
          <table:table-cell table:style-name="ACE-10" office:value-type="float" office:value="1">
            <text:p>1</text:p>
          </table:table-cell>
          <table:table-cell table:style-name="ACE-11" office:value-type="float" office:value="7310">
            <text:p>7310</text:p>
          </table:table-cell>
          <table:table-cell table:style-name="ACE-11" office:value-type="float" office:value="128.06248474865697">
            <text:p>128</text:p>
          </table:table-cell>
          <table:table-cell table:number-columns-repeated="4" table:style-name="ACE-11"/>
          <table:table-cell table:style-name="ACE-11" office:value-type="float" office:value="8131">
            <text:p>8131</text:p>
          </table:table-cell>
          <table:table-cell table:style-name="ACE-11" office:value-type="float" office:value="251">
            <text:p>251</text:p>
          </table:table-cell>
          <table:table-cell table:style-name="ACE-11" office:value-type="float" office:value="254">
            <text:p>254</text:p>
          </table:table-cell>
          <table:table-cell table:style-name="ACE-16" office:value-type="float" office:value="1.8999999999999999">
            <text:p>1.90</text:p>
          </table:table-cell>
          <table:table-cell table:style-name="ACE-16" office:value-type="string">
            <text:p>nd</text:p>
          </table:table-cell>
          <table:table-cell table:style-name="ACE-16" office:value-type="float" office:value="-9.0709999999999997">
            <text:p>−9.07</text:p>
          </table:table-cell>
          <table:table-cell table:style-name="ACE-16" office:value-type="float" office:value="5.3579577082433278">
            <text:p>5.36</text:p>
          </table:table-cell>
          <table:table-cell table:style-name="ACE-16" office:value-type="float" office:value="5.3579473681625496">
            <text:p>5.3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9.1234999999999999">
            <text:p>−9.12</text:p>
          </table:table-cell>
          <table:table-cell table:style-name="ACE-14" office:value-type="float" office:value="5.3579577082433278">
            <text:p>5.36</text:p>
          </table:table-cell>
          <table:table-cell table:style-name="ACE-14" office:value-type="float" office:value="5.3579473681625496">
            <text:p>5.3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0</text:p>
          </table:table-cell>
          <table:table-cell table:number-columns-repeated="219" table:style-name="ACE-12"/>
        </table:table-row>
        <table:table-row table:style-name="AROW-4">
          <table:table-cell table:style-name="ACE-10" office:value-type="string">
            <text:p>FR 083</text:p>
          </table:table-cell>
          <table:table-cell table:style-name="ACE-10" office:value-type="float" office:value="83">
            <text:p>83</text:p>
          </table:table-cell>
          <table:table-cell table:style-name="ACE-10" office:value-type="string">
            <text:p>Regnauld et al. 1996;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95">
            <text:p>48.70</text:p>
          </table:table-cell>
          <table:table-cell table:style-name="ACE-14" office:value-type="float" office:value="-1.877">
            <text:p>−1.88</text:p>
          </table:table-cell>
          <table:table-cell table:style-name="ACE-10" office:value-type="float" office:value="1">
            <text:p>1</text:p>
          </table:table-cell>
          <table:table-cell table:style-name="ACE-11" office:value-type="float" office:value="2630">
            <text:p>2630</text:p>
          </table:table-cell>
          <table:table-cell table:style-name="ACE-11" office:value-type="float" office:value="164.01219466856725">
            <text:p>164</text:p>
          </table:table-cell>
          <table:table-cell table:number-columns-repeated="4" table:style-name="ACE-11"/>
          <table:table-cell table:style-name="ACE-11" office:value-type="float" office:value="2722">
            <text:p>2722</text:p>
          </table:table-cell>
          <table:table-cell table:style-name="ACE-11" office:value-type="float" office:value="434">
            <text:p>434</text:p>
          </table:table-cell>
          <table:table-cell table:style-name="ACE-11" office:value-type="float" office:value="382">
            <text:p>382</text:p>
          </table:table-cell>
          <table:table-cell table:style-name="ACE-16" office:value-type="float" office:value="4.7000000000000002">
            <text:p>4.70</text:p>
          </table:table-cell>
          <table:table-cell table:style-name="ACE-16" office:value-type="string">
            <text:p>nd</text:p>
          </table:table-cell>
          <table:table-cell table:style-name="ACE-16" office:value-type="float" office:value="1.5289999999999999">
            <text:p>1.53</text:p>
          </table:table-cell>
          <table:table-cell table:style-name="ACE-16" office:value-type="float" office:value="5.3579490579643494">
            <text:p>5.36</text:p>
          </table:table-cell>
          <table:table-cell table:style-name="ACE-16" office:value-type="float" office:value="5.3579473681625496">
            <text:p>5.3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4764999999999997">
            <text:p>1.48</text:p>
          </table:table-cell>
          <table:table-cell table:style-name="ACE-14" office:value-type="float" office:value="5.3579490579643494">
            <text:p>5.36</text:p>
          </table:table-cell>
          <table:table-cell table:style-name="ACE-14" office:value-type="float" office:value="5.3579473681625496">
            <text:p>5.3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0</text:p>
          </table:table-cell>
          <table:table-cell table:number-columns-repeated="219" table:style-name="ACE-12"/>
        </table:table-row>
        <table:table-row table:style-name="AROW-4">
          <table:table-cell table:style-name="ACE-10" office:value-type="string">
            <text:p>FR 084</text:p>
          </table:table-cell>
          <table:table-cell table:style-name="ACE-10" office:value-type="float" office:value="84">
            <text:p>84</text:p>
          </table:table-cell>
          <table:table-cell table:style-name="ACE-10" office:value-type="string">
            <text:p>Regnauld et al. 1996; Stéphan and Goslin 2014 (as in García-Artola et al. 2018)</text:p>
          </table:table-cell>
          <table:table-cell table:style-name="ACE-10" office:value-type="float" office:value="4">
            <text:p>4</text:p>
          </table:table-cell>
          <table:table-cell table:style-name="ACE-10" office:value-type="string">
            <text:p>3 Normano-breton Gulf and North Brittany, France</text:p>
          </table:table-cell>
          <table:table-cell table:style-name="ACE-14" office:value-type="float" office:value="48.695">
            <text:p>48.70</text:p>
          </table:table-cell>
          <table:table-cell table:style-name="ACE-14" office:value-type="float" office:value="-1.877">
            <text:p>−1.88</text:p>
          </table:table-cell>
          <table:table-cell table:style-name="ACE-10" office:value-type="float" office:value="1">
            <text:p>1</text:p>
          </table:table-cell>
          <table:table-cell table:style-name="ACE-11" office:value-type="float" office:value="4020">
            <text:p>4020</text:p>
          </table:table-cell>
          <table:table-cell table:style-name="ACE-11" office:value-type="float" office:value="197.23082923316019">
            <text:p>197</text:p>
          </table:table-cell>
          <table:table-cell table:number-columns-repeated="4" table:style-name="ACE-11"/>
          <table:table-cell table:style-name="ACE-11" office:value-type="float" office:value="4497">
            <text:p>4497</text:p>
          </table:table-cell>
          <table:table-cell table:style-name="ACE-11" office:value-type="float" office:value="537">
            <text:p>537</text:p>
          </table:table-cell>
          <table:table-cell table:style-name="ACE-11" office:value-type="float" office:value="584">
            <text:p>584</text:p>
          </table:table-cell>
          <table:table-cell table:style-name="ACE-16" office:value-type="float" office:value="4.7000000000000002">
            <text:p>4.70</text:p>
          </table:table-cell>
          <table:table-cell table:style-name="ACE-16" office:value-type="string">
            <text:p>nd</text:p>
          </table:table-cell>
          <table:table-cell table:style-name="ACE-16" office:value-type="float" office:value="1.5289999999999999">
            <text:p>1.53</text:p>
          </table:table-cell>
          <table:table-cell table:style-name="ACE-16" office:value-type="float" office:value="5.3579490579643494">
            <text:p>5.36</text:p>
          </table:table-cell>
          <table:table-cell table:style-name="ACE-16" office:value-type="float" office:value="5.3579473681625496">
            <text:p>5.3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4764999999999997">
            <text:p>1.48</text:p>
          </table:table-cell>
          <table:table-cell table:style-name="ACE-14" office:value-type="float" office:value="5.3579490579643494">
            <text:p>5.36</text:p>
          </table:table-cell>
          <table:table-cell table:style-name="ACE-14" office:value-type="float" office:value="5.3579473681625496">
            <text:p>5.3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0</text:p>
          </table:table-cell>
          <table:table-cell table:number-columns-repeated="219" table:style-name="ACE-12"/>
        </table:table-row>
        <table:table-row table:style-name="AROW-4">
          <table:table-cell table:style-name="ACE-10" office:value-type="string">
            <text:p>FR 085</text:p>
          </table:table-cell>
          <table:table-cell table:style-name="ACE-10" office:value-type="float" office:value="85">
            <text:p>85</text:p>
          </table:table-cell>
          <table:table-cell table:style-name="ACE-10" office:value-type="string">
            <text:p>Regnauld 1999;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923999999999999">
            <text:p>47.92</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2420">
            <text:p>2420</text:p>
          </table:table-cell>
          <table:table-cell table:style-name="ACE-11" office:value-type="float" office:value="128.06248474865697">
            <text:p>128</text:p>
          </table:table-cell>
          <table:table-cell table:number-columns-repeated="4" table:style-name="ACE-11"/>
          <table:table-cell table:style-name="ACE-11" office:value-type="float" office:value="2500">
            <text:p>2500</text:p>
          </table:table-cell>
          <table:table-cell table:style-name="ACE-11" office:value-type="float" office:value="259">
            <text:p>259</text:p>
          </table:table-cell>
          <table:table-cell table:style-name="ACE-11" office:value-type="float" office:value="346">
            <text:p>346</text:p>
          </table:table-cell>
          <table:table-cell table:style-name="ACE-16" office:value-type="float" office:value="1.25">
            <text:p>1.25</text:p>
          </table:table-cell>
          <table:table-cell table:style-name="ACE-16" office:value-type="string">
            <text:p>nd</text:p>
          </table:table-cell>
          <table:table-cell table:style-name="ACE-16" office:value-type="float" office:value="0.95099999999999996">
            <text:p>0.95</text:p>
          </table:table-cell>
          <table:table-cell table:style-name="ACE-16" office:value-type="float" office:value="2.1697594336700092">
            <text:p>2.17</text:p>
          </table:table-cell>
          <table:table-cell table:style-name="ACE-16" office:value-type="float" office:value="2.1697004401529716">
            <text:p>2.17</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1.3014999999999999">
            <text:p>−1.30</text:p>
          </table:table-cell>
          <table:table-cell table:style-name="ACE-14" office:value-type="float" office:value="2.2478906223390851">
            <text:p>2.25</text:p>
          </table:table-cell>
          <table:table-cell table:style-name="ACE-14" office:value-type="float" office:value="2.2478336793455154">
            <text:p>2.2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4">
            <text:p>12.4</text:p>
          </table:table-cell>
          <table:table-cell table:number-columns-repeated="219" table:style-name="ACE-12"/>
        </table:table-row>
        <table:table-row table:style-name="AROW-4">
          <table:table-cell table:style-name="ACE-10" office:value-type="string">
            <text:p>FR 086</text:p>
          </table:table-cell>
          <table:table-cell table:style-name="ACE-10" office:value-type="float" office:value="86">
            <text:p>86</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3500">
            <text:p>3500</text:p>
          </table:table-cell>
          <table:table-cell table:style-name="ACE-11" office:value-type="float" office:value="60">
            <text:p>60</text:p>
          </table:table-cell>
          <table:table-cell table:number-columns-repeated="4" table:style-name="ACE-11"/>
          <table:table-cell table:style-name="ACE-11" office:value-type="float" office:value="3773">
            <text:p>3773</text:p>
          </table:table-cell>
          <table:table-cell table:style-name="ACE-11" office:value-type="float" office:value="184">
            <text:p>184</text:p>
          </table:table-cell>
          <table:table-cell table:style-name="ACE-11" office:value-type="float" office:value="158">
            <text:p>158</text:p>
          </table:table-cell>
          <table:table-cell table:style-name="ACE-16" office:value-type="float" office:value="3.4500000000000002">
            <text:p>3.45</text:p>
          </table:table-cell>
          <table:table-cell table:style-name="ACE-16" office:value-type="string">
            <text:p>nd</text:p>
          </table:table-cell>
          <table:table-cell table:style-name="ACE-16" office:value-type="float" office:value="-0.59500000000000008">
            <text:p>−0.60</text:p>
          </table:table-cell>
          <table:table-cell table:style-name="ACE-16" office:value-type="float" office:value="0.18850359780442705">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5675000000000003">
            <text:p>−3.57</text:p>
          </table:table-cell>
          <table:table-cell table:style-name="ACE-14" office:value-type="float" office:value="0.84869891975023337">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87</text:p>
          </table:table-cell>
          <table:table-cell table:style-name="ACE-10" office:value-type="float" office:value="87">
            <text:p>87</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4280">
            <text:p>4280</text:p>
          </table:table-cell>
          <table:table-cell table:style-name="ACE-11" office:value-type="float" office:value="60">
            <text:p>60</text:p>
          </table:table-cell>
          <table:table-cell table:number-columns-repeated="4" table:style-name="ACE-11"/>
          <table:table-cell table:style-name="ACE-11" office:value-type="float" office:value="4852">
            <text:p>4852</text:p>
          </table:table-cell>
          <table:table-cell table:style-name="ACE-11" office:value-type="float" office:value="184">
            <text:p>184</text:p>
          </table:table-cell>
          <table:table-cell table:style-name="ACE-11" office:value-type="float" office:value="227">
            <text:p>227</text:p>
          </table:table-cell>
          <table:table-cell table:style-name="ACE-16" office:value-type="float" office:value="4.1500000000000004">
            <text:p>4.15</text:p>
          </table:table-cell>
          <table:table-cell table:style-name="ACE-16" office:value-type="string">
            <text:p>nd</text:p>
          </table:table-cell>
          <table:table-cell table:style-name="ACE-16" office:value-type="float" office:value="-1.2950000000000002">
            <text:p>−1.30</text:p>
          </table:table-cell>
          <table:table-cell table:style-name="ACE-16" office:value-type="float" office:value="0.18847606063330133">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4.2675000000000001">
            <text:p>−4.27</text:p>
          </table:table-cell>
          <table:table-cell table:style-name="ACE-14" office:value-type="float" office:value="0.84869280392368573">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88</text:p>
          </table:table-cell>
          <table:table-cell table:style-name="ACE-10" office:value-type="float" office:value="88">
            <text:p>88</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4640">
            <text:p>4640</text:p>
          </table:table-cell>
          <table:table-cell table:style-name="ACE-11" office:value-type="float" office:value="60">
            <text:p>60</text:p>
          </table:table-cell>
          <table:table-cell table:number-columns-repeated="4" table:style-name="ACE-11"/>
          <table:table-cell table:style-name="ACE-11" office:value-type="float" office:value="5394">
            <text:p>5394</text:p>
          </table:table-cell>
          <table:table-cell table:style-name="ACE-11" office:value-type="float" office:value="187">
            <text:p>187</text:p>
          </table:table-cell>
          <table:table-cell table:style-name="ACE-11" office:value-type="float" office:value="323">
            <text:p>323</text:p>
          </table:table-cell>
          <table:table-cell table:style-name="ACE-16" office:value-type="float" office:value="4.75">
            <text:p>4.75</text:p>
          </table:table-cell>
          <table:table-cell table:style-name="ACE-16" office:value-type="string">
            <text:p>nd</text:p>
          </table:table-cell>
          <table:table-cell table:style-name="ACE-16" office:value-type="float" office:value="-1.895">
            <text:p>−1.90</text:p>
          </table:table-cell>
          <table:table-cell table:style-name="ACE-16" office:value-type="float" office:value="0.18846147758058132">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4.8674999999999997">
            <text:p>−4.87</text:p>
          </table:table-cell>
          <table:table-cell table:style-name="ACE-14" office:value-type="float" office:value="0.84868956546658203">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89</text:p>
          </table:table-cell>
          <table:table-cell table:style-name="ACE-10" office:value-type="float" office:value="89">
            <text:p>89</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47000000000001">
            <text:p>48.35</text:p>
          </table:table-cell>
          <table:table-cell table:style-name="ACE-14" office:value-type="float" office:value="-4.383">
            <text:p>−4.38</text:p>
          </table:table-cell>
          <table:table-cell table:style-name="ACE-10" office:value-type="float" office:value="1">
            <text:p>1</text:p>
          </table:table-cell>
          <table:table-cell table:style-name="ACE-11" office:value-type="float" office:value="4775">
            <text:p>4775</text:p>
          </table:table-cell>
          <table:table-cell table:style-name="ACE-11" office:value-type="float" office:value="60">
            <text:p>60</text:p>
          </table:table-cell>
          <table:table-cell table:number-columns-repeated="4" table:style-name="ACE-11"/>
          <table:table-cell table:style-name="ACE-11" office:value-type="float" office:value="5509">
            <text:p>5509</text:p>
          </table:table-cell>
          <table:table-cell table:style-name="ACE-11" office:value-type="float" office:value="96">
            <text:p>96</text:p>
          </table:table-cell>
          <table:table-cell table:style-name="ACE-11" office:value-type="float" office:value="185">
            <text:p>185</text:p>
          </table:table-cell>
          <table:table-cell table:style-name="ACE-16" office:value-type="float" office:value="5.0499999999999998">
            <text:p>5.05</text:p>
          </table:table-cell>
          <table:table-cell table:style-name="ACE-16" office:value-type="string">
            <text:p>nd</text:p>
          </table:table-cell>
          <table:table-cell table:style-name="ACE-16" office:value-type="float" office:value="-2.1950000000000003">
            <text:p>−2.20</text:p>
          </table:table-cell>
          <table:table-cell table:style-name="ACE-16" office:value-type="float" office:value="0.18845605518738451">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5.1675000000000004">
            <text:p>−5.17</text:p>
          </table:table-cell>
          <table:table-cell table:style-name="ACE-14" office:value-type="float" office:value="0.84868836137700765">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3000000000000007">
            <text:p>9.3</text:p>
          </table:table-cell>
          <table:table-cell table:number-columns-repeated="219" table:style-name="ACE-12"/>
        </table:table-row>
        <table:table-row table:style-name="AROW-4">
          <table:table-cell table:style-name="ACE-10" office:value-type="string">
            <text:p>FR 090</text:p>
          </table:table-cell>
          <table:table-cell table:style-name="ACE-10" office:value-type="float" office:value="90">
            <text:p>90</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940">
            <text:p>940</text:p>
          </table:table-cell>
          <table:table-cell table:style-name="ACE-11" office:value-type="float" office:value="56">
            <text:p>56</text:p>
          </table:table-cell>
          <table:table-cell table:number-columns-repeated="4" table:style-name="ACE-11"/>
          <table:table-cell table:style-name="ACE-11" office:value-type="float" office:value="850">
            <text:p>850</text:p>
          </table:table-cell>
          <table:table-cell table:style-name="ACE-11" office:value-type="float" office:value="102">
            <text:p>102</text:p>
          </table:table-cell>
          <table:table-cell table:style-name="ACE-11" office:value-type="float" office:value="116">
            <text:p>116</text:p>
          </table:table-cell>
          <table:table-cell table:style-name="ACE-16" office:value-type="float" office:value="0.65000000000000002">
            <text:p>0.65</text:p>
          </table:table-cell>
          <table:table-cell table:style-name="ACE-16" office:value-type="string">
            <text:p>nd</text:p>
          </table:table-cell>
          <table:table-cell table:style-name="ACE-16" office:value-type="float" office:value="2.2549999999999999">
            <text:p>2.25</text:p>
          </table:table-cell>
          <table:table-cell table:style-name="ACE-16" office:value-type="float" office:value="0.19091030763719957">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71750000000000025">
            <text:p>−0.72</text:p>
          </table:table-cell>
          <table:table-cell table:style-name="ACE-14" office:value-type="float" office:value="0.84923671350344365">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1</text:p>
          </table:table-cell>
          <table:table-cell table:style-name="ACE-10" office:value-type="float" office:value="91">
            <text:p>91</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3690">
            <text:p>3690</text:p>
          </table:table-cell>
          <table:table-cell table:style-name="ACE-11" office:value-type="float" office:value="70">
            <text:p>70</text:p>
          </table:table-cell>
          <table:table-cell table:number-columns-repeated="4" table:style-name="ACE-11"/>
          <table:table-cell table:style-name="ACE-11" office:value-type="float" office:value="4031">
            <text:p>4031</text:p>
          </table:table-cell>
          <table:table-cell table:style-name="ACE-11" office:value-type="float" office:value="204">
            <text:p>204</text:p>
          </table:table-cell>
          <table:table-cell table:style-name="ACE-11" office:value-type="float" office:value="188">
            <text:p>188</text:p>
          </table:table-cell>
          <table:table-cell table:style-name="ACE-16" office:value-type="float" office:value="3.4500000000000002">
            <text:p>3.45</text:p>
          </table:table-cell>
          <table:table-cell table:style-name="ACE-16" office:value-type="string">
            <text:p>nd</text:p>
          </table:table-cell>
          <table:table-cell table:style-name="ACE-16" office:value-type="float" office:value="-0.54500000000000015">
            <text:p>−0.55</text:p>
          </table:table-cell>
          <table:table-cell table:style-name="ACE-16" office:value-type="float" office:value="0.18850359780442705">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5175000000000001">
            <text:p>−3.52</text:p>
          </table:table-cell>
          <table:table-cell table:style-name="ACE-14" office:value-type="float" office:value="0.84869891975023337">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2</text:p>
          </table:table-cell>
          <table:table-cell table:style-name="ACE-10" office:value-type="float" office:value="92">
            <text:p>92</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4230">
            <text:p>4230</text:p>
          </table:table-cell>
          <table:table-cell table:style-name="ACE-11" office:value-type="float" office:value="60">
            <text:p>60</text:p>
          </table:table-cell>
          <table:table-cell table:number-columns-repeated="4" table:style-name="ACE-11"/>
          <table:table-cell table:style-name="ACE-11" office:value-type="float" office:value="4744">
            <text:p>4744</text:p>
          </table:table-cell>
          <table:table-cell table:style-name="ACE-11" office:value-type="float" office:value="212">
            <text:p>212</text:p>
          </table:table-cell>
          <table:table-cell table:style-name="ACE-11" office:value-type="float" office:value="175">
            <text:p>175</text:p>
          </table:table-cell>
          <table:table-cell table:style-name="ACE-16" office:value-type="float" office:value="3.75">
            <text:p>3.75</text:p>
          </table:table-cell>
          <table:table-cell table:style-name="ACE-16" office:value-type="string">
            <text:p>nd</text:p>
          </table:table-cell>
          <table:table-cell table:style-name="ACE-16" office:value-type="float" office:value="-0.84500000000000008">
            <text:p>−0.85</text:p>
          </table:table-cell>
          <table:table-cell table:style-name="ACE-16" office:value-type="float" office:value="0.18848990541788821">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8175000000000003">
            <text:p>−3.82</text:p>
          </table:table-cell>
          <table:table-cell table:style-name="ACE-14" office:value-type="float" office:value="0.84869587865409379">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3</text:p>
          </table:table-cell>
          <table:table-cell table:style-name="ACE-10" office:value-type="float" office:value="93">
            <text:p>93</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4440">
            <text:p>4440</text:p>
          </table:table-cell>
          <table:table-cell table:style-name="ACE-11" office:value-type="float" office:value="60">
            <text:p>60</text:p>
          </table:table-cell>
          <table:table-cell table:number-columns-repeated="4" table:style-name="ACE-11"/>
          <table:table-cell table:style-name="ACE-11" office:value-type="float" office:value="5066">
            <text:p>5066</text:p>
          </table:table-cell>
          <table:table-cell table:style-name="ACE-11" office:value-type="float" office:value="221">
            <text:p>221</text:p>
          </table:table-cell>
          <table:table-cell table:style-name="ACE-11" office:value-type="float" office:value="194">
            <text:p>194</text:p>
          </table:table-cell>
          <table:table-cell table:style-name="ACE-16" office:value-type="float" office:value="4.75">
            <text:p>4.75</text:p>
          </table:table-cell>
          <table:table-cell table:style-name="ACE-16" office:value-type="string">
            <text:p>nd</text:p>
          </table:table-cell>
          <table:table-cell table:style-name="ACE-16" office:value-type="float" office:value="-1.8450000000000002">
            <text:p>−1.85</text:p>
          </table:table-cell>
          <table:table-cell table:style-name="ACE-16" office:value-type="float" office:value="0.18846147758058132">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4.8175000000000008">
            <text:p>−4.82</text:p>
          </table:table-cell>
          <table:table-cell table:style-name="ACE-14" office:value-type="float" office:value="0.84868956546658203">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4</text:p>
          </table:table-cell>
          <table:table-cell table:style-name="ACE-10" office:value-type="float" office:value="94">
            <text:p>94</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08">
            <text:p>48.31</text:p>
          </table:table-cell>
          <table:table-cell table:style-name="ACE-14" office:value-type="float" office:value="-4.258">
            <text:p>−4.26</text:p>
          </table:table-cell>
          <table:table-cell table:style-name="ACE-10" office:value-type="float" office:value="1">
            <text:p>1</text:p>
          </table:table-cell>
          <table:table-cell table:style-name="ACE-11" office:value-type="float" office:value="5450">
            <text:p>5450</text:p>
          </table:table-cell>
          <table:table-cell table:style-name="ACE-11" office:value-type="float" office:value="70">
            <text:p>70</text:p>
          </table:table-cell>
          <table:table-cell table:number-columns-repeated="4" table:style-name="ACE-11"/>
          <table:table-cell table:style-name="ACE-11" office:value-type="float" office:value="6242">
            <text:p>6242</text:p>
          </table:table-cell>
          <table:table-cell table:style-name="ACE-11" office:value-type="float" office:value="157">
            <text:p>157</text:p>
          </table:table-cell>
          <table:table-cell table:style-name="ACE-11" office:value-type="float" office:value="227">
            <text:p>227</text:p>
          </table:table-cell>
          <table:table-cell table:style-name="ACE-16" office:value-type="float" office:value="5.0499999999999998">
            <text:p>5.05</text:p>
          </table:table-cell>
          <table:table-cell table:style-name="ACE-16" office:value-type="string">
            <text:p>nd</text:p>
          </table:table-cell>
          <table:table-cell table:style-name="ACE-16" office:value-type="float" office:value="-2.145">
            <text:p>−2.15</text:p>
          </table:table-cell>
          <table:table-cell table:style-name="ACE-16" office:value-type="float" office:value="0.18845605518738451">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5.1174999999999997">
            <text:p>−5.12</text:p>
          </table:table-cell>
          <table:table-cell table:style-name="ACE-14" office:value-type="float" office:value="0.84868836137700765">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600000000000001">
            <text:p>19.6</text:p>
          </table:table-cell>
          <table:table-cell table:number-columns-repeated="219" table:style-name="ACE-12"/>
        </table:table-row>
        <table:table-row table:style-name="AROW-4">
          <table:table-cell table:style-name="ACE-10" office:value-type="string">
            <text:p>FR 095</text:p>
          </table:table-cell>
          <table:table-cell table:style-name="ACE-10" office:value-type="float" office:value="95">
            <text:p>95</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1081">
            <text:p>1081</text:p>
          </table:table-cell>
          <table:table-cell table:style-name="ACE-11" office:value-type="float" office:value="56">
            <text:p>56</text:p>
          </table:table-cell>
          <table:table-cell table:number-columns-repeated="4" table:style-name="ACE-11"/>
          <table:table-cell table:style-name="ACE-11" office:value-type="float" office:value="999">
            <text:p>999</text:p>
          </table:table-cell>
          <table:table-cell table:style-name="ACE-11" office:value-type="float" office:value="175">
            <text:p>175</text:p>
          </table:table-cell>
          <table:table-cell table:style-name="ACE-11" office:value-type="float" office:value="83">
            <text:p>83</text:p>
          </table:table-cell>
          <table:table-cell table:style-name="ACE-16" office:value-type="float" office:value="0.94999999999999996">
            <text:p>0.95</text:p>
          </table:table-cell>
          <table:table-cell table:style-name="ACE-16" office:value-type="string">
            <text:p>nd</text:p>
          </table:table-cell>
          <table:table-cell table:style-name="ACE-16" office:value-type="float" office:value="2.0749999999999997">
            <text:p>2.07</text:p>
          </table:table-cell>
          <table:table-cell table:style-name="ACE-16" office:value-type="float" office:value="0.18958695444676274">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89750000000000041">
            <text:p>−0.90</text:p>
          </table:table-cell>
          <table:table-cell table:style-name="ACE-14" office:value-type="float" office:value="0.84894020007088766">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6</text:p>
          </table:table-cell>
          <table:table-cell table:style-name="ACE-10" office:value-type="float" office:value="96">
            <text:p>96</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436">
            <text:p>436</text:p>
          </table:table-cell>
          <table:table-cell table:style-name="ACE-11" office:value-type="float" office:value="55">
            <text:p>55</text:p>
          </table:table-cell>
          <table:table-cell table:number-columns-repeated="4" table:style-name="ACE-11"/>
          <table:table-cell table:style-name="ACE-11" office:value-type="float" office:value="483">
            <text:p>483</text:p>
          </table:table-cell>
          <table:table-cell table:style-name="ACE-11" office:value-type="float" office:value="63">
            <text:p>63</text:p>
          </table:table-cell>
          <table:table-cell table:style-name="ACE-11" office:value-type="float" office:value="167">
            <text:p>167</text:p>
          </table:table-cell>
          <table:table-cell table:style-name="ACE-16" office:value-type="float" office:value="0.45000000000000001">
            <text:p>0.45</text:p>
          </table:table-cell>
          <table:table-cell table:style-name="ACE-16" office:value-type="string">
            <text:p>nd</text:p>
          </table:table-cell>
          <table:table-cell table:style-name="ACE-16" office:value-type="float" office:value="2.5549999999999997">
            <text:p>2.55</text:p>
          </table:table-cell>
          <table:table-cell table:style-name="ACE-16" office:value-type="float" office:value="0.19358540400034119">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1750000000000043">
            <text:p>−0.42</text:p>
          </table:table-cell>
          <table:table-cell table:style-name="ACE-14" office:value-type="float" office:value="0.84984207864871886">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7</text:p>
          </table:table-cell>
          <table:table-cell table:style-name="ACE-10" office:value-type="float" office:value="97">
            <text:p>97</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1686">
            <text:p>1686</text:p>
          </table:table-cell>
          <table:table-cell table:style-name="ACE-11" office:value-type="float" office:value="56">
            <text:p>56</text:p>
          </table:table-cell>
          <table:table-cell table:number-columns-repeated="4" table:style-name="ACE-11"/>
          <table:table-cell table:style-name="ACE-11" office:value-type="float" office:value="1597">
            <text:p>1597</text:p>
          </table:table-cell>
          <table:table-cell table:style-name="ACE-11" office:value-type="float" office:value="123">
            <text:p>123</text:p>
          </table:table-cell>
          <table:table-cell table:style-name="ACE-11" office:value-type="float" office:value="182">
            <text:p>182</text:p>
          </table:table-cell>
          <table:table-cell table:style-name="ACE-16" office:value-type="float" office:value="1.45">
            <text:p>1.45</text:p>
          </table:table-cell>
          <table:table-cell table:style-name="ACE-16" office:value-type="string">
            <text:p>nd</text:p>
          </table:table-cell>
          <table:table-cell table:style-name="ACE-16" office:value-type="float" office:value="1.5549999999999997">
            <text:p>1.55</text:p>
          </table:table-cell>
          <table:table-cell table:style-name="ACE-16" office:value-type="float" office:value="0.18891863249223154">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1.4175000000000004">
            <text:p>−1.42</text:p>
          </table:table-cell>
          <table:table-cell table:style-name="ACE-14" office:value-type="float" office:value="0.8487911991195094">
            <text:p>0.85</text:p>
          </table:table-cell>
          <table:table-cell table:style-name="ACE-14" office:value-type="float" office:value="0.84867912075177143">
            <text:p>0.8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8</text:p>
          </table:table-cell>
          <table:table-cell table:style-name="ACE-10" office:value-type="float" office:value="98">
            <text:p>98</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2340">
            <text:p>2340</text:p>
          </table:table-cell>
          <table:table-cell table:style-name="ACE-11" office:value-type="float" office:value="54">
            <text:p>54</text:p>
          </table:table-cell>
          <table:table-cell table:number-columns-repeated="4" table:style-name="ACE-11"/>
          <table:table-cell table:style-name="ACE-11" office:value-type="float" office:value="2372">
            <text:p>2372</text:p>
          </table:table-cell>
          <table:table-cell table:style-name="ACE-11" office:value-type="float" office:value="319">
            <text:p>319</text:p>
          </table:table-cell>
          <table:table-cell table:style-name="ACE-11" office:value-type="float" office:value="213">
            <text:p>213</text:p>
          </table:table-cell>
          <table:table-cell table:style-name="ACE-16" office:value-type="float" office:value="2.75">
            <text:p>2.75</text:p>
          </table:table-cell>
          <table:table-cell table:style-name="ACE-16" office:value-type="string">
            <text:p>nd</text:p>
          </table:table-cell>
          <table:table-cell table:style-name="ACE-16" office:value-type="float" office:value="0.25499999999999989">
            <text:p>0.25</text:p>
          </table:table-cell>
          <table:table-cell table:style-name="ACE-16" office:value-type="float" office:value="0.18855474685614115">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0.80250000000000021">
            <text:p>−0.80</text:p>
          </table:table-cell>
          <table:table-cell table:style-name="ACE-14" office:value-type="float" office:value="1.1037251209254881">
            <text:p>1.10</text:p>
          </table:table-cell>
          <table:table-cell table:style-name="ACE-14" office:value-type="float" office:value="1.1037011597348261">
            <text:p>1.1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099</text:p>
          </table:table-cell>
          <table:table-cell table:style-name="ACE-10" office:value-type="float" office:value="99">
            <text:p>99</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7999999999997">
            <text:p>48.29</text:p>
          </table:table-cell>
          <table:table-cell table:style-name="ACE-14" office:value-type="float" office:value="-4.2389999999999999">
            <text:p>−4.24</text:p>
          </table:table-cell>
          <table:table-cell table:style-name="ACE-10" office:value-type="float" office:value="1">
            <text:p>1</text:p>
          </table:table-cell>
          <table:table-cell table:style-name="ACE-11" office:value-type="float" office:value="2716">
            <text:p>2716</text:p>
          </table:table-cell>
          <table:table-cell table:style-name="ACE-11" office:value-type="float" office:value="55">
            <text:p>55</text:p>
          </table:table-cell>
          <table:table-cell table:number-columns-repeated="4" table:style-name="ACE-11"/>
          <table:table-cell table:style-name="ACE-11" office:value-type="float" office:value="2822">
            <text:p>2822</text:p>
          </table:table-cell>
          <table:table-cell table:style-name="ACE-11" office:value-type="float" office:value="119">
            <text:p>119</text:p>
          </table:table-cell>
          <table:table-cell table:style-name="ACE-11" office:value-type="float" office:value="74">
            <text:p>74</text:p>
          </table:table-cell>
          <table:table-cell table:style-name="ACE-16" office:value-type="float" office:value="3.6499999999999999">
            <text:p>3.65</text:p>
          </table:table-cell>
          <table:table-cell table:style-name="ACE-16" office:value-type="string">
            <text:p>nd</text:p>
          </table:table-cell>
          <table:table-cell table:style-name="ACE-16" office:value-type="float" office:value="-0.64500000000000013">
            <text:p>−0.65</text:p>
          </table:table-cell>
          <table:table-cell table:style-name="ACE-16" office:value-type="float" office:value="0.18849409644554069">
            <text:p>0.19</text:p>
          </table:table-cell>
          <table:table-cell table:style-name="ACE-16" office:value-type="float" office:value="0.18841443681416772">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1.7025000000000001">
            <text:p>−1.70</text:p>
          </table:table-cell>
          <table:table-cell table:style-name="ACE-14" office:value-type="float" office:value="1.1037147613377383">
            <text:p>1.10</text:p>
          </table:table-cell>
          <table:table-cell table:style-name="ACE-14" office:value-type="float" office:value="1.1037011597348261">
            <text:p>1.1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1.600000000000001">
            <text:p>21.6</text:p>
          </table:table-cell>
          <table:table-cell table:number-columns-repeated="219" table:style-name="ACE-12"/>
        </table:table-row>
        <table:table-row table:style-name="AROW-4">
          <table:table-cell table:style-name="ACE-10" office:value-type="string">
            <text:p>FR 100</text:p>
          </table:table-cell>
          <table:table-cell table:style-name="ACE-10" office:value-type="float" office:value="100">
            <text:p>100</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
            <text:p>48.64</text:p>
          </table:table-cell>
          <table:table-cell table:style-name="ACE-14" office:value-type="float" office:value="-4.4000000000000004">
            <text:p>−4.40</text:p>
          </table:table-cell>
          <table:table-cell table:style-name="ACE-10" office:value-type="float" office:value="1">
            <text:p>1</text:p>
          </table:table-cell>
          <table:table-cell table:style-name="ACE-11" office:value-type="float" office:value="431">
            <text:p>431</text:p>
          </table:table-cell>
          <table:table-cell table:style-name="ACE-11" office:value-type="float" office:value="28">
            <text:p>28</text:p>
          </table:table-cell>
          <table:table-cell table:number-columns-repeated="4" table:style-name="ACE-11"/>
          <table:table-cell table:style-name="ACE-11" office:value-type="float" office:value="500">
            <text:p>500</text:p>
          </table:table-cell>
          <table:table-cell table:style-name="ACE-11" office:value-type="float" office:value="27">
            <text:p>27</text:p>
          </table:table-cell>
          <table:table-cell table:style-name="ACE-11" office:value-type="float" office:value="162">
            <text:p>162</text:p>
          </table:table-cell>
          <table:table-cell table:style-name="ACE-16" office:value-type="float" office:value="0.55000000000000004">
            <text:p>0.55</text:p>
          </table:table-cell>
          <table:table-cell table:style-name="ACE-16" office:value-type="string">
            <text:p>nd</text:p>
          </table:table-cell>
          <table:table-cell table:style-name="ACE-16" office:value-type="float" office:value="2.8100000000000001">
            <text:p>2.81</text:p>
          </table:table-cell>
          <table:table-cell table:style-name="ACE-16" office:value-type="float" office:value="0.18553251480424335">
            <text:p>0.19</text:p>
          </table:table-cell>
          <table:table-cell table:style-name="ACE-16" office:value-type="float" office:value="0.18193405398660253">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5250000000000012">
            <text:p>−0.45</text:p>
          </table:table-cell>
          <table:table-cell table:style-name="ACE-14" office:value-type="float" office:value="0.81879702249677688">
            <text:p>0.82</text:p>
          </table:table-cell>
          <table:table-cell table:style-name="ACE-14" office:value-type="float" office:value="0.81798915029479491">
            <text:p>0.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9">
            <text:p>12.9</text:p>
          </table:table-cell>
          <table:table-cell table:number-columns-repeated="219" table:style-name="ACE-12"/>
        </table:table-row>
        <table:table-row table:style-name="AROW-4">
          <table:table-cell table:style-name="ACE-10" office:value-type="string">
            <text:p>FR 101</text:p>
          </table:table-cell>
          <table:table-cell table:style-name="ACE-10" office:value-type="float" office:value="101">
            <text:p>101</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
            <text:p>48.64</text:p>
          </table:table-cell>
          <table:table-cell table:style-name="ACE-14" office:value-type="float" office:value="-4.4000000000000004">
            <text:p>−4.40</text:p>
          </table:table-cell>
          <table:table-cell table:style-name="ACE-10" office:value-type="float" office:value="1">
            <text:p>1</text:p>
          </table:table-cell>
          <table:table-cell table:style-name="ACE-11" office:value-type="float" office:value="5563">
            <text:p>5563</text:p>
          </table:table-cell>
          <table:table-cell table:style-name="ACE-11" office:value-type="float" office:value="31">
            <text:p>31</text:p>
          </table:table-cell>
          <table:table-cell table:number-columns-repeated="4" table:style-name="ACE-11"/>
          <table:table-cell table:style-name="ACE-11" office:value-type="float" office:value="6351">
            <text:p>6351</text:p>
          </table:table-cell>
          <table:table-cell table:style-name="ACE-11" office:value-type="float" office:value="52">
            <text:p>52</text:p>
          </table:table-cell>
          <table:table-cell table:style-name="ACE-11" office:value-type="float" office:value="52">
            <text:p>52</text:p>
          </table:table-cell>
          <table:table-cell table:style-name="ACE-16" office:value-type="float" office:value="5.8700000000000001">
            <text:p>5.87</text:p>
          </table:table-cell>
          <table:table-cell table:style-name="ACE-16" office:value-type="string">
            <text:p>nd</text:p>
          </table:table-cell>
          <table:table-cell table:style-name="ACE-16" office:value-type="float" office:value="-2.5100000000000002">
            <text:p>−2.51</text:p>
          </table:table-cell>
          <table:table-cell table:style-name="ACE-16" office:value-type="float" office:value="0.18196595479750644">
            <text:p>0.18</text:p>
          </table:table-cell>
          <table:table-cell table:style-name="ACE-16" office:value-type="float" office:value="0.18193405398660253">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7725000000000009">
            <text:p>−5.77</text:p>
          </table:table-cell>
          <table:table-cell table:style-name="ACE-14" office:value-type="float" office:value="0.8179962461438125">
            <text:p>0.82</text:p>
          </table:table-cell>
          <table:table-cell table:style-name="ACE-14" office:value-type="float" office:value="0.81798915029479491">
            <text:p>0.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9">
            <text:p>12.9</text:p>
          </table:table-cell>
          <table:table-cell table:number-columns-repeated="219" table:style-name="ACE-12"/>
        </table:table-row>
        <table:table-row table:style-name="AROW-4">
          <table:table-cell table:style-name="ACE-10" office:value-type="string">
            <text:p>FR 102</text:p>
          </table:table-cell>
          <table:table-cell table:style-name="ACE-10" office:value-type="float" office:value="102">
            <text:p>102</text:p>
          </table:table-cell>
          <table:table-cell table:style-name="ACE-10" office:value-type="string">
            <text:p>Stépha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
            <text:p>48.64</text:p>
          </table:table-cell>
          <table:table-cell table:style-name="ACE-14" office:value-type="float" office:value="-4.4000000000000004">
            <text:p>−4.40</text:p>
          </table:table-cell>
          <table:table-cell table:style-name="ACE-10" office:value-type="float" office:value="1">
            <text:p>1</text:p>
          </table:table-cell>
          <table:table-cell table:style-name="ACE-11" office:value-type="float" office:value="4054">
            <text:p>4054</text:p>
          </table:table-cell>
          <table:table-cell table:style-name="ACE-11" office:value-type="float" office:value="32">
            <text:p>32</text:p>
          </table:table-cell>
          <table:table-cell table:number-columns-repeated="4" table:style-name="ACE-11"/>
          <table:table-cell table:style-name="ACE-11" office:value-type="float" office:value="4530">
            <text:p>4530</text:p>
          </table:table-cell>
          <table:table-cell table:style-name="ACE-11" office:value-type="float" office:value="255">
            <text:p>255</text:p>
          </table:table-cell>
          <table:table-cell table:style-name="ACE-11" office:value-type="float" office:value="104">
            <text:p>104</text:p>
          </table:table-cell>
          <table:table-cell table:style-name="ACE-16" office:value-type="float" office:value="5.1399999999999997">
            <text:p>5.14</text:p>
          </table:table-cell>
          <table:table-cell table:style-name="ACE-16" office:value-type="string">
            <text:p>nd</text:p>
          </table:table-cell>
          <table:table-cell table:style-name="ACE-16" office:value-type="float" office:value="-1.29">
            <text:p>−1.29</text:p>
          </table:table-cell>
          <table:table-cell table:style-name="ACE-16" office:value-type="float" office:value="0.18197565846740213">
            <text:p>0.18</text:p>
          </table:table-cell>
          <table:table-cell table:style-name="ACE-16" office:value-type="float" office:value="0.18193405398660253">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4.5525000000000002">
            <text:p>−4.55</text:p>
          </table:table-cell>
          <table:table-cell table:style-name="ACE-14" office:value-type="float" office:value="0.81799840481179742">
            <text:p>0.82</text:p>
          </table:table-cell>
          <table:table-cell table:style-name="ACE-14" office:value-type="float" office:value="0.81798915029479491">
            <text:p>0.8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9">
            <text:p>12.9</text:p>
          </table:table-cell>
          <table:table-cell table:number-columns-repeated="219" table:style-name="ACE-12"/>
        </table:table-row>
        <table:table-row table:style-name="AROW-4">
          <table:table-cell table:style-name="ACE-10" office:value-type="string">
            <text:p>FR 103</text:p>
          </table:table-cell>
          <table:table-cell table:style-name="ACE-10" office:value-type="float" office:value="103">
            <text:p>103</text:p>
          </table:table-cell>
          <table:table-cell table:style-name="ACE-10" office:value-type="string">
            <text:p>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37999999999998">
            <text:p>48.64</text:p>
          </table:table-cell>
          <table:table-cell table:style-name="ACE-14" office:value-type="float" office:value="-4.4500000000000002">
            <text:p>−4.45</text:p>
          </table:table-cell>
          <table:table-cell table:style-name="ACE-10" office:value-type="float" office:value="1">
            <text:p>1</text:p>
          </table:table-cell>
          <table:table-cell table:style-name="ACE-11" office:value-type="float" office:value="4309">
            <text:p>4309</text:p>
          </table:table-cell>
          <table:table-cell table:style-name="ACE-11" office:value-type="float" office:value="106.97663296253066">
            <text:p>107</text:p>
          </table:table-cell>
          <table:table-cell table:number-columns-repeated="4" table:style-name="ACE-11"/>
          <table:table-cell table:style-name="ACE-11" office:value-type="float" office:value="4903">
            <text:p>4903</text:p>
          </table:table-cell>
          <table:table-cell table:style-name="ACE-11" office:value-type="float" office:value="382">
            <text:p>382</text:p>
          </table:table-cell>
          <table:table-cell table:style-name="ACE-11" office:value-type="float" office:value="329">
            <text:p>329</text:p>
          </table:table-cell>
          <table:table-cell table:style-name="ACE-16" office:value-type="float" office:value="2.3499999999999996">
            <text:p>2.35</text:p>
          </table:table-cell>
          <table:table-cell table:style-name="ACE-16" office:value-type="string">
            <text:p>nd</text:p>
          </table:table-cell>
          <table:table-cell table:style-name="ACE-16" office:value-type="float" office:value="-1.77">
            <text:p>−1.77</text:p>
          </table:table-cell>
          <table:table-cell table:style-name="ACE-16" office:value-type="float" office:value="0.1247895466945738">
            <text:p>0.12</text:p>
          </table:table-cell>
          <table:table-cell table:style-name="ACE-16" office:value-type="float" office:value="0.1244989959798873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5.125">
            <text:p>−5.13</text:p>
          </table:table-cell>
          <table:table-cell table:style-name="ACE-14" office:value-type="float" office:value="0.77511123780025115">
            <text:p>0.78</text:p>
          </table:table-cell>
          <table:table-cell table:style-name="ACE-14" office:value-type="float" office:value="0.77506451344388116">
            <text:p>0.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5">
            <text:p>9.5</text:p>
          </table:table-cell>
          <table:table-cell table:number-columns-repeated="219" table:style-name="ACE-12"/>
        </table:table-row>
        <table:table-row table:style-name="AROW-4">
          <table:table-cell table:style-name="ACE-10" office:value-type="string">
            <text:p>FR 104</text:p>
          </table:table-cell>
          <table:table-cell table:style-name="ACE-10" office:value-type="float" office:value="104">
            <text:p>104</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40000000000001">
            <text:p>48.64</text:p>
          </table:table-cell>
          <table:table-cell table:style-name="ACE-14" office:value-type="float" office:value="-4.4500000000000002">
            <text:p>−4.45</text:p>
          </table:table-cell>
          <table:table-cell table:style-name="ACE-10" office:value-type="float" office:value="1">
            <text:p>1</text:p>
          </table:table-cell>
          <table:table-cell table:style-name="ACE-11" office:value-type="float" office:value="6033">
            <text:p>6033</text:p>
          </table:table-cell>
          <table:table-cell table:style-name="ACE-11" office:value-type="float" office:value="104.12012293500234">
            <text:p>104</text:p>
          </table:table-cell>
          <table:table-cell table:number-columns-repeated="4" table:style-name="ACE-11"/>
          <table:table-cell table:style-name="ACE-11" office:value-type="float" office:value="6893">
            <text:p>6893</text:p>
          </table:table-cell>
          <table:table-cell table:style-name="ACE-11" office:value-type="float" office:value="275">
            <text:p>275</text:p>
          </table:table-cell>
          <table:table-cell table:style-name="ACE-11" office:value-type="float" office:value="239">
            <text:p>239</text:p>
          </table:table-cell>
          <table:table-cell table:style-name="ACE-16" office:value-type="float" office:value="0.41999999999999993">
            <text:p>0.42</text:p>
          </table:table-cell>
          <table:table-cell table:style-name="ACE-16" office:value-type="string">
            <text:p>nd</text:p>
          </table:table-cell>
          <table:table-cell table:style-name="ACE-16" office:value-type="float" office:value="-4.1399999999999997">
            <text:p>−4.14</text:p>
          </table:table-cell>
          <table:table-cell table:style-name="ACE-16" office:value-type="float" office:value="0.13329506253475831">
            <text:p>0.13</text:p>
          </table:table-cell>
          <table:table-cell table:style-name="ACE-16" office:value-type="float" office:value="0.1244989959798873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7.4949999999999992">
            <text:p>−7.49</text:p>
          </table:table-cell>
          <table:table-cell table:style-name="ACE-14" office:value-type="float" office:value="0.77652596459883128">
            <text:p>0.78</text:p>
          </table:table-cell>
          <table:table-cell table:style-name="ACE-14" office:value-type="float" office:value="0.77506451344388116">
            <text:p>0.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5">
            <text:p>9.5</text:p>
          </table:table-cell>
          <table:table-cell table:number-columns-repeated="219" table:style-name="ACE-12"/>
        </table:table-row>
        <table:table-row table:style-name="AROW-4">
          <table:table-cell table:style-name="ACE-10" office:value-type="string">
            <text:p>FR 105</text:p>
          </table:table-cell>
          <table:table-cell table:style-name="ACE-10" office:value-type="float" office:value="105">
            <text:p>105</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03999999999999">
            <text:p>48.60</text:p>
          </table:table-cell>
          <table:table-cell table:style-name="ACE-14" office:value-type="float" office:value="-4.6200000000000001">
            <text:p>−4.62</text:p>
          </table:table-cell>
          <table:table-cell table:style-name="ACE-10" office:value-type="float" office:value="1">
            <text:p>1</text:p>
          </table:table-cell>
          <table:table-cell table:style-name="ACE-11" office:value-type="float" office:value="6001">
            <text:p>6001</text:p>
          </table:table-cell>
          <table:table-cell table:style-name="ACE-11" office:value-type="float" office:value="103.84603988597736">
            <text:p>104</text:p>
          </table:table-cell>
          <table:table-cell table:number-columns-repeated="4" table:style-name="ACE-11"/>
          <table:table-cell table:style-name="ACE-11" office:value-type="float" office:value="6853">
            <text:p>6853</text:p>
          </table:table-cell>
          <table:table-cell table:style-name="ACE-11" office:value-type="float" office:value="309">
            <text:p>309</text:p>
          </table:table-cell>
          <table:table-cell table:style-name="ACE-11" office:value-type="float" office:value="280">
            <text:p>280</text:p>
          </table:table-cell>
          <table:table-cell table:style-name="ACE-16" office:value-type="float" office:value="1.8500000000000001">
            <text:p>1.85</text:p>
          </table:table-cell>
          <table:table-cell table:style-name="ACE-16" office:value-type="string">
            <text:p>nd</text:p>
          </table:table-cell>
          <table:table-cell table:style-name="ACE-16" office:value-type="float" office:value="-3.9900000000000002">
            <text:p>−3.99</text:p>
          </table:table-cell>
          <table:table-cell table:style-name="ACE-16" office:value-type="float" office:value="0.12496749029402465">
            <text:p>0.12</text:p>
          </table:table-cell>
          <table:table-cell table:style-name="ACE-16" office:value-type="float" office:value="0.1244989959798873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7.2525000000000004">
            <text:p>−7.25</text:p>
          </table:table-cell>
          <table:table-cell table:style-name="ACE-14" office:value-type="float" office:value="0.8072317657466086">
            <text:p>0.81</text:p>
          </table:table-cell>
          <table:table-cell table:style-name="ACE-14" office:value-type="float" office:value="0.80715937088037359">
            <text:p>0.8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
            <text:p>4.0</text:p>
          </table:table-cell>
          <table:table-cell table:number-columns-repeated="219" table:style-name="ACE-12"/>
        </table:table-row>
        <table:table-row table:style-name="AROW-4">
          <table:table-cell table:style-name="ACE-10" office:value-type="string">
            <text:p>FR 106</text:p>
          </table:table-cell>
          <table:table-cell table:style-name="ACE-10" office:value-type="float" office:value="106">
            <text:p>106</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54999999999997">
            <text:p>48.35</text:p>
          </table:table-cell>
          <table:table-cell table:style-name="ACE-14" office:value-type="float" office:value="-4.6799999999999997">
            <text:p>−4.68</text:p>
          </table:table-cell>
          <table:table-cell table:style-name="ACE-10" office:value-type="float" office:value="1">
            <text:p>1</text:p>
          </table:table-cell>
          <table:table-cell table:style-name="ACE-11" office:value-type="float" office:value="6015">
            <text:p>6015</text:p>
          </table:table-cell>
          <table:table-cell table:style-name="ACE-11" office:value-type="float" office:value="50">
            <text:p>50</text:p>
          </table:table-cell>
          <table:table-cell table:number-columns-repeated="4" table:style-name="ACE-11"/>
          <table:table-cell table:style-name="ACE-11" office:value-type="float" office:value="6857">
            <text:p>6857</text:p>
          </table:table-cell>
          <table:table-cell table:style-name="ACE-11" office:value-type="float" office:value="131">
            <text:p>131</text:p>
          </table:table-cell>
          <table:table-cell table:style-name="ACE-11" office:value-type="float" office:value="120">
            <text:p>120</text:p>
          </table:table-cell>
          <table:table-cell table:style-name="ACE-16" office:value-type="float" office:value="2.9500000000000002">
            <text:p>2.95</text:p>
          </table:table-cell>
          <table:table-cell table:style-name="ACE-16" office:value-type="string">
            <text:p>nd</text:p>
          </table:table-cell>
          <table:table-cell table:style-name="ACE-16" office:value-type="float" office:value="-2.8400000000000003">
            <text:p>−2.84</text:p>
          </table:table-cell>
          <table:table-cell table:style-name="ACE-16" office:value-type="float" office:value="0.18853637262741837">
            <text:p>0.19</text:p>
          </table:table-cell>
          <table:table-cell table:style-name="ACE-16" office:value-type="float" office:value="0.18841443681416772">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8325000000000005">
            <text:p>−2.83</text:p>
          </table:table-cell>
          <table:table-cell table:style-name="ACE-14" office:value-type="float" office:value="0.18853637262741837">
            <text:p>0.19</text:p>
          </table:table-cell>
          <table:table-cell table:style-name="ACE-14" office:value-type="float" office:value="0.18841443681416772">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107</text:p>
          </table:table-cell>
          <table:table-cell table:style-name="ACE-10" office:value-type="float" office:value="107">
            <text:p>107</text:p>
          </table:table-cell>
          <table:table-cell table:style-name="ACE-10" office:value-type="string">
            <text:p>Goslin et al. 2013; Stéphan and Goslin 2014; 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790999999999997">
            <text:p>47.79</text:p>
          </table:table-cell>
          <table:table-cell table:style-name="ACE-14" office:value-type="float" office:value="-4.2619999999999996">
            <text:p>−4.26</text:p>
          </table:table-cell>
          <table:table-cell table:style-name="ACE-10" office:value-type="float" office:value="1">
            <text:p>1</text:p>
          </table:table-cell>
          <table:table-cell table:style-name="ACE-11" office:value-type="float" office:value="4340">
            <text:p>4340</text:p>
          </table:table-cell>
          <table:table-cell table:style-name="ACE-11" office:value-type="float" office:value="40">
            <text:p>40</text:p>
          </table:table-cell>
          <table:table-cell table:number-columns-repeated="4" table:style-name="ACE-11"/>
          <table:table-cell table:style-name="ACE-11" office:value-type="float" office:value="4913">
            <text:p>4913</text:p>
          </table:table-cell>
          <table:table-cell table:style-name="ACE-11" office:value-type="float" office:value="122">
            <text:p>122</text:p>
          </table:table-cell>
          <table:table-cell table:style-name="ACE-11" office:value-type="float" office:value="74">
            <text:p>74</text:p>
          </table:table-cell>
          <table:table-cell table:style-name="ACE-16" office:value-type="float" office:value="3.9500000000000002">
            <text:p>3.95</text:p>
          </table:table-cell>
          <table:table-cell table:style-name="ACE-16" office:value-type="string">
            <text:p>nd</text:p>
          </table:table-cell>
          <table:table-cell table:style-name="ACE-16" office:value-type="float" office:value="-1.45">
            <text:p>−1.45</text:p>
          </table:table-cell>
          <table:table-cell table:style-name="ACE-16" office:value-type="float" office:value="0.18848245784995674">
            <text:p>0.19</text:p>
          </table:table-cell>
          <table:table-cell table:style-name="ACE-16" office:value-type="float" office:value="0.18841443681416772">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51">
            <text:p>−1.51</text:p>
          </table:table-cell>
          <table:table-cell table:style-name="ACE-14" office:value-type="float" office:value="0.18848245784995674">
            <text:p>0.19</text:p>
          </table:table-cell>
          <table:table-cell table:style-name="ACE-14" office:value-type="float" office:value="0.18841443681416772">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08</text:p>
          </table:table-cell>
          <table:table-cell table:style-name="ACE-10" office:value-type="float" office:value="108">
            <text:p>108</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667999999999999">
            <text:p>48.67</text:p>
          </table:table-cell>
          <table:table-cell table:style-name="ACE-14" office:value-type="float" office:value="-4.2190000000000003">
            <text:p>−4.22</text:p>
          </table:table-cell>
          <table:table-cell table:style-name="ACE-10" office:value-type="float" office:value="1">
            <text:p>1</text:p>
          </table:table-cell>
          <table:table-cell table:style-name="ACE-11" office:value-type="float" office:value="4152.9897446510549">
            <text:p>4153</text:p>
          </table:table-cell>
          <table:table-cell table:style-name="ACE-11" office:value-type="float" office:value="154.04499893213023">
            <text:p>154</text:p>
          </table:table-cell>
          <table:table-cell table:number-columns-repeated="4" table:style-name="ACE-11"/>
          <table:table-cell table:style-name="ACE-11" office:value-type="float" office:value="4671">
            <text:p>4671</text:p>
          </table:table-cell>
          <table:table-cell table:style-name="ACE-11" office:value-type="float" office:value="591">
            <text:p>591</text:p>
          </table:table-cell>
          <table:table-cell table:style-name="ACE-11" office:value-type="float" office:value="489">
            <text:p>489</text:p>
          </table:table-cell>
          <table:table-cell table:style-name="ACE-16" office:value-type="float" office:value="0.40000000000000002">
            <text:p>0.40</text:p>
          </table:table-cell>
          <table:table-cell table:style-name="ACE-16" office:value-type="string">
            <text:p>nd</text:p>
          </table:table-cell>
          <table:table-cell table:style-name="ACE-16" office:value-type="float" office:value="2.0099999999999998">
            <text:p>2.01</text:p>
          </table:table-cell>
          <table:table-cell table:style-name="ACE-16" office:value-type="float" office:value="3.384630703636661">
            <text:p>3.38</text:p>
          </table:table-cell>
          <table:table-cell table:style-name="ACE-16" office:value-type="float" office:value="3.3842613669750743">
            <text:p>3.3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2.0199999999999996">
            <text:p>2.02</text:p>
          </table:table-cell>
          <table:table-cell table:style-name="ACE-14" office:value-type="float" office:value="3.384630703636661">
            <text:p>3.38</text:p>
          </table:table-cell>
          <table:table-cell table:style-name="ACE-14" office:value-type="float" office:value="3.3842613669750743">
            <text:p>3.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2999999999999998">
            <text:p>7.3</text:p>
          </table:table-cell>
          <table:table-cell table:number-columns-repeated="219" table:style-name="ACE-12"/>
        </table:table-row>
        <table:table-row table:style-name="AROW-4">
          <table:table-cell table:style-name="ACE-10" office:value-type="string">
            <text:p>FR 109</text:p>
          </table:table-cell>
          <table:table-cell table:style-name="ACE-10" office:value-type="float" office:value="109">
            <text:p>109</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573999999999998">
            <text:p>48.57</text:p>
          </table:table-cell>
          <table:table-cell table:style-name="ACE-14" office:value-type="float" office:value="-4.6959999999999997">
            <text:p>−4.70</text:p>
          </table:table-cell>
          <table:table-cell table:style-name="ACE-10" office:value-type="float" office:value="1">
            <text:p>1</text:p>
          </table:table-cell>
          <table:table-cell table:style-name="ACE-11" office:value-type="float" office:value="5802.9897446510549">
            <text:p>5803</text:p>
          </table:table-cell>
          <table:table-cell table:style-name="ACE-11" office:value-type="float" office:value="191.38929357725317">
            <text:p>191</text:p>
          </table:table-cell>
          <table:table-cell table:number-columns-repeated="4" table:style-name="ACE-11"/>
          <table:table-cell table:style-name="ACE-11" office:value-type="float" office:value="6626">
            <text:p>6626</text:p>
          </table:table-cell>
          <table:table-cell table:style-name="ACE-11" office:value-type="float" office:value="530">
            <text:p>530</text:p>
          </table:table-cell>
          <table:table-cell table:style-name="ACE-11" office:value-type="float" office:value="407">
            <text:p>407</text:p>
          </table:table-cell>
          <table:table-cell table:style-name="ACE-16" office:value-type="float" office:value="0.050000000000000003">
            <text:p>0.05</text:p>
          </table:table-cell>
          <table:table-cell table:style-name="ACE-16" office:value-type="string">
            <text:p>nd</text:p>
          </table:table-cell>
          <table:table-cell table:style-name="ACE-16" office:value-type="float" office:value="-4.8700000000000001">
            <text:p>−4.87</text:p>
          </table:table-cell>
          <table:table-cell table:style-name="ACE-16" office:value-type="float" office:value="3.3088102091235148">
            <text:p>3.31</text:p>
          </table:table-cell>
          <table:table-cell table:style-name="ACE-16" office:value-type="float" office:value="3.2845433472554442">
            <text:p>3.2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8800000000000008">
            <text:p>−6.88</text:p>
          </table:table-cell>
          <table:table-cell table:style-name="ACE-14" office:value-type="float" office:value="3.8818970877652075">
            <text:p>3.88</text:p>
          </table:table-cell>
          <table:table-cell table:style-name="ACE-14" office:value-type="float" office:value="3.8612336111662549">
            <text:p>3.8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8">
            <text:p>1.8</text:p>
          </table:table-cell>
          <table:table-cell table:number-columns-repeated="219" table:style-name="ACE-12"/>
        </table:table-row>
        <table:table-row table:style-name="AROW-4">
          <table:table-cell table:style-name="ACE-10" office:value-type="string">
            <text:p>FR 110</text:p>
          </table:table-cell>
          <table:table-cell table:style-name="ACE-10" office:value-type="float" office:value="110">
            <text:p>110</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518000000000001">
            <text:p>48.52</text:p>
          </table:table-cell>
          <table:table-cell table:style-name="ACE-14" office:value-type="float" office:value="-4.7670000000000003">
            <text:p>−4.77</text:p>
          </table:table-cell>
          <table:table-cell table:style-name="ACE-10" office:value-type="float" office:value="1">
            <text:p>1</text:p>
          </table:table-cell>
          <table:table-cell table:style-name="ACE-11" office:value-type="float" office:value="4002.9897446510549">
            <text:p>4003</text:p>
          </table:table-cell>
          <table:table-cell table:style-name="ACE-11" office:value-type="float" office:value="172.49597588349707">
            <text:p>172</text:p>
          </table:table-cell>
          <table:table-cell table:number-columns-repeated="4" table:style-name="ACE-11"/>
          <table:table-cell table:style-name="ACE-11" office:value-type="float" office:value="4477">
            <text:p>4477</text:p>
          </table:table-cell>
          <table:table-cell table:style-name="ACE-11" office:value-type="float" office:value="399">
            <text:p>399</text:p>
          </table:table-cell>
          <table:table-cell table:style-name="ACE-11" office:value-type="float" office:value="544">
            <text:p>544</text:p>
          </table:table-cell>
          <table:table-cell table:style-name="ACE-16" office:value-type="float" office:value="0.10000000000000001">
            <text:p>0.10</text:p>
          </table:table-cell>
          <table:table-cell table:style-name="ACE-16" office:value-type="string">
            <text:p>nd</text:p>
          </table:table-cell>
          <table:table-cell table:style-name="ACE-16" office:value-type="float" office:value="-0.96999999999999997">
            <text:p>−0.97</text:p>
          </table:table-cell>
          <table:table-cell table:style-name="ACE-16" office:value-type="float" office:value="3.2906268399804919">
            <text:p>3.29</text:p>
          </table:table-cell>
          <table:table-cell table:style-name="ACE-16" office:value-type="float" office:value="3.2845433472554442">
            <text:p>3.2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94999999999999996">
            <text:p>−0.95</text:p>
          </table:table-cell>
          <table:table-cell table:style-name="ACE-14" office:value-type="float" office:value="3.2906268399804919">
            <text:p>3.29</text:p>
          </table:table-cell>
          <table:table-cell table:style-name="ACE-14" office:value-type="float" office:value="3.2845433472554442">
            <text:p>3.2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5">
            <text:p>6.5</text:p>
          </table:table-cell>
          <table:table-cell table:number-columns-repeated="219" table:style-name="ACE-12"/>
        </table:table-row>
        <table:table-row table:style-name="AROW-4">
          <table:table-cell table:style-name="ACE-10" office:value-type="string">
            <text:p>FR 111</text:p>
          </table:table-cell>
          <table:table-cell table:style-name="ACE-10" office:value-type="float" office:value="111">
            <text:p>111</text:p>
          </table:table-cell>
          <table:table-cell table:style-name="ACE-10" office:value-type="string">
            <text:p>Morzadec-Kerfourn 1969; Leorri et al. 2012; Goslin et al.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424999999999997">
            <text:p>48.42</text:p>
          </table:table-cell>
          <table:table-cell table:style-name="ACE-14" office:value-type="float" office:value="-4.7889999999999997">
            <text:p>−4.79</text:p>
          </table:table-cell>
          <table:table-cell table:style-name="ACE-10" office:value-type="float" office:value="1">
            <text:p>1</text:p>
          </table:table-cell>
          <table:table-cell table:style-name="ACE-11" office:value-type="float" office:value="3692.9897446510549">
            <text:p>3693</text:p>
          </table:table-cell>
          <table:table-cell table:style-name="ACE-11" office:value-type="float" office:value="165.39305213944147">
            <text:p>165</text:p>
          </table:table-cell>
          <table:table-cell table:number-columns-repeated="4" table:style-name="ACE-11"/>
          <table:table-cell table:style-name="ACE-11" office:value-type="float" office:value="4048">
            <text:p>4048</text:p>
          </table:table-cell>
          <table:table-cell table:style-name="ACE-11" office:value-type="float" office:value="467">
            <text:p>467</text:p>
          </table:table-cell>
          <table:table-cell table:style-name="ACE-11" office:value-type="float" office:value="438">
            <text:p>438</text:p>
          </table:table-cell>
          <table:table-cell table:style-name="ACE-16" office:value-type="float" office:value="0.074999999999999997">
            <text:p>0.07</text:p>
          </table:table-cell>
          <table:table-cell table:style-name="ACE-16" office:value-type="string">
            <text:p>nd</text:p>
          </table:table-cell>
          <table:table-cell table:style-name="ACE-16" office:value-type="float" office:value="0.96999999999999997">
            <text:p>0.97</text:p>
          </table:table-cell>
          <table:table-cell table:style-name="ACE-16" office:value-type="float" office:value="3.1959875017138462">
            <text:p>3.20</text:p>
          </table:table-cell>
          <table:table-cell table:style-name="ACE-16" office:value-type="float" office:value="3.1848430102596894">
            <text:p>3.1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0424999999999998">
            <text:p>1.04</text:p>
          </table:table-cell>
          <table:table-cell table:style-name="ACE-14" office:value-type="float" office:value="3.1959875017138462">
            <text:p>3.20</text:p>
          </table:table-cell>
          <table:table-cell table:style-name="ACE-14" office:value-type="float" office:value="3.1848430102596894">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4000000000000004">
            <text:p>5.4</text:p>
          </table:table-cell>
          <table:table-cell table:number-columns-repeated="219" table:style-name="ACE-12"/>
        </table:table-row>
        <table:table-row table:style-name="AROW-4">
          <table:table-cell table:style-name="ACE-10" office:value-type="string">
            <text:p>FR 112</text:p>
          </table:table-cell>
          <table:table-cell table:style-name="ACE-10" office:value-type="float" office:value="112">
            <text:p>112</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60999999999997">
            <text:p>48.36</text:p>
          </table:table-cell>
          <table:table-cell table:style-name="ACE-14" office:value-type="float" office:value="-4.5529999999999999">
            <text:p>−4.55</text:p>
          </table:table-cell>
          <table:table-cell table:style-name="ACE-10" office:value-type="float" office:value="1">
            <text:p>1</text:p>
          </table:table-cell>
          <table:table-cell table:style-name="ACE-11" office:value-type="float" office:value="3101">
            <text:p>3101</text:p>
          </table:table-cell>
          <table:table-cell table:style-name="ACE-11" office:value-type="float" office:value="108.85311203635843">
            <text:p>109</text:p>
          </table:table-cell>
          <table:table-cell table:number-columns-repeated="4" table:style-name="ACE-11"/>
          <table:table-cell table:style-name="ACE-11" office:value-type="float" office:value="3294">
            <text:p>3294</text:p>
          </table:table-cell>
          <table:table-cell table:style-name="ACE-11" office:value-type="float" office:value="266">
            <text:p>266</text:p>
          </table:table-cell>
          <table:table-cell table:style-name="ACE-11" office:value-type="float" office:value="289">
            <text:p>289</text:p>
          </table:table-cell>
          <table:table-cell table:style-name="ACE-16" office:value-type="float" office:value="0.72499999999999998">
            <text:p>0.72</text:p>
          </table:table-cell>
          <table:table-cell table:style-name="ACE-16" office:value-type="string">
            <text:p>nd</text:p>
          </table:table-cell>
          <table:table-cell table:style-name="ACE-16" office:value-type="float" office:value="-0.81999999999999995">
            <text:p>−0.82</text:p>
          </table:table-cell>
          <table:table-cell table:style-name="ACE-16" office:value-type="float" office:value="0.11994164752469995">
            <text:p>0.12</text:p>
          </table:table-cell>
          <table:table-cell table:style-name="ACE-16" office:value-type="float" office:value="0.116726175299287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2.7049999999999996">
            <text:p>−2.70</text:p>
          </table:table-cell>
          <table:table-cell table:style-name="ACE-14" office:value-type="float" office:value="1.9187524589719591">
            <text:p>1.92</text:p>
          </table:table-cell>
          <table:table-cell table:style-name="ACE-14" office:value-type="float" office:value="1.9185541430983908">
            <text:p>1.9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113</text:p>
          </table:table-cell>
          <table:table-cell table:style-name="ACE-10" office:value-type="float" office:value="113">
            <text:p>113</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60999999999997">
            <text:p>48.36</text:p>
          </table:table-cell>
          <table:table-cell table:style-name="ACE-14" office:value-type="float" office:value="-4.5529999999999999">
            <text:p>−4.55</text:p>
          </table:table-cell>
          <table:table-cell table:style-name="ACE-10" office:value-type="float" office:value="1">
            <text:p>1</text:p>
          </table:table-cell>
          <table:table-cell table:style-name="ACE-11" office:value-type="float" office:value="3597">
            <text:p>3597</text:p>
          </table:table-cell>
          <table:table-cell table:style-name="ACE-11" office:value-type="float" office:value="108.85311203635843">
            <text:p>109</text:p>
          </table:table-cell>
          <table:table-cell table:number-columns-repeated="4" table:style-name="ACE-11"/>
          <table:table-cell table:style-name="ACE-11" office:value-type="float" office:value="3908">
            <text:p>3908</text:p>
          </table:table-cell>
          <table:table-cell table:style-name="ACE-11" office:value-type="float" office:value="322">
            <text:p>322</text:p>
          </table:table-cell>
          <table:table-cell table:style-name="ACE-11" office:value-type="float" office:value="294">
            <text:p>294</text:p>
          </table:table-cell>
          <table:table-cell table:style-name="ACE-16" office:value-type="float" office:value="1.825">
            <text:p>1.82</text:p>
          </table:table-cell>
          <table:table-cell table:style-name="ACE-16" office:value-type="string">
            <text:p>nd</text:p>
          </table:table-cell>
          <table:table-cell table:style-name="ACE-16" office:value-type="float" office:value="-1.9199999999999999">
            <text:p>−1.92</text:p>
          </table:table-cell>
          <table:table-cell table:style-name="ACE-16" office:value-type="float" office:value="0.11723948813980369">
            <text:p>0.12</text:p>
          </table:table-cell>
          <table:table-cell table:style-name="ACE-16" office:value-type="float" office:value="0.116726175299287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8049999999999997">
            <text:p>−3.80</text:p>
          </table:table-cell>
          <table:table-cell table:style-name="ACE-14" office:value-type="float" office:value="1.9185854418240755">
            <text:p>1.92</text:p>
          </table:table-cell>
          <table:table-cell table:style-name="ACE-14" office:value-type="float" office:value="1.9185541430983908">
            <text:p>1.9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114</text:p>
          </table:table-cell>
          <table:table-cell table:style-name="ACE-10" office:value-type="float" office:value="114">
            <text:p>114</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60999999999997">
            <text:p>48.36</text:p>
          </table:table-cell>
          <table:table-cell table:style-name="ACE-14" office:value-type="float" office:value="-4.5529999999999999">
            <text:p>−4.55</text:p>
          </table:table-cell>
          <table:table-cell table:style-name="ACE-10" office:value-type="float" office:value="1">
            <text:p>1</text:p>
          </table:table-cell>
          <table:table-cell table:style-name="ACE-11" office:value-type="float" office:value="5575">
            <text:p>5575</text:p>
          </table:table-cell>
          <table:table-cell table:style-name="ACE-11" office:value-type="float" office:value="108.85311203635843">
            <text:p>109</text:p>
          </table:table-cell>
          <table:table-cell table:number-columns-repeated="4" table:style-name="ACE-11"/>
          <table:table-cell table:style-name="ACE-11" office:value-type="float" office:value="6374">
            <text:p>6374</text:p>
          </table:table-cell>
          <table:table-cell table:style-name="ACE-11" office:value-type="float" office:value="271">
            <text:p>271</text:p>
          </table:table-cell>
          <table:table-cell table:style-name="ACE-11" office:value-type="float" office:value="251">
            <text:p>251</text:p>
          </table:table-cell>
          <table:table-cell table:style-name="ACE-16" office:value-type="float" office:value="1.95">
            <text:p>1.95</text:p>
          </table:table-cell>
          <table:table-cell table:style-name="ACE-16" office:value-type="string">
            <text:p>nd</text:p>
          </table:table-cell>
          <table:table-cell table:style-name="ACE-16" office:value-type="float" office:value="-3.145">
            <text:p>−3.15</text:p>
          </table:table-cell>
          <table:table-cell table:style-name="ACE-16" office:value-type="float" office:value="0.12492075068357458">
            <text:p>0.12</text:p>
          </table:table-cell>
          <table:table-cell table:style-name="ACE-16" office:value-type="float" office:value="0.12449899597988734">
            <text:p>0.12</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1150000000000002">
            <text:p>−3.12</text:p>
          </table:table-cell>
          <table:table-cell table:style-name="ACE-14" office:value-type="float" office:value="0.12492075068357458">
            <text:p>0.12</text:p>
          </table:table-cell>
          <table:table-cell table:style-name="ACE-14" office:value-type="float" office:value="0.12449899597988734">
            <text:p>0.1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9000000000000004">
            <text:p>4.9</text:p>
          </table:table-cell>
          <table:table-cell table:number-columns-repeated="219" table:style-name="ACE-12"/>
        </table:table-row>
        <table:table-row table:style-name="AROW-4">
          <table:table-cell table:style-name="ACE-10" office:value-type="string">
            <text:p>FR 115</text:p>
          </table:table-cell>
          <table:table-cell table:style-name="ACE-10" office:value-type="float" office:value="115">
            <text:p>115</text:p>
          </table:table-cell>
          <table:table-cell table:style-name="ACE-10" office:value-type="string">
            <text:p>Stéphan and Laforge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6000000000001">
            <text:p>48.29</text:p>
          </table:table-cell>
          <table:table-cell table:style-name="ACE-14" office:value-type="float" office:value="-4.3380000000000001">
            <text:p>−4.34</text:p>
          </table:table-cell>
          <table:table-cell table:style-name="ACE-10" office:value-type="float" office:value="1">
            <text:p>1</text:p>
          </table:table-cell>
          <table:table-cell table:style-name="ACE-11" office:value-type="float" office:value="1075">
            <text:p>1075</text:p>
          </table:table-cell>
          <table:table-cell table:style-name="ACE-11" office:value-type="float" office:value="40">
            <text:p>40</text:p>
          </table:table-cell>
          <table:table-cell table:number-columns-repeated="4" table:style-name="ACE-11"/>
          <table:table-cell table:style-name="ACE-11" office:value-type="float" office:value="985">
            <text:p>985</text:p>
          </table:table-cell>
          <table:table-cell table:style-name="ACE-11" office:value-type="float" office:value="76">
            <text:p>76</text:p>
          </table:table-cell>
          <table:table-cell table:style-name="ACE-11" office:value-type="float" office:value="58">
            <text:p>58</text:p>
          </table:table-cell>
          <table:table-cell table:style-name="ACE-16" office:value-type="float" office:value="0.56999999999999995">
            <text:p>0.57</text:p>
          </table:table-cell>
          <table:table-cell table:style-name="ACE-16" office:value-type="string">
            <text:p>nd</text:p>
          </table:table-cell>
          <table:table-cell table:style-name="ACE-16" office:value-type="float" office:value="1.1480000000000001">
            <text:p>1.15</text:p>
          </table:table-cell>
          <table:table-cell table:style-name="ACE-16" office:value-type="float" office:value="0.27245393747485552">
            <text:p>0.27</text:p>
          </table:table-cell>
          <table:table-cell table:style-name="ACE-16" office:value-type="float" office:value="0.27018512172212594">
            <text:p>0.27</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0.73699999999999966">
            <text:p>−0.74</text:p>
          </table:table-cell>
          <table:table-cell table:style-name="ACE-14" office:value-type="float" office:value="1.9342844020581753">
            <text:p>1.93</text:p>
          </table:table-cell>
          <table:table-cell table:style-name="ACE-14" office:value-type="float" office:value="1.9339661320716037">
            <text:p>1.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9">
            <text:p>15.9</text:p>
          </table:table-cell>
          <table:table-cell table:number-columns-repeated="219" table:style-name="ACE-12"/>
        </table:table-row>
        <table:table-row table:style-name="AROW-4">
          <table:table-cell table:style-name="ACE-10" office:value-type="string">
            <text:p>FR 116</text:p>
          </table:table-cell>
          <table:table-cell table:style-name="ACE-10" office:value-type="float" office:value="116">
            <text:p>116</text:p>
          </table:table-cell>
          <table:table-cell table:style-name="ACE-10" office:value-type="string">
            <text:p>Stéphan and Laforge 2013; Stéphan and Goslin 2014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286000000000001">
            <text:p>48.29</text:p>
          </table:table-cell>
          <table:table-cell table:style-name="ACE-14" office:value-type="float" office:value="-4.3380000000000001">
            <text:p>−4.34</text:p>
          </table:table-cell>
          <table:table-cell table:style-name="ACE-10" office:value-type="float" office:value="1">
            <text:p>1</text:p>
          </table:table-cell>
          <table:table-cell table:style-name="ACE-11" office:value-type="float" office:value="950">
            <text:p>950</text:p>
          </table:table-cell>
          <table:table-cell table:style-name="ACE-11" office:value-type="float" office:value="25">
            <text:p>25</text:p>
          </table:table-cell>
          <table:table-cell table:number-columns-repeated="4" table:style-name="ACE-11"/>
          <table:table-cell table:style-name="ACE-11" office:value-type="float" office:value="853">
            <text:p>853</text:p>
          </table:table-cell>
          <table:table-cell table:style-name="ACE-11" office:value-type="float" office:value="72">
            <text:p>72</text:p>
          </table:table-cell>
          <table:table-cell table:style-name="ACE-11" office:value-type="float" office:value="57">
            <text:p>57</text:p>
          </table:table-cell>
          <table:table-cell table:style-name="ACE-16" office:value-type="float" office:value="1.05">
            <text:p>1.05</text:p>
          </table:table-cell>
          <table:table-cell table:style-name="ACE-16" office:value-type="string">
            <text:p>nd</text:p>
          </table:table-cell>
          <table:table-cell table:style-name="ACE-16" office:value-type="float" office:value="1.6589999999999998">
            <text:p>1.66</text:p>
          </table:table-cell>
          <table:table-cell table:style-name="ACE-16" office:value-type="float" office:value="0.27085570289617905">
            <text:p>0.27</text:p>
          </table:table-cell>
          <table:table-cell table:style-name="ACE-16" office:value-type="float" office:value="0.27018512172212594">
            <text:p>0.27</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0.22599999999999998">
            <text:p>−0.23</text:p>
          </table:table-cell>
          <table:table-cell table:style-name="ACE-14" office:value-type="float" office:value="1.9340599297310783">
            <text:p>1.93</text:p>
          </table:table-cell>
          <table:table-cell table:style-name="ACE-14" office:value-type="float" office:value="1.9339661320716037">
            <text:p>1.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9">
            <text:p>15.9</text:p>
          </table:table-cell>
          <table:table-cell table:number-columns-repeated="219" table:style-name="ACE-12"/>
        </table:table-row>
        <table:table-row table:style-name="AROW-4">
          <table:table-cell table:style-name="ACE-10" office:value-type="string">
            <text:p>FR 117</text:p>
          </table:table-cell>
          <table:table-cell table:style-name="ACE-10" office:value-type="float" office:value="117">
            <text:p>117</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865000000000002">
            <text:p>47.87</text:p>
          </table:table-cell>
          <table:table-cell table:style-name="ACE-14" office:value-type="float" office:value="-4.1269999999999998">
            <text:p>−4.13</text:p>
          </table:table-cell>
          <table:table-cell table:style-name="ACE-10" office:value-type="float" office:value="1">
            <text:p>1</text:p>
          </table:table-cell>
          <table:table-cell table:style-name="ACE-11" office:value-type="float" office:value="4800">
            <text:p>4800</text:p>
          </table:table-cell>
          <table:table-cell table:style-name="ACE-11" office:value-type="float" office:value="107.70329614269008">
            <text:p>108</text:p>
          </table:table-cell>
          <table:table-cell table:number-columns-repeated="4" table:style-name="ACE-11"/>
          <table:table-cell table:style-name="ACE-11" office:value-type="float" office:value="5520">
            <text:p>5520</text:p>
          </table:table-cell>
          <table:table-cell table:style-name="ACE-11" office:value-type="float" office:value="333">
            <text:p>333</text:p>
          </table:table-cell>
          <table:table-cell table:style-name="ACE-11" office:value-type="float" office:value="219">
            <text:p>219</text:p>
          </table:table-cell>
          <table:table-cell table:style-name="ACE-16" office:value-type="float" office:value="3.79">
            <text:p>3.79</text:p>
          </table:table-cell>
          <table:table-cell table:style-name="ACE-16" office:value-type="string">
            <text:p>nd</text:p>
          </table:table-cell>
          <table:table-cell table:style-name="ACE-16" office:value-type="float" office:value="-2.9000000000000004">
            <text:p>−2.90</text:p>
          </table:table-cell>
          <table:table-cell table:style-name="ACE-16" office:value-type="float" office:value="0.18928245349846992">
            <text:p>0.19</text:p>
          </table:table-cell>
          <table:table-cell table:style-name="ACE-16" office:value-type="float" office:value="0.18920887928424501">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4.21">
            <text:p>−4.21</text:p>
          </table:table-cell>
          <table:table-cell table:style-name="ACE-14" office:value-type="float" office:value="1.3830140444704098">
            <text:p>1.38</text:p>
          </table:table-cell>
          <table:table-cell table:style-name="ACE-14" office:value-type="float" office:value="1.3830039768561766">
            <text:p>1.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7000000000000002">
            <text:p>4.7</text:p>
          </table:table-cell>
          <table:table-cell table:number-columns-repeated="219" table:style-name="ACE-12"/>
        </table:table-row>
        <table:table-row table:style-name="AROW-4">
          <table:table-cell table:style-name="ACE-10" office:value-type="string">
            <text:p>FR 118</text:p>
          </table:table-cell>
          <table:table-cell table:style-name="ACE-10" office:value-type="float" office:value="118">
            <text:p>118</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7.863999999999997">
            <text:p>47.86</text:p>
          </table:table-cell>
          <table:table-cell table:style-name="ACE-14" office:value-type="float" office:value="-4.1310000000000002">
            <text:p>−4.13</text:p>
          </table:table-cell>
          <table:table-cell table:style-name="ACE-10" office:value-type="float" office:value="1">
            <text:p>1</text:p>
          </table:table-cell>
          <table:table-cell table:style-name="ACE-11" office:value-type="float" office:value="5990">
            <text:p>5990</text:p>
          </table:table-cell>
          <table:table-cell table:style-name="ACE-11" office:value-type="float" office:value="107.70329614269008">
            <text:p>108</text:p>
          </table:table-cell>
          <table:table-cell table:number-columns-repeated="4" table:style-name="ACE-11"/>
          <table:table-cell table:style-name="ACE-11" office:value-type="float" office:value="6840">
            <text:p>6840</text:p>
          </table:table-cell>
          <table:table-cell table:style-name="ACE-11" office:value-type="float" office:value="320">
            <text:p>320</text:p>
          </table:table-cell>
          <table:table-cell table:style-name="ACE-11" office:value-type="float" office:value="273">
            <text:p>273</text:p>
          </table:table-cell>
          <table:table-cell table:style-name="ACE-16" office:value-type="float" office:value="8.3999999999999986">
            <text:p>8.40</text:p>
          </table:table-cell>
          <table:table-cell table:style-name="ACE-16" office:value-type="string">
            <text:p>nd</text:p>
          </table:table-cell>
          <table:table-cell table:style-name="ACE-16" office:value-type="float" office:value="-5.0099999999999998">
            <text:p>−5.01</text:p>
          </table:table-cell>
          <table:table-cell table:style-name="ACE-16" office:value-type="float" office:value="0.1892238593154689">
            <text:p>0.19</text:p>
          </table:table-cell>
          <table:table-cell table:style-name="ACE-16" office:value-type="float" office:value="0.18920887928424501">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6.3199999999999994">
            <text:p>−6.32</text:p>
          </table:table-cell>
          <table:table-cell table:style-name="ACE-14" office:value-type="float" office:value="1.3830060263549975">
            <text:p>1.38</text:p>
          </table:table-cell>
          <table:table-cell table:style-name="ACE-14" office:value-type="float" office:value="1.3830039768561766">
            <text:p>1.3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4000000000000004">
            <text:p>4.4</text:p>
          </table:table-cell>
          <table:table-cell table:number-columns-repeated="219" table:style-name="ACE-12"/>
        </table:table-row>
        <table:table-row table:style-name="AROW-4">
          <table:table-cell table:style-name="ACE-10" office:value-type="string">
            <text:p>FR 119</text:p>
          </table:table-cell>
          <table:table-cell table:style-name="ACE-10" office:value-type="float" office:value="119">
            <text:p>119</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4 West Brittany, France</text:p>
          </table:table-cell>
          <table:table-cell table:style-name="ACE-14" office:value-type="float" office:value="48.354999999999997">
            <text:p>48.35</text:p>
          </table:table-cell>
          <table:table-cell table:style-name="ACE-14" office:value-type="float" office:value="-4.6799999999999997">
            <text:p>−4.68</text:p>
          </table:table-cell>
          <table:table-cell table:style-name="ACE-10" office:value-type="float" office:value="1">
            <text:p>1</text:p>
          </table:table-cell>
          <table:table-cell table:style-name="ACE-11" office:value-type="float" office:value="6150">
            <text:p>6150</text:p>
          </table:table-cell>
          <table:table-cell table:style-name="ACE-11" office:value-type="float" office:value="107.70329614269008">
            <text:p>108</text:p>
          </table:table-cell>
          <table:table-cell table:number-columns-repeated="4" table:style-name="ACE-11"/>
          <table:table-cell table:style-name="ACE-11" office:value-type="float" office:value="7041">
            <text:p>7041</text:p>
          </table:table-cell>
          <table:table-cell table:style-name="ACE-11" office:value-type="float" office:value="230">
            <text:p>230</text:p>
          </table:table-cell>
          <table:table-cell table:style-name="ACE-11" office:value-type="float" office:value="290">
            <text:p>290</text:p>
          </table:table-cell>
          <table:table-cell table:style-name="ACE-16" office:value-type="float" office:value="2.7999999999999998">
            <text:p>2.80</text:p>
          </table:table-cell>
          <table:table-cell table:style-name="ACE-16" office:value-type="string">
            <text:p>nd</text:p>
          </table:table-cell>
          <table:table-cell table:style-name="ACE-16" office:value-type="float" office:value="-3.6899999999999999">
            <text:p>−3.69</text:p>
          </table:table-cell>
          <table:table-cell table:style-name="ACE-16" office:value-type="float" office:value="0.18934365689973157">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3.6825000000000001">
            <text:p>−3.68</text:p>
          </table:table-cell>
          <table:table-cell table:style-name="ACE-14" office:value-type="float" office:value="0.18934365689973157">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
            <text:p>1.7</text:p>
          </table:table-cell>
          <table:table-cell table:number-columns-repeated="219" table:style-name="ACE-12"/>
        </table:table-row>
        <table:table-row table:style-name="AROW-4">
          <table:table-cell table:style-name="ACE-10" office:value-type="string">
            <text:p>FR 120</text:p>
          </table:table-cell>
          <table:table-cell table:style-name="ACE-10" office:value-type="float" office:value="120">
            <text:p>120</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59">
            <text:p>47.76</text:p>
          </table:table-cell>
          <table:table-cell table:style-name="ACE-14" office:value-type="float" office:value="-3.5070000000000001">
            <text:p>−3.51</text:p>
          </table:table-cell>
          <table:table-cell table:style-name="ACE-10" office:value-type="float" office:value="1">
            <text:p>1</text:p>
          </table:table-cell>
          <table:table-cell table:style-name="ACE-11" office:value-type="float" office:value="970">
            <text:p>970</text:p>
          </table:table-cell>
          <table:table-cell table:style-name="ACE-11" office:value-type="float" office:value="30">
            <text:p>30</text:p>
          </table:table-cell>
          <table:table-cell table:number-columns-repeated="4" table:style-name="ACE-11"/>
          <table:table-cell table:style-name="ACE-11" office:value-type="float" office:value="860">
            <text:p>860</text:p>
          </table:table-cell>
          <table:table-cell table:style-name="ACE-11" office:value-type="float" office:value="73">
            <text:p>73</text:p>
          </table:table-cell>
          <table:table-cell table:style-name="ACE-11" office:value-type="float" office:value="64">
            <text:p>64</text:p>
          </table:table-cell>
          <table:table-cell table:style-name="ACE-16" office:value-type="float" office:value="0.5">
            <text:p>0.50</text:p>
          </table:table-cell>
          <table:table-cell table:style-name="ACE-16" office:value-type="string">
            <text:p>nd</text:p>
          </table:table-cell>
          <table:table-cell table:style-name="ACE-16" office:value-type="float" office:value="0.82999999999999996">
            <text:p>0.83</text:p>
          </table:table-cell>
          <table:table-cell table:style-name="ACE-16" office:value-type="float" office:value="0.19339079605813717">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83250000000000002">
            <text:p>0.83</text:p>
          </table:table-cell>
          <table:table-cell table:style-name="ACE-14" office:value-type="float" office:value="0.19339079605813717">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1</text:p>
          </table:table-cell>
          <table:table-cell table:style-name="ACE-10" office:value-type="float" office:value="121">
            <text:p>121</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62">
            <text:p>47.76</text:p>
          </table:table-cell>
          <table:table-cell table:style-name="ACE-14" office:value-type="float" office:value="-3.5030000000000001">
            <text:p>−3.50</text:p>
          </table:table-cell>
          <table:table-cell table:style-name="ACE-10" office:value-type="float" office:value="1">
            <text:p>1</text:p>
          </table:table-cell>
          <table:table-cell table:style-name="ACE-11" office:value-type="float" office:value="4395">
            <text:p>4395</text:p>
          </table:table-cell>
          <table:table-cell table:style-name="ACE-11" office:value-type="float" office:value="35">
            <text:p>35</text:p>
          </table:table-cell>
          <table:table-cell table:number-columns-repeated="4" table:style-name="ACE-11"/>
          <table:table-cell table:style-name="ACE-11" office:value-type="float" office:value="4957">
            <text:p>4957</text:p>
          </table:table-cell>
          <table:table-cell table:style-name="ACE-11" office:value-type="float" office:value="255">
            <text:p>255</text:p>
          </table:table-cell>
          <table:table-cell table:style-name="ACE-11" office:value-type="float" office:value="98">
            <text:p>98</text:p>
          </table:table-cell>
          <table:table-cell table:style-name="ACE-16" office:value-type="float" office:value="3.7000000000000002">
            <text:p>3.70</text:p>
          </table:table-cell>
          <table:table-cell table:style-name="ACE-16" office:value-type="string">
            <text:p>nd</text:p>
          </table:table-cell>
          <table:table-cell table:style-name="ACE-16" office:value-type="float" office:value="-2.1699999999999999">
            <text:p>−2.17</text:p>
          </table:table-cell>
          <table:table-cell table:style-name="ACE-16" office:value-type="float" office:value="0.18928607557767366">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1675">
            <text:p>−2.17</text:p>
          </table:table-cell>
          <table:table-cell table:style-name="ACE-14" office:value-type="float" office:value="0.18928607557767366">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10000000000000001">
            <text:p>0.1</text:p>
          </table:table-cell>
          <table:table-cell table:number-columns-repeated="219" table:style-name="ACE-12"/>
        </table:table-row>
        <table:table-row table:style-name="AROW-4">
          <table:table-cell table:style-name="ACE-10" office:value-type="string">
            <text:p>FR 122</text:p>
          </table:table-cell>
          <table:table-cell table:style-name="ACE-10" office:value-type="float" office:value="122">
            <text:p>122</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59">
            <text:p>47.76</text:p>
          </table:table-cell>
          <table:table-cell table:style-name="ACE-14" office:value-type="float" office:value="-3.5070000000000001">
            <text:p>−3.51</text:p>
          </table:table-cell>
          <table:table-cell table:style-name="ACE-10" office:value-type="float" office:value="1">
            <text:p>1</text:p>
          </table:table-cell>
          <table:table-cell table:style-name="ACE-11" office:value-type="float" office:value="5910">
            <text:p>5910</text:p>
          </table:table-cell>
          <table:table-cell table:style-name="ACE-11" office:value-type="float" office:value="40">
            <text:p>40</text:p>
          </table:table-cell>
          <table:table-cell table:number-columns-repeated="4" table:style-name="ACE-11"/>
          <table:table-cell table:style-name="ACE-11" office:value-type="float" office:value="6730">
            <text:p>6730</text:p>
          </table:table-cell>
          <table:table-cell table:style-name="ACE-11" office:value-type="float" office:value="116">
            <text:p>116</text:p>
          </table:table-cell>
          <table:table-cell table:style-name="ACE-11" office:value-type="float" office:value="79">
            <text:p>79</text:p>
          </table:table-cell>
          <table:table-cell table:style-name="ACE-16" office:value-type="float" office:value="7.0899999999999999">
            <text:p>7.09</text:p>
          </table:table-cell>
          <table:table-cell table:style-name="ACE-16" office:value-type="string">
            <text:p>nd</text:p>
          </table:table-cell>
          <table:table-cell table:style-name="ACE-16" office:value-type="float" office:value="-5.7599999999999998">
            <text:p>−5.76</text:p>
          </table:table-cell>
          <table:table-cell table:style-name="ACE-16" office:value-type="float" office:value="0.1892299060211721">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7574999999999994">
            <text:p>−5.76</text:p>
          </table:table-cell>
          <table:table-cell table:style-name="ACE-14" office:value-type="float" office:value="0.1892299060211721">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3</text:p>
          </table:table-cell>
          <table:table-cell table:style-name="ACE-10" office:value-type="float" office:value="123">
            <text:p>123</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62">
            <text:p>47.76</text:p>
          </table:table-cell>
          <table:table-cell table:style-name="ACE-14" office:value-type="float" office:value="-3.5030000000000001">
            <text:p>−3.50</text:p>
          </table:table-cell>
          <table:table-cell table:style-name="ACE-10" office:value-type="float" office:value="1">
            <text:p>1</text:p>
          </table:table-cell>
          <table:table-cell table:style-name="ACE-11" office:value-type="float" office:value="6650">
            <text:p>6650</text:p>
          </table:table-cell>
          <table:table-cell table:style-name="ACE-11" office:value-type="float" office:value="107.70329614269008">
            <text:p>108</text:p>
          </table:table-cell>
          <table:table-cell table:number-columns-repeated="4" table:style-name="ACE-11"/>
          <table:table-cell table:style-name="ACE-11" office:value-type="float" office:value="7530">
            <text:p>7530</text:p>
          </table:table-cell>
          <table:table-cell table:style-name="ACE-11" office:value-type="float" office:value="158">
            <text:p>158</text:p>
          </table:table-cell>
          <table:table-cell table:style-name="ACE-11" office:value-type="float" office:value="205">
            <text:p>205</text:p>
          </table:table-cell>
          <table:table-cell table:style-name="ACE-16" office:value-type="float" office:value="9.6999999999999993">
            <text:p>9.70</text:p>
          </table:table-cell>
          <table:table-cell table:style-name="ACE-16" office:value-type="string">
            <text:p>nd</text:p>
          </table:table-cell>
          <table:table-cell table:style-name="ACE-16" office:value-type="float" office:value="-8.1699999999999999">
            <text:p>−8.17</text:p>
          </table:table-cell>
          <table:table-cell table:style-name="ACE-16" office:value-type="float" office:value="0.18922011322479526">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8.1675000000000004">
            <text:p>−8.17</text:p>
          </table:table-cell>
          <table:table-cell table:style-name="ACE-14" office:value-type="float" office:value="0.18922011322479526">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4</text:p>
          </table:table-cell>
          <table:table-cell table:style-name="ACE-10" office:value-type="float" office:value="124">
            <text:p>124</text:p>
          </table:table-cell>
          <table:table-cell table:style-name="ACE-10" office:value-type="string">
            <text:p>Goslin et al. 2015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759">
            <text:p>47.76</text:p>
          </table:table-cell>
          <table:table-cell table:style-name="ACE-14" office:value-type="float" office:value="-3.5070000000000001">
            <text:p>−3.51</text:p>
          </table:table-cell>
          <table:table-cell table:style-name="ACE-10" office:value-type="float" office:value="1">
            <text:p>1</text:p>
          </table:table-cell>
          <table:table-cell table:style-name="ACE-11" office:value-type="float" office:value="7090">
            <text:p>7090</text:p>
          </table:table-cell>
          <table:table-cell table:style-name="ACE-11" office:value-type="float" office:value="40">
            <text:p>40</text:p>
          </table:table-cell>
          <table:table-cell table:number-columns-repeated="4" table:style-name="ACE-11"/>
          <table:table-cell table:style-name="ACE-11" office:value-type="float" office:value="7923">
            <text:p>7923</text:p>
          </table:table-cell>
          <table:table-cell table:style-name="ACE-11" office:value-type="float" office:value="73">
            <text:p>73</text:p>
          </table:table-cell>
          <table:table-cell table:style-name="ACE-11" office:value-type="float" office:value="83">
            <text:p>83</text:p>
          </table:table-cell>
          <table:table-cell table:style-name="ACE-16" office:value-type="float" office:value="9.8900000000000006">
            <text:p>9.89</text:p>
          </table:table-cell>
          <table:table-cell table:style-name="ACE-16" office:value-type="string">
            <text:p>nd</text:p>
          </table:table-cell>
          <table:table-cell table:style-name="ACE-16" office:value-type="float" office:value="-8.5600000000000005">
            <text:p>−8.56</text:p>
          </table:table-cell>
          <table:table-cell table:style-name="ACE-16" office:value-type="float" office:value="0.1892196857454127">
            <text:p>0.19</text:p>
          </table:table-cell>
          <table:table-cell table:style-name="ACE-16" office:value-type="float" office:value="0.18920887928424501">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8.557500000000001">
            <text:p>−8.56</text:p>
          </table:table-cell>
          <table:table-cell table:style-name="ACE-14" office:value-type="float" office:value="0.1892196857454127">
            <text:p>0.19</text:p>
          </table:table-cell>
          <table:table-cell table:style-name="ACE-14" office:value-type="float" office:value="0.18920887928424501">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5">
            <text:p>0.5</text:p>
          </table:table-cell>
          <table:table-cell table:number-columns-repeated="219" table:style-name="ACE-12"/>
        </table:table-row>
        <table:table-row table:style-name="AROW-4">
          <table:table-cell table:style-name="ACE-10" office:value-type="string">
            <text:p>FR 125</text:p>
          </table:table-cell>
          <table:table-cell table:style-name="ACE-10" office:value-type="float" office:value="125">
            <text:p>125</text:p>
          </table:table-cell>
          <table:table-cell table:style-name="ACE-10" office:value-type="string">
            <text:p>Gaudin 2004;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2000000000002">
            <text:p>47.50</text:p>
          </table:table-cell>
          <table:table-cell table:style-name="ACE-14" office:value-type="float" office:value="-3.1219999999999999">
            <text:p>−3.12</text:p>
          </table:table-cell>
          <table:table-cell table:style-name="ACE-10" office:value-type="float" office:value="1">
            <text:p>1</text:p>
          </table:table-cell>
          <table:table-cell table:style-name="ACE-11" office:value-type="float" office:value="1190">
            <text:p>1190</text:p>
          </table:table-cell>
          <table:table-cell table:style-name="ACE-11" office:value-type="float" office:value="111.80339887498948">
            <text:p>112</text:p>
          </table:table-cell>
          <table:table-cell table:number-columns-repeated="4" table:style-name="ACE-11"/>
          <table:table-cell table:style-name="ACE-11" office:value-type="float" office:value="1114">
            <text:p>1114</text:p>
          </table:table-cell>
          <table:table-cell table:style-name="ACE-11" office:value-type="float" office:value="197">
            <text:p>197</text:p>
          </table:table-cell>
          <table:table-cell table:style-name="ACE-11" office:value-type="float" office:value="202">
            <text:p>202</text:p>
          </table:table-cell>
          <table:table-cell table:style-name="ACE-16" office:value-type="float" office:value="1.3125">
            <text:p>1.31</text:p>
          </table:table-cell>
          <table:table-cell table:style-name="ACE-16" office:value-type="string">
            <text:p>nd</text:p>
          </table:table-cell>
          <table:table-cell table:style-name="ACE-16" office:value-type="float" office:value="2.0024999999999999">
            <text:p>2.00</text:p>
          </table:table-cell>
          <table:table-cell table:style-name="ACE-16" office:value-type="float" office:value="0.14348675739065703">
            <text:p>0.14</text:p>
          </table:table-cell>
          <table:table-cell table:style-name="ACE-16" office:value-type="float" office:value="0.14267533073380279">
            <text:p>0.1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65374999999999983">
            <text:p>0.65</text:p>
          </table:table-cell>
          <table:table-cell table:style-name="ACE-14" office:value-type="float" office:value="1.3986296908211571">
            <text:p>1.40</text:p>
          </table:table-cell>
          <table:table-cell table:style-name="ACE-14" office:value-type="float" office:value="1.3985466786989986">
            <text:p>1.4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126</text:p>
          </table:table-cell>
          <table:table-cell table:style-name="ACE-10" office:value-type="float" office:value="126">
            <text:p>126</text:p>
          </table:table-cell>
          <table:table-cell table:style-name="ACE-10" office:value-type="string">
            <text:p>Gaudin 2004;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2000000000002">
            <text:p>47.50</text:p>
          </table:table-cell>
          <table:table-cell table:style-name="ACE-14" office:value-type="float" office:value="-3.1219999999999999">
            <text:p>−3.12</text:p>
          </table:table-cell>
          <table:table-cell table:style-name="ACE-10" office:value-type="float" office:value="1">
            <text:p>1</text:p>
          </table:table-cell>
          <table:table-cell table:style-name="ACE-11" office:value-type="float" office:value="2810">
            <text:p>2810</text:p>
          </table:table-cell>
          <table:table-cell table:style-name="ACE-11" office:value-type="float" office:value="107.70329614269008">
            <text:p>108</text:p>
          </table:table-cell>
          <table:table-cell table:number-columns-repeated="4" table:style-name="ACE-11"/>
          <table:table-cell table:style-name="ACE-11" office:value-type="float" office:value="2942">
            <text:p>2942</text:p>
          </table:table-cell>
          <table:table-cell table:style-name="ACE-11" office:value-type="float" office:value="269">
            <text:p>269</text:p>
          </table:table-cell>
          <table:table-cell table:style-name="ACE-11" office:value-type="float" office:value="196">
            <text:p>196</text:p>
          </table:table-cell>
          <table:table-cell table:style-name="ACE-16" office:value-type="float" office:value="2.5874999999999999">
            <text:p>2.59</text:p>
          </table:table-cell>
          <table:table-cell table:style-name="ACE-16" office:value-type="string">
            <text:p>nd</text:p>
          </table:table-cell>
          <table:table-cell table:style-name="ACE-16" office:value-type="float" office:value="0.72750000000000004">
            <text:p>0.73</text:p>
          </table:table-cell>
          <table:table-cell table:style-name="ACE-16" office:value-type="float" office:value="0.14288455019638566">
            <text:p>0.14</text:p>
          </table:table-cell>
          <table:table-cell table:style-name="ACE-16" office:value-type="float" office:value="0.14267533073380279">
            <text:p>0.1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62125000000000008">
            <text:p>−0.62</text:p>
          </table:table-cell>
          <table:table-cell table:style-name="ACE-14" office:value-type="float" office:value="1.3985680380964036">
            <text:p>1.40</text:p>
          </table:table-cell>
          <table:table-cell table:style-name="ACE-14" office:value-type="float" office:value="1.3985466786989986">
            <text:p>1.4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127</text:p>
          </table:table-cell>
          <table:table-cell table:style-name="ACE-10" office:value-type="float" office:value="127">
            <text:p>127</text:p>
          </table:table-cell>
          <table:table-cell table:style-name="ACE-10" office:value-type="string">
            <text:p>Gaudin 2004;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2000000000002">
            <text:p>47.50</text:p>
          </table:table-cell>
          <table:table-cell table:style-name="ACE-14" office:value-type="float" office:value="-3.1219999999999999">
            <text:p>−3.12</text:p>
          </table:table-cell>
          <table:table-cell table:style-name="ACE-10" office:value-type="float" office:value="1">
            <text:p>1</text:p>
          </table:table-cell>
          <table:table-cell table:style-name="ACE-11" office:value-type="float" office:value="3570">
            <text:p>3570</text:p>
          </table:table-cell>
          <table:table-cell table:style-name="ACE-11" office:value-type="float" office:value="105.94810050208545">
            <text:p>106</text:p>
          </table:table-cell>
          <table:table-cell table:number-columns-repeated="4" table:style-name="ACE-11"/>
          <table:table-cell table:style-name="ACE-11" office:value-type="float" office:value="3870">
            <text:p>3870</text:p>
          </table:table-cell>
          <table:table-cell table:style-name="ACE-11" office:value-type="float" office:value="280">
            <text:p>280</text:p>
          </table:table-cell>
          <table:table-cell table:style-name="ACE-11" office:value-type="float" office:value="278">
            <text:p>278</text:p>
          </table:table-cell>
          <table:table-cell table:style-name="ACE-16" office:value-type="float" office:value="3.2124999999999999">
            <text:p>3.21</text:p>
          </table:table-cell>
          <table:table-cell table:style-name="ACE-16" office:value-type="string">
            <text:p>nd</text:p>
          </table:table-cell>
          <table:table-cell table:style-name="ACE-16" office:value-type="float" office:value="0.10250000000000009">
            <text:p>0.10</text:p>
          </table:table-cell>
          <table:table-cell table:style-name="ACE-16" office:value-type="float" office:value="0.14281109586824875">
            <text:p>0.14</text:p>
          </table:table-cell>
          <table:table-cell table:style-name="ACE-16" office:value-type="float" office:value="0.14267533073380279">
            <text:p>0.1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462500000000001">
            <text:p>−1.25</text:p>
          </table:table-cell>
          <table:table-cell table:style-name="ACE-14" office:value-type="float" office:value="1.3985605355518547">
            <text:p>1.40</text:p>
          </table:table-cell>
          <table:table-cell table:style-name="ACE-14" office:value-type="float" office:value="1.3985466786989986">
            <text:p>1.4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8999999999999999">
            <text:p>2.9</text:p>
          </table:table-cell>
          <table:table-cell table:number-columns-repeated="219" table:style-name="ACE-12"/>
        </table:table-row>
        <table:table-row table:style-name="AROW-4">
          <table:table-cell table:style-name="ACE-10" office:value-type="string">
            <text:p>FR 128</text:p>
          </table:table-cell>
          <table:table-cell table:style-name="ACE-10" office:value-type="float" office:value="128">
            <text:p>128</text:p>
          </table:table-cell>
          <table:table-cell table:style-name="ACE-10" office:value-type="string">
            <text:p>Visset et al. 1995;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87000000000003">
            <text:p>47.59</text:p>
          </table:table-cell>
          <table:table-cell table:style-name="ACE-14" office:value-type="float" office:value="-3.052">
            <text:p>−3.05</text:p>
          </table:table-cell>
          <table:table-cell table:style-name="ACE-10" office:value-type="float" office:value="1">
            <text:p>1</text:p>
          </table:table-cell>
          <table:table-cell table:style-name="ACE-11" office:value-type="float" office:value="2905">
            <text:p>2905</text:p>
          </table:table-cell>
          <table:table-cell table:style-name="ACE-11" office:value-type="float" office:value="114.12712210513327">
            <text:p>114</text:p>
          </table:table-cell>
          <table:table-cell table:number-columns-repeated="4" table:style-name="ACE-11"/>
          <table:table-cell table:style-name="ACE-11" office:value-type="float" office:value="3056">
            <text:p>3056</text:p>
          </table:table-cell>
          <table:table-cell table:style-name="ACE-11" office:value-type="float" office:value="287">
            <text:p>287</text:p>
          </table:table-cell>
          <table:table-cell table:style-name="ACE-11" office:value-type="float" office:value="268">
            <text:p>268</text:p>
          </table:table-cell>
          <table:table-cell table:style-name="ACE-16" office:value-type="float" office:value="1.675">
            <text:p>1.68</text:p>
          </table:table-cell>
          <table:table-cell table:style-name="ACE-16" office:value-type="string">
            <text:p>nd</text:p>
          </table:table-cell>
          <table:table-cell table:style-name="ACE-16" office:value-type="float" office:value="0.37399999999999994">
            <text:p>0.37</text:p>
          </table:table-cell>
          <table:table-cell table:style-name="ACE-16" office:value-type="float" office:value="2.3002103318454261">
            <text:p>2.30</text:p>
          </table:table-cell>
          <table:table-cell table:style-name="ACE-16" office:value-type="float" office:value="2.3001793408341009">
            <text:p>2.3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96975000000000011">
            <text:p>−0.97</text:p>
          </table:table-cell>
          <table:table-cell table:style-name="ACE-14" office:value-type="float" office:value="2.7224311989889558">
            <text:p>2.72</text:p>
          </table:table-cell>
          <table:table-cell table:style-name="ACE-14" office:value-type="float" office:value="2.7224050144128076">
            <text:p>2.7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7000000000000002">
            <text:p>2.7</text:p>
          </table:table-cell>
          <table:table-cell table:number-columns-repeated="219" table:style-name="ACE-12"/>
        </table:table-row>
        <table:table-row table:style-name="AROW-4">
          <table:table-cell table:style-name="ACE-10" office:value-type="string">
            <text:p>FR 129</text:p>
          </table:table-cell>
          <table:table-cell table:style-name="ACE-10" office:value-type="float" office:value="129">
            <text:p>129</text:p>
          </table:table-cell>
          <table:table-cell table:style-name="ACE-10" office:value-type="string">
            <text:p>Visset et al. 1995;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87000000000003">
            <text:p>47.59</text:p>
          </table:table-cell>
          <table:table-cell table:style-name="ACE-14" office:value-type="float" office:value="-3.052">
            <text:p>−3.05</text:p>
          </table:table-cell>
          <table:table-cell table:style-name="ACE-10" office:value-type="float" office:value="1">
            <text:p>1</text:p>
          </table:table-cell>
          <table:table-cell table:style-name="ACE-11" office:value-type="float" office:value="3155">
            <text:p>3155</text:p>
          </table:table-cell>
          <table:table-cell table:style-name="ACE-11" office:value-type="float" office:value="131.24404748406687">
            <text:p>131</text:p>
          </table:table-cell>
          <table:table-cell table:number-columns-repeated="4" table:style-name="ACE-11"/>
          <table:table-cell table:style-name="ACE-11" office:value-type="float" office:value="3362">
            <text:p>3362</text:p>
          </table:table-cell>
          <table:table-cell table:style-name="ACE-11" office:value-type="float" office:value="325">
            <text:p>325</text:p>
          </table:table-cell>
          <table:table-cell table:style-name="ACE-11" office:value-type="float" office:value="361">
            <text:p>361</text:p>
          </table:table-cell>
          <table:table-cell table:style-name="ACE-16" office:value-type="float" office:value="2.2250000000000001">
            <text:p>2.23</text:p>
          </table:table-cell>
          <table:table-cell table:style-name="ACE-16" office:value-type="string">
            <text:p>nd</text:p>
          </table:table-cell>
          <table:table-cell table:style-name="ACE-16" office:value-type="float" office:value="-0.17599999999999999">
            <text:p>−0.18</text:p>
          </table:table-cell>
          <table:table-cell table:style-name="ACE-16" office:value-type="float" office:value="2.3001969041538715">
            <text:p>2.30</text:p>
          </table:table-cell>
          <table:table-cell table:style-name="ACE-16" office:value-type="float" office:value="2.3001793408341009">
            <text:p>2.3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5197499999999999">
            <text:p>−1.52</text:p>
          </table:table-cell>
          <table:table-cell table:style-name="ACE-14" office:value-type="float" office:value="2.7224198538026889">
            <text:p>2.72</text:p>
          </table:table-cell>
          <table:table-cell table:style-name="ACE-14" office:value-type="float" office:value="2.7224050144128076">
            <text:p>2.7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7000000000000002">
            <text:p>2.7</text:p>
          </table:table-cell>
          <table:table-cell table:number-columns-repeated="219" table:style-name="ACE-12"/>
        </table:table-row>
        <table:table-row table:style-name="AROW-4">
          <table:table-cell table:style-name="ACE-10" office:value-type="string">
            <text:p>FR 130</text:p>
          </table:table-cell>
          <table:table-cell table:style-name="ACE-10" office:value-type="float" office:value="130">
            <text:p>130</text:p>
          </table:table-cell>
          <table:table-cell table:style-name="ACE-10" office:value-type="string">
            <text:p>Visset et al. 199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54000000000002">
            <text:p>47.55</text:p>
          </table:table-cell>
          <table:table-cell table:style-name="ACE-14" office:value-type="float" office:value="-2.9319999999999999">
            <text:p>−2.93</text:p>
          </table:table-cell>
          <table:table-cell table:style-name="ACE-10" office:value-type="float" office:value="1">
            <text:p>1</text:p>
          </table:table-cell>
          <table:table-cell table:style-name="ACE-11" office:value-type="float" office:value="6165">
            <text:p>6165</text:p>
          </table:table-cell>
          <table:table-cell table:style-name="ACE-11" office:value-type="float" office:value="128.06248474865697">
            <text:p>128</text:p>
          </table:table-cell>
          <table:table-cell table:number-columns-repeated="4" table:style-name="ACE-11"/>
          <table:table-cell table:style-name="ACE-11" office:value-type="float" office:value="7053">
            <text:p>7053</text:p>
          </table:table-cell>
          <table:table-cell table:style-name="ACE-11" office:value-type="float" office:value="358">
            <text:p>358</text:p>
          </table:table-cell>
          <table:table-cell table:style-name="ACE-11" office:value-type="float" office:value="318">
            <text:p>318</text:p>
          </table:table-cell>
          <table:table-cell table:style-name="ACE-16" office:value-type="float" office:value="1.175">
            <text:p>1.18</text:p>
          </table:table-cell>
          <table:table-cell table:style-name="ACE-16" office:value-type="string">
            <text:p>nd</text:p>
          </table:table-cell>
          <table:table-cell table:style-name="ACE-16" office:value-type="float" office:value="-3.7349999999999999">
            <text:p>−3.73</text:p>
          </table:table-cell>
          <table:table-cell table:style-name="ACE-16" office:value-type="float" office:value="2.1751642981294421">
            <text:p>2.18</text:p>
          </table:table-cell>
          <table:table-cell table:style-name="ACE-16" office:value-type="float" office:value="2.1750976989551525">
            <text:p>2.18</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3.5975000000000001">
            <text:p>−3.60</text:p>
          </table:table-cell>
          <table:table-cell table:style-name="ACE-14" office:value-type="float" office:value="2.1751642981294421">
            <text:p>2.18</text:p>
          </table:table-cell>
          <table:table-cell table:style-name="ACE-14" office:value-type="float" office:value="2.1750976989551525">
            <text:p>2.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
            <text:p>1.3</text:p>
          </table:table-cell>
          <table:table-cell table:number-columns-repeated="219" table:style-name="ACE-12"/>
        </table:table-row>
        <table:table-row table:style-name="AROW-4">
          <table:table-cell table:style-name="ACE-10" office:value-type="string">
            <text:p>FR 131</text:p>
          </table:table-cell>
          <table:table-cell table:style-name="ACE-10" office:value-type="float" office:value="131">
            <text:p>131</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4895">
            <text:p>4895</text:p>
          </table:table-cell>
          <table:table-cell table:style-name="ACE-11" office:value-type="float" office:value="122.06555615733703">
            <text:p>122</text:p>
          </table:table-cell>
          <table:table-cell table:number-columns-repeated="4" table:style-name="ACE-11"/>
          <table:table-cell table:style-name="ACE-11" office:value-type="float" office:value="5641">
            <text:p>5641</text:p>
          </table:table-cell>
          <table:table-cell table:style-name="ACE-11" office:value-type="float" office:value="266">
            <text:p>266</text:p>
          </table:table-cell>
          <table:table-cell table:style-name="ACE-11" office:value-type="float" office:value="315">
            <text:p>315</text:p>
          </table:table-cell>
          <table:table-cell table:style-name="ACE-16" office:value-type="float" office:value="3.2749999999999999">
            <text:p>3.27</text:p>
          </table:table-cell>
          <table:table-cell table:style-name="ACE-16" office:value-type="string">
            <text:p>nd</text:p>
          </table:table-cell>
          <table:table-cell table:style-name="ACE-16" office:value-type="float" office:value="-2.0880000000000001">
            <text:p>−2.09</text:p>
          </table:table-cell>
          <table:table-cell table:style-name="ACE-16" office:value-type="float" office:value="2.3501834596184179">
            <text:p>2.35</text:p>
          </table:table-cell>
          <table:table-cell table:style-name="ACE-16" office:value-type="float" office:value="2.3501755253597549">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4267500000000002">
            <text:p>−3.43</text:p>
          </table:table-cell>
          <table:table-cell table:style-name="ACE-14" office:value-type="float" office:value="2.7780323713671868">
            <text:p>2.78</text:p>
          </table:table-cell>
          <table:table-cell table:style-name="ACE-14" office:value-type="float" office:value="2.7780256590787635">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2</text:p>
          </table:table-cell>
          <table:table-cell table:style-name="ACE-10" office:value-type="float" office:value="132">
            <text:p>132</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5590">
            <text:p>5590</text:p>
          </table:table-cell>
          <table:table-cell table:style-name="ACE-11" office:value-type="float" office:value="134.53624047073711">
            <text:p>135</text:p>
          </table:table-cell>
          <table:table-cell table:number-columns-repeated="4" table:style-name="ACE-11"/>
          <table:table-cell table:style-name="ACE-11" office:value-type="float" office:value="6391">
            <text:p>6391</text:p>
          </table:table-cell>
          <table:table-cell table:style-name="ACE-11" office:value-type="float" office:value="285">
            <text:p>285</text:p>
          </table:table-cell>
          <table:table-cell table:style-name="ACE-11" office:value-type="float" office:value="376">
            <text:p>376</text:p>
          </table:table-cell>
          <table:table-cell table:style-name="ACE-16" office:value-type="float" office:value="4.4749999999999996">
            <text:p>4.47</text:p>
          </table:table-cell>
          <table:table-cell table:style-name="ACE-16" office:value-type="string">
            <text:p>nd</text:p>
          </table:table-cell>
          <table:table-cell table:style-name="ACE-16" office:value-type="float" office:value="-3.2880000000000003">
            <text:p>−3.29</text:p>
          </table:table-cell>
          <table:table-cell table:style-name="ACE-16" office:value-type="float" office:value="2.3501797749125046">
            <text:p>2.35</text:p>
          </table:table-cell>
          <table:table-cell table:style-name="ACE-16" office:value-type="float" office:value="2.3501755253597549">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4.6267500000000004">
            <text:p>−4.63</text:p>
          </table:table-cell>
          <table:table-cell table:style-name="ACE-14" office:value-type="float" office:value="2.7780292541490255">
            <text:p>2.78</text:p>
          </table:table-cell>
          <table:table-cell table:style-name="ACE-14" office:value-type="float" office:value="2.7780256590787635">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3</text:p>
          </table:table-cell>
          <table:table-cell table:style-name="ACE-10" office:value-type="float" office:value="133">
            <text:p>133</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5700">
            <text:p>5700</text:p>
          </table:table-cell>
          <table:table-cell table:style-name="ACE-11" office:value-type="float" office:value="152.3975065412817">
            <text:p>152</text:p>
          </table:table-cell>
          <table:table-cell table:number-columns-repeated="4" table:style-name="ACE-11"/>
          <table:table-cell table:style-name="ACE-11" office:value-type="float" office:value="6509">
            <text:p>6509</text:p>
          </table:table-cell>
          <table:table-cell table:style-name="ACE-11" office:value-type="float" office:value="372">
            <text:p>372</text:p>
          </table:table-cell>
          <table:table-cell table:style-name="ACE-11" office:value-type="float" office:value="305">
            <text:p>305</text:p>
          </table:table-cell>
          <table:table-cell table:style-name="ACE-16" office:value-type="float" office:value="5.0750000000000002">
            <text:p>5.08</text:p>
          </table:table-cell>
          <table:table-cell table:style-name="ACE-16" office:value-type="string">
            <text:p>nd</text:p>
          </table:table-cell>
          <table:table-cell table:style-name="ACE-16" office:value-type="float" office:value="-3.8879999999999999">
            <text:p>−3.89</text:p>
          </table:table-cell>
          <table:table-cell table:style-name="ACE-16" office:value-type="float" office:value="2.3501788294910622">
            <text:p>2.35</text:p>
          </table:table-cell>
          <table:table-cell table:style-name="ACE-16" office:value-type="float" office:value="2.3501755253597549">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22675">
            <text:p>−5.23</text:p>
          </table:table-cell>
          <table:table-cell table:style-name="ACE-14" office:value-type="float" office:value="2.7780284543337528">
            <text:p>2.78</text:p>
          </table:table-cell>
          <table:table-cell table:style-name="ACE-14" office:value-type="float" office:value="2.7780256590787635">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4</text:p>
          </table:table-cell>
          <table:table-cell table:style-name="ACE-10" office:value-type="float" office:value="134">
            <text:p>134</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5700">
            <text:p>5700</text:p>
          </table:table-cell>
          <table:table-cell table:style-name="ACE-11" office:value-type="float" office:value="128.06248474865697">
            <text:p>128</text:p>
          </table:table-cell>
          <table:table-cell table:number-columns-repeated="4" table:style-name="ACE-11"/>
          <table:table-cell table:style-name="ACE-11" office:value-type="float" office:value="6505">
            <text:p>6505</text:p>
          </table:table-cell>
          <table:table-cell table:style-name="ACE-11" office:value-type="float" office:value="285">
            <text:p>285</text:p>
          </table:table-cell>
          <table:table-cell table:style-name="ACE-11" office:value-type="float" office:value="282">
            <text:p>282</text:p>
          </table:table-cell>
          <table:table-cell table:style-name="ACE-16" office:value-type="float" office:value="5.8499999999999996">
            <text:p>5.85</text:p>
          </table:table-cell>
          <table:table-cell table:style-name="ACE-16" office:value-type="string">
            <text:p>nd</text:p>
          </table:table-cell>
          <table:table-cell table:style-name="ACE-16" office:value-type="float" office:value="-4.6680000000000001">
            <text:p>−4.67</text:p>
          </table:table-cell>
          <table:table-cell table:style-name="ACE-16" office:value-type="float" office:value="2.3505768841322374">
            <text:p>2.35</text:p>
          </table:table-cell>
          <table:table-cell table:style-name="ACE-16" office:value-type="float" office:value="2.3505743978866103">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0067500000000003">
            <text:p>−6.01</text:p>
          </table:table-cell>
          <table:table-cell table:style-name="ACE-14" office:value-type="float" office:value="2.7783652119037225">
            <text:p>2.78</text:p>
          </table:table-cell>
          <table:table-cell table:style-name="ACE-14" office:value-type="float" office:value="2.7783631084687257">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5</text:p>
          </table:table-cell>
          <table:table-cell table:style-name="ACE-10" office:value-type="float" office:value="135">
            <text:p>135</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08000000000003">
            <text:p>47.51</text:p>
          </table:table-cell>
          <table:table-cell table:style-name="ACE-14" office:value-type="float" office:value="-2.7320000000000002">
            <text:p>−2.73</text:p>
          </table:table-cell>
          <table:table-cell table:style-name="ACE-10" office:value-type="float" office:value="1">
            <text:p>1</text:p>
          </table:table-cell>
          <table:table-cell table:style-name="ACE-11" office:value-type="float" office:value="6600">
            <text:p>6600</text:p>
          </table:table-cell>
          <table:table-cell table:style-name="ACE-11" office:value-type="float" office:value="131.24404748406687">
            <text:p>131</text:p>
          </table:table-cell>
          <table:table-cell table:number-columns-repeated="4" table:style-name="ACE-11"/>
          <table:table-cell table:style-name="ACE-11" office:value-type="float" office:value="7492">
            <text:p>7492</text:p>
          </table:table-cell>
          <table:table-cell table:style-name="ACE-11" office:value-type="float" office:value="198">
            <text:p>198</text:p>
          </table:table-cell>
          <table:table-cell table:style-name="ACE-11" office:value-type="float" office:value="235">
            <text:p>235</text:p>
          </table:table-cell>
          <table:table-cell table:style-name="ACE-16" office:value-type="float" office:value="6.5599999999999996">
            <text:p>6.56</text:p>
          </table:table-cell>
          <table:table-cell table:style-name="ACE-16" office:value-type="string">
            <text:p>nd</text:p>
          </table:table-cell>
          <table:table-cell table:style-name="ACE-16" office:value-type="float" office:value="-5.3879999999999999">
            <text:p>−5.39</text:p>
          </table:table-cell>
          <table:table-cell table:style-name="ACE-16" office:value-type="float" office:value="2.3503849248713422">
            <text:p>2.35</text:p>
          </table:table-cell>
          <table:table-cell table:style-name="ACE-16" office:value-type="float" office:value="2.3503829475215312">
            <text:p>2.3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72675">
            <text:p>−6.73</text:p>
          </table:table-cell>
          <table:table-cell table:style-name="ACE-14" office:value-type="float" office:value="2.7782028107325902">
            <text:p>2.78</text:p>
          </table:table-cell>
          <table:table-cell table:style-name="ACE-14" office:value-type="float" office:value="2.7782011378768097">
            <text:p>2.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8000000000000007">
            <text:p>8.8</text:p>
          </table:table-cell>
          <table:table-cell table:number-columns-repeated="219" table:style-name="ACE-12"/>
        </table:table-row>
        <table:table-row table:style-name="AROW-4">
          <table:table-cell table:style-name="ACE-10" office:value-type="string">
            <text:p>FR 136</text:p>
          </table:table-cell>
          <table:table-cell table:style-name="ACE-10" office:value-type="float" office:value="136">
            <text:p>136</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637">
            <text:p>47.64</text:p>
          </table:table-cell>
          <table:table-cell table:style-name="ACE-14" office:value-type="float" office:value="-3.206">
            <text:p>−3.21</text:p>
          </table:table-cell>
          <table:table-cell table:style-name="ACE-10" office:value-type="float" office:value="1">
            <text:p>1</text:p>
          </table:table-cell>
          <table:table-cell table:style-name="ACE-11" office:value-type="float" office:value="2535">
            <text:p>2535</text:p>
          </table:table-cell>
          <table:table-cell table:style-name="ACE-11" office:value-type="float" office:value="119.26860441876563">
            <text:p>119</text:p>
          </table:table-cell>
          <table:table-cell table:number-columns-repeated="4" table:style-name="ACE-11"/>
          <table:table-cell table:style-name="ACE-11" office:value-type="float" office:value="2590">
            <text:p>2590</text:p>
          </table:table-cell>
          <table:table-cell table:style-name="ACE-11" office:value-type="float" office:value="265">
            <text:p>265</text:p>
          </table:table-cell>
          <table:table-cell table:style-name="ACE-11" office:value-type="float" office:value="247">
            <text:p>247</text:p>
          </table:table-cell>
          <table:table-cell table:style-name="ACE-16" office:value-type="float" office:value="0.01">
            <text:p>0.01</text:p>
          </table:table-cell>
          <table:table-cell table:style-name="ACE-16" office:value-type="string">
            <text:p>nd</text:p>
          </table:table-cell>
          <table:table-cell table:style-name="ACE-16" office:value-type="float" office:value="0.35300000000000004">
            <text:p>0.35</text:p>
          </table:table-cell>
          <table:table-cell table:style-name="ACE-16" office:value-type="float" office:value="2.9039111556657513">
            <text:p>2.90</text:p>
          </table:table-cell>
          <table:table-cell table:style-name="ACE-16" office:value-type="float" office:value="2.1053978246402747">
            <text:p>2.1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2">
            <text:p>2</text:p>
          </table:table-cell>
          <table:table-cell table:style-name="ACE-10" office:value-type="string">
            <text:p>HAT-MHW</text:p>
          </table:table-cell>
          <table:table-cell table:style-name="ACE-14" office:value-type="float" office:value="-1.5044999999999999">
            <text:p>−1.50</text:p>
          </table:table-cell>
          <table:table-cell table:style-name="ACE-14" office:value-type="float" office:value="2.9374319141045633">
            <text:p>2.94</text:p>
          </table:table-cell>
          <table:table-cell table:style-name="ACE-14" office:value-type="float" office:value="2.1513963488859975">
            <text:p>2.1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
            <text:p>2.0</text:p>
          </table:table-cell>
          <table:table-cell table:number-columns-repeated="219" table:style-name="ACE-12"/>
        </table:table-row>
        <table:table-row table:style-name="AROW-4">
          <table:table-cell table:style-name="ACE-10" office:value-type="string">
            <text:p>FR 137</text:p>
          </table:table-cell>
          <table:table-cell table:style-name="ACE-10" office:value-type="float" office:value="137">
            <text:p>137</text:p>
          </table:table-cell>
          <table:table-cell table:style-name="ACE-10" office:value-type="string">
            <text:p>Visset and Bernard 2006;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637">
            <text:p>47.64</text:p>
          </table:table-cell>
          <table:table-cell table:style-name="ACE-14" office:value-type="float" office:value="-3.206">
            <text:p>−3.21</text:p>
          </table:table-cell>
          <table:table-cell table:style-name="ACE-10" office:value-type="float" office:value="1">
            <text:p>1</text:p>
          </table:table-cell>
          <table:table-cell table:style-name="ACE-11" office:value-type="float" office:value="3905">
            <text:p>3905</text:p>
          </table:table-cell>
          <table:table-cell table:style-name="ACE-11" office:value-type="float" office:value="122.06555615733703">
            <text:p>122</text:p>
          </table:table-cell>
          <table:table-cell table:number-columns-repeated="4" table:style-name="ACE-11"/>
          <table:table-cell table:style-name="ACE-11" office:value-type="float" office:value="4332">
            <text:p>4332</text:p>
          </table:table-cell>
          <table:table-cell table:style-name="ACE-11" office:value-type="float" office:value="473">
            <text:p>473</text:p>
          </table:table-cell>
          <table:table-cell table:style-name="ACE-11" office:value-type="float" office:value="352">
            <text:p>352</text:p>
          </table:table-cell>
          <table:table-cell table:style-name="ACE-16" office:value-type="float" office:value="1.01">
            <text:p>1.01</text:p>
          </table:table-cell>
          <table:table-cell table:style-name="ACE-16" office:value-type="string">
            <text:p>nd</text:p>
          </table:table-cell>
          <table:table-cell table:style-name="ACE-16" office:value-type="float" office:value="-0.64700000000000002">
            <text:p>−0.65</text:p>
          </table:table-cell>
          <table:table-cell table:style-name="ACE-16" office:value-type="float" office:value="2.1054909447489352">
            <text:p>2.11</text:p>
          </table:table-cell>
          <table:table-cell table:style-name="ACE-16" office:value-type="float" office:value="2.1053978246402747">
            <text:p>2.1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52450000000000008">
            <text:p>−0.52</text:p>
          </table:table-cell>
          <table:table-cell table:style-name="ACE-14" office:value-type="float" office:value="2.1054909447489352">
            <text:p>2.11</text:p>
          </table:table-cell>
          <table:table-cell table:style-name="ACE-14" office:value-type="float" office:value="2.1053978246402747">
            <text:p>2.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
            <text:p>2.0</text:p>
          </table:table-cell>
          <table:table-cell table:number-columns-repeated="219" table:style-name="ACE-12"/>
        </table:table-row>
        <table:table-row table:style-name="AROW-4">
          <table:table-cell table:style-name="ACE-10" office:value-type="string">
            <text:p>FR 138</text:p>
          </table:table-cell>
          <table:table-cell table:style-name="ACE-10" office:value-type="float" office:value="138">
            <text:p>138</text:p>
          </table:table-cell>
          <table:table-cell table:style-name="ACE-10" office:value-type="string">
            <text:p>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527000000000001">
            <text:p>47.53</text:p>
          </table:table-cell>
          <table:table-cell table:style-name="ACE-14" office:value-type="float" office:value="-2.5139999999999998">
            <text:p>−2.51</text:p>
          </table:table-cell>
          <table:table-cell table:style-name="ACE-10" office:value-type="float" office:value="1">
            <text:p>1</text:p>
          </table:table-cell>
          <table:table-cell table:style-name="ACE-11" office:value-type="float" office:value="6298">
            <text:p>6298</text:p>
          </table:table-cell>
          <table:table-cell table:style-name="ACE-11" office:value-type="float" office:value="65">
            <text:p>65</text:p>
          </table:table-cell>
          <table:table-cell table:number-columns-repeated="4" table:style-name="ACE-11"/>
          <table:table-cell table:style-name="ACE-11" office:value-type="float" office:value="7224">
            <text:p>7224</text:p>
          </table:table-cell>
          <table:table-cell table:style-name="ACE-11" office:value-type="float" office:value="191">
            <text:p>191</text:p>
          </table:table-cell>
          <table:table-cell table:style-name="ACE-11" office:value-type="float" office:value="207">
            <text:p>207</text:p>
          </table:table-cell>
          <table:table-cell table:style-name="ACE-16" office:value-type="float" office:value="7.4500000000000002">
            <text:p>7.45</text:p>
          </table:table-cell>
          <table:table-cell table:style-name="ACE-16" office:value-type="string">
            <text:p>nd</text:p>
          </table:table-cell>
          <table:table-cell table:style-name="ACE-16" office:value-type="float" office:value="-4.8700000000000001">
            <text:p>−4.87</text:p>
          </table:table-cell>
          <table:table-cell table:style-name="ACE-16" office:value-type="float" office:value="2.4010637656844045">
            <text:p>2.40</text:p>
          </table:table-cell>
          <table:table-cell table:style-name="ACE-16" office:value-type="float" office:value="2.4010622649152604">
            <text:p>2.40</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7.1375000000000002">
            <text:p>−7.14</text:p>
          </table:table-cell>
          <table:table-cell table:style-name="ACE-14" office:value-type="float" office:value="2.4989324634496572">
            <text:p>2.50</text:p>
          </table:table-cell>
          <table:table-cell table:style-name="ACE-14" office:value-type="float" office:value="2.4989310214569751">
            <text:p>2.5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999999999999996">
            <text:p>5.6</text:p>
          </table:table-cell>
          <table:table-cell table:number-columns-repeated="219" table:style-name="ACE-12"/>
        </table:table-row>
        <table:table-row table:style-name="AROW-4">
          <table:table-cell table:style-name="ACE-10" office:value-type="string">
            <text:p>FR 139</text:p>
          </table:table-cell>
          <table:table-cell table:style-name="ACE-10" office:value-type="float" office:value="139">
            <text:p>139</text:p>
          </table:table-cell>
          <table:table-cell table:style-name="ACE-10" office:value-type="string">
            <text:p>Visset 1982;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377000000000002">
            <text:p>47.38</text:p>
          </table:table-cell>
          <table:table-cell table:style-name="ACE-14" office:value-type="float" office:value="-2.1669999999999998">
            <text:p>−2.17</text:p>
          </table:table-cell>
          <table:table-cell table:style-name="ACE-10" office:value-type="float" office:value="1">
            <text:p>1</text:p>
          </table:table-cell>
          <table:table-cell table:style-name="ACE-11" office:value-type="float" office:value="4575">
            <text:p>4575</text:p>
          </table:table-cell>
          <table:table-cell table:style-name="ACE-11" office:value-type="float" office:value="143.11984785015878">
            <text:p>143</text:p>
          </table:table-cell>
          <table:table-cell table:number-columns-repeated="4" table:style-name="ACE-11"/>
          <table:table-cell table:style-name="ACE-11" office:value-type="float" office:value="5234">
            <text:p>5234</text:p>
          </table:table-cell>
          <table:table-cell table:style-name="ACE-11" office:value-type="float" office:value="349">
            <text:p>349</text:p>
          </table:table-cell>
          <table:table-cell table:style-name="ACE-11" office:value-type="float" office:value="361">
            <text:p>361</text:p>
          </table:table-cell>
          <table:table-cell table:style-name="ACE-16" office:value-type="float" office:value="1.7250000000000001">
            <text:p>1.73</text:p>
          </table:table-cell>
          <table:table-cell table:style-name="ACE-16" office:value-type="string">
            <text:p>nd</text:p>
          </table:table-cell>
          <table:table-cell table:style-name="ACE-16" office:value-type="float" office:value="-1.335">
            <text:p>−1.33</text:p>
          </table:table-cell>
          <table:table-cell table:style-name="ACE-16" office:value-type="float" office:value="2.5001918777447569">
            <text:p>2.50</text:p>
          </table:table-cell>
          <table:table-cell table:style-name="ACE-16" office:value-type="float" office:value="2.5001649945553592">
            <text:p>2.5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7537500000000001">
            <text:p>−2.75</text:p>
          </table:table-cell>
          <table:table-cell table:style-name="ACE-14" office:value-type="float" office:value="2.9689999979859971">
            <text:p>2.97</text:p>
          </table:table-cell>
          <table:table-cell table:style-name="ACE-14" office:value-type="float" office:value="2.9689773597149571">
            <text:p>2.9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5">
            <text:p>12.5</text:p>
          </table:table-cell>
          <table:table-cell table:number-columns-repeated="219" table:style-name="ACE-12"/>
        </table:table-row>
        <table:table-row table:style-name="AROW-4">
          <table:table-cell table:style-name="ACE-10" office:value-type="string">
            <text:p>FR 140</text:p>
          </table:table-cell>
          <table:table-cell table:style-name="ACE-10" office:value-type="float" office:value="140">
            <text:p>140</text:p>
          </table:table-cell>
          <table:table-cell table:style-name="ACE-10" office:value-type="string">
            <text:p>Visset 1982; Stéphan and Goslin 2014 (as in García-Artola et al. 2018)</text:p>
          </table:table-cell>
          <table:table-cell table:style-name="ACE-10" office:value-type="float" office:value="4">
            <text:p>4</text:p>
          </table:table-cell>
          <table:table-cell table:style-name="ACE-10" office:value-type="string">
            <text:p>5 South Brittany, France</text:p>
          </table:table-cell>
          <table:table-cell table:style-name="ACE-14" office:value-type="float" office:value="47.377000000000002">
            <text:p>47.38</text:p>
          </table:table-cell>
          <table:table-cell table:style-name="ACE-14" office:value-type="float" office:value="-2.1669999999999998">
            <text:p>−2.17</text:p>
          </table:table-cell>
          <table:table-cell table:style-name="ACE-10" office:value-type="float" office:value="1">
            <text:p>1</text:p>
          </table:table-cell>
          <table:table-cell table:style-name="ACE-11" office:value-type="float" office:value="1240">
            <text:p>1240</text:p>
          </table:table-cell>
          <table:table-cell table:style-name="ACE-11" office:value-type="float" office:value="125.92970598176029">
            <text:p>126</text:p>
          </table:table-cell>
          <table:table-cell table:number-columns-repeated="4" table:style-name="ACE-11"/>
          <table:table-cell table:style-name="ACE-11" office:value-type="float" office:value="1152">
            <text:p>1152</text:p>
          </table:table-cell>
          <table:table-cell table:style-name="ACE-11" office:value-type="float" office:value="228">
            <text:p>228</text:p>
          </table:table-cell>
          <table:table-cell table:style-name="ACE-11" office:value-type="float" office:value="228">
            <text:p>228</text:p>
          </table:table-cell>
          <table:table-cell table:style-name="ACE-16" office:value-type="float" office:value="0.22500000000000001">
            <text:p>0.23</text:p>
          </table:table-cell>
          <table:table-cell table:style-name="ACE-16" office:value-type="string">
            <text:p>nd</text:p>
          </table:table-cell>
          <table:table-cell table:style-name="ACE-16" office:value-type="float" office:value="0.16499999999999998">
            <text:p>0.16</text:p>
          </table:table-cell>
          <table:table-cell table:style-name="ACE-16" office:value-type="float" office:value="2.5017446381611177">
            <text:p>2.50</text:p>
          </table:table-cell>
          <table:table-cell table:style-name="ACE-16" office:value-type="float" office:value="2.5001649945553592">
            <text:p>2.5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537500000000001">
            <text:p>−1.25</text:p>
          </table:table-cell>
          <table:table-cell table:style-name="ACE-14" office:value-type="float" office:value="2.970307694005438">
            <text:p>2.97</text:p>
          </table:table-cell>
          <table:table-cell table:style-name="ACE-14" office:value-type="float" office:value="2.9689773597149571">
            <text:p>2.9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5">
            <text:p>12.5</text:p>
          </table:table-cell>
          <table:table-cell table:number-columns-repeated="219" table:style-name="ACE-12"/>
        </table:table-row>
        <table:table-row table:style-name="AROW-4">
          <table:table-cell table:style-name="ACE-10" office:value-type="string">
            <text:p>FR 141</text:p>
          </table:table-cell>
          <table:table-cell table:style-name="ACE-10" office:value-type="float" office:value="141">
            <text:p>141</text:p>
          </table:table-cell>
          <table:table-cell table:style-name="ACE-10" office:value-type="string">
            <text:p>Joly 2004;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2000000000002">
            <text:p>46.54</text:p>
          </table:table-cell>
          <table:table-cell table:style-name="ACE-14" office:value-type="float" office:value="-1.8080000000000001">
            <text:p>−1.81</text:p>
          </table:table-cell>
          <table:table-cell table:style-name="ACE-10" office:value-type="float" office:value="1">
            <text:p>1</text:p>
          </table:table-cell>
          <table:table-cell table:style-name="ACE-11" office:value-type="float" office:value="1765">
            <text:p>1765</text:p>
          </table:table-cell>
          <table:table-cell table:style-name="ACE-11" office:value-type="float" office:value="160.07810593582121">
            <text:p>160</text:p>
          </table:table-cell>
          <table:table-cell table:number-columns-repeated="4" table:style-name="ACE-11"/>
          <table:table-cell table:style-name="ACE-11" office:value-type="float" office:value="1691">
            <text:p>1691</text:p>
          </table:table-cell>
          <table:table-cell table:style-name="ACE-11" office:value-type="float" office:value="351">
            <text:p>351</text:p>
          </table:table-cell>
          <table:table-cell table:style-name="ACE-11" office:value-type="float" office:value="353">
            <text:p>353</text:p>
          </table:table-cell>
          <table:table-cell table:style-name="ACE-16" office:value-type="float" office:value="2.2749999999999999">
            <text:p>2.27</text:p>
          </table:table-cell>
          <table:table-cell table:style-name="ACE-16" office:value-type="string">
            <text:p>nd</text:p>
          </table:table-cell>
          <table:table-cell table:style-name="ACE-16" office:value-type="float" office:value="0.81500000000000006">
            <text:p>0.82</text:p>
          </table:table-cell>
          <table:table-cell table:style-name="ACE-16" office:value-type="float" office:value="2.2252027515154684">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35000000000000042">
            <text:p>0.35</text:p>
          </table:table-cell>
          <table:table-cell table:style-name="ACE-14" office:value-type="float" office:value="3.1751775202895365">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142</text:p>
          </table:table-cell>
          <table:table-cell table:style-name="ACE-10" office:value-type="float" office:value="142">
            <text:p>142</text:p>
          </table:table-cell>
          <table:table-cell table:style-name="ACE-10" office:value-type="string">
            <text:p>Joly 2004;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2000000000002">
            <text:p>46.54</text:p>
          </table:table-cell>
          <table:table-cell table:style-name="ACE-14" office:value-type="float" office:value="-1.8080000000000001">
            <text:p>−1.81</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137.93114224133723">
            <text:p>138</text:p>
          </table:table-cell>
          <table:table-cell table:number-columns-repeated="4" table:style-name="ACE-11"/>
          <table:table-cell table:style-name="ACE-11" office:value-type="float" office:value="1966">
            <text:p>1966</text:p>
          </table:table-cell>
          <table:table-cell table:style-name="ACE-11" office:value-type="float" office:value="349">
            <text:p>349</text:p>
          </table:table-cell>
          <table:table-cell table:style-name="ACE-11" office:value-type="float" office:value="339">
            <text:p>339</text:p>
          </table:table-cell>
          <table:table-cell table:style-name="ACE-16" office:value-type="float" office:value="2.5950000000000002">
            <text:p>2.60</text:p>
          </table:table-cell>
          <table:table-cell table:style-name="ACE-16" office:value-type="string">
            <text:p>nd</text:p>
          </table:table-cell>
          <table:table-cell table:style-name="ACE-16" office:value-type="float" office:value="0.495">
            <text:p>0.49</text:p>
          </table:table-cell>
          <table:table-cell table:style-name="ACE-16" office:value-type="float" office:value="2.2251088512337724">
            <text:p>2.23</text:p>
          </table:table-cell>
          <table:table-cell table:style-name="ACE-16" office:value-type="float" office:value="2.2250955035683302">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03000000000000036">
            <text:p>0.03</text:p>
          </table:table-cell>
          <table:table-cell table:style-name="ACE-14" office:value-type="float" office:value="3.1751117145446832">
            <text:p>3.18</text:p>
          </table:table-cell>
          <table:table-cell table:style-name="ACE-14" office:value-type="float" office:value="3.1751023605546957">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143</text:p>
          </table:table-cell>
          <table:table-cell table:style-name="ACE-10" office:value-type="float" office:value="143">
            <text:p>143</text:p>
          </table:table-cell>
          <table:table-cell table:style-name="ACE-10" office:value-type="string">
            <text:p>Joly 2004;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2000000000002">
            <text:p>46.54</text:p>
          </table:table-cell>
          <table:table-cell table:style-name="ACE-14" office:value-type="float" office:value="-1.8080000000000001">
            <text:p>−1.81</text:p>
          </table:table-cell>
          <table:table-cell table:style-name="ACE-10" office:value-type="float" office:value="1">
            <text:p>1</text:p>
          </table:table-cell>
          <table:table-cell table:style-name="ACE-11" office:value-type="float" office:value="3510">
            <text:p>3510</text:p>
          </table:table-cell>
          <table:table-cell table:style-name="ACE-11" office:value-type="float" office:value="164.01219466856725">
            <text:p>164</text:p>
          </table:table-cell>
          <table:table-cell table:number-columns-repeated="4" table:style-name="ACE-11"/>
          <table:table-cell table:style-name="ACE-11" office:value-type="float" office:value="3802">
            <text:p>3802</text:p>
          </table:table-cell>
          <table:table-cell table:style-name="ACE-11" office:value-type="float" office:value="436">
            <text:p>436</text:p>
          </table:table-cell>
          <table:table-cell table:style-name="ACE-11" office:value-type="float" office:value="406">
            <text:p>406</text:p>
          </table:table-cell>
          <table:table-cell table:style-name="ACE-16" office:value-type="float" office:value="3.0150000000000001">
            <text:p>3.02</text:p>
          </table:table-cell>
          <table:table-cell table:style-name="ACE-16" office:value-type="string">
            <text:p>nd</text:p>
          </table:table-cell>
          <table:table-cell table:style-name="ACE-16" office:value-type="float" office:value="0.075000000000000011">
            <text:p>0.08</text:p>
          </table:table-cell>
          <table:table-cell table:style-name="ACE-16" office:value-type="float" office:value="2.2251952730740845">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2149999999999996">
            <text:p>−1.21</text:p>
          </table:table-cell>
          <table:table-cell table:style-name="ACE-14" office:value-type="float" office:value="2.6504893893979746">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
            <text:p>5.0</text:p>
          </table:table-cell>
          <table:table-cell table:number-columns-repeated="219" table:style-name="ACE-12"/>
        </table:table-row>
        <table:table-row table:style-name="AROW-4">
          <table:table-cell table:style-name="ACE-10" office:value-type="string">
            <text:p>FR 144</text:p>
          </table:table-cell>
          <table:table-cell table:style-name="ACE-10" office:value-type="float" office:value="144">
            <text:p>144</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370">
            <text:p>370</text:p>
          </table:table-cell>
          <table:table-cell table:style-name="ACE-11" office:value-type="float" office:value="131.24404748406687">
            <text:p>131</text:p>
          </table:table-cell>
          <table:table-cell table:number-columns-repeated="4" table:style-name="ACE-11"/>
          <table:table-cell table:style-name="ACE-11" office:value-type="float" office:value="392">
            <text:p>392</text:p>
          </table:table-cell>
          <table:table-cell table:style-name="ACE-11" office:value-type="float" office:value="253">
            <text:p>253</text:p>
          </table:table-cell>
          <table:table-cell table:style-name="ACE-11" office:value-type="float" office:value="391">
            <text:p>391</text:p>
          </table:table-cell>
          <table:table-cell table:style-name="ACE-16" office:value-type="float" office:value="0.52500000000000002">
            <text:p>0.53</text:p>
          </table:table-cell>
          <table:table-cell table:style-name="ACE-16" office:value-type="string">
            <text:p>nd</text:p>
          </table:table-cell>
          <table:table-cell table:style-name="ACE-16" office:value-type="float" office:value="0.90499999999999992">
            <text:p>0.90</text:p>
          </table:table-cell>
          <table:table-cell table:style-name="ACE-16" office:value-type="float" office:value="2.225511457432995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44000000000000028">
            <text:p>0.44</text:p>
          </table:table-cell>
          <table:table-cell table:style-name="ACE-14" office:value-type="float" office:value="3.1753938727605955">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5</text:p>
          </table:table-cell>
          <table:table-cell table:style-name="ACE-10" office:value-type="float" office:value="145">
            <text:p>145</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1665">
            <text:p>1665</text:p>
          </table:table-cell>
          <table:table-cell table:style-name="ACE-11" office:value-type="float" office:value="192.93781381574738">
            <text:p>193</text:p>
          </table:table-cell>
          <table:table-cell table:number-columns-repeated="4" table:style-name="ACE-11"/>
          <table:table-cell table:style-name="ACE-11" office:value-type="float" office:value="1592">
            <text:p>1592</text:p>
          </table:table-cell>
          <table:table-cell table:style-name="ACE-11" office:value-type="float" office:value="445">
            <text:p>445</text:p>
          </table:table-cell>
          <table:table-cell table:style-name="ACE-11" office:value-type="float" office:value="409">
            <text:p>409</text:p>
          </table:table-cell>
          <table:table-cell table:style-name="ACE-16" office:value-type="float" office:value="0.82499999999999996">
            <text:p>0.82</text:p>
          </table:table-cell>
          <table:table-cell table:style-name="ACE-16" office:value-type="string">
            <text:p>nd</text:p>
          </table:table-cell>
          <table:table-cell table:style-name="ACE-16" office:value-type="float" office:value="0.60499999999999998">
            <text:p>0.60</text:p>
          </table:table-cell>
          <table:table-cell table:style-name="ACE-16" office:value-type="float" office:value="2.2253174369363915">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14000000000000035">
            <text:p>0.14</text:p>
          </table:table-cell>
          <table:table-cell table:style-name="ACE-14" office:value-type="float" office:value="3.1752578942714478">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6</text:p>
          </table:table-cell>
          <table:table-cell table:style-name="ACE-10" office:value-type="float" office:value="146">
            <text:p>146</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2690">
            <text:p>2690</text:p>
          </table:table-cell>
          <table:table-cell table:style-name="ACE-11" office:value-type="float" office:value="201.55644370746373">
            <text:p>202</text:p>
          </table:table-cell>
          <table:table-cell table:number-columns-repeated="4" table:style-name="ACE-11"/>
          <table:table-cell table:style-name="ACE-11" office:value-type="float" office:value="2806">
            <text:p>2806</text:p>
          </table:table-cell>
          <table:table-cell table:style-name="ACE-11" office:value-type="float" office:value="533">
            <text:p>533</text:p>
          </table:table-cell>
          <table:table-cell table:style-name="ACE-11" office:value-type="float" office:value="469">
            <text:p>469</text:p>
          </table:table-cell>
          <table:table-cell table:style-name="ACE-16" office:value-type="float" office:value="1.0249999999999999">
            <text:p>1.02</text:p>
          </table:table-cell>
          <table:table-cell table:style-name="ACE-16" office:value-type="string">
            <text:p>nd</text:p>
          </table:table-cell>
          <table:table-cell table:style-name="ACE-16" office:value-type="float" office:value="0.40500000000000003">
            <text:p>0.41</text:p>
          </table:table-cell>
          <table:table-cell table:style-name="ACE-16" office:value-type="float" office:value="2.2252709331131966">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059999999999999609">
            <text:p>−0.06</text:p>
          </table:table-cell>
          <table:table-cell table:style-name="ACE-14" office:value-type="float" office:value="3.1752253031491287">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7</text:p>
          </table:table-cell>
          <table:table-cell table:style-name="ACE-10" office:value-type="float" office:value="147">
            <text:p>147</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3465">
            <text:p>3465</text:p>
          </table:table-cell>
          <table:table-cell table:style-name="ACE-11" office:value-type="float" office:value="176.13914953808538">
            <text:p>176</text:p>
          </table:table-cell>
          <table:table-cell table:number-columns-repeated="4" table:style-name="ACE-11"/>
          <table:table-cell table:style-name="ACE-11" office:value-type="float" office:value="3749">
            <text:p>3749</text:p>
          </table:table-cell>
          <table:table-cell table:style-name="ACE-11" office:value-type="float" office:value="489">
            <text:p>489</text:p>
          </table:table-cell>
          <table:table-cell table:style-name="ACE-11" office:value-type="float" office:value="473">
            <text:p>473</text:p>
          </table:table-cell>
          <table:table-cell table:style-name="ACE-16" office:value-type="float" office:value="1.7749999999999999">
            <text:p>1.77</text:p>
          </table:table-cell>
          <table:table-cell table:style-name="ACE-16" office:value-type="string">
            <text:p>nd</text:p>
          </table:table-cell>
          <table:table-cell table:style-name="ACE-16" office:value-type="float" office:value="-0.34499999999999997">
            <text:p>−0.34</text:p>
          </table:table-cell>
          <table:table-cell table:style-name="ACE-16" office:value-type="float" office:value="2.2252139130736892">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80999999999999961">
            <text:p>−0.81</text:p>
          </table:table-cell>
          <table:table-cell table:style-name="ACE-14" office:value-type="float" office:value="3.1751853424543142">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8</text:p>
          </table:table-cell>
          <table:table-cell table:style-name="ACE-10" office:value-type="float" office:value="148">
            <text:p>148</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5540">
            <text:p>5540</text:p>
          </table:table-cell>
          <table:table-cell table:style-name="ACE-11" office:value-type="float" office:value="164.01219466856725">
            <text:p>164</text:p>
          </table:table-cell>
          <table:table-cell table:number-columns-repeated="4" table:style-name="ACE-11"/>
          <table:table-cell table:style-name="ACE-11" office:value-type="float" office:value="6336">
            <text:p>6336</text:p>
          </table:table-cell>
          <table:table-cell table:style-name="ACE-11" office:value-type="float" office:value="336">
            <text:p>336</text:p>
          </table:table-cell>
          <table:table-cell table:style-name="ACE-11" office:value-type="float" office:value="395">
            <text:p>395</text:p>
          </table:table-cell>
          <table:table-cell table:style-name="ACE-16" office:value-type="float" office:value="2.7200000000000002">
            <text:p>2.72</text:p>
          </table:table-cell>
          <table:table-cell table:style-name="ACE-16" office:value-type="string">
            <text:p>nd</text:p>
          </table:table-cell>
          <table:table-cell table:style-name="ACE-16" office:value-type="float" office:value="-1.29">
            <text:p>−1.29</text:p>
          </table:table-cell>
          <table:table-cell table:style-name="ACE-16" office:value-type="float" office:value="2.2251469762116716">
            <text:p>2.23</text:p>
          </table:table-cell>
          <table:table-cell table:style-name="ACE-16" office:value-type="float" office:value="2.2251348273756357">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1.7549999999999997">
            <text:p>−1.75</text:p>
          </table:table-cell>
          <table:table-cell table:style-name="ACE-14" office:value-type="float" office:value="3.1751384325323428">
            <text:p>3.18</text:p>
          </table:table-cell>
          <table:table-cell table:style-name="ACE-14" office:value-type="float" office:value="3.175129918601757">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49</text:p>
          </table:table-cell>
          <table:table-cell table:style-name="ACE-10" office:value-type="float" office:value="149">
            <text:p>149</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8999999999999">
            <text:p>46.55</text:p>
          </table:table-cell>
          <table:table-cell table:style-name="ACE-14" office:value-type="float" office:value="-1.7629999999999999">
            <text:p>−1.76</text:p>
          </table:table-cell>
          <table:table-cell table:style-name="ACE-10" office:value-type="float" office:value="1">
            <text:p>1</text:p>
          </table:table-cell>
          <table:table-cell table:style-name="ACE-11" office:value-type="float" office:value="5235">
            <text:p>5235</text:p>
          </table:table-cell>
          <table:table-cell table:style-name="ACE-11" office:value-type="float" office:value="188.67962264113208">
            <text:p>189</text:p>
          </table:table-cell>
          <table:table-cell table:number-columns-repeated="4" table:style-name="ACE-11"/>
          <table:table-cell table:style-name="ACE-11" office:value-type="float" office:value="6009">
            <text:p>6009</text:p>
          </table:table-cell>
          <table:table-cell table:style-name="ACE-11" office:value-type="float" office:value="386">
            <text:p>386</text:p>
          </table:table-cell>
          <table:table-cell table:style-name="ACE-11" office:value-type="float" office:value="405">
            <text:p>405</text:p>
          </table:table-cell>
          <table:table-cell table:style-name="ACE-16" office:value-type="float" office:value="2.7599999999999998">
            <text:p>2.76</text:p>
          </table:table-cell>
          <table:table-cell table:style-name="ACE-16" office:value-type="string">
            <text:p>nd</text:p>
          </table:table-cell>
          <table:table-cell table:style-name="ACE-16" office:value-type="float" office:value="-1.3300000000000001">
            <text:p>−1.33</text:p>
          </table:table-cell>
          <table:table-cell table:style-name="ACE-16" office:value-type="float" office:value="2.2251466266241637">
            <text:p>2.23</text:p>
          </table:table-cell>
          <table:table-cell table:style-name="ACE-16" office:value-type="float" office:value="2.2251348273756357">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1.7949999999999997">
            <text:p>−1.79</text:p>
          </table:table-cell>
          <table:table-cell table:style-name="ACE-14" office:value-type="float" office:value="3.1751381875403304">
            <text:p>3.18</text:p>
          </table:table-cell>
          <table:table-cell table:style-name="ACE-14" office:value-type="float" office:value="3.175129918601757">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FR 150</text:p>
          </table:table-cell>
          <table:table-cell table:style-name="ACE-10" office:value-type="float" office:value="150">
            <text:p>150</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45000000000002">
            <text:p>46.55</text:p>
          </table:table-cell>
          <table:table-cell table:style-name="ACE-14" office:value-type="float" office:value="-1.8300000000000001">
            <text:p>−1.83</text:p>
          </table:table-cell>
          <table:table-cell table:style-name="ACE-10" office:value-type="float" office:value="1">
            <text:p>1</text:p>
          </table:table-cell>
          <table:table-cell table:style-name="ACE-11" office:value-type="float" office:value="4335">
            <text:p>4335</text:p>
          </table:table-cell>
          <table:table-cell table:style-name="ACE-11" office:value-type="float" office:value="128.06248474865697">
            <text:p>128</text:p>
          </table:table-cell>
          <table:table-cell table:number-columns-repeated="4" table:style-name="ACE-11"/>
          <table:table-cell table:style-name="ACE-11" office:value-type="float" office:value="4945">
            <text:p>4945</text:p>
          </table:table-cell>
          <table:table-cell table:style-name="ACE-11" office:value-type="float" office:value="362">
            <text:p>362</text:p>
          </table:table-cell>
          <table:table-cell table:style-name="ACE-11" office:value-type="float" office:value="372">
            <text:p>372</text:p>
          </table:table-cell>
          <table:table-cell table:style-name="ACE-16" office:value-type="float" office:value="0.56000000000000005">
            <text:p>0.56</text:p>
          </table:table-cell>
          <table:table-cell table:style-name="ACE-16" office:value-type="string">
            <text:p>nd</text:p>
          </table:table-cell>
          <table:table-cell table:style-name="ACE-16" office:value-type="float" office:value="-1.03">
            <text:p>−1.03</text:p>
          </table:table-cell>
          <table:table-cell table:style-name="ACE-16" office:value-type="float" office:value="2.2303812477251692">
            <text:p>2.23</text:p>
          </table:table-cell>
          <table:table-cell table:style-name="ACE-16" office:value-type="float" office:value="2.230095289443928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3199999999999994">
            <text:p>−2.32</text:p>
          </table:table-cell>
          <table:table-cell table:style-name="ACE-14" office:value-type="float" office:value="2.6548447243114017">
            <text:p>2.65</text:p>
          </table:table-cell>
          <table:table-cell table:style-name="ACE-14" office:value-type="float" office:value="2.654604490314894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
            <text:p>6.0</text:p>
          </table:table-cell>
          <table:table-cell table:number-columns-repeated="219" table:style-name="ACE-12"/>
        </table:table-row>
        <table:table-row table:style-name="AROW-4">
          <table:table-cell table:style-name="ACE-10" office:value-type="string">
            <text:p>FR 151</text:p>
          </table:table-cell>
          <table:table-cell table:style-name="ACE-10" office:value-type="float" office:value="151">
            <text:p>151</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4055">
            <text:p>4055</text:p>
          </table:table-cell>
          <table:table-cell table:style-name="ACE-11" office:value-type="float" office:value="197.23082923316019">
            <text:p>197</text:p>
          </table:table-cell>
          <table:table-cell table:number-columns-repeated="4" table:style-name="ACE-11"/>
          <table:table-cell table:style-name="ACE-11" office:value-type="float" office:value="4545">
            <text:p>4545</text:p>
          </table:table-cell>
          <table:table-cell table:style-name="ACE-11" office:value-type="float" office:value="667">
            <text:p>667</text:p>
          </table:table-cell>
          <table:table-cell table:style-name="ACE-11" office:value-type="float" office:value="614">
            <text:p>614</text:p>
          </table:table-cell>
          <table:table-cell table:style-name="ACE-16" office:value-type="float" office:value="1.175">
            <text:p>1.18</text:p>
          </table:table-cell>
          <table:table-cell table:style-name="ACE-16" office:value-type="string">
            <text:p>nd</text:p>
          </table:table-cell>
          <table:table-cell table:style-name="ACE-16" office:value-type="float" office:value="1.2250000000000001">
            <text:p>1.23</text:p>
          </table:table-cell>
          <table:table-cell table:style-name="ACE-16" office:value-type="float" office:value="2.225250485643571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064999999999999503">
            <text:p>−0.06</text:p>
          </table:table-cell>
          <table:table-cell table:style-name="ACE-14" office:value-type="float" office:value="2.650535742799359">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2</text:p>
          </table:table-cell>
          <table:table-cell table:style-name="ACE-10" office:value-type="float" office:value="152">
            <text:p>152</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4480">
            <text:p>4480</text:p>
          </table:table-cell>
          <table:table-cell table:style-name="ACE-11" office:value-type="float" office:value="122.06555615733703">
            <text:p>122</text:p>
          </table:table-cell>
          <table:table-cell table:number-columns-repeated="4" table:style-name="ACE-11"/>
          <table:table-cell table:style-name="ACE-11" office:value-type="float" office:value="5126">
            <text:p>5126</text:p>
          </table:table-cell>
          <table:table-cell table:style-name="ACE-11" office:value-type="float" office:value="339">
            <text:p>339</text:p>
          </table:table-cell>
          <table:table-cell table:style-name="ACE-11" office:value-type="float" office:value="286">
            <text:p>286</text:p>
          </table:table-cell>
          <table:table-cell table:style-name="ACE-16" office:value-type="float" office:value="1.625">
            <text:p>1.63</text:p>
          </table:table-cell>
          <table:table-cell table:style-name="ACE-16" office:value-type="string">
            <text:p>nd</text:p>
          </table:table-cell>
          <table:table-cell table:style-name="ACE-16" office:value-type="float" office:value="0.77500000000000002">
            <text:p>0.78</text:p>
          </table:table-cell>
          <table:table-cell table:style-name="ACE-16" office:value-type="float" office:value="2.2252194227289004">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51499999999999957">
            <text:p>−0.51</text:p>
          </table:table-cell>
          <table:table-cell table:style-name="ACE-14" office:value-type="float" office:value="2.6505096640627328">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3</text:p>
          </table:table-cell>
          <table:table-cell table:style-name="ACE-10" office:value-type="float" office:value="153">
            <text:p>153</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4795">
            <text:p>4795</text:p>
          </table:table-cell>
          <table:table-cell table:style-name="ACE-11" office:value-type="float" office:value="107.70329614269008">
            <text:p>108</text:p>
          </table:table-cell>
          <table:table-cell table:number-columns-repeated="4" table:style-name="ACE-11"/>
          <table:table-cell table:style-name="ACE-11" office:value-type="float" office:value="5516">
            <text:p>5516</text:p>
          </table:table-cell>
          <table:table-cell table:style-name="ACE-11" office:value-type="float" office:value="336">
            <text:p>336</text:p>
          </table:table-cell>
          <table:table-cell table:style-name="ACE-11" office:value-type="float" office:value="218">
            <text:p>218</text:p>
          </table:table-cell>
          <table:table-cell table:style-name="ACE-16" office:value-type="float" office:value="3.0550000000000002">
            <text:p>3.06</text:p>
          </table:table-cell>
          <table:table-cell table:style-name="ACE-16" office:value-type="string">
            <text:p>nd</text:p>
          </table:table-cell>
          <table:table-cell table:style-name="ACE-16" office:value-type="float" office:value="-0.65500000000000003">
            <text:p>−0.66</text:p>
          </table:table-cell>
          <table:table-cell table:style-name="ACE-16" office:value-type="float" office:value="2.225195015848885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9449999999999996">
            <text:p>−1.94</text:p>
          </table:table-cell>
          <table:table-cell table:style-name="ACE-14" office:value-type="float" office:value="2.6504891734468035">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4</text:p>
          </table:table-cell>
          <table:table-cell table:style-name="ACE-10" office:value-type="float" office:value="154">
            <text:p>154</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6225">
            <text:p>6225</text:p>
          </table:table-cell>
          <table:table-cell table:style-name="ACE-11" office:value-type="float" office:value="176.13914953808538">
            <text:p>176</text:p>
          </table:table-cell>
          <table:table-cell table:number-columns-repeated="4" table:style-name="ACE-11"/>
          <table:table-cell table:style-name="ACE-11" office:value-type="float" office:value="7106">
            <text:p>7106</text:p>
          </table:table-cell>
          <table:table-cell table:style-name="ACE-11" office:value-type="float" office:value="352">
            <text:p>352</text:p>
          </table:table-cell>
          <table:table-cell table:style-name="ACE-11" office:value-type="float" office:value="427">
            <text:p>427</text:p>
          </table:table-cell>
          <table:table-cell table:style-name="ACE-16" office:value-type="float" office:value="4.6749999999999998">
            <text:p>4.67</text:p>
          </table:table-cell>
          <table:table-cell table:style-name="ACE-16" office:value-type="string">
            <text:p>nd</text:p>
          </table:table-cell>
          <table:table-cell table:style-name="ACE-16" office:value-type="float" office:value="-2.2749999999999999">
            <text:p>−2.27</text:p>
          </table:table-cell>
          <table:table-cell table:style-name="ACE-16" office:value-type="float" office:value="2.2251894979809164">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5649999999999995">
            <text:p>−3.56</text:p>
          </table:table-cell>
          <table:table-cell table:style-name="ACE-14" office:value-type="float" office:value="2.6504845409706812">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5</text:p>
          </table:table-cell>
          <table:table-cell table:style-name="ACE-10" office:value-type="float" office:value="155">
            <text:p>155</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035">
            <text:p>7035</text:p>
          </table:table-cell>
          <table:table-cell table:style-name="ACE-11" office:value-type="float" office:value="176.13914953808538">
            <text:p>176</text:p>
          </table:table-cell>
          <table:table-cell table:number-columns-repeated="4" table:style-name="ACE-11"/>
          <table:table-cell table:style-name="ACE-11" office:value-type="float" office:value="7865">
            <text:p>7865</text:p>
          </table:table-cell>
          <table:table-cell table:style-name="ACE-11" office:value-type="float" office:value="334">
            <text:p>334</text:p>
          </table:table-cell>
          <table:table-cell table:style-name="ACE-11" office:value-type="float" office:value="343">
            <text:p>343</text:p>
          </table:table-cell>
          <table:table-cell table:style-name="ACE-16" office:value-type="float" office:value="6.625">
            <text:p>6.63</text:p>
          </table:table-cell>
          <table:table-cell table:style-name="ACE-16" office:value-type="string">
            <text:p>nd</text:p>
          </table:table-cell>
          <table:table-cell table:style-name="ACE-16" office:value-type="float" office:value="-4.2249999999999996">
            <text:p>−4.22</text:p>
          </table:table-cell>
          <table:table-cell table:style-name="ACE-16" office:value-type="float" office:value="2.2251874333555692">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5149999999999988">
            <text:p>−5.51</text:p>
          </table:table-cell>
          <table:table-cell table:style-name="ACE-14" office:value-type="float" office:value="2.6504828076340252">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6</text:p>
          </table:table-cell>
          <table:table-cell table:style-name="ACE-10" office:value-type="float" office:value="156">
            <text:p>156</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105">
            <text:p>7105</text:p>
          </table:table-cell>
          <table:table-cell table:style-name="ACE-11" office:value-type="float" office:value="141.42135623730951">
            <text:p>141</text:p>
          </table:table-cell>
          <table:table-cell table:number-columns-repeated="4" table:style-name="ACE-11"/>
          <table:table-cell table:style-name="ACE-11" office:value-type="float" office:value="7928">
            <text:p>7928</text:p>
          </table:table-cell>
          <table:table-cell table:style-name="ACE-11" office:value-type="float" office:value="343">
            <text:p>343</text:p>
          </table:table-cell>
          <table:table-cell table:style-name="ACE-11" office:value-type="float" office:value="299">
            <text:p>299</text:p>
          </table:table-cell>
          <table:table-cell table:style-name="ACE-16" office:value-type="float" office:value="7.9749999999999996">
            <text:p>7.97</text:p>
          </table:table-cell>
          <table:table-cell table:style-name="ACE-16" office:value-type="string">
            <text:p>nd</text:p>
          </table:table-cell>
          <table:table-cell table:style-name="ACE-16" office:value-type="float" office:value="-5.5750000000000002">
            <text:p>−5.58</text:p>
          </table:table-cell>
          <table:table-cell table:style-name="ACE-16" office:value-type="float" office:value="2.2251867987309226">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8650000000000002">
            <text:p>−6.87</text:p>
          </table:table-cell>
          <table:table-cell table:style-name="ACE-14" office:value-type="float" office:value="2.6504822748410093">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7</text:p>
          </table:table-cell>
          <table:table-cell table:style-name="ACE-10" office:value-type="float" office:value="157">
            <text:p>157</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650">
            <text:p>7650</text:p>
          </table:table-cell>
          <table:table-cell table:style-name="ACE-11" office:value-type="float" office:value="160.07810593582121">
            <text:p>160</text:p>
          </table:table-cell>
          <table:table-cell table:number-columns-repeated="4" table:style-name="ACE-11"/>
          <table:table-cell table:style-name="ACE-11" office:value-type="float" office:value="8467">
            <text:p>8467</text:p>
          </table:table-cell>
          <table:table-cell table:style-name="ACE-11" office:value-type="float" office:value="511">
            <text:p>511</text:p>
          </table:table-cell>
          <table:table-cell table:style-name="ACE-11" office:value-type="float" office:value="304">
            <text:p>304</text:p>
          </table:table-cell>
          <table:table-cell table:style-name="ACE-16" office:value-type="float" office:value="11.125">
            <text:p>11.13</text:p>
          </table:table-cell>
          <table:table-cell table:style-name="ACE-16" office:value-type="string">
            <text:p>nd</text:p>
          </table:table-cell>
          <table:table-cell table:style-name="ACE-16" office:value-type="float" office:value="-8.7249999999999996">
            <text:p>−8.72</text:p>
          </table:table-cell>
          <table:table-cell table:style-name="ACE-16" office:value-type="float" office:value="2.2251861117477709">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0.014999999999999">
            <text:p>−10.01</text:p>
          </table:table-cell>
          <table:table-cell table:style-name="ACE-14" office:value-type="float" office:value="2.6504816980909647">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8</text:p>
          </table:table-cell>
          <table:table-cell table:style-name="ACE-10" office:value-type="float" office:value="158">
            <text:p>158</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10999999999997">
            <text:p>46.61</text:p>
          </table:table-cell>
          <table:table-cell table:style-name="ACE-14" office:value-type="float" office:value="-1.843">
            <text:p>−1.84</text:p>
          </table:table-cell>
          <table:table-cell table:style-name="ACE-10" office:value-type="float" office:value="1">
            <text:p>1</text:p>
          </table:table-cell>
          <table:table-cell table:style-name="ACE-11" office:value-type="float" office:value="7815">
            <text:p>7815</text:p>
          </table:table-cell>
          <table:table-cell table:style-name="ACE-11" office:value-type="float" office:value="168.00297616411441">
            <text:p>168</text:p>
          </table:table-cell>
          <table:table-cell table:number-columns-repeated="4" table:style-name="ACE-11"/>
          <table:table-cell table:style-name="ACE-11" office:value-type="float" office:value="8668">
            <text:p>8668</text:p>
          </table:table-cell>
          <table:table-cell table:style-name="ACE-11" office:value-type="float" office:value="448">
            <text:p>448</text:p>
          </table:table-cell>
          <table:table-cell table:style-name="ACE-11" office:value-type="float" office:value="348">
            <text:p>348</text:p>
          </table:table-cell>
          <table:table-cell table:style-name="ACE-16" office:value-type="float" office:value="11.6">
            <text:p>11.60</text:p>
          </table:table-cell>
          <table:table-cell table:style-name="ACE-16" office:value-type="string">
            <text:p>nd</text:p>
          </table:table-cell>
          <table:table-cell table:style-name="ACE-16" office:value-type="float" office:value="-9.1999999999999993">
            <text:p>−9.20</text:p>
          </table:table-cell>
          <table:table-cell table:style-name="ACE-16" office:value-type="float" office:value="2.2250680827003038">
            <text:p>2.23</text:p>
          </table:table-cell>
          <table:table-cell table:style-name="ACE-16" office:value-type="float" office:value="2.225067414709046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0.489999999999998">
            <text:p>−10.49</text:p>
          </table:table-cell>
          <table:table-cell table:style-name="ACE-14" office:value-type="float" office:value="2.6503826087287106">
            <text:p>2.65</text:p>
          </table:table-cell>
          <table:table-cell table:style-name="ACE-14" office:value-type="float" office:value="2.650382047931958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3.199999999999999">
            <text:p>13.2</text:p>
          </table:table-cell>
          <table:table-cell table:number-columns-repeated="219" table:style-name="ACE-12"/>
        </table:table-row>
        <table:table-row table:style-name="AROW-4">
          <table:table-cell table:style-name="ACE-10" office:value-type="string">
            <text:p>FR 159</text:p>
          </table:table-cell>
          <table:table-cell table:style-name="ACE-10" office:value-type="float" office:value="159">
            <text:p>159</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265">
            <text:p>265</text:p>
          </table:table-cell>
          <table:table-cell table:style-name="ACE-11" office:value-type="float" office:value="141.42135623730951">
            <text:p>141</text:p>
          </table:table-cell>
          <table:table-cell table:number-columns-repeated="4" table:style-name="ACE-11"/>
          <table:table-cell table:style-name="ACE-11" office:value-type="float" office:value="296">
            <text:p>296</text:p>
          </table:table-cell>
          <table:table-cell table:style-name="ACE-11" office:value-type="float" office:value="212">
            <text:p>212</text:p>
          </table:table-cell>
          <table:table-cell table:style-name="ACE-11" office:value-type="float" office:value="295">
            <text:p>295</text:p>
          </table:table-cell>
          <table:table-cell table:style-name="ACE-16" office:value-type="float" office:value="0.47499999999999998">
            <text:p>0.47</text:p>
          </table:table-cell>
          <table:table-cell table:style-name="ACE-16" office:value-type="string">
            <text:p>nd</text:p>
          </table:table-cell>
          <table:table-cell table:style-name="ACE-16" office:value-type="float" office:value="0.68499999999999994">
            <text:p>0.68</text:p>
          </table:table-cell>
          <table:table-cell table:style-name="ACE-16" office:value-type="float" office:value="2.2255837106668435">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0.22000000000000031">
            <text:p>0.22</text:p>
          </table:table-cell>
          <table:table-cell table:style-name="ACE-14" office:value-type="float" office:value="3.1754445126919784">
            <text:p>3.18</text:p>
          </table:table-cell>
          <table:table-cell table:style-name="ACE-14" office:value-type="float" office:value="3.1751653500250971">
            <text:p>3.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0</text:p>
          </table:table-cell>
          <table:table-cell table:style-name="ACE-10" office:value-type="float" office:value="160">
            <text:p>160</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3470">
            <text:p>3470</text:p>
          </table:table-cell>
          <table:table-cell table:style-name="ACE-11" office:value-type="float" office:value="111.80339887498948">
            <text:p>112</text:p>
          </table:table-cell>
          <table:table-cell table:number-columns-repeated="4" table:style-name="ACE-11"/>
          <table:table-cell table:style-name="ACE-11" office:value-type="float" office:value="3745">
            <text:p>3745</text:p>
          </table:table-cell>
          <table:table-cell table:style-name="ACE-11" office:value-type="float" office:value="326">
            <text:p>326</text:p>
          </table:table-cell>
          <table:table-cell table:style-name="ACE-11" office:value-type="float" office:value="288">
            <text:p>288</text:p>
          </table:table-cell>
          <table:table-cell table:style-name="ACE-16" office:value-type="float" office:value="1.9399999999999999">
            <text:p>1.94</text:p>
          </table:table-cell>
          <table:table-cell table:style-name="ACE-16" office:value-type="string">
            <text:p>nd</text:p>
          </table:table-cell>
          <table:table-cell table:style-name="ACE-16" office:value-type="float" office:value="-0.78000000000000003">
            <text:p>−0.78</text:p>
          </table:table-cell>
          <table:table-cell table:style-name="ACE-16" office:value-type="float" office:value="2.2250912972775092">
            <text:p>2.23</text:p>
          </table:table-cell>
          <table:table-cell table:style-name="ACE-16" office:value-type="float" office:value="2.225067414709046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0699999999999994">
            <text:p>−2.07</text:p>
          </table:table-cell>
          <table:table-cell table:style-name="ACE-14" office:value-type="float" office:value="2.6504020980259031">
            <text:p>2.65</text:p>
          </table:table-cell>
          <table:table-cell table:style-name="ACE-14" office:value-type="float" office:value="2.650382047931958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1</text:p>
          </table:table-cell>
          <table:table-cell table:style-name="ACE-10" office:value-type="float" office:value="161">
            <text:p>161</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5335">
            <text:p>5335</text:p>
          </table:table-cell>
          <table:table-cell table:style-name="ACE-11" office:value-type="float" office:value="184.45866745696716">
            <text:p>184</text:p>
          </table:table-cell>
          <table:table-cell table:number-columns-repeated="4" table:style-name="ACE-11"/>
          <table:table-cell table:style-name="ACE-11" office:value-type="float" office:value="6107">
            <text:p>6107</text:p>
          </table:table-cell>
          <table:table-cell table:style-name="ACE-11" office:value-type="float" office:value="374">
            <text:p>374</text:p>
          </table:table-cell>
          <table:table-cell table:style-name="ACE-11" office:value-type="float" office:value="444">
            <text:p>444</text:p>
          </table:table-cell>
          <table:table-cell table:style-name="ACE-16" office:value-type="float" office:value="2.105">
            <text:p>2.10</text:p>
          </table:table-cell>
          <table:table-cell table:style-name="ACE-16" office:value-type="string">
            <text:p>nd</text:p>
          </table:table-cell>
          <table:table-cell table:style-name="ACE-16" office:value-type="float" office:value="-0.94499999999999995">
            <text:p>−0.94</text:p>
          </table:table-cell>
          <table:table-cell table:style-name="ACE-16" office:value-type="float" office:value="2.2252056697228531">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2349999999999994">
            <text:p>−2.23</text:p>
          </table:table-cell>
          <table:table-cell table:style-name="ACE-14" office:value-type="float" office:value="2.6504981178198808">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2</text:p>
          </table:table-cell>
          <table:table-cell table:style-name="ACE-10" office:value-type="float" office:value="162">
            <text:p>162</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5685">
            <text:p>5685</text:p>
          </table:table-cell>
          <table:table-cell table:style-name="ACE-11" office:value-type="float" office:value="156.20499351813308">
            <text:p>156</text:p>
          </table:table-cell>
          <table:table-cell table:number-columns-repeated="4" table:style-name="ACE-11"/>
          <table:table-cell table:style-name="ACE-11" office:value-type="float" office:value="6494">
            <text:p>6494</text:p>
          </table:table-cell>
          <table:table-cell table:style-name="ACE-11" office:value-type="float" office:value="388">
            <text:p>388</text:p>
          </table:table-cell>
          <table:table-cell table:style-name="ACE-11" office:value-type="float" office:value="311">
            <text:p>311</text:p>
          </table:table-cell>
          <table:table-cell table:style-name="ACE-16" office:value-type="float" office:value="3.4750000000000001">
            <text:p>3.48</text:p>
          </table:table-cell>
          <table:table-cell table:style-name="ACE-16" office:value-type="string">
            <text:p>nd</text:p>
          </table:table-cell>
          <table:table-cell table:style-name="ACE-16" office:value-type="float" office:value="-2.3149999999999999">
            <text:p>−2.31</text:p>
          </table:table-cell>
          <table:table-cell table:style-name="ACE-16" office:value-type="float" office:value="2.2251928286284479">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6049999999999995">
            <text:p>−3.60</text:p>
          </table:table-cell>
          <table:table-cell table:style-name="ACE-14" office:value-type="float" office:value="2.6504873371852717">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3</text:p>
          </table:table-cell>
          <table:table-cell table:style-name="ACE-10" office:value-type="float" office:value="163">
            <text:p>163</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6170">
            <text:p>6170</text:p>
          </table:table-cell>
          <table:table-cell table:style-name="ACE-11" office:value-type="float" office:value="119.26860441876563">
            <text:p>119</text:p>
          </table:table-cell>
          <table:table-cell table:number-columns-repeated="4" table:style-name="ACE-11"/>
          <table:table-cell table:style-name="ACE-11" office:value-type="float" office:value="7060">
            <text:p>7060</text:p>
          </table:table-cell>
          <table:table-cell table:style-name="ACE-11" office:value-type="float" office:value="258">
            <text:p>258</text:p>
          </table:table-cell>
          <table:table-cell table:style-name="ACE-11" office:value-type="float" office:value="311">
            <text:p>311</text:p>
          </table:table-cell>
          <table:table-cell table:style-name="ACE-16" office:value-type="float" office:value="4.8799999999999999">
            <text:p>4.88</text:p>
          </table:table-cell>
          <table:table-cell table:style-name="ACE-16" office:value-type="string">
            <text:p>nd</text:p>
          </table:table-cell>
          <table:table-cell table:style-name="ACE-16" office:value-type="float" office:value="-3.7200000000000002">
            <text:p>−3.72</text:p>
          </table:table-cell>
          <table:table-cell table:style-name="ACE-16" office:value-type="float" office:value="2.2250711890993657">
            <text:p>2.23</text:p>
          </table:table-cell>
          <table:table-cell table:style-name="ACE-16" office:value-type="float" office:value="2.2250674147090468">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0099999999999998">
            <text:p>−5.01</text:p>
          </table:table-cell>
          <table:table-cell table:style-name="ACE-14" office:value-type="float" office:value="2.6503852166355113">
            <text:p>2.65</text:p>
          </table:table-cell>
          <table:table-cell table:style-name="ACE-14" office:value-type="float" office:value="2.6503820479319584">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4</text:p>
          </table:table-cell>
          <table:table-cell table:style-name="ACE-10" office:value-type="float" office:value="164">
            <text:p>164</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7335">
            <text:p>7335</text:p>
          </table:table-cell>
          <table:table-cell table:style-name="ACE-11" office:value-type="float" office:value="164.01219466856725">
            <text:p>164</text:p>
          </table:table-cell>
          <table:table-cell table:number-columns-repeated="4" table:style-name="ACE-11"/>
          <table:table-cell table:style-name="ACE-11" office:value-type="float" office:value="8154">
            <text:p>8154</text:p>
          </table:table-cell>
          <table:table-cell table:style-name="ACE-11" office:value-type="float" office:value="288">
            <text:p>288</text:p>
          </table:table-cell>
          <table:table-cell table:style-name="ACE-11" office:value-type="float" office:value="319">
            <text:p>319</text:p>
          </table:table-cell>
          <table:table-cell table:style-name="ACE-16" office:value-type="float" office:value="5.9249999999999998">
            <text:p>5.92</text:p>
          </table:table-cell>
          <table:table-cell table:style-name="ACE-16" office:value-type="string">
            <text:p>nd</text:p>
          </table:table-cell>
          <table:table-cell table:style-name="ACE-16" office:value-type="float" office:value="-4.7649999999999997">
            <text:p>−4.76</text:p>
          </table:table-cell>
          <table:table-cell table:style-name="ACE-16" office:value-type="float" office:value="2.2251879458116353">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6.0549999999999997">
            <text:p>−6.05</text:p>
          </table:table-cell>
          <table:table-cell table:style-name="ACE-14" office:value-type="float" office:value="2.6504832378616179">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5</text:p>
          </table:table-cell>
          <table:table-cell table:style-name="ACE-10" office:value-type="float" office:value="165">
            <text:p>165</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1999999999999">
            <text:p>46.66</text:p>
          </table:table-cell>
          <table:table-cell table:style-name="ACE-14" office:value-type="float" office:value="-1.889">
            <text:p>−1.89</text:p>
          </table:table-cell>
          <table:table-cell table:style-name="ACE-10" office:value-type="float" office:value="1">
            <text:p>1</text:p>
          </table:table-cell>
          <table:table-cell table:style-name="ACE-11" office:value-type="float" office:value="8055">
            <text:p>8055</text:p>
          </table:table-cell>
          <table:table-cell table:style-name="ACE-11" office:value-type="float" office:value="168.00297616411441">
            <text:p>168</text:p>
          </table:table-cell>
          <table:table-cell table:number-columns-repeated="4" table:style-name="ACE-11"/>
          <table:table-cell table:style-name="ACE-11" office:value-type="float" office:value="8944">
            <text:p>8944</text:p>
          </table:table-cell>
          <table:table-cell table:style-name="ACE-11" office:value-type="float" office:value="473">
            <text:p>473</text:p>
          </table:table-cell>
          <table:table-cell table:style-name="ACE-11" office:value-type="float" office:value="397">
            <text:p>397</text:p>
          </table:table-cell>
          <table:table-cell table:style-name="ACE-16" office:value-type="float" office:value="9.0749999999999993">
            <text:p>9.07</text:p>
          </table:table-cell>
          <table:table-cell table:style-name="ACE-16" office:value-type="string">
            <text:p>nd</text:p>
          </table:table-cell>
          <table:table-cell table:style-name="ACE-16" office:value-type="float" office:value="-7.915">
            <text:p>−7.92</text:p>
          </table:table-cell>
          <table:table-cell table:style-name="ACE-16" office:value-type="float" office:value="2.2251864769013343">
            <text:p>2.23</text:p>
          </table:table-cell>
          <table:table-cell table:style-name="ACE-16" office:value-type="float" office:value="2.2251853855353265">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9.2050000000000001">
            <text:p>−9.21</text:p>
          </table:table-cell>
          <table:table-cell table:style-name="ACE-14" office:value-type="float" office:value="2.6504820046520918">
            <text:p>2.65</text:p>
          </table:table-cell>
          <table:table-cell table:style-name="ACE-14" office:value-type="float" office:value="2.6504810884064045">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800000000000001">
            <text:p>19.8</text:p>
          </table:table-cell>
          <table:table-cell table:number-columns-repeated="219" table:style-name="ACE-12"/>
        </table:table-row>
        <table:table-row table:style-name="AROW-4">
          <table:table-cell table:style-name="ACE-10" office:value-type="string">
            <text:p>FR 166</text:p>
          </table:table-cell>
          <table:table-cell table:style-name="ACE-10" office:value-type="float" office:value="166">
            <text:p>166</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5530">
            <text:p>5530</text:p>
          </table:table-cell>
          <table:table-cell table:style-name="ACE-11" office:value-type="float" office:value="168.00297616411441">
            <text:p>168</text:p>
          </table:table-cell>
          <table:table-cell table:number-columns-repeated="4" table:style-name="ACE-11"/>
          <table:table-cell table:style-name="ACE-11" office:value-type="float" office:value="6324">
            <text:p>6324</text:p>
          </table:table-cell>
          <table:table-cell table:style-name="ACE-11" office:value-type="float" office:value="345">
            <text:p>345</text:p>
          </table:table-cell>
          <table:table-cell table:style-name="ACE-11" office:value-type="float" office:value="389">
            <text:p>389</text:p>
          </table:table-cell>
          <table:table-cell table:style-name="ACE-16" office:value-type="float" office:value="0.22500000000000001">
            <text:p>0.23</text:p>
          </table:table-cell>
          <table:table-cell table:style-name="ACE-16" office:value-type="string">
            <text:p>nd</text:p>
          </table:table-cell>
          <table:table-cell table:style-name="ACE-16" office:value-type="float" office:value="-1.5950000000000002">
            <text:p>−1.60</text:p>
          </table:table-cell>
          <table:table-cell table:style-name="ACE-16" office:value-type="float" office:value="2.2318940912525176">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8849999999999998">
            <text:p>−2.88</text:p>
          </table:table-cell>
          <table:table-cell table:style-name="ACE-14" office:value-type="float" office:value="2.6561158172353667">
            <text:p>2.66</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67</text:p>
          </table:table-cell>
          <table:table-cell table:style-name="ACE-10" office:value-type="float" office:value="167">
            <text:p>167</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5485">
            <text:p>5485</text:p>
          </table:table-cell>
          <table:table-cell table:style-name="ACE-11" office:value-type="float" office:value="128.06248474865697">
            <text:p>128</text:p>
          </table:table-cell>
          <table:table-cell table:number-columns-repeated="4" table:style-name="ACE-11"/>
          <table:table-cell table:style-name="ACE-11" office:value-type="float" office:value="6272">
            <text:p>6272</text:p>
          </table:table-cell>
          <table:table-cell table:style-name="ACE-11" office:value-type="float" office:value="266">
            <text:p>266</text:p>
          </table:table-cell>
          <table:table-cell table:style-name="ACE-11" office:value-type="float" office:value="328">
            <text:p>328</text:p>
          </table:table-cell>
          <table:table-cell table:style-name="ACE-16" office:value-type="float" office:value="0.97499999999999998">
            <text:p>0.97</text:p>
          </table:table-cell>
          <table:table-cell table:style-name="ACE-16" office:value-type="string">
            <text:p>nd</text:p>
          </table:table-cell>
          <table:table-cell table:style-name="ACE-16" office:value-type="float" office:value="-2.3450000000000002">
            <text:p>−2.35</text:p>
          </table:table-cell>
          <table:table-cell table:style-name="ACE-16" office:value-type="float" office:value="2.230217652115011">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6349999999999998">
            <text:p>−3.63</text:p>
          </table:table-cell>
          <table:table-cell table:style-name="ACE-14" office:value-type="float" office:value="2.6547072862757188">
            <text:p>2.65</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68</text:p>
          </table:table-cell>
          <table:table-cell table:style-name="ACE-10" office:value-type="float" office:value="168">
            <text:p>168</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6010">
            <text:p>6010</text:p>
          </table:table-cell>
          <table:table-cell table:style-name="ACE-11" office:value-type="float" office:value="107.70329614269008">
            <text:p>108</text:p>
          </table:table-cell>
          <table:table-cell table:number-columns-repeated="4" table:style-name="ACE-11"/>
          <table:table-cell table:style-name="ACE-11" office:value-type="float" office:value="6864">
            <text:p>6864</text:p>
          </table:table-cell>
          <table:table-cell table:style-name="ACE-11" office:value-type="float" office:value="302">
            <text:p>302</text:p>
          </table:table-cell>
          <table:table-cell table:style-name="ACE-11" office:value-type="float" office:value="294">
            <text:p>294</text:p>
          </table:table-cell>
          <table:table-cell table:style-name="ACE-16" office:value-type="float" office:value="1.2150000000000001">
            <text:p>1.22</text:p>
          </table:table-cell>
          <table:table-cell table:style-name="ACE-16" office:value-type="string">
            <text:p>nd</text:p>
          </table:table-cell>
          <table:table-cell table:style-name="ACE-16" office:value-type="float" office:value="-2.585">
            <text:p>−2.58</text:p>
          </table:table-cell>
          <table:table-cell table:style-name="ACE-16" office:value-type="float" office:value="2.2301840644675353">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8749999999999996">
            <text:p>−3.87</text:p>
          </table:table-cell>
          <table:table-cell table:style-name="ACE-14" office:value-type="float" office:value="2.6546790693801268">
            <text:p>2.65</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69</text:p>
          </table:table-cell>
          <table:table-cell table:style-name="ACE-10" office:value-type="float" office:value="169">
            <text:p>169</text:p>
          </table:table-cell>
          <table:table-cell table:style-name="ACE-10" office:value-type="string">
            <text:p>Joly and Visset 2009;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662999999999997">
            <text:p>46.66</text:p>
          </table:table-cell>
          <table:table-cell table:style-name="ACE-14" office:value-type="float" office:value="-1.9159999999999999">
            <text:p>−1.92</text:p>
          </table:table-cell>
          <table:table-cell table:style-name="ACE-10" office:value-type="float" office:value="1">
            <text:p>1</text:p>
          </table:table-cell>
          <table:table-cell table:style-name="ACE-11" office:value-type="float" office:value="6115">
            <text:p>6115</text:p>
          </table:table-cell>
          <table:table-cell table:style-name="ACE-11" office:value-type="float" office:value="152.3975065412817">
            <text:p>152</text:p>
          </table:table-cell>
          <table:table-cell table:number-columns-repeated="4" table:style-name="ACE-11"/>
          <table:table-cell table:style-name="ACE-11" office:value-type="float" office:value="6994">
            <text:p>6994</text:p>
          </table:table-cell>
          <table:table-cell table:style-name="ACE-11" office:value-type="float" office:value="417">
            <text:p>417</text:p>
          </table:table-cell>
          <table:table-cell table:style-name="ACE-11" office:value-type="float" office:value="357">
            <text:p>357</text:p>
          </table:table-cell>
          <table:table-cell table:style-name="ACE-16" office:value-type="float" office:value="1.7549999999999999">
            <text:p>1.75</text:p>
          </table:table-cell>
          <table:table-cell table:style-name="ACE-16" office:value-type="string">
            <text:p>nd</text:p>
          </table:table-cell>
          <table:table-cell table:style-name="ACE-16" office:value-type="float" office:value="-3.125">
            <text:p>−3.13</text:p>
          </table:table-cell>
          <table:table-cell table:style-name="ACE-16" office:value-type="float" office:value="2.2301524318027544">
            <text:p>2.23</text:p>
          </table:table-cell>
          <table:table-cell table:style-name="ACE-16" office:value-type="float" office:value="2.2301233149761024">
            <text:p>2.2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4.4149999999999991">
            <text:p>−4.41</text:p>
          </table:table-cell>
          <table:table-cell table:style-name="ACE-14" office:value-type="float" office:value="2.6546524949747639">
            <text:p>2.65</text:p>
          </table:table-cell>
          <table:table-cell table:style-name="ACE-14" office:value-type="float" office:value="2.6546280342074291">
            <text:p>2.6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0.600000000000001">
            <text:p>20.6</text:p>
          </table:table-cell>
          <table:table-cell table:number-columns-repeated="219" table:style-name="ACE-12"/>
        </table:table-row>
        <table:table-row table:style-name="AROW-4">
          <table:table-cell table:style-name="ACE-10" office:value-type="string">
            <text:p>FR 170</text:p>
          </table:table-cell>
          <table:table-cell table:style-name="ACE-10" office:value-type="float" office:value="170">
            <text:p>170</text:p>
          </table:table-cell>
          <table:table-cell table:style-name="ACE-10" office:value-type="string">
            <text:p>Ters 1973; Leorri et al. 2012;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95999999999997">
            <text:p>46.60</text:p>
          </table:table-cell>
          <table:table-cell table:style-name="ACE-14" office:value-type="float" office:value="-1.841">
            <text:p>−1.84</text:p>
          </table:table-cell>
          <table:table-cell table:style-name="ACE-10" office:value-type="float" office:value="1">
            <text:p>1</text:p>
          </table:table-cell>
          <table:table-cell table:style-name="ACE-11" office:value-type="float" office:value="4503.244096924398">
            <text:p>4503</text:p>
          </table:table-cell>
          <table:table-cell table:style-name="ACE-11" office:value-type="float" office:value="136.12443460304988">
            <text:p>136</text:p>
          </table:table-cell>
          <table:table-cell table:number-columns-repeated="4" table:style-name="ACE-11"/>
          <table:table-cell table:style-name="ACE-11" office:value-type="float" office:value="4692">
            <text:p>4692</text:p>
          </table:table-cell>
          <table:table-cell table:style-name="ACE-11" office:value-type="float" office:value="420">
            <text:p>420</text:p>
          </table:table-cell>
          <table:table-cell table:style-name="ACE-11" office:value-type="float" office:value="406">
            <text:p>406</text:p>
          </table:table-cell>
          <table:table-cell table:style-name="ACE-16" office:value-type="float" office:value="0">
            <text:p>0.00</text:p>
          </table:table-cell>
          <table:table-cell table:style-name="ACE-16" office:value-type="string">
            <text:p>nd</text:p>
          </table:table-cell>
          <table:table-cell table:style-name="ACE-16" office:value-type="float" office:value="-2.3700000000000001">
            <text:p>−2.37</text:p>
          </table:table-cell>
          <table:table-cell table:style-name="ACE-16" office:value-type="float" office:value="2.239581434107722">
            <text:p>2.24</text:p>
          </table:table-cell>
          <table:table-cell table:style-name="ACE-16" office:value-type="float" office:value="2.239581434107722">
            <text:p>2.2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2.835">
            <text:p>−2.83</text:p>
          </table:table-cell>
          <table:table-cell table:style-name="ACE-14" office:value-type="float" office:value="3.1852707891166805">
            <text:p>3.19</text:p>
          </table:table-cell>
          <table:table-cell table:style-name="ACE-14" office:value-type="float" office:value="3.1852707891166805">
            <text:p>3.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300000000000001">
            <text:p>11.3</text:p>
          </table:table-cell>
          <table:table-cell table:number-columns-repeated="219" table:style-name="ACE-12"/>
        </table:table-row>
        <table:table-row table:style-name="AROW-4">
          <table:table-cell table:style-name="ACE-10" office:value-type="string">
            <text:p>FR 171</text:p>
          </table:table-cell>
          <table:table-cell table:style-name="ACE-10" office:value-type="float" office:value="171">
            <text:p>171</text:p>
          </table:table-cell>
          <table:table-cell table:style-name="ACE-10" office:value-type="string">
            <text:p>Ters 1973; Leorri et al. 2012;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95999999999997">
            <text:p>46.60</text:p>
          </table:table-cell>
          <table:table-cell table:style-name="ACE-14" office:value-type="float" office:value="-1.841">
            <text:p>−1.84</text:p>
          </table:table-cell>
          <table:table-cell table:style-name="ACE-10" office:value-type="float" office:value="1">
            <text:p>1</text:p>
          </table:table-cell>
          <table:table-cell table:style-name="ACE-11" office:value-type="float" office:value="5932.9897446510549">
            <text:p>5933</text:p>
          </table:table-cell>
          <table:table-cell table:style-name="ACE-11" office:value-type="float" office:value="183.65691300901253">
            <text:p>184</text:p>
          </table:table-cell>
          <table:table-cell table:number-columns-repeated="4" table:style-name="ACE-11"/>
          <table:table-cell table:style-name="ACE-11" office:value-type="float" office:value="6778">
            <text:p>6778</text:p>
          </table:table-cell>
          <table:table-cell table:style-name="ACE-11" office:value-type="float" office:value="466">
            <text:p>466</text:p>
          </table:table-cell>
          <table:table-cell table:style-name="ACE-11" office:value-type="float" office:value="424">
            <text:p>424</text:p>
          </table:table-cell>
          <table:table-cell table:style-name="ACE-16" office:value-type="string">
            <text:p>nd</text:p>
          </table:table-cell>
          <table:table-cell table:style-name="ACE-16" office:value-type="string">
            <text:p>nd</text:p>
          </table:table-cell>
          <table:table-cell table:style-name="ACE-16" office:value-type="float" office:value="-4.3700000000000001">
            <text:p>−4.37</text:p>
          </table:table-cell>
          <table:table-cell table:style-name="ACE-16" office:value-type="float" office:value="2.239581434107722">
            <text:p>2.24</text:p>
          </table:table-cell>
          <table:table-cell table:style-name="ACE-16" office:value-type="float" office:value="2.239581434107722">
            <text:p>2.2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4.835">
            <text:p>−4.83</text:p>
          </table:table-cell>
          <table:table-cell table:style-name="ACE-14" office:value-type="float" office:value="3.1852707891166805">
            <text:p>3.19</text:p>
          </table:table-cell>
          <table:table-cell table:style-name="ACE-14" office:value-type="float" office:value="3.1852707891166805">
            <text:p>3.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300000000000001">
            <text:p>11.3</text:p>
          </table:table-cell>
          <table:table-cell table:number-columns-repeated="219" table:style-name="ACE-12"/>
        </table:table-row>
        <table:table-row table:style-name="AROW-4">
          <table:table-cell table:style-name="ACE-10" office:value-type="string">
            <text:p>FR 172</text:p>
          </table:table-cell>
          <table:table-cell table:style-name="ACE-10" office:value-type="float" office:value="172">
            <text:p>172</text:p>
          </table:table-cell>
          <table:table-cell table:style-name="ACE-10" office:value-type="string">
            <text:p>Ters 1973; Leorri et al. 2012; Stéphan and Goslin 2014 (as in García-Artola et al. 2018)</text:p>
          </table:table-cell>
          <table:table-cell table:style-name="ACE-10" office:value-type="float" office:value="4">
            <text:p>4</text:p>
          </table:table-cell>
          <table:table-cell table:style-name="ACE-10" office:value-type="string">
            <text:p>6 Coast of Vendée, France</text:p>
          </table:table-cell>
          <table:table-cell table:style-name="ACE-14" office:value-type="float" office:value="46.595999999999997">
            <text:p>46.60</text:p>
          </table:table-cell>
          <table:table-cell table:style-name="ACE-14" office:value-type="float" office:value="-1.841">
            <text:p>−1.84</text:p>
          </table:table-cell>
          <table:table-cell table:style-name="ACE-10" office:value-type="float" office:value="1">
            <text:p>1</text:p>
          </table:table-cell>
          <table:table-cell table:style-name="ACE-11" office:value-type="float" office:value="5022.9897446510549">
            <text:p>5023</text:p>
          </table:table-cell>
          <table:table-cell table:style-name="ACE-11" office:value-type="float" office:value="136.12443460304988">
            <text:p>136</text:p>
          </table:table-cell>
          <table:table-cell table:number-columns-repeated="4" table:style-name="ACE-11"/>
          <table:table-cell table:style-name="ACE-11" office:value-type="float" office:value="5775">
            <text:p>5775</text:p>
          </table:table-cell>
          <table:table-cell table:style-name="ACE-11" office:value-type="float" office:value="401">
            <text:p>401</text:p>
          </table:table-cell>
          <table:table-cell table:style-name="ACE-11" office:value-type="float" office:value="304">
            <text:p>304</text:p>
          </table:table-cell>
          <table:table-cell table:style-name="ACE-16" office:value-type="float" office:value="0.20000000000000001">
            <text:p>0.20</text:p>
          </table:table-cell>
          <table:table-cell table:style-name="ACE-16" office:value-type="string">
            <text:p>nd</text:p>
          </table:table-cell>
          <table:table-cell table:style-name="ACE-16" office:value-type="float" office:value="-2.3700000000000001">
            <text:p>−2.37</text:p>
          </table:table-cell>
          <table:table-cell table:style-name="ACE-16" office:value-type="float" office:value="2.2418128824681154">
            <text:p>2.24</text:p>
          </table:table-cell>
          <table:table-cell table:style-name="ACE-16" office:value-type="float" office:value="2.239581434107722">
            <text:p>2.2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intertidal environment</text:p>
          </table:table-cell>
          <table:table-cell table:style-name="ACE-10" office:value-type="float" office:value="8">
            <text:p>8</text:p>
          </table:table-cell>
          <table:table-cell table:style-name="ACE-10" office:value-type="string">
            <text:p>HAT-MLW</text:p>
          </table:table-cell>
          <table:table-cell table:style-name="ACE-14" office:value-type="float" office:value="-2.835">
            <text:p>−2.83</text:p>
          </table:table-cell>
          <table:table-cell table:style-name="ACE-14" office:value-type="float" office:value="3.1868401277754739">
            <text:p>3.19</text:p>
          </table:table-cell>
          <table:table-cell table:style-name="ACE-14" office:value-type="float" office:value="3.1852707891166805">
            <text:p>3.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1.300000000000001">
            <text:p>11.3</text:p>
          </table:table-cell>
          <table:table-cell table:number-columns-repeated="219" table:style-name="ACE-12"/>
        </table:table-row>
        <table:table-row table:style-name="AROW-4">
          <table:table-cell table:style-name="ACE-10" office:value-type="string">
            <text:p>FR 173</text:p>
          </table:table-cell>
          <table:table-cell table:style-name="ACE-10" office:value-type="float" office:value="173">
            <text:p>173</text:p>
          </table:table-cell>
          <table:table-cell table:style-name="ACE-10" office:value-type="string">
            <text:p>Visset et al. 1989;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450000000000003">
            <text:p>46.45</text:p>
          </table:table-cell>
          <table:table-cell table:style-name="ACE-14" office:value-type="float" office:value="-0.84399999999999997">
            <text:p>−0.84</text:p>
          </table:table-cell>
          <table:table-cell table:style-name="ACE-10" office:value-type="float" office:value="1">
            <text:p>1</text:p>
          </table:table-cell>
          <table:table-cell table:style-name="ACE-11" office:value-type="float" office:value="5200">
            <text:p>5200</text:p>
          </table:table-cell>
          <table:table-cell table:style-name="ACE-11" office:value-type="float" office:value="122.06555615733703">
            <text:p>122</text:p>
          </table:table-cell>
          <table:table-cell table:number-columns-repeated="4" table:style-name="ACE-11"/>
          <table:table-cell table:style-name="ACE-11" office:value-type="float" office:value="5974">
            <text:p>5974</text:p>
          </table:table-cell>
          <table:table-cell table:style-name="ACE-11" office:value-type="float" office:value="300">
            <text:p>300</text:p>
          </table:table-cell>
          <table:table-cell table:style-name="ACE-11" office:value-type="float" office:value="310">
            <text:p>310</text:p>
          </table:table-cell>
          <table:table-cell table:style-name="ACE-16" office:value-type="float" office:value="4.7750000000000004">
            <text:p>4.78</text:p>
          </table:table-cell>
          <table:table-cell table:style-name="ACE-16" office:value-type="string">
            <text:p>nd</text:p>
          </table:table-cell>
          <table:table-cell table:style-name="ACE-16" office:value-type="float" office:value="-1.3719999999999999">
            <text:p>−1.37</text:p>
          </table:table-cell>
          <table:table-cell table:style-name="ACE-16" office:value-type="float" office:value="2.5501651992329331">
            <text:p>2.55</text:p>
          </table:table-cell>
          <table:table-cell table:style-name="ACE-16" office:value-type="float" office:value="2.5501617595752624">
            <text:p>2.55</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6957500000000003">
            <text:p>−2.70</text:p>
          </table:table-cell>
          <table:table-cell table:style-name="ACE-14" office:value-type="float" office:value="3.0299598356873885">
            <text:p>3.03</text:p>
          </table:table-cell>
          <table:table-cell table:style-name="ACE-14" office:value-type="float" office:value="3.029956940700643">
            <text:p>3.0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4">
            <text:p>44.0</text:p>
          </table:table-cell>
          <table:table-cell table:number-columns-repeated="219" table:style-name="ACE-12"/>
        </table:table-row>
        <table:table-row table:style-name="AROW-4">
          <table:table-cell table:style-name="ACE-10" office:value-type="string">
            <text:p>FR 174</text:p>
          </table:table-cell>
          <table:table-cell table:style-name="ACE-10" office:value-type="float" office:value="174">
            <text:p>174</text:p>
          </table:table-cell>
          <table:table-cell table:style-name="ACE-10" office:value-type="string">
            <text:p>Visset et al. 1990;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378">
            <text:p>46.38</text:p>
          </table:table-cell>
          <table:table-cell table:style-name="ACE-14" office:value-type="float" office:value="-0.75">
            <text:p>−0.75</text:p>
          </table:table-cell>
          <table:table-cell table:style-name="ACE-10" office:value-type="float" office:value="1">
            <text:p>1</text:p>
          </table:table-cell>
          <table:table-cell table:style-name="ACE-11" office:value-type="float" office:value="6830">
            <text:p>6830</text:p>
          </table:table-cell>
          <table:table-cell table:style-name="ACE-11" office:value-type="float" office:value="120">
            <text:p>120</text:p>
          </table:table-cell>
          <table:table-cell table:number-columns-repeated="4" table:style-name="ACE-11"/>
          <table:table-cell table:style-name="ACE-11" office:value-type="float" office:value="7349">
            <text:p>7349</text:p>
          </table:table-cell>
          <table:table-cell table:style-name="ACE-11" office:value-type="float" office:value="237">
            <text:p>237</text:p>
          </table:table-cell>
          <table:table-cell table:style-name="ACE-11" office:value-type="float" office:value="264">
            <text:p>264</text:p>
          </table:table-cell>
          <table:table-cell table:style-name="ACE-16" office:value-type="float" office:value="9.3499999999999996">
            <text:p>9.35</text:p>
          </table:table-cell>
          <table:table-cell table:style-name="ACE-16" office:value-type="string">
            <text:p>nd</text:p>
          </table:table-cell>
          <table:table-cell table:style-name="ACE-16" office:value-type="float" office:value="-7.8469999999999995">
            <text:p>−7.85</text:p>
          </table:table-cell>
          <table:table-cell table:style-name="ACE-16" office:value-type="float" office:value="2.550530253786679">
            <text:p>2.55</text:p>
          </table:table-cell>
          <table:table-cell table:style-name="ACE-16" office:value-type="float" office:value="2.5505293568198737">
            <text:p>2.55</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5344999999999995">
            <text:p>−7.53</text:p>
          </table:table-cell>
          <table:table-cell table:style-name="ACE-14" office:value-type="float" office:value="2.550530253786679">
            <text:p>2.55</text:p>
          </table:table-cell>
          <table:table-cell table:style-name="ACE-14" office:value-type="float" office:value="2.5505293568198737">
            <text:p>2.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3.899999999999999">
            <text:p>43.9</text:p>
          </table:table-cell>
          <table:table-cell table:number-columns-repeated="219" table:style-name="ACE-12"/>
        </table:table-row>
        <table:table-row table:style-name="AROW-4">
          <table:table-cell table:style-name="ACE-10" office:value-type="string">
            <text:p>FR 175</text:p>
          </table:table-cell>
          <table:table-cell table:style-name="ACE-10" office:value-type="float" office:value="175">
            <text:p>175</text:p>
          </table:table-cell>
          <table:table-cell table:style-name="ACE-10" office:value-type="string">
            <text:p>Visset et al. 1990;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378">
            <text:p>46.38</text:p>
          </table:table-cell>
          <table:table-cell table:style-name="ACE-14" office:value-type="float" office:value="-0.75">
            <text:p>−0.75</text:p>
          </table:table-cell>
          <table:table-cell table:style-name="ACE-10" office:value-type="float" office:value="1">
            <text:p>1</text:p>
          </table:table-cell>
          <table:table-cell table:style-name="ACE-11" office:value-type="float" office:value="6010">
            <text:p>6010</text:p>
          </table:table-cell>
          <table:table-cell table:style-name="ACE-11" office:value-type="float" office:value="110">
            <text:p>110</text:p>
          </table:table-cell>
          <table:table-cell table:number-columns-repeated="4" table:style-name="ACE-11"/>
          <table:table-cell table:style-name="ACE-11" office:value-type="float" office:value="6444">
            <text:p>6444</text:p>
          </table:table-cell>
          <table:table-cell table:style-name="ACE-11" office:value-type="float" office:value="270">
            <text:p>270</text:p>
          </table:table-cell>
          <table:table-cell table:style-name="ACE-11" office:value-type="float" office:value="247">
            <text:p>247</text:p>
          </table:table-cell>
          <table:table-cell table:style-name="ACE-16" office:value-type="float" office:value="7.9500000000000002">
            <text:p>7.95</text:p>
          </table:table-cell>
          <table:table-cell table:style-name="ACE-16" office:value-type="string">
            <text:p>nd</text:p>
          </table:table-cell>
          <table:table-cell table:style-name="ACE-16" office:value-type="float" office:value="-6.447000000000001">
            <text:p>−6.45</text:p>
          </table:table-cell>
          <table:table-cell table:style-name="ACE-16" office:value-type="float" office:value="2.5505305975156567">
            <text:p>2.55</text:p>
          </table:table-cell>
          <table:table-cell table:style-name="ACE-16" office:value-type="float" office:value="2.5505293568198737">
            <text:p>2.55</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134500000000001">
            <text:p>−6.13</text:p>
          </table:table-cell>
          <table:table-cell table:style-name="ACE-14" office:value-type="float" office:value="2.5505305975156567">
            <text:p>2.55</text:p>
          </table:table-cell>
          <table:table-cell table:style-name="ACE-14" office:value-type="float" office:value="2.5505293568198737">
            <text:p>2.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3.899999999999999">
            <text:p>43.9</text:p>
          </table:table-cell>
          <table:table-cell table:number-columns-repeated="219" table:style-name="ACE-12"/>
        </table:table-row>
        <table:table-row table:style-name="AROW-4">
          <table:table-cell table:style-name="ACE-10" office:value-type="string">
            <text:p>FR 176</text:p>
          </table:table-cell>
          <table:table-cell table:style-name="ACE-10" office:value-type="float" office:value="176">
            <text:p>176</text:p>
          </table:table-cell>
          <table:table-cell table:style-name="ACE-10" office:value-type="string">
            <text:p>Allard et al. 2008;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42999999999998">
            <text:p>45.94</text:p>
          </table:table-cell>
          <table:table-cell table:style-name="ACE-14" office:value-type="float" office:value="-1.1399999999999999">
            <text:p>−1.14</text:p>
          </table:table-cell>
          <table:table-cell table:style-name="ACE-10" office:value-type="float" office:value="1">
            <text:p>1</text:p>
          </table:table-cell>
          <table:table-cell table:style-name="ACE-11" office:value-type="float" office:value="8030">
            <text:p>8030</text:p>
          </table:table-cell>
          <table:table-cell table:style-name="ACE-11" office:value-type="float" office:value="50">
            <text:p>50</text:p>
          </table:table-cell>
          <table:table-cell table:number-columns-repeated="4" table:style-name="ACE-11"/>
          <table:table-cell table:style-name="ACE-11" office:value-type="float" office:value="8495">
            <text:p>8495</text:p>
          </table:table-cell>
          <table:table-cell table:style-name="ACE-11" office:value-type="float" office:value="176">
            <text:p>176</text:p>
          </table:table-cell>
          <table:table-cell table:style-name="ACE-11" office:value-type="float" office:value="145">
            <text:p>145</text:p>
          </table:table-cell>
          <table:table-cell table:style-name="ACE-16" office:value-type="float" office:value="4.0999999999999996">
            <text:p>4.10</text:p>
          </table:table-cell>
          <table:table-cell table:style-name="ACE-16" office:value-type="string">
            <text:p>nd</text:p>
          </table:table-cell>
          <table:table-cell table:style-name="ACE-16" office:value-type="float" office:value="-11.421999999999999">
            <text:p>−11.42</text:p>
          </table:table-cell>
          <table:table-cell table:style-name="ACE-16" office:value-type="float" office:value="2.6048270183180886">
            <text:p>2.60</text:p>
          </table:table-cell>
          <table:table-cell table:style-name="ACE-16" office:value-type="float" office:value="2.6048224507631992">
            <text:p>2.6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131999999999998">
            <text:p>−11.13</text:p>
          </table:table-cell>
          <table:table-cell table:style-name="ACE-14" office:value-type="float" office:value="2.6048270183180886">
            <text:p>2.60</text:p>
          </table:table-cell>
          <table:table-cell table:style-name="ACE-14" office:value-type="float" office:value="2.6048224507631992">
            <text:p>2.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7999999999999998">
            <text:p>7.8</text:p>
          </table:table-cell>
          <table:table-cell table:number-columns-repeated="219" table:style-name="ACE-12"/>
        </table:table-row>
        <table:table-row table:style-name="AROW-4">
          <table:table-cell table:style-name="ACE-10" office:value-type="string">
            <text:p>FR 177</text:p>
          </table:table-cell>
          <table:table-cell table:style-name="ACE-10" office:value-type="float" office:value="177">
            <text:p>177</text:p>
          </table:table-cell>
          <table:table-cell table:style-name="ACE-10" office:value-type="string">
            <text:p>Allard et al. 2008;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42999999999998">
            <text:p>45.94</text:p>
          </table:table-cell>
          <table:table-cell table:style-name="ACE-14" office:value-type="float" office:value="-1.1399999999999999">
            <text:p>−1.14</text:p>
          </table:table-cell>
          <table:table-cell table:style-name="ACE-10" office:value-type="float" office:value="1">
            <text:p>1</text:p>
          </table:table-cell>
          <table:table-cell table:style-name="ACE-11" office:value-type="float" office:value="7610">
            <text:p>7610</text:p>
          </table:table-cell>
          <table:table-cell table:style-name="ACE-11" office:value-type="float" office:value="40">
            <text:p>40</text:p>
          </table:table-cell>
          <table:table-cell table:number-columns-repeated="4" table:style-name="ACE-11"/>
          <table:table-cell table:style-name="ACE-11" office:value-type="float" office:value="8076">
            <text:p>8076</text:p>
          </table:table-cell>
          <table:table-cell table:style-name="ACE-11" office:value-type="float" office:value="137">
            <text:p>137</text:p>
          </table:table-cell>
          <table:table-cell table:style-name="ACE-11" office:value-type="float" office:value="142">
            <text:p>142</text:p>
          </table:table-cell>
          <table:table-cell table:style-name="ACE-16" office:value-type="float" office:value="2.4499999999999993">
            <text:p>2.45</text:p>
          </table:table-cell>
          <table:table-cell table:style-name="ACE-16" office:value-type="string">
            <text:p>nd</text:p>
          </table:table-cell>
          <table:table-cell table:style-name="ACE-16" office:value-type="float" office:value="-9.7719999999999985">
            <text:p>−9.77</text:p>
          </table:table-cell>
          <table:table-cell table:style-name="ACE-16" office:value-type="float" office:value="2.6048352421795236">
            <text:p>2.60</text:p>
          </table:table-cell>
          <table:table-cell table:style-name="ACE-16" office:value-type="float" office:value="2.6048224507631992">
            <text:p>2.60</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4819999999999993">
            <text:p>−9.48</text:p>
          </table:table-cell>
          <table:table-cell table:style-name="ACE-14" office:value-type="float" office:value="2.6048352421795236">
            <text:p>2.60</text:p>
          </table:table-cell>
          <table:table-cell table:style-name="ACE-14" office:value-type="float" office:value="2.6048224507631992">
            <text:p>2.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7999999999999998">
            <text:p>7.8</text:p>
          </table:table-cell>
          <table:table-cell table:number-columns-repeated="219" table:style-name="ACE-12"/>
        </table:table-row>
        <table:table-row table:style-name="AROW-4">
          <table:table-cell table:style-name="ACE-10" office:value-type="string">
            <text:p>FR 178</text:p>
          </table:table-cell>
          <table:table-cell table:style-name="ACE-10" office:value-type="float" office:value="178">
            <text:p>178</text:p>
          </table:table-cell>
          <table:table-cell table:style-name="ACE-10" office:value-type="string">
            <text:p>Ters 1973;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844999999999999">
            <text:p>45.84</text:p>
          </table:table-cell>
          <table:table-cell table:style-name="ACE-14" office:value-type="float" office:value="-1.0620000000000001">
            <text:p>−1.06</text:p>
          </table:table-cell>
          <table:table-cell table:style-name="ACE-10" office:value-type="float" office:value="1">
            <text:p>1</text:p>
          </table:table-cell>
          <table:table-cell table:style-name="ACE-11" office:value-type="float" office:value="642.98974465105493">
            <text:p>643</text:p>
          </table:table-cell>
          <table:table-cell table:style-name="ACE-11" office:value-type="float" office:value="110.58870510138004">
            <text:p>111</text:p>
          </table:table-cell>
          <table:table-cell table:number-columns-repeated="4" table:style-name="ACE-11"/>
          <table:table-cell table:style-name="ACE-11" office:value-type="float" office:value="617">
            <text:p>617</text:p>
          </table:table-cell>
          <table:table-cell table:style-name="ACE-11" office:value-type="float" office:value="274">
            <text:p>274</text:p>
          </table:table-cell>
          <table:table-cell table:style-name="ACE-11" office:value-type="float" office:value="143">
            <text:p>143</text:p>
          </table:table-cell>
          <table:table-cell table:style-name="ACE-16" office:value-type="string">
            <text:p>nd</text:p>
          </table:table-cell>
          <table:table-cell table:style-name="ACE-16" office:value-type="string">
            <text:p>nd</text:p>
          </table:table-cell>
          <table:table-cell table:style-name="ACE-16" office:value-type="float" office:value="1.7350000000000001">
            <text:p>1.74</text:p>
          </table:table-cell>
          <table:table-cell table:style-name="ACE-16" office:value-type="float" office:value="2.4135243939102833">
            <text:p>2.41</text:p>
          </table:table-cell>
          <table:table-cell table:style-name="ACE-16" office:value-type="float" office:value="2.4135243939102833">
            <text:p>2.4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0.52375000000000016">
            <text:p>0.52</text:p>
          </table:table-cell>
          <table:table-cell table:style-name="ACE-14" office:value-type="float" office:value="2.8305125971279477">
            <text:p>2.83</text:p>
          </table:table-cell>
          <table:table-cell table:style-name="ACE-14" office:value-type="float" office:value="2.8305125971279477">
            <text:p>2.8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2000000000000002">
            <text:p>7.2</text:p>
          </table:table-cell>
          <table:table-cell table:number-columns-repeated="219" table:style-name="ACE-12"/>
        </table:table-row>
        <table:table-row table:style-name="AROW-4">
          <table:table-cell table:style-name="ACE-10" office:value-type="string">
            <text:p>FR 179</text:p>
          </table:table-cell>
          <table:table-cell table:style-name="ACE-10" office:value-type="float" office:value="179">
            <text:p>179</text:p>
          </table:table-cell>
          <table:table-cell table:style-name="ACE-10" office:value-type="string">
            <text:p>Clavé et al. 2001;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05000000000001">
            <text:p>45.91</text:p>
          </table:table-cell>
          <table:table-cell table:style-name="ACE-14" office:value-type="float" office:value="-1.2949999999999999">
            <text:p>−1.29</text:p>
          </table:table-cell>
          <table:table-cell table:style-name="ACE-10" office:value-type="float" office:value="1">
            <text:p>1</text:p>
          </table:table-cell>
          <table:table-cell table:style-name="ACE-11" office:value-type="float" office:value="4140">
            <text:p>4140</text:p>
          </table:table-cell>
          <table:table-cell table:style-name="ACE-11" office:value-type="float" office:value="70">
            <text:p>70</text:p>
          </table:table-cell>
          <table:table-cell table:number-columns-repeated="4" table:style-name="ACE-11"/>
          <table:table-cell table:style-name="ACE-11" office:value-type="float" office:value="4674">
            <text:p>4674</text:p>
          </table:table-cell>
          <table:table-cell table:style-name="ACE-11" office:value-type="float" office:value="167">
            <text:p>167</text:p>
          </table:table-cell>
          <table:table-cell table:style-name="ACE-11" office:value-type="float" office:value="228">
            <text:p>228</text:p>
          </table:table-cell>
          <table:table-cell table:style-name="ACE-16" office:value-type="float" office:value="0.93999999999999995">
            <text:p>0.94</text:p>
          </table:table-cell>
          <table:table-cell table:style-name="ACE-16" office:value-type="string">
            <text:p>nd</text:p>
          </table:table-cell>
          <table:table-cell table:style-name="ACE-16" office:value-type="float" office:value="-0.19299999999999998">
            <text:p>−0.19</text:p>
          </table:table-cell>
          <table:table-cell table:style-name="ACE-16" office:value-type="float" office:value="2.1945791609159331">
            <text:p>2.19</text:p>
          </table:table-cell>
          <table:table-cell table:style-name="ACE-16" office:value-type="float" office:value="2.1944760194634161">
            <text:p>2.19</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4542499999999998">
            <text:p>−1.45</text:p>
          </table:table-cell>
          <table:table-cell table:style-name="ACE-14" office:value-type="float" office:value="2.6132411400455338">
            <text:p>2.61</text:p>
          </table:table-cell>
          <table:table-cell table:style-name="ACE-14" office:value-type="float" office:value="2.6131545232725903">
            <text:p>2.6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999999999999999">
            <text:p>3.4</text:p>
          </table:table-cell>
          <table:table-cell table:number-columns-repeated="219" table:style-name="ACE-12"/>
        </table:table-row>
        <table:table-row table:style-name="AROW-4">
          <table:table-cell table:style-name="ACE-10" office:value-type="string">
            <text:p>FR 180</text:p>
          </table:table-cell>
          <table:table-cell table:style-name="ACE-10" office:value-type="float" office:value="180">
            <text:p>180</text:p>
          </table:table-cell>
          <table:table-cell table:style-name="ACE-10" office:value-type="string">
            <text:p>Clavé et al. 2001;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05000000000001">
            <text:p>45.91</text:p>
          </table:table-cell>
          <table:table-cell table:style-name="ACE-14" office:value-type="float" office:value="-1.2949999999999999">
            <text:p>−1.29</text:p>
          </table:table-cell>
          <table:table-cell table:style-name="ACE-10" office:value-type="float" office:value="1">
            <text:p>1</text:p>
          </table:table-cell>
          <table:table-cell table:style-name="ACE-11" office:value-type="float" office:value="3080">
            <text:p>3080</text:p>
          </table:table-cell>
          <table:table-cell table:style-name="ACE-11" office:value-type="float" office:value="40">
            <text:p>40</text:p>
          </table:table-cell>
          <table:table-cell table:number-columns-repeated="4" table:style-name="ACE-11"/>
          <table:table-cell table:style-name="ACE-11" office:value-type="float" office:value="2863">
            <text:p>2863</text:p>
          </table:table-cell>
          <table:table-cell table:style-name="ACE-11" office:value-type="float" office:value="167">
            <text:p>167</text:p>
          </table:table-cell>
          <table:table-cell table:style-name="ACE-11" office:value-type="float" office:value="131">
            <text:p>131</text:p>
          </table:table-cell>
          <table:table-cell table:style-name="ACE-16" office:value-type="float" office:value="2.8999999999999999">
            <text:p>2.90</text:p>
          </table:table-cell>
          <table:table-cell table:style-name="ACE-16" office:value-type="string">
            <text:p>nd</text:p>
          </table:table-cell>
          <table:table-cell table:style-name="ACE-16" office:value-type="float" office:value="-1.2330000000000001">
            <text:p>−1.23</text:p>
          </table:table-cell>
          <table:table-cell table:style-name="ACE-16" office:value-type="float" office:value="2.1807733863071794">
            <text:p>2.18</text:p>
          </table:table-cell>
          <table:table-cell table:style-name="ACE-16" office:value-type="float" office:value="2.1807624813353699">
            <text:p>2.18</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0.5754999999999999">
            <text:p>−0.58</text:p>
          </table:table-cell>
          <table:table-cell table:style-name="ACE-14" office:value-type="float" office:value="2.2562633101935781">
            <text:p>2.26</text:p>
          </table:table-cell>
          <table:table-cell table:style-name="ACE-14" office:value-type="float" office:value="2.2562527700814017">
            <text:p>2.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999999999999999">
            <text:p>3.4</text:p>
          </table:table-cell>
          <table:table-cell table:number-columns-repeated="219" table:style-name="ACE-12"/>
        </table:table-row>
        <table:table-row table:style-name="AROW-4">
          <table:table-cell table:style-name="ACE-10" office:value-type="string">
            <text:p>FR 181</text:p>
          </table:table-cell>
          <table:table-cell table:style-name="ACE-10" office:value-type="float" office:value="181">
            <text:p>181</text:p>
          </table:table-cell>
          <table:table-cell table:style-name="ACE-10" office:value-type="string">
            <text:p>Gabet 1973;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905000000000001">
            <text:p>45.91</text:p>
          </table:table-cell>
          <table:table-cell table:style-name="ACE-14" office:value-type="float" office:value="-1.2949999999999999">
            <text:p>−1.29</text:p>
          </table:table-cell>
          <table:table-cell table:style-name="ACE-10" office:value-type="float" office:value="1">
            <text:p>1</text:p>
          </table:table-cell>
          <table:table-cell table:style-name="ACE-11" office:value-type="float" office:value="4952.9897446510549">
            <text:p>4953</text:p>
          </table:table-cell>
          <table:table-cell table:style-name="ACE-11" office:value-type="float" office:value="161.95635738062276">
            <text:p>162</text:p>
          </table:table-cell>
          <table:table-cell table:number-columns-repeated="4" table:style-name="ACE-11"/>
          <table:table-cell table:style-name="ACE-11" office:value-type="float" office:value="5704">
            <text:p>5704</text:p>
          </table:table-cell>
          <table:table-cell table:style-name="ACE-11" office:value-type="float" office:value="467">
            <text:p>467</text:p>
          </table:table-cell>
          <table:table-cell table:style-name="ACE-11" office:value-type="float" office:value="389">
            <text:p>389</text:p>
          </table:table-cell>
          <table:table-cell table:style-name="ACE-16" office:value-type="float" office:value="0.40000000000000002">
            <text:p>0.40</text:p>
          </table:table-cell>
          <table:table-cell table:style-name="ACE-16" office:value-type="string">
            <text:p>nd</text:p>
          </table:table-cell>
          <table:table-cell table:style-name="ACE-16" office:value-type="float" office:value="-1.7230000000000001">
            <text:p>−1.72</text:p>
          </table:table-cell>
          <table:table-cell table:style-name="ACE-16" office:value-type="float" office:value="2.1950455576137822">
            <text:p>2.20</text:p>
          </table:table-cell>
          <table:table-cell table:style-name="ACE-16" office:value-type="float" office:value="2.1944760194634161">
            <text:p>2.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2">
            <text:p>12</text:p>
          </table:table-cell>
          <table:table-cell table:style-name="ACE-10" office:value-type="string">
            <text:p>MTL</text:p>
          </table:table-cell>
          <table:table-cell table:style-name="ACE-14" office:value-type="float" office:value="-1.5654999999999999">
            <text:p>−1.57</text:p>
          </table:table-cell>
          <table:table-cell table:style-name="ACE-14" office:value-type="float" office:value="2.1950455576137822">
            <text:p>2.20</text:p>
          </table:table-cell>
          <table:table-cell table:style-name="ACE-14" office:value-type="float" office:value="2.1944760194634161">
            <text:p>2.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999999999999999">
            <text:p>3.4</text:p>
          </table:table-cell>
          <table:table-cell table:number-columns-repeated="219" table:style-name="ACE-12"/>
        </table:table-row>
        <table:table-row table:style-name="AROW-4">
          <table:table-cell table:style-name="ACE-10" office:value-type="string">
            <text:p>FR 182</text:p>
          </table:table-cell>
          <table:table-cell table:style-name="ACE-10" office:value-type="float" office:value="182">
            <text:p>182</text:p>
          </table:table-cell>
          <table:table-cell table:style-name="ACE-10" office:value-type="string">
            <text:p>Bourgueil 1995; Bourgueil 2005;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6.024000000000001">
            <text:p>46.02</text:p>
          </table:table-cell>
          <table:table-cell table:style-name="ACE-14" office:value-type="float" office:value="-0.89200000000000002">
            <text:p>−0.89</text:p>
          </table:table-cell>
          <table:table-cell table:style-name="ACE-10" office:value-type="float" office:value="1">
            <text:p>1</text:p>
          </table:table-cell>
          <table:table-cell table:style-name="ACE-11" office:value-type="float" office:value="8140">
            <text:p>8140</text:p>
          </table:table-cell>
          <table:table-cell table:style-name="ACE-11" office:value-type="float" office:value="344.81879299133334">
            <text:p>345</text:p>
          </table:table-cell>
          <table:table-cell table:number-columns-repeated="4" table:style-name="ACE-11"/>
          <table:table-cell table:style-name="ACE-11" office:value-type="float" office:value="9055">
            <text:p>9055</text:p>
          </table:table-cell>
          <table:table-cell table:style-name="ACE-11" office:value-type="float" office:value="854">
            <text:p>854</text:p>
          </table:table-cell>
          <table:table-cell table:style-name="ACE-11" office:value-type="float" office:value="843">
            <text:p>843</text:p>
          </table:table-cell>
          <table:table-cell table:style-name="ACE-16" office:value-type="float" office:value="16.085000000000001">
            <text:p>16.09</text:p>
          </table:table-cell>
          <table:table-cell table:style-name="ACE-16" office:value-type="string">
            <text:p>nd</text:p>
          </table:table-cell>
          <table:table-cell table:style-name="ACE-16" office:value-type="float" office:value="-13.407">
            <text:p>−13.41</text:p>
          </table:table-cell>
          <table:table-cell table:style-name="ACE-16" office:value-type="float" office:value="2.6043860209327261">
            <text:p>2.60</text:p>
          </table:table-cell>
          <table:table-cell table:style-name="ACE-16" office:value-type="float" office:value="2.6043857241199886">
            <text:p>2.60</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3.117000000000001">
            <text:p>−13.12</text:p>
          </table:table-cell>
          <table:table-cell table:style-name="ACE-14" office:value-type="float" office:value="2.6043860209327261">
            <text:p>2.60</text:p>
          </table:table-cell>
          <table:table-cell table:style-name="ACE-14" office:value-type="float" office:value="2.6043857241199886">
            <text:p>2.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2.100000000000001">
            <text:p>22.1</text:p>
          </table:table-cell>
          <table:table-cell table:number-columns-repeated="219" table:style-name="ACE-12"/>
        </table:table-row>
        <table:table-row table:style-name="AROW-4">
          <table:table-cell table:style-name="ACE-10" office:value-type="string">
            <text:p>FR 183</text:p>
          </table:table-cell>
          <table:table-cell table:style-name="ACE-10" office:value-type="float" office:value="183">
            <text:p>183</text:p>
          </table:table-cell>
          <table:table-cell table:style-name="ACE-10" office:value-type="string">
            <text:p>Wang et al. 2006;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2840">
            <text:p>2840</text:p>
          </table:table-cell>
          <table:table-cell table:style-name="ACE-11" office:value-type="float" office:value="70">
            <text:p>70</text:p>
          </table:table-cell>
          <table:table-cell table:number-columns-repeated="4" table:style-name="ACE-11"/>
          <table:table-cell table:style-name="ACE-11" office:value-type="float" office:value="2960">
            <text:p>2960</text:p>
          </table:table-cell>
          <table:table-cell table:style-name="ACE-11" office:value-type="float" office:value="196">
            <text:p>196</text:p>
          </table:table-cell>
          <table:table-cell table:style-name="ACE-11" office:value-type="float" office:value="171">
            <text:p>171</text:p>
          </table:table-cell>
          <table:table-cell table:style-name="ACE-16" office:value-type="float" office:value="2.5499999999999998">
            <text:p>2.55</text:p>
          </table:table-cell>
          <table:table-cell table:style-name="ACE-16" office:value-type="string">
            <text:p>nd</text:p>
          </table:table-cell>
          <table:table-cell table:style-name="ACE-16" office:value-type="float" office:value="0.13900000000000001">
            <text:p>0.14</text:p>
          </table:table-cell>
          <table:table-cell table:style-name="ACE-16" office:value-type="float" office:value="2.1309121321166669">
            <text:p>2.13</text:p>
          </table:table-cell>
          <table:table-cell table:style-name="ACE-16" office:value-type="float" office:value="2.1308976981544658">
            <text:p>2.1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0972500000000001">
            <text:p>−1.10</text:p>
          </table:table-cell>
          <table:table-cell table:style-name="ACE-14" office:value-type="float" office:value="2.5138964929570982">
            <text:p>2.51</text:p>
          </table:table-cell>
          <table:table-cell table:style-name="ACE-14" office:value-type="float" office:value="2.5138842579760907">
            <text:p>2.5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4</text:p>
          </table:table-cell>
          <table:table-cell table:style-name="ACE-10" office:value-type="float" office:value="184">
            <text:p>184</text:p>
          </table:table-cell>
          <table:table-cell table:style-name="ACE-10" office:value-type="string">
            <text:p>Wang et al. 2006;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5560">
            <text:p>5560</text:p>
          </table:table-cell>
          <table:table-cell table:style-name="ACE-11" office:value-type="float" office:value="190">
            <text:p>190</text:p>
          </table:table-cell>
          <table:table-cell table:number-columns-repeated="4" table:style-name="ACE-11"/>
          <table:table-cell table:style-name="ACE-11" office:value-type="float" office:value="5960">
            <text:p>5960</text:p>
          </table:table-cell>
          <table:table-cell table:style-name="ACE-11" office:value-type="float" office:value="424">
            <text:p>424</text:p>
          </table:table-cell>
          <table:table-cell table:style-name="ACE-11" office:value-type="float" office:value="400">
            <text:p>400</text:p>
          </table:table-cell>
          <table:table-cell table:style-name="ACE-16" office:value-type="float" office:value="8.8000000000000007">
            <text:p>8.80</text:p>
          </table:table-cell>
          <table:table-cell table:style-name="ACE-16" office:value-type="string">
            <text:p>nd</text:p>
          </table:table-cell>
          <table:table-cell table:style-name="ACE-16" office:value-type="float" office:value="-6.1109999999999998">
            <text:p>−6.11</text:p>
          </table:table-cell>
          <table:table-cell table:style-name="ACE-16" office:value-type="float" office:value="2.1308989101525335">
            <text:p>2.13</text:p>
          </table:table-cell>
          <table:table-cell table:style-name="ACE-16" office:value-type="float" office:value="2.1308976981544658">
            <text:p>2.1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134999999999996">
            <text:p>−6.01</text:p>
          </table:table-cell>
          <table:table-cell table:style-name="ACE-14" office:value-type="float" office:value="2.1308989101525335">
            <text:p>2.13</text:p>
          </table:table-cell>
          <table:table-cell table:style-name="ACE-14" office:value-type="float" office:value="2.1308976981544658">
            <text:p>2.1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5</text:p>
          </table:table-cell>
          <table:table-cell table:style-name="ACE-10" office:value-type="float" office:value="185">
            <text:p>185</text:p>
          </table:table-cell>
          <table:table-cell table:style-name="ACE-10" office:value-type="string">
            <text:p>Wang et al. 2006;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5480">
            <text:p>5480</text:p>
          </table:table-cell>
          <table:table-cell table:style-name="ACE-11" office:value-type="float" office:value="100">
            <text:p>100</text:p>
          </table:table-cell>
          <table:table-cell table:number-columns-repeated="4" table:style-name="ACE-11"/>
          <table:table-cell table:style-name="ACE-11" office:value-type="float" office:value="6272">
            <text:p>6272</text:p>
          </table:table-cell>
          <table:table-cell table:style-name="ACE-11" office:value-type="float" office:value="190">
            <text:p>190</text:p>
          </table:table-cell>
          <table:table-cell table:style-name="ACE-11" office:value-type="float" office:value="273">
            <text:p>273</text:p>
          </table:table-cell>
          <table:table-cell table:style-name="ACE-16" office:value-type="float" office:value="8.8000000000000007">
            <text:p>8.80</text:p>
          </table:table-cell>
          <table:table-cell table:style-name="ACE-16" office:value-type="string">
            <text:p>nd</text:p>
          </table:table-cell>
          <table:table-cell table:style-name="ACE-16" office:value-type="float" office:value="-6.1109999999999998">
            <text:p>−6.11</text:p>
          </table:table-cell>
          <table:table-cell table:style-name="ACE-16" office:value-type="float" office:value="2.1308989101525335">
            <text:p>2.13</text:p>
          </table:table-cell>
          <table:table-cell table:style-name="ACE-16" office:value-type="float" office:value="2.1308976981544658">
            <text:p>2.1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134999999999996">
            <text:p>−6.01</text:p>
          </table:table-cell>
          <table:table-cell table:style-name="ACE-14" office:value-type="float" office:value="2.1308989101525335">
            <text:p>2.13</text:p>
          </table:table-cell>
          <table:table-cell table:style-name="ACE-14" office:value-type="float" office:value="2.1308976981544658">
            <text:p>2.1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6</text:p>
          </table:table-cell>
          <table:table-cell table:style-name="ACE-10" office:value-type="float" office:value="186">
            <text:p>186</text:p>
          </table:table-cell>
          <table:table-cell table:style-name="ACE-10" office:value-type="string">
            <text:p>Tastet et al. 2000b;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4640">
            <text:p>4640</text:p>
          </table:table-cell>
          <table:table-cell table:style-name="ACE-11" office:value-type="float" office:value="100">
            <text:p>100</text:p>
          </table:table-cell>
          <table:table-cell table:number-columns-repeated="4" table:style-name="ACE-11"/>
          <table:table-cell table:style-name="ACE-11" office:value-type="float" office:value="5364">
            <text:p>5364</text:p>
          </table:table-cell>
          <table:table-cell table:style-name="ACE-11" office:value-type="float" office:value="223">
            <text:p>223</text:p>
          </table:table-cell>
          <table:table-cell table:style-name="ACE-11" office:value-type="float" office:value="318">
            <text:p>318</text:p>
          </table:table-cell>
          <table:table-cell table:style-name="ACE-16" office:value-type="float" office:value="3.1600000000000001">
            <text:p>3.16</text:p>
          </table:table-cell>
          <table:table-cell table:style-name="ACE-16" office:value-type="string">
            <text:p>nd</text:p>
          </table:table-cell>
          <table:table-cell table:style-name="ACE-16" office:value-type="float" office:value="-0.47099999999999997">
            <text:p>−0.47</text:p>
          </table:table-cell>
          <table:table-cell table:style-name="ACE-16" office:value-type="float" office:value="2.1303438824948104">
            <text:p>2.13</text:p>
          </table:table-cell>
          <table:table-cell table:style-name="ACE-16" office:value-type="float" office:value="2.1303344807799549">
            <text:p>2.1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259999999999998">
            <text:p>−2.53</text:p>
          </table:table-cell>
          <table:table-cell table:style-name="ACE-14" office:value-type="float" office:value="2.1917093917038963">
            <text:p>2.19</text:p>
          </table:table-cell>
          <table:table-cell table:style-name="ACE-14" office:value-type="float" office:value="2.1917002532280732">
            <text:p>2.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7</text:p>
          </table:table-cell>
          <table:table-cell table:style-name="ACE-10" office:value-type="float" office:value="187">
            <text:p>187</text:p>
          </table:table-cell>
          <table:table-cell table:style-name="ACE-10" office:value-type="string">
            <text:p>Tastet et al. 2000b;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518000000000001">
            <text:p>45.52</text:p>
          </table:table-cell>
          <table:table-cell table:style-name="ACE-14" office:value-type="float" office:value="-0.85399999999999998">
            <text:p>−0.85</text:p>
          </table:table-cell>
          <table:table-cell table:style-name="ACE-10" office:value-type="float" office:value="1">
            <text:p>1</text:p>
          </table:table-cell>
          <table:table-cell table:style-name="ACE-11" office:value-type="float" office:value="6130">
            <text:p>6130</text:p>
          </table:table-cell>
          <table:table-cell table:style-name="ACE-11" office:value-type="float" office:value="130">
            <text:p>130</text:p>
          </table:table-cell>
          <table:table-cell table:number-columns-repeated="4" table:style-name="ACE-11"/>
          <table:table-cell table:style-name="ACE-11" office:value-type="float" office:value="7014">
            <text:p>7014</text:p>
          </table:table-cell>
          <table:table-cell table:style-name="ACE-11" office:value-type="float" office:value="278">
            <text:p>278</text:p>
          </table:table-cell>
          <table:table-cell table:style-name="ACE-11" office:value-type="float" office:value="336">
            <text:p>336</text:p>
          </table:table-cell>
          <table:table-cell table:style-name="ACE-16" office:value-type="float" office:value="5.1749999999999998">
            <text:p>5.17</text:p>
          </table:table-cell>
          <table:table-cell table:style-name="ACE-16" office:value-type="string">
            <text:p>nd</text:p>
          </table:table-cell>
          <table:table-cell table:style-name="ACE-16" office:value-type="float" office:value="-3.4859999999999998">
            <text:p>−3.49</text:p>
          </table:table-cell>
          <table:table-cell table:style-name="ACE-16" office:value-type="float" office:value="2.1304612026909115">
            <text:p>2.13</text:p>
          </table:table-cell>
          <table:table-cell table:style-name="ACE-16" office:value-type="float" office:value="2.1304576973035632">
            <text:p>2.13</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4.2072500000000002">
            <text:p>−4.21</text:p>
          </table:table-cell>
          <table:table-cell table:style-name="ACE-14" office:value-type="float" office:value="2.282370806567418">
            <text:p>2.28</text:p>
          </table:table-cell>
          <table:table-cell table:style-name="ACE-14" office:value-type="float" office:value="2.282367534491323">
            <text:p>2.2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00000000000001">
            <text:p>17.1</text:p>
          </table:table-cell>
          <table:table-cell table:number-columns-repeated="219" table:style-name="ACE-12"/>
        </table:table-row>
        <table:table-row table:style-name="AROW-4">
          <table:table-cell table:style-name="ACE-10" office:value-type="string">
            <text:p>FR 188</text:p>
          </table:table-cell>
          <table:table-cell table:style-name="ACE-10" office:value-type="float" office:value="188">
            <text:p>188</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71999999999998">
            <text:p>45.27</text:p>
          </table:table-cell>
          <table:table-cell table:style-name="ACE-14" office:value-type="float" office:value="-0.81100000000000005">
            <text:p>−0.81</text:p>
          </table:table-cell>
          <table:table-cell table:style-name="ACE-10" office:value-type="float" office:value="1">
            <text:p>1</text:p>
          </table:table-cell>
          <table:table-cell table:style-name="ACE-11" office:value-type="float" office:value="6210">
            <text:p>6210</text:p>
          </table:table-cell>
          <table:table-cell table:style-name="ACE-11" office:value-type="float" office:value="128.06248474865697">
            <text:p>128</text:p>
          </table:table-cell>
          <table:table-cell table:number-columns-repeated="4" table:style-name="ACE-11"/>
          <table:table-cell table:style-name="ACE-11" office:value-type="float" office:value="7099">
            <text:p>7099</text:p>
          </table:table-cell>
          <table:table-cell table:style-name="ACE-11" office:value-type="float" office:value="316">
            <text:p>316</text:p>
          </table:table-cell>
          <table:table-cell table:style-name="ACE-11" office:value-type="float" office:value="303">
            <text:p>303</text:p>
          </table:table-cell>
          <table:table-cell table:style-name="ACE-16" office:value-type="float" office:value="1.7250000000000001">
            <text:p>1.73</text:p>
          </table:table-cell>
          <table:table-cell table:style-name="ACE-16" office:value-type="string">
            <text:p>nd</text:p>
          </table:table-cell>
          <table:table-cell table:style-name="ACE-16" office:value-type="float" office:value="-2.0979999999999999">
            <text:p>−2.10</text:p>
          </table:table-cell>
          <table:table-cell table:style-name="ACE-16" office:value-type="float" office:value="2.4797145854998819">
            <text:p>2.48</text:p>
          </table:table-cell>
          <table:table-cell table:style-name="ACE-16" office:value-type="float" office:value="2.4796874803087583">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3.4867499999999998">
            <text:p>−3.49</text:p>
          </table:table-cell>
          <table:table-cell table:style-name="ACE-14" office:value-type="float" office:value="2.8935809973181765">
            <text:p>2.89</text:p>
          </table:table-cell>
          <table:table-cell table:style-name="ACE-14" office:value-type="float" office:value="2.893557768993043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FR 189</text:p>
          </table:table-cell>
          <table:table-cell table:style-name="ACE-10" office:value-type="float" office:value="189">
            <text:p>189</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79000000000003">
            <text:p>45.28</text:p>
          </table:table-cell>
          <table:table-cell table:style-name="ACE-14" office:value-type="float" office:value="-0.84699999999999998">
            <text:p>−0.85</text:p>
          </table:table-cell>
          <table:table-cell table:style-name="ACE-10" office:value-type="float" office:value="1">
            <text:p>1</text:p>
          </table:table-cell>
          <table:table-cell table:style-name="ACE-11" office:value-type="float" office:value="5893">
            <text:p>5893</text:p>
          </table:table-cell>
          <table:table-cell table:style-name="ACE-11" office:value-type="float" office:value="181.11046352985792">
            <text:p>181</text:p>
          </table:table-cell>
          <table:table-cell table:number-columns-repeated="4" table:style-name="ACE-11"/>
          <table:table-cell table:style-name="ACE-11" office:value-type="float" office:value="6729">
            <text:p>6729</text:p>
          </table:table-cell>
          <table:table-cell table:style-name="ACE-11" office:value-type="float" office:value="434">
            <text:p>434</text:p>
          </table:table-cell>
          <table:table-cell table:style-name="ACE-11" office:value-type="float" office:value="410">
            <text:p>410</text:p>
          </table:table-cell>
          <table:table-cell table:style-name="ACE-16" office:value-type="float" office:value="1.5">
            <text:p>1.50</text:p>
          </table:table-cell>
          <table:table-cell table:style-name="ACE-16" office:value-type="string">
            <text:p>nd</text:p>
          </table:table-cell>
          <table:table-cell table:style-name="ACE-16" office:value-type="float" office:value="-0.873">
            <text:p>−0.87</text:p>
          </table:table-cell>
          <table:table-cell table:style-name="ACE-16" office:value-type="float" office:value="2.4796779584812572">
            <text:p>2.48</text:p>
          </table:table-cell>
          <table:table-cell table:style-name="ACE-16" office:value-type="float" office:value="2.4796421112733182">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2617500000000001">
            <text:p>−2.26</text:p>
          </table:table-cell>
          <table:table-cell table:style-name="ACE-14" office:value-type="float" office:value="2.8935496090922261">
            <text:p>2.89</text:p>
          </table:table-cell>
          <table:table-cell table:style-name="ACE-14" office:value-type="float" office:value="2.893518889259235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0999999999999996">
            <text:p>7.1</text:p>
          </table:table-cell>
          <table:table-cell table:number-columns-repeated="219" table:style-name="ACE-12"/>
        </table:table-row>
        <table:table-row table:style-name="AROW-4">
          <table:table-cell table:style-name="ACE-10" office:value-type="string">
            <text:p>FR 190</text:p>
          </table:table-cell>
          <table:table-cell table:style-name="ACE-10" office:value-type="float" office:value="190">
            <text:p>190</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80999999999999">
            <text:p>45.28</text:p>
          </table:table-cell>
          <table:table-cell table:style-name="ACE-14" office:value-type="float" office:value="-0.85199999999999998">
            <text:p>−0.85</text:p>
          </table:table-cell>
          <table:table-cell table:style-name="ACE-10" office:value-type="float" office:value="1">
            <text:p>1</text:p>
          </table:table-cell>
          <table:table-cell table:style-name="ACE-11" office:value-type="float" office:value="5730">
            <text:p>5730</text:p>
          </table:table-cell>
          <table:table-cell table:style-name="ACE-11" office:value-type="float" office:value="128.06248474865697">
            <text:p>128</text:p>
          </table:table-cell>
          <table:table-cell table:number-columns-repeated="4" table:style-name="ACE-11"/>
          <table:table-cell table:style-name="ACE-11" office:value-type="float" office:value="6536">
            <text:p>6536</text:p>
          </table:table-cell>
          <table:table-cell table:style-name="ACE-11" office:value-type="float" office:value="305">
            <text:p>305</text:p>
          </table:table-cell>
          <table:table-cell table:style-name="ACE-11" office:value-type="float" office:value="251">
            <text:p>251</text:p>
          </table:table-cell>
          <table:table-cell table:style-name="ACE-16" office:value-type="float" office:value="3.2050000000000001">
            <text:p>3.21</text:p>
          </table:table-cell>
          <table:table-cell table:style-name="ACE-16" office:value-type="string">
            <text:p>nd</text:p>
          </table:table-cell>
          <table:table-cell table:style-name="ACE-16" office:value-type="float" office:value="-1.5780000000000001">
            <text:p>−1.58</text:p>
          </table:table-cell>
          <table:table-cell table:style-name="ACE-16" office:value-type="float" office:value="2.479695332236441">
            <text:p>2.48</text:p>
          </table:table-cell>
          <table:table-cell table:style-name="ACE-16" office:value-type="float" office:value="2.4796874803087583">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2.9667500000000002">
            <text:p>−2.97</text:p>
          </table:table-cell>
          <table:table-cell table:style-name="ACE-14" office:value-type="float" office:value="2.8935644978495283">
            <text:p>2.89</text:p>
          </table:table-cell>
          <table:table-cell table:style-name="ACE-14" office:value-type="float" office:value="2.893557768993043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7000000000000002">
            <text:p>6.7</text:p>
          </table:table-cell>
          <table:table-cell table:number-columns-repeated="219" table:style-name="ACE-12"/>
        </table:table-row>
        <table:table-row table:style-name="AROW-4">
          <table:table-cell table:style-name="ACE-10" office:value-type="string">
            <text:p>FR 191</text:p>
          </table:table-cell>
          <table:table-cell table:style-name="ACE-10" office:value-type="float" office:value="191">
            <text:p>191</text:p>
          </table:table-cell>
          <table:table-cell table:style-name="ACE-10" office:value-type="string">
            <text:p>Tastet et al. 2000a; Stéphan and Goslin 2014 (as in García-Artola et al. 2018)</text:p>
          </table:table-cell>
          <table:table-cell table:style-name="ACE-10" office:value-type="float" office:value="4">
            <text:p>4</text:p>
          </table:table-cell>
          <table:table-cell table:style-name="ACE-10" office:value-type="string">
            <text:p>7 Coast of Charentes, France</text:p>
          </table:table-cell>
          <table:table-cell table:style-name="ACE-14" office:value-type="float" office:value="45.280999999999999">
            <text:p>45.28</text:p>
          </table:table-cell>
          <table:table-cell table:style-name="ACE-14" office:value-type="float" office:value="-0.85199999999999998">
            <text:p>−0.85</text:p>
          </table:table-cell>
          <table:table-cell table:style-name="ACE-10" office:value-type="float" office:value="1">
            <text:p>1</text:p>
          </table:table-cell>
          <table:table-cell table:style-name="ACE-11" office:value-type="float" office:value="6430">
            <text:p>6430</text:p>
          </table:table-cell>
          <table:table-cell table:style-name="ACE-11" office:value-type="float" office:value="141.42135623730951">
            <text:p>141</text:p>
          </table:table-cell>
          <table:table-cell table:number-columns-repeated="4" table:style-name="ACE-11"/>
          <table:table-cell table:style-name="ACE-11" office:value-type="float" office:value="7338">
            <text:p>7338</text:p>
          </table:table-cell>
          <table:table-cell table:style-name="ACE-11" office:value-type="float" office:value="241">
            <text:p>241</text:p>
          </table:table-cell>
          <table:table-cell table:style-name="ACE-11" office:value-type="float" office:value="331">
            <text:p>331</text:p>
          </table:table-cell>
          <table:table-cell table:style-name="ACE-16" office:value-type="float" office:value="5.4749999999999996">
            <text:p>5.47</text:p>
          </table:table-cell>
          <table:table-cell table:style-name="ACE-16" office:value-type="string">
            <text:p>nd</text:p>
          </table:table-cell>
          <table:table-cell table:style-name="ACE-16" office:value-type="float" office:value="-3.8479999999999999">
            <text:p>−3.85</text:p>
          </table:table-cell>
          <table:table-cell table:style-name="ACE-16" office:value-type="float" office:value="2.4796901710043282">
            <text:p>2.48</text:p>
          </table:table-cell>
          <table:table-cell table:style-name="ACE-16" office:value-type="float" office:value="2.4796874803087583">
            <text:p>2.4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5.2367499999999998">
            <text:p>−5.24</text:p>
          </table:table-cell>
          <table:table-cell table:style-name="ACE-14" office:value-type="float" office:value="2.8935600748343684">
            <text:p>2.89</text:p>
          </table:table-cell>
          <table:table-cell table:style-name="ACE-14" office:value-type="float" office:value="2.8935577689930434">
            <text:p>2.8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7000000000000002">
            <text:p>6.7</text:p>
          </table:table-cell>
          <table:table-cell table:number-columns-repeated="219" table:style-name="ACE-12"/>
        </table:table-row>
        <table:table-row table:style-name="AROW-4">
          <table:table-cell table:style-name="ACE-10" office:value-type="string">
            <text:p>SP 001</text:p>
          </table:table-cell>
          <table:table-cell table:style-name="ACE-10" office:value-type="float" office:value="192">
            <text:p>192</text:p>
          </table:table-cell>
          <table:table-cell table:style-name="ACE-10" office:value-type="string">
            <text:p>Cearreta 1998; 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70000000000003">
            <text:p>43.27</text:p>
          </table:table-cell>
          <table:table-cell table:style-name="ACE-14" office:value-type="float" office:value="-2.9369999999999998">
            <text:p>−2.94</text:p>
          </table:table-cell>
          <table:table-cell table:style-name="ACE-10" office:value-type="float" office:value="1">
            <text:p>1</text:p>
          </table:table-cell>
          <table:table-cell table:style-name="ACE-11" office:value-type="float" office:value="7930">
            <text:p>7930</text:p>
          </table:table-cell>
          <table:table-cell table:style-name="ACE-11" office:value-type="float" office:value="40">
            <text:p>40</text:p>
          </table:table-cell>
          <table:table-cell table:number-columns-repeated="4" table:style-name="ACE-11"/>
          <table:table-cell table:style-name="ACE-11" office:value-type="float" office:value="8487">
            <text:p>8487</text:p>
          </table:table-cell>
          <table:table-cell table:style-name="ACE-11" office:value-type="float" office:value="100">
            <text:p>100</text:p>
          </table:table-cell>
          <table:table-cell table:style-name="ACE-11" office:value-type="float" office:value="100">
            <text:p>100</text:p>
          </table:table-cell>
          <table:table-cell table:style-name="ACE-16" office:value-type="float" office:value="14">
            <text:p>14.00</text:p>
          </table:table-cell>
          <table:table-cell table:style-name="ACE-16" office:value-type="string">
            <text:p>nd</text:p>
          </table:table-cell>
          <table:table-cell table:style-name="ACE-16" office:value-type="float" office:value="-11.007">
            <text:p>−11.01</text:p>
          </table:table-cell>
          <table:table-cell table:style-name="ACE-16" office:value-type="float" office:value="0.2123724106759786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0.991999999999999">
            <text:p>−10.99</text:p>
          </table:table-cell>
          <table:table-cell table:style-name="ACE-14" office:value-type="float" office:value="0.2123724106759786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699999999999999">
            <text:p>12.7</text:p>
          </table:table-cell>
          <table:table-cell table:number-columns-repeated="219" table:style-name="ACE-12"/>
        </table:table-row>
        <table:table-row table:style-name="AROW-4">
          <table:table-cell table:style-name="ACE-10" office:value-type="string">
            <text:p>SP 002</text:p>
          </table:table-cell>
          <table:table-cell table:style-name="ACE-10" office:value-type="float" office:value="193">
            <text:p>193</text:p>
          </table:table-cell>
          <table:table-cell table:style-name="ACE-10" office:value-type="string">
            <text:p>Cearreta 1998; 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70000000000003">
            <text:p>43.27</text:p>
          </table:table-cell>
          <table:table-cell table:style-name="ACE-14" office:value-type="float" office:value="-2.9369999999999998">
            <text:p>−2.94</text:p>
          </table:table-cell>
          <table:table-cell table:style-name="ACE-10" office:value-type="float" office:value="1">
            <text:p>1</text:p>
          </table:table-cell>
          <table:table-cell table:style-name="ACE-11" office:value-type="float" office:value="7460">
            <text:p>7460</text:p>
          </table:table-cell>
          <table:table-cell table:style-name="ACE-11" office:value-type="float" office:value="80">
            <text:p>80</text:p>
          </table:table-cell>
          <table:table-cell table:number-columns-repeated="4" table:style-name="ACE-11"/>
          <table:table-cell table:style-name="ACE-11" office:value-type="float" office:value="8029">
            <text:p>8029</text:p>
          </table:table-cell>
          <table:table-cell table:style-name="ACE-11" office:value-type="float" office:value="169">
            <text:p>169</text:p>
          </table:table-cell>
          <table:table-cell table:style-name="ACE-11" office:value-type="float" office:value="183">
            <text:p>183</text:p>
          </table:table-cell>
          <table:table-cell table:style-name="ACE-16" office:value-type="float" office:value="11.5">
            <text:p>11.50</text:p>
          </table:table-cell>
          <table:table-cell table:style-name="ACE-16" office:value-type="string">
            <text:p>nd</text:p>
          </table:table-cell>
          <table:table-cell table:style-name="ACE-16" office:value-type="float" office:value="-8.5069999999999997">
            <text:p>−8.51</text:p>
          </table:table-cell>
          <table:table-cell table:style-name="ACE-16" office:value-type="float" office:value="0.32419596631461844">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8.4919999999999991">
            <text:p>−8.49</text:p>
          </table:table-cell>
          <table:table-cell table:style-name="ACE-14" office:value-type="float" office:value="0.32419596631461844">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2.699999999999999">
            <text:p>12.7</text:p>
          </table:table-cell>
          <table:table-cell table:number-columns-repeated="219" table:style-name="ACE-12"/>
        </table:table-row>
        <table:table-row table:style-name="AROW-4">
          <table:table-cell table:style-name="ACE-10" office:value-type="string">
            <text:p>SP 003</text:p>
          </table:table-cell>
          <table:table-cell table:style-name="ACE-10" office:value-type="float" office:value="194">
            <text:p>194</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9940000000000002">
            <text:p>−2.99</text:p>
          </table:table-cell>
          <table:table-cell table:style-name="ACE-10" office:value-type="float" office:value="1">
            <text:p>1</text:p>
          </table:table-cell>
          <table:table-cell table:style-name="ACE-11" office:value-type="float" office:value="5150">
            <text:p>5150</text:p>
          </table:table-cell>
          <table:table-cell table:style-name="ACE-11" office:value-type="float" office:value="80">
            <text:p>80</text:p>
          </table:table-cell>
          <table:table-cell table:number-columns-repeated="4" table:style-name="ACE-11"/>
          <table:table-cell table:style-name="ACE-11" office:value-type="float" office:value="5622">
            <text:p>5622</text:p>
          </table:table-cell>
          <table:table-cell table:style-name="ACE-11" office:value-type="float" office:value="214">
            <text:p>214</text:p>
          </table:table-cell>
          <table:table-cell table:style-name="ACE-11" office:value-type="float" office:value="174">
            <text:p>174</text:p>
          </table:table-cell>
          <table:table-cell table:style-name="ACE-16" office:value-type="float" office:value="10.5">
            <text:p>10.50</text:p>
          </table:table-cell>
          <table:table-cell table:style-name="ACE-16" office:value-type="string">
            <text:p>nd</text:p>
          </table:table-cell>
          <table:table-cell table:style-name="ACE-16" office:value-type="float" office:value="-6.5069999999999997">
            <text:p>−6.51</text:p>
          </table:table-cell>
          <table:table-cell table:style-name="ACE-16" office:value-type="float" office:value="0.32419689714417971">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492">
            <text:p>−6.49</text:p>
          </table:table-cell>
          <table:table-cell table:style-name="ACE-14" office:value-type="float" office:value="0.32419689714417971">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4000000000000004">
            <text:p>5.4</text:p>
          </table:table-cell>
          <table:table-cell table:number-columns-repeated="219" table:style-name="ACE-12"/>
        </table:table-row>
        <table:table-row table:style-name="AROW-4">
          <table:table-cell table:style-name="ACE-10" office:value-type="string">
            <text:p>SP 004</text:p>
          </table:table-cell>
          <table:table-cell table:style-name="ACE-10" office:value-type="float" office:value="195">
            <text:p>195</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7">
            <text:p>43.32</text:p>
          </table:table-cell>
          <table:table-cell table:style-name="ACE-14" office:value-type="float" office:value="-3.004">
            <text:p>−3.00</text:p>
          </table:table-cell>
          <table:table-cell table:style-name="ACE-10" office:value-type="float" office:value="1">
            <text:p>1</text:p>
          </table:table-cell>
          <table:table-cell table:style-name="ACE-11" office:value-type="float" office:value="3540">
            <text:p>3540</text:p>
          </table:table-cell>
          <table:table-cell table:style-name="ACE-11" office:value-type="float" office:value="40">
            <text:p>40</text:p>
          </table:table-cell>
          <table:table-cell table:number-columns-repeated="4" table:style-name="ACE-11"/>
          <table:table-cell table:style-name="ACE-11" office:value-type="float" office:value="3547">
            <text:p>3547</text:p>
          </table:table-cell>
          <table:table-cell table:style-name="ACE-11" office:value-type="float" office:value="131">
            <text:p>131</text:p>
          </table:table-cell>
          <table:table-cell table:style-name="ACE-11" office:value-type="float" office:value="117">
            <text:p>117</text:p>
          </table:table-cell>
          <table:table-cell table:style-name="ACE-16" office:value-type="float" office:value="9.25">
            <text:p>9.25</text:p>
          </table:table-cell>
          <table:table-cell table:style-name="ACE-16" office:value-type="string">
            <text:p>nd</text:p>
          </table:table-cell>
          <table:table-cell table:style-name="ACE-16" office:value-type="float" office:value="-4.0869999999999997">
            <text:p>−4.09</text:p>
          </table:table-cell>
          <table:table-cell table:style-name="ACE-16" office:value-type="float" office:value="0.2123786122593692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0720000000000001">
            <text:p>−4.07</text:p>
          </table:table-cell>
          <table:table-cell table:style-name="ACE-14" office:value-type="float" office:value="0.2123786122593692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05</text:p>
          </table:table-cell>
          <table:table-cell table:style-name="ACE-10" office:value-type="float" office:value="196">
            <text:p>196</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7">
            <text:p>43.32</text:p>
          </table:table-cell>
          <table:table-cell table:style-name="ACE-14" office:value-type="float" office:value="-3.004">
            <text:p>−3.00</text:p>
          </table:table-cell>
          <table:table-cell table:style-name="ACE-10" office:value-type="float" office:value="1">
            <text:p>1</text:p>
          </table:table-cell>
          <table:table-cell table:style-name="ACE-11" office:value-type="float" office:value="3970">
            <text:p>3970</text:p>
          </table:table-cell>
          <table:table-cell table:style-name="ACE-11" office:value-type="float" office:value="80">
            <text:p>80</text:p>
          </table:table-cell>
          <table:table-cell table:number-columns-repeated="4" table:style-name="ACE-11"/>
          <table:table-cell table:style-name="ACE-11" office:value-type="float" office:value="4115">
            <text:p>4115</text:p>
          </table:table-cell>
          <table:table-cell table:style-name="ACE-11" office:value-type="float" office:value="249">
            <text:p>249</text:p>
          </table:table-cell>
          <table:table-cell table:style-name="ACE-11" office:value-type="float" office:value="229">
            <text:p>229</text:p>
          </table:table-cell>
          <table:table-cell table:style-name="ACE-16" office:value-type="float" office:value="11.25">
            <text:p>11.25</text:p>
          </table:table-cell>
          <table:table-cell table:style-name="ACE-16" office:value-type="string">
            <text:p>nd</text:p>
          </table:table-cell>
          <table:table-cell table:style-name="ACE-16" office:value-type="float" office:value="-6.0869999999999997">
            <text:p>−6.09</text:p>
          </table:table-cell>
          <table:table-cell table:style-name="ACE-16" office:value-type="float" office:value="0.3241961759395492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720000000000001">
            <text:p>−6.07</text:p>
          </table:table-cell>
          <table:table-cell table:style-name="ACE-14" office:value-type="float" office:value="0.3241961759395492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06</text:p>
          </table:table-cell>
          <table:table-cell table:style-name="ACE-10" office:value-type="float" office:value="197">
            <text:p>197</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1999999999998">
            <text:p>43.31</text:p>
          </table:table-cell>
          <table:table-cell table:style-name="ACE-14" office:value-type="float" office:value="-2.992">
            <text:p>−2.99</text:p>
          </table:table-cell>
          <table:table-cell table:style-name="ACE-10" office:value-type="float" office:value="1">
            <text:p>1</text:p>
          </table:table-cell>
          <table:table-cell table:style-name="ACE-11" office:value-type="float" office:value="4430">
            <text:p>4430</text:p>
          </table:table-cell>
          <table:table-cell table:style-name="ACE-11" office:value-type="float" office:value="90">
            <text:p>90</text:p>
          </table:table-cell>
          <table:table-cell table:number-columns-repeated="4" table:style-name="ACE-11"/>
          <table:table-cell table:style-name="ACE-11" office:value-type="float" office:value="4721">
            <text:p>4721</text:p>
          </table:table-cell>
          <table:table-cell table:style-name="ACE-11" office:value-type="float" office:value="240">
            <text:p>240</text:p>
          </table:table-cell>
          <table:table-cell table:style-name="ACE-11" office:value-type="float" office:value="269">
            <text:p>269</text:p>
          </table:table-cell>
          <table:table-cell table:style-name="ACE-16" office:value-type="float" office:value="12.050000000000001">
            <text:p>12.05</text:p>
          </table:table-cell>
          <table:table-cell table:style-name="ACE-16" office:value-type="string">
            <text:p>nd</text:p>
          </table:table-cell>
          <table:table-cell table:style-name="ACE-16" office:value-type="float" office:value="-6.8970000000000002">
            <text:p>−6.90</text:p>
          </table:table-cell>
          <table:table-cell table:style-name="ACE-16" office:value-type="float" office:value="0.3241955502062080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8820000000000006">
            <text:p>−6.88</text:p>
          </table:table-cell>
          <table:table-cell table:style-name="ACE-14" office:value-type="float" office:value="0.3241955502062080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000000000000002">
            <text:p>6.2</text:p>
          </table:table-cell>
          <table:table-cell table:number-columns-repeated="219" table:style-name="ACE-12"/>
        </table:table-row>
        <table:table-row table:style-name="AROW-4">
          <table:table-cell table:style-name="ACE-10" office:value-type="string">
            <text:p>SP 007</text:p>
          </table:table-cell>
          <table:table-cell table:style-name="ACE-10" office:value-type="float" office:value="198">
            <text:p>198</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3000000000002">
            <text:p>43.31</text:p>
          </table:table-cell>
          <table:table-cell table:style-name="ACE-14" office:value-type="float" office:value="-2.9889999999999999">
            <text:p>−2.99</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60">
            <text:p>60</text:p>
          </table:table-cell>
          <table:table-cell table:number-columns-repeated="4" table:style-name="ACE-11"/>
          <table:table-cell table:style-name="ACE-11" office:value-type="float" office:value="1685">
            <text:p>1685</text:p>
          </table:table-cell>
          <table:table-cell table:style-name="ACE-11" office:value-type="float" office:value="156">
            <text:p>156</text:p>
          </table:table-cell>
          <table:table-cell table:style-name="ACE-11" office:value-type="float" office:value="153">
            <text:p>153</text:p>
          </table:table-cell>
          <table:table-cell table:style-name="ACE-16" office:value-type="float" office:value="9.1999999999999993">
            <text:p>9.20</text:p>
          </table:table-cell>
          <table:table-cell table:style-name="ACE-16" office:value-type="string">
            <text:p>nd</text:p>
          </table:table-cell>
          <table:table-cell table:style-name="ACE-16" office:value-type="float" office:value="-4.4669999999999987">
            <text:p>−4.47</text:p>
          </table:table-cell>
          <table:table-cell table:style-name="ACE-16" office:value-type="float" office:value="0.32419859021581299">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4519999999999991">
            <text:p>−4.45</text:p>
          </table:table-cell>
          <table:table-cell table:style-name="ACE-14" office:value-type="float" office:value="0.32419859021581299">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999999999999998">
            <text:p>6.3</text:p>
          </table:table-cell>
          <table:table-cell table:number-columns-repeated="219" table:style-name="ACE-12"/>
        </table:table-row>
        <table:table-row table:style-name="AROW-4">
          <table:table-cell table:style-name="ACE-10" office:value-type="string">
            <text:p>SP 008</text:p>
          </table:table-cell>
          <table:table-cell table:style-name="ACE-10" office:value-type="float" office:value="199">
            <text:p>199</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2999999999997">
            <text:p>43.30</text:p>
          </table:table-cell>
          <table:table-cell table:style-name="ACE-14" office:value-type="float" office:value="-2.9729999999999999">
            <text:p>−2.97</text:p>
          </table:table-cell>
          <table:table-cell table:style-name="ACE-10" office:value-type="float" office:value="1">
            <text:p>1</text:p>
          </table:table-cell>
          <table:table-cell table:style-name="ACE-11" office:value-type="float" office:value="4900">
            <text:p>4900</text:p>
          </table:table-cell>
          <table:table-cell table:style-name="ACE-11" office:value-type="float" office:value="120">
            <text:p>120</text:p>
          </table:table-cell>
          <table:table-cell table:number-columns-repeated="4" table:style-name="ACE-11"/>
          <table:table-cell table:style-name="ACE-11" office:value-type="float" office:value="5344">
            <text:p>5344</text:p>
          </table:table-cell>
          <table:table-cell table:style-name="ACE-11" office:value-type="float" office:value="254">
            <text:p>254</text:p>
          </table:table-cell>
          <table:table-cell table:style-name="ACE-11" office:value-type="float" office:value="352">
            <text:p>352</text:p>
          </table:table-cell>
          <table:table-cell table:style-name="ACE-16" office:value-type="float" office:value="10">
            <text:p>10.00</text:p>
          </table:table-cell>
          <table:table-cell table:style-name="ACE-16" office:value-type="string">
            <text:p>nd</text:p>
          </table:table-cell>
          <table:table-cell table:style-name="ACE-16" office:value-type="float" office:value="-6.6069999999999993">
            <text:p>−6.61</text:p>
          </table:table-cell>
          <table:table-cell table:style-name="ACE-16" office:value-type="float" office:value="0.3241974706872341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5919999999999996">
            <text:p>−6.59</text:p>
          </table:table-cell>
          <table:table-cell table:style-name="ACE-14" office:value-type="float" office:value="0.3241974706872341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
            <text:p>8.0</text:p>
          </table:table-cell>
          <table:table-cell table:number-columns-repeated="219" table:style-name="ACE-12"/>
        </table:table-row>
        <table:table-row table:style-name="AROW-4">
          <table:table-cell table:style-name="ACE-10" office:value-type="string">
            <text:p>SP 009</text:p>
          </table:table-cell>
          <table:table-cell table:style-name="ACE-10" office:value-type="float" office:value="200">
            <text:p>200</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2999999999997">
            <text:p>43.30</text:p>
          </table:table-cell>
          <table:table-cell table:style-name="ACE-14" office:value-type="float" office:value="-2.9729999999999999">
            <text:p>−2.97</text:p>
          </table:table-cell>
          <table:table-cell table:style-name="ACE-10" office:value-type="float" office:value="1">
            <text:p>1</text:p>
          </table:table-cell>
          <table:table-cell table:style-name="ACE-11" office:value-type="float" office:value="4860">
            <text:p>4860</text:p>
          </table:table-cell>
          <table:table-cell table:style-name="ACE-11" office:value-type="float" office:value="60">
            <text:p>60</text:p>
          </table:table-cell>
          <table:table-cell table:number-columns-repeated="4" table:style-name="ACE-11"/>
          <table:table-cell table:style-name="ACE-11" office:value-type="float" office:value="5313">
            <text:p>5313</text:p>
          </table:table-cell>
          <table:table-cell table:style-name="ACE-11" office:value-type="float" office:value="152">
            <text:p>152</text:p>
          </table:table-cell>
          <table:table-cell table:style-name="ACE-11" office:value-type="float" office:value="237">
            <text:p>237</text:p>
          </table:table-cell>
          <table:table-cell table:style-name="ACE-16" office:value-type="float" office:value="9">
            <text:p>9.00</text:p>
          </table:table-cell>
          <table:table-cell table:style-name="ACE-16" office:value-type="string">
            <text:p>nd</text:p>
          </table:table-cell>
          <table:table-cell table:style-name="ACE-16" office:value-type="float" office:value="-5.6069999999999993">
            <text:p>−5.61</text:p>
          </table:table-cell>
          <table:table-cell table:style-name="ACE-16" office:value-type="float" office:value="0.32419891775205695">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5919999999999996">
            <text:p>−5.59</text:p>
          </table:table-cell>
          <table:table-cell table:style-name="ACE-14" office:value-type="float" office:value="0.3241989177520569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
            <text:p>8.0</text:p>
          </table:table-cell>
          <table:table-cell table:number-columns-repeated="219" table:style-name="ACE-12"/>
        </table:table-row>
        <table:table-row table:style-name="AROW-4">
          <table:table-cell table:style-name="ACE-10" office:value-type="string">
            <text:p>SP 010</text:p>
          </table:table-cell>
          <table:table-cell table:style-name="ACE-10" office:value-type="float" office:value="201">
            <text:p>201</text:p>
          </table:table-cell>
          <table:table-cell table:style-name="ACE-10" office:value-type="string">
            <text:p>Leorri and Cearreta 2004;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7000000000002">
            <text:p>43.31</text:p>
          </table:table-cell>
          <table:table-cell table:style-name="ACE-14" office:value-type="float" office:value="-2.9740000000000002">
            <text:p>−2.97</text:p>
          </table:table-cell>
          <table:table-cell table:style-name="ACE-10" office:value-type="float" office:value="1">
            <text:p>1</text:p>
          </table:table-cell>
          <table:table-cell table:style-name="ACE-11" office:value-type="float" office:value="2060">
            <text:p>2060</text:p>
          </table:table-cell>
          <table:table-cell table:style-name="ACE-11" office:value-type="float" office:value="40">
            <text:p>40</text:p>
          </table:table-cell>
          <table:table-cell table:number-columns-repeated="4" table:style-name="ACE-11"/>
          <table:table-cell table:style-name="ACE-11" office:value-type="float" office:value="1758">
            <text:p>1758</text:p>
          </table:table-cell>
          <table:table-cell table:style-name="ACE-11" office:value-type="float" office:value="112">
            <text:p>112</text:p>
          </table:table-cell>
          <table:table-cell table:style-name="ACE-11" office:value-type="float" office:value="134">
            <text:p>134</text:p>
          </table:table-cell>
          <table:table-cell table:style-name="ACE-16" office:value-type="float" office:value="8.5">
            <text:p>8.50</text:p>
          </table:table-cell>
          <table:table-cell table:style-name="ACE-16" office:value-type="string">
            <text:p>nd</text:p>
          </table:table-cell>
          <table:table-cell table:style-name="ACE-16" office:value-type="float" office:value="-5.1069999999999993">
            <text:p>−5.11</text:p>
          </table:table-cell>
          <table:table-cell table:style-name="ACE-16" office:value-type="float" office:value="0.2123806402009842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0919999999999996">
            <text:p>−5.09</text:p>
          </table:table-cell>
          <table:table-cell table:style-name="ACE-14" office:value-type="float" office:value="0.2123806402009842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5999999999999996">
            <text:p>7.6</text:p>
          </table:table-cell>
          <table:table-cell table:number-columns-repeated="219" table:style-name="ACE-12"/>
        </table:table-row>
        <table:table-row table:style-name="AROW-4">
          <table:table-cell table:style-name="ACE-10" office:value-type="string">
            <text:p>SP 011</text:p>
          </table:table-cell>
          <table:table-cell table:style-name="ACE-10" office:value-type="float" office:value="202">
            <text:p>202</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3999999999998">
            <text:p>43.32</text:p>
          </table:table-cell>
          <table:table-cell table:style-name="ACE-14" office:value-type="float" office:value="-2.996">
            <text:p>−3.00</text:p>
          </table:table-cell>
          <table:table-cell table:style-name="ACE-10" office:value-type="float" office:value="1">
            <text:p>1</text:p>
          </table:table-cell>
          <table:table-cell table:style-name="ACE-11" office:value-type="float" office:value="8005">
            <text:p>8005</text:p>
          </table:table-cell>
          <table:table-cell table:style-name="ACE-11" office:value-type="float" office:value="65">
            <text:p>65</text:p>
          </table:table-cell>
          <table:table-cell table:number-columns-repeated="4" table:style-name="ACE-11"/>
          <table:table-cell table:style-name="ACE-11" office:value-type="float" office:value="8580">
            <text:p>8580</text:p>
          </table:table-cell>
          <table:table-cell table:style-name="ACE-11" office:value-type="float" office:value="251">
            <text:p>251</text:p>
          </table:table-cell>
          <table:table-cell table:style-name="ACE-11" office:value-type="float" office:value="182">
            <text:p>182</text:p>
          </table:table-cell>
          <table:table-cell table:style-name="ACE-16" office:value-type="float" office:value="16">
            <text:p>16.00</text:p>
          </table:table-cell>
          <table:table-cell table:style-name="ACE-16" office:value-type="string">
            <text:p>nd</text:p>
          </table:table-cell>
          <table:table-cell table:style-name="ACE-16" office:value-type="float" office:value="-11.407">
            <text:p>−11.41</text:p>
          </table:table-cell>
          <table:table-cell table:style-name="ACE-16" office:value-type="float" office:value="0.2123712845466637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391999999999999">
            <text:p>−11.39</text:p>
          </table:table-cell>
          <table:table-cell table:style-name="ACE-14" office:value-type="float" office:value="0.2123712845466637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12</text:p>
          </table:table-cell>
          <table:table-cell table:style-name="ACE-10" office:value-type="float" office:value="203">
            <text:p>203</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3999999999998">
            <text:p>43.32</text:p>
          </table:table-cell>
          <table:table-cell table:style-name="ACE-14" office:value-type="float" office:value="-2.996">
            <text:p>−3.00</text:p>
          </table:table-cell>
          <table:table-cell table:style-name="ACE-10" office:value-type="float" office:value="1">
            <text:p>1</text:p>
          </table:table-cell>
          <table:table-cell table:style-name="ACE-11" office:value-type="float" office:value="7765">
            <text:p>7765</text:p>
          </table:table-cell>
          <table:table-cell table:style-name="ACE-11" office:value-type="float" office:value="65">
            <text:p>65</text:p>
          </table:table-cell>
          <table:table-cell table:number-columns-repeated="4" table:style-name="ACE-11"/>
          <table:table-cell table:style-name="ACE-11" office:value-type="float" office:value="8333">
            <text:p>8333</text:p>
          </table:table-cell>
          <table:table-cell table:style-name="ACE-11" office:value-type="float" office:value="135">
            <text:p>135</text:p>
          </table:table-cell>
          <table:table-cell table:style-name="ACE-11" office:value-type="float" office:value="159">
            <text:p>159</text:p>
          </table:table-cell>
          <table:table-cell table:style-name="ACE-16" office:value-type="float" office:value="17">
            <text:p>17.00</text:p>
          </table:table-cell>
          <table:table-cell table:style-name="ACE-16" office:value-type="string">
            <text:p>nd</text:p>
          </table:table-cell>
          <table:table-cell table:style-name="ACE-16" office:value-type="float" office:value="-12.407">
            <text:p>−12.41</text:p>
          </table:table-cell>
          <table:table-cell table:style-name="ACE-16" office:value-type="float" office:value="0.21237086448721018">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2.391999999999999">
            <text:p>−12.39</text:p>
          </table:table-cell>
          <table:table-cell table:style-name="ACE-14" office:value-type="float" office:value="0.21237086448721018">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0999999999999996">
            <text:p>5.1</text:p>
          </table:table-cell>
          <table:table-cell table:number-columns-repeated="219" table:style-name="ACE-12"/>
        </table:table-row>
        <table:table-row table:style-name="AROW-4">
          <table:table-cell table:style-name="ACE-10" office:value-type="string">
            <text:p>SP 013</text:p>
          </table:table-cell>
          <table:table-cell table:style-name="ACE-10" office:value-type="float" office:value="204">
            <text:p>204</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8">
            <text:p>43.31</text:p>
          </table:table-cell>
          <table:table-cell table:style-name="ACE-14" office:value-type="float" office:value="-2.9740000000000002">
            <text:p>−2.97</text:p>
          </table:table-cell>
          <table:table-cell table:style-name="ACE-10" office:value-type="float" office:value="1">
            <text:p>1</text:p>
          </table:table-cell>
          <table:table-cell table:style-name="ACE-11" office:value-type="float" office:value="6515">
            <text:p>6515</text:p>
          </table:table-cell>
          <table:table-cell table:style-name="ACE-11" office:value-type="float" office:value="65">
            <text:p>65</text:p>
          </table:table-cell>
          <table:table-cell table:number-columns-repeated="4" table:style-name="ACE-11"/>
          <table:table-cell table:style-name="ACE-11" office:value-type="float" office:value="7144">
            <text:p>7144</text:p>
          </table:table-cell>
          <table:table-cell table:style-name="ACE-11" office:value-type="float" office:value="144">
            <text:p>144</text:p>
          </table:table-cell>
          <table:table-cell table:style-name="ACE-11" office:value-type="float" office:value="181">
            <text:p>181</text:p>
          </table:table-cell>
          <table:table-cell table:style-name="ACE-16" office:value-type="float" office:value="11">
            <text:p>11.00</text:p>
          </table:table-cell>
          <table:table-cell table:style-name="ACE-16" office:value-type="string">
            <text:p>nd</text:p>
          </table:table-cell>
          <table:table-cell table:style-name="ACE-16" office:value-type="float" office:value="-7.6069999999999993">
            <text:p>−7.61</text:p>
          </table:table-cell>
          <table:table-cell table:style-name="ACE-16" office:value-type="float" office:value="0.2123753888404303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5919999999999996">
            <text:p>−7.59</text:p>
          </table:table-cell>
          <table:table-cell table:style-name="ACE-14" office:value-type="float" office:value="0.2123753888404303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5999999999999996">
            <text:p>7.6</text:p>
          </table:table-cell>
          <table:table-cell table:number-columns-repeated="219" table:style-name="ACE-12"/>
        </table:table-row>
        <table:table-row table:style-name="AROW-4">
          <table:table-cell table:style-name="ACE-10" office:value-type="string">
            <text:p>SP 014</text:p>
          </table:table-cell>
          <table:table-cell table:style-name="ACE-10" office:value-type="float" office:value="205">
            <text:p>205</text:p>
          </table:table-cell>
          <table:table-cell table:style-name="ACE-10" office:value-type="string">
            <text:p>Cearreta 1998; Cearreta and Murray 2000;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08">
            <text:p>43.31</text:p>
          </table:table-cell>
          <table:table-cell table:style-name="ACE-14" office:value-type="float" office:value="-2.9740000000000002">
            <text:p>−2.97</text:p>
          </table:table-cell>
          <table:table-cell table:style-name="ACE-10" office:value-type="float" office:value="1">
            <text:p>1</text:p>
          </table:table-cell>
          <table:table-cell table:style-name="ACE-11" office:value-type="float" office:value="7545">
            <text:p>7545</text:p>
          </table:table-cell>
          <table:table-cell table:style-name="ACE-11" office:value-type="float" office:value="65">
            <text:p>65</text:p>
          </table:table-cell>
          <table:table-cell table:number-columns-repeated="4" table:style-name="ACE-11"/>
          <table:table-cell table:style-name="ACE-11" office:value-type="float" office:value="8107">
            <text:p>8107</text:p>
          </table:table-cell>
          <table:table-cell table:style-name="ACE-11" office:value-type="float" office:value="168">
            <text:p>168</text:p>
          </table:table-cell>
          <table:table-cell table:style-name="ACE-11" office:value-type="float" office:value="144">
            <text:p>144</text:p>
          </table:table-cell>
          <table:table-cell table:style-name="ACE-16" office:value-type="float" office:value="11.5">
            <text:p>11.50</text:p>
          </table:table-cell>
          <table:table-cell table:style-name="ACE-16" office:value-type="string">
            <text:p>nd</text:p>
          </table:table-cell>
          <table:table-cell table:style-name="ACE-16" office:value-type="float" office:value="-8.1069999999999993">
            <text:p>−8.11</text:p>
          </table:table-cell>
          <table:table-cell table:style-name="ACE-16" office:value-type="float" office:value="0.212374726779504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8.0919999999999987">
            <text:p>−8.09</text:p>
          </table:table-cell>
          <table:table-cell table:style-name="ACE-14" office:value-type="float" office:value="0.212374726779504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5999999999999996">
            <text:p>7.6</text:p>
          </table:table-cell>
          <table:table-cell table:number-columns-repeated="219" table:style-name="ACE-12"/>
        </table:table-row>
        <table:table-row table:style-name="AROW-4">
          <table:table-cell table:style-name="ACE-10" office:value-type="string">
            <text:p>SP 015</text:p>
          </table:table-cell>
          <table:table-cell table:style-name="ACE-10" office:value-type="float" office:value="206">
            <text:p>206</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5920">
            <text:p>5920</text:p>
          </table:table-cell>
          <table:table-cell table:style-name="ACE-11" office:value-type="float" office:value="40">
            <text:p>40</text:p>
          </table:table-cell>
          <table:table-cell table:number-columns-repeated="4" table:style-name="ACE-11"/>
          <table:table-cell table:style-name="ACE-11" office:value-type="float" office:value="6742">
            <text:p>6742</text:p>
          </table:table-cell>
          <table:table-cell table:style-name="ACE-11" office:value-type="float" office:value="110">
            <text:p>110</text:p>
          </table:table-cell>
          <table:table-cell table:style-name="ACE-11" office:value-type="float" office:value="84">
            <text:p>84</text:p>
          </table:table-cell>
          <table:table-cell table:style-name="ACE-16" office:value-type="float" office:value="7.9000000000000004">
            <text:p>7.90</text:p>
          </table:table-cell>
          <table:table-cell table:style-name="ACE-16" office:value-type="string">
            <text:p>nd</text:p>
          </table:table-cell>
          <table:table-cell table:style-name="ACE-16" office:value-type="float" office:value="-4.407">
            <text:p>−4.41</text:p>
          </table:table-cell>
          <table:table-cell table:style-name="ACE-16" office:value-type="float" office:value="0.2123826952208917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3920000000000003">
            <text:p>−4.39</text:p>
          </table:table-cell>
          <table:table-cell table:style-name="ACE-14" office:value-type="float" office:value="0.2123826952208917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6</text:p>
          </table:table-cell>
          <table:table-cell table:style-name="ACE-10" office:value-type="float" office:value="207">
            <text:p>207</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6600">
            <text:p>6600</text:p>
          </table:table-cell>
          <table:table-cell table:style-name="ACE-11" office:value-type="float" office:value="50">
            <text:p>50</text:p>
          </table:table-cell>
          <table:table-cell table:number-columns-repeated="4" table:style-name="ACE-11"/>
          <table:table-cell table:style-name="ACE-11" office:value-type="float" office:value="7497">
            <text:p>7497</text:p>
          </table:table-cell>
          <table:table-cell table:style-name="ACE-11" office:value-type="float" office:value="72">
            <text:p>72</text:p>
          </table:table-cell>
          <table:table-cell table:style-name="ACE-11" office:value-type="float" office:value="66">
            <text:p>66</text:p>
          </table:table-cell>
          <table:table-cell table:style-name="ACE-16" office:value-type="float" office:value="9.4000000000000004">
            <text:p>9.40</text:p>
          </table:table-cell>
          <table:table-cell table:style-name="ACE-16" office:value-type="string">
            <text:p>nd</text:p>
          </table:table-cell>
          <table:table-cell table:style-name="ACE-16" office:value-type="float" office:value="-5.907">
            <text:p>−5.91</text:p>
          </table:table-cell>
          <table:table-cell table:style-name="ACE-16" office:value-type="float" office:value="0.2123782638013241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8920000000000003">
            <text:p>−5.89</text:p>
          </table:table-cell>
          <table:table-cell table:style-name="ACE-14" office:value-type="float" office:value="0.2123782638013241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7</text:p>
          </table:table-cell>
          <table:table-cell table:style-name="ACE-10" office:value-type="float" office:value="208">
            <text:p>208</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7970">
            <text:p>7970</text:p>
          </table:table-cell>
          <table:table-cell table:style-name="ACE-11" office:value-type="float" office:value="50">
            <text:p>50</text:p>
          </table:table-cell>
          <table:table-cell table:number-columns-repeated="4" table:style-name="ACE-11"/>
          <table:table-cell table:style-name="ACE-11" office:value-type="float" office:value="8841">
            <text:p>8841</text:p>
          </table:table-cell>
          <table:table-cell table:style-name="ACE-11" office:value-type="float" office:value="155">
            <text:p>155</text:p>
          </table:table-cell>
          <table:table-cell table:style-name="ACE-11" office:value-type="float" office:value="192">
            <text:p>192</text:p>
          </table:table-cell>
          <table:table-cell table:style-name="ACE-16" office:value-type="float" office:value="20.350000000000001">
            <text:p>20.35</text:p>
          </table:table-cell>
          <table:table-cell table:style-name="ACE-16" office:value-type="string">
            <text:p>nd</text:p>
          </table:table-cell>
          <table:table-cell table:style-name="ACE-16" office:value-type="float" office:value="-16.856999999999999">
            <text:p>−16.86</text:p>
          </table:table-cell>
          <table:table-cell table:style-name="ACE-16" office:value-type="float" office:value="0.2123698799212633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6.841999999999999">
            <text:p>−16.84</text:p>
          </table:table-cell>
          <table:table-cell table:style-name="ACE-14" office:value-type="float" office:value="0.2123698799212633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8</text:p>
          </table:table-cell>
          <table:table-cell table:style-name="ACE-10" office:value-type="float" office:value="209">
            <text:p>209</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170">
            <text:p>8170</text:p>
          </table:table-cell>
          <table:table-cell table:style-name="ACE-11" office:value-type="float" office:value="50">
            <text:p>50</text:p>
          </table:table-cell>
          <table:table-cell table:number-columns-repeated="4" table:style-name="ACE-11"/>
          <table:table-cell table:style-name="ACE-11" office:value-type="float" office:value="9116">
            <text:p>9116</text:p>
          </table:table-cell>
          <table:table-cell table:style-name="ACE-11" office:value-type="float" office:value="151">
            <text:p>151</text:p>
          </table:table-cell>
          <table:table-cell table:style-name="ACE-11" office:value-type="float" office:value="106">
            <text:p>106</text:p>
          </table:table-cell>
          <table:table-cell table:style-name="ACE-16" office:value-type="float" office:value="22">
            <text:p>22.00</text:p>
          </table:table-cell>
          <table:table-cell table:style-name="ACE-16" office:value-type="string">
            <text:p>nd</text:p>
          </table:table-cell>
          <table:table-cell table:style-name="ACE-16" office:value-type="float" office:value="-18.506999999999998">
            <text:p>−18.51</text:p>
          </table:table-cell>
          <table:table-cell table:style-name="ACE-16" office:value-type="float" office:value="0.2123695515988132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8.491999999999997">
            <text:p>−18.49</text:p>
          </table:table-cell>
          <table:table-cell table:style-name="ACE-14" office:value-type="float" office:value="0.2123695515988132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19</text:p>
          </table:table-cell>
          <table:table-cell table:style-name="ACE-10" office:value-type="float" office:value="210">
            <text:p>210</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370">
            <text:p>8370</text:p>
          </table:table-cell>
          <table:table-cell table:style-name="ACE-11" office:value-type="float" office:value="50">
            <text:p>50</text:p>
          </table:table-cell>
          <table:table-cell table:number-columns-repeated="4" table:style-name="ACE-11"/>
          <table:table-cell table:style-name="ACE-11" office:value-type="float" office:value="9094">
            <text:p>9094</text:p>
          </table:table-cell>
          <table:table-cell table:style-name="ACE-11" office:value-type="float" office:value="162">
            <text:p>162</text:p>
          </table:table-cell>
          <table:table-cell table:style-name="ACE-11" office:value-type="float" office:value="122">
            <text:p>122</text:p>
          </table:table-cell>
          <table:table-cell table:style-name="ACE-16" office:value-type="float" office:value="23.760000000000002">
            <text:p>23.76</text:p>
          </table:table-cell>
          <table:table-cell table:style-name="ACE-16" office:value-type="string">
            <text:p>nd</text:p>
          </table:table-cell>
          <table:table-cell table:style-name="ACE-16" office:value-type="float" office:value="-20.266999999999999">
            <text:p>−20.27</text:p>
          </table:table-cell>
          <table:table-cell table:style-name="ACE-16" office:value-type="float" office:value="0.2123692740122252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251999999999999">
            <text:p>−20.25</text:p>
          </table:table-cell>
          <table:table-cell table:style-name="ACE-14" office:value-type="float" office:value="0.2123692740122252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0</text:p>
          </table:table-cell>
          <table:table-cell table:style-name="ACE-10" office:value-type="float" office:value="211">
            <text:p>211</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330">
            <text:p>8330</text:p>
          </table:table-cell>
          <table:table-cell table:style-name="ACE-11" office:value-type="float" office:value="60">
            <text:p>60</text:p>
          </table:table-cell>
          <table:table-cell table:number-columns-repeated="4" table:style-name="ACE-11"/>
          <table:table-cell table:style-name="ACE-11" office:value-type="float" office:value="9346">
            <text:p>9346</text:p>
          </table:table-cell>
          <table:table-cell table:style-name="ACE-11" office:value-type="float" office:value="129">
            <text:p>129</text:p>
          </table:table-cell>
          <table:table-cell table:style-name="ACE-11" office:value-type="float" office:value="209">
            <text:p>209</text:p>
          </table:table-cell>
          <table:table-cell table:style-name="ACE-16" office:value-type="float" office:value="24.300000000000001">
            <text:p>24.30</text:p>
          </table:table-cell>
          <table:table-cell table:style-name="ACE-16" office:value-type="string">
            <text:p>nd</text:p>
          </table:table-cell>
          <table:table-cell table:style-name="ACE-16" office:value-type="float" office:value="-20.806999999999999">
            <text:p>−20.81</text:p>
          </table:table-cell>
          <table:table-cell table:style-name="ACE-16" office:value-type="float" office:value="0.2123692006942445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791999999999998">
            <text:p>−20.79</text:p>
          </table:table-cell>
          <table:table-cell table:style-name="ACE-14" office:value-type="float" office:value="0.2123692006942445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1</text:p>
          </table:table-cell>
          <table:table-cell table:style-name="ACE-10" office:value-type="float" office:value="212">
            <text:p>212</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410">
            <text:p>8410</text:p>
          </table:table-cell>
          <table:table-cell table:style-name="ACE-11" office:value-type="float" office:value="60">
            <text:p>60</text:p>
          </table:table-cell>
          <table:table-cell table:number-columns-repeated="4" table:style-name="ACE-11"/>
          <table:table-cell table:style-name="ACE-11" office:value-type="float" office:value="9437">
            <text:p>9437</text:p>
          </table:table-cell>
          <table:table-cell table:style-name="ACE-11" office:value-type="float" office:value="91">
            <text:p>91</text:p>
          </table:table-cell>
          <table:table-cell table:style-name="ACE-11" office:value-type="float" office:value="142">
            <text:p>142</text:p>
          </table:table-cell>
          <table:table-cell table:style-name="ACE-16" office:value-type="float" office:value="25.059999999999999">
            <text:p>25.06</text:p>
          </table:table-cell>
          <table:table-cell table:style-name="ACE-16" office:value-type="string">
            <text:p>nd</text:p>
          </table:table-cell>
          <table:table-cell table:style-name="ACE-16" office:value-type="float" office:value="-21.566999999999997">
            <text:p>−21.57</text:p>
          </table:table-cell>
          <table:table-cell table:style-name="ACE-16" office:value-type="float" office:value="0.2123691054250215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1.551999999999996">
            <text:p>−21.55</text:p>
          </table:table-cell>
          <table:table-cell table:style-name="ACE-14" office:value-type="float" office:value="0.2123691054250215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2</text:p>
          </table:table-cell>
          <table:table-cell table:style-name="ACE-10" office:value-type="float" office:value="213">
            <text:p>213</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740">
            <text:p>8740</text:p>
          </table:table-cell>
          <table:table-cell table:style-name="ACE-11" office:value-type="float" office:value="60">
            <text:p>60</text:p>
          </table:table-cell>
          <table:table-cell table:number-columns-repeated="4" table:style-name="ACE-11"/>
          <table:table-cell table:style-name="ACE-11" office:value-type="float" office:value="9728">
            <text:p>9728</text:p>
          </table:table-cell>
          <table:table-cell table:style-name="ACE-11" office:value-type="float" office:value="386">
            <text:p>386</text:p>
          </table:table-cell>
          <table:table-cell table:style-name="ACE-11" office:value-type="float" office:value="182">
            <text:p>182</text:p>
          </table:table-cell>
          <table:table-cell table:style-name="ACE-16" office:value-type="float" office:value="27.899999999999999">
            <text:p>27.90</text:p>
          </table:table-cell>
          <table:table-cell table:style-name="ACE-16" office:value-type="string">
            <text:p>nd</text:p>
          </table:table-cell>
          <table:table-cell table:style-name="ACE-16" office:value-type="float" office:value="-24.406999999999996">
            <text:p>−24.41</text:p>
          </table:table-cell>
          <table:table-cell table:style-name="ACE-16" office:value-type="float" office:value="0.21236881566749155">
            <text:p>0.21</text:p>
          </table:table-cell>
          <table:table-cell table:style-name="ACE-16" office:value-type="float" office:value="0.21236760581595304">
            <text:p>0.2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24.391999999999996">
            <text:p>−24.39</text:p>
          </table:table-cell>
          <table:table-cell table:style-name="ACE-14" office:value-type="float" office:value="0.2123688156674915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3</text:p>
          </table:table-cell>
          <table:table-cell table:style-name="ACE-10" office:value-type="float" office:value="214">
            <text:p>214</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790">
            <text:p>8790</text:p>
          </table:table-cell>
          <table:table-cell table:style-name="ACE-11" office:value-type="float" office:value="60">
            <text:p>60</text:p>
          </table:table-cell>
          <table:table-cell table:number-columns-repeated="4" table:style-name="ACE-11"/>
          <table:table-cell table:style-name="ACE-11" office:value-type="float" office:value="9822">
            <text:p>9822</text:p>
          </table:table-cell>
          <table:table-cell table:style-name="ACE-11" office:value-type="float" office:value="329">
            <text:p>329</text:p>
          </table:table-cell>
          <table:table-cell table:style-name="ACE-11" office:value-type="float" office:value="258">
            <text:p>258</text:p>
          </table:table-cell>
          <table:table-cell table:style-name="ACE-16" office:value-type="float" office:value="28.649999999999999">
            <text:p>28.65</text:p>
          </table:table-cell>
          <table:table-cell table:style-name="ACE-16" office:value-type="string">
            <text:p>nd</text:p>
          </table:table-cell>
          <table:table-cell table:style-name="ACE-16" office:value-type="float" office:value="-25.156999999999996">
            <text:p>−25.16</text:p>
          </table:table-cell>
          <table:table-cell table:style-name="ACE-16" office:value-type="float" office:value="0.21236875315374495">
            <text:p>0.21</text:p>
          </table:table-cell>
          <table:table-cell table:style-name="ACE-16" office:value-type="float" office:value="0.21236760581595304">
            <text:p>0.2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25.141999999999996">
            <text:p>−25.14</text:p>
          </table:table-cell>
          <table:table-cell table:style-name="ACE-14" office:value-type="float" office:value="0.2123687531537449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4</text:p>
          </table:table-cell>
          <table:table-cell table:style-name="ACE-10" office:value-type="float" office:value="215">
            <text:p>215</text:p>
          </table:table-cell>
          <table:table-cell table:style-name="ACE-10" office:value-type="string">
            <text:p>Leorri et al. 2012; 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8870">
            <text:p>8870</text:p>
          </table:table-cell>
          <table:table-cell table:style-name="ACE-11" office:value-type="float" office:value="80">
            <text:p>80</text:p>
          </table:table-cell>
          <table:table-cell table:number-columns-repeated="4" table:style-name="ACE-11"/>
          <table:table-cell table:style-name="ACE-11" office:value-type="float" office:value="9972">
            <text:p>9972</text:p>
          </table:table-cell>
          <table:table-cell table:style-name="ACE-11" office:value-type="float" office:value="227">
            <text:p>227</text:p>
          </table:table-cell>
          <table:table-cell table:style-name="ACE-11" office:value-type="float" office:value="283">
            <text:p>283</text:p>
          </table:table-cell>
          <table:table-cell table:style-name="ACE-16" office:value-type="float" office:value="28.449999999999999">
            <text:p>28.45</text:p>
          </table:table-cell>
          <table:table-cell table:style-name="ACE-16" office:value-type="string">
            <text:p>nd</text:p>
          </table:table-cell>
          <table:table-cell table:style-name="ACE-16" office:value-type="float" office:value="-24.956999999999997">
            <text:p>−24.96</text:p>
          </table:table-cell>
          <table:table-cell table:style-name="ACE-16" office:value-type="float" office:value="0.32419206373954185">
            <text:p>0.32</text:p>
          </table:table-cell>
          <table:table-cell table:style-name="ACE-16" office:value-type="float" office:value="0.3241913015489466">
            <text:p>0.32</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24.941999999999997">
            <text:p>−24.94</text:p>
          </table:table-cell>
          <table:table-cell table:style-name="ACE-14" office:value-type="float" office:value="0.32419206373954185">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5</text:p>
          </table:table-cell>
          <table:table-cell table:style-name="ACE-10" office:value-type="float" office:value="216">
            <text:p>216</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2999999999999">
            <text:p>43.29</text:p>
          </table:table-cell>
          <table:table-cell table:style-name="ACE-14" office:value-type="float" office:value="-2.3650000000000002">
            <text:p>−2.37</text:p>
          </table:table-cell>
          <table:table-cell table:style-name="ACE-10" office:value-type="float" office:value="1">
            <text:p>1</text:p>
          </table:table-cell>
          <table:table-cell table:style-name="ACE-11" office:value-type="float" office:value="6130">
            <text:p>6130</text:p>
          </table:table-cell>
          <table:table-cell table:style-name="ACE-11" office:value-type="float" office:value="50">
            <text:p>50</text:p>
          </table:table-cell>
          <table:table-cell table:number-columns-repeated="4" table:style-name="ACE-11"/>
          <table:table-cell table:style-name="ACE-11" office:value-type="float" office:value="7026">
            <text:p>7026</text:p>
          </table:table-cell>
          <table:table-cell table:style-name="ACE-11" office:value-type="float" office:value="138">
            <text:p>138</text:p>
          </table:table-cell>
          <table:table-cell table:style-name="ACE-11" office:value-type="float" office:value="135">
            <text:p>135</text:p>
          </table:table-cell>
          <table:table-cell table:style-name="ACE-16" office:value-type="float" office:value="11.199999999999999">
            <text:p>11.20</text:p>
          </table:table-cell>
          <table:table-cell table:style-name="ACE-16" office:value-type="string">
            <text:p>nd</text:p>
          </table:table-cell>
          <table:table-cell table:style-name="ACE-16" office:value-type="float" office:value="-7.706999999999999">
            <text:p>−7.71</text:p>
          </table:table-cell>
          <table:table-cell table:style-name="ACE-16" office:value-type="float" office:value="0.212375113361971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6919999999999993">
            <text:p>−7.69</text:p>
          </table:table-cell>
          <table:table-cell table:style-name="ACE-14" office:value-type="float" office:value="0.212375113361971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5">
            <text:p>55.5</text:p>
          </table:table-cell>
          <table:table-cell table:number-columns-repeated="219" table:style-name="ACE-12"/>
        </table:table-row>
        <table:table-row table:style-name="AROW-4">
          <table:table-cell table:style-name="ACE-10" office:value-type="string">
            <text:p>SP 026</text:p>
          </table:table-cell>
          <table:table-cell table:style-name="ACE-10" office:value-type="float" office:value="217">
            <text:p>217</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360">
            <text:p>8360</text:p>
          </table:table-cell>
          <table:table-cell table:style-name="ACE-11" office:value-type="float" office:value="30">
            <text:p>30</text:p>
          </table:table-cell>
          <table:table-cell table:number-columns-repeated="4" table:style-name="ACE-11"/>
          <table:table-cell table:style-name="ACE-11" office:value-type="float" office:value="9074">
            <text:p>9074</text:p>
          </table:table-cell>
          <table:table-cell table:style-name="ACE-11" office:value-type="float" office:value="136">
            <text:p>136</text:p>
          </table:table-cell>
          <table:table-cell table:style-name="ACE-11" office:value-type="float" office:value="93">
            <text:p>93</text:p>
          </table:table-cell>
          <table:table-cell table:style-name="ACE-16" office:value-type="float" office:value="17.100000000000001">
            <text:p>17.10</text:p>
          </table:table-cell>
          <table:table-cell table:style-name="ACE-16" office:value-type="string">
            <text:p>nd</text:p>
          </table:table-cell>
          <table:table-cell table:style-name="ACE-16" office:value-type="float" office:value="-16.134">
            <text:p>−16.13</text:p>
          </table:table-cell>
          <table:table-cell table:style-name="ACE-16" office:value-type="float" office:value="0.2123708264858260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6.119">
            <text:p>−16.12</text:p>
          </table:table-cell>
          <table:table-cell table:style-name="ACE-14" office:value-type="float" office:value="0.2123708264858260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27</text:p>
          </table:table-cell>
          <table:table-cell table:style-name="ACE-10" office:value-type="float" office:value="218">
            <text:p>218</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070">
            <text:p>8070</text:p>
          </table:table-cell>
          <table:table-cell table:style-name="ACE-11" office:value-type="float" office:value="30">
            <text:p>30</text:p>
          </table:table-cell>
          <table:table-cell table:number-columns-repeated="4" table:style-name="ACE-11"/>
          <table:table-cell table:style-name="ACE-11" office:value-type="float" office:value="8659">
            <text:p>8659</text:p>
          </table:table-cell>
          <table:table-cell table:style-name="ACE-11" office:value-type="float" office:value="179">
            <text:p>179</text:p>
          </table:table-cell>
          <table:table-cell table:style-name="ACE-11" office:value-type="float" office:value="120">
            <text:p>120</text:p>
          </table:table-cell>
          <table:table-cell table:style-name="ACE-16" office:value-type="float" office:value="18">
            <text:p>18.00</text:p>
          </table:table-cell>
          <table:table-cell table:style-name="ACE-16" office:value-type="string">
            <text:p>nd</text:p>
          </table:table-cell>
          <table:table-cell table:style-name="ACE-16" office:value-type="float" office:value="-17.033999999999999">
            <text:p>−17.03</text:p>
          </table:table-cell>
          <table:table-cell table:style-name="ACE-16" office:value-type="float" office:value="0.2123705124726623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7.018999999999998">
            <text:p>−17.02</text:p>
          </table:table-cell>
          <table:table-cell table:style-name="ACE-14" office:value-type="float" office:value="0.2123705124726623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28</text:p>
          </table:table-cell>
          <table:table-cell table:style-name="ACE-10" office:value-type="float" office:value="219">
            <text:p>219</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360">
            <text:p>8360</text:p>
          </table:table-cell>
          <table:table-cell table:style-name="ACE-11" office:value-type="float" office:value="30">
            <text:p>30</text:p>
          </table:table-cell>
          <table:table-cell table:number-columns-repeated="4" table:style-name="ACE-11"/>
          <table:table-cell table:style-name="ACE-11" office:value-type="float" office:value="9074">
            <text:p>9074</text:p>
          </table:table-cell>
          <table:table-cell table:style-name="ACE-11" office:value-type="float" office:value="136">
            <text:p>136</text:p>
          </table:table-cell>
          <table:table-cell table:style-name="ACE-11" office:value-type="float" office:value="93">
            <text:p>93</text:p>
          </table:table-cell>
          <table:table-cell table:style-name="ACE-16" office:value-type="float" office:value="18.899999999999999">
            <text:p>18.90</text:p>
          </table:table-cell>
          <table:table-cell table:style-name="ACE-16" office:value-type="string">
            <text:p>nd</text:p>
          </table:table-cell>
          <table:table-cell table:style-name="ACE-16" office:value-type="float" office:value="-17.933999999999997">
            <text:p>−17.93</text:p>
          </table:table-cell>
          <table:table-cell table:style-name="ACE-16" office:value-type="float" office:value="0.2123702422409495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7.918999999999997">
            <text:p>−17.92</text:p>
          </table:table-cell>
          <table:table-cell table:style-name="ACE-14" office:value-type="float" office:value="0.2123702422409495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29</text:p>
          </table:table-cell>
          <table:table-cell table:style-name="ACE-10" office:value-type="float" office:value="220">
            <text:p>220</text:p>
          </table:table-cell>
          <table:table-cell table:style-name="ACE-10" office:value-type="string">
            <text:p>El bani Altuna 2015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290999999999997">
            <text:p>43.29</text:p>
          </table:table-cell>
          <table:table-cell table:style-name="ACE-14" office:value-type="float" office:value="-2.359">
            <text:p>−2.36</text:p>
          </table:table-cell>
          <table:table-cell table:style-name="ACE-10" office:value-type="float" office:value="1">
            <text:p>1</text:p>
          </table:table-cell>
          <table:table-cell table:style-name="ACE-11" office:value-type="float" office:value="8320">
            <text:p>8320</text:p>
          </table:table-cell>
          <table:table-cell table:style-name="ACE-11" office:value-type="float" office:value="30">
            <text:p>30</text:p>
          </table:table-cell>
          <table:table-cell table:number-columns-repeated="4" table:style-name="ACE-11"/>
          <table:table-cell table:style-name="ACE-11" office:value-type="float" office:value="9030">
            <text:p>9030</text:p>
          </table:table-cell>
          <table:table-cell table:style-name="ACE-11" office:value-type="float" office:value="141">
            <text:p>141</text:p>
          </table:table-cell>
          <table:table-cell table:style-name="ACE-11" office:value-type="float" office:value="95">
            <text:p>95</text:p>
          </table:table-cell>
          <table:table-cell table:style-name="ACE-16" office:value-type="float" office:value="19.800000000000001">
            <text:p>19.80</text:p>
          </table:table-cell>
          <table:table-cell table:style-name="ACE-16" office:value-type="string">
            <text:p>nd</text:p>
          </table:table-cell>
          <table:table-cell table:style-name="ACE-16" office:value-type="float" office:value="-18.834">
            <text:p>−18.83</text:p>
          </table:table-cell>
          <table:table-cell table:style-name="ACE-16" office:value-type="float" office:value="0.2123700080144336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8.818999999999999">
            <text:p>−18.82</text:p>
          </table:table-cell>
          <table:table-cell table:style-name="ACE-14" office:value-type="float" office:value="0.2123700080144336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299999999999997">
            <text:p>56.3</text:p>
          </table:table-cell>
          <table:table-cell table:number-columns-repeated="219" table:style-name="ACE-12"/>
        </table:table-row>
        <table:table-row table:style-name="AROW-4">
          <table:table-cell table:style-name="ACE-10" office:value-type="string">
            <text:p>SP 030</text:p>
          </table:table-cell>
          <table:table-cell table:style-name="ACE-10" office:value-type="float" office:value="221">
            <text:p>221</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5320">
            <text:p>5320</text:p>
          </table:table-cell>
          <table:table-cell table:style-name="ACE-11" office:value-type="float" office:value="60">
            <text:p>60</text:p>
          </table:table-cell>
          <table:table-cell table:number-columns-repeated="4" table:style-name="ACE-11"/>
          <table:table-cell table:style-name="ACE-11" office:value-type="float" office:value="5796">
            <text:p>5796</text:p>
          </table:table-cell>
          <table:table-cell table:style-name="ACE-11" office:value-type="float" office:value="129">
            <text:p>129</text:p>
          </table:table-cell>
          <table:table-cell table:style-name="ACE-11" office:value-type="float" office:value="157">
            <text:p>157</text:p>
          </table:table-cell>
          <table:table-cell table:style-name="ACE-16" office:value-type="float" office:value="8.6999999999999993">
            <text:p>8.70</text:p>
          </table:table-cell>
          <table:table-cell table:style-name="ACE-16" office:value-type="string">
            <text:p>nd</text:p>
          </table:table-cell>
          <table:table-cell table:style-name="ACE-16" office:value-type="float" office:value="-7.2269999999999985">
            <text:p>−7.23</text:p>
          </table:table-cell>
          <table:table-cell table:style-name="ACE-16" office:value-type="float" office:value="0.3241994520568548">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2119999999999989">
            <text:p>−7.21</text:p>
          </table:table-cell>
          <table:table-cell table:style-name="ACE-14" office:value-type="float" office:value="0.3241994520568548">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1</text:p>
          </table:table-cell>
          <table:table-cell table:style-name="ACE-10" office:value-type="float" office:value="222">
            <text:p>222</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7530">
            <text:p>7530</text:p>
          </table:table-cell>
          <table:table-cell table:style-name="ACE-11" office:value-type="float" office:value="70">
            <text:p>70</text:p>
          </table:table-cell>
          <table:table-cell table:number-columns-repeated="4" table:style-name="ACE-11"/>
          <table:table-cell table:style-name="ACE-11" office:value-type="float" office:value="8093">
            <text:p>8093</text:p>
          </table:table-cell>
          <table:table-cell table:style-name="ACE-11" office:value-type="float" office:value="176">
            <text:p>176</text:p>
          </table:table-cell>
          <table:table-cell table:style-name="ACE-11" office:value-type="float" office:value="147">
            <text:p>147</text:p>
          </table:table-cell>
          <table:table-cell table:style-name="ACE-16" office:value-type="float" office:value="17.030000000000001">
            <text:p>17.03</text:p>
          </table:table-cell>
          <table:table-cell table:style-name="ACE-16" office:value-type="string">
            <text:p>nd</text:p>
          </table:table-cell>
          <table:table-cell table:style-name="ACE-16" office:value-type="float" office:value="-15.557000000000002">
            <text:p>−15.56</text:p>
          </table:table-cell>
          <table:table-cell table:style-name="ACE-16" office:value-type="float" office:value="0.32419342869797119">
            <text:p>0.32</text:p>
          </table:table-cell>
          <table:table-cell table:style-name="ACE-16" office:value-type="float" office:value="0.3241913015489466">
            <text:p>0.32</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5.542000000000002">
            <text:p>−15.54</text:p>
          </table:table-cell>
          <table:table-cell table:style-name="ACE-14" office:value-type="float" office:value="0.32419342869797119">
            <text:p>0.32</text:p>
          </table:table-cell>
          <table:table-cell table:style-name="ACE-14" office:value-type="float" office:value="0.3241913015489466">
            <text:p>0.3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2</text:p>
          </table:table-cell>
          <table:table-cell table:style-name="ACE-10" office:value-type="float" office:value="223">
            <text:p>223</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7800">
            <text:p>7800</text:p>
          </table:table-cell>
          <table:table-cell table:style-name="ACE-11" office:value-type="float" office:value="40">
            <text:p>40</text:p>
          </table:table-cell>
          <table:table-cell table:number-columns-repeated="4" table:style-name="ACE-11"/>
          <table:table-cell table:style-name="ACE-11" office:value-type="float" office:value="8368">
            <text:p>8368</text:p>
          </table:table-cell>
          <table:table-cell table:style-name="ACE-11" office:value-type="float" office:value="111">
            <text:p>111</text:p>
          </table:table-cell>
          <table:table-cell table:style-name="ACE-11" office:value-type="float" office:value="96">
            <text:p>96</text:p>
          </table:table-cell>
          <table:table-cell table:style-name="ACE-16" office:value-type="float" office:value="17.100000000000001">
            <text:p>17.10</text:p>
          </table:table-cell>
          <table:table-cell table:style-name="ACE-16" office:value-type="string">
            <text:p>nd</text:p>
          </table:table-cell>
          <table:table-cell table:style-name="ACE-16" office:value-type="float" office:value="-15.627000000000002">
            <text:p>−15.63</text:p>
          </table:table-cell>
          <table:table-cell table:style-name="ACE-16" office:value-type="float" office:value="0.2123708264858260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5.612000000000002">
            <text:p>−15.61</text:p>
          </table:table-cell>
          <table:table-cell table:style-name="ACE-14" office:value-type="float" office:value="0.2123708264858260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3</text:p>
          </table:table-cell>
          <table:table-cell table:style-name="ACE-10" office:value-type="float" office:value="224">
            <text:p>224</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6999999999997">
            <text:p>43.37</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8360">
            <text:p>8360</text:p>
          </table:table-cell>
          <table:table-cell table:style-name="ACE-11" office:value-type="float" office:value="50">
            <text:p>50</text:p>
          </table:table-cell>
          <table:table-cell table:number-columns-repeated="4" table:style-name="ACE-11"/>
          <table:table-cell table:style-name="ACE-11" office:value-type="float" office:value="9082">
            <text:p>9082</text:p>
          </table:table-cell>
          <table:table-cell table:style-name="ACE-11" office:value-type="float" office:value="170">
            <text:p>170</text:p>
          </table:table-cell>
          <table:table-cell table:style-name="ACE-11" office:value-type="float" office:value="119">
            <text:p>119</text:p>
          </table:table-cell>
          <table:table-cell table:style-name="ACE-16" office:value-type="float" office:value="21.899999999999999">
            <text:p>21.90</text:p>
          </table:table-cell>
          <table:table-cell table:style-name="ACE-16" office:value-type="string">
            <text:p>nd</text:p>
          </table:table-cell>
          <table:table-cell table:style-name="ACE-16" office:value-type="float" office:value="-20.426999999999996">
            <text:p>−20.43</text:p>
          </table:table-cell>
          <table:table-cell table:style-name="ACE-16" office:value-type="float" office:value="0.2123695694090074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411999999999995">
            <text:p>−20.41</text:p>
          </table:table-cell>
          <table:table-cell table:style-name="ACE-14" office:value-type="float" office:value="0.2123695694090074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
            <text:p>30.0</text:p>
          </table:table-cell>
          <table:table-cell table:number-columns-repeated="219" table:style-name="ACE-12"/>
        </table:table-row>
        <table:table-row table:style-name="AROW-4">
          <table:table-cell table:style-name="ACE-10" office:value-type="string">
            <text:p>SP 034</text:p>
          </table:table-cell>
          <table:table-cell table:style-name="ACE-10" office:value-type="float" office:value="225">
            <text:p>225</text:p>
          </table:table-cell>
          <table:table-cell table:style-name="ACE-10" office:value-type="string">
            <text:p>Cearreta et al. 2006;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4940">
            <text:p>4940</text:p>
          </table:table-cell>
          <table:table-cell table:style-name="ACE-11" office:value-type="float" office:value="40">
            <text:p>40</text:p>
          </table:table-cell>
          <table:table-cell table:number-columns-repeated="4" table:style-name="ACE-11"/>
          <table:table-cell table:style-name="ACE-11" office:value-type="float" office:value="5664">
            <text:p>5664</text:p>
          </table:table-cell>
          <table:table-cell table:style-name="ACE-11" office:value-type="float" office:value="78">
            <text:p>78</text:p>
          </table:table-cell>
          <table:table-cell table:style-name="ACE-11" office:value-type="float" office:value="68">
            <text:p>68</text:p>
          </table:table-cell>
          <table:table-cell table:style-name="ACE-16" office:value-type="float" office:value="9.3100000000000005">
            <text:p>9.31</text:p>
          </table:table-cell>
          <table:table-cell table:style-name="ACE-16" office:value-type="string">
            <text:p>nd</text:p>
          </table:table-cell>
          <table:table-cell table:style-name="ACE-16" office:value-type="float" office:value="-5.8570000000000011">
            <text:p>−5.86</text:p>
          </table:table-cell>
          <table:table-cell table:style-name="ACE-16" office:value-type="float" office:value="0.2123784708540467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8420000000000014">
            <text:p>−5.84</text:p>
          </table:table-cell>
          <table:table-cell table:style-name="ACE-14" office:value-type="float" office:value="0.2123784708540467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35</text:p>
          </table:table-cell>
          <table:table-cell table:style-name="ACE-10" office:value-type="float" office:value="226">
            <text:p>226</text:p>
          </table:table-cell>
          <table:table-cell table:style-name="ACE-10" office:value-type="string">
            <text:p>Cearreta et al. 2006;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2010">
            <text:p>2010</text:p>
          </table:table-cell>
          <table:table-cell table:style-name="ACE-11" office:value-type="float" office:value="40">
            <text:p>40</text:p>
          </table:table-cell>
          <table:table-cell table:number-columns-repeated="4" table:style-name="ACE-11"/>
          <table:table-cell table:style-name="ACE-11" office:value-type="float" office:value="1961">
            <text:p>1961</text:p>
          </table:table-cell>
          <table:table-cell table:style-name="ACE-11" office:value-type="float" office:value="141">
            <text:p>141</text:p>
          </table:table-cell>
          <table:table-cell table:style-name="ACE-11" office:value-type="float" office:value="86">
            <text:p>86</text:p>
          </table:table-cell>
          <table:table-cell table:style-name="ACE-16" office:value-type="float" office:value="4.9900000000000002">
            <text:p>4.99</text:p>
          </table:table-cell>
          <table:table-cell table:style-name="ACE-16" office:value-type="string">
            <text:p>nd</text:p>
          </table:table-cell>
          <table:table-cell table:style-name="ACE-16" office:value-type="float" office:value="-0.63700000000000001">
            <text:p>−0.64</text:p>
          </table:table-cell>
          <table:table-cell table:style-name="ACE-16" office:value-type="float" office:value="0.2124054241127408">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12">
            <text:p>−2.51</text:p>
          </table:table-cell>
          <table:table-cell table:style-name="ACE-14" office:value-type="float" office:value="0.55708263677170289">
            <text:p>0.56</text:p>
          </table:table-cell>
          <table:table-cell table:style-name="ACE-14" office:value-type="float" office:value="0.55706821844366583">
            <text:p>0.5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36</text:p>
          </table:table-cell>
          <table:table-cell table:style-name="ACE-10" office:value-type="float" office:value="227">
            <text:p>227</text:p>
          </table:table-cell>
          <table:table-cell table:style-name="ACE-10" office:value-type="string">
            <text:p>Cearreta et al. 2006; 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20999999999998">
            <text:p>43.32</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3930">
            <text:p>3930</text:p>
          </table:table-cell>
          <table:table-cell table:style-name="ACE-11" office:value-type="float" office:value="40">
            <text:p>40</text:p>
          </table:table-cell>
          <table:table-cell table:number-columns-repeated="4" table:style-name="ACE-11"/>
          <table:table-cell table:style-name="ACE-11" office:value-type="float" office:value="4365">
            <text:p>4365</text:p>
          </table:table-cell>
          <table:table-cell table:style-name="ACE-11" office:value-type="float" office:value="149">
            <text:p>149</text:p>
          </table:table-cell>
          <table:table-cell table:style-name="ACE-11" office:value-type="float" office:value="123">
            <text:p>123</text:p>
          </table:table-cell>
          <table:table-cell table:style-name="ACE-16" office:value-type="float" office:value="6.46">
            <text:p>6.46</text:p>
          </table:table-cell>
          <table:table-cell table:style-name="ACE-16" office:value-type="string">
            <text:p>nd</text:p>
          </table:table-cell>
          <table:table-cell table:style-name="ACE-16" office:value-type="float" office:value="-2.1069999999999998">
            <text:p>−2.11</text:p>
          </table:table-cell>
          <table:table-cell table:style-name="ACE-16" office:value-type="float" office:value="0.21239017176564076">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9819999999999998">
            <text:p>−3.98</text:p>
          </table:table-cell>
          <table:table-cell table:style-name="ACE-14" office:value-type="float" office:value="0.55707682150906102">
            <text:p>0.56</text:p>
          </table:table-cell>
          <table:table-cell table:style-name="ACE-14" office:value-type="float" office:value="0.55706821844366583">
            <text:p>0.5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37</text:p>
          </table:table-cell>
          <table:table-cell table:style-name="ACE-10" office:value-type="float" office:value="228">
            <text:p>228</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680">
            <text:p>7680</text:p>
          </table:table-cell>
          <table:table-cell table:style-name="ACE-11" office:value-type="float" office:value="40">
            <text:p>40</text:p>
          </table:table-cell>
          <table:table-cell table:number-columns-repeated="4" table:style-name="ACE-11"/>
          <table:table-cell table:style-name="ACE-11" office:value-type="float" office:value="8254">
            <text:p>8254</text:p>
          </table:table-cell>
          <table:table-cell table:style-name="ACE-11" office:value-type="float" office:value="97">
            <text:p>97</text:p>
          </table:table-cell>
          <table:table-cell table:style-name="ACE-11" office:value-type="float" office:value="96">
            <text:p>96</text:p>
          </table:table-cell>
          <table:table-cell table:style-name="ACE-16" office:value-type="float" office:value="12.5">
            <text:p>12.50</text:p>
          </table:table-cell>
          <table:table-cell table:style-name="ACE-16" office:value-type="string">
            <text:p>nd</text:p>
          </table:table-cell>
          <table:table-cell table:style-name="ACE-16" office:value-type="float" office:value="-9.2469999999999999">
            <text:p>−9.25</text:p>
          </table:table-cell>
          <table:table-cell table:style-name="ACE-16" office:value-type="float" office:value="0.2123736330150237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2319999999999993">
            <text:p>−9.23</text:p>
          </table:table-cell>
          <table:table-cell table:style-name="ACE-14" office:value-type="float" office:value="0.2123736330150237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38</text:p>
          </table:table-cell>
          <table:table-cell table:style-name="ACE-10" office:value-type="float" office:value="229">
            <text:p>229</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810">
            <text:p>7810</text:p>
          </table:table-cell>
          <table:table-cell table:style-name="ACE-11" office:value-type="float" office:value="40">
            <text:p>40</text:p>
          </table:table-cell>
          <table:table-cell table:number-columns-repeated="4" table:style-name="ACE-11"/>
          <table:table-cell table:style-name="ACE-11" office:value-type="float" office:value="8376">
            <text:p>8376</text:p>
          </table:table-cell>
          <table:table-cell table:style-name="ACE-11" office:value-type="float" office:value="113">
            <text:p>113</text:p>
          </table:table-cell>
          <table:table-cell table:style-name="ACE-11" office:value-type="float" office:value="89">
            <text:p>89</text:p>
          </table:table-cell>
          <table:table-cell table:style-name="ACE-16" office:value-type="float" office:value="12.75">
            <text:p>12.75</text:p>
          </table:table-cell>
          <table:table-cell table:style-name="ACE-16" office:value-type="string">
            <text:p>nd</text:p>
          </table:table-cell>
          <table:table-cell table:style-name="ACE-16" office:value-type="float" office:value="-9.4969999999999999">
            <text:p>−9.50</text:p>
          </table:table-cell>
          <table:table-cell table:style-name="ACE-16" office:value-type="float" office:value="0.2123733989747302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4819999999999993">
            <text:p>−9.48</text:p>
          </table:table-cell>
          <table:table-cell table:style-name="ACE-14" office:value-type="float" office:value="0.2123733989747302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39</text:p>
          </table:table-cell>
          <table:table-cell table:style-name="ACE-10" office:value-type="float" office:value="230">
            <text:p>230</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700">
            <text:p>7700</text:p>
          </table:table-cell>
          <table:table-cell table:style-name="ACE-11" office:value-type="float" office:value="40">
            <text:p>40</text:p>
          </table:table-cell>
          <table:table-cell table:number-columns-repeated="4" table:style-name="ACE-11"/>
          <table:table-cell table:style-name="ACE-11" office:value-type="float" office:value="8273">
            <text:p>8273</text:p>
          </table:table-cell>
          <table:table-cell table:style-name="ACE-11" office:value-type="float" office:value="90">
            <text:p>90</text:p>
          </table:table-cell>
          <table:table-cell table:style-name="ACE-11" office:value-type="float" office:value="103">
            <text:p>103</text:p>
          </table:table-cell>
          <table:table-cell table:style-name="ACE-16" office:value-type="float" office:value="14.5">
            <text:p>14.50</text:p>
          </table:table-cell>
          <table:table-cell table:style-name="ACE-16" office:value-type="string">
            <text:p>nd</text:p>
          </table:table-cell>
          <table:table-cell table:style-name="ACE-16" office:value-type="float" office:value="-11.247">
            <text:p>−11.25</text:p>
          </table:table-cell>
          <table:table-cell table:style-name="ACE-16" office:value-type="float" office:value="0.2123720850230259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231999999999999">
            <text:p>−11.23</text:p>
          </table:table-cell>
          <table:table-cell table:style-name="ACE-14" office:value-type="float" office:value="0.2123720850230259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40</text:p>
          </table:table-cell>
          <table:table-cell table:style-name="ACE-10" office:value-type="float" office:value="231">
            <text:p>231</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71000000000002">
            <text:p>43.37</text:p>
          </table:table-cell>
          <table:table-cell table:style-name="ACE-14" office:value-type="float" office:value="-2.6829999999999998">
            <text:p>−2.68</text:p>
          </table:table-cell>
          <table:table-cell table:style-name="ACE-10" office:value-type="float" office:value="1">
            <text:p>1</text:p>
          </table:table-cell>
          <table:table-cell table:style-name="ACE-11" office:value-type="float" office:value="7850">
            <text:p>7850</text:p>
          </table:table-cell>
          <table:table-cell table:style-name="ACE-11" office:value-type="float" office:value="40">
            <text:p>40</text:p>
          </table:table-cell>
          <table:table-cell table:number-columns-repeated="4" table:style-name="ACE-11"/>
          <table:table-cell table:style-name="ACE-11" office:value-type="float" office:value="8413">
            <text:p>8413</text:p>
          </table:table-cell>
          <table:table-cell table:style-name="ACE-11" office:value-type="float" office:value="109">
            <text:p>109</text:p>
          </table:table-cell>
          <table:table-cell table:style-name="ACE-11" office:value-type="float" office:value="84">
            <text:p>84</text:p>
          </table:table-cell>
          <table:table-cell table:style-name="ACE-16" office:value-type="float" office:value="15.25">
            <text:p>15.25</text:p>
          </table:table-cell>
          <table:table-cell table:style-name="ACE-16" office:value-type="string">
            <text:p>nd</text:p>
          </table:table-cell>
          <table:table-cell table:style-name="ACE-16" office:value-type="float" office:value="-11.997">
            <text:p>−12.00</text:p>
          </table:table-cell>
          <table:table-cell table:style-name="ACE-16" office:value-type="float" office:value="0.2123716552832571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981999999999999">
            <text:p>−11.98</text:p>
          </table:table-cell>
          <table:table-cell table:style-name="ACE-14" office:value-type="float" office:value="0.2123716552832571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9.399999999999999">
            <text:p>29.4</text:p>
          </table:table-cell>
          <table:table-cell table:number-columns-repeated="219" table:style-name="ACE-12"/>
        </table:table-row>
        <table:table-row table:style-name="AROW-4">
          <table:table-cell table:style-name="ACE-10" office:value-type="string">
            <text:p>SP 041</text:p>
          </table:table-cell>
          <table:table-cell table:style-name="ACE-10" office:value-type="float" office:value="232">
            <text:p>232</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2560">
            <text:p>2560</text:p>
          </table:table-cell>
          <table:table-cell table:style-name="ACE-11" office:value-type="float" office:value="30">
            <text:p>30</text:p>
          </table:table-cell>
          <table:table-cell table:number-columns-repeated="4" table:style-name="ACE-11"/>
          <table:table-cell table:style-name="ACE-11" office:value-type="float" office:value="2356">
            <text:p>2356</text:p>
          </table:table-cell>
          <table:table-cell table:style-name="ACE-11" office:value-type="float" office:value="124">
            <text:p>124</text:p>
          </table:table-cell>
          <table:table-cell table:style-name="ACE-11" office:value-type="float" office:value="77">
            <text:p>77</text:p>
          </table:table-cell>
          <table:table-cell table:style-name="ACE-16" office:value-type="float" office:value="3.8999999999999999">
            <text:p>3.90</text:p>
          </table:table-cell>
          <table:table-cell table:style-name="ACE-16" office:value-type="string">
            <text:p>nd</text:p>
          </table:table-cell>
          <table:table-cell table:style-name="ACE-16" office:value-type="float" office:value="-1.2569999999999997">
            <text:p>−1.26</text:p>
          </table:table-cell>
          <table:table-cell table:style-name="ACE-16" office:value-type="float" office:value="0.21242951416372668">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2.4444999999999997">
            <text:p>−2.44</text:p>
          </table:table-cell>
          <table:table-cell table:style-name="ACE-14" office:value-type="float" office:value="1.2211193833887974">
            <text:p>1.22</text:p>
          </table:table-cell>
          <table:table-cell table:style-name="ACE-14" office:value-type="float" office:value="1.2211086151526405">
            <text:p>1.2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2</text:p>
          </table:table-cell>
          <table:table-cell table:style-name="ACE-10" office:value-type="float" office:value="233">
            <text:p>233</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560">
            <text:p>7560</text:p>
          </table:table-cell>
          <table:table-cell table:style-name="ACE-11" office:value-type="float" office:value="50">
            <text:p>50</text:p>
          </table:table-cell>
          <table:table-cell table:number-columns-repeated="4" table:style-name="ACE-11"/>
          <table:table-cell table:style-name="ACE-11" office:value-type="float" office:value="8121">
            <text:p>8121</text:p>
          </table:table-cell>
          <table:table-cell table:style-name="ACE-11" office:value-type="float" office:value="149">
            <text:p>149</text:p>
          </table:table-cell>
          <table:table-cell table:style-name="ACE-11" office:value-type="float" office:value="126">
            <text:p>126</text:p>
          </table:table-cell>
          <table:table-cell table:style-name="ACE-16" office:value-type="float" office:value="12.300000000000001">
            <text:p>12.30</text:p>
          </table:table-cell>
          <table:table-cell table:style-name="ACE-16" office:value-type="string">
            <text:p>nd</text:p>
          </table:table-cell>
          <table:table-cell table:style-name="ACE-16" office:value-type="float" office:value="-9.6570000000000018">
            <text:p>−9.66</text:p>
          </table:table-cell>
          <table:table-cell table:style-name="ACE-16" office:value-type="float" office:value="0.2123738306121503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6420000000000012">
            <text:p>−9.64</text:p>
          </table:table-cell>
          <table:table-cell table:style-name="ACE-14" office:value-type="float" office:value="0.2123738306121503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3</text:p>
          </table:table-cell>
          <table:table-cell table:style-name="ACE-10" office:value-type="float" office:value="234">
            <text:p>234</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530">
            <text:p>7530</text:p>
          </table:table-cell>
          <table:table-cell table:style-name="ACE-11" office:value-type="float" office:value="40">
            <text:p>40</text:p>
          </table:table-cell>
          <table:table-cell table:number-columns-repeated="4" table:style-name="ACE-11"/>
          <table:table-cell table:style-name="ACE-11" office:value-type="float" office:value="8090">
            <text:p>8090</text:p>
          </table:table-cell>
          <table:table-cell table:style-name="ACE-11" office:value-type="float" office:value="100">
            <text:p>100</text:p>
          </table:table-cell>
          <table:table-cell table:style-name="ACE-11" office:value-type="float" office:value="114">
            <text:p>114</text:p>
          </table:table-cell>
          <table:table-cell table:style-name="ACE-16" office:value-type="float" office:value="12.9">
            <text:p>12.90</text:p>
          </table:table-cell>
          <table:table-cell table:style-name="ACE-16" office:value-type="string">
            <text:p>nd</text:p>
          </table:table-cell>
          <table:table-cell table:style-name="ACE-16" office:value-type="float" office:value="-10.257">
            <text:p>−10.26</text:p>
          </table:table-cell>
          <table:table-cell table:style-name="ACE-16" office:value-type="float" office:value="0.2123732650351748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0.241999999999999">
            <text:p>−10.24</text:p>
          </table:table-cell>
          <table:table-cell table:style-name="ACE-14" office:value-type="float" office:value="0.2123732650351748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4</text:p>
          </table:table-cell>
          <table:table-cell table:style-name="ACE-10" office:value-type="float" office:value="235">
            <text:p>235</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860">
            <text:p>7860</text:p>
          </table:table-cell>
          <table:table-cell table:style-name="ACE-11" office:value-type="float" office:value="40">
            <text:p>40</text:p>
          </table:table-cell>
          <table:table-cell table:number-columns-repeated="4" table:style-name="ACE-11"/>
          <table:table-cell table:style-name="ACE-11" office:value-type="float" office:value="8423">
            <text:p>8423</text:p>
          </table:table-cell>
          <table:table-cell table:style-name="ACE-11" office:value-type="float" office:value="107">
            <text:p>107</text:p>
          </table:table-cell>
          <table:table-cell table:style-name="ACE-11" office:value-type="float" office:value="84">
            <text:p>84</text:p>
          </table:table-cell>
          <table:table-cell table:style-name="ACE-16" office:value-type="float" office:value="14.1">
            <text:p>14.10</text:p>
          </table:table-cell>
          <table:table-cell table:style-name="ACE-16" office:value-type="string">
            <text:p>nd</text:p>
          </table:table-cell>
          <table:table-cell table:style-name="ACE-16" office:value-type="float" office:value="-11.456999999999999">
            <text:p>−11.46</text:p>
          </table:table-cell>
          <table:table-cell table:style-name="ACE-16" office:value-type="float" office:value="0.21237234276437414">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1.441999999999998">
            <text:p>−11.44</text:p>
          </table:table-cell>
          <table:table-cell table:style-name="ACE-14" office:value-type="float" office:value="0.21237234276437414">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5</text:p>
          </table:table-cell>
          <table:table-cell table:style-name="ACE-10" office:value-type="float" office:value="236">
            <text:p>236</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900">
            <text:p>7900</text:p>
          </table:table-cell>
          <table:table-cell table:style-name="ACE-11" office:value-type="float" office:value="40">
            <text:p>40</text:p>
          </table:table-cell>
          <table:table-cell table:number-columns-repeated="4" table:style-name="ACE-11"/>
          <table:table-cell table:style-name="ACE-11" office:value-type="float" office:value="8461">
            <text:p>8461</text:p>
          </table:table-cell>
          <table:table-cell table:style-name="ACE-11" office:value-type="float" office:value="102">
            <text:p>102</text:p>
          </table:table-cell>
          <table:table-cell table:style-name="ACE-11" office:value-type="float" office:value="92">
            <text:p>92</text:p>
          </table:table-cell>
          <table:table-cell table:style-name="ACE-16" office:value-type="float" office:value="14.800000000000001">
            <text:p>14.80</text:p>
          </table:table-cell>
          <table:table-cell table:style-name="ACE-16" office:value-type="string">
            <text:p>nd</text:p>
          </table:table-cell>
          <table:table-cell table:style-name="ACE-16" office:value-type="float" office:value="-12.157000000000002">
            <text:p>−12.16</text:p>
          </table:table-cell>
          <table:table-cell table:style-name="ACE-16" office:value-type="float" office:value="0.21237190527580338">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12.142000000000001">
            <text:p>−12.14</text:p>
          </table:table-cell>
          <table:table-cell table:style-name="ACE-14" office:value-type="float" office:value="0.21237190527580338">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6</text:p>
          </table:table-cell>
          <table:table-cell table:style-name="ACE-10" office:value-type="float" office:value="237">
            <text:p>237</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3100">
            <text:p>3100</text:p>
          </table:table-cell>
          <table:table-cell table:style-name="ACE-11" office:value-type="float" office:value="30">
            <text:p>30</text:p>
          </table:table-cell>
          <table:table-cell table:number-columns-repeated="4" table:style-name="ACE-11"/>
          <table:table-cell table:style-name="ACE-11" office:value-type="float" office:value="3009">
            <text:p>3009</text:p>
          </table:table-cell>
          <table:table-cell table:style-name="ACE-11" office:value-type="float" office:value="127">
            <text:p>127</text:p>
          </table:table-cell>
          <table:table-cell table:style-name="ACE-11" office:value-type="float" office:value="123">
            <text:p>123</text:p>
          </table:table-cell>
          <table:table-cell table:style-name="ACE-16" office:value-type="float" office:value="5.0999999999999996">
            <text:p>5.10</text:p>
          </table:table-cell>
          <table:table-cell table:style-name="ACE-16" office:value-type="string">
            <text:p>nd</text:p>
          </table:table-cell>
          <table:table-cell table:style-name="ACE-16" office:value-type="float" office:value="-2.4569999999999994">
            <text:p>−2.46</text:p>
          </table:table-cell>
          <table:table-cell table:style-name="ACE-16" office:value-type="float" office:value="0.212403810466055">
            <text:p>0.21</text:p>
          </table:table-cell>
          <table:table-cell table:style-name="ACE-16" office:value-type="float" office:value="0.21236760581595304">
            <text:p>0.2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644499999999999">
            <text:p>−3.64</text:p>
          </table:table-cell>
          <table:table-cell table:style-name="ACE-14" office:value-type="float" office:value="1.2211149121603992">
            <text:p>1.22</text:p>
          </table:table-cell>
          <table:table-cell table:style-name="ACE-14" office:value-type="float" office:value="1.2211086151526405">
            <text:p>1.2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7</text:p>
          </table:table-cell>
          <table:table-cell table:style-name="ACE-10" office:value-type="float" office:value="238">
            <text:p>238</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180">
            <text:p>6180</text:p>
          </table:table-cell>
          <table:table-cell table:style-name="ACE-11" office:value-type="float" office:value="40">
            <text:p>40</text:p>
          </table:table-cell>
          <table:table-cell table:number-columns-repeated="4" table:style-name="ACE-11"/>
          <table:table-cell table:style-name="ACE-11" office:value-type="float" office:value="6740">
            <text:p>6740</text:p>
          </table:table-cell>
          <table:table-cell table:style-name="ACE-11" office:value-type="float" office:value="126">
            <text:p>126</text:p>
          </table:table-cell>
          <table:table-cell table:style-name="ACE-11" office:value-type="float" office:value="110">
            <text:p>110</text:p>
          </table:table-cell>
          <table:table-cell table:style-name="ACE-16" office:value-type="float" office:value="6.9000000000000004">
            <text:p>6.90</text:p>
          </table:table-cell>
          <table:table-cell table:style-name="ACE-16" office:value-type="string">
            <text:p>nd</text:p>
          </table:table-cell>
          <table:table-cell table:style-name="ACE-16" office:value-type="float" office:value="-4.2569999999999997">
            <text:p>−4.26</text:p>
          </table:table-cell>
          <table:table-cell table:style-name="ACE-16" office:value-type="float" office:value="0.21238738568074916">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242">
            <text:p>−4.24</text:p>
          </table:table-cell>
          <table:table-cell table:style-name="ACE-14" office:value-type="float" office:value="0.21238738568074916">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8</text:p>
          </table:table-cell>
          <table:table-cell table:style-name="ACE-10" office:value-type="float" office:value="239">
            <text:p>239</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440">
            <text:p>6440</text:p>
          </table:table-cell>
          <table:table-cell table:style-name="ACE-11" office:value-type="float" office:value="40">
            <text:p>40</text:p>
          </table:table-cell>
          <table:table-cell table:number-columns-repeated="4" table:style-name="ACE-11"/>
          <table:table-cell table:style-name="ACE-11" office:value-type="float" office:value="7062">
            <text:p>7062</text:p>
          </table:table-cell>
          <table:table-cell table:style-name="ACE-11" office:value-type="float" office:value="115">
            <text:p>115</text:p>
          </table:table-cell>
          <table:table-cell table:style-name="ACE-11" office:value-type="float" office:value="132">
            <text:p>132</text:p>
          </table:table-cell>
          <table:table-cell table:style-name="ACE-16" office:value-type="float" office:value="7.5">
            <text:p>7.50</text:p>
          </table:table-cell>
          <table:table-cell table:style-name="ACE-16" office:value-type="string">
            <text:p>nd</text:p>
          </table:table-cell>
          <table:table-cell table:style-name="ACE-16" office:value-type="float" office:value="-4.8569999999999993">
            <text:p>−4.86</text:p>
          </table:table-cell>
          <table:table-cell table:style-name="ACE-16" office:value-type="float" office:value="0.2123843476132625">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4.8419999999999996">
            <text:p>−4.84</text:p>
          </table:table-cell>
          <table:table-cell table:style-name="ACE-14" office:value-type="float" office:value="0.2123843476132625">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49</text:p>
          </table:table-cell>
          <table:table-cell table:style-name="ACE-10" office:value-type="float" office:value="240">
            <text:p>240</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640">
            <text:p>6640</text:p>
          </table:table-cell>
          <table:table-cell table:style-name="ACE-11" office:value-type="float" office:value="40">
            <text:p>40</text:p>
          </table:table-cell>
          <table:table-cell table:number-columns-repeated="4" table:style-name="ACE-11"/>
          <table:table-cell table:style-name="ACE-11" office:value-type="float" office:value="7276">
            <text:p>7276</text:p>
          </table:table-cell>
          <table:table-cell table:style-name="ACE-11" office:value-type="float" office:value="104">
            <text:p>104</text:p>
          </table:table-cell>
          <table:table-cell table:style-name="ACE-11" office:value-type="float" office:value="105">
            <text:p>105</text:p>
          </table:table-cell>
          <table:table-cell table:style-name="ACE-16" office:value-type="float" office:value="8.0999999999999996">
            <text:p>8.10</text:p>
          </table:table-cell>
          <table:table-cell table:style-name="ACE-16" office:value-type="string">
            <text:p>nd</text:p>
          </table:table-cell>
          <table:table-cell table:style-name="ACE-16" office:value-type="float" office:value="-5.456999999999999">
            <text:p>−5.46</text:p>
          </table:table-cell>
          <table:table-cell table:style-name="ACE-16" office:value-type="float" office:value="0.2123819592894157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4419999999999993">
            <text:p>−5.44</text:p>
          </table:table-cell>
          <table:table-cell table:style-name="ACE-14" office:value-type="float" office:value="0.2123819592894157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0</text:p>
          </table:table-cell>
          <table:table-cell table:style-name="ACE-10" office:value-type="float" office:value="241">
            <text:p>241</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120">
            <text:p>6120</text:p>
          </table:table-cell>
          <table:table-cell table:style-name="ACE-11" office:value-type="float" office:value="40">
            <text:p>40</text:p>
          </table:table-cell>
          <table:table-cell table:number-columns-repeated="4" table:style-name="ACE-11"/>
          <table:table-cell table:style-name="ACE-11" office:value-type="float" office:value="6672">
            <text:p>6672</text:p>
          </table:table-cell>
          <table:table-cell table:style-name="ACE-11" office:value-type="float" office:value="117">
            <text:p>117</text:p>
          </table:table-cell>
          <table:table-cell table:style-name="ACE-11" office:value-type="float" office:value="130">
            <text:p>130</text:p>
          </table:table-cell>
          <table:table-cell table:style-name="ACE-16" office:value-type="float" office:value="8.6999999999999993">
            <text:p>8.70</text:p>
          </table:table-cell>
          <table:table-cell table:style-name="ACE-16" office:value-type="string">
            <text:p>nd</text:p>
          </table:table-cell>
          <table:table-cell table:style-name="ACE-16" office:value-type="float" office:value="-6.0569999999999986">
            <text:p>−6.06</text:p>
          </table:table-cell>
          <table:table-cell table:style-name="ACE-16" office:value-type="float" office:value="0.21238004782456582">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0419999999999989">
            <text:p>−6.04</text:p>
          </table:table-cell>
          <table:table-cell table:style-name="ACE-14" office:value-type="float" office:value="0.21238004782456582">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1</text:p>
          </table:table-cell>
          <table:table-cell table:style-name="ACE-10" office:value-type="float" office:value="242">
            <text:p>242</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720">
            <text:p>6720</text:p>
          </table:table-cell>
          <table:table-cell table:style-name="ACE-11" office:value-type="float" office:value="40">
            <text:p>40</text:p>
          </table:table-cell>
          <table:table-cell table:number-columns-repeated="4" table:style-name="ACE-11"/>
          <table:table-cell table:style-name="ACE-11" office:value-type="float" office:value="7347">
            <text:p>7347</text:p>
          </table:table-cell>
          <table:table-cell table:style-name="ACE-11" office:value-type="float" office:value="77">
            <text:p>77</text:p>
          </table:table-cell>
          <table:table-cell table:style-name="ACE-11" office:value-type="float" office:value="94">
            <text:p>94</text:p>
          </table:table-cell>
          <table:table-cell table:style-name="ACE-16" office:value-type="float" office:value="9.9000000000000004">
            <text:p>9.90</text:p>
          </table:table-cell>
          <table:table-cell table:style-name="ACE-16" office:value-type="string">
            <text:p>nd</text:p>
          </table:table-cell>
          <table:table-cell table:style-name="ACE-16" office:value-type="float" office:value="-7.2569999999999997">
            <text:p>−7.26</text:p>
          </table:table-cell>
          <table:table-cell table:style-name="ACE-16" office:value-type="float" office:value="0.21237721444684793">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242">
            <text:p>−7.24</text:p>
          </table:table-cell>
          <table:table-cell table:style-name="ACE-14" office:value-type="float" office:value="0.21237721444684793">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2</text:p>
          </table:table-cell>
          <table:table-cell table:style-name="ACE-10" office:value-type="float" office:value="243">
            <text:p>243</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6960">
            <text:p>6960</text:p>
          </table:table-cell>
          <table:table-cell table:style-name="ACE-11" office:value-type="float" office:value="40">
            <text:p>40</text:p>
          </table:table-cell>
          <table:table-cell table:number-columns-repeated="4" table:style-name="ACE-11"/>
          <table:table-cell table:style-name="ACE-11" office:value-type="float" office:value="7546">
            <text:p>7546</text:p>
          </table:table-cell>
          <table:table-cell table:style-name="ACE-11" office:value-type="float" office:value="90">
            <text:p>90</text:p>
          </table:table-cell>
          <table:table-cell table:style-name="ACE-11" office:value-type="float" office:value="91">
            <text:p>91</text:p>
          </table:table-cell>
          <table:table-cell table:style-name="ACE-16" office:value-type="float" office:value="10.5">
            <text:p>10.50</text:p>
          </table:table-cell>
          <table:table-cell table:style-name="ACE-16" office:value-type="string">
            <text:p>nd</text:p>
          </table:table-cell>
          <table:table-cell table:style-name="ACE-16" office:value-type="float" office:value="-7.8569999999999993">
            <text:p>−7.86</text:p>
          </table:table-cell>
          <table:table-cell table:style-name="ACE-16" office:value-type="float" office:value="0.21237614771417679">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8419999999999996">
            <text:p>−7.84</text:p>
          </table:table-cell>
          <table:table-cell table:style-name="ACE-14" office:value-type="float" office:value="0.21237614771417679">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3</text:p>
          </table:table-cell>
          <table:table-cell table:style-name="ACE-10" office:value-type="float" office:value="244">
            <text:p>244</text:p>
          </table:table-cell>
          <table:table-cell table:style-name="ACE-10" office:value-type="string">
            <text:p>Hernández Martín 2013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37000000000003">
            <text:p>43.34</text:p>
          </table:table-cell>
          <table:table-cell table:style-name="ACE-14" office:value-type="float" office:value="-2.6669999999999998">
            <text:p>−2.67</text:p>
          </table:table-cell>
          <table:table-cell table:style-name="ACE-10" office:value-type="float" office:value="1">
            <text:p>1</text:p>
          </table:table-cell>
          <table:table-cell table:style-name="ACE-11" office:value-type="float" office:value="7480">
            <text:p>7480</text:p>
          </table:table-cell>
          <table:table-cell table:style-name="ACE-11" office:value-type="float" office:value="40">
            <text:p>40</text:p>
          </table:table-cell>
          <table:table-cell table:number-columns-repeated="4" table:style-name="ACE-11"/>
          <table:table-cell table:style-name="ACE-11" office:value-type="float" office:value="8043">
            <text:p>8043</text:p>
          </table:table-cell>
          <table:table-cell table:style-name="ACE-11" office:value-type="float" office:value="108">
            <text:p>108</text:p>
          </table:table-cell>
          <table:table-cell table:style-name="ACE-11" office:value-type="float" office:value="95">
            <text:p>95</text:p>
          </table:table-cell>
          <table:table-cell table:style-name="ACE-16" office:value-type="float" office:value="11.699999999999999">
            <text:p>11.70</text:p>
          </table:table-cell>
          <table:table-cell table:style-name="ACE-16" office:value-type="string">
            <text:p>nd</text:p>
          </table:table-cell>
          <table:table-cell table:style-name="ACE-16" office:value-type="float" office:value="-9.0570000000000004">
            <text:p>−9.06</text:p>
          </table:table-cell>
          <table:table-cell table:style-name="ACE-16" office:value-type="float" office:value="0.21237448541245277">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9.0419999999999998">
            <text:p>−9.04</text:p>
          </table:table-cell>
          <table:table-cell table:style-name="ACE-14" office:value-type="float" office:value="0.21237448541245277">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800000000000001">
            <text:p>30.8</text:p>
          </table:table-cell>
          <table:table-cell table:number-columns-repeated="219" table:style-name="ACE-12"/>
        </table:table-row>
        <table:table-row table:style-name="AROW-4">
          <table:table-cell table:style-name="ACE-10" office:value-type="string">
            <text:p>SP 054</text:p>
          </table:table-cell>
          <table:table-cell table:style-name="ACE-10" office:value-type="float" office:value="245">
            <text:p>245</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4999999999998">
            <text:p>43.31</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2870">
            <text:p>2870</text:p>
          </table:table-cell>
          <table:table-cell table:style-name="ACE-11" office:value-type="float" office:value="60">
            <text:p>60</text:p>
          </table:table-cell>
          <table:table-cell table:number-columns-repeated="4" table:style-name="ACE-11"/>
          <table:table-cell table:style-name="ACE-11" office:value-type="float" office:value="2998">
            <text:p>2998</text:p>
          </table:table-cell>
          <table:table-cell table:style-name="ACE-11" office:value-type="float" office:value="173">
            <text:p>173</text:p>
          </table:table-cell>
          <table:table-cell table:style-name="ACE-11" office:value-type="float" office:value="149">
            <text:p>149</text:p>
          </table:table-cell>
          <table:table-cell table:style-name="ACE-16" office:value-type="float" office:value="6.3200000000000003">
            <text:p>6.32</text:p>
          </table:table-cell>
          <table:table-cell table:style-name="ACE-16" office:value-type="string">
            <text:p>nd</text:p>
          </table:table-cell>
          <table:table-cell table:style-name="ACE-16" office:value-type="float" office:value="-0.62700000000000022">
            <text:p>−0.63</text:p>
          </table:table-cell>
          <table:table-cell table:style-name="ACE-16" office:value-type="float" office:value="0.32420674641463881">
            <text:p>0.32</text:p>
          </table:table-cell>
          <table:table-cell table:style-name="ACE-16" office:value-type="float" office:value="0.3241913015489466">
            <text:p>0.3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020000000000002">
            <text:p>−2.50</text:p>
          </table:table-cell>
          <table:table-cell table:style-name="ACE-14" office:value-type="float" office:value="0.60855157088020539">
            <text:p>0.61</text:p>
          </table:table-cell>
          <table:table-cell table:style-name="ACE-14" office:value-type="float" office:value="0.60854334274560906">
            <text:p>0.6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
            <text:p>31.0</text:p>
          </table:table-cell>
          <table:table-cell table:number-columns-repeated="219" table:style-name="ACE-12"/>
        </table:table-row>
        <table:table-row table:style-name="AROW-4">
          <table:table-cell table:style-name="ACE-10" office:value-type="string">
            <text:p>SP 055</text:p>
          </table:table-cell>
          <table:table-cell table:style-name="ACE-10" office:value-type="float" office:value="246">
            <text:p>246</text:p>
          </table:table-cell>
          <table:table-cell table:style-name="ACE-10" office:value-type="string">
            <text:p>Leorri et al. 2012 (as in 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14999999999998">
            <text:p>43.31</text:p>
          </table:table-cell>
          <table:table-cell table:style-name="ACE-14" office:value-type="float" office:value="-2.6749999999999998">
            <text:p>−2.67</text:p>
          </table:table-cell>
          <table:table-cell table:style-name="ACE-10" office:value-type="float" office:value="1">
            <text:p>1</text:p>
          </table:table-cell>
          <table:table-cell table:style-name="ACE-11" office:value-type="float" office:value="6600">
            <text:p>6600</text:p>
          </table:table-cell>
          <table:table-cell table:style-name="ACE-11" office:value-type="float" office:value="40">
            <text:p>40</text:p>
          </table:table-cell>
          <table:table-cell table:number-columns-repeated="4" table:style-name="ACE-11"/>
          <table:table-cell table:style-name="ACE-11" office:value-type="float" office:value="7236">
            <text:p>7236</text:p>
          </table:table-cell>
          <table:table-cell table:style-name="ACE-11" office:value-type="float" office:value="105">
            <text:p>105</text:p>
          </table:table-cell>
          <table:table-cell table:style-name="ACE-11" office:value-type="float" office:value="95">
            <text:p>95</text:p>
          </table:table-cell>
          <table:table-cell table:style-name="ACE-16" office:value-type="float" office:value="9.3499999999999996">
            <text:p>9.35</text:p>
          </table:table-cell>
          <table:table-cell table:style-name="ACE-16" office:value-type="string">
            <text:p>nd</text:p>
          </table:table-cell>
          <table:table-cell table:style-name="ACE-16" office:value-type="float" office:value="-3.6569999999999996">
            <text:p>−3.66</text:p>
          </table:table-cell>
          <table:table-cell table:style-name="ACE-16" office:value-type="float" office:value="0.21237837809235771">
            <text:p>0.21</text:p>
          </table:table-cell>
          <table:table-cell table:style-name="ACE-16" office:value-type="float" office:value="0.21236760581595304">
            <text:p>0.21</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3.6419999999999995">
            <text:p>−3.64</text:p>
          </table:table-cell>
          <table:table-cell table:style-name="ACE-14" office:value-type="float" office:value="0.21237837809235771">
            <text:p>0.21</text:p>
          </table:table-cell>
          <table:table-cell table:style-name="ACE-14" office:value-type="float" office:value="0.21236760581595304">
            <text:p>0.2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
            <text:p>31.0</text:p>
          </table:table-cell>
          <table:table-cell table:number-columns-repeated="219" table:style-name="ACE-12"/>
        </table:table-row>
        <table:table-row table:style-name="AROW-4">
          <table:table-cell table:style-name="ACE-10" office:value-type="string">
            <text:p>SP 056</text:p>
          </table:table-cell>
          <table:table-cell table:style-name="ACE-10" office:value-type="float" office:value="247">
            <text:p>247</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1670">
            <text:p>1670</text:p>
          </table:table-cell>
          <table:table-cell table:style-name="ACE-11" office:value-type="float" office:value="30">
            <text:p>30</text:p>
          </table:table-cell>
          <table:table-cell table:number-columns-repeated="4" table:style-name="ACE-11"/>
          <table:table-cell table:style-name="ACE-11" office:value-type="float" office:value="1575">
            <text:p>1575</text:p>
          </table:table-cell>
          <table:table-cell table:style-name="ACE-11" office:value-type="float" office:value="117">
            <text:p>117</text:p>
          </table:table-cell>
          <table:table-cell table:style-name="ACE-11" office:value-type="float" office:value="52">
            <text:p>52</text:p>
          </table:table-cell>
          <table:table-cell table:style-name="ACE-16" office:value-type="float" office:value="1.7050000000000001">
            <text:p>1.71</text:p>
          </table:table-cell>
          <table:table-cell table:style-name="ACE-16" office:value-type="string">
            <text:p>nd</text:p>
          </table:table-cell>
          <table:table-cell table:style-name="ACE-16" office:value-type="float" office:value="-0.20199999999999996">
            <text:p>−0.20</text:p>
          </table:table-cell>
          <table:table-cell table:style-name="ACE-16" office:value-type="float" office:value="0.18210600680888567">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077">
            <text:p>−2.08</text:p>
          </table:table-cell>
          <table:table-cell table:style-name="ACE-14" office:value-type="float" office:value="0.54624865923485588">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57</text:p>
          </table:table-cell>
          <table:table-cell table:style-name="ACE-10" office:value-type="float" office:value="248">
            <text:p>248</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1740">
            <text:p>1740</text:p>
          </table:table-cell>
          <table:table-cell table:style-name="ACE-11" office:value-type="float" office:value="30">
            <text:p>30</text:p>
          </table:table-cell>
          <table:table-cell table:number-columns-repeated="4" table:style-name="ACE-11"/>
          <table:table-cell table:style-name="ACE-11" office:value-type="float" office:value="1653">
            <text:p>1653</text:p>
          </table:table-cell>
          <table:table-cell table:style-name="ACE-11" office:value-type="float" office:value="60">
            <text:p>60</text:p>
          </table:table-cell>
          <table:table-cell table:style-name="ACE-11" office:value-type="float" office:value="87">
            <text:p>87</text:p>
          </table:table-cell>
          <table:table-cell table:style-name="ACE-16" office:value-type="float" office:value="1.7849999999999999">
            <text:p>1.78</text:p>
          </table:table-cell>
          <table:table-cell table:style-name="ACE-16" office:value-type="string">
            <text:p>nd</text:p>
          </table:table-cell>
          <table:table-cell table:style-name="ACE-16" office:value-type="float" office:value="-0.28199999999999981">
            <text:p>−0.28</text:p>
          </table:table-cell>
          <table:table-cell table:style-name="ACE-16" office:value-type="float" office:value="0.18207289862097359">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157">
            <text:p>−2.16</text:p>
          </table:table-cell>
          <table:table-cell table:style-name="ACE-14" office:value-type="float" office:value="0.54623762266274112">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58</text:p>
          </table:table-cell>
          <table:table-cell table:style-name="ACE-10" office:value-type="float" office:value="249">
            <text:p>249</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2890">
            <text:p>2890</text:p>
          </table:table-cell>
          <table:table-cell table:style-name="ACE-11" office:value-type="float" office:value="30">
            <text:p>30</text:p>
          </table:table-cell>
          <table:table-cell table:number-columns-repeated="4" table:style-name="ACE-11"/>
          <table:table-cell table:style-name="ACE-11" office:value-type="float" office:value="3021">
            <text:p>3021</text:p>
          </table:table-cell>
          <table:table-cell table:style-name="ACE-11" office:value-type="float" office:value="122">
            <text:p>122</text:p>
          </table:table-cell>
          <table:table-cell table:style-name="ACE-11" office:value-type="float" office:value="93">
            <text:p>93</text:p>
          </table:table-cell>
          <table:table-cell table:style-name="ACE-16" office:value-type="float" office:value="2.1850000000000001">
            <text:p>2.19</text:p>
          </table:table-cell>
          <table:table-cell table:style-name="ACE-16" office:value-type="string">
            <text:p>nd</text:p>
          </table:table-cell>
          <table:table-cell table:style-name="ACE-16" office:value-type="float" office:value="-0.68199999999999994">
            <text:p>−0.68</text:p>
          </table:table-cell>
          <table:table-cell table:style-name="ACE-16" office:value-type="float" office:value="0.18195819088964763">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5569999999999999">
            <text:p>−2.56</text:p>
          </table:table-cell>
          <table:table-cell table:style-name="ACE-14" office:value-type="float" office:value="0.54619939878384449">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59</text:p>
          </table:table-cell>
          <table:table-cell table:style-name="ACE-10" office:value-type="float" office:value="250">
            <text:p>250</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3720">
            <text:p>3720</text:p>
          </table:table-cell>
          <table:table-cell table:style-name="ACE-11" office:value-type="float" office:value="30">
            <text:p>30</text:p>
          </table:table-cell>
          <table:table-cell table:number-columns-repeated="4" table:style-name="ACE-11"/>
          <table:table-cell table:style-name="ACE-11" office:value-type="float" office:value="4056">
            <text:p>4056</text:p>
          </table:table-cell>
          <table:table-cell table:style-name="ACE-11" office:value-type="float" office:value="94">
            <text:p>94</text:p>
          </table:table-cell>
          <table:table-cell table:style-name="ACE-11" office:value-type="float" office:value="75">
            <text:p>75</text:p>
          </table:table-cell>
          <table:table-cell table:style-name="ACE-16" office:value-type="float" office:value="2.6150000000000002">
            <text:p>2.62</text:p>
          </table:table-cell>
          <table:table-cell table:style-name="ACE-16" office:value-type="string">
            <text:p>nd</text:p>
          </table:table-cell>
          <table:table-cell table:style-name="ACE-16" office:value-type="float" office:value="-1.1120000000000001">
            <text:p>−1.11</text:p>
          </table:table-cell>
          <table:table-cell table:style-name="ACE-16" office:value-type="float" office:value="0.18188868769583355">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9870000000000001">
            <text:p>−2.99</text:p>
          </table:table-cell>
          <table:table-cell table:style-name="ACE-14" office:value-type="float" office:value="0.54617624876198367">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0</text:p>
          </table:table-cell>
          <table:table-cell table:style-name="ACE-10" office:value-type="float" office:value="251">
            <text:p>251</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3910">
            <text:p>3910</text:p>
          </table:table-cell>
          <table:table-cell table:style-name="ACE-11" office:value-type="float" office:value="30">
            <text:p>30</text:p>
          </table:table-cell>
          <table:table-cell table:number-columns-repeated="4" table:style-name="ACE-11"/>
          <table:table-cell table:style-name="ACE-11" office:value-type="float" office:value="4349">
            <text:p>4349</text:p>
          </table:table-cell>
          <table:table-cell table:style-name="ACE-11" office:value-type="float" office:value="72">
            <text:p>72</text:p>
          </table:table-cell>
          <table:table-cell table:style-name="ACE-11" office:value-type="float" office:value="101">
            <text:p>101</text:p>
          </table:table-cell>
          <table:table-cell table:style-name="ACE-16" office:value-type="float" office:value="2.7149999999999999">
            <text:p>2.71</text:p>
          </table:table-cell>
          <table:table-cell table:style-name="ACE-16" office:value-type="string">
            <text:p>nd</text:p>
          </table:table-cell>
          <table:table-cell table:style-name="ACE-16" office:value-type="float" office:value="-1.2119999999999997">
            <text:p>−1.21</text:p>
          </table:table-cell>
          <table:table-cell table:style-name="ACE-16" office:value-type="float" office:value="0.18187706030308121">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0869999999999997">
            <text:p>−3.09</text:p>
          </table:table-cell>
          <table:table-cell table:style-name="ACE-14" office:value-type="float" office:value="0.5461723766948402">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1</text:p>
          </table:table-cell>
          <table:table-cell table:style-name="ACE-10" office:value-type="float" office:value="252">
            <text:p>252</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3990">
            <text:p>3990</text:p>
          </table:table-cell>
          <table:table-cell table:style-name="ACE-11" office:value-type="float" office:value="30">
            <text:p>30</text:p>
          </table:table-cell>
          <table:table-cell table:number-columns-repeated="4" table:style-name="ACE-11"/>
          <table:table-cell table:style-name="ACE-11" office:value-type="float" office:value="4476">
            <text:p>4476</text:p>
          </table:table-cell>
          <table:table-cell table:style-name="ACE-11" office:value-type="float" office:value="47">
            <text:p>47</text:p>
          </table:table-cell>
          <table:table-cell table:style-name="ACE-11" office:value-type="float" office:value="61">
            <text:p>61</text:p>
          </table:table-cell>
          <table:table-cell table:style-name="ACE-16" office:value-type="float" office:value="2.8500000000000001">
            <text:p>2.85</text:p>
          </table:table-cell>
          <table:table-cell table:style-name="ACE-16" office:value-type="string">
            <text:p>nd</text:p>
          </table:table-cell>
          <table:table-cell table:style-name="ACE-16" office:value-type="float" office:value="-1.347">
            <text:p>−1.35</text:p>
          </table:table-cell>
          <table:table-cell table:style-name="ACE-16" office:value-type="float" office:value="0.1818632616055868">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222">
            <text:p>−3.22</text:p>
          </table:table-cell>
          <table:table-cell table:style-name="ACE-14" office:value-type="float" office:value="0.54616778184164427">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2</text:p>
          </table:table-cell>
          <table:table-cell table:style-name="ACE-10" office:value-type="float" office:value="253">
            <text:p>253</text:p>
          </table:table-cell>
          <table:table-cell table:style-name="ACE-10" office:value-type="string">
            <text:p>García-Artola et al. 2018</text:p>
          </table:table-cell>
          <table:table-cell table:style-name="ACE-10" office:value-type="float" office:value="4">
            <text:p>4</text:p>
          </table:table-cell>
          <table:table-cell table:style-name="ACE-10" office:value-type="string">
            <text:p>8 Basque Country, Spain</text:p>
          </table:table-cell>
          <table:table-cell table:style-name="ACE-14" office:value-type="float" office:value="43.363999999999997">
            <text:p>43.36</text:p>
          </table:table-cell>
          <table:table-cell table:style-name="ACE-14" office:value-type="float" office:value="-2.673">
            <text:p>−2.67</text:p>
          </table:table-cell>
          <table:table-cell table:style-name="ACE-10" office:value-type="float" office:value="1">
            <text:p>1</text:p>
          </table:table-cell>
          <table:table-cell table:style-name="ACE-11" office:value-type="float" office:value="4310">
            <text:p>4310</text:p>
          </table:table-cell>
          <table:table-cell table:style-name="ACE-11" office:value-type="float" office:value="70">
            <text:p>70</text:p>
          </table:table-cell>
          <table:table-cell table:number-columns-repeated="4" table:style-name="ACE-11"/>
          <table:table-cell table:style-name="ACE-11" office:value-type="float" office:value="4899">
            <text:p>4899</text:p>
          </table:table-cell>
          <table:table-cell table:style-name="ACE-11" office:value-type="float" office:value="363">
            <text:p>363</text:p>
          </table:table-cell>
          <table:table-cell table:style-name="ACE-11" office:value-type="float" office:value="272">
            <text:p>272</text:p>
          </table:table-cell>
          <table:table-cell table:style-name="ACE-16" office:value-type="float" office:value="2.9700000000000002">
            <text:p>2.97</text:p>
          </table:table-cell>
          <table:table-cell table:style-name="ACE-16" office:value-type="string">
            <text:p>nd</text:p>
          </table:table-cell>
          <table:table-cell table:style-name="ACE-16" office:value-type="float" office:value="-1.4670000000000001">
            <text:p>−1.47</text:p>
          </table:table-cell>
          <table:table-cell table:style-name="ACE-16" office:value-type="float" office:value="0.1818525414908839">
            <text:p>0.18</text:p>
          </table:table-cell>
          <table:table-cell table:style-name="ACE-16" office:value-type="float" office:value="0.18172781845386249">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3.3420000000000001">
            <text:p>−3.34</text:p>
          </table:table-cell>
          <table:table-cell table:style-name="ACE-14" office:value-type="float" office:value="0.54616421234523727">
            <text:p>0.55</text:p>
          </table:table-cell>
          <table:table-cell table:style-name="ACE-14" office:value-type="float" office:value="0.5461226968365257">
            <text:p>0.5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0.199999999999999">
            <text:p>30.2</text:p>
          </table:table-cell>
          <table:table-cell table:number-columns-repeated="219" table:style-name="ACE-12"/>
        </table:table-row>
        <table:table-row table:style-name="AROW-4">
          <table:table-cell table:style-name="ACE-10" office:value-type="string">
            <text:p>SP 063</text:p>
          </table:table-cell>
          <table:table-cell table:style-name="ACE-10" office:value-type="float" office:value="254">
            <text:p>254</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3280">
            <text:p>3280</text:p>
          </table:table-cell>
          <table:table-cell table:style-name="ACE-11" office:value-type="float" office:value="116.61903789690601">
            <text:p>117</text:p>
          </table:table-cell>
          <table:table-cell table:number-columns-repeated="4" table:style-name="ACE-11"/>
          <table:table-cell table:style-name="ACE-11" office:value-type="float" office:value="3518">
            <text:p>3518</text:p>
          </table:table-cell>
          <table:table-cell table:style-name="ACE-11" office:value-type="float" office:value="310">
            <text:p>310</text:p>
          </table:table-cell>
          <table:table-cell table:style-name="ACE-11" office:value-type="float" office:value="276">
            <text:p>276</text:p>
          </table:table-cell>
          <table:table-cell table:style-name="ACE-16" office:value-type="float" office:value="8.8000000000000007">
            <text:p>8.80</text:p>
          </table:table-cell>
          <table:table-cell table:style-name="ACE-16" office:value-type="string">
            <text:p>nd</text:p>
          </table:table-cell>
          <table:table-cell table:style-name="ACE-16" office:value-type="float" office:value="-1.8599999999999999">
            <text:p>−1.86</text:p>
          </table:table-cell>
          <table:table-cell table:style-name="ACE-16" office:value-type="float" office:value="1.9420363449969869">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0362499999999994">
            <text:p>−3.04</text:p>
          </table:table-cell>
          <table:table-cell table:style-name="ACE-14" office:value-type="float" office:value="2.2691836038076021">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4</text:p>
          </table:table-cell>
          <table:table-cell table:style-name="ACE-10" office:value-type="float" office:value="255">
            <text:p>255</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4150">
            <text:p>4150</text:p>
          </table:table-cell>
          <table:table-cell table:style-name="ACE-11" office:value-type="float" office:value="122.06555615733703">
            <text:p>122</text:p>
          </table:table-cell>
          <table:table-cell table:number-columns-repeated="4" table:style-name="ACE-11"/>
          <table:table-cell table:style-name="ACE-11" office:value-type="float" office:value="4669">
            <text:p>4669</text:p>
          </table:table-cell>
          <table:table-cell table:style-name="ACE-11" office:value-type="float" office:value="360">
            <text:p>360</text:p>
          </table:table-cell>
          <table:table-cell table:style-name="ACE-11" office:value-type="float" office:value="371">
            <text:p>371</text:p>
          </table:table-cell>
          <table:table-cell table:style-name="ACE-16" office:value-type="float" office:value="9.6999999999999993">
            <text:p>9.70</text:p>
          </table:table-cell>
          <table:table-cell table:style-name="ACE-16" office:value-type="string">
            <text:p>nd</text:p>
          </table:table-cell>
          <table:table-cell table:style-name="ACE-16" office:value-type="float" office:value="-2.7600000000000002">
            <text:p>−2.76</text:p>
          </table:table-cell>
          <table:table-cell table:style-name="ACE-16" office:value-type="float" office:value="1.9420361096665542">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3.9362499999999998">
            <text:p>−3.94</text:p>
          </table:table-cell>
          <table:table-cell table:style-name="ACE-14" office:value-type="float" office:value="2.2691834024046633">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5</text:p>
          </table:table-cell>
          <table:table-cell table:style-name="ACE-10" office:value-type="float" office:value="256">
            <text:p>256</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5290">
            <text:p>5290</text:p>
          </table:table-cell>
          <table:table-cell table:style-name="ACE-11" office:value-type="float" office:value="70">
            <text:p>70</text:p>
          </table:table-cell>
          <table:table-cell table:number-columns-repeated="4" table:style-name="ACE-11"/>
          <table:table-cell table:style-name="ACE-11" office:value-type="float" office:value="6079">
            <text:p>6079</text:p>
          </table:table-cell>
          <table:table-cell table:style-name="ACE-11" office:value-type="float" office:value="189">
            <text:p>189</text:p>
          </table:table-cell>
          <table:table-cell table:style-name="ACE-11" office:value-type="float" office:value="157">
            <text:p>157</text:p>
          </table:table-cell>
          <table:table-cell table:style-name="ACE-16" office:value-type="float" office:value="11.300000000000001">
            <text:p>11.30</text:p>
          </table:table-cell>
          <table:table-cell table:style-name="ACE-16" office:value-type="string">
            <text:p>nd</text:p>
          </table:table-cell>
          <table:table-cell table:style-name="ACE-16" office:value-type="float" office:value="-4.3599999999999994">
            <text:p>−4.36</text:p>
          </table:table-cell>
          <table:table-cell table:style-name="ACE-16" office:value-type="float" office:value="1.9420358216538471">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5.536249999999999">
            <text:p>−5.54</text:p>
          </table:table-cell>
          <table:table-cell table:style-name="ACE-14" office:value-type="float" office:value="2.269183155914642">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6</text:p>
          </table:table-cell>
          <table:table-cell table:style-name="ACE-10" office:value-type="float" office:value="257">
            <text:p>257</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6570">
            <text:p>6570</text:p>
          </table:table-cell>
          <table:table-cell table:style-name="ACE-11" office:value-type="float" office:value="107.70329614269008">
            <text:p>108</text:p>
          </table:table-cell>
          <table:table-cell table:number-columns-repeated="4" table:style-name="ACE-11"/>
          <table:table-cell table:style-name="ACE-11" office:value-type="float" office:value="7472">
            <text:p>7472</text:p>
          </table:table-cell>
          <table:table-cell table:style-name="ACE-11" office:value-type="float" office:value="151">
            <text:p>151</text:p>
          </table:table-cell>
          <table:table-cell table:style-name="ACE-11" office:value-type="float" office:value="204">
            <text:p>204</text:p>
          </table:table-cell>
          <table:table-cell table:style-name="ACE-16" office:value-type="float" office:value="12.9">
            <text:p>12.90</text:p>
          </table:table-cell>
          <table:table-cell table:style-name="ACE-16" office:value-type="string">
            <text:p>nd</text:p>
          </table:table-cell>
          <table:table-cell table:style-name="ACE-16" office:value-type="float" office:value="-5.9600000000000009">
            <text:p>−5.96</text:p>
          </table:table-cell>
          <table:table-cell table:style-name="ACE-16" office:value-type="float" office:value="1.9265259935183072">
            <text:p>1.93</text:p>
          </table:table-cell>
          <table:table-cell table:style-name="ACE-16" office:value-type="float" office:value="1.9265253696746378">
            <text:p>1.9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7.1362500000000004">
            <text:p>−7.14</text:p>
          </table:table-cell>
          <table:table-cell table:style-name="ACE-14" office:value-type="float" office:value="2.2559236392665647">
            <text:p>2.26</text:p>
          </table:table-cell>
          <table:table-cell table:style-name="ACE-14" office:value-type="float" office:value="2.2559231065131629">
            <text:p>2.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7</text:p>
          </table:table-cell>
          <table:table-cell table:style-name="ACE-10" office:value-type="float" office:value="258">
            <text:p>258</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518000000000001">
            <text:p>43.52</text:p>
          </table:table-cell>
          <table:table-cell table:style-name="ACE-14" office:value-type="float" office:value="-6.0759999999999996">
            <text:p>−6.08</text:p>
          </table:table-cell>
          <table:table-cell table:style-name="ACE-10" office:value-type="float" office:value="1">
            <text:p>1</text:p>
          </table:table-cell>
          <table:table-cell table:style-name="ACE-11" office:value-type="float" office:value="7410">
            <text:p>7410</text:p>
          </table:table-cell>
          <table:table-cell table:style-name="ACE-11" office:value-type="float" office:value="141.42135623730951">
            <text:p>141</text:p>
          </table:table-cell>
          <table:table-cell table:number-columns-repeated="4" table:style-name="ACE-11"/>
          <table:table-cell table:style-name="ACE-11" office:value-type="float" office:value="8224">
            <text:p>8224</text:p>
          </table:table-cell>
          <table:table-cell table:style-name="ACE-11" office:value-type="float" office:value="282">
            <text:p>282</text:p>
          </table:table-cell>
          <table:table-cell table:style-name="ACE-11" office:value-type="float" office:value="273">
            <text:p>273</text:p>
          </table:table-cell>
          <table:table-cell table:style-name="ACE-16" office:value-type="float" office:value="17">
            <text:p>17.00</text:p>
          </table:table-cell>
          <table:table-cell table:style-name="ACE-16" office:value-type="string">
            <text:p>nd</text:p>
          </table:table-cell>
          <table:table-cell table:style-name="ACE-16" office:value-type="float" office:value="-10.06">
            <text:p>−10.06</text:p>
          </table:table-cell>
          <table:table-cell table:style-name="ACE-16" office:value-type="float" office:value="1.9420353714809224">
            <text:p>1.94</text:p>
          </table:table-cell>
          <table:table-cell table:style-name="ACE-16" office:value-type="float" office:value="1.9420350151323225">
            <text:p>1.94</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0.0625">
            <text:p>−10.06</text:p>
          </table:table-cell>
          <table:table-cell table:style-name="ACE-14" office:value-type="float" office:value="1.9420353714809224">
            <text:p>1.94</text:p>
          </table:table-cell>
          <table:table-cell table:style-name="ACE-14" office:value-type="float" office:value="1.9420350151323225">
            <text:p>1.9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199999999999999">
            <text:p>31.2</text:p>
          </table:table-cell>
          <table:table-cell table:number-columns-repeated="219" table:style-name="ACE-12"/>
        </table:table-row>
        <table:table-row table:style-name="AROW-4">
          <table:table-cell table:style-name="ACE-10" office:value-type="string">
            <text:p>SP 068</text:p>
          </table:table-cell>
          <table:table-cell table:style-name="ACE-10" office:value-type="float" office:value="259">
            <text:p>259</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1230">
            <text:p>1230</text:p>
          </table:table-cell>
          <table:table-cell table:style-name="ACE-11" office:value-type="float" office:value="70">
            <text:p>70</text:p>
          </table:table-cell>
          <table:table-cell table:number-columns-repeated="4" table:style-name="ACE-11"/>
          <table:table-cell table:style-name="ACE-11" office:value-type="float" office:value="1156">
            <text:p>1156</text:p>
          </table:table-cell>
          <table:table-cell table:style-name="ACE-11" office:value-type="float" office:value="132">
            <text:p>132</text:p>
          </table:table-cell>
          <table:table-cell table:style-name="ACE-11" office:value-type="float" office:value="171">
            <text:p>171</text:p>
          </table:table-cell>
          <table:table-cell table:style-name="ACE-16" office:value-type="float" office:value="2.7000000000000002">
            <text:p>2.70</text:p>
          </table:table-cell>
          <table:table-cell table:style-name="ACE-16" office:value-type="string">
            <text:p>nd</text:p>
          </table:table-cell>
          <table:table-cell table:style-name="ACE-16" office:value-type="float" office:value="-0.26000000000000068">
            <text:p>−0.26</text:p>
          </table:table-cell>
          <table:table-cell table:style-name="ACE-16" office:value-type="float" office:value="1.9420491419334629">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4362500000000002">
            <text:p>−1.44</text:p>
          </table:table-cell>
          <table:table-cell table:style-name="ACE-14" office:value-type="float" office:value="2.2691945558247091">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69</text:p>
          </table:table-cell>
          <table:table-cell table:style-name="ACE-10" office:value-type="float" office:value="260">
            <text:p>260</text:p>
          </table:table-cell>
          <table:table-cell table:style-name="ACE-10" office:value-type="string">
            <text:p>García Antón et al. 2006; 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2610">
            <text:p>2610</text:p>
          </table:table-cell>
          <table:table-cell table:style-name="ACE-11" office:value-type="float" office:value="122.06555615733703">
            <text:p>122</text:p>
          </table:table-cell>
          <table:table-cell table:number-columns-repeated="4" table:style-name="ACE-11"/>
          <table:table-cell table:style-name="ACE-11" office:value-type="float" office:value="2692">
            <text:p>2692</text:p>
          </table:table-cell>
          <table:table-cell table:style-name="ACE-11" office:value-type="float" office:value="261">
            <text:p>261</text:p>
          </table:table-cell>
          <table:table-cell table:style-name="ACE-11" office:value-type="float" office:value="336">
            <text:p>336</text:p>
          </table:table-cell>
          <table:table-cell table:style-name="ACE-16" office:value-type="float" office:value="3">
            <text:p>3.00</text:p>
          </table:table-cell>
          <table:table-cell table:style-name="ACE-16" office:value-type="string">
            <text:p>nd</text:p>
          </table:table-cell>
          <table:table-cell table:style-name="ACE-16" office:value-type="float" office:value="-0.5600000000000005">
            <text:p>−0.56</text:p>
          </table:table-cell>
          <table:table-cell table:style-name="ACE-16" office:value-type="float" office:value="1.9260502185676376">
            <text:p>1.93</text:p>
          </table:table-cell>
          <table:table-cell table:style-name="ACE-16" office:value-type="float" office:value="1.926038680816146">
            <text:p>1.9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7362500000000001">
            <text:p>−1.74</text:p>
          </table:table-cell>
          <table:table-cell table:style-name="ACE-14" office:value-type="float" office:value="2.2555173479590986">
            <text:p>2.26</text:p>
          </table:table-cell>
          <table:table-cell table:style-name="ACE-14" office:value-type="float" office:value="2.2555074955539385">
            <text:p>2.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70</text:p>
          </table:table-cell>
          <table:table-cell table:style-name="ACE-10" office:value-type="float" office:value="261">
            <text:p>261</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5040">
            <text:p>5040</text:p>
          </table:table-cell>
          <table:table-cell table:style-name="ACE-11" office:value-type="float" office:value="116.61903789690601">
            <text:p>117</text:p>
          </table:table-cell>
          <table:table-cell table:number-columns-repeated="4" table:style-name="ACE-11"/>
          <table:table-cell table:style-name="ACE-11" office:value-type="float" office:value="5789">
            <text:p>5789</text:p>
          </table:table-cell>
          <table:table-cell table:style-name="ACE-11" office:value-type="float" office:value="382">
            <text:p>382</text:p>
          </table:table-cell>
          <table:table-cell table:style-name="ACE-11" office:value-type="float" office:value="302">
            <text:p>302</text:p>
          </table:table-cell>
          <table:table-cell table:style-name="ACE-16" office:value-type="float" office:value="4.2000000000000002">
            <text:p>4.20</text:p>
          </table:table-cell>
          <table:table-cell table:style-name="ACE-16" office:value-type="string">
            <text:p>nd</text:p>
          </table:table-cell>
          <table:table-cell table:style-name="ACE-16" office:value-type="float" office:value="-1.7600000000000007">
            <text:p>−1.76</text:p>
          </table:table-cell>
          <table:table-cell table:style-name="ACE-16" office:value-type="float" office:value="1.9420408532615789">
            <text:p>1.94</text:p>
          </table:table-cell>
          <table:table-cell table:style-name="ACE-16" office:value-type="float" office:value="1.9420350151323225">
            <text:p>1.94</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7625000000000004">
            <text:p>−1.76</text:p>
          </table:table-cell>
          <table:table-cell table:style-name="ACE-14" office:value-type="float" office:value="1.9420408532615789">
            <text:p>1.94</text:p>
          </table:table-cell>
          <table:table-cell table:style-name="ACE-14" office:value-type="float" office:value="1.9420350151323225">
            <text:p>1.9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71</text:p>
          </table:table-cell>
          <table:table-cell table:style-name="ACE-10" office:value-type="float" office:value="262">
            <text:p>262</text:p>
          </table:table-cell>
          <table:table-cell table:style-name="ACE-10" office:value-type="string">
            <text:p>García Antón et al. 2006; Alonso and Pagés 2010 (as in García-Artola et al. 2018)</text:p>
          </table:table-cell>
          <table:table-cell table:style-name="ACE-10" office:value-type="float" office:value="4">
            <text:p>4</text:p>
          </table:table-cell>
          <table:table-cell table:style-name="ACE-10" office:value-type="string">
            <text:p>9 Asturias, Spain</text:p>
          </table:table-cell>
          <table:table-cell table:style-name="ACE-14" office:value-type="float" office:value="43.488">
            <text:p>43.49</text:p>
          </table:table-cell>
          <table:table-cell table:style-name="ACE-14" office:value-type="float" office:value="-5.4409999999999998">
            <text:p>−5.44</text:p>
          </table:table-cell>
          <table:table-cell table:style-name="ACE-10" office:value-type="float" office:value="1">
            <text:p>1</text:p>
          </table:table-cell>
          <table:table-cell table:style-name="ACE-11" office:value-type="float" office:value="6130">
            <text:p>6130</text:p>
          </table:table-cell>
          <table:table-cell table:style-name="ACE-11" office:value-type="float" office:value="40">
            <text:p>40</text:p>
          </table:table-cell>
          <table:table-cell table:number-columns-repeated="4" table:style-name="ACE-11"/>
          <table:table-cell table:style-name="ACE-11" office:value-type="float" office:value="7025">
            <text:p>7025</text:p>
          </table:table-cell>
          <table:table-cell table:style-name="ACE-11" office:value-type="float" office:value="135">
            <text:p>135</text:p>
          </table:table-cell>
          <table:table-cell table:style-name="ACE-11" office:value-type="float" office:value="113">
            <text:p>113</text:p>
          </table:table-cell>
          <table:table-cell table:style-name="ACE-16" office:value-type="float" office:value="4.5999999999999996">
            <text:p>4.60</text:p>
          </table:table-cell>
          <table:table-cell table:style-name="ACE-16" office:value-type="string">
            <text:p>nd</text:p>
          </table:table-cell>
          <table:table-cell table:style-name="ACE-16" office:value-type="float" office:value="-2.1600000000000001">
            <text:p>−2.16</text:p>
          </table:table-cell>
          <table:table-cell table:style-name="ACE-16" office:value-type="float" office:value="1.9260435881858131">
            <text:p>1.93</text:p>
          </table:table-cell>
          <table:table-cell table:style-name="ACE-16" office:value-type="float" office:value="1.926038680816146">
            <text:p>1.93</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1624999999999996">
            <text:p>−2.16</text:p>
          </table:table-cell>
          <table:table-cell table:style-name="ACE-14" office:value-type="float" office:value="1.9260435881858131">
            <text:p>1.93</text:p>
          </table:table-cell>
          <table:table-cell table:style-name="ACE-14" office:value-type="float" office:value="1.926038680816146">
            <text:p>1.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
            <text:p>23.0</text:p>
          </table:table-cell>
          <table:table-cell table:number-columns-repeated="219" table:style-name="ACE-12"/>
        </table:table-row>
        <table:table-row table:style-name="AROW-4">
          <table:table-cell table:style-name="ACE-10" office:value-type="string">
            <text:p>SP 072</text:p>
          </table:table-cell>
          <table:table-cell table:style-name="ACE-10" office:value-type="float" office:value="263">
            <text:p>263</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93999999999997">
            <text:p>43.29</text:p>
          </table:table-cell>
          <table:table-cell table:style-name="ACE-14" office:value-type="float" office:value="-8.6669999999999998">
            <text:p>−8.67</text:p>
          </table:table-cell>
          <table:table-cell table:style-name="ACE-10" office:value-type="float" office:value="1">
            <text:p>1</text:p>
          </table:table-cell>
          <table:table-cell table:style-name="ACE-11" office:value-type="float" office:value="1550">
            <text:p>1550</text:p>
          </table:table-cell>
          <table:table-cell table:style-name="ACE-11" office:value-type="float" office:value="40">
            <text:p>40</text:p>
          </table:table-cell>
          <table:table-cell table:number-columns-repeated="4" table:style-name="ACE-11"/>
          <table:table-cell table:style-name="ACE-11" office:value-type="float" office:value="1294">
            <text:p>1294</text:p>
          </table:table-cell>
          <table:table-cell table:style-name="ACE-11" office:value-type="float" office:value="95">
            <text:p>95</text:p>
          </table:table-cell>
          <table:table-cell table:style-name="ACE-11" office:value-type="float" office:value="104">
            <text:p>104</text:p>
          </table:table-cell>
          <table:table-cell table:style-name="ACE-16" office:value-type="float" office:value="2">
            <text:p>2.00</text:p>
          </table:table-cell>
          <table:table-cell table:style-name="ACE-16" office:value-type="string">
            <text:p>nd</text:p>
          </table:table-cell>
          <table:table-cell table:style-name="ACE-16" office:value-type="float" office:value="0.80000000000000027">
            <text:p>0.80</text:p>
          </table:table-cell>
          <table:table-cell table:style-name="ACE-16" office:value-type="float" office:value="1.7820844536665486">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0.7925000000000002">
            <text:p>0.79</text:p>
          </table:table-cell>
          <table:table-cell table:style-name="ACE-14" office:value-type="float" office:value="1.7820844536665486">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199999999999999">
            <text:p>23.2</text:p>
          </table:table-cell>
          <table:table-cell table:number-columns-repeated="219" table:style-name="ACE-12"/>
        </table:table-row>
        <table:table-row table:style-name="AROW-4">
          <table:table-cell table:style-name="ACE-10" office:value-type="string">
            <text:p>SP 073</text:p>
          </table:table-cell>
          <table:table-cell table:style-name="ACE-10" office:value-type="float" office:value="264">
            <text:p>264</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93999999999997">
            <text:p>43.29</text:p>
          </table:table-cell>
          <table:table-cell table:style-name="ACE-14" office:value-type="float" office:value="-8.6669999999999998">
            <text:p>−8.67</text:p>
          </table:table-cell>
          <table:table-cell table:style-name="ACE-10" office:value-type="float" office:value="1">
            <text:p>1</text:p>
          </table:table-cell>
          <table:table-cell table:style-name="ACE-11" office:value-type="float" office:value="4090">
            <text:p>4090</text:p>
          </table:table-cell>
          <table:table-cell table:style-name="ACE-11" office:value-type="float" office:value="40">
            <text:p>40</text:p>
          </table:table-cell>
          <table:table-cell table:number-columns-repeated="4" table:style-name="ACE-11"/>
          <table:table-cell table:style-name="ACE-11" office:value-type="float" office:value="4400">
            <text:p>4400</text:p>
          </table:table-cell>
          <table:table-cell table:style-name="ACE-11" office:value-type="float" office:value="123">
            <text:p>123</text:p>
          </table:table-cell>
          <table:table-cell table:style-name="ACE-11" office:value-type="float" office:value="156">
            <text:p>156</text:p>
          </table:table-cell>
          <table:table-cell table:style-name="ACE-16" office:value-type="float" office:value="6">
            <text:p>6.00</text:p>
          </table:table-cell>
          <table:table-cell table:style-name="ACE-16" office:value-type="string">
            <text:p>nd</text:p>
          </table:table-cell>
          <table:table-cell table:style-name="ACE-16" office:value-type="float" office:value="-3.1999999999999997">
            <text:p>−3.20</text:p>
          </table:table-cell>
          <table:table-cell table:style-name="ACE-16" office:value-type="float" office:value="1.7820595139083071">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2074999999999996">
            <text:p>−3.21</text:p>
          </table:table-cell>
          <table:table-cell table:style-name="ACE-14" office:value-type="float" office:value="1.7820595139083071">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23.199999999999999">
            <text:p>23.2</text:p>
          </table:table-cell>
          <table:table-cell table:number-columns-repeated="219" table:style-name="ACE-12"/>
        </table:table-row>
        <table:table-row table:style-name="AROW-4">
          <table:table-cell table:style-name="ACE-10" office:value-type="string">
            <text:p>SP 074</text:p>
          </table:table-cell>
          <table:table-cell table:style-name="ACE-10" office:value-type="float" office:value="265">
            <text:p>265</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80000000000001">
            <text:p>43.28</text:p>
          </table:table-cell>
          <table:table-cell table:style-name="ACE-14" office:value-type="float" office:value="-8.2219999999999995">
            <text:p>−8.22</text:p>
          </table:table-cell>
          <table:table-cell table:style-name="ACE-10" office:value-type="float" office:value="1">
            <text:p>1</text:p>
          </table:table-cell>
          <table:table-cell table:style-name="ACE-11" office:value-type="float" office:value="2000">
            <text:p>2000</text:p>
          </table:table-cell>
          <table:table-cell table:style-name="ACE-11" office:value-type="float" office:value="107.70329614269008">
            <text:p>108</text:p>
          </table:table-cell>
          <table:table-cell table:number-columns-repeated="4" table:style-name="ACE-11"/>
          <table:table-cell table:style-name="ACE-11" office:value-type="float" office:value="1965">
            <text:p>1965</text:p>
          </table:table-cell>
          <table:table-cell table:style-name="ACE-11" office:value-type="float" office:value="340">
            <text:p>340</text:p>
          </table:table-cell>
          <table:table-cell table:style-name="ACE-11" office:value-type="float" office:value="259">
            <text:p>259</text:p>
          </table:table-cell>
          <table:table-cell table:style-name="ACE-16" office:value-type="float" office:value="7.2000000000000002">
            <text:p>7.20</text:p>
          </table:table-cell>
          <table:table-cell table:style-name="ACE-16" office:value-type="string">
            <text:p>nd</text:p>
          </table:table-cell>
          <table:table-cell table:style-name="ACE-16" office:value-type="float" office:value="-0.69999999999999929">
            <text:p>−0.70</text:p>
          </table:table-cell>
          <table:table-cell table:style-name="ACE-16" office:value-type="float" office:value="1.7820585613411764">
            <text:p>1.78</text:p>
          </table:table-cell>
          <table:table-cell table:style-name="ACE-16" office:value-type="float" office:value="1.7820563964139857">
            <text:p>1.7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8037499999999991">
            <text:p>−1.80</text:p>
          </table:table-cell>
          <table:table-cell table:style-name="ACE-14" office:value-type="float" office:value="2.0922468254365647">
            <text:p>2.09</text:p>
          </table:table-cell>
          <table:table-cell table:style-name="ACE-14" office:value-type="float" office:value="2.0922449814732502">
            <text:p>2.0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99999999999999">
            <text:p>17.2</text:p>
          </table:table-cell>
          <table:table-cell table:number-columns-repeated="219" table:style-name="ACE-12"/>
        </table:table-row>
        <table:table-row table:style-name="AROW-4">
          <table:table-cell table:style-name="ACE-10" office:value-type="string">
            <text:p>SP 075</text:p>
          </table:table-cell>
          <table:table-cell table:style-name="ACE-10" office:value-type="float" office:value="266">
            <text:p>266</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280000000000001">
            <text:p>43.28</text:p>
          </table:table-cell>
          <table:table-cell table:style-name="ACE-14" office:value-type="float" office:value="-8.2219999999999995">
            <text:p>−8.22</text:p>
          </table:table-cell>
          <table:table-cell table:style-name="ACE-10" office:value-type="float" office:value="1">
            <text:p>1</text:p>
          </table:table-cell>
          <table:table-cell table:style-name="ACE-11" office:value-type="float" office:value="6090">
            <text:p>6090</text:p>
          </table:table-cell>
          <table:table-cell table:style-name="ACE-11" office:value-type="float" office:value="60">
            <text:p>60</text:p>
          </table:table-cell>
          <table:table-cell table:number-columns-repeated="4" table:style-name="ACE-11"/>
          <table:table-cell table:style-name="ACE-11" office:value-type="float" office:value="6963">
            <text:p>6963</text:p>
          </table:table-cell>
          <table:table-cell table:style-name="ACE-11" office:value-type="float" office:value="195">
            <text:p>195</text:p>
          </table:table-cell>
          <table:table-cell table:style-name="ACE-11" office:value-type="float" office:value="166">
            <text:p>166</text:p>
          </table:table-cell>
          <table:table-cell table:style-name="ACE-16" office:value-type="float" office:value="9.5">
            <text:p>9.50</text:p>
          </table:table-cell>
          <table:table-cell table:style-name="ACE-16" office:value-type="string">
            <text:p>nd</text:p>
          </table:table-cell>
          <table:table-cell table:style-name="ACE-16" office:value-type="float" office:value="-2.9999999999999991">
            <text:p>−3.00</text:p>
          </table:table-cell>
          <table:table-cell table:style-name="ACE-16" office:value-type="float" office:value="1.7988133399919417">
            <text:p>1.80</text:p>
          </table:table-cell>
          <table:table-cell table:style-name="ACE-16" office:value-type="float" office:value="1.7988121080312975">
            <text:p>1.8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4.1037499999999989">
            <text:p>−4.10</text:p>
          </table:table-cell>
          <table:table-cell table:style-name="ACE-14" office:value-type="float" office:value="2.1065358992034682">
            <text:p>2.11</text:p>
          </table:table-cell>
          <table:table-cell table:style-name="ACE-14" office:value-type="float" office:value="2.1065348472076129">
            <text:p>2.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7.199999999999999">
            <text:p>17.2</text:p>
          </table:table-cell>
          <table:table-cell table:number-columns-repeated="219" table:style-name="ACE-12"/>
        </table:table-row>
        <table:table-row table:style-name="AROW-4">
          <table:table-cell table:style-name="ACE-10" office:value-type="string">
            <text:p>SP 076</text:p>
          </table:table-cell>
          <table:table-cell table:style-name="ACE-10" office:value-type="float" office:value="267">
            <text:p>267</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656999999999996">
            <text:p>43.66</text:p>
          </table:table-cell>
          <table:table-cell table:style-name="ACE-14" office:value-type="float" office:value="-8.0510000000000002">
            <text:p>−8.05</text:p>
          </table:table-cell>
          <table:table-cell table:style-name="ACE-10" office:value-type="float" office:value="1">
            <text:p>1</text:p>
          </table:table-cell>
          <table:table-cell table:style-name="ACE-11" office:value-type="float" office:value="6090">
            <text:p>6090</text:p>
          </table:table-cell>
          <table:table-cell table:style-name="ACE-11" office:value-type="float" office:value="80">
            <text:p>80</text:p>
          </table:table-cell>
          <table:table-cell table:number-columns-repeated="4" table:style-name="ACE-11"/>
          <table:table-cell table:style-name="ACE-11" office:value-type="float" office:value="6740">
            <text:p>6740</text:p>
          </table:table-cell>
          <table:table-cell table:style-name="ACE-11" office:value-type="float" office:value="207">
            <text:p>207</text:p>
          </table:table-cell>
          <table:table-cell table:style-name="ACE-11" office:value-type="float" office:value="213">
            <text:p>213</text:p>
          </table:table-cell>
          <table:table-cell table:style-name="ACE-16" office:value-type="float" office:value="12.9">
            <text:p>12.90</text:p>
          </table:table-cell>
          <table:table-cell table:style-name="ACE-16" office:value-type="string">
            <text:p>nd</text:p>
          </table:table-cell>
          <table:table-cell table:style-name="ACE-16" office:value-type="float" office:value="-4.7999999999999998">
            <text:p>−4.80</text:p>
          </table:table-cell>
          <table:table-cell table:style-name="ACE-16" office:value-type="float" office:value="1.7988127761670198">
            <text:p>1.80</text:p>
          </table:table-cell>
          <table:table-cell table:style-name="ACE-16" office:value-type="float" office:value="1.7988121080312975">
            <text:p>1.80</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4.8075000000000001">
            <text:p>−4.81</text:p>
          </table:table-cell>
          <table:table-cell table:style-name="ACE-14" office:value-type="float" office:value="1.7988127761670198">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2.799999999999997">
            <text:p>42.8</text:p>
          </table:table-cell>
          <table:table-cell table:number-columns-repeated="219" table:style-name="ACE-12"/>
        </table:table-row>
        <table:table-row table:style-name="AROW-4">
          <table:table-cell table:style-name="ACE-10" office:value-type="string">
            <text:p>SP 077</text:p>
          </table:table-cell>
          <table:table-cell table:style-name="ACE-10" office:value-type="float" office:value="268">
            <text:p>268</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1500">
            <text:p>1500</text:p>
          </table:table-cell>
          <table:table-cell table:style-name="ACE-11" office:value-type="float" office:value="107.70329614269008">
            <text:p>108</text:p>
          </table:table-cell>
          <table:table-cell table:number-columns-repeated="4" table:style-name="ACE-11"/>
          <table:table-cell table:style-name="ACE-11" office:value-type="float" office:value="1412">
            <text:p>1412</text:p>
          </table:table-cell>
          <table:table-cell table:style-name="ACE-11" office:value-type="float" office:value="275">
            <text:p>275</text:p>
          </table:table-cell>
          <table:table-cell table:style-name="ACE-11" office:value-type="float" office:value="227">
            <text:p>227</text:p>
          </table:table-cell>
          <table:table-cell table:style-name="ACE-16" office:value-type="float" office:value="1.7">
            <text:p>1.70</text:p>
          </table:table-cell>
          <table:table-cell table:style-name="ACE-16" office:value-type="string">
            <text:p>nd</text:p>
          </table:table-cell>
          <table:table-cell table:style-name="ACE-16" office:value-type="float" office:value="0.60000000000000031">
            <text:p>0.60</text:p>
          </table:table-cell>
          <table:table-cell table:style-name="ACE-16" office:value-type="float" office:value="1.7820952298641335">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0.59250000000000025">
            <text:p>0.59</text:p>
          </table:table-cell>
          <table:table-cell table:style-name="ACE-14" office:value-type="float" office:value="1.7820952298641335">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78</text:p>
          </table:table-cell>
          <table:table-cell table:style-name="ACE-10" office:value-type="float" office:value="269">
            <text:p>269</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2940">
            <text:p>2940</text:p>
          </table:table-cell>
          <table:table-cell table:style-name="ACE-11" office:value-type="float" office:value="107.70329614269008">
            <text:p>108</text:p>
          </table:table-cell>
          <table:table-cell table:number-columns-repeated="4" table:style-name="ACE-11"/>
          <table:table-cell table:style-name="ACE-11" office:value-type="float" office:value="3098">
            <text:p>3098</text:p>
          </table:table-cell>
          <table:table-cell table:style-name="ACE-11" office:value-type="float" office:value="274">
            <text:p>274</text:p>
          </table:table-cell>
          <table:table-cell table:style-name="ACE-11" office:value-type="float" office:value="254">
            <text:p>254</text:p>
          </table:table-cell>
          <table:table-cell table:style-name="ACE-16" office:value-type="float" office:value="3.2999999999999998">
            <text:p>3.30</text:p>
          </table:table-cell>
          <table:table-cell table:style-name="ACE-16" office:value-type="string">
            <text:p>nd</text:p>
          </table:table-cell>
          <table:table-cell table:style-name="ACE-16" office:value-type="float" office:value="-0.99999999999999956">
            <text:p>−1.00</text:p>
          </table:table-cell>
          <table:table-cell table:style-name="ACE-16" office:value-type="float" office:value="1.7820667021595524">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1.0074999999999996">
            <text:p>−1.01</text:p>
          </table:table-cell>
          <table:table-cell table:style-name="ACE-14" office:value-type="float" office:value="1.7820667021595524">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79</text:p>
          </table:table-cell>
          <table:table-cell table:style-name="ACE-10" office:value-type="float" office:value="270">
            <text:p>270</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3940">
            <text:p>3940</text:p>
          </table:table-cell>
          <table:table-cell table:style-name="ACE-11" office:value-type="float" office:value="111.80339887498948">
            <text:p>112</text:p>
          </table:table-cell>
          <table:table-cell table:number-columns-repeated="4" table:style-name="ACE-11"/>
          <table:table-cell table:style-name="ACE-11" office:value-type="float" office:value="4381">
            <text:p>4381</text:p>
          </table:table-cell>
          <table:table-cell table:style-name="ACE-11" office:value-type="float" office:value="431">
            <text:p>431</text:p>
          </table:table-cell>
          <table:table-cell table:style-name="ACE-11" office:value-type="float" office:value="369">
            <text:p>369</text:p>
          </table:table-cell>
          <table:table-cell table:style-name="ACE-16" office:value-type="float" office:value="5.5">
            <text:p>5.50</text:p>
          </table:table-cell>
          <table:table-cell table:style-name="ACE-16" office:value-type="string">
            <text:p>nd</text:p>
          </table:table-cell>
          <table:table-cell table:style-name="ACE-16" office:value-type="float" office:value="-3.1999999999999997">
            <text:p>−3.20</text:p>
          </table:table-cell>
          <table:table-cell table:style-name="ACE-16" office:value-type="float" office:value="1.7820601064892556">
            <text:p>1.78</text:p>
          </table:table-cell>
          <table:table-cell table:style-name="ACE-16" office:value-type="float" office:value="1.7820563964139857">
            <text:p>1.78</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2074999999999996">
            <text:p>−3.21</text:p>
          </table:table-cell>
          <table:table-cell table:style-name="ACE-14" office:value-type="float" office:value="1.7820601064892556">
            <text:p>1.78</text:p>
          </table:table-cell>
          <table:table-cell table:style-name="ACE-14" office:value-type="float" office:value="1.7820563964139857">
            <text:p>1.7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80</text:p>
          </table:table-cell>
          <table:table-cell table:style-name="ACE-10" office:value-type="float" office:value="271">
            <text:p>271</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59000000000002">
            <text:p>43.36</text:p>
          </table:table-cell>
          <table:table-cell table:style-name="ACE-14" office:value-type="float" office:value="-8.2070000000000007">
            <text:p>−8.21</text:p>
          </table:table-cell>
          <table:table-cell table:style-name="ACE-10" office:value-type="float" office:value="1">
            <text:p>1</text:p>
          </table:table-cell>
          <table:table-cell table:style-name="ACE-11" office:value-type="float" office:value="7560">
            <text:p>7560</text:p>
          </table:table-cell>
          <table:table-cell table:style-name="ACE-11" office:value-type="float" office:value="122.06555615733703">
            <text:p>122</text:p>
          </table:table-cell>
          <table:table-cell table:number-columns-repeated="4" table:style-name="ACE-11"/>
          <table:table-cell table:style-name="ACE-11" office:value-type="float" office:value="8363">
            <text:p>8363</text:p>
          </table:table-cell>
          <table:table-cell table:style-name="ACE-11" office:value-type="float" office:value="234">
            <text:p>234</text:p>
          </table:table-cell>
          <table:table-cell table:style-name="ACE-11" office:value-type="float" office:value="308">
            <text:p>308</text:p>
          </table:table-cell>
          <table:table-cell table:style-name="ACE-16" office:value-type="float" office:value="10.699999999999999">
            <text:p>10.70</text:p>
          </table:table-cell>
          <table:table-cell table:style-name="ACE-16" office:value-type="string">
            <text:p>nd</text:p>
          </table:table-cell>
          <table:table-cell table:style-name="ACE-16" office:value-type="float" office:value="-8.3999999999999986">
            <text:p>−8.40</text:p>
          </table:table-cell>
          <table:table-cell table:style-name="ACE-16" office:value-type="float" office:value="1.7820573766730727">
            <text:p>1.78</text:p>
          </table:table-cell>
          <table:table-cell table:style-name="ACE-16" office:value-type="float" office:value="1.7820563964139857">
            <text:p>1.7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9.5037499999999984">
            <text:p>−9.50</text:p>
          </table:table-cell>
          <table:table-cell table:style-name="ACE-14" office:value-type="float" office:value="2.0922458164027748">
            <text:p>2.09</text:p>
          </table:table-cell>
          <table:table-cell table:style-name="ACE-14" office:value-type="float" office:value="2.0922449814732502">
            <text:p>2.0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699999999999999">
            <text:p>15.7</text:p>
          </table:table-cell>
          <table:table-cell table:number-columns-repeated="219" table:style-name="ACE-12"/>
        </table:table-row>
        <table:table-row table:style-name="AROW-4">
          <table:table-cell table:style-name="ACE-10" office:value-type="string">
            <text:p>SP 081</text:p>
          </table:table-cell>
          <table:table-cell table:style-name="ACE-10" office:value-type="float" office:value="272">
            <text:p>272</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686999999999998">
            <text:p>43.69</text:p>
          </table:table-cell>
          <table:table-cell table:style-name="ACE-14" office:value-type="float" office:value="-7.8579999999999997">
            <text:p>−7.86</text:p>
          </table:table-cell>
          <table:table-cell table:style-name="ACE-10" office:value-type="float" office:value="1">
            <text:p>1</text:p>
          </table:table-cell>
          <table:table-cell table:style-name="ACE-11" office:value-type="float" office:value="960">
            <text:p>960</text:p>
          </table:table-cell>
          <table:table-cell table:style-name="ACE-11" office:value-type="float" office:value="116.61903789690601">
            <text:p>117</text:p>
          </table:table-cell>
          <table:table-cell table:number-columns-repeated="4" table:style-name="ACE-11"/>
          <table:table-cell table:style-name="ACE-11" office:value-type="float" office:value="872">
            <text:p>872</text:p>
          </table:table-cell>
          <table:table-cell table:style-name="ACE-11" office:value-type="float" office:value="300">
            <text:p>300</text:p>
          </table:table-cell>
          <table:table-cell table:style-name="ACE-11" office:value-type="float" office:value="199">
            <text:p>199</text:p>
          </table:table-cell>
          <table:table-cell table:style-name="ACE-16" office:value-type="float" office:value="4.6500000000000004">
            <text:p>4.65</text:p>
          </table:table-cell>
          <table:table-cell table:style-name="ACE-16" office:value-type="string">
            <text:p>nd</text:p>
          </table:table-cell>
          <table:table-cell table:style-name="ACE-16" office:value-type="float" office:value="0.90000000000000036">
            <text:p>0.90</text:p>
          </table:table-cell>
          <table:table-cell table:style-name="ACE-16" office:value-type="float" office:value="1.7988172500975379">
            <text:p>1.80</text:p>
          </table:table-cell>
          <table:table-cell table:style-name="ACE-16" office:value-type="float" office:value="1.7988121080312975">
            <text:p>1.80</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0.20374999999999943">
            <text:p>−0.20</text:p>
          </table:table-cell>
          <table:table-cell table:style-name="ACE-14" office:value-type="float" office:value="2.1065392381222021">
            <text:p>2.11</text:p>
          </table:table-cell>
          <table:table-cell table:style-name="ACE-14" office:value-type="float" office:value="2.1065348472076129">
            <text:p>2.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799999999999997">
            <text:p>56.8</text:p>
          </table:table-cell>
          <table:table-cell table:number-columns-repeated="219" table:style-name="ACE-12"/>
        </table:table-row>
        <table:table-row table:style-name="AROW-4">
          <table:table-cell table:style-name="ACE-10" office:value-type="string">
            <text:p>SP 082</text:p>
          </table:table-cell>
          <table:table-cell table:style-name="ACE-10" office:value-type="float" office:value="273">
            <text:p>273</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62000000000002">
            <text:p>43.36</text:p>
          </table:table-cell>
          <table:table-cell table:style-name="ACE-14" office:value-type="float" office:value="-8.3889999999999993">
            <text:p>−8.39</text:p>
          </table:table-cell>
          <table:table-cell table:style-name="ACE-10" office:value-type="float" office:value="1">
            <text:p>1</text:p>
          </table:table-cell>
          <table:table-cell table:style-name="ACE-11" office:value-type="float" office:value="9390">
            <text:p>9390</text:p>
          </table:table-cell>
          <table:table-cell table:style-name="ACE-11" office:value-type="float" office:value="122.06555615733703">
            <text:p>122</text:p>
          </table:table-cell>
          <table:table-cell table:number-columns-repeated="4" table:style-name="ACE-11"/>
          <table:table-cell table:style-name="ACE-11" office:value-type="float" office:value="10633">
            <text:p>10633</text:p>
          </table:table-cell>
          <table:table-cell table:style-name="ACE-11" office:value-type="float" office:value="451">
            <text:p>451</text:p>
          </table:table-cell>
          <table:table-cell table:style-name="ACE-11" office:value-type="float" office:value="369">
            <text:p>369</text:p>
          </table:table-cell>
          <table:table-cell table:style-name="ACE-16" office:value-type="float" office:value="39">
            <text:p>39.00</text:p>
          </table:table-cell>
          <table:table-cell table:style-name="ACE-16" office:value-type="string">
            <text:p>nd</text:p>
          </table:table-cell>
          <table:table-cell table:style-name="ACE-16" office:value-type="float" office:value="-36.200000000000003">
            <text:p>−36.20</text:p>
          </table:table-cell>
          <table:table-cell table:style-name="ACE-16" office:value-type="float" office:value="1.7988121811308926">
            <text:p>1.80</text:p>
          </table:table-cell>
          <table:table-cell table:style-name="ACE-16" office:value-type="float" office:value="1.7988121080312975">
            <text:p>1.80</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6.207500000000003">
            <text:p>−36.21</text:p>
          </table:table-cell>
          <table:table-cell table:style-name="ACE-14" office:value-type="float" office:value="1.7988121811308926">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80000000000000004">
            <text:p>0.8</text:p>
          </table:table-cell>
          <table:table-cell table:number-columns-repeated="219" table:style-name="ACE-12"/>
        </table:table-row>
        <table:table-row table:style-name="AROW-4">
          <table:table-cell table:style-name="ACE-10" office:value-type="string">
            <text:p>SP 083</text:p>
          </table:table-cell>
          <table:table-cell table:style-name="ACE-10" office:value-type="float" office:value="274">
            <text:p>274</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62000000000002">
            <text:p>43.36</text:p>
          </table:table-cell>
          <table:table-cell table:style-name="ACE-14" office:value-type="float" office:value="-8.3889999999999993">
            <text:p>−8.39</text:p>
          </table:table-cell>
          <table:table-cell table:style-name="ACE-10" office:value-type="float" office:value="1">
            <text:p>1</text:p>
          </table:table-cell>
          <table:table-cell table:style-name="ACE-11" office:value-type="float" office:value="9550">
            <text:p>9550</text:p>
          </table:table-cell>
          <table:table-cell table:style-name="ACE-11" office:value-type="float" office:value="111.80339887498948">
            <text:p>112</text:p>
          </table:table-cell>
          <table:table-cell table:number-columns-repeated="4" table:style-name="ACE-11"/>
          <table:table-cell table:style-name="ACE-11" office:value-type="float" office:value="10893">
            <text:p>10893</text:p>
          </table:table-cell>
          <table:table-cell table:style-name="ACE-11" office:value-type="float" office:value="296">
            <text:p>296</text:p>
          </table:table-cell>
          <table:table-cell table:style-name="ACE-11" office:value-type="float" office:value="312">
            <text:p>312</text:p>
          </table:table-cell>
          <table:table-cell table:style-name="ACE-16" office:value-type="float" office:value="41">
            <text:p>41.00</text:p>
          </table:table-cell>
          <table:table-cell table:style-name="ACE-16" office:value-type="string">
            <text:p>nd</text:p>
          </table:table-cell>
          <table:table-cell table:style-name="ACE-16" office:value-type="float" office:value="-38.200000000000003">
            <text:p>−38.20</text:p>
          </table:table-cell>
          <table:table-cell table:style-name="ACE-16" office:value-type="float" office:value="1.798812174173168">
            <text:p>1.80</text:p>
          </table:table-cell>
          <table:table-cell table:style-name="ACE-16" office:value-type="float" office:value="1.7988121080312975">
            <text:p>1.80</text:p>
          </table:table-cell>
          <table:table-cell table:style-name="ACE-10" office:value-type="string">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8.207500000000003">
            <text:p>−38.21</text:p>
          </table:table-cell>
          <table:table-cell table:style-name="ACE-14" office:value-type="float" office:value="1.798812174173168">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0.80000000000000004">
            <text:p>0.8</text:p>
          </table:table-cell>
          <table:table-cell table:number-columns-repeated="219" table:style-name="ACE-12"/>
        </table:table-row>
        <table:table-row table:style-name="AROW-4">
          <table:table-cell table:style-name="ACE-10" office:value-type="string">
            <text:p>SP 084</text:p>
          </table:table-cell>
          <table:table-cell table:style-name="ACE-10" office:value-type="float" office:value="275">
            <text:p>275</text:p>
          </table:table-cell>
          <table:table-cell table:style-name="ACE-10" office:value-type="string">
            <text:p>Alonso and Pagés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659999999999997">
            <text:p>43.66</text:p>
          </table:table-cell>
          <table:table-cell table:style-name="ACE-14" office:value-type="float" office:value="-7.6029999999999998">
            <text:p>−7.60</text:p>
          </table:table-cell>
          <table:table-cell table:style-name="ACE-10" office:value-type="float" office:value="1">
            <text:p>1</text:p>
          </table:table-cell>
          <table:table-cell table:style-name="ACE-11" office:value-type="float" office:value="8610">
            <text:p>8610</text:p>
          </table:table-cell>
          <table:table-cell table:style-name="ACE-11" office:value-type="float" office:value="60">
            <text:p>60</text:p>
          </table:table-cell>
          <table:table-cell table:number-columns-repeated="4" table:style-name="ACE-11"/>
          <table:table-cell table:style-name="ACE-11" office:value-type="float" office:value="9582">
            <text:p>9582</text:p>
          </table:table-cell>
          <table:table-cell table:style-name="ACE-11" office:value-type="float" office:value="146">
            <text:p>146</text:p>
          </table:table-cell>
          <table:table-cell table:style-name="ACE-11" office:value-type="float" office:value="96">
            <text:p>96</text:p>
          </table:table-cell>
          <table:table-cell table:style-name="ACE-16" office:value-type="float" office:value="23.5">
            <text:p>23.50</text:p>
          </table:table-cell>
          <table:table-cell table:style-name="ACE-16" office:value-type="string">
            <text:p>nd</text:p>
          </table:table-cell>
          <table:table-cell table:style-name="ACE-16" office:value-type="float" office:value="-20.560000000000002">
            <text:p>−20.56</text:p>
          </table:table-cell>
          <table:table-cell table:style-name="ACE-16" office:value-type="float" office:value="1.9420352016144409">
            <text:p>1.94</text:p>
          </table:table-cell>
          <table:table-cell table:style-name="ACE-16" office:value-type="float" office:value="1.9420350151323225">
            <text:p>1.94</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21.736250000000002">
            <text:p>−21.74</text:p>
          </table:table-cell>
          <table:table-cell table:style-name="ACE-14" office:value-type="float" office:value="2.2691826252661205">
            <text:p>2.27</text:p>
          </table:table-cell>
          <table:table-cell table:style-name="ACE-14" office:value-type="float" office:value="2.2691824656690791">
            <text:p>2.2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2.200000000000003">
            <text:p>72.2</text:p>
          </table:table-cell>
          <table:table-cell table:number-columns-repeated="219" table:style-name="ACE-12"/>
        </table:table-row>
        <table:table-row table:style-name="AROW-4">
          <table:table-cell table:style-name="ACE-10" office:value-type="string">
            <text:p>SP 085</text:p>
          </table:table-cell>
          <table:table-cell table:style-name="ACE-10" office:value-type="float" office:value="276">
            <text:p>276</text:p>
          </table:table-cell>
          <table:table-cell table:style-name="ACE-10" office:value-type="string">
            <text:p>Santos Fidalgo and Vidal Romani 2010 (as in García-Artola et al. 2018)</text:p>
          </table:table-cell>
          <table:table-cell table:style-name="ACE-10" office:value-type="float" office:value="4">
            <text:p>4</text:p>
          </table:table-cell>
          <table:table-cell table:style-name="ACE-10" office:value-type="string">
            <text:p>10 North Galicia, Spain</text:p>
          </table:table-cell>
          <table:table-cell table:style-name="ACE-14" office:value-type="float" office:value="43.399999999999999">
            <text:p>43.40</text:p>
          </table:table-cell>
          <table:table-cell table:style-name="ACE-14" office:value-type="float" office:value="-8.1999999999999993">
            <text:p>−8.20</text:p>
          </table:table-cell>
          <table:table-cell table:style-name="ACE-10" office:value-type="float" office:value="1">
            <text:p>1</text:p>
          </table:table-cell>
          <table:table-cell table:style-name="ACE-11" office:value-type="float" office:value="4350">
            <text:p>4350</text:p>
          </table:table-cell>
          <table:table-cell table:style-name="ACE-11" office:value-type="float" office:value="134.53624047073711">
            <text:p>135</text:p>
          </table:table-cell>
          <table:table-cell table:number-columns-repeated="4" table:style-name="ACE-11"/>
          <table:table-cell table:style-name="ACE-11" office:value-type="float" office:value="4966">
            <text:p>4966</text:p>
          </table:table-cell>
          <table:table-cell table:style-name="ACE-11" office:value-type="float" office:value="351">
            <text:p>351</text:p>
          </table:table-cell>
          <table:table-cell table:style-name="ACE-11" office:value-type="float" office:value="428">
            <text:p>428</text:p>
          </table:table-cell>
          <table:table-cell table:style-name="ACE-16" office:value-type="float" office:value="3.7000000000000002">
            <text:p>3.70</text:p>
          </table:table-cell>
          <table:table-cell table:style-name="ACE-16" office:value-type="string">
            <text:p>nd</text:p>
          </table:table-cell>
          <table:table-cell table:style-name="ACE-16" office:value-type="float" office:value="-0.69999999999999996">
            <text:p>−0.70</text:p>
          </table:table-cell>
          <table:table-cell table:style-name="ACE-16" office:value-type="float" office:value="1.7988202295970539">
            <text:p>1.80</text:p>
          </table:table-cell>
          <table:table-cell table:style-name="ACE-16" office:value-type="float" office:value="1.7988121080312975">
            <text:p>1.80</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0.70750000000000002">
            <text:p>−0.71</text:p>
          </table:table-cell>
          <table:table-cell table:style-name="ACE-14" office:value-type="float" office:value="1.7988202295970539">
            <text:p>1.80</text:p>
          </table:table-cell>
          <table:table-cell table:style-name="ACE-14" office:value-type="float" office:value="1.7988121080312975">
            <text:p>1.8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6.699999999999999">
            <text:p>16.7</text:p>
          </table:table-cell>
          <table:table-cell table:number-columns-repeated="219" table:style-name="ACE-12"/>
        </table:table-row>
        <table:table-row table:style-name="AROW-4">
          <table:table-cell table:style-name="ACE-10" office:value-type="string">
            <text:p>SP 086</text:p>
          </table:table-cell>
          <table:table-cell table:style-name="ACE-10" office:value-type="float" office:value="277">
            <text:p>277</text:p>
          </table:table-cell>
          <table:table-cell table:style-name="ACE-10" office:value-type="string">
            <text:p>Costas et al. 2009 (as in García-Artola et al. 2018)</text:p>
          </table:table-cell>
          <table:table-cell table:style-name="ACE-10" office:value-type="float" office:value="4">
            <text:p>4</text:p>
          </table:table-cell>
          <table:table-cell table:style-name="ACE-10" office:value-type="string">
            <text:p>11 South Galicia, Spain</text:p>
          </table:table-cell>
          <table:table-cell table:style-name="ACE-14" office:value-type="float" office:value="42.200000000000003">
            <text:p>42.20</text:p>
          </table:table-cell>
          <table:table-cell table:style-name="ACE-14" office:value-type="float" office:value="-8.9000000000000004">
            <text:p>−8.90</text:p>
          </table:table-cell>
          <table:table-cell table:style-name="ACE-10" office:value-type="float" office:value="1">
            <text:p>1</text:p>
          </table:table-cell>
          <table:table-cell table:style-name="ACE-11" office:value-type="float" office:value="5205">
            <text:p>5205</text:p>
          </table:table-cell>
          <table:table-cell table:style-name="ACE-11" office:value-type="float" office:value="114.12712210513327">
            <text:p>114</text:p>
          </table:table-cell>
          <table:table-cell table:number-columns-repeated="4" table:style-name="ACE-11"/>
          <table:table-cell table:style-name="ACE-11" office:value-type="float" office:value="5980">
            <text:p>5980</text:p>
          </table:table-cell>
          <table:table-cell table:style-name="ACE-11" office:value-type="float" office:value="295">
            <text:p>295</text:p>
          </table:table-cell>
          <table:table-cell table:style-name="ACE-11" office:value-type="float" office:value="262">
            <text:p>262</text:p>
          </table:table-cell>
          <table:table-cell table:style-name="ACE-16" office:value-type="float" office:value="2.395">
            <text:p>2.40</text:p>
          </table:table-cell>
          <table:table-cell table:style-name="ACE-16" office:value-type="string">
            <text:p>nd</text:p>
          </table:table-cell>
          <table:table-cell table:style-name="ACE-16" office:value-type="float" office:value="-1.21">
            <text:p>−1.21</text:p>
          </table:table-cell>
          <table:table-cell table:style-name="ACE-16" office:value-type="float" office:value="0.11311381305145331">
            <text:p>0.11</text:p>
          </table:table-cell>
          <table:table-cell table:style-name="ACE-16" office:value-type="float" office:value="0.11280514172678478">
            <text:p>0.1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2225000000000001">
            <text:p>−1.22</text:p>
          </table:table-cell>
          <table:table-cell table:style-name="ACE-14" office:value-type="float" office:value="0.11311381305145331">
            <text:p>0.11</text:p>
          </table:table-cell>
          <table:table-cell table:style-name="ACE-14" office:value-type="float" office:value="0.11280514172678478">
            <text:p>0.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
            <text:p>10.0</text:p>
          </table:table-cell>
          <table:table-cell table:number-columns-repeated="219" table:style-name="ACE-12"/>
        </table:table-row>
        <table:table-row table:style-name="AROW-4">
          <table:table-cell table:style-name="ACE-10" office:value-type="string">
            <text:p>SP 087</text:p>
          </table:table-cell>
          <table:table-cell table:style-name="ACE-10" office:value-type="float" office:value="278">
            <text:p>278</text:p>
          </table:table-cell>
          <table:table-cell table:style-name="ACE-10" office:value-type="string">
            <text:p>Costas et al. 2009 (as in García-Artola et al. 2018)</text:p>
          </table:table-cell>
          <table:table-cell table:style-name="ACE-10" office:value-type="float" office:value="4">
            <text:p>4</text:p>
          </table:table-cell>
          <table:table-cell table:style-name="ACE-10" office:value-type="string">
            <text:p>11 South Galicia, Spain</text:p>
          </table:table-cell>
          <table:table-cell table:style-name="ACE-14" office:value-type="float" office:value="42.200000000000003">
            <text:p>42.20</text:p>
          </table:table-cell>
          <table:table-cell table:style-name="ACE-14" office:value-type="float" office:value="-8.9000000000000004">
            <text:p>−8.90</text:p>
          </table:table-cell>
          <table:table-cell table:style-name="ACE-10" office:value-type="float" office:value="1">
            <text:p>1</text:p>
          </table:table-cell>
          <table:table-cell table:style-name="ACE-11" office:value-type="float" office:value="6910">
            <text:p>6910</text:p>
          </table:table-cell>
          <table:table-cell table:style-name="ACE-11" office:value-type="float" office:value="104.4030650891055">
            <text:p>104</text:p>
          </table:table-cell>
          <table:table-cell table:number-columns-repeated="4" table:style-name="ACE-11"/>
          <table:table-cell table:style-name="ACE-11" office:value-type="float" office:value="7755">
            <text:p>7755</text:p>
          </table:table-cell>
          <table:table-cell table:style-name="ACE-11" office:value-type="float" office:value="183">
            <text:p>183</text:p>
          </table:table-cell>
          <table:table-cell table:style-name="ACE-11" office:value-type="float" office:value="170">
            <text:p>170</text:p>
          </table:table-cell>
          <table:table-cell table:style-name="ACE-16" office:value-type="float" office:value="5.9249999999999998">
            <text:p>5.92</text:p>
          </table:table-cell>
          <table:table-cell table:style-name="ACE-16" office:value-type="string">
            <text:p>nd</text:p>
          </table:table-cell>
          <table:table-cell table:style-name="ACE-16" office:value-type="float" office:value="-4.1600000000000001">
            <text:p>−4.16</text:p>
          </table:table-cell>
          <table:table-cell table:style-name="ACE-16" office:value-type="float" office:value="0.11285563426521851">
            <text:p>0.11</text:p>
          </table:table-cell>
          <table:table-cell table:style-name="ACE-16" office:value-type="float" office:value="0.11280514172678478">
            <text:p>0.11</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4.1725000000000003">
            <text:p>−4.17</text:p>
          </table:table-cell>
          <table:table-cell table:style-name="ACE-14" office:value-type="float" office:value="0.11285563426521851">
            <text:p>0.11</text:p>
          </table:table-cell>
          <table:table-cell table:style-name="ACE-14" office:value-type="float" office:value="0.11280514172678478">
            <text:p>0.1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
            <text:p>10.0</text:p>
          </table:table-cell>
          <table:table-cell table:number-columns-repeated="219" table:style-name="ACE-12"/>
        </table:table-row>
        <table:table-row table:style-name="AROW-4">
          <table:table-cell table:style-name="ACE-10" office:value-type="string">
            <text:p>PT 001</text:p>
          </table:table-cell>
          <table:table-cell table:style-name="ACE-10" office:value-type="float" office:value="279">
            <text:p>279</text:p>
          </table:table-cell>
          <table:table-cell table:style-name="ACE-10" office:value-type="string">
            <text:p>Moreno and Fatela 2005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5999999999998">
            <text:p>41.88</text:p>
          </table:table-cell>
          <table:table-cell table:style-name="ACE-14" office:value-type="float" office:value="-8.8249999999999993">
            <text:p>−8.82</text:p>
          </table:table-cell>
          <table:table-cell table:style-name="ACE-10" office:value-type="float" office:value="1">
            <text:p>1</text:p>
          </table:table-cell>
          <table:table-cell table:style-name="ACE-11" office:value-type="float" office:value="2360">
            <text:p>2360</text:p>
          </table:table-cell>
          <table:table-cell table:style-name="ACE-11" office:value-type="float" office:value="107.70329614269008">
            <text:p>108</text:p>
          </table:table-cell>
          <table:table-cell table:number-columns-repeated="4" table:style-name="ACE-11"/>
          <table:table-cell table:style-name="ACE-11" office:value-type="float" office:value="2432">
            <text:p>2432</text:p>
          </table:table-cell>
          <table:table-cell table:style-name="ACE-11" office:value-type="float" office:value="292">
            <text:p>292</text:p>
          </table:table-cell>
          <table:table-cell table:style-name="ACE-11" office:value-type="float" office:value="280">
            <text:p>280</text:p>
          </table:table-cell>
          <table:table-cell table:style-name="ACE-16" office:value-type="float" office:value="2.5">
            <text:p>2.50</text:p>
          </table:table-cell>
          <table:table-cell table:style-name="ACE-16" office:value-type="float" office:value="13.5">
            <text:p>13.50</text:p>
          </table:table-cell>
          <table:table-cell table:style-name="ACE-16" office:value-type="float" office:value="-0.61999999999999988">
            <text:p>−0.62</text:p>
          </table:table-cell>
          <table:table-cell table:style-name="ACE-16" office:value-type="float" office:value="0.4303068672470845">
            <text:p>0.43</text:p>
          </table:table-cell>
          <table:table-cell table:style-name="ACE-16" office:value-type="float" office:value="0.43023249528597912">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4">
            <text:p>4</text:p>
          </table:table-cell>
          <table:table-cell table:style-name="ACE-10" office:value-type="string">
            <text:p>HAT-MTL</text:p>
          </table:table-cell>
          <table:table-cell table:style-name="ACE-14" office:value-type="float" office:value="-1.5574999999999999">
            <text:p>−1.56</text:p>
          </table:table-cell>
          <table:table-cell table:style-name="ACE-14" office:value-type="float" office:value="1.0543103195928605">
            <text:p>1.05</text:p>
          </table:table-cell>
          <table:table-cell table:style-name="ACE-14" office:value-type="float" office:value="1.0542799675607992">
            <text:p>1.0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2</text:p>
          </table:table-cell>
          <table:table-cell table:style-name="ACE-10" office:value-type="float" office:value="280">
            <text:p>280</text:p>
          </table:table-cell>
          <table:table-cell table:style-name="ACE-10" office:value-type="string">
            <text:p>Moreno and Fatela 2005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5999999999998">
            <text:p>41.88</text:p>
          </table:table-cell>
          <table:table-cell table:style-name="ACE-14" office:value-type="float" office:value="-8.8249999999999993">
            <text:p>−8.82</text:p>
          </table:table-cell>
          <table:table-cell table:style-name="ACE-10" office:value-type="float" office:value="1">
            <text:p>1</text:p>
          </table:table-cell>
          <table:table-cell table:style-name="ACE-11" office:value-type="float" office:value="5740">
            <text:p>5740</text:p>
          </table:table-cell>
          <table:table-cell table:style-name="ACE-11" office:value-type="float" office:value="107.70329614269008">
            <text:p>108</text:p>
          </table:table-cell>
          <table:table-cell table:number-columns-repeated="4" table:style-name="ACE-11"/>
          <table:table-cell table:style-name="ACE-11" office:value-type="float" office:value="6542">
            <text:p>6542</text:p>
          </table:table-cell>
          <table:table-cell table:style-name="ACE-11" office:value-type="float" office:value="233">
            <text:p>233</text:p>
          </table:table-cell>
          <table:table-cell table:style-name="ACE-11" office:value-type="float" office:value="235">
            <text:p>235</text:p>
          </table:table-cell>
          <table:table-cell table:style-name="ACE-16" office:value-type="float" office:value="7.2999999999999998">
            <text:p>7.30</text:p>
          </table:table-cell>
          <table:table-cell table:style-name="ACE-16" office:value-type="float" office:value="8.6999999999999993">
            <text:p>8.70</text:p>
          </table:table-cell>
          <table:table-cell table:style-name="ACE-16" office:value-type="float" office:value="-5.4199999999999999">
            <text:p>−5.42</text:p>
          </table:table-cell>
          <table:table-cell table:style-name="ACE-16" office:value-type="float" office:value="0.43024121850272001">
            <text:p>0.43</text:p>
          </table:table-cell>
          <table:table-cell table:style-name="ACE-16" office:value-type="float" office:value="0.43023249528597912">
            <text:p>0.4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3949999999999996">
            <text:p>−5.39</text:p>
          </table:table-cell>
          <table:table-cell table:style-name="ACE-14" office:value-type="float" office:value="0.43024121850272001">
            <text:p>0.43</text:p>
          </table:table-cell>
          <table:table-cell table:style-name="ACE-14" office:value-type="float" office:value="0.43023249528597912">
            <text:p>0.4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3</text:p>
          </table:table-cell>
          <table:table-cell table:style-name="ACE-10" office:value-type="float" office:value="281">
            <text:p>281</text:p>
          </table:table-cell>
          <table:table-cell table:style-name="ACE-10" office:value-type="string">
            <text:p>Moreno and Fatela 2005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5999999999998">
            <text:p>41.88</text:p>
          </table:table-cell>
          <table:table-cell table:style-name="ACE-14" office:value-type="float" office:value="-8.8249999999999993">
            <text:p>−8.82</text:p>
          </table:table-cell>
          <table:table-cell table:style-name="ACE-10" office:value-type="float" office:value="1">
            <text:p>1</text:p>
          </table:table-cell>
          <table:table-cell table:style-name="ACE-11" office:value-type="float" office:value="6710">
            <text:p>6710</text:p>
          </table:table-cell>
          <table:table-cell table:style-name="ACE-11" office:value-type="float" office:value="107.70329614269008">
            <text:p>108</text:p>
          </table:table-cell>
          <table:table-cell table:number-columns-repeated="4" table:style-name="ACE-11"/>
          <table:table-cell table:style-name="ACE-11" office:value-type="float" office:value="7578">
            <text:p>7578</text:p>
          </table:table-cell>
          <table:table-cell table:style-name="ACE-11" office:value-type="float" office:value="207">
            <text:p>207</text:p>
          </table:table-cell>
          <table:table-cell table:style-name="ACE-11" office:value-type="float" office:value="155">
            <text:p>155</text:p>
          </table:table-cell>
          <table:table-cell table:style-name="ACE-16" office:value-type="float" office:value="8.5999999999999996">
            <text:p>8.60</text:p>
          </table:table-cell>
          <table:table-cell table:style-name="ACE-16" office:value-type="float" office:value="7.4000000000000004">
            <text:p>7.40</text:p>
          </table:table-cell>
          <table:table-cell table:style-name="ACE-16" office:value-type="float" office:value="-6.7199999999999989">
            <text:p>−6.72</text:p>
          </table:table-cell>
          <table:table-cell table:style-name="ACE-16" office:value-type="float" office:value="0.43023878059610854">
            <text:p>0.43</text:p>
          </table:table-cell>
          <table:table-cell table:style-name="ACE-16" office:value-type="float" office:value="0.43023249528597912">
            <text:p>0.43</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6.6949999999999985">
            <text:p>−6.69</text:p>
          </table:table-cell>
          <table:table-cell table:style-name="ACE-14" office:value-type="float" office:value="0.43023878059610854">
            <text:p>0.43</text:p>
          </table:table-cell>
          <table:table-cell table:style-name="ACE-14" office:value-type="float" office:value="0.43023249528597912">
            <text:p>0.4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4</text:p>
          </table:table-cell>
          <table:table-cell table:style-name="ACE-10" office:value-type="float" office:value="282">
            <text:p>282</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380">
            <text:p>380</text:p>
          </table:table-cell>
          <table:table-cell table:style-name="ACE-11" office:value-type="float" office:value="104.4030650891055">
            <text:p>104</text:p>
          </table:table-cell>
          <table:table-cell table:number-columns-repeated="4" table:style-name="ACE-11"/>
          <table:table-cell table:style-name="ACE-11" office:value-type="float" office:value="409">
            <text:p>409</text:p>
          </table:table-cell>
          <table:table-cell table:style-name="ACE-11" office:value-type="float" office:value="224">
            <text:p>224</text:p>
          </table:table-cell>
          <table:table-cell table:style-name="ACE-11" office:value-type="float" office:value="408">
            <text:p>408</text:p>
          </table:table-cell>
          <table:table-cell table:style-name="ACE-16" office:value-type="float" office:value="0.40500000000000003">
            <text:p>0.41</text:p>
          </table:table-cell>
          <table:table-cell table:style-name="ACE-16" office:value-type="string">
            <text:p>nd</text:p>
          </table:table-cell>
          <table:table-cell table:style-name="ACE-16" office:value-type="float" office:value="1.2450000000000001">
            <text:p>1.25</text:p>
          </table:table-cell>
          <table:table-cell table:style-name="ACE-16" office:value-type="float" office:value="0.43019025168454711">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22999999999999998">
            <text:p>−0.23</text:p>
          </table:table-cell>
          <table:table-cell table:style-name="ACE-14" office:value-type="float" office:value="0.60472196309081905">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5</text:p>
          </table:table-cell>
          <table:table-cell table:style-name="ACE-10" office:value-type="float" office:value="283">
            <text:p>283</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650">
            <text:p>650</text:p>
          </table:table-cell>
          <table:table-cell table:style-name="ACE-11" office:value-type="float" office:value="105.94810050208545">
            <text:p>106</text:p>
          </table:table-cell>
          <table:table-cell table:number-columns-repeated="4" table:style-name="ACE-11"/>
          <table:table-cell table:style-name="ACE-11" office:value-type="float" office:value="621">
            <text:p>621</text:p>
          </table:table-cell>
          <table:table-cell table:style-name="ACE-11" office:value-type="float" office:value="169">
            <text:p>169</text:p>
          </table:table-cell>
          <table:table-cell table:style-name="ACE-11" office:value-type="float" office:value="123">
            <text:p>123</text:p>
          </table:table-cell>
          <table:table-cell table:style-name="ACE-16" office:value-type="float" office:value="0.44500000000000001">
            <text:p>0.45</text:p>
          </table:table-cell>
          <table:table-cell table:style-name="ACE-16" office:value-type="string">
            <text:p>nd</text:p>
          </table:table-cell>
          <table:table-cell table:style-name="ACE-16" office:value-type="float" office:value="1.2050000000000001">
            <text:p>1.21</text:p>
          </table:table-cell>
          <table:table-cell table:style-name="ACE-16" office:value-type="float" office:value="0.42970332437205078">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27000000000000002">
            <text:p>−0.27</text:p>
          </table:table-cell>
          <table:table-cell table:style-name="ACE-14" office:value-type="float" office:value="0.60437566709488877">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6</text:p>
          </table:table-cell>
          <table:table-cell table:style-name="ACE-10" office:value-type="float" office:value="284">
            <text:p>284</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010">
            <text:p>1010</text:p>
          </table:table-cell>
          <table:table-cell table:style-name="ACE-11" office:value-type="float" office:value="111.80339887498948">
            <text:p>112</text:p>
          </table:table-cell>
          <table:table-cell table:number-columns-repeated="4" table:style-name="ACE-11"/>
          <table:table-cell table:style-name="ACE-11" office:value-type="float" office:value="926">
            <text:p>926</text:p>
          </table:table-cell>
          <table:table-cell table:style-name="ACE-11" office:value-type="float" office:value="251">
            <text:p>251</text:p>
          </table:table-cell>
          <table:table-cell table:style-name="ACE-11" office:value-type="float" office:value="221">
            <text:p>221</text:p>
          </table:table-cell>
          <table:table-cell table:style-name="ACE-16" office:value-type="float" office:value="0.63500000000000001">
            <text:p>0.64</text:p>
          </table:table-cell>
          <table:table-cell table:style-name="ACE-16" office:value-type="string">
            <text:p>nd</text:p>
          </table:table-cell>
          <table:table-cell table:style-name="ACE-16" office:value-type="float" office:value="1.0150000000000001">
            <text:p>1.02</text:p>
          </table:table-cell>
          <table:table-cell table:style-name="ACE-16" office:value-type="float" office:value="0.42850554486961306">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5999999999999996">
            <text:p>−0.46</text:p>
          </table:table-cell>
          <table:table-cell table:style-name="ACE-14" office:value-type="float" office:value="0.6035246490276962">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7</text:p>
          </table:table-cell>
          <table:table-cell table:style-name="ACE-10" office:value-type="float" office:value="285">
            <text:p>285</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030">
            <text:p>1030</text:p>
          </table:table-cell>
          <table:table-cell table:style-name="ACE-11" office:value-type="float" office:value="105.62196741208714">
            <text:p>106</text:p>
          </table:table-cell>
          <table:table-cell table:number-columns-repeated="4" table:style-name="ACE-11"/>
          <table:table-cell table:style-name="ACE-11" office:value-type="float" office:value="948">
            <text:p>948</text:p>
          </table:table-cell>
          <table:table-cell table:style-name="ACE-11" office:value-type="float" office:value="269">
            <text:p>269</text:p>
          </table:table-cell>
          <table:table-cell table:style-name="ACE-11" office:value-type="float" office:value="219">
            <text:p>219</text:p>
          </table:table-cell>
          <table:table-cell table:style-name="ACE-16" office:value-type="float" office:value="0.66500000000000004">
            <text:p>0.67</text:p>
          </table:table-cell>
          <table:table-cell table:style-name="ACE-16" office:value-type="string">
            <text:p>nd</text:p>
          </table:table-cell>
          <table:table-cell table:style-name="ACE-16" office:value-type="float" office:value="0.9850000000000001">
            <text:p>0.99</text:p>
          </table:table-cell>
          <table:table-cell table:style-name="ACE-16" office:value-type="float" office:value="0.42840345111988343">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8999999999999999">
            <text:p>−0.49</text:p>
          </table:table-cell>
          <table:table-cell table:style-name="ACE-14" office:value-type="float" office:value="0.60345216623310438">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8</text:p>
          </table:table-cell>
          <table:table-cell table:style-name="ACE-10" office:value-type="float" office:value="286">
            <text:p>286</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570">
            <text:p>1570</text:p>
          </table:table-cell>
          <table:table-cell table:style-name="ACE-11" office:value-type="float" office:value="107.70329614269008">
            <text:p>108</text:p>
          </table:table-cell>
          <table:table-cell table:number-columns-repeated="4" table:style-name="ACE-11"/>
          <table:table-cell table:style-name="ACE-11" office:value-type="float" office:value="1474">
            <text:p>1474</text:p>
          </table:table-cell>
          <table:table-cell table:style-name="ACE-11" office:value-type="float" office:value="229">
            <text:p>229</text:p>
          </table:table-cell>
          <table:table-cell table:style-name="ACE-11" office:value-type="float" office:value="181">
            <text:p>181</text:p>
          </table:table-cell>
          <table:table-cell table:style-name="ACE-16" office:value-type="float" office:value="0.81499999999999995">
            <text:p>0.81</text:p>
          </table:table-cell>
          <table:table-cell table:style-name="ACE-16" office:value-type="string">
            <text:p>nd</text:p>
          </table:table-cell>
          <table:table-cell table:style-name="ACE-16" office:value-type="float" office:value="0.83500000000000019">
            <text:p>0.84</text:p>
          </table:table-cell>
          <table:table-cell table:style-name="ACE-16" office:value-type="float" office:value="0.42805047083016884">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6399999999999999">
            <text:p>−0.64</text:p>
          </table:table-cell>
          <table:table-cell table:style-name="ACE-14" office:value-type="float" office:value="0.60320162928984966">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09</text:p>
          </table:table-cell>
          <table:table-cell table:style-name="ACE-10" office:value-type="float" office:value="287">
            <text:p>287</text:p>
          </table:table-cell>
          <table:table-cell table:style-name="ACE-10" office:value-type="string">
            <text:p>Moreno et al. 201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876944440000003">
            <text:p>41.88</text:p>
          </table:table-cell>
          <table:table-cell table:style-name="ACE-14" office:value-type="float" office:value="-8.8244444439999992">
            <text:p>−8.82</text:p>
          </table:table-cell>
          <table:table-cell table:style-name="ACE-10" office:value-type="float" office:value="1">
            <text:p>1</text:p>
          </table:table-cell>
          <table:table-cell table:style-name="ACE-11" office:value-type="float" office:value="1760">
            <text:p>1760</text:p>
          </table:table-cell>
          <table:table-cell table:style-name="ACE-11" office:value-type="float" office:value="104.4030650891055">
            <text:p>104</text:p>
          </table:table-cell>
          <table:table-cell table:number-columns-repeated="4" table:style-name="ACE-11"/>
          <table:table-cell table:style-name="ACE-11" office:value-type="float" office:value="1682">
            <text:p>1682</text:p>
          </table:table-cell>
          <table:table-cell table:style-name="ACE-11" office:value-type="float" office:value="215">
            <text:p>215</text:p>
          </table:table-cell>
          <table:table-cell table:style-name="ACE-11" office:value-type="float" office:value="268">
            <text:p>268</text:p>
          </table:table-cell>
          <table:table-cell table:style-name="ACE-16" office:value-type="float" office:value="0.90500000000000003">
            <text:p>0.91</text:p>
          </table:table-cell>
          <table:table-cell table:style-name="ACE-16" office:value-type="string">
            <text:p>nd</text:p>
          </table:table-cell>
          <table:table-cell table:style-name="ACE-16" office:value-type="float" office:value="0.74500000000000011">
            <text:p>0.75</text:p>
          </table:table-cell>
          <table:table-cell table:style-name="ACE-16" office:value-type="float" office:value="0.42791749856767458">
            <text:p>0.43</text:p>
          </table:table-cell>
          <table:table-cell table:style-name="ACE-16" office:value-type="float" office:value="0.42734646365683199">
            <text:p>0.43</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72999999999999998">
            <text:p>−0.73</text:p>
          </table:table-cell>
          <table:table-cell table:style-name="ACE-14" office:value-type="float" office:value="0.6031072753502611">
            <text:p>0.60</text:p>
          </table:table-cell>
          <table:table-cell table:style-name="ACE-14" office:value-type="float" office:value="0.60270224821216656">
            <text:p>0.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5">
            <text:p>5.5</text:p>
          </table:table-cell>
          <table:table-cell table:number-columns-repeated="219" table:style-name="ACE-12"/>
        </table:table-row>
        <table:table-row table:style-name="AROW-4">
          <table:table-cell table:style-name="ACE-10" office:value-type="string">
            <text:p>PT 010</text:p>
          </table:table-cell>
          <table:table-cell table:style-name="ACE-10" office:value-type="float" office:value="288">
            <text:p>288</text:p>
          </table:table-cell>
          <table:table-cell table:style-name="ACE-10" office:value-type="string">
            <text:p>Ribeiro et al. 2011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600000000000001">
            <text:p>41.60</text:p>
          </table:table-cell>
          <table:table-cell table:style-name="ACE-14" office:value-type="float" office:value="-8.8000000000000007">
            <text:p>−8.80</text:p>
          </table:table-cell>
          <table:table-cell table:style-name="ACE-10" office:value-type="float" office:value="1">
            <text:p>1</text:p>
          </table:table-cell>
          <table:table-cell table:style-name="ACE-11" office:value-type="float" office:value="5880">
            <text:p>5880</text:p>
          </table:table-cell>
          <table:table-cell table:style-name="ACE-11" office:value-type="float" office:value="128.06248474865697">
            <text:p>128</text:p>
          </table:table-cell>
          <table:table-cell table:number-columns-repeated="4" table:style-name="ACE-11"/>
          <table:table-cell table:style-name="ACE-11" office:value-type="float" office:value="6704">
            <text:p>6704</text:p>
          </table:table-cell>
          <table:table-cell table:style-name="ACE-11" office:value-type="float" office:value="440">
            <text:p>440</text:p>
          </table:table-cell>
          <table:table-cell table:style-name="ACE-11" office:value-type="float" office:value="302">
            <text:p>302</text:p>
          </table:table-cell>
          <table:table-cell table:style-name="ACE-16" office:value-type="float" office:value="0">
            <text:p>0.00</text:p>
          </table:table-cell>
          <table:table-cell table:style-name="ACE-16" office:value-type="string">
            <text:p>nd</text:p>
          </table:table-cell>
          <table:table-cell table:style-name="ACE-16" office:value-type="float" office:value="-1.1000000000000001">
            <text:p>−1.10</text:p>
          </table:table-cell>
          <table:table-cell table:style-name="ACE-16" office:value-type="float" office:value="1.4467981891058617">
            <text:p>1.45</text:p>
          </table:table-cell>
          <table:table-cell table:style-name="ACE-16" office:value-type="float" office:value="1.4467981891058617">
            <text:p>1.45</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1">
            <text:p>11</text:p>
          </table:table-cell>
          <table:table-cell table:style-name="ACE-10" office:value-type="string">
            <text:p>MTL</text:p>
          </table:table-cell>
          <table:table-cell table:style-name="ACE-14" office:value-type="float" office:value="-1.0375000000000001">
            <text:p>−1.04</text:p>
          </table:table-cell>
          <table:table-cell table:style-name="ACE-14" office:value-type="float" office:value="1.4467981891058617">
            <text:p>1.45</text:p>
          </table:table-cell>
          <table:table-cell table:style-name="ACE-14" office:value-type="float" office:value="1.4467981891058617">
            <text:p>1.4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9000000000000004">
            <text:p>8.9</text:p>
          </table:table-cell>
          <table:table-cell table:number-columns-repeated="219" table:style-name="ACE-12"/>
        </table:table-row>
        <table:table-row table:style-name="AROW-4">
          <table:table-cell table:style-name="ACE-10" office:value-type="string">
            <text:p>PT 011</text:p>
          </table:table-cell>
          <table:table-cell table:style-name="ACE-10" office:value-type="float" office:value="289">
            <text:p>289</text:p>
          </table:table-cell>
          <table:table-cell table:style-name="ACE-10" office:value-type="string">
            <text:p>Drago et al. 2004; Naughton et al. 2007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1580">
            <text:p>1580</text:p>
          </table:table-cell>
          <table:table-cell table:style-name="ACE-11" office:value-type="float" office:value="107.70329614269008">
            <text:p>108</text:p>
          </table:table-cell>
          <table:table-cell table:number-columns-repeated="4" table:style-name="ACE-11"/>
          <table:table-cell table:style-name="ACE-11" office:value-type="float" office:value="1482">
            <text:p>1482</text:p>
          </table:table-cell>
          <table:table-cell table:style-name="ACE-11" office:value-type="float" office:value="227">
            <text:p>227</text:p>
          </table:table-cell>
          <table:table-cell table:style-name="ACE-11" office:value-type="float" office:value="187">
            <text:p>187</text:p>
          </table:table-cell>
          <table:table-cell table:style-name="ACE-16" office:value-type="float" office:value="5.1749999999999998">
            <text:p>5.17</text:p>
          </table:table-cell>
          <table:table-cell table:style-name="ACE-16" office:value-type="string">
            <text:p>nd</text:p>
          </table:table-cell>
          <table:table-cell table:style-name="ACE-16" office:value-type="float" office:value="-1.6349999999999998">
            <text:p>−1.63</text:p>
          </table:table-cell>
          <table:table-cell table:style-name="ACE-16" office:value-type="float" office:value="1.2590234057281087">
            <text:p>1.26</text:p>
          </table:table-cell>
          <table:table-cell table:style-name="ACE-16" office:value-type="float" office:value="1.2590174740645976">
            <text:p>1.26</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1499999999999999">
            <text:p>−1.15</text:p>
          </table:table-cell>
          <table:table-cell table:style-name="ACE-14" office:value-type="float" office:value="1.3519231435888674">
            <text:p>1.35</text:p>
          </table:table-cell>
          <table:table-cell table:style-name="ACE-14" office:value-type="float" office:value="1.3519176195316043">
            <text:p>1.35</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2</text:p>
          </table:table-cell>
          <table:table-cell table:style-name="ACE-10" office:value-type="float" office:value="290">
            <text:p>290</text:p>
          </table:table-cell>
          <table:table-cell table:style-name="ACE-10" office:value-type="string">
            <text:p>Drago et al. 2004; Naughton et al. 2007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9490">
            <text:p>9490</text:p>
          </table:table-cell>
          <table:table-cell table:style-name="ACE-11" office:value-type="float" office:value="116.61903789690601">
            <text:p>117</text:p>
          </table:table-cell>
          <table:table-cell table:number-columns-repeated="4" table:style-name="ACE-11"/>
          <table:table-cell table:style-name="ACE-11" office:value-type="float" office:value="10805">
            <text:p>10805</text:p>
          </table:table-cell>
          <table:table-cell table:style-name="ACE-11" office:value-type="float" office:value="372">
            <text:p>372</text:p>
          </table:table-cell>
          <table:table-cell table:style-name="ACE-11" office:value-type="float" office:value="362">
            <text:p>362</text:p>
          </table:table-cell>
          <table:table-cell table:style-name="ACE-16" office:value-type="float" office:value="17.405000000000001">
            <text:p>17.41</text:p>
          </table:table-cell>
          <table:table-cell table:style-name="ACE-16" office:value-type="string">
            <text:p>nd</text:p>
          </table:table-cell>
          <table:table-cell table:style-name="ACE-16" office:value-type="float" office:value="-13.865000000000002">
            <text:p>−13.87</text:p>
          </table:table-cell>
          <table:table-cell table:style-name="ACE-16" office:value-type="float" office:value="1.2590179984493948">
            <text:p>1.26</text:p>
          </table:table-cell>
          <table:table-cell table:style-name="ACE-16" office:value-type="float" office:value="1.2590174740645976">
            <text:p>1.26</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13.880000000000003">
            <text:p>−13.88</text:p>
          </table:table-cell>
          <table:table-cell table:style-name="ACE-14" office:value-type="float" office:value="1.2590179984493948">
            <text:p>1.26</text:p>
          </table:table-cell>
          <table:table-cell table:style-name="ACE-14" office:value-type="float" office:value="1.2590174740645976">
            <text:p>1.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3</text:p>
          </table:table-cell>
          <table:table-cell table:style-name="ACE-10" office:value-type="float" office:value="291">
            <text:p>291</text:p>
          </table:table-cell>
          <table:table-cell table:style-name="ACE-10" office:value-type="string">
            <text:p>Drago et al. 200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8930">
            <text:p>8930</text:p>
          </table:table-cell>
          <table:table-cell table:style-name="ACE-11" office:value-type="float" office:value="116.61903789690601">
            <text:p>117</text:p>
          </table:table-cell>
          <table:table-cell table:number-columns-repeated="4" table:style-name="ACE-11"/>
          <table:table-cell table:style-name="ACE-11" office:value-type="float" office:value="10010">
            <text:p>10010</text:p>
          </table:table-cell>
          <table:table-cell table:style-name="ACE-11" office:value-type="float" office:value="256">
            <text:p>256</text:p>
          </table:table-cell>
          <table:table-cell table:style-name="ACE-11" office:value-type="float" office:value="396">
            <text:p>396</text:p>
          </table:table-cell>
          <table:table-cell table:style-name="ACE-16" office:value-type="float" office:value="5.4299999999999997">
            <text:p>5.43</text:p>
          </table:table-cell>
          <table:table-cell table:style-name="ACE-16" office:value-type="string">
            <text:p>nd</text:p>
          </table:table-cell>
          <table:table-cell table:style-name="ACE-16" office:value-type="float" office:value="-20.550000000000001">
            <text:p>−20.55</text:p>
          </table:table-cell>
          <table:table-cell table:style-name="ACE-16" office:value-type="float" office:value="1.2590228616931953">
            <text:p>1.26</text:p>
          </table:table-cell>
          <table:table-cell table:style-name="ACE-16" office:value-type="float" office:value="1.2590174740645976">
            <text:p>1.26</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0.565000000000001">
            <text:p>−20.57</text:p>
          </table:table-cell>
          <table:table-cell table:style-name="ACE-14" office:value-type="float" office:value="1.2590228616931953">
            <text:p>1.26</text:p>
          </table:table-cell>
          <table:table-cell table:style-name="ACE-14" office:value-type="float" office:value="1.2590174740645976">
            <text:p>1.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4</text:p>
          </table:table-cell>
          <table:table-cell table:style-name="ACE-10" office:value-type="float" office:value="292">
            <text:p>292</text:p>
          </table:table-cell>
          <table:table-cell table:style-name="ACE-10" office:value-type="string">
            <text:p>Drago et al. 2004 (as in García-Artola et al. 2018)</text:p>
          </table:table-cell>
          <table:table-cell table:style-name="ACE-10" office:value-type="float" office:value="4">
            <text:p>4</text:p>
          </table:table-cell>
          <table:table-cell table:style-name="ACE-10" office:value-type="string">
            <text:p>11 North Portugal, Portugal</text:p>
          </table:table-cell>
          <table:table-cell table:style-name="ACE-14" office:value-type="float" office:value="41.137999999999998">
            <text:p>41.14</text:p>
          </table:table-cell>
          <table:table-cell table:style-name="ACE-14" office:value-type="float" office:value="-8.6609999999999996">
            <text:p>−8.66</text:p>
          </table:table-cell>
          <table:table-cell table:style-name="ACE-10" office:value-type="float" office:value="1">
            <text:p>1</text:p>
          </table:table-cell>
          <table:table-cell table:style-name="ACE-11" office:value-type="float" office:value="9230">
            <text:p>9230</text:p>
          </table:table-cell>
          <table:table-cell table:style-name="ACE-11" office:value-type="float" office:value="111.80339887498948">
            <text:p>112</text:p>
          </table:table-cell>
          <table:table-cell table:number-columns-repeated="4" table:style-name="ACE-11"/>
          <table:table-cell table:style-name="ACE-11" office:value-type="float" office:value="10417">
            <text:p>10417</text:p>
          </table:table-cell>
          <table:table-cell table:style-name="ACE-11" office:value-type="float" office:value="270">
            <text:p>270</text:p>
          </table:table-cell>
          <table:table-cell table:style-name="ACE-11" office:value-type="float" office:value="210">
            <text:p>210</text:p>
          </table:table-cell>
          <table:table-cell table:style-name="ACE-16" office:value-type="float" office:value="7.5899999999999999">
            <text:p>7.59</text:p>
          </table:table-cell>
          <table:table-cell table:style-name="ACE-16" office:value-type="string">
            <text:p>nd</text:p>
          </table:table-cell>
          <table:table-cell table:style-name="ACE-16" office:value-type="float" office:value="-22.710000000000001">
            <text:p>−22.71</text:p>
          </table:table-cell>
          <table:table-cell table:style-name="ACE-16" office:value-type="float" office:value="1.2590202315562762">
            <text:p>1.26</text:p>
          </table:table-cell>
          <table:table-cell table:style-name="ACE-16" office:value-type="float" office:value="1.2590174740645976">
            <text:p>1.26</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22.725000000000001">
            <text:p>−22.73</text:p>
          </table:table-cell>
          <table:table-cell table:style-name="ACE-14" office:value-type="float" office:value="1.2590202315562762">
            <text:p>1.26</text:p>
          </table:table-cell>
          <table:table-cell table:style-name="ACE-14" office:value-type="float" office:value="1.2590174740645976">
            <text:p>1.2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text:p>
          </table:table-cell>
          <table:table-cell table:number-columns-repeated="219" table:style-name="ACE-12"/>
        </table:table-row>
        <table:table-row table:style-name="AROW-4">
          <table:table-cell table:style-name="ACE-10" office:value-type="string">
            <text:p>PT 015</text:p>
          </table:table-cell>
          <table:table-cell table:style-name="ACE-10" office:value-type="float" office:value="293">
            <text:p>293</text:p>
          </table:table-cell>
          <table:table-cell table:style-name="ACE-10" office:value-type="string">
            <text:p>Danielsen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40.219999999999999">
            <text:p>40.22</text:p>
          </table:table-cell>
          <table:table-cell table:style-name="ACE-14" office:value-type="float" office:value="-8.8900000000000006">
            <text:p>−8.89</text:p>
          </table:table-cell>
          <table:table-cell table:style-name="ACE-10" office:value-type="float" office:value="1">
            <text:p>1</text:p>
          </table:table-cell>
          <table:table-cell table:style-name="ACE-11" office:value-type="float" office:value="4045">
            <text:p>4045</text:p>
          </table:table-cell>
          <table:table-cell table:style-name="ACE-11" office:value-type="float" office:value="35">
            <text:p>35</text:p>
          </table:table-cell>
          <table:table-cell table:number-columns-repeated="4" table:style-name="ACE-11"/>
          <table:table-cell table:style-name="ACE-11" office:value-type="float" office:value="3940">
            <text:p>3940</text:p>
          </table:table-cell>
          <table:table-cell table:style-name="ACE-11" office:value-type="float" office:value="125">
            <text:p>125</text:p>
          </table:table-cell>
          <table:table-cell table:style-name="ACE-11" office:value-type="float" office:value="110">
            <text:p>110</text:p>
          </table:table-cell>
          <table:table-cell table:style-name="ACE-16" office:value-type="float" office:value="7.5499999999999998">
            <text:p>7.55</text:p>
          </table:table-cell>
          <table:table-cell table:style-name="ACE-16" office:value-type="string">
            <text:p>nd</text:p>
          </table:table-cell>
          <table:table-cell table:style-name="ACE-16" office:value-type="float" office:value="-1.5499999999999998">
            <text:p>−1.55</text:p>
          </table:table-cell>
          <table:table-cell table:style-name="ACE-16" office:value-type="float" office:value="1.5149610612936844">
            <text:p>1.51</text:p>
          </table:table-cell>
          <table:table-cell table:style-name="ACE-16" office:value-type="float" office:value="1.5149587453128881">
            <text:p>1.51</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13">
            <text:p>13</text:p>
          </table:table-cell>
          <table:table-cell table:style-name="ACE-10" office:value-type="string">
            <text:p>MTL to -1m</text:p>
          </table:table-cell>
          <table:table-cell table:style-name="ACE-14" office:value-type="float" office:value="-1.0499999999999998">
            <text:p>−1.05</text:p>
          </table:table-cell>
          <table:table-cell table:style-name="ACE-14" office:value-type="float" office:value="1.5953391542979463">
            <text:p>1.60</text:p>
          </table:table-cell>
          <table:table-cell table:style-name="ACE-14" office:value-type="float" office:value="1.5953369550035503">
            <text:p>1.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9000000000000004">
            <text:p>8.9</text:p>
          </table:table-cell>
          <table:table-cell table:number-columns-repeated="219" table:style-name="ACE-12"/>
        </table:table-row>
        <table:table-row table:style-name="AROW-4">
          <table:table-cell table:style-name="ACE-10" office:value-type="string">
            <text:p>PT 016</text:p>
          </table:table-cell>
          <table:table-cell table:style-name="ACE-10" office:value-type="float" office:value="294">
            <text:p>294</text:p>
          </table:table-cell>
          <table:table-cell table:style-name="ACE-10" office:value-type="string">
            <text:p>Danielsen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40.219999999999999">
            <text:p>40.22</text:p>
          </table:table-cell>
          <table:table-cell table:style-name="ACE-14" office:value-type="float" office:value="-8.8900000000000006">
            <text:p>−8.89</text:p>
          </table:table-cell>
          <table:table-cell table:style-name="ACE-10" office:value-type="float" office:value="1">
            <text:p>1</text:p>
          </table:table-cell>
          <table:table-cell table:style-name="ACE-11" office:value-type="float" office:value="4145">
            <text:p>4145</text:p>
          </table:table-cell>
          <table:table-cell table:style-name="ACE-11" office:value-type="float" office:value="35">
            <text:p>35</text:p>
          </table:table-cell>
          <table:table-cell table:number-columns-repeated="4" table:style-name="ACE-11"/>
          <table:table-cell table:style-name="ACE-11" office:value-type="float" office:value="4076">
            <text:p>4076</text:p>
          </table:table-cell>
          <table:table-cell table:style-name="ACE-11" office:value-type="float" office:value="139">
            <text:p>139</text:p>
          </table:table-cell>
          <table:table-cell table:style-name="ACE-11" office:value-type="float" office:value="121">
            <text:p>121</text:p>
          </table:table-cell>
          <table:table-cell table:style-name="ACE-16" office:value-type="float" office:value="8.0999999999999996">
            <text:p>8.10</text:p>
          </table:table-cell>
          <table:table-cell table:style-name="ACE-16" office:value-type="string">
            <text:p>nd</text:p>
          </table:table-cell>
          <table:table-cell table:style-name="ACE-16" office:value-type="float" office:value="-2.0999999999999996">
            <text:p>−2.10</text:p>
          </table:table-cell>
          <table:table-cell table:style-name="ACE-16" office:value-type="float" office:value="1.5207255165320304">
            <text:p>1.52</text:p>
          </table:table-cell>
          <table:table-cell table:style-name="ACE-16" office:value-type="float" office:value="1.5207235120165665">
            <text:p>1.52</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13">
            <text:p>13</text:p>
          </table:table-cell>
          <table:table-cell table:style-name="ACE-10" office:value-type="string">
            <text:p>MTL to -1m</text:p>
          </table:table-cell>
          <table:table-cell table:style-name="ACE-14" office:value-type="float" office:value="-1.5999999999999996">
            <text:p>−1.60</text:p>
          </table:table-cell>
          <table:table-cell table:style-name="ACE-14" office:value-type="float" office:value="1.6008141980353656">
            <text:p>1.60</text:p>
          </table:table-cell>
          <table:table-cell table:style-name="ACE-14" office:value-type="float" office:value="1.6008122938058666">
            <text:p>1.60</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8.9000000000000004">
            <text:p>8.9</text:p>
          </table:table-cell>
          <table:table-cell table:number-columns-repeated="219" table:style-name="ACE-12"/>
        </table:table-row>
        <table:table-row table:style-name="AROW-4">
          <table:table-cell table:style-name="ACE-10" office:value-type="string">
            <text:p>PT 017</text:p>
          </table:table-cell>
          <table:table-cell table:style-name="ACE-10" office:value-type="float" office:value="295">
            <text:p>295</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25999999999999">
            <text:p>39.23</text:p>
          </table:table-cell>
          <table:table-cell table:style-name="ACE-14" office:value-type="float" office:value="-8.6310000000000002">
            <text:p>−8.63</text:p>
          </table:table-cell>
          <table:table-cell table:style-name="ACE-10" office:value-type="float" office:value="1">
            <text:p>1</text:p>
          </table:table-cell>
          <table:table-cell table:style-name="ACE-11" office:value-type="float" office:value="5530">
            <text:p>5530</text:p>
          </table:table-cell>
          <table:table-cell table:style-name="ACE-11" office:value-type="float" office:value="109.65856099730654">
            <text:p>110</text:p>
          </table:table-cell>
          <table:table-cell table:number-columns-repeated="4" table:style-name="ACE-11"/>
          <table:table-cell table:style-name="ACE-11" office:value-type="float" office:value="6329">
            <text:p>6329</text:p>
          </table:table-cell>
          <table:table-cell table:style-name="ACE-11" office:value-type="float" office:value="231">
            <text:p>231</text:p>
          </table:table-cell>
          <table:table-cell table:style-name="ACE-11" office:value-type="float" office:value="324">
            <text:p>324</text:p>
          </table:table-cell>
          <table:table-cell table:style-name="ACE-16" office:value-type="float" office:value="7.4050000000000002">
            <text:p>7.41</text:p>
          </table:table-cell>
          <table:table-cell table:style-name="ACE-16" office:value-type="string">
            <text:p>nd</text:p>
          </table:table-cell>
          <table:table-cell table:style-name="ACE-16" office:value-type="float" office:value="0.125">
            <text:p>0.13</text:p>
          </table:table-cell>
          <table:table-cell table:style-name="ACE-16" office:value-type="float" office:value="0.11250464319667443">
            <text:p>0.11</text:p>
          </table:table-cell>
          <table:table-cell table:style-name="ACE-16" office:value-type="float" office:value="0.11247221879201993">
            <text:p>0.1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0.94249999999999989">
            <text:p>−0.94</text:p>
          </table:table-cell>
          <table:table-cell table:style-name="ACE-14" office:value-type="float" office:value="1.167931309941133">
            <text:p>1.17</text:p>
          </table:table-cell>
          <table:table-cell table:style-name="ACE-14" office:value-type="float" office:value="1.1679281870046634">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3">
            <text:p>43.0</text:p>
          </table:table-cell>
          <table:table-cell table:number-columns-repeated="219" table:style-name="ACE-12"/>
        </table:table-row>
        <table:table-row table:style-name="AROW-4">
          <table:table-cell table:style-name="ACE-10" office:value-type="string">
            <text:p>PT 018</text:p>
          </table:table-cell>
          <table:table-cell table:style-name="ACE-10" office:value-type="float" office:value="296">
            <text:p>296</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04000000000002">
            <text:p>39.30</text:p>
          </table:table-cell>
          <table:table-cell table:style-name="ACE-14" office:value-type="float" office:value="-8.5020000000000007">
            <text:p>−8.50</text:p>
          </table:table-cell>
          <table:table-cell table:style-name="ACE-10" office:value-type="float" office:value="1">
            <text:p>1</text:p>
          </table:table-cell>
          <table:table-cell table:style-name="ACE-11" office:value-type="float" office:value="6500">
            <text:p>6500</text:p>
          </table:table-cell>
          <table:table-cell table:style-name="ACE-11" office:value-type="float" office:value="50">
            <text:p>50</text:p>
          </table:table-cell>
          <table:table-cell table:number-columns-repeated="4" table:style-name="ACE-11"/>
          <table:table-cell table:style-name="ACE-11" office:value-type="float" office:value="7414">
            <text:p>7414</text:p>
          </table:table-cell>
          <table:table-cell table:style-name="ACE-11" office:value-type="float" office:value="137">
            <text:p>137</text:p>
          </table:table-cell>
          <table:table-cell table:style-name="ACE-11" office:value-type="float" office:value="108">
            <text:p>108</text:p>
          </table:table-cell>
          <table:table-cell table:style-name="ACE-16" office:value-type="float" office:value="14.93">
            <text:p>14.93</text:p>
          </table:table-cell>
          <table:table-cell table:style-name="ACE-16" office:value-type="string">
            <text:p>nd</text:p>
          </table:table-cell>
          <table:table-cell table:style-name="ACE-16" office:value-type="float" office:value="-2.669999999999999">
            <text:p>−2.67</text:p>
          </table:table-cell>
          <table:table-cell table:style-name="ACE-16" office:value-type="float" office:value="0.1817327556805472">
            <text:p>0.18</text:p>
          </table:table-cell>
          <table:table-cell table:style-name="ACE-16" office:value-type="float" office:value="0.18172781845386249">
            <text:p>0.18</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5749999999999988">
            <text:p>−2.57</text:p>
          </table:table-cell>
          <table:table-cell table:style-name="ACE-14" office:value-type="float" office:value="0.1817327556805472">
            <text:p>0.18</text:p>
          </table:table-cell>
          <table:table-cell table:style-name="ACE-14" office:value-type="float" office:value="0.18172781845386249">
            <text:p>0.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7.100000000000001">
            <text:p>57.1</text:p>
          </table:table-cell>
          <table:table-cell table:number-columns-repeated="219" table:style-name="ACE-12"/>
        </table:table-row>
        <table:table-row table:style-name="AROW-4">
          <table:table-cell table:style-name="ACE-10" office:value-type="string">
            <text:p>PT 019</text:p>
          </table:table-cell>
          <table:table-cell table:style-name="ACE-10" office:value-type="float" office:value="297">
            <text:p>297</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04000000000002">
            <text:p>39.30</text:p>
          </table:table-cell>
          <table:table-cell table:style-name="ACE-14" office:value-type="float" office:value="-8.5020000000000007">
            <text:p>−8.50</text:p>
          </table:table-cell>
          <table:table-cell table:style-name="ACE-10" office:value-type="float" office:value="1">
            <text:p>1</text:p>
          </table:table-cell>
          <table:table-cell table:style-name="ACE-11" office:value-type="float" office:value="6360">
            <text:p>6360</text:p>
          </table:table-cell>
          <table:table-cell table:style-name="ACE-11" office:value-type="float" office:value="45">
            <text:p>45</text:p>
          </table:table-cell>
          <table:table-cell table:number-columns-repeated="4" table:style-name="ACE-11"/>
          <table:table-cell table:style-name="ACE-11" office:value-type="float" office:value="7297">
            <text:p>7297</text:p>
          </table:table-cell>
          <table:table-cell table:style-name="ACE-11" office:value-type="float" office:value="121">
            <text:p>121</text:p>
          </table:table-cell>
          <table:table-cell table:style-name="ACE-11" office:value-type="float" office:value="120">
            <text:p>120</text:p>
          </table:table-cell>
          <table:table-cell table:style-name="ACE-16" office:value-type="float" office:value="15.890000000000001">
            <text:p>15.89</text:p>
          </table:table-cell>
          <table:table-cell table:style-name="ACE-16" office:value-type="string">
            <text:p>nd</text:p>
          </table:table-cell>
          <table:table-cell table:style-name="ACE-16" office:value-type="float" office:value="-3.6299999999999999">
            <text:p>−3.63</text:p>
          </table:table-cell>
          <table:table-cell table:style-name="ACE-16" office:value-type="float" office:value="0.18090490376985685">
            <text:p>0.18</text:p>
          </table:table-cell>
          <table:table-cell table:style-name="ACE-16" office:value-type="float" office:value="0.18090052515125546">
            <text:p>0.18</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3.5349999999999997">
            <text:p>−3.53</text:p>
          </table:table-cell>
          <table:table-cell table:style-name="ACE-14" office:value-type="float" office:value="0.18090490376985685">
            <text:p>0.18</text:p>
          </table:table-cell>
          <table:table-cell table:style-name="ACE-14" office:value-type="float" office:value="0.18090052515125546">
            <text:p>0.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7.100000000000001">
            <text:p>57.1</text:p>
          </table:table-cell>
          <table:table-cell table:number-columns-repeated="219" table:style-name="ACE-12"/>
        </table:table-row>
        <table:table-row table:style-name="AROW-4">
          <table:table-cell table:style-name="ACE-10" office:value-type="string">
            <text:p>PT 020</text:p>
          </table:table-cell>
          <table:table-cell table:style-name="ACE-10" office:value-type="float" office:value="298">
            <text:p>298</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59999999999998">
            <text:p>39.26</text:p>
          </table:table-cell>
          <table:table-cell table:style-name="ACE-14" office:value-type="float" office:value="-8.4800000000000004">
            <text:p>−8.48</text:p>
          </table:table-cell>
          <table:table-cell table:style-name="ACE-10" office:value-type="float" office:value="1">
            <text:p>1</text:p>
          </table:table-cell>
          <table:table-cell table:style-name="ACE-11" office:value-type="float" office:value="6265">
            <text:p>6265</text:p>
          </table:table-cell>
          <table:table-cell table:style-name="ACE-11" office:value-type="float" office:value="35">
            <text:p>35</text:p>
          </table:table-cell>
          <table:table-cell table:number-columns-repeated="4" table:style-name="ACE-11"/>
          <table:table-cell table:style-name="ACE-11" office:value-type="float" office:value="7208">
            <text:p>7208</text:p>
          </table:table-cell>
          <table:table-cell table:style-name="ACE-11" office:value-type="float" office:value="61">
            <text:p>61</text:p>
          </table:table-cell>
          <table:table-cell table:style-name="ACE-11" office:value-type="float" office:value="180">
            <text:p>180</text:p>
          </table:table-cell>
          <table:table-cell table:style-name="ACE-16" office:value-type="float" office:value="19.704999999999998">
            <text:p>19.70</text:p>
          </table:table-cell>
          <table:table-cell table:style-name="ACE-16" office:value-type="string">
            <text:p>nd</text:p>
          </table:table-cell>
          <table:table-cell table:style-name="ACE-16" office:value-type="float" office:value="-2.7749999999999995">
            <text:p>−2.77</text:p>
          </table:table-cell>
          <table:table-cell table:style-name="ACE-16" office:value-type="float" office:value="0.11769039963295486">
            <text:p>0.12</text:p>
          </table:table-cell>
          <table:table-cell table:style-name="ACE-16" office:value-type="float" office:value="0.11768602295939821">
            <text:p>0.12</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13">
            <text:p>13</text:p>
          </table:table-cell>
          <table:table-cell table:style-name="ACE-10" office:value-type="string">
            <text:p>MTL</text:p>
          </table:table-cell>
          <table:table-cell table:style-name="ACE-14" office:value-type="float" office:value="-2.6799999999999993">
            <text:p>−2.68</text:p>
          </table:table-cell>
          <table:table-cell table:style-name="ACE-14" office:value-type="float" office:value="0.11769039963295486">
            <text:p>0.12</text:p>
          </table:table-cell>
          <table:table-cell table:style-name="ACE-14" office:value-type="float" office:value="0.11768602295939821">
            <text:p>0.1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56">
            <text:p>56.0</text:p>
          </table:table-cell>
          <table:table-cell table:number-columns-repeated="219" table:style-name="ACE-12"/>
        </table:table-row>
        <table:table-row table:style-name="AROW-4">
          <table:table-cell table:style-name="ACE-10" office:value-type="string">
            <text:p>PT 021</text:p>
          </table:table-cell>
          <table:table-cell table:style-name="ACE-10" office:value-type="float" office:value="299">
            <text:p>299</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67000000000003">
            <text:p>39.27</text:p>
          </table:table-cell>
          <table:table-cell table:style-name="ACE-14" office:value-type="float" office:value="-8.6400000000000006">
            <text:p>−8.64</text:p>
          </table:table-cell>
          <table:table-cell table:style-name="ACE-10" office:value-type="float" office:value="1">
            <text:p>1</text:p>
          </table:table-cell>
          <table:table-cell table:style-name="ACE-11" office:value-type="float" office:value="8030">
            <text:p>8030</text:p>
          </table:table-cell>
          <table:table-cell table:style-name="ACE-11" office:value-type="float" office:value="40">
            <text:p>40</text:p>
          </table:table-cell>
          <table:table-cell table:number-columns-repeated="4" table:style-name="ACE-11"/>
          <table:table-cell table:style-name="ACE-11" office:value-type="float" office:value="8899">
            <text:p>8899</text:p>
          </table:table-cell>
          <table:table-cell table:style-name="ACE-11" office:value-type="float" office:value="125">
            <text:p>125</text:p>
          </table:table-cell>
          <table:table-cell table:style-name="ACE-11" office:value-type="float" office:value="170">
            <text:p>170</text:p>
          </table:table-cell>
          <table:table-cell table:style-name="ACE-16" office:value-type="float" office:value="22.350000000000001">
            <text:p>22.35</text:p>
          </table:table-cell>
          <table:table-cell table:style-name="ACE-16" office:value-type="string">
            <text:p>nd</text:p>
          </table:table-cell>
          <table:table-cell table:style-name="ACE-16" office:value-type="float" office:value="-11.440000000000001">
            <text:p>−11.44</text:p>
          </table:table-cell>
          <table:table-cell table:style-name="ACE-16" office:value-type="float" office:value="0.12298699429098314">
            <text:p>0.12</text:p>
          </table:table-cell>
          <table:table-cell table:style-name="ACE-16" office:value-type="float" office:value="0.1229837387624884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13.145000000000001">
            <text:p>−13.15</text:p>
          </table:table-cell>
          <table:table-cell table:style-name="ACE-14" office:value-type="float" office:value="0.53921313111304181">
            <text:p>0.54</text:p>
          </table:table-cell>
          <table:table-cell table:style-name="ACE-14" office:value-type="float" office:value="0.53921238858171661">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6">
            <text:p>46.0</text:p>
          </table:table-cell>
          <table:table-cell table:number-columns-repeated="219" table:style-name="ACE-12"/>
        </table:table-row>
        <table:table-row table:style-name="AROW-4">
          <table:table-cell table:style-name="ACE-10" office:value-type="string">
            <text:p>PT 022</text:p>
          </table:table-cell>
          <table:table-cell table:style-name="ACE-10" office:value-type="float" office:value="300">
            <text:p>300</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49000000000001">
            <text:p>39.15</text:p>
          </table:table-cell>
          <table:table-cell table:style-name="ACE-14" office:value-type="float" office:value="-8.6989999999999998">
            <text:p>−8.70</text:p>
          </table:table-cell>
          <table:table-cell table:style-name="ACE-10" office:value-type="float" office:value="1">
            <text:p>1</text:p>
          </table:table-cell>
          <table:table-cell table:style-name="ACE-11" office:value-type="float" office:value="6165">
            <text:p>6165</text:p>
          </table:table-cell>
          <table:table-cell table:style-name="ACE-11" office:value-type="float" office:value="35">
            <text:p>35</text:p>
          </table:table-cell>
          <table:table-cell table:number-columns-repeated="4" table:style-name="ACE-11"/>
          <table:table-cell table:style-name="ACE-11" office:value-type="float" office:value="7073">
            <text:p>7073</text:p>
          </table:table-cell>
          <table:table-cell table:style-name="ACE-11" office:value-type="float" office:value="92">
            <text:p>92</text:p>
          </table:table-cell>
          <table:table-cell table:style-name="ACE-11" office:value-type="float" office:value="108">
            <text:p>108</text:p>
          </table:table-cell>
          <table:table-cell table:style-name="ACE-16" office:value-type="float" office:value="7.75">
            <text:p>7.75</text:p>
          </table:table-cell>
          <table:table-cell table:style-name="ACE-16" office:value-type="string">
            <text:p>nd</text:p>
          </table:table-cell>
          <table:table-cell table:style-name="ACE-16" office:value-type="float" office:value="-0.80000000000000004">
            <text:p>−0.80</text:p>
          </table:table-cell>
          <table:table-cell table:style-name="ACE-16" office:value-type="float" office:value="0.12301081143317645">
            <text:p>0.12</text:p>
          </table:table-cell>
          <table:table-cell table:style-name="ACE-16" office:value-type="float" office:value="0.1229837387624884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1.8674999999999999">
            <text:p>−1.87</text:p>
          </table:table-cell>
          <table:table-cell table:style-name="ACE-14" office:value-type="float" office:value="1.1689901238802014">
            <text:p>1.17</text:p>
          </table:table-cell>
          <table:table-cell table:style-name="ACE-14" office:value-type="float" office:value="1.1689872753798478">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299999999999997">
            <text:p>33.3</text:p>
          </table:table-cell>
          <table:table-cell table:number-columns-repeated="219" table:style-name="ACE-12"/>
        </table:table-row>
        <table:table-row table:style-name="AROW-4">
          <table:table-cell table:style-name="ACE-10" office:value-type="string">
            <text:p>PT 023</text:p>
          </table:table-cell>
          <table:table-cell table:style-name="ACE-10" office:value-type="float" office:value="301">
            <text:p>301</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49000000000001">
            <text:p>39.15</text:p>
          </table:table-cell>
          <table:table-cell table:style-name="ACE-14" office:value-type="float" office:value="-8.6989999999999998">
            <text:p>−8.70</text:p>
          </table:table-cell>
          <table:table-cell table:style-name="ACE-10" office:value-type="float" office:value="1">
            <text:p>1</text:p>
          </table:table-cell>
          <table:table-cell table:style-name="ACE-11" office:value-type="float" office:value="7440">
            <text:p>7440</text:p>
          </table:table-cell>
          <table:table-cell table:style-name="ACE-11" office:value-type="float" office:value="40">
            <text:p>40</text:p>
          </table:table-cell>
          <table:table-cell table:number-columns-repeated="4" table:style-name="ACE-11"/>
          <table:table-cell table:style-name="ACE-11" office:value-type="float" office:value="8265">
            <text:p>8265</text:p>
          </table:table-cell>
          <table:table-cell table:style-name="ACE-11" office:value-type="float" office:value="84">
            <text:p>84</text:p>
          </table:table-cell>
          <table:table-cell table:style-name="ACE-11" office:value-type="float" office:value="84">
            <text:p>84</text:p>
          </table:table-cell>
          <table:table-cell table:style-name="ACE-16" office:value-type="float" office:value="12.65">
            <text:p>12.65</text:p>
          </table:table-cell>
          <table:table-cell table:style-name="ACE-16" office:value-type="string">
            <text:p>nd</text:p>
          </table:table-cell>
          <table:table-cell table:style-name="ACE-16" office:value-type="float" office:value="-5.7000000000000002">
            <text:p>−5.70</text:p>
          </table:table-cell>
          <table:table-cell table:style-name="ACE-16" office:value-type="float" office:value="0.12299390085889192">
            <text:p>0.12</text:p>
          </table:table-cell>
          <table:table-cell table:style-name="ACE-16" office:value-type="float" office:value="0.12298373876248844">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7.4050000000000002">
            <text:p>−7.41</text:p>
          </table:table-cell>
          <table:table-cell table:style-name="ACE-14" office:value-type="float" office:value="0.53921470644677993">
            <text:p>0.54</text:p>
          </table:table-cell>
          <table:table-cell table:style-name="ACE-14" office:value-type="float" office:value="0.53921238858171661">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3.299999999999997">
            <text:p>33.3</text:p>
          </table:table-cell>
          <table:table-cell table:number-columns-repeated="219" table:style-name="ACE-12"/>
        </table:table-row>
        <table:table-row table:style-name="AROW-4">
          <table:table-cell table:style-name="ACE-10" office:value-type="string">
            <text:p>PT 024</text:p>
          </table:table-cell>
          <table:table-cell table:style-name="ACE-10" office:value-type="float" office:value="302">
            <text:p>302</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87">
            <text:p>39.39</text:p>
          </table:table-cell>
          <table:table-cell table:style-name="ACE-14" office:value-type="float" office:value="-8.5310000000000006">
            <text:p>−8.53</text:p>
          </table:table-cell>
          <table:table-cell table:style-name="ACE-10" office:value-type="float" office:value="1">
            <text:p>1</text:p>
          </table:table-cell>
          <table:table-cell table:style-name="ACE-11" office:value-type="float" office:value="5790">
            <text:p>5790</text:p>
          </table:table-cell>
          <table:table-cell table:style-name="ACE-11" office:value-type="float" office:value="40">
            <text:p>40</text:p>
          </table:table-cell>
          <table:table-cell table:number-columns-repeated="4" table:style-name="ACE-11"/>
          <table:table-cell table:style-name="ACE-11" office:value-type="float" office:value="6590">
            <text:p>6590</text:p>
          </table:table-cell>
          <table:table-cell table:style-name="ACE-11" office:value-type="float" office:value="121">
            <text:p>121</text:p>
          </table:table-cell>
          <table:table-cell table:style-name="ACE-11" office:value-type="float" office:value="105">
            <text:p>105</text:p>
          </table:table-cell>
          <table:table-cell table:style-name="ACE-16" office:value-type="float" office:value="10.265000000000001">
            <text:p>10.27</text:p>
          </table:table-cell>
          <table:table-cell table:style-name="ACE-16" office:value-type="string">
            <text:p>nd</text:p>
          </table:table-cell>
          <table:table-cell table:style-name="ACE-16" office:value-type="float" office:value="1.2649999999999995">
            <text:p>1.26</text:p>
          </table:table-cell>
          <table:table-cell table:style-name="ACE-16" office:value-type="float" office:value="0.11512513252459199">
            <text:p>0.12</text:p>
          </table:table-cell>
          <table:table-cell table:style-name="ACE-16" office:value-type="float" office:value="0.11510864433221339">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44000000000000039">
            <text:p>−0.44</text:p>
          </table:table-cell>
          <table:table-cell table:style-name="ACE-14" office:value-type="float" office:value="0.53747446091773043">
            <text:p>0.54</text:p>
          </table:table-cell>
          <table:table-cell table:style-name="ACE-14" office:value-type="float" office:value="0.53747092944642139">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299999999999997">
            <text:p>62.3</text:p>
          </table:table-cell>
          <table:table-cell table:number-columns-repeated="219" table:style-name="ACE-12"/>
        </table:table-row>
        <table:table-row table:style-name="AROW-4">
          <table:table-cell table:style-name="ACE-10" office:value-type="string">
            <text:p>PT 025</text:p>
          </table:table-cell>
          <table:table-cell table:style-name="ACE-10" office:value-type="float" office:value="303">
            <text:p>303</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387">
            <text:p>39.39</text:p>
          </table:table-cell>
          <table:table-cell table:style-name="ACE-14" office:value-type="float" office:value="-8.5310000000000006">
            <text:p>−8.53</text:p>
          </table:table-cell>
          <table:table-cell table:style-name="ACE-10" office:value-type="float" office:value="1">
            <text:p>1</text:p>
          </table:table-cell>
          <table:table-cell table:style-name="ACE-11" office:value-type="float" office:value="5900">
            <text:p>5900</text:p>
          </table:table-cell>
          <table:table-cell table:style-name="ACE-11" office:value-type="float" office:value="45">
            <text:p>45</text:p>
          </table:table-cell>
          <table:table-cell table:number-columns-repeated="4" table:style-name="ACE-11"/>
          <table:table-cell table:style-name="ACE-11" office:value-type="float" office:value="6721">
            <text:p>6721</text:p>
          </table:table-cell>
          <table:table-cell table:style-name="ACE-11" office:value-type="float" office:value="131">
            <text:p>131</text:p>
          </table:table-cell>
          <table:table-cell table:style-name="ACE-11" office:value-type="float" office:value="88">
            <text:p>88</text:p>
          </table:table-cell>
          <table:table-cell table:style-name="ACE-16" office:value-type="float" office:value="10.48">
            <text:p>10.48</text:p>
          </table:table-cell>
          <table:table-cell table:style-name="ACE-16" office:value-type="string">
            <text:p>nd</text:p>
          </table:table-cell>
          <table:table-cell table:style-name="ACE-16" office:value-type="float" office:value="1.0499999999999996">
            <text:p>1.05</text:p>
          </table:table-cell>
          <table:table-cell table:style-name="ACE-16" office:value-type="float" office:value="0.11414307678920198">
            <text:p>0.11</text:p>
          </table:table-cell>
          <table:table-cell table:style-name="ACE-16" office:value-type="float" office:value="0.11412712210513329">
            <text:p>0.1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0.65500000000000025">
            <text:p>−0.66</text:p>
          </table:table-cell>
          <table:table-cell table:style-name="ACE-14" office:value-type="float" office:value="0.53726496440667504">
            <text:p>0.54</text:p>
          </table:table-cell>
          <table:table-cell table:style-name="ACE-14" office:value-type="float" office:value="0.53726157502654159">
            <text:p>0.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62.299999999999997">
            <text:p>62.3</text:p>
          </table:table-cell>
          <table:table-cell table:number-columns-repeated="219" table:style-name="ACE-12"/>
        </table:table-row>
        <table:table-row table:style-name="AROW-4">
          <table:table-cell table:style-name="ACE-10" office:value-type="string">
            <text:p>PT 026</text:p>
          </table:table-cell>
          <table:table-cell table:style-name="ACE-10" office:value-type="float" office:value="304">
            <text:p>304</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59999999999997">
            <text:p>39.16</text:p>
          </table:table-cell>
          <table:table-cell table:style-name="ACE-14" office:value-type="float" office:value="-8.7300000000000004">
            <text:p>−8.73</text:p>
          </table:table-cell>
          <table:table-cell table:style-name="ACE-10" office:value-type="float" office:value="1">
            <text:p>1</text:p>
          </table:table-cell>
          <table:table-cell table:style-name="ACE-11" office:value-type="float" office:value="8880">
            <text:p>8880</text:p>
          </table:table-cell>
          <table:table-cell table:style-name="ACE-11" office:value-type="float" office:value="60">
            <text:p>60</text:p>
          </table:table-cell>
          <table:table-cell table:number-columns-repeated="4" table:style-name="ACE-11"/>
          <table:table-cell table:style-name="ACE-11" office:value-type="float" office:value="10004">
            <text:p>10004</text:p>
          </table:table-cell>
          <table:table-cell table:style-name="ACE-11" office:value-type="float" office:value="186">
            <text:p>186</text:p>
          </table:table-cell>
          <table:table-cell table:style-name="ACE-11" office:value-type="float" office:value="260">
            <text:p>260</text:p>
          </table:table-cell>
          <table:table-cell table:style-name="ACE-16" office:value-type="float" office:value="27.504999999999999">
            <text:p>27.50</text:p>
          </table:table-cell>
          <table:table-cell table:style-name="ACE-16" office:value-type="string">
            <text:p>nd</text:p>
          </table:table-cell>
          <table:table-cell table:style-name="ACE-16" office:value-type="float" office:value="-20.974999999999998">
            <text:p>−20.97</text:p>
          </table:table-cell>
          <table:table-cell table:style-name="ACE-16" office:value-type="float" office:value="0.18234727509161108">
            <text:p>0.18</text:p>
          </table:table-cell>
          <table:table-cell table:style-name="ACE-16" office:value-type="float" office:value="0.1823458252881047">
            <text:p>0.18</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22.042499999999997">
            <text:p>−22.04</text:p>
          </table:table-cell>
          <table:table-cell table:style-name="ACE-14" office:value-type="float" office:value="1.176714399815578">
            <text:p>1.18</text:p>
          </table:table-cell>
          <table:table-cell table:style-name="ACE-14" office:value-type="float" office:value="1.1767141751504484">
            <text:p>1.18</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2">
            <text:p>32.0</text:p>
          </table:table-cell>
          <table:table-cell table:number-columns-repeated="219" table:style-name="ACE-12"/>
        </table:table-row>
        <table:table-row table:style-name="AROW-4">
          <table:table-cell table:style-name="ACE-10" office:value-type="string">
            <text:p>PT 027</text:p>
          </table:table-cell>
          <table:table-cell table:style-name="ACE-10" office:value-type="float" office:value="305">
            <text:p>305</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231999999999999">
            <text:p>39.23</text:p>
          </table:table-cell>
          <table:table-cell table:style-name="ACE-14" office:value-type="float" office:value="-8.5760000000000005">
            <text:p>−8.58</text:p>
          </table:table-cell>
          <table:table-cell table:style-name="ACE-10" office:value-type="float" office:value="1">
            <text:p>1</text:p>
          </table:table-cell>
          <table:table-cell table:style-name="ACE-11" office:value-type="float" office:value="6040">
            <text:p>6040</text:p>
          </table:table-cell>
          <table:table-cell table:style-name="ACE-11" office:value-type="float" office:value="111.80339887498948">
            <text:p>112</text:p>
          </table:table-cell>
          <table:table-cell table:number-columns-repeated="4" table:style-name="ACE-11"/>
          <table:table-cell table:style-name="ACE-11" office:value-type="float" office:value="6903">
            <text:p>6903</text:p>
          </table:table-cell>
          <table:table-cell table:style-name="ACE-11" office:value-type="float" office:value="333">
            <text:p>333</text:p>
          </table:table-cell>
          <table:table-cell table:style-name="ACE-11" office:value-type="float" office:value="264">
            <text:p>264</text:p>
          </table:table-cell>
          <table:table-cell table:style-name="ACE-16" office:value-type="float" office:value="7.6050000000000004">
            <text:p>7.61</text:p>
          </table:table-cell>
          <table:table-cell table:style-name="ACE-16" office:value-type="string">
            <text:p>nd</text:p>
          </table:table-cell>
          <table:table-cell table:style-name="ACE-16" office:value-type="float" office:value="-0.57499999999999996">
            <text:p>−0.57</text:p>
          </table:table-cell>
          <table:table-cell table:style-name="ACE-16" office:value-type="float" office:value="0.11250296042604881">
            <text:p>0.11</text:p>
          </table:table-cell>
          <table:table-cell table:style-name="ACE-16" office:value-type="float" office:value="0.11247221879201993">
            <text:p>0.11</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5">
            <text:p>5</text:p>
          </table:table-cell>
          <table:table-cell table:style-name="ACE-10" office:value-type="string">
            <text:p>HAT-MTL</text:p>
          </table:table-cell>
          <table:table-cell table:style-name="ACE-14" office:value-type="float" office:value="-1.6424999999999998">
            <text:p>−1.64</text:p>
          </table:table-cell>
          <table:table-cell table:style-name="ACE-14" office:value-type="float" office:value="1.1679311478441805">
            <text:p>1.17</text:p>
          </table:table-cell>
          <table:table-cell table:style-name="ACE-14" office:value-type="float" office:value="1.1679281870046634">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7.200000000000003">
            <text:p>47.2</text:p>
          </table:table-cell>
          <table:table-cell table:number-columns-repeated="219" table:style-name="ACE-12"/>
        </table:table-row>
        <table:table-row table:style-name="AROW-4">
          <table:table-cell table:style-name="ACE-10" office:value-type="string">
            <text:p>PT 028</text:p>
          </table:table-cell>
          <table:table-cell table:style-name="ACE-10" office:value-type="float" office:value="306">
            <text:p>306</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9999999999999">
            <text:p>39.11</text:p>
          </table:table-cell>
          <table:table-cell table:style-name="ACE-14" office:value-type="float" office:value="-8.6790000000000003">
            <text:p>−8.68</text:p>
          </table:table-cell>
          <table:table-cell table:style-name="ACE-10" office:value-type="float" office:value="1">
            <text:p>1</text:p>
          </table:table-cell>
          <table:table-cell table:style-name="ACE-11" office:value-type="float" office:value="6626">
            <text:p>6626</text:p>
          </table:table-cell>
          <table:table-cell table:style-name="ACE-11" office:value-type="float" office:value="44">
            <text:p>44</text:p>
          </table:table-cell>
          <table:table-cell table:number-columns-repeated="4" table:style-name="ACE-11"/>
          <table:table-cell table:style-name="ACE-11" office:value-type="float" office:value="7515">
            <text:p>7515</text:p>
          </table:table-cell>
          <table:table-cell table:style-name="ACE-11" office:value-type="float" office:value="59">
            <text:p>59</text:p>
          </table:table-cell>
          <table:table-cell table:style-name="ACE-11" office:value-type="float" office:value="76">
            <text:p>76</text:p>
          </table:table-cell>
          <table:table-cell table:style-name="ACE-16" office:value-type="float" office:value="4.6900000000000004">
            <text:p>4.69</text:p>
          </table:table-cell>
          <table:table-cell table:style-name="ACE-16" office:value-type="string">
            <text:p>nd</text:p>
          </table:table-cell>
          <table:table-cell table:style-name="ACE-16" office:value-type="float" office:value="-0.66000000000000036">
            <text:p>−0.66</text:p>
          </table:table-cell>
          <table:table-cell table:style-name="ACE-16" office:value-type="float" office:value="1.6070837517198329">
            <text:p>1.61</text:p>
          </table:table-cell>
          <table:table-cell table:style-name="ACE-16" office:value-type="float" office:value="1.6070780939332101">
            <text:p>1.6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2.3650000000000002">
            <text:p>−2.37</text:p>
          </table:table-cell>
          <table:table-cell table:style-name="ACE-14" office:value-type="float" office:value="1.6906635339540192">
            <text:p>1.69</text:p>
          </table:table-cell>
          <table:table-cell table:style-name="ACE-14" office:value-type="float" office:value="1.6906581558671168">
            <text:p>1.6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899999999999999">
            <text:p>31.9</text:p>
          </table:table-cell>
          <table:table-cell table:number-columns-repeated="219" table:style-name="ACE-12"/>
        </table:table-row>
        <table:table-row table:style-name="AROW-4">
          <table:table-cell table:style-name="ACE-10" office:value-type="string">
            <text:p>PT 029</text:p>
          </table:table-cell>
          <table:table-cell table:style-name="ACE-10" office:value-type="float" office:value="307">
            <text:p>307</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9999999999999">
            <text:p>39.11</text:p>
          </table:table-cell>
          <table:table-cell table:style-name="ACE-14" office:value-type="float" office:value="-8.6790000000000003">
            <text:p>−8.68</text:p>
          </table:table-cell>
          <table:table-cell table:style-name="ACE-10" office:value-type="float" office:value="1">
            <text:p>1</text:p>
          </table:table-cell>
          <table:table-cell table:style-name="ACE-11" office:value-type="float" office:value="7318">
            <text:p>7318</text:p>
          </table:table-cell>
          <table:table-cell table:style-name="ACE-11" office:value-type="float" office:value="44">
            <text:p>44</text:p>
          </table:table-cell>
          <table:table-cell table:number-columns-repeated="4" table:style-name="ACE-11"/>
          <table:table-cell table:style-name="ACE-11" office:value-type="float" office:value="8113">
            <text:p>8113</text:p>
          </table:table-cell>
          <table:table-cell table:style-name="ACE-11" office:value-type="float" office:value="163">
            <text:p>163</text:p>
          </table:table-cell>
          <table:table-cell table:style-name="ACE-11" office:value-type="float" office:value="100">
            <text:p>100</text:p>
          </table:table-cell>
          <table:table-cell table:style-name="ACE-16" office:value-type="float" office:value="8.8925000000000001">
            <text:p>8.89</text:p>
          </table:table-cell>
          <table:table-cell table:style-name="ACE-16" office:value-type="string">
            <text:p>nd</text:p>
          </table:table-cell>
          <table:table-cell table:style-name="ACE-16" office:value-type="float" office:value="-4.8624999999999998">
            <text:p>−4.86</text:p>
          </table:table-cell>
          <table:table-cell table:style-name="ACE-16" office:value-type="float" office:value="1.6070971683097521">
            <text:p>1.61</text:p>
          </table:table-cell>
          <table:table-cell table:style-name="ACE-16" office:value-type="float" office:value="1.6070955945431495">
            <text:p>1.61</text:p>
          </table:table-cell>
          <table:table-cell table:style-name="ACE-10" office:value-type="float" office:value="0">
            <text:p>0</text:p>
          </table:table-cell>
          <table:table-cell table:style-name="ACE-10" office:value-type="float" office:value="5">
            <text:p>5</text:p>
          </table:table-cell>
          <table:table-cell table:style-name="ACE-10" office:value-type="string">
            <text:p>High marsh environment</text:p>
          </table:table-cell>
          <table:table-cell table:style-name="ACE-10" office:value-type="float" office:value="1">
            <text:p>1</text:p>
          </table:table-cell>
          <table:table-cell table:style-name="ACE-10" office:value-type="string">
            <text:p>HAT-MHW</text:p>
          </table:table-cell>
          <table:table-cell table:style-name="ACE-14" office:value-type="float" office:value="-6.5674999999999999">
            <text:p>−6.57</text:p>
          </table:table-cell>
          <table:table-cell table:style-name="ACE-14" office:value-type="float" office:value="1.6906762872854235">
            <text:p>1.69</text:p>
          </table:table-cell>
          <table:table-cell table:style-name="ACE-14" office:value-type="float" office:value="1.6906747913185431">
            <text:p>1.6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899999999999999">
            <text:p>31.9</text:p>
          </table:table-cell>
          <table:table-cell table:number-columns-repeated="219" table:style-name="ACE-12"/>
        </table:table-row>
        <table:table-row table:style-name="AROW-4">
          <table:table-cell table:style-name="ACE-10" office:value-type="string">
            <text:p>PT 030</text:p>
          </table:table-cell>
          <table:table-cell table:style-name="ACE-10" office:value-type="float" office:value="308">
            <text:p>308</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7999999999997">
            <text:p>39.11</text:p>
          </table:table-cell>
          <table:table-cell table:style-name="ACE-14" office:value-type="float" office:value="-8.6959999999999997">
            <text:p>−8.70</text:p>
          </table:table-cell>
          <table:table-cell table:style-name="ACE-10" office:value-type="float" office:value="1">
            <text:p>1</text:p>
          </table:table-cell>
          <table:table-cell table:style-name="ACE-11" office:value-type="float" office:value="7668">
            <text:p>7668</text:p>
          </table:table-cell>
          <table:table-cell table:style-name="ACE-11" office:value-type="float" office:value="49">
            <text:p>49</text:p>
          </table:table-cell>
          <table:table-cell table:number-columns-repeated="4" table:style-name="ACE-11"/>
          <table:table-cell table:style-name="ACE-11" office:value-type="float" office:value="8032">
            <text:p>8032</text:p>
          </table:table-cell>
          <table:table-cell table:style-name="ACE-11" office:value-type="float" office:value="119">
            <text:p>119</text:p>
          </table:table-cell>
          <table:table-cell table:style-name="ACE-11" office:value-type="float" office:value="100">
            <text:p>100</text:p>
          </table:table-cell>
          <table:table-cell table:style-name="ACE-16" office:value-type="float" office:value="10.744999999999999">
            <text:p>10.74</text:p>
          </table:table-cell>
          <table:table-cell table:style-name="ACE-16" office:value-type="string">
            <text:p>nd</text:p>
          </table:table-cell>
          <table:table-cell table:style-name="ACE-16" office:value-type="float" office:value="-7.214999999999999">
            <text:p>−7.21</text:p>
          </table:table-cell>
          <table:table-cell table:style-name="ACE-16" office:value-type="float" office:value="1.6071180617965">
            <text:p>1.61</text:p>
          </table:table-cell>
          <table:table-cell table:style-name="ACE-16" office:value-type="float" office:value="1.6071169839187189">
            <text:p>1.61</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7.1199999999999992">
            <text:p>−7.12</text:p>
          </table:table-cell>
          <table:table-cell table:style-name="ACE-14" office:value-type="float" office:value="1.6071180617965">
            <text:p>1.61</text:p>
          </table:table-cell>
          <table:table-cell table:style-name="ACE-14" office:value-type="float" office:value="1.6071169839187189">
            <text:p>1.6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399999999999999">
            <text:p>31.4</text:p>
          </table:table-cell>
          <table:table-cell table:number-columns-repeated="219" table:style-name="ACE-12"/>
        </table:table-row>
        <table:table-row table:style-name="AROW-4">
          <table:table-cell table:style-name="ACE-10" office:value-type="string">
            <text:p>PT 031</text:p>
          </table:table-cell>
          <table:table-cell table:style-name="ACE-10" office:value-type="float" office:value="309">
            <text:p>309</text:p>
          </table:table-cell>
          <table:table-cell table:style-name="ACE-10" office:value-type="string">
            <text:p>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8.941000000000003">
            <text:p>38.94</text:p>
          </table:table-cell>
          <table:table-cell table:style-name="ACE-14" office:value-type="float" office:value="-8.9369999999999994">
            <text:p>−8.94</text:p>
          </table:table-cell>
          <table:table-cell table:style-name="ACE-10" office:value-type="float" office:value="1">
            <text:p>1</text:p>
          </table:table-cell>
          <table:table-cell table:style-name="ACE-11" office:value-type="float" office:value="9990">
            <text:p>9990</text:p>
          </table:table-cell>
          <table:table-cell table:style-name="ACE-11" office:value-type="float" office:value="70">
            <text:p>70</text:p>
          </table:table-cell>
          <table:table-cell table:number-columns-repeated="4" table:style-name="ACE-11"/>
          <table:table-cell table:style-name="ACE-11" office:value-type="float" office:value="11477">
            <text:p>11477</text:p>
          </table:table-cell>
          <table:table-cell table:style-name="ACE-11" office:value-type="float" office:value="274">
            <text:p>274</text:p>
          </table:table-cell>
          <table:table-cell table:style-name="ACE-11" office:value-type="float" office:value="228">
            <text:p>228</text:p>
          </table:table-cell>
          <table:table-cell table:style-name="ACE-16" office:value-type="float" office:value="37.130000000000003">
            <text:p>37.13</text:p>
          </table:table-cell>
          <table:table-cell table:style-name="ACE-16" office:value-type="string">
            <text:p>nd</text:p>
          </table:table-cell>
          <table:table-cell table:style-name="ACE-16" office:value-type="float" office:value="-35.600000000000001">
            <text:p>−35.60</text:p>
          </table:table-cell>
          <table:table-cell table:style-name="ACE-16" office:value-type="float" office:value="0.11629828090587127">
            <text:p>0.12</text:p>
          </table:table-cell>
          <table:table-cell table:style-name="ACE-16" office:value-type="float" office:value="0.11629703349613008">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Undifferentiated salt marsh environment</text:p>
          </table:table-cell>
          <table:table-cell table:style-name="ACE-10" office:value-type="float" office:value="13">
            <text:p>13</text:p>
          </table:table-cell>
          <table:table-cell table:style-name="ACE-10" office:value-type="string">
            <text:p>HAT-MTL</text:p>
          </table:table-cell>
          <table:table-cell table:style-name="ACE-14" office:value-type="float" office:value="-36.667500000000004">
            <text:p>−36.67</text:p>
          </table:table-cell>
          <table:table-cell table:style-name="ACE-14" office:value-type="float" office:value="1.1683028460727385">
            <text:p>1.17</text:p>
          </table:table-cell>
          <table:table-cell table:style-name="ACE-14" office:value-type="float" office:value="1.16830272190045">
            <text:p>1.1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4.2000000000000002">
            <text:p>4.2</text:p>
          </table:table-cell>
          <table:table-cell table:number-columns-repeated="219" table:style-name="ACE-12"/>
        </table:table-row>
        <table:table-row table:style-name="AROW-4">
          <table:table-cell table:style-name="ACE-10" office:value-type="string">
            <text:p>PT 032</text:p>
          </table:table-cell>
          <table:table-cell table:style-name="ACE-10" office:value-type="float" office:value="310">
            <text:p>310</text:p>
          </table:table-cell>
          <table:table-cell table:style-name="ACE-10" office:value-type="string">
            <text:p>Van der Schriek et al. 2007; Van der Schriek et al. 2008; Vis et al. 2008; Leorri et al. 2012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7999999999997">
            <text:p>39.11</text:p>
          </table:table-cell>
          <table:table-cell table:style-name="ACE-14" office:value-type="float" office:value="-8.6959999999999997">
            <text:p>−8.70</text:p>
          </table:table-cell>
          <table:table-cell table:style-name="ACE-10" office:value-type="float" office:value="1">
            <text:p>1</text:p>
          </table:table-cell>
          <table:table-cell table:style-name="ACE-11" office:value-type="float" office:value="7263">
            <text:p>7263</text:p>
          </table:table-cell>
          <table:table-cell table:style-name="ACE-11" office:value-type="float" office:value="46">
            <text:p>46</text:p>
          </table:table-cell>
          <table:table-cell table:number-columns-repeated="4" table:style-name="ACE-11"/>
          <table:table-cell table:style-name="ACE-11" office:value-type="float" office:value="8088">
            <text:p>8088</text:p>
          </table:table-cell>
          <table:table-cell table:style-name="ACE-11" office:value-type="float" office:value="87">
            <text:p>87</text:p>
          </table:table-cell>
          <table:table-cell table:style-name="ACE-11" office:value-type="float" office:value="104">
            <text:p>104</text:p>
          </table:table-cell>
          <table:table-cell table:style-name="ACE-16" office:value-type="float" office:value="10.65">
            <text:p>10.65</text:p>
          </table:table-cell>
          <table:table-cell table:style-name="ACE-16" office:value-type="string">
            <text:p>nd</text:p>
          </table:table-cell>
          <table:table-cell table:style-name="ACE-16" office:value-type="float" office:value="-7.1200000000000001">
            <text:p>−7.12</text:p>
          </table:table-cell>
          <table:table-cell table:style-name="ACE-16" office:value-type="float" office:value="1.6070791911530466">
            <text:p>1.61</text:p>
          </table:table-cell>
          <table:table-cell table:style-name="ACE-16" office:value-type="float" office:value="1.6070780939332101">
            <text:p>1.61</text:p>
          </table:table-cell>
          <table:table-cell table:style-name="ACE-10" office:value-type="float" office:value="0">
            <text:p>0</text:p>
          </table:table-cell>
          <table:table-cell table:style-name="ACE-10" office:value-type="float" office:value="5">
            <text:p>5</text:p>
          </table:table-cell>
          <table:table-cell table:style-name="ACE-10" office:value-type="string">
            <text:p>Low marsh environment</text:p>
          </table:table-cell>
          <table:table-cell table:style-name="ACE-10" office:value-type="float" office:value="3">
            <text:p>3</text:p>
          </table:table-cell>
          <table:table-cell table:style-name="ACE-10" office:value-type="string">
            <text:p>MHW-MTL</text:p>
          </table:table-cell>
          <table:table-cell table:style-name="ACE-14" office:value-type="float" office:value="-7.6624999999999996">
            <text:p>−7.66</text:p>
          </table:table-cell>
          <table:table-cell table:style-name="ACE-14" office:value-type="float" office:value="1.7289042126841876">
            <text:p>1.73</text:p>
          </table:table-cell>
          <table:table-cell table:style-name="ACE-14" office:value-type="float" office:value="1.728903192778589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31.399999999999999">
            <text:p>31.4</text:p>
          </table:table-cell>
          <table:table-cell table:number-columns-repeated="219" table:style-name="ACE-12"/>
        </table:table-row>
        <table:table-row table:style-name="AROW-4">
          <table:table-cell table:style-name="ACE-10" office:value-type="string">
            <text:p>PT 033</text:p>
          </table:table-cell>
          <table:table-cell table:style-name="ACE-10" office:value-type="float" office:value="311">
            <text:p>311</text:p>
          </table:table-cell>
          <table:table-cell table:style-name="ACE-10" office:value-type="string">
            <text:p>Bao et al. 1999; Alday et al. 2013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8.515000000000001">
            <text:p>38.52</text:p>
          </table:table-cell>
          <table:table-cell table:style-name="ACE-14" office:value-type="float" office:value="-9.1693999999999996">
            <text:p>−9.17</text:p>
          </table:table-cell>
          <table:table-cell table:style-name="ACE-10" office:value-type="float" office:value="1">
            <text:p>1</text:p>
          </table:table-cell>
          <table:table-cell table:style-name="ACE-11" office:value-type="float" office:value="1630">
            <text:p>1630</text:p>
          </table:table-cell>
          <table:table-cell table:style-name="ACE-11" office:value-type="float" office:value="111.80339887498948">
            <text:p>112</text:p>
          </table:table-cell>
          <table:table-cell table:number-columns-repeated="4" table:style-name="ACE-11"/>
          <table:table-cell table:style-name="ACE-11" office:value-type="float" office:value="1535">
            <text:p>1535</text:p>
          </table:table-cell>
          <table:table-cell table:style-name="ACE-11" office:value-type="float" office:value="273">
            <text:p>273</text:p>
          </table:table-cell>
          <table:table-cell table:style-name="ACE-11" office:value-type="float" office:value="225">
            <text:p>225</text:p>
          </table:table-cell>
          <table:table-cell table:style-name="ACE-16" office:value-type="float" office:value="5.4000000000000004">
            <text:p>5.40</text:p>
          </table:table-cell>
          <table:table-cell table:style-name="ACE-16" office:value-type="string">
            <text:p>nd</text:p>
          </table:table-cell>
          <table:table-cell table:style-name="ACE-16" office:value-type="float" office:value="-2.0699999999999998">
            <text:p>−2.07</text:p>
          </table:table-cell>
          <table:table-cell table:style-name="ACE-16" office:value-type="float" office:value="1.4259518636409592">
            <text:p>1.43</text:p>
          </table:table-cell>
          <table:table-cell table:style-name="ACE-16" office:value-type="float" office:value="1.4259470537155297">
            <text:p>1.43</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5449999999999999">
            <text:p>−1.54</text:p>
          </table:table-cell>
          <table:table-cell table:style-name="ACE-14" office:value-type="float" office:value="1.5152540933523739">
            <text:p>1.52</text:p>
          </table:table-cell>
          <table:table-cell table:style-name="ACE-14" office:value-type="float" office:value="1.5152495669030892">
            <text:p>1.52</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34</text:p>
          </table:table-cell>
          <table:table-cell table:style-name="ACE-10" office:value-type="float" office:value="312">
            <text:p>312</text:p>
          </table:table-cell>
          <table:table-cell table:style-name="ACE-10" office:value-type="string">
            <text:p>Lord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0000000000001">
            <text:p>39.10</text:p>
          </table:table-cell>
          <table:table-cell table:style-name="ACE-14" office:value-type="float" office:value="-9.3000000000000007">
            <text:p>−9.30</text:p>
          </table:table-cell>
          <table:table-cell table:style-name="ACE-10" office:value-type="float" office:value="1">
            <text:p>1</text:p>
          </table:table-cell>
          <table:table-cell table:style-name="ACE-11" office:value-type="float" office:value="5463">
            <text:p>5463</text:p>
          </table:table-cell>
          <table:table-cell table:style-name="ACE-11" office:value-type="float" office:value="87">
            <text:p>87</text:p>
          </table:table-cell>
          <table:table-cell table:number-columns-repeated="4" table:style-name="ACE-11"/>
          <table:table-cell table:style-name="ACE-11" office:value-type="float" office:value="6252">
            <text:p>6252</text:p>
          </table:table-cell>
          <table:table-cell table:style-name="ACE-11" office:value-type="float" office:value="157">
            <text:p>157</text:p>
          </table:table-cell>
          <table:table-cell table:style-name="ACE-11" office:value-type="float" office:value="250">
            <text:p>250</text:p>
          </table:table-cell>
          <table:table-cell table:style-name="ACE-16" office:value-type="float" office:value="17.350000000000001">
            <text:p>17.35</text:p>
          </table:table-cell>
          <table:table-cell table:style-name="ACE-16" office:value-type="string">
            <text:p>nd</text:p>
          </table:table-cell>
          <table:table-cell table:style-name="ACE-16" office:value-type="float" office:value="-2.2200000000000006">
            <text:p>−2.22</text:p>
          </table:table-cell>
          <table:table-cell table:style-name="ACE-16" office:value-type="float" office:value="1.4586299492346666">
            <text:p>1.46</text:p>
          </table:table-cell>
          <table:table-cell table:style-name="ACE-16" office:value-type="float" office:value="1.4586294937371864">
            <text:p>1.46</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7450000000000008">
            <text:p>−1.75</text:p>
          </table:table-cell>
          <table:table-cell table:style-name="ACE-14" office:value-type="float" office:value="1.537939393735763">
            <text:p>1.54</text:p>
          </table:table-cell>
          <table:table-cell table:style-name="ACE-14" office:value-type="float" office:value="1.5379389617276755">
            <text:p>1.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5">
            <text:p>19.5</text:p>
          </table:table-cell>
          <table:table-cell table:number-columns-repeated="219" table:style-name="ACE-12"/>
        </table:table-row>
        <table:table-row table:style-name="AROW-4">
          <table:table-cell table:style-name="ACE-10" office:value-type="string">
            <text:p>PT 035</text:p>
          </table:table-cell>
          <table:table-cell table:style-name="ACE-10" office:value-type="float" office:value="313">
            <text:p>313</text:p>
          </table:table-cell>
          <table:table-cell table:style-name="ACE-10" office:value-type="string">
            <text:p>Lord et al. 2011 (as in García-Artola et al. 2018)</text:p>
          </table:table-cell>
          <table:table-cell table:style-name="ACE-10" office:value-type="float" office:value="4">
            <text:p>4</text:p>
          </table:table-cell>
          <table:table-cell table:style-name="ACE-10" office:value-type="string">
            <text:p>12 Central Portugal, Portugal</text:p>
          </table:table-cell>
          <table:table-cell table:style-name="ACE-14" office:value-type="float" office:value="39.100000000000001">
            <text:p>39.10</text:p>
          </table:table-cell>
          <table:table-cell table:style-name="ACE-14" office:value-type="float" office:value="-9.3000000000000007">
            <text:p>−9.30</text:p>
          </table:table-cell>
          <table:table-cell table:style-name="ACE-10" office:value-type="float" office:value="1">
            <text:p>1</text:p>
          </table:table-cell>
          <table:table-cell table:style-name="ACE-11" office:value-type="float" office:value="5568">
            <text:p>5568</text:p>
          </table:table-cell>
          <table:table-cell table:style-name="ACE-11" office:value-type="float" office:value="79">
            <text:p>79</text:p>
          </table:table-cell>
          <table:table-cell table:number-columns-repeated="4" table:style-name="ACE-11"/>
          <table:table-cell table:style-name="ACE-11" office:value-type="float" office:value="6364">
            <text:p>6364</text:p>
          </table:table-cell>
          <table:table-cell table:style-name="ACE-11" office:value-type="float" office:value="165">
            <text:p>165</text:p>
          </table:table-cell>
          <table:table-cell table:style-name="ACE-11" office:value-type="float" office:value="157">
            <text:p>157</text:p>
          </table:table-cell>
          <table:table-cell table:style-name="ACE-16" office:value-type="float" office:value="17.949999999999999">
            <text:p>17.95</text:p>
          </table:table-cell>
          <table:table-cell table:style-name="ACE-16" office:value-type="string">
            <text:p>nd</text:p>
          </table:table-cell>
          <table:table-cell table:style-name="ACE-16" office:value-type="float" office:value="-2.8199999999999985">
            <text:p>−2.82</text:p>
          </table:table-cell>
          <table:table-cell table:style-name="ACE-16" office:value-type="float" office:value="1.4586299192925176">
            <text:p>1.46</text:p>
          </table:table-cell>
          <table:table-cell table:style-name="ACE-16" office:value-type="float" office:value="1.4586294937371864">
            <text:p>1.46</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2.3449999999999989">
            <text:p>−2.34</text:p>
          </table:table-cell>
          <table:table-cell table:style-name="ACE-14" office:value-type="float" office:value="1.53793936533769">
            <text:p>1.54</text:p>
          </table:table-cell>
          <table:table-cell table:style-name="ACE-14" office:value-type="float" office:value="1.5379389617276755">
            <text:p>1.54</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9.5">
            <text:p>19.5</text:p>
          </table:table-cell>
          <table:table-cell table:number-columns-repeated="219" table:style-name="ACE-12"/>
        </table:table-row>
        <table:table-row table:style-name="AROW-4">
          <table:table-cell table:style-name="ACE-10" office:value-type="string">
            <text:p>PT 036</text:p>
          </table:table-cell>
          <table:table-cell table:style-name="ACE-10" office:value-type="float" office:value="314">
            <text:p>314</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3130">
            <text:p>3130</text:p>
          </table:table-cell>
          <table:table-cell table:style-name="ACE-11" office:value-type="float" office:value="40">
            <text:p>40</text:p>
          </table:table-cell>
          <table:table-cell table:number-columns-repeated="4" table:style-name="ACE-11"/>
          <table:table-cell table:style-name="ACE-11" office:value-type="float" office:value="3351">
            <text:p>3351</text:p>
          </table:table-cell>
          <table:table-cell table:style-name="ACE-11" office:value-type="float" office:value="94">
            <text:p>94</text:p>
          </table:table-cell>
          <table:table-cell table:style-name="ACE-11" office:value-type="float" office:value="111">
            <text:p>111</text:p>
          </table:table-cell>
          <table:table-cell table:style-name="ACE-16" office:value-type="float" office:value="1.175">
            <text:p>1.18</text:p>
          </table:table-cell>
          <table:table-cell table:style-name="ACE-16" office:value-type="string">
            <text:p>nd</text:p>
          </table:table-cell>
          <table:table-cell table:style-name="ACE-16" office:value-type="float" office:value="-0.55500000000000005">
            <text:p>−0.56</text:p>
          </table:table-cell>
          <table:table-cell table:style-name="ACE-16" office:value-type="float" office:value="0.18977545641349108">
            <text:p>0.19</text:p>
          </table:table-cell>
          <table:table-cell table:style-name="ACE-16" office:value-type="float" office:value="0.189010581714358">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43666666666666665">
            <text:p>0.44</text:p>
          </table:table-cell>
          <table:table-cell table:style-name="ACE-14" office:value-type="float" office:value="1.0137547788468011">
            <text:p>1.01</text:p>
          </table:table-cell>
          <table:table-cell table:style-name="ACE-14" office:value-type="float" office:value="1.0136118723543928">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37</text:p>
          </table:table-cell>
          <table:table-cell table:style-name="ACE-10" office:value-type="float" office:value="315">
            <text:p>315</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3040">
            <text:p>3040</text:p>
          </table:table-cell>
          <table:table-cell table:style-name="ACE-11" office:value-type="float" office:value="40">
            <text:p>40</text:p>
          </table:table-cell>
          <table:table-cell table:number-columns-repeated="4" table:style-name="ACE-11"/>
          <table:table-cell table:style-name="ACE-11" office:value-type="float" office:value="3246">
            <text:p>3246</text:p>
          </table:table-cell>
          <table:table-cell table:style-name="ACE-11" office:value-type="float" office:value="115">
            <text:p>115</text:p>
          </table:table-cell>
          <table:table-cell table:style-name="ACE-11" office:value-type="float" office:value="164">
            <text:p>164</text:p>
          </table:table-cell>
          <table:table-cell table:style-name="ACE-16" office:value-type="float" office:value="1.365">
            <text:p>1.36</text:p>
          </table:table-cell>
          <table:table-cell table:style-name="ACE-16" office:value-type="string">
            <text:p>nd</text:p>
          </table:table-cell>
          <table:table-cell table:style-name="ACE-16" office:value-type="float" office:value="-0.745">
            <text:p>−0.74</text:p>
          </table:table-cell>
          <table:table-cell table:style-name="ACE-16" office:value-type="float" office:value="0.18798851436554004">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2466666666666667">
            <text:p>0.25</text:p>
          </table:table-cell>
          <table:table-cell table:style-name="ACE-14" office:value-type="float" office:value="1.0134217825323968">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38</text:p>
          </table:table-cell>
          <table:table-cell table:style-name="ACE-10" office:value-type="float" office:value="316">
            <text:p>316</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3720">
            <text:p>3720</text:p>
          </table:table-cell>
          <table:table-cell table:style-name="ACE-11" office:value-type="float" office:value="40">
            <text:p>40</text:p>
          </table:table-cell>
          <table:table-cell table:number-columns-repeated="4" table:style-name="ACE-11"/>
          <table:table-cell table:style-name="ACE-11" office:value-type="float" office:value="4061">
            <text:p>4061</text:p>
          </table:table-cell>
          <table:table-cell table:style-name="ACE-11" office:value-type="float" office:value="164">
            <text:p>164</text:p>
          </table:table-cell>
          <table:table-cell table:style-name="ACE-11" office:value-type="float" office:value="132">
            <text:p>132</text:p>
          </table:table-cell>
          <table:table-cell table:style-name="ACE-16" office:value-type="float" office:value="1.645">
            <text:p>1.65</text:p>
          </table:table-cell>
          <table:table-cell table:style-name="ACE-16" office:value-type="string">
            <text:p>nd</text:p>
          </table:table-cell>
          <table:table-cell table:style-name="ACE-16" office:value-type="float" office:value="-1.0249999999999999">
            <text:p>−1.02</text:p>
          </table:table-cell>
          <table:table-cell table:style-name="ACE-16" office:value-type="float" office:value="0.18781059153935289">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033333333333333215">
            <text:p>−0.03</text:p>
          </table:table-cell>
          <table:table-cell table:style-name="ACE-14" office:value-type="float" office:value="1.0133887931451282">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39</text:p>
          </table:table-cell>
          <table:table-cell table:style-name="ACE-10" office:value-type="float" office:value="317">
            <text:p>317</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4660">
            <text:p>4660</text:p>
          </table:table-cell>
          <table:table-cell table:style-name="ACE-11" office:value-type="float" office:value="43">
            <text:p>43</text:p>
          </table:table-cell>
          <table:table-cell table:number-columns-repeated="4" table:style-name="ACE-11"/>
          <table:table-cell table:style-name="ACE-11" office:value-type="float" office:value="5403">
            <text:p>5403</text:p>
          </table:table-cell>
          <table:table-cell table:style-name="ACE-11" office:value-type="float" office:value="172">
            <text:p>172</text:p>
          </table:table-cell>
          <table:table-cell table:style-name="ACE-11" office:value-type="float" office:value="96">
            <text:p>96</text:p>
          </table:table-cell>
          <table:table-cell table:style-name="ACE-16" office:value-type="float" office:value="2.3650000000000002">
            <text:p>2.37</text:p>
          </table:table-cell>
          <table:table-cell table:style-name="ACE-16" office:value-type="string">
            <text:p>nd</text:p>
          </table:table-cell>
          <table:table-cell table:style-name="ACE-16" office:value-type="float" office:value="-1.7450000000000001">
            <text:p>−1.75</text:p>
          </table:table-cell>
          <table:table-cell table:style-name="ACE-16" office:value-type="float" office:value="0.18760734285181707">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75333333333333341">
            <text:p>−0.75</text:p>
          </table:table-cell>
          <table:table-cell table:style-name="ACE-14" office:value-type="float" office:value="1.013351144899781">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40</text:p>
          </table:table-cell>
          <table:table-cell table:style-name="ACE-10" office:value-type="float" office:value="318">
            <text:p>318</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4840">
            <text:p>4840</text:p>
          </table:table-cell>
          <table:table-cell table:style-name="ACE-11" office:value-type="float" office:value="40">
            <text:p>40</text:p>
          </table:table-cell>
          <table:table-cell table:number-columns-repeated="4" table:style-name="ACE-11"/>
          <table:table-cell table:style-name="ACE-11" office:value-type="float" office:value="5588">
            <text:p>5588</text:p>
          </table:table-cell>
          <table:table-cell table:style-name="ACE-11" office:value-type="float" office:value="64">
            <text:p>64</text:p>
          </table:table-cell>
          <table:table-cell table:style-name="ACE-11" office:value-type="float" office:value="113">
            <text:p>113</text:p>
          </table:table-cell>
          <table:table-cell table:style-name="ACE-16" office:value-type="float" office:value="2.4449999999999998">
            <text:p>2.44</text:p>
          </table:table-cell>
          <table:table-cell table:style-name="ACE-16" office:value-type="string">
            <text:p>nd</text:p>
          </table:table-cell>
          <table:table-cell table:style-name="ACE-16" office:value-type="float" office:value="-1.8249999999999997">
            <text:p>−1.82</text:p>
          </table:table-cell>
          <table:table-cell table:style-name="ACE-16" office:value-type="float" office:value="0.18759507384492008">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83333333333333304">
            <text:p>−0.83</text:p>
          </table:table-cell>
          <table:table-cell table:style-name="ACE-14" office:value-type="float" office:value="1.0133488735419105">
            <text:p>1.01</text:p>
          </table:table-cell>
          <table:table-cell table:style-name="ACE-14" office:value-type="float" office:value="1.0133158578536989">
            <text:p>1.01</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41</text:p>
          </table:table-cell>
          <table:table-cell table:style-name="ACE-10" office:value-type="float" office:value="319">
            <text:p>319</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51359999999997">
            <text:p>37.15</text:p>
          </table:table-cell>
          <table:table-cell table:style-name="ACE-14" office:value-type="float" office:value="-8.5943900000000006">
            <text:p>−8.59</text:p>
          </table:table-cell>
          <table:table-cell table:style-name="ACE-10" office:value-type="float" office:value="1">
            <text:p>1</text:p>
          </table:table-cell>
          <table:table-cell table:style-name="ACE-11" office:value-type="float" office:value="6530">
            <text:p>6530</text:p>
          </table:table-cell>
          <table:table-cell table:style-name="ACE-11" office:value-type="float" office:value="111.80339887498948">
            <text:p>112</text:p>
          </table:table-cell>
          <table:table-cell table:number-columns-repeated="4" table:style-name="ACE-11"/>
          <table:table-cell table:style-name="ACE-11" office:value-type="float" office:value="7436">
            <text:p>7436</text:p>
          </table:table-cell>
          <table:table-cell table:style-name="ACE-11" office:value-type="float" office:value="181">
            <text:p>181</text:p>
          </table:table-cell>
          <table:table-cell table:style-name="ACE-11" office:value-type="float" office:value="252">
            <text:p>252</text:p>
          </table:table-cell>
          <table:table-cell table:style-name="ACE-16" office:value-type="float" office:value="5.2300000000000004">
            <text:p>5.23</text:p>
          </table:table-cell>
          <table:table-cell table:style-name="ACE-16" office:value-type="string">
            <text:p>nd</text:p>
          </table:table-cell>
          <table:table-cell table:style-name="ACE-16" office:value-type="float" office:value="-4.6100000000000003">
            <text:p>−4.61</text:p>
          </table:table-cell>
          <table:table-cell table:style-name="ACE-16" office:value-type="float" office:value="0.18745565789788293">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4.6183333333333341">
            <text:p>−4.62</text:p>
          </table:table-cell>
          <table:table-cell table:style-name="ACE-14" office:value-type="float" office:value="0.18745565789788293">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7">
            <text:p>7.0</text:p>
          </table:table-cell>
          <table:table-cell table:number-columns-repeated="219" table:style-name="ACE-12"/>
        </table:table-row>
        <table:table-row table:style-name="AROW-4">
          <table:table-cell table:style-name="ACE-10" office:value-type="string">
            <text:p>PT 042</text:p>
          </table:table-cell>
          <table:table-cell table:style-name="ACE-10" office:value-type="float" office:value="320">
            <text:p>320</text:p>
          </table:table-cell>
          <table:table-cell table:style-name="ACE-10" office:value-type="string">
            <text:p>Trog et al. 2013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109499999999997">
            <text:p>37.11</text:p>
          </table:table-cell>
          <table:table-cell table:style-name="ACE-14" office:value-type="float" office:value="-8.3446200000000008">
            <text:p>−8.34</text:p>
          </table:table-cell>
          <table:table-cell table:style-name="ACE-10" office:value-type="float" office:value="1">
            <text:p>1</text:p>
          </table:table-cell>
          <table:table-cell table:style-name="ACE-11" office:value-type="float" office:value="2760">
            <text:p>2760</text:p>
          </table:table-cell>
          <table:table-cell table:style-name="ACE-11" office:value-type="float" office:value="40">
            <text:p>40</text:p>
          </table:table-cell>
          <table:table-cell table:number-columns-repeated="4" table:style-name="ACE-11"/>
          <table:table-cell table:style-name="ACE-11" office:value-type="float" office:value="2853">
            <text:p>2853</text:p>
          </table:table-cell>
          <table:table-cell table:style-name="ACE-11" office:value-type="float" office:value="97">
            <text:p>97</text:p>
          </table:table-cell>
          <table:table-cell table:style-name="ACE-11" office:value-type="float" office:value="78">
            <text:p>78</text:p>
          </table:table-cell>
          <table:table-cell table:style-name="ACE-16" office:value-type="float" office:value="2.4849999999999999">
            <text:p>2.48</text:p>
          </table:table-cell>
          <table:table-cell table:style-name="ACE-16" office:value-type="string">
            <text:p>nd</text:p>
          </table:table-cell>
          <table:table-cell table:style-name="ACE-16" office:value-type="float" office:value="-0.10499999999999998">
            <text:p>−0.10</text:p>
          </table:table-cell>
          <table:table-cell table:style-name="ACE-16" office:value-type="float" office:value="0.19076104153551304">
            <text:p>0.19</text:p>
          </table:table-cell>
          <table:table-cell table:style-name="ACE-16" office:value-type="float" office:value="0.19059118552545917">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0.29500000000000004">
            <text:p>0.30</text:p>
          </table:table-cell>
          <table:table-cell table:style-name="ACE-14" office:value-type="float" office:value="0.48876351640411309">
            <text:p>0.49</text:p>
          </table:table-cell>
          <table:table-cell table:style-name="ACE-14" office:value-type="float" office:value="0.4886972477925367">
            <text:p>0.4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
            <text:p>9.0</text:p>
          </table:table-cell>
          <table:table-cell table:number-columns-repeated="219" table:style-name="ACE-12"/>
        </table:table-row>
        <table:table-row table:style-name="AROW-4">
          <table:table-cell table:style-name="ACE-10" office:value-type="string">
            <text:p>PT 043</text:p>
          </table:table-cell>
          <table:table-cell table:style-name="ACE-10" office:value-type="float" office:value="321">
            <text:p>321</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2999999999998">
            <text:p>37.08</text:p>
          </table:table-cell>
          <table:table-cell table:style-name="ACE-14" office:value-type="float" office:value="-8.1319999999999997">
            <text:p>−8.13</text:p>
          </table:table-cell>
          <table:table-cell table:style-name="ACE-10" office:value-type="float" office:value="1">
            <text:p>1</text:p>
          </table:table-cell>
          <table:table-cell table:style-name="ACE-11" office:value-type="float" office:value="3550">
            <text:p>3550</text:p>
          </table:table-cell>
          <table:table-cell table:style-name="ACE-11" office:value-type="float" office:value="40">
            <text:p>40</text:p>
          </table:table-cell>
          <table:table-cell table:number-columns-repeated="4" table:style-name="ACE-11"/>
          <table:table-cell table:style-name="ACE-11" office:value-type="float" office:value="3364">
            <text:p>3364</text:p>
          </table:table-cell>
          <table:table-cell table:style-name="ACE-11" office:value-type="float" office:value="104">
            <text:p>104</text:p>
          </table:table-cell>
          <table:table-cell table:style-name="ACE-11" office:value-type="float" office:value="130">
            <text:p>130</text:p>
          </table:table-cell>
          <table:table-cell table:style-name="ACE-16" office:value-type="string">
            <text:p>nd</text:p>
          </table:table-cell>
          <table:table-cell table:style-name="ACE-16" office:value-type="string">
            <text:p>nd</text:p>
          </table:table-cell>
          <table:table-cell table:style-name="ACE-16" office:value-type="float" office:value="-0.10000000000000001">
            <text:p>−0.1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75000000000000011">
            <text:p>0.7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PT 044</text:p>
          </table:table-cell>
          <table:table-cell table:style-name="ACE-10" office:value-type="float" office:value="322">
            <text:p>322</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1520">
            <text:p>1520</text:p>
          </table:table-cell>
          <table:table-cell table:style-name="ACE-11" office:value-type="float" office:value="40">
            <text:p>40</text:p>
          </table:table-cell>
          <table:table-cell table:number-columns-repeated="4" table:style-name="ACE-11"/>
          <table:table-cell table:style-name="ACE-11" office:value-type="float" office:value="999">
            <text:p>999</text:p>
          </table:table-cell>
          <table:table-cell table:style-name="ACE-11" office:value-type="float" office:value="117">
            <text:p>117</text:p>
          </table:table-cell>
          <table:table-cell table:style-name="ACE-11" office:value-type="float" office:value="92">
            <text:p>92</text:p>
          </table:table-cell>
          <table:table-cell table:style-name="ACE-16" office:value-type="string">
            <text:p>nd</text:p>
          </table:table-cell>
          <table:table-cell table:style-name="ACE-16" office:value-type="string">
            <text:p>nd</text:p>
          </table:table-cell>
          <table:table-cell table:style-name="ACE-16" office:value-type="float" office:value="-0.5">
            <text:p>−0.5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35000000000000009">
            <text:p>0.3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5</text:p>
          </table:table-cell>
          <table:table-cell table:style-name="ACE-10" office:value-type="float" office:value="323">
            <text:p>323</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2220">
            <text:p>2220</text:p>
          </table:table-cell>
          <table:table-cell table:style-name="ACE-11" office:value-type="float" office:value="40">
            <text:p>40</text:p>
          </table:table-cell>
          <table:table-cell table:number-columns-repeated="4" table:style-name="ACE-11"/>
          <table:table-cell table:style-name="ACE-11" office:value-type="float" office:value="1742">
            <text:p>1742</text:p>
          </table:table-cell>
          <table:table-cell table:style-name="ACE-11" office:value-type="float" office:value="114">
            <text:p>114</text:p>
          </table:table-cell>
          <table:table-cell table:style-name="ACE-11" office:value-type="float" office:value="128">
            <text:p>128</text:p>
          </table:table-cell>
          <table:table-cell table:style-name="ACE-16" office:value-type="string">
            <text:p>nd</text:p>
          </table:table-cell>
          <table:table-cell table:style-name="ACE-16" office:value-type="string">
            <text:p>nd</text:p>
          </table:table-cell>
          <table:table-cell table:style-name="ACE-16" office:value-type="float" office:value="-0.5">
            <text:p>−0.5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35000000000000009">
            <text:p>0.3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6</text:p>
          </table:table-cell>
          <table:table-cell table:style-name="ACE-10" office:value-type="float" office:value="324">
            <text:p>324</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3260">
            <text:p>3260</text:p>
          </table:table-cell>
          <table:table-cell table:style-name="ACE-11" office:value-type="float" office:value="40">
            <text:p>40</text:p>
          </table:table-cell>
          <table:table-cell table:number-columns-repeated="4" table:style-name="ACE-11"/>
          <table:table-cell table:style-name="ACE-11" office:value-type="float" office:value="2990">
            <text:p>2990</text:p>
          </table:table-cell>
          <table:table-cell table:style-name="ACE-11" office:value-type="float" office:value="142">
            <text:p>142</text:p>
          </table:table-cell>
          <table:table-cell table:style-name="ACE-11" office:value-type="float" office:value="132">
            <text:p>132</text:p>
          </table:table-cell>
          <table:table-cell table:style-name="ACE-16" office:value-type="string">
            <text:p>nd</text:p>
          </table:table-cell>
          <table:table-cell table:style-name="ACE-16" office:value-type="string">
            <text:p>nd</text:p>
          </table:table-cell>
          <table:table-cell table:style-name="ACE-16" office:value-type="float" office:value="-1.2">
            <text:p>−1.2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0.34999999999999987">
            <text:p>−0.3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7</text:p>
          </table:table-cell>
          <table:table-cell table:style-name="ACE-10" office:value-type="float" office:value="325">
            <text:p>325</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5320">
            <text:p>5320</text:p>
          </table:table-cell>
          <table:table-cell table:style-name="ACE-11" office:value-type="float" office:value="40">
            <text:p>40</text:p>
          </table:table-cell>
          <table:table-cell table:number-columns-repeated="4" table:style-name="ACE-11"/>
          <table:table-cell table:style-name="ACE-11" office:value-type="float" office:value="5613">
            <text:p>5613</text:p>
          </table:table-cell>
          <table:table-cell table:style-name="ACE-11" office:value-type="float" office:value="107">
            <text:p>107</text:p>
          </table:table-cell>
          <table:table-cell table:style-name="ACE-11" office:value-type="float" office:value="97">
            <text:p>97</text:p>
          </table:table-cell>
          <table:table-cell table:style-name="ACE-16" office:value-type="string">
            <text:p>nd</text:p>
          </table:table-cell>
          <table:table-cell table:style-name="ACE-16" office:value-type="string">
            <text:p>nd</text:p>
          </table:table-cell>
          <table:table-cell table:style-name="ACE-16" office:value-type="float" office:value="-2">
            <text:p>−2.00</text:p>
          </table:table-cell>
          <table:table-cell table:style-name="ACE-16" office:value-type="float" office:value="0.12328828005937953">
            <text:p>0.12</text:p>
          </table:table-cell>
          <table:table-cell table:style-name="ACE-16" office:value-type="float" office:value="0.12328828005937953">
            <text:p>0.12</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1.1499999999999999">
            <text:p>−1.15</text:p>
          </table:table-cell>
          <table:table-cell table:style-name="ACE-14" office:value-type="float" office:value="0.9331800469362812">
            <text:p>0.93</text:p>
          </table:table-cell>
          <table:table-cell table:style-name="ACE-14" office:value-type="float" office:value="0.9331800469362812">
            <text:p>0.9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48</text:p>
          </table:table-cell>
          <table:table-cell table:style-name="ACE-10" office:value-type="float" office:value="326">
            <text:p>326</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60000000000002">
            <text:p>37.06</text:p>
          </table:table-cell>
          <table:table-cell table:style-name="ACE-14" office:value-type="float" office:value="-8.0830000000000002">
            <text:p>−8.08</text:p>
          </table:table-cell>
          <table:table-cell table:style-name="ACE-10" office:value-type="float" office:value="1">
            <text:p>1</text:p>
          </table:table-cell>
          <table:table-cell table:style-name="ACE-11" office:value-type="float" office:value="6480">
            <text:p>6480</text:p>
          </table:table-cell>
          <table:table-cell table:style-name="ACE-11" office:value-type="float" office:value="40">
            <text:p>40</text:p>
          </table:table-cell>
          <table:table-cell table:number-columns-repeated="4" table:style-name="ACE-11"/>
          <table:table-cell table:style-name="ACE-11" office:value-type="float" office:value="6890">
            <text:p>6890</text:p>
          </table:table-cell>
          <table:table-cell table:style-name="ACE-11" office:value-type="float" office:value="121">
            <text:p>121</text:p>
          </table:table-cell>
          <table:table-cell table:style-name="ACE-11" office:value-type="float" office:value="134">
            <text:p>134</text:p>
          </table:table-cell>
          <table:table-cell table:style-name="ACE-16" office:value-type="string">
            <text:p>nd</text:p>
          </table:table-cell>
          <table:table-cell table:style-name="ACE-16" office:value-type="string">
            <text:p>nd</text:p>
          </table:table-cell>
          <table:table-cell table:style-name="ACE-16" office:value-type="float" office:value="-3.2000000000000002">
            <text:p>−3.2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2.3500000000000001">
            <text:p>−2.3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49</text:p>
          </table:table-cell>
          <table:table-cell table:style-name="ACE-10" office:value-type="float" office:value="327">
            <text:p>327</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60000000000002">
            <text:p>37.06</text:p>
          </table:table-cell>
          <table:table-cell table:style-name="ACE-14" office:value-type="float" office:value="-8.0830000000000002">
            <text:p>−8.08</text:p>
          </table:table-cell>
          <table:table-cell table:style-name="ACE-10" office:value-type="float" office:value="1">
            <text:p>1</text:p>
          </table:table-cell>
          <table:table-cell table:style-name="ACE-11" office:value-type="float" office:value="6730">
            <text:p>6730</text:p>
          </table:table-cell>
          <table:table-cell table:style-name="ACE-11" office:value-type="float" office:value="40">
            <text:p>40</text:p>
          </table:table-cell>
          <table:table-cell table:number-columns-repeated="4" table:style-name="ACE-11"/>
          <table:table-cell table:style-name="ACE-11" office:value-type="float" office:value="7196">
            <text:p>7196</text:p>
          </table:table-cell>
          <table:table-cell table:style-name="ACE-11" office:value-type="float" office:value="100">
            <text:p>100</text:p>
          </table:table-cell>
          <table:table-cell table:style-name="ACE-11" office:value-type="float" office:value="118">
            <text:p>118</text:p>
          </table:table-cell>
          <table:table-cell table:style-name="ACE-16" office:value-type="string">
            <text:p>nd</text:p>
          </table:table-cell>
          <table:table-cell table:style-name="ACE-16" office:value-type="string">
            <text:p>nd</text:p>
          </table:table-cell>
          <table:table-cell table:style-name="ACE-16" office:value-type="float" office:value="-4.4000000000000004">
            <text:p>−4.4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3.5500000000000003">
            <text:p>−3.5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50</text:p>
          </table:table-cell>
          <table:table-cell table:style-name="ACE-10" office:value-type="float" office:value="328">
            <text:p>328</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60000000000002">
            <text:p>37.06</text:p>
          </table:table-cell>
          <table:table-cell table:style-name="ACE-14" office:value-type="float" office:value="-8.0830000000000002">
            <text:p>−8.08</text:p>
          </table:table-cell>
          <table:table-cell table:style-name="ACE-10" office:value-type="float" office:value="1">
            <text:p>1</text:p>
          </table:table-cell>
          <table:table-cell table:style-name="ACE-11" office:value-type="float" office:value="6760">
            <text:p>6760</text:p>
          </table:table-cell>
          <table:table-cell table:style-name="ACE-11" office:value-type="float" office:value="40">
            <text:p>40</text:p>
          </table:table-cell>
          <table:table-cell table:number-columns-repeated="4" table:style-name="ACE-11"/>
          <table:table-cell table:style-name="ACE-11" office:value-type="float" office:value="7222">
            <text:p>7222</text:p>
          </table:table-cell>
          <table:table-cell table:style-name="ACE-11" office:value-type="float" office:value="101">
            <text:p>101</text:p>
          </table:table-cell>
          <table:table-cell table:style-name="ACE-11" office:value-type="float" office:value="89">
            <text:p>89</text:p>
          </table:table-cell>
          <table:table-cell table:style-name="ACE-16" office:value-type="string">
            <text:p>nd</text:p>
          </table:table-cell>
          <table:table-cell table:style-name="ACE-16" office:value-type="string">
            <text:p>nd</text:p>
          </table:table-cell>
          <table:table-cell table:style-name="ACE-16" office:value-type="float" office:value="-5.2999999999999998">
            <text:p>−5.3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4.4499999999999993">
            <text:p>−4.4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
            <text:p>15.0</text:p>
          </table:table-cell>
          <table:table-cell table:number-columns-repeated="219" table:style-name="ACE-12"/>
        </table:table-row>
        <table:table-row table:style-name="AROW-4">
          <table:table-cell table:style-name="ACE-10" office:value-type="string">
            <text:p>PT 051</text:p>
          </table:table-cell>
          <table:table-cell table:style-name="ACE-10" office:value-type="float" office:value="329">
            <text:p>329</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6690">
            <text:p>6690</text:p>
          </table:table-cell>
          <table:table-cell table:style-name="ACE-11" office:value-type="float" office:value="40">
            <text:p>40</text:p>
          </table:table-cell>
          <table:table-cell table:number-columns-repeated="4" table:style-name="ACE-11"/>
          <table:table-cell table:style-name="ACE-11" office:value-type="float" office:value="7154">
            <text:p>7154</text:p>
          </table:table-cell>
          <table:table-cell table:style-name="ACE-11" office:value-type="float" office:value="95">
            <text:p>95</text:p>
          </table:table-cell>
          <table:table-cell table:style-name="ACE-11" office:value-type="float" office:value="138">
            <text:p>138</text:p>
          </table:table-cell>
          <table:table-cell table:style-name="ACE-16" office:value-type="string">
            <text:p>nd</text:p>
          </table:table-cell>
          <table:table-cell table:style-name="ACE-16" office:value-type="string">
            <text:p>nd</text:p>
          </table:table-cell>
          <table:table-cell table:style-name="ACE-16" office:value-type="float" office:value="-5.5">
            <text:p>−5.5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4.6500000000000004">
            <text:p>−4.6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2</text:p>
          </table:table-cell>
          <table:table-cell table:style-name="ACE-10" office:value-type="float" office:value="330">
            <text:p>330</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6920">
            <text:p>6920</text:p>
          </table:table-cell>
          <table:table-cell table:style-name="ACE-11" office:value-type="float" office:value="40">
            <text:p>40</text:p>
          </table:table-cell>
          <table:table-cell table:number-columns-repeated="4" table:style-name="ACE-11"/>
          <table:table-cell table:style-name="ACE-11" office:value-type="float" office:value="7368">
            <text:p>7368</text:p>
          </table:table-cell>
          <table:table-cell table:style-name="ACE-11" office:value-type="float" office:value="79">
            <text:p>79</text:p>
          </table:table-cell>
          <table:table-cell table:style-name="ACE-11" office:value-type="float" office:value="98">
            <text:p>98</text:p>
          </table:table-cell>
          <table:table-cell table:style-name="ACE-16" office:value-type="string">
            <text:p>nd</text:p>
          </table:table-cell>
          <table:table-cell table:style-name="ACE-16" office:value-type="string">
            <text:p>nd</text:p>
          </table:table-cell>
          <table:table-cell table:style-name="ACE-16" office:value-type="float" office:value="-7.0999999999999996">
            <text:p>−7.1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n/a</text:p>
          </table:table-cell>
          <table:table-cell table:style-name="ACE-14" office:value-type="float" office:value="-7.25">
            <text:p>−7.25</text:p>
          </table:table-cell>
          <table:table-cell table:style-name="ACE-14" office:value-type="float" office:value="1.4654692081377898">
            <text:p>1.47</text:p>
          </table:table-cell>
          <table:table-cell table:style-name="ACE-14" office:value-type="float" office:value="1.4654692081377898">
            <text:p>1.4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3</text:p>
          </table:table-cell>
          <table:table-cell table:style-name="ACE-10" office:value-type="float" office:value="331">
            <text:p>331</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7380">
            <text:p>7380</text:p>
          </table:table-cell>
          <table:table-cell table:style-name="ACE-11" office:value-type="float" office:value="40">
            <text:p>40</text:p>
          </table:table-cell>
          <table:table-cell table:number-columns-repeated="4" table:style-name="ACE-11"/>
          <table:table-cell table:style-name="ACE-11" office:value-type="float" office:value="7772">
            <text:p>7772</text:p>
          </table:table-cell>
          <table:table-cell table:style-name="ACE-11" office:value-type="float" office:value="108">
            <text:p>108</text:p>
          </table:table-cell>
          <table:table-cell table:style-name="ACE-11" office:value-type="float" office:value="108">
            <text:p>108</text:p>
          </table:table-cell>
          <table:table-cell table:style-name="ACE-16" office:value-type="string">
            <text:p>nd</text:p>
          </table:table-cell>
          <table:table-cell table:style-name="ACE-16" office:value-type="string">
            <text:p>nd</text:p>
          </table:table-cell>
          <table:table-cell table:style-name="ACE-16" office:value-type="float" office:value="-8.3000000000000007">
            <text:p>−8.3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7.4500000000000011">
            <text:p>−7.4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4</text:p>
          </table:table-cell>
          <table:table-cell table:style-name="ACE-10" office:value-type="float" office:value="332">
            <text:p>332</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5999999999997">
            <text:p>37.06</text:p>
          </table:table-cell>
          <table:table-cell table:style-name="ACE-14" office:value-type="float" office:value="-8.0760000000000005">
            <text:p>−8.08</text:p>
          </table:table-cell>
          <table:table-cell table:style-name="ACE-10" office:value-type="float" office:value="1">
            <text:p>1</text:p>
          </table:table-cell>
          <table:table-cell table:style-name="ACE-11" office:value-type="float" office:value="7810">
            <text:p>7810</text:p>
          </table:table-cell>
          <table:table-cell table:style-name="ACE-11" office:value-type="float" office:value="50">
            <text:p>50</text:p>
          </table:table-cell>
          <table:table-cell table:number-columns-repeated="4" table:style-name="ACE-11"/>
          <table:table-cell table:style-name="ACE-11" office:value-type="float" office:value="8214">
            <text:p>8214</text:p>
          </table:table-cell>
          <table:table-cell table:style-name="ACE-11" office:value-type="float" office:value="119">
            <text:p>119</text:p>
          </table:table-cell>
          <table:table-cell table:style-name="ACE-11" office:value-type="float" office:value="145">
            <text:p>145</text:p>
          </table:table-cell>
          <table:table-cell table:style-name="ACE-16" office:value-type="string">
            <text:p>nd</text:p>
          </table:table-cell>
          <table:table-cell table:style-name="ACE-16" office:value-type="string">
            <text:p>nd</text:p>
          </table:table-cell>
          <table:table-cell table:style-name="ACE-16" office:value-type="float" office:value="-10.800000000000001">
            <text:p>−10.8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n/a</text:p>
          </table:table-cell>
          <table:table-cell table:style-name="ACE-14" office:value-type="float" office:value="-10.950000000000001">
            <text:p>−10.95</text:p>
          </table:table-cell>
          <table:table-cell table:style-name="ACE-14" office:value-type="float" office:value="1.4654692081377898">
            <text:p>1.47</text:p>
          </table:table-cell>
          <table:table-cell table:style-name="ACE-14" office:value-type="float" office:value="1.4654692081377898">
            <text:p>1.47</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5</text:p>
          </table:table-cell>
          <table:table-cell table:style-name="ACE-10" office:value-type="float" office:value="333">
            <text:p>333</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2999999999998">
            <text:p>37.08</text:p>
          </table:table-cell>
          <table:table-cell table:style-name="ACE-14" office:value-type="float" office:value="-8.1319999999999997">
            <text:p>−8.13</text:p>
          </table:table-cell>
          <table:table-cell table:style-name="ACE-10" office:value-type="float" office:value="1">
            <text:p>1</text:p>
          </table:table-cell>
          <table:table-cell table:style-name="ACE-11" office:value-type="float" office:value="8070">
            <text:p>8070</text:p>
          </table:table-cell>
          <table:table-cell table:style-name="ACE-11" office:value-type="float" office:value="50">
            <text:p>50</text:p>
          </table:table-cell>
          <table:table-cell table:number-columns-repeated="4" table:style-name="ACE-11"/>
          <table:table-cell table:style-name="ACE-11" office:value-type="float" office:value="8459">
            <text:p>8459</text:p>
          </table:table-cell>
          <table:table-cell table:style-name="ACE-11" office:value-type="float" office:value="114">
            <text:p>114</text:p>
          </table:table-cell>
          <table:table-cell table:style-name="ACE-11" office:value-type="float" office:value="101">
            <text:p>101</text:p>
          </table:table-cell>
          <table:table-cell table:style-name="ACE-16" office:value-type="string">
            <text:p>nd</text:p>
          </table:table-cell>
          <table:table-cell table:style-name="ACE-16" office:value-type="string">
            <text:p>nd</text:p>
          </table:table-cell>
          <table:table-cell table:style-name="ACE-16" office:value-type="float" office:value="-11.5">
            <text:p>−11.5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10.65">
            <text:p>−10.6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PT 056</text:p>
          </table:table-cell>
          <table:table-cell table:style-name="ACE-10" office:value-type="float" office:value="334">
            <text:p>334</text:p>
          </table:table-cell>
          <table:table-cell table:style-name="ACE-10" office:value-type="string">
            <text:p>Teixeira et al. 2005; Leorri et al. 2012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2999999999998">
            <text:p>37.08</text:p>
          </table:table-cell>
          <table:table-cell table:style-name="ACE-14" office:value-type="float" office:value="-8.1319999999999997">
            <text:p>−8.13</text:p>
          </table:table-cell>
          <table:table-cell table:style-name="ACE-10" office:value-type="float" office:value="1">
            <text:p>1</text:p>
          </table:table-cell>
          <table:table-cell table:style-name="ACE-11" office:value-type="float" office:value="8040">
            <text:p>8040</text:p>
          </table:table-cell>
          <table:table-cell table:style-name="ACE-11" office:value-type="float" office:value="40">
            <text:p>40</text:p>
          </table:table-cell>
          <table:table-cell table:number-columns-repeated="4" table:style-name="ACE-11"/>
          <table:table-cell table:style-name="ACE-11" office:value-type="float" office:value="8429">
            <text:p>8429</text:p>
          </table:table-cell>
          <table:table-cell table:style-name="ACE-11" office:value-type="float" office:value="102">
            <text:p>102</text:p>
          </table:table-cell>
          <table:table-cell table:style-name="ACE-11" office:value-type="float" office:value="83">
            <text:p>83</text:p>
          </table:table-cell>
          <table:table-cell table:style-name="ACE-16" office:value-type="string">
            <text:p>nd</text:p>
          </table:table-cell>
          <table:table-cell table:style-name="ACE-16" office:value-type="string">
            <text:p>nd</text:p>
          </table:table-cell>
          <table:table-cell table:style-name="ACE-16" office:value-type="float" office:value="-13">
            <text:p>−13.00</text:p>
          </table:table-cell>
          <table:table-cell table:style-name="ACE-16" office:value-type="float" office:value="1.4654692081377898">
            <text:p>1.47</text:p>
          </table:table-cell>
          <table:table-cell table:style-name="ACE-16" office:value-type="float" office:value="1.4654692081377898">
            <text:p>1.47</text:p>
          </table:table-cell>
          <table:table-cell table:style-name="ACE-10" office:value-type="float" office:value="0">
            <text:p>0</text:p>
          </table:table-cell>
          <table:table-cell table:style-name="ACE-10" office:value-type="float" office:value="5">
            <text:p>5</text:p>
          </table:table-cell>
          <table:table-cell table:style-name="ACE-10" office:value-type="string">
            <text:p>open or marine influenced lagoon</text:p>
          </table:table-cell>
          <table:table-cell table:style-name="ACE-10" office:value-type="float" office:value="6">
            <text:p>6</text:p>
          </table:table-cell>
          <table:table-cell table:style-name="ACE-10" office:value-type="string">
            <text:p>MTL to -2m</text:p>
          </table:table-cell>
          <table:table-cell table:style-name="ACE-14" office:value-type="float" office:value="-12.15">
            <text:p>−12.15</text:p>
          </table:table-cell>
          <table:table-cell table:style-name="ACE-14" office:value-type="float" office:value="1.7329815348121862">
            <text:p>1.73</text:p>
          </table:table-cell>
          <table:table-cell table:style-name="ACE-14" office:value-type="float" office:value="1.7329815348121862">
            <text:p>1.73</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0.300000000000001">
            <text:p>10.3</text:p>
          </table:table-cell>
          <table:table-cell table:number-columns-repeated="219" table:style-name="ACE-12"/>
        </table:table-row>
        <table:table-row table:style-name="AROW-4">
          <table:table-cell table:style-name="ACE-10" office:value-type="string">
            <text:p>PT 057</text:p>
          </table:table-cell>
          <table:table-cell table:style-name="ACE-10" office:value-type="float" office:value="335">
            <text:p>335</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5486">
            <text:p>5486</text:p>
          </table:table-cell>
          <table:table-cell table:style-name="ACE-11" office:value-type="float" office:value="57">
            <text:p>57</text:p>
          </table:table-cell>
          <table:table-cell table:number-columns-repeated="4" table:style-name="ACE-11"/>
          <table:table-cell table:style-name="ACE-11" office:value-type="float" office:value="6289">
            <text:p>6289</text:p>
          </table:table-cell>
          <table:table-cell table:style-name="ACE-11" office:value-type="float" office:value="113">
            <text:p>113</text:p>
          </table:table-cell>
          <table:table-cell table:style-name="ACE-11" office:value-type="float" office:value="102">
            <text:p>102</text:p>
          </table:table-cell>
          <table:table-cell table:style-name="ACE-16" office:value-type="float" office:value="4.625">
            <text:p>4.63</text:p>
          </table:table-cell>
          <table:table-cell table:style-name="ACE-16" office:value-type="string">
            <text:p>nd</text:p>
          </table:table-cell>
          <table:table-cell table:style-name="ACE-16" office:value-type="float" office:value="-2.335">
            <text:p>−2.33</text:p>
          </table:table-cell>
          <table:table-cell table:style-name="ACE-16" office:value-type="float" office:value="0.18746652976161357">
            <text:p>0.19</text:p>
          </table:table-cell>
          <table:table-cell table:style-name="ACE-16" office:value-type="float" office:value="0.18741664813991313">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1.9849999999999999">
            <text:p>−1.98</text:p>
          </table:table-cell>
          <table:table-cell table:style-name="ACE-14" office:value-type="float" office:value="0.46450909547700137">
            <text:p>0.46</text:p>
          </table:table-cell>
          <table:table-cell table:style-name="ACE-14" office:value-type="float" office:value="0.46448896649974375">
            <text:p>0.4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8</text:p>
          </table:table-cell>
          <table:table-cell table:style-name="ACE-10" office:value-type="float" office:value="336">
            <text:p>336</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5468">
            <text:p>5468</text:p>
          </table:table-cell>
          <table:table-cell table:style-name="ACE-11" office:value-type="float" office:value="75">
            <text:p>75</text:p>
          </table:table-cell>
          <table:table-cell table:number-columns-repeated="4" table:style-name="ACE-11"/>
          <table:table-cell table:style-name="ACE-11" office:value-type="float" office:value="6263">
            <text:p>6263</text:p>
          </table:table-cell>
          <table:table-cell table:style-name="ACE-11" office:value-type="float" office:value="146">
            <text:p>146</text:p>
          </table:table-cell>
          <table:table-cell table:style-name="ACE-11" office:value-type="float" office:value="249">
            <text:p>249</text:p>
          </table:table-cell>
          <table:table-cell table:style-name="ACE-16" office:value-type="float" office:value="4.6624999999999996">
            <text:p>4.66</text:p>
          </table:table-cell>
          <table:table-cell table:style-name="ACE-16" office:value-type="string">
            <text:p>nd</text:p>
          </table:table-cell>
          <table:table-cell table:style-name="ACE-16" office:value-type="float" office:value="-2.3724999999999996">
            <text:p>−2.37</text:p>
          </table:table-cell>
          <table:table-cell table:style-name="ACE-16" office:value-type="float" office:value="0.18754906075411831">
            <text:p>0.19</text:p>
          </table:table-cell>
          <table:table-cell table:style-name="ACE-16" office:value-type="float" office:value="0.1875">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2.0224999999999995">
            <text:p>−2.02</text:p>
          </table:table-cell>
          <table:table-cell table:style-name="ACE-14" office:value-type="float" office:value="0.46454240946306724">
            <text:p>0.46</text:p>
          </table:table-cell>
          <table:table-cell table:style-name="ACE-14" office:value-type="float" office:value="0.46452260440155119">
            <text:p>0.4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59</text:p>
          </table:table-cell>
          <table:table-cell table:style-name="ACE-10" office:value-type="float" office:value="337">
            <text:p>337</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5587">
            <text:p>5587</text:p>
          </table:table-cell>
          <table:table-cell table:style-name="ACE-11" office:value-type="float" office:value="48">
            <text:p>48</text:p>
          </table:table-cell>
          <table:table-cell table:number-columns-repeated="4" table:style-name="ACE-11"/>
          <table:table-cell table:style-name="ACE-11" office:value-type="float" office:value="6366">
            <text:p>6366</text:p>
          </table:table-cell>
          <table:table-cell table:style-name="ACE-11" office:value-type="float" office:value="96">
            <text:p>96</text:p>
          </table:table-cell>
          <table:table-cell table:style-name="ACE-11" office:value-type="float" office:value="75">
            <text:p>75</text:p>
          </table:table-cell>
          <table:table-cell table:style-name="ACE-16" office:value-type="float" office:value="5.0899999999999999">
            <text:p>5.09</text:p>
          </table:table-cell>
          <table:table-cell table:style-name="ACE-16" office:value-type="string">
            <text:p>nd</text:p>
          </table:table-cell>
          <table:table-cell table:style-name="ACE-16" office:value-type="float" office:value="-2.7999999999999998">
            <text:p>−2.80</text:p>
          </table:table-cell>
          <table:table-cell table:style-name="ACE-16" office:value-type="float" office:value="0.18765777145370882">
            <text:p>0.19</text:p>
          </table:table-cell>
          <table:table-cell table:style-name="ACE-16" office:value-type="float" office:value="0.18761663039293719">
            <text:p>0.19</text:p>
          </table:table-cell>
          <table:table-cell table:style-name="ACE-10" office:value-type="float" office:value="0">
            <text:p>0</text:p>
          </table:table-cell>
          <table:table-cell table:style-name="ACE-10" office:value-type="float" office:value="5">
            <text:p>5</text:p>
          </table:table-cell>
          <table:table-cell table:style-name="ACE-10" office:value-type="string">
            <text:p>Inner or semi-enclosed lagoon</text:p>
          </table:table-cell>
          <table:table-cell table:style-name="ACE-10" office:value-type="float" office:value="7">
            <text:p>7</text:p>
          </table:table-cell>
          <table:table-cell table:style-name="ACE-10" office:value-type="string">
            <text:p>MTL to -1m</text:p>
          </table:table-cell>
          <table:table-cell table:style-name="ACE-14" office:value-type="float" office:value="-2.4499999999999997">
            <text:p>−2.45</text:p>
          </table:table-cell>
          <table:table-cell table:style-name="ACE-14" office:value-type="float" office:value="0.4645863097283135">
            <text:p>0.46</text:p>
          </table:table-cell>
          <table:table-cell table:style-name="ACE-14" office:value-type="float" office:value="0.46456969337226472">
            <text:p>0.46</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60</text:p>
          </table:table-cell>
          <table:table-cell table:style-name="ACE-10" office:value-type="float" office:value="338">
            <text:p>338</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6210">
            <text:p>6210</text:p>
          </table:table-cell>
          <table:table-cell table:style-name="ACE-11" office:value-type="float" office:value="40">
            <text:p>40</text:p>
          </table:table-cell>
          <table:table-cell table:number-columns-repeated="4" table:style-name="ACE-11"/>
          <table:table-cell table:style-name="ACE-11" office:value-type="float" office:value="7102">
            <text:p>7102</text:p>
          </table:table-cell>
          <table:table-cell table:style-name="ACE-11" office:value-type="float" office:value="143">
            <text:p>143</text:p>
          </table:table-cell>
          <table:table-cell table:style-name="ACE-11" office:value-type="float" office:value="98">
            <text:p>98</text:p>
          </table:table-cell>
          <table:table-cell table:style-name="ACE-16" office:value-type="float" office:value="7.1500000000000004">
            <text:p>7.15</text:p>
          </table:table-cell>
          <table:table-cell table:style-name="ACE-16" office:value-type="string">
            <text:p>nd</text:p>
          </table:table-cell>
          <table:table-cell table:style-name="ACE-16" office:value-type="float" office:value="-4.8600000000000003">
            <text:p>−4.86</text:p>
          </table:table-cell>
          <table:table-cell table:style-name="ACE-16" office:value-type="float" office:value="0.18743752117302631">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5.0100000000000007">
            <text:p>−5.01</text:p>
          </table:table-cell>
          <table:table-cell table:style-name="ACE-14" office:value-type="float" office:value="0.18743752117302631">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61</text:p>
          </table:table-cell>
          <table:table-cell table:style-name="ACE-10" office:value-type="float" office:value="339">
            <text:p>339</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57360000000003">
            <text:p>37.06</text:p>
          </table:table-cell>
          <table:table-cell table:style-name="ACE-14" office:value-type="float" office:value="-8.0747699999999991">
            <text:p>−8.07</text:p>
          </table:table-cell>
          <table:table-cell table:style-name="ACE-10" office:value-type="float" office:value="1">
            <text:p>1</text:p>
          </table:table-cell>
          <table:table-cell table:style-name="ACE-11" office:value-type="float" office:value="7300">
            <text:p>7300</text:p>
          </table:table-cell>
          <table:table-cell table:style-name="ACE-11" office:value-type="float" office:value="40">
            <text:p>40</text:p>
          </table:table-cell>
          <table:table-cell table:number-columns-repeated="4" table:style-name="ACE-11"/>
          <table:table-cell table:style-name="ACE-11" office:value-type="float" office:value="8104">
            <text:p>8104</text:p>
          </table:table-cell>
          <table:table-cell table:style-name="ACE-11" office:value-type="float" office:value="76">
            <text:p>76</text:p>
          </table:table-cell>
          <table:table-cell table:style-name="ACE-11" office:value-type="float" office:value="84">
            <text:p>84</text:p>
          </table:table-cell>
          <table:table-cell table:style-name="ACE-16" office:value-type="float" office:value="8.0999999999999996">
            <text:p>8.10</text:p>
          </table:table-cell>
          <table:table-cell table:style-name="ACE-16" office:value-type="string">
            <text:p>nd</text:p>
          </table:table-cell>
          <table:table-cell table:style-name="ACE-16" office:value-type="float" office:value="-5.8099999999999996">
            <text:p>−5.81</text:p>
          </table:table-cell>
          <table:table-cell table:style-name="ACE-16" office:value-type="float" office:value="0.18743291234895496">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Terrestrial limiting</text:p>
          </table:table-cell>
          <table:table-cell table:style-name="ACE-10" office:value-type="float" office:value="10">
            <text:p>10</text:p>
          </table:table-cell>
          <table:table-cell table:style-name="ACE-10" office:value-type="string">
            <text:p>MTL</text:p>
          </table:table-cell>
          <table:table-cell table:style-name="ACE-14" office:value-type="float" office:value="-5.96">
            <text:p>−5.96</text:p>
          </table:table-cell>
          <table:table-cell table:style-name="ACE-14" office:value-type="float" office:value="0.18743291234895496">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15.199999999999999">
            <text:p>15.2</text:p>
          </table:table-cell>
          <table:table-cell table:number-columns-repeated="219" table:style-name="ACE-12"/>
        </table:table-row>
        <table:table-row table:style-name="AROW-4">
          <table:table-cell table:style-name="ACE-10" office:value-type="string">
            <text:p>PT 062</text:p>
          </table:table-cell>
          <table:table-cell table:style-name="ACE-10" office:value-type="float" office:value="340">
            <text:p>340</text:p>
          </table:table-cell>
          <table:table-cell table:style-name="ACE-10" office:value-type="string">
            <text:p>Schneider et al. 2010; Trog et al. 2015 (as in García-Artola et al. 2018)</text:p>
          </table:table-cell>
          <table:table-cell table:style-name="ACE-10" office:value-type="float" office:value="4">
            <text:p>4</text:p>
          </table:table-cell>
          <table:table-cell table:style-name="ACE-10" office:value-type="string">
            <text:p>13 Algarve, Portugal</text:p>
          </table:table-cell>
          <table:table-cell table:style-name="ACE-14" office:value-type="float" office:value="37.084800000000001">
            <text:p>37.08</text:p>
          </table:table-cell>
          <table:table-cell table:style-name="ACE-14" office:value-type="float" office:value="-8.1369600000000002">
            <text:p>−8.14</text:p>
          </table:table-cell>
          <table:table-cell table:style-name="ACE-10" office:value-type="float" office:value="1">
            <text:p>1</text:p>
          </table:table-cell>
          <table:table-cell table:style-name="ACE-11" office:value-type="float" office:value="2979">
            <text:p>2979</text:p>
          </table:table-cell>
          <table:table-cell table:style-name="ACE-11" office:value-type="float" office:value="42">
            <text:p>42</text:p>
          </table:table-cell>
          <table:table-cell table:number-columns-repeated="4" table:style-name="ACE-11"/>
          <table:table-cell table:style-name="ACE-11" office:value-type="float" office:value="3150">
            <text:p>3150</text:p>
          </table:table-cell>
          <table:table-cell table:style-name="ACE-11" office:value-type="float" office:value="175">
            <text:p>175</text:p>
          </table:table-cell>
          <table:table-cell table:style-name="ACE-11" office:value-type="float" office:value="148">
            <text:p>148</text:p>
          </table:table-cell>
          <table:table-cell table:style-name="ACE-16" office:value-type="float" office:value="3.645">
            <text:p>3.65</text:p>
          </table:table-cell>
          <table:table-cell table:style-name="ACE-16" office:value-type="string">
            <text:p>nd</text:p>
          </table:table-cell>
          <table:table-cell table:style-name="ACE-16" office:value-type="float" office:value="-0.18500000000000005">
            <text:p>−0.19</text:p>
          </table:table-cell>
          <table:table-cell table:style-name="ACE-16" office:value-type="float" office:value="0.1874969515026059">
            <text:p>0.19</text:p>
          </table:table-cell>
          <table:table-cell table:style-name="ACE-16" office:value-type="float" office:value="0.18741664813991313">
            <text:p>0.19</text:p>
          </table:table-cell>
          <table:table-cell table:style-name="ACE-10" office:value-type="float" office:value="-1">
            <text:p>−1</text:p>
          </table:table-cell>
          <table:table-cell table:style-name="ACE-10" office:value-type="float" office:value="5">
            <text:p>5</text:p>
          </table:table-cell>
          <table:table-cell table:style-name="ACE-10" office:value-type="string">
            <text:p>Marine limiting</text:p>
          </table:table-cell>
          <table:table-cell table:style-name="ACE-10" office:value-type="float" office:value="9">
            <text:p>9</text:p>
          </table:table-cell>
          <table:table-cell table:style-name="ACE-10" office:value-type="string">
            <text:p>MTL</text:p>
          </table:table-cell>
          <table:table-cell table:style-name="ACE-14" office:value-type="float" office:value="-0.33500000000000002">
            <text:p>−0.34</text:p>
          </table:table-cell>
          <table:table-cell table:style-name="ACE-14" office:value-type="float" office:value="0.1874969515026059">
            <text:p>0.19</text:p>
          </table:table-cell>
          <table:table-cell table:style-name="ACE-14" office:value-type="float" office:value="0.18741664813991313">
            <text:p>0.19</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0" office:value-type="string">
            <text:p>n/a</text:p>
          </table:table-cell>
          <table:table-cell table:style-name="ACE-15" office:value-type="float" office:value="9.9000000000000004">
            <text:p>9.9</text:p>
          </table:table-cell>
          <table:table-cell table:number-columns-repeated="219" table:style-name="ACE-12"/>
        </table:table-row>
        <table:table-row table:style-name="AROW-4" table:number-rows-repeated="65195">
          <table:table-cell table:number-columns-repeated="256"/>
        </table:table-row>
        <table:named-expressions>
          <table:named-expression table:name="Sheet_Title" table:expression="of:=&quot;holsea_form&quot;" table:base-cell-address="$'holsea_form'.$A$1"/>
          <table:named-expression table:name="Print_Area" table:expression="of:=#REF!" table:base-cell-address="$'holsea_form'.$A$1"/>
        </table:named-expressions>
        <gnm:selections gnm:cursor-col="2" gnm:cursor-row="1">
          <gnm:selection gnm:start-col="2" gnm:start-row="1" gnm:end-col="2" gnm:end-row="340"/>
        </gnm:selections>
      </table:table>
      <table:table table:name="radiocarbon" table:style-name="ta-3" table:print="true">
        <office:forms form:automatic-focus="false" form:apply-design-mode="false">
          <form:form/>
        </office:forms>
        <table:table-column table:default-cell-style-name="ACE-19" table:style-name="ACOL-14" table:number-columns-repeated="13"/>
        <table:table-column table:default-cell-style-name="ACE-19" table:style-name="ACOL-0" table:number-columns-repeated="2"/>
        <table:table-column table:default-cell-style-name="ACE-19" table:style-name="ACOL-0" table:number-columns-repeated="241"/>
        <table:table-row table:style-name="AROW-5">
          <table:table-cell table:style-name="ACE-17" office:value-type="string">
            <text:p>Unique sample ID</text:p>
          </table:table-cell>
          <table:table-cell table:style-name="ACE-17" office:value-type="string">
            <text:p>Reference</text:p>
          </table:table-cell>
          <table:table-cell table:style-name="ACE-17" office:value-type="string">
            <text:p>Region code</text:p>
          </table:table-cell>
          <table:table-cell table:style-name="ACE-17" office:value-type="string">
            <text:p>Sub-region</text:p>
          </table:table-cell>
          <table:table-cell table:style-name="ACE-17" office:value-type="string">
            <text:p>Latitude</text:p>
          </table:table-cell>
          <table:table-cell table:style-name="ACE-17" office:value-type="string">
            <text:p>Longitude</text:p>
          </table:table-cell>
          <table:table-cell table:style-name="ACE-17" office:value-type="string">
            <text:p>Dating method</text:p>
          </table:table-cell>
          <table:table-cell table:style-name="ACE-17" office:value-type="string">
            <text:p>Corrected age <text:s text:c="6"/>(14C a BP)</text:p>
          </table:table-cell>
          <table:table-cell table:style-name="ACE-17" office:value-type="string">
            <text:p>Corrected age uncertainty (14C a)</text:p>
          </table:table-cell>
          <table:table-cell table:style-name="ACE-17" office:value-type="string">
            <text:p>Laboratory code</text:p>
          </table:table-cell>
          <table:table-cell table:style-name="ACE-17" office:value-type="string">
            <text:p>Age <text:s text:c="7"/>(14C a BP)</text:p>
          </table:table-cell>
          <table:table-cell table:style-name="ACE-17" office:value-type="string">
            <text:p>Age uncertainty (14C a)</text:p>
          </table:table-cell>
          <table:table-cell table:style-name="ACE-17" office:value-type="string">
            <text:p>Material</text:p>
          </table:table-cell>
          <table:table-cell table:style-name="ACE-19"/>
          <table:table-cell table:style-name="ACE-17"/>
          <table:table-cell table:number-columns-repeated="241" table:style-name="ACE-19"/>
        </table:table-row>
        <table:table-row table:style-name="AROW-5">
          <table:table-cell table:style-name="ACE-17" office:value-type="string">
            <text:p>FR 001</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05000000000003">
            <text:p>51.01</text:p>
          </table:table-cell>
          <table:table-cell table:style-name="ACE-21" office:value-type="float" office:value="2.464">
            <text:p>2.46</text:p>
          </table:table-cell>
          <table:table-cell table:style-name="ACE-17" office:value-type="float" office:value="1">
            <text:p>1</text:p>
          </table:table-cell>
          <table:table-cell table:style-name="ACE-18" office:value-type="float" office:value="4908">
            <text:p>4908</text:p>
          </table:table-cell>
          <table:table-cell table:style-name="ACE-18" office:value-type="float" office:value="53">
            <text:p>53</text:p>
          </table:table-cell>
          <table:table-cell table:style-name="ACE-17" office:value-type="string">
            <text:p>KIA-19485</text:p>
          </table:table-cell>
          <table:table-cell table:style-name="ACE-17" office:value-type="float" office:value="4908">
            <text:p>4908</text:p>
          </table:table-cell>
          <table:table-cell table:style-name="ACE-17" office:value-type="float" office:value="53">
            <text:p>53</text:p>
          </table:table-cell>
          <table:table-cell table:style-name="ACE-17" office:value-type="string">
            <text:p>Cerastoderma edule</text:p>
          </table:table-cell>
          <table:table-cell table:style-name="ACE-20" table:formula="of:=ROUND([.H2];0)" office:value-type="float" office:value="4908">
            <text:p>4908</text:p>
          </table:table-cell>
          <table:table-cell table:style-name="ACE-20" table:formula="of:=ROUND([.I2];0)" office:value-type="float" office:value="53">
            <text:p>53</text:p>
          </table:table-cell>
          <table:table-cell table:number-columns-repeated="241" table:style-name="ACE-19"/>
        </table:table-row>
        <table:table-row table:style-name="AROW-5">
          <table:table-cell table:style-name="ACE-17" office:value-type="string">
            <text:p>FR 002</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954999999999998">
            <text:p>50.95</text:p>
          </table:table-cell>
          <table:table-cell table:style-name="ACE-21" office:value-type="float" office:value="2.375">
            <text:p>2.38</text:p>
          </table:table-cell>
          <table:table-cell table:style-name="ACE-17" office:value-type="float" office:value="1">
            <text:p>1</text:p>
          </table:table-cell>
          <table:table-cell table:style-name="ACE-18" office:value-type="float" office:value="1903">
            <text:p>1903</text:p>
          </table:table-cell>
          <table:table-cell table:style-name="ACE-18" office:value-type="float" office:value="47">
            <text:p>47</text:p>
          </table:table-cell>
          <table:table-cell table:style-name="ACE-17" office:value-type="string">
            <text:p>KIA-19487</text:p>
          </table:table-cell>
          <table:table-cell table:style-name="ACE-17" office:value-type="float" office:value="1903">
            <text:p>1903</text:p>
          </table:table-cell>
          <table:table-cell table:style-name="ACE-17" office:value-type="float" office:value="47">
            <text:p>47</text:p>
          </table:table-cell>
          <table:table-cell table:style-name="ACE-17" office:value-type="string">
            <text:p>Cerastoderma edule</text:p>
          </table:table-cell>
          <table:table-cell table:style-name="ACE-20" table:formula="of:=ROUND([.H3];0)" office:value-type="float" office:value="1903">
            <text:p>1903</text:p>
          </table:table-cell>
          <table:table-cell table:style-name="ACE-20" table:formula="of:=ROUND([.I3];0)" office:value-type="float" office:value="47">
            <text:p>47</text:p>
          </table:table-cell>
          <table:table-cell table:number-columns-repeated="241" table:style-name="ACE-19"/>
        </table:table-row>
        <table:table-row table:style-name="AROW-5">
          <table:table-cell table:style-name="ACE-17" office:value-type="string">
            <text:p>FR 003</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954999999999998">
            <text:p>50.95</text:p>
          </table:table-cell>
          <table:table-cell table:style-name="ACE-21" office:value-type="float" office:value="2.375">
            <text:p>2.38</text:p>
          </table:table-cell>
          <table:table-cell table:style-name="ACE-17" office:value-type="float" office:value="1">
            <text:p>1</text:p>
          </table:table-cell>
          <table:table-cell table:style-name="ACE-18" office:value-type="float" office:value="3918">
            <text:p>3918</text:p>
          </table:table-cell>
          <table:table-cell table:style-name="ACE-18" office:value-type="float" office:value="50">
            <text:p>50</text:p>
          </table:table-cell>
          <table:table-cell table:style-name="ACE-17" office:value-type="string">
            <text:p>KIA-19486</text:p>
          </table:table-cell>
          <table:table-cell table:style-name="ACE-17" office:value-type="float" office:value="3918">
            <text:p>3918</text:p>
          </table:table-cell>
          <table:table-cell table:style-name="ACE-17" office:value-type="float" office:value="50">
            <text:p>50</text:p>
          </table:table-cell>
          <table:table-cell table:style-name="ACE-17" office:value-type="string">
            <text:p>Scrobicularia plana</text:p>
          </table:table-cell>
          <table:table-cell table:style-name="ACE-20" table:formula="of:=ROUND([.H4];0)" office:value-type="float" office:value="3918">
            <text:p>3918</text:p>
          </table:table-cell>
          <table:table-cell table:style-name="ACE-20" table:formula="of:=ROUND([.I4];0)" office:value-type="float" office:value="50">
            <text:p>50</text:p>
          </table:table-cell>
          <table:table-cell table:number-columns-repeated="241" table:style-name="ACE-19"/>
        </table:table-row>
        <table:table-row table:style-name="AROW-5">
          <table:table-cell table:style-name="ACE-17" office:value-type="string">
            <text:p>FR 004</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54000000000002">
            <text:p>51.05</text:p>
          </table:table-cell>
          <table:table-cell table:style-name="ACE-21" office:value-type="float" office:value="2.5350000000000001">
            <text:p>2.54</text:p>
          </table:table-cell>
          <table:table-cell table:style-name="ACE-17" office:value-type="float" office:value="1">
            <text:p>1</text:p>
          </table:table-cell>
          <table:table-cell table:style-name="ACE-18" office:value-type="float" office:value="3418">
            <text:p>3418</text:p>
          </table:table-cell>
          <table:table-cell table:style-name="ACE-18" office:value-type="float" office:value="50">
            <text:p>50</text:p>
          </table:table-cell>
          <table:table-cell table:style-name="ACE-17" office:value-type="string">
            <text:p>KIA-19493</text:p>
          </table:table-cell>
          <table:table-cell table:style-name="ACE-17" office:value-type="float" office:value="3418">
            <text:p>3418</text:p>
          </table:table-cell>
          <table:table-cell table:style-name="ACE-17" office:value-type="float" office:value="50">
            <text:p>50</text:p>
          </table:table-cell>
          <table:table-cell table:style-name="ACE-17" office:value-type="string">
            <text:p>Cerastoderma edule</text:p>
          </table:table-cell>
          <table:table-cell table:style-name="ACE-20" table:formula="of:=ROUND([.H5];0)" office:value-type="float" office:value="3418">
            <text:p>3418</text:p>
          </table:table-cell>
          <table:table-cell table:style-name="ACE-20" table:formula="of:=ROUND([.I5];0)" office:value-type="float" office:value="50">
            <text:p>50</text:p>
          </table:table-cell>
          <table:table-cell table:number-columns-repeated="241" table:style-name="ACE-19"/>
        </table:table-row>
        <table:table-row table:style-name="AROW-5">
          <table:table-cell table:style-name="ACE-17" office:value-type="string">
            <text:p>FR 005</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54000000000002">
            <text:p>51.05</text:p>
          </table:table-cell>
          <table:table-cell table:style-name="ACE-21" office:value-type="float" office:value="2.5350000000000001">
            <text:p>2.54</text:p>
          </table:table-cell>
          <table:table-cell table:style-name="ACE-17" office:value-type="float" office:value="1">
            <text:p>1</text:p>
          </table:table-cell>
          <table:table-cell table:style-name="ACE-18" office:value-type="float" office:value="3308">
            <text:p>3308</text:p>
          </table:table-cell>
          <table:table-cell table:style-name="ACE-18" office:value-type="float" office:value="50">
            <text:p>50</text:p>
          </table:table-cell>
          <table:table-cell table:style-name="ACE-17" office:value-type="string">
            <text:p>KIA-19498</text:p>
          </table:table-cell>
          <table:table-cell table:style-name="ACE-17" office:value-type="float" office:value="3308">
            <text:p>3308</text:p>
          </table:table-cell>
          <table:table-cell table:style-name="ACE-17" office:value-type="float" office:value="50">
            <text:p>50</text:p>
          </table:table-cell>
          <table:table-cell table:style-name="ACE-17" office:value-type="string">
            <text:p>Scrobicularia plana</text:p>
          </table:table-cell>
          <table:table-cell table:style-name="ACE-20" table:formula="of:=ROUND([.H6];0)" office:value-type="float" office:value="3308">
            <text:p>3308</text:p>
          </table:table-cell>
          <table:table-cell table:style-name="ACE-20" table:formula="of:=ROUND([.I6];0)" office:value-type="float" office:value="50">
            <text:p>50</text:p>
          </table:table-cell>
          <table:table-cell table:number-columns-repeated="241" table:style-name="ACE-19"/>
        </table:table-row>
        <table:table-row table:style-name="AROW-5">
          <table:table-cell table:style-name="ACE-17" office:value-type="string">
            <text:p>FR 006</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1.009999999999998">
            <text:p>51.01</text:p>
          </table:table-cell>
          <table:table-cell table:style-name="ACE-21" office:value-type="float" office:value="2.5059999999999998">
            <text:p>2.51</text:p>
          </table:table-cell>
          <table:table-cell table:style-name="ACE-17" office:value-type="float" office:value="1">
            <text:p>1</text:p>
          </table:table-cell>
          <table:table-cell table:style-name="ACE-18" office:value-type="float" office:value="4628">
            <text:p>4628</text:p>
          </table:table-cell>
          <table:table-cell table:style-name="ACE-18" office:value-type="float" office:value="50">
            <text:p>50</text:p>
          </table:table-cell>
          <table:table-cell table:style-name="ACE-17" office:value-type="string">
            <text:p>KIA-19502</text:p>
          </table:table-cell>
          <table:table-cell table:style-name="ACE-17" office:value-type="float" office:value="4628">
            <text:p>4628</text:p>
          </table:table-cell>
          <table:table-cell table:style-name="ACE-17" office:value-type="float" office:value="50">
            <text:p>50</text:p>
          </table:table-cell>
          <table:table-cell table:style-name="ACE-17" office:value-type="string">
            <text:p>Cerastoderma edule</text:p>
          </table:table-cell>
          <table:table-cell table:style-name="ACE-20" table:formula="of:=ROUND([.H7];0)" office:value-type="float" office:value="4628">
            <text:p>4628</text:p>
          </table:table-cell>
          <table:table-cell table:style-name="ACE-20" table:formula="of:=ROUND([.I7];0)" office:value-type="float" office:value="50">
            <text:p>50</text:p>
          </table:table-cell>
          <table:table-cell table:number-columns-repeated="241" table:style-name="ACE-19"/>
        </table:table-row>
        <table:table-row table:style-name="AROW-5">
          <table:table-cell table:style-name="ACE-17" office:value-type="string">
            <text:p>FR 007</text:p>
          </table:table-cell>
          <table:table-cell table:style-name="ACE-17" office:value-type="string">
            <text:p>Mrani-Alaoui and Anthony 2011;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993000000000002">
            <text:p>50.99</text:p>
          </table:table-cell>
          <table:table-cell table:style-name="ACE-21" office:value-type="float" office:value="2.411">
            <text:p>2.41</text:p>
          </table:table-cell>
          <table:table-cell table:style-name="ACE-17" office:value-type="float" office:value="1">
            <text:p>1</text:p>
          </table:table-cell>
          <table:table-cell table:style-name="ACE-18" office:value-type="float" office:value="1683">
            <text:p>1683</text:p>
          </table:table-cell>
          <table:table-cell table:style-name="ACE-18" office:value-type="float" office:value="25">
            <text:p>25</text:p>
          </table:table-cell>
          <table:table-cell table:style-name="ACE-17" office:value-type="string">
            <text:p>KIA-19488</text:p>
          </table:table-cell>
          <table:table-cell table:style-name="ACE-17" office:value-type="float" office:value="1683">
            <text:p>1683</text:p>
          </table:table-cell>
          <table:table-cell table:style-name="ACE-17" office:value-type="float" office:value="25">
            <text:p>25</text:p>
          </table:table-cell>
          <table:table-cell table:style-name="ACE-17" office:value-type="string">
            <text:p>Cerastoderma edule</text:p>
          </table:table-cell>
          <table:table-cell table:style-name="ACE-20" table:formula="of:=ROUND([.H8];0)" office:value-type="float" office:value="1683">
            <text:p>1683</text:p>
          </table:table-cell>
          <table:table-cell table:style-name="ACE-20" table:formula="of:=ROUND([.I8];0)" office:value-type="float" office:value="25">
            <text:p>25</text:p>
          </table:table-cell>
          <table:table-cell table:number-columns-repeated="241" table:style-name="ACE-19"/>
        </table:table-row>
        <table:table-row table:style-name="AROW-5">
          <table:table-cell table:style-name="ACE-17" office:value-type="string">
            <text:p>FR 008</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3370">
            <text:p>3370</text:p>
          </table:table-cell>
          <table:table-cell table:style-name="ACE-18" office:value-type="float" office:value="105.94810050208545">
            <text:p>106</text:p>
          </table:table-cell>
          <table:table-cell table:style-name="ACE-17" office:value-type="string">
            <text:p>GrN-7164</text:p>
          </table:table-cell>
          <table:table-cell table:style-name="ACE-17" office:value-type="float" office:value="3370">
            <text:p>3370</text:p>
          </table:table-cell>
          <table:table-cell table:style-name="ACE-17" office:value-type="float" office:value="35">
            <text:p>35</text:p>
          </table:table-cell>
          <table:table-cell table:style-name="ACE-17" office:value-type="string">
            <text:p>peat</text:p>
          </table:table-cell>
          <table:table-cell table:style-name="ACE-20" table:formula="of:=ROUND([.H9];0)" office:value-type="float" office:value="3370">
            <text:p>3370</text:p>
          </table:table-cell>
          <table:table-cell table:style-name="ACE-20" table:formula="of:=ROUND([.I9];0)" office:value-type="float" office:value="106">
            <text:p>106</text:p>
          </table:table-cell>
          <table:table-cell table:number-columns-repeated="241" table:style-name="ACE-19"/>
        </table:table-row>
        <table:table-row table:style-name="AROW-5">
          <table:table-cell table:style-name="ACE-17" office:value-type="string">
            <text:p>FR 009</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3785">
            <text:p>3785</text:p>
          </table:table-cell>
          <table:table-cell table:style-name="ACE-18" office:value-type="float" office:value="107.70329614269008">
            <text:p>108</text:p>
          </table:table-cell>
          <table:table-cell table:style-name="ACE-17" office:value-type="string">
            <text:p>GrN-7312</text:p>
          </table:table-cell>
          <table:table-cell table:style-name="ACE-17" office:value-type="float" office:value="3785">
            <text:p>3785</text:p>
          </table:table-cell>
          <table:table-cell table:style-name="ACE-17" office:value-type="float" office:value="40">
            <text:p>40</text:p>
          </table:table-cell>
          <table:table-cell table:style-name="ACE-17" office:value-type="string">
            <text:p>peat</text:p>
          </table:table-cell>
          <table:table-cell table:style-name="ACE-20" table:formula="of:=ROUND([.H10];0)" office:value-type="float" office:value="3785">
            <text:p>3785</text:p>
          </table:table-cell>
          <table:table-cell table:style-name="ACE-20" table:formula="of:=ROUND([.I10];0)" office:value-type="float" office:value="108">
            <text:p>108</text:p>
          </table:table-cell>
          <table:table-cell table:number-columns-repeated="241" table:style-name="ACE-19"/>
        </table:table-row>
        <table:table-row table:style-name="AROW-5">
          <table:table-cell table:style-name="ACE-17" office:value-type="string">
            <text:p>FR 010</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4425">
            <text:p>4425</text:p>
          </table:table-cell>
          <table:table-cell table:style-name="ACE-18" office:value-type="float" office:value="116.61903789690601">
            <text:p>117</text:p>
          </table:table-cell>
          <table:table-cell table:style-name="ACE-17" office:value-type="string">
            <text:p>GrN-7311</text:p>
          </table:table-cell>
          <table:table-cell table:style-name="ACE-17" office:value-type="float" office:value="4425">
            <text:p>4425</text:p>
          </table:table-cell>
          <table:table-cell table:style-name="ACE-17" office:value-type="float" office:value="60">
            <text:p>60</text:p>
          </table:table-cell>
          <table:table-cell table:style-name="ACE-17" office:value-type="string">
            <text:p>peat</text:p>
          </table:table-cell>
          <table:table-cell table:style-name="ACE-20" table:formula="of:=ROUND([.H11];0)" office:value-type="float" office:value="4425">
            <text:p>4425</text:p>
          </table:table-cell>
          <table:table-cell table:style-name="ACE-20" table:formula="of:=ROUND([.I11];0)" office:value-type="float" office:value="117">
            <text:p>117</text:p>
          </table:table-cell>
          <table:table-cell table:number-columns-repeated="241" table:style-name="ACE-19"/>
        </table:table-row>
        <table:table-row table:style-name="AROW-5">
          <table:table-cell table:style-name="ACE-17" office:value-type="string">
            <text:p>FR 011</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90000000000001">
            <text:p>50.89</text:p>
          </table:table-cell>
          <table:table-cell table:style-name="ACE-21" office:value-type="float" office:value="1.8720000000000001">
            <text:p>1.87</text:p>
          </table:table-cell>
          <table:table-cell table:style-name="ACE-17" office:value-type="float" office:value="1">
            <text:p>1</text:p>
          </table:table-cell>
          <table:table-cell table:style-name="ACE-18" office:value-type="float" office:value="4980">
            <text:p>4980</text:p>
          </table:table-cell>
          <table:table-cell table:style-name="ACE-18" office:value-type="float" office:value="105.94810050208545">
            <text:p>106</text:p>
          </table:table-cell>
          <table:table-cell table:style-name="ACE-17" office:value-type="string">
            <text:p>GrN-7310</text:p>
          </table:table-cell>
          <table:table-cell table:style-name="ACE-17" office:value-type="float" office:value="4980">
            <text:p>4980</text:p>
          </table:table-cell>
          <table:table-cell table:style-name="ACE-17" office:value-type="float" office:value="35">
            <text:p>35</text:p>
          </table:table-cell>
          <table:table-cell table:style-name="ACE-17" office:value-type="string">
            <text:p>peat</text:p>
          </table:table-cell>
          <table:table-cell table:style-name="ACE-20" table:formula="of:=ROUND([.H12];0)" office:value-type="float" office:value="4980">
            <text:p>4980</text:p>
          </table:table-cell>
          <table:table-cell table:style-name="ACE-20" table:formula="of:=ROUND([.I12];0)" office:value-type="float" office:value="106">
            <text:p>106</text:p>
          </table:table-cell>
          <table:table-cell table:number-columns-repeated="241" table:style-name="ACE-19"/>
        </table:table-row>
        <table:table-row table:style-name="AROW-5">
          <table:table-cell table:style-name="ACE-17" office:value-type="string">
            <text:p>FR 012</text:p>
          </table:table-cell>
          <table:table-cell table:style-name="ACE-17" office:value-type="string">
            <text:p>Sommé et al. 1992;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41000000000001">
            <text:p>50.84</text:p>
          </table:table-cell>
          <table:table-cell table:style-name="ACE-21" office:value-type="float" office:value="2.2149999999999999">
            <text:p>2.21</text:p>
          </table:table-cell>
          <table:table-cell table:style-name="ACE-17" office:value-type="float" office:value="1">
            <text:p>1</text:p>
          </table:table-cell>
          <table:table-cell table:style-name="ACE-18" office:value-type="float" office:value="8380">
            <text:p>8380</text:p>
          </table:table-cell>
          <table:table-cell table:style-name="ACE-18" office:value-type="float" office:value="156.20499351813308">
            <text:p>156</text:p>
          </table:table-cell>
          <table:table-cell table:style-name="ACE-17" office:value-type="string">
            <text:p>Lv-1938</text:p>
          </table:table-cell>
          <table:table-cell table:style-name="ACE-17" office:value-type="float" office:value="8380">
            <text:p>8380</text:p>
          </table:table-cell>
          <table:table-cell table:style-name="ACE-17" office:value-type="float" office:value="120">
            <text:p>120</text:p>
          </table:table-cell>
          <table:table-cell table:style-name="ACE-17" office:value-type="string">
            <text:p>peat</text:p>
          </table:table-cell>
          <table:table-cell table:style-name="ACE-20" table:formula="of:=ROUND([.H13];0)" office:value-type="float" office:value="8380">
            <text:p>8380</text:p>
          </table:table-cell>
          <table:table-cell table:style-name="ACE-20" table:formula="of:=ROUND([.I13];0)" office:value-type="float" office:value="156">
            <text:p>156</text:p>
          </table:table-cell>
          <table:table-cell table:number-columns-repeated="241" table:style-name="ACE-19"/>
        </table:table-row>
        <table:table-row table:style-name="AROW-5">
          <table:table-cell table:style-name="ACE-17" office:value-type="string">
            <text:p>FR 013</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6000000000001">
            <text:p>50.83</text:p>
          </table:table-cell>
          <table:table-cell table:style-name="ACE-21" office:value-type="float" office:value="2.2050000000000001">
            <text:p>2.21</text:p>
          </table:table-cell>
          <table:table-cell table:style-name="ACE-17" office:value-type="float" office:value="1">
            <text:p>1</text:p>
          </table:table-cell>
          <table:table-cell table:style-name="ACE-18" office:value-type="float" office:value="6920">
            <text:p>6920</text:p>
          </table:table-cell>
          <table:table-cell table:style-name="ACE-18" office:value-type="float" office:value="141.42135623730951">
            <text:p>141</text:p>
          </table:table-cell>
          <table:table-cell table:style-name="ACE-17" office:value-type="string">
            <text:p>Beta-166492</text:p>
          </table:table-cell>
          <table:table-cell table:style-name="ACE-17" office:value-type="float" office:value="6920">
            <text:p>6920</text:p>
          </table:table-cell>
          <table:table-cell table:style-name="ACE-17" office:value-type="float" office:value="100">
            <text:p>100</text:p>
          </table:table-cell>
          <table:table-cell table:style-name="ACE-17" office:value-type="string">
            <text:p>peat</text:p>
          </table:table-cell>
          <table:table-cell table:style-name="ACE-20" table:formula="of:=ROUND([.H14];0)" office:value-type="float" office:value="6920">
            <text:p>6920</text:p>
          </table:table-cell>
          <table:table-cell table:style-name="ACE-20" table:formula="of:=ROUND([.I14];0)" office:value-type="float" office:value="141">
            <text:p>141</text:p>
          </table:table-cell>
          <table:table-cell table:number-columns-repeated="241" table:style-name="ACE-19"/>
        </table:table-row>
        <table:table-row table:style-name="AROW-5">
          <table:table-cell table:style-name="ACE-17" office:value-type="string">
            <text:p>FR 014</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6000000000001">
            <text:p>50.83</text:p>
          </table:table-cell>
          <table:table-cell table:style-name="ACE-21" office:value-type="float" office:value="2.2050000000000001">
            <text:p>2.21</text:p>
          </table:table-cell>
          <table:table-cell table:style-name="ACE-17" office:value-type="float" office:value="1">
            <text:p>1</text:p>
          </table:table-cell>
          <table:table-cell table:style-name="ACE-18" office:value-type="float" office:value="6710">
            <text:p>6710</text:p>
          </table:table-cell>
          <table:table-cell table:style-name="ACE-18" office:value-type="float" office:value="116.61903789690601">
            <text:p>117</text:p>
          </table:table-cell>
          <table:table-cell table:style-name="ACE-17" office:value-type="string">
            <text:p>Beta-166491</text:p>
          </table:table-cell>
          <table:table-cell table:style-name="ACE-17" office:value-type="float" office:value="6710">
            <text:p>6710</text:p>
          </table:table-cell>
          <table:table-cell table:style-name="ACE-17" office:value-type="float" office:value="60">
            <text:p>60</text:p>
          </table:table-cell>
          <table:table-cell table:style-name="ACE-17" office:value-type="string">
            <text:p>organic sediment</text:p>
          </table:table-cell>
          <table:table-cell table:style-name="ACE-20" table:formula="of:=ROUND([.H15];0)" office:value-type="float" office:value="6710">
            <text:p>6710</text:p>
          </table:table-cell>
          <table:table-cell table:style-name="ACE-20" table:formula="of:=ROUND([.I15];0)" office:value-type="float" office:value="117">
            <text:p>117</text:p>
          </table:table-cell>
          <table:table-cell table:number-columns-repeated="241" table:style-name="ACE-19"/>
        </table:table-row>
        <table:table-row table:style-name="AROW-5">
          <table:table-cell table:style-name="ACE-17" office:value-type="string">
            <text:p>FR 015</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6000000000001">
            <text:p>50.83</text:p>
          </table:table-cell>
          <table:table-cell table:style-name="ACE-21" office:value-type="float" office:value="2.2050000000000001">
            <text:p>2.21</text:p>
          </table:table-cell>
          <table:table-cell table:style-name="ACE-17" office:value-type="float" office:value="1">
            <text:p>1</text:p>
          </table:table-cell>
          <table:table-cell table:style-name="ACE-18" office:value-type="float" office:value="6570">
            <text:p>6570</text:p>
          </table:table-cell>
          <table:table-cell table:style-name="ACE-18" office:value-type="float" office:value="116.61903789690601">
            <text:p>117</text:p>
          </table:table-cell>
          <table:table-cell table:style-name="ACE-17" office:value-type="string">
            <text:p>Beta-166490</text:p>
          </table:table-cell>
          <table:table-cell table:style-name="ACE-17" office:value-type="float" office:value="6570">
            <text:p>6570</text:p>
          </table:table-cell>
          <table:table-cell table:style-name="ACE-17" office:value-type="float" office:value="60">
            <text:p>60</text:p>
          </table:table-cell>
          <table:table-cell table:style-name="ACE-17" office:value-type="string">
            <text:p>peat</text:p>
          </table:table-cell>
          <table:table-cell table:style-name="ACE-20" table:formula="of:=ROUND([.H16];0)" office:value-type="float" office:value="6570">
            <text:p>6570</text:p>
          </table:table-cell>
          <table:table-cell table:style-name="ACE-20" table:formula="of:=ROUND([.I16];0)" office:value-type="float" office:value="117">
            <text:p>117</text:p>
          </table:table-cell>
          <table:table-cell table:number-columns-repeated="241" table:style-name="ACE-19"/>
        </table:table-row>
        <table:table-row table:style-name="AROW-5">
          <table:table-cell table:style-name="ACE-17" office:value-type="string">
            <text:p>FR 016</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823">
            <text:p>50.82</text:p>
          </table:table-cell>
          <table:table-cell table:style-name="ACE-21" office:value-type="float" office:value="2.206">
            <text:p>2.21</text:p>
          </table:table-cell>
          <table:table-cell table:style-name="ACE-17" office:value-type="float" office:value="1">
            <text:p>1</text:p>
          </table:table-cell>
          <table:table-cell table:style-name="ACE-18" office:value-type="float" office:value="9250">
            <text:p>9250</text:p>
          </table:table-cell>
          <table:table-cell table:style-name="ACE-18" office:value-type="float" office:value="134.53624047073711">
            <text:p>135</text:p>
          </table:table-cell>
          <table:table-cell table:style-name="ACE-17" office:value-type="string">
            <text:p>Beta-166499</text:p>
          </table:table-cell>
          <table:table-cell table:style-name="ACE-17" office:value-type="float" office:value="9250">
            <text:p>9250</text:p>
          </table:table-cell>
          <table:table-cell table:style-name="ACE-17" office:value-type="float" office:value="90">
            <text:p>90</text:p>
          </table:table-cell>
          <table:table-cell table:style-name="ACE-17" office:value-type="string">
            <text:p>organic sediment</text:p>
          </table:table-cell>
          <table:table-cell table:style-name="ACE-20" table:formula="of:=ROUND([.H17];0)" office:value-type="float" office:value="9250">
            <text:p>9250</text:p>
          </table:table-cell>
          <table:table-cell table:style-name="ACE-20" table:formula="of:=ROUND([.I17];0)" office:value-type="float" office:value="135">
            <text:p>135</text:p>
          </table:table-cell>
          <table:table-cell table:number-columns-repeated="241" table:style-name="ACE-19"/>
        </table:table-row>
        <table:table-row table:style-name="AROW-5">
          <table:table-cell table:style-name="ACE-17" office:value-type="string">
            <text:p>FR 017</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87999999999997">
            <text:p>50.79</text:p>
          </table:table-cell>
          <table:table-cell table:style-name="ACE-21" office:value-type="float" office:value="2.2480000000000002">
            <text:p>2.25</text:p>
          </table:table-cell>
          <table:table-cell table:style-name="ACE-17" office:value-type="float" office:value="1">
            <text:p>1</text:p>
          </table:table-cell>
          <table:table-cell table:style-name="ACE-18" office:value-type="float" office:value="7740">
            <text:p>7740</text:p>
          </table:table-cell>
          <table:table-cell table:style-name="ACE-18" office:value-type="float" office:value="148.66068747318505">
            <text:p>149</text:p>
          </table:table-cell>
          <table:table-cell table:style-name="ACE-17" office:value-type="string">
            <text:p>Beta-161061</text:p>
          </table:table-cell>
          <table:table-cell table:style-name="ACE-17" office:value-type="float" office:value="7740">
            <text:p>7740</text:p>
          </table:table-cell>
          <table:table-cell table:style-name="ACE-17" office:value-type="float" office:value="110">
            <text:p>110</text:p>
          </table:table-cell>
          <table:table-cell table:style-name="ACE-17" office:value-type="string">
            <text:p>peat</text:p>
          </table:table-cell>
          <table:table-cell table:style-name="ACE-20" table:formula="of:=ROUND([.H18];0)" office:value-type="float" office:value="7740">
            <text:p>7740</text:p>
          </table:table-cell>
          <table:table-cell table:style-name="ACE-20" table:formula="of:=ROUND([.I18];0)" office:value-type="float" office:value="149">
            <text:p>149</text:p>
          </table:table-cell>
          <table:table-cell table:number-columns-repeated="241" table:style-name="ACE-19"/>
        </table:table-row>
        <table:table-row table:style-name="AROW-5">
          <table:table-cell table:style-name="ACE-17" office:value-type="string">
            <text:p>FR 018</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87999999999997">
            <text:p>50.79</text:p>
          </table:table-cell>
          <table:table-cell table:style-name="ACE-21" office:value-type="float" office:value="2.2480000000000002">
            <text:p>2.25</text:p>
          </table:table-cell>
          <table:table-cell table:style-name="ACE-17" office:value-type="float" office:value="1">
            <text:p>1</text:p>
          </table:table-cell>
          <table:table-cell table:style-name="ACE-18" office:value-type="float" office:value="7150">
            <text:p>7150</text:p>
          </table:table-cell>
          <table:table-cell table:style-name="ACE-18" office:value-type="float" office:value="134.53624047073711">
            <text:p>135</text:p>
          </table:table-cell>
          <table:table-cell table:style-name="ACE-17" office:value-type="string">
            <text:p>Hv-24812</text:p>
          </table:table-cell>
          <table:table-cell table:style-name="ACE-17" office:value-type="float" office:value="7150">
            <text:p>7150</text:p>
          </table:table-cell>
          <table:table-cell table:style-name="ACE-17" office:value-type="float" office:value="90">
            <text:p>90</text:p>
          </table:table-cell>
          <table:table-cell table:style-name="ACE-17" office:value-type="string">
            <text:p>organic sediment</text:p>
          </table:table-cell>
          <table:table-cell table:style-name="ACE-20" table:formula="of:=ROUND([.H19];0)" office:value-type="float" office:value="7150">
            <text:p>7150</text:p>
          </table:table-cell>
          <table:table-cell table:style-name="ACE-20" table:formula="of:=ROUND([.I19];0)" office:value-type="float" office:value="135">
            <text:p>135</text:p>
          </table:table-cell>
          <table:table-cell table:number-columns-repeated="241" table:style-name="ACE-19"/>
        </table:table-row>
        <table:table-row table:style-name="AROW-5">
          <table:table-cell table:style-name="ACE-17" office:value-type="string">
            <text:p>FR 019</text:p>
          </table:table-cell>
          <table:table-cell table:style-name="ACE-17" office:value-type="string">
            <text:p>Gandouin et al. 2007; Gandouin et al. 2009;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87999999999997">
            <text:p>50.79</text:p>
          </table:table-cell>
          <table:table-cell table:style-name="ACE-21" office:value-type="float" office:value="2.2480000000000002">
            <text:p>2.25</text:p>
          </table:table-cell>
          <table:table-cell table:style-name="ACE-17" office:value-type="float" office:value="1">
            <text:p>1</text:p>
          </table:table-cell>
          <table:table-cell table:style-name="ACE-18" office:value-type="float" office:value="2510">
            <text:p>2510</text:p>
          </table:table-cell>
          <table:table-cell table:style-name="ACE-18" office:value-type="float" office:value="134.53624047073711">
            <text:p>135</text:p>
          </table:table-cell>
          <table:table-cell table:style-name="ACE-17" office:value-type="string">
            <text:p>Hv-24815</text:p>
          </table:table-cell>
          <table:table-cell table:style-name="ACE-17" office:value-type="float" office:value="2510">
            <text:p>2510</text:p>
          </table:table-cell>
          <table:table-cell table:style-name="ACE-17" office:value-type="float" office:value="90">
            <text:p>90</text:p>
          </table:table-cell>
          <table:table-cell table:style-name="ACE-17" office:value-type="string">
            <text:p>peat</text:p>
          </table:table-cell>
          <table:table-cell table:style-name="ACE-20" table:formula="of:=ROUND([.H20];0)" office:value-type="float" office:value="2510">
            <text:p>2510</text:p>
          </table:table-cell>
          <table:table-cell table:style-name="ACE-20" table:formula="of:=ROUND([.I20];0)" office:value-type="float" office:value="135">
            <text:p>135</text:p>
          </table:table-cell>
          <table:table-cell table:number-columns-repeated="241" table:style-name="ACE-19"/>
        </table:table-row>
        <table:table-row table:style-name="AROW-5">
          <table:table-cell table:style-name="ACE-17" office:value-type="string">
            <text:p>FR 020</text:p>
          </table:table-cell>
          <table:table-cell table:style-name="ACE-17" office:value-type="string">
            <text:p>Van der Woude and Roeleveld 1985; Stéphan and Goslin 2014 (as in García-Artola et al. 2018)</text:p>
          </table:table-cell>
          <table:table-cell table:style-name="ACE-17" office:value-type="float" office:value="4">
            <text:p>4</text:p>
          </table:table-cell>
          <table:table-cell table:style-name="ACE-17" office:value-type="string">
            <text:p>1 French Flanders coastal plain, France</text:p>
          </table:table-cell>
          <table:table-cell table:style-name="ACE-21" office:value-type="float" office:value="50.764000000000003">
            <text:p>50.76</text:p>
          </table:table-cell>
          <table:table-cell table:style-name="ACE-21" office:value-type="float" office:value="2.2690000000000001">
            <text:p>2.27</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104.4030650891055">
            <text:p>104</text:p>
          </table:table-cell>
          <table:table-cell table:style-name="ACE-17" office:value-type="string">
            <text:p>GrN-10097</text:p>
          </table:table-cell>
          <table:table-cell table:style-name="ACE-17" office:value-type="float" office:value="2000">
            <text:p>2000</text:p>
          </table:table-cell>
          <table:table-cell table:style-name="ACE-17" office:value-type="float" office:value="30">
            <text:p>30</text:p>
          </table:table-cell>
          <table:table-cell table:style-name="ACE-17" office:value-type="string">
            <text:p>peat</text:p>
          </table:table-cell>
          <table:table-cell table:style-name="ACE-20" table:formula="of:=ROUND([.H21];0)" office:value-type="float" office:value="2000">
            <text:p>2000</text:p>
          </table:table-cell>
          <table:table-cell table:style-name="ACE-20" table:formula="of:=ROUND([.I21];0)" office:value-type="float" office:value="104">
            <text:p>104</text:p>
          </table:table-cell>
          <table:table-cell table:number-columns-repeated="241" table:style-name="ACE-19"/>
        </table:table-row>
        <table:table-row table:style-name="AROW-5">
          <table:table-cell table:style-name="ACE-17" office:value-type="string">
            <text:p>FR 021</text:p>
          </table:table-cell>
          <table:table-cell table:style-name="ACE-17" office:value-type="string">
            <text:p>Ters 1986;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61999999999998">
            <text:p>50.56</text:p>
          </table:table-cell>
          <table:table-cell table:style-name="ACE-21" office:value-type="float" office:value="1.589">
            <text:p>1.59</text:p>
          </table:table-cell>
          <table:table-cell table:style-name="ACE-17" office:value-type="float" office:value="1">
            <text:p>1</text:p>
          </table:table-cell>
          <table:table-cell table:style-name="ACE-18" office:value-type="float" office:value="2132.9897446510558">
            <text:p>2133</text:p>
          </table:table-cell>
          <table:table-cell table:style-name="ACE-18" office:value-type="float" office:value="127.39647442531523">
            <text:p>127</text:p>
          </table:table-cell>
          <table:table-cell table:style-name="ACE-17" office:value-type="string">
            <text:p>Gif-1294</text:p>
          </table:table-cell>
          <table:table-cell table:style-name="ACE-17" office:value-type="float" office:value="2100">
            <text:p>2100</text:p>
          </table:table-cell>
          <table:table-cell table:style-name="ACE-17" office:value-type="float" office:value="110">
            <text:p>110</text:p>
          </table:table-cell>
          <table:table-cell table:style-name="ACE-17" office:value-type="string">
            <text:p>charcoal in peaty sand</text:p>
          </table:table-cell>
          <table:table-cell table:style-name="ACE-20" table:formula="of:=ROUND([.H22];0)" office:value-type="float" office:value="2133">
            <text:p>2133</text:p>
          </table:table-cell>
          <table:table-cell table:style-name="ACE-20" table:formula="of:=ROUND([.I22];0)" office:value-type="float" office:value="127">
            <text:p>127</text:p>
          </table:table-cell>
          <table:table-cell table:number-columns-repeated="241" table:style-name="ACE-19"/>
        </table:table-row>
        <table:table-row table:style-name="AROW-5">
          <table:table-cell table:style-name="ACE-17" office:value-type="string">
            <text:p>FR 022</text:p>
          </table:table-cell>
          <table:table-cell table:style-name="ACE-17" office:value-type="string">
            <text:p>Ters 1986;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61999999999998">
            <text:p>50.56</text:p>
          </table:table-cell>
          <table:table-cell table:style-name="ACE-21" office:value-type="float" office:value="1.589">
            <text:p>1.59</text:p>
          </table:table-cell>
          <table:table-cell table:style-name="ACE-17" office:value-type="float" office:value="1">
            <text:p>1</text:p>
          </table:table-cell>
          <table:table-cell table:style-name="ACE-18" office:value-type="float" office:value="3212.9897446510558">
            <text:p>3213</text:p>
          </table:table-cell>
          <table:table-cell table:style-name="ACE-18" office:value-type="float" office:value="154.04499893213023">
            <text:p>154</text:p>
          </table:table-cell>
          <table:table-cell table:style-name="ACE-17" office:value-type="string">
            <text:p>Gif-1295</text:p>
          </table:table-cell>
          <table:table-cell table:style-name="ACE-17" office:value-type="float" office:value="3180">
            <text:p>3180</text:p>
          </table:table-cell>
          <table:table-cell table:style-name="ACE-17" office:value-type="float" office:value="140">
            <text:p>140</text:p>
          </table:table-cell>
          <table:table-cell table:style-name="ACE-17" office:value-type="string">
            <text:p>wood in gray clay</text:p>
          </table:table-cell>
          <table:table-cell table:style-name="ACE-20" table:formula="of:=ROUND([.H23];0)" office:value-type="float" office:value="3213">
            <text:p>3213</text:p>
          </table:table-cell>
          <table:table-cell table:style-name="ACE-20" table:formula="of:=ROUND([.I23];0)" office:value-type="float" office:value="154">
            <text:p>154</text:p>
          </table:table-cell>
          <table:table-cell table:number-columns-repeated="241" table:style-name="ACE-19"/>
        </table:table-row>
        <table:table-row table:style-name="AROW-5">
          <table:table-cell table:style-name="ACE-17" office:value-type="string">
            <text:p>FR 023</text:p>
          </table:table-cell>
          <table:table-cell table:style-name="ACE-17" office:value-type="string">
            <text:p>Ters 1986;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61999999999998">
            <text:p>50.56</text:p>
          </table:table-cell>
          <table:table-cell table:style-name="ACE-21" office:value-type="float" office:value="1.589">
            <text:p>1.59</text:p>
          </table:table-cell>
          <table:table-cell table:style-name="ACE-17" office:value-type="float" office:value="1">
            <text:p>1</text:p>
          </table:table-cell>
          <table:table-cell table:style-name="ACE-18" office:value-type="float" office:value="2993.244096924398">
            <text:p>2993</text:p>
          </table:table-cell>
          <table:table-cell table:style-name="ACE-18" office:value-type="float" office:value="145.01676349994852">
            <text:p>145</text:p>
          </table:table-cell>
          <table:table-cell table:style-name="ACE-17" office:value-type="string">
            <text:p>Gif-1639</text:p>
          </table:table-cell>
          <table:table-cell table:style-name="ACE-17" office:value-type="float" office:value="3400">
            <text:p>3400</text:p>
          </table:table-cell>
          <table:table-cell table:style-name="ACE-17" office:value-type="float" office:value="130">
            <text:p>130</text:p>
          </table:table-cell>
          <table:table-cell table:style-name="ACE-17" office:value-type="string">
            <text:p>Scrobicularia plana</text:p>
          </table:table-cell>
          <table:table-cell table:style-name="ACE-20" table:formula="of:=ROUND([.H24];0)" office:value-type="float" office:value="2993">
            <text:p>2993</text:p>
          </table:table-cell>
          <table:table-cell table:style-name="ACE-20" table:formula="of:=ROUND([.I24];0)" office:value-type="float" office:value="145">
            <text:p>145</text:p>
          </table:table-cell>
          <table:table-cell table:number-columns-repeated="241" table:style-name="ACE-19"/>
        </table:table-row>
        <table:table-row table:style-name="AROW-5">
          <table:table-cell table:style-name="ACE-17" office:value-type="string">
            <text:p>FR 024</text:p>
          </table:table-cell>
          <table:table-cell table:style-name="ACE-17" office:value-type="string">
            <text:p>Munaut and Gilot 1977;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558999999999997">
            <text:p>50.56</text:p>
          </table:table-cell>
          <table:table-cell table:style-name="ACE-21" office:value-type="float" office:value="1.5880000000000001">
            <text:p>1.59</text:p>
          </table:table-cell>
          <table:table-cell table:style-name="ACE-17" office:value-type="float" office:value="1">
            <text:p>1</text:p>
          </table:table-cell>
          <table:table-cell table:style-name="ACE-18" office:value-type="float" office:value="2600">
            <text:p>2600</text:p>
          </table:table-cell>
          <table:table-cell table:style-name="ACE-18" office:value-type="float" office:value="151.84956650795115">
            <text:p>152</text:p>
          </table:table-cell>
          <table:table-cell table:style-name="ACE-17" office:value-type="string">
            <text:p>Lv-758</text:p>
          </table:table-cell>
          <table:table-cell table:style-name="ACE-17" office:value-type="float" office:value="2600">
            <text:p>2600</text:p>
          </table:table-cell>
          <table:table-cell table:style-name="ACE-17" office:value-type="float" office:value="60">
            <text:p>60</text:p>
          </table:table-cell>
          <table:table-cell table:style-name="ACE-17" office:value-type="string">
            <text:p>organic content</text:p>
          </table:table-cell>
          <table:table-cell table:style-name="ACE-20" table:formula="of:=ROUND([.H25];0)" office:value-type="float" office:value="2600">
            <text:p>2600</text:p>
          </table:table-cell>
          <table:table-cell table:style-name="ACE-20" table:formula="of:=ROUND([.I25];0)" office:value-type="float" office:value="152">
            <text:p>152</text:p>
          </table:table-cell>
          <table:table-cell table:number-columns-repeated="241" table:style-name="ACE-19"/>
        </table:table-row>
        <table:table-row table:style-name="AROW-5">
          <table:table-cell table:style-name="ACE-17" office:value-type="string">
            <text:p>FR 025</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457000000000001">
            <text:p>50.46</text:p>
          </table:table-cell>
          <table:table-cell table:style-name="ACE-21" office:value-type="float" office:value="1.5920000000000001">
            <text:p>1.59</text:p>
          </table:table-cell>
          <table:table-cell table:style-name="ACE-17" office:value-type="float" office:value="1">
            <text:p>1</text:p>
          </table:table-cell>
          <table:table-cell table:style-name="ACE-18" office:value-type="float" office:value="7182.9897446510558">
            <text:p>7183</text:p>
          </table:table-cell>
          <table:table-cell table:style-name="ACE-18" office:value-type="float" office:value="322.69158913117025">
            <text:p>323</text:p>
          </table:table-cell>
          <table:table-cell table:style-name="ACE-17" office:value-type="string">
            <text:p>Gif-396</text:p>
          </table:table-cell>
          <table:table-cell table:style-name="ACE-17" office:value-type="float" office:value="7150">
            <text:p>7150</text:p>
          </table:table-cell>
          <table:table-cell table:style-name="ACE-17" office:value-type="float" office:value="300">
            <text:p>300</text:p>
          </table:table-cell>
          <table:table-cell table:style-name="ACE-17" office:value-type="string">
            <text:p>peat</text:p>
          </table:table-cell>
          <table:table-cell table:style-name="ACE-20" table:formula="of:=ROUND([.H26];0)" office:value-type="float" office:value="7183">
            <text:p>7183</text:p>
          </table:table-cell>
          <table:table-cell table:style-name="ACE-20" table:formula="of:=ROUND([.I26];0)" office:value-type="float" office:value="323">
            <text:p>323</text:p>
          </table:table-cell>
          <table:table-cell table:number-columns-repeated="241" table:style-name="ACE-19"/>
        </table:table-row>
        <table:table-row table:style-name="AROW-5">
          <table:table-cell table:style-name="ACE-17" office:value-type="string">
            <text:p>FR 026</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389000000000003">
            <text:p>50.39</text:p>
          </table:table-cell>
          <table:table-cell table:style-name="ACE-21" office:value-type="float" office:value="1.591">
            <text:p>1.59</text:p>
          </table:table-cell>
          <table:table-cell table:style-name="ACE-17" office:value-type="float" office:value="1">
            <text:p>1</text:p>
          </table:table-cell>
          <table:table-cell table:style-name="ACE-18" office:value-type="float" office:value="6232.9897446510558">
            <text:p>6233</text:p>
          </table:table-cell>
          <table:table-cell table:style-name="ACE-18" office:value-type="float" office:value="322.69158913117025">
            <text:p>323</text:p>
          </table:table-cell>
          <table:table-cell table:style-name="ACE-17" office:value-type="string">
            <text:p>Gif-398</text:p>
          </table:table-cell>
          <table:table-cell table:style-name="ACE-17" office:value-type="float" office:value="6200">
            <text:p>6200</text:p>
          </table:table-cell>
          <table:table-cell table:style-name="ACE-17" office:value-type="float" office:value="300">
            <text:p>300</text:p>
          </table:table-cell>
          <table:table-cell table:style-name="ACE-17" office:value-type="string">
            <text:p>peaty clay</text:p>
          </table:table-cell>
          <table:table-cell table:style-name="ACE-20" table:formula="of:=ROUND([.H27];0)" office:value-type="float" office:value="6233">
            <text:p>6233</text:p>
          </table:table-cell>
          <table:table-cell table:style-name="ACE-20" table:formula="of:=ROUND([.I27];0)" office:value-type="float" office:value="323">
            <text:p>323</text:p>
          </table:table-cell>
          <table:table-cell table:number-columns-repeated="241" table:style-name="ACE-19"/>
        </table:table-row>
        <table:table-row table:style-name="AROW-5">
          <table:table-cell table:style-name="ACE-17" office:value-type="string">
            <text:p>FR 027</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389000000000003">
            <text:p>50.39</text:p>
          </table:table-cell>
          <table:table-cell table:style-name="ACE-21" office:value-type="float" office:value="1.591">
            <text:p>1.59</text:p>
          </table:table-cell>
          <table:table-cell table:style-name="ACE-17" office:value-type="float" office:value="1">
            <text:p>1</text:p>
          </table:table-cell>
          <table:table-cell table:style-name="ACE-18" office:value-type="float" office:value="3782.9897446510563">
            <text:p>3783</text:p>
          </table:table-cell>
          <table:table-cell table:style-name="ACE-18" office:value-type="float" office:value="232.65825086594285">
            <text:p>233</text:p>
          </table:table-cell>
          <table:table-cell table:style-name="ACE-17" office:value-type="string">
            <text:p>Gif-399</text:p>
          </table:table-cell>
          <table:table-cell table:style-name="ACE-17" office:value-type="float" office:value="3750">
            <text:p>3750</text:p>
          </table:table-cell>
          <table:table-cell table:style-name="ACE-17" office:value-type="float" office:value="200">
            <text:p>200</text:p>
          </table:table-cell>
          <table:table-cell table:style-name="ACE-17" office:value-type="string">
            <text:p>peaty clay</text:p>
          </table:table-cell>
          <table:table-cell table:style-name="ACE-20" table:formula="of:=ROUND([.H28];0)" office:value-type="float" office:value="3783">
            <text:p>3783</text:p>
          </table:table-cell>
          <table:table-cell table:style-name="ACE-20" table:formula="of:=ROUND([.I28];0)" office:value-type="float" office:value="233">
            <text:p>233</text:p>
          </table:table-cell>
          <table:table-cell table:number-columns-repeated="241" table:style-name="ACE-19"/>
        </table:table-row>
        <table:table-row table:style-name="AROW-5">
          <table:table-cell table:style-name="ACE-17" office:value-type="string">
            <text:p>FR 028</text:p>
          </table:table-cell>
          <table:table-cell table:style-name="ACE-17" office:value-type="string">
            <text:p>Etienne and Robert 1965 in Delibrias et al. 1969;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338999999999999">
            <text:p>50.34</text:p>
          </table:table-cell>
          <table:table-cell table:style-name="ACE-21" office:value-type="float" office:value="1.5780000000000001">
            <text:p>1.58</text:p>
          </table:table-cell>
          <table:table-cell table:style-name="ACE-17" office:value-type="float" office:value="1">
            <text:p>1</text:p>
          </table:table-cell>
          <table:table-cell table:style-name="ACE-18" office:value-type="float" office:value="8012.9897446510549">
            <text:p>8013</text:p>
          </table:table-cell>
          <table:table-cell table:style-name="ACE-18" office:value-type="float" office:value="224.12019475272638">
            <text:p>224</text:p>
          </table:table-cell>
          <table:table-cell table:style-name="ACE-17" office:value-type="string">
            <text:p>Gif-763b</text:p>
          </table:table-cell>
          <table:table-cell table:style-name="ACE-17" office:value-type="float" office:value="7980">
            <text:p>7980</text:p>
          </table:table-cell>
          <table:table-cell table:style-name="ACE-17" office:value-type="float" office:value="190">
            <text:p>190</text:p>
          </table:table-cell>
          <table:table-cell table:style-name="ACE-17" office:value-type="string">
            <text:p>peat</text:p>
          </table:table-cell>
          <table:table-cell table:style-name="ACE-20" table:formula="of:=ROUND([.H29];0)" office:value-type="float" office:value="8013">
            <text:p>8013</text:p>
          </table:table-cell>
          <table:table-cell table:style-name="ACE-20" table:formula="of:=ROUND([.I29];0)" office:value-type="float" office:value="224">
            <text:p>224</text:p>
          </table:table-cell>
          <table:table-cell table:number-columns-repeated="241" table:style-name="ACE-19"/>
        </table:table-row>
        <table:table-row table:style-name="AROW-5">
          <table:table-cell table:style-name="ACE-17" office:value-type="string">
            <text:p>FR 029</text:p>
          </table:table-cell>
          <table:table-cell table:style-name="ACE-17" office:value-type="string">
            <text:p>Lefèvre et al. 1980; Ters et al.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264000000000003">
            <text:p>50.26</text:p>
          </table:table-cell>
          <table:table-cell table:style-name="ACE-21" office:value-type="float" office:value="1.663">
            <text:p>1.66</text:p>
          </table:table-cell>
          <table:table-cell table:style-name="ACE-17" office:value-type="float" office:value="1">
            <text:p>1</text:p>
          </table:table-cell>
          <table:table-cell table:style-name="ACE-18" office:value-type="float" office:value="2910">
            <text:p>2910</text:p>
          </table:table-cell>
          <table:table-cell table:style-name="ACE-18" office:value-type="float" office:value="166.00690000313995">
            <text:p>166</text:p>
          </table:table-cell>
          <table:table-cell table:style-name="ACE-17" office:value-type="string">
            <text:p>Gif-4888</text:p>
          </table:table-cell>
          <table:table-cell table:style-name="ACE-17" office:value-type="float" office:value="2910">
            <text:p>2910</text:p>
          </table:table-cell>
          <table:table-cell table:style-name="ACE-17" office:value-type="float" office:value="90">
            <text:p>90</text:p>
          </table:table-cell>
          <table:table-cell table:style-name="ACE-17" office:value-type="string">
            <text:p>peat</text:p>
          </table:table-cell>
          <table:table-cell table:style-name="ACE-20" table:formula="of:=ROUND([.H30];0)" office:value-type="float" office:value="2910">
            <text:p>2910</text:p>
          </table:table-cell>
          <table:table-cell table:style-name="ACE-20" table:formula="of:=ROUND([.I30];0)" office:value-type="float" office:value="166">
            <text:p>166</text:p>
          </table:table-cell>
          <table:table-cell table:number-columns-repeated="241" table:style-name="ACE-19"/>
        </table:table-row>
        <table:table-row table:style-name="AROW-5">
          <table:table-cell table:style-name="ACE-17" office:value-type="string">
            <text:p>FR 030</text:p>
          </table:table-cell>
          <table:table-cell table:style-name="ACE-17" office:value-type="string">
            <text:p>Lefèvre et al. 1980; Ters et al.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264000000000003">
            <text:p>50.26</text:p>
          </table:table-cell>
          <table:table-cell table:style-name="ACE-21" office:value-type="float" office:value="1.663">
            <text:p>1.66</text:p>
          </table:table-cell>
          <table:table-cell table:style-name="ACE-17" office:value-type="float" office:value="1">
            <text:p>1</text:p>
          </table:table-cell>
          <table:table-cell table:style-name="ACE-18" office:value-type="float" office:value="4650">
            <text:p>4650</text:p>
          </table:table-cell>
          <table:table-cell table:style-name="ACE-18" office:value-type="float" office:value="171.63417739090485">
            <text:p>172</text:p>
          </table:table-cell>
          <table:table-cell table:style-name="ACE-17" office:value-type="string">
            <text:p>Gif-4889</text:p>
          </table:table-cell>
          <table:table-cell table:style-name="ACE-17" office:value-type="float" office:value="4650">
            <text:p>4650</text:p>
          </table:table-cell>
          <table:table-cell table:style-name="ACE-17" office:value-type="float" office:value="100">
            <text:p>100</text:p>
          </table:table-cell>
          <table:table-cell table:style-name="ACE-17" office:value-type="string">
            <text:p>peat</text:p>
          </table:table-cell>
          <table:table-cell table:style-name="ACE-20" table:formula="of:=ROUND([.H31];0)" office:value-type="float" office:value="4650">
            <text:p>4650</text:p>
          </table:table-cell>
          <table:table-cell table:style-name="ACE-20" table:formula="of:=ROUND([.I31];0)" office:value-type="float" office:value="172">
            <text:p>172</text:p>
          </table:table-cell>
          <table:table-cell table:number-columns-repeated="241" table:style-name="ACE-19"/>
        </table:table-row>
        <table:table-row table:style-name="AROW-5">
          <table:table-cell table:style-name="ACE-17" office:value-type="string">
            <text:p>FR 031</text:p>
          </table:table-cell>
          <table:table-cell table:style-name="ACE-17" office:value-type="string">
            <text:p>Lefèvre et al. 1980; Ters et al.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264000000000003">
            <text:p>50.26</text:p>
          </table:table-cell>
          <table:table-cell table:style-name="ACE-21" office:value-type="float" office:value="1.663">
            <text:p>1.66</text:p>
          </table:table-cell>
          <table:table-cell table:style-name="ACE-17" office:value-type="float" office:value="1">
            <text:p>1</text:p>
          </table:table-cell>
          <table:table-cell table:style-name="ACE-18" office:value-type="float" office:value="7620">
            <text:p>7620</text:p>
          </table:table-cell>
          <table:table-cell table:style-name="ACE-18" office:value-type="float" office:value="197.63170506943661">
            <text:p>198</text:p>
          </table:table-cell>
          <table:table-cell table:style-name="ACE-17" office:value-type="string">
            <text:p>Gif-4886</text:p>
          </table:table-cell>
          <table:table-cell table:style-name="ACE-17" office:value-type="float" office:value="7620">
            <text:p>7620</text:p>
          </table:table-cell>
          <table:table-cell table:style-name="ACE-17" office:value-type="float" office:value="140">
            <text:p>140</text:p>
          </table:table-cell>
          <table:table-cell table:style-name="ACE-17" office:value-type="string">
            <text:p>peat</text:p>
          </table:table-cell>
          <table:table-cell table:style-name="ACE-20" table:formula="of:=ROUND([.H32];0)" office:value-type="float" office:value="7620">
            <text:p>7620</text:p>
          </table:table-cell>
          <table:table-cell table:style-name="ACE-20" table:formula="of:=ROUND([.I32];0)" office:value-type="float" office:value="198">
            <text:p>198</text:p>
          </table:table-cell>
          <table:table-cell table:number-columns-repeated="241" table:style-name="ACE-19"/>
        </table:table-row>
        <table:table-row table:style-name="AROW-5">
          <table:table-cell table:style-name="ACE-17" office:value-type="string">
            <text:p>FR 032</text:p>
          </table:table-cell>
          <table:table-cell table:style-name="ACE-17" office:value-type="string">
            <text:p>Beun and Broquet 1980; Stéphan and Goslin 2014 (as in García-Artola et al. 2018)</text:p>
          </table:table-cell>
          <table:table-cell table:style-name="ACE-17" office:value-type="float" office:value="4">
            <text:p>4</text:p>
          </table:table-cell>
          <table:table-cell table:style-name="ACE-17" office:value-type="string">
            <text:p>1 Picardy coastal plain, France</text:p>
          </table:table-cell>
          <table:table-cell table:style-name="ACE-21" office:value-type="float" office:value="50.173999999999999">
            <text:p>50.17</text:p>
          </table:table-cell>
          <table:table-cell table:style-name="ACE-21" office:value-type="float" office:value="1.542">
            <text:p>1.54</text:p>
          </table:table-cell>
          <table:table-cell table:style-name="ACE-17" office:value-type="float" office:value="1">
            <text:p>1</text:p>
          </table:table-cell>
          <table:table-cell table:style-name="ACE-18" office:value-type="float" office:value="7540">
            <text:p>7540</text:p>
          </table:table-cell>
          <table:table-cell table:style-name="ACE-18" office:value-type="float" office:value="197.63170506943661">
            <text:p>198</text:p>
          </table:table-cell>
          <table:table-cell table:style-name="ACE-17"/>
          <table:table-cell table:style-name="ACE-17" office:value-type="float" office:value="7540">
            <text:p>7540</text:p>
          </table:table-cell>
          <table:table-cell table:style-name="ACE-17" office:value-type="float" office:value="140">
            <text:p>140</text:p>
          </table:table-cell>
          <table:table-cell table:style-name="ACE-17" office:value-type="string">
            <text:p>peat</text:p>
          </table:table-cell>
          <table:table-cell table:style-name="ACE-20" table:formula="of:=ROUND([.H33];0)" office:value-type="float" office:value="7540">
            <text:p>7540</text:p>
          </table:table-cell>
          <table:table-cell table:style-name="ACE-20" table:formula="of:=ROUND([.I33];0)" office:value-type="float" office:value="198">
            <text:p>198</text:p>
          </table:table-cell>
          <table:table-cell table:number-columns-repeated="241" table:style-name="ACE-19"/>
        </table:table-row>
        <table:table-row table:style-name="AROW-5">
          <table:table-cell table:style-name="ACE-17" office:value-type="string">
            <text:p>FR 033</text:p>
          </table:table-cell>
          <table:table-cell table:style-name="ACE-17" office:value-type="string">
            <text:p>Delsinne 200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78999999999999">
            <text:p>49.48</text:p>
          </table:table-cell>
          <table:table-cell table:style-name="ACE-21" office:value-type="float" office:value="0.017000000000000001">
            <text:p>0.02</text:p>
          </table:table-cell>
          <table:table-cell table:style-name="ACE-17" office:value-type="float" office:value="1">
            <text:p>1</text:p>
          </table:table-cell>
          <table:table-cell table:style-name="ACE-18" office:value-type="float" office:value="8020">
            <text:p>8020</text:p>
          </table:table-cell>
          <table:table-cell table:style-name="ACE-18" office:value-type="float" office:value="111.80339887498948">
            <text:p>112</text:p>
          </table:table-cell>
          <table:table-cell table:style-name="ACE-17" office:value-type="string">
            <text:p>Poz-6696</text:p>
          </table:table-cell>
          <table:table-cell table:style-name="ACE-17" office:value-type="float" office:value="8020">
            <text:p>8020</text:p>
          </table:table-cell>
          <table:table-cell table:style-name="ACE-17" office:value-type="float" office:value="50">
            <text:p>50</text:p>
          </table:table-cell>
          <table:table-cell table:style-name="ACE-17" office:value-type="string">
            <text:p>peat</text:p>
          </table:table-cell>
          <table:table-cell table:style-name="ACE-20" table:formula="of:=ROUND([.H34];0)" office:value-type="float" office:value="8020">
            <text:p>8020</text:p>
          </table:table-cell>
          <table:table-cell table:style-name="ACE-20" table:formula="of:=ROUND([.I34];0)" office:value-type="float" office:value="112">
            <text:p>112</text:p>
          </table:table-cell>
          <table:table-cell table:number-columns-repeated="241" table:style-name="ACE-19"/>
        </table:table-row>
        <table:table-row table:style-name="AROW-5">
          <table:table-cell table:style-name="ACE-17" office:value-type="string">
            <text:p>FR 034</text:p>
          </table:table-cell>
          <table:table-cell table:style-name="ACE-17" office:value-type="string">
            <text:p>Sebag 2002; Frouin et al. 2010;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72000000000001">
            <text:p>49.47</text:p>
          </table:table-cell>
          <table:table-cell table:style-name="ACE-21" office:value-type="float" office:value="0.878">
            <text:p>0.88</text:p>
          </table:table-cell>
          <table:table-cell table:style-name="ACE-17" office:value-type="float" office:value="1">
            <text:p>1</text:p>
          </table:table-cell>
          <table:table-cell table:style-name="ACE-18" office:value-type="float" office:value="1060">
            <text:p>1060</text:p>
          </table:table-cell>
          <table:table-cell table:style-name="ACE-18" office:value-type="float" office:value="141.42135623730951">
            <text:p>141</text:p>
          </table:table-cell>
          <table:table-cell table:style-name="ACE-17" office:value-type="string">
            <text:p>Pa-1893</text:p>
          </table:table-cell>
          <table:table-cell table:style-name="ACE-17" office:value-type="float" office:value="1060">
            <text:p>1060</text:p>
          </table:table-cell>
          <table:table-cell table:style-name="ACE-17" office:value-type="float" office:value="100">
            <text:p>100</text:p>
          </table:table-cell>
          <table:table-cell table:style-name="ACE-17" office:value-type="string">
            <text:p>peat</text:p>
          </table:table-cell>
          <table:table-cell table:style-name="ACE-20" table:formula="of:=ROUND([.H35];0)" office:value-type="float" office:value="1060">
            <text:p>1060</text:p>
          </table:table-cell>
          <table:table-cell table:style-name="ACE-20" table:formula="of:=ROUND([.I35];0)" office:value-type="float" office:value="141">
            <text:p>141</text:p>
          </table:table-cell>
          <table:table-cell table:number-columns-repeated="241" table:style-name="ACE-19"/>
        </table:table-row>
        <table:table-row table:style-name="AROW-5">
          <table:table-cell table:style-name="ACE-17" office:value-type="string">
            <text:p>FR 035</text:p>
          </table:table-cell>
          <table:table-cell table:style-name="ACE-17" office:value-type="string">
            <text:p>Ters 1973;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69999999999999">
            <text:p>49.47</text:p>
          </table:table-cell>
          <table:table-cell table:style-name="ACE-21" office:value-type="float" office:value="0.156">
            <text:p>0.16</text:p>
          </table:table-cell>
          <table:table-cell table:style-name="ACE-17" office:value-type="float" office:value="1">
            <text:p>1</text:p>
          </table:table-cell>
          <table:table-cell table:style-name="ACE-18" office:value-type="float" office:value="8502.9897446510549">
            <text:p>8503</text:p>
          </table:table-cell>
          <table:table-cell table:style-name="ACE-18" office:value-type="float" office:value="207.43640397962938">
            <text:p>207</text:p>
          </table:table-cell>
          <table:table-cell table:style-name="ACE-17" office:value-type="string">
            <text:p>Gif-1402</text:p>
          </table:table-cell>
          <table:table-cell table:style-name="ACE-17" office:value-type="float" office:value="8470">
            <text:p>8470</text:p>
          </table:table-cell>
          <table:table-cell table:style-name="ACE-17" office:value-type="float" office:value="170">
            <text:p>170</text:p>
          </table:table-cell>
          <table:table-cell table:style-name="ACE-17" office:value-type="string">
            <text:p>peat</text:p>
          </table:table-cell>
          <table:table-cell table:style-name="ACE-20" table:formula="of:=ROUND([.H36];0)" office:value-type="float" office:value="8503">
            <text:p>8503</text:p>
          </table:table-cell>
          <table:table-cell table:style-name="ACE-20" table:formula="of:=ROUND([.I36];0)" office:value-type="float" office:value="207">
            <text:p>207</text:p>
          </table:table-cell>
          <table:table-cell table:number-columns-repeated="241" table:style-name="ACE-19"/>
        </table:table-row>
        <table:table-row table:style-name="AROW-5">
          <table:table-cell table:style-name="ACE-17" office:value-type="string">
            <text:p>FR 036</text:p>
          </table:table-cell>
          <table:table-cell table:style-name="ACE-17" office:value-type="string">
            <text:p>Huault 1980;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090">
            <text:p>6090</text:p>
          </table:table-cell>
          <table:table-cell table:style-name="ACE-18" office:value-type="float" office:value="184.00622502690663">
            <text:p>184</text:p>
          </table:table-cell>
          <table:table-cell table:style-name="ACE-17" office:value-type="float" office:value="3151">
            <text:p>3151</text:p>
          </table:table-cell>
          <table:table-cell table:style-name="ACE-17" office:value-type="float" office:value="6090">
            <text:p>6090</text:p>
          </table:table-cell>
          <table:table-cell table:style-name="ACE-17" office:value-type="float" office:value="120">
            <text:p>120</text:p>
          </table:table-cell>
          <table:table-cell table:style-name="ACE-17" office:value-type="string">
            <text:p>organic sediment</text:p>
          </table:table-cell>
          <table:table-cell table:style-name="ACE-20" table:formula="of:=ROUND([.H37];0)" office:value-type="float" office:value="6090">
            <text:p>6090</text:p>
          </table:table-cell>
          <table:table-cell table:style-name="ACE-20" table:formula="of:=ROUND([.I37];0)" office:value-type="float" office:value="184">
            <text:p>184</text:p>
          </table:table-cell>
          <table:table-cell table:number-columns-repeated="241" table:style-name="ACE-19"/>
        </table:table-row>
        <table:table-row table:style-name="AROW-5">
          <table:table-cell table:style-name="ACE-17" office:value-type="string">
            <text:p>FR 037</text:p>
          </table:table-cell>
          <table:table-cell table:style-name="ACE-17" office:value-type="string">
            <text:p>Huault 1980;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5445">
            <text:p>5445</text:p>
          </table:table-cell>
          <table:table-cell table:style-name="ACE-18" office:value-type="float" office:value="184.00622502690663">
            <text:p>184</text:p>
          </table:table-cell>
          <table:table-cell table:style-name="ACE-17" office:value-type="float" office:value="3146">
            <text:p>3146</text:p>
          </table:table-cell>
          <table:table-cell table:style-name="ACE-17" office:value-type="float" office:value="5445">
            <text:p>5445</text:p>
          </table:table-cell>
          <table:table-cell table:style-name="ACE-17" office:value-type="float" office:value="120">
            <text:p>120</text:p>
          </table:table-cell>
          <table:table-cell table:style-name="ACE-17" office:value-type="string">
            <text:p>organic sediment</text:p>
          </table:table-cell>
          <table:table-cell table:style-name="ACE-20" table:formula="of:=ROUND([.H38];0)" office:value-type="float" office:value="5445">
            <text:p>5445</text:p>
          </table:table-cell>
          <table:table-cell table:style-name="ACE-20" table:formula="of:=ROUND([.I38];0)" office:value-type="float" office:value="184">
            <text:p>184</text:p>
          </table:table-cell>
          <table:table-cell table:number-columns-repeated="241" table:style-name="ACE-19"/>
        </table:table-row>
        <table:table-row table:style-name="AROW-5">
          <table:table-cell table:style-name="ACE-17" office:value-type="string">
            <text:p>FR 038</text:p>
          </table:table-cell>
          <table:table-cell table:style-name="ACE-17" office:value-type="string">
            <text:p>Huault 198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3900">
            <text:p>3900</text:p>
          </table:table-cell>
          <table:table-cell table:style-name="ACE-18" office:value-type="float" office:value="243.84070793994303">
            <text:p>244</text:p>
          </table:table-cell>
          <table:table-cell table:style-name="ACE-17" office:value-type="float" office:value="3568">
            <text:p>3568</text:p>
          </table:table-cell>
          <table:table-cell table:style-name="ACE-17" office:value-type="float" office:value="3900">
            <text:p>3900</text:p>
          </table:table-cell>
          <table:table-cell table:style-name="ACE-17" office:value-type="float" office:value="200">
            <text:p>200</text:p>
          </table:table-cell>
          <table:table-cell table:style-name="ACE-17" office:value-type="string">
            <text:p>organic sediment</text:p>
          </table:table-cell>
          <table:table-cell table:style-name="ACE-20" table:formula="of:=ROUND([.H39];0)" office:value-type="float" office:value="3900">
            <text:p>3900</text:p>
          </table:table-cell>
          <table:table-cell table:style-name="ACE-20" table:formula="of:=ROUND([.I39];0)" office:value-type="float" office:value="244">
            <text:p>244</text:p>
          </table:table-cell>
          <table:table-cell table:number-columns-repeated="241" table:style-name="ACE-19"/>
        </table:table-row>
        <table:table-row table:style-name="AROW-5">
          <table:table-cell table:style-name="ACE-17" office:value-type="string">
            <text:p>FR 039</text:p>
          </table:table-cell>
          <table:table-cell table:style-name="ACE-17" office:value-type="string">
            <text:p>Huault 198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100">
            <text:p>6100</text:p>
          </table:table-cell>
          <table:table-cell table:style-name="ACE-18" office:value-type="float" office:value="171.63417739090485">
            <text:p>172</text:p>
          </table:table-cell>
          <table:table-cell table:style-name="ACE-17" office:value-type="float" office:value="3494">
            <text:p>3494</text:p>
          </table:table-cell>
          <table:table-cell table:style-name="ACE-17" office:value-type="float" office:value="6100">
            <text:p>6100</text:p>
          </table:table-cell>
          <table:table-cell table:style-name="ACE-17" office:value-type="float" office:value="100">
            <text:p>100</text:p>
          </table:table-cell>
          <table:table-cell table:style-name="ACE-17" office:value-type="string">
            <text:p>organic sediment</text:p>
          </table:table-cell>
          <table:table-cell table:style-name="ACE-20" table:formula="of:=ROUND([.H40];0)" office:value-type="float" office:value="6100">
            <text:p>6100</text:p>
          </table:table-cell>
          <table:table-cell table:style-name="ACE-20" table:formula="of:=ROUND([.I40];0)" office:value-type="float" office:value="172">
            <text:p>172</text:p>
          </table:table-cell>
          <table:table-cell table:number-columns-repeated="241" table:style-name="ACE-19"/>
        </table:table-row>
        <table:table-row table:style-name="AROW-5">
          <table:table-cell table:style-name="ACE-17" office:value-type="string">
            <text:p>FR 040</text:p>
          </table:table-cell>
          <table:table-cell table:style-name="ACE-17" office:value-type="string">
            <text:p>Huault 1985;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555">
            <text:p>6555</text:p>
          </table:table-cell>
          <table:table-cell table:style-name="ACE-18" office:value-type="float" office:value="171.63417739090485">
            <text:p>172</text:p>
          </table:table-cell>
          <table:table-cell table:style-name="ACE-17"/>
          <table:table-cell table:style-name="ACE-17" office:value-type="float" office:value="6555">
            <text:p>6555</text:p>
          </table:table-cell>
          <table:table-cell table:style-name="ACE-17" office:value-type="float" office:value="100">
            <text:p>100</text:p>
          </table:table-cell>
          <table:table-cell table:style-name="ACE-17" office:value-type="string">
            <text:p>organic sediment</text:p>
          </table:table-cell>
          <table:table-cell table:style-name="ACE-20" table:formula="of:=ROUND([.H41];0)" office:value-type="float" office:value="6555">
            <text:p>6555</text:p>
          </table:table-cell>
          <table:table-cell table:style-name="ACE-20" table:formula="of:=ROUND([.I41];0)" office:value-type="float" office:value="172">
            <text:p>172</text:p>
          </table:table-cell>
          <table:table-cell table:number-columns-repeated="241" table:style-name="ACE-19"/>
        </table:table-row>
        <table:table-row table:style-name="AROW-5">
          <table:table-cell table:style-name="ACE-17" office:value-type="string">
            <text:p>FR 041</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3670">
            <text:p>3670</text:p>
          </table:table-cell>
          <table:table-cell table:style-name="ACE-18" office:value-type="float" office:value="111.80339887498948">
            <text:p>112</text:p>
          </table:table-cell>
          <table:table-cell table:style-name="ACE-17" office:value-type="string">
            <text:p>Pa-2418</text:p>
          </table:table-cell>
          <table:table-cell table:style-name="ACE-17" office:value-type="float" office:value="3670">
            <text:p>3670</text:p>
          </table:table-cell>
          <table:table-cell table:style-name="ACE-17" office:value-type="float" office:value="50">
            <text:p>50</text:p>
          </table:table-cell>
          <table:table-cell table:style-name="ACE-17" office:value-type="string">
            <text:p>peat</text:p>
          </table:table-cell>
          <table:table-cell table:style-name="ACE-20" table:formula="of:=ROUND([.H42];0)" office:value-type="float" office:value="3670">
            <text:p>3670</text:p>
          </table:table-cell>
          <table:table-cell table:style-name="ACE-20" table:formula="of:=ROUND([.I42];0)" office:value-type="float" office:value="112">
            <text:p>112</text:p>
          </table:table-cell>
          <table:table-cell table:number-columns-repeated="241" table:style-name="ACE-19"/>
        </table:table-row>
        <table:table-row table:style-name="AROW-5">
          <table:table-cell table:style-name="ACE-17" office:value-type="string">
            <text:p>FR 042</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7375">
            <text:p>7375</text:p>
          </table:table-cell>
          <table:table-cell table:style-name="ACE-18" office:value-type="float" office:value="119.26860441876563">
            <text:p>119</text:p>
          </table:table-cell>
          <table:table-cell table:style-name="ACE-17" office:value-type="string">
            <text:p>Pa-2383</text:p>
          </table:table-cell>
          <table:table-cell table:style-name="ACE-17" office:value-type="float" office:value="7375">
            <text:p>7375</text:p>
          </table:table-cell>
          <table:table-cell table:style-name="ACE-17" office:value-type="float" office:value="65">
            <text:p>65</text:p>
          </table:table-cell>
          <table:table-cell table:style-name="ACE-17" office:value-type="string">
            <text:p>peat</text:p>
          </table:table-cell>
          <table:table-cell table:style-name="ACE-20" table:formula="of:=ROUND([.H43];0)" office:value-type="float" office:value="7375">
            <text:p>7375</text:p>
          </table:table-cell>
          <table:table-cell table:style-name="ACE-20" table:formula="of:=ROUND([.I43];0)" office:value-type="float" office:value="119">
            <text:p>119</text:p>
          </table:table-cell>
          <table:table-cell table:number-columns-repeated="241" table:style-name="ACE-19"/>
        </table:table-row>
        <table:table-row table:style-name="AROW-5">
          <table:table-cell table:style-name="ACE-17" office:value-type="string">
            <text:p>FR 043</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5605">
            <text:p>5605</text:p>
          </table:table-cell>
          <table:table-cell table:style-name="ACE-18" office:value-type="float" office:value="105.94810050208545">
            <text:p>106</text:p>
          </table:table-cell>
          <table:table-cell table:style-name="ACE-17" office:value-type="string">
            <text:p>Pa-2385</text:p>
          </table:table-cell>
          <table:table-cell table:style-name="ACE-17" office:value-type="float" office:value="5605">
            <text:p>5605</text:p>
          </table:table-cell>
          <table:table-cell table:style-name="ACE-17" office:value-type="float" office:value="35">
            <text:p>35</text:p>
          </table:table-cell>
          <table:table-cell table:style-name="ACE-17" office:value-type="string">
            <text:p>peat</text:p>
          </table:table-cell>
          <table:table-cell table:style-name="ACE-20" table:formula="of:=ROUND([.H44];0)" office:value-type="float" office:value="5605">
            <text:p>5605</text:p>
          </table:table-cell>
          <table:table-cell table:style-name="ACE-20" table:formula="of:=ROUND([.I44];0)" office:value-type="float" office:value="106">
            <text:p>106</text:p>
          </table:table-cell>
          <table:table-cell table:number-columns-repeated="241" table:style-name="ACE-19"/>
        </table:table-row>
        <table:table-row table:style-name="AROW-5">
          <table:table-cell table:style-name="ACE-17" office:value-type="string">
            <text:p>FR 044</text:p>
          </table:table-cell>
          <table:table-cell table:style-name="ACE-17" office:value-type="string">
            <text:p>Frouin et al. 2007; Frouin et al. 2009; Stéphan and Goslin 2014 (as in García-Artola et al. 2018)</text:p>
          </table:table-cell>
          <table:table-cell table:style-name="ACE-17" office:value-type="float" office:value="4">
            <text:p>4</text:p>
          </table:table-cell>
          <table:table-cell table:style-name="ACE-17" office:value-type="string">
            <text:p>2 Seine estuary, France</text:p>
          </table:table-cell>
          <table:table-cell table:style-name="ACE-21" office:value-type="float" office:value="49.408999999999999">
            <text:p>49.41</text:p>
          </table:table-cell>
          <table:table-cell table:style-name="ACE-21" office:value-type="float" office:value="0.51200000000000001">
            <text:p>0.51</text:p>
          </table:table-cell>
          <table:table-cell table:style-name="ACE-17" office:value-type="float" office:value="1">
            <text:p>1</text:p>
          </table:table-cell>
          <table:table-cell table:style-name="ACE-18" office:value-type="float" office:value="6900">
            <text:p>6900</text:p>
          </table:table-cell>
          <table:table-cell table:style-name="ACE-18" office:value-type="float" office:value="105.94810050208545">
            <text:p>106</text:p>
          </table:table-cell>
          <table:table-cell table:style-name="ACE-17" office:value-type="string">
            <text:p>Pa-2421</text:p>
          </table:table-cell>
          <table:table-cell table:style-name="ACE-17" office:value-type="float" office:value="6900">
            <text:p>6900</text:p>
          </table:table-cell>
          <table:table-cell table:style-name="ACE-17" office:value-type="float" office:value="35">
            <text:p>35</text:p>
          </table:table-cell>
          <table:table-cell table:style-name="ACE-17" office:value-type="string">
            <text:p>peat</text:p>
          </table:table-cell>
          <table:table-cell table:style-name="ACE-20" table:formula="of:=ROUND([.H45];0)" office:value-type="float" office:value="6900">
            <text:p>6900</text:p>
          </table:table-cell>
          <table:table-cell table:style-name="ACE-20" table:formula="of:=ROUND([.I45];0)" office:value-type="float" office:value="106">
            <text:p>106</text:p>
          </table:table-cell>
          <table:table-cell table:number-columns-repeated="241" table:style-name="ACE-19"/>
        </table:table-row>
        <table:table-row table:style-name="AROW-5">
          <table:table-cell table:style-name="ACE-17" office:value-type="string">
            <text:p>FR 045</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742.98974465105493">
            <text:p>743</text:p>
          </table:table-cell>
          <table:table-cell table:style-name="ACE-18" office:value-type="float" office:value="152.16721623266952">
            <text:p>152</text:p>
          </table:table-cell>
          <table:table-cell table:style-name="ACE-17" office:value-type="string">
            <text:p>Gif-1176</text:p>
          </table:table-cell>
          <table:table-cell table:style-name="ACE-17" office:value-type="float" office:value="710">
            <text:p>710</text:p>
          </table:table-cell>
          <table:table-cell table:style-name="ACE-17" office:value-type="float" office:value="95">
            <text:p>95</text:p>
          </table:table-cell>
          <table:table-cell table:style-name="ACE-17" office:value-type="string">
            <text:p>peat</text:p>
          </table:table-cell>
          <table:table-cell table:style-name="ACE-20" table:formula="of:=ROUND([.H46];0)" office:value-type="float" office:value="743">
            <text:p>743</text:p>
          </table:table-cell>
          <table:table-cell table:style-name="ACE-20" table:formula="of:=ROUND([.I46];0)" office:value-type="float" office:value="152">
            <text:p>152</text:p>
          </table:table-cell>
          <table:table-cell table:number-columns-repeated="241" table:style-name="ACE-19"/>
        </table:table-row>
        <table:table-row table:style-name="AROW-5">
          <table:table-cell table:style-name="ACE-17" office:value-type="string">
            <text:p>FR 046</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632.98974465105493">
            <text:p>633</text:p>
          </table:table-cell>
          <table:table-cell table:style-name="ACE-18" office:value-type="float" office:value="152.16721623266952">
            <text:p>152</text:p>
          </table:table-cell>
          <table:table-cell table:style-name="ACE-17" office:value-type="string">
            <text:p>Gif-1177</text:p>
          </table:table-cell>
          <table:table-cell table:style-name="ACE-17" office:value-type="float" office:value="600">
            <text:p>600</text:p>
          </table:table-cell>
          <table:table-cell table:style-name="ACE-17" office:value-type="float" office:value="95">
            <text:p>95</text:p>
          </table:table-cell>
          <table:table-cell table:style-name="ACE-17" office:value-type="string">
            <text:p>organic sediment</text:p>
          </table:table-cell>
          <table:table-cell table:style-name="ACE-20" table:formula="of:=ROUND([.H47];0)" office:value-type="float" office:value="633">
            <text:p>633</text:p>
          </table:table-cell>
          <table:table-cell table:style-name="ACE-20" table:formula="of:=ROUND([.I47];0)" office:value-type="float" office:value="152">
            <text:p>152</text:p>
          </table:table-cell>
          <table:table-cell table:number-columns-repeated="241" table:style-name="ACE-19"/>
        </table:table-row>
        <table:table-row table:style-name="AROW-5">
          <table:table-cell table:style-name="ACE-17" office:value-type="string">
            <text:p>FR 047</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2732.9897446510549">
            <text:p>2733</text:p>
          </table:table-cell>
          <table:table-cell table:style-name="ACE-18" office:value-type="float" office:value="161.95635738062276">
            <text:p>162</text:p>
          </table:table-cell>
          <table:table-cell table:style-name="ACE-17" office:value-type="string">
            <text:p>Gif-1178</text:p>
          </table:table-cell>
          <table:table-cell table:style-name="ACE-17" office:value-type="float" office:value="2700">
            <text:p>2700</text:p>
          </table:table-cell>
          <table:table-cell table:style-name="ACE-17" office:value-type="float" office:value="110">
            <text:p>110</text:p>
          </table:table-cell>
          <table:table-cell table:style-name="ACE-17" office:value-type="string">
            <text:p>organic sediment</text:p>
          </table:table-cell>
          <table:table-cell table:style-name="ACE-20" table:formula="of:=ROUND([.H48];0)" office:value-type="float" office:value="2733">
            <text:p>2733</text:p>
          </table:table-cell>
          <table:table-cell table:style-name="ACE-20" table:formula="of:=ROUND([.I48];0)" office:value-type="float" office:value="162">
            <text:p>162</text:p>
          </table:table-cell>
          <table:table-cell table:number-columns-repeated="241" table:style-name="ACE-19"/>
        </table:table-row>
        <table:table-row table:style-name="AROW-5">
          <table:table-cell table:style-name="ACE-17" office:value-type="string">
            <text:p>FR 048</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3432.9897446510549">
            <text:p>3433</text:p>
          </table:table-cell>
          <table:table-cell table:style-name="ACE-18" office:value-type="float" office:value="176.15294972267708">
            <text:p>176</text:p>
          </table:table-cell>
          <table:table-cell table:style-name="ACE-17" office:value-type="string">
            <text:p>Gif-1179</text:p>
          </table:table-cell>
          <table:table-cell table:style-name="ACE-17" office:value-type="float" office:value="3400">
            <text:p>3400</text:p>
          </table:table-cell>
          <table:table-cell table:style-name="ACE-17" office:value-type="float" office:value="130">
            <text:p>130</text:p>
          </table:table-cell>
          <table:table-cell table:style-name="ACE-17" office:value-type="string">
            <text:p>peat</text:p>
          </table:table-cell>
          <table:table-cell table:style-name="ACE-20" table:formula="of:=ROUND([.H49];0)" office:value-type="float" office:value="3433">
            <text:p>3433</text:p>
          </table:table-cell>
          <table:table-cell table:style-name="ACE-20" table:formula="of:=ROUND([.I49];0)" office:value-type="float" office:value="176">
            <text:p>176</text:p>
          </table:table-cell>
          <table:table-cell table:number-columns-repeated="241" table:style-name="ACE-19"/>
        </table:table-row>
        <table:table-row table:style-name="AROW-5">
          <table:table-cell table:style-name="ACE-17" office:value-type="string">
            <text:p>FR 049</text:p>
          </table:table-cell>
          <table:table-cell table:style-name="ACE-17" office:value-type="string">
            <text:p>Elhaï and Larsonneur 1969; Larsonneur 1971;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344000000000001">
            <text:p>49.34</text:p>
          </table:table-cell>
          <table:table-cell table:style-name="ACE-21" office:value-type="float" office:value="-0.57999999999999996">
            <text:p>−0.58</text:p>
          </table:table-cell>
          <table:table-cell table:style-name="ACE-17" office:value-type="float" office:value="1">
            <text:p>1</text:p>
          </table:table-cell>
          <table:table-cell table:style-name="ACE-18" office:value-type="float" office:value="3982.9897446510549">
            <text:p>3983</text:p>
          </table:table-cell>
          <table:table-cell table:style-name="ACE-18" office:value-type="float" office:value="183.65691300901253">
            <text:p>184</text:p>
          </table:table-cell>
          <table:table-cell table:style-name="ACE-17" office:value-type="string">
            <text:p>Gif-1013</text:p>
          </table:table-cell>
          <table:table-cell table:style-name="ACE-17" office:value-type="float" office:value="3950">
            <text:p>3950</text:p>
          </table:table-cell>
          <table:table-cell table:style-name="ACE-17" office:value-type="float" office:value="140">
            <text:p>140</text:p>
          </table:table-cell>
          <table:table-cell table:style-name="ACE-17" office:value-type="string">
            <text:p>peat</text:p>
          </table:table-cell>
          <table:table-cell table:style-name="ACE-20" table:formula="of:=ROUND([.H50];0)" office:value-type="float" office:value="3983">
            <text:p>3983</text:p>
          </table:table-cell>
          <table:table-cell table:style-name="ACE-20" table:formula="of:=ROUND([.I50];0)" office:value-type="float" office:value="184">
            <text:p>184</text:p>
          </table:table-cell>
          <table:table-cell table:number-columns-repeated="241" table:style-name="ACE-19"/>
        </table:table-row>
        <table:table-row table:style-name="AROW-5">
          <table:table-cell table:style-name="ACE-17" office:value-type="string">
            <text:p>FR 050</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186999999999998">
            <text:p>49.19</text:p>
          </table:table-cell>
          <table:table-cell table:style-name="ACE-21" office:value-type="float" office:value="-0.17299999999999999">
            <text:p>−0.17</text:p>
          </table:table-cell>
          <table:table-cell table:style-name="ACE-17" office:value-type="float" office:value="1">
            <text:p>1</text:p>
          </table:table-cell>
          <table:table-cell table:style-name="ACE-18" office:value-type="float" office:value="2219">
            <text:p>2219</text:p>
          </table:table-cell>
          <table:table-cell table:style-name="ACE-18" office:value-type="float" office:value="112.71202242884297">
            <text:p>113</text:p>
          </table:table-cell>
          <table:table-cell table:style-name="ACE-17" office:value-type="string">
            <text:p>Erl-6457</text:p>
          </table:table-cell>
          <table:table-cell table:style-name="ACE-17" office:value-type="float" office:value="2219">
            <text:p>2219</text:p>
          </table:table-cell>
          <table:table-cell table:style-name="ACE-17" office:value-type="float" office:value="52">
            <text:p>52</text:p>
          </table:table-cell>
          <table:table-cell table:style-name="ACE-17" office:value-type="string">
            <text:p>peat</text:p>
          </table:table-cell>
          <table:table-cell table:style-name="ACE-20" table:formula="of:=ROUND([.H51];0)" office:value-type="float" office:value="2219">
            <text:p>2219</text:p>
          </table:table-cell>
          <table:table-cell table:style-name="ACE-20" table:formula="of:=ROUND([.I51];0)" office:value-type="float" office:value="113">
            <text:p>113</text:p>
          </table:table-cell>
          <table:table-cell table:number-columns-repeated="241" table:style-name="ACE-19"/>
        </table:table-row>
        <table:table-row table:style-name="AROW-5">
          <table:table-cell table:style-name="ACE-17" office:value-type="string">
            <text:p>FR 051</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186999999999998">
            <text:p>49.19</text:p>
          </table:table-cell>
          <table:table-cell table:style-name="ACE-21" office:value-type="float" office:value="-0.17299999999999999">
            <text:p>−0.17</text:p>
          </table:table-cell>
          <table:table-cell table:style-name="ACE-17" office:value-type="float" office:value="1">
            <text:p>1</text:p>
          </table:table-cell>
          <table:table-cell table:style-name="ACE-18" office:value-type="float" office:value="2265">
            <text:p>2265</text:p>
          </table:table-cell>
          <table:table-cell table:style-name="ACE-18" office:value-type="float" office:value="112.71202242884297">
            <text:p>113</text:p>
          </table:table-cell>
          <table:table-cell table:style-name="ACE-17" office:value-type="string">
            <text:p>Erl-6461</text:p>
          </table:table-cell>
          <table:table-cell table:style-name="ACE-17" office:value-type="float" office:value="2265">
            <text:p>2265</text:p>
          </table:table-cell>
          <table:table-cell table:style-name="ACE-17" office:value-type="float" office:value="52">
            <text:p>52</text:p>
          </table:table-cell>
          <table:table-cell table:style-name="ACE-17" office:value-type="string">
            <text:p>peat</text:p>
          </table:table-cell>
          <table:table-cell table:style-name="ACE-20" table:formula="of:=ROUND([.H52];0)" office:value-type="float" office:value="2265">
            <text:p>2265</text:p>
          </table:table-cell>
          <table:table-cell table:style-name="ACE-20" table:formula="of:=ROUND([.I52];0)" office:value-type="float" office:value="113">
            <text:p>113</text:p>
          </table:table-cell>
          <table:table-cell table:number-columns-repeated="241" table:style-name="ACE-19"/>
        </table:table-row>
        <table:table-row table:style-name="AROW-5">
          <table:table-cell table:style-name="ACE-17" office:value-type="string">
            <text:p>FR 052</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186999999999998">
            <text:p>49.19</text:p>
          </table:table-cell>
          <table:table-cell table:style-name="ACE-21" office:value-type="float" office:value="-0.17299999999999999">
            <text:p>−0.17</text:p>
          </table:table-cell>
          <table:table-cell table:style-name="ACE-17" office:value-type="float" office:value="1">
            <text:p>1</text:p>
          </table:table-cell>
          <table:table-cell table:style-name="ACE-18" office:value-type="float" office:value="2268">
            <text:p>2268</text:p>
          </table:table-cell>
          <table:table-cell table:style-name="ACE-18" office:value-type="float" office:value="109.65856099730654">
            <text:p>110</text:p>
          </table:table-cell>
          <table:table-cell table:style-name="ACE-17" office:value-type="string">
            <text:p>Erl-7598</text:p>
          </table:table-cell>
          <table:table-cell table:style-name="ACE-17" office:value-type="float" office:value="2268">
            <text:p>2268</text:p>
          </table:table-cell>
          <table:table-cell table:style-name="ACE-17" office:value-type="float" office:value="45">
            <text:p>45</text:p>
          </table:table-cell>
          <table:table-cell table:style-name="ACE-17" office:value-type="string">
            <text:p>peat</text:p>
          </table:table-cell>
          <table:table-cell table:style-name="ACE-20" table:formula="of:=ROUND([.H53];0)" office:value-type="float" office:value="2268">
            <text:p>2268</text:p>
          </table:table-cell>
          <table:table-cell table:style-name="ACE-20" table:formula="of:=ROUND([.I53];0)" office:value-type="float" office:value="110">
            <text:p>110</text:p>
          </table:table-cell>
          <table:table-cell table:number-columns-repeated="241" table:style-name="ACE-19"/>
        </table:table-row>
        <table:table-row table:style-name="AROW-5">
          <table:table-cell table:style-name="ACE-17" office:value-type="string">
            <text:p>FR 053</text:p>
          </table:table-cell>
          <table:table-cell table:style-name="ACE-17" office:value-type="string">
            <text:p>Lespez et al. 2010; Stéphan and Goslin 2014 (as in García-Artola et al. 2018)</text:p>
          </table:table-cell>
          <table:table-cell table:style-name="ACE-17" office:value-type="float" office:value="4">
            <text:p>4</text:p>
          </table:table-cell>
          <table:table-cell table:style-name="ACE-17" office:value-type="string">
            <text:p>2 Coast of Calvados and Cotentin, France</text:p>
          </table:table-cell>
          <table:table-cell table:style-name="ACE-21" office:value-type="float" office:value="49.243000000000002">
            <text:p>49.24</text:p>
          </table:table-cell>
          <table:table-cell table:style-name="ACE-21" office:value-type="float" office:value="-0.158">
            <text:p>−0.16</text:p>
          </table:table-cell>
          <table:table-cell table:style-name="ACE-17" office:value-type="float" office:value="1">
            <text:p>1</text:p>
          </table:table-cell>
          <table:table-cell table:style-name="ACE-18" office:value-type="float" office:value="2541">
            <text:p>2541</text:p>
          </table:table-cell>
          <table:table-cell table:style-name="ACE-18" office:value-type="float" office:value="110.4943437466371">
            <text:p>110</text:p>
          </table:table-cell>
          <table:table-cell table:style-name="ACE-17" office:value-type="string">
            <text:p>Erl-7825</text:p>
          </table:table-cell>
          <table:table-cell table:style-name="ACE-17" office:value-type="float" office:value="2541">
            <text:p>2541</text:p>
          </table:table-cell>
          <table:table-cell table:style-name="ACE-17" office:value-type="float" office:value="47">
            <text:p>47</text:p>
          </table:table-cell>
          <table:table-cell table:style-name="ACE-17" office:value-type="string">
            <text:p>peat</text:p>
          </table:table-cell>
          <table:table-cell table:style-name="ACE-20" table:formula="of:=ROUND([.H54];0)" office:value-type="float" office:value="2541">
            <text:p>2541</text:p>
          </table:table-cell>
          <table:table-cell table:style-name="ACE-20" table:formula="of:=ROUND([.I54];0)" office:value-type="float" office:value="110">
            <text:p>110</text:p>
          </table:table-cell>
          <table:table-cell table:number-columns-repeated="241" table:style-name="ACE-19"/>
        </table:table-row>
        <table:table-row table:style-name="AROW-5">
          <table:table-cell table:style-name="ACE-17" office:value-type="string">
            <text:p>FR 054</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625">
            <text:p>6625</text:p>
          </table:table-cell>
          <table:table-cell table:style-name="ACE-18" office:value-type="float" office:value="105.94810050208545">
            <text:p>106</text:p>
          </table:table-cell>
          <table:table-cell table:style-name="ACE-17" office:value-type="string">
            <text:p>GrN-14138</text:p>
          </table:table-cell>
          <table:table-cell table:style-name="ACE-17" office:value-type="float" office:value="6625">
            <text:p>6625</text:p>
          </table:table-cell>
          <table:table-cell table:style-name="ACE-17" office:value-type="float" office:value="35">
            <text:p>35</text:p>
          </table:table-cell>
          <table:table-cell table:style-name="ACE-17" office:value-type="string">
            <text:p>reed peat</text:p>
          </table:table-cell>
          <table:table-cell table:style-name="ACE-20" table:formula="of:=ROUND([.H55];0)" office:value-type="float" office:value="6625">
            <text:p>6625</text:p>
          </table:table-cell>
          <table:table-cell table:style-name="ACE-20" table:formula="of:=ROUND([.I55];0)" office:value-type="float" office:value="106">
            <text:p>106</text:p>
          </table:table-cell>
          <table:table-cell table:number-columns-repeated="241" table:style-name="ACE-19"/>
        </table:table-row>
        <table:table-row table:style-name="AROW-5">
          <table:table-cell table:style-name="ACE-17" office:value-type="string">
            <text:p>FR 055</text:p>
          </table:table-cell>
          <table:table-cell table:style-name="ACE-17" office:value-type="string">
            <text:p>Van de Plassche 1991;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980">
            <text:p>5980</text:p>
          </table:table-cell>
          <table:table-cell table:style-name="ACE-18" office:value-type="float" office:value="116.61903789690601">
            <text:p>117</text:p>
          </table:table-cell>
          <table:table-cell table:style-name="ACE-17" office:value-type="string">
            <text:p>GrN-14139</text:p>
          </table:table-cell>
          <table:table-cell table:style-name="ACE-17" office:value-type="float" office:value="5980">
            <text:p>5980</text:p>
          </table:table-cell>
          <table:table-cell table:style-name="ACE-17" office:value-type="float" office:value="60">
            <text:p>60</text:p>
          </table:table-cell>
          <table:table-cell table:style-name="ACE-17" office:value-type="string">
            <text:p>reed peat</text:p>
          </table:table-cell>
          <table:table-cell table:style-name="ACE-20" table:formula="of:=ROUND([.H56];0)" office:value-type="float" office:value="5980">
            <text:p>5980</text:p>
          </table:table-cell>
          <table:table-cell table:style-name="ACE-20" table:formula="of:=ROUND([.I56];0)" office:value-type="float" office:value="117">
            <text:p>117</text:p>
          </table:table-cell>
          <table:table-cell table:number-columns-repeated="241" table:style-name="ACE-19"/>
        </table:table-row>
        <table:table-row table:style-name="AROW-5">
          <table:table-cell table:style-name="ACE-17" office:value-type="string">
            <text:p>FR 056</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800">
            <text:p>5800</text:p>
          </table:table-cell>
          <table:table-cell table:style-name="ACE-18" office:value-type="float" office:value="109.65856099730654">
            <text:p>110</text:p>
          </table:table-cell>
          <table:table-cell table:style-name="ACE-17" office:value-type="string">
            <text:p>GrN-14140</text:p>
          </table:table-cell>
          <table:table-cell table:style-name="ACE-17" office:value-type="float" office:value="5800">
            <text:p>5800</text:p>
          </table:table-cell>
          <table:table-cell table:style-name="ACE-17" office:value-type="float" office:value="45">
            <text:p>45</text:p>
          </table:table-cell>
          <table:table-cell table:style-name="ACE-17" office:value-type="string">
            <text:p>reed peat and peaty jyttja</text:p>
          </table:table-cell>
          <table:table-cell table:style-name="ACE-20" table:formula="of:=ROUND([.H57];0)" office:value-type="float" office:value="5800">
            <text:p>5800</text:p>
          </table:table-cell>
          <table:table-cell table:style-name="ACE-20" table:formula="of:=ROUND([.I57];0)" office:value-type="float" office:value="110">
            <text:p>110</text:p>
          </table:table-cell>
          <table:table-cell table:number-columns-repeated="241" table:style-name="ACE-19"/>
        </table:table-row>
        <table:table-row table:style-name="AROW-5">
          <table:table-cell table:style-name="ACE-17" office:value-type="string">
            <text:p>FR 057</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450">
            <text:p>5450</text:p>
          </table:table-cell>
          <table:table-cell table:style-name="ACE-18" office:value-type="float" office:value="105.94810050208545">
            <text:p>106</text:p>
          </table:table-cell>
          <table:table-cell table:style-name="ACE-17" office:value-type="string">
            <text:p>GrN-14141</text:p>
          </table:table-cell>
          <table:table-cell table:style-name="ACE-17" office:value-type="float" office:value="5450">
            <text:p>5450</text:p>
          </table:table-cell>
          <table:table-cell table:style-name="ACE-17" office:value-type="float" office:value="35">
            <text:p>35</text:p>
          </table:table-cell>
          <table:table-cell table:style-name="ACE-17" office:value-type="string">
            <text:p>amorphous peat</text:p>
          </table:table-cell>
          <table:table-cell table:style-name="ACE-20" table:formula="of:=ROUND([.H58];0)" office:value-type="float" office:value="5450">
            <text:p>5450</text:p>
          </table:table-cell>
          <table:table-cell table:style-name="ACE-20" table:formula="of:=ROUND([.I58];0)" office:value-type="float" office:value="106">
            <text:p>106</text:p>
          </table:table-cell>
          <table:table-cell table:number-columns-repeated="241" table:style-name="ACE-19"/>
        </table:table-row>
        <table:table-row table:style-name="AROW-5">
          <table:table-cell table:style-name="ACE-17" office:value-type="string">
            <text:p>FR 058</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075">
            <text:p>6075</text:p>
          </table:table-cell>
          <table:table-cell table:style-name="ACE-18" office:value-type="float" office:value="109.65856099730654">
            <text:p>110</text:p>
          </table:table-cell>
          <table:table-cell table:style-name="ACE-17" office:value-type="string">
            <text:p>GrN-14142</text:p>
          </table:table-cell>
          <table:table-cell table:style-name="ACE-17" office:value-type="float" office:value="6075">
            <text:p>6075</text:p>
          </table:table-cell>
          <table:table-cell table:style-name="ACE-17" office:value-type="float" office:value="45">
            <text:p>45</text:p>
          </table:table-cell>
          <table:table-cell table:style-name="ACE-17" office:value-type="string">
            <text:p>reed peat</text:p>
          </table:table-cell>
          <table:table-cell table:style-name="ACE-20" table:formula="of:=ROUND([.H59];0)" office:value-type="float" office:value="6075">
            <text:p>6075</text:p>
          </table:table-cell>
          <table:table-cell table:style-name="ACE-20" table:formula="of:=ROUND([.I59];0)" office:value-type="float" office:value="110">
            <text:p>110</text:p>
          </table:table-cell>
          <table:table-cell table:number-columns-repeated="241" table:style-name="ACE-19"/>
        </table:table-row>
        <table:table-row table:style-name="AROW-5">
          <table:table-cell table:style-name="ACE-17" office:value-type="string">
            <text:p>FR 059</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820">
            <text:p>5820</text:p>
          </table:table-cell>
          <table:table-cell table:style-name="ACE-18" office:value-type="float" office:value="107.70329614269008">
            <text:p>108</text:p>
          </table:table-cell>
          <table:table-cell table:style-name="ACE-17" office:value-type="string">
            <text:p>GrN-14143</text:p>
          </table:table-cell>
          <table:table-cell table:style-name="ACE-17" office:value-type="float" office:value="5820">
            <text:p>5820</text:p>
          </table:table-cell>
          <table:table-cell table:style-name="ACE-17" office:value-type="float" office:value="40">
            <text:p>40</text:p>
          </table:table-cell>
          <table:table-cell table:style-name="ACE-17" office:value-type="string">
            <text:p>reed peat</text:p>
          </table:table-cell>
          <table:table-cell table:style-name="ACE-20" table:formula="of:=ROUND([.H60];0)" office:value-type="float" office:value="5820">
            <text:p>5820</text:p>
          </table:table-cell>
          <table:table-cell table:style-name="ACE-20" table:formula="of:=ROUND([.I60];0)" office:value-type="float" office:value="108">
            <text:p>108</text:p>
          </table:table-cell>
          <table:table-cell table:number-columns-repeated="241" table:style-name="ACE-19"/>
        </table:table-row>
        <table:table-row table:style-name="AROW-5">
          <table:table-cell table:style-name="ACE-17" office:value-type="string">
            <text:p>FR 060</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425">
            <text:p>5425</text:p>
          </table:table-cell>
          <table:table-cell table:style-name="ACE-18" office:value-type="float" office:value="107.70329614269008">
            <text:p>108</text:p>
          </table:table-cell>
          <table:table-cell table:style-name="ACE-17" office:value-type="string">
            <text:p>GrN-14144</text:p>
          </table:table-cell>
          <table:table-cell table:style-name="ACE-17" office:value-type="float" office:value="5425">
            <text:p>5425</text:p>
          </table:table-cell>
          <table:table-cell table:style-name="ACE-17" office:value-type="float" office:value="40">
            <text:p>40</text:p>
          </table:table-cell>
          <table:table-cell table:style-name="ACE-17" office:value-type="string">
            <text:p>reed peat</text:p>
          </table:table-cell>
          <table:table-cell table:style-name="ACE-20" table:formula="of:=ROUND([.H61];0)" office:value-type="float" office:value="5425">
            <text:p>5425</text:p>
          </table:table-cell>
          <table:table-cell table:style-name="ACE-20" table:formula="of:=ROUND([.I61];0)" office:value-type="float" office:value="108">
            <text:p>108</text:p>
          </table:table-cell>
          <table:table-cell table:number-columns-repeated="241" table:style-name="ACE-19"/>
        </table:table-row>
        <table:table-row table:style-name="AROW-5">
          <table:table-cell table:style-name="ACE-17" office:value-type="string">
            <text:p>FR 061</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540">
            <text:p>6540</text:p>
          </table:table-cell>
          <table:table-cell table:style-name="ACE-18" office:value-type="float" office:value="122.06555615733703">
            <text:p>122</text:p>
          </table:table-cell>
          <table:table-cell table:style-name="ACE-17" office:value-type="string">
            <text:p>GrN-14145</text:p>
          </table:table-cell>
          <table:table-cell table:style-name="ACE-17" office:value-type="float" office:value="6540">
            <text:p>6540</text:p>
          </table:table-cell>
          <table:table-cell table:style-name="ACE-17" office:value-type="float" office:value="70">
            <text:p>70</text:p>
          </table:table-cell>
          <table:table-cell table:style-name="ACE-17" office:value-type="string">
            <text:p>peaty jyttja and reed remains</text:p>
          </table:table-cell>
          <table:table-cell table:style-name="ACE-20" table:formula="of:=ROUND([.H62];0)" office:value-type="float" office:value="6540">
            <text:p>6540</text:p>
          </table:table-cell>
          <table:table-cell table:style-name="ACE-20" table:formula="of:=ROUND([.I62];0)" office:value-type="float" office:value="122">
            <text:p>122</text:p>
          </table:table-cell>
          <table:table-cell table:number-columns-repeated="241" table:style-name="ACE-19"/>
        </table:table-row>
        <table:table-row table:style-name="AROW-5">
          <table:table-cell table:style-name="ACE-17" office:value-type="string">
            <text:p>FR 062</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295">
            <text:p>5295</text:p>
          </table:table-cell>
          <table:table-cell table:style-name="ACE-18" office:value-type="float" office:value="105.94810050208545">
            <text:p>106</text:p>
          </table:table-cell>
          <table:table-cell table:style-name="ACE-17" office:value-type="string">
            <text:p>GrN-14146</text:p>
          </table:table-cell>
          <table:table-cell table:style-name="ACE-17" office:value-type="float" office:value="5295">
            <text:p>5295</text:p>
          </table:table-cell>
          <table:table-cell table:style-name="ACE-17" office:value-type="float" office:value="35">
            <text:p>35</text:p>
          </table:table-cell>
          <table:table-cell table:style-name="ACE-17" office:value-type="string">
            <text:p>oxidized reed peat</text:p>
          </table:table-cell>
          <table:table-cell table:style-name="ACE-20" table:formula="of:=ROUND([.H63];0)" office:value-type="float" office:value="5295">
            <text:p>5295</text:p>
          </table:table-cell>
          <table:table-cell table:style-name="ACE-20" table:formula="of:=ROUND([.I63];0)" office:value-type="float" office:value="106">
            <text:p>106</text:p>
          </table:table-cell>
          <table:table-cell table:number-columns-repeated="241" table:style-name="ACE-19"/>
        </table:table-row>
        <table:table-row table:style-name="AROW-5">
          <table:table-cell table:style-name="ACE-17" office:value-type="string">
            <text:p>FR 063</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835">
            <text:p>4835</text:p>
          </table:table-cell>
          <table:table-cell table:style-name="ACE-18" office:value-type="float" office:value="105.94810050208545">
            <text:p>106</text:p>
          </table:table-cell>
          <table:table-cell table:style-name="ACE-17" office:value-type="string">
            <text:p>GrN-14147</text:p>
          </table:table-cell>
          <table:table-cell table:style-name="ACE-17" office:value-type="float" office:value="4835">
            <text:p>4835</text:p>
          </table:table-cell>
          <table:table-cell table:style-name="ACE-17" office:value-type="float" office:value="35">
            <text:p>35</text:p>
          </table:table-cell>
          <table:table-cell table:style-name="ACE-17" office:value-type="string">
            <text:p>reed peat and leaf remains</text:p>
          </table:table-cell>
          <table:table-cell table:style-name="ACE-20" table:formula="of:=ROUND([.H64];0)" office:value-type="float" office:value="4835">
            <text:p>4835</text:p>
          </table:table-cell>
          <table:table-cell table:style-name="ACE-20" table:formula="of:=ROUND([.I64];0)" office:value-type="float" office:value="106">
            <text:p>106</text:p>
          </table:table-cell>
          <table:table-cell table:number-columns-repeated="241" table:style-name="ACE-19"/>
        </table:table-row>
        <table:table-row table:style-name="AROW-5">
          <table:table-cell table:style-name="ACE-17" office:value-type="string">
            <text:p>FR 064</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2820">
            <text:p>2820</text:p>
          </table:table-cell>
          <table:table-cell table:style-name="ACE-18" office:value-type="float" office:value="104.4030650891055">
            <text:p>104</text:p>
          </table:table-cell>
          <table:table-cell table:style-name="ACE-17" office:value-type="string">
            <text:p>GrN-14148</text:p>
          </table:table-cell>
          <table:table-cell table:style-name="ACE-17" office:value-type="float" office:value="2820">
            <text:p>2820</text:p>
          </table:table-cell>
          <table:table-cell table:style-name="ACE-17" office:value-type="float" office:value="30">
            <text:p>30</text:p>
          </table:table-cell>
          <table:table-cell table:style-name="ACE-17" office:value-type="string">
            <text:p>reed peat</text:p>
          </table:table-cell>
          <table:table-cell table:style-name="ACE-20" table:formula="of:=ROUND([.H65];0)" office:value-type="float" office:value="2820">
            <text:p>2820</text:p>
          </table:table-cell>
          <table:table-cell table:style-name="ACE-20" table:formula="of:=ROUND([.I65];0)" office:value-type="float" office:value="104">
            <text:p>104</text:p>
          </table:table-cell>
          <table:table-cell table:number-columns-repeated="241" table:style-name="ACE-19"/>
        </table:table-row>
        <table:table-row table:style-name="AROW-5">
          <table:table-cell table:style-name="ACE-17" office:value-type="string">
            <text:p>FR 065</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6070">
            <text:p>6070</text:p>
          </table:table-cell>
          <table:table-cell table:style-name="ACE-18" office:value-type="float" office:value="109.65856099730654">
            <text:p>110</text:p>
          </table:table-cell>
          <table:table-cell table:style-name="ACE-17" office:value-type="string">
            <text:p>GrN-14149</text:p>
          </table:table-cell>
          <table:table-cell table:style-name="ACE-17" office:value-type="float" office:value="6070">
            <text:p>6070</text:p>
          </table:table-cell>
          <table:table-cell table:style-name="ACE-17" office:value-type="float" office:value="45">
            <text:p>45</text:p>
          </table:table-cell>
          <table:table-cell table:style-name="ACE-17" office:value-type="string">
            <text:p>peaty clay and reed remains</text:p>
          </table:table-cell>
          <table:table-cell table:style-name="ACE-20" table:formula="of:=ROUND([.H66];0)" office:value-type="float" office:value="6070">
            <text:p>6070</text:p>
          </table:table-cell>
          <table:table-cell table:style-name="ACE-20" table:formula="of:=ROUND([.I66];0)" office:value-type="float" office:value="110">
            <text:p>110</text:p>
          </table:table-cell>
          <table:table-cell table:number-columns-repeated="241" table:style-name="ACE-19"/>
        </table:table-row>
        <table:table-row table:style-name="AROW-5">
          <table:table-cell table:style-name="ACE-17" office:value-type="string">
            <text:p>FR 066</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365">
            <text:p>5365</text:p>
          </table:table-cell>
          <table:table-cell table:style-name="ACE-18" office:value-type="float" office:value="105.94810050208545">
            <text:p>106</text:p>
          </table:table-cell>
          <table:table-cell table:style-name="ACE-17" office:value-type="string">
            <text:p>GrN-14150</text:p>
          </table:table-cell>
          <table:table-cell table:style-name="ACE-17" office:value-type="float" office:value="5365">
            <text:p>5365</text:p>
          </table:table-cell>
          <table:table-cell table:style-name="ACE-17" office:value-type="float" office:value="35">
            <text:p>35</text:p>
          </table:table-cell>
          <table:table-cell table:style-name="ACE-17" office:value-type="string">
            <text:p>reed peat</text:p>
          </table:table-cell>
          <table:table-cell table:style-name="ACE-20" table:formula="of:=ROUND([.H67];0)" office:value-type="float" office:value="5365">
            <text:p>5365</text:p>
          </table:table-cell>
          <table:table-cell table:style-name="ACE-20" table:formula="of:=ROUND([.I67];0)" office:value-type="float" office:value="106">
            <text:p>106</text:p>
          </table:table-cell>
          <table:table-cell table:number-columns-repeated="241" table:style-name="ACE-19"/>
        </table:table-row>
        <table:table-row table:style-name="AROW-5">
          <table:table-cell table:style-name="ACE-17" office:value-type="string">
            <text:p>FR 067</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730">
            <text:p>4730</text:p>
          </table:table-cell>
          <table:table-cell table:style-name="ACE-18" office:value-type="float" office:value="116.61903789690601">
            <text:p>117</text:p>
          </table:table-cell>
          <table:table-cell table:style-name="ACE-17" office:value-type="string">
            <text:p>GrN-14151</text:p>
          </table:table-cell>
          <table:table-cell table:style-name="ACE-17" office:value-type="float" office:value="4730">
            <text:p>4730</text:p>
          </table:table-cell>
          <table:table-cell table:style-name="ACE-17" office:value-type="float" office:value="60">
            <text:p>60</text:p>
          </table:table-cell>
          <table:table-cell table:style-name="ACE-17" office:value-type="string">
            <text:p>reed peat</text:p>
          </table:table-cell>
          <table:table-cell table:style-name="ACE-20" table:formula="of:=ROUND([.H68];0)" office:value-type="float" office:value="4730">
            <text:p>4730</text:p>
          </table:table-cell>
          <table:table-cell table:style-name="ACE-20" table:formula="of:=ROUND([.I68];0)" office:value-type="float" office:value="117">
            <text:p>117</text:p>
          </table:table-cell>
          <table:table-cell table:number-columns-repeated="241" table:style-name="ACE-19"/>
        </table:table-row>
        <table:table-row table:style-name="AROW-5">
          <table:table-cell table:style-name="ACE-17" office:value-type="string">
            <text:p>FR 068</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385">
            <text:p>4385</text:p>
          </table:table-cell>
          <table:table-cell table:style-name="ACE-18" office:value-type="float" office:value="107.70329614269008">
            <text:p>108</text:p>
          </table:table-cell>
          <table:table-cell table:style-name="ACE-17" office:value-type="string">
            <text:p>GrN-14152</text:p>
          </table:table-cell>
          <table:table-cell table:style-name="ACE-17" office:value-type="float" office:value="4385">
            <text:p>4385</text:p>
          </table:table-cell>
          <table:table-cell table:style-name="ACE-17" office:value-type="float" office:value="40">
            <text:p>40</text:p>
          </table:table-cell>
          <table:table-cell table:style-name="ACE-17" office:value-type="string">
            <text:p>humic clay and vegetation remains</text:p>
          </table:table-cell>
          <table:table-cell table:style-name="ACE-20" table:formula="of:=ROUND([.H69];0)" office:value-type="float" office:value="4385">
            <text:p>4385</text:p>
          </table:table-cell>
          <table:table-cell table:style-name="ACE-20" table:formula="of:=ROUND([.I69];0)" office:value-type="float" office:value="108">
            <text:p>108</text:p>
          </table:table-cell>
          <table:table-cell table:number-columns-repeated="241" table:style-name="ACE-19"/>
        </table:table-row>
        <table:table-row table:style-name="AROW-5">
          <table:table-cell table:style-name="ACE-17" office:value-type="string">
            <text:p>FR 069</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340">
            <text:p>4340</text:p>
          </table:table-cell>
          <table:table-cell table:style-name="ACE-18" office:value-type="float" office:value="105.94810050208545">
            <text:p>106</text:p>
          </table:table-cell>
          <table:table-cell table:style-name="ACE-17" office:value-type="string">
            <text:p>GrN-14153</text:p>
          </table:table-cell>
          <table:table-cell table:style-name="ACE-17" office:value-type="float" office:value="4340">
            <text:p>4340</text:p>
          </table:table-cell>
          <table:table-cell table:style-name="ACE-17" office:value-type="float" office:value="35">
            <text:p>35</text:p>
          </table:table-cell>
          <table:table-cell table:style-name="ACE-17" office:value-type="string">
            <text:p>oxidized reed peat and wood remains</text:p>
          </table:table-cell>
          <table:table-cell table:style-name="ACE-20" table:formula="of:=ROUND([.H70];0)" office:value-type="float" office:value="4340">
            <text:p>4340</text:p>
          </table:table-cell>
          <table:table-cell table:style-name="ACE-20" table:formula="of:=ROUND([.I70];0)" office:value-type="float" office:value="106">
            <text:p>106</text:p>
          </table:table-cell>
          <table:table-cell table:number-columns-repeated="241" table:style-name="ACE-19"/>
        </table:table-row>
        <table:table-row table:style-name="AROW-5">
          <table:table-cell table:style-name="ACE-17" office:value-type="string">
            <text:p>FR 070</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535">
            <text:p>5535</text:p>
          </table:table-cell>
          <table:table-cell table:style-name="ACE-18" office:value-type="float" office:value="104.4030650891055">
            <text:p>104</text:p>
          </table:table-cell>
          <table:table-cell table:style-name="ACE-17" office:value-type="string">
            <text:p>GrN-14154</text:p>
          </table:table-cell>
          <table:table-cell table:style-name="ACE-17" office:value-type="float" office:value="5535">
            <text:p>5535</text:p>
          </table:table-cell>
          <table:table-cell table:style-name="ACE-17" office:value-type="float" office:value="30">
            <text:p>30</text:p>
          </table:table-cell>
          <table:table-cell table:style-name="ACE-17" office:value-type="string">
            <text:p>oxidized reed peat</text:p>
          </table:table-cell>
          <table:table-cell table:style-name="ACE-20" table:formula="of:=ROUND([.H71];0)" office:value-type="float" office:value="5535">
            <text:p>5535</text:p>
          </table:table-cell>
          <table:table-cell table:style-name="ACE-20" table:formula="of:=ROUND([.I71];0)" office:value-type="float" office:value="104">
            <text:p>104</text:p>
          </table:table-cell>
          <table:table-cell table:number-columns-repeated="241" table:style-name="ACE-19"/>
        </table:table-row>
        <table:table-row table:style-name="AROW-5">
          <table:table-cell table:style-name="ACE-17" office:value-type="string">
            <text:p>FR 071</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030">
            <text:p>5030</text:p>
          </table:table-cell>
          <table:table-cell table:style-name="ACE-18" office:value-type="float" office:value="105.94810050208545">
            <text:p>106</text:p>
          </table:table-cell>
          <table:table-cell table:style-name="ACE-17" office:value-type="string">
            <text:p>GrN-14155</text:p>
          </table:table-cell>
          <table:table-cell table:style-name="ACE-17" office:value-type="float" office:value="5030">
            <text:p>5030</text:p>
          </table:table-cell>
          <table:table-cell table:style-name="ACE-17" office:value-type="float" office:value="35">
            <text:p>35</text:p>
          </table:table-cell>
          <table:table-cell table:style-name="ACE-17" office:value-type="string">
            <text:p>oxidized peat</text:p>
          </table:table-cell>
          <table:table-cell table:style-name="ACE-20" table:formula="of:=ROUND([.H72];0)" office:value-type="float" office:value="5030">
            <text:p>5030</text:p>
          </table:table-cell>
          <table:table-cell table:style-name="ACE-20" table:formula="of:=ROUND([.I72];0)" office:value-type="float" office:value="106">
            <text:p>106</text:p>
          </table:table-cell>
          <table:table-cell table:number-columns-repeated="241" table:style-name="ACE-19"/>
        </table:table-row>
        <table:table-row table:style-name="AROW-5">
          <table:table-cell table:style-name="ACE-17" office:value-type="string">
            <text:p>FR 072</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870">
            <text:p>4870</text:p>
          </table:table-cell>
          <table:table-cell table:style-name="ACE-18" office:value-type="float" office:value="105.94810050208545">
            <text:p>106</text:p>
          </table:table-cell>
          <table:table-cell table:style-name="ACE-17" office:value-type="string">
            <text:p>GrN-14156</text:p>
          </table:table-cell>
          <table:table-cell table:style-name="ACE-17" office:value-type="float" office:value="4870">
            <text:p>4870</text:p>
          </table:table-cell>
          <table:table-cell table:style-name="ACE-17" office:value-type="float" office:value="35">
            <text:p>35</text:p>
          </table:table-cell>
          <table:table-cell table:style-name="ACE-17" office:value-type="string">
            <text:p>oxidized peat</text:p>
          </table:table-cell>
          <table:table-cell table:style-name="ACE-20" table:formula="of:=ROUND([.H73];0)" office:value-type="float" office:value="4870">
            <text:p>4870</text:p>
          </table:table-cell>
          <table:table-cell table:style-name="ACE-20" table:formula="of:=ROUND([.I73];0)" office:value-type="float" office:value="106">
            <text:p>106</text:p>
          </table:table-cell>
          <table:table-cell table:number-columns-repeated="241" table:style-name="ACE-19"/>
        </table:table-row>
        <table:table-row table:style-name="AROW-5">
          <table:table-cell table:style-name="ACE-17" office:value-type="string">
            <text:p>FR 073</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430">
            <text:p>4430</text:p>
          </table:table-cell>
          <table:table-cell table:style-name="ACE-18" office:value-type="float" office:value="105.94810050208545">
            <text:p>106</text:p>
          </table:table-cell>
          <table:table-cell table:style-name="ACE-17" office:value-type="string">
            <text:p>GrN-14157</text:p>
          </table:table-cell>
          <table:table-cell table:style-name="ACE-17" office:value-type="float" office:value="4430">
            <text:p>4430</text:p>
          </table:table-cell>
          <table:table-cell table:style-name="ACE-17" office:value-type="float" office:value="35">
            <text:p>35</text:p>
          </table:table-cell>
          <table:table-cell table:style-name="ACE-17" office:value-type="string">
            <text:p>oxidized peat</text:p>
          </table:table-cell>
          <table:table-cell table:style-name="ACE-20" table:formula="of:=ROUND([.H74];0)" office:value-type="float" office:value="4430">
            <text:p>4430</text:p>
          </table:table-cell>
          <table:table-cell table:style-name="ACE-20" table:formula="of:=ROUND([.I74];0)" office:value-type="float" office:value="106">
            <text:p>106</text:p>
          </table:table-cell>
          <table:table-cell table:number-columns-repeated="241" table:style-name="ACE-19"/>
        </table:table-row>
        <table:table-row table:style-name="AROW-5">
          <table:table-cell table:style-name="ACE-17" office:value-type="string">
            <text:p>FR 074</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725">
            <text:p>5725</text:p>
          </table:table-cell>
          <table:table-cell table:style-name="ACE-18" office:value-type="float" office:value="107.70329614269008">
            <text:p>108</text:p>
          </table:table-cell>
          <table:table-cell table:style-name="ACE-17" office:value-type="string">
            <text:p>GrN-14158</text:p>
          </table:table-cell>
          <table:table-cell table:style-name="ACE-17" office:value-type="float" office:value="5725">
            <text:p>5725</text:p>
          </table:table-cell>
          <table:table-cell table:style-name="ACE-17" office:value-type="float" office:value="40">
            <text:p>40</text:p>
          </table:table-cell>
          <table:table-cell table:style-name="ACE-17" office:value-type="string">
            <text:p>reed peat</text:p>
          </table:table-cell>
          <table:table-cell table:style-name="ACE-20" table:formula="of:=ROUND([.H75];0)" office:value-type="float" office:value="5725">
            <text:p>5725</text:p>
          </table:table-cell>
          <table:table-cell table:style-name="ACE-20" table:formula="of:=ROUND([.I75];0)" office:value-type="float" office:value="108">
            <text:p>108</text:p>
          </table:table-cell>
          <table:table-cell table:number-columns-repeated="241" table:style-name="ACE-19"/>
        </table:table-row>
        <table:table-row table:style-name="AROW-5">
          <table:table-cell table:style-name="ACE-17" office:value-type="string">
            <text:p>FR 075</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760">
            <text:p>5760</text:p>
          </table:table-cell>
          <table:table-cell table:style-name="ACE-18" office:value-type="float" office:value="116.61903789690601">
            <text:p>117</text:p>
          </table:table-cell>
          <table:table-cell table:style-name="ACE-17" office:value-type="string">
            <text:p>GrN-14159</text:p>
          </table:table-cell>
          <table:table-cell table:style-name="ACE-17" office:value-type="float" office:value="5760">
            <text:p>5760</text:p>
          </table:table-cell>
          <table:table-cell table:style-name="ACE-17" office:value-type="float" office:value="60">
            <text:p>60</text:p>
          </table:table-cell>
          <table:table-cell table:style-name="ACE-17" office:value-type="string">
            <text:p>peaty clay</text:p>
          </table:table-cell>
          <table:table-cell table:style-name="ACE-20" table:formula="of:=ROUND([.H76];0)" office:value-type="float" office:value="5760">
            <text:p>5760</text:p>
          </table:table-cell>
          <table:table-cell table:style-name="ACE-20" table:formula="of:=ROUND([.I76];0)" office:value-type="float" office:value="117">
            <text:p>117</text:p>
          </table:table-cell>
          <table:table-cell table:number-columns-repeated="241" table:style-name="ACE-19"/>
        </table:table-row>
        <table:table-row table:style-name="AROW-5">
          <table:table-cell table:style-name="ACE-17" office:value-type="string">
            <text:p>FR 076</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5305">
            <text:p>5305</text:p>
          </table:table-cell>
          <table:table-cell table:style-name="ACE-18" office:value-type="float" office:value="105.94810050208545">
            <text:p>106</text:p>
          </table:table-cell>
          <table:table-cell table:style-name="ACE-17" office:value-type="string">
            <text:p>GrN-14160</text:p>
          </table:table-cell>
          <table:table-cell table:style-name="ACE-17" office:value-type="float" office:value="5305">
            <text:p>5305</text:p>
          </table:table-cell>
          <table:table-cell table:style-name="ACE-17" office:value-type="float" office:value="35">
            <text:p>35</text:p>
          </table:table-cell>
          <table:table-cell table:style-name="ACE-17" office:value-type="string">
            <text:p>reed peat</text:p>
          </table:table-cell>
          <table:table-cell table:style-name="ACE-20" table:formula="of:=ROUND([.H77];0)" office:value-type="float" office:value="5305">
            <text:p>5305</text:p>
          </table:table-cell>
          <table:table-cell table:style-name="ACE-20" table:formula="of:=ROUND([.I77];0)" office:value-type="float" office:value="106">
            <text:p>106</text:p>
          </table:table-cell>
          <table:table-cell table:number-columns-repeated="241" table:style-name="ACE-19"/>
        </table:table-row>
        <table:table-row table:style-name="AROW-5">
          <table:table-cell table:style-name="ACE-17" office:value-type="string">
            <text:p>FR 077</text:p>
          </table:table-cell>
          <table:table-cell table:style-name="ACE-17" office:value-type="string">
            <text:p>Van de Plassche 1991; Leorri et al. 2012;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00999999999999">
            <text:p>48.60</text:p>
          </table:table-cell>
          <table:table-cell table:style-name="ACE-21" office:value-type="float" office:value="-1.7929999999999999">
            <text:p>−1.79</text:p>
          </table:table-cell>
          <table:table-cell table:style-name="ACE-17" office:value-type="float" office:value="1">
            <text:p>1</text:p>
          </table:table-cell>
          <table:table-cell table:style-name="ACE-18" office:value-type="float" office:value="4960">
            <text:p>4960</text:p>
          </table:table-cell>
          <table:table-cell table:style-name="ACE-18" office:value-type="float" office:value="105.94810050208545">
            <text:p>106</text:p>
          </table:table-cell>
          <table:table-cell table:style-name="ACE-17" office:value-type="string">
            <text:p>GrN-14161</text:p>
          </table:table-cell>
          <table:table-cell table:style-name="ACE-17" office:value-type="float" office:value="4960">
            <text:p>4960</text:p>
          </table:table-cell>
          <table:table-cell table:style-name="ACE-17" office:value-type="float" office:value="35">
            <text:p>35</text:p>
          </table:table-cell>
          <table:table-cell table:style-name="ACE-17" office:value-type="string">
            <text:p>reed peat</text:p>
          </table:table-cell>
          <table:table-cell table:style-name="ACE-20" table:formula="of:=ROUND([.H78];0)" office:value-type="float" office:value="4960">
            <text:p>4960</text:p>
          </table:table-cell>
          <table:table-cell table:style-name="ACE-20" table:formula="of:=ROUND([.I78];0)" office:value-type="float" office:value="106">
            <text:p>106</text:p>
          </table:table-cell>
          <table:table-cell table:number-columns-repeated="241" table:style-name="ACE-19"/>
        </table:table-row>
        <table:table-row table:style-name="AROW-5">
          <table:table-cell table:style-name="ACE-17" office:value-type="string">
            <text:p>FR 078</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24000000000002">
            <text:p>48.62</text:p>
          </table:table-cell>
          <table:table-cell table:style-name="ACE-21" office:value-type="float" office:value="-1.8500000000000001">
            <text:p>−1.85</text:p>
          </table:table-cell>
          <table:table-cell table:style-name="ACE-17" office:value-type="float" office:value="1">
            <text:p>1</text:p>
          </table:table-cell>
          <table:table-cell table:style-name="ACE-18" office:value-type="float" office:value="1410">
            <text:p>1410</text:p>
          </table:table-cell>
          <table:table-cell table:style-name="ACE-18" office:value-type="float" office:value="30">
            <text:p>30</text:p>
          </table:table-cell>
          <table:table-cell table:style-name="ACE-17" office:value-type="string">
            <text:p>Poz-20264</text:p>
          </table:table-cell>
          <table:table-cell table:style-name="ACE-17" office:value-type="float" office:value="1410">
            <text:p>1410</text:p>
          </table:table-cell>
          <table:table-cell table:style-name="ACE-17" office:value-type="float" office:value="30">
            <text:p>30</text:p>
          </table:table-cell>
          <table:table-cell table:style-name="ACE-17" office:value-type="string">
            <text:p>Cardium, Hydrobia, Donax juvenile shells</text:p>
          </table:table-cell>
          <table:table-cell table:style-name="ACE-20" table:formula="of:=ROUND([.H79];0)" office:value-type="float" office:value="1410">
            <text:p>1410</text:p>
          </table:table-cell>
          <table:table-cell table:style-name="ACE-20" table:formula="of:=ROUND([.I79];0)" office:value-type="float" office:value="30">
            <text:p>30</text:p>
          </table:table-cell>
          <table:table-cell table:number-columns-repeated="241" table:style-name="ACE-19"/>
        </table:table-row>
        <table:table-row table:style-name="AROW-5">
          <table:table-cell table:style-name="ACE-17" office:value-type="string">
            <text:p>FR 079</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51000000000003">
            <text:p>48.65</text:p>
          </table:table-cell>
          <table:table-cell table:style-name="ACE-21" office:value-type="float" office:value="-1.861">
            <text:p>−1.86</text:p>
          </table:table-cell>
          <table:table-cell table:style-name="ACE-17" office:value-type="float" office:value="1">
            <text:p>1</text:p>
          </table:table-cell>
          <table:table-cell table:style-name="ACE-18" office:value-type="float" office:value="5445">
            <text:p>5445</text:p>
          </table:table-cell>
          <table:table-cell table:style-name="ACE-18" office:value-type="float" office:value="35">
            <text:p>35</text:p>
          </table:table-cell>
          <table:table-cell table:style-name="ACE-17" office:value-type="string">
            <text:p>Poz-14592</text:p>
          </table:table-cell>
          <table:table-cell table:style-name="ACE-17" office:value-type="float" office:value="5445">
            <text:p>5445</text:p>
          </table:table-cell>
          <table:table-cell table:style-name="ACE-17" office:value-type="float" office:value="35">
            <text:p>35</text:p>
          </table:table-cell>
          <table:table-cell table:style-name="ACE-17" office:value-type="string">
            <text:p>Hydrobia and Donax juvenile shells</text:p>
          </table:table-cell>
          <table:table-cell table:style-name="ACE-20" table:formula="of:=ROUND([.H80];0)" office:value-type="float" office:value="5445">
            <text:p>5445</text:p>
          </table:table-cell>
          <table:table-cell table:style-name="ACE-20" table:formula="of:=ROUND([.I80];0)" office:value-type="float" office:value="35">
            <text:p>35</text:p>
          </table:table-cell>
          <table:table-cell table:number-columns-repeated="241" table:style-name="ACE-19"/>
        </table:table-row>
        <table:table-row table:style-name="AROW-5">
          <table:table-cell table:style-name="ACE-17" office:value-type="string">
            <text:p>FR 080</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51000000000003">
            <text:p>48.65</text:p>
          </table:table-cell>
          <table:table-cell table:style-name="ACE-21" office:value-type="float" office:value="-1.861">
            <text:p>−1.86</text:p>
          </table:table-cell>
          <table:table-cell table:style-name="ACE-17" office:value-type="float" office:value="1">
            <text:p>1</text:p>
          </table:table-cell>
          <table:table-cell table:style-name="ACE-18" office:value-type="float" office:value="6140">
            <text:p>6140</text:p>
          </table:table-cell>
          <table:table-cell table:style-name="ACE-18" office:value-type="float" office:value="40">
            <text:p>40</text:p>
          </table:table-cell>
          <table:table-cell table:style-name="ACE-17" office:value-type="string">
            <text:p>Poz-14593</text:p>
          </table:table-cell>
          <table:table-cell table:style-name="ACE-17" office:value-type="float" office:value="6140">
            <text:p>6140</text:p>
          </table:table-cell>
          <table:table-cell table:style-name="ACE-17" office:value-type="float" office:value="40">
            <text:p>40</text:p>
          </table:table-cell>
          <table:table-cell table:style-name="ACE-17" office:value-type="string">
            <text:p>Hydrobia and Donax juvenile shells</text:p>
          </table:table-cell>
          <table:table-cell table:style-name="ACE-20" table:formula="of:=ROUND([.H81];0)" office:value-type="float" office:value="6140">
            <text:p>6140</text:p>
          </table:table-cell>
          <table:table-cell table:style-name="ACE-20" table:formula="of:=ROUND([.I81];0)" office:value-type="float" office:value="40">
            <text:p>40</text:p>
          </table:table-cell>
          <table:table-cell table:number-columns-repeated="241" table:style-name="ACE-19"/>
        </table:table-row>
        <table:table-row table:style-name="AROW-5">
          <table:table-cell table:style-name="ACE-17" office:value-type="string">
            <text:p>FR 081</text:p>
          </table:table-cell>
          <table:table-cell table:style-name="ACE-17" office:value-type="string">
            <text:p>Billeaud 2007;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34999999999998">
            <text:p>48.63</text:p>
          </table:table-cell>
          <table:table-cell table:style-name="ACE-21" office:value-type="float" office:value="-1.359">
            <text:p>−1.36</text:p>
          </table:table-cell>
          <table:table-cell table:style-name="ACE-17" office:value-type="float" office:value="1">
            <text:p>1</text:p>
          </table:table-cell>
          <table:table-cell table:style-name="ACE-18" office:value-type="float" office:value="5020">
            <text:p>5020</text:p>
          </table:table-cell>
          <table:table-cell table:style-name="ACE-18" office:value-type="float" office:value="105.94810050208545">
            <text:p>106</text:p>
          </table:table-cell>
          <table:table-cell table:style-name="ACE-17" office:value-type="string">
            <text:p>Poz-14752</text:p>
          </table:table-cell>
          <table:table-cell table:style-name="ACE-17" office:value-type="float" office:value="5020">
            <text:p>5020</text:p>
          </table:table-cell>
          <table:table-cell table:style-name="ACE-17" office:value-type="float" office:value="35">
            <text:p>35</text:p>
          </table:table-cell>
          <table:table-cell table:style-name="ACE-17" office:value-type="string">
            <text:p>peat</text:p>
          </table:table-cell>
          <table:table-cell table:style-name="ACE-20" table:formula="of:=ROUND([.H82];0)" office:value-type="float" office:value="5020">
            <text:p>5020</text:p>
          </table:table-cell>
          <table:table-cell table:style-name="ACE-20" table:formula="of:=ROUND([.I82];0)" office:value-type="float" office:value="106">
            <text:p>106</text:p>
          </table:table-cell>
          <table:table-cell table:number-columns-repeated="241" table:style-name="ACE-19"/>
        </table:table-row>
        <table:table-row table:style-name="AROW-5">
          <table:table-cell table:style-name="ACE-17" office:value-type="string">
            <text:p>FR 082</text:p>
          </table:table-cell>
          <table:table-cell table:style-name="ACE-17" office:value-type="string">
            <text:p>Regnauld et al. 1996;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95">
            <text:p>48.70</text:p>
          </table:table-cell>
          <table:table-cell table:style-name="ACE-21" office:value-type="float" office:value="-1.877">
            <text:p>−1.88</text:p>
          </table:table-cell>
          <table:table-cell table:style-name="ACE-17" office:value-type="float" office:value="1">
            <text:p>1</text:p>
          </table:table-cell>
          <table:table-cell table:style-name="ACE-18" office:value-type="float" office:value="7310">
            <text:p>7310</text:p>
          </table:table-cell>
          <table:table-cell table:style-name="ACE-18" office:value-type="float" office:value="128.06248474865697">
            <text:p>128</text:p>
          </table:table-cell>
          <table:table-cell table:style-name="ACE-17"/>
          <table:table-cell table:style-name="ACE-17" office:value-type="float" office:value="7310">
            <text:p>7310</text:p>
          </table:table-cell>
          <table:table-cell table:style-name="ACE-17" office:value-type="float" office:value="80">
            <text:p>80</text:p>
          </table:table-cell>
          <table:table-cell table:style-name="ACE-17" office:value-type="string">
            <text:p>peat</text:p>
          </table:table-cell>
          <table:table-cell table:style-name="ACE-20" table:formula="of:=ROUND([.H83];0)" office:value-type="float" office:value="7310">
            <text:p>7310</text:p>
          </table:table-cell>
          <table:table-cell table:style-name="ACE-20" table:formula="of:=ROUND([.I83];0)" office:value-type="float" office:value="128">
            <text:p>128</text:p>
          </table:table-cell>
          <table:table-cell table:number-columns-repeated="241" table:style-name="ACE-19"/>
        </table:table-row>
        <table:table-row table:style-name="AROW-5">
          <table:table-cell table:style-name="ACE-17" office:value-type="string">
            <text:p>FR 083</text:p>
          </table:table-cell>
          <table:table-cell table:style-name="ACE-17" office:value-type="string">
            <text:p>Regnauld et al. 1996;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95">
            <text:p>48.70</text:p>
          </table:table-cell>
          <table:table-cell table:style-name="ACE-21" office:value-type="float" office:value="-1.877">
            <text:p>−1.88</text:p>
          </table:table-cell>
          <table:table-cell table:style-name="ACE-17" office:value-type="float" office:value="1">
            <text:p>1</text:p>
          </table:table-cell>
          <table:table-cell table:style-name="ACE-18" office:value-type="float" office:value="2630">
            <text:p>2630</text:p>
          </table:table-cell>
          <table:table-cell table:style-name="ACE-18" office:value-type="float" office:value="164.01219466856725">
            <text:p>164</text:p>
          </table:table-cell>
          <table:table-cell table:style-name="ACE-17"/>
          <table:table-cell table:style-name="ACE-17" office:value-type="float" office:value="2630">
            <text:p>2630</text:p>
          </table:table-cell>
          <table:table-cell table:style-name="ACE-17" office:value-type="float" office:value="130">
            <text:p>130</text:p>
          </table:table-cell>
          <table:table-cell table:style-name="ACE-17" office:value-type="string">
            <text:p>peat</text:p>
          </table:table-cell>
          <table:table-cell table:style-name="ACE-20" table:formula="of:=ROUND([.H84];0)" office:value-type="float" office:value="2630">
            <text:p>2630</text:p>
          </table:table-cell>
          <table:table-cell table:style-name="ACE-20" table:formula="of:=ROUND([.I84];0)" office:value-type="float" office:value="164">
            <text:p>164</text:p>
          </table:table-cell>
          <table:table-cell table:number-columns-repeated="241" table:style-name="ACE-19"/>
        </table:table-row>
        <table:table-row table:style-name="AROW-5">
          <table:table-cell table:style-name="ACE-17" office:value-type="string">
            <text:p>FR 084</text:p>
          </table:table-cell>
          <table:table-cell table:style-name="ACE-17" office:value-type="string">
            <text:p>Regnauld et al. 1996; Stéphan and Goslin 2014 (as in García-Artola et al. 2018)</text:p>
          </table:table-cell>
          <table:table-cell table:style-name="ACE-17" office:value-type="float" office:value="4">
            <text:p>4</text:p>
          </table:table-cell>
          <table:table-cell table:style-name="ACE-17" office:value-type="string">
            <text:p>3 Normano-breton Gulf and North Brittany, France</text:p>
          </table:table-cell>
          <table:table-cell table:style-name="ACE-21" office:value-type="float" office:value="48.695">
            <text:p>48.70</text:p>
          </table:table-cell>
          <table:table-cell table:style-name="ACE-21" office:value-type="float" office:value="-1.877">
            <text:p>−1.88</text:p>
          </table:table-cell>
          <table:table-cell table:style-name="ACE-17" office:value-type="float" office:value="1">
            <text:p>1</text:p>
          </table:table-cell>
          <table:table-cell table:style-name="ACE-18" office:value-type="float" office:value="4020">
            <text:p>4020</text:p>
          </table:table-cell>
          <table:table-cell table:style-name="ACE-18" office:value-type="float" office:value="197.23082923316019">
            <text:p>197</text:p>
          </table:table-cell>
          <table:table-cell table:style-name="ACE-17"/>
          <table:table-cell table:style-name="ACE-17" office:value-type="float" office:value="4020">
            <text:p>4020</text:p>
          </table:table-cell>
          <table:table-cell table:style-name="ACE-17" office:value-type="float" office:value="170">
            <text:p>170</text:p>
          </table:table-cell>
          <table:table-cell table:style-name="ACE-17" office:value-type="string">
            <text:p>peat</text:p>
          </table:table-cell>
          <table:table-cell table:style-name="ACE-20" table:formula="of:=ROUND([.H85];0)" office:value-type="float" office:value="4020">
            <text:p>4020</text:p>
          </table:table-cell>
          <table:table-cell table:style-name="ACE-20" table:formula="of:=ROUND([.I85];0)" office:value-type="float" office:value="197">
            <text:p>197</text:p>
          </table:table-cell>
          <table:table-cell table:number-columns-repeated="241" table:style-name="ACE-19"/>
        </table:table-row>
        <table:table-row table:style-name="AROW-5">
          <table:table-cell table:style-name="ACE-17" office:value-type="string">
            <text:p>FR 085</text:p>
          </table:table-cell>
          <table:table-cell table:style-name="ACE-17" office:value-type="string">
            <text:p>Regnauld 1999;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923999999999999">
            <text:p>47.92</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2420">
            <text:p>2420</text:p>
          </table:table-cell>
          <table:table-cell table:style-name="ACE-18" office:value-type="float" office:value="128.06248474865697">
            <text:p>128</text:p>
          </table:table-cell>
          <table:table-cell table:style-name="ACE-17"/>
          <table:table-cell table:style-name="ACE-17" office:value-type="float" office:value="2420">
            <text:p>2420</text:p>
          </table:table-cell>
          <table:table-cell table:style-name="ACE-17" office:value-type="float" office:value="80">
            <text:p>80</text:p>
          </table:table-cell>
          <table:table-cell table:style-name="ACE-17" office:value-type="string">
            <text:p>Phragmites peat</text:p>
          </table:table-cell>
          <table:table-cell table:style-name="ACE-20" table:formula="of:=ROUND([.H86];0)" office:value-type="float" office:value="2420">
            <text:p>2420</text:p>
          </table:table-cell>
          <table:table-cell table:style-name="ACE-20" table:formula="of:=ROUND([.I86];0)" office:value-type="float" office:value="128">
            <text:p>128</text:p>
          </table:table-cell>
          <table:table-cell table:number-columns-repeated="241" table:style-name="ACE-19"/>
        </table:table-row>
        <table:table-row table:style-name="AROW-5">
          <table:table-cell table:style-name="ACE-17" office:value-type="string">
            <text:p>FR 086</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3500">
            <text:p>3500</text:p>
          </table:table-cell>
          <table:table-cell table:style-name="ACE-18" office:value-type="float" office:value="60">
            <text:p>60</text:p>
          </table:table-cell>
          <table:table-cell table:style-name="ACE-17" office:value-type="string">
            <text:p>Erl-10678</text:p>
          </table:table-cell>
          <table:table-cell table:style-name="ACE-17" office:value-type="float" office:value="3500">
            <text:p>3500</text:p>
          </table:table-cell>
          <table:table-cell table:style-name="ACE-17" office:value-type="float" office:value="60">
            <text:p>60</text:p>
          </table:table-cell>
          <table:table-cell table:style-name="ACE-17" office:value-type="string">
            <text:p>plant debris</text:p>
          </table:table-cell>
          <table:table-cell table:style-name="ACE-20" table:formula="of:=ROUND([.H87];0)" office:value-type="float" office:value="3500">
            <text:p>3500</text:p>
          </table:table-cell>
          <table:table-cell table:style-name="ACE-20" table:formula="of:=ROUND([.I87];0)" office:value-type="float" office:value="60">
            <text:p>60</text:p>
          </table:table-cell>
          <table:table-cell table:number-columns-repeated="241" table:style-name="ACE-19"/>
        </table:table-row>
        <table:table-row table:style-name="AROW-5">
          <table:table-cell table:style-name="ACE-17" office:value-type="string">
            <text:p>FR 087</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4280">
            <text:p>4280</text:p>
          </table:table-cell>
          <table:table-cell table:style-name="ACE-18" office:value-type="float" office:value="60">
            <text:p>60</text:p>
          </table:table-cell>
          <table:table-cell table:style-name="ACE-17" office:value-type="string">
            <text:p>Erl-10679</text:p>
          </table:table-cell>
          <table:table-cell table:style-name="ACE-17" office:value-type="float" office:value="4280">
            <text:p>4280</text:p>
          </table:table-cell>
          <table:table-cell table:style-name="ACE-17" office:value-type="float" office:value="60">
            <text:p>60</text:p>
          </table:table-cell>
          <table:table-cell table:style-name="ACE-17" office:value-type="string">
            <text:p>plant debris</text:p>
          </table:table-cell>
          <table:table-cell table:style-name="ACE-20" table:formula="of:=ROUND([.H88];0)" office:value-type="float" office:value="4280">
            <text:p>4280</text:p>
          </table:table-cell>
          <table:table-cell table:style-name="ACE-20" table:formula="of:=ROUND([.I88];0)" office:value-type="float" office:value="60">
            <text:p>60</text:p>
          </table:table-cell>
          <table:table-cell table:number-columns-repeated="241" table:style-name="ACE-19"/>
        </table:table-row>
        <table:table-row table:style-name="AROW-5">
          <table:table-cell table:style-name="ACE-17" office:value-type="string">
            <text:p>FR 088</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4640">
            <text:p>4640</text:p>
          </table:table-cell>
          <table:table-cell table:style-name="ACE-18" office:value-type="float" office:value="60">
            <text:p>60</text:p>
          </table:table-cell>
          <table:table-cell table:style-name="ACE-17" office:value-type="string">
            <text:p>Erl-10680</text:p>
          </table:table-cell>
          <table:table-cell table:style-name="ACE-17" office:value-type="float" office:value="4640">
            <text:p>4640</text:p>
          </table:table-cell>
          <table:table-cell table:style-name="ACE-17" office:value-type="float" office:value="60">
            <text:p>60</text:p>
          </table:table-cell>
          <table:table-cell table:style-name="ACE-17" office:value-type="string">
            <text:p>plant debris</text:p>
          </table:table-cell>
          <table:table-cell table:style-name="ACE-20" table:formula="of:=ROUND([.H89];0)" office:value-type="float" office:value="4640">
            <text:p>4640</text:p>
          </table:table-cell>
          <table:table-cell table:style-name="ACE-20" table:formula="of:=ROUND([.I89];0)" office:value-type="float" office:value="60">
            <text:p>60</text:p>
          </table:table-cell>
          <table:table-cell table:number-columns-repeated="241" table:style-name="ACE-19"/>
        </table:table-row>
        <table:table-row table:style-name="AROW-5">
          <table:table-cell table:style-name="ACE-17" office:value-type="string">
            <text:p>FR 089</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47000000000001">
            <text:p>48.35</text:p>
          </table:table-cell>
          <table:table-cell table:style-name="ACE-21" office:value-type="float" office:value="-4.383">
            <text:p>−4.38</text:p>
          </table:table-cell>
          <table:table-cell table:style-name="ACE-17" office:value-type="float" office:value="1">
            <text:p>1</text:p>
          </table:table-cell>
          <table:table-cell table:style-name="ACE-18" office:value-type="float" office:value="4775">
            <text:p>4775</text:p>
          </table:table-cell>
          <table:table-cell table:style-name="ACE-18" office:value-type="float" office:value="60">
            <text:p>60</text:p>
          </table:table-cell>
          <table:table-cell table:style-name="ACE-17" office:value-type="string">
            <text:p>Erl-10681</text:p>
          </table:table-cell>
          <table:table-cell table:style-name="ACE-17" office:value-type="float" office:value="4775">
            <text:p>4775</text:p>
          </table:table-cell>
          <table:table-cell table:style-name="ACE-17" office:value-type="float" office:value="60">
            <text:p>60</text:p>
          </table:table-cell>
          <table:table-cell table:style-name="ACE-17" office:value-type="string">
            <text:p>plant debris</text:p>
          </table:table-cell>
          <table:table-cell table:style-name="ACE-20" table:formula="of:=ROUND([.H90];0)" office:value-type="float" office:value="4775">
            <text:p>4775</text:p>
          </table:table-cell>
          <table:table-cell table:style-name="ACE-20" table:formula="of:=ROUND([.I90];0)" office:value-type="float" office:value="60">
            <text:p>60</text:p>
          </table:table-cell>
          <table:table-cell table:number-columns-repeated="241" table:style-name="ACE-19"/>
        </table:table-row>
        <table:table-row table:style-name="AROW-5">
          <table:table-cell table:style-name="ACE-17" office:value-type="string">
            <text:p>FR 090</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940">
            <text:p>940</text:p>
          </table:table-cell>
          <table:table-cell table:style-name="ACE-18" office:value-type="float" office:value="56">
            <text:p>56</text:p>
          </table:table-cell>
          <table:table-cell table:style-name="ACE-17" office:value-type="string">
            <text:p>Erl-10682</text:p>
          </table:table-cell>
          <table:table-cell table:style-name="ACE-17" office:value-type="float" office:value="940">
            <text:p>940</text:p>
          </table:table-cell>
          <table:table-cell table:style-name="ACE-17" office:value-type="float" office:value="56">
            <text:p>56</text:p>
          </table:table-cell>
          <table:table-cell table:style-name="ACE-17" office:value-type="string">
            <text:p>plant debris</text:p>
          </table:table-cell>
          <table:table-cell table:style-name="ACE-20" table:formula="of:=ROUND([.H91];0)" office:value-type="float" office:value="940">
            <text:p>940</text:p>
          </table:table-cell>
          <table:table-cell table:style-name="ACE-20" table:formula="of:=ROUND([.I91];0)" office:value-type="float" office:value="56">
            <text:p>56</text:p>
          </table:table-cell>
          <table:table-cell table:number-columns-repeated="241" table:style-name="ACE-19"/>
        </table:table-row>
        <table:table-row table:style-name="AROW-5">
          <table:table-cell table:style-name="ACE-17" office:value-type="string">
            <text:p>FR 091</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3690">
            <text:p>3690</text:p>
          </table:table-cell>
          <table:table-cell table:style-name="ACE-18" office:value-type="float" office:value="70">
            <text:p>70</text:p>
          </table:table-cell>
          <table:table-cell table:style-name="ACE-17" office:value-type="string">
            <text:p>Erl-10683</text:p>
          </table:table-cell>
          <table:table-cell table:style-name="ACE-17" office:value-type="float" office:value="3690">
            <text:p>3690</text:p>
          </table:table-cell>
          <table:table-cell table:style-name="ACE-17" office:value-type="float" office:value="70">
            <text:p>70</text:p>
          </table:table-cell>
          <table:table-cell table:style-name="ACE-17" office:value-type="string">
            <text:p>plant debris</text:p>
          </table:table-cell>
          <table:table-cell table:style-name="ACE-20" table:formula="of:=ROUND([.H92];0)" office:value-type="float" office:value="3690">
            <text:p>3690</text:p>
          </table:table-cell>
          <table:table-cell table:style-name="ACE-20" table:formula="of:=ROUND([.I92];0)" office:value-type="float" office:value="70">
            <text:p>70</text:p>
          </table:table-cell>
          <table:table-cell table:number-columns-repeated="241" table:style-name="ACE-19"/>
        </table:table-row>
        <table:table-row table:style-name="AROW-5">
          <table:table-cell table:style-name="ACE-17" office:value-type="string">
            <text:p>FR 092</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4230">
            <text:p>4230</text:p>
          </table:table-cell>
          <table:table-cell table:style-name="ACE-18" office:value-type="float" office:value="60">
            <text:p>60</text:p>
          </table:table-cell>
          <table:table-cell table:style-name="ACE-17" office:value-type="string">
            <text:p>Erl-10684</text:p>
          </table:table-cell>
          <table:table-cell table:style-name="ACE-17" office:value-type="float" office:value="4230">
            <text:p>4230</text:p>
          </table:table-cell>
          <table:table-cell table:style-name="ACE-17" office:value-type="float" office:value="60">
            <text:p>60</text:p>
          </table:table-cell>
          <table:table-cell table:style-name="ACE-17" office:value-type="string">
            <text:p>plant debris</text:p>
          </table:table-cell>
          <table:table-cell table:style-name="ACE-20" table:formula="of:=ROUND([.H93];0)" office:value-type="float" office:value="4230">
            <text:p>4230</text:p>
          </table:table-cell>
          <table:table-cell table:style-name="ACE-20" table:formula="of:=ROUND([.I93];0)" office:value-type="float" office:value="60">
            <text:p>60</text:p>
          </table:table-cell>
          <table:table-cell table:number-columns-repeated="241" table:style-name="ACE-19"/>
        </table:table-row>
        <table:table-row table:style-name="AROW-5">
          <table:table-cell table:style-name="ACE-17" office:value-type="string">
            <text:p>FR 093</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4440">
            <text:p>4440</text:p>
          </table:table-cell>
          <table:table-cell table:style-name="ACE-18" office:value-type="float" office:value="60">
            <text:p>60</text:p>
          </table:table-cell>
          <table:table-cell table:style-name="ACE-17" office:value-type="string">
            <text:p>Erl-10685</text:p>
          </table:table-cell>
          <table:table-cell table:style-name="ACE-17" office:value-type="float" office:value="4440">
            <text:p>4440</text:p>
          </table:table-cell>
          <table:table-cell table:style-name="ACE-17" office:value-type="float" office:value="60">
            <text:p>60</text:p>
          </table:table-cell>
          <table:table-cell table:style-name="ACE-17" office:value-type="string">
            <text:p>plant debris</text:p>
          </table:table-cell>
          <table:table-cell table:style-name="ACE-20" table:formula="of:=ROUND([.H94];0)" office:value-type="float" office:value="4440">
            <text:p>4440</text:p>
          </table:table-cell>
          <table:table-cell table:style-name="ACE-20" table:formula="of:=ROUND([.I94];0)" office:value-type="float" office:value="60">
            <text:p>60</text:p>
          </table:table-cell>
          <table:table-cell table:number-columns-repeated="241" table:style-name="ACE-19"/>
        </table:table-row>
        <table:table-row table:style-name="AROW-5">
          <table:table-cell table:style-name="ACE-17" office:value-type="string">
            <text:p>FR 094</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08">
            <text:p>48.31</text:p>
          </table:table-cell>
          <table:table-cell table:style-name="ACE-21" office:value-type="float" office:value="-4.258">
            <text:p>−4.26</text:p>
          </table:table-cell>
          <table:table-cell table:style-name="ACE-17" office:value-type="float" office:value="1">
            <text:p>1</text:p>
          </table:table-cell>
          <table:table-cell table:style-name="ACE-18" office:value-type="float" office:value="5450">
            <text:p>5450</text:p>
          </table:table-cell>
          <table:table-cell table:style-name="ACE-18" office:value-type="float" office:value="70">
            <text:p>70</text:p>
          </table:table-cell>
          <table:table-cell table:style-name="ACE-17" office:value-type="string">
            <text:p>Erl-10686</text:p>
          </table:table-cell>
          <table:table-cell table:style-name="ACE-17" office:value-type="float" office:value="5450">
            <text:p>5450</text:p>
          </table:table-cell>
          <table:table-cell table:style-name="ACE-17" office:value-type="float" office:value="70">
            <text:p>70</text:p>
          </table:table-cell>
          <table:table-cell table:style-name="ACE-17" office:value-type="string">
            <text:p>plant debris</text:p>
          </table:table-cell>
          <table:table-cell table:style-name="ACE-20" table:formula="of:=ROUND([.H95];0)" office:value-type="float" office:value="5450">
            <text:p>5450</text:p>
          </table:table-cell>
          <table:table-cell table:style-name="ACE-20" table:formula="of:=ROUND([.I95];0)" office:value-type="float" office:value="70">
            <text:p>70</text:p>
          </table:table-cell>
          <table:table-cell table:number-columns-repeated="241" table:style-name="ACE-19"/>
        </table:table-row>
        <table:table-row table:style-name="AROW-5">
          <table:table-cell table:style-name="ACE-17" office:value-type="string">
            <text:p>FR 095</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1081">
            <text:p>1081</text:p>
          </table:table-cell>
          <table:table-cell table:style-name="ACE-18" office:value-type="float" office:value="56">
            <text:p>56</text:p>
          </table:table-cell>
          <table:table-cell table:style-name="ACE-17" office:value-type="string">
            <text:p>Erl-11753</text:p>
          </table:table-cell>
          <table:table-cell table:style-name="ACE-17" office:value-type="float" office:value="1081">
            <text:p>1081</text:p>
          </table:table-cell>
          <table:table-cell table:style-name="ACE-17" office:value-type="float" office:value="56">
            <text:p>56</text:p>
          </table:table-cell>
          <table:table-cell table:style-name="ACE-17" office:value-type="string">
            <text:p>wood</text:p>
          </table:table-cell>
          <table:table-cell table:style-name="ACE-20" table:formula="of:=ROUND([.H96];0)" office:value-type="float" office:value="1081">
            <text:p>1081</text:p>
          </table:table-cell>
          <table:table-cell table:style-name="ACE-20" table:formula="of:=ROUND([.I96];0)" office:value-type="float" office:value="56">
            <text:p>56</text:p>
          </table:table-cell>
          <table:table-cell table:number-columns-repeated="241" table:style-name="ACE-19"/>
        </table:table-row>
        <table:table-row table:style-name="AROW-5">
          <table:table-cell table:style-name="ACE-17" office:value-type="string">
            <text:p>FR 096</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436">
            <text:p>436</text:p>
          </table:table-cell>
          <table:table-cell table:style-name="ACE-18" office:value-type="float" office:value="55">
            <text:p>55</text:p>
          </table:table-cell>
          <table:table-cell table:style-name="ACE-17" office:value-type="string">
            <text:p>Erl-11749</text:p>
          </table:table-cell>
          <table:table-cell table:style-name="ACE-17" office:value-type="float" office:value="436">
            <text:p>436</text:p>
          </table:table-cell>
          <table:table-cell table:style-name="ACE-17" office:value-type="float" office:value="55">
            <text:p>55</text:p>
          </table:table-cell>
          <table:table-cell table:style-name="ACE-17" office:value-type="string">
            <text:p>plant debris</text:p>
          </table:table-cell>
          <table:table-cell table:style-name="ACE-20" table:formula="of:=ROUND([.H97];0)" office:value-type="float" office:value="436">
            <text:p>436</text:p>
          </table:table-cell>
          <table:table-cell table:style-name="ACE-20" table:formula="of:=ROUND([.I97];0)" office:value-type="float" office:value="55">
            <text:p>55</text:p>
          </table:table-cell>
          <table:table-cell table:number-columns-repeated="241" table:style-name="ACE-19"/>
        </table:table-row>
        <table:table-row table:style-name="AROW-5">
          <table:table-cell table:style-name="ACE-17" office:value-type="string">
            <text:p>FR 097</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1686">
            <text:p>1686</text:p>
          </table:table-cell>
          <table:table-cell table:style-name="ACE-18" office:value-type="float" office:value="56">
            <text:p>56</text:p>
          </table:table-cell>
          <table:table-cell table:style-name="ACE-17" office:value-type="string">
            <text:p>Erl-11750</text:p>
          </table:table-cell>
          <table:table-cell table:style-name="ACE-17" office:value-type="float" office:value="1686">
            <text:p>1686</text:p>
          </table:table-cell>
          <table:table-cell table:style-name="ACE-17" office:value-type="float" office:value="56">
            <text:p>56</text:p>
          </table:table-cell>
          <table:table-cell table:style-name="ACE-17" office:value-type="string">
            <text:p>plant debris</text:p>
          </table:table-cell>
          <table:table-cell table:style-name="ACE-20" table:formula="of:=ROUND([.H98];0)" office:value-type="float" office:value="1686">
            <text:p>1686</text:p>
          </table:table-cell>
          <table:table-cell table:style-name="ACE-20" table:formula="of:=ROUND([.I98];0)" office:value-type="float" office:value="56">
            <text:p>56</text:p>
          </table:table-cell>
          <table:table-cell table:number-columns-repeated="241" table:style-name="ACE-19"/>
        </table:table-row>
        <table:table-row table:style-name="AROW-5">
          <table:table-cell table:style-name="ACE-17" office:value-type="string">
            <text:p>FR 098</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2340">
            <text:p>2340</text:p>
          </table:table-cell>
          <table:table-cell table:style-name="ACE-18" office:value-type="float" office:value="54">
            <text:p>54</text:p>
          </table:table-cell>
          <table:table-cell table:style-name="ACE-17" office:value-type="string">
            <text:p>Erl-11751</text:p>
          </table:table-cell>
          <table:table-cell table:style-name="ACE-17" office:value-type="float" office:value="2340">
            <text:p>2340</text:p>
          </table:table-cell>
          <table:table-cell table:style-name="ACE-17" office:value-type="float" office:value="54">
            <text:p>54</text:p>
          </table:table-cell>
          <table:table-cell table:style-name="ACE-17" office:value-type="string">
            <text:p>wood</text:p>
          </table:table-cell>
          <table:table-cell table:style-name="ACE-20" table:formula="of:=ROUND([.H99];0)" office:value-type="float" office:value="2340">
            <text:p>2340</text:p>
          </table:table-cell>
          <table:table-cell table:style-name="ACE-20" table:formula="of:=ROUND([.I99];0)" office:value-type="float" office:value="54">
            <text:p>54</text:p>
          </table:table-cell>
          <table:table-cell table:number-columns-repeated="241" table:style-name="ACE-19"/>
        </table:table-row>
        <table:table-row table:style-name="AROW-5">
          <table:table-cell table:style-name="ACE-17" office:value-type="string">
            <text:p>FR 099</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7999999999997">
            <text:p>48.29</text:p>
          </table:table-cell>
          <table:table-cell table:style-name="ACE-21" office:value-type="float" office:value="-4.2389999999999999">
            <text:p>−4.24</text:p>
          </table:table-cell>
          <table:table-cell table:style-name="ACE-17" office:value-type="float" office:value="1">
            <text:p>1</text:p>
          </table:table-cell>
          <table:table-cell table:style-name="ACE-18" office:value-type="float" office:value="2716">
            <text:p>2716</text:p>
          </table:table-cell>
          <table:table-cell table:style-name="ACE-18" office:value-type="float" office:value="55">
            <text:p>55</text:p>
          </table:table-cell>
          <table:table-cell table:style-name="ACE-17" office:value-type="string">
            <text:p>Erl-11752</text:p>
          </table:table-cell>
          <table:table-cell table:style-name="ACE-17" office:value-type="float" office:value="2716">
            <text:p>2716</text:p>
          </table:table-cell>
          <table:table-cell table:style-name="ACE-17" office:value-type="float" office:value="55">
            <text:p>55</text:p>
          </table:table-cell>
          <table:table-cell table:style-name="ACE-17" office:value-type="string">
            <text:p>wood</text:p>
          </table:table-cell>
          <table:table-cell table:style-name="ACE-20" table:formula="of:=ROUND([.H100];0)" office:value-type="float" office:value="2716">
            <text:p>2716</text:p>
          </table:table-cell>
          <table:table-cell table:style-name="ACE-20" table:formula="of:=ROUND([.I100];0)" office:value-type="float" office:value="55">
            <text:p>55</text:p>
          </table:table-cell>
          <table:table-cell table:number-columns-repeated="241" table:style-name="ACE-19"/>
        </table:table-row>
        <table:table-row table:style-name="AROW-5">
          <table:table-cell table:style-name="ACE-17" office:value-type="string">
            <text:p>FR 100</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
            <text:p>48.64</text:p>
          </table:table-cell>
          <table:table-cell table:style-name="ACE-21" office:value-type="float" office:value="-4.4000000000000004">
            <text:p>−4.40</text:p>
          </table:table-cell>
          <table:table-cell table:style-name="ACE-17" office:value-type="float" office:value="1">
            <text:p>1</text:p>
          </table:table-cell>
          <table:table-cell table:style-name="ACE-18" office:value-type="float" office:value="431">
            <text:p>431</text:p>
          </table:table-cell>
          <table:table-cell table:style-name="ACE-18" office:value-type="float" office:value="28">
            <text:p>28</text:p>
          </table:table-cell>
          <table:table-cell table:style-name="ACE-17" office:value-type="string">
            <text:p>UBA-15681</text:p>
          </table:table-cell>
          <table:table-cell table:style-name="ACE-17" office:value-type="float" office:value="431">
            <text:p>431</text:p>
          </table:table-cell>
          <table:table-cell table:style-name="ACE-17" office:value-type="float" office:value="28">
            <text:p>28</text:p>
          </table:table-cell>
          <table:table-cell table:style-name="ACE-17" office:value-type="string">
            <text:p>Detrital plant material</text:p>
          </table:table-cell>
          <table:table-cell table:style-name="ACE-20" table:formula="of:=ROUND([.H101];0)" office:value-type="float" office:value="431">
            <text:p>431</text:p>
          </table:table-cell>
          <table:table-cell table:style-name="ACE-20" table:formula="of:=ROUND([.I101];0)" office:value-type="float" office:value="28">
            <text:p>28</text:p>
          </table:table-cell>
          <table:table-cell table:number-columns-repeated="241" table:style-name="ACE-19"/>
        </table:table-row>
        <table:table-row table:style-name="AROW-5">
          <table:table-cell table:style-name="ACE-17" office:value-type="string">
            <text:p>FR 101</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
            <text:p>48.64</text:p>
          </table:table-cell>
          <table:table-cell table:style-name="ACE-21" office:value-type="float" office:value="-4.4000000000000004">
            <text:p>−4.40</text:p>
          </table:table-cell>
          <table:table-cell table:style-name="ACE-17" office:value-type="float" office:value="1">
            <text:p>1</text:p>
          </table:table-cell>
          <table:table-cell table:style-name="ACE-18" office:value-type="float" office:value="5563">
            <text:p>5563</text:p>
          </table:table-cell>
          <table:table-cell table:style-name="ACE-18" office:value-type="float" office:value="31">
            <text:p>31</text:p>
          </table:table-cell>
          <table:table-cell table:style-name="ACE-17" office:value-type="string">
            <text:p>UBA-15686</text:p>
          </table:table-cell>
          <table:table-cell table:style-name="ACE-17" office:value-type="float" office:value="5563">
            <text:p>5563</text:p>
          </table:table-cell>
          <table:table-cell table:style-name="ACE-17" office:value-type="float" office:value="31">
            <text:p>31</text:p>
          </table:table-cell>
          <table:table-cell table:style-name="ACE-17" office:value-type="string">
            <text:p>Detrital Phragmites</text:p>
          </table:table-cell>
          <table:table-cell table:style-name="ACE-20" table:formula="of:=ROUND([.H102];0)" office:value-type="float" office:value="5563">
            <text:p>5563</text:p>
          </table:table-cell>
          <table:table-cell table:style-name="ACE-20" table:formula="of:=ROUND([.I102];0)" office:value-type="float" office:value="31">
            <text:p>31</text:p>
          </table:table-cell>
          <table:table-cell table:number-columns-repeated="241" table:style-name="ACE-19"/>
        </table:table-row>
        <table:table-row table:style-name="AROW-5">
          <table:table-cell table:style-name="ACE-17" office:value-type="string">
            <text:p>FR 102</text:p>
          </table:table-cell>
          <table:table-cell table:style-name="ACE-17" office:value-type="string">
            <text:p>Stépha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
            <text:p>48.64</text:p>
          </table:table-cell>
          <table:table-cell table:style-name="ACE-21" office:value-type="float" office:value="-4.4000000000000004">
            <text:p>−4.40</text:p>
          </table:table-cell>
          <table:table-cell table:style-name="ACE-17" office:value-type="float" office:value="1">
            <text:p>1</text:p>
          </table:table-cell>
          <table:table-cell table:style-name="ACE-18" office:value-type="float" office:value="4054">
            <text:p>4054</text:p>
          </table:table-cell>
          <table:table-cell table:style-name="ACE-18" office:value-type="float" office:value="32">
            <text:p>32</text:p>
          </table:table-cell>
          <table:table-cell table:style-name="ACE-17" office:value-type="string">
            <text:p>UBA-15459</text:p>
          </table:table-cell>
          <table:table-cell table:style-name="ACE-17" office:value-type="float" office:value="4054">
            <text:p>4054</text:p>
          </table:table-cell>
          <table:table-cell table:style-name="ACE-17" office:value-type="float" office:value="32">
            <text:p>32</text:p>
          </table:table-cell>
          <table:table-cell table:style-name="ACE-17" office:value-type="string">
            <text:p>Detrital Phragmites</text:p>
          </table:table-cell>
          <table:table-cell table:style-name="ACE-20" table:formula="of:=ROUND([.H103];0)" office:value-type="float" office:value="4054">
            <text:p>4054</text:p>
          </table:table-cell>
          <table:table-cell table:style-name="ACE-20" table:formula="of:=ROUND([.I103];0)" office:value-type="float" office:value="32">
            <text:p>32</text:p>
          </table:table-cell>
          <table:table-cell table:number-columns-repeated="241" table:style-name="ACE-19"/>
        </table:table-row>
        <table:table-row table:style-name="AROW-5">
          <table:table-cell table:style-name="ACE-17" office:value-type="string">
            <text:p>FR 103</text:p>
          </table:table-cell>
          <table:table-cell table:style-name="ACE-17" office:value-type="string">
            <text:p>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37999999999998">
            <text:p>48.64</text:p>
          </table:table-cell>
          <table:table-cell table:style-name="ACE-21" office:value-type="float" office:value="-4.4500000000000002">
            <text:p>−4.45</text:p>
          </table:table-cell>
          <table:table-cell table:style-name="ACE-17" office:value-type="float" office:value="1">
            <text:p>1</text:p>
          </table:table-cell>
          <table:table-cell table:style-name="ACE-18" office:value-type="float" office:value="4309">
            <text:p>4309</text:p>
          </table:table-cell>
          <table:table-cell table:style-name="ACE-18" office:value-type="float" office:value="106.97663296253066">
            <text:p>107</text:p>
          </table:table-cell>
          <table:table-cell table:style-name="ACE-17" office:value-type="string">
            <text:p>UBA-15461</text:p>
          </table:table-cell>
          <table:table-cell table:style-name="ACE-17" office:value-type="float" office:value="4309">
            <text:p>4309</text:p>
          </table:table-cell>
          <table:table-cell table:style-name="ACE-17" office:value-type="float" office:value="38">
            <text:p>38</text:p>
          </table:table-cell>
          <table:table-cell table:style-name="ACE-17" office:value-type="string">
            <text:p>reed peat</text:p>
          </table:table-cell>
          <table:table-cell table:style-name="ACE-20" table:formula="of:=ROUND([.H104];0)" office:value-type="float" office:value="4309">
            <text:p>4309</text:p>
          </table:table-cell>
          <table:table-cell table:style-name="ACE-20" table:formula="of:=ROUND([.I104];0)" office:value-type="float" office:value="107">
            <text:p>107</text:p>
          </table:table-cell>
          <table:table-cell table:number-columns-repeated="241" table:style-name="ACE-19"/>
        </table:table-row>
        <table:table-row table:style-name="AROW-5">
          <table:table-cell table:style-name="ACE-17" office:value-type="string">
            <text:p>FR 104</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40000000000001">
            <text:p>48.64</text:p>
          </table:table-cell>
          <table:table-cell table:style-name="ACE-21" office:value-type="float" office:value="-4.4500000000000002">
            <text:p>−4.45</text:p>
          </table:table-cell>
          <table:table-cell table:style-name="ACE-17" office:value-type="float" office:value="1">
            <text:p>1</text:p>
          </table:table-cell>
          <table:table-cell table:style-name="ACE-18" office:value-type="float" office:value="6033">
            <text:p>6033</text:p>
          </table:table-cell>
          <table:table-cell table:style-name="ACE-18" office:value-type="float" office:value="104.12012293500234">
            <text:p>104</text:p>
          </table:table-cell>
          <table:table-cell table:style-name="ACE-17" office:value-type="string">
            <text:p>UBA-15460</text:p>
          </table:table-cell>
          <table:table-cell table:style-name="ACE-17" office:value-type="float" office:value="6033">
            <text:p>6033</text:p>
          </table:table-cell>
          <table:table-cell table:style-name="ACE-17" office:value-type="float" office:value="29">
            <text:p>29</text:p>
          </table:table-cell>
          <table:table-cell table:style-name="ACE-17" office:value-type="string">
            <text:p>brackish peat</text:p>
          </table:table-cell>
          <table:table-cell table:style-name="ACE-20" table:formula="of:=ROUND([.H105];0)" office:value-type="float" office:value="6033">
            <text:p>6033</text:p>
          </table:table-cell>
          <table:table-cell table:style-name="ACE-20" table:formula="of:=ROUND([.I105];0)" office:value-type="float" office:value="104">
            <text:p>104</text:p>
          </table:table-cell>
          <table:table-cell table:number-columns-repeated="241" table:style-name="ACE-19"/>
        </table:table-row>
        <table:table-row table:style-name="AROW-5">
          <table:table-cell table:style-name="ACE-17" office:value-type="string">
            <text:p>FR 105</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03999999999999">
            <text:p>48.60</text:p>
          </table:table-cell>
          <table:table-cell table:style-name="ACE-21" office:value-type="float" office:value="-4.6200000000000001">
            <text:p>−4.62</text:p>
          </table:table-cell>
          <table:table-cell table:style-name="ACE-17" office:value-type="float" office:value="1">
            <text:p>1</text:p>
          </table:table-cell>
          <table:table-cell table:style-name="ACE-18" office:value-type="float" office:value="6001">
            <text:p>6001</text:p>
          </table:table-cell>
          <table:table-cell table:style-name="ACE-18" office:value-type="float" office:value="103.84603988597736">
            <text:p>104</text:p>
          </table:table-cell>
          <table:table-cell table:style-name="ACE-17" office:value-type="string">
            <text:p>UBA-15458</text:p>
          </table:table-cell>
          <table:table-cell table:style-name="ACE-17" office:value-type="float" office:value="6001">
            <text:p>6001</text:p>
          </table:table-cell>
          <table:table-cell table:style-name="ACE-17" office:value-type="float" office:value="28">
            <text:p>28</text:p>
          </table:table-cell>
          <table:table-cell table:style-name="ACE-17" office:value-type="string">
            <text:p>reed peat</text:p>
          </table:table-cell>
          <table:table-cell table:style-name="ACE-20" table:formula="of:=ROUND([.H106];0)" office:value-type="float" office:value="6001">
            <text:p>6001</text:p>
          </table:table-cell>
          <table:table-cell table:style-name="ACE-20" table:formula="of:=ROUND([.I106];0)" office:value-type="float" office:value="104">
            <text:p>104</text:p>
          </table:table-cell>
          <table:table-cell table:number-columns-repeated="241" table:style-name="ACE-19"/>
        </table:table-row>
        <table:table-row table:style-name="AROW-5">
          <table:table-cell table:style-name="ACE-17" office:value-type="string">
            <text:p>FR 106</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54999999999997">
            <text:p>48.35</text:p>
          </table:table-cell>
          <table:table-cell table:style-name="ACE-21" office:value-type="float" office:value="-4.6799999999999997">
            <text:p>−4.68</text:p>
          </table:table-cell>
          <table:table-cell table:style-name="ACE-17" office:value-type="float" office:value="1">
            <text:p>1</text:p>
          </table:table-cell>
          <table:table-cell table:style-name="ACE-18" office:value-type="float" office:value="6015">
            <text:p>6015</text:p>
          </table:table-cell>
          <table:table-cell table:style-name="ACE-18" office:value-type="float" office:value="50">
            <text:p>50</text:p>
          </table:table-cell>
          <table:table-cell table:style-name="ACE-17" office:value-type="string">
            <text:p>SacA-26811</text:p>
          </table:table-cell>
          <table:table-cell table:style-name="ACE-17" office:value-type="float" office:value="6015">
            <text:p>6015</text:p>
          </table:table-cell>
          <table:table-cell table:style-name="ACE-17" office:value-type="float" office:value="50">
            <text:p>50</text:p>
          </table:table-cell>
          <table:table-cell table:style-name="ACE-17" office:value-type="string">
            <text:p>peat (plant remains)</text:p>
          </table:table-cell>
          <table:table-cell table:style-name="ACE-20" table:formula="of:=ROUND([.H107];0)" office:value-type="float" office:value="6015">
            <text:p>6015</text:p>
          </table:table-cell>
          <table:table-cell table:style-name="ACE-20" table:formula="of:=ROUND([.I107];0)" office:value-type="float" office:value="50">
            <text:p>50</text:p>
          </table:table-cell>
          <table:table-cell table:number-columns-repeated="241" table:style-name="ACE-19"/>
        </table:table-row>
        <table:table-row table:style-name="AROW-5">
          <table:table-cell table:style-name="ACE-17" office:value-type="string">
            <text:p>FR 107</text:p>
          </table:table-cell>
          <table:table-cell table:style-name="ACE-17" office:value-type="string">
            <text:p>Goslin et al. 2013; Stéphan and Goslin 2014; 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790999999999997">
            <text:p>47.79</text:p>
          </table:table-cell>
          <table:table-cell table:style-name="ACE-21" office:value-type="float" office:value="-4.2619999999999996">
            <text:p>−4.26</text:p>
          </table:table-cell>
          <table:table-cell table:style-name="ACE-17" office:value-type="float" office:value="1">
            <text:p>1</text:p>
          </table:table-cell>
          <table:table-cell table:style-name="ACE-18" office:value-type="float" office:value="4340">
            <text:p>4340</text:p>
          </table:table-cell>
          <table:table-cell table:style-name="ACE-18" office:value-type="float" office:value="40">
            <text:p>40</text:p>
          </table:table-cell>
          <table:table-cell table:style-name="ACE-17" office:value-type="string">
            <text:p>Poz-45390</text:p>
          </table:table-cell>
          <table:table-cell table:style-name="ACE-17" office:value-type="float" office:value="4340">
            <text:p>4340</text:p>
          </table:table-cell>
          <table:table-cell table:style-name="ACE-17" office:value-type="float" office:value="40">
            <text:p>40</text:p>
          </table:table-cell>
          <table:table-cell table:style-name="ACE-17" office:value-type="string">
            <text:p>silty mud (roots remains)</text:p>
          </table:table-cell>
          <table:table-cell table:style-name="ACE-20" table:formula="of:=ROUND([.H108];0)" office:value-type="float" office:value="4340">
            <text:p>4340</text:p>
          </table:table-cell>
          <table:table-cell table:style-name="ACE-20" table:formula="of:=ROUND([.I108];0)" office:value-type="float" office:value="40">
            <text:p>40</text:p>
          </table:table-cell>
          <table:table-cell table:number-columns-repeated="241" table:style-name="ACE-19"/>
        </table:table-row>
        <table:table-row table:style-name="AROW-5">
          <table:table-cell table:style-name="ACE-17" office:value-type="string">
            <text:p>FR 108</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667999999999999">
            <text:p>48.67</text:p>
          </table:table-cell>
          <table:table-cell table:style-name="ACE-21" office:value-type="float" office:value="-4.2190000000000003">
            <text:p>−4.22</text:p>
          </table:table-cell>
          <table:table-cell table:style-name="ACE-17" office:value-type="float" office:value="1">
            <text:p>1</text:p>
          </table:table-cell>
          <table:table-cell table:style-name="ACE-18" office:value-type="float" office:value="4152.9897446510549">
            <text:p>4153</text:p>
          </table:table-cell>
          <table:table-cell table:style-name="ACE-18" office:value-type="float" office:value="154.04499893213023">
            <text:p>154</text:p>
          </table:table-cell>
          <table:table-cell table:style-name="ACE-17" office:value-type="string">
            <text:p>Gif-711</text:p>
          </table:table-cell>
          <table:table-cell table:style-name="ACE-17" office:value-type="float" office:value="4120">
            <text:p>4120</text:p>
          </table:table-cell>
          <table:table-cell table:style-name="ACE-17" office:value-type="float" office:value="140">
            <text:p>140</text:p>
          </table:table-cell>
          <table:table-cell table:style-name="ACE-17" office:value-type="string">
            <text:p>wood and charred wood</text:p>
          </table:table-cell>
          <table:table-cell table:style-name="ACE-20" table:formula="of:=ROUND([.H109];0)" office:value-type="float" office:value="4153">
            <text:p>4153</text:p>
          </table:table-cell>
          <table:table-cell table:style-name="ACE-20" table:formula="of:=ROUND([.I109];0)" office:value-type="float" office:value="154">
            <text:p>154</text:p>
          </table:table-cell>
          <table:table-cell table:number-columns-repeated="241" table:style-name="ACE-19"/>
        </table:table-row>
        <table:table-row table:style-name="AROW-5">
          <table:table-cell table:style-name="ACE-17" office:value-type="string">
            <text:p>FR 109</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573999999999998">
            <text:p>48.57</text:p>
          </table:table-cell>
          <table:table-cell table:style-name="ACE-21" office:value-type="float" office:value="-4.6959999999999997">
            <text:p>−4.70</text:p>
          </table:table-cell>
          <table:table-cell table:style-name="ACE-17" office:value-type="float" office:value="1">
            <text:p>1</text:p>
          </table:table-cell>
          <table:table-cell table:style-name="ACE-18" office:value-type="float" office:value="5802.9897446510549">
            <text:p>5803</text:p>
          </table:table-cell>
          <table:table-cell table:style-name="ACE-18" office:value-type="float" office:value="191.38929357725317">
            <text:p>191</text:p>
          </table:table-cell>
          <table:table-cell table:style-name="ACE-17" office:value-type="string">
            <text:p>Gif-766</text:p>
          </table:table-cell>
          <table:table-cell table:style-name="ACE-17" office:value-type="float" office:value="5770">
            <text:p>5770</text:p>
          </table:table-cell>
          <table:table-cell table:style-name="ACE-17" office:value-type="float" office:value="150">
            <text:p>150</text:p>
          </table:table-cell>
          <table:table-cell table:style-name="ACE-17" office:value-type="string">
            <text:p>peat</text:p>
          </table:table-cell>
          <table:table-cell table:style-name="ACE-20" table:formula="of:=ROUND([.H110];0)" office:value-type="float" office:value="5803">
            <text:p>5803</text:p>
          </table:table-cell>
          <table:table-cell table:style-name="ACE-20" table:formula="of:=ROUND([.I110];0)" office:value-type="float" office:value="191">
            <text:p>191</text:p>
          </table:table-cell>
          <table:table-cell table:number-columns-repeated="241" table:style-name="ACE-19"/>
        </table:table-row>
        <table:table-row table:style-name="AROW-5">
          <table:table-cell table:style-name="ACE-17" office:value-type="string">
            <text:p>FR 110</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518000000000001">
            <text:p>48.52</text:p>
          </table:table-cell>
          <table:table-cell table:style-name="ACE-21" office:value-type="float" office:value="-4.7670000000000003">
            <text:p>−4.77</text:p>
          </table:table-cell>
          <table:table-cell table:style-name="ACE-17" office:value-type="float" office:value="1">
            <text:p>1</text:p>
          </table:table-cell>
          <table:table-cell table:style-name="ACE-18" office:value-type="float" office:value="4002.9897446510549">
            <text:p>4003</text:p>
          </table:table-cell>
          <table:table-cell table:style-name="ACE-18" office:value-type="float" office:value="172.49597588349707">
            <text:p>172</text:p>
          </table:table-cell>
          <table:table-cell table:style-name="ACE-17" office:value-type="string">
            <text:p>Gif-816</text:p>
          </table:table-cell>
          <table:table-cell table:style-name="ACE-17" office:value-type="float" office:value="3970">
            <text:p>3970</text:p>
          </table:table-cell>
          <table:table-cell table:style-name="ACE-17" office:value-type="float" office:value="125">
            <text:p>125</text:p>
          </table:table-cell>
          <table:table-cell table:style-name="ACE-17" office:value-type="string">
            <text:p>peat</text:p>
          </table:table-cell>
          <table:table-cell table:style-name="ACE-20" table:formula="of:=ROUND([.H111];0)" office:value-type="float" office:value="4003">
            <text:p>4003</text:p>
          </table:table-cell>
          <table:table-cell table:style-name="ACE-20" table:formula="of:=ROUND([.I111];0)" office:value-type="float" office:value="172">
            <text:p>172</text:p>
          </table:table-cell>
          <table:table-cell table:number-columns-repeated="241" table:style-name="ACE-19"/>
        </table:table-row>
        <table:table-row table:style-name="AROW-5">
          <table:table-cell table:style-name="ACE-17" office:value-type="string">
            <text:p>FR 111</text:p>
          </table:table-cell>
          <table:table-cell table:style-name="ACE-17" office:value-type="string">
            <text:p>Morzadec-Kerfourn 1969; Leorri et al. 2012; Goslin et al.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424999999999997">
            <text:p>48.42</text:p>
          </table:table-cell>
          <table:table-cell table:style-name="ACE-21" office:value-type="float" office:value="-4.7889999999999997">
            <text:p>−4.79</text:p>
          </table:table-cell>
          <table:table-cell table:style-name="ACE-17" office:value-type="float" office:value="1">
            <text:p>1</text:p>
          </table:table-cell>
          <table:table-cell table:style-name="ACE-18" office:value-type="float" office:value="3692.9897446510549">
            <text:p>3693</text:p>
          </table:table-cell>
          <table:table-cell table:style-name="ACE-18" office:value-type="float" office:value="165.39305213944147">
            <text:p>165</text:p>
          </table:table-cell>
          <table:table-cell table:style-name="ACE-17" office:value-type="string">
            <text:p>Gif-714</text:p>
          </table:table-cell>
          <table:table-cell table:style-name="ACE-17" office:value-type="float" office:value="3660">
            <text:p>3660</text:p>
          </table:table-cell>
          <table:table-cell table:style-name="ACE-17" office:value-type="float" office:value="115">
            <text:p>115</text:p>
          </table:table-cell>
          <table:table-cell table:style-name="ACE-17" office:value-type="string">
            <text:p>peat</text:p>
          </table:table-cell>
          <table:table-cell table:style-name="ACE-20" table:formula="of:=ROUND([.H112];0)" office:value-type="float" office:value="3693">
            <text:p>3693</text:p>
          </table:table-cell>
          <table:table-cell table:style-name="ACE-20" table:formula="of:=ROUND([.I112];0)" office:value-type="float" office:value="165">
            <text:p>165</text:p>
          </table:table-cell>
          <table:table-cell table:number-columns-repeated="241" table:style-name="ACE-19"/>
        </table:table-row>
        <table:table-row table:style-name="AROW-5">
          <table:table-cell table:style-name="ACE-17" office:value-type="string">
            <text:p>FR 112</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60999999999997">
            <text:p>48.36</text:p>
          </table:table-cell>
          <table:table-cell table:style-name="ACE-21" office:value-type="float" office:value="-4.5529999999999999">
            <text:p>−4.55</text:p>
          </table:table-cell>
          <table:table-cell table:style-name="ACE-17" office:value-type="float" office:value="1">
            <text:p>1</text:p>
          </table:table-cell>
          <table:table-cell table:style-name="ACE-18" office:value-type="float" office:value="3101">
            <text:p>3101</text:p>
          </table:table-cell>
          <table:table-cell table:style-name="ACE-18" office:value-type="float" office:value="108.85311203635843">
            <text:p>109</text:p>
          </table:table-cell>
          <table:table-cell table:style-name="ACE-17" office:value-type="string">
            <text:p>Erl-11757 </text:p>
          </table:table-cell>
          <table:table-cell table:style-name="ACE-17" office:value-type="float" office:value="3101">
            <text:p>3101</text:p>
          </table:table-cell>
          <table:table-cell table:style-name="ACE-17" office:value-type="float" office:value="43">
            <text:p>43</text:p>
          </table:table-cell>
          <table:table-cell table:style-name="ACE-17" office:value-type="string">
            <text:p>peat</text:p>
          </table:table-cell>
          <table:table-cell table:style-name="ACE-20" table:formula="of:=ROUND([.H113];0)" office:value-type="float" office:value="3101">
            <text:p>3101</text:p>
          </table:table-cell>
          <table:table-cell table:style-name="ACE-20" table:formula="of:=ROUND([.I113];0)" office:value-type="float" office:value="109">
            <text:p>109</text:p>
          </table:table-cell>
          <table:table-cell table:number-columns-repeated="241" table:style-name="ACE-19"/>
        </table:table-row>
        <table:table-row table:style-name="AROW-5">
          <table:table-cell table:style-name="ACE-17" office:value-type="string">
            <text:p>FR 113</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60999999999997">
            <text:p>48.36</text:p>
          </table:table-cell>
          <table:table-cell table:style-name="ACE-21" office:value-type="float" office:value="-4.5529999999999999">
            <text:p>−4.55</text:p>
          </table:table-cell>
          <table:table-cell table:style-name="ACE-17" office:value-type="float" office:value="1">
            <text:p>1</text:p>
          </table:table-cell>
          <table:table-cell table:style-name="ACE-18" office:value-type="float" office:value="3597">
            <text:p>3597</text:p>
          </table:table-cell>
          <table:table-cell table:style-name="ACE-18" office:value-type="float" office:value="108.85311203635843">
            <text:p>109</text:p>
          </table:table-cell>
          <table:table-cell table:style-name="ACE-17" office:value-type="string">
            <text:p>Erl-11758 </text:p>
          </table:table-cell>
          <table:table-cell table:style-name="ACE-17" office:value-type="float" office:value="3597">
            <text:p>3597</text:p>
          </table:table-cell>
          <table:table-cell table:style-name="ACE-17" office:value-type="float" office:value="43">
            <text:p>43</text:p>
          </table:table-cell>
          <table:table-cell table:style-name="ACE-17" office:value-type="string">
            <text:p>peat</text:p>
          </table:table-cell>
          <table:table-cell table:style-name="ACE-20" table:formula="of:=ROUND([.H114];0)" office:value-type="float" office:value="3597">
            <text:p>3597</text:p>
          </table:table-cell>
          <table:table-cell table:style-name="ACE-20" table:formula="of:=ROUND([.I114];0)" office:value-type="float" office:value="109">
            <text:p>109</text:p>
          </table:table-cell>
          <table:table-cell table:number-columns-repeated="241" table:style-name="ACE-19"/>
        </table:table-row>
        <table:table-row table:style-name="AROW-5">
          <table:table-cell table:style-name="ACE-17" office:value-type="string">
            <text:p>FR 114</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60999999999997">
            <text:p>48.36</text:p>
          </table:table-cell>
          <table:table-cell table:style-name="ACE-21" office:value-type="float" office:value="-4.5529999999999999">
            <text:p>−4.55</text:p>
          </table:table-cell>
          <table:table-cell table:style-name="ACE-17" office:value-type="float" office:value="1">
            <text:p>1</text:p>
          </table:table-cell>
          <table:table-cell table:style-name="ACE-18" office:value-type="float" office:value="5575">
            <text:p>5575</text:p>
          </table:table-cell>
          <table:table-cell table:style-name="ACE-18" office:value-type="float" office:value="108.85311203635843">
            <text:p>109</text:p>
          </table:table-cell>
          <table:table-cell table:style-name="ACE-17" office:value-type="string">
            <text:p>Erl-11761 </text:p>
          </table:table-cell>
          <table:table-cell table:style-name="ACE-17" office:value-type="float" office:value="5575">
            <text:p>5575</text:p>
          </table:table-cell>
          <table:table-cell table:style-name="ACE-17" office:value-type="float" office:value="43">
            <text:p>43</text:p>
          </table:table-cell>
          <table:table-cell table:style-name="ACE-17" office:value-type="string">
            <text:p>peat</text:p>
          </table:table-cell>
          <table:table-cell table:style-name="ACE-20" table:formula="of:=ROUND([.H115];0)" office:value-type="float" office:value="5575">
            <text:p>5575</text:p>
          </table:table-cell>
          <table:table-cell table:style-name="ACE-20" table:formula="of:=ROUND([.I115];0)" office:value-type="float" office:value="109">
            <text:p>109</text:p>
          </table:table-cell>
          <table:table-cell table:number-columns-repeated="241" table:style-name="ACE-19"/>
        </table:table-row>
        <table:table-row table:style-name="AROW-5">
          <table:table-cell table:style-name="ACE-17" office:value-type="string">
            <text:p>FR 115</text:p>
          </table:table-cell>
          <table:table-cell table:style-name="ACE-17" office:value-type="string">
            <text:p>Stéphan and Laforge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6000000000001">
            <text:p>48.29</text:p>
          </table:table-cell>
          <table:table-cell table:style-name="ACE-21" office:value-type="float" office:value="-4.3380000000000001">
            <text:p>−4.34</text:p>
          </table:table-cell>
          <table:table-cell table:style-name="ACE-17" office:value-type="float" office:value="1">
            <text:p>1</text:p>
          </table:table-cell>
          <table:table-cell table:style-name="ACE-18" office:value-type="float" office:value="1075">
            <text:p>1075</text:p>
          </table:table-cell>
          <table:table-cell table:style-name="ACE-18" office:value-type="float" office:value="40">
            <text:p>40</text:p>
          </table:table-cell>
          <table:table-cell table:style-name="ACE-17" office:value-type="string">
            <text:p>Ly-8871</text:p>
          </table:table-cell>
          <table:table-cell table:style-name="ACE-17" office:value-type="float" office:value="1075">
            <text:p>1075</text:p>
          </table:table-cell>
          <table:table-cell table:style-name="ACE-17" office:value-type="float" office:value="40">
            <text:p>40</text:p>
          </table:table-cell>
          <table:table-cell table:style-name="ACE-17" office:value-type="string">
            <text:p>wood</text:p>
          </table:table-cell>
          <table:table-cell table:style-name="ACE-20" table:formula="of:=ROUND([.H116];0)" office:value-type="float" office:value="1075">
            <text:p>1075</text:p>
          </table:table-cell>
          <table:table-cell table:style-name="ACE-20" table:formula="of:=ROUND([.I116];0)" office:value-type="float" office:value="40">
            <text:p>40</text:p>
          </table:table-cell>
          <table:table-cell table:number-columns-repeated="241" table:style-name="ACE-19"/>
        </table:table-row>
        <table:table-row table:style-name="AROW-5">
          <table:table-cell table:style-name="ACE-17" office:value-type="string">
            <text:p>FR 116</text:p>
          </table:table-cell>
          <table:table-cell table:style-name="ACE-17" office:value-type="string">
            <text:p>Stéphan and Laforge 2013; Stéphan and Goslin 2014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286000000000001">
            <text:p>48.29</text:p>
          </table:table-cell>
          <table:table-cell table:style-name="ACE-21" office:value-type="float" office:value="-4.3380000000000001">
            <text:p>−4.34</text:p>
          </table:table-cell>
          <table:table-cell table:style-name="ACE-17" office:value-type="float" office:value="1">
            <text:p>1</text:p>
          </table:table-cell>
          <table:table-cell table:style-name="ACE-18" office:value-type="float" office:value="950">
            <text:p>950</text:p>
          </table:table-cell>
          <table:table-cell table:style-name="ACE-18" office:value-type="float" office:value="25">
            <text:p>25</text:p>
          </table:table-cell>
          <table:table-cell table:style-name="ACE-17" office:value-type="string">
            <text:p>Ly-8870</text:p>
          </table:table-cell>
          <table:table-cell table:style-name="ACE-17" office:value-type="float" office:value="950">
            <text:p>950</text:p>
          </table:table-cell>
          <table:table-cell table:style-name="ACE-17" office:value-type="float" office:value="25">
            <text:p>25</text:p>
          </table:table-cell>
          <table:table-cell table:style-name="ACE-17" office:value-type="string">
            <text:p>wood</text:p>
          </table:table-cell>
          <table:table-cell table:style-name="ACE-20" table:formula="of:=ROUND([.H117];0)" office:value-type="float" office:value="950">
            <text:p>950</text:p>
          </table:table-cell>
          <table:table-cell table:style-name="ACE-20" table:formula="of:=ROUND([.I117];0)" office:value-type="float" office:value="25">
            <text:p>25</text:p>
          </table:table-cell>
          <table:table-cell table:number-columns-repeated="241" table:style-name="ACE-19"/>
        </table:table-row>
        <table:table-row table:style-name="AROW-5">
          <table:table-cell table:style-name="ACE-17" office:value-type="string">
            <text:p>FR 117</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865000000000002">
            <text:p>47.87</text:p>
          </table:table-cell>
          <table:table-cell table:style-name="ACE-21" office:value-type="float" office:value="-4.1269999999999998">
            <text:p>−4.13</text:p>
          </table:table-cell>
          <table:table-cell table:style-name="ACE-17" office:value-type="float" office:value="1">
            <text:p>1</text:p>
          </table:table-cell>
          <table:table-cell table:style-name="ACE-18" office:value-type="float" office:value="4800">
            <text:p>4800</text:p>
          </table:table-cell>
          <table:table-cell table:style-name="ACE-18" office:value-type="float" office:value="107.70329614269008">
            <text:p>108</text:p>
          </table:table-cell>
          <table:table-cell table:style-name="ACE-17" office:value-type="string">
            <text:p>Poz-42854</text:p>
          </table:table-cell>
          <table:table-cell table:style-name="ACE-17" office:value-type="float" office:value="4800">
            <text:p>4800</text:p>
          </table:table-cell>
          <table:table-cell table:style-name="ACE-17" office:value-type="float" office:value="40">
            <text:p>40</text:p>
          </table:table-cell>
          <table:table-cell table:style-name="ACE-17" office:value-type="string">
            <text:p>black peat</text:p>
          </table:table-cell>
          <table:table-cell table:style-name="ACE-20" table:formula="of:=ROUND([.H118];0)" office:value-type="float" office:value="4800">
            <text:p>4800</text:p>
          </table:table-cell>
          <table:table-cell table:style-name="ACE-20" table:formula="of:=ROUND([.I118];0)" office:value-type="float" office:value="108">
            <text:p>108</text:p>
          </table:table-cell>
          <table:table-cell table:number-columns-repeated="241" table:style-name="ACE-19"/>
        </table:table-row>
        <table:table-row table:style-name="AROW-5">
          <table:table-cell table:style-name="ACE-17" office:value-type="string">
            <text:p>FR 118</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7.863999999999997">
            <text:p>47.86</text:p>
          </table:table-cell>
          <table:table-cell table:style-name="ACE-21" office:value-type="float" office:value="-4.1310000000000002">
            <text:p>−4.13</text:p>
          </table:table-cell>
          <table:table-cell table:style-name="ACE-17" office:value-type="float" office:value="1">
            <text:p>1</text:p>
          </table:table-cell>
          <table:table-cell table:style-name="ACE-18" office:value-type="float" office:value="5990">
            <text:p>5990</text:p>
          </table:table-cell>
          <table:table-cell table:style-name="ACE-18" office:value-type="float" office:value="107.70329614269008">
            <text:p>108</text:p>
          </table:table-cell>
          <table:table-cell table:style-name="ACE-17" office:value-type="string">
            <text:p>Poz-42851</text:p>
          </table:table-cell>
          <table:table-cell table:style-name="ACE-17" office:value-type="float" office:value="5990">
            <text:p>5990</text:p>
          </table:table-cell>
          <table:table-cell table:style-name="ACE-17" office:value-type="float" office:value="40">
            <text:p>40</text:p>
          </table:table-cell>
          <table:table-cell table:style-name="ACE-17" office:value-type="string">
            <text:p>peat</text:p>
          </table:table-cell>
          <table:table-cell table:style-name="ACE-20" table:formula="of:=ROUND([.H119];0)" office:value-type="float" office:value="5990">
            <text:p>5990</text:p>
          </table:table-cell>
          <table:table-cell table:style-name="ACE-20" table:formula="of:=ROUND([.I119];0)" office:value-type="float" office:value="108">
            <text:p>108</text:p>
          </table:table-cell>
          <table:table-cell table:number-columns-repeated="241" table:style-name="ACE-19"/>
        </table:table-row>
        <table:table-row table:style-name="AROW-5">
          <table:table-cell table:style-name="ACE-17" office:value-type="string">
            <text:p>FR 119</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4 West Brittany, France</text:p>
          </table:table-cell>
          <table:table-cell table:style-name="ACE-21" office:value-type="float" office:value="48.354999999999997">
            <text:p>48.35</text:p>
          </table:table-cell>
          <table:table-cell table:style-name="ACE-21" office:value-type="float" office:value="-4.6799999999999997">
            <text:p>−4.68</text:p>
          </table:table-cell>
          <table:table-cell table:style-name="ACE-17" office:value-type="float" office:value="1">
            <text:p>1</text:p>
          </table:table-cell>
          <table:table-cell table:style-name="ACE-18" office:value-type="float" office:value="6150">
            <text:p>6150</text:p>
          </table:table-cell>
          <table:table-cell table:style-name="ACE-18" office:value-type="float" office:value="107.70329614269008">
            <text:p>108</text:p>
          </table:table-cell>
          <table:table-cell table:style-name="ACE-17" office:value-type="string">
            <text:p>Poz-42861</text:p>
          </table:table-cell>
          <table:table-cell table:style-name="ACE-17" office:value-type="float" office:value="6150">
            <text:p>6150</text:p>
          </table:table-cell>
          <table:table-cell table:style-name="ACE-17" office:value-type="float" office:value="40">
            <text:p>40</text:p>
          </table:table-cell>
          <table:table-cell table:style-name="ACE-17" office:value-type="string">
            <text:p>peat</text:p>
          </table:table-cell>
          <table:table-cell table:style-name="ACE-20" table:formula="of:=ROUND([.H120];0)" office:value-type="float" office:value="6150">
            <text:p>6150</text:p>
          </table:table-cell>
          <table:table-cell table:style-name="ACE-20" table:formula="of:=ROUND([.I120];0)" office:value-type="float" office:value="108">
            <text:p>108</text:p>
          </table:table-cell>
          <table:table-cell table:number-columns-repeated="241" table:style-name="ACE-19"/>
        </table:table-row>
        <table:table-row table:style-name="AROW-5">
          <table:table-cell table:style-name="ACE-17" office:value-type="string">
            <text:p>FR 120</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59">
            <text:p>47.76</text:p>
          </table:table-cell>
          <table:table-cell table:style-name="ACE-21" office:value-type="float" office:value="-3.5070000000000001">
            <text:p>−3.51</text:p>
          </table:table-cell>
          <table:table-cell table:style-name="ACE-17" office:value-type="float" office:value="1">
            <text:p>1</text:p>
          </table:table-cell>
          <table:table-cell table:style-name="ACE-18" office:value-type="float" office:value="970">
            <text:p>970</text:p>
          </table:table-cell>
          <table:table-cell table:style-name="ACE-18" office:value-type="float" office:value="30">
            <text:p>30</text:p>
          </table:table-cell>
          <table:table-cell table:style-name="ACE-17" office:value-type="string">
            <text:p>Poz-48807</text:p>
          </table:table-cell>
          <table:table-cell table:style-name="ACE-17" office:value-type="float" office:value="970">
            <text:p>970</text:p>
          </table:table-cell>
          <table:table-cell table:style-name="ACE-17" office:value-type="float" office:value="30">
            <text:p>30</text:p>
          </table:table-cell>
          <table:table-cell table:style-name="ACE-17" office:value-type="string">
            <text:p>plant fragments</text:p>
          </table:table-cell>
          <table:table-cell table:style-name="ACE-20" table:formula="of:=ROUND([.H121];0)" office:value-type="float" office:value="970">
            <text:p>970</text:p>
          </table:table-cell>
          <table:table-cell table:style-name="ACE-20" table:formula="of:=ROUND([.I121];0)" office:value-type="float" office:value="30">
            <text:p>30</text:p>
          </table:table-cell>
          <table:table-cell table:number-columns-repeated="241" table:style-name="ACE-19"/>
        </table:table-row>
        <table:table-row table:style-name="AROW-5">
          <table:table-cell table:style-name="ACE-17" office:value-type="string">
            <text:p>FR 121</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62">
            <text:p>47.76</text:p>
          </table:table-cell>
          <table:table-cell table:style-name="ACE-21" office:value-type="float" office:value="-3.5030000000000001">
            <text:p>−3.50</text:p>
          </table:table-cell>
          <table:table-cell table:style-name="ACE-17" office:value-type="float" office:value="1">
            <text:p>1</text:p>
          </table:table-cell>
          <table:table-cell table:style-name="ACE-18" office:value-type="float" office:value="4395">
            <text:p>4395</text:p>
          </table:table-cell>
          <table:table-cell table:style-name="ACE-18" office:value-type="float" office:value="35">
            <text:p>35</text:p>
          </table:table-cell>
          <table:table-cell table:style-name="ACE-17" office:value-type="string">
            <text:p>Poz-49806</text:p>
          </table:table-cell>
          <table:table-cell table:style-name="ACE-17" office:value-type="float" office:value="4395">
            <text:p>4395</text:p>
          </table:table-cell>
          <table:table-cell table:style-name="ACE-17" office:value-type="float" office:value="35">
            <text:p>35</text:p>
          </table:table-cell>
          <table:table-cell table:style-name="ACE-17" office:value-type="string">
            <text:p>plant fragments</text:p>
          </table:table-cell>
          <table:table-cell table:style-name="ACE-20" table:formula="of:=ROUND([.H122];0)" office:value-type="float" office:value="4395">
            <text:p>4395</text:p>
          </table:table-cell>
          <table:table-cell table:style-name="ACE-20" table:formula="of:=ROUND([.I122];0)" office:value-type="float" office:value="35">
            <text:p>35</text:p>
          </table:table-cell>
          <table:table-cell table:number-columns-repeated="241" table:style-name="ACE-19"/>
        </table:table-row>
        <table:table-row table:style-name="AROW-5">
          <table:table-cell table:style-name="ACE-17" office:value-type="string">
            <text:p>FR 122</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59">
            <text:p>47.76</text:p>
          </table:table-cell>
          <table:table-cell table:style-name="ACE-21" office:value-type="float" office:value="-3.5070000000000001">
            <text:p>−3.51</text:p>
          </table:table-cell>
          <table:table-cell table:style-name="ACE-17" office:value-type="float" office:value="1">
            <text:p>1</text:p>
          </table:table-cell>
          <table:table-cell table:style-name="ACE-18" office:value-type="float" office:value="5910">
            <text:p>5910</text:p>
          </table:table-cell>
          <table:table-cell table:style-name="ACE-18" office:value-type="float" office:value="40">
            <text:p>40</text:p>
          </table:table-cell>
          <table:table-cell table:style-name="ACE-17" office:value-type="string">
            <text:p>Poz-48773</text:p>
          </table:table-cell>
          <table:table-cell table:style-name="ACE-17" office:value-type="float" office:value="5910">
            <text:p>5910</text:p>
          </table:table-cell>
          <table:table-cell table:style-name="ACE-17" office:value-type="float" office:value="40">
            <text:p>40</text:p>
          </table:table-cell>
          <table:table-cell table:style-name="ACE-17" office:value-type="string">
            <text:p>plant fragments</text:p>
          </table:table-cell>
          <table:table-cell table:style-name="ACE-20" table:formula="of:=ROUND([.H123];0)" office:value-type="float" office:value="5910">
            <text:p>5910</text:p>
          </table:table-cell>
          <table:table-cell table:style-name="ACE-20" table:formula="of:=ROUND([.I123];0)" office:value-type="float" office:value="40">
            <text:p>40</text:p>
          </table:table-cell>
          <table:table-cell table:number-columns-repeated="241" table:style-name="ACE-19"/>
        </table:table-row>
        <table:table-row table:style-name="AROW-5">
          <table:table-cell table:style-name="ACE-17" office:value-type="string">
            <text:p>FR 123</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62">
            <text:p>47.76</text:p>
          </table:table-cell>
          <table:table-cell table:style-name="ACE-21" office:value-type="float" office:value="-3.5030000000000001">
            <text:p>−3.50</text:p>
          </table:table-cell>
          <table:table-cell table:style-name="ACE-17" office:value-type="float" office:value="1">
            <text:p>1</text:p>
          </table:table-cell>
          <table:table-cell table:style-name="ACE-18" office:value-type="float" office:value="6650">
            <text:p>6650</text:p>
          </table:table-cell>
          <table:table-cell table:style-name="ACE-18" office:value-type="float" office:value="107.70329614269008">
            <text:p>108</text:p>
          </table:table-cell>
          <table:table-cell table:style-name="ACE-17" office:value-type="string">
            <text:p>Poz-47039</text:p>
          </table:table-cell>
          <table:table-cell table:style-name="ACE-17" office:value-type="float" office:value="6650">
            <text:p>6650</text:p>
          </table:table-cell>
          <table:table-cell table:style-name="ACE-17" office:value-type="float" office:value="40">
            <text:p>40</text:p>
          </table:table-cell>
          <table:table-cell table:style-name="ACE-17" office:value-type="string">
            <text:p>organic sediment</text:p>
          </table:table-cell>
          <table:table-cell table:style-name="ACE-20" table:formula="of:=ROUND([.H124];0)" office:value-type="float" office:value="6650">
            <text:p>6650</text:p>
          </table:table-cell>
          <table:table-cell table:style-name="ACE-20" table:formula="of:=ROUND([.I124];0)" office:value-type="float" office:value="108">
            <text:p>108</text:p>
          </table:table-cell>
          <table:table-cell table:number-columns-repeated="241" table:style-name="ACE-19"/>
        </table:table-row>
        <table:table-row table:style-name="AROW-5">
          <table:table-cell table:style-name="ACE-17" office:value-type="string">
            <text:p>FR 124</text:p>
          </table:table-cell>
          <table:table-cell table:style-name="ACE-17" office:value-type="string">
            <text:p>Goslin et al. 2015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759">
            <text:p>47.76</text:p>
          </table:table-cell>
          <table:table-cell table:style-name="ACE-21" office:value-type="float" office:value="-3.5070000000000001">
            <text:p>−3.51</text:p>
          </table:table-cell>
          <table:table-cell table:style-name="ACE-17" office:value-type="float" office:value="1">
            <text:p>1</text:p>
          </table:table-cell>
          <table:table-cell table:style-name="ACE-18" office:value-type="float" office:value="7090">
            <text:p>7090</text:p>
          </table:table-cell>
          <table:table-cell table:style-name="ACE-18" office:value-type="float" office:value="40">
            <text:p>40</text:p>
          </table:table-cell>
          <table:table-cell table:style-name="ACE-17" office:value-type="string">
            <text:p>Poz-49808</text:p>
          </table:table-cell>
          <table:table-cell table:style-name="ACE-17" office:value-type="float" office:value="7090">
            <text:p>7090</text:p>
          </table:table-cell>
          <table:table-cell table:style-name="ACE-17" office:value-type="float" office:value="40">
            <text:p>40</text:p>
          </table:table-cell>
          <table:table-cell table:style-name="ACE-17" office:value-type="string">
            <text:p>plant fragments</text:p>
          </table:table-cell>
          <table:table-cell table:style-name="ACE-20" table:formula="of:=ROUND([.H125];0)" office:value-type="float" office:value="7090">
            <text:p>7090</text:p>
          </table:table-cell>
          <table:table-cell table:style-name="ACE-20" table:formula="of:=ROUND([.I125];0)" office:value-type="float" office:value="40">
            <text:p>40</text:p>
          </table:table-cell>
          <table:table-cell table:number-columns-repeated="241" table:style-name="ACE-19"/>
        </table:table-row>
        <table:table-row table:style-name="AROW-5">
          <table:table-cell table:style-name="ACE-17" office:value-type="string">
            <text:p>FR 125</text:p>
          </table:table-cell>
          <table:table-cell table:style-name="ACE-17" office:value-type="string">
            <text:p>Gaudin 2004;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2000000000002">
            <text:p>47.50</text:p>
          </table:table-cell>
          <table:table-cell table:style-name="ACE-21" office:value-type="float" office:value="-3.1219999999999999">
            <text:p>−3.12</text:p>
          </table:table-cell>
          <table:table-cell table:style-name="ACE-17" office:value-type="float" office:value="1">
            <text:p>1</text:p>
          </table:table-cell>
          <table:table-cell table:style-name="ACE-18" office:value-type="float" office:value="1190">
            <text:p>1190</text:p>
          </table:table-cell>
          <table:table-cell table:style-name="ACE-18" office:value-type="float" office:value="111.80339887498948">
            <text:p>112</text:p>
          </table:table-cell>
          <table:table-cell table:style-name="ACE-17" office:value-type="string">
            <text:p>Ly-11481</text:p>
          </table:table-cell>
          <table:table-cell table:style-name="ACE-17" office:value-type="float" office:value="1190">
            <text:p>1190</text:p>
          </table:table-cell>
          <table:table-cell table:style-name="ACE-17" office:value-type="float" office:value="50">
            <text:p>50</text:p>
          </table:table-cell>
          <table:table-cell table:style-name="ACE-17" office:value-type="string">
            <text:p>clayey peat</text:p>
          </table:table-cell>
          <table:table-cell table:style-name="ACE-20" table:formula="of:=ROUND([.H126];0)" office:value-type="float" office:value="1190">
            <text:p>1190</text:p>
          </table:table-cell>
          <table:table-cell table:style-name="ACE-20" table:formula="of:=ROUND([.I126];0)" office:value-type="float" office:value="112">
            <text:p>112</text:p>
          </table:table-cell>
          <table:table-cell table:number-columns-repeated="241" table:style-name="ACE-19"/>
        </table:table-row>
        <table:table-row table:style-name="AROW-5">
          <table:table-cell table:style-name="ACE-17" office:value-type="string">
            <text:p>FR 126</text:p>
          </table:table-cell>
          <table:table-cell table:style-name="ACE-17" office:value-type="string">
            <text:p>Gaudin 2004;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2000000000002">
            <text:p>47.50</text:p>
          </table:table-cell>
          <table:table-cell table:style-name="ACE-21" office:value-type="float" office:value="-3.1219999999999999">
            <text:p>−3.12</text:p>
          </table:table-cell>
          <table:table-cell table:style-name="ACE-17" office:value-type="float" office:value="1">
            <text:p>1</text:p>
          </table:table-cell>
          <table:table-cell table:style-name="ACE-18" office:value-type="float" office:value="2810">
            <text:p>2810</text:p>
          </table:table-cell>
          <table:table-cell table:style-name="ACE-18" office:value-type="float" office:value="107.70329614269008">
            <text:p>108</text:p>
          </table:table-cell>
          <table:table-cell table:style-name="ACE-17" office:value-type="string">
            <text:p>Beta-185617</text:p>
          </table:table-cell>
          <table:table-cell table:style-name="ACE-17" office:value-type="float" office:value="2810">
            <text:p>2810</text:p>
          </table:table-cell>
          <table:table-cell table:style-name="ACE-17" office:value-type="float" office:value="40">
            <text:p>40</text:p>
          </table:table-cell>
          <table:table-cell table:style-name="ACE-17" office:value-type="string">
            <text:p>clayey peat</text:p>
          </table:table-cell>
          <table:table-cell table:style-name="ACE-20" table:formula="of:=ROUND([.H127];0)" office:value-type="float" office:value="2810">
            <text:p>2810</text:p>
          </table:table-cell>
          <table:table-cell table:style-name="ACE-20" table:formula="of:=ROUND([.I127];0)" office:value-type="float" office:value="108">
            <text:p>108</text:p>
          </table:table-cell>
          <table:table-cell table:number-columns-repeated="241" table:style-name="ACE-19"/>
        </table:table-row>
        <table:table-row table:style-name="AROW-5">
          <table:table-cell table:style-name="ACE-17" office:value-type="string">
            <text:p>FR 127</text:p>
          </table:table-cell>
          <table:table-cell table:style-name="ACE-17" office:value-type="string">
            <text:p>Gaudin 2004;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2000000000002">
            <text:p>47.50</text:p>
          </table:table-cell>
          <table:table-cell table:style-name="ACE-21" office:value-type="float" office:value="-3.1219999999999999">
            <text:p>−3.12</text:p>
          </table:table-cell>
          <table:table-cell table:style-name="ACE-17" office:value-type="float" office:value="1">
            <text:p>1</text:p>
          </table:table-cell>
          <table:table-cell table:style-name="ACE-18" office:value-type="float" office:value="3570">
            <text:p>3570</text:p>
          </table:table-cell>
          <table:table-cell table:style-name="ACE-18" office:value-type="float" office:value="105.94810050208545">
            <text:p>106</text:p>
          </table:table-cell>
          <table:table-cell table:style-name="ACE-17" office:value-type="string">
            <text:p>Ly-11482</text:p>
          </table:table-cell>
          <table:table-cell table:style-name="ACE-17" office:value-type="float" office:value="3570">
            <text:p>3570</text:p>
          </table:table-cell>
          <table:table-cell table:style-name="ACE-17" office:value-type="float" office:value="35">
            <text:p>35</text:p>
          </table:table-cell>
          <table:table-cell table:style-name="ACE-17" office:value-type="string">
            <text:p>clayey peat</text:p>
          </table:table-cell>
          <table:table-cell table:style-name="ACE-20" table:formula="of:=ROUND([.H128];0)" office:value-type="float" office:value="3570">
            <text:p>3570</text:p>
          </table:table-cell>
          <table:table-cell table:style-name="ACE-20" table:formula="of:=ROUND([.I128];0)" office:value-type="float" office:value="106">
            <text:p>106</text:p>
          </table:table-cell>
          <table:table-cell table:number-columns-repeated="241" table:style-name="ACE-19"/>
        </table:table-row>
        <table:table-row table:style-name="AROW-5">
          <table:table-cell table:style-name="ACE-17" office:value-type="string">
            <text:p>FR 128</text:p>
          </table:table-cell>
          <table:table-cell table:style-name="ACE-17" office:value-type="string">
            <text:p>Visset et al. 1995;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87000000000003">
            <text:p>47.59</text:p>
          </table:table-cell>
          <table:table-cell table:style-name="ACE-21" office:value-type="float" office:value="-3.052">
            <text:p>−3.05</text:p>
          </table:table-cell>
          <table:table-cell table:style-name="ACE-17" office:value-type="float" office:value="1">
            <text:p>1</text:p>
          </table:table-cell>
          <table:table-cell table:style-name="ACE-18" office:value-type="float" office:value="2905">
            <text:p>2905</text:p>
          </table:table-cell>
          <table:table-cell table:style-name="ACE-18" office:value-type="float" office:value="114.12712210513327">
            <text:p>114</text:p>
          </table:table-cell>
          <table:table-cell table:style-name="ACE-17" office:value-type="string">
            <text:p>Ly-6001</text:p>
          </table:table-cell>
          <table:table-cell table:style-name="ACE-17" office:value-type="float" office:value="2905">
            <text:p>2905</text:p>
          </table:table-cell>
          <table:table-cell table:style-name="ACE-17" office:value-type="float" office:value="55">
            <text:p>55</text:p>
          </table:table-cell>
          <table:table-cell table:style-name="ACE-17" office:value-type="string">
            <text:p>organic sediment</text:p>
          </table:table-cell>
          <table:table-cell table:style-name="ACE-20" table:formula="of:=ROUND([.H129];0)" office:value-type="float" office:value="2905">
            <text:p>2905</text:p>
          </table:table-cell>
          <table:table-cell table:style-name="ACE-20" table:formula="of:=ROUND([.I129];0)" office:value-type="float" office:value="114">
            <text:p>114</text:p>
          </table:table-cell>
          <table:table-cell table:number-columns-repeated="241" table:style-name="ACE-19"/>
        </table:table-row>
        <table:table-row table:style-name="AROW-5">
          <table:table-cell table:style-name="ACE-17" office:value-type="string">
            <text:p>FR 129</text:p>
          </table:table-cell>
          <table:table-cell table:style-name="ACE-17" office:value-type="string">
            <text:p>Visset et al. 1995;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87000000000003">
            <text:p>47.59</text:p>
          </table:table-cell>
          <table:table-cell table:style-name="ACE-21" office:value-type="float" office:value="-3.052">
            <text:p>−3.05</text:p>
          </table:table-cell>
          <table:table-cell table:style-name="ACE-17" office:value-type="float" office:value="1">
            <text:p>1</text:p>
          </table:table-cell>
          <table:table-cell table:style-name="ACE-18" office:value-type="float" office:value="3155">
            <text:p>3155</text:p>
          </table:table-cell>
          <table:table-cell table:style-name="ACE-18" office:value-type="float" office:value="131.24404748406687">
            <text:p>131</text:p>
          </table:table-cell>
          <table:table-cell table:style-name="ACE-17" office:value-type="string">
            <text:p>Ly-6002</text:p>
          </table:table-cell>
          <table:table-cell table:style-name="ACE-17" office:value-type="float" office:value="3155">
            <text:p>3155</text:p>
          </table:table-cell>
          <table:table-cell table:style-name="ACE-17" office:value-type="float" office:value="85">
            <text:p>85</text:p>
          </table:table-cell>
          <table:table-cell table:style-name="ACE-17" office:value-type="string">
            <text:p>organic sediment</text:p>
          </table:table-cell>
          <table:table-cell table:style-name="ACE-20" table:formula="of:=ROUND([.H130];0)" office:value-type="float" office:value="3155">
            <text:p>3155</text:p>
          </table:table-cell>
          <table:table-cell table:style-name="ACE-20" table:formula="of:=ROUND([.I130];0)" office:value-type="float" office:value="131">
            <text:p>131</text:p>
          </table:table-cell>
          <table:table-cell table:number-columns-repeated="241" table:style-name="ACE-19"/>
        </table:table-row>
        <table:table-row table:style-name="AROW-5">
          <table:table-cell table:style-name="ACE-17" office:value-type="string">
            <text:p>FR 130</text:p>
          </table:table-cell>
          <table:table-cell table:style-name="ACE-17" office:value-type="string">
            <text:p>Visset et al. 199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54000000000002">
            <text:p>47.55</text:p>
          </table:table-cell>
          <table:table-cell table:style-name="ACE-21" office:value-type="float" office:value="-2.9319999999999999">
            <text:p>−2.93</text:p>
          </table:table-cell>
          <table:table-cell table:style-name="ACE-17" office:value-type="float" office:value="1">
            <text:p>1</text:p>
          </table:table-cell>
          <table:table-cell table:style-name="ACE-18" office:value-type="float" office:value="6165">
            <text:p>6165</text:p>
          </table:table-cell>
          <table:table-cell table:style-name="ACE-18" office:value-type="float" office:value="128.06248474865697">
            <text:p>128</text:p>
          </table:table-cell>
          <table:table-cell table:style-name="ACE-17" office:value-type="string">
            <text:p>A-7978</text:p>
          </table:table-cell>
          <table:table-cell table:style-name="ACE-17" office:value-type="float" office:value="6165">
            <text:p>6165</text:p>
          </table:table-cell>
          <table:table-cell table:style-name="ACE-17" office:value-type="float" office:value="80">
            <text:p>80</text:p>
          </table:table-cell>
          <table:table-cell table:style-name="ACE-17" office:value-type="string">
            <text:p>organic sediment</text:p>
          </table:table-cell>
          <table:table-cell table:style-name="ACE-20" table:formula="of:=ROUND([.H131];0)" office:value-type="float" office:value="6165">
            <text:p>6165</text:p>
          </table:table-cell>
          <table:table-cell table:style-name="ACE-20" table:formula="of:=ROUND([.I131];0)" office:value-type="float" office:value="128">
            <text:p>128</text:p>
          </table:table-cell>
          <table:table-cell table:number-columns-repeated="241" table:style-name="ACE-19"/>
        </table:table-row>
        <table:table-row table:style-name="AROW-5">
          <table:table-cell table:style-name="ACE-17" office:value-type="string">
            <text:p>FR 131</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4895">
            <text:p>4895</text:p>
          </table:table-cell>
          <table:table-cell table:style-name="ACE-18" office:value-type="float" office:value="122.06555615733703">
            <text:p>122</text:p>
          </table:table-cell>
          <table:table-cell table:style-name="ACE-17" office:value-type="string">
            <text:p>A-9830</text:p>
          </table:table-cell>
          <table:table-cell table:style-name="ACE-17" office:value-type="float" office:value="4895">
            <text:p>4895</text:p>
          </table:table-cell>
          <table:table-cell table:style-name="ACE-17" office:value-type="float" office:value="70">
            <text:p>70</text:p>
          </table:table-cell>
          <table:table-cell table:style-name="ACE-17" office:value-type="string">
            <text:p>organic sediment</text:p>
          </table:table-cell>
          <table:table-cell table:style-name="ACE-20" table:formula="of:=ROUND([.H132];0)" office:value-type="float" office:value="4895">
            <text:p>4895</text:p>
          </table:table-cell>
          <table:table-cell table:style-name="ACE-20" table:formula="of:=ROUND([.I132];0)" office:value-type="float" office:value="122">
            <text:p>122</text:p>
          </table:table-cell>
          <table:table-cell table:number-columns-repeated="241" table:style-name="ACE-19"/>
        </table:table-row>
        <table:table-row table:style-name="AROW-5">
          <table:table-cell table:style-name="ACE-17" office:value-type="string">
            <text:p>FR 132</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5590">
            <text:p>5590</text:p>
          </table:table-cell>
          <table:table-cell table:style-name="ACE-18" office:value-type="float" office:value="134.53624047073711">
            <text:p>135</text:p>
          </table:table-cell>
          <table:table-cell table:style-name="ACE-17" office:value-type="string">
            <text:p>A-9832</text:p>
          </table:table-cell>
          <table:table-cell table:style-name="ACE-17" office:value-type="float" office:value="5590">
            <text:p>5590</text:p>
          </table:table-cell>
          <table:table-cell table:style-name="ACE-17" office:value-type="float" office:value="90">
            <text:p>90</text:p>
          </table:table-cell>
          <table:table-cell table:style-name="ACE-17" office:value-type="string">
            <text:p>organic sediment</text:p>
          </table:table-cell>
          <table:table-cell table:style-name="ACE-20" table:formula="of:=ROUND([.H133];0)" office:value-type="float" office:value="5590">
            <text:p>5590</text:p>
          </table:table-cell>
          <table:table-cell table:style-name="ACE-20" table:formula="of:=ROUND([.I133];0)" office:value-type="float" office:value="135">
            <text:p>135</text:p>
          </table:table-cell>
          <table:table-cell table:number-columns-repeated="241" table:style-name="ACE-19"/>
        </table:table-row>
        <table:table-row table:style-name="AROW-5">
          <table:table-cell table:style-name="ACE-17" office:value-type="string">
            <text:p>FR 133</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5700">
            <text:p>5700</text:p>
          </table:table-cell>
          <table:table-cell table:style-name="ACE-18" office:value-type="float" office:value="152.3975065412817">
            <text:p>152</text:p>
          </table:table-cell>
          <table:table-cell table:style-name="ACE-17" office:value-type="string">
            <text:p>A-9829</text:p>
          </table:table-cell>
          <table:table-cell table:style-name="ACE-17" office:value-type="float" office:value="5700">
            <text:p>5700</text:p>
          </table:table-cell>
          <table:table-cell table:style-name="ACE-17" office:value-type="float" office:value="115">
            <text:p>115</text:p>
          </table:table-cell>
          <table:table-cell table:style-name="ACE-17" office:value-type="string">
            <text:p>organic sediment</text:p>
          </table:table-cell>
          <table:table-cell table:style-name="ACE-20" table:formula="of:=ROUND([.H134];0)" office:value-type="float" office:value="5700">
            <text:p>5700</text:p>
          </table:table-cell>
          <table:table-cell table:style-name="ACE-20" table:formula="of:=ROUND([.I134];0)" office:value-type="float" office:value="152">
            <text:p>152</text:p>
          </table:table-cell>
          <table:table-cell table:number-columns-repeated="241" table:style-name="ACE-19"/>
        </table:table-row>
        <table:table-row table:style-name="AROW-5">
          <table:table-cell table:style-name="ACE-17" office:value-type="string">
            <text:p>FR 134</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5700">
            <text:p>5700</text:p>
          </table:table-cell>
          <table:table-cell table:style-name="ACE-18" office:value-type="float" office:value="128.06248474865697">
            <text:p>128</text:p>
          </table:table-cell>
          <table:table-cell table:style-name="ACE-17" office:value-type="string">
            <text:p>A-9831</text:p>
          </table:table-cell>
          <table:table-cell table:style-name="ACE-17" office:value-type="float" office:value="5700">
            <text:p>5700</text:p>
          </table:table-cell>
          <table:table-cell table:style-name="ACE-17" office:value-type="float" office:value="80">
            <text:p>80</text:p>
          </table:table-cell>
          <table:table-cell table:style-name="ACE-17" office:value-type="string">
            <text:p>organic sediment</text:p>
          </table:table-cell>
          <table:table-cell table:style-name="ACE-20" table:formula="of:=ROUND([.H135];0)" office:value-type="float" office:value="5700">
            <text:p>5700</text:p>
          </table:table-cell>
          <table:table-cell table:style-name="ACE-20" table:formula="of:=ROUND([.I135];0)" office:value-type="float" office:value="128">
            <text:p>128</text:p>
          </table:table-cell>
          <table:table-cell table:number-columns-repeated="241" table:style-name="ACE-19"/>
        </table:table-row>
        <table:table-row table:style-name="AROW-5">
          <table:table-cell table:style-name="ACE-17" office:value-type="string">
            <text:p>FR 135</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08000000000003">
            <text:p>47.51</text:p>
          </table:table-cell>
          <table:table-cell table:style-name="ACE-21" office:value-type="float" office:value="-2.7320000000000002">
            <text:p>−2.73</text:p>
          </table:table-cell>
          <table:table-cell table:style-name="ACE-17" office:value-type="float" office:value="1">
            <text:p>1</text:p>
          </table:table-cell>
          <table:table-cell table:style-name="ACE-18" office:value-type="float" office:value="6600">
            <text:p>6600</text:p>
          </table:table-cell>
          <table:table-cell table:style-name="ACE-18" office:value-type="float" office:value="131.24404748406687">
            <text:p>131</text:p>
          </table:table-cell>
          <table:table-cell table:style-name="ACE-17" office:value-type="string">
            <text:p>A-9833</text:p>
          </table:table-cell>
          <table:table-cell table:style-name="ACE-17" office:value-type="float" office:value="6600">
            <text:p>6600</text:p>
          </table:table-cell>
          <table:table-cell table:style-name="ACE-17" office:value-type="float" office:value="85">
            <text:p>85</text:p>
          </table:table-cell>
          <table:table-cell table:style-name="ACE-17" office:value-type="string">
            <text:p>organic sediment</text:p>
          </table:table-cell>
          <table:table-cell table:style-name="ACE-20" table:formula="of:=ROUND([.H136];0)" office:value-type="float" office:value="6600">
            <text:p>6600</text:p>
          </table:table-cell>
          <table:table-cell table:style-name="ACE-20" table:formula="of:=ROUND([.I136];0)" office:value-type="float" office:value="131">
            <text:p>131</text:p>
          </table:table-cell>
          <table:table-cell table:number-columns-repeated="241" table:style-name="ACE-19"/>
        </table:table-row>
        <table:table-row table:style-name="AROW-5">
          <table:table-cell table:style-name="ACE-17" office:value-type="string">
            <text:p>FR 136</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637">
            <text:p>47.64</text:p>
          </table:table-cell>
          <table:table-cell table:style-name="ACE-21" office:value-type="float" office:value="-3.206">
            <text:p>−3.21</text:p>
          </table:table-cell>
          <table:table-cell table:style-name="ACE-17" office:value-type="float" office:value="1">
            <text:p>1</text:p>
          </table:table-cell>
          <table:table-cell table:style-name="ACE-18" office:value-type="float" office:value="2535">
            <text:p>2535</text:p>
          </table:table-cell>
          <table:table-cell table:style-name="ACE-18" office:value-type="float" office:value="119.26860441876563">
            <text:p>119</text:p>
          </table:table-cell>
          <table:table-cell table:style-name="ACE-17" office:value-type="string">
            <text:p>A-10101</text:p>
          </table:table-cell>
          <table:table-cell table:style-name="ACE-17" office:value-type="float" office:value="2535">
            <text:p>2535</text:p>
          </table:table-cell>
          <table:table-cell table:style-name="ACE-17" office:value-type="float" office:value="65">
            <text:p>65</text:p>
          </table:table-cell>
          <table:table-cell table:style-name="ACE-17" office:value-type="string">
            <text:p>peat</text:p>
          </table:table-cell>
          <table:table-cell table:style-name="ACE-20" table:formula="of:=ROUND([.H137];0)" office:value-type="float" office:value="2535">
            <text:p>2535</text:p>
          </table:table-cell>
          <table:table-cell table:style-name="ACE-20" table:formula="of:=ROUND([.I137];0)" office:value-type="float" office:value="119">
            <text:p>119</text:p>
          </table:table-cell>
          <table:table-cell table:number-columns-repeated="241" table:style-name="ACE-19"/>
        </table:table-row>
        <table:table-row table:style-name="AROW-5">
          <table:table-cell table:style-name="ACE-17" office:value-type="string">
            <text:p>FR 137</text:p>
          </table:table-cell>
          <table:table-cell table:style-name="ACE-17" office:value-type="string">
            <text:p>Visset and Bernard 2006;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637">
            <text:p>47.64</text:p>
          </table:table-cell>
          <table:table-cell table:style-name="ACE-21" office:value-type="float" office:value="-3.206">
            <text:p>−3.21</text:p>
          </table:table-cell>
          <table:table-cell table:style-name="ACE-17" office:value-type="float" office:value="1">
            <text:p>1</text:p>
          </table:table-cell>
          <table:table-cell table:style-name="ACE-18" office:value-type="float" office:value="3905">
            <text:p>3905</text:p>
          </table:table-cell>
          <table:table-cell table:style-name="ACE-18" office:value-type="float" office:value="122.06555615733703">
            <text:p>122</text:p>
          </table:table-cell>
          <table:table-cell table:style-name="ACE-17" office:value-type="string">
            <text:p>A-10104</text:p>
          </table:table-cell>
          <table:table-cell table:style-name="ACE-17" office:value-type="float" office:value="3905">
            <text:p>3905</text:p>
          </table:table-cell>
          <table:table-cell table:style-name="ACE-17" office:value-type="float" office:value="70">
            <text:p>70</text:p>
          </table:table-cell>
          <table:table-cell table:style-name="ACE-17" office:value-type="string">
            <text:p>peat</text:p>
          </table:table-cell>
          <table:table-cell table:style-name="ACE-20" table:formula="of:=ROUND([.H138];0)" office:value-type="float" office:value="3905">
            <text:p>3905</text:p>
          </table:table-cell>
          <table:table-cell table:style-name="ACE-20" table:formula="of:=ROUND([.I138];0)" office:value-type="float" office:value="122">
            <text:p>122</text:p>
          </table:table-cell>
          <table:table-cell table:number-columns-repeated="241" table:style-name="ACE-19"/>
        </table:table-row>
        <table:table-row table:style-name="AROW-5">
          <table:table-cell table:style-name="ACE-17" office:value-type="string">
            <text:p>FR 138</text:p>
          </table:table-cell>
          <table:table-cell table:style-name="ACE-17" office:value-type="string">
            <text:p>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527000000000001">
            <text:p>47.53</text:p>
          </table:table-cell>
          <table:table-cell table:style-name="ACE-21" office:value-type="float" office:value="-2.5139999999999998">
            <text:p>−2.51</text:p>
          </table:table-cell>
          <table:table-cell table:style-name="ACE-17" office:value-type="float" office:value="1">
            <text:p>1</text:p>
          </table:table-cell>
          <table:table-cell table:style-name="ACE-18" office:value-type="float" office:value="6298">
            <text:p>6298</text:p>
          </table:table-cell>
          <table:table-cell table:style-name="ACE-18" office:value-type="float" office:value="65">
            <text:p>65</text:p>
          </table:table-cell>
          <table:table-cell table:style-name="ACE-17" office:value-type="string">
            <text:p>Erl-10676</text:p>
          </table:table-cell>
          <table:table-cell table:style-name="ACE-17" office:value-type="float" office:value="6298">
            <text:p>6298</text:p>
          </table:table-cell>
          <table:table-cell table:style-name="ACE-17" office:value-type="float" office:value="65">
            <text:p>65</text:p>
          </table:table-cell>
          <table:table-cell table:style-name="ACE-17" office:value-type="string">
            <text:p>plant debris</text:p>
          </table:table-cell>
          <table:table-cell table:style-name="ACE-20" table:formula="of:=ROUND([.H139];0)" office:value-type="float" office:value="6298">
            <text:p>6298</text:p>
          </table:table-cell>
          <table:table-cell table:style-name="ACE-20" table:formula="of:=ROUND([.I139];0)" office:value-type="float" office:value="65">
            <text:p>65</text:p>
          </table:table-cell>
          <table:table-cell table:number-columns-repeated="241" table:style-name="ACE-19"/>
        </table:table-row>
        <table:table-row table:style-name="AROW-5">
          <table:table-cell table:style-name="ACE-17" office:value-type="string">
            <text:p>FR 139</text:p>
          </table:table-cell>
          <table:table-cell table:style-name="ACE-17" office:value-type="string">
            <text:p>Visset 1982;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377000000000002">
            <text:p>47.38</text:p>
          </table:table-cell>
          <table:table-cell table:style-name="ACE-21" office:value-type="float" office:value="-2.1669999999999998">
            <text:p>−2.17</text:p>
          </table:table-cell>
          <table:table-cell table:style-name="ACE-17" office:value-type="float" office:value="1">
            <text:p>1</text:p>
          </table:table-cell>
          <table:table-cell table:style-name="ACE-18" office:value-type="float" office:value="4575">
            <text:p>4575</text:p>
          </table:table-cell>
          <table:table-cell table:style-name="ACE-18" office:value-type="float" office:value="143.11984785015878">
            <text:p>143</text:p>
          </table:table-cell>
          <table:table-cell table:style-name="ACE-17" office:value-type="string">
            <text:p>Ny-683</text:p>
          </table:table-cell>
          <table:table-cell table:style-name="ACE-17" office:value-type="float" office:value="4575">
            <text:p>4575</text:p>
          </table:table-cell>
          <table:table-cell table:style-name="ACE-17" office:value-type="float" office:value="105">
            <text:p>105</text:p>
          </table:table-cell>
          <table:table-cell table:style-name="ACE-17" office:value-type="string">
            <text:p>plant debris</text:p>
          </table:table-cell>
          <table:table-cell table:style-name="ACE-20" table:formula="of:=ROUND([.H140];0)" office:value-type="float" office:value="4575">
            <text:p>4575</text:p>
          </table:table-cell>
          <table:table-cell table:style-name="ACE-20" table:formula="of:=ROUND([.I140];0)" office:value-type="float" office:value="143">
            <text:p>143</text:p>
          </table:table-cell>
          <table:table-cell table:number-columns-repeated="241" table:style-name="ACE-19"/>
        </table:table-row>
        <table:table-row table:style-name="AROW-5">
          <table:table-cell table:style-name="ACE-17" office:value-type="string">
            <text:p>FR 140</text:p>
          </table:table-cell>
          <table:table-cell table:style-name="ACE-17" office:value-type="string">
            <text:p>Visset 1982; Stéphan and Goslin 2014 (as in García-Artola et al. 2018)</text:p>
          </table:table-cell>
          <table:table-cell table:style-name="ACE-17" office:value-type="float" office:value="4">
            <text:p>4</text:p>
          </table:table-cell>
          <table:table-cell table:style-name="ACE-17" office:value-type="string">
            <text:p>5 South Brittany, France</text:p>
          </table:table-cell>
          <table:table-cell table:style-name="ACE-21" office:value-type="float" office:value="47.377000000000002">
            <text:p>47.38</text:p>
          </table:table-cell>
          <table:table-cell table:style-name="ACE-21" office:value-type="float" office:value="-2.1669999999999998">
            <text:p>−2.17</text:p>
          </table:table-cell>
          <table:table-cell table:style-name="ACE-17" office:value-type="float" office:value="1">
            <text:p>1</text:p>
          </table:table-cell>
          <table:table-cell table:style-name="ACE-18" office:value-type="float" office:value="1240">
            <text:p>1240</text:p>
          </table:table-cell>
          <table:table-cell table:style-name="ACE-18" office:value-type="float" office:value="125.92970598176029">
            <text:p>126</text:p>
          </table:table-cell>
          <table:table-cell table:style-name="ACE-17" office:value-type="string">
            <text:p>Ny-677</text:p>
          </table:table-cell>
          <table:table-cell table:style-name="ACE-17" office:value-type="float" office:value="1240">
            <text:p>1240</text:p>
          </table:table-cell>
          <table:table-cell table:style-name="ACE-17" office:value-type="float" office:value="80">
            <text:p>80</text:p>
          </table:table-cell>
          <table:table-cell table:style-name="ACE-17" office:value-type="string">
            <text:p>plant debris</text:p>
          </table:table-cell>
          <table:table-cell table:style-name="ACE-20" table:formula="of:=ROUND([.H141];0)" office:value-type="float" office:value="1240">
            <text:p>1240</text:p>
          </table:table-cell>
          <table:table-cell table:style-name="ACE-20" table:formula="of:=ROUND([.I141];0)" office:value-type="float" office:value="126">
            <text:p>126</text:p>
          </table:table-cell>
          <table:table-cell table:number-columns-repeated="241" table:style-name="ACE-19"/>
        </table:table-row>
        <table:table-row table:style-name="AROW-5">
          <table:table-cell table:style-name="ACE-17" office:value-type="string">
            <text:p>FR 141</text:p>
          </table:table-cell>
          <table:table-cell table:style-name="ACE-17" office:value-type="string">
            <text:p>Joly 2004;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2000000000002">
            <text:p>46.54</text:p>
          </table:table-cell>
          <table:table-cell table:style-name="ACE-21" office:value-type="float" office:value="-1.8080000000000001">
            <text:p>−1.81</text:p>
          </table:table-cell>
          <table:table-cell table:style-name="ACE-17" office:value-type="float" office:value="1">
            <text:p>1</text:p>
          </table:table-cell>
          <table:table-cell table:style-name="ACE-18" office:value-type="float" office:value="1765">
            <text:p>1765</text:p>
          </table:table-cell>
          <table:table-cell table:style-name="ACE-18" office:value-type="float" office:value="160.07810593582121">
            <text:p>160</text:p>
          </table:table-cell>
          <table:table-cell table:style-name="ACE-17" office:value-type="string">
            <text:p>A-12422</text:p>
          </table:table-cell>
          <table:table-cell table:style-name="ACE-17" office:value-type="float" office:value="1765">
            <text:p>1765</text:p>
          </table:table-cell>
          <table:table-cell table:style-name="ACE-17" office:value-type="float" office:value="125">
            <text:p>125</text:p>
          </table:table-cell>
          <table:table-cell table:style-name="ACE-17" office:value-type="string">
            <text:p>blue mud</text:p>
          </table:table-cell>
          <table:table-cell table:style-name="ACE-20" table:formula="of:=ROUND([.H142];0)" office:value-type="float" office:value="1765">
            <text:p>1765</text:p>
          </table:table-cell>
          <table:table-cell table:style-name="ACE-20" table:formula="of:=ROUND([.I142];0)" office:value-type="float" office:value="160">
            <text:p>160</text:p>
          </table:table-cell>
          <table:table-cell table:number-columns-repeated="241" table:style-name="ACE-19"/>
        </table:table-row>
        <table:table-row table:style-name="AROW-5">
          <table:table-cell table:style-name="ACE-17" office:value-type="string">
            <text:p>FR 142</text:p>
          </table:table-cell>
          <table:table-cell table:style-name="ACE-17" office:value-type="string">
            <text:p>Joly 2004;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2000000000002">
            <text:p>46.54</text:p>
          </table:table-cell>
          <table:table-cell table:style-name="ACE-21" office:value-type="float" office:value="-1.8080000000000001">
            <text:p>−1.81</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137.93114224133723">
            <text:p>138</text:p>
          </table:table-cell>
          <table:table-cell table:style-name="ACE-17" office:value-type="string">
            <text:p>A-12423</text:p>
          </table:table-cell>
          <table:table-cell table:style-name="ACE-17" office:value-type="float" office:value="2000">
            <text:p>2000</text:p>
          </table:table-cell>
          <table:table-cell table:style-name="ACE-17" office:value-type="float" office:value="95">
            <text:p>95</text:p>
          </table:table-cell>
          <table:table-cell table:style-name="ACE-17" office:value-type="string">
            <text:p>blue mud</text:p>
          </table:table-cell>
          <table:table-cell table:style-name="ACE-20" table:formula="of:=ROUND([.H143];0)" office:value-type="float" office:value="2000">
            <text:p>2000</text:p>
          </table:table-cell>
          <table:table-cell table:style-name="ACE-20" table:formula="of:=ROUND([.I143];0)" office:value-type="float" office:value="138">
            <text:p>138</text:p>
          </table:table-cell>
          <table:table-cell table:number-columns-repeated="241" table:style-name="ACE-19"/>
        </table:table-row>
        <table:table-row table:style-name="AROW-5">
          <table:table-cell table:style-name="ACE-17" office:value-type="string">
            <text:p>FR 143</text:p>
          </table:table-cell>
          <table:table-cell table:style-name="ACE-17" office:value-type="string">
            <text:p>Joly 2004;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2000000000002">
            <text:p>46.54</text:p>
          </table:table-cell>
          <table:table-cell table:style-name="ACE-21" office:value-type="float" office:value="-1.8080000000000001">
            <text:p>−1.81</text:p>
          </table:table-cell>
          <table:table-cell table:style-name="ACE-17" office:value-type="float" office:value="1">
            <text:p>1</text:p>
          </table:table-cell>
          <table:table-cell table:style-name="ACE-18" office:value-type="float" office:value="3510">
            <text:p>3510</text:p>
          </table:table-cell>
          <table:table-cell table:style-name="ACE-18" office:value-type="float" office:value="164.01219466856725">
            <text:p>164</text:p>
          </table:table-cell>
          <table:table-cell table:style-name="ACE-17" office:value-type="string">
            <text:p>Ly-3350</text:p>
          </table:table-cell>
          <table:table-cell table:style-name="ACE-17" office:value-type="float" office:value="3510">
            <text:p>3510</text:p>
          </table:table-cell>
          <table:table-cell table:style-name="ACE-17" office:value-type="float" office:value="130">
            <text:p>130</text:p>
          </table:table-cell>
          <table:table-cell table:style-name="ACE-17" office:value-type="string">
            <text:p>peaty mud</text:p>
          </table:table-cell>
          <table:table-cell table:style-name="ACE-20" table:formula="of:=ROUND([.H144];0)" office:value-type="float" office:value="3510">
            <text:p>3510</text:p>
          </table:table-cell>
          <table:table-cell table:style-name="ACE-20" table:formula="of:=ROUND([.I144];0)" office:value-type="float" office:value="164">
            <text:p>164</text:p>
          </table:table-cell>
          <table:table-cell table:number-columns-repeated="241" table:style-name="ACE-19"/>
        </table:table-row>
        <table:table-row table:style-name="AROW-5">
          <table:table-cell table:style-name="ACE-17" office:value-type="string">
            <text:p>FR 144</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370">
            <text:p>370</text:p>
          </table:table-cell>
          <table:table-cell table:style-name="ACE-18" office:value-type="float" office:value="131.24404748406687">
            <text:p>131</text:p>
          </table:table-cell>
          <table:table-cell table:style-name="ACE-17"/>
          <table:table-cell table:style-name="ACE-17" office:value-type="float" office:value="370">
            <text:p>370</text:p>
          </table:table-cell>
          <table:table-cell table:style-name="ACE-17" office:value-type="float" office:value="85">
            <text:p>85</text:p>
          </table:table-cell>
          <table:table-cell table:style-name="ACE-17" office:value-type="string">
            <text:p>green-blue mud</text:p>
          </table:table-cell>
          <table:table-cell table:style-name="ACE-20" table:formula="of:=ROUND([.H145];0)" office:value-type="float" office:value="370">
            <text:p>370</text:p>
          </table:table-cell>
          <table:table-cell table:style-name="ACE-20" table:formula="of:=ROUND([.I145];0)" office:value-type="float" office:value="131">
            <text:p>131</text:p>
          </table:table-cell>
          <table:table-cell table:number-columns-repeated="241" table:style-name="ACE-19"/>
        </table:table-row>
        <table:table-row table:style-name="AROW-5">
          <table:table-cell table:style-name="ACE-17" office:value-type="string">
            <text:p>FR 145</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1665">
            <text:p>1665</text:p>
          </table:table-cell>
          <table:table-cell table:style-name="ACE-18" office:value-type="float" office:value="192.93781381574738">
            <text:p>193</text:p>
          </table:table-cell>
          <table:table-cell table:style-name="ACE-17" office:value-type="string">
            <text:p>A-13038</text:p>
          </table:table-cell>
          <table:table-cell table:style-name="ACE-17" office:value-type="float" office:value="1665">
            <text:p>1665</text:p>
          </table:table-cell>
          <table:table-cell table:style-name="ACE-17" office:value-type="float" office:value="165">
            <text:p>165</text:p>
          </table:table-cell>
          <table:table-cell table:style-name="ACE-17" office:value-type="string">
            <text:p>green-blue mud</text:p>
          </table:table-cell>
          <table:table-cell table:style-name="ACE-20" table:formula="of:=ROUND([.H146];0)" office:value-type="float" office:value="1665">
            <text:p>1665</text:p>
          </table:table-cell>
          <table:table-cell table:style-name="ACE-20" table:formula="of:=ROUND([.I146];0)" office:value-type="float" office:value="193">
            <text:p>193</text:p>
          </table:table-cell>
          <table:table-cell table:number-columns-repeated="241" table:style-name="ACE-19"/>
        </table:table-row>
        <table:table-row table:style-name="AROW-5">
          <table:table-cell table:style-name="ACE-17" office:value-type="string">
            <text:p>FR 146</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2690">
            <text:p>2690</text:p>
          </table:table-cell>
          <table:table-cell table:style-name="ACE-18" office:value-type="float" office:value="201.55644370746373">
            <text:p>202</text:p>
          </table:table-cell>
          <table:table-cell table:style-name="ACE-17" office:value-type="string">
            <text:p>A-11539</text:p>
          </table:table-cell>
          <table:table-cell table:style-name="ACE-17" office:value-type="float" office:value="2690">
            <text:p>2690</text:p>
          </table:table-cell>
          <table:table-cell table:style-name="ACE-17" office:value-type="float" office:value="175">
            <text:p>175</text:p>
          </table:table-cell>
          <table:table-cell table:style-name="ACE-17" office:value-type="string">
            <text:p>green-blue mud</text:p>
          </table:table-cell>
          <table:table-cell table:style-name="ACE-20" table:formula="of:=ROUND([.H147];0)" office:value-type="float" office:value="2690">
            <text:p>2690</text:p>
          </table:table-cell>
          <table:table-cell table:style-name="ACE-20" table:formula="of:=ROUND([.I147];0)" office:value-type="float" office:value="202">
            <text:p>202</text:p>
          </table:table-cell>
          <table:table-cell table:number-columns-repeated="241" table:style-name="ACE-19"/>
        </table:table-row>
        <table:table-row table:style-name="AROW-5">
          <table:table-cell table:style-name="ACE-17" office:value-type="string">
            <text:p>FR 147</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3465">
            <text:p>3465</text:p>
          </table:table-cell>
          <table:table-cell table:style-name="ACE-18" office:value-type="float" office:value="176.13914953808538">
            <text:p>176</text:p>
          </table:table-cell>
          <table:table-cell table:style-name="ACE-17" office:value-type="string">
            <text:p>A-11871</text:p>
          </table:table-cell>
          <table:table-cell table:style-name="ACE-17" office:value-type="float" office:value="3465">
            <text:p>3465</text:p>
          </table:table-cell>
          <table:table-cell table:style-name="ACE-17" office:value-type="float" office:value="145">
            <text:p>145</text:p>
          </table:table-cell>
          <table:table-cell table:style-name="ACE-17" office:value-type="string">
            <text:p>black mud</text:p>
          </table:table-cell>
          <table:table-cell table:style-name="ACE-20" table:formula="of:=ROUND([.H148];0)" office:value-type="float" office:value="3465">
            <text:p>3465</text:p>
          </table:table-cell>
          <table:table-cell table:style-name="ACE-20" table:formula="of:=ROUND([.I148];0)" office:value-type="float" office:value="176">
            <text:p>176</text:p>
          </table:table-cell>
          <table:table-cell table:number-columns-repeated="241" table:style-name="ACE-19"/>
        </table:table-row>
        <table:table-row table:style-name="AROW-5">
          <table:table-cell table:style-name="ACE-17" office:value-type="string">
            <text:p>FR 148</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5540">
            <text:p>5540</text:p>
          </table:table-cell>
          <table:table-cell table:style-name="ACE-18" office:value-type="float" office:value="164.01219466856725">
            <text:p>164</text:p>
          </table:table-cell>
          <table:table-cell table:style-name="ACE-17"/>
          <table:table-cell table:style-name="ACE-17" office:value-type="float" office:value="5540">
            <text:p>5540</text:p>
          </table:table-cell>
          <table:table-cell table:style-name="ACE-17" office:value-type="float" office:value="130">
            <text:p>130</text:p>
          </table:table-cell>
          <table:table-cell table:style-name="ACE-17" office:value-type="string">
            <text:p>black mud</text:p>
          </table:table-cell>
          <table:table-cell table:style-name="ACE-20" table:formula="of:=ROUND([.H149];0)" office:value-type="float" office:value="5540">
            <text:p>5540</text:p>
          </table:table-cell>
          <table:table-cell table:style-name="ACE-20" table:formula="of:=ROUND([.I149];0)" office:value-type="float" office:value="164">
            <text:p>164</text:p>
          </table:table-cell>
          <table:table-cell table:number-columns-repeated="241" table:style-name="ACE-19"/>
        </table:table-row>
        <table:table-row table:style-name="AROW-5">
          <table:table-cell table:style-name="ACE-17" office:value-type="string">
            <text:p>FR 149</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8999999999999">
            <text:p>46.55</text:p>
          </table:table-cell>
          <table:table-cell table:style-name="ACE-21" office:value-type="float" office:value="-1.7629999999999999">
            <text:p>−1.76</text:p>
          </table:table-cell>
          <table:table-cell table:style-name="ACE-17" office:value-type="float" office:value="1">
            <text:p>1</text:p>
          </table:table-cell>
          <table:table-cell table:style-name="ACE-18" office:value-type="float" office:value="5235">
            <text:p>5235</text:p>
          </table:table-cell>
          <table:table-cell table:style-name="ACE-18" office:value-type="float" office:value="188.67962264113208">
            <text:p>189</text:p>
          </table:table-cell>
          <table:table-cell table:style-name="ACE-17"/>
          <table:table-cell table:style-name="ACE-17" office:value-type="float" office:value="5235">
            <text:p>5235</text:p>
          </table:table-cell>
          <table:table-cell table:style-name="ACE-17" office:value-type="float" office:value="160">
            <text:p>160</text:p>
          </table:table-cell>
          <table:table-cell table:style-name="ACE-17" office:value-type="string">
            <text:p>black mud</text:p>
          </table:table-cell>
          <table:table-cell table:style-name="ACE-20" table:formula="of:=ROUND([.H150];0)" office:value-type="float" office:value="5235">
            <text:p>5235</text:p>
          </table:table-cell>
          <table:table-cell table:style-name="ACE-20" table:formula="of:=ROUND([.I150];0)" office:value-type="float" office:value="189">
            <text:p>189</text:p>
          </table:table-cell>
          <table:table-cell table:number-columns-repeated="241" table:style-name="ACE-19"/>
        </table:table-row>
        <table:table-row table:style-name="AROW-5">
          <table:table-cell table:style-name="ACE-17" office:value-type="string">
            <text:p>FR 150</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45000000000002">
            <text:p>46.55</text:p>
          </table:table-cell>
          <table:table-cell table:style-name="ACE-21" office:value-type="float" office:value="-1.8300000000000001">
            <text:p>−1.83</text:p>
          </table:table-cell>
          <table:table-cell table:style-name="ACE-17" office:value-type="float" office:value="1">
            <text:p>1</text:p>
          </table:table-cell>
          <table:table-cell table:style-name="ACE-18" office:value-type="float" office:value="4335">
            <text:p>4335</text:p>
          </table:table-cell>
          <table:table-cell table:style-name="ACE-18" office:value-type="float" office:value="128.06248474865697">
            <text:p>128</text:p>
          </table:table-cell>
          <table:table-cell table:style-name="ACE-17" office:value-type="string">
            <text:p>A-12380</text:p>
          </table:table-cell>
          <table:table-cell table:style-name="ACE-17" office:value-type="float" office:value="4335">
            <text:p>4335</text:p>
          </table:table-cell>
          <table:table-cell table:style-name="ACE-17" office:value-type="float" office:value="80">
            <text:p>80</text:p>
          </table:table-cell>
          <table:table-cell table:style-name="ACE-17" office:value-type="string">
            <text:p>peaty mud</text:p>
          </table:table-cell>
          <table:table-cell table:style-name="ACE-20" table:formula="of:=ROUND([.H151];0)" office:value-type="float" office:value="4335">
            <text:p>4335</text:p>
          </table:table-cell>
          <table:table-cell table:style-name="ACE-20" table:formula="of:=ROUND([.I151];0)" office:value-type="float" office:value="128">
            <text:p>128</text:p>
          </table:table-cell>
          <table:table-cell table:number-columns-repeated="241" table:style-name="ACE-19"/>
        </table:table-row>
        <table:table-row table:style-name="AROW-5">
          <table:table-cell table:style-name="ACE-17" office:value-type="string">
            <text:p>FR 151</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4055">
            <text:p>4055</text:p>
          </table:table-cell>
          <table:table-cell table:style-name="ACE-18" office:value-type="float" office:value="197.23082923316019">
            <text:p>197</text:p>
          </table:table-cell>
          <table:table-cell table:style-name="ACE-17" office:value-type="string">
            <text:p>A-13703</text:p>
          </table:table-cell>
          <table:table-cell table:style-name="ACE-17" office:value-type="float" office:value="4055">
            <text:p>4055</text:p>
          </table:table-cell>
          <table:table-cell table:style-name="ACE-17" office:value-type="float" office:value="170">
            <text:p>170</text:p>
          </table:table-cell>
          <table:table-cell table:style-name="ACE-17" office:value-type="string">
            <text:p>blue organic mud</text:p>
          </table:table-cell>
          <table:table-cell table:style-name="ACE-20" table:formula="of:=ROUND([.H152];0)" office:value-type="float" office:value="4055">
            <text:p>4055</text:p>
          </table:table-cell>
          <table:table-cell table:style-name="ACE-20" table:formula="of:=ROUND([.I152];0)" office:value-type="float" office:value="197">
            <text:p>197</text:p>
          </table:table-cell>
          <table:table-cell table:number-columns-repeated="241" table:style-name="ACE-19"/>
        </table:table-row>
        <table:table-row table:style-name="AROW-5">
          <table:table-cell table:style-name="ACE-17" office:value-type="string">
            <text:p>FR 152</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4480">
            <text:p>4480</text:p>
          </table:table-cell>
          <table:table-cell table:style-name="ACE-18" office:value-type="float" office:value="122.06555615733703">
            <text:p>122</text:p>
          </table:table-cell>
          <table:table-cell table:style-name="ACE-17" office:value-type="string">
            <text:p>A-12962</text:p>
          </table:table-cell>
          <table:table-cell table:style-name="ACE-17" office:value-type="float" office:value="4480">
            <text:p>4480</text:p>
          </table:table-cell>
          <table:table-cell table:style-name="ACE-17" office:value-type="float" office:value="70">
            <text:p>70</text:p>
          </table:table-cell>
          <table:table-cell table:style-name="ACE-17" office:value-type="string">
            <text:p>blue organic mud</text:p>
          </table:table-cell>
          <table:table-cell table:style-name="ACE-20" table:formula="of:=ROUND([.H153];0)" office:value-type="float" office:value="4480">
            <text:p>4480</text:p>
          </table:table-cell>
          <table:table-cell table:style-name="ACE-20" table:formula="of:=ROUND([.I153];0)" office:value-type="float" office:value="122">
            <text:p>122</text:p>
          </table:table-cell>
          <table:table-cell table:number-columns-repeated="241" table:style-name="ACE-19"/>
        </table:table-row>
        <table:table-row table:style-name="AROW-5">
          <table:table-cell table:style-name="ACE-17" office:value-type="string">
            <text:p>FR 153</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4795">
            <text:p>4795</text:p>
          </table:table-cell>
          <table:table-cell table:style-name="ACE-18" office:value-type="float" office:value="107.70329614269008">
            <text:p>108</text:p>
          </table:table-cell>
          <table:table-cell table:style-name="ACE-17" office:value-type="string">
            <text:p>A-12961</text:p>
          </table:table-cell>
          <table:table-cell table:style-name="ACE-17" office:value-type="float" office:value="4795">
            <text:p>4795</text:p>
          </table:table-cell>
          <table:table-cell table:style-name="ACE-17" office:value-type="float" office:value="40">
            <text:p>40</text:p>
          </table:table-cell>
          <table:table-cell table:style-name="ACE-17" office:value-type="string">
            <text:p>grey organic mud</text:p>
          </table:table-cell>
          <table:table-cell table:style-name="ACE-20" table:formula="of:=ROUND([.H154];0)" office:value-type="float" office:value="4795">
            <text:p>4795</text:p>
          </table:table-cell>
          <table:table-cell table:style-name="ACE-20" table:formula="of:=ROUND([.I154];0)" office:value-type="float" office:value="108">
            <text:p>108</text:p>
          </table:table-cell>
          <table:table-cell table:number-columns-repeated="241" table:style-name="ACE-19"/>
        </table:table-row>
        <table:table-row table:style-name="AROW-5">
          <table:table-cell table:style-name="ACE-17" office:value-type="string">
            <text:p>FR 154</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6225">
            <text:p>6225</text:p>
          </table:table-cell>
          <table:table-cell table:style-name="ACE-18" office:value-type="float" office:value="176.13914953808538">
            <text:p>176</text:p>
          </table:table-cell>
          <table:table-cell table:style-name="ACE-17" office:value-type="string">
            <text:p>A-12963</text:p>
          </table:table-cell>
          <table:table-cell table:style-name="ACE-17" office:value-type="float" office:value="6225">
            <text:p>6225</text:p>
          </table:table-cell>
          <table:table-cell table:style-name="ACE-17" office:value-type="float" office:value="145">
            <text:p>145</text:p>
          </table:table-cell>
          <table:table-cell table:style-name="ACE-17" office:value-type="string">
            <text:p>grey organic mud</text:p>
          </table:table-cell>
          <table:table-cell table:style-name="ACE-20" table:formula="of:=ROUND([.H155];0)" office:value-type="float" office:value="6225">
            <text:p>6225</text:p>
          </table:table-cell>
          <table:table-cell table:style-name="ACE-20" table:formula="of:=ROUND([.I155];0)" office:value-type="float" office:value="176">
            <text:p>176</text:p>
          </table:table-cell>
          <table:table-cell table:number-columns-repeated="241" table:style-name="ACE-19"/>
        </table:table-row>
        <table:table-row table:style-name="AROW-5">
          <table:table-cell table:style-name="ACE-17" office:value-type="string">
            <text:p>FR 155</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035">
            <text:p>7035</text:p>
          </table:table-cell>
          <table:table-cell table:style-name="ACE-18" office:value-type="float" office:value="176.13914953808538">
            <text:p>176</text:p>
          </table:table-cell>
          <table:table-cell table:style-name="ACE-17" office:value-type="string">
            <text:p>A-12964</text:p>
          </table:table-cell>
          <table:table-cell table:style-name="ACE-17" office:value-type="float" office:value="7035">
            <text:p>7035</text:p>
          </table:table-cell>
          <table:table-cell table:style-name="ACE-17" office:value-type="float" office:value="145">
            <text:p>145</text:p>
          </table:table-cell>
          <table:table-cell table:style-name="ACE-17" office:value-type="string">
            <text:p>grey organic mud</text:p>
          </table:table-cell>
          <table:table-cell table:style-name="ACE-20" table:formula="of:=ROUND([.H156];0)" office:value-type="float" office:value="7035">
            <text:p>7035</text:p>
          </table:table-cell>
          <table:table-cell table:style-name="ACE-20" table:formula="of:=ROUND([.I156];0)" office:value-type="float" office:value="176">
            <text:p>176</text:p>
          </table:table-cell>
          <table:table-cell table:number-columns-repeated="241" table:style-name="ACE-19"/>
        </table:table-row>
        <table:table-row table:style-name="AROW-5">
          <table:table-cell table:style-name="ACE-17" office:value-type="string">
            <text:p>FR 156</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105">
            <text:p>7105</text:p>
          </table:table-cell>
          <table:table-cell table:style-name="ACE-18" office:value-type="float" office:value="141.42135623730951">
            <text:p>141</text:p>
          </table:table-cell>
          <table:table-cell table:style-name="ACE-17" office:value-type="string">
            <text:p>A-12373</text:p>
          </table:table-cell>
          <table:table-cell table:style-name="ACE-17" office:value-type="float" office:value="7105">
            <text:p>7105</text:p>
          </table:table-cell>
          <table:table-cell table:style-name="ACE-17" office:value-type="float" office:value="100">
            <text:p>100</text:p>
          </table:table-cell>
          <table:table-cell table:style-name="ACE-17" office:value-type="string">
            <text:p>grey organic mud</text:p>
          </table:table-cell>
          <table:table-cell table:style-name="ACE-20" table:formula="of:=ROUND([.H157];0)" office:value-type="float" office:value="7105">
            <text:p>7105</text:p>
          </table:table-cell>
          <table:table-cell table:style-name="ACE-20" table:formula="of:=ROUND([.I157];0)" office:value-type="float" office:value="141">
            <text:p>141</text:p>
          </table:table-cell>
          <table:table-cell table:number-columns-repeated="241" table:style-name="ACE-19"/>
        </table:table-row>
        <table:table-row table:style-name="AROW-5">
          <table:table-cell table:style-name="ACE-17" office:value-type="string">
            <text:p>FR 157</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650">
            <text:p>7650</text:p>
          </table:table-cell>
          <table:table-cell table:style-name="ACE-18" office:value-type="float" office:value="160.07810593582121">
            <text:p>160</text:p>
          </table:table-cell>
          <table:table-cell table:style-name="ACE-17" office:value-type="string">
            <text:p>A-12374</text:p>
          </table:table-cell>
          <table:table-cell table:style-name="ACE-17" office:value-type="float" office:value="7650">
            <text:p>7650</text:p>
          </table:table-cell>
          <table:table-cell table:style-name="ACE-17" office:value-type="float" office:value="125">
            <text:p>125</text:p>
          </table:table-cell>
          <table:table-cell table:style-name="ACE-17" office:value-type="string">
            <text:p>grey organic mud</text:p>
          </table:table-cell>
          <table:table-cell table:style-name="ACE-20" table:formula="of:=ROUND([.H158];0)" office:value-type="float" office:value="7650">
            <text:p>7650</text:p>
          </table:table-cell>
          <table:table-cell table:style-name="ACE-20" table:formula="of:=ROUND([.I158];0)" office:value-type="float" office:value="160">
            <text:p>160</text:p>
          </table:table-cell>
          <table:table-cell table:number-columns-repeated="241" table:style-name="ACE-19"/>
        </table:table-row>
        <table:table-row table:style-name="AROW-5">
          <table:table-cell table:style-name="ACE-17" office:value-type="string">
            <text:p>FR 158</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10999999999997">
            <text:p>46.61</text:p>
          </table:table-cell>
          <table:table-cell table:style-name="ACE-21" office:value-type="float" office:value="-1.843">
            <text:p>−1.84</text:p>
          </table:table-cell>
          <table:table-cell table:style-name="ACE-17" office:value-type="float" office:value="1">
            <text:p>1</text:p>
          </table:table-cell>
          <table:table-cell table:style-name="ACE-18" office:value-type="float" office:value="7815">
            <text:p>7815</text:p>
          </table:table-cell>
          <table:table-cell table:style-name="ACE-18" office:value-type="float" office:value="168.00297616411441">
            <text:p>168</text:p>
          </table:table-cell>
          <table:table-cell table:style-name="ACE-17" office:value-type="string">
            <text:p>A-11878</text:p>
          </table:table-cell>
          <table:table-cell table:style-name="ACE-17" office:value-type="float" office:value="7815">
            <text:p>7815</text:p>
          </table:table-cell>
          <table:table-cell table:style-name="ACE-17" office:value-type="float" office:value="135">
            <text:p>135</text:p>
          </table:table-cell>
          <table:table-cell table:style-name="ACE-17" office:value-type="string">
            <text:p>peat</text:p>
          </table:table-cell>
          <table:table-cell table:style-name="ACE-20" table:formula="of:=ROUND([.H159];0)" office:value-type="float" office:value="7815">
            <text:p>7815</text:p>
          </table:table-cell>
          <table:table-cell table:style-name="ACE-20" table:formula="of:=ROUND([.I159];0)" office:value-type="float" office:value="168">
            <text:p>168</text:p>
          </table:table-cell>
          <table:table-cell table:number-columns-repeated="241" table:style-name="ACE-19"/>
        </table:table-row>
        <table:table-row table:style-name="AROW-5">
          <table:table-cell table:style-name="ACE-17" office:value-type="string">
            <text:p>FR 159</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265">
            <text:p>265</text:p>
          </table:table-cell>
          <table:table-cell table:style-name="ACE-18" office:value-type="float" office:value="141.42135623730951">
            <text:p>141</text:p>
          </table:table-cell>
          <table:table-cell table:style-name="ACE-17" office:value-type="string">
            <text:p>A-13705</text:p>
          </table:table-cell>
          <table:table-cell table:style-name="ACE-17" office:value-type="float" office:value="265">
            <text:p>265</text:p>
          </table:table-cell>
          <table:table-cell table:style-name="ACE-17" office:value-type="float" office:value="100">
            <text:p>100</text:p>
          </table:table-cell>
          <table:table-cell table:style-name="ACE-17" office:value-type="string">
            <text:p>oxidized grey mud</text:p>
          </table:table-cell>
          <table:table-cell table:style-name="ACE-20" table:formula="of:=ROUND([.H160];0)" office:value-type="float" office:value="265">
            <text:p>265</text:p>
          </table:table-cell>
          <table:table-cell table:style-name="ACE-20" table:formula="of:=ROUND([.I160];0)" office:value-type="float" office:value="141">
            <text:p>141</text:p>
          </table:table-cell>
          <table:table-cell table:number-columns-repeated="241" table:style-name="ACE-19"/>
        </table:table-row>
        <table:table-row table:style-name="AROW-5">
          <table:table-cell table:style-name="ACE-17" office:value-type="string">
            <text:p>FR 160</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3470">
            <text:p>3470</text:p>
          </table:table-cell>
          <table:table-cell table:style-name="ACE-18" office:value-type="float" office:value="111.80339887498948">
            <text:p>112</text:p>
          </table:table-cell>
          <table:table-cell table:style-name="ACE-17" office:value-type="string">
            <text:p>A-11240</text:p>
          </table:table-cell>
          <table:table-cell table:style-name="ACE-17" office:value-type="float" office:value="3470">
            <text:p>3470</text:p>
          </table:table-cell>
          <table:table-cell table:style-name="ACE-17" office:value-type="float" office:value="50">
            <text:p>50</text:p>
          </table:table-cell>
          <table:table-cell table:style-name="ACE-17" office:value-type="string">
            <text:p>grey organic mud</text:p>
          </table:table-cell>
          <table:table-cell table:style-name="ACE-20" table:formula="of:=ROUND([.H161];0)" office:value-type="float" office:value="3470">
            <text:p>3470</text:p>
          </table:table-cell>
          <table:table-cell table:style-name="ACE-20" table:formula="of:=ROUND([.I161];0)" office:value-type="float" office:value="112">
            <text:p>112</text:p>
          </table:table-cell>
          <table:table-cell table:number-columns-repeated="241" table:style-name="ACE-19"/>
        </table:table-row>
        <table:table-row table:style-name="AROW-5">
          <table:table-cell table:style-name="ACE-17" office:value-type="string">
            <text:p>FR 161</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5335">
            <text:p>5335</text:p>
          </table:table-cell>
          <table:table-cell table:style-name="ACE-18" office:value-type="float" office:value="184.45866745696716">
            <text:p>184</text:p>
          </table:table-cell>
          <table:table-cell table:style-name="ACE-17" office:value-type="string">
            <text:p>A-13706</text:p>
          </table:table-cell>
          <table:table-cell table:style-name="ACE-17" office:value-type="float" office:value="5335">
            <text:p>5335</text:p>
          </table:table-cell>
          <table:table-cell table:style-name="ACE-17" office:value-type="float" office:value="155">
            <text:p>155</text:p>
          </table:table-cell>
          <table:table-cell table:style-name="ACE-17" office:value-type="string">
            <text:p>grey organic mud</text:p>
          </table:table-cell>
          <table:table-cell table:style-name="ACE-20" table:formula="of:=ROUND([.H162];0)" office:value-type="float" office:value="5335">
            <text:p>5335</text:p>
          </table:table-cell>
          <table:table-cell table:style-name="ACE-20" table:formula="of:=ROUND([.I162];0)" office:value-type="float" office:value="184">
            <text:p>184</text:p>
          </table:table-cell>
          <table:table-cell table:number-columns-repeated="241" table:style-name="ACE-19"/>
        </table:table-row>
        <table:table-row table:style-name="AROW-5">
          <table:table-cell table:style-name="ACE-17" office:value-type="string">
            <text:p>FR 162</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5685">
            <text:p>5685</text:p>
          </table:table-cell>
          <table:table-cell table:style-name="ACE-18" office:value-type="float" office:value="156.20499351813308">
            <text:p>156</text:p>
          </table:table-cell>
          <table:table-cell table:style-name="ACE-17" office:value-type="string">
            <text:p>A-13707</text:p>
          </table:table-cell>
          <table:table-cell table:style-name="ACE-17" office:value-type="float" office:value="5685">
            <text:p>5685</text:p>
          </table:table-cell>
          <table:table-cell table:style-name="ACE-17" office:value-type="float" office:value="120">
            <text:p>120</text:p>
          </table:table-cell>
          <table:table-cell table:style-name="ACE-17" office:value-type="string">
            <text:p>grey organic mud with sand</text:p>
          </table:table-cell>
          <table:table-cell table:style-name="ACE-20" table:formula="of:=ROUND([.H163];0)" office:value-type="float" office:value="5685">
            <text:p>5685</text:p>
          </table:table-cell>
          <table:table-cell table:style-name="ACE-20" table:formula="of:=ROUND([.I163];0)" office:value-type="float" office:value="156">
            <text:p>156</text:p>
          </table:table-cell>
          <table:table-cell table:number-columns-repeated="241" table:style-name="ACE-19"/>
        </table:table-row>
        <table:table-row table:style-name="AROW-5">
          <table:table-cell table:style-name="ACE-17" office:value-type="string">
            <text:p>FR 163</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6170">
            <text:p>6170</text:p>
          </table:table-cell>
          <table:table-cell table:style-name="ACE-18" office:value-type="float" office:value="119.26860441876563">
            <text:p>119</text:p>
          </table:table-cell>
          <table:table-cell table:style-name="ACE-17" office:value-type="string">
            <text:p>A-11241</text:p>
          </table:table-cell>
          <table:table-cell table:style-name="ACE-17" office:value-type="float" office:value="6170">
            <text:p>6170</text:p>
          </table:table-cell>
          <table:table-cell table:style-name="ACE-17" office:value-type="float" office:value="65">
            <text:p>65</text:p>
          </table:table-cell>
          <table:table-cell table:style-name="ACE-17" office:value-type="string">
            <text:p>grey organic mud</text:p>
          </table:table-cell>
          <table:table-cell table:style-name="ACE-20" table:formula="of:=ROUND([.H164];0)" office:value-type="float" office:value="6170">
            <text:p>6170</text:p>
          </table:table-cell>
          <table:table-cell table:style-name="ACE-20" table:formula="of:=ROUND([.I164];0)" office:value-type="float" office:value="119">
            <text:p>119</text:p>
          </table:table-cell>
          <table:table-cell table:number-columns-repeated="241" table:style-name="ACE-19"/>
        </table:table-row>
        <table:table-row table:style-name="AROW-5">
          <table:table-cell table:style-name="ACE-17" office:value-type="string">
            <text:p>FR 164</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7335">
            <text:p>7335</text:p>
          </table:table-cell>
          <table:table-cell table:style-name="ACE-18" office:value-type="float" office:value="164.01219466856725">
            <text:p>164</text:p>
          </table:table-cell>
          <table:table-cell table:style-name="ACE-17" office:value-type="string">
            <text:p>A-13708</text:p>
          </table:table-cell>
          <table:table-cell table:style-name="ACE-17" office:value-type="float" office:value="7335">
            <text:p>7335</text:p>
          </table:table-cell>
          <table:table-cell table:style-name="ACE-17" office:value-type="float" office:value="130">
            <text:p>130</text:p>
          </table:table-cell>
          <table:table-cell table:style-name="ACE-17" office:value-type="string">
            <text:p>grey-blue organic mud</text:p>
          </table:table-cell>
          <table:table-cell table:style-name="ACE-20" table:formula="of:=ROUND([.H165];0)" office:value-type="float" office:value="7335">
            <text:p>7335</text:p>
          </table:table-cell>
          <table:table-cell table:style-name="ACE-20" table:formula="of:=ROUND([.I165];0)" office:value-type="float" office:value="164">
            <text:p>164</text:p>
          </table:table-cell>
          <table:table-cell table:number-columns-repeated="241" table:style-name="ACE-19"/>
        </table:table-row>
        <table:table-row table:style-name="AROW-5">
          <table:table-cell table:style-name="ACE-17" office:value-type="string">
            <text:p>FR 165</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1999999999999">
            <text:p>46.66</text:p>
          </table:table-cell>
          <table:table-cell table:style-name="ACE-21" office:value-type="float" office:value="-1.889">
            <text:p>−1.89</text:p>
          </table:table-cell>
          <table:table-cell table:style-name="ACE-17" office:value-type="float" office:value="1">
            <text:p>1</text:p>
          </table:table-cell>
          <table:table-cell table:style-name="ACE-18" office:value-type="float" office:value="8055">
            <text:p>8055</text:p>
          </table:table-cell>
          <table:table-cell table:style-name="ACE-18" office:value-type="float" office:value="168.00297616411441">
            <text:p>168</text:p>
          </table:table-cell>
          <table:table-cell table:style-name="ACE-17" office:value-type="string">
            <text:p>A-11242</text:p>
          </table:table-cell>
          <table:table-cell table:style-name="ACE-17" office:value-type="float" office:value="8055">
            <text:p>8055</text:p>
          </table:table-cell>
          <table:table-cell table:style-name="ACE-17" office:value-type="float" office:value="135">
            <text:p>135</text:p>
          </table:table-cell>
          <table:table-cell table:style-name="ACE-17" office:value-type="string">
            <text:p>grey organic clay</text:p>
          </table:table-cell>
          <table:table-cell table:style-name="ACE-20" table:formula="of:=ROUND([.H166];0)" office:value-type="float" office:value="8055">
            <text:p>8055</text:p>
          </table:table-cell>
          <table:table-cell table:style-name="ACE-20" table:formula="of:=ROUND([.I166];0)" office:value-type="float" office:value="168">
            <text:p>168</text:p>
          </table:table-cell>
          <table:table-cell table:number-columns-repeated="241" table:style-name="ACE-19"/>
        </table:table-row>
        <table:table-row table:style-name="AROW-5">
          <table:table-cell table:style-name="ACE-17" office:value-type="string">
            <text:p>FR 166</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5530">
            <text:p>5530</text:p>
          </table:table-cell>
          <table:table-cell table:style-name="ACE-18" office:value-type="float" office:value="168.00297616411441">
            <text:p>168</text:p>
          </table:table-cell>
          <table:table-cell table:style-name="ACE-17" office:value-type="string">
            <text:p>A-12958</text:p>
          </table:table-cell>
          <table:table-cell table:style-name="ACE-17" office:value-type="float" office:value="5530">
            <text:p>5530</text:p>
          </table:table-cell>
          <table:table-cell table:style-name="ACE-17" office:value-type="float" office:value="135">
            <text:p>135</text:p>
          </table:table-cell>
          <table:table-cell table:style-name="ACE-17" office:value-type="string">
            <text:p>grey organic mud</text:p>
          </table:table-cell>
          <table:table-cell table:style-name="ACE-20" table:formula="of:=ROUND([.H167];0)" office:value-type="float" office:value="5530">
            <text:p>5530</text:p>
          </table:table-cell>
          <table:table-cell table:style-name="ACE-20" table:formula="of:=ROUND([.I167];0)" office:value-type="float" office:value="168">
            <text:p>168</text:p>
          </table:table-cell>
          <table:table-cell table:number-columns-repeated="241" table:style-name="ACE-19"/>
        </table:table-row>
        <table:table-row table:style-name="AROW-5">
          <table:table-cell table:style-name="ACE-17" office:value-type="string">
            <text:p>FR 167</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5485">
            <text:p>5485</text:p>
          </table:table-cell>
          <table:table-cell table:style-name="ACE-18" office:value-type="float" office:value="128.06248474865697">
            <text:p>128</text:p>
          </table:table-cell>
          <table:table-cell table:style-name="ACE-17" office:value-type="string">
            <text:p>A-13373</text:p>
          </table:table-cell>
          <table:table-cell table:style-name="ACE-17" office:value-type="float" office:value="5485">
            <text:p>5485</text:p>
          </table:table-cell>
          <table:table-cell table:style-name="ACE-17" office:value-type="float" office:value="80">
            <text:p>80</text:p>
          </table:table-cell>
          <table:table-cell table:style-name="ACE-17" office:value-type="string">
            <text:p>grey organic mud</text:p>
          </table:table-cell>
          <table:table-cell table:style-name="ACE-20" table:formula="of:=ROUND([.H168];0)" office:value-type="float" office:value="5485">
            <text:p>5485</text:p>
          </table:table-cell>
          <table:table-cell table:style-name="ACE-20" table:formula="of:=ROUND([.I168];0)" office:value-type="float" office:value="128">
            <text:p>128</text:p>
          </table:table-cell>
          <table:table-cell table:number-columns-repeated="241" table:style-name="ACE-19"/>
        </table:table-row>
        <table:table-row table:style-name="AROW-5">
          <table:table-cell table:style-name="ACE-17" office:value-type="string">
            <text:p>FR 168</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6010">
            <text:p>6010</text:p>
          </table:table-cell>
          <table:table-cell table:style-name="ACE-18" office:value-type="float" office:value="107.70329614269008">
            <text:p>108</text:p>
          </table:table-cell>
          <table:table-cell table:style-name="ACE-17" office:value-type="string">
            <text:p>Beta-215485</text:p>
          </table:table-cell>
          <table:table-cell table:style-name="ACE-17" office:value-type="float" office:value="6010">
            <text:p>6010</text:p>
          </table:table-cell>
          <table:table-cell table:style-name="ACE-17" office:value-type="float" office:value="40">
            <text:p>40</text:p>
          </table:table-cell>
          <table:table-cell table:style-name="ACE-17" office:value-type="string">
            <text:p>grey organic mud</text:p>
          </table:table-cell>
          <table:table-cell table:style-name="ACE-20" table:formula="of:=ROUND([.H169];0)" office:value-type="float" office:value="6010">
            <text:p>6010</text:p>
          </table:table-cell>
          <table:table-cell table:style-name="ACE-20" table:formula="of:=ROUND([.I169];0)" office:value-type="float" office:value="108">
            <text:p>108</text:p>
          </table:table-cell>
          <table:table-cell table:number-columns-repeated="241" table:style-name="ACE-19"/>
        </table:table-row>
        <table:table-row table:style-name="AROW-5">
          <table:table-cell table:style-name="ACE-17" office:value-type="string">
            <text:p>FR 169</text:p>
          </table:table-cell>
          <table:table-cell table:style-name="ACE-17" office:value-type="string">
            <text:p>Joly and Visset 2009;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662999999999997">
            <text:p>46.66</text:p>
          </table:table-cell>
          <table:table-cell table:style-name="ACE-21" office:value-type="float" office:value="-1.9159999999999999">
            <text:p>−1.92</text:p>
          </table:table-cell>
          <table:table-cell table:style-name="ACE-17" office:value-type="float" office:value="1">
            <text:p>1</text:p>
          </table:table-cell>
          <table:table-cell table:style-name="ACE-18" office:value-type="float" office:value="6115">
            <text:p>6115</text:p>
          </table:table-cell>
          <table:table-cell table:style-name="ACE-18" office:value-type="float" office:value="152.3975065412817">
            <text:p>152</text:p>
          </table:table-cell>
          <table:table-cell table:style-name="ACE-17" office:value-type="string">
            <text:p>A-12959</text:p>
          </table:table-cell>
          <table:table-cell table:style-name="ACE-17" office:value-type="float" office:value="6115">
            <text:p>6115</text:p>
          </table:table-cell>
          <table:table-cell table:style-name="ACE-17" office:value-type="float" office:value="115">
            <text:p>115</text:p>
          </table:table-cell>
          <table:table-cell table:style-name="ACE-17" office:value-type="string">
            <text:p>grey organic mud</text:p>
          </table:table-cell>
          <table:table-cell table:style-name="ACE-20" table:formula="of:=ROUND([.H170];0)" office:value-type="float" office:value="6115">
            <text:p>6115</text:p>
          </table:table-cell>
          <table:table-cell table:style-name="ACE-20" table:formula="of:=ROUND([.I170];0)" office:value-type="float" office:value="152">
            <text:p>152</text:p>
          </table:table-cell>
          <table:table-cell table:number-columns-repeated="241" table:style-name="ACE-19"/>
        </table:table-row>
        <table:table-row table:style-name="AROW-5">
          <table:table-cell table:style-name="ACE-17" office:value-type="string">
            <text:p>FR 170</text:p>
          </table:table-cell>
          <table:table-cell table:style-name="ACE-17" office:value-type="string">
            <text:p>Ters 1973; Leorri et al. 2012;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95999999999997">
            <text:p>46.60</text:p>
          </table:table-cell>
          <table:table-cell table:style-name="ACE-21" office:value-type="float" office:value="-1.841">
            <text:p>−1.84</text:p>
          </table:table-cell>
          <table:table-cell table:style-name="ACE-17" office:value-type="float" office:value="1">
            <text:p>1</text:p>
          </table:table-cell>
          <table:table-cell table:style-name="ACE-18" office:value-type="float" office:value="4503.244096924398">
            <text:p>4503</text:p>
          </table:table-cell>
          <table:table-cell table:style-name="ACE-18" office:value-type="float" office:value="136.12443460304988">
            <text:p>136</text:p>
          </table:table-cell>
          <table:table-cell table:style-name="ACE-17" office:value-type="string">
            <text:p>Gif-2108</text:p>
          </table:table-cell>
          <table:table-cell table:style-name="ACE-17" office:value-type="float" office:value="4910">
            <text:p>4910</text:p>
          </table:table-cell>
          <table:table-cell table:style-name="ACE-17" office:value-type="float" office:value="120">
            <text:p>120</text:p>
          </table:table-cell>
          <table:table-cell table:style-name="ACE-17" office:value-type="string">
            <text:p>Cardium edule</text:p>
          </table:table-cell>
          <table:table-cell table:style-name="ACE-20" table:formula="of:=ROUND([.H171];0)" office:value-type="float" office:value="4503">
            <text:p>4503</text:p>
          </table:table-cell>
          <table:table-cell table:style-name="ACE-20" table:formula="of:=ROUND([.I171];0)" office:value-type="float" office:value="136">
            <text:p>136</text:p>
          </table:table-cell>
          <table:table-cell table:number-columns-repeated="241" table:style-name="ACE-19"/>
        </table:table-row>
        <table:table-row table:style-name="AROW-5">
          <table:table-cell table:style-name="ACE-17" office:value-type="string">
            <text:p>FR 171</text:p>
          </table:table-cell>
          <table:table-cell table:style-name="ACE-17" office:value-type="string">
            <text:p>Ters 1973; Leorri et al. 2012;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95999999999997">
            <text:p>46.60</text:p>
          </table:table-cell>
          <table:table-cell table:style-name="ACE-21" office:value-type="float" office:value="-1.841">
            <text:p>−1.84</text:p>
          </table:table-cell>
          <table:table-cell table:style-name="ACE-17" office:value-type="float" office:value="1">
            <text:p>1</text:p>
          </table:table-cell>
          <table:table-cell table:style-name="ACE-18" office:value-type="float" office:value="5932.9897446510549">
            <text:p>5933</text:p>
          </table:table-cell>
          <table:table-cell table:style-name="ACE-18" office:value-type="float" office:value="183.65691300901253">
            <text:p>184</text:p>
          </table:table-cell>
          <table:table-cell table:style-name="ACE-17" office:value-type="string">
            <text:p>Gif-2525</text:p>
          </table:table-cell>
          <table:table-cell table:style-name="ACE-17" office:value-type="float" office:value="5900">
            <text:p>5900</text:p>
          </table:table-cell>
          <table:table-cell table:style-name="ACE-17" office:value-type="float" office:value="140">
            <text:p>140</text:p>
          </table:table-cell>
          <table:table-cell table:style-name="ACE-17" office:value-type="string">
            <text:p>brackish clay</text:p>
          </table:table-cell>
          <table:table-cell table:style-name="ACE-20" table:formula="of:=ROUND([.H172];0)" office:value-type="float" office:value="5933">
            <text:p>5933</text:p>
          </table:table-cell>
          <table:table-cell table:style-name="ACE-20" table:formula="of:=ROUND([.I172];0)" office:value-type="float" office:value="184">
            <text:p>184</text:p>
          </table:table-cell>
          <table:table-cell table:number-columns-repeated="241" table:style-name="ACE-19"/>
        </table:table-row>
        <table:table-row table:style-name="AROW-5">
          <table:table-cell table:style-name="ACE-17" office:value-type="string">
            <text:p>FR 172</text:p>
          </table:table-cell>
          <table:table-cell table:style-name="ACE-17" office:value-type="string">
            <text:p>Ters 1973; Leorri et al. 2012; Stéphan and Goslin 2014 (as in García-Artola et al. 2018)</text:p>
          </table:table-cell>
          <table:table-cell table:style-name="ACE-17" office:value-type="float" office:value="4">
            <text:p>4</text:p>
          </table:table-cell>
          <table:table-cell table:style-name="ACE-17" office:value-type="string">
            <text:p>6 Coast of Vendée, France</text:p>
          </table:table-cell>
          <table:table-cell table:style-name="ACE-21" office:value-type="float" office:value="46.595999999999997">
            <text:p>46.60</text:p>
          </table:table-cell>
          <table:table-cell table:style-name="ACE-21" office:value-type="float" office:value="-1.841">
            <text:p>−1.84</text:p>
          </table:table-cell>
          <table:table-cell table:style-name="ACE-17" office:value-type="float" office:value="1">
            <text:p>1</text:p>
          </table:table-cell>
          <table:table-cell table:style-name="ACE-18" office:value-type="float" office:value="5022.9897446510549">
            <text:p>5023</text:p>
          </table:table-cell>
          <table:table-cell table:style-name="ACE-18" office:value-type="float" office:value="136.12443460304988">
            <text:p>136</text:p>
          </table:table-cell>
          <table:table-cell table:style-name="ACE-17" office:value-type="string">
            <text:p>Gif-2109</text:p>
          </table:table-cell>
          <table:table-cell table:style-name="ACE-17" office:value-type="float" office:value="4990">
            <text:p>4990</text:p>
          </table:table-cell>
          <table:table-cell table:style-name="ACE-17" office:value-type="float" office:value="120">
            <text:p>120</text:p>
          </table:table-cell>
          <table:table-cell table:style-name="ACE-17" office:value-type="string">
            <text:p>wood</text:p>
          </table:table-cell>
          <table:table-cell table:style-name="ACE-20" table:formula="of:=ROUND([.H173];0)" office:value-type="float" office:value="5023">
            <text:p>5023</text:p>
          </table:table-cell>
          <table:table-cell table:style-name="ACE-20" table:formula="of:=ROUND([.I173];0)" office:value-type="float" office:value="136">
            <text:p>136</text:p>
          </table:table-cell>
          <table:table-cell table:number-columns-repeated="241" table:style-name="ACE-19"/>
        </table:table-row>
        <table:table-row table:style-name="AROW-5">
          <table:table-cell table:style-name="ACE-17" office:value-type="string">
            <text:p>FR 173</text:p>
          </table:table-cell>
          <table:table-cell table:style-name="ACE-17" office:value-type="string">
            <text:p>Visset et al. 1989;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450000000000003">
            <text:p>46.45</text:p>
          </table:table-cell>
          <table:table-cell table:style-name="ACE-21" office:value-type="float" office:value="-0.84399999999999997">
            <text:p>−0.84</text:p>
          </table:table-cell>
          <table:table-cell table:style-name="ACE-17" office:value-type="float" office:value="1">
            <text:p>1</text:p>
          </table:table-cell>
          <table:table-cell table:style-name="ACE-18" office:value-type="float" office:value="5200">
            <text:p>5200</text:p>
          </table:table-cell>
          <table:table-cell table:style-name="ACE-18" office:value-type="float" office:value="122.06555615733703">
            <text:p>122</text:p>
          </table:table-cell>
          <table:table-cell table:style-name="ACE-17" office:value-type="string">
            <text:p>Gif-7370</text:p>
          </table:table-cell>
          <table:table-cell table:style-name="ACE-17" office:value-type="float" office:value="5200">
            <text:p>5200</text:p>
          </table:table-cell>
          <table:table-cell table:style-name="ACE-17" office:value-type="float" office:value="70">
            <text:p>70</text:p>
          </table:table-cell>
          <table:table-cell table:style-name="ACE-17" office:value-type="string">
            <text:p>organic sediment</text:p>
          </table:table-cell>
          <table:table-cell table:style-name="ACE-20" table:formula="of:=ROUND([.H174];0)" office:value-type="float" office:value="5200">
            <text:p>5200</text:p>
          </table:table-cell>
          <table:table-cell table:style-name="ACE-20" table:formula="of:=ROUND([.I174];0)" office:value-type="float" office:value="122">
            <text:p>122</text:p>
          </table:table-cell>
          <table:table-cell table:number-columns-repeated="241" table:style-name="ACE-19"/>
        </table:table-row>
        <table:table-row table:style-name="AROW-5">
          <table:table-cell table:style-name="ACE-17" office:value-type="string">
            <text:p>FR 174</text:p>
          </table:table-cell>
          <table:table-cell table:style-name="ACE-17" office:value-type="string">
            <text:p>Visset et al. 1990;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378">
            <text:p>46.38</text:p>
          </table:table-cell>
          <table:table-cell table:style-name="ACE-21" office:value-type="float" office:value="-0.75">
            <text:p>−0.75</text:p>
          </table:table-cell>
          <table:table-cell table:style-name="ACE-17" office:value-type="float" office:value="1">
            <text:p>1</text:p>
          </table:table-cell>
          <table:table-cell table:style-name="ACE-18" office:value-type="float" office:value="6830">
            <text:p>6830</text:p>
          </table:table-cell>
          <table:table-cell table:style-name="ACE-18" office:value-type="float" office:value="120">
            <text:p>120</text:p>
          </table:table-cell>
          <table:table-cell table:style-name="ACE-17" office:value-type="string">
            <text:p>Gif-7981</text:p>
          </table:table-cell>
          <table:table-cell table:style-name="ACE-17" office:value-type="float" office:value="6830">
            <text:p>6830</text:p>
          </table:table-cell>
          <table:table-cell table:style-name="ACE-17" office:value-type="float" office:value="120">
            <text:p>120</text:p>
          </table:table-cell>
          <table:table-cell table:style-name="ACE-17" office:value-type="string">
            <text:p>shells</text:p>
          </table:table-cell>
          <table:table-cell table:style-name="ACE-20" table:formula="of:=ROUND([.H175];0)" office:value-type="float" office:value="6830">
            <text:p>6830</text:p>
          </table:table-cell>
          <table:table-cell table:style-name="ACE-20" table:formula="of:=ROUND([.I175];0)" office:value-type="float" office:value="120">
            <text:p>120</text:p>
          </table:table-cell>
          <table:table-cell table:number-columns-repeated="241" table:style-name="ACE-19"/>
        </table:table-row>
        <table:table-row table:style-name="AROW-5">
          <table:table-cell table:style-name="ACE-17" office:value-type="string">
            <text:p>FR 175</text:p>
          </table:table-cell>
          <table:table-cell table:style-name="ACE-17" office:value-type="string">
            <text:p>Visset et al. 1990;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378">
            <text:p>46.38</text:p>
          </table:table-cell>
          <table:table-cell table:style-name="ACE-21" office:value-type="float" office:value="-0.75">
            <text:p>−0.75</text:p>
          </table:table-cell>
          <table:table-cell table:style-name="ACE-17" office:value-type="float" office:value="1">
            <text:p>1</text:p>
          </table:table-cell>
          <table:table-cell table:style-name="ACE-18" office:value-type="float" office:value="6010">
            <text:p>6010</text:p>
          </table:table-cell>
          <table:table-cell table:style-name="ACE-18" office:value-type="float" office:value="110">
            <text:p>110</text:p>
          </table:table-cell>
          <table:table-cell table:style-name="ACE-17" office:value-type="string">
            <text:p>Gif-7980</text:p>
          </table:table-cell>
          <table:table-cell table:style-name="ACE-17" office:value-type="float" office:value="6010">
            <text:p>6010</text:p>
          </table:table-cell>
          <table:table-cell table:style-name="ACE-17" office:value-type="float" office:value="110">
            <text:p>110</text:p>
          </table:table-cell>
          <table:table-cell table:style-name="ACE-17" office:value-type="string">
            <text:p>shells</text:p>
          </table:table-cell>
          <table:table-cell table:style-name="ACE-20" table:formula="of:=ROUND([.H176];0)" office:value-type="float" office:value="6010">
            <text:p>6010</text:p>
          </table:table-cell>
          <table:table-cell table:style-name="ACE-20" table:formula="of:=ROUND([.I176];0)" office:value-type="float" office:value="110">
            <text:p>110</text:p>
          </table:table-cell>
          <table:table-cell table:number-columns-repeated="241" table:style-name="ACE-19"/>
        </table:table-row>
        <table:table-row table:style-name="AROW-5">
          <table:table-cell table:style-name="ACE-17" office:value-type="string">
            <text:p>FR 176</text:p>
          </table:table-cell>
          <table:table-cell table:style-name="ACE-17" office:value-type="string">
            <text:p>Allard et al. 2008;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42999999999998">
            <text:p>45.94</text:p>
          </table:table-cell>
          <table:table-cell table:style-name="ACE-21" office:value-type="float" office:value="-1.1399999999999999">
            <text:p>−1.14</text:p>
          </table:table-cell>
          <table:table-cell table:style-name="ACE-17" office:value-type="float" office:value="1">
            <text:p>1</text:p>
          </table:table-cell>
          <table:table-cell table:style-name="ACE-18" office:value-type="float" office:value="8030">
            <text:p>8030</text:p>
          </table:table-cell>
          <table:table-cell table:style-name="ACE-18" office:value-type="float" office:value="50">
            <text:p>50</text:p>
          </table:table-cell>
          <table:table-cell table:style-name="ACE-17" office:value-type="string">
            <text:p>Poz-20099</text:p>
          </table:table-cell>
          <table:table-cell table:style-name="ACE-17" office:value-type="float" office:value="8030">
            <text:p>8030</text:p>
          </table:table-cell>
          <table:table-cell table:style-name="ACE-17" office:value-type="float" office:value="50">
            <text:p>50</text:p>
          </table:table-cell>
          <table:table-cell table:style-name="ACE-17" office:value-type="string">
            <text:p>Scrobicularia plana </text:p>
          </table:table-cell>
          <table:table-cell table:style-name="ACE-20" table:formula="of:=ROUND([.H177];0)" office:value-type="float" office:value="8030">
            <text:p>8030</text:p>
          </table:table-cell>
          <table:table-cell table:style-name="ACE-20" table:formula="of:=ROUND([.I177];0)" office:value-type="float" office:value="50">
            <text:p>50</text:p>
          </table:table-cell>
          <table:table-cell table:number-columns-repeated="241" table:style-name="ACE-19"/>
        </table:table-row>
        <table:table-row table:style-name="AROW-5">
          <table:table-cell table:style-name="ACE-17" office:value-type="string">
            <text:p>FR 177</text:p>
          </table:table-cell>
          <table:table-cell table:style-name="ACE-17" office:value-type="string">
            <text:p>Allard et al. 2008;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42999999999998">
            <text:p>45.94</text:p>
          </table:table-cell>
          <table:table-cell table:style-name="ACE-21" office:value-type="float" office:value="-1.1399999999999999">
            <text:p>−1.14</text:p>
          </table:table-cell>
          <table:table-cell table:style-name="ACE-17" office:value-type="float" office:value="1">
            <text:p>1</text:p>
          </table:table-cell>
          <table:table-cell table:style-name="ACE-18" office:value-type="float" office:value="7610">
            <text:p>7610</text:p>
          </table:table-cell>
          <table:table-cell table:style-name="ACE-18" office:value-type="float" office:value="40">
            <text:p>40</text:p>
          </table:table-cell>
          <table:table-cell table:style-name="ACE-17" office:value-type="string">
            <text:p>Poz-20100</text:p>
          </table:table-cell>
          <table:table-cell table:style-name="ACE-17" office:value-type="float" office:value="7610">
            <text:p>7610</text:p>
          </table:table-cell>
          <table:table-cell table:style-name="ACE-17" office:value-type="float" office:value="40">
            <text:p>40</text:p>
          </table:table-cell>
          <table:table-cell table:style-name="ACE-17" office:value-type="string">
            <text:p>Loripes lacteus</text:p>
          </table:table-cell>
          <table:table-cell table:style-name="ACE-20" table:formula="of:=ROUND([.H178];0)" office:value-type="float" office:value="7610">
            <text:p>7610</text:p>
          </table:table-cell>
          <table:table-cell table:style-name="ACE-20" table:formula="of:=ROUND([.I178];0)" office:value-type="float" office:value="40">
            <text:p>40</text:p>
          </table:table-cell>
          <table:table-cell table:number-columns-repeated="241" table:style-name="ACE-19"/>
        </table:table-row>
        <table:table-row table:style-name="AROW-5">
          <table:table-cell table:style-name="ACE-17" office:value-type="string">
            <text:p>FR 178</text:p>
          </table:table-cell>
          <table:table-cell table:style-name="ACE-17" office:value-type="string">
            <text:p>Ters 1973;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844999999999999">
            <text:p>45.84</text:p>
          </table:table-cell>
          <table:table-cell table:style-name="ACE-21" office:value-type="float" office:value="-1.0620000000000001">
            <text:p>−1.06</text:p>
          </table:table-cell>
          <table:table-cell table:style-name="ACE-17" office:value-type="float" office:value="1">
            <text:p>1</text:p>
          </table:table-cell>
          <table:table-cell table:style-name="ACE-18" office:value-type="float" office:value="642.98974465105493">
            <text:p>643</text:p>
          </table:table-cell>
          <table:table-cell table:style-name="ACE-18" office:value-type="float" office:value="110.58870510138004">
            <text:p>111</text:p>
          </table:table-cell>
          <table:table-cell table:style-name="ACE-17" office:value-type="string">
            <text:p>Gif-2129</text:p>
          </table:table-cell>
          <table:table-cell table:style-name="ACE-17" office:value-type="float" office:value="610">
            <text:p>610</text:p>
          </table:table-cell>
          <table:table-cell table:style-name="ACE-17" office:value-type="float" office:value="90">
            <text:p>90</text:p>
          </table:table-cell>
          <table:table-cell table:style-name="ACE-17" office:value-type="string">
            <text:p>wood</text:p>
          </table:table-cell>
          <table:table-cell table:style-name="ACE-20" table:formula="of:=ROUND([.H179];0)" office:value-type="float" office:value="643">
            <text:p>643</text:p>
          </table:table-cell>
          <table:table-cell table:style-name="ACE-20" table:formula="of:=ROUND([.I179];0)" office:value-type="float" office:value="111">
            <text:p>111</text:p>
          </table:table-cell>
          <table:table-cell table:number-columns-repeated="241" table:style-name="ACE-19"/>
        </table:table-row>
        <table:table-row table:style-name="AROW-5">
          <table:table-cell table:style-name="ACE-17" office:value-type="string">
            <text:p>FR 179</text:p>
          </table:table-cell>
          <table:table-cell table:style-name="ACE-17" office:value-type="string">
            <text:p>Clavé et al. 2001;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05000000000001">
            <text:p>45.91</text:p>
          </table:table-cell>
          <table:table-cell table:style-name="ACE-21" office:value-type="float" office:value="-1.2949999999999999">
            <text:p>−1.29</text:p>
          </table:table-cell>
          <table:table-cell table:style-name="ACE-17" office:value-type="float" office:value="1">
            <text:p>1</text:p>
          </table:table-cell>
          <table:table-cell table:style-name="ACE-18" office:value-type="float" office:value="4140">
            <text:p>4140</text:p>
          </table:table-cell>
          <table:table-cell table:style-name="ACE-18" office:value-type="float" office:value="70">
            <text:p>70</text:p>
          </table:table-cell>
          <table:table-cell table:style-name="ACE-17" office:value-type="string">
            <text:p>Beta-135316</text:p>
          </table:table-cell>
          <table:table-cell table:style-name="ACE-17" office:value-type="float" office:value="4140">
            <text:p>4140</text:p>
          </table:table-cell>
          <table:table-cell table:style-name="ACE-17" office:value-type="float" office:value="70">
            <text:p>70</text:p>
          </table:table-cell>
          <table:table-cell table:style-name="ACE-17" office:value-type="string">
            <text:p>plant debris</text:p>
          </table:table-cell>
          <table:table-cell table:style-name="ACE-20" table:formula="of:=ROUND([.H180];0)" office:value-type="float" office:value="4140">
            <text:p>4140</text:p>
          </table:table-cell>
          <table:table-cell table:style-name="ACE-20" table:formula="of:=ROUND([.I180];0)" office:value-type="float" office:value="70">
            <text:p>70</text:p>
          </table:table-cell>
          <table:table-cell table:number-columns-repeated="241" table:style-name="ACE-19"/>
        </table:table-row>
        <table:table-row table:style-name="AROW-5">
          <table:table-cell table:style-name="ACE-17" office:value-type="string">
            <text:p>FR 180</text:p>
          </table:table-cell>
          <table:table-cell table:style-name="ACE-17" office:value-type="string">
            <text:p>Clavé et al. 2001;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05000000000001">
            <text:p>45.91</text:p>
          </table:table-cell>
          <table:table-cell table:style-name="ACE-21" office:value-type="float" office:value="-1.2949999999999999">
            <text:p>−1.29</text:p>
          </table:table-cell>
          <table:table-cell table:style-name="ACE-17" office:value-type="float" office:value="1">
            <text:p>1</text:p>
          </table:table-cell>
          <table:table-cell table:style-name="ACE-18" office:value-type="float" office:value="3080">
            <text:p>3080</text:p>
          </table:table-cell>
          <table:table-cell table:style-name="ACE-18" office:value-type="float" office:value="40">
            <text:p>40</text:p>
          </table:table-cell>
          <table:table-cell table:style-name="ACE-17" office:value-type="string">
            <text:p>Beta-139286</text:p>
          </table:table-cell>
          <table:table-cell table:style-name="ACE-17" office:value-type="float" office:value="3080">
            <text:p>3080</text:p>
          </table:table-cell>
          <table:table-cell table:style-name="ACE-17" office:value-type="float" office:value="40">
            <text:p>40</text:p>
          </table:table-cell>
          <table:table-cell table:style-name="ACE-17" office:value-type="string">
            <text:p>shells</text:p>
          </table:table-cell>
          <table:table-cell table:style-name="ACE-20" table:formula="of:=ROUND([.H181];0)" office:value-type="float" office:value="3080">
            <text:p>3080</text:p>
          </table:table-cell>
          <table:table-cell table:style-name="ACE-20" table:formula="of:=ROUND([.I181];0)" office:value-type="float" office:value="40">
            <text:p>40</text:p>
          </table:table-cell>
          <table:table-cell table:number-columns-repeated="241" table:style-name="ACE-19"/>
        </table:table-row>
        <table:table-row table:style-name="AROW-5">
          <table:table-cell table:style-name="ACE-17" office:value-type="string">
            <text:p>FR 181</text:p>
          </table:table-cell>
          <table:table-cell table:style-name="ACE-17" office:value-type="string">
            <text:p>Gabet 1973;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905000000000001">
            <text:p>45.91</text:p>
          </table:table-cell>
          <table:table-cell table:style-name="ACE-21" office:value-type="float" office:value="-1.2949999999999999">
            <text:p>−1.29</text:p>
          </table:table-cell>
          <table:table-cell table:style-name="ACE-17" office:value-type="float" office:value="1">
            <text:p>1</text:p>
          </table:table-cell>
          <table:table-cell table:style-name="ACE-18" office:value-type="float" office:value="4952.9897446510549">
            <text:p>4953</text:p>
          </table:table-cell>
          <table:table-cell table:style-name="ACE-18" office:value-type="float" office:value="161.95635738062276">
            <text:p>162</text:p>
          </table:table-cell>
          <table:table-cell table:style-name="ACE-17" office:value-type="string">
            <text:p>Gif-2679</text:p>
          </table:table-cell>
          <table:table-cell table:style-name="ACE-17" office:value-type="float" office:value="4920">
            <text:p>4920</text:p>
          </table:table-cell>
          <table:table-cell table:style-name="ACE-17" office:value-type="float" office:value="110">
            <text:p>110</text:p>
          </table:table-cell>
          <table:table-cell table:style-name="ACE-17" office:value-type="string">
            <text:p>peat</text:p>
          </table:table-cell>
          <table:table-cell table:style-name="ACE-20" table:formula="of:=ROUND([.H182];0)" office:value-type="float" office:value="4953">
            <text:p>4953</text:p>
          </table:table-cell>
          <table:table-cell table:style-name="ACE-20" table:formula="of:=ROUND([.I182];0)" office:value-type="float" office:value="162">
            <text:p>162</text:p>
          </table:table-cell>
          <table:table-cell table:number-columns-repeated="241" table:style-name="ACE-19"/>
        </table:table-row>
        <table:table-row table:style-name="AROW-5">
          <table:table-cell table:style-name="ACE-17" office:value-type="string">
            <text:p>FR 182</text:p>
          </table:table-cell>
          <table:table-cell table:style-name="ACE-17" office:value-type="string">
            <text:p>Bourgueil 1995; Bourgueil 2005;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6.024000000000001">
            <text:p>46.02</text:p>
          </table:table-cell>
          <table:table-cell table:style-name="ACE-21" office:value-type="float" office:value="-0.89200000000000002">
            <text:p>−0.89</text:p>
          </table:table-cell>
          <table:table-cell table:style-name="ACE-17" office:value-type="float" office:value="1">
            <text:p>1</text:p>
          </table:table-cell>
          <table:table-cell table:style-name="ACE-18" office:value-type="float" office:value="8140">
            <text:p>8140</text:p>
          </table:table-cell>
          <table:table-cell table:style-name="ACE-18" office:value-type="float" office:value="344.81879299133334">
            <text:p>345</text:p>
          </table:table-cell>
          <table:table-cell table:style-name="ACE-17" office:value-type="string">
            <text:p>Ly-1043</text:p>
          </table:table-cell>
          <table:table-cell table:style-name="ACE-17" office:value-type="float" office:value="8140">
            <text:p>8140</text:p>
          </table:table-cell>
          <table:table-cell table:style-name="ACE-17" office:value-type="float" office:value="330">
            <text:p>330</text:p>
          </table:table-cell>
          <table:table-cell table:style-name="ACE-17" office:value-type="string">
            <text:p>peat with wood fragments</text:p>
          </table:table-cell>
          <table:table-cell table:style-name="ACE-20" table:formula="of:=ROUND([.H183];0)" office:value-type="float" office:value="8140">
            <text:p>8140</text:p>
          </table:table-cell>
          <table:table-cell table:style-name="ACE-20" table:formula="of:=ROUND([.I183];0)" office:value-type="float" office:value="345">
            <text:p>345</text:p>
          </table:table-cell>
          <table:table-cell table:number-columns-repeated="241" table:style-name="ACE-19"/>
        </table:table-row>
        <table:table-row table:style-name="AROW-5">
          <table:table-cell table:style-name="ACE-17" office:value-type="string">
            <text:p>FR 183</text:p>
          </table:table-cell>
          <table:table-cell table:style-name="ACE-17" office:value-type="string">
            <text:p>Wang et al. 2006;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2840">
            <text:p>2840</text:p>
          </table:table-cell>
          <table:table-cell table:style-name="ACE-18" office:value-type="float" office:value="70">
            <text:p>70</text:p>
          </table:table-cell>
          <table:table-cell table:style-name="ACE-17" office:value-type="string">
            <text:p>BA-95085</text:p>
          </table:table-cell>
          <table:table-cell table:style-name="ACE-17" office:value-type="float" office:value="2840">
            <text:p>2840</text:p>
          </table:table-cell>
          <table:table-cell table:style-name="ACE-17" office:value-type="float" office:value="70">
            <text:p>70</text:p>
          </table:table-cell>
          <table:table-cell table:style-name="ACE-17" office:value-type="string">
            <text:p>plant debris</text:p>
          </table:table-cell>
          <table:table-cell table:style-name="ACE-20" table:formula="of:=ROUND([.H184];0)" office:value-type="float" office:value="2840">
            <text:p>2840</text:p>
          </table:table-cell>
          <table:table-cell table:style-name="ACE-20" table:formula="of:=ROUND([.I184];0)" office:value-type="float" office:value="70">
            <text:p>70</text:p>
          </table:table-cell>
          <table:table-cell table:number-columns-repeated="241" table:style-name="ACE-19"/>
        </table:table-row>
        <table:table-row table:style-name="AROW-5">
          <table:table-cell table:style-name="ACE-17" office:value-type="string">
            <text:p>FR 184</text:p>
          </table:table-cell>
          <table:table-cell table:style-name="ACE-17" office:value-type="string">
            <text:p>Wang et al. 2006;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5560">
            <text:p>5560</text:p>
          </table:table-cell>
          <table:table-cell table:style-name="ACE-18" office:value-type="float" office:value="190">
            <text:p>190</text:p>
          </table:table-cell>
          <table:table-cell table:style-name="ACE-17" office:value-type="string">
            <text:p>BA-95087</text:p>
          </table:table-cell>
          <table:table-cell table:style-name="ACE-17" office:value-type="float" office:value="5560">
            <text:p>5560</text:p>
          </table:table-cell>
          <table:table-cell table:style-name="ACE-17" office:value-type="float" office:value="190">
            <text:p>190</text:p>
          </table:table-cell>
          <table:table-cell table:style-name="ACE-17" office:value-type="string">
            <text:p>shells</text:p>
          </table:table-cell>
          <table:table-cell table:style-name="ACE-20" table:formula="of:=ROUND([.H185];0)" office:value-type="float" office:value="5560">
            <text:p>5560</text:p>
          </table:table-cell>
          <table:table-cell table:style-name="ACE-20" table:formula="of:=ROUND([.I185];0)" office:value-type="float" office:value="190">
            <text:p>190</text:p>
          </table:table-cell>
          <table:table-cell table:number-columns-repeated="241" table:style-name="ACE-19"/>
        </table:table-row>
        <table:table-row table:style-name="AROW-5">
          <table:table-cell table:style-name="ACE-17" office:value-type="string">
            <text:p>FR 185</text:p>
          </table:table-cell>
          <table:table-cell table:style-name="ACE-17" office:value-type="string">
            <text:p>Wang et al. 2006;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5480">
            <text:p>5480</text:p>
          </table:table-cell>
          <table:table-cell table:style-name="ACE-18" office:value-type="float" office:value="100">
            <text:p>100</text:p>
          </table:table-cell>
          <table:table-cell table:style-name="ACE-17" office:value-type="string">
            <text:p>BA-95084</text:p>
          </table:table-cell>
          <table:table-cell table:style-name="ACE-17" office:value-type="float" office:value="5480">
            <text:p>5480</text:p>
          </table:table-cell>
          <table:table-cell table:style-name="ACE-17" office:value-type="float" office:value="100">
            <text:p>100</text:p>
          </table:table-cell>
          <table:table-cell table:style-name="ACE-17" office:value-type="string">
            <text:p>plant debris</text:p>
          </table:table-cell>
          <table:table-cell table:style-name="ACE-20" table:formula="of:=ROUND([.H186];0)" office:value-type="float" office:value="5480">
            <text:p>5480</text:p>
          </table:table-cell>
          <table:table-cell table:style-name="ACE-20" table:formula="of:=ROUND([.I186];0)" office:value-type="float" office:value="100">
            <text:p>100</text:p>
          </table:table-cell>
          <table:table-cell table:number-columns-repeated="241" table:style-name="ACE-19"/>
        </table:table-row>
        <table:table-row table:style-name="AROW-5">
          <table:table-cell table:style-name="ACE-17" office:value-type="string">
            <text:p>FR 186</text:p>
          </table:table-cell>
          <table:table-cell table:style-name="ACE-17" office:value-type="string">
            <text:p>Tastet et al. 2000b;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4640">
            <text:p>4640</text:p>
          </table:table-cell>
          <table:table-cell table:style-name="ACE-18" office:value-type="float" office:value="100">
            <text:p>100</text:p>
          </table:table-cell>
          <table:table-cell table:style-name="ACE-17" office:value-type="string">
            <text:p>BA-95083</text:p>
          </table:table-cell>
          <table:table-cell table:style-name="ACE-17" office:value-type="float" office:value="4640">
            <text:p>4640</text:p>
          </table:table-cell>
          <table:table-cell table:style-name="ACE-17" office:value-type="float" office:value="100">
            <text:p>100</text:p>
          </table:table-cell>
          <table:table-cell table:style-name="ACE-17" office:value-type="string">
            <text:p>plant debris</text:p>
          </table:table-cell>
          <table:table-cell table:style-name="ACE-20" table:formula="of:=ROUND([.H187];0)" office:value-type="float" office:value="4640">
            <text:p>4640</text:p>
          </table:table-cell>
          <table:table-cell table:style-name="ACE-20" table:formula="of:=ROUND([.I187];0)" office:value-type="float" office:value="100">
            <text:p>100</text:p>
          </table:table-cell>
          <table:table-cell table:number-columns-repeated="241" table:style-name="ACE-19"/>
        </table:table-row>
        <table:table-row table:style-name="AROW-5">
          <table:table-cell table:style-name="ACE-17" office:value-type="string">
            <text:p>FR 187</text:p>
          </table:table-cell>
          <table:table-cell table:style-name="ACE-17" office:value-type="string">
            <text:p>Tastet et al. 2000b;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518000000000001">
            <text:p>45.52</text:p>
          </table:table-cell>
          <table:table-cell table:style-name="ACE-21" office:value-type="float" office:value="-0.85399999999999998">
            <text:p>−0.85</text:p>
          </table:table-cell>
          <table:table-cell table:style-name="ACE-17" office:value-type="float" office:value="1">
            <text:p>1</text:p>
          </table:table-cell>
          <table:table-cell table:style-name="ACE-18" office:value-type="float" office:value="6130">
            <text:p>6130</text:p>
          </table:table-cell>
          <table:table-cell table:style-name="ACE-18" office:value-type="float" office:value="130">
            <text:p>130</text:p>
          </table:table-cell>
          <table:table-cell table:style-name="ACE-17" office:value-type="string">
            <text:p>BA-95086</text:p>
          </table:table-cell>
          <table:table-cell table:style-name="ACE-17" office:value-type="float" office:value="6130">
            <text:p>6130</text:p>
          </table:table-cell>
          <table:table-cell table:style-name="ACE-17" office:value-type="float" office:value="130">
            <text:p>130</text:p>
          </table:table-cell>
          <table:table-cell table:style-name="ACE-17" office:value-type="string">
            <text:p>plant debris</text:p>
          </table:table-cell>
          <table:table-cell table:style-name="ACE-20" table:formula="of:=ROUND([.H188];0)" office:value-type="float" office:value="6130">
            <text:p>6130</text:p>
          </table:table-cell>
          <table:table-cell table:style-name="ACE-20" table:formula="of:=ROUND([.I188];0)" office:value-type="float" office:value="130">
            <text:p>130</text:p>
          </table:table-cell>
          <table:table-cell table:number-columns-repeated="241" table:style-name="ACE-19"/>
        </table:table-row>
        <table:table-row table:style-name="AROW-5">
          <table:table-cell table:style-name="ACE-17" office:value-type="string">
            <text:p>FR 188</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71999999999998">
            <text:p>45.27</text:p>
          </table:table-cell>
          <table:table-cell table:style-name="ACE-21" office:value-type="float" office:value="-0.81100000000000005">
            <text:p>−0.81</text:p>
          </table:table-cell>
          <table:table-cell table:style-name="ACE-17" office:value-type="float" office:value="1">
            <text:p>1</text:p>
          </table:table-cell>
          <table:table-cell table:style-name="ACE-18" office:value-type="float" office:value="6210">
            <text:p>6210</text:p>
          </table:table-cell>
          <table:table-cell table:style-name="ACE-18" office:value-type="float" office:value="128.06248474865697">
            <text:p>128</text:p>
          </table:table-cell>
          <table:table-cell table:style-name="ACE-17" office:value-type="string">
            <text:p>UQ-2083</text:p>
          </table:table-cell>
          <table:table-cell table:style-name="ACE-17" office:value-type="float" office:value="6210">
            <text:p>6210</text:p>
          </table:table-cell>
          <table:table-cell table:style-name="ACE-17" office:value-type="float" office:value="80">
            <text:p>80</text:p>
          </table:table-cell>
          <table:table-cell table:style-name="ACE-17" office:value-type="string">
            <text:p>peat</text:p>
          </table:table-cell>
          <table:table-cell table:style-name="ACE-20" table:formula="of:=ROUND([.H189];0)" office:value-type="float" office:value="6210">
            <text:p>6210</text:p>
          </table:table-cell>
          <table:table-cell table:style-name="ACE-20" table:formula="of:=ROUND([.I189];0)" office:value-type="float" office:value="128">
            <text:p>128</text:p>
          </table:table-cell>
          <table:table-cell table:number-columns-repeated="241" table:style-name="ACE-19"/>
        </table:table-row>
        <table:table-row table:style-name="AROW-5">
          <table:table-cell table:style-name="ACE-17" office:value-type="string">
            <text:p>FR 189</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79000000000003">
            <text:p>45.28</text:p>
          </table:table-cell>
          <table:table-cell table:style-name="ACE-21" office:value-type="float" office:value="-0.84699999999999998">
            <text:p>−0.85</text:p>
          </table:table-cell>
          <table:table-cell table:style-name="ACE-17" office:value-type="float" office:value="1">
            <text:p>1</text:p>
          </table:table-cell>
          <table:table-cell table:style-name="ACE-18" office:value-type="float" office:value="5893">
            <text:p>5893</text:p>
          </table:table-cell>
          <table:table-cell table:style-name="ACE-18" office:value-type="float" office:value="181.11046352985792">
            <text:p>181</text:p>
          </table:table-cell>
          <table:table-cell table:style-name="ACE-17" office:value-type="string">
            <text:p>UQ-2085</text:p>
          </table:table-cell>
          <table:table-cell table:style-name="ACE-17" office:value-type="float" office:value="5893">
            <text:p>5893</text:p>
          </table:table-cell>
          <table:table-cell table:style-name="ACE-17" office:value-type="float" office:value="151">
            <text:p>151</text:p>
          </table:table-cell>
          <table:table-cell table:style-name="ACE-17" office:value-type="string">
            <text:p>peat</text:p>
          </table:table-cell>
          <table:table-cell table:style-name="ACE-20" table:formula="of:=ROUND([.H190];0)" office:value-type="float" office:value="5893">
            <text:p>5893</text:p>
          </table:table-cell>
          <table:table-cell table:style-name="ACE-20" table:formula="of:=ROUND([.I190];0)" office:value-type="float" office:value="181">
            <text:p>181</text:p>
          </table:table-cell>
          <table:table-cell table:number-columns-repeated="241" table:style-name="ACE-19"/>
        </table:table-row>
        <table:table-row table:style-name="AROW-5">
          <table:table-cell table:style-name="ACE-17" office:value-type="string">
            <text:p>FR 190</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80999999999999">
            <text:p>45.28</text:p>
          </table:table-cell>
          <table:table-cell table:style-name="ACE-21" office:value-type="float" office:value="-0.85199999999999998">
            <text:p>−0.85</text:p>
          </table:table-cell>
          <table:table-cell table:style-name="ACE-17" office:value-type="float" office:value="1">
            <text:p>1</text:p>
          </table:table-cell>
          <table:table-cell table:style-name="ACE-18" office:value-type="float" office:value="5730">
            <text:p>5730</text:p>
          </table:table-cell>
          <table:table-cell table:style-name="ACE-18" office:value-type="float" office:value="128.06248474865697">
            <text:p>128</text:p>
          </table:table-cell>
          <table:table-cell table:style-name="ACE-17" office:value-type="string">
            <text:p>Beta-95389</text:p>
          </table:table-cell>
          <table:table-cell table:style-name="ACE-17" office:value-type="float" office:value="5730">
            <text:p>5730</text:p>
          </table:table-cell>
          <table:table-cell table:style-name="ACE-17" office:value-type="float" office:value="80">
            <text:p>80</text:p>
          </table:table-cell>
          <table:table-cell table:style-name="ACE-17" office:value-type="string">
            <text:p>peat</text:p>
          </table:table-cell>
          <table:table-cell table:style-name="ACE-20" table:formula="of:=ROUND([.H191];0)" office:value-type="float" office:value="5730">
            <text:p>5730</text:p>
          </table:table-cell>
          <table:table-cell table:style-name="ACE-20" table:formula="of:=ROUND([.I191];0)" office:value-type="float" office:value="128">
            <text:p>128</text:p>
          </table:table-cell>
          <table:table-cell table:number-columns-repeated="241" table:style-name="ACE-19"/>
        </table:table-row>
        <table:table-row table:style-name="AROW-5">
          <table:table-cell table:style-name="ACE-17" office:value-type="string">
            <text:p>FR 191</text:p>
          </table:table-cell>
          <table:table-cell table:style-name="ACE-17" office:value-type="string">
            <text:p>Tastet et al. 2000a; Stéphan and Goslin 2014 (as in García-Artola et al. 2018)</text:p>
          </table:table-cell>
          <table:table-cell table:style-name="ACE-17" office:value-type="float" office:value="4">
            <text:p>4</text:p>
          </table:table-cell>
          <table:table-cell table:style-name="ACE-17" office:value-type="string">
            <text:p>7 Coast of Charentes, France</text:p>
          </table:table-cell>
          <table:table-cell table:style-name="ACE-21" office:value-type="float" office:value="45.280999999999999">
            <text:p>45.28</text:p>
          </table:table-cell>
          <table:table-cell table:style-name="ACE-21" office:value-type="float" office:value="-0.85199999999999998">
            <text:p>−0.85</text:p>
          </table:table-cell>
          <table:table-cell table:style-name="ACE-17" office:value-type="float" office:value="1">
            <text:p>1</text:p>
          </table:table-cell>
          <table:table-cell table:style-name="ACE-18" office:value-type="float" office:value="6430">
            <text:p>6430</text:p>
          </table:table-cell>
          <table:table-cell table:style-name="ACE-18" office:value-type="float" office:value="141.42135623730951">
            <text:p>141</text:p>
          </table:table-cell>
          <table:table-cell table:style-name="ACE-17" office:value-type="string">
            <text:p>Beta-95390</text:p>
          </table:table-cell>
          <table:table-cell table:style-name="ACE-17" office:value-type="float" office:value="6430">
            <text:p>6430</text:p>
          </table:table-cell>
          <table:table-cell table:style-name="ACE-17" office:value-type="float" office:value="100">
            <text:p>100</text:p>
          </table:table-cell>
          <table:table-cell table:style-name="ACE-17" office:value-type="string">
            <text:p>peat</text:p>
          </table:table-cell>
          <table:table-cell table:style-name="ACE-20" table:formula="of:=ROUND([.H192];0)" office:value-type="float" office:value="6430">
            <text:p>6430</text:p>
          </table:table-cell>
          <table:table-cell table:style-name="ACE-20" table:formula="of:=ROUND([.I192];0)" office:value-type="float" office:value="141">
            <text:p>141</text:p>
          </table:table-cell>
          <table:table-cell table:number-columns-repeated="241" table:style-name="ACE-19"/>
        </table:table-row>
        <table:table-row table:style-name="AROW-5">
          <table:table-cell table:style-name="ACE-17" office:value-type="string">
            <text:p>SP 001</text:p>
          </table:table-cell>
          <table:table-cell table:style-name="ACE-17" office:value-type="string">
            <text:p>Cearreta 1998; 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70000000000003">
            <text:p>43.27</text:p>
          </table:table-cell>
          <table:table-cell table:style-name="ACE-21" office:value-type="float" office:value="-2.9369999999999998">
            <text:p>−2.94</text:p>
          </table:table-cell>
          <table:table-cell table:style-name="ACE-17" office:value-type="float" office:value="1">
            <text:p>1</text:p>
          </table:table-cell>
          <table:table-cell table:style-name="ACE-18" office:value-type="float" office:value="7930">
            <text:p>7930</text:p>
          </table:table-cell>
          <table:table-cell table:style-name="ACE-18" office:value-type="float" office:value="40">
            <text:p>40</text:p>
          </table:table-cell>
          <table:table-cell table:style-name="ACE-17" office:value-type="string">
            <text:p>Beta-127954</text:p>
          </table:table-cell>
          <table:table-cell table:style-name="ACE-17" office:value-type="float" office:value="7930">
            <text:p>7930</text:p>
          </table:table-cell>
          <table:table-cell table:style-name="ACE-17" office:value-type="float" office:value="40">
            <text:p>40</text:p>
          </table:table-cell>
          <table:table-cell table:style-name="ACE-17" office:value-type="string">
            <text:p>shell</text:p>
          </table:table-cell>
          <table:table-cell table:style-name="ACE-20" table:formula="of:=ROUND([.H193];0)" office:value-type="float" office:value="7930">
            <text:p>7930</text:p>
          </table:table-cell>
          <table:table-cell table:style-name="ACE-20" table:formula="of:=ROUND([.I193];0)" office:value-type="float" office:value="40">
            <text:p>40</text:p>
          </table:table-cell>
          <table:table-cell table:number-columns-repeated="241" table:style-name="ACE-19"/>
        </table:table-row>
        <table:table-row table:style-name="AROW-5">
          <table:table-cell table:style-name="ACE-17" office:value-type="string">
            <text:p>SP 002</text:p>
          </table:table-cell>
          <table:table-cell table:style-name="ACE-17" office:value-type="string">
            <text:p>Cearreta 1998; 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70000000000003">
            <text:p>43.27</text:p>
          </table:table-cell>
          <table:table-cell table:style-name="ACE-21" office:value-type="float" office:value="-2.9369999999999998">
            <text:p>−2.94</text:p>
          </table:table-cell>
          <table:table-cell table:style-name="ACE-17" office:value-type="float" office:value="1">
            <text:p>1</text:p>
          </table:table-cell>
          <table:table-cell table:style-name="ACE-18" office:value-type="float" office:value="7460">
            <text:p>7460</text:p>
          </table:table-cell>
          <table:table-cell table:style-name="ACE-18" office:value-type="float" office:value="80">
            <text:p>80</text:p>
          </table:table-cell>
          <table:table-cell table:style-name="ACE-17" office:value-type="string">
            <text:p>Beta-127955</text:p>
          </table:table-cell>
          <table:table-cell table:style-name="ACE-17" office:value-type="float" office:value="7460">
            <text:p>7460</text:p>
          </table:table-cell>
          <table:table-cell table:style-name="ACE-17" office:value-type="float" office:value="80">
            <text:p>80</text:p>
          </table:table-cell>
          <table:table-cell table:style-name="ACE-17" office:value-type="string">
            <text:p>shell</text:p>
          </table:table-cell>
          <table:table-cell table:style-name="ACE-20" table:formula="of:=ROUND([.H194];0)" office:value-type="float" office:value="7460">
            <text:p>7460</text:p>
          </table:table-cell>
          <table:table-cell table:style-name="ACE-20" table:formula="of:=ROUND([.I194];0)" office:value-type="float" office:value="80">
            <text:p>80</text:p>
          </table:table-cell>
          <table:table-cell table:number-columns-repeated="241" table:style-name="ACE-19"/>
        </table:table-row>
        <table:table-row table:style-name="AROW-5">
          <table:table-cell table:style-name="ACE-17" office:value-type="string">
            <text:p>SP 003</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9940000000000002">
            <text:p>−2.99</text:p>
          </table:table-cell>
          <table:table-cell table:style-name="ACE-17" office:value-type="float" office:value="1">
            <text:p>1</text:p>
          </table:table-cell>
          <table:table-cell table:style-name="ACE-18" office:value-type="float" office:value="5150">
            <text:p>5150</text:p>
          </table:table-cell>
          <table:table-cell table:style-name="ACE-18" office:value-type="float" office:value="80">
            <text:p>80</text:p>
          </table:table-cell>
          <table:table-cell table:style-name="ACE-17" office:value-type="string">
            <text:p>Beta-127936</text:p>
          </table:table-cell>
          <table:table-cell table:style-name="ACE-17" office:value-type="float" office:value="5150">
            <text:p>5150</text:p>
          </table:table-cell>
          <table:table-cell table:style-name="ACE-17" office:value-type="float" office:value="80">
            <text:p>80</text:p>
          </table:table-cell>
          <table:table-cell table:style-name="ACE-17" office:value-type="string">
            <text:p>shell</text:p>
          </table:table-cell>
          <table:table-cell table:style-name="ACE-20" table:formula="of:=ROUND([.H195];0)" office:value-type="float" office:value="5150">
            <text:p>5150</text:p>
          </table:table-cell>
          <table:table-cell table:style-name="ACE-20" table:formula="of:=ROUND([.I195];0)" office:value-type="float" office:value="80">
            <text:p>80</text:p>
          </table:table-cell>
          <table:table-cell table:number-columns-repeated="241" table:style-name="ACE-19"/>
        </table:table-row>
        <table:table-row table:style-name="AROW-5">
          <table:table-cell table:style-name="ACE-17" office:value-type="string">
            <text:p>SP 004</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7">
            <text:p>43.32</text:p>
          </table:table-cell>
          <table:table-cell table:style-name="ACE-21" office:value-type="float" office:value="-3.004">
            <text:p>−3.00</text:p>
          </table:table-cell>
          <table:table-cell table:style-name="ACE-17" office:value-type="float" office:value="1">
            <text:p>1</text:p>
          </table:table-cell>
          <table:table-cell table:style-name="ACE-18" office:value-type="float" office:value="3540">
            <text:p>3540</text:p>
          </table:table-cell>
          <table:table-cell table:style-name="ACE-18" office:value-type="float" office:value="40">
            <text:p>40</text:p>
          </table:table-cell>
          <table:table-cell table:style-name="ACE-17" office:value-type="string">
            <text:p>Beta-127942</text:p>
          </table:table-cell>
          <table:table-cell table:style-name="ACE-17" office:value-type="float" office:value="3540">
            <text:p>3540</text:p>
          </table:table-cell>
          <table:table-cell table:style-name="ACE-17" office:value-type="float" office:value="40">
            <text:p>40</text:p>
          </table:table-cell>
          <table:table-cell table:style-name="ACE-17" office:value-type="string">
            <text:p>shell</text:p>
          </table:table-cell>
          <table:table-cell table:style-name="ACE-20" table:formula="of:=ROUND([.H196];0)" office:value-type="float" office:value="3540">
            <text:p>3540</text:p>
          </table:table-cell>
          <table:table-cell table:style-name="ACE-20" table:formula="of:=ROUND([.I196];0)" office:value-type="float" office:value="40">
            <text:p>40</text:p>
          </table:table-cell>
          <table:table-cell table:number-columns-repeated="241" table:style-name="ACE-19"/>
        </table:table-row>
        <table:table-row table:style-name="AROW-5">
          <table:table-cell table:style-name="ACE-17" office:value-type="string">
            <text:p>SP 005</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7">
            <text:p>43.32</text:p>
          </table:table-cell>
          <table:table-cell table:style-name="ACE-21" office:value-type="float" office:value="-3.004">
            <text:p>−3.00</text:p>
          </table:table-cell>
          <table:table-cell table:style-name="ACE-17" office:value-type="float" office:value="1">
            <text:p>1</text:p>
          </table:table-cell>
          <table:table-cell table:style-name="ACE-18" office:value-type="float" office:value="3970">
            <text:p>3970</text:p>
          </table:table-cell>
          <table:table-cell table:style-name="ACE-18" office:value-type="float" office:value="80">
            <text:p>80</text:p>
          </table:table-cell>
          <table:table-cell table:style-name="ACE-17" office:value-type="string">
            <text:p>Beta-127941</text:p>
          </table:table-cell>
          <table:table-cell table:style-name="ACE-17" office:value-type="float" office:value="3970">
            <text:p>3970</text:p>
          </table:table-cell>
          <table:table-cell table:style-name="ACE-17" office:value-type="float" office:value="80">
            <text:p>80</text:p>
          </table:table-cell>
          <table:table-cell table:style-name="ACE-17" office:value-type="string">
            <text:p>shell</text:p>
          </table:table-cell>
          <table:table-cell table:style-name="ACE-20" table:formula="of:=ROUND([.H197];0)" office:value-type="float" office:value="3970">
            <text:p>3970</text:p>
          </table:table-cell>
          <table:table-cell table:style-name="ACE-20" table:formula="of:=ROUND([.I197];0)" office:value-type="float" office:value="80">
            <text:p>80</text:p>
          </table:table-cell>
          <table:table-cell table:number-columns-repeated="241" table:style-name="ACE-19"/>
        </table:table-row>
        <table:table-row table:style-name="AROW-5">
          <table:table-cell table:style-name="ACE-17" office:value-type="string">
            <text:p>SP 006</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1999999999998">
            <text:p>43.31</text:p>
          </table:table-cell>
          <table:table-cell table:style-name="ACE-21" office:value-type="float" office:value="-2.992">
            <text:p>−2.99</text:p>
          </table:table-cell>
          <table:table-cell table:style-name="ACE-17" office:value-type="float" office:value="1">
            <text:p>1</text:p>
          </table:table-cell>
          <table:table-cell table:style-name="ACE-18" office:value-type="float" office:value="4430">
            <text:p>4430</text:p>
          </table:table-cell>
          <table:table-cell table:style-name="ACE-18" office:value-type="float" office:value="90">
            <text:p>90</text:p>
          </table:table-cell>
          <table:table-cell table:style-name="ACE-17" office:value-type="string">
            <text:p>Beta-127946</text:p>
          </table:table-cell>
          <table:table-cell table:style-name="ACE-17" office:value-type="float" office:value="4430">
            <text:p>4430</text:p>
          </table:table-cell>
          <table:table-cell table:style-name="ACE-17" office:value-type="float" office:value="90">
            <text:p>90</text:p>
          </table:table-cell>
          <table:table-cell table:style-name="ACE-17" office:value-type="string">
            <text:p>shell</text:p>
          </table:table-cell>
          <table:table-cell table:style-name="ACE-20" table:formula="of:=ROUND([.H198];0)" office:value-type="float" office:value="4430">
            <text:p>4430</text:p>
          </table:table-cell>
          <table:table-cell table:style-name="ACE-20" table:formula="of:=ROUND([.I198];0)" office:value-type="float" office:value="90">
            <text:p>90</text:p>
          </table:table-cell>
          <table:table-cell table:number-columns-repeated="241" table:style-name="ACE-19"/>
        </table:table-row>
        <table:table-row table:style-name="AROW-5">
          <table:table-cell table:style-name="ACE-17" office:value-type="string">
            <text:p>SP 007</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3000000000002">
            <text:p>43.31</text:p>
          </table:table-cell>
          <table:table-cell table:style-name="ACE-21" office:value-type="float" office:value="-2.9889999999999999">
            <text:p>−2.99</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60">
            <text:p>60</text:p>
          </table:table-cell>
          <table:table-cell table:style-name="ACE-17" office:value-type="string">
            <text:p>Beta-127945</text:p>
          </table:table-cell>
          <table:table-cell table:style-name="ACE-17" office:value-type="float" office:value="2000">
            <text:p>2000</text:p>
          </table:table-cell>
          <table:table-cell table:style-name="ACE-17" office:value-type="float" office:value="60">
            <text:p>60</text:p>
          </table:table-cell>
          <table:table-cell table:style-name="ACE-17" office:value-type="string">
            <text:p>shell</text:p>
          </table:table-cell>
          <table:table-cell table:style-name="ACE-20" table:formula="of:=ROUND([.H199];0)" office:value-type="float" office:value="2000">
            <text:p>2000</text:p>
          </table:table-cell>
          <table:table-cell table:style-name="ACE-20" table:formula="of:=ROUND([.I199];0)" office:value-type="float" office:value="60">
            <text:p>60</text:p>
          </table:table-cell>
          <table:table-cell table:number-columns-repeated="241" table:style-name="ACE-19"/>
        </table:table-row>
        <table:table-row table:style-name="AROW-5">
          <table:table-cell table:style-name="ACE-17" office:value-type="string">
            <text:p>SP 008</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2999999999997">
            <text:p>43.30</text:p>
          </table:table-cell>
          <table:table-cell table:style-name="ACE-21" office:value-type="float" office:value="-2.9729999999999999">
            <text:p>−2.97</text:p>
          </table:table-cell>
          <table:table-cell table:style-name="ACE-17" office:value-type="float" office:value="1">
            <text:p>1</text:p>
          </table:table-cell>
          <table:table-cell table:style-name="ACE-18" office:value-type="float" office:value="4900">
            <text:p>4900</text:p>
          </table:table-cell>
          <table:table-cell table:style-name="ACE-18" office:value-type="float" office:value="120">
            <text:p>120</text:p>
          </table:table-cell>
          <table:table-cell table:style-name="ACE-17" office:value-type="string">
            <text:p>Beta-127952</text:p>
          </table:table-cell>
          <table:table-cell table:style-name="ACE-17" office:value-type="float" office:value="4900">
            <text:p>4900</text:p>
          </table:table-cell>
          <table:table-cell table:style-name="ACE-17" office:value-type="float" office:value="120">
            <text:p>120</text:p>
          </table:table-cell>
          <table:table-cell table:style-name="ACE-17" office:value-type="string">
            <text:p>shell</text:p>
          </table:table-cell>
          <table:table-cell table:style-name="ACE-20" table:formula="of:=ROUND([.H200];0)" office:value-type="float" office:value="4900">
            <text:p>4900</text:p>
          </table:table-cell>
          <table:table-cell table:style-name="ACE-20" table:formula="of:=ROUND([.I200];0)" office:value-type="float" office:value="120">
            <text:p>120</text:p>
          </table:table-cell>
          <table:table-cell table:number-columns-repeated="241" table:style-name="ACE-19"/>
        </table:table-row>
        <table:table-row table:style-name="AROW-5">
          <table:table-cell table:style-name="ACE-17" office:value-type="string">
            <text:p>SP 009</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2999999999997">
            <text:p>43.30</text:p>
          </table:table-cell>
          <table:table-cell table:style-name="ACE-21" office:value-type="float" office:value="-2.9729999999999999">
            <text:p>−2.97</text:p>
          </table:table-cell>
          <table:table-cell table:style-name="ACE-17" office:value-type="float" office:value="1">
            <text:p>1</text:p>
          </table:table-cell>
          <table:table-cell table:style-name="ACE-18" office:value-type="float" office:value="4860">
            <text:p>4860</text:p>
          </table:table-cell>
          <table:table-cell table:style-name="ACE-18" office:value-type="float" office:value="60">
            <text:p>60</text:p>
          </table:table-cell>
          <table:table-cell table:style-name="ACE-17" office:value-type="string">
            <text:p>Beta-127953</text:p>
          </table:table-cell>
          <table:table-cell table:style-name="ACE-17" office:value-type="float" office:value="4860">
            <text:p>4860</text:p>
          </table:table-cell>
          <table:table-cell table:style-name="ACE-17" office:value-type="float" office:value="60">
            <text:p>60</text:p>
          </table:table-cell>
          <table:table-cell table:style-name="ACE-17" office:value-type="string">
            <text:p>shell</text:p>
          </table:table-cell>
          <table:table-cell table:style-name="ACE-20" table:formula="of:=ROUND([.H201];0)" office:value-type="float" office:value="4860">
            <text:p>4860</text:p>
          </table:table-cell>
          <table:table-cell table:style-name="ACE-20" table:formula="of:=ROUND([.I201];0)" office:value-type="float" office:value="60">
            <text:p>60</text:p>
          </table:table-cell>
          <table:table-cell table:number-columns-repeated="241" table:style-name="ACE-19"/>
        </table:table-row>
        <table:table-row table:style-name="AROW-5">
          <table:table-cell table:style-name="ACE-17" office:value-type="string">
            <text:p>SP 010</text:p>
          </table:table-cell>
          <table:table-cell table:style-name="ACE-17" office:value-type="string">
            <text:p>Leorri and Cearreta 2004;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7000000000002">
            <text:p>43.31</text:p>
          </table:table-cell>
          <table:table-cell table:style-name="ACE-21" office:value-type="float" office:value="-2.9740000000000002">
            <text:p>−2.97</text:p>
          </table:table-cell>
          <table:table-cell table:style-name="ACE-17" office:value-type="float" office:value="1">
            <text:p>1</text:p>
          </table:table-cell>
          <table:table-cell table:style-name="ACE-18" office:value-type="float" office:value="2060">
            <text:p>2060</text:p>
          </table:table-cell>
          <table:table-cell table:style-name="ACE-18" office:value-type="float" office:value="40">
            <text:p>40</text:p>
          </table:table-cell>
          <table:table-cell table:style-name="ACE-17" office:value-type="string">
            <text:p>Beta-127950</text:p>
          </table:table-cell>
          <table:table-cell table:style-name="ACE-17" office:value-type="float" office:value="2060">
            <text:p>2060</text:p>
          </table:table-cell>
          <table:table-cell table:style-name="ACE-17" office:value-type="float" office:value="40">
            <text:p>40</text:p>
          </table:table-cell>
          <table:table-cell table:style-name="ACE-17" office:value-type="string">
            <text:p>shell</text:p>
          </table:table-cell>
          <table:table-cell table:style-name="ACE-20" table:formula="of:=ROUND([.H202];0)" office:value-type="float" office:value="2060">
            <text:p>2060</text:p>
          </table:table-cell>
          <table:table-cell table:style-name="ACE-20" table:formula="of:=ROUND([.I202];0)" office:value-type="float" office:value="40">
            <text:p>40</text:p>
          </table:table-cell>
          <table:table-cell table:number-columns-repeated="241" table:style-name="ACE-19"/>
        </table:table-row>
        <table:table-row table:style-name="AROW-5">
          <table:table-cell table:style-name="ACE-17" office:value-type="string">
            <text:p>SP 011</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3999999999998">
            <text:p>43.32</text:p>
          </table:table-cell>
          <table:table-cell table:style-name="ACE-21" office:value-type="float" office:value="-2.996">
            <text:p>−3.00</text:p>
          </table:table-cell>
          <table:table-cell table:style-name="ACE-17" office:value-type="float" office:value="1">
            <text:p>1</text:p>
          </table:table-cell>
          <table:table-cell table:style-name="ACE-18" office:value-type="float" office:value="8005">
            <text:p>8005</text:p>
          </table:table-cell>
          <table:table-cell table:style-name="ACE-18" office:value-type="float" office:value="65">
            <text:p>65</text:p>
          </table:table-cell>
          <table:table-cell table:style-name="ACE-17" office:value-type="string">
            <text:p>AA-26383</text:p>
          </table:table-cell>
          <table:table-cell table:style-name="ACE-17" office:value-type="float" office:value="8005">
            <text:p>8005</text:p>
          </table:table-cell>
          <table:table-cell table:style-name="ACE-17" office:value-type="float" office:value="65">
            <text:p>65</text:p>
          </table:table-cell>
          <table:table-cell table:style-name="ACE-17" office:value-type="string">
            <text:p>Ammonia tepida</text:p>
          </table:table-cell>
          <table:table-cell table:style-name="ACE-20" table:formula="of:=ROUND([.H203];0)" office:value-type="float" office:value="8005">
            <text:p>8005</text:p>
          </table:table-cell>
          <table:table-cell table:style-name="ACE-20" table:formula="of:=ROUND([.I203];0)" office:value-type="float" office:value="65">
            <text:p>65</text:p>
          </table:table-cell>
          <table:table-cell table:number-columns-repeated="241" table:style-name="ACE-19"/>
        </table:table-row>
        <table:table-row table:style-name="AROW-5">
          <table:table-cell table:style-name="ACE-17" office:value-type="string">
            <text:p>SP 012</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3999999999998">
            <text:p>43.32</text:p>
          </table:table-cell>
          <table:table-cell table:style-name="ACE-21" office:value-type="float" office:value="-2.996">
            <text:p>−3.00</text:p>
          </table:table-cell>
          <table:table-cell table:style-name="ACE-17" office:value-type="float" office:value="1">
            <text:p>1</text:p>
          </table:table-cell>
          <table:table-cell table:style-name="ACE-18" office:value-type="float" office:value="7765">
            <text:p>7765</text:p>
          </table:table-cell>
          <table:table-cell table:style-name="ACE-18" office:value-type="float" office:value="65">
            <text:p>65</text:p>
          </table:table-cell>
          <table:table-cell table:style-name="ACE-17" office:value-type="string">
            <text:p>AA-26384</text:p>
          </table:table-cell>
          <table:table-cell table:style-name="ACE-17" office:value-type="float" office:value="7765">
            <text:p>7765</text:p>
          </table:table-cell>
          <table:table-cell table:style-name="ACE-17" office:value-type="float" office:value="65">
            <text:p>65</text:p>
          </table:table-cell>
          <table:table-cell table:style-name="ACE-17" office:value-type="string">
            <text:p>Ammonia tepida</text:p>
          </table:table-cell>
          <table:table-cell table:style-name="ACE-20" table:formula="of:=ROUND([.H204];0)" office:value-type="float" office:value="7765">
            <text:p>7765</text:p>
          </table:table-cell>
          <table:table-cell table:style-name="ACE-20" table:formula="of:=ROUND([.I204];0)" office:value-type="float" office:value="65">
            <text:p>65</text:p>
          </table:table-cell>
          <table:table-cell table:number-columns-repeated="241" table:style-name="ACE-19"/>
        </table:table-row>
        <table:table-row table:style-name="AROW-5">
          <table:table-cell table:style-name="ACE-17" office:value-type="string">
            <text:p>SP 013</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8">
            <text:p>43.31</text:p>
          </table:table-cell>
          <table:table-cell table:style-name="ACE-21" office:value-type="float" office:value="-2.9740000000000002">
            <text:p>−2.97</text:p>
          </table:table-cell>
          <table:table-cell table:style-name="ACE-17" office:value-type="float" office:value="1">
            <text:p>1</text:p>
          </table:table-cell>
          <table:table-cell table:style-name="ACE-18" office:value-type="float" office:value="6515">
            <text:p>6515</text:p>
          </table:table-cell>
          <table:table-cell table:style-name="ACE-18" office:value-type="float" office:value="65">
            <text:p>65</text:p>
          </table:table-cell>
          <table:table-cell table:style-name="ACE-17" office:value-type="string">
            <text:p>AA-26382</text:p>
          </table:table-cell>
          <table:table-cell table:style-name="ACE-17" office:value-type="float" office:value="6515">
            <text:p>6515</text:p>
          </table:table-cell>
          <table:table-cell table:style-name="ACE-17" office:value-type="float" office:value="65">
            <text:p>65</text:p>
          </table:table-cell>
          <table:table-cell table:style-name="ACE-17" office:value-type="string">
            <text:p>Ammonia tepida</text:p>
          </table:table-cell>
          <table:table-cell table:style-name="ACE-20" table:formula="of:=ROUND([.H205];0)" office:value-type="float" office:value="6515">
            <text:p>6515</text:p>
          </table:table-cell>
          <table:table-cell table:style-name="ACE-20" table:formula="of:=ROUND([.I205];0)" office:value-type="float" office:value="65">
            <text:p>65</text:p>
          </table:table-cell>
          <table:table-cell table:number-columns-repeated="241" table:style-name="ACE-19"/>
        </table:table-row>
        <table:table-row table:style-name="AROW-5">
          <table:table-cell table:style-name="ACE-17" office:value-type="string">
            <text:p>SP 014</text:p>
          </table:table-cell>
          <table:table-cell table:style-name="ACE-17" office:value-type="string">
            <text:p>Cearreta 1998; Cearreta and Murray 2000;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08">
            <text:p>43.31</text:p>
          </table:table-cell>
          <table:table-cell table:style-name="ACE-21" office:value-type="float" office:value="-2.9740000000000002">
            <text:p>−2.97</text:p>
          </table:table-cell>
          <table:table-cell table:style-name="ACE-17" office:value-type="float" office:value="1">
            <text:p>1</text:p>
          </table:table-cell>
          <table:table-cell table:style-name="ACE-18" office:value-type="float" office:value="7545">
            <text:p>7545</text:p>
          </table:table-cell>
          <table:table-cell table:style-name="ACE-18" office:value-type="float" office:value="65">
            <text:p>65</text:p>
          </table:table-cell>
          <table:table-cell table:style-name="ACE-17" office:value-type="string">
            <text:p>AA-26386</text:p>
          </table:table-cell>
          <table:table-cell table:style-name="ACE-17" office:value-type="float" office:value="7545">
            <text:p>7545</text:p>
          </table:table-cell>
          <table:table-cell table:style-name="ACE-17" office:value-type="float" office:value="65">
            <text:p>65</text:p>
          </table:table-cell>
          <table:table-cell table:style-name="ACE-17" office:value-type="string">
            <text:p>Ammonia tepida</text:p>
          </table:table-cell>
          <table:table-cell table:style-name="ACE-20" table:formula="of:=ROUND([.H206];0)" office:value-type="float" office:value="7545">
            <text:p>7545</text:p>
          </table:table-cell>
          <table:table-cell table:style-name="ACE-20" table:formula="of:=ROUND([.I206];0)" office:value-type="float" office:value="65">
            <text:p>65</text:p>
          </table:table-cell>
          <table:table-cell table:number-columns-repeated="241" table:style-name="ACE-19"/>
        </table:table-row>
        <table:table-row table:style-name="AROW-5">
          <table:table-cell table:style-name="ACE-17" office:value-type="string">
            <text:p>SP 015</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5920">
            <text:p>5920</text:p>
          </table:table-cell>
          <table:table-cell table:style-name="ACE-18" office:value-type="float" office:value="40">
            <text:p>40</text:p>
          </table:table-cell>
          <table:table-cell table:style-name="ACE-17" office:value-type="string">
            <text:p>Beta-257958</text:p>
          </table:table-cell>
          <table:table-cell table:style-name="ACE-17" office:value-type="float" office:value="5920">
            <text:p>5920</text:p>
          </table:table-cell>
          <table:table-cell table:style-name="ACE-17" office:value-type="float" office:value="40">
            <text:p>40</text:p>
          </table:table-cell>
          <table:table-cell table:style-name="ACE-17" office:value-type="string">
            <text:p>organic matter (leaves)</text:p>
          </table:table-cell>
          <table:table-cell table:style-name="ACE-20" table:formula="of:=ROUND([.H207];0)" office:value-type="float" office:value="5920">
            <text:p>5920</text:p>
          </table:table-cell>
          <table:table-cell table:style-name="ACE-20" table:formula="of:=ROUND([.I207];0)" office:value-type="float" office:value="40">
            <text:p>40</text:p>
          </table:table-cell>
          <table:table-cell table:number-columns-repeated="241" table:style-name="ACE-19"/>
        </table:table-row>
        <table:table-row table:style-name="AROW-5">
          <table:table-cell table:style-name="ACE-17" office:value-type="string">
            <text:p>SP 016</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6600">
            <text:p>6600</text:p>
          </table:table-cell>
          <table:table-cell table:style-name="ACE-18" office:value-type="float" office:value="50">
            <text:p>50</text:p>
          </table:table-cell>
          <table:table-cell table:style-name="ACE-17" office:value-type="string">
            <text:p>Beta-257959</text:p>
          </table:table-cell>
          <table:table-cell table:style-name="ACE-17" office:value-type="float" office:value="6600">
            <text:p>660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08];0)" office:value-type="float" office:value="6600">
            <text:p>6600</text:p>
          </table:table-cell>
          <table:table-cell table:style-name="ACE-20" table:formula="of:=ROUND([.I208];0)" office:value-type="float" office:value="50">
            <text:p>50</text:p>
          </table:table-cell>
          <table:table-cell table:number-columns-repeated="241" table:style-name="ACE-19"/>
        </table:table-row>
        <table:table-row table:style-name="AROW-5">
          <table:table-cell table:style-name="ACE-17" office:value-type="string">
            <text:p>SP 017</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7970">
            <text:p>7970</text:p>
          </table:table-cell>
          <table:table-cell table:style-name="ACE-18" office:value-type="float" office:value="50">
            <text:p>50</text:p>
          </table:table-cell>
          <table:table-cell table:style-name="ACE-17" office:value-type="string">
            <text:p>Beta-257963</text:p>
          </table:table-cell>
          <table:table-cell table:style-name="ACE-17" office:value-type="float" office:value="7970">
            <text:p>797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09];0)" office:value-type="float" office:value="7970">
            <text:p>7970</text:p>
          </table:table-cell>
          <table:table-cell table:style-name="ACE-20" table:formula="of:=ROUND([.I209];0)" office:value-type="float" office:value="50">
            <text:p>50</text:p>
          </table:table-cell>
          <table:table-cell table:number-columns-repeated="241" table:style-name="ACE-19"/>
        </table:table-row>
        <table:table-row table:style-name="AROW-5">
          <table:table-cell table:style-name="ACE-17" office:value-type="string">
            <text:p>SP 018</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170">
            <text:p>8170</text:p>
          </table:table-cell>
          <table:table-cell table:style-name="ACE-18" office:value-type="float" office:value="50">
            <text:p>50</text:p>
          </table:table-cell>
          <table:table-cell table:style-name="ACE-17" office:value-type="string">
            <text:p>Beta-257964</text:p>
          </table:table-cell>
          <table:table-cell table:style-name="ACE-17" office:value-type="float" office:value="8170">
            <text:p>817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10];0)" office:value-type="float" office:value="8170">
            <text:p>8170</text:p>
          </table:table-cell>
          <table:table-cell table:style-name="ACE-20" table:formula="of:=ROUND([.I210];0)" office:value-type="float" office:value="50">
            <text:p>50</text:p>
          </table:table-cell>
          <table:table-cell table:number-columns-repeated="241" table:style-name="ACE-19"/>
        </table:table-row>
        <table:table-row table:style-name="AROW-5">
          <table:table-cell table:style-name="ACE-17" office:value-type="string">
            <text:p>SP 019</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370">
            <text:p>8370</text:p>
          </table:table-cell>
          <table:table-cell table:style-name="ACE-18" office:value-type="float" office:value="50">
            <text:p>50</text:p>
          </table:table-cell>
          <table:table-cell table:style-name="ACE-17" office:value-type="string">
            <text:p>Beta-257965</text:p>
          </table:table-cell>
          <table:table-cell table:style-name="ACE-17" office:value-type="float" office:value="8370">
            <text:p>8370</text:p>
          </table:table-cell>
          <table:table-cell table:style-name="ACE-17" office:value-type="float" office:value="50">
            <text:p>50</text:p>
          </table:table-cell>
          <table:table-cell table:style-name="ACE-17" office:value-type="string">
            <text:p>shell</text:p>
          </table:table-cell>
          <table:table-cell table:style-name="ACE-20" table:formula="of:=ROUND([.H211];0)" office:value-type="float" office:value="8370">
            <text:p>8370</text:p>
          </table:table-cell>
          <table:table-cell table:style-name="ACE-20" table:formula="of:=ROUND([.I211];0)" office:value-type="float" office:value="50">
            <text:p>50</text:p>
          </table:table-cell>
          <table:table-cell table:number-columns-repeated="241" table:style-name="ACE-19"/>
        </table:table-row>
        <table:table-row table:style-name="AROW-5">
          <table:table-cell table:style-name="ACE-17" office:value-type="string">
            <text:p>SP 020</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330">
            <text:p>8330</text:p>
          </table:table-cell>
          <table:table-cell table:style-name="ACE-18" office:value-type="float" office:value="60">
            <text:p>60</text:p>
          </table:table-cell>
          <table:table-cell table:style-name="ACE-17" office:value-type="string">
            <text:p>Beta-257966</text:p>
          </table:table-cell>
          <table:table-cell table:style-name="ACE-17" office:value-type="float" office:value="8330">
            <text:p>833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2];0)" office:value-type="float" office:value="8330">
            <text:p>8330</text:p>
          </table:table-cell>
          <table:table-cell table:style-name="ACE-20" table:formula="of:=ROUND([.I212];0)" office:value-type="float" office:value="60">
            <text:p>60</text:p>
          </table:table-cell>
          <table:table-cell table:number-columns-repeated="241" table:style-name="ACE-19"/>
        </table:table-row>
        <table:table-row table:style-name="AROW-5">
          <table:table-cell table:style-name="ACE-17" office:value-type="string">
            <text:p>SP 021</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410">
            <text:p>8410</text:p>
          </table:table-cell>
          <table:table-cell table:style-name="ACE-18" office:value-type="float" office:value="60">
            <text:p>60</text:p>
          </table:table-cell>
          <table:table-cell table:style-name="ACE-17" office:value-type="string">
            <text:p>Beta-257967</text:p>
          </table:table-cell>
          <table:table-cell table:style-name="ACE-17" office:value-type="float" office:value="8410">
            <text:p>841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3];0)" office:value-type="float" office:value="8410">
            <text:p>8410</text:p>
          </table:table-cell>
          <table:table-cell table:style-name="ACE-20" table:formula="of:=ROUND([.I213];0)" office:value-type="float" office:value="60">
            <text:p>60</text:p>
          </table:table-cell>
          <table:table-cell table:number-columns-repeated="241" table:style-name="ACE-19"/>
        </table:table-row>
        <table:table-row table:style-name="AROW-5">
          <table:table-cell table:style-name="ACE-17" office:value-type="string">
            <text:p>SP 022</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740">
            <text:p>8740</text:p>
          </table:table-cell>
          <table:table-cell table:style-name="ACE-18" office:value-type="float" office:value="60">
            <text:p>60</text:p>
          </table:table-cell>
          <table:table-cell table:style-name="ACE-17" office:value-type="string">
            <text:p>Beta-257968</text:p>
          </table:table-cell>
          <table:table-cell table:style-name="ACE-17" office:value-type="float" office:value="8740">
            <text:p>874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4];0)" office:value-type="float" office:value="8740">
            <text:p>8740</text:p>
          </table:table-cell>
          <table:table-cell table:style-name="ACE-20" table:formula="of:=ROUND([.I214];0)" office:value-type="float" office:value="60">
            <text:p>60</text:p>
          </table:table-cell>
          <table:table-cell table:number-columns-repeated="241" table:style-name="ACE-19"/>
        </table:table-row>
        <table:table-row table:style-name="AROW-5">
          <table:table-cell table:style-name="ACE-17" office:value-type="string">
            <text:p>SP 023</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790">
            <text:p>8790</text:p>
          </table:table-cell>
          <table:table-cell table:style-name="ACE-18" office:value-type="float" office:value="60">
            <text:p>60</text:p>
          </table:table-cell>
          <table:table-cell table:style-name="ACE-17" office:value-type="string">
            <text:p>Beta-257970</text:p>
          </table:table-cell>
          <table:table-cell table:style-name="ACE-17" office:value-type="float" office:value="8790">
            <text:p>8790</text:p>
          </table:table-cell>
          <table:table-cell table:style-name="ACE-17" office:value-type="float" office:value="60">
            <text:p>60</text:p>
          </table:table-cell>
          <table:table-cell table:style-name="ACE-17" office:value-type="string">
            <text:p>organic matter (leaves)</text:p>
          </table:table-cell>
          <table:table-cell table:style-name="ACE-20" table:formula="of:=ROUND([.H215];0)" office:value-type="float" office:value="8790">
            <text:p>8790</text:p>
          </table:table-cell>
          <table:table-cell table:style-name="ACE-20" table:formula="of:=ROUND([.I215];0)" office:value-type="float" office:value="60">
            <text:p>60</text:p>
          </table:table-cell>
          <table:table-cell table:number-columns-repeated="241" table:style-name="ACE-19"/>
        </table:table-row>
        <table:table-row table:style-name="AROW-5">
          <table:table-cell table:style-name="ACE-17" office:value-type="string">
            <text:p>SP 024</text:p>
          </table:table-cell>
          <table:table-cell table:style-name="ACE-17" office:value-type="string">
            <text:p>Leorri et al. 2012; 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8870">
            <text:p>8870</text:p>
          </table:table-cell>
          <table:table-cell table:style-name="ACE-18" office:value-type="float" office:value="80">
            <text:p>80</text:p>
          </table:table-cell>
          <table:table-cell table:style-name="ACE-17" office:value-type="string">
            <text:p>Beta-257969</text:p>
          </table:table-cell>
          <table:table-cell table:style-name="ACE-17" office:value-type="float" office:value="8870">
            <text:p>8870</text:p>
          </table:table-cell>
          <table:table-cell table:style-name="ACE-17" office:value-type="float" office:value="80">
            <text:p>80</text:p>
          </table:table-cell>
          <table:table-cell table:style-name="ACE-17" office:value-type="string">
            <text:p>organic matter (leaves)</text:p>
          </table:table-cell>
          <table:table-cell table:style-name="ACE-20" table:formula="of:=ROUND([.H216];0)" office:value-type="float" office:value="8870">
            <text:p>8870</text:p>
          </table:table-cell>
          <table:table-cell table:style-name="ACE-20" table:formula="of:=ROUND([.I216];0)" office:value-type="float" office:value="80">
            <text:p>80</text:p>
          </table:table-cell>
          <table:table-cell table:number-columns-repeated="241" table:style-name="ACE-19"/>
        </table:table-row>
        <table:table-row table:style-name="AROW-5">
          <table:table-cell table:style-name="ACE-17" office:value-type="string">
            <text:p>SP 025</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2999999999999">
            <text:p>43.29</text:p>
          </table:table-cell>
          <table:table-cell table:style-name="ACE-21" office:value-type="float" office:value="-2.3650000000000002">
            <text:p>−2.37</text:p>
          </table:table-cell>
          <table:table-cell table:style-name="ACE-17" office:value-type="float" office:value="1">
            <text:p>1</text:p>
          </table:table-cell>
          <table:table-cell table:style-name="ACE-18" office:value-type="float" office:value="6130">
            <text:p>6130</text:p>
          </table:table-cell>
          <table:table-cell table:style-name="ACE-18" office:value-type="float" office:value="50">
            <text:p>50</text:p>
          </table:table-cell>
          <table:table-cell table:style-name="ACE-17" office:value-type="string">
            <text:p>Beta-257960</text:p>
          </table:table-cell>
          <table:table-cell table:style-name="ACE-17" office:value-type="float" office:value="6130">
            <text:p>6130</text:p>
          </table:table-cell>
          <table:table-cell table:style-name="ACE-17" office:value-type="float" office:value="50">
            <text:p>50</text:p>
          </table:table-cell>
          <table:table-cell table:style-name="ACE-17" office:value-type="string">
            <text:p>organic matter (leaves)</text:p>
          </table:table-cell>
          <table:table-cell table:style-name="ACE-20" table:formula="of:=ROUND([.H217];0)" office:value-type="float" office:value="6130">
            <text:p>6130</text:p>
          </table:table-cell>
          <table:table-cell table:style-name="ACE-20" table:formula="of:=ROUND([.I217];0)" office:value-type="float" office:value="50">
            <text:p>50</text:p>
          </table:table-cell>
          <table:table-cell table:number-columns-repeated="241" table:style-name="ACE-19"/>
        </table:table-row>
        <table:table-row table:style-name="AROW-5">
          <table:table-cell table:style-name="ACE-17" office:value-type="string">
            <text:p>SP 026</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360">
            <text:p>8360</text:p>
          </table:table-cell>
          <table:table-cell table:style-name="ACE-18" office:value-type="float" office:value="30">
            <text:p>30</text:p>
          </table:table-cell>
          <table:table-cell table:style-name="ACE-17" office:value-type="string">
            <text:p>Beta-410169</text:p>
          </table:table-cell>
          <table:table-cell table:style-name="ACE-17" office:value-type="float" office:value="8360">
            <text:p>8360</text:p>
          </table:table-cell>
          <table:table-cell table:style-name="ACE-17" office:value-type="float" office:value="30">
            <text:p>30</text:p>
          </table:table-cell>
          <table:table-cell table:style-name="ACE-17" office:value-type="string">
            <text:p>shell</text:p>
          </table:table-cell>
          <table:table-cell table:style-name="ACE-20" table:formula="of:=ROUND([.H218];0)" office:value-type="float" office:value="8360">
            <text:p>8360</text:p>
          </table:table-cell>
          <table:table-cell table:style-name="ACE-20" table:formula="of:=ROUND([.I218];0)" office:value-type="float" office:value="30">
            <text:p>30</text:p>
          </table:table-cell>
          <table:table-cell table:number-columns-repeated="241" table:style-name="ACE-19"/>
        </table:table-row>
        <table:table-row table:style-name="AROW-5">
          <table:table-cell table:style-name="ACE-17" office:value-type="string">
            <text:p>SP 027</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070">
            <text:p>8070</text:p>
          </table:table-cell>
          <table:table-cell table:style-name="ACE-18" office:value-type="float" office:value="30">
            <text:p>30</text:p>
          </table:table-cell>
          <table:table-cell table:style-name="ACE-17" office:value-type="string">
            <text:p>Beta-410170</text:p>
          </table:table-cell>
          <table:table-cell table:style-name="ACE-17" office:value-type="float" office:value="8070">
            <text:p>8070</text:p>
          </table:table-cell>
          <table:table-cell table:style-name="ACE-17" office:value-type="float" office:value="30">
            <text:p>30</text:p>
          </table:table-cell>
          <table:table-cell table:style-name="ACE-17" office:value-type="string">
            <text:p>shell</text:p>
          </table:table-cell>
          <table:table-cell table:style-name="ACE-20" table:formula="of:=ROUND([.H219];0)" office:value-type="float" office:value="8070">
            <text:p>8070</text:p>
          </table:table-cell>
          <table:table-cell table:style-name="ACE-20" table:formula="of:=ROUND([.I219];0)" office:value-type="float" office:value="30">
            <text:p>30</text:p>
          </table:table-cell>
          <table:table-cell table:number-columns-repeated="241" table:style-name="ACE-19"/>
        </table:table-row>
        <table:table-row table:style-name="AROW-5">
          <table:table-cell table:style-name="ACE-17" office:value-type="string">
            <text:p>SP 028</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360">
            <text:p>8360</text:p>
          </table:table-cell>
          <table:table-cell table:style-name="ACE-18" office:value-type="float" office:value="30">
            <text:p>30</text:p>
          </table:table-cell>
          <table:table-cell table:style-name="ACE-17" office:value-type="string">
            <text:p>Beta-410171</text:p>
          </table:table-cell>
          <table:table-cell table:style-name="ACE-17" office:value-type="float" office:value="8360">
            <text:p>8360</text:p>
          </table:table-cell>
          <table:table-cell table:style-name="ACE-17" office:value-type="float" office:value="30">
            <text:p>30</text:p>
          </table:table-cell>
          <table:table-cell table:style-name="ACE-17" office:value-type="string">
            <text:p>shell</text:p>
          </table:table-cell>
          <table:table-cell table:style-name="ACE-20" table:formula="of:=ROUND([.H220];0)" office:value-type="float" office:value="8360">
            <text:p>8360</text:p>
          </table:table-cell>
          <table:table-cell table:style-name="ACE-20" table:formula="of:=ROUND([.I220];0)" office:value-type="float" office:value="30">
            <text:p>30</text:p>
          </table:table-cell>
          <table:table-cell table:number-columns-repeated="241" table:style-name="ACE-19"/>
        </table:table-row>
        <table:table-row table:style-name="AROW-5">
          <table:table-cell table:style-name="ACE-17" office:value-type="string">
            <text:p>SP 029</text:p>
          </table:table-cell>
          <table:table-cell table:style-name="ACE-17" office:value-type="string">
            <text:p>El bani Altuna 2015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290999999999997">
            <text:p>43.29</text:p>
          </table:table-cell>
          <table:table-cell table:style-name="ACE-21" office:value-type="float" office:value="-2.359">
            <text:p>−2.36</text:p>
          </table:table-cell>
          <table:table-cell table:style-name="ACE-17" office:value-type="float" office:value="1">
            <text:p>1</text:p>
          </table:table-cell>
          <table:table-cell table:style-name="ACE-18" office:value-type="float" office:value="8320">
            <text:p>8320</text:p>
          </table:table-cell>
          <table:table-cell table:style-name="ACE-18" office:value-type="float" office:value="30">
            <text:p>30</text:p>
          </table:table-cell>
          <table:table-cell table:style-name="ACE-17" office:value-type="string">
            <text:p>Beta-410172</text:p>
          </table:table-cell>
          <table:table-cell table:style-name="ACE-17" office:value-type="float" office:value="8320">
            <text:p>8320</text:p>
          </table:table-cell>
          <table:table-cell table:style-name="ACE-17" office:value-type="float" office:value="30">
            <text:p>30</text:p>
          </table:table-cell>
          <table:table-cell table:style-name="ACE-17" office:value-type="string">
            <text:p>shell</text:p>
          </table:table-cell>
          <table:table-cell table:style-name="ACE-20" table:formula="of:=ROUND([.H221];0)" office:value-type="float" office:value="8320">
            <text:p>8320</text:p>
          </table:table-cell>
          <table:table-cell table:style-name="ACE-20" table:formula="of:=ROUND([.I221];0)" office:value-type="float" office:value="30">
            <text:p>30</text:p>
          </table:table-cell>
          <table:table-cell table:number-columns-repeated="241" table:style-name="ACE-19"/>
        </table:table-row>
        <table:table-row table:style-name="AROW-5">
          <table:table-cell table:style-name="ACE-17" office:value-type="string">
            <text:p>SP 030</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5320">
            <text:p>5320</text:p>
          </table:table-cell>
          <table:table-cell table:style-name="ACE-18" office:value-type="float" office:value="60">
            <text:p>60</text:p>
          </table:table-cell>
          <table:table-cell table:style-name="ACE-17" office:value-type="string">
            <text:p>Beta-229140</text:p>
          </table:table-cell>
          <table:table-cell table:style-name="ACE-17" office:value-type="float" office:value="5320">
            <text:p>5320</text:p>
          </table:table-cell>
          <table:table-cell table:style-name="ACE-17" office:value-type="float" office:value="60">
            <text:p>60</text:p>
          </table:table-cell>
          <table:table-cell table:style-name="ACE-17" office:value-type="string">
            <text:p>shell</text:p>
          </table:table-cell>
          <table:table-cell table:style-name="ACE-20" table:formula="of:=ROUND([.H222];0)" office:value-type="float" office:value="5320">
            <text:p>5320</text:p>
          </table:table-cell>
          <table:table-cell table:style-name="ACE-20" table:formula="of:=ROUND([.I222];0)" office:value-type="float" office:value="60">
            <text:p>60</text:p>
          </table:table-cell>
          <table:table-cell table:number-columns-repeated="241" table:style-name="ACE-19"/>
        </table:table-row>
        <table:table-row table:style-name="AROW-5">
          <table:table-cell table:style-name="ACE-17" office:value-type="string">
            <text:p>SP 031</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7530">
            <text:p>7530</text:p>
          </table:table-cell>
          <table:table-cell table:style-name="ACE-18" office:value-type="float" office:value="70">
            <text:p>70</text:p>
          </table:table-cell>
          <table:table-cell table:style-name="ACE-17" office:value-type="string">
            <text:p>Beta-229141</text:p>
          </table:table-cell>
          <table:table-cell table:style-name="ACE-17" office:value-type="float" office:value="7530">
            <text:p>7530</text:p>
          </table:table-cell>
          <table:table-cell table:style-name="ACE-17" office:value-type="float" office:value="70">
            <text:p>70</text:p>
          </table:table-cell>
          <table:table-cell table:style-name="ACE-17" office:value-type="string">
            <text:p>shell</text:p>
          </table:table-cell>
          <table:table-cell table:style-name="ACE-20" table:formula="of:=ROUND([.H223];0)" office:value-type="float" office:value="7530">
            <text:p>7530</text:p>
          </table:table-cell>
          <table:table-cell table:style-name="ACE-20" table:formula="of:=ROUND([.I223];0)" office:value-type="float" office:value="70">
            <text:p>70</text:p>
          </table:table-cell>
          <table:table-cell table:number-columns-repeated="241" table:style-name="ACE-19"/>
        </table:table-row>
        <table:table-row table:style-name="AROW-5">
          <table:table-cell table:style-name="ACE-17" office:value-type="string">
            <text:p>SP 032</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7800">
            <text:p>7800</text:p>
          </table:table-cell>
          <table:table-cell table:style-name="ACE-18" office:value-type="float" office:value="40">
            <text:p>40</text:p>
          </table:table-cell>
          <table:table-cell table:style-name="ACE-17" office:value-type="string">
            <text:p>Beta-229142</text:p>
          </table:table-cell>
          <table:table-cell table:style-name="ACE-17" office:value-type="float" office:value="7800">
            <text:p>7800</text:p>
          </table:table-cell>
          <table:table-cell table:style-name="ACE-17" office:value-type="float" office:value="40">
            <text:p>40</text:p>
          </table:table-cell>
          <table:table-cell table:style-name="ACE-17" office:value-type="string">
            <text:p>shell</text:p>
          </table:table-cell>
          <table:table-cell table:style-name="ACE-20" table:formula="of:=ROUND([.H224];0)" office:value-type="float" office:value="7800">
            <text:p>7800</text:p>
          </table:table-cell>
          <table:table-cell table:style-name="ACE-20" table:formula="of:=ROUND([.I224];0)" office:value-type="float" office:value="40">
            <text:p>40</text:p>
          </table:table-cell>
          <table:table-cell table:number-columns-repeated="241" table:style-name="ACE-19"/>
        </table:table-row>
        <table:table-row table:style-name="AROW-5">
          <table:table-cell table:style-name="ACE-17" office:value-type="string">
            <text:p>SP 033</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6999999999997">
            <text:p>43.37</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8360">
            <text:p>8360</text:p>
          </table:table-cell>
          <table:table-cell table:style-name="ACE-18" office:value-type="float" office:value="50">
            <text:p>50</text:p>
          </table:table-cell>
          <table:table-cell table:style-name="ACE-17" office:value-type="string">
            <text:p>Beta-229143</text:p>
          </table:table-cell>
          <table:table-cell table:style-name="ACE-17" office:value-type="float" office:value="8360">
            <text:p>8360</text:p>
          </table:table-cell>
          <table:table-cell table:style-name="ACE-17" office:value-type="float" office:value="50">
            <text:p>50</text:p>
          </table:table-cell>
          <table:table-cell table:style-name="ACE-17" office:value-type="string">
            <text:p>shell</text:p>
          </table:table-cell>
          <table:table-cell table:style-name="ACE-20" table:formula="of:=ROUND([.H225];0)" office:value-type="float" office:value="8360">
            <text:p>8360</text:p>
          </table:table-cell>
          <table:table-cell table:style-name="ACE-20" table:formula="of:=ROUND([.I225];0)" office:value-type="float" office:value="50">
            <text:p>50</text:p>
          </table:table-cell>
          <table:table-cell table:number-columns-repeated="241" table:style-name="ACE-19"/>
        </table:table-row>
        <table:table-row table:style-name="AROW-5">
          <table:table-cell table:style-name="ACE-17" office:value-type="string">
            <text:p>SP 034</text:p>
          </table:table-cell>
          <table:table-cell table:style-name="ACE-17" office:value-type="string">
            <text:p>Cearreta et al. 2006;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4940">
            <text:p>4940</text:p>
          </table:table-cell>
          <table:table-cell table:style-name="ACE-18" office:value-type="float" office:value="40">
            <text:p>40</text:p>
          </table:table-cell>
          <table:table-cell table:style-name="ACE-17" office:value-type="string">
            <text:p>Beta-218475</text:p>
          </table:table-cell>
          <table:table-cell table:style-name="ACE-17" office:value-type="float" office:value="4940">
            <text:p>4940</text:p>
          </table:table-cell>
          <table:table-cell table:style-name="ACE-17" office:value-type="float" office:value="40">
            <text:p>40</text:p>
          </table:table-cell>
          <table:table-cell table:style-name="ACE-17" office:value-type="string">
            <text:p>wood</text:p>
          </table:table-cell>
          <table:table-cell table:style-name="ACE-20" table:formula="of:=ROUND([.H226];0)" office:value-type="float" office:value="4940">
            <text:p>4940</text:p>
          </table:table-cell>
          <table:table-cell table:style-name="ACE-20" table:formula="of:=ROUND([.I226];0)" office:value-type="float" office:value="40">
            <text:p>40</text:p>
          </table:table-cell>
          <table:table-cell table:number-columns-repeated="241" table:style-name="ACE-19"/>
        </table:table-row>
        <table:table-row table:style-name="AROW-5">
          <table:table-cell table:style-name="ACE-17" office:value-type="string">
            <text:p>SP 035</text:p>
          </table:table-cell>
          <table:table-cell table:style-name="ACE-17" office:value-type="string">
            <text:p>Cearreta et al. 2006;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2010">
            <text:p>2010</text:p>
          </table:table-cell>
          <table:table-cell table:style-name="ACE-18" office:value-type="float" office:value="40">
            <text:p>40</text:p>
          </table:table-cell>
          <table:table-cell table:style-name="ACE-17" office:value-type="string">
            <text:p>Beta-218472</text:p>
          </table:table-cell>
          <table:table-cell table:style-name="ACE-17" office:value-type="float" office:value="2010">
            <text:p>2010</text:p>
          </table:table-cell>
          <table:table-cell table:style-name="ACE-17" office:value-type="float" office:value="40">
            <text:p>40</text:p>
          </table:table-cell>
          <table:table-cell table:style-name="ACE-17" office:value-type="string">
            <text:p>wood</text:p>
          </table:table-cell>
          <table:table-cell table:style-name="ACE-20" table:formula="of:=ROUND([.H227];0)" office:value-type="float" office:value="2010">
            <text:p>2010</text:p>
          </table:table-cell>
          <table:table-cell table:style-name="ACE-20" table:formula="of:=ROUND([.I227];0)" office:value-type="float" office:value="40">
            <text:p>40</text:p>
          </table:table-cell>
          <table:table-cell table:number-columns-repeated="241" table:style-name="ACE-19"/>
        </table:table-row>
        <table:table-row table:style-name="AROW-5">
          <table:table-cell table:style-name="ACE-17" office:value-type="string">
            <text:p>SP 036</text:p>
          </table:table-cell>
          <table:table-cell table:style-name="ACE-17" office:value-type="string">
            <text:p>Cearreta et al. 2006; 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20999999999998">
            <text:p>43.32</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3930">
            <text:p>3930</text:p>
          </table:table-cell>
          <table:table-cell table:style-name="ACE-18" office:value-type="float" office:value="40">
            <text:p>40</text:p>
          </table:table-cell>
          <table:table-cell table:style-name="ACE-17" office:value-type="string">
            <text:p>Beta-218474</text:p>
          </table:table-cell>
          <table:table-cell table:style-name="ACE-17" office:value-type="float" office:value="3930">
            <text:p>3930</text:p>
          </table:table-cell>
          <table:table-cell table:style-name="ACE-17" office:value-type="float" office:value="40">
            <text:p>40</text:p>
          </table:table-cell>
          <table:table-cell table:style-name="ACE-17" office:value-type="string">
            <text:p>wood</text:p>
          </table:table-cell>
          <table:table-cell table:style-name="ACE-20" table:formula="of:=ROUND([.H228];0)" office:value-type="float" office:value="3930">
            <text:p>3930</text:p>
          </table:table-cell>
          <table:table-cell table:style-name="ACE-20" table:formula="of:=ROUND([.I228];0)" office:value-type="float" office:value="40">
            <text:p>40</text:p>
          </table:table-cell>
          <table:table-cell table:number-columns-repeated="241" table:style-name="ACE-19"/>
        </table:table-row>
        <table:table-row table:style-name="AROW-5">
          <table:table-cell table:style-name="ACE-17" office:value-type="string">
            <text:p>SP 037</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680">
            <text:p>7680</text:p>
          </table:table-cell>
          <table:table-cell table:style-name="ACE-18" office:value-type="float" office:value="40">
            <text:p>40</text:p>
          </table:table-cell>
          <table:table-cell table:style-name="ACE-17" office:value-type="string">
            <text:p>Beta-192376</text:p>
          </table:table-cell>
          <table:table-cell table:style-name="ACE-17" office:value-type="float" office:value="7680">
            <text:p>7680</text:p>
          </table:table-cell>
          <table:table-cell table:style-name="ACE-17" office:value-type="float" office:value="40">
            <text:p>40</text:p>
          </table:table-cell>
          <table:table-cell table:style-name="ACE-17" office:value-type="string">
            <text:p>shell</text:p>
          </table:table-cell>
          <table:table-cell table:style-name="ACE-20" table:formula="of:=ROUND([.H229];0)" office:value-type="float" office:value="7680">
            <text:p>7680</text:p>
          </table:table-cell>
          <table:table-cell table:style-name="ACE-20" table:formula="of:=ROUND([.I229];0)" office:value-type="float" office:value="40">
            <text:p>40</text:p>
          </table:table-cell>
          <table:table-cell table:number-columns-repeated="241" table:style-name="ACE-19"/>
        </table:table-row>
        <table:table-row table:style-name="AROW-5">
          <table:table-cell table:style-name="ACE-17" office:value-type="string">
            <text:p>SP 038</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810">
            <text:p>7810</text:p>
          </table:table-cell>
          <table:table-cell table:style-name="ACE-18" office:value-type="float" office:value="40">
            <text:p>40</text:p>
          </table:table-cell>
          <table:table-cell table:style-name="ACE-17" office:value-type="string">
            <text:p>Beta-192377</text:p>
          </table:table-cell>
          <table:table-cell table:style-name="ACE-17" office:value-type="float" office:value="7810">
            <text:p>7810</text:p>
          </table:table-cell>
          <table:table-cell table:style-name="ACE-17" office:value-type="float" office:value="40">
            <text:p>40</text:p>
          </table:table-cell>
          <table:table-cell table:style-name="ACE-17" office:value-type="string">
            <text:p>shell</text:p>
          </table:table-cell>
          <table:table-cell table:style-name="ACE-20" table:formula="of:=ROUND([.H230];0)" office:value-type="float" office:value="7810">
            <text:p>7810</text:p>
          </table:table-cell>
          <table:table-cell table:style-name="ACE-20" table:formula="of:=ROUND([.I230];0)" office:value-type="float" office:value="40">
            <text:p>40</text:p>
          </table:table-cell>
          <table:table-cell table:number-columns-repeated="241" table:style-name="ACE-19"/>
        </table:table-row>
        <table:table-row table:style-name="AROW-5">
          <table:table-cell table:style-name="ACE-17" office:value-type="string">
            <text:p>SP 039</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700">
            <text:p>7700</text:p>
          </table:table-cell>
          <table:table-cell table:style-name="ACE-18" office:value-type="float" office:value="40">
            <text:p>40</text:p>
          </table:table-cell>
          <table:table-cell table:style-name="ACE-17" office:value-type="string">
            <text:p>Beta-192380</text:p>
          </table:table-cell>
          <table:table-cell table:style-name="ACE-17" office:value-type="float" office:value="7700">
            <text:p>7700</text:p>
          </table:table-cell>
          <table:table-cell table:style-name="ACE-17" office:value-type="float" office:value="40">
            <text:p>40</text:p>
          </table:table-cell>
          <table:table-cell table:style-name="ACE-17" office:value-type="string">
            <text:p>shell</text:p>
          </table:table-cell>
          <table:table-cell table:style-name="ACE-20" table:formula="of:=ROUND([.H231];0)" office:value-type="float" office:value="7700">
            <text:p>7700</text:p>
          </table:table-cell>
          <table:table-cell table:style-name="ACE-20" table:formula="of:=ROUND([.I231];0)" office:value-type="float" office:value="40">
            <text:p>40</text:p>
          </table:table-cell>
          <table:table-cell table:number-columns-repeated="241" table:style-name="ACE-19"/>
        </table:table-row>
        <table:table-row table:style-name="AROW-5">
          <table:table-cell table:style-name="ACE-17" office:value-type="string">
            <text:p>SP 040</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71000000000002">
            <text:p>43.37</text:p>
          </table:table-cell>
          <table:table-cell table:style-name="ACE-21" office:value-type="float" office:value="-2.6829999999999998">
            <text:p>−2.68</text:p>
          </table:table-cell>
          <table:table-cell table:style-name="ACE-17" office:value-type="float" office:value="1">
            <text:p>1</text:p>
          </table:table-cell>
          <table:table-cell table:style-name="ACE-18" office:value-type="float" office:value="7850">
            <text:p>7850</text:p>
          </table:table-cell>
          <table:table-cell table:style-name="ACE-18" office:value-type="float" office:value="40">
            <text:p>40</text:p>
          </table:table-cell>
          <table:table-cell table:style-name="ACE-17" office:value-type="string">
            <text:p>Beta-192379</text:p>
          </table:table-cell>
          <table:table-cell table:style-name="ACE-17" office:value-type="float" office:value="7850">
            <text:p>7850</text:p>
          </table:table-cell>
          <table:table-cell table:style-name="ACE-17" office:value-type="float" office:value="40">
            <text:p>40</text:p>
          </table:table-cell>
          <table:table-cell table:style-name="ACE-17" office:value-type="string">
            <text:p>shell</text:p>
          </table:table-cell>
          <table:table-cell table:style-name="ACE-20" table:formula="of:=ROUND([.H232];0)" office:value-type="float" office:value="7850">
            <text:p>7850</text:p>
          </table:table-cell>
          <table:table-cell table:style-name="ACE-20" table:formula="of:=ROUND([.I232];0)" office:value-type="float" office:value="40">
            <text:p>40</text:p>
          </table:table-cell>
          <table:table-cell table:number-columns-repeated="241" table:style-name="ACE-19"/>
        </table:table-row>
        <table:table-row table:style-name="AROW-5">
          <table:table-cell table:style-name="ACE-17" office:value-type="string">
            <text:p>SP 041</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2560">
            <text:p>2560</text:p>
          </table:table-cell>
          <table:table-cell table:style-name="ACE-18" office:value-type="float" office:value="30">
            <text:p>30</text:p>
          </table:table-cell>
          <table:table-cell table:style-name="ACE-17" office:value-type="string">
            <text:p>Beta-317473</text:p>
          </table:table-cell>
          <table:table-cell table:style-name="ACE-17" office:value-type="float" office:value="2560">
            <text:p>2560</text:p>
          </table:table-cell>
          <table:table-cell table:style-name="ACE-17" office:value-type="float" office:value="30">
            <text:p>30</text:p>
          </table:table-cell>
          <table:table-cell table:style-name="ACE-17" office:value-type="string">
            <text:p>shell</text:p>
          </table:table-cell>
          <table:table-cell table:style-name="ACE-20" table:formula="of:=ROUND([.H233];0)" office:value-type="float" office:value="2560">
            <text:p>2560</text:p>
          </table:table-cell>
          <table:table-cell table:style-name="ACE-20" table:formula="of:=ROUND([.I233];0)" office:value-type="float" office:value="30">
            <text:p>30</text:p>
          </table:table-cell>
          <table:table-cell table:number-columns-repeated="241" table:style-name="ACE-19"/>
        </table:table-row>
        <table:table-row table:style-name="AROW-5">
          <table:table-cell table:style-name="ACE-17" office:value-type="string">
            <text:p>SP 042</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560">
            <text:p>7560</text:p>
          </table:table-cell>
          <table:table-cell table:style-name="ACE-18" office:value-type="float" office:value="50">
            <text:p>50</text:p>
          </table:table-cell>
          <table:table-cell table:style-name="ACE-17" office:value-type="string">
            <text:p>Beta-317482</text:p>
          </table:table-cell>
          <table:table-cell table:style-name="ACE-17" office:value-type="float" office:value="7560">
            <text:p>7560</text:p>
          </table:table-cell>
          <table:table-cell table:style-name="ACE-17" office:value-type="float" office:value="50">
            <text:p>50</text:p>
          </table:table-cell>
          <table:table-cell table:style-name="ACE-17" office:value-type="string">
            <text:p>shell</text:p>
          </table:table-cell>
          <table:table-cell table:style-name="ACE-20" table:formula="of:=ROUND([.H234];0)" office:value-type="float" office:value="7560">
            <text:p>7560</text:p>
          </table:table-cell>
          <table:table-cell table:style-name="ACE-20" table:formula="of:=ROUND([.I234];0)" office:value-type="float" office:value="50">
            <text:p>50</text:p>
          </table:table-cell>
          <table:table-cell table:number-columns-repeated="241" table:style-name="ACE-19"/>
        </table:table-row>
        <table:table-row table:style-name="AROW-5">
          <table:table-cell table:style-name="ACE-17" office:value-type="string">
            <text:p>SP 043</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530">
            <text:p>7530</text:p>
          </table:table-cell>
          <table:table-cell table:style-name="ACE-18" office:value-type="float" office:value="40">
            <text:p>40</text:p>
          </table:table-cell>
          <table:table-cell table:style-name="ACE-17" office:value-type="string">
            <text:p>Beta-317483</text:p>
          </table:table-cell>
          <table:table-cell table:style-name="ACE-17" office:value-type="float" office:value="7530">
            <text:p>7530</text:p>
          </table:table-cell>
          <table:table-cell table:style-name="ACE-17" office:value-type="float" office:value="40">
            <text:p>40</text:p>
          </table:table-cell>
          <table:table-cell table:style-name="ACE-17" office:value-type="string">
            <text:p>shell</text:p>
          </table:table-cell>
          <table:table-cell table:style-name="ACE-20" table:formula="of:=ROUND([.H235];0)" office:value-type="float" office:value="7530">
            <text:p>7530</text:p>
          </table:table-cell>
          <table:table-cell table:style-name="ACE-20" table:formula="of:=ROUND([.I235];0)" office:value-type="float" office:value="40">
            <text:p>40</text:p>
          </table:table-cell>
          <table:table-cell table:number-columns-repeated="241" table:style-name="ACE-19"/>
        </table:table-row>
        <table:table-row table:style-name="AROW-5">
          <table:table-cell table:style-name="ACE-17" office:value-type="string">
            <text:p>SP 044</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860">
            <text:p>7860</text:p>
          </table:table-cell>
          <table:table-cell table:style-name="ACE-18" office:value-type="float" office:value="40">
            <text:p>40</text:p>
          </table:table-cell>
          <table:table-cell table:style-name="ACE-17" office:value-type="string">
            <text:p>Beta-317485</text:p>
          </table:table-cell>
          <table:table-cell table:style-name="ACE-17" office:value-type="float" office:value="7860">
            <text:p>7860</text:p>
          </table:table-cell>
          <table:table-cell table:style-name="ACE-17" office:value-type="float" office:value="40">
            <text:p>40</text:p>
          </table:table-cell>
          <table:table-cell table:style-name="ACE-17" office:value-type="string">
            <text:p>shell</text:p>
          </table:table-cell>
          <table:table-cell table:style-name="ACE-20" table:formula="of:=ROUND([.H236];0)" office:value-type="float" office:value="7860">
            <text:p>7860</text:p>
          </table:table-cell>
          <table:table-cell table:style-name="ACE-20" table:formula="of:=ROUND([.I236];0)" office:value-type="float" office:value="40">
            <text:p>40</text:p>
          </table:table-cell>
          <table:table-cell table:number-columns-repeated="241" table:style-name="ACE-19"/>
        </table:table-row>
        <table:table-row table:style-name="AROW-5">
          <table:table-cell table:style-name="ACE-17" office:value-type="string">
            <text:p>SP 045</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900">
            <text:p>7900</text:p>
          </table:table-cell>
          <table:table-cell table:style-name="ACE-18" office:value-type="float" office:value="40">
            <text:p>40</text:p>
          </table:table-cell>
          <table:table-cell table:style-name="ACE-17" office:value-type="string">
            <text:p>Beta-317486</text:p>
          </table:table-cell>
          <table:table-cell table:style-name="ACE-17" office:value-type="float" office:value="7900">
            <text:p>7900</text:p>
          </table:table-cell>
          <table:table-cell table:style-name="ACE-17" office:value-type="float" office:value="40">
            <text:p>40</text:p>
          </table:table-cell>
          <table:table-cell table:style-name="ACE-17" office:value-type="string">
            <text:p>shell</text:p>
          </table:table-cell>
          <table:table-cell table:style-name="ACE-20" table:formula="of:=ROUND([.H237];0)" office:value-type="float" office:value="7900">
            <text:p>7900</text:p>
          </table:table-cell>
          <table:table-cell table:style-name="ACE-20" table:formula="of:=ROUND([.I237];0)" office:value-type="float" office:value="40">
            <text:p>40</text:p>
          </table:table-cell>
          <table:table-cell table:number-columns-repeated="241" table:style-name="ACE-19"/>
        </table:table-row>
        <table:table-row table:style-name="AROW-5">
          <table:table-cell table:style-name="ACE-17" office:value-type="string">
            <text:p>SP 046</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3100">
            <text:p>3100</text:p>
          </table:table-cell>
          <table:table-cell table:style-name="ACE-18" office:value-type="float" office:value="30">
            <text:p>30</text:p>
          </table:table-cell>
          <table:table-cell table:style-name="ACE-17" office:value-type="string">
            <text:p>Beta-317474</text:p>
          </table:table-cell>
          <table:table-cell table:style-name="ACE-17" office:value-type="float" office:value="3100">
            <text:p>3100</text:p>
          </table:table-cell>
          <table:table-cell table:style-name="ACE-17" office:value-type="float" office:value="30">
            <text:p>30</text:p>
          </table:table-cell>
          <table:table-cell table:style-name="ACE-17" office:value-type="string">
            <text:p>shell</text:p>
          </table:table-cell>
          <table:table-cell table:style-name="ACE-20" table:formula="of:=ROUND([.H238];0)" office:value-type="float" office:value="3100">
            <text:p>3100</text:p>
          </table:table-cell>
          <table:table-cell table:style-name="ACE-20" table:formula="of:=ROUND([.I238];0)" office:value-type="float" office:value="30">
            <text:p>30</text:p>
          </table:table-cell>
          <table:table-cell table:number-columns-repeated="241" table:style-name="ACE-19"/>
        </table:table-row>
        <table:table-row table:style-name="AROW-5">
          <table:table-cell table:style-name="ACE-17" office:value-type="string">
            <text:p>SP 047</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180">
            <text:p>6180</text:p>
          </table:table-cell>
          <table:table-cell table:style-name="ACE-18" office:value-type="float" office:value="40">
            <text:p>40</text:p>
          </table:table-cell>
          <table:table-cell table:style-name="ACE-17" office:value-type="string">
            <text:p>Beta-317475</text:p>
          </table:table-cell>
          <table:table-cell table:style-name="ACE-17" office:value-type="float" office:value="6180">
            <text:p>6180</text:p>
          </table:table-cell>
          <table:table-cell table:style-name="ACE-17" office:value-type="float" office:value="40">
            <text:p>40</text:p>
          </table:table-cell>
          <table:table-cell table:style-name="ACE-17" office:value-type="string">
            <text:p>shell</text:p>
          </table:table-cell>
          <table:table-cell table:style-name="ACE-20" table:formula="of:=ROUND([.H239];0)" office:value-type="float" office:value="6180">
            <text:p>6180</text:p>
          </table:table-cell>
          <table:table-cell table:style-name="ACE-20" table:formula="of:=ROUND([.I239];0)" office:value-type="float" office:value="40">
            <text:p>40</text:p>
          </table:table-cell>
          <table:table-cell table:number-columns-repeated="241" table:style-name="ACE-19"/>
        </table:table-row>
        <table:table-row table:style-name="AROW-5">
          <table:table-cell table:style-name="ACE-17" office:value-type="string">
            <text:p>SP 048</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440">
            <text:p>6440</text:p>
          </table:table-cell>
          <table:table-cell table:style-name="ACE-18" office:value-type="float" office:value="40">
            <text:p>40</text:p>
          </table:table-cell>
          <table:table-cell table:style-name="ACE-17" office:value-type="string">
            <text:p>Beta-317476</text:p>
          </table:table-cell>
          <table:table-cell table:style-name="ACE-17" office:value-type="float" office:value="6440">
            <text:p>6440</text:p>
          </table:table-cell>
          <table:table-cell table:style-name="ACE-17" office:value-type="float" office:value="40">
            <text:p>40</text:p>
          </table:table-cell>
          <table:table-cell table:style-name="ACE-17" office:value-type="string">
            <text:p>shell</text:p>
          </table:table-cell>
          <table:table-cell table:style-name="ACE-20" table:formula="of:=ROUND([.H240];0)" office:value-type="float" office:value="6440">
            <text:p>6440</text:p>
          </table:table-cell>
          <table:table-cell table:style-name="ACE-20" table:formula="of:=ROUND([.I240];0)" office:value-type="float" office:value="40">
            <text:p>40</text:p>
          </table:table-cell>
          <table:table-cell table:number-columns-repeated="241" table:style-name="ACE-19"/>
        </table:table-row>
        <table:table-row table:style-name="AROW-5">
          <table:table-cell table:style-name="ACE-17" office:value-type="string">
            <text:p>SP 049</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640">
            <text:p>6640</text:p>
          </table:table-cell>
          <table:table-cell table:style-name="ACE-18" office:value-type="float" office:value="40">
            <text:p>40</text:p>
          </table:table-cell>
          <table:table-cell table:style-name="ACE-17" office:value-type="string">
            <text:p>Beta-317477</text:p>
          </table:table-cell>
          <table:table-cell table:style-name="ACE-17" office:value-type="float" office:value="6640">
            <text:p>6640</text:p>
          </table:table-cell>
          <table:table-cell table:style-name="ACE-17" office:value-type="float" office:value="40">
            <text:p>40</text:p>
          </table:table-cell>
          <table:table-cell table:style-name="ACE-17" office:value-type="string">
            <text:p>shell</text:p>
          </table:table-cell>
          <table:table-cell table:style-name="ACE-20" table:formula="of:=ROUND([.H241];0)" office:value-type="float" office:value="6640">
            <text:p>6640</text:p>
          </table:table-cell>
          <table:table-cell table:style-name="ACE-20" table:formula="of:=ROUND([.I241];0)" office:value-type="float" office:value="40">
            <text:p>40</text:p>
          </table:table-cell>
          <table:table-cell table:number-columns-repeated="241" table:style-name="ACE-19"/>
        </table:table-row>
        <table:table-row table:style-name="AROW-5">
          <table:table-cell table:style-name="ACE-17" office:value-type="string">
            <text:p>SP 050</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120">
            <text:p>6120</text:p>
          </table:table-cell>
          <table:table-cell table:style-name="ACE-18" office:value-type="float" office:value="40">
            <text:p>40</text:p>
          </table:table-cell>
          <table:table-cell table:style-name="ACE-17" office:value-type="string">
            <text:p>Beta-317478</text:p>
          </table:table-cell>
          <table:table-cell table:style-name="ACE-17" office:value-type="float" office:value="6120">
            <text:p>6120</text:p>
          </table:table-cell>
          <table:table-cell table:style-name="ACE-17" office:value-type="float" office:value="40">
            <text:p>40</text:p>
          </table:table-cell>
          <table:table-cell table:style-name="ACE-17" office:value-type="string">
            <text:p>shell</text:p>
          </table:table-cell>
          <table:table-cell table:style-name="ACE-20" table:formula="of:=ROUND([.H242];0)" office:value-type="float" office:value="6120">
            <text:p>6120</text:p>
          </table:table-cell>
          <table:table-cell table:style-name="ACE-20" table:formula="of:=ROUND([.I242];0)" office:value-type="float" office:value="40">
            <text:p>40</text:p>
          </table:table-cell>
          <table:table-cell table:number-columns-repeated="241" table:style-name="ACE-19"/>
        </table:table-row>
        <table:table-row table:style-name="AROW-5">
          <table:table-cell table:style-name="ACE-17" office:value-type="string">
            <text:p>SP 051</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720">
            <text:p>6720</text:p>
          </table:table-cell>
          <table:table-cell table:style-name="ACE-18" office:value-type="float" office:value="40">
            <text:p>40</text:p>
          </table:table-cell>
          <table:table-cell table:style-name="ACE-17" office:value-type="string">
            <text:p>Beta-317479</text:p>
          </table:table-cell>
          <table:table-cell table:style-name="ACE-17" office:value-type="float" office:value="6720">
            <text:p>6720</text:p>
          </table:table-cell>
          <table:table-cell table:style-name="ACE-17" office:value-type="float" office:value="40">
            <text:p>40</text:p>
          </table:table-cell>
          <table:table-cell table:style-name="ACE-17" office:value-type="string">
            <text:p>shell</text:p>
          </table:table-cell>
          <table:table-cell table:style-name="ACE-20" table:formula="of:=ROUND([.H243];0)" office:value-type="float" office:value="6720">
            <text:p>6720</text:p>
          </table:table-cell>
          <table:table-cell table:style-name="ACE-20" table:formula="of:=ROUND([.I243];0)" office:value-type="float" office:value="40">
            <text:p>40</text:p>
          </table:table-cell>
          <table:table-cell table:number-columns-repeated="241" table:style-name="ACE-19"/>
        </table:table-row>
        <table:table-row table:style-name="AROW-5">
          <table:table-cell table:style-name="ACE-17" office:value-type="string">
            <text:p>SP 052</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6960">
            <text:p>6960</text:p>
          </table:table-cell>
          <table:table-cell table:style-name="ACE-18" office:value-type="float" office:value="40">
            <text:p>40</text:p>
          </table:table-cell>
          <table:table-cell table:style-name="ACE-17" office:value-type="string">
            <text:p>Beta-317480</text:p>
          </table:table-cell>
          <table:table-cell table:style-name="ACE-17" office:value-type="float" office:value="6960">
            <text:p>6960</text:p>
          </table:table-cell>
          <table:table-cell table:style-name="ACE-17" office:value-type="float" office:value="40">
            <text:p>40</text:p>
          </table:table-cell>
          <table:table-cell table:style-name="ACE-17" office:value-type="string">
            <text:p>shell</text:p>
          </table:table-cell>
          <table:table-cell table:style-name="ACE-20" table:formula="of:=ROUND([.H244];0)" office:value-type="float" office:value="6960">
            <text:p>6960</text:p>
          </table:table-cell>
          <table:table-cell table:style-name="ACE-20" table:formula="of:=ROUND([.I244];0)" office:value-type="float" office:value="40">
            <text:p>40</text:p>
          </table:table-cell>
          <table:table-cell table:number-columns-repeated="241" table:style-name="ACE-19"/>
        </table:table-row>
        <table:table-row table:style-name="AROW-5">
          <table:table-cell table:style-name="ACE-17" office:value-type="string">
            <text:p>SP 053</text:p>
          </table:table-cell>
          <table:table-cell table:style-name="ACE-17" office:value-type="string">
            <text:p>Hernández Martín 2013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37000000000003">
            <text:p>43.34</text:p>
          </table:table-cell>
          <table:table-cell table:style-name="ACE-21" office:value-type="float" office:value="-2.6669999999999998">
            <text:p>−2.67</text:p>
          </table:table-cell>
          <table:table-cell table:style-name="ACE-17" office:value-type="float" office:value="1">
            <text:p>1</text:p>
          </table:table-cell>
          <table:table-cell table:style-name="ACE-18" office:value-type="float" office:value="7480">
            <text:p>7480</text:p>
          </table:table-cell>
          <table:table-cell table:style-name="ACE-18" office:value-type="float" office:value="40">
            <text:p>40</text:p>
          </table:table-cell>
          <table:table-cell table:style-name="ACE-17" office:value-type="string">
            <text:p>Beta-317481</text:p>
          </table:table-cell>
          <table:table-cell table:style-name="ACE-17" office:value-type="float" office:value="7480">
            <text:p>7480</text:p>
          </table:table-cell>
          <table:table-cell table:style-name="ACE-17" office:value-type="float" office:value="40">
            <text:p>40</text:p>
          </table:table-cell>
          <table:table-cell table:style-name="ACE-17" office:value-type="string">
            <text:p>shell</text:p>
          </table:table-cell>
          <table:table-cell table:style-name="ACE-20" table:formula="of:=ROUND([.H245];0)" office:value-type="float" office:value="7480">
            <text:p>7480</text:p>
          </table:table-cell>
          <table:table-cell table:style-name="ACE-20" table:formula="of:=ROUND([.I245];0)" office:value-type="float" office:value="40">
            <text:p>40</text:p>
          </table:table-cell>
          <table:table-cell table:number-columns-repeated="241" table:style-name="ACE-19"/>
        </table:table-row>
        <table:table-row table:style-name="AROW-5">
          <table:table-cell table:style-name="ACE-17" office:value-type="string">
            <text:p>SP 054</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4999999999998">
            <text:p>43.31</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2870">
            <text:p>2870</text:p>
          </table:table-cell>
          <table:table-cell table:style-name="ACE-18" office:value-type="float" office:value="60">
            <text:p>60</text:p>
          </table:table-cell>
          <table:table-cell table:style-name="ACE-17" office:value-type="string">
            <text:p>Beta-200608</text:p>
          </table:table-cell>
          <table:table-cell table:style-name="ACE-17" office:value-type="float" office:value="2870">
            <text:p>2870</text:p>
          </table:table-cell>
          <table:table-cell table:style-name="ACE-17" office:value-type="float" office:value="60">
            <text:p>60</text:p>
          </table:table-cell>
          <table:table-cell table:style-name="ACE-17" office:value-type="string">
            <text:p>wood</text:p>
          </table:table-cell>
          <table:table-cell table:style-name="ACE-20" table:formula="of:=ROUND([.H246];0)" office:value-type="float" office:value="2870">
            <text:p>2870</text:p>
          </table:table-cell>
          <table:table-cell table:style-name="ACE-20" table:formula="of:=ROUND([.I246];0)" office:value-type="float" office:value="60">
            <text:p>60</text:p>
          </table:table-cell>
          <table:table-cell table:number-columns-repeated="241" table:style-name="ACE-19"/>
        </table:table-row>
        <table:table-row table:style-name="AROW-5">
          <table:table-cell table:style-name="ACE-17" office:value-type="string">
            <text:p>SP 055</text:p>
          </table:table-cell>
          <table:table-cell table:style-name="ACE-17" office:value-type="string">
            <text:p>Leorri et al. 2012 (as in 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14999999999998">
            <text:p>43.31</text:p>
          </table:table-cell>
          <table:table-cell table:style-name="ACE-21" office:value-type="float" office:value="-2.6749999999999998">
            <text:p>−2.67</text:p>
          </table:table-cell>
          <table:table-cell table:style-name="ACE-17" office:value-type="float" office:value="1">
            <text:p>1</text:p>
          </table:table-cell>
          <table:table-cell table:style-name="ACE-18" office:value-type="float" office:value="6600">
            <text:p>6600</text:p>
          </table:table-cell>
          <table:table-cell table:style-name="ACE-18" office:value-type="float" office:value="40">
            <text:p>40</text:p>
          </table:table-cell>
          <table:table-cell table:style-name="ACE-17" office:value-type="string">
            <text:p>Beta-200609</text:p>
          </table:table-cell>
          <table:table-cell table:style-name="ACE-17" office:value-type="float" office:value="6600">
            <text:p>6600</text:p>
          </table:table-cell>
          <table:table-cell table:style-name="ACE-17" office:value-type="float" office:value="40">
            <text:p>40</text:p>
          </table:table-cell>
          <table:table-cell table:style-name="ACE-17" office:value-type="string">
            <text:p>shell</text:p>
          </table:table-cell>
          <table:table-cell table:style-name="ACE-20" table:formula="of:=ROUND([.H247];0)" office:value-type="float" office:value="6600">
            <text:p>6600</text:p>
          </table:table-cell>
          <table:table-cell table:style-name="ACE-20" table:formula="of:=ROUND([.I247];0)" office:value-type="float" office:value="40">
            <text:p>40</text:p>
          </table:table-cell>
          <table:table-cell table:number-columns-repeated="241" table:style-name="ACE-19"/>
        </table:table-row>
        <table:table-row table:style-name="AROW-5">
          <table:table-cell table:style-name="ACE-17" office:value-type="string">
            <text:p>SP 056</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1670">
            <text:p>1670</text:p>
          </table:table-cell>
          <table:table-cell table:style-name="ACE-18" office:value-type="float" office:value="30">
            <text:p>30</text:p>
          </table:table-cell>
          <table:table-cell table:style-name="ACE-17" office:value-type="string">
            <text:p>Beta-463061</text:p>
          </table:table-cell>
          <table:table-cell table:style-name="ACE-17" office:value-type="float" office:value="1670">
            <text:p>1670</text:p>
          </table:table-cell>
          <table:table-cell table:style-name="ACE-17" office:value-type="float" office:value="30">
            <text:p>30</text:p>
          </table:table-cell>
          <table:table-cell table:style-name="ACE-17" office:value-type="string">
            <text:p>plant debris</text:p>
          </table:table-cell>
          <table:table-cell table:style-name="ACE-20" table:formula="of:=ROUND([.H248];0)" office:value-type="float" office:value="1670">
            <text:p>1670</text:p>
          </table:table-cell>
          <table:table-cell table:style-name="ACE-20" table:formula="of:=ROUND([.I248];0)" office:value-type="float" office:value="30">
            <text:p>30</text:p>
          </table:table-cell>
          <table:table-cell table:number-columns-repeated="241" table:style-name="ACE-19"/>
        </table:table-row>
        <table:table-row table:style-name="AROW-5">
          <table:table-cell table:style-name="ACE-17" office:value-type="string">
            <text:p>SP 057</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1740">
            <text:p>1740</text:p>
          </table:table-cell>
          <table:table-cell table:style-name="ACE-18" office:value-type="float" office:value="30">
            <text:p>30</text:p>
          </table:table-cell>
          <table:table-cell table:style-name="ACE-17" office:value-type="string">
            <text:p>Beta-464517</text:p>
          </table:table-cell>
          <table:table-cell table:style-name="ACE-17" office:value-type="float" office:value="1740">
            <text:p>1740</text:p>
          </table:table-cell>
          <table:table-cell table:style-name="ACE-17" office:value-type="float" office:value="30">
            <text:p>30</text:p>
          </table:table-cell>
          <table:table-cell table:style-name="ACE-17" office:value-type="string">
            <text:p>plant debris</text:p>
          </table:table-cell>
          <table:table-cell table:style-name="ACE-20" table:formula="of:=ROUND([.H249];0)" office:value-type="float" office:value="1740">
            <text:p>1740</text:p>
          </table:table-cell>
          <table:table-cell table:style-name="ACE-20" table:formula="of:=ROUND([.I249];0)" office:value-type="float" office:value="30">
            <text:p>30</text:p>
          </table:table-cell>
          <table:table-cell table:number-columns-repeated="241" table:style-name="ACE-19"/>
        </table:table-row>
        <table:table-row table:style-name="AROW-5">
          <table:table-cell table:style-name="ACE-17" office:value-type="string">
            <text:p>SP 058</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2890">
            <text:p>2890</text:p>
          </table:table-cell>
          <table:table-cell table:style-name="ACE-18" office:value-type="float" office:value="30">
            <text:p>30</text:p>
          </table:table-cell>
          <table:table-cell table:style-name="ACE-17" office:value-type="string">
            <text:p>Beta-443996</text:p>
          </table:table-cell>
          <table:table-cell table:style-name="ACE-17" office:value-type="float" office:value="2890">
            <text:p>2890</text:p>
          </table:table-cell>
          <table:table-cell table:style-name="ACE-17" office:value-type="float" office:value="30">
            <text:p>30</text:p>
          </table:table-cell>
          <table:table-cell table:style-name="ACE-17" office:value-type="string">
            <text:p>plant debris</text:p>
          </table:table-cell>
          <table:table-cell table:style-name="ACE-20" table:formula="of:=ROUND([.H250];0)" office:value-type="float" office:value="2890">
            <text:p>2890</text:p>
          </table:table-cell>
          <table:table-cell table:style-name="ACE-20" table:formula="of:=ROUND([.I250];0)" office:value-type="float" office:value="30">
            <text:p>30</text:p>
          </table:table-cell>
          <table:table-cell table:number-columns-repeated="241" table:style-name="ACE-19"/>
        </table:table-row>
        <table:table-row table:style-name="AROW-5">
          <table:table-cell table:style-name="ACE-17" office:value-type="string">
            <text:p>SP 059</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3720">
            <text:p>3720</text:p>
          </table:table-cell>
          <table:table-cell table:style-name="ACE-18" office:value-type="float" office:value="30">
            <text:p>30</text:p>
          </table:table-cell>
          <table:table-cell table:style-name="ACE-17" office:value-type="string">
            <text:p>Beta-463063</text:p>
          </table:table-cell>
          <table:table-cell table:style-name="ACE-17" office:value-type="float" office:value="3720">
            <text:p>3720</text:p>
          </table:table-cell>
          <table:table-cell table:style-name="ACE-17" office:value-type="float" office:value="30">
            <text:p>30</text:p>
          </table:table-cell>
          <table:table-cell table:style-name="ACE-17" office:value-type="string">
            <text:p>plant debris</text:p>
          </table:table-cell>
          <table:table-cell table:style-name="ACE-20" table:formula="of:=ROUND([.H251];0)" office:value-type="float" office:value="3720">
            <text:p>3720</text:p>
          </table:table-cell>
          <table:table-cell table:style-name="ACE-20" table:formula="of:=ROUND([.I251];0)" office:value-type="float" office:value="30">
            <text:p>30</text:p>
          </table:table-cell>
          <table:table-cell table:number-columns-repeated="241" table:style-name="ACE-19"/>
        </table:table-row>
        <table:table-row table:style-name="AROW-5">
          <table:table-cell table:style-name="ACE-17" office:value-type="string">
            <text:p>SP 060</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3910">
            <text:p>3910</text:p>
          </table:table-cell>
          <table:table-cell table:style-name="ACE-18" office:value-type="float" office:value="30">
            <text:p>30</text:p>
          </table:table-cell>
          <table:table-cell table:style-name="ACE-17" office:value-type="string">
            <text:p>Beta-463064</text:p>
          </table:table-cell>
          <table:table-cell table:style-name="ACE-17" office:value-type="float" office:value="3910">
            <text:p>3910</text:p>
          </table:table-cell>
          <table:table-cell table:style-name="ACE-17" office:value-type="float" office:value="30">
            <text:p>30</text:p>
          </table:table-cell>
          <table:table-cell table:style-name="ACE-17" office:value-type="string">
            <text:p>plant debris</text:p>
          </table:table-cell>
          <table:table-cell table:style-name="ACE-20" table:formula="of:=ROUND([.H252];0)" office:value-type="float" office:value="3910">
            <text:p>3910</text:p>
          </table:table-cell>
          <table:table-cell table:style-name="ACE-20" table:formula="of:=ROUND([.I252];0)" office:value-type="float" office:value="30">
            <text:p>30</text:p>
          </table:table-cell>
          <table:table-cell table:number-columns-repeated="241" table:style-name="ACE-19"/>
        </table:table-row>
        <table:table-row table:style-name="AROW-5">
          <table:table-cell table:style-name="ACE-17" office:value-type="string">
            <text:p>SP 061</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3990">
            <text:p>3990</text:p>
          </table:table-cell>
          <table:table-cell table:style-name="ACE-18" office:value-type="float" office:value="30">
            <text:p>30</text:p>
          </table:table-cell>
          <table:table-cell table:style-name="ACE-17" office:value-type="string">
            <text:p>Beta-463065</text:p>
          </table:table-cell>
          <table:table-cell table:style-name="ACE-17" office:value-type="float" office:value="3990">
            <text:p>3990</text:p>
          </table:table-cell>
          <table:table-cell table:style-name="ACE-17" office:value-type="float" office:value="30">
            <text:p>30</text:p>
          </table:table-cell>
          <table:table-cell table:style-name="ACE-17" office:value-type="string">
            <text:p>plant debris</text:p>
          </table:table-cell>
          <table:table-cell table:style-name="ACE-20" table:formula="of:=ROUND([.H253];0)" office:value-type="float" office:value="3990">
            <text:p>3990</text:p>
          </table:table-cell>
          <table:table-cell table:style-name="ACE-20" table:formula="of:=ROUND([.I253];0)" office:value-type="float" office:value="30">
            <text:p>30</text:p>
          </table:table-cell>
          <table:table-cell table:number-columns-repeated="241" table:style-name="ACE-19"/>
        </table:table-row>
        <table:table-row table:style-name="AROW-5">
          <table:table-cell table:style-name="ACE-17" office:value-type="string">
            <text:p>SP 062</text:p>
          </table:table-cell>
          <table:table-cell table:style-name="ACE-17" office:value-type="string">
            <text:p>García-Artola et al. 2018</text:p>
          </table:table-cell>
          <table:table-cell table:style-name="ACE-17" office:value-type="float" office:value="4">
            <text:p>4</text:p>
          </table:table-cell>
          <table:table-cell table:style-name="ACE-17" office:value-type="string">
            <text:p>8 Basque Country, Spain</text:p>
          </table:table-cell>
          <table:table-cell table:style-name="ACE-21" office:value-type="float" office:value="43.363999999999997">
            <text:p>43.36</text:p>
          </table:table-cell>
          <table:table-cell table:style-name="ACE-21" office:value-type="float" office:value="-2.673">
            <text:p>−2.67</text:p>
          </table:table-cell>
          <table:table-cell table:style-name="ACE-17" office:value-type="float" office:value="1">
            <text:p>1</text:p>
          </table:table-cell>
          <table:table-cell table:style-name="ACE-18" office:value-type="float" office:value="4310">
            <text:p>4310</text:p>
          </table:table-cell>
          <table:table-cell table:style-name="ACE-18" office:value-type="float" office:value="70">
            <text:p>70</text:p>
          </table:table-cell>
          <table:table-cell table:style-name="ACE-17" office:value-type="string">
            <text:p>Beta-443995</text:p>
          </table:table-cell>
          <table:table-cell table:style-name="ACE-17" office:value-type="float" office:value="4310">
            <text:p>4310</text:p>
          </table:table-cell>
          <table:table-cell table:style-name="ACE-17" office:value-type="float" office:value="70">
            <text:p>70</text:p>
          </table:table-cell>
          <table:table-cell table:style-name="ACE-17" office:value-type="string">
            <text:p>plant debris</text:p>
          </table:table-cell>
          <table:table-cell table:style-name="ACE-20" table:formula="of:=ROUND([.H254];0)" office:value-type="float" office:value="4310">
            <text:p>4310</text:p>
          </table:table-cell>
          <table:table-cell table:style-name="ACE-20" table:formula="of:=ROUND([.I254];0)" office:value-type="float" office:value="70">
            <text:p>70</text:p>
          </table:table-cell>
          <table:table-cell table:number-columns-repeated="241" table:style-name="ACE-19"/>
        </table:table-row>
        <table:table-row table:style-name="AROW-5">
          <table:table-cell table:style-name="ACE-17" office:value-type="string">
            <text:p>SP 063</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3280">
            <text:p>3280</text:p>
          </table:table-cell>
          <table:table-cell table:style-name="ACE-18" office:value-type="float" office:value="116.61903789690601">
            <text:p>117</text:p>
          </table:table-cell>
          <table:table-cell table:style-name="ACE-17" office:value-type="string">
            <text:p>Beta-177709 </text:p>
          </table:table-cell>
          <table:table-cell table:style-name="ACE-17" office:value-type="float" office:value="3280">
            <text:p>3280</text:p>
          </table:table-cell>
          <table:table-cell table:style-name="ACE-17" office:value-type="float" office:value="60">
            <text:p>60</text:p>
          </table:table-cell>
          <table:table-cell table:style-name="ACE-17" office:value-type="string">
            <text:p>peat</text:p>
          </table:table-cell>
          <table:table-cell table:style-name="ACE-20" table:formula="of:=ROUND([.H255];0)" office:value-type="float" office:value="3280">
            <text:p>3280</text:p>
          </table:table-cell>
          <table:table-cell table:style-name="ACE-20" table:formula="of:=ROUND([.I255];0)" office:value-type="float" office:value="117">
            <text:p>117</text:p>
          </table:table-cell>
          <table:table-cell table:number-columns-repeated="241" table:style-name="ACE-19"/>
        </table:table-row>
        <table:table-row table:style-name="AROW-5">
          <table:table-cell table:style-name="ACE-17" office:value-type="string">
            <text:p>SP 064</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4150">
            <text:p>4150</text:p>
          </table:table-cell>
          <table:table-cell table:style-name="ACE-18" office:value-type="float" office:value="122.06555615733703">
            <text:p>122</text:p>
          </table:table-cell>
          <table:table-cell table:style-name="ACE-17" office:value-type="string">
            <text:p>Beta-177710 </text:p>
          </table:table-cell>
          <table:table-cell table:style-name="ACE-17" office:value-type="float" office:value="4150">
            <text:p>4150</text:p>
          </table:table-cell>
          <table:table-cell table:style-name="ACE-17" office:value-type="float" office:value="70">
            <text:p>70</text:p>
          </table:table-cell>
          <table:table-cell table:style-name="ACE-17" office:value-type="string">
            <text:p>organic sediment</text:p>
          </table:table-cell>
          <table:table-cell table:style-name="ACE-20" table:formula="of:=ROUND([.H256];0)" office:value-type="float" office:value="4150">
            <text:p>4150</text:p>
          </table:table-cell>
          <table:table-cell table:style-name="ACE-20" table:formula="of:=ROUND([.I256];0)" office:value-type="float" office:value="122">
            <text:p>122</text:p>
          </table:table-cell>
          <table:table-cell table:number-columns-repeated="241" table:style-name="ACE-19"/>
        </table:table-row>
        <table:table-row table:style-name="AROW-5">
          <table:table-cell table:style-name="ACE-17" office:value-type="string">
            <text:p>SP 065</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5290">
            <text:p>5290</text:p>
          </table:table-cell>
          <table:table-cell table:style-name="ACE-18" office:value-type="float" office:value="70">
            <text:p>70</text:p>
          </table:table-cell>
          <table:table-cell table:style-name="ACE-17" office:value-type="string">
            <text:p>Beta-177712</text:p>
          </table:table-cell>
          <table:table-cell table:style-name="ACE-17" office:value-type="float" office:value="5290">
            <text:p>5290</text:p>
          </table:table-cell>
          <table:table-cell table:style-name="ACE-17" office:value-type="float" office:value="70">
            <text:p>70</text:p>
          </table:table-cell>
          <table:table-cell table:style-name="ACE-17" office:value-type="string">
            <text:p>wood</text:p>
          </table:table-cell>
          <table:table-cell table:style-name="ACE-20" table:formula="of:=ROUND([.H257];0)" office:value-type="float" office:value="5290">
            <text:p>5290</text:p>
          </table:table-cell>
          <table:table-cell table:style-name="ACE-20" table:formula="of:=ROUND([.I257];0)" office:value-type="float" office:value="70">
            <text:p>70</text:p>
          </table:table-cell>
          <table:table-cell table:number-columns-repeated="241" table:style-name="ACE-19"/>
        </table:table-row>
        <table:table-row table:style-name="AROW-5">
          <table:table-cell table:style-name="ACE-17" office:value-type="string">
            <text:p>SP 066</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6570">
            <text:p>6570</text:p>
          </table:table-cell>
          <table:table-cell table:style-name="ACE-18" office:value-type="float" office:value="107.70329614269008">
            <text:p>108</text:p>
          </table:table-cell>
          <table:table-cell table:style-name="ACE-17" office:value-type="string">
            <text:p>Beta-177713 </text:p>
          </table:table-cell>
          <table:table-cell table:style-name="ACE-17" office:value-type="float" office:value="6570">
            <text:p>6570</text:p>
          </table:table-cell>
          <table:table-cell table:style-name="ACE-17" office:value-type="float" office:value="40">
            <text:p>40</text:p>
          </table:table-cell>
          <table:table-cell table:style-name="ACE-17" office:value-type="string">
            <text:p>peat</text:p>
          </table:table-cell>
          <table:table-cell table:style-name="ACE-20" table:formula="of:=ROUND([.H258];0)" office:value-type="float" office:value="6570">
            <text:p>6570</text:p>
          </table:table-cell>
          <table:table-cell table:style-name="ACE-20" table:formula="of:=ROUND([.I258];0)" office:value-type="float" office:value="108">
            <text:p>108</text:p>
          </table:table-cell>
          <table:table-cell table:number-columns-repeated="241" table:style-name="ACE-19"/>
        </table:table-row>
        <table:table-row table:style-name="AROW-5">
          <table:table-cell table:style-name="ACE-17" office:value-type="string">
            <text:p>SP 067</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518000000000001">
            <text:p>43.52</text:p>
          </table:table-cell>
          <table:table-cell table:style-name="ACE-21" office:value-type="float" office:value="-6.0759999999999996">
            <text:p>−6.08</text:p>
          </table:table-cell>
          <table:table-cell table:style-name="ACE-17" office:value-type="float" office:value="1">
            <text:p>1</text:p>
          </table:table-cell>
          <table:table-cell table:style-name="ACE-18" office:value-type="float" office:value="7410">
            <text:p>7410</text:p>
          </table:table-cell>
          <table:table-cell table:style-name="ACE-18" office:value-type="float" office:value="141.42135623730951">
            <text:p>141</text:p>
          </table:table-cell>
          <table:table-cell table:style-name="ACE-17" office:value-type="string">
            <text:p>Beta-177711 </text:p>
          </table:table-cell>
          <table:table-cell table:style-name="ACE-17" office:value-type="float" office:value="7410">
            <text:p>7410</text:p>
          </table:table-cell>
          <table:table-cell table:style-name="ACE-17" office:value-type="float" office:value="100">
            <text:p>100</text:p>
          </table:table-cell>
          <table:table-cell table:style-name="ACE-17" office:value-type="string">
            <text:p>peat</text:p>
          </table:table-cell>
          <table:table-cell table:style-name="ACE-20" table:formula="of:=ROUND([.H259];0)" office:value-type="float" office:value="7410">
            <text:p>7410</text:p>
          </table:table-cell>
          <table:table-cell table:style-name="ACE-20" table:formula="of:=ROUND([.I259];0)" office:value-type="float" office:value="141">
            <text:p>141</text:p>
          </table:table-cell>
          <table:table-cell table:number-columns-repeated="241" table:style-name="ACE-19"/>
        </table:table-row>
        <table:table-row table:style-name="AROW-5">
          <table:table-cell table:style-name="ACE-17" office:value-type="string">
            <text:p>SP 068</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1230">
            <text:p>1230</text:p>
          </table:table-cell>
          <table:table-cell table:style-name="ACE-18" office:value-type="float" office:value="70">
            <text:p>70</text:p>
          </table:table-cell>
          <table:table-cell table:style-name="ACE-17" office:value-type="string">
            <text:p>Beta-154347 </text:p>
          </table:table-cell>
          <table:table-cell table:style-name="ACE-17" office:value-type="float" office:value="1230">
            <text:p>1230</text:p>
          </table:table-cell>
          <table:table-cell table:style-name="ACE-17" office:value-type="float" office:value="70">
            <text:p>70</text:p>
          </table:table-cell>
          <table:table-cell table:style-name="ACE-17" office:value-type="string">
            <text:p>wood</text:p>
          </table:table-cell>
          <table:table-cell table:style-name="ACE-20" table:formula="of:=ROUND([.H260];0)" office:value-type="float" office:value="1230">
            <text:p>1230</text:p>
          </table:table-cell>
          <table:table-cell table:style-name="ACE-20" table:formula="of:=ROUND([.I260];0)" office:value-type="float" office:value="70">
            <text:p>70</text:p>
          </table:table-cell>
          <table:table-cell table:number-columns-repeated="241" table:style-name="ACE-19"/>
        </table:table-row>
        <table:table-row table:style-name="AROW-5">
          <table:table-cell table:style-name="ACE-17" office:value-type="string">
            <text:p>SP 069</text:p>
          </table:table-cell>
          <table:table-cell table:style-name="ACE-17" office:value-type="string">
            <text:p>García Antón et al. 2006; 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2610">
            <text:p>2610</text:p>
          </table:table-cell>
          <table:table-cell table:style-name="ACE-18" office:value-type="float" office:value="122.06555615733703">
            <text:p>122</text:p>
          </table:table-cell>
          <table:table-cell table:style-name="ACE-17" office:value-type="string">
            <text:p>Beta-154349 </text:p>
          </table:table-cell>
          <table:table-cell table:style-name="ACE-17" office:value-type="float" office:value="2610">
            <text:p>2610</text:p>
          </table:table-cell>
          <table:table-cell table:style-name="ACE-17" office:value-type="float" office:value="70">
            <text:p>70</text:p>
          </table:table-cell>
          <table:table-cell table:style-name="ACE-17" office:value-type="string">
            <text:p>organic sediment</text:p>
          </table:table-cell>
          <table:table-cell table:style-name="ACE-20" table:formula="of:=ROUND([.H261];0)" office:value-type="float" office:value="2610">
            <text:p>2610</text:p>
          </table:table-cell>
          <table:table-cell table:style-name="ACE-20" table:formula="of:=ROUND([.I261];0)" office:value-type="float" office:value="122">
            <text:p>122</text:p>
          </table:table-cell>
          <table:table-cell table:number-columns-repeated="241" table:style-name="ACE-19"/>
        </table:table-row>
        <table:table-row table:style-name="AROW-5">
          <table:table-cell table:style-name="ACE-17" office:value-type="string">
            <text:p>SP 070</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5040">
            <text:p>5040</text:p>
          </table:table-cell>
          <table:table-cell table:style-name="ACE-18" office:value-type="float" office:value="116.61903789690601">
            <text:p>117</text:p>
          </table:table-cell>
          <table:table-cell table:style-name="ACE-17" office:value-type="string">
            <text:p>Beta-154348</text:p>
          </table:table-cell>
          <table:table-cell table:style-name="ACE-17" office:value-type="float" office:value="5040">
            <text:p>5040</text:p>
          </table:table-cell>
          <table:table-cell table:style-name="ACE-17" office:value-type="float" office:value="60">
            <text:p>60</text:p>
          </table:table-cell>
          <table:table-cell table:style-name="ACE-17" office:value-type="string">
            <text:p>organic sediment</text:p>
          </table:table-cell>
          <table:table-cell table:style-name="ACE-20" table:formula="of:=ROUND([.H262];0)" office:value-type="float" office:value="5040">
            <text:p>5040</text:p>
          </table:table-cell>
          <table:table-cell table:style-name="ACE-20" table:formula="of:=ROUND([.I262];0)" office:value-type="float" office:value="117">
            <text:p>117</text:p>
          </table:table-cell>
          <table:table-cell table:number-columns-repeated="241" table:style-name="ACE-19"/>
        </table:table-row>
        <table:table-row table:style-name="AROW-5">
          <table:table-cell table:style-name="ACE-17" office:value-type="string">
            <text:p>SP 071</text:p>
          </table:table-cell>
          <table:table-cell table:style-name="ACE-17" office:value-type="string">
            <text:p>García Antón et al. 2006; Alonso and Pagés 2010 (as in García-Artola et al. 2018)</text:p>
          </table:table-cell>
          <table:table-cell table:style-name="ACE-17" office:value-type="float" office:value="4">
            <text:p>4</text:p>
          </table:table-cell>
          <table:table-cell table:style-name="ACE-17" office:value-type="string">
            <text:p>9 Asturias, Spain</text:p>
          </table:table-cell>
          <table:table-cell table:style-name="ACE-21" office:value-type="float" office:value="43.488">
            <text:p>43.49</text:p>
          </table:table-cell>
          <table:table-cell table:style-name="ACE-21" office:value-type="float" office:value="-5.4409999999999998">
            <text:p>−5.44</text:p>
          </table:table-cell>
          <table:table-cell table:style-name="ACE-17" office:value-type="float" office:value="1">
            <text:p>1</text:p>
          </table:table-cell>
          <table:table-cell table:style-name="ACE-18" office:value-type="float" office:value="6130">
            <text:p>6130</text:p>
          </table:table-cell>
          <table:table-cell table:style-name="ACE-18" office:value-type="float" office:value="40">
            <text:p>40</text:p>
          </table:table-cell>
          <table:table-cell table:style-name="ACE-17" office:value-type="string">
            <text:p>Beta-154350</text:p>
          </table:table-cell>
          <table:table-cell table:style-name="ACE-17" office:value-type="float" office:value="6130">
            <text:p>6130</text:p>
          </table:table-cell>
          <table:table-cell table:style-name="ACE-17" office:value-type="float" office:value="40">
            <text:p>40</text:p>
          </table:table-cell>
          <table:table-cell table:style-name="ACE-17" office:value-type="string">
            <text:p>wood</text:p>
          </table:table-cell>
          <table:table-cell table:style-name="ACE-20" table:formula="of:=ROUND([.H263];0)" office:value-type="float" office:value="6130">
            <text:p>6130</text:p>
          </table:table-cell>
          <table:table-cell table:style-name="ACE-20" table:formula="of:=ROUND([.I263];0)" office:value-type="float" office:value="40">
            <text:p>40</text:p>
          </table:table-cell>
          <table:table-cell table:number-columns-repeated="241" table:style-name="ACE-19"/>
        </table:table-row>
        <table:table-row table:style-name="AROW-5">
          <table:table-cell table:style-name="ACE-17" office:value-type="string">
            <text:p>SP 072</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93999999999997">
            <text:p>43.29</text:p>
          </table:table-cell>
          <table:table-cell table:style-name="ACE-21" office:value-type="float" office:value="-8.6669999999999998">
            <text:p>−8.67</text:p>
          </table:table-cell>
          <table:table-cell table:style-name="ACE-17" office:value-type="float" office:value="1">
            <text:p>1</text:p>
          </table:table-cell>
          <table:table-cell table:style-name="ACE-18" office:value-type="float" office:value="1550">
            <text:p>1550</text:p>
          </table:table-cell>
          <table:table-cell table:style-name="ACE-18" office:value-type="float" office:value="40">
            <text:p>40</text:p>
          </table:table-cell>
          <table:table-cell table:style-name="ACE-17" office:value-type="string">
            <text:p>Beta-228390 </text:p>
          </table:table-cell>
          <table:table-cell table:style-name="ACE-17" office:value-type="float" office:value="1550">
            <text:p>1550</text:p>
          </table:table-cell>
          <table:table-cell table:style-name="ACE-17" office:value-type="float" office:value="40">
            <text:p>40</text:p>
          </table:table-cell>
          <table:table-cell table:style-name="ACE-17" office:value-type="string">
            <text:p>shell</text:p>
          </table:table-cell>
          <table:table-cell table:style-name="ACE-20" table:formula="of:=ROUND([.H264];0)" office:value-type="float" office:value="1550">
            <text:p>1550</text:p>
          </table:table-cell>
          <table:table-cell table:style-name="ACE-20" table:formula="of:=ROUND([.I264];0)" office:value-type="float" office:value="40">
            <text:p>40</text:p>
          </table:table-cell>
          <table:table-cell table:number-columns-repeated="241" table:style-name="ACE-19"/>
        </table:table-row>
        <table:table-row table:style-name="AROW-5">
          <table:table-cell table:style-name="ACE-17" office:value-type="string">
            <text:p>SP 073</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93999999999997">
            <text:p>43.29</text:p>
          </table:table-cell>
          <table:table-cell table:style-name="ACE-21" office:value-type="float" office:value="-8.6669999999999998">
            <text:p>−8.67</text:p>
          </table:table-cell>
          <table:table-cell table:style-name="ACE-17" office:value-type="float" office:value="1">
            <text:p>1</text:p>
          </table:table-cell>
          <table:table-cell table:style-name="ACE-18" office:value-type="float" office:value="4090">
            <text:p>4090</text:p>
          </table:table-cell>
          <table:table-cell table:style-name="ACE-18" office:value-type="float" office:value="40">
            <text:p>40</text:p>
          </table:table-cell>
          <table:table-cell table:style-name="ACE-17" office:value-type="string">
            <text:p>Beta-228392 </text:p>
          </table:table-cell>
          <table:table-cell table:style-name="ACE-17" office:value-type="float" office:value="4090">
            <text:p>4090</text:p>
          </table:table-cell>
          <table:table-cell table:style-name="ACE-17" office:value-type="float" office:value="40">
            <text:p>40</text:p>
          </table:table-cell>
          <table:table-cell table:style-name="ACE-17" office:value-type="string">
            <text:p>shell</text:p>
          </table:table-cell>
          <table:table-cell table:style-name="ACE-20" table:formula="of:=ROUND([.H265];0)" office:value-type="float" office:value="4090">
            <text:p>4090</text:p>
          </table:table-cell>
          <table:table-cell table:style-name="ACE-20" table:formula="of:=ROUND([.I265];0)" office:value-type="float" office:value="40">
            <text:p>40</text:p>
          </table:table-cell>
          <table:table-cell table:number-columns-repeated="241" table:style-name="ACE-19"/>
        </table:table-row>
        <table:table-row table:style-name="AROW-5">
          <table:table-cell table:style-name="ACE-17" office:value-type="string">
            <text:p>SP 074</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80000000000001">
            <text:p>43.28</text:p>
          </table:table-cell>
          <table:table-cell table:style-name="ACE-21" office:value-type="float" office:value="-8.2219999999999995">
            <text:p>−8.22</text:p>
          </table:table-cell>
          <table:table-cell table:style-name="ACE-17" office:value-type="float" office:value="1">
            <text:p>1</text:p>
          </table:table-cell>
          <table:table-cell table:style-name="ACE-18" office:value-type="float" office:value="2000">
            <text:p>2000</text:p>
          </table:table-cell>
          <table:table-cell table:style-name="ACE-18" office:value-type="float" office:value="107.70329614269008">
            <text:p>108</text:p>
          </table:table-cell>
          <table:table-cell table:style-name="ACE-17" office:value-type="string">
            <text:p>Beta-208808 </text:p>
          </table:table-cell>
          <table:table-cell table:style-name="ACE-17" office:value-type="float" office:value="2000">
            <text:p>2000</text:p>
          </table:table-cell>
          <table:table-cell table:style-name="ACE-17" office:value-type="float" office:value="40">
            <text:p>40</text:p>
          </table:table-cell>
          <table:table-cell table:style-name="ACE-17" office:value-type="string">
            <text:p>peat</text:p>
          </table:table-cell>
          <table:table-cell table:style-name="ACE-20" table:formula="of:=ROUND([.H266];0)" office:value-type="float" office:value="2000">
            <text:p>2000</text:p>
          </table:table-cell>
          <table:table-cell table:style-name="ACE-20" table:formula="of:=ROUND([.I266];0)" office:value-type="float" office:value="108">
            <text:p>108</text:p>
          </table:table-cell>
          <table:table-cell table:number-columns-repeated="241" table:style-name="ACE-19"/>
        </table:table-row>
        <table:table-row table:style-name="AROW-5">
          <table:table-cell table:style-name="ACE-17" office:value-type="string">
            <text:p>SP 075</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280000000000001">
            <text:p>43.28</text:p>
          </table:table-cell>
          <table:table-cell table:style-name="ACE-21" office:value-type="float" office:value="-8.2219999999999995">
            <text:p>−8.22</text:p>
          </table:table-cell>
          <table:table-cell table:style-name="ACE-17" office:value-type="float" office:value="1">
            <text:p>1</text:p>
          </table:table-cell>
          <table:table-cell table:style-name="ACE-18" office:value-type="float" office:value="6090">
            <text:p>6090</text:p>
          </table:table-cell>
          <table:table-cell table:style-name="ACE-18" office:value-type="float" office:value="60">
            <text:p>60</text:p>
          </table:table-cell>
          <table:table-cell table:style-name="ACE-17" office:value-type="string">
            <text:p>Beta-165867 </text:p>
          </table:table-cell>
          <table:table-cell table:style-name="ACE-17" office:value-type="float" office:value="6090">
            <text:p>6090</text:p>
          </table:table-cell>
          <table:table-cell table:style-name="ACE-17" office:value-type="float" office:value="60">
            <text:p>60</text:p>
          </table:table-cell>
          <table:table-cell table:style-name="ACE-17" office:value-type="string">
            <text:p>wood</text:p>
          </table:table-cell>
          <table:table-cell table:style-name="ACE-20" table:formula="of:=ROUND([.H267];0)" office:value-type="float" office:value="6090">
            <text:p>6090</text:p>
          </table:table-cell>
          <table:table-cell table:style-name="ACE-20" table:formula="of:=ROUND([.I267];0)" office:value-type="float" office:value="60">
            <text:p>60</text:p>
          </table:table-cell>
          <table:table-cell table:number-columns-repeated="241" table:style-name="ACE-19"/>
        </table:table-row>
        <table:table-row table:style-name="AROW-5">
          <table:table-cell table:style-name="ACE-17" office:value-type="string">
            <text:p>SP 076</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656999999999996">
            <text:p>43.66</text:p>
          </table:table-cell>
          <table:table-cell table:style-name="ACE-21" office:value-type="float" office:value="-8.0510000000000002">
            <text:p>−8.05</text:p>
          </table:table-cell>
          <table:table-cell table:style-name="ACE-17" office:value-type="float" office:value="1">
            <text:p>1</text:p>
          </table:table-cell>
          <table:table-cell table:style-name="ACE-18" office:value-type="float" office:value="6090">
            <text:p>6090</text:p>
          </table:table-cell>
          <table:table-cell table:style-name="ACE-18" office:value-type="float" office:value="80">
            <text:p>80</text:p>
          </table:table-cell>
          <table:table-cell table:style-name="ACE-17" office:value-type="string">
            <text:p>Beta-177708 </text:p>
          </table:table-cell>
          <table:table-cell table:style-name="ACE-17" office:value-type="float" office:value="6090">
            <text:p>6090</text:p>
          </table:table-cell>
          <table:table-cell table:style-name="ACE-17" office:value-type="float" office:value="80">
            <text:p>80</text:p>
          </table:table-cell>
          <table:table-cell table:style-name="ACE-17" office:value-type="string">
            <text:p>shell</text:p>
          </table:table-cell>
          <table:table-cell table:style-name="ACE-20" table:formula="of:=ROUND([.H268];0)" office:value-type="float" office:value="6090">
            <text:p>6090</text:p>
          </table:table-cell>
          <table:table-cell table:style-name="ACE-20" table:formula="of:=ROUND([.I268];0)" office:value-type="float" office:value="80">
            <text:p>80</text:p>
          </table:table-cell>
          <table:table-cell table:number-columns-repeated="241" table:style-name="ACE-19"/>
        </table:table-row>
        <table:table-row table:style-name="AROW-5">
          <table:table-cell table:style-name="ACE-17" office:value-type="string">
            <text:p>SP 077</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1500">
            <text:p>1500</text:p>
          </table:table-cell>
          <table:table-cell table:style-name="ACE-18" office:value-type="float" office:value="107.70329614269008">
            <text:p>108</text:p>
          </table:table-cell>
          <table:table-cell table:style-name="ACE-17" office:value-type="string">
            <text:p>Beta-219218 </text:p>
          </table:table-cell>
          <table:table-cell table:style-name="ACE-17" office:value-type="float" office:value="1500">
            <text:p>1500</text:p>
          </table:table-cell>
          <table:table-cell table:style-name="ACE-17" office:value-type="float" office:value="40">
            <text:p>40</text:p>
          </table:table-cell>
          <table:table-cell table:style-name="ACE-17" office:value-type="string">
            <text:p>organic sediment</text:p>
          </table:table-cell>
          <table:table-cell table:style-name="ACE-20" table:formula="of:=ROUND([.H269];0)" office:value-type="float" office:value="1500">
            <text:p>1500</text:p>
          </table:table-cell>
          <table:table-cell table:style-name="ACE-20" table:formula="of:=ROUND([.I269];0)" office:value-type="float" office:value="108">
            <text:p>108</text:p>
          </table:table-cell>
          <table:table-cell table:number-columns-repeated="241" table:style-name="ACE-19"/>
        </table:table-row>
        <table:table-row table:style-name="AROW-5">
          <table:table-cell table:style-name="ACE-17" office:value-type="string">
            <text:p>SP 078</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2940">
            <text:p>2940</text:p>
          </table:table-cell>
          <table:table-cell table:style-name="ACE-18" office:value-type="float" office:value="107.70329614269008">
            <text:p>108</text:p>
          </table:table-cell>
          <table:table-cell table:style-name="ACE-17" office:value-type="string">
            <text:p>Beta-219217 </text:p>
          </table:table-cell>
          <table:table-cell table:style-name="ACE-17" office:value-type="float" office:value="2940">
            <text:p>2940</text:p>
          </table:table-cell>
          <table:table-cell table:style-name="ACE-17" office:value-type="float" office:value="40">
            <text:p>40</text:p>
          </table:table-cell>
          <table:table-cell table:style-name="ACE-17" office:value-type="string">
            <text:p>organic sediment</text:p>
          </table:table-cell>
          <table:table-cell table:style-name="ACE-20" table:formula="of:=ROUND([.H270];0)" office:value-type="float" office:value="2940">
            <text:p>2940</text:p>
          </table:table-cell>
          <table:table-cell table:style-name="ACE-20" table:formula="of:=ROUND([.I270];0)" office:value-type="float" office:value="108">
            <text:p>108</text:p>
          </table:table-cell>
          <table:table-cell table:number-columns-repeated="241" table:style-name="ACE-19"/>
        </table:table-row>
        <table:table-row table:style-name="AROW-5">
          <table:table-cell table:style-name="ACE-17" office:value-type="string">
            <text:p>SP 079</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3940">
            <text:p>3940</text:p>
          </table:table-cell>
          <table:table-cell table:style-name="ACE-18" office:value-type="float" office:value="111.80339887498948">
            <text:p>112</text:p>
          </table:table-cell>
          <table:table-cell table:style-name="ACE-17" office:value-type="string">
            <text:p>Beta-219216 </text:p>
          </table:table-cell>
          <table:table-cell table:style-name="ACE-17" office:value-type="float" office:value="3940">
            <text:p>3940</text:p>
          </table:table-cell>
          <table:table-cell table:style-name="ACE-17" office:value-type="float" office:value="50">
            <text:p>50</text:p>
          </table:table-cell>
          <table:table-cell table:style-name="ACE-17" office:value-type="string">
            <text:p>organic sediment</text:p>
          </table:table-cell>
          <table:table-cell table:style-name="ACE-20" table:formula="of:=ROUND([.H271];0)" office:value-type="float" office:value="3940">
            <text:p>3940</text:p>
          </table:table-cell>
          <table:table-cell table:style-name="ACE-20" table:formula="of:=ROUND([.I271];0)" office:value-type="float" office:value="112">
            <text:p>112</text:p>
          </table:table-cell>
          <table:table-cell table:number-columns-repeated="241" table:style-name="ACE-19"/>
        </table:table-row>
        <table:table-row table:style-name="AROW-5">
          <table:table-cell table:style-name="ACE-17" office:value-type="string">
            <text:p>SP 080</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59000000000002">
            <text:p>43.36</text:p>
          </table:table-cell>
          <table:table-cell table:style-name="ACE-21" office:value-type="float" office:value="-8.2070000000000007">
            <text:p>−8.21</text:p>
          </table:table-cell>
          <table:table-cell table:style-name="ACE-17" office:value-type="float" office:value="1">
            <text:p>1</text:p>
          </table:table-cell>
          <table:table-cell table:style-name="ACE-18" office:value-type="float" office:value="7560">
            <text:p>7560</text:p>
          </table:table-cell>
          <table:table-cell table:style-name="ACE-18" office:value-type="float" office:value="122.06555615733703">
            <text:p>122</text:p>
          </table:table-cell>
          <table:table-cell table:style-name="ACE-17" office:value-type="string">
            <text:p>Beta-219214 </text:p>
          </table:table-cell>
          <table:table-cell table:style-name="ACE-17" office:value-type="float" office:value="7560">
            <text:p>7560</text:p>
          </table:table-cell>
          <table:table-cell table:style-name="ACE-17" office:value-type="float" office:value="70">
            <text:p>70</text:p>
          </table:table-cell>
          <table:table-cell table:style-name="ACE-17" office:value-type="string">
            <text:p>organic sediment</text:p>
          </table:table-cell>
          <table:table-cell table:style-name="ACE-20" table:formula="of:=ROUND([.H272];0)" office:value-type="float" office:value="7560">
            <text:p>7560</text:p>
          </table:table-cell>
          <table:table-cell table:style-name="ACE-20" table:formula="of:=ROUND([.I272];0)" office:value-type="float" office:value="122">
            <text:p>122</text:p>
          </table:table-cell>
          <table:table-cell table:number-columns-repeated="241" table:style-name="ACE-19"/>
        </table:table-row>
        <table:table-row table:style-name="AROW-5">
          <table:table-cell table:style-name="ACE-17" office:value-type="string">
            <text:p>SP 081</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686999999999998">
            <text:p>43.69</text:p>
          </table:table-cell>
          <table:table-cell table:style-name="ACE-21" office:value-type="float" office:value="-7.8579999999999997">
            <text:p>−7.86</text:p>
          </table:table-cell>
          <table:table-cell table:style-name="ACE-17" office:value-type="float" office:value="1">
            <text:p>1</text:p>
          </table:table-cell>
          <table:table-cell table:style-name="ACE-18" office:value-type="float" office:value="960">
            <text:p>960</text:p>
          </table:table-cell>
          <table:table-cell table:style-name="ACE-18" office:value-type="float" office:value="116.61903789690601">
            <text:p>117</text:p>
          </table:table-cell>
          <table:table-cell table:style-name="ACE-17" office:value-type="string">
            <text:p>Beta-165869 </text:p>
          </table:table-cell>
          <table:table-cell table:style-name="ACE-17" office:value-type="float" office:value="960">
            <text:p>960</text:p>
          </table:table-cell>
          <table:table-cell table:style-name="ACE-17" office:value-type="float" office:value="60">
            <text:p>60</text:p>
          </table:table-cell>
          <table:table-cell table:style-name="ACE-17" office:value-type="string">
            <text:p>organic sediment</text:p>
          </table:table-cell>
          <table:table-cell table:style-name="ACE-20" table:formula="of:=ROUND([.H273];0)" office:value-type="float" office:value="960">
            <text:p>960</text:p>
          </table:table-cell>
          <table:table-cell table:style-name="ACE-20" table:formula="of:=ROUND([.I273];0)" office:value-type="float" office:value="117">
            <text:p>117</text:p>
          </table:table-cell>
          <table:table-cell table:number-columns-repeated="241" table:style-name="ACE-19"/>
        </table:table-row>
        <table:table-row table:style-name="AROW-5">
          <table:table-cell table:style-name="ACE-17" office:value-type="string">
            <text:p>SP 082</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62000000000002">
            <text:p>43.36</text:p>
          </table:table-cell>
          <table:table-cell table:style-name="ACE-21" office:value-type="float" office:value="-8.3889999999999993">
            <text:p>−8.39</text:p>
          </table:table-cell>
          <table:table-cell table:style-name="ACE-17" office:value-type="float" office:value="1">
            <text:p>1</text:p>
          </table:table-cell>
          <table:table-cell table:style-name="ACE-18" office:value-type="float" office:value="9390">
            <text:p>9390</text:p>
          </table:table-cell>
          <table:table-cell table:style-name="ACE-18" office:value-type="float" office:value="122.06555615733703">
            <text:p>122</text:p>
          </table:table-cell>
          <table:table-cell table:style-name="ACE-17" office:value-type="string">
            <text:p>Beta-208819 </text:p>
          </table:table-cell>
          <table:table-cell table:style-name="ACE-17" office:value-type="float" office:value="9390">
            <text:p>9390</text:p>
          </table:table-cell>
          <table:table-cell table:style-name="ACE-17" office:value-type="float" office:value="70">
            <text:p>70</text:p>
          </table:table-cell>
          <table:table-cell table:style-name="ACE-17" office:value-type="string">
            <text:p>organic sediment</text:p>
          </table:table-cell>
          <table:table-cell table:style-name="ACE-20" table:formula="of:=ROUND([.H274];0)" office:value-type="float" office:value="9390">
            <text:p>9390</text:p>
          </table:table-cell>
          <table:table-cell table:style-name="ACE-20" table:formula="of:=ROUND([.I274];0)" office:value-type="float" office:value="122">
            <text:p>122</text:p>
          </table:table-cell>
          <table:table-cell table:number-columns-repeated="241" table:style-name="ACE-19"/>
        </table:table-row>
        <table:table-row table:style-name="AROW-5">
          <table:table-cell table:style-name="ACE-17" office:value-type="string">
            <text:p>SP 083</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62000000000002">
            <text:p>43.36</text:p>
          </table:table-cell>
          <table:table-cell table:style-name="ACE-21" office:value-type="float" office:value="-8.3889999999999993">
            <text:p>−8.39</text:p>
          </table:table-cell>
          <table:table-cell table:style-name="ACE-17" office:value-type="float" office:value="1">
            <text:p>1</text:p>
          </table:table-cell>
          <table:table-cell table:style-name="ACE-18" office:value-type="float" office:value="9550">
            <text:p>9550</text:p>
          </table:table-cell>
          <table:table-cell table:style-name="ACE-18" office:value-type="float" office:value="111.80339887498948">
            <text:p>112</text:p>
          </table:table-cell>
          <table:table-cell table:style-name="ACE-17" office:value-type="string">
            <text:p>Beta-208818 </text:p>
          </table:table-cell>
          <table:table-cell table:style-name="ACE-17" office:value-type="float" office:value="9550">
            <text:p>9550</text:p>
          </table:table-cell>
          <table:table-cell table:style-name="ACE-17" office:value-type="float" office:value="50">
            <text:p>50</text:p>
          </table:table-cell>
          <table:table-cell table:style-name="ACE-17" office:value-type="string">
            <text:p>organic sediment</text:p>
          </table:table-cell>
          <table:table-cell table:style-name="ACE-20" table:formula="of:=ROUND([.H275];0)" office:value-type="float" office:value="9550">
            <text:p>9550</text:p>
          </table:table-cell>
          <table:table-cell table:style-name="ACE-20" table:formula="of:=ROUND([.I275];0)" office:value-type="float" office:value="112">
            <text:p>112</text:p>
          </table:table-cell>
          <table:table-cell table:number-columns-repeated="241" table:style-name="ACE-19"/>
        </table:table-row>
        <table:table-row table:style-name="AROW-5">
          <table:table-cell table:style-name="ACE-17" office:value-type="string">
            <text:p>SP 084</text:p>
          </table:table-cell>
          <table:table-cell table:style-name="ACE-17" office:value-type="string">
            <text:p>Alonso and Pagés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659999999999997">
            <text:p>43.66</text:p>
          </table:table-cell>
          <table:table-cell table:style-name="ACE-21" office:value-type="float" office:value="-7.6029999999999998">
            <text:p>−7.60</text:p>
          </table:table-cell>
          <table:table-cell table:style-name="ACE-17" office:value-type="float" office:value="1">
            <text:p>1</text:p>
          </table:table-cell>
          <table:table-cell table:style-name="ACE-18" office:value-type="float" office:value="8610">
            <text:p>8610</text:p>
          </table:table-cell>
          <table:table-cell table:style-name="ACE-18" office:value-type="float" office:value="60">
            <text:p>60</text:p>
          </table:table-cell>
          <table:table-cell table:style-name="ACE-17" office:value-type="string">
            <text:p>Beta-154345 </text:p>
          </table:table-cell>
          <table:table-cell table:style-name="ACE-17" office:value-type="float" office:value="8610">
            <text:p>8610</text:p>
          </table:table-cell>
          <table:table-cell table:style-name="ACE-17" office:value-type="float" office:value="60">
            <text:p>60</text:p>
          </table:table-cell>
          <table:table-cell table:style-name="ACE-17" office:value-type="string">
            <text:p>wood</text:p>
          </table:table-cell>
          <table:table-cell table:style-name="ACE-20" table:formula="of:=ROUND([.H276];0)" office:value-type="float" office:value="8610">
            <text:p>8610</text:p>
          </table:table-cell>
          <table:table-cell table:style-name="ACE-20" table:formula="of:=ROUND([.I276];0)" office:value-type="float" office:value="60">
            <text:p>60</text:p>
          </table:table-cell>
          <table:table-cell table:number-columns-repeated="241" table:style-name="ACE-19"/>
        </table:table-row>
        <table:table-row table:style-name="AROW-5">
          <table:table-cell table:style-name="ACE-17" office:value-type="string">
            <text:p>SP 085</text:p>
          </table:table-cell>
          <table:table-cell table:style-name="ACE-17" office:value-type="string">
            <text:p>Santos Fidalgo and Vidal Romani 2010 (as in García-Artola et al. 2018)</text:p>
          </table:table-cell>
          <table:table-cell table:style-name="ACE-17" office:value-type="float" office:value="4">
            <text:p>4</text:p>
          </table:table-cell>
          <table:table-cell table:style-name="ACE-17" office:value-type="string">
            <text:p>10 North Galicia, Spain</text:p>
          </table:table-cell>
          <table:table-cell table:style-name="ACE-21" office:value-type="float" office:value="43.399999999999999">
            <text:p>43.40</text:p>
          </table:table-cell>
          <table:table-cell table:style-name="ACE-21" office:value-type="float" office:value="-8.1999999999999993">
            <text:p>−8.20</text:p>
          </table:table-cell>
          <table:table-cell table:style-name="ACE-17" office:value-type="float" office:value="1">
            <text:p>1</text:p>
          </table:table-cell>
          <table:table-cell table:style-name="ACE-18" office:value-type="float" office:value="4350">
            <text:p>4350</text:p>
          </table:table-cell>
          <table:table-cell table:style-name="ACE-18" office:value-type="float" office:value="134.53624047073711">
            <text:p>135</text:p>
          </table:table-cell>
          <table:table-cell table:style-name="ACE-17" office:value-type="string">
            <text:p>ICEN-930</text:p>
          </table:table-cell>
          <table:table-cell table:style-name="ACE-17" office:value-type="float" office:value="4350">
            <text:p>4350</text:p>
          </table:table-cell>
          <table:table-cell table:style-name="ACE-17" office:value-type="float" office:value="90">
            <text:p>90</text:p>
          </table:table-cell>
          <table:table-cell table:style-name="ACE-17"/>
          <table:table-cell table:style-name="ACE-20" table:formula="of:=ROUND([.H277];0)" office:value-type="float" office:value="4350">
            <text:p>4350</text:p>
          </table:table-cell>
          <table:table-cell table:style-name="ACE-20" table:formula="of:=ROUND([.I277];0)" office:value-type="float" office:value="135">
            <text:p>135</text:p>
          </table:table-cell>
          <table:table-cell table:number-columns-repeated="241" table:style-name="ACE-19"/>
        </table:table-row>
        <table:table-row table:style-name="AROW-5">
          <table:table-cell table:style-name="ACE-17" office:value-type="string">
            <text:p>SP 086</text:p>
          </table:table-cell>
          <table:table-cell table:style-name="ACE-17" office:value-type="string">
            <text:p>Costas et al. 2009 (as in García-Artola et al. 2018)</text:p>
          </table:table-cell>
          <table:table-cell table:style-name="ACE-17" office:value-type="float" office:value="4">
            <text:p>4</text:p>
          </table:table-cell>
          <table:table-cell table:style-name="ACE-17" office:value-type="string">
            <text:p>11 South Galicia, Spain</text:p>
          </table:table-cell>
          <table:table-cell table:style-name="ACE-21" office:value-type="float" office:value="42.200000000000003">
            <text:p>42.20</text:p>
          </table:table-cell>
          <table:table-cell table:style-name="ACE-21" office:value-type="float" office:value="-8.9000000000000004">
            <text:p>−8.90</text:p>
          </table:table-cell>
          <table:table-cell table:style-name="ACE-17" office:value-type="float" office:value="1">
            <text:p>1</text:p>
          </table:table-cell>
          <table:table-cell table:style-name="ACE-18" office:value-type="float" office:value="5205">
            <text:p>5205</text:p>
          </table:table-cell>
          <table:table-cell table:style-name="ACE-18" office:value-type="float" office:value="114.12712210513327">
            <text:p>114</text:p>
          </table:table-cell>
          <table:table-cell table:style-name="ACE-17"/>
          <table:table-cell table:style-name="ACE-17" office:value-type="float" office:value="5205">
            <text:p>5205</text:p>
          </table:table-cell>
          <table:table-cell table:style-name="ACE-17" office:value-type="float" office:value="55">
            <text:p>55</text:p>
          </table:table-cell>
          <table:table-cell table:style-name="ACE-17" office:value-type="string">
            <text:p>peat</text:p>
          </table:table-cell>
          <table:table-cell table:style-name="ACE-20" table:formula="of:=ROUND([.H278];0)" office:value-type="float" office:value="5205">
            <text:p>5205</text:p>
          </table:table-cell>
          <table:table-cell table:style-name="ACE-20" table:formula="of:=ROUND([.I278];0)" office:value-type="float" office:value="114">
            <text:p>114</text:p>
          </table:table-cell>
          <table:table-cell table:number-columns-repeated="241" table:style-name="ACE-19"/>
        </table:table-row>
        <table:table-row table:style-name="AROW-5">
          <table:table-cell table:style-name="ACE-17" office:value-type="string">
            <text:p>SP 087</text:p>
          </table:table-cell>
          <table:table-cell table:style-name="ACE-17" office:value-type="string">
            <text:p>Costas et al. 2009 (as in García-Artola et al. 2018)</text:p>
          </table:table-cell>
          <table:table-cell table:style-name="ACE-17" office:value-type="float" office:value="4">
            <text:p>4</text:p>
          </table:table-cell>
          <table:table-cell table:style-name="ACE-17" office:value-type="string">
            <text:p>11 South Galicia, Spain</text:p>
          </table:table-cell>
          <table:table-cell table:style-name="ACE-21" office:value-type="float" office:value="42.200000000000003">
            <text:p>42.20</text:p>
          </table:table-cell>
          <table:table-cell table:style-name="ACE-21" office:value-type="float" office:value="-8.9000000000000004">
            <text:p>−8.90</text:p>
          </table:table-cell>
          <table:table-cell table:style-name="ACE-17" office:value-type="float" office:value="1">
            <text:p>1</text:p>
          </table:table-cell>
          <table:table-cell table:style-name="ACE-18" office:value-type="float" office:value="6910">
            <text:p>6910</text:p>
          </table:table-cell>
          <table:table-cell table:style-name="ACE-18" office:value-type="float" office:value="104.4030650891055">
            <text:p>104</text:p>
          </table:table-cell>
          <table:table-cell table:style-name="ACE-17"/>
          <table:table-cell table:style-name="ACE-17" office:value-type="float" office:value="6910">
            <text:p>6910</text:p>
          </table:table-cell>
          <table:table-cell table:style-name="ACE-17" office:value-type="float" office:value="30">
            <text:p>30</text:p>
          </table:table-cell>
          <table:table-cell table:style-name="ACE-17" office:value-type="string">
            <text:p>peat</text:p>
          </table:table-cell>
          <table:table-cell table:style-name="ACE-20" table:formula="of:=ROUND([.H279];0)" office:value-type="float" office:value="6910">
            <text:p>6910</text:p>
          </table:table-cell>
          <table:table-cell table:style-name="ACE-20" table:formula="of:=ROUND([.I279];0)" office:value-type="float" office:value="104">
            <text:p>104</text:p>
          </table:table-cell>
          <table:table-cell table:number-columns-repeated="241" table:style-name="ACE-19"/>
        </table:table-row>
        <table:table-row table:style-name="AROW-5">
          <table:table-cell table:style-name="ACE-17" office:value-type="string">
            <text:p>PT 001</text:p>
          </table:table-cell>
          <table:table-cell table:style-name="ACE-17" office:value-type="string">
            <text:p>Moreno and Fatela 2005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5999999999998">
            <text:p>41.88</text:p>
          </table:table-cell>
          <table:table-cell table:style-name="ACE-21" office:value-type="float" office:value="-8.8249999999999993">
            <text:p>−8.82</text:p>
          </table:table-cell>
          <table:table-cell table:style-name="ACE-17" office:value-type="float" office:value="1">
            <text:p>1</text:p>
          </table:table-cell>
          <table:table-cell table:style-name="ACE-18" office:value-type="float" office:value="2360">
            <text:p>2360</text:p>
          </table:table-cell>
          <table:table-cell table:style-name="ACE-18" office:value-type="float" office:value="107.70329614269008">
            <text:p>108</text:p>
          </table:table-cell>
          <table:table-cell table:style-name="ACE-17" office:value-type="string">
            <text:p>Beta-181635</text:p>
          </table:table-cell>
          <table:table-cell table:style-name="ACE-17" office:value-type="float" office:value="2360">
            <text:p>2360</text:p>
          </table:table-cell>
          <table:table-cell table:style-name="ACE-17" office:value-type="float" office:value="40">
            <text:p>40</text:p>
          </table:table-cell>
          <table:table-cell table:style-name="ACE-17" office:value-type="string">
            <text:p>organic sediment</text:p>
          </table:table-cell>
          <table:table-cell table:style-name="ACE-20" table:formula="of:=ROUND([.H280];0)" office:value-type="float" office:value="2360">
            <text:p>2360</text:p>
          </table:table-cell>
          <table:table-cell table:style-name="ACE-20" table:formula="of:=ROUND([.I280];0)" office:value-type="float" office:value="108">
            <text:p>108</text:p>
          </table:table-cell>
          <table:table-cell table:number-columns-repeated="241" table:style-name="ACE-19"/>
        </table:table-row>
        <table:table-row table:style-name="AROW-5">
          <table:table-cell table:style-name="ACE-17" office:value-type="string">
            <text:p>PT 002</text:p>
          </table:table-cell>
          <table:table-cell table:style-name="ACE-17" office:value-type="string">
            <text:p>Moreno and Fatela 2005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5999999999998">
            <text:p>41.88</text:p>
          </table:table-cell>
          <table:table-cell table:style-name="ACE-21" office:value-type="float" office:value="-8.8249999999999993">
            <text:p>−8.82</text:p>
          </table:table-cell>
          <table:table-cell table:style-name="ACE-17" office:value-type="float" office:value="1">
            <text:p>1</text:p>
          </table:table-cell>
          <table:table-cell table:style-name="ACE-18" office:value-type="float" office:value="5740">
            <text:p>5740</text:p>
          </table:table-cell>
          <table:table-cell table:style-name="ACE-18" office:value-type="float" office:value="107.70329614269008">
            <text:p>108</text:p>
          </table:table-cell>
          <table:table-cell table:style-name="ACE-17" office:value-type="string">
            <text:p>Beta-181636</text:p>
          </table:table-cell>
          <table:table-cell table:style-name="ACE-17" office:value-type="float" office:value="5740">
            <text:p>5740</text:p>
          </table:table-cell>
          <table:table-cell table:style-name="ACE-17" office:value-type="float" office:value="40">
            <text:p>40</text:p>
          </table:table-cell>
          <table:table-cell table:style-name="ACE-17" office:value-type="string">
            <text:p>organic sediment</text:p>
          </table:table-cell>
          <table:table-cell table:style-name="ACE-20" table:formula="of:=ROUND([.H281];0)" office:value-type="float" office:value="5740">
            <text:p>5740</text:p>
          </table:table-cell>
          <table:table-cell table:style-name="ACE-20" table:formula="of:=ROUND([.I281];0)" office:value-type="float" office:value="108">
            <text:p>108</text:p>
          </table:table-cell>
          <table:table-cell table:number-columns-repeated="241" table:style-name="ACE-19"/>
        </table:table-row>
        <table:table-row table:style-name="AROW-5">
          <table:table-cell table:style-name="ACE-17" office:value-type="string">
            <text:p>PT 003</text:p>
          </table:table-cell>
          <table:table-cell table:style-name="ACE-17" office:value-type="string">
            <text:p>Moreno and Fatela 2005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5999999999998">
            <text:p>41.88</text:p>
          </table:table-cell>
          <table:table-cell table:style-name="ACE-21" office:value-type="float" office:value="-8.8249999999999993">
            <text:p>−8.82</text:p>
          </table:table-cell>
          <table:table-cell table:style-name="ACE-17" office:value-type="float" office:value="1">
            <text:p>1</text:p>
          </table:table-cell>
          <table:table-cell table:style-name="ACE-18" office:value-type="float" office:value="6710">
            <text:p>6710</text:p>
          </table:table-cell>
          <table:table-cell table:style-name="ACE-18" office:value-type="float" office:value="107.70329614269008">
            <text:p>108</text:p>
          </table:table-cell>
          <table:table-cell table:style-name="ACE-17" office:value-type="string">
            <text:p>Beta-181637</text:p>
          </table:table-cell>
          <table:table-cell table:style-name="ACE-17" office:value-type="float" office:value="6710">
            <text:p>6710</text:p>
          </table:table-cell>
          <table:table-cell table:style-name="ACE-17" office:value-type="float" office:value="40">
            <text:p>40</text:p>
          </table:table-cell>
          <table:table-cell table:style-name="ACE-17" office:value-type="string">
            <text:p>organic sediment</text:p>
          </table:table-cell>
          <table:table-cell table:style-name="ACE-20" table:formula="of:=ROUND([.H282];0)" office:value-type="float" office:value="6710">
            <text:p>6710</text:p>
          </table:table-cell>
          <table:table-cell table:style-name="ACE-20" table:formula="of:=ROUND([.I282];0)" office:value-type="float" office:value="108">
            <text:p>108</text:p>
          </table:table-cell>
          <table:table-cell table:number-columns-repeated="241" table:style-name="ACE-19"/>
        </table:table-row>
        <table:table-row table:style-name="AROW-5">
          <table:table-cell table:style-name="ACE-17" office:value-type="string">
            <text:p>PT 004</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380">
            <text:p>380</text:p>
          </table:table-cell>
          <table:table-cell table:style-name="ACE-18" office:value-type="float" office:value="104.4030650891055">
            <text:p>104</text:p>
          </table:table-cell>
          <table:table-cell table:style-name="ACE-17"/>
          <table:table-cell table:style-name="ACE-17" office:value-type="float" office:value="380">
            <text:p>380</text:p>
          </table:table-cell>
          <table:table-cell table:style-name="ACE-17" office:value-type="float" office:value="30">
            <text:p>30</text:p>
          </table:table-cell>
          <table:table-cell table:style-name="ACE-17" office:value-type="string">
            <text:p>organic sediment</text:p>
          </table:table-cell>
          <table:table-cell table:style-name="ACE-20" table:formula="of:=ROUND([.H283];0)" office:value-type="float" office:value="380">
            <text:p>380</text:p>
          </table:table-cell>
          <table:table-cell table:style-name="ACE-20" table:formula="of:=ROUND([.I283];0)" office:value-type="float" office:value="104">
            <text:p>104</text:p>
          </table:table-cell>
          <table:table-cell table:number-columns-repeated="241" table:style-name="ACE-19"/>
        </table:table-row>
        <table:table-row table:style-name="AROW-5">
          <table:table-cell table:style-name="ACE-17" office:value-type="string">
            <text:p>PT 005</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650">
            <text:p>650</text:p>
          </table:table-cell>
          <table:table-cell table:style-name="ACE-18" office:value-type="float" office:value="105.94810050208545">
            <text:p>106</text:p>
          </table:table-cell>
          <table:table-cell table:style-name="ACE-17"/>
          <table:table-cell table:style-name="ACE-17" office:value-type="float" office:value="650">
            <text:p>650</text:p>
          </table:table-cell>
          <table:table-cell table:style-name="ACE-17" office:value-type="float" office:value="35">
            <text:p>35</text:p>
          </table:table-cell>
          <table:table-cell table:style-name="ACE-17" office:value-type="string">
            <text:p>organic sediment</text:p>
          </table:table-cell>
          <table:table-cell table:style-name="ACE-20" table:formula="of:=ROUND([.H284];0)" office:value-type="float" office:value="650">
            <text:p>650</text:p>
          </table:table-cell>
          <table:table-cell table:style-name="ACE-20" table:formula="of:=ROUND([.I284];0)" office:value-type="float" office:value="106">
            <text:p>106</text:p>
          </table:table-cell>
          <table:table-cell table:number-columns-repeated="241" table:style-name="ACE-19"/>
        </table:table-row>
        <table:table-row table:style-name="AROW-5">
          <table:table-cell table:style-name="ACE-17" office:value-type="string">
            <text:p>PT 006</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010">
            <text:p>1010</text:p>
          </table:table-cell>
          <table:table-cell table:style-name="ACE-18" office:value-type="float" office:value="111.80339887498948">
            <text:p>112</text:p>
          </table:table-cell>
          <table:table-cell table:style-name="ACE-17"/>
          <table:table-cell table:style-name="ACE-17" office:value-type="float" office:value="1010">
            <text:p>1010</text:p>
          </table:table-cell>
          <table:table-cell table:style-name="ACE-17" office:value-type="float" office:value="50">
            <text:p>50</text:p>
          </table:table-cell>
          <table:table-cell table:style-name="ACE-17" office:value-type="string">
            <text:p>organic sediment</text:p>
          </table:table-cell>
          <table:table-cell table:style-name="ACE-20" table:formula="of:=ROUND([.H285];0)" office:value-type="float" office:value="1010">
            <text:p>1010</text:p>
          </table:table-cell>
          <table:table-cell table:style-name="ACE-20" table:formula="of:=ROUND([.I285];0)" office:value-type="float" office:value="112">
            <text:p>112</text:p>
          </table:table-cell>
          <table:table-cell table:number-columns-repeated="241" table:style-name="ACE-19"/>
        </table:table-row>
        <table:table-row table:style-name="AROW-5">
          <table:table-cell table:style-name="ACE-17" office:value-type="string">
            <text:p>PT 007</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030">
            <text:p>1030</text:p>
          </table:table-cell>
          <table:table-cell table:style-name="ACE-18" office:value-type="float" office:value="105.62196741208714">
            <text:p>106</text:p>
          </table:table-cell>
          <table:table-cell table:style-name="ACE-17"/>
          <table:table-cell table:style-name="ACE-17" office:value-type="float" office:value="1030">
            <text:p>1030</text:p>
          </table:table-cell>
          <table:table-cell table:style-name="ACE-17" office:value-type="float" office:value="34">
            <text:p>34</text:p>
          </table:table-cell>
          <table:table-cell table:style-name="ACE-17" office:value-type="string">
            <text:p>organic sediment</text:p>
          </table:table-cell>
          <table:table-cell table:style-name="ACE-20" table:formula="of:=ROUND([.H286];0)" office:value-type="float" office:value="1030">
            <text:p>1030</text:p>
          </table:table-cell>
          <table:table-cell table:style-name="ACE-20" table:formula="of:=ROUND([.I286];0)" office:value-type="float" office:value="106">
            <text:p>106</text:p>
          </table:table-cell>
          <table:table-cell table:number-columns-repeated="241" table:style-name="ACE-19"/>
        </table:table-row>
        <table:table-row table:style-name="AROW-5">
          <table:table-cell table:style-name="ACE-17" office:value-type="string">
            <text:p>PT 008</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570">
            <text:p>1570</text:p>
          </table:table-cell>
          <table:table-cell table:style-name="ACE-18" office:value-type="float" office:value="107.70329614269008">
            <text:p>108</text:p>
          </table:table-cell>
          <table:table-cell table:style-name="ACE-17"/>
          <table:table-cell table:style-name="ACE-17" office:value-type="float" office:value="1570">
            <text:p>1570</text:p>
          </table:table-cell>
          <table:table-cell table:style-name="ACE-17" office:value-type="float" office:value="40">
            <text:p>40</text:p>
          </table:table-cell>
          <table:table-cell table:style-name="ACE-17" office:value-type="string">
            <text:p>organic sediment</text:p>
          </table:table-cell>
          <table:table-cell table:style-name="ACE-20" table:formula="of:=ROUND([.H287];0)" office:value-type="float" office:value="1570">
            <text:p>1570</text:p>
          </table:table-cell>
          <table:table-cell table:style-name="ACE-20" table:formula="of:=ROUND([.I287];0)" office:value-type="float" office:value="108">
            <text:p>108</text:p>
          </table:table-cell>
          <table:table-cell table:number-columns-repeated="241" table:style-name="ACE-19"/>
        </table:table-row>
        <table:table-row table:style-name="AROW-5">
          <table:table-cell table:style-name="ACE-17" office:value-type="string">
            <text:p>PT 009</text:p>
          </table:table-cell>
          <table:table-cell table:style-name="ACE-17" office:value-type="string">
            <text:p>Moreno et al. 201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876944440000003">
            <text:p>41.88</text:p>
          </table:table-cell>
          <table:table-cell table:style-name="ACE-21" office:value-type="float" office:value="-8.8244444439999992">
            <text:p>−8.82</text:p>
          </table:table-cell>
          <table:table-cell table:style-name="ACE-17" office:value-type="float" office:value="1">
            <text:p>1</text:p>
          </table:table-cell>
          <table:table-cell table:style-name="ACE-18" office:value-type="float" office:value="1760">
            <text:p>1760</text:p>
          </table:table-cell>
          <table:table-cell table:style-name="ACE-18" office:value-type="float" office:value="104.4030650891055">
            <text:p>104</text:p>
          </table:table-cell>
          <table:table-cell table:style-name="ACE-17"/>
          <table:table-cell table:style-name="ACE-17" office:value-type="float" office:value="1760">
            <text:p>1760</text:p>
          </table:table-cell>
          <table:table-cell table:style-name="ACE-17" office:value-type="float" office:value="30">
            <text:p>30</text:p>
          </table:table-cell>
          <table:table-cell table:style-name="ACE-17" office:value-type="string">
            <text:p>organic sediment</text:p>
          </table:table-cell>
          <table:table-cell table:style-name="ACE-20" table:formula="of:=ROUND([.H288];0)" office:value-type="float" office:value="1760">
            <text:p>1760</text:p>
          </table:table-cell>
          <table:table-cell table:style-name="ACE-20" table:formula="of:=ROUND([.I288];0)" office:value-type="float" office:value="104">
            <text:p>104</text:p>
          </table:table-cell>
          <table:table-cell table:number-columns-repeated="241" table:style-name="ACE-19"/>
        </table:table-row>
        <table:table-row table:style-name="AROW-5">
          <table:table-cell table:style-name="ACE-17" office:value-type="string">
            <text:p>PT 010</text:p>
          </table:table-cell>
          <table:table-cell table:style-name="ACE-17" office:value-type="string">
            <text:p>Ribeiro et al. 2011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600000000000001">
            <text:p>41.60</text:p>
          </table:table-cell>
          <table:table-cell table:style-name="ACE-21" office:value-type="float" office:value="-8.8000000000000007">
            <text:p>−8.80</text:p>
          </table:table-cell>
          <table:table-cell table:style-name="ACE-17" office:value-type="float" office:value="1">
            <text:p>1</text:p>
          </table:table-cell>
          <table:table-cell table:style-name="ACE-18" office:value-type="float" office:value="5880">
            <text:p>5880</text:p>
          </table:table-cell>
          <table:table-cell table:style-name="ACE-18" office:value-type="float" office:value="128.06248474865697">
            <text:p>128</text:p>
          </table:table-cell>
          <table:table-cell table:style-name="ACE-17"/>
          <table:table-cell table:style-name="ACE-17" office:value-type="float" office:value="5880">
            <text:p>5880</text:p>
          </table:table-cell>
          <table:table-cell table:style-name="ACE-17" office:value-type="float" office:value="80">
            <text:p>80</text:p>
          </table:table-cell>
          <table:table-cell table:style-name="ACE-17" office:value-type="string">
            <text:p>organic bulk</text:p>
          </table:table-cell>
          <table:table-cell table:style-name="ACE-20" table:formula="of:=ROUND([.H289];0)" office:value-type="float" office:value="5880">
            <text:p>5880</text:p>
          </table:table-cell>
          <table:table-cell table:style-name="ACE-20" table:formula="of:=ROUND([.I289];0)" office:value-type="float" office:value="128">
            <text:p>128</text:p>
          </table:table-cell>
          <table:table-cell table:number-columns-repeated="241" table:style-name="ACE-19"/>
        </table:table-row>
        <table:table-row table:style-name="AROW-5">
          <table:table-cell table:style-name="ACE-17" office:value-type="string">
            <text:p>PT 011</text:p>
          </table:table-cell>
          <table:table-cell table:style-name="ACE-17" office:value-type="string">
            <text:p>Drago et al. 2004; Naughton et al. 2007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1580">
            <text:p>1580</text:p>
          </table:table-cell>
          <table:table-cell table:style-name="ACE-18" office:value-type="float" office:value="107.70329614269008">
            <text:p>108</text:p>
          </table:table-cell>
          <table:table-cell table:style-name="ACE-17" office:value-type="string">
            <text:p>Beta-154312</text:p>
          </table:table-cell>
          <table:table-cell table:style-name="ACE-17" office:value-type="float" office:value="1580">
            <text:p>1580</text:p>
          </table:table-cell>
          <table:table-cell table:style-name="ACE-17" office:value-type="float" office:value="40">
            <text:p>40</text:p>
          </table:table-cell>
          <table:table-cell table:style-name="ACE-17" office:value-type="string">
            <text:p>organic sediment</text:p>
          </table:table-cell>
          <table:table-cell table:style-name="ACE-20" table:formula="of:=ROUND([.H290];0)" office:value-type="float" office:value="1580">
            <text:p>1580</text:p>
          </table:table-cell>
          <table:table-cell table:style-name="ACE-20" table:formula="of:=ROUND([.I290];0)" office:value-type="float" office:value="108">
            <text:p>108</text:p>
          </table:table-cell>
          <table:table-cell table:number-columns-repeated="241" table:style-name="ACE-19"/>
        </table:table-row>
        <table:table-row table:style-name="AROW-5">
          <table:table-cell table:style-name="ACE-17" office:value-type="string">
            <text:p>PT 012</text:p>
          </table:table-cell>
          <table:table-cell table:style-name="ACE-17" office:value-type="string">
            <text:p>Drago et al. 2004; Naughton et al. 2007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9490">
            <text:p>9490</text:p>
          </table:table-cell>
          <table:table-cell table:style-name="ACE-18" office:value-type="float" office:value="116.61903789690601">
            <text:p>117</text:p>
          </table:table-cell>
          <table:table-cell table:style-name="ACE-17" office:value-type="string">
            <text:p>Beta-154314</text:p>
          </table:table-cell>
          <table:table-cell table:style-name="ACE-17" office:value-type="float" office:value="9490">
            <text:p>9490</text:p>
          </table:table-cell>
          <table:table-cell table:style-name="ACE-17" office:value-type="float" office:value="60">
            <text:p>60</text:p>
          </table:table-cell>
          <table:table-cell table:style-name="ACE-17" office:value-type="string">
            <text:p>organic sediment</text:p>
          </table:table-cell>
          <table:table-cell table:style-name="ACE-20" table:formula="of:=ROUND([.H291];0)" office:value-type="float" office:value="9490">
            <text:p>9490</text:p>
          </table:table-cell>
          <table:table-cell table:style-name="ACE-20" table:formula="of:=ROUND([.I291];0)" office:value-type="float" office:value="117">
            <text:p>117</text:p>
          </table:table-cell>
          <table:table-cell table:number-columns-repeated="241" table:style-name="ACE-19"/>
        </table:table-row>
        <table:table-row table:style-name="AROW-5">
          <table:table-cell table:style-name="ACE-17" office:value-type="string">
            <text:p>PT 013</text:p>
          </table:table-cell>
          <table:table-cell table:style-name="ACE-17" office:value-type="string">
            <text:p>Drago et al. 200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8930">
            <text:p>8930</text:p>
          </table:table-cell>
          <table:table-cell table:style-name="ACE-18" office:value-type="float" office:value="116.61903789690601">
            <text:p>117</text:p>
          </table:table-cell>
          <table:table-cell table:style-name="ACE-17"/>
          <table:table-cell table:style-name="ACE-17" office:value-type="float" office:value="8930">
            <text:p>8930</text:p>
          </table:table-cell>
          <table:table-cell table:style-name="ACE-17" office:value-type="float" office:value="60">
            <text:p>60</text:p>
          </table:table-cell>
          <table:table-cell table:style-name="ACE-17" office:value-type="string">
            <text:p>organic sediment</text:p>
          </table:table-cell>
          <table:table-cell table:style-name="ACE-20" table:formula="of:=ROUND([.H292];0)" office:value-type="float" office:value="8930">
            <text:p>8930</text:p>
          </table:table-cell>
          <table:table-cell table:style-name="ACE-20" table:formula="of:=ROUND([.I292];0)" office:value-type="float" office:value="117">
            <text:p>117</text:p>
          </table:table-cell>
          <table:table-cell table:number-columns-repeated="241" table:style-name="ACE-19"/>
        </table:table-row>
        <table:table-row table:style-name="AROW-5">
          <table:table-cell table:style-name="ACE-17" office:value-type="string">
            <text:p>PT 014</text:p>
          </table:table-cell>
          <table:table-cell table:style-name="ACE-17" office:value-type="string">
            <text:p>Drago et al. 2004 (as in García-Artola et al. 2018)</text:p>
          </table:table-cell>
          <table:table-cell table:style-name="ACE-17" office:value-type="float" office:value="4">
            <text:p>4</text:p>
          </table:table-cell>
          <table:table-cell table:style-name="ACE-17" office:value-type="string">
            <text:p>11 North Portugal, Portugal</text:p>
          </table:table-cell>
          <table:table-cell table:style-name="ACE-21" office:value-type="float" office:value="41.137999999999998">
            <text:p>41.14</text:p>
          </table:table-cell>
          <table:table-cell table:style-name="ACE-21" office:value-type="float" office:value="-8.6609999999999996">
            <text:p>−8.66</text:p>
          </table:table-cell>
          <table:table-cell table:style-name="ACE-17" office:value-type="float" office:value="1">
            <text:p>1</text:p>
          </table:table-cell>
          <table:table-cell table:style-name="ACE-18" office:value-type="float" office:value="9230">
            <text:p>9230</text:p>
          </table:table-cell>
          <table:table-cell table:style-name="ACE-18" office:value-type="float" office:value="111.80339887498948">
            <text:p>112</text:p>
          </table:table-cell>
          <table:table-cell table:style-name="ACE-17"/>
          <table:table-cell table:style-name="ACE-17" office:value-type="float" office:value="9230">
            <text:p>9230</text:p>
          </table:table-cell>
          <table:table-cell table:style-name="ACE-17" office:value-type="float" office:value="50">
            <text:p>50</text:p>
          </table:table-cell>
          <table:table-cell table:style-name="ACE-17" office:value-type="string">
            <text:p>organic sediment</text:p>
          </table:table-cell>
          <table:table-cell table:style-name="ACE-20" table:formula="of:=ROUND([.H293];0)" office:value-type="float" office:value="9230">
            <text:p>9230</text:p>
          </table:table-cell>
          <table:table-cell table:style-name="ACE-20" table:formula="of:=ROUND([.I293];0)" office:value-type="float" office:value="112">
            <text:p>112</text:p>
          </table:table-cell>
          <table:table-cell table:number-columns-repeated="241" table:style-name="ACE-19"/>
        </table:table-row>
        <table:table-row table:style-name="AROW-5">
          <table:table-cell table:style-name="ACE-17" office:value-type="string">
            <text:p>PT 015</text:p>
          </table:table-cell>
          <table:table-cell table:style-name="ACE-17" office:value-type="string">
            <text:p>Danielsen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40.219999999999999">
            <text:p>40.22</text:p>
          </table:table-cell>
          <table:table-cell table:style-name="ACE-21" office:value-type="float" office:value="-8.8900000000000006">
            <text:p>−8.89</text:p>
          </table:table-cell>
          <table:table-cell table:style-name="ACE-17" office:value-type="float" office:value="1">
            <text:p>1</text:p>
          </table:table-cell>
          <table:table-cell table:style-name="ACE-18" office:value-type="float" office:value="4045">
            <text:p>4045</text:p>
          </table:table-cell>
          <table:table-cell table:style-name="ACE-18" office:value-type="float" office:value="35">
            <text:p>35</text:p>
          </table:table-cell>
          <table:table-cell table:style-name="ACE-17" office:value-type="string">
            <text:p>Tua-7366</text:p>
          </table:table-cell>
          <table:table-cell table:style-name="ACE-17" office:value-type="float" office:value="4045">
            <text:p>4045</text:p>
          </table:table-cell>
          <table:table-cell table:style-name="ACE-17" office:value-type="float" office:value="35">
            <text:p>35</text:p>
          </table:table-cell>
          <table:table-cell table:style-name="ACE-17" office:value-type="string">
            <text:p>shell</text:p>
          </table:table-cell>
          <table:table-cell table:style-name="ACE-20" table:formula="of:=ROUND([.H294];0)" office:value-type="float" office:value="4045">
            <text:p>4045</text:p>
          </table:table-cell>
          <table:table-cell table:style-name="ACE-20" table:formula="of:=ROUND([.I294];0)" office:value-type="float" office:value="35">
            <text:p>35</text:p>
          </table:table-cell>
          <table:table-cell table:number-columns-repeated="241" table:style-name="ACE-19"/>
        </table:table-row>
        <table:table-row table:style-name="AROW-5">
          <table:table-cell table:style-name="ACE-17" office:value-type="string">
            <text:p>PT 016</text:p>
          </table:table-cell>
          <table:table-cell table:style-name="ACE-17" office:value-type="string">
            <text:p>Danielsen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40.219999999999999">
            <text:p>40.22</text:p>
          </table:table-cell>
          <table:table-cell table:style-name="ACE-21" office:value-type="float" office:value="-8.8900000000000006">
            <text:p>−8.89</text:p>
          </table:table-cell>
          <table:table-cell table:style-name="ACE-17" office:value-type="float" office:value="1">
            <text:p>1</text:p>
          </table:table-cell>
          <table:table-cell table:style-name="ACE-18" office:value-type="float" office:value="4145">
            <text:p>4145</text:p>
          </table:table-cell>
          <table:table-cell table:style-name="ACE-18" office:value-type="float" office:value="35">
            <text:p>35</text:p>
          </table:table-cell>
          <table:table-cell table:style-name="ACE-17" office:value-type="string">
            <text:p>Tua-7365</text:p>
          </table:table-cell>
          <table:table-cell table:style-name="ACE-17" office:value-type="float" office:value="4145">
            <text:p>4145</text:p>
          </table:table-cell>
          <table:table-cell table:style-name="ACE-17" office:value-type="float" office:value="35">
            <text:p>35</text:p>
          </table:table-cell>
          <table:table-cell table:style-name="ACE-17" office:value-type="string">
            <text:p>shell</text:p>
          </table:table-cell>
          <table:table-cell table:style-name="ACE-20" table:formula="of:=ROUND([.H295];0)" office:value-type="float" office:value="4145">
            <text:p>4145</text:p>
          </table:table-cell>
          <table:table-cell table:style-name="ACE-20" table:formula="of:=ROUND([.I295];0)" office:value-type="float" office:value="35">
            <text:p>35</text:p>
          </table:table-cell>
          <table:table-cell table:number-columns-repeated="241" table:style-name="ACE-19"/>
        </table:table-row>
        <table:table-row table:style-name="AROW-5">
          <table:table-cell table:style-name="ACE-17" office:value-type="string">
            <text:p>PT 017</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25999999999999">
            <text:p>39.23</text:p>
          </table:table-cell>
          <table:table-cell table:style-name="ACE-21" office:value-type="float" office:value="-8.6310000000000002">
            <text:p>−8.63</text:p>
          </table:table-cell>
          <table:table-cell table:style-name="ACE-17" office:value-type="float" office:value="1">
            <text:p>1</text:p>
          </table:table-cell>
          <table:table-cell table:style-name="ACE-18" office:value-type="float" office:value="5530">
            <text:p>5530</text:p>
          </table:table-cell>
          <table:table-cell table:style-name="ACE-18" office:value-type="float" office:value="109.65856099730654">
            <text:p>110</text:p>
          </table:table-cell>
          <table:table-cell table:style-name="ACE-17" office:value-type="string">
            <text:p>GrA-27234</text:p>
          </table:table-cell>
          <table:table-cell table:style-name="ACE-17" office:value-type="float" office:value="5530">
            <text:p>5530</text:p>
          </table:table-cell>
          <table:table-cell table:style-name="ACE-17" office:value-type="float" office:value="45">
            <text:p>45</text:p>
          </table:table-cell>
          <table:table-cell table:style-name="ACE-17" office:value-type="string">
            <text:p>peat</text:p>
          </table:table-cell>
          <table:table-cell table:style-name="ACE-20" table:formula="of:=ROUND([.H296];0)" office:value-type="float" office:value="5530">
            <text:p>5530</text:p>
          </table:table-cell>
          <table:table-cell table:style-name="ACE-20" table:formula="of:=ROUND([.I296];0)" office:value-type="float" office:value="110">
            <text:p>110</text:p>
          </table:table-cell>
          <table:table-cell table:number-columns-repeated="241" table:style-name="ACE-19"/>
        </table:table-row>
        <table:table-row table:style-name="AROW-5">
          <table:table-cell table:style-name="ACE-17" office:value-type="string">
            <text:p>PT 018</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04000000000002">
            <text:p>39.30</text:p>
          </table:table-cell>
          <table:table-cell table:style-name="ACE-21" office:value-type="float" office:value="-8.5020000000000007">
            <text:p>−8.50</text:p>
          </table:table-cell>
          <table:table-cell table:style-name="ACE-17" office:value-type="float" office:value="1">
            <text:p>1</text:p>
          </table:table-cell>
          <table:table-cell table:style-name="ACE-18" office:value-type="float" office:value="6500">
            <text:p>6500</text:p>
          </table:table-cell>
          <table:table-cell table:style-name="ACE-18" office:value-type="float" office:value="50">
            <text:p>50</text:p>
          </table:table-cell>
          <table:table-cell table:style-name="ACE-17" office:value-type="string">
            <text:p>GrA-31005</text:p>
          </table:table-cell>
          <table:table-cell table:style-name="ACE-17" office:value-type="float" office:value="6500">
            <text:p>6500</text:p>
          </table:table-cell>
          <table:table-cell table:style-name="ACE-17" office:value-type="float" office:value="50">
            <text:p>50</text:p>
          </table:table-cell>
          <table:table-cell table:style-name="ACE-17" office:value-type="string">
            <text:p>freshwater terrestrial botanical macrofossils</text:p>
          </table:table-cell>
          <table:table-cell table:style-name="ACE-20" table:formula="of:=ROUND([.H297];0)" office:value-type="float" office:value="6500">
            <text:p>6500</text:p>
          </table:table-cell>
          <table:table-cell table:style-name="ACE-20" table:formula="of:=ROUND([.I297];0)" office:value-type="float" office:value="50">
            <text:p>50</text:p>
          </table:table-cell>
          <table:table-cell table:number-columns-repeated="241" table:style-name="ACE-19"/>
        </table:table-row>
        <table:table-row table:style-name="AROW-5">
          <table:table-cell table:style-name="ACE-17" office:value-type="string">
            <text:p>PT 019</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04000000000002">
            <text:p>39.30</text:p>
          </table:table-cell>
          <table:table-cell table:style-name="ACE-21" office:value-type="float" office:value="-8.5020000000000007">
            <text:p>−8.50</text:p>
          </table:table-cell>
          <table:table-cell table:style-name="ACE-17" office:value-type="float" office:value="1">
            <text:p>1</text:p>
          </table:table-cell>
          <table:table-cell table:style-name="ACE-18" office:value-type="float" office:value="6360">
            <text:p>6360</text:p>
          </table:table-cell>
          <table:table-cell table:style-name="ACE-18" office:value-type="float" office:value="45">
            <text:p>45</text:p>
          </table:table-cell>
          <table:table-cell table:style-name="ACE-17" office:value-type="string">
            <text:p>GrA-30961</text:p>
          </table:table-cell>
          <table:table-cell table:style-name="ACE-17" office:value-type="float" office:value="6360">
            <text:p>6360</text:p>
          </table:table-cell>
          <table:table-cell table:style-name="ACE-17" office:value-type="float" office:value="45">
            <text:p>45</text:p>
          </table:table-cell>
          <table:table-cell table:style-name="ACE-17" office:value-type="string">
            <text:p>freshwater terrestrial botanical macrofossils</text:p>
          </table:table-cell>
          <table:table-cell table:style-name="ACE-20" table:formula="of:=ROUND([.H298];0)" office:value-type="float" office:value="6360">
            <text:p>6360</text:p>
          </table:table-cell>
          <table:table-cell table:style-name="ACE-20" table:formula="of:=ROUND([.I298];0)" office:value-type="float" office:value="45">
            <text:p>45</text:p>
          </table:table-cell>
          <table:table-cell table:number-columns-repeated="241" table:style-name="ACE-19"/>
        </table:table-row>
        <table:table-row table:style-name="AROW-5">
          <table:table-cell table:style-name="ACE-17" office:value-type="string">
            <text:p>PT 020</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59999999999998">
            <text:p>39.26</text:p>
          </table:table-cell>
          <table:table-cell table:style-name="ACE-21" office:value-type="float" office:value="-8.4800000000000004">
            <text:p>−8.48</text:p>
          </table:table-cell>
          <table:table-cell table:style-name="ACE-17" office:value-type="float" office:value="1">
            <text:p>1</text:p>
          </table:table-cell>
          <table:table-cell table:style-name="ACE-18" office:value-type="float" office:value="6265">
            <text:p>6265</text:p>
          </table:table-cell>
          <table:table-cell table:style-name="ACE-18" office:value-type="float" office:value="35">
            <text:p>35</text:p>
          </table:table-cell>
          <table:table-cell table:style-name="ACE-17" office:value-type="string">
            <text:p>GrA-32655</text:p>
          </table:table-cell>
          <table:table-cell table:style-name="ACE-17" office:value-type="float" office:value="6265">
            <text:p>6265</text:p>
          </table:table-cell>
          <table:table-cell table:style-name="ACE-17" office:value-type="float" office:value="35">
            <text:p>35</text:p>
          </table:table-cell>
          <table:table-cell table:style-name="ACE-17" office:value-type="string">
            <text:p>undifferentiated plant remains</text:p>
          </table:table-cell>
          <table:table-cell table:style-name="ACE-20" table:formula="of:=ROUND([.H299];0)" office:value-type="float" office:value="6265">
            <text:p>6265</text:p>
          </table:table-cell>
          <table:table-cell table:style-name="ACE-20" table:formula="of:=ROUND([.I299];0)" office:value-type="float" office:value="35">
            <text:p>35</text:p>
          </table:table-cell>
          <table:table-cell table:number-columns-repeated="241" table:style-name="ACE-19"/>
        </table:table-row>
        <table:table-row table:style-name="AROW-5">
          <table:table-cell table:style-name="ACE-17" office:value-type="string">
            <text:p>PT 021</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67000000000003">
            <text:p>39.27</text:p>
          </table:table-cell>
          <table:table-cell table:style-name="ACE-21" office:value-type="float" office:value="-8.6400000000000006">
            <text:p>−8.64</text:p>
          </table:table-cell>
          <table:table-cell table:style-name="ACE-17" office:value-type="float" office:value="1">
            <text:p>1</text:p>
          </table:table-cell>
          <table:table-cell table:style-name="ACE-18" office:value-type="float" office:value="8030">
            <text:p>8030</text:p>
          </table:table-cell>
          <table:table-cell table:style-name="ACE-18" office:value-type="float" office:value="40">
            <text:p>40</text:p>
          </table:table-cell>
          <table:table-cell table:style-name="ACE-17" office:value-type="string">
            <text:p>GrA-32584</text:p>
          </table:table-cell>
          <table:table-cell table:style-name="ACE-17" office:value-type="float" office:value="8030">
            <text:p>8030</text:p>
          </table:table-cell>
          <table:table-cell table:style-name="ACE-17" office:value-type="float" office:value="40">
            <text:p>40</text:p>
          </table:table-cell>
          <table:table-cell table:style-name="ACE-17" office:value-type="string">
            <text:p>Iris pseudacorus seed</text:p>
          </table:table-cell>
          <table:table-cell table:style-name="ACE-20" table:formula="of:=ROUND([.H300];0)" office:value-type="float" office:value="8030">
            <text:p>8030</text:p>
          </table:table-cell>
          <table:table-cell table:style-name="ACE-20" table:formula="of:=ROUND([.I300];0)" office:value-type="float" office:value="40">
            <text:p>40</text:p>
          </table:table-cell>
          <table:table-cell table:number-columns-repeated="241" table:style-name="ACE-19"/>
        </table:table-row>
        <table:table-row table:style-name="AROW-5">
          <table:table-cell table:style-name="ACE-17" office:value-type="string">
            <text:p>PT 022</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49000000000001">
            <text:p>39.15</text:p>
          </table:table-cell>
          <table:table-cell table:style-name="ACE-21" office:value-type="float" office:value="-8.6989999999999998">
            <text:p>−8.70</text:p>
          </table:table-cell>
          <table:table-cell table:style-name="ACE-17" office:value-type="float" office:value="1">
            <text:p>1</text:p>
          </table:table-cell>
          <table:table-cell table:style-name="ACE-18" office:value-type="float" office:value="6165">
            <text:p>6165</text:p>
          </table:table-cell>
          <table:table-cell table:style-name="ACE-18" office:value-type="float" office:value="35">
            <text:p>35</text:p>
          </table:table-cell>
          <table:table-cell table:style-name="ACE-17" office:value-type="string">
            <text:p>GrA-32651</text:p>
          </table:table-cell>
          <table:table-cell table:style-name="ACE-17" office:value-type="float" office:value="6165">
            <text:p>6165</text:p>
          </table:table-cell>
          <table:table-cell table:style-name="ACE-17" office:value-type="float" office:value="35">
            <text:p>35</text:p>
          </table:table-cell>
          <table:table-cell table:style-name="ACE-17" office:value-type="string">
            <text:p>oxidized freshwater terrestrial botanical macrofossils</text:p>
          </table:table-cell>
          <table:table-cell table:style-name="ACE-20" table:formula="of:=ROUND([.H301];0)" office:value-type="float" office:value="6165">
            <text:p>6165</text:p>
          </table:table-cell>
          <table:table-cell table:style-name="ACE-20" table:formula="of:=ROUND([.I301];0)" office:value-type="float" office:value="35">
            <text:p>35</text:p>
          </table:table-cell>
          <table:table-cell table:number-columns-repeated="241" table:style-name="ACE-19"/>
        </table:table-row>
        <table:table-row table:style-name="AROW-5">
          <table:table-cell table:style-name="ACE-17" office:value-type="string">
            <text:p>PT 023</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49000000000001">
            <text:p>39.15</text:p>
          </table:table-cell>
          <table:table-cell table:style-name="ACE-21" office:value-type="float" office:value="-8.6989999999999998">
            <text:p>−8.70</text:p>
          </table:table-cell>
          <table:table-cell table:style-name="ACE-17" office:value-type="float" office:value="1">
            <text:p>1</text:p>
          </table:table-cell>
          <table:table-cell table:style-name="ACE-18" office:value-type="float" office:value="7440">
            <text:p>7440</text:p>
          </table:table-cell>
          <table:table-cell table:style-name="ACE-18" office:value-type="float" office:value="40">
            <text:p>40</text:p>
          </table:table-cell>
          <table:table-cell table:style-name="ACE-17" office:value-type="string">
            <text:p>GrA-32654</text:p>
          </table:table-cell>
          <table:table-cell table:style-name="ACE-17" office:value-type="float" office:value="7440">
            <text:p>7440</text:p>
          </table:table-cell>
          <table:table-cell table:style-name="ACE-17" office:value-type="float" office:value="40">
            <text:p>40</text:p>
          </table:table-cell>
          <table:table-cell table:style-name="ACE-17" office:value-type="string">
            <text:p>freshwater terrestrial botanical macrofossils</text:p>
          </table:table-cell>
          <table:table-cell table:style-name="ACE-20" table:formula="of:=ROUND([.H302];0)" office:value-type="float" office:value="7440">
            <text:p>7440</text:p>
          </table:table-cell>
          <table:table-cell table:style-name="ACE-20" table:formula="of:=ROUND([.I302];0)" office:value-type="float" office:value="40">
            <text:p>40</text:p>
          </table:table-cell>
          <table:table-cell table:number-columns-repeated="241" table:style-name="ACE-19"/>
        </table:table-row>
        <table:table-row table:style-name="AROW-5">
          <table:table-cell table:style-name="ACE-17" office:value-type="string">
            <text:p>PT 024</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87">
            <text:p>39.39</text:p>
          </table:table-cell>
          <table:table-cell table:style-name="ACE-21" office:value-type="float" office:value="-8.5310000000000006">
            <text:p>−8.53</text:p>
          </table:table-cell>
          <table:table-cell table:style-name="ACE-17" office:value-type="float" office:value="1">
            <text:p>1</text:p>
          </table:table-cell>
          <table:table-cell table:style-name="ACE-18" office:value-type="float" office:value="5790">
            <text:p>5790</text:p>
          </table:table-cell>
          <table:table-cell table:style-name="ACE-18" office:value-type="float" office:value="40">
            <text:p>40</text:p>
          </table:table-cell>
          <table:table-cell table:style-name="ACE-17" office:value-type="string">
            <text:p>GrA-30615</text:p>
          </table:table-cell>
          <table:table-cell table:style-name="ACE-17" office:value-type="float" office:value="5790">
            <text:p>5790</text:p>
          </table:table-cell>
          <table:table-cell table:style-name="ACE-17" office:value-type="float" office:value="40">
            <text:p>40</text:p>
          </table:table-cell>
          <table:table-cell table:style-name="ACE-17" office:value-type="string">
            <text:p>freshwater terrestrial botanical macrofossils</text:p>
          </table:table-cell>
          <table:table-cell table:style-name="ACE-20" table:formula="of:=ROUND([.H303];0)" office:value-type="float" office:value="5790">
            <text:p>5790</text:p>
          </table:table-cell>
          <table:table-cell table:style-name="ACE-20" table:formula="of:=ROUND([.I303];0)" office:value-type="float" office:value="40">
            <text:p>40</text:p>
          </table:table-cell>
          <table:table-cell table:number-columns-repeated="241" table:style-name="ACE-19"/>
        </table:table-row>
        <table:table-row table:style-name="AROW-5">
          <table:table-cell table:style-name="ACE-17" office:value-type="string">
            <text:p>PT 025</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387">
            <text:p>39.39</text:p>
          </table:table-cell>
          <table:table-cell table:style-name="ACE-21" office:value-type="float" office:value="-8.5310000000000006">
            <text:p>−8.53</text:p>
          </table:table-cell>
          <table:table-cell table:style-name="ACE-17" office:value-type="float" office:value="1">
            <text:p>1</text:p>
          </table:table-cell>
          <table:table-cell table:style-name="ACE-18" office:value-type="float" office:value="5900">
            <text:p>5900</text:p>
          </table:table-cell>
          <table:table-cell table:style-name="ACE-18" office:value-type="float" office:value="45">
            <text:p>45</text:p>
          </table:table-cell>
          <table:table-cell table:style-name="ACE-17" office:value-type="string">
            <text:p>GrA-31004</text:p>
          </table:table-cell>
          <table:table-cell table:style-name="ACE-17" office:value-type="float" office:value="5900">
            <text:p>5900</text:p>
          </table:table-cell>
          <table:table-cell table:style-name="ACE-17" office:value-type="float" office:value="45">
            <text:p>45</text:p>
          </table:table-cell>
          <table:table-cell table:style-name="ACE-17" office:value-type="string">
            <text:p>freshwater terrestrial botanical macrofossils</text:p>
          </table:table-cell>
          <table:table-cell table:style-name="ACE-20" table:formula="of:=ROUND([.H304];0)" office:value-type="float" office:value="5900">
            <text:p>5900</text:p>
          </table:table-cell>
          <table:table-cell table:style-name="ACE-20" table:formula="of:=ROUND([.I304];0)" office:value-type="float" office:value="45">
            <text:p>45</text:p>
          </table:table-cell>
          <table:table-cell table:number-columns-repeated="241" table:style-name="ACE-19"/>
        </table:table-row>
        <table:table-row table:style-name="AROW-5">
          <table:table-cell table:style-name="ACE-17" office:value-type="string">
            <text:p>PT 026</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59999999999997">
            <text:p>39.16</text:p>
          </table:table-cell>
          <table:table-cell table:style-name="ACE-21" office:value-type="float" office:value="-8.7300000000000004">
            <text:p>−8.73</text:p>
          </table:table-cell>
          <table:table-cell table:style-name="ACE-17" office:value-type="float" office:value="1">
            <text:p>1</text:p>
          </table:table-cell>
          <table:table-cell table:style-name="ACE-18" office:value-type="float" office:value="8880">
            <text:p>8880</text:p>
          </table:table-cell>
          <table:table-cell table:style-name="ACE-18" office:value-type="float" office:value="60">
            <text:p>60</text:p>
          </table:table-cell>
          <table:table-cell table:style-name="ACE-17" office:value-type="string">
            <text:p>UtC-14911</text:p>
          </table:table-cell>
          <table:table-cell table:style-name="ACE-17" office:value-type="float" office:value="8880">
            <text:p>8880</text:p>
          </table:table-cell>
          <table:table-cell table:style-name="ACE-17" office:value-type="float" office:value="60">
            <text:p>60</text:p>
          </table:table-cell>
          <table:table-cell table:style-name="ACE-17" office:value-type="string">
            <text:p>freshwater terrestrial botanical macrofossils</text:p>
          </table:table-cell>
          <table:table-cell table:style-name="ACE-20" table:formula="of:=ROUND([.H305];0)" office:value-type="float" office:value="8880">
            <text:p>8880</text:p>
          </table:table-cell>
          <table:table-cell table:style-name="ACE-20" table:formula="of:=ROUND([.I305];0)" office:value-type="float" office:value="60">
            <text:p>60</text:p>
          </table:table-cell>
          <table:table-cell table:number-columns-repeated="241" table:style-name="ACE-19"/>
        </table:table-row>
        <table:table-row table:style-name="AROW-5">
          <table:table-cell table:style-name="ACE-17" office:value-type="string">
            <text:p>PT 027</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231999999999999">
            <text:p>39.23</text:p>
          </table:table-cell>
          <table:table-cell table:style-name="ACE-21" office:value-type="float" office:value="-8.5760000000000005">
            <text:p>−8.58</text:p>
          </table:table-cell>
          <table:table-cell table:style-name="ACE-17" office:value-type="float" office:value="1">
            <text:p>1</text:p>
          </table:table-cell>
          <table:table-cell table:style-name="ACE-18" office:value-type="float" office:value="6040">
            <text:p>6040</text:p>
          </table:table-cell>
          <table:table-cell table:style-name="ACE-18" office:value-type="float" office:value="111.80339887498948">
            <text:p>112</text:p>
          </table:table-cell>
          <table:table-cell table:style-name="ACE-17" office:value-type="string">
            <text:p>UtC-1983</text:p>
          </table:table-cell>
          <table:table-cell table:style-name="ACE-17" office:value-type="float" office:value="6040">
            <text:p>6040</text:p>
          </table:table-cell>
          <table:table-cell table:style-name="ACE-17" office:value-type="float" office:value="50">
            <text:p>50</text:p>
          </table:table-cell>
          <table:table-cell table:style-name="ACE-17" office:value-type="string">
            <text:p>peat</text:p>
          </table:table-cell>
          <table:table-cell table:style-name="ACE-20" table:formula="of:=ROUND([.H306];0)" office:value-type="float" office:value="6040">
            <text:p>6040</text:p>
          </table:table-cell>
          <table:table-cell table:style-name="ACE-20" table:formula="of:=ROUND([.I306];0)" office:value-type="float" office:value="112">
            <text:p>112</text:p>
          </table:table-cell>
          <table:table-cell table:number-columns-repeated="241" table:style-name="ACE-19"/>
        </table:table-row>
        <table:table-row table:style-name="AROW-5">
          <table:table-cell table:style-name="ACE-17" office:value-type="string">
            <text:p>PT 028</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9999999999999">
            <text:p>39.11</text:p>
          </table:table-cell>
          <table:table-cell table:style-name="ACE-21" office:value-type="float" office:value="-8.6790000000000003">
            <text:p>−8.68</text:p>
          </table:table-cell>
          <table:table-cell table:style-name="ACE-17" office:value-type="float" office:value="1">
            <text:p>1</text:p>
          </table:table-cell>
          <table:table-cell table:style-name="ACE-18" office:value-type="float" office:value="6626">
            <text:p>6626</text:p>
          </table:table-cell>
          <table:table-cell table:style-name="ACE-18" office:value-type="float" office:value="44">
            <text:p>44</text:p>
          </table:table-cell>
          <table:table-cell table:style-name="ACE-17" office:value-type="string">
            <text:p>AA-48979</text:p>
          </table:table-cell>
          <table:table-cell table:style-name="ACE-17" office:value-type="float" office:value="6626">
            <text:p>6626</text:p>
          </table:table-cell>
          <table:table-cell table:style-name="ACE-17" office:value-type="float" office:value="44">
            <text:p>44</text:p>
          </table:table-cell>
          <table:table-cell table:style-name="ACE-17" office:value-type="string">
            <text:p>selected plant fragments</text:p>
          </table:table-cell>
          <table:table-cell table:style-name="ACE-20" table:formula="of:=ROUND([.H307];0)" office:value-type="float" office:value="6626">
            <text:p>6626</text:p>
          </table:table-cell>
          <table:table-cell table:style-name="ACE-20" table:formula="of:=ROUND([.I307];0)" office:value-type="float" office:value="44">
            <text:p>44</text:p>
          </table:table-cell>
          <table:table-cell table:number-columns-repeated="241" table:style-name="ACE-19"/>
        </table:table-row>
        <table:table-row table:style-name="AROW-5">
          <table:table-cell table:style-name="ACE-17" office:value-type="string">
            <text:p>PT 029</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9999999999999">
            <text:p>39.11</text:p>
          </table:table-cell>
          <table:table-cell table:style-name="ACE-21" office:value-type="float" office:value="-8.6790000000000003">
            <text:p>−8.68</text:p>
          </table:table-cell>
          <table:table-cell table:style-name="ACE-17" office:value-type="float" office:value="1">
            <text:p>1</text:p>
          </table:table-cell>
          <table:table-cell table:style-name="ACE-18" office:value-type="float" office:value="7318">
            <text:p>7318</text:p>
          </table:table-cell>
          <table:table-cell table:style-name="ACE-18" office:value-type="float" office:value="44">
            <text:p>44</text:p>
          </table:table-cell>
          <table:table-cell table:style-name="ACE-17" office:value-type="string">
            <text:p>AA-48978</text:p>
          </table:table-cell>
          <table:table-cell table:style-name="ACE-17" office:value-type="float" office:value="7318">
            <text:p>7318</text:p>
          </table:table-cell>
          <table:table-cell table:style-name="ACE-17" office:value-type="float" office:value="44">
            <text:p>44</text:p>
          </table:table-cell>
          <table:table-cell table:style-name="ACE-17" office:value-type="string">
            <text:p>selected plant and wood fragments</text:p>
          </table:table-cell>
          <table:table-cell table:style-name="ACE-20" table:formula="of:=ROUND([.H308];0)" office:value-type="float" office:value="7318">
            <text:p>7318</text:p>
          </table:table-cell>
          <table:table-cell table:style-name="ACE-20" table:formula="of:=ROUND([.I308];0)" office:value-type="float" office:value="44">
            <text:p>44</text:p>
          </table:table-cell>
          <table:table-cell table:number-columns-repeated="241" table:style-name="ACE-19"/>
        </table:table-row>
        <table:table-row table:style-name="AROW-5">
          <table:table-cell table:style-name="ACE-17" office:value-type="string">
            <text:p>PT 030</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7999999999997">
            <text:p>39.11</text:p>
          </table:table-cell>
          <table:table-cell table:style-name="ACE-21" office:value-type="float" office:value="-8.6959999999999997">
            <text:p>−8.70</text:p>
          </table:table-cell>
          <table:table-cell table:style-name="ACE-17" office:value-type="float" office:value="1">
            <text:p>1</text:p>
          </table:table-cell>
          <table:table-cell table:style-name="ACE-18" office:value-type="float" office:value="7668">
            <text:p>7668</text:p>
          </table:table-cell>
          <table:table-cell table:style-name="ACE-18" office:value-type="float" office:value="49">
            <text:p>49</text:p>
          </table:table-cell>
          <table:table-cell table:style-name="ACE-17" office:value-type="string">
            <text:p>AA-49816</text:p>
          </table:table-cell>
          <table:table-cell table:style-name="ACE-17" office:value-type="float" office:value="7668">
            <text:p>7668</text:p>
          </table:table-cell>
          <table:table-cell table:style-name="ACE-17" office:value-type="float" office:value="49">
            <text:p>49</text:p>
          </table:table-cell>
          <table:table-cell table:style-name="ACE-17" office:value-type="string">
            <text:p>Scrobicularia plana shell fragments</text:p>
          </table:table-cell>
          <table:table-cell table:style-name="ACE-20" table:formula="of:=ROUND([.H309];0)" office:value-type="float" office:value="7668">
            <text:p>7668</text:p>
          </table:table-cell>
          <table:table-cell table:style-name="ACE-20" table:formula="of:=ROUND([.I309];0)" office:value-type="float" office:value="49">
            <text:p>49</text:p>
          </table:table-cell>
          <table:table-cell table:number-columns-repeated="241" table:style-name="ACE-19"/>
        </table:table-row>
        <table:table-row table:style-name="AROW-5">
          <table:table-cell table:style-name="ACE-17" office:value-type="string">
            <text:p>PT 031</text:p>
          </table:table-cell>
          <table:table-cell table:style-name="ACE-17" office:value-type="string">
            <text:p>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8.941000000000003">
            <text:p>38.94</text:p>
          </table:table-cell>
          <table:table-cell table:style-name="ACE-21" office:value-type="float" office:value="-8.9369999999999994">
            <text:p>−8.94</text:p>
          </table:table-cell>
          <table:table-cell table:style-name="ACE-17" office:value-type="float" office:value="1">
            <text:p>1</text:p>
          </table:table-cell>
          <table:table-cell table:style-name="ACE-18" office:value-type="float" office:value="9990">
            <text:p>9990</text:p>
          </table:table-cell>
          <table:table-cell table:style-name="ACE-18" office:value-type="float" office:value="70">
            <text:p>70</text:p>
          </table:table-cell>
          <table:table-cell table:style-name="ACE-17" office:value-type="string">
            <text:p>UtC-14907</text:p>
          </table:table-cell>
          <table:table-cell table:style-name="ACE-17" office:value-type="float" office:value="9990">
            <text:p>9990</text:p>
          </table:table-cell>
          <table:table-cell table:style-name="ACE-17" office:value-type="float" office:value="70">
            <text:p>70</text:p>
          </table:table-cell>
          <table:table-cell table:style-name="ACE-17" office:value-type="string">
            <text:p>freshwater terrestrial botanical macrofossils</text:p>
          </table:table-cell>
          <table:table-cell table:style-name="ACE-20" table:formula="of:=ROUND([.H310];0)" office:value-type="float" office:value="9990">
            <text:p>9990</text:p>
          </table:table-cell>
          <table:table-cell table:style-name="ACE-20" table:formula="of:=ROUND([.I310];0)" office:value-type="float" office:value="70">
            <text:p>70</text:p>
          </table:table-cell>
          <table:table-cell table:number-columns-repeated="241" table:style-name="ACE-19"/>
        </table:table-row>
        <table:table-row table:style-name="AROW-5">
          <table:table-cell table:style-name="ACE-17" office:value-type="string">
            <text:p>PT 032</text:p>
          </table:table-cell>
          <table:table-cell table:style-name="ACE-17" office:value-type="string">
            <text:p>Van der Schriek et al. 2007; Van der Schriek et al. 2008; Vis et al. 2008; Leorri et al. 2012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7999999999997">
            <text:p>39.11</text:p>
          </table:table-cell>
          <table:table-cell table:style-name="ACE-21" office:value-type="float" office:value="-8.6959999999999997">
            <text:p>−8.70</text:p>
          </table:table-cell>
          <table:table-cell table:style-name="ACE-17" office:value-type="float" office:value="1">
            <text:p>1</text:p>
          </table:table-cell>
          <table:table-cell table:style-name="ACE-18" office:value-type="float" office:value="7263">
            <text:p>7263</text:p>
          </table:table-cell>
          <table:table-cell table:style-name="ACE-18" office:value-type="float" office:value="46">
            <text:p>46</text:p>
          </table:table-cell>
          <table:table-cell table:style-name="ACE-17" office:value-type="string">
            <text:p>AA-48977</text:p>
          </table:table-cell>
          <table:table-cell table:style-name="ACE-17" office:value-type="float" office:value="7263">
            <text:p>7263</text:p>
          </table:table-cell>
          <table:table-cell table:style-name="ACE-17" office:value-type="float" office:value="46">
            <text:p>46</text:p>
          </table:table-cell>
          <table:table-cell table:style-name="ACE-17" office:value-type="string">
            <text:p>selected plant fragments</text:p>
          </table:table-cell>
          <table:table-cell table:style-name="ACE-20" table:formula="of:=ROUND([.H311];0)" office:value-type="float" office:value="7263">
            <text:p>7263</text:p>
          </table:table-cell>
          <table:table-cell table:style-name="ACE-20" table:formula="of:=ROUND([.I311];0)" office:value-type="float" office:value="46">
            <text:p>46</text:p>
          </table:table-cell>
          <table:table-cell table:number-columns-repeated="241" table:style-name="ACE-19"/>
        </table:table-row>
        <table:table-row table:style-name="AROW-5">
          <table:table-cell table:style-name="ACE-17" office:value-type="string">
            <text:p>PT 033</text:p>
          </table:table-cell>
          <table:table-cell table:style-name="ACE-17" office:value-type="string">
            <text:p>Bao et al. 1999; Alday et al. 2013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8.515000000000001">
            <text:p>38.52</text:p>
          </table:table-cell>
          <table:table-cell table:style-name="ACE-21" office:value-type="float" office:value="-9.1693999999999996">
            <text:p>−9.17</text:p>
          </table:table-cell>
          <table:table-cell table:style-name="ACE-17" office:value-type="float" office:value="1">
            <text:p>1</text:p>
          </table:table-cell>
          <table:table-cell table:style-name="ACE-18" office:value-type="float" office:value="1630">
            <text:p>1630</text:p>
          </table:table-cell>
          <table:table-cell table:style-name="ACE-18" office:value-type="float" office:value="111.80339887498948">
            <text:p>112</text:p>
          </table:table-cell>
          <table:table-cell table:style-name="ACE-17" office:value-type="string">
            <text:p>Beta-111961</text:p>
          </table:table-cell>
          <table:table-cell table:style-name="ACE-17" office:value-type="float" office:value="1630">
            <text:p>1630</text:p>
          </table:table-cell>
          <table:table-cell table:style-name="ACE-17" office:value-type="float" office:value="50">
            <text:p>50</text:p>
          </table:table-cell>
          <table:table-cell table:style-name="ACE-17" office:value-type="string">
            <text:p>organic sediment</text:p>
          </table:table-cell>
          <table:table-cell table:style-name="ACE-20" table:formula="of:=ROUND([.H312];0)" office:value-type="float" office:value="1630">
            <text:p>1630</text:p>
          </table:table-cell>
          <table:table-cell table:style-name="ACE-20" table:formula="of:=ROUND([.I312];0)" office:value-type="float" office:value="112">
            <text:p>112</text:p>
          </table:table-cell>
          <table:table-cell table:number-columns-repeated="241" table:style-name="ACE-19"/>
        </table:table-row>
        <table:table-row table:style-name="AROW-5">
          <table:table-cell table:style-name="ACE-17" office:value-type="string">
            <text:p>PT 034</text:p>
          </table:table-cell>
          <table:table-cell table:style-name="ACE-17" office:value-type="string">
            <text:p>Lord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0000000000001">
            <text:p>39.10</text:p>
          </table:table-cell>
          <table:table-cell table:style-name="ACE-21" office:value-type="float" office:value="-9.3000000000000007">
            <text:p>−9.30</text:p>
          </table:table-cell>
          <table:table-cell table:style-name="ACE-17" office:value-type="float" office:value="1">
            <text:p>1</text:p>
          </table:table-cell>
          <table:table-cell table:style-name="ACE-18" office:value-type="float" office:value="5463">
            <text:p>5463</text:p>
          </table:table-cell>
          <table:table-cell table:style-name="ACE-18" office:value-type="float" office:value="87">
            <text:p>87</text:p>
          </table:table-cell>
          <table:table-cell table:style-name="ACE-17"/>
          <table:table-cell table:style-name="ACE-17" office:value-type="float" office:value="5463">
            <text:p>5463</text:p>
          </table:table-cell>
          <table:table-cell table:style-name="ACE-17" office:value-type="float" office:value="87">
            <text:p>87</text:p>
          </table:table-cell>
          <table:table-cell table:style-name="ACE-17" office:value-type="string">
            <text:p>terrestrial plant material</text:p>
          </table:table-cell>
          <table:table-cell table:style-name="ACE-20" table:formula="of:=ROUND([.H313];0)" office:value-type="float" office:value="5463">
            <text:p>5463</text:p>
          </table:table-cell>
          <table:table-cell table:style-name="ACE-20" table:formula="of:=ROUND([.I313];0)" office:value-type="float" office:value="87">
            <text:p>87</text:p>
          </table:table-cell>
          <table:table-cell table:number-columns-repeated="241" table:style-name="ACE-19"/>
        </table:table-row>
        <table:table-row table:style-name="AROW-5">
          <table:table-cell table:style-name="ACE-17" office:value-type="string">
            <text:p>PT 035</text:p>
          </table:table-cell>
          <table:table-cell table:style-name="ACE-17" office:value-type="string">
            <text:p>Lord et al. 2011 (as in García-Artola et al. 2018)</text:p>
          </table:table-cell>
          <table:table-cell table:style-name="ACE-17" office:value-type="float" office:value="4">
            <text:p>4</text:p>
          </table:table-cell>
          <table:table-cell table:style-name="ACE-17" office:value-type="string">
            <text:p>12 Central Portugal, Portugal</text:p>
          </table:table-cell>
          <table:table-cell table:style-name="ACE-21" office:value-type="float" office:value="39.100000000000001">
            <text:p>39.10</text:p>
          </table:table-cell>
          <table:table-cell table:style-name="ACE-21" office:value-type="float" office:value="-9.3000000000000007">
            <text:p>−9.30</text:p>
          </table:table-cell>
          <table:table-cell table:style-name="ACE-17" office:value-type="float" office:value="1">
            <text:p>1</text:p>
          </table:table-cell>
          <table:table-cell table:style-name="ACE-18" office:value-type="float" office:value="5568">
            <text:p>5568</text:p>
          </table:table-cell>
          <table:table-cell table:style-name="ACE-18" office:value-type="float" office:value="79">
            <text:p>79</text:p>
          </table:table-cell>
          <table:table-cell table:style-name="ACE-17"/>
          <table:table-cell table:style-name="ACE-17" office:value-type="float" office:value="5568">
            <text:p>5568</text:p>
          </table:table-cell>
          <table:table-cell table:style-name="ACE-17" office:value-type="float" office:value="79">
            <text:p>79</text:p>
          </table:table-cell>
          <table:table-cell table:style-name="ACE-17" office:value-type="string">
            <text:p>terrestrial plant material</text:p>
          </table:table-cell>
          <table:table-cell table:style-name="ACE-20" table:formula="of:=ROUND([.H314];0)" office:value-type="float" office:value="5568">
            <text:p>5568</text:p>
          </table:table-cell>
          <table:table-cell table:style-name="ACE-20" table:formula="of:=ROUND([.I314];0)" office:value-type="float" office:value="79">
            <text:p>79</text:p>
          </table:table-cell>
          <table:table-cell table:number-columns-repeated="241" table:style-name="ACE-19"/>
        </table:table-row>
        <table:table-row table:style-name="AROW-5">
          <table:table-cell table:style-name="ACE-17" office:value-type="string">
            <text:p>PT 036</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3130">
            <text:p>3130</text:p>
          </table:table-cell>
          <table:table-cell table:style-name="ACE-18" office:value-type="float" office:value="40">
            <text:p>40</text:p>
          </table:table-cell>
          <table:table-cell table:style-name="ACE-17" office:value-type="string">
            <text:p>Beta-248343 </text:p>
          </table:table-cell>
          <table:table-cell table:style-name="ACE-17" office:value-type="float" office:value="3130">
            <text:p>3130</text:p>
          </table:table-cell>
          <table:table-cell table:style-name="ACE-17" office:value-type="float" office:value="40">
            <text:p>40</text:p>
          </table:table-cell>
          <table:table-cell table:style-name="ACE-17" office:value-type="string">
            <text:p>charcoal</text:p>
          </table:table-cell>
          <table:table-cell table:style-name="ACE-20" table:formula="of:=ROUND([.H315];0)" office:value-type="float" office:value="3130">
            <text:p>3130</text:p>
          </table:table-cell>
          <table:table-cell table:style-name="ACE-20" table:formula="of:=ROUND([.I315];0)" office:value-type="float" office:value="40">
            <text:p>40</text:p>
          </table:table-cell>
          <table:table-cell table:number-columns-repeated="241" table:style-name="ACE-19"/>
        </table:table-row>
        <table:table-row table:style-name="AROW-5">
          <table:table-cell table:style-name="ACE-17" office:value-type="string">
            <text:p>PT 037</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3040">
            <text:p>3040</text:p>
          </table:table-cell>
          <table:table-cell table:style-name="ACE-18" office:value-type="float" office:value="40">
            <text:p>40</text:p>
          </table:table-cell>
          <table:table-cell table:style-name="ACE-17" office:value-type="string">
            <text:p>Beta-248344 </text:p>
          </table:table-cell>
          <table:table-cell table:style-name="ACE-17" office:value-type="float" office:value="3040">
            <text:p>3040</text:p>
          </table:table-cell>
          <table:table-cell table:style-name="ACE-17" office:value-type="float" office:value="40">
            <text:p>40</text:p>
          </table:table-cell>
          <table:table-cell table:style-name="ACE-17" office:value-type="string">
            <text:p>charcoal</text:p>
          </table:table-cell>
          <table:table-cell table:style-name="ACE-20" table:formula="of:=ROUND([.H316];0)" office:value-type="float" office:value="3040">
            <text:p>3040</text:p>
          </table:table-cell>
          <table:table-cell table:style-name="ACE-20" table:formula="of:=ROUND([.I316];0)" office:value-type="float" office:value="40">
            <text:p>40</text:p>
          </table:table-cell>
          <table:table-cell table:number-columns-repeated="241" table:style-name="ACE-19"/>
        </table:table-row>
        <table:table-row table:style-name="AROW-5">
          <table:table-cell table:style-name="ACE-17" office:value-type="string">
            <text:p>PT 038</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3720">
            <text:p>3720</text:p>
          </table:table-cell>
          <table:table-cell table:style-name="ACE-18" office:value-type="float" office:value="40">
            <text:p>40</text:p>
          </table:table-cell>
          <table:table-cell table:style-name="ACE-17" office:value-type="string">
            <text:p>Beta-248345 </text:p>
          </table:table-cell>
          <table:table-cell table:style-name="ACE-17" office:value-type="float" office:value="3720">
            <text:p>3720</text:p>
          </table:table-cell>
          <table:table-cell table:style-name="ACE-17" office:value-type="float" office:value="40">
            <text:p>40</text:p>
          </table:table-cell>
          <table:table-cell table:style-name="ACE-17" office:value-type="string">
            <text:p>charcoal</text:p>
          </table:table-cell>
          <table:table-cell table:style-name="ACE-20" table:formula="of:=ROUND([.H317];0)" office:value-type="float" office:value="3720">
            <text:p>3720</text:p>
          </table:table-cell>
          <table:table-cell table:style-name="ACE-20" table:formula="of:=ROUND([.I317];0)" office:value-type="float" office:value="40">
            <text:p>40</text:p>
          </table:table-cell>
          <table:table-cell table:number-columns-repeated="241" table:style-name="ACE-19"/>
        </table:table-row>
        <table:table-row table:style-name="AROW-5">
          <table:table-cell table:style-name="ACE-17" office:value-type="string">
            <text:p>PT 039</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4660">
            <text:p>4660</text:p>
          </table:table-cell>
          <table:table-cell table:style-name="ACE-18" office:value-type="float" office:value="43">
            <text:p>43</text:p>
          </table:table-cell>
          <table:table-cell table:style-name="ACE-17" office:value-type="string">
            <text:p>Erl-11846 </text:p>
          </table:table-cell>
          <table:table-cell table:style-name="ACE-17" office:value-type="float" office:value="4660">
            <text:p>4660</text:p>
          </table:table-cell>
          <table:table-cell table:style-name="ACE-17" office:value-type="float" office:value="43">
            <text:p>43</text:p>
          </table:table-cell>
          <table:table-cell table:style-name="ACE-17" office:value-type="string">
            <text:p>charcoal</text:p>
          </table:table-cell>
          <table:table-cell table:style-name="ACE-20" table:formula="of:=ROUND([.H318];0)" office:value-type="float" office:value="4660">
            <text:p>4660</text:p>
          </table:table-cell>
          <table:table-cell table:style-name="ACE-20" table:formula="of:=ROUND([.I318];0)" office:value-type="float" office:value="43">
            <text:p>43</text:p>
          </table:table-cell>
          <table:table-cell table:number-columns-repeated="241" table:style-name="ACE-19"/>
        </table:table-row>
        <table:table-row table:style-name="AROW-5">
          <table:table-cell table:style-name="ACE-17" office:value-type="string">
            <text:p>PT 040</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4840">
            <text:p>4840</text:p>
          </table:table-cell>
          <table:table-cell table:style-name="ACE-18" office:value-type="float" office:value="40">
            <text:p>40</text:p>
          </table:table-cell>
          <table:table-cell table:style-name="ACE-17" office:value-type="string">
            <text:p>Beta-248346 </text:p>
          </table:table-cell>
          <table:table-cell table:style-name="ACE-17" office:value-type="float" office:value="4840">
            <text:p>4840</text:p>
          </table:table-cell>
          <table:table-cell table:style-name="ACE-17" office:value-type="float" office:value="40">
            <text:p>40</text:p>
          </table:table-cell>
          <table:table-cell table:style-name="ACE-17" office:value-type="string">
            <text:p>charcoal</text:p>
          </table:table-cell>
          <table:table-cell table:style-name="ACE-20" table:formula="of:=ROUND([.H319];0)" office:value-type="float" office:value="4840">
            <text:p>4840</text:p>
          </table:table-cell>
          <table:table-cell table:style-name="ACE-20" table:formula="of:=ROUND([.I319];0)" office:value-type="float" office:value="40">
            <text:p>40</text:p>
          </table:table-cell>
          <table:table-cell table:number-columns-repeated="241" table:style-name="ACE-19"/>
        </table:table-row>
        <table:table-row table:style-name="AROW-5">
          <table:table-cell table:style-name="ACE-17" office:value-type="string">
            <text:p>PT 041</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51359999999997">
            <text:p>37.15</text:p>
          </table:table-cell>
          <table:table-cell table:style-name="ACE-21" office:value-type="float" office:value="-8.5943900000000006">
            <text:p>−8.59</text:p>
          </table:table-cell>
          <table:table-cell table:style-name="ACE-17" office:value-type="float" office:value="1">
            <text:p>1</text:p>
          </table:table-cell>
          <table:table-cell table:style-name="ACE-18" office:value-type="float" office:value="6530">
            <text:p>6530</text:p>
          </table:table-cell>
          <table:table-cell table:style-name="ACE-18" office:value-type="float" office:value="111.80339887498948">
            <text:p>112</text:p>
          </table:table-cell>
          <table:table-cell table:style-name="ACE-17" office:value-type="string">
            <text:p>Beta-248349 </text:p>
          </table:table-cell>
          <table:table-cell table:style-name="ACE-17" office:value-type="float" office:value="6530">
            <text:p>6530</text:p>
          </table:table-cell>
          <table:table-cell table:style-name="ACE-17" office:value-type="float" office:value="50">
            <text:p>50</text:p>
          </table:table-cell>
          <table:table-cell table:style-name="ACE-17" office:value-type="string">
            <text:p>organic matter (bulk)</text:p>
          </table:table-cell>
          <table:table-cell table:style-name="ACE-20" table:formula="of:=ROUND([.H320];0)" office:value-type="float" office:value="6530">
            <text:p>6530</text:p>
          </table:table-cell>
          <table:table-cell table:style-name="ACE-20" table:formula="of:=ROUND([.I320];0)" office:value-type="float" office:value="112">
            <text:p>112</text:p>
          </table:table-cell>
          <table:table-cell table:number-columns-repeated="241" table:style-name="ACE-19"/>
        </table:table-row>
        <table:table-row table:style-name="AROW-5">
          <table:table-cell table:style-name="ACE-17" office:value-type="string">
            <text:p>PT 042</text:p>
          </table:table-cell>
          <table:table-cell table:style-name="ACE-17" office:value-type="string">
            <text:p>Trog et al. 2013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109499999999997">
            <text:p>37.11</text:p>
          </table:table-cell>
          <table:table-cell table:style-name="ACE-21" office:value-type="float" office:value="-8.3446200000000008">
            <text:p>−8.34</text:p>
          </table:table-cell>
          <table:table-cell table:style-name="ACE-17" office:value-type="float" office:value="1">
            <text:p>1</text:p>
          </table:table-cell>
          <table:table-cell table:style-name="ACE-18" office:value-type="float" office:value="2760">
            <text:p>2760</text:p>
          </table:table-cell>
          <table:table-cell table:style-name="ACE-18" office:value-type="float" office:value="40">
            <text:p>40</text:p>
          </table:table-cell>
          <table:table-cell table:style-name="ACE-17" office:value-type="string">
            <text:p>Beta-277501 </text:p>
          </table:table-cell>
          <table:table-cell table:style-name="ACE-17" office:value-type="float" office:value="2760">
            <text:p>2760</text:p>
          </table:table-cell>
          <table:table-cell table:style-name="ACE-17" office:value-type="float" office:value="40">
            <text:p>40</text:p>
          </table:table-cell>
          <table:table-cell table:style-name="ACE-17" office:value-type="string">
            <text:p>charcoal</text:p>
          </table:table-cell>
          <table:table-cell table:style-name="ACE-20" table:formula="of:=ROUND([.H321];0)" office:value-type="float" office:value="2760">
            <text:p>2760</text:p>
          </table:table-cell>
          <table:table-cell table:style-name="ACE-20" table:formula="of:=ROUND([.I321];0)" office:value-type="float" office:value="40">
            <text:p>40</text:p>
          </table:table-cell>
          <table:table-cell table:number-columns-repeated="241" table:style-name="ACE-19"/>
        </table:table-row>
        <table:table-row table:style-name="AROW-5">
          <table:table-cell table:style-name="ACE-17" office:value-type="string">
            <text:p>PT 043</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2999999999998">
            <text:p>37.08</text:p>
          </table:table-cell>
          <table:table-cell table:style-name="ACE-21" office:value-type="float" office:value="-8.1319999999999997">
            <text:p>−8.13</text:p>
          </table:table-cell>
          <table:table-cell table:style-name="ACE-17" office:value-type="float" office:value="1">
            <text:p>1</text:p>
          </table:table-cell>
          <table:table-cell table:style-name="ACE-18" office:value-type="float" office:value="3550">
            <text:p>3550</text:p>
          </table:table-cell>
          <table:table-cell table:style-name="ACE-18" office:value-type="float" office:value="40">
            <text:p>40</text:p>
          </table:table-cell>
          <table:table-cell table:style-name="ACE-17" office:value-type="string">
            <text:p>Beta-195967</text:p>
          </table:table-cell>
          <table:table-cell table:style-name="ACE-17" office:value-type="float" office:value="3550">
            <text:p>3550</text:p>
          </table:table-cell>
          <table:table-cell table:style-name="ACE-17" office:value-type="float" office:value="40">
            <text:p>40</text:p>
          </table:table-cell>
          <table:table-cell table:style-name="ACE-17" office:value-type="string">
            <text:p>S. plana</text:p>
          </table:table-cell>
          <table:table-cell table:style-name="ACE-20" table:formula="of:=ROUND([.H322];0)" office:value-type="float" office:value="3550">
            <text:p>3550</text:p>
          </table:table-cell>
          <table:table-cell table:style-name="ACE-20" table:formula="of:=ROUND([.I322];0)" office:value-type="float" office:value="40">
            <text:p>40</text:p>
          </table:table-cell>
          <table:table-cell table:number-columns-repeated="241" table:style-name="ACE-19"/>
        </table:table-row>
        <table:table-row table:style-name="AROW-5">
          <table:table-cell table:style-name="ACE-17" office:value-type="string">
            <text:p>PT 044</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1520">
            <text:p>1520</text:p>
          </table:table-cell>
          <table:table-cell table:style-name="ACE-18" office:value-type="float" office:value="40">
            <text:p>40</text:p>
          </table:table-cell>
          <table:table-cell table:style-name="ACE-17" office:value-type="string">
            <text:p>Beta-198135</text:p>
          </table:table-cell>
          <table:table-cell table:style-name="ACE-17" office:value-type="float" office:value="1520">
            <text:p>1520</text:p>
          </table:table-cell>
          <table:table-cell table:style-name="ACE-17" office:value-type="float" office:value="40">
            <text:p>40</text:p>
          </table:table-cell>
          <table:table-cell table:style-name="ACE-17" office:value-type="string">
            <text:p>S. plana</text:p>
          </table:table-cell>
          <table:table-cell table:style-name="ACE-20" table:formula="of:=ROUND([.H323];0)" office:value-type="float" office:value="1520">
            <text:p>1520</text:p>
          </table:table-cell>
          <table:table-cell table:style-name="ACE-20" table:formula="of:=ROUND([.I323];0)" office:value-type="float" office:value="40">
            <text:p>40</text:p>
          </table:table-cell>
          <table:table-cell table:number-columns-repeated="241" table:style-name="ACE-19"/>
        </table:table-row>
        <table:table-row table:style-name="AROW-5">
          <table:table-cell table:style-name="ACE-17" office:value-type="string">
            <text:p>PT 045</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2220">
            <text:p>2220</text:p>
          </table:table-cell>
          <table:table-cell table:style-name="ACE-18" office:value-type="float" office:value="40">
            <text:p>40</text:p>
          </table:table-cell>
          <table:table-cell table:style-name="ACE-17" office:value-type="string">
            <text:p>Beta-204554</text:p>
          </table:table-cell>
          <table:table-cell table:style-name="ACE-17" office:value-type="float" office:value="2220">
            <text:p>2220</text:p>
          </table:table-cell>
          <table:table-cell table:style-name="ACE-17" office:value-type="float" office:value="40">
            <text:p>40</text:p>
          </table:table-cell>
          <table:table-cell table:style-name="ACE-17" office:value-type="string">
            <text:p>C. edule</text:p>
          </table:table-cell>
          <table:table-cell table:style-name="ACE-20" table:formula="of:=ROUND([.H324];0)" office:value-type="float" office:value="2220">
            <text:p>2220</text:p>
          </table:table-cell>
          <table:table-cell table:style-name="ACE-20" table:formula="of:=ROUND([.I324];0)" office:value-type="float" office:value="40">
            <text:p>40</text:p>
          </table:table-cell>
          <table:table-cell table:number-columns-repeated="241" table:style-name="ACE-19"/>
        </table:table-row>
        <table:table-row table:style-name="AROW-5">
          <table:table-cell table:style-name="ACE-17" office:value-type="string">
            <text:p>PT 046</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3260">
            <text:p>3260</text:p>
          </table:table-cell>
          <table:table-cell table:style-name="ACE-18" office:value-type="float" office:value="40">
            <text:p>40</text:p>
          </table:table-cell>
          <table:table-cell table:style-name="ACE-17" office:value-type="string">
            <text:p>Beta-200317</text:p>
          </table:table-cell>
          <table:table-cell table:style-name="ACE-17" office:value-type="float" office:value="3260">
            <text:p>3260</text:p>
          </table:table-cell>
          <table:table-cell table:style-name="ACE-17" office:value-type="float" office:value="40">
            <text:p>40</text:p>
          </table:table-cell>
          <table:table-cell table:style-name="ACE-17" office:value-type="string">
            <text:p>S. plana</text:p>
          </table:table-cell>
          <table:table-cell table:style-name="ACE-20" table:formula="of:=ROUND([.H325];0)" office:value-type="float" office:value="3260">
            <text:p>3260</text:p>
          </table:table-cell>
          <table:table-cell table:style-name="ACE-20" table:formula="of:=ROUND([.I325];0)" office:value-type="float" office:value="40">
            <text:p>40</text:p>
          </table:table-cell>
          <table:table-cell table:number-columns-repeated="241" table:style-name="ACE-19"/>
        </table:table-row>
        <table:table-row table:style-name="AROW-5">
          <table:table-cell table:style-name="ACE-17" office:value-type="string">
            <text:p>PT 047</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5320">
            <text:p>5320</text:p>
          </table:table-cell>
          <table:table-cell table:style-name="ACE-18" office:value-type="float" office:value="40">
            <text:p>40</text:p>
          </table:table-cell>
          <table:table-cell table:style-name="ACE-17" office:value-type="string">
            <text:p>Beta-198136</text:p>
          </table:table-cell>
          <table:table-cell table:style-name="ACE-17" office:value-type="float" office:value="5320">
            <text:p>5320</text:p>
          </table:table-cell>
          <table:table-cell table:style-name="ACE-17" office:value-type="float" office:value="40">
            <text:p>40</text:p>
          </table:table-cell>
          <table:table-cell table:style-name="ACE-17" office:value-type="string">
            <text:p>S. plana</text:p>
          </table:table-cell>
          <table:table-cell table:style-name="ACE-20" table:formula="of:=ROUND([.H326];0)" office:value-type="float" office:value="5320">
            <text:p>5320</text:p>
          </table:table-cell>
          <table:table-cell table:style-name="ACE-20" table:formula="of:=ROUND([.I326];0)" office:value-type="float" office:value="40">
            <text:p>40</text:p>
          </table:table-cell>
          <table:table-cell table:number-columns-repeated="241" table:style-name="ACE-19"/>
        </table:table-row>
        <table:table-row table:style-name="AROW-5">
          <table:table-cell table:style-name="ACE-17" office:value-type="string">
            <text:p>PT 048</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60000000000002">
            <text:p>37.06</text:p>
          </table:table-cell>
          <table:table-cell table:style-name="ACE-21" office:value-type="float" office:value="-8.0830000000000002">
            <text:p>−8.08</text:p>
          </table:table-cell>
          <table:table-cell table:style-name="ACE-17" office:value-type="float" office:value="1">
            <text:p>1</text:p>
          </table:table-cell>
          <table:table-cell table:style-name="ACE-18" office:value-type="float" office:value="6480">
            <text:p>6480</text:p>
          </table:table-cell>
          <table:table-cell table:style-name="ACE-18" office:value-type="float" office:value="40">
            <text:p>40</text:p>
          </table:table-cell>
          <table:table-cell table:style-name="ACE-17" office:value-type="string">
            <text:p>Beta-195969</text:p>
          </table:table-cell>
          <table:table-cell table:style-name="ACE-17" office:value-type="float" office:value="6480">
            <text:p>6480</text:p>
          </table:table-cell>
          <table:table-cell table:style-name="ACE-17" office:value-type="float" office:value="40">
            <text:p>40</text:p>
          </table:table-cell>
          <table:table-cell table:style-name="ACE-17" office:value-type="string">
            <text:p>S. plana</text:p>
          </table:table-cell>
          <table:table-cell table:style-name="ACE-20" table:formula="of:=ROUND([.H327];0)" office:value-type="float" office:value="6480">
            <text:p>6480</text:p>
          </table:table-cell>
          <table:table-cell table:style-name="ACE-20" table:formula="of:=ROUND([.I327];0)" office:value-type="float" office:value="40">
            <text:p>40</text:p>
          </table:table-cell>
          <table:table-cell table:number-columns-repeated="241" table:style-name="ACE-19"/>
        </table:table-row>
        <table:table-row table:style-name="AROW-5">
          <table:table-cell table:style-name="ACE-17" office:value-type="string">
            <text:p>PT 049</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60000000000002">
            <text:p>37.06</text:p>
          </table:table-cell>
          <table:table-cell table:style-name="ACE-21" office:value-type="float" office:value="-8.0830000000000002">
            <text:p>−8.08</text:p>
          </table:table-cell>
          <table:table-cell table:style-name="ACE-17" office:value-type="float" office:value="1">
            <text:p>1</text:p>
          </table:table-cell>
          <table:table-cell table:style-name="ACE-18" office:value-type="float" office:value="6730">
            <text:p>6730</text:p>
          </table:table-cell>
          <table:table-cell table:style-name="ACE-18" office:value-type="float" office:value="40">
            <text:p>40</text:p>
          </table:table-cell>
          <table:table-cell table:style-name="ACE-17" office:value-type="string">
            <text:p>Beta-195970</text:p>
          </table:table-cell>
          <table:table-cell table:style-name="ACE-17" office:value-type="float" office:value="6730">
            <text:p>6730</text:p>
          </table:table-cell>
          <table:table-cell table:style-name="ACE-17" office:value-type="float" office:value="40">
            <text:p>40</text:p>
          </table:table-cell>
          <table:table-cell table:style-name="ACE-17" office:value-type="string">
            <text:p>G. fragilis</text:p>
          </table:table-cell>
          <table:table-cell table:style-name="ACE-20" table:formula="of:=ROUND([.H328];0)" office:value-type="float" office:value="6730">
            <text:p>6730</text:p>
          </table:table-cell>
          <table:table-cell table:style-name="ACE-20" table:formula="of:=ROUND([.I328];0)" office:value-type="float" office:value="40">
            <text:p>40</text:p>
          </table:table-cell>
          <table:table-cell table:number-columns-repeated="241" table:style-name="ACE-19"/>
        </table:table-row>
        <table:table-row table:style-name="AROW-5">
          <table:table-cell table:style-name="ACE-17" office:value-type="string">
            <text:p>PT 050</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60000000000002">
            <text:p>37.06</text:p>
          </table:table-cell>
          <table:table-cell table:style-name="ACE-21" office:value-type="float" office:value="-8.0830000000000002">
            <text:p>−8.08</text:p>
          </table:table-cell>
          <table:table-cell table:style-name="ACE-17" office:value-type="float" office:value="1">
            <text:p>1</text:p>
          </table:table-cell>
          <table:table-cell table:style-name="ACE-18" office:value-type="float" office:value="6760">
            <text:p>6760</text:p>
          </table:table-cell>
          <table:table-cell table:style-name="ACE-18" office:value-type="float" office:value="40">
            <text:p>40</text:p>
          </table:table-cell>
          <table:table-cell table:style-name="ACE-17" office:value-type="string">
            <text:p>Beta-195972</text:p>
          </table:table-cell>
          <table:table-cell table:style-name="ACE-17" office:value-type="float" office:value="6760">
            <text:p>6760</text:p>
          </table:table-cell>
          <table:table-cell table:style-name="ACE-17" office:value-type="float" office:value="40">
            <text:p>40</text:p>
          </table:table-cell>
          <table:table-cell table:style-name="ACE-17" office:value-type="string">
            <text:p>G. fragilis</text:p>
          </table:table-cell>
          <table:table-cell table:style-name="ACE-20" table:formula="of:=ROUND([.H329];0)" office:value-type="float" office:value="6760">
            <text:p>6760</text:p>
          </table:table-cell>
          <table:table-cell table:style-name="ACE-20" table:formula="of:=ROUND([.I329];0)" office:value-type="float" office:value="40">
            <text:p>40</text:p>
          </table:table-cell>
          <table:table-cell table:number-columns-repeated="241" table:style-name="ACE-19"/>
        </table:table-row>
        <table:table-row table:style-name="AROW-5">
          <table:table-cell table:style-name="ACE-17" office:value-type="string">
            <text:p>PT 051</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6690">
            <text:p>6690</text:p>
          </table:table-cell>
          <table:table-cell table:style-name="ACE-18" office:value-type="float" office:value="40">
            <text:p>40</text:p>
          </table:table-cell>
          <table:table-cell table:style-name="ACE-17" office:value-type="string">
            <text:p>Beta-195472</text:p>
          </table:table-cell>
          <table:table-cell table:style-name="ACE-17" office:value-type="float" office:value="6690">
            <text:p>6690</text:p>
          </table:table-cell>
          <table:table-cell table:style-name="ACE-17" office:value-type="float" office:value="40">
            <text:p>40</text:p>
          </table:table-cell>
          <table:table-cell table:style-name="ACE-17" office:value-type="string">
            <text:p>R. decussata</text:p>
          </table:table-cell>
          <table:table-cell table:style-name="ACE-20" table:formula="of:=ROUND([.H330];0)" office:value-type="float" office:value="6690">
            <text:p>6690</text:p>
          </table:table-cell>
          <table:table-cell table:style-name="ACE-20" table:formula="of:=ROUND([.I330];0)" office:value-type="float" office:value="40">
            <text:p>40</text:p>
          </table:table-cell>
          <table:table-cell table:number-columns-repeated="241" table:style-name="ACE-19"/>
        </table:table-row>
        <table:table-row table:style-name="AROW-5">
          <table:table-cell table:style-name="ACE-17" office:value-type="string">
            <text:p>PT 052</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6920">
            <text:p>6920</text:p>
          </table:table-cell>
          <table:table-cell table:style-name="ACE-18" office:value-type="float" office:value="40">
            <text:p>40</text:p>
          </table:table-cell>
          <table:table-cell table:style-name="ACE-17" office:value-type="string">
            <text:p>Beta-195971</text:p>
          </table:table-cell>
          <table:table-cell table:style-name="ACE-17" office:value-type="float" office:value="6920">
            <text:p>6920</text:p>
          </table:table-cell>
          <table:table-cell table:style-name="ACE-17" office:value-type="float" office:value="40">
            <text:p>40</text:p>
          </table:table-cell>
          <table:table-cell table:style-name="ACE-17" office:value-type="string">
            <text:p>G. fragilis</text:p>
          </table:table-cell>
          <table:table-cell table:style-name="ACE-20" table:formula="of:=ROUND([.H331];0)" office:value-type="float" office:value="6920">
            <text:p>6920</text:p>
          </table:table-cell>
          <table:table-cell table:style-name="ACE-20" table:formula="of:=ROUND([.I331];0)" office:value-type="float" office:value="40">
            <text:p>40</text:p>
          </table:table-cell>
          <table:table-cell table:number-columns-repeated="241" table:style-name="ACE-19"/>
        </table:table-row>
        <table:table-row table:style-name="AROW-5">
          <table:table-cell table:style-name="ACE-17" office:value-type="string">
            <text:p>PT 053</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7380">
            <text:p>7380</text:p>
          </table:table-cell>
          <table:table-cell table:style-name="ACE-18" office:value-type="float" office:value="40">
            <text:p>40</text:p>
          </table:table-cell>
          <table:table-cell table:style-name="ACE-17" office:value-type="string">
            <text:p>Beta-196238</text:p>
          </table:table-cell>
          <table:table-cell table:style-name="ACE-17" office:value-type="float" office:value="7380">
            <text:p>7380</text:p>
          </table:table-cell>
          <table:table-cell table:style-name="ACE-17" office:value-type="float" office:value="40">
            <text:p>40</text:p>
          </table:table-cell>
          <table:table-cell table:style-name="ACE-17" office:value-type="string">
            <text:p>G. fragilis</text:p>
          </table:table-cell>
          <table:table-cell table:style-name="ACE-20" table:formula="of:=ROUND([.H332];0)" office:value-type="float" office:value="7380">
            <text:p>7380</text:p>
          </table:table-cell>
          <table:table-cell table:style-name="ACE-20" table:formula="of:=ROUND([.I332];0)" office:value-type="float" office:value="40">
            <text:p>40</text:p>
          </table:table-cell>
          <table:table-cell table:number-columns-repeated="241" table:style-name="ACE-19"/>
        </table:table-row>
        <table:table-row table:style-name="AROW-5">
          <table:table-cell table:style-name="ACE-17" office:value-type="string">
            <text:p>PT 054</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5999999999997">
            <text:p>37.06</text:p>
          </table:table-cell>
          <table:table-cell table:style-name="ACE-21" office:value-type="float" office:value="-8.0760000000000005">
            <text:p>−8.08</text:p>
          </table:table-cell>
          <table:table-cell table:style-name="ACE-17" office:value-type="float" office:value="1">
            <text:p>1</text:p>
          </table:table-cell>
          <table:table-cell table:style-name="ACE-18" office:value-type="float" office:value="7810">
            <text:p>7810</text:p>
          </table:table-cell>
          <table:table-cell table:style-name="ACE-18" office:value-type="float" office:value="50">
            <text:p>50</text:p>
          </table:table-cell>
          <table:table-cell table:style-name="ACE-17" office:value-type="string">
            <text:p>Beta-200318</text:p>
          </table:table-cell>
          <table:table-cell table:style-name="ACE-17" office:value-type="float" office:value="7810">
            <text:p>7810</text:p>
          </table:table-cell>
          <table:table-cell table:style-name="ACE-17" office:value-type="float" office:value="50">
            <text:p>50</text:p>
          </table:table-cell>
          <table:table-cell table:style-name="ACE-17" office:value-type="string">
            <text:p>C. glaucum</text:p>
          </table:table-cell>
          <table:table-cell table:style-name="ACE-20" table:formula="of:=ROUND([.H333];0)" office:value-type="float" office:value="7810">
            <text:p>7810</text:p>
          </table:table-cell>
          <table:table-cell table:style-name="ACE-20" table:formula="of:=ROUND([.I333];0)" office:value-type="float" office:value="50">
            <text:p>50</text:p>
          </table:table-cell>
          <table:table-cell table:number-columns-repeated="241" table:style-name="ACE-19"/>
        </table:table-row>
        <table:table-row table:style-name="AROW-5">
          <table:table-cell table:style-name="ACE-17" office:value-type="string">
            <text:p>PT 055</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2999999999998">
            <text:p>37.08</text:p>
          </table:table-cell>
          <table:table-cell table:style-name="ACE-21" office:value-type="float" office:value="-8.1319999999999997">
            <text:p>−8.13</text:p>
          </table:table-cell>
          <table:table-cell table:style-name="ACE-17" office:value-type="float" office:value="1">
            <text:p>1</text:p>
          </table:table-cell>
          <table:table-cell table:style-name="ACE-18" office:value-type="float" office:value="8070">
            <text:p>8070</text:p>
          </table:table-cell>
          <table:table-cell table:style-name="ACE-18" office:value-type="float" office:value="50">
            <text:p>50</text:p>
          </table:table-cell>
          <table:table-cell table:style-name="ACE-17" office:value-type="string">
            <text:p>Beta-204558</text:p>
          </table:table-cell>
          <table:table-cell table:style-name="ACE-17" office:value-type="float" office:value="8070">
            <text:p>8070</text:p>
          </table:table-cell>
          <table:table-cell table:style-name="ACE-17" office:value-type="float" office:value="50">
            <text:p>50</text:p>
          </table:table-cell>
          <table:table-cell table:style-name="ACE-17" office:value-type="string">
            <text:p>S. plana</text:p>
          </table:table-cell>
          <table:table-cell table:style-name="ACE-20" table:formula="of:=ROUND([.H334];0)" office:value-type="float" office:value="8070">
            <text:p>8070</text:p>
          </table:table-cell>
          <table:table-cell table:style-name="ACE-20" table:formula="of:=ROUND([.I334];0)" office:value-type="float" office:value="50">
            <text:p>50</text:p>
          </table:table-cell>
          <table:table-cell table:number-columns-repeated="241" table:style-name="ACE-19"/>
        </table:table-row>
        <table:table-row table:style-name="AROW-5">
          <table:table-cell table:style-name="ACE-17" office:value-type="string">
            <text:p>PT 056</text:p>
          </table:table-cell>
          <table:table-cell table:style-name="ACE-17" office:value-type="string">
            <text:p>Teixeira et al. 2005; Leorri et al. 2012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2999999999998">
            <text:p>37.08</text:p>
          </table:table-cell>
          <table:table-cell table:style-name="ACE-21" office:value-type="float" office:value="-8.1319999999999997">
            <text:p>−8.13</text:p>
          </table:table-cell>
          <table:table-cell table:style-name="ACE-17" office:value-type="float" office:value="1">
            <text:p>1</text:p>
          </table:table-cell>
          <table:table-cell table:style-name="ACE-18" office:value-type="float" office:value="8040">
            <text:p>8040</text:p>
          </table:table-cell>
          <table:table-cell table:style-name="ACE-18" office:value-type="float" office:value="40">
            <text:p>40</text:p>
          </table:table-cell>
          <table:table-cell table:style-name="ACE-17" office:value-type="string">
            <text:p>Beta-196239</text:p>
          </table:table-cell>
          <table:table-cell table:style-name="ACE-17" office:value-type="float" office:value="8040">
            <text:p>8040</text:p>
          </table:table-cell>
          <table:table-cell table:style-name="ACE-17" office:value-type="float" office:value="40">
            <text:p>40</text:p>
          </table:table-cell>
          <table:table-cell table:style-name="ACE-17" office:value-type="string">
            <text:p>S. plana</text:p>
          </table:table-cell>
          <table:table-cell table:style-name="ACE-20" table:formula="of:=ROUND([.H335];0)" office:value-type="float" office:value="8040">
            <text:p>8040</text:p>
          </table:table-cell>
          <table:table-cell table:style-name="ACE-20" table:formula="of:=ROUND([.I335];0)" office:value-type="float" office:value="40">
            <text:p>40</text:p>
          </table:table-cell>
          <table:table-cell table:number-columns-repeated="241" table:style-name="ACE-19"/>
        </table:table-row>
        <table:table-row table:style-name="AROW-5">
          <table:table-cell table:style-name="ACE-17" office:value-type="string">
            <text:p>PT 057</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5486">
            <text:p>5486</text:p>
          </table:table-cell>
          <table:table-cell table:style-name="ACE-18" office:value-type="float" office:value="57">
            <text:p>57</text:p>
          </table:table-cell>
          <table:table-cell table:style-name="ACE-17" office:value-type="string">
            <text:p>Erl-11850</text:p>
          </table:table-cell>
          <table:table-cell table:style-name="ACE-17" office:value-type="float" office:value="5486">
            <text:p>5486</text:p>
          </table:table-cell>
          <table:table-cell table:style-name="ACE-17" office:value-type="float" office:value="57">
            <text:p>57</text:p>
          </table:table-cell>
          <table:table-cell table:style-name="ACE-17" office:value-type="string">
            <text:p>charcoal/charred material</text:p>
          </table:table-cell>
          <table:table-cell table:style-name="ACE-20" table:formula="of:=ROUND([.H336];0)" office:value-type="float" office:value="5486">
            <text:p>5486</text:p>
          </table:table-cell>
          <table:table-cell table:style-name="ACE-20" table:formula="of:=ROUND([.I336];0)" office:value-type="float" office:value="57">
            <text:p>57</text:p>
          </table:table-cell>
          <table:table-cell table:number-columns-repeated="241" table:style-name="ACE-19"/>
        </table:table-row>
        <table:table-row table:style-name="AROW-5">
          <table:table-cell table:style-name="ACE-17" office:value-type="string">
            <text:p>PT 058</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5468">
            <text:p>5468</text:p>
          </table:table-cell>
          <table:table-cell table:style-name="ACE-18" office:value-type="float" office:value="75">
            <text:p>75</text:p>
          </table:table-cell>
          <table:table-cell table:style-name="ACE-17" office:value-type="string">
            <text:p>Erl-9834</text:p>
          </table:table-cell>
          <table:table-cell table:style-name="ACE-17" office:value-type="float" office:value="5468">
            <text:p>5468</text:p>
          </table:table-cell>
          <table:table-cell table:style-name="ACE-17" office:value-type="float" office:value="75">
            <text:p>75</text:p>
          </table:table-cell>
          <table:table-cell table:style-name="ACE-17" office:value-type="string">
            <text:p>charcoal/charred material</text:p>
          </table:table-cell>
          <table:table-cell table:style-name="ACE-20" table:formula="of:=ROUND([.H337];0)" office:value-type="float" office:value="5468">
            <text:p>5468</text:p>
          </table:table-cell>
          <table:table-cell table:style-name="ACE-20" table:formula="of:=ROUND([.I337];0)" office:value-type="float" office:value="75">
            <text:p>75</text:p>
          </table:table-cell>
          <table:table-cell table:number-columns-repeated="241" table:style-name="ACE-19"/>
        </table:table-row>
        <table:table-row table:style-name="AROW-5">
          <table:table-cell table:style-name="ACE-17" office:value-type="string">
            <text:p>PT 059</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5587">
            <text:p>5587</text:p>
          </table:table-cell>
          <table:table-cell table:style-name="ACE-18" office:value-type="float" office:value="48">
            <text:p>48</text:p>
          </table:table-cell>
          <table:table-cell table:style-name="ACE-17" office:value-type="string">
            <text:p>Erl-11851</text:p>
          </table:table-cell>
          <table:table-cell table:style-name="ACE-17" office:value-type="float" office:value="5587">
            <text:p>5587</text:p>
          </table:table-cell>
          <table:table-cell table:style-name="ACE-17" office:value-type="float" office:value="48">
            <text:p>48</text:p>
          </table:table-cell>
          <table:table-cell table:style-name="ACE-17" office:value-type="string">
            <text:p>charcoal/charred material</text:p>
          </table:table-cell>
          <table:table-cell table:style-name="ACE-20" table:formula="of:=ROUND([.H338];0)" office:value-type="float" office:value="5587">
            <text:p>5587</text:p>
          </table:table-cell>
          <table:table-cell table:style-name="ACE-20" table:formula="of:=ROUND([.I338];0)" office:value-type="float" office:value="48">
            <text:p>48</text:p>
          </table:table-cell>
          <table:table-cell table:number-columns-repeated="241" table:style-name="ACE-19"/>
        </table:table-row>
        <table:table-row table:style-name="AROW-5">
          <table:table-cell table:style-name="ACE-17" office:value-type="string">
            <text:p>PT 060</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6210">
            <text:p>6210</text:p>
          </table:table-cell>
          <table:table-cell table:style-name="ACE-18" office:value-type="float" office:value="40">
            <text:p>40</text:p>
          </table:table-cell>
          <table:table-cell table:style-name="ACE-17" office:value-type="string">
            <text:p>Beta-245056</text:p>
          </table:table-cell>
          <table:table-cell table:style-name="ACE-17" office:value-type="float" office:value="6210">
            <text:p>6210</text:p>
          </table:table-cell>
          <table:table-cell table:style-name="ACE-17" office:value-type="float" office:value="40">
            <text:p>40</text:p>
          </table:table-cell>
          <table:table-cell table:style-name="ACE-17" office:value-type="string">
            <text:p>charcoal/charred material</text:p>
          </table:table-cell>
          <table:table-cell table:style-name="ACE-20" table:formula="of:=ROUND([.H339];0)" office:value-type="float" office:value="6210">
            <text:p>6210</text:p>
          </table:table-cell>
          <table:table-cell table:style-name="ACE-20" table:formula="of:=ROUND([.I339];0)" office:value-type="float" office:value="40">
            <text:p>40</text:p>
          </table:table-cell>
          <table:table-cell table:number-columns-repeated="241" table:style-name="ACE-19"/>
        </table:table-row>
        <table:table-row table:style-name="AROW-5">
          <table:table-cell table:style-name="ACE-17" office:value-type="string">
            <text:p>PT 061</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57360000000003">
            <text:p>37.06</text:p>
          </table:table-cell>
          <table:table-cell table:style-name="ACE-21" office:value-type="float" office:value="-8.0747699999999991">
            <text:p>−8.07</text:p>
          </table:table-cell>
          <table:table-cell table:style-name="ACE-17" office:value-type="float" office:value="1">
            <text:p>1</text:p>
          </table:table-cell>
          <table:table-cell table:style-name="ACE-18" office:value-type="float" office:value="7300">
            <text:p>7300</text:p>
          </table:table-cell>
          <table:table-cell table:style-name="ACE-18" office:value-type="float" office:value="40">
            <text:p>40</text:p>
          </table:table-cell>
          <table:table-cell table:style-name="ACE-17" office:value-type="string">
            <text:p>Beta-245057</text:p>
          </table:table-cell>
          <table:table-cell table:style-name="ACE-17" office:value-type="float" office:value="7300">
            <text:p>7300</text:p>
          </table:table-cell>
          <table:table-cell table:style-name="ACE-17" office:value-type="float" office:value="40">
            <text:p>40</text:p>
          </table:table-cell>
          <table:table-cell table:style-name="ACE-17" office:value-type="string">
            <text:p>charcoal/terrestrial plants</text:p>
          </table:table-cell>
          <table:table-cell table:style-name="ACE-20" table:formula="of:=ROUND([.H340];0)" office:value-type="float" office:value="7300">
            <text:p>7300</text:p>
          </table:table-cell>
          <table:table-cell table:style-name="ACE-20" table:formula="of:=ROUND([.I340];0)" office:value-type="float" office:value="40">
            <text:p>40</text:p>
          </table:table-cell>
          <table:table-cell table:number-columns-repeated="241" table:style-name="ACE-19"/>
        </table:table-row>
        <table:table-row table:style-name="AROW-5">
          <table:table-cell table:style-name="ACE-17" office:value-type="string">
            <text:p>PT 062</text:p>
          </table:table-cell>
          <table:table-cell table:style-name="ACE-17" office:value-type="string">
            <text:p>Schneider et al. 2010; Trog et al. 2015 (as in García-Artola et al. 2018)</text:p>
          </table:table-cell>
          <table:table-cell table:style-name="ACE-17" office:value-type="float" office:value="4">
            <text:p>4</text:p>
          </table:table-cell>
          <table:table-cell table:style-name="ACE-17" office:value-type="string">
            <text:p>13 Algarve, Portugal</text:p>
          </table:table-cell>
          <table:table-cell table:style-name="ACE-21" office:value-type="float" office:value="37.084800000000001">
            <text:p>37.08</text:p>
          </table:table-cell>
          <table:table-cell table:style-name="ACE-21" office:value-type="float" office:value="-8.1369600000000002">
            <text:p>−8.14</text:p>
          </table:table-cell>
          <table:table-cell table:style-name="ACE-17" office:value-type="float" office:value="1">
            <text:p>1</text:p>
          </table:table-cell>
          <table:table-cell table:style-name="ACE-18" office:value-type="float" office:value="2979">
            <text:p>2979</text:p>
          </table:table-cell>
          <table:table-cell table:style-name="ACE-18" office:value-type="float" office:value="42">
            <text:p>42</text:p>
          </table:table-cell>
          <table:table-cell table:style-name="ACE-17" office:value-type="string">
            <text:p>Erl-11847</text:p>
          </table:table-cell>
          <table:table-cell table:style-name="ACE-17" office:value-type="float" office:value="2979">
            <text:p>2979</text:p>
          </table:table-cell>
          <table:table-cell table:style-name="ACE-17" office:value-type="float" office:value="42">
            <text:p>42</text:p>
          </table:table-cell>
          <table:table-cell table:style-name="ACE-17" office:value-type="string">
            <text:p>charcoal</text:p>
          </table:table-cell>
          <table:table-cell table:style-name="ACE-20" table:formula="of:=ROUND([.H341];0)" office:value-type="float" office:value="2979">
            <text:p>2979</text:p>
          </table:table-cell>
          <table:table-cell table:style-name="ACE-20" table:formula="of:=ROUND([.I341];0)" office:value-type="float" office:value="42">
            <text:p>42</text:p>
          </table:table-cell>
          <table:table-cell table:number-columns-repeated="241" table:style-name="ACE-19"/>
        </table:table-row>
        <table:table-row table:style-name="AROW-5" table:number-rows-repeated="65195">
          <table:table-cell table:number-columns-repeated="256"/>
        </table:table-row>
        <table:named-expressions>
          <table:named-expression table:name="Sheet_Title" table:expression="of:=&quot;radiocarbon&quot;" table:base-cell-address="$'radiocarbon'.$A$1"/>
          <table:named-expression table:name="Print_Area" table:expression="of:=#REF!" table:base-cell-address="$'radiocarbon'.$A$1"/>
        </table:named-expressions>
        <gnm:selections gnm:cursor-col="12" gnm:cursor-row="1">
          <gnm:selection gnm:start-col="12" gnm:start-row="1" gnm:end-col="12" gnm:end-row="340"/>
        </gnm:selections>
      </table:table>
      <table:table table:name="References" table:style-name="ta-4" table:print="true">
        <office:forms form:automatic-focus="false" form:apply-design-mode="false">
          <form:form/>
        </office:forms>
        <table:table-column table:default-cell-style-name="ACE-22" table:style-name="ACOL-0" table:number-columns-repeated="2"/>
        <table:table-column table:default-cell-style-name="ACE-22" table:style-name="ACOL-0" table:number-columns-repeated="254"/>
        <table:table-row table:style-name="AROW-1">
          <table:table-cell table:style-name="ACE-22" office:value-type="string">
            <text:p>Alday, M., Cearreta, A., Freitas, M.C., Andrade, C., 2013. Modern and late Holocene foraminiferal record of restricted environmental conditions in the Albufeira Lagoon, SW Portugal. Geol. Acta 11, 75-84.</text:p>
          </table:table-cell>
          <table:table-cell table:style-name="ACE-22" office:value-type="string">
            <text:p>AldayEtal2013</text:p>
          </table:table-cell>
          <table:table-cell table:number-columns-repeated="254" table:style-name="ACE-22"/>
        </table:table-row>
        <table:table-row table:style-name="AROW-1">
          <table:table-cell table:style-name="ACE-22" office:value-type="string">
            <text:p>Allard, J., Chaumillon, É., Poirier, C., Sauriau, P.-G., Weber, O., 2008. Evidence of former Holocene sea level in the Marennes-Oléron Bay (French Atlantic coast). C.R. Geosci. 340, 306-314.</text:p>
          </table:table-cell>
          <table:table-cell table:style-name="ACE-22" office:value-type="string">
            <text:p>AllardEtal2008</text:p>
          </table:table-cell>
          <table:table-cell table:number-columns-repeated="254" table:style-name="ACE-22"/>
        </table:table-row>
        <table:table-row table:style-name="AROW-1">
          <table:table-cell table:style-name="ACE-22" office:value-type="string">
            <text:p>Alonso, A., Pagés , J.L., 2010. Evolución del nivel del mar durante el Holoceno en el noroeste de la Península Ibérica. Rev. Soc. Geol. Esp. 23, 157-167.</text:p>
          </table:table-cell>
          <table:table-cell table:style-name="ACE-22" office:value-type="string">
            <text:p>AlonsoMillanPagesValcarlos2010</text:p>
          </table:table-cell>
          <table:table-cell table:number-columns-repeated="254" table:style-name="ACE-22"/>
        </table:table-row>
        <table:table-row table:style-name="AROW-1">
          <table:table-cell table:style-name="ACE-22" office:value-type="string">
            <text:p>Bao, R., Freitas, M.C., Andrade, C., 1999. Separating eustatic from local environmental effects: a late-Holocene record of coastal change in Albufeira Lagoon, Portugal. The Holocene 9, 341-352.</text:p>
          </table:table-cell>
          <table:table-cell table:style-name="ACE-22" office:value-type="string">
            <text:p>BaoEtal1999</text:p>
          </table:table-cell>
          <table:table-cell table:number-columns-repeated="254" table:style-name="ACE-22"/>
        </table:table-row>
        <table:table-row table:style-name="AROW-1">
          <table:table-cell table:style-name="ACE-22" office:value-type="string">
            <text:p>Beun, N., Broquet, P., 1980. Tectonique quaternaire (holocène ?) dans la plaine littorale picarde des Bas-Champs de Cayeux et de leurs abords orientaux : incidences possibles sur le réseau hydrographique régional. Bull. Assoc. Fr. Etud. Quat. 17, 47-52.</text:p>
          </table:table-cell>
          <table:table-cell table:number-columns-repeated="255" table:style-name="ACE-22"/>
        </table:table-row>
        <table:table-row table:style-name="AROW-1">
          <table:table-cell table:style-name="ACE-22" office:value-type="string">
            <text:p>Billeaud, I., 2007. Dynamique de construction d’un prisme sédimentaire littoral en régime mégatidal (la Baie du Mont-Saint-Michel), Ph.D. thesis, Université de Caen Normandie.</text:p>
          </table:table-cell>
          <table:table-cell table:number-columns-repeated="255" table:style-name="ACE-22"/>
        </table:table-row>
        <table:table-row table:style-name="AROW-1">
          <table:table-cell table:style-name="ACE-22" office:value-type="string">
            <text:p>Bourgueil, B., 1995. Datations au radiocarbone de niveaux tourbeux holocènes du marais de Rochefort (Charente-Maritime) : Variation du niveau marin au cours du 9e millénaire (B.P.). Géologie de la France 1995-1, 77-80.</text:p>
          </table:table-cell>
          <table:table-cell table:number-columns-repeated="255" table:style-name="ACE-22"/>
        </table:table-row>
        <table:table-row table:style-name="AROW-1">
          <table:table-cell table:style-name="ACE-22" office:value-type="string">
            <text:p>Bourgueil, B., 2005. Évolution de la transgression flandrienne et du littoral charentais depuis 8500 BP. Géologie de la France 2005-1, 75-84.</text:p>
          </table:table-cell>
          <table:table-cell table:number-columns-repeated="255" table:style-name="ACE-22"/>
        </table:table-row>
        <table:table-row table:style-name="AROW-1">
          <table:table-cell table:style-name="ACE-22" office:value-type="string">
            <text:p>Cearreta, A., 1998. Holocene sea-level change in the Bilbao estuary (north Spain): foraminiferal evidence. Micropaleontology 44, 265-276.</text:p>
          </table:table-cell>
          <table:table-cell table:number-columns-repeated="255" table:style-name="ACE-22"/>
        </table:table-row>
        <table:table-row table:style-name="AROW-1">
          <table:table-cell table:style-name="ACE-22" office:value-type="string">
            <text:p>Cearreta, A., Monge-Ganuzas, M., Iriarte, E., 2006. Análisis micropaleontológico (foraminíferos) y evolución ambiental holocena del estuario superior del Oka (área de Portuzarra, Gernika-Lumo). Illunzar 6, 57-68.</text:p>
          </table:table-cell>
          <table:table-cell table:number-columns-repeated="255" table:style-name="ACE-22"/>
        </table:table-row>
        <table:table-row table:style-name="AROW-1">
          <table:table-cell table:style-name="ACE-22" office:value-type="string">
            <text:p>Cearreta, A., Murray, J.W., 2000. AMS 14C dating of Holocene estuarine deposits: consequences of high energy and reworked foraminifera. The Holocene 10, 155-159.</text:p>
          </table:table-cell>
          <table:table-cell table:number-columns-repeated="255" table:style-name="ACE-22"/>
        </table:table-row>
        <table:table-row table:style-name="AROW-1">
          <table:table-cell table:style-name="ACE-22" office:value-type="string">
            <text:p>Clavé, B., Massé, L., Carbonel, P., Tastet, J.-P., 2001. Holocene coastal changes and infilling of the La Perroche marsh (French Atlantic coast). Oceanol. Acta 24, 377-389.</text:p>
          </table:table-cell>
          <table:table-cell table:number-columns-repeated="255" table:style-name="ACE-22"/>
        </table:table-row>
        <table:table-row table:style-name="AROW-1">
          <table:table-cell table:style-name="ACE-22" office:value-type="string">
            <text:p>Costas, S., Muñoz Sobrino, C., Alejo, I., Pérez-Arlucea, M., 2009. Holocene evolution of a rock-bounded barrierlagoon system, Cíes Islands, northwest Iberia. Earth Surf. Processes Landforms 34, 1575–1586.</text:p>
          </table:table-cell>
          <table:table-cell table:number-columns-repeated="255" table:style-name="ACE-22"/>
        </table:table-row>
        <table:table-row table:style-name="AROW-1">
          <table:table-cell table:style-name="ACE-22" office:value-type="string">
            <text:p>Danielsen, R., Castilho, A.M., Dinis, P.A., Almeida, A.C., Callapez, P.M., 2011. Holocene interplay between a dune field and coastal lakes in the Quiaios – Tocha region, central littoral Portugal. The Holocene 22, 383-395.</text:p>
          </table:table-cell>
          <table:table-cell table:number-columns-repeated="255" table:style-name="ACE-22"/>
        </table:table-row>
        <table:table-row table:style-name="AROW-1">
          <table:table-cell table:style-name="ACE-22" office:value-type="string">
            <text:p>Delibrias, G., Guillier, M.T., Labeyrie, J., 1969. Gif Natural Radiocarbon Measurements III. Radiocarbon 11, 327-344.</text:p>
          </table:table-cell>
          <table:table-cell table:number-columns-repeated="255" table:style-name="ACE-22"/>
        </table:table-row>
        <table:table-row table:style-name="AROW-1">
          <table:table-cell table:style-name="ACE-22" office:value-type="string">
            <text:p>Delsinne, N., 2005. Evolution pluri-millénaire à pluri-annuelle du prisme sédimentaire d’embouchure de la Seine. Facteurs de contrôle naturels et d’origine anthropique, Ph.D. thesis, Université de Caen Normandie.</text:p>
          </table:table-cell>
          <table:table-cell table:number-columns-repeated="255" table:style-name="ACE-22"/>
        </table:table-row>
        <table:table-row table:style-name="AROW-1">
          <table:table-cell table:style-name="ACE-22" office:value-type="string">
            <text:p>Drago, T., Freitas, M.C., Rocha, F., Moreno, J., Cachão, M., Naughton, F., Fradique, C., Araújo, F., Silveira, T., Oliveira, A., Cascalho, J., Fatela, F., 2004. Paleoenvironmental evolution of estuarine systems during the last 14000 years - the case of Douro estuary (NW Portugal). J. Coastal Res. Special Issue 39, 186-192.</text:p>
          </table:table-cell>
          <table:table-cell table:number-columns-repeated="255" table:style-name="ACE-22"/>
        </table:table-row>
        <table:table-row table:style-name="AROW-1">
          <table:table-cell table:style-name="ACE-22" office:value-type="string">
            <text:p>El bani Altuna, N., 2015. Reconstrucción paleoambiental del estuario holoceno del río Deba (Geoparque de la Costa Vasca), Bachelor Thesis, Universidad del País Vasco UPV/EHU.</text:p>
          </table:table-cell>
          <table:table-cell table:number-columns-repeated="255" table:style-name="ACE-22"/>
        </table:table-row>
        <table:table-row table:style-name="AROW-1">
          <table:table-cell table:style-name="ACE-22" office:value-type="string">
            <text:p>Elhaï, H., Larsonneur, C., 1969. Dépôts tardiglaciaires et post glaciaires sur la côte du Calvados. Bull. Assoc. Fr. Etud. Quat. 6, 93-104.</text:p>
          </table:table-cell>
          <table:table-cell table:number-columns-repeated="255" table:style-name="ACE-22"/>
        </table:table-row>
        <table:table-row table:style-name="AROW-1">
          <table:table-cell table:style-name="ACE-22" office:value-type="string">
            <text:p>Frouin, M., Durand, A., Sebag, D., Huault, M.-F., Ogier, S., Verrecchia, E.P., Laignel, B., 2009. Holocene evolution of a wetland in the Lower Seine Valley, Marais Vernier, France. The Holocene 19, 717-727.</text:p>
          </table:table-cell>
          <table:table-cell table:number-columns-repeated="255" table:style-name="ACE-22"/>
        </table:table-row>
        <table:table-row table:style-name="AROW-1">
          <table:table-cell table:style-name="ACE-22" office:value-type="string">
            <text:p>Frouin, M., S.D., Durand, A., Laignel, B., 2010. Palaeoenvionmental evolution of the Seine estuary during the Holocene. Quaternaire 21, 71-83.</text:p>
          </table:table-cell>
          <table:table-cell table:number-columns-repeated="255" table:style-name="ACE-22"/>
        </table:table-row>
        <table:table-row table:style-name="AROW-1">
          <table:table-cell table:style-name="ACE-22" office:value-type="string">
            <text:p>Frouin, M., Sebag, D., Durand, A., Laignel, B., Saliege, J.-F., Mahler, B.J., Fauchard, C., 2007. Influence of paleotopography, base level and sedimentation rate on estuarine system response to the Holocene sea-level rise: The example of the Marais Vernier, Seine estuary, France. Sediment. Geol. 200, 15-29.</text:p>
          </table:table-cell>
          <table:table-cell table:number-columns-repeated="255" table:style-name="ACE-22"/>
        </table:table-row>
        <table:table-row table:style-name="AROW-1">
          <table:table-cell table:style-name="ACE-22" office:value-type="string">
            <text:p>Gabet, C., 1973. Le banc de tourbe sur l’estran de la baie de Perroche (Île d’Oléron). Recueil de la Société d’archéologie et d’histoire de la Charente - Maritime 25, 297–307.</text:p>
          </table:table-cell>
          <table:table-cell table:number-columns-repeated="255" table:style-name="ACE-22"/>
        </table:table-row>
        <table:table-row table:style-name="AROW-1">
          <table:table-cell table:style-name="ACE-22" office:value-type="string">
            <text:p>Gandouin, E., Ponel, P., Andrieu-Ponel, V., Guiter, F., de Beaulieu, J.-L., Djamali, M., Franquet, E., Van Vliet-Lanoë, B., Alvitre, M., Meurisse, M., Brocandel, M., Brulhet, J., 2009. 10,000 years of vegetation history of the Aa palaeoestuary, St-Omer Basin, northern France. Rev. Palaeobot. Palynol. 156, 307-318.</text:p>
          </table:table-cell>
          <table:table-cell table:number-columns-repeated="255" table:style-name="ACE-22"/>
        </table:table-row>
        <table:table-row table:style-name="AROW-1">
          <table:table-cell table:style-name="ACE-22" office:value-type="string">
            <text:p>Gandouin, E., Van Vliet Lanoe, B., Franquet, E., Andrieu-Ponel, V., Keen, D.H., Ponel, P., Meurisse, M., Brulhet, J., Brocandel, M., 2007. Analyse en haute résolution de l’enregistrement de la transgression holocène dans un secteur subsident du littoral français : le bassin-marais de Saint-Omer (Pas-de-Calais, France). Géologie de la France 1, 11-32.</text:p>
          </table:table-cell>
          <table:table-cell table:number-columns-repeated="255" table:style-name="ACE-22"/>
        </table:table-row>
        <table:table-row table:style-name="AROW-1">
          <table:table-cell table:style-name="ACE-22" office:value-type="string">
            <text:p>García Antón, M., Gil Romera, G., Pagés, J.L., Alonso, A., 2006. The Holocene pollen record in the Villaviciosa Estuary (Asturias, North Spain). Palaeogeogr. Palaeoclimatol. Palaeoecol. 237, 280-292.</text:p>
          </table:table-cell>
          <table:table-cell table:number-columns-repeated="255" table:style-name="ACE-22"/>
        </table:table-row>
        <table:table-row table:style-name="AROW-1">
          <table:table-cell table:style-name="ACE-22" office:value-type="string">
            <text:p>Gaudin, L., 2004. Transformations spatio-temporelles de la végétation du nord-ouest de la France depuis la fin de la dernière glaciation. Reconstitutions paléo-paysagères, Ph.D. thesis, Université de Rennes.</text:p>
          </table:table-cell>
          <table:table-cell table:number-columns-repeated="255" table:style-name="ACE-22"/>
        </table:table-row>
        <table:table-row table:style-name="AROW-1">
          <table:table-cell table:style-name="ACE-22" office:value-type="string">
            <text:p>Goslin, J., Van Vliet Lanoë, B., Spada, G., Bradley, S., Tarasov, L., Neill, S., Suanez, S., 2015. A new Holocene relative sea-level curve for western Brittany (France): Insights on isostatic dynamics along the Atlantic coasts of north-western Europe. Quat. Sci. Rev. 129, 341-365.</text:p>
          </table:table-cell>
          <table:table-cell table:number-columns-repeated="255" table:style-name="ACE-22"/>
        </table:table-row>
        <table:table-row table:style-name="AROW-1">
          <table:table-cell table:style-name="ACE-22" office:value-type="string">
            <text:p>Goslin, J., Van Vliet-Lanoë, B., Stéphan, P., Delacourt, C., Fernane, A., Gandouin, E., Hénaff, A., Penaud, A., Suanez, S., 2013. Holocene relative sea-level changes in western Brittany (France) between 7600 and 4000 cal. BP: Reconstitution from basal-peat deposits. Géomorphologie 19, 425-444.</text:p>
          </table:table-cell>
          <table:table-cell table:number-columns-repeated="255" table:style-name="ACE-22"/>
        </table:table-row>
        <table:table-row table:style-name="AROW-1">
          <table:table-cell table:style-name="ACE-22" office:value-type="string">
            <text:p>Hernández Martín, S., 2013. Evolución ambiental de los estuarios vascos (Urdaibai y Deba) durante el Holoceno como consecuencia del ascenso del nivel marino. CKQ Estudios de Cuaternario 3, 51-63.</text:p>
          </table:table-cell>
          <table:table-cell table:number-columns-repeated="255" table:style-name="ACE-22"/>
        </table:table-row>
        <table:table-row table:style-name="AROW-1">
          <table:table-cell table:style-name="ACE-22" office:value-type="string">
            <text:p>Huault, M.F., 1980. Nouvelles recherches palynologiques sur le Marais Vernier. Bull. Assoc. Fr. Etud. Quat. 17, 53-56.</text:p>
          </table:table-cell>
          <table:table-cell table:number-columns-repeated="255" table:style-name="ACE-22"/>
        </table:table-row>
        <table:table-row table:style-name="AROW-1">
          <table:table-cell table:style-name="ACE-22" office:value-type="string">
            <text:p>Huault, M.F., 1985. Apports des diatomées à la reconstitution des paléoenvironnentents : l’exemple du Marais Vernier lors de la transgression flandrienne. Bull. Assoc. Fr. Etud. Quat. 22, 209-217.</text:p>
          </table:table-cell>
          <table:table-cell table:number-columns-repeated="255" table:style-name="ACE-22"/>
        </table:table-row>
        <table:table-row table:style-name="AROW-1">
          <table:table-cell table:style-name="ACE-22" office:value-type="string">
            <text:p>Joly, C., 2004. Histoire végétale d’une tourbière littorale : le marais des Bourbes (Olonnesur-Mer, Vendée). Ann. Paleontol. 90, 187-207.</text:p>
          </table:table-cell>
          <table:table-cell table:number-columns-repeated="255" table:style-name="ACE-22"/>
        </table:table-row>
        <table:table-row table:style-name="AROW-1">
          <table:table-cell table:style-name="ACE-22" office:value-type="string">
            <text:p>Joly, C., Visset, L., 2009. Evolution of vegetation landscapes since the Late Mesolithic on the French West Atlantic coast. Rev. Palaeobot. Palynol. 154, 124-179.</text:p>
          </table:table-cell>
          <table:table-cell table:number-columns-repeated="255" table:style-name="ACE-22"/>
        </table:table-row>
        <table:table-row table:style-name="AROW-1">
          <table:table-cell table:style-name="ACE-22" office:value-type="string">
            <text:p>Larsonneur, C., 1971. Manche centrale et baie de Seine : géologie du substratum et des dépôts meubles, Ph.D. thesis, Université de Caen.</text:p>
          </table:table-cell>
          <table:table-cell table:number-columns-repeated="255" table:style-name="ACE-22"/>
        </table:table-row>
        <table:table-row table:style-name="AROW-1">
          <table:table-cell table:style-name="ACE-22" office:value-type="string">
            <text:p>Lefèvre, P., Rouvillois, A., Gaffet, M.A., Bignot, G., 1980. Alternances de sédimentation marine et continentale durant l'Holocène en Plaine maritime picarde. Bull. Assoc. Fr. Etud. Quat. 17, 25-33.</text:p>
          </table:table-cell>
          <table:table-cell table:number-columns-repeated="255" table:style-name="ACE-22"/>
        </table:table-row>
        <table:table-row table:style-name="AROW-1">
          <table:table-cell table:style-name="ACE-22" office:value-type="string">
            <text:p>Leorri, E., Cearreta, A., 2004. Holocene environmental development of the Bilbao estuary, northern Spain: sequence stratigraphy and foraminiferal interpretation. Mar. Micropaleontol. 51, 75-94.</text:p>
          </table:table-cell>
          <table:table-cell table:number-columns-repeated="255" table:style-name="ACE-22"/>
        </table:table-row>
        <table:table-row table:style-name="AROW-1">
          <table:table-cell table:style-name="ACE-22" office:value-type="string">
            <text:p>Leorri, E., Cearreta, A., Milne, G., 2012. Field observations and modelling of Holocene sea-level changes in the southern Bay of Biscay: implication for understanding current rates of relative sea-level change and vertical land motion along the Atlantic coast of SW Europe. Quat. Sci. Rev. 42, 59-73.</text:p>
          </table:table-cell>
          <table:table-cell table:number-columns-repeated="255" table:style-name="ACE-22"/>
        </table:table-row>
        <table:table-row table:style-name="AROW-1">
          <table:table-cell table:style-name="ACE-22" office:value-type="string">
            <text:p>Lespez, L., Clet-Pellerin, M., Davidson, R., Hermier, G., Carpentier, V., Cador, J.-M., 2010. Middle to Late Holocene landscape changes and geoarchaeological implications in the marshes of the Dives estuary (NW France). Quat. Int. 216, 23-40.</text:p>
          </table:table-cell>
          <table:table-cell table:number-columns-repeated="255" table:style-name="ACE-22"/>
        </table:table-row>
        <table:table-row table:style-name="AROW-1">
          <table:table-cell table:style-name="ACE-22" office:value-type="string">
            <text:p>Lord, A., Cabral, M.C., Dambeck, R., Kunst, M., 2011. Ostracod evidence for the Neolithic environment of Rio Sizandro, Portugal. Palaeobio. Palaeoenv. 91, 215.</text:p>
          </table:table-cell>
          <table:table-cell table:number-columns-repeated="255" table:style-name="ACE-22"/>
        </table:table-row>
        <table:table-row table:style-name="AROW-1">
          <table:table-cell table:style-name="ACE-22" office:value-type="string">
            <text:p>Moreno, J., Fatela, F., 2005. Palaeoenvironmental evolution over the last 10 kyr BP at Caminha tidal marsh (NW of Portugal) : Foraminiferal evidences, in: Freitas, M.C., Drago, T. (Eds.), Iberian Holocene paleoenvironmental evolution. Proceedings Coastal Hope Conference 2005. Universidade de Lisboa, Lisboa, pp. 94-96.</text:p>
          </table:table-cell>
          <table:table-cell table:number-columns-repeated="255" table:style-name="ACE-22"/>
        </table:table-row>
        <table:table-row table:style-name="AROW-1">
          <table:table-cell table:style-name="ACE-22" office:value-type="string">
            <text:p>Moreno, J., Fatela, F., Leorri, E., de la Rosa, J.M., Pereira, I., Araújo, M.F., Freitas, M.C., Corbett, D.R., Medeiros, A., 2014. Marsh benthic Foraminifera response to estuarine hydrological balance driven by climate variability over the last 2000 yr (Minho estuary, NW Portugal). Quat. Res. 82, 318-330.</text:p>
          </table:table-cell>
          <table:table-cell table:number-columns-repeated="255" table:style-name="ACE-22"/>
        </table:table-row>
        <table:table-row table:style-name="AROW-1">
          <table:table-cell table:style-name="ACE-22" office:value-type="string">
            <text:p>Morzadec-Kerfourn, M.-T., 1969. Variations de la ligne de rivage au cours du Post-glaciaire le long de la côte nord du Finistère. Analyses polliniques de tourbes et de dépôts organiques littoraux. Bull. Assoc. Fr. Etud. Quat. 6, 285-318.</text:p>
          </table:table-cell>
          <table:table-cell table:number-columns-repeated="255" table:style-name="ACE-22"/>
        </table:table-row>
        <table:table-row table:style-name="AROW-1">
          <table:table-cell table:style-name="ACE-22" office:value-type="string">
            <text:p>Mrani-Alaoui, M., Anthony, E.J., 2011. New data and a morphodynamic perspective on mid- to late-Holocene palaeoenvironmental changes in the French Flanders coastal plain, southern North Sea. The Holocene 21, 445-453.</text:p>
          </table:table-cell>
          <table:table-cell table:number-columns-repeated="255" table:style-name="ACE-22"/>
        </table:table-row>
        <table:table-row table:style-name="AROW-1">
          <table:table-cell table:style-name="ACE-22" office:value-type="string">
            <text:p>Munaut, A.-V., Gilot, E., 1977. Recherches palynologiques et datations 14 C dans les régions côtières du Nord de la France. I. Phases transgressives et stabilisations dunaires flandriennes dans l'estuaire de la Canche (Pas-de-Calais). Bull. Assoc. Fr. Etud. Quat. 14, 17-25.</text:p>
          </table:table-cell>
          <table:table-cell table:number-columns-repeated="255" table:style-name="ACE-22"/>
        </table:table-row>
        <table:table-row table:style-name="AROW-1">
          <table:table-cell table:style-name="ACE-22" office:value-type="string">
            <text:p>Naughton, F., Sánchez Goñi, M.F., Drago, T., Freitas, M.C., Oliveira, A., 2007. Holocene Changes in the Douro Estuary (Northwestern Iberia). J. Coastal Res. 23, 711-720.</text:p>
          </table:table-cell>
          <table:table-cell table:number-columns-repeated="255" table:style-name="ACE-22"/>
        </table:table-row>
        <table:table-row table:style-name="AROW-1">
          <table:table-cell table:style-name="ACE-22" office:value-type="string">
            <text:p>Regnauld, H., 1999. L'élévation et les variations du niveau marin à l'Holocène terminal dans l'Ouest français : une approche par les dépôts de tempêtes. Quaternaire 10, 181-188.</text:p>
          </table:table-cell>
          <table:table-cell table:number-columns-repeated="255" table:style-name="ACE-22"/>
        </table:table-row>
        <table:table-row table:style-name="AROW-1">
          <table:table-cell table:style-name="ACE-22" office:value-type="string">
            <text:p>Regnauld, H., Jennings, S., Delaney, C., Lemasson, L., 1996. Holocene sea-level variations and geomorphological response: An example from northern Brittany (France). Quat. Sci. Rev. 15, 781-787.</text:p>
          </table:table-cell>
          <table:table-cell table:number-columns-repeated="255" table:style-name="ACE-22"/>
        </table:table-row>
        <table:table-row table:style-name="AROW-1">
          <table:table-cell table:style-name="ACE-22" office:value-type="string">
            <text:p>Ribeiro, H., Bernal, A., Flores, D., Pissarra, J., Abreu, I., Romani, J.V., Noronha, F., 2011. A multidisciplinary study of an organic-rich mudstone in the Middle Holocene on the Northern coast of Portugal. Comunicações Geológicas 98, 93-98.</text:p>
          </table:table-cell>
          <table:table-cell table:number-columns-repeated="255" table:style-name="ACE-22"/>
        </table:table-row>
        <table:table-row table:style-name="AROW-1">
          <table:table-cell table:style-name="ACE-22" office:value-type="string">
            <text:p>Santos Fidalgo, M.L., Vidal Romaní, J.R., 1993. El lagoon de Seselle: un episodio de la transgresión holocena en la Ría de Ares (A Coruña, Galicia, España). Datos geomorfológicos, sedimentarios y paleoecológicos. Cadernos do Laboratorio Xeolóxico de Laxe 18, 163-174.</text:p>
          </table:table-cell>
          <table:table-cell table:number-columns-repeated="255" table:style-name="ACE-22"/>
        </table:table-row>
        <table:table-row table:style-name="AROW-1">
          <table:table-cell table:style-name="ACE-22" office:value-type="string">
            <text:p>Schneider, H., Höfer, D., Trog, C., Busch, S., Schneider, M., Baade, J., Daut, G., Mäusbacher, R., 2010. Holocene estuary development in the Algarve Region (Southern Portugal) – A reconstruction of sedimentological and ecological evolution. Quat. Int. 221, 141-158.</text:p>
          </table:table-cell>
          <table:table-cell table:number-columns-repeated="255" table:style-name="ACE-22"/>
        </table:table-row>
        <table:table-row table:style-name="AROW-1">
          <table:table-cell table:style-name="ACE-22" office:value-type="string">
            <text:p>Sebag, D., 2002. Apports de la matière organique pour la reconstitution des paléoenvironnements holocènes de la basse vallée de la Seine : fluctuations des conditions hydrologiques locales et environnements de dépôt, Ph.D. thesis, Université de Rouen.</text:p>
          </table:table-cell>
          <table:table-cell table:number-columns-repeated="255" table:style-name="ACE-22"/>
        </table:table-row>
        <table:table-row table:style-name="AROW-1">
          <table:table-cell table:style-name="ACE-22" office:value-type="string">
            <text:p>Sommé, J., Munaut, A.-V., Emontspohl, A.-F., Limondin, N., Lefèvre, D., Cunat, N., Mouthon, J., Gilot, E., 1992. Weichsélien ancien et Holocène marin à Watten (plaine maritime, Nord, France). Quaternaire 3, 87-89.</text:p>
          </table:table-cell>
          <table:table-cell table:number-columns-repeated="255" table:style-name="ACE-22"/>
        </table:table-row>
        <table:table-row table:style-name="AROW-1">
          <table:table-cell table:style-name="ACE-22" office:value-type="string">
            <text:p>Stéphan, P., Goslin, J., 2014. Evolution du niveau marin relatif à l’Holocène le long des côtes françaises de l’Atlantique et de la Manche : réactualisation des données par la méthode des ”sea-level index points”. Quaternaire 25, 295-312.</text:p>
          </table:table-cell>
          <table:table-cell table:style-name="ACE-22" office:value-type="string">
            <text:p>StephanGoslin2014</text:p>
          </table:table-cell>
          <table:table-cell table:number-columns-repeated="254" table:style-name="ACE-22"/>
        </table:table-row>
        <table:table-row table:style-name="AROW-1">
          <table:table-cell table:style-name="ACE-22" office:value-type="string">
            <text:p>Stéphan, P., Goslin, J., Pailler, Y., Manceau, R., Suanez, S., Van Vliet-Lanoë, B., Hénaff, A., Delacourt, C., 2015. Holocene salt-marsh sedimentary infilling and relative sea-level changes in West Brittany (France) using foraminifera-based transfer functions. Boreas 44, 153-177.</text:p>
          </table:table-cell>
          <table:table-cell table:number-columns-repeated="255" table:style-name="ACE-22"/>
        </table:table-row>
        <table:table-row table:style-name="AROW-1">
          <table:table-cell table:style-name="ACE-22" office:value-type="string">
            <text:p>Stéphan, P., Laforge, M., 2013. Mise au point sur lʼévolution géomorphologique et le devenir des flèches de galets du Locʼh de Landévennec (Bretagne, France). Géomorphologie 19, 191-208.</text:p>
          </table:table-cell>
          <table:table-cell table:number-columns-repeated="255" table:style-name="ACE-22"/>
        </table:table-row>
        <table:table-row table:style-name="AROW-1">
          <table:table-cell table:style-name="ACE-22" office:value-type="string">
            <text:p>Tastet, J.-P., Roussot-Larroque, J., Clavé, B., 2000a. Palaeo-environmental Study Area P15: West Bank of the Gironde Estuary, west coast, France, in: McInnes, R.G., Tomalin, D.J., Jakeways, J. (Dir.), LIFE Environment Project: LIFE-97 ENV/UK/000510 1997-2000 Coastal change, climate and instability: Final Technical Report. Isle of Wight Center for the Coastal Environment, Newport.</text:p>
          </table:table-cell>
          <table:table-cell table:number-columns-repeated="255" table:style-name="ACE-22"/>
        </table:table-row>
        <table:table-row table:style-name="AROW-1">
          <table:table-cell table:style-name="ACE-22" office:value-type="string">
            <text:p>Tastet, J.-P., Roussot-Larroque, J., Clavé, B., 2000b. Palaeo-environmental Study Area P16: West Bank of the Gironde Estuary, west coast, France, in: McInnes, R.G., Tomalin, D.J., Jakeways, J. (Dir.), LIFE Environment Project: LIFE-97 ENV/UK/000510 1997-2000 Coastal change, climate and instability: Final Technical Report. Isle of Wight Center for the Coastal Environment, Newport.</text:p>
          </table:table-cell>
          <table:table-cell table:number-columns-repeated="255" table:style-name="ACE-22"/>
        </table:table-row>
        <table:table-row table:style-name="AROW-1">
          <table:table-cell table:style-name="ACE-22" office:value-type="string">
            <text:p>Teixeira, S.B., Gaspar, P., Rosa, M., 2005. Holocene Sea-level index points on the Quarteira Coast (Algarve, Portugal), in: Freitas, M.C., Drago, T. (Eds.), Iberian Holocene paleoenvironmental evolution. Proceedings Coastal Hope Conference 2005. Universidade de Lisboa, Lisboa, pp.125-127.</text:p>
          </table:table-cell>
          <table:table-cell table:number-columns-repeated="255" table:style-name="ACE-22"/>
        </table:table-row>
        <table:table-row table:style-name="AROW-1">
          <table:table-cell table:style-name="ACE-22" office:value-type="string">
            <text:p>Ters, M., 1973. Les variations du niveau marin depuis 10 000 ans le long du littoral atlantique français. Le Quaternaire: géodynamique, stratigraphie et environnement, 9e Congrès de l’INQUA. Supplément Bull. Assoc. Fr. Etud. Quat. 36, 114-135.</text:p>
          </table:table-cell>
          <table:table-cell table:number-columns-repeated="255" table:style-name="ACE-22"/>
        </table:table-row>
        <table:table-row table:style-name="AROW-1">
          <table:table-cell table:style-name="ACE-22" office:value-type="string">
            <text:p>Ters, M., 1986. Variations in Holocene sea level on the french Atlantic coast and their climatic significance, in: Rampino, M.R., Sanders, J.E., Newman, W.S., Königsson, L.K. (Eds.), Climate: history, periodicity and predictability. Nostrand Reinhold, New York, pp. 204-237.</text:p>
          </table:table-cell>
          <table:table-cell table:number-columns-repeated="255" table:style-name="ACE-22"/>
        </table:table-row>
        <table:table-row table:style-name="AROW-1">
          <table:table-cell table:style-name="ACE-22" office:value-type="string">
            <text:p>Ters, M., Delibrias, G., Denefle, M., Rouvillois, A., Fleur, A., 1980. Sur l'évolution géodynamique du Marquenterre (Basse-Somme) à l'HoIocène et durant le Weichsèlien ancien. Bull. Assoc. Fr. Etud. Quat. 17, 11-23.</text:p>
          </table:table-cell>
          <table:table-cell table:number-columns-repeated="255" table:style-name="ACE-22"/>
        </table:table-row>
        <table:table-row table:style-name="AROW-1">
          <table:table-cell table:style-name="ACE-22" office:value-type="string">
            <text:p>Trog, C., Hempel, R., Frenzel, P., Mausbacher, R., 2015. Holocene palaeoenvironmental changes in three lagoons on the Algarve coast of Portugal. Palaeobiodivers. Palaeoenviron. 95, 203-221.</text:p>
          </table:table-cell>
          <table:table-cell table:number-columns-repeated="255" table:style-name="ACE-22"/>
        </table:table-row>
        <table:table-row table:style-name="AROW-1">
          <table:table-cell table:style-name="ACE-22" office:value-type="string">
            <text:p>Trog, C., Höfer, D., Frenzel, P., Camacho, S., Schneider, H., Mäusbacher, R., 2013. A multi-proxy reconstruction and comparison of Holocene palaeoenvironmental changes in the Alvor and Alcantarilha estuaries (southern Portugal). Rev. Micropaleontol. 56, 131-158.</text:p>
          </table:table-cell>
          <table:table-cell table:number-columns-repeated="255" table:style-name="ACE-22"/>
        </table:table-row>
        <table:table-row table:style-name="AROW-1">
          <table:table-cell table:style-name="ACE-22" office:value-type="string">
            <text:p>Van de Plassche, O., 1991. Coastal submergence of the Netherlands, NW Brittany (France), Delmarva Peninsula (VA, USA) and Connecticut (USA) during the last 5500 to 7 500 sidereal years, in: Sabadini, R. (Ed.), Glacial isostasy, sea level and mantle rheology. Kluwer, Dordrecht, pp. 285-300.</text:p>
          </table:table-cell>
          <table:table-cell table:number-columns-repeated="255" table:style-name="ACE-22"/>
        </table:table-row>
        <table:table-row table:style-name="AROW-1">
          <table:table-cell table:style-name="ACE-22" office:value-type="string">
            <text:p>van der Schriek, T., Passmore, D.G., Franco Mugica, F., Stevenson, A.C., Boomer, I., Rolão, J., 2008. Holocene palaeoecology and floodplain evolution of the Muge tributary, Lower Tagus Basin, Portugal. Quat. Int. 189, 135-151.</text:p>
          </table:table-cell>
          <table:table-cell table:number-columns-repeated="255" table:style-name="ACE-22"/>
        </table:table-row>
        <table:table-row table:style-name="AROW-1">
          <table:table-cell table:style-name="ACE-22" office:value-type="string">
            <text:p>van der Schriek, T., Passmore, D.G., Stevenson, A.C., Rolao, J., 2007. The palaeogeography of Mesolithic settlement-subsistence and shell midden formation in the Muge valley, Lower Tagus Basin, Portugal. The Holocene 17, 369-385.</text:p>
          </table:table-cell>
          <table:table-cell table:number-columns-repeated="255" table:style-name="ACE-22"/>
        </table:table-row>
        <table:table-row table:style-name="AROW-1">
          <table:table-cell table:style-name="ACE-22" office:value-type="string">
            <text:p>Van der Woude, J.D., Roeleveld, W., 1985. Paleoecological evolution of an interior coastal zone : the case of the Northern France coastal plain. Bull. Assoc. Fr. Etud. Quat. 22, 31-39.</text:p>
          </table:table-cell>
          <table:table-cell table:number-columns-repeated="255" table:style-name="ACE-22"/>
        </table:table-row>
        <table:table-row table:style-name="AROW-1">
          <table:table-cell table:style-name="ACE-22" office:value-type="string">
            <text:p>Vis, G.-J., Kasse, C., Vandenberghe, J., 2008. Late Pleistocene and Holocene palaeogeography of the Lower Tagus Valley (Portugal): effects of relative sea level, valley morphology and sediment supply. Quat. Sci. Rev. 27, 1682-1709.</text:p>
          </table:table-cell>
          <table:table-cell table:number-columns-repeated="255" table:style-name="ACE-22"/>
        </table:table-row>
        <table:table-row table:style-name="AROW-1">
          <table:table-cell table:style-name="ACE-22" office:value-type="string">
            <text:p>Visset, L., 1982. Nouvelles recherches palynologiques (Boréal-Actuel) dans les marais de Brière : Ile d'Errand en Saint-Malo-de-Guersac (Loire-Atlantique, France). Bull. Assoc. Fr. Etud. Quat. 19, 29-38.</text:p>
          </table:table-cell>
          <table:table-cell table:number-columns-repeated="255" table:style-name="ACE-22"/>
        </table:table-row>
        <table:table-row table:style-name="AROW-1">
          <table:table-cell table:style-name="ACE-22" office:value-type="string">
            <text:p>Visset, L., Bernard, J., 2006. Evolution du littoral et du paysage, de la presqu’île de Rhuys à la rivière d’Etel (Massif armoricain - France), du Néolithique au Moyen Âge. ArcheoSciences 30, 143-156.</text:p>
          </table:table-cell>
          <table:table-cell table:number-columns-repeated="255" table:style-name="ACE-22"/>
        </table:table-row>
        <table:table-row table:style-name="AROW-1">
          <table:table-cell table:style-name="ACE-22" office:value-type="string">
            <text:p>Visset, L., Borne, V., Maisonneuve, E., Nikodic, J., 1989. Environnement du site néolithique des Chatelliers-en-Auzay (Vendée). Bulletin de la Société Préhistorique Française 86, 203-205.</text:p>
          </table:table-cell>
          <table:table-cell table:number-columns-repeated="255" table:style-name="ACE-22"/>
        </table:table-row>
        <table:table-row table:style-name="AROW-1">
          <table:table-cell table:style-name="ACE-22" office:value-type="string">
            <text:p>Visset, L., L'Helgouac'h, J., Bernard, J., 1996. La tourbière submergée de la pointe de Kerpenhir à Locmariaquer (Morbihan). Etude environnementale et mise en évidence de déforestations et de pratiques agricoles néolithiques. Revue archéologique de l'Ouest 13, 79-87.</text:p>
          </table:table-cell>
          <table:table-cell table:number-columns-repeated="255" table:style-name="ACE-22"/>
        </table:table-row>
        <table:table-row table:style-name="AROW-1">
          <table:table-cell table:style-name="ACE-22" office:value-type="string">
            <text:p>Visset, L., Sellier, D., L'Helgouac'h, J., 1995. Le paléoenvironnement de la région de Carnac. Sondage dans le marais de Kerdual, La Trinité-sur-Mer (Morbihan). Revue archéologique de l'Ouest 12, 57-71.</text:p>
          </table:table-cell>
          <table:table-cell table:number-columns-repeated="255" table:style-name="ACE-22"/>
        </table:table-row>
        <table:table-row table:style-name="AROW-1">
          <table:table-cell table:style-name="ACE-22" office:value-type="string">
            <text:p>Visset, L., Voeltzel, D., Maisonneuve, E., Nikodic, J., Margerel, J.-P., Borne, V., 1990. Paléoécologie holocène des Marais du Rocher en Maillezais (Vendée), dans le Marais Poitevin (Littoral Atlantique - France). Quaternaire 1, 111-121.</text:p>
          </table:table-cell>
          <table:table-cell table:number-columns-repeated="255" table:style-name="ACE-22"/>
        </table:table-row>
        <table:table-row table:style-name="AROW-1">
          <table:table-cell table:style-name="ACE-22" office:value-type="string">
            <text:p>Wang, J., Masse, L., Tastet, J.-P., 2006. Sedimentary facies and paleoenvironmental interpretation of a Holocene marsh in the Gironde Estuary in France. Acta Oceanol. Sin. 25, 52-62.</text:p>
          </table:table-cell>
          <table:table-cell table:number-columns-repeated="255" table:style-name="ACE-22"/>
        </table:table-row>
        <table:table-row table:style-name="AROW-0" table:number-rows-repeated="65460">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1" gnm:cursor-row="0">
          <gnm:selection gnm:start-col="1" gnm:start-row="0" gnm:end-col="1"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3" number:grouping="false" number:min-integer-digits="1"/>
    </number:number-style>
    <number:number-style style:name="ND-1">
      <number:number number:decimal-places="0" number:grouping="false" number:min-integer-digits="1"/>
    </number:number-style>
    <number:number-style style:name="ND-2">
      <number:number number:decimal-places="1" number:grouping="false" number:min-integer-digits="1"/>
    </number:number-style>
    <number:number-style style:name="ND-3">
      <number:number number:decimal-places="4" number:grouping="false" number:min-integer-digits="1"/>
    </number:number-style>
    <number:number-style style:name="ND-4">
      <number:number number:decimal-places="2" number:grouping="true" number:min-integer-digits="1"/>
    </number:number-style>
    <number:number-style style:name="ND-5">
      <number:number number:decimal-places="1" number:grouping="true" number:min-integer-digits="1"/>
    </number:number-style>
    <number:number-style style:name="ND-6">
      <number:number number:decimal-places="2"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instructions"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ea_level"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holsea_form"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radiocarbon"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Referenc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4-01-11T10:14:10Z</dc:date>
    <meta:creation-date>2022-10-27T08:15:17Z</meta:creation-date>
    <meta:generator>gnumeric/1.12.46</meta:generator>
  </office:meta>
</office:document-meta>
</file>